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898in"/>
    </style:style>
    <style:style style:name="co2" style:family="table-column">
      <style:table-column-properties fo:break-before="auto" style:column-width="1.6937in"/>
    </style:style>
    <style:style style:name="co3" style:family="table-column">
      <style:table-column-properties fo:break-before="auto" style:column-width="2.6102in"/>
    </style:style>
    <style:style style:name="co4" style:family="table-column">
      <style:table-column-properties fo:break-before="auto" style:column-width="1.3646in"/>
    </style:style>
    <style:style style:name="co5" style:family="table-column">
      <style:table-column-properties fo:break-before="auto" style:column-width="1.4398in"/>
    </style:style>
    <style:style style:name="co6" style:family="table-column">
      <style:table-column-properties fo:break-before="auto" style:column-width="1.5146in"/>
    </style:style>
    <style:style style:name="co7" style:family="table-column">
      <style:table-column-properties fo:break-before="auto" style:column-width="1.5472in"/>
    </style:style>
    <style:style style:name="co8" style:family="table-column">
      <style:table-column-properties fo:break-before="auto" style:column-width="1.5043in"/>
    </style:style>
    <style:style style:name="co9" style:family="table-column">
      <style:table-column-properties fo:break-before="auto" style:column-width="1.622in"/>
    </style:style>
    <style:style style:name="co10" style:family="table-column">
      <style:table-column-properties fo:break-before="auto" style:column-width="1.5791in"/>
    </style:style>
    <style:style style:name="co11" style:family="table-column">
      <style:table-column-properties fo:break-before="auto" style:column-width="1.9972in"/>
    </style:style>
    <style:style style:name="co12" style:family="table-column">
      <style:table-column-properties fo:break-before="auto" style:column-width="2.5228in"/>
    </style:style>
    <style:style style:name="co13" style:family="table-column">
      <style:table-column-properties fo:break-before="auto" style:column-width="2.4583in"/>
    </style:style>
    <style:style style:name="co14" style:family="table-column">
      <style:table-column-properties fo:break-before="auto" style:column-width="2.0402in"/>
    </style:style>
    <style:style style:name="co15" style:family="table-column">
      <style:table-column-properties fo:break-before="auto" style:column-width="2.5654in"/>
    </style:style>
    <style:style style:name="co16" style:family="table-column">
      <style:table-column-properties fo:break-before="auto" style:column-width="2.5016in"/>
    </style:style>
    <style:style style:name="co17" style:family="table-column">
      <style:table-column-properties fo:break-before="auto" style:column-width="1.6543in"/>
    </style:style>
    <style:style style:name="co18" style:family="table-column">
      <style:table-column-properties fo:break-before="auto" style:column-width="2.1799in"/>
    </style:style>
    <style:style style:name="co19" style:family="table-column">
      <style:table-column-properties fo:break-before="auto" style:column-width="2.1154in"/>
    </style:style>
    <style:style style:name="co20" style:family="table-column">
      <style:table-column-properties fo:break-before="auto" style:column-width="1.8791in"/>
    </style:style>
    <style:style style:name="co21" style:family="table-column">
      <style:table-column-properties fo:break-before="auto" style:column-width="2.4047in"/>
    </style:style>
    <style:style style:name="co22" style:family="table-column">
      <style:table-column-properties fo:break-before="auto" style:column-width="2.3402in"/>
    </style:style>
    <style:style style:name="co23" style:family="table-column">
      <style:table-column-properties fo:break-before="auto" style:column-width="2.8547in"/>
    </style:style>
    <style:style style:name="co24" style:family="table-column">
      <style:table-column-properties fo:break-before="auto" style:column-width="2.8118in"/>
    </style:style>
    <style:style style:name="co25" style:family="table-column">
      <style:table-column-properties fo:break-before="auto" style:column-width="2.9299in"/>
    </style:style>
    <style:style style:name="co26" style:family="table-column">
      <style:table-column-properties fo:break-before="auto" style:column-width="2.8874in"/>
    </style:style>
    <style:style style:name="co27" style:family="table-column">
      <style:table-column-properties fo:break-before="auto" style:column-width="1.8154in"/>
    </style:style>
    <style:style style:name="co28" style:family="table-column">
      <style:table-column-properties fo:break-before="auto" style:column-width="2.2764in"/>
    </style:style>
    <style:style style:name="co29" style:family="table-column">
      <style:table-column-properties fo:break-before="auto" style:column-width="1.8575in"/>
    </style:style>
    <style:style style:name="co30" style:family="table-column">
      <style:table-column-properties fo:break-before="auto" style:column-width="2.3835in"/>
    </style:style>
    <style:style style:name="co31" style:family="table-column">
      <style:table-column-properties fo:break-before="auto" style:column-width="2.3189in"/>
    </style:style>
    <style:style style:name="co32" style:family="table-column">
      <style:table-column-properties fo:break-before="auto" style:column-width="1.472in"/>
    </style:style>
    <style:style style:name="co33" style:family="table-column">
      <style:table-column-properties fo:break-before="auto" style:column-width="1.9327in"/>
    </style:style>
    <style:style style:name="co34" style:family="table-column">
      <style:table-column-properties fo:break-before="auto" style:column-width="1.6972in"/>
    </style:style>
    <style:style style:name="co35" style:family="table-column">
      <style:table-column-properties fo:break-before="auto" style:column-width="2.222in"/>
    </style:style>
    <style:style style:name="co36" style:family="table-column">
      <style:table-column-properties fo:break-before="auto" style:column-width="2.1583in"/>
    </style:style>
    <style:style style:name="co37" style:family="table-column">
      <style:table-column-properties fo:break-before="auto" style:column-width="2.6728in"/>
    </style:style>
    <style:style style:name="co38" style:family="table-column">
      <style:table-column-properties fo:break-before="auto" style:column-width="2.6299in"/>
    </style:style>
    <style:style style:name="co39" style:family="table-column">
      <style:table-column-properties fo:break-before="auto" style:column-width="2.748in"/>
    </style:style>
    <style:style style:name="co40" style:family="table-column">
      <style:table-column-properties fo:break-before="auto" style:column-width="2.7047in"/>
    </style:style>
    <style:style style:name="co41" style:family="table-column">
      <style:table-column-properties fo:break-before="auto" style:column-width="1.7827in"/>
    </style:style>
    <style:style style:name="co42" style:family="table-column">
      <style:table-column-properties fo:break-before="auto" style:column-width="2.3083in"/>
    </style:style>
    <style:style style:name="co43" style:family="table-column">
      <style:table-column-properties fo:break-before="auto" style:column-width="2.2437in"/>
    </style:style>
    <style:style style:name="co44" style:family="table-column">
      <style:table-column-properties fo:break-before="auto" style:column-width="1.8256in"/>
    </style:style>
    <style:style style:name="co45" style:family="table-column">
      <style:table-column-properties fo:break-before="auto" style:column-width="2.3516in"/>
    </style:style>
    <style:style style:name="co46" style:family="table-column">
      <style:table-column-properties fo:break-before="auto" style:column-width="2.2866in"/>
    </style:style>
    <style:style style:name="co47" style:family="table-column">
      <style:table-column-properties fo:break-before="auto" style:column-width="1.9654in"/>
    </style:style>
    <style:style style:name="co48" style:family="table-column">
      <style:table-column-properties fo:break-before="auto" style:column-width="1.9008in"/>
    </style:style>
    <style:style style:name="co49" style:family="table-column">
      <style:table-column-properties fo:break-before="auto" style:column-width="1.6646in"/>
    </style:style>
    <style:style style:name="co50" style:family="table-column">
      <style:table-column-properties fo:break-before="auto" style:column-width="2.1902in"/>
    </style:style>
    <style:style style:name="co51" style:family="table-column">
      <style:table-column-properties fo:break-before="auto" style:column-width="2.1256in"/>
    </style:style>
    <style:style style:name="co52" style:family="table-column">
      <style:table-column-properties fo:break-before="auto" style:column-width="2.6402in"/>
    </style:style>
    <style:style style:name="co53" style:family="table-column">
      <style:table-column-properties fo:break-before="auto" style:column-width="2.598in"/>
    </style:style>
    <style:style style:name="co54" style:family="table-column">
      <style:table-column-properties fo:break-before="auto" style:column-width="2.7161in"/>
    </style:style>
    <style:style style:name="co55" style:family="table-column">
      <style:table-column-properties fo:break-before="auto" style:column-width="1.7075in"/>
    </style:style>
    <style:style style:name="co56" style:family="table-column">
      <style:table-column-properties fo:break-before="auto" style:column-width="2.2335in"/>
    </style:style>
    <style:style style:name="co57" style:family="table-column">
      <style:table-column-properties fo:break-before="auto" style:column-width="2.1689in"/>
    </style:style>
    <style:style style:name="co58" style:family="table-column">
      <style:table-column-properties fo:break-before="auto" style:column-width="1.3217in"/>
    </style:style>
    <style:style style:name="co59" style:family="table-column">
      <style:table-column-properties fo:break-before="auto" style:column-width="1.8472in"/>
    </style:style>
    <style:style style:name="co60" style:family="table-column">
      <style:table-column-properties fo:break-before="auto" style:column-width="2.072in"/>
    </style:style>
    <style:style style:name="co61" style:family="table-column">
      <style:table-column-properties fo:break-before="auto" style:column-width="2.0083in"/>
    </style:style>
    <style:style style:name="co62" style:family="table-column">
      <style:table-column-properties fo:break-before="auto" style:column-width="2.4799in"/>
    </style:style>
    <style:style style:name="co63" style:family="table-column">
      <style:table-column-properties fo:break-before="auto" style:column-width="2.5547in"/>
    </style:style>
    <style:style style:name="co64" style:family="table-column">
      <style:table-column-properties fo:break-before="auto" style:column-width="1.7402in"/>
    </style:style>
    <style:style style:name="co65" style:family="table-column">
      <style:table-column-properties fo:break-before="auto" style:column-width="2.2654in"/>
    </style:style>
    <style:style style:name="co66" style:family="table-column">
      <style:table-column-properties fo:break-before="auto" style:column-width="2.2008in"/>
    </style:style>
    <style:style style:name="co67" style:family="table-column">
      <style:table-column-properties fo:break-before="auto" style:column-width="1.3972in"/>
    </style:style>
    <style:style style:name="co68" style:family="table-column">
      <style:table-column-properties fo:break-before="auto" style:column-width="1.922in"/>
    </style:style>
    <style:style style:name="co69" style:family="table-column">
      <style:table-column-properties fo:break-before="auto" style:column-width="2.1472in"/>
    </style:style>
    <style:style style:name="co70" style:family="table-column">
      <style:table-column-properties fo:break-before="auto" style:column-width="2.0835in"/>
    </style:style>
    <style:style style:name="co71" style:family="table-column">
      <style:table-column-properties fo:break-before="auto" style:column-width="2.9083in"/>
    </style:style>
    <style:style style:name="co72" style:family="table-column">
      <style:table-column-properties fo:break-before="auto" style:column-width="2.8445in"/>
    </style:style>
    <style:style style:name="co73" style:family="table-column">
      <style:table-column-properties fo:break-before="auto" style:column-width="2.4264in"/>
    </style:style>
    <style:style style:name="co74" style:family="table-column">
      <style:table-column-properties fo:break-before="auto" style:column-width="2.9516in"/>
    </style:style>
    <style:style style:name="co75" style:family="table-column">
      <style:table-column-properties fo:break-before="auto" style:column-width="2.7909in"/>
    </style:style>
    <style:style style:name="co76" style:family="table-column">
      <style:table-column-properties fo:break-before="auto" style:column-width="2.7264in"/>
    </style:style>
    <style:style style:name="co77" style:family="table-column">
      <style:table-column-properties fo:break-before="auto" style:column-width="3.2409in"/>
    </style:style>
    <style:style style:name="co78" style:family="table-column">
      <style:table-column-properties fo:break-before="auto" style:column-width="3.198in"/>
    </style:style>
    <style:style style:name="co79" style:family="table-column">
      <style:table-column-properties fo:break-before="auto" style:column-width="3.3161in"/>
    </style:style>
    <style:style style:name="co80" style:family="table-column">
      <style:table-column-properties fo:break-before="auto" style:column-width="3.2728in"/>
    </style:style>
    <style:style style:name="co81" style:family="table-column">
      <style:table-column-properties fo:break-before="auto" style:column-width="2.6835in"/>
    </style:style>
    <style:style style:name="co82" style:family="table-column">
      <style:table-column-properties fo:break-before="auto" style:column-width="3.2091in"/>
    </style:style>
    <style:style style:name="co83" style:family="table-column">
      <style:table-column-properties fo:break-before="auto" style:column-width="3.1445in"/>
    </style:style>
    <style:style style:name="co84" style:family="table-column">
      <style:table-column-properties fo:break-before="auto" style:column-width="3.2516in"/>
    </style:style>
    <style:style style:name="co85" style:family="table-column">
      <style:table-column-properties fo:break-before="auto" style:column-width="3.1874in"/>
    </style:style>
    <style:style style:name="co86" style:family="table-column">
      <style:table-column-properties fo:break-before="auto" style:column-width="2.8661in"/>
    </style:style>
    <style:style style:name="co87" style:family="table-column">
      <style:table-column-properties fo:break-before="auto" style:column-width="2.8016in"/>
    </style:style>
    <style:style style:name="co88" style:family="table-column">
      <style:table-column-properties fo:break-before="auto" style:column-width="3.0909in"/>
    </style:style>
    <style:style style:name="co89" style:family="table-column">
      <style:table-column-properties fo:break-before="auto" style:column-width="3.0264in"/>
    </style:style>
    <style:style style:name="co90" style:family="table-column">
      <style:table-column-properties fo:break-before="auto" style:column-width="3.5409in"/>
    </style:style>
    <style:style style:name="co91" style:family="table-column">
      <style:table-column-properties fo:break-before="auto" style:column-width="3.4984in"/>
    </style:style>
    <style:style style:name="co92" style:family="table-column">
      <style:table-column-properties fo:break-before="auto" style:column-width="3.6161in"/>
    </style:style>
    <style:style style:name="co93" style:family="table-column">
      <style:table-column-properties fo:break-before="auto" style:column-width="3.5736in"/>
    </style:style>
    <style:style style:name="co94" style:family="table-column">
      <style:table-column-properties fo:break-before="auto" style:column-width="2.9835in"/>
    </style:style>
    <style:style style:name="co95" style:family="table-column">
      <style:table-column-properties fo:break-before="auto" style:column-width="2.9193in"/>
    </style:style>
    <style:style style:name="co96" style:family="table-column">
      <style:table-column-properties fo:break-before="auto" style:column-width="2.9626in"/>
    </style:style>
    <style:style style:name="co97" style:family="table-column">
      <style:table-column-properties fo:break-before="auto" style:column-width="2.5764in"/>
    </style:style>
    <style:style style:name="co98" style:family="table-column">
      <style:table-column-properties fo:break-before="auto" style:column-width="3.3909in"/>
    </style:style>
    <style:style style:name="co99" style:family="table-column">
      <style:table-column-properties fo:break-before="auto" style:column-width="3.348in"/>
    </style:style>
    <style:style style:name="co100" style:family="table-column">
      <style:table-column-properties fo:break-before="auto" style:column-width="2.7583in"/>
    </style:style>
    <style:style style:name="co101" style:family="table-column">
      <style:table-column-properties fo:break-before="auto" style:column-width="3.2839in"/>
    </style:style>
    <style:style style:name="co102" style:family="table-column">
      <style:table-column-properties fo:break-before="auto" style:column-width="3.2193in"/>
    </style:style>
    <style:style style:name="co103" style:family="table-column">
      <style:table-column-properties fo:break-before="auto" style:column-width="3.3272in"/>
    </style:style>
    <style:style style:name="co104" style:family="table-column">
      <style:table-column-properties fo:break-before="auto" style:column-width="3.2626in"/>
    </style:style>
    <style:style style:name="co105" style:family="table-column">
      <style:table-column-properties fo:break-before="auto" style:column-width="2.4154in"/>
    </style:style>
    <style:style style:name="co106" style:family="table-column">
      <style:table-column-properties fo:break-before="auto" style:column-width="2.9409in"/>
    </style:style>
    <style:style style:name="co107" style:family="table-column">
      <style:table-column-properties fo:break-before="auto" style:column-width="2.8764in"/>
    </style:style>
    <style:style style:name="co108" style:family="table-column">
      <style:table-column-properties fo:break-before="auto" style:column-width="3.1661in"/>
    </style:style>
    <style:style style:name="co109" style:family="table-column">
      <style:table-column-properties fo:break-before="auto" style:column-width="3.1016in"/>
    </style:style>
    <style:style style:name="co110" style:family="table-column">
      <style:table-column-properties fo:break-before="auto" style:column-width="3.6909in"/>
    </style:style>
    <style:style style:name="co111" style:family="table-column">
      <style:table-column-properties fo:break-before="auto" style:column-width="3.6484in"/>
    </style:style>
    <style:style style:name="co11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ggregate_calibrated_predictions_calibration_False_op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number-columns-repeated="3" table:default-cell-style-name="Default"/>
        <table:table-column table:style-name="co5" table:number-columns-repeated="3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2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11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5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37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41" table:default-cell-style-name="Default"/>
        <table:table-column table:style-name="co7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12" table:default-cell-style-name="Default"/>
        <table:table-column table:style-name="co62" table:default-cell-style-name="Default"/>
        <table:table-column table:style-name="co53" table:default-cell-style-name="Default"/>
        <table:table-column table:style-name="co63" table:default-cell-style-name="Default"/>
        <table:table-column table:style-name="co64" table:default-cell-style-name="Default"/>
        <table:table-column table:style-name="co65" table:default-cell-style-name="Default"/>
        <table:table-column table:style-name="co66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67" table:default-cell-style-name="Default"/>
        <table:table-column table:style-name="co68" table:default-cell-style-name="Default"/>
        <table:table-column table:style-name="co29" table:default-cell-style-name="Default"/>
        <table:table-column table:style-name="co9" table:default-cell-style-name="Default"/>
        <table:table-column table:style-name="co69" table:default-cell-style-name="Default"/>
        <table:table-column table:style-name="co70" table:default-cell-style-name="Default"/>
        <table:table-column table:style-name="co53" table:default-cell-style-name="Default"/>
        <table:table-column table:style-name="co63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0" table:default-cell-style-name="Default"/>
        <table:table-column table:style-name="co71" table:default-cell-style-name="Default"/>
        <table:table-column table:style-name="co72" table:default-cell-style-name="Default"/>
        <table:table-column table:style-name="co73" table:default-cell-style-name="Default"/>
        <table:table-column table:style-name="co74" table:default-cell-style-name="Default"/>
        <table:table-column table:style-name="co26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65" table:default-cell-style-name="Default"/>
        <table:table-column table:style-name="co75" table:default-cell-style-name="Default"/>
        <table:table-column table:style-name="co76" table:default-cell-style-name="Default"/>
        <table:table-column table:style-name="co77" table:default-cell-style-name="Default"/>
        <table:table-column table:style-name="co78" table:default-cell-style-name="Default"/>
        <table:table-column table:style-name="co79" table:default-cell-style-name="Default"/>
        <table:table-column table:style-name="co80" table:default-cell-style-name="Default"/>
        <table:table-column table:style-name="co30" table:default-cell-style-name="Default"/>
        <table:table-column table:style-name="co71" table:default-cell-style-name="Default"/>
        <table:table-column table:style-name="co72" table:default-cell-style-name="Default"/>
        <table:table-column table:style-name="co73" table:default-cell-style-name="Default"/>
        <table:table-column table:style-name="co74" table:default-cell-style-name="Default"/>
        <table:table-column table:style-name="co26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65" table:default-cell-style-name="Default"/>
        <table:table-column table:style-name="co75" table:default-cell-style-name="Default"/>
        <table:table-column table:style-name="co76" table:default-cell-style-name="Default"/>
        <table:table-column table:style-name="co77" table:default-cell-style-name="Default"/>
        <table:table-column table:style-name="co78" table:default-cell-style-name="Default"/>
        <table:table-column table:style-name="co79" table:default-cell-style-name="Default"/>
        <table:table-column table:style-name="co80" table:default-cell-style-name="Default"/>
        <table:table-column table:style-name="co81" table:default-cell-style-name="Default"/>
        <table:table-column table:style-name="co82" table:default-cell-style-name="Default"/>
        <table:table-column table:style-name="co83" table:default-cell-style-name="Default"/>
        <table:table-column table:style-name="co76" table:default-cell-style-name="Default"/>
        <table:table-column table:style-name="co84" table:default-cell-style-name="Default"/>
        <table:table-column table:style-name="co85" table:default-cell-style-name="Default"/>
        <table:table-column table:style-name="co22" table:default-cell-style-name="Default"/>
        <table:table-column table:style-name="co86" table:default-cell-style-name="Default"/>
        <table:table-column table:style-name="co87" table:default-cell-style-name="Default"/>
        <table:table-column table:style-name="co15" table:default-cell-style-name="Default"/>
        <table:table-column table:style-name="co88" table:default-cell-style-name="Default"/>
        <table:table-column table:style-name="co89" table:default-cell-style-name="Default"/>
        <table:table-column table:style-name="co90" table:default-cell-style-name="Default"/>
        <table:table-column table:style-name="co91" table:default-cell-style-name="Default"/>
        <table:table-column table:style-name="co92" table:default-cell-style-name="Default"/>
        <table:table-column table:style-name="co93" table:default-cell-style-name="Default"/>
        <table:table-column table:style-name="co81" table:default-cell-style-name="Default"/>
        <table:table-column table:style-name="co82" table:default-cell-style-name="Default"/>
        <table:table-column table:style-name="co83" table:default-cell-style-name="Default"/>
        <table:table-column table:style-name="co76" table:default-cell-style-name="Default"/>
        <table:table-column table:style-name="co84" table:default-cell-style-name="Default"/>
        <table:table-column table:style-name="co85" table:default-cell-style-name="Default"/>
        <table:table-column table:style-name="co22" table:default-cell-style-name="Default"/>
        <table:table-column table:style-name="co86" table:default-cell-style-name="Default"/>
        <table:table-column table:style-name="co87" table:default-cell-style-name="Default"/>
        <table:table-column table:style-name="co15" table:default-cell-style-name="Default"/>
        <table:table-column table:style-name="co88" table:default-cell-style-name="Default"/>
        <table:table-column table:style-name="co89" table:default-cell-style-name="Default"/>
        <table:table-column table:style-name="co90" table:default-cell-style-name="Default"/>
        <table:table-column table:style-name="co91" table:default-cell-style-name="Default"/>
        <table:table-column table:style-name="co92" table:default-cell-style-name="Default"/>
        <table:table-column table:style-name="co93" table:default-cell-style-name="Default"/>
        <table:table-column table:style-name="co13" table:default-cell-style-name="Default"/>
        <table:table-column table:style-name="co94" table:default-cell-style-name="Default"/>
        <table:table-column table:style-name="co95" table:default-cell-style-name="Default"/>
        <table:table-column table:style-name="co16" table:default-cell-style-name="Default"/>
        <table:table-column table:style-name="co89" table:default-cell-style-name="Default"/>
        <table:table-column table:style-name="co96" table:default-cell-style-name="Default"/>
        <table:table-column table:style-name="co19" table:default-cell-style-name="Default"/>
        <table:table-column table:style-name="co52" table:default-cell-style-name="Default"/>
        <table:table-column table:style-name="co97" table:default-cell-style-name="Default"/>
        <table:table-column table:style-name="co22" table:default-cell-style-name="Default"/>
        <table:table-column table:style-name="co86" table:default-cell-style-name="Default"/>
        <table:table-column table:style-name="co87" table:default-cell-style-name="Default"/>
        <table:table-column table:style-name="co79" table:default-cell-style-name="Default"/>
        <table:table-column table:style-name="co80" table:default-cell-style-name="Default"/>
        <table:table-column table:style-name="co98" table:default-cell-style-name="Default"/>
        <table:table-column table:style-name="co99" table:default-cell-style-name="Default"/>
        <table:table-column table:style-name="co13" table:default-cell-style-name="Default"/>
        <table:table-column table:style-name="co94" table:default-cell-style-name="Default"/>
        <table:table-column table:style-name="co95" table:default-cell-style-name="Default"/>
        <table:table-column table:style-name="co16" table:default-cell-style-name="Default"/>
        <table:table-column table:style-name="co89" table:default-cell-style-name="Default"/>
        <table:table-column table:style-name="co96" table:default-cell-style-name="Default"/>
        <table:table-column table:style-name="co19" table:default-cell-style-name="Default"/>
        <table:table-column table:style-name="co52" table:default-cell-style-name="Default"/>
        <table:table-column table:style-name="co97" table:default-cell-style-name="Default"/>
        <table:table-column table:style-name="co22" table:default-cell-style-name="Default"/>
        <table:table-column table:style-name="co86" table:default-cell-style-name="Default"/>
        <table:table-column table:style-name="co87" table:default-cell-style-name="Default"/>
        <table:table-column table:style-name="co79" table:default-cell-style-name="Default"/>
        <table:table-column table:style-name="co80" table:default-cell-style-name="Default"/>
        <table:table-column table:style-name="co98" table:default-cell-style-name="Default"/>
        <table:table-column table:style-name="co99" table:default-cell-style-name="Default"/>
        <table:table-column table:style-name="co100" table:default-cell-style-name="Default"/>
        <table:table-column table:style-name="co101" table:default-cell-style-name="Default"/>
        <table:table-column table:style-name="co102" table:default-cell-style-name="Default"/>
        <table:table-column table:style-name="co87" table:default-cell-style-name="Default"/>
        <table:table-column table:style-name="co103" table:default-cell-style-name="Default"/>
        <table:table-column table:style-name="co104" table:default-cell-style-name="Default"/>
        <table:table-column table:style-name="co105" table:default-cell-style-name="Default"/>
        <table:table-column table:style-name="co106" table:default-cell-style-name="Default"/>
        <table:table-column table:style-name="co107" table:default-cell-style-name="Default"/>
        <table:table-column table:style-name="co52" table:default-cell-style-name="Default"/>
        <table:table-column table:style-name="co108" table:default-cell-style-name="Default"/>
        <table:table-column table:style-name="co109" table:default-cell-style-name="Default"/>
        <table:table-column table:style-name="co92" table:default-cell-style-name="Default"/>
        <table:table-column table:style-name="co93" table:default-cell-style-name="Default"/>
        <table:table-column table:style-name="co110" table:default-cell-style-name="Default"/>
        <table:table-column table:style-name="co111" table:default-cell-style-name="Default"/>
        <table:table-column table:style-name="co100" table:default-cell-style-name="Default"/>
        <table:table-column table:style-name="co101" table:default-cell-style-name="Default"/>
        <table:table-column table:style-name="co102" table:default-cell-style-name="Default"/>
        <table:table-column table:style-name="co87" table:default-cell-style-name="Default"/>
        <table:table-column table:style-name="co103" table:default-cell-style-name="Default"/>
        <table:table-column table:style-name="co104" table:default-cell-style-name="Default"/>
        <table:table-column table:style-name="co105" table:default-cell-style-name="Default"/>
        <table:table-column table:style-name="co106" table:default-cell-style-name="Default"/>
        <table:table-column table:style-name="co107" table:default-cell-style-name="Default"/>
        <table:table-column table:style-name="co52" table:default-cell-style-name="Default"/>
        <table:table-column table:style-name="co108" table:default-cell-style-name="Default"/>
        <table:table-column table:style-name="co109" table:default-cell-style-name="Default"/>
        <table:table-column table:style-name="co92" table:default-cell-style-name="Default"/>
        <table:table-column table:style-name="co93" table:default-cell-style-name="Default"/>
        <table:table-column table:style-name="co110" table:default-cell-style-name="Default"/>
        <table:table-column table:style-name="co111" table:default-cell-style-name="Default"/>
        <table:table-row table:style-name="ro1">
          <table:table-cell/>
          <table:table-cell office:value-type="string" calcext:value-type="string">
            <text:p>minimum</text:p>
          </table:table-cell>
          <table:table-cell office:value-type="string" calcext:value-type="string">
            <text:p>minimum_healthy</text:p>
          </table:table-cell>
          <table:table-cell office:value-type="string" calcext:value-type="string">
            <text:p>minimum_defect</text:p>
          </table:table-cell>
          <table:table-cell office:value-type="string" calcext:value-type="string">
            <text:p>maximum</text:p>
          </table:table-cell>
          <table:table-cell office:value-type="string" calcext:value-type="string">
            <text:p>maximum_healthy</text:p>
          </table:table-cell>
          <table:table-cell office:value-type="string" calcext:value-type="string">
            <text:p>maximum_defect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avg_healthy</text:p>
          </table:table-cell>
          <table:table-cell office:value-type="string" calcext:value-type="string">
            <text:p>avg_defect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median_healthy</text:p>
          </table:table-cell>
          <table:table-cell office:value-type="string" calcext:value-type="string">
            <text:p>median_defect</text:p>
          </table:table-cell>
          <table:table-cell office:value-type="string" calcext:value-type="string">
            <text:p>counter_True_Negative</text:p>
          </table:table-cell>
          <table:table-cell office:value-type="string" calcext:value-type="string">
            <text:p>counter_True_Positive</text:p>
          </table:table-cell>
          <table:table-cell office:value-type="string" calcext:value-type="string">
            <text:p>counter_False_Negative</text:p>
          </table:table-cell>
          <table:table-cell office:value-type="string" calcext:value-type="string">
            <text:p>counter_False_Positive</text:p>
          </table:table-cell>
          <table:table-cell office:value-type="string" calcext:value-type="string">
            <text:p>minimum_p_calibrated_inv_ps</text:p>
          </table:table-cell>
          <table:table-cell office:value-type="string" calcext:value-type="string">
            <text:p>minimum_healthy_p_calibrated_inv_ps</text:p>
          </table:table-cell>
          <table:table-cell office:value-type="string" calcext:value-type="string">
            <text:p>minimum_defect_p_calibrated_inv_ps</text:p>
          </table:table-cell>
          <table:table-cell office:value-type="string" calcext:value-type="string">
            <text:p>maximum_p_calibrated_inv_ps</text:p>
          </table:table-cell>
          <table:table-cell office:value-type="string" calcext:value-type="string">
            <text:p>maximum_healthy_p_calibrated_inv_ps</text:p>
          </table:table-cell>
          <table:table-cell office:value-type="string" calcext:value-type="string">
            <text:p>maximum_defect_p_calibrated_inv_ps</text:p>
          </table:table-cell>
          <table:table-cell office:value-type="string" calcext:value-type="string">
            <text:p>avg_p_calibrated_inv_ps</text:p>
          </table:table-cell>
          <table:table-cell office:value-type="string" calcext:value-type="string">
            <text:p>avg_healthy_p_calibrated_inv_ps</text:p>
          </table:table-cell>
          <table:table-cell office:value-type="string" calcext:value-type="string">
            <text:p>avg_defect_p_calibrated_inv_ps</text:p>
          </table:table-cell>
          <table:table-cell office:value-type="string" calcext:value-type="string">
            <text:p>median_p_calibrated_inv_ps</text:p>
          </table:table-cell>
          <table:table-cell office:value-type="string" calcext:value-type="string">
            <text:p>median_healthy_p_calibrated_inv_ps</text:p>
          </table:table-cell>
          <table:table-cell office:value-type="string" calcext:value-type="string">
            <text:p>median_defect_p_calibrated_inv_ps</text:p>
          </table:table-cell>
          <table:table-cell office:value-type="string" calcext:value-type="string">
            <text:p>counter_True_Negative_p_calibrated_inv_ps</text:p>
          </table:table-cell>
          <table:table-cell office:value-type="string" calcext:value-type="string">
            <text:p>counter_True_Positive_p_calibrated_inv_ps</text:p>
          </table:table-cell>
          <table:table-cell office:value-type="string" calcext:value-type="string">
            <text:p>counter_False_Negative_p_calibrated_inv_ps</text:p>
          </table:table-cell>
          <table:table-cell office:value-type="string" calcext:value-type="string">
            <text:p>counter_False_Positive_p_calibrated_inv_ps</text:p>
          </table:table-cell>
          <table:table-cell office:value-type="string" calcext:value-type="string">
            <text:p>minimum_p_calibrated_nps</text:p>
          </table:table-cell>
          <table:table-cell office:value-type="string" calcext:value-type="string">
            <text:p>minimum_healthy_p_calibrated_nps</text:p>
          </table:table-cell>
          <table:table-cell office:value-type="string" calcext:value-type="string">
            <text:p>minimum_defect_p_calibrated_nps</text:p>
          </table:table-cell>
          <table:table-cell office:value-type="string" calcext:value-type="string">
            <text:p>maximum_p_calibrated_nps</text:p>
          </table:table-cell>
          <table:table-cell office:value-type="string" calcext:value-type="string">
            <text:p>maximum_healthy_p_calibrated_nps</text:p>
          </table:table-cell>
          <table:table-cell office:value-type="string" calcext:value-type="string">
            <text:p>maximum_defect_p_calibrated_nps</text:p>
          </table:table-cell>
          <table:table-cell office:value-type="string" calcext:value-type="string">
            <text:p>avg_p_calibrated_nps</text:p>
          </table:table-cell>
          <table:table-cell office:value-type="string" calcext:value-type="string">
            <text:p>avg_healthy_p_calibrated_nps</text:p>
          </table:table-cell>
          <table:table-cell office:value-type="string" calcext:value-type="string">
            <text:p>avg_defect_p_calibrated_nps</text:p>
          </table:table-cell>
          <table:table-cell office:value-type="string" calcext:value-type="string">
            <text:p>median_p_calibrated_nps</text:p>
          </table:table-cell>
          <table:table-cell office:value-type="string" calcext:value-type="string">
            <text:p>median_healthy_p_calibrated_nps</text:p>
          </table:table-cell>
          <table:table-cell office:value-type="string" calcext:value-type="string">
            <text:p>median_defect_p_calibrated_nps</text:p>
          </table:table-cell>
          <table:table-cell office:value-type="string" calcext:value-type="string">
            <text:p>counter_True_Negative_p_calibrated_nps</text:p>
          </table:table-cell>
          <table:table-cell office:value-type="string" calcext:value-type="string">
            <text:p>counter_True_Positive_p_calibrated_nps</text:p>
          </table:table-cell>
          <table:table-cell office:value-type="string" calcext:value-type="string">
            <text:p>counter_False_Negative_p_calibrated_nps</text:p>
          </table:table-cell>
          <table:table-cell office:value-type="string" calcext:value-type="string">
            <text:p>counter_False_Positive_p_calibrated_nps</text:p>
          </table:table-cell>
          <table:table-cell office:value-type="string" calcext:value-type="string">
            <text:p>minimum_p_calibrated_nts</text:p>
          </table:table-cell>
          <table:table-cell office:value-type="string" calcext:value-type="string">
            <text:p>minimum_healthy_p_calibrated_nts</text:p>
          </table:table-cell>
          <table:table-cell office:value-type="string" calcext:value-type="string">
            <text:p>minimum_defect_p_calibrated_nts</text:p>
          </table:table-cell>
          <table:table-cell office:value-type="string" calcext:value-type="string">
            <text:p>maximum_p_calibrated_nts</text:p>
          </table:table-cell>
          <table:table-cell office:value-type="string" calcext:value-type="string">
            <text:p>maximum_healthy_p_calibrated_nts</text:p>
          </table:table-cell>
          <table:table-cell office:value-type="string" calcext:value-type="string">
            <text:p>maximum_defect_p_calibrated_nts</text:p>
          </table:table-cell>
          <table:table-cell office:value-type="string" calcext:value-type="string">
            <text:p>avg_p_calibrated_nts</text:p>
          </table:table-cell>
          <table:table-cell office:value-type="string" calcext:value-type="string">
            <text:p>avg_healthy_p_calibrated_nts</text:p>
          </table:table-cell>
          <table:table-cell office:value-type="string" calcext:value-type="string">
            <text:p>avg_defect_p_calibrated_nts</text:p>
          </table:table-cell>
          <table:table-cell office:value-type="string" calcext:value-type="string">
            <text:p>median_p_calibrated_nts</text:p>
          </table:table-cell>
          <table:table-cell office:value-type="string" calcext:value-type="string">
            <text:p>median_healthy_p_calibrated_nts</text:p>
          </table:table-cell>
          <table:table-cell office:value-type="string" calcext:value-type="string">
            <text:p>median_defect_p_calibrated_nts</text:p>
          </table:table-cell>
          <table:table-cell office:value-type="string" calcext:value-type="string">
            <text:p>counter_True_Negative_p_calibrated_nts</text:p>
          </table:table-cell>
          <table:table-cell office:value-type="string" calcext:value-type="string">
            <text:p>counter_True_Positive_p_calibrated_nts</text:p>
          </table:table-cell>
          <table:table-cell office:value-type="string" calcext:value-type="string">
            <text:p>counter_False_Negative_p_calibrated_nts</text:p>
          </table:table-cell>
          <table:table-cell office:value-type="string" calcext:value-type="string">
            <text:p>counter_False_Positive_p_calibrated_nts</text:p>
          </table:table-cell>
          <table:table-cell office:value-type="string" calcext:value-type="string">
            <text:p>minimum_p_calibrated_ir</text:p>
          </table:table-cell>
          <table:table-cell office:value-type="string" calcext:value-type="string">
            <text:p>minimum_healthy_p_calibrated_ir</text:p>
          </table:table-cell>
          <table:table-cell office:value-type="string" calcext:value-type="string">
            <text:p>minimum_defect_p_calibrated_ir</text:p>
          </table:table-cell>
          <table:table-cell office:value-type="string" calcext:value-type="string">
            <text:p>maximum_p_calibrated_ir</text:p>
          </table:table-cell>
          <table:table-cell office:value-type="string" calcext:value-type="string">
            <text:p>maximum_healthy_p_calibrated_ir</text:p>
          </table:table-cell>
          <table:table-cell office:value-type="string" calcext:value-type="string">
            <text:p>maximum_defect_p_calibrated_ir</text:p>
          </table:table-cell>
          <table:table-cell office:value-type="string" calcext:value-type="string">
            <text:p>avg_p_calibrated_ir</text:p>
          </table:table-cell>
          <table:table-cell office:value-type="string" calcext:value-type="string">
            <text:p>avg_healthy_p_calibrated_ir</text:p>
          </table:table-cell>
          <table:table-cell office:value-type="string" calcext:value-type="string">
            <text:p>avg_defect_p_calibrated_ir</text:p>
          </table:table-cell>
          <table:table-cell office:value-type="string" calcext:value-type="string">
            <text:p>median_p_calibrated_ir</text:p>
          </table:table-cell>
          <table:table-cell office:value-type="string" calcext:value-type="string">
            <text:p>median_healthy_p_calibrated_ir</text:p>
          </table:table-cell>
          <table:table-cell office:value-type="string" calcext:value-type="string">
            <text:p>median_defect_p_calibrated_ir</text:p>
          </table:table-cell>
          <table:table-cell office:value-type="string" calcext:value-type="string">
            <text:p>counter_True_Negative_p_calibrated_ir</text:p>
          </table:table-cell>
          <table:table-cell office:value-type="string" calcext:value-type="string">
            <text:p>counter_True_Positive_p_calibrated_ir</text:p>
          </table:table-cell>
          <table:table-cell office:value-type="string" calcext:value-type="string">
            <text:p>counter_False_Negative_p_calibrated_ir</text:p>
          </table:table-cell>
          <table:table-cell office:value-type="string" calcext:value-type="string">
            <text:p>counter_False_Positive_p_calibrated_ir</text:p>
          </table:table-cell>
          <table:table-cell office:value-type="string" calcext:value-type="string">
            <text:p>minimum_p_calibrated_nir</text:p>
          </table:table-cell>
          <table:table-cell office:value-type="string" calcext:value-type="string">
            <text:p>minimum_healthy_p_calibrated_nir</text:p>
          </table:table-cell>
          <table:table-cell office:value-type="string" calcext:value-type="string">
            <text:p>minimum_defect_p_calibrated_nir</text:p>
          </table:table-cell>
          <table:table-cell office:value-type="string" calcext:value-type="string">
            <text:p>maximum_p_calibrated_nir</text:p>
          </table:table-cell>
          <table:table-cell office:value-type="string" calcext:value-type="string">
            <text:p>maximum_healthy_p_calibrated_nir</text:p>
          </table:table-cell>
          <table:table-cell office:value-type="string" calcext:value-type="string">
            <text:p>maximum_defect_p_calibrated_nir</text:p>
          </table:table-cell>
          <table:table-cell office:value-type="string" calcext:value-type="string">
            <text:p>avg_p_calibrated_nir</text:p>
          </table:table-cell>
          <table:table-cell office:value-type="string" calcext:value-type="string">
            <text:p>avg_healthy_p_calibrated_nir</text:p>
          </table:table-cell>
          <table:table-cell office:value-type="string" calcext:value-type="string">
            <text:p>avg_defect_p_calibrated_nir</text:p>
          </table:table-cell>
          <table:table-cell office:value-type="string" calcext:value-type="string">
            <text:p>median_p_calibrated_nir</text:p>
          </table:table-cell>
          <table:table-cell office:value-type="string" calcext:value-type="string">
            <text:p>median_healthy_p_calibrated_nir</text:p>
          </table:table-cell>
          <table:table-cell office:value-type="string" calcext:value-type="string">
            <text:p>median_defect_p_calibrated_nir</text:p>
          </table:table-cell>
          <table:table-cell office:value-type="string" calcext:value-type="string">
            <text:p>counter_True_Negative_p_calibrated_nir</text:p>
          </table:table-cell>
          <table:table-cell office:value-type="string" calcext:value-type="string">
            <text:p>counter_True_Positive_p_calibrated_nir</text:p>
          </table:table-cell>
          <table:table-cell office:value-type="string" calcext:value-type="string">
            <text:p>counter_False_Negative_p_calibrated_nir</text:p>
          </table:table-cell>
          <table:table-cell office:value-type="string" calcext:value-type="string">
            <text:p>counter_False_Positive_p_calibrated_nir</text:p>
          </table:table-cell>
          <table:table-cell office:value-type="string" calcext:value-type="string">
            <text:p>minimum_p_calibrated_hb_15_static</text:p>
          </table:table-cell>
          <table:table-cell office:value-type="string" calcext:value-type="string">
            <text:p>minimum_healthy_p_calibrated_hb_15_static</text:p>
          </table:table-cell>
          <table:table-cell office:value-type="string" calcext:value-type="string">
            <text:p>minimum_defect_p_calibrated_hb_15_static</text:p>
          </table:table-cell>
          <table:table-cell office:value-type="string" calcext:value-type="string">
            <text:p>maximum_p_calibrated_hb_15_static</text:p>
          </table:table-cell>
          <table:table-cell office:value-type="string" calcext:value-type="string">
            <text:p>maximum_healthy_p_calibrated_hb_15_static</text:p>
          </table:table-cell>
          <table:table-cell office:value-type="string" calcext:value-type="string">
            <text:p>maximum_defect_p_calibrated_hb_15_static</text:p>
          </table:table-cell>
          <table:table-cell office:value-type="string" calcext:value-type="string">
            <text:p>avg_p_calibrated_hb_15_static</text:p>
          </table:table-cell>
          <table:table-cell office:value-type="string" calcext:value-type="string">
            <text:p>avg_healthy_p_calibrated_hb_15_static</text:p>
          </table:table-cell>
          <table:table-cell office:value-type="string" calcext:value-type="string">
            <text:p>avg_defect_p_calibrated_hb_15_static</text:p>
          </table:table-cell>
          <table:table-cell office:value-type="string" calcext:value-type="string">
            <text:p>median_p_calibrated_hb_15_static</text:p>
          </table:table-cell>
          <table:table-cell office:value-type="string" calcext:value-type="string">
            <text:p>median_healthy_p_calibrated_hb_15_static</text:p>
          </table:table-cell>
          <table:table-cell office:value-type="string" calcext:value-type="string">
            <text:p>median_defect_p_calibrated_hb_15_static</text:p>
          </table:table-cell>
          <table:table-cell office:value-type="string" calcext:value-type="string">
            <text:p>counter_True_Negative_p_calibrated_hb_15_static</text:p>
          </table:table-cell>
          <table:table-cell office:value-type="string" calcext:value-type="string">
            <text:p>counter_True_Positive_p_calibrated_hb_15_static</text:p>
          </table:table-cell>
          <table:table-cell office:value-type="string" calcext:value-type="string">
            <text:p>counter_False_Negative_p_calibrated_hb_15_static</text:p>
          </table:table-cell>
          <table:table-cell office:value-type="string" calcext:value-type="string">
            <text:p>counter_False_Positive_p_calibrated_hb_15_static</text:p>
          </table:table-cell>
          <table:table-cell office:value-type="string" calcext:value-type="string">
            <text:p>minimum_p_calibrated_hb_50_static</text:p>
          </table:table-cell>
          <table:table-cell office:value-type="string" calcext:value-type="string">
            <text:p>minimum_healthy_p_calibrated_hb_50_static</text:p>
          </table:table-cell>
          <table:table-cell office:value-type="string" calcext:value-type="string">
            <text:p>minimum_defect_p_calibrated_hb_50_static</text:p>
          </table:table-cell>
          <table:table-cell office:value-type="string" calcext:value-type="string">
            <text:p>maximum_p_calibrated_hb_50_static</text:p>
          </table:table-cell>
          <table:table-cell office:value-type="string" calcext:value-type="string">
            <text:p>maximum_healthy_p_calibrated_hb_50_static</text:p>
          </table:table-cell>
          <table:table-cell office:value-type="string" calcext:value-type="string">
            <text:p>maximum_defect_p_calibrated_hb_50_static</text:p>
          </table:table-cell>
          <table:table-cell office:value-type="string" calcext:value-type="string">
            <text:p>avg_p_calibrated_hb_50_static</text:p>
          </table:table-cell>
          <table:table-cell office:value-type="string" calcext:value-type="string">
            <text:p>avg_healthy_p_calibrated_hb_50_static</text:p>
          </table:table-cell>
          <table:table-cell office:value-type="string" calcext:value-type="string">
            <text:p>avg_defect_p_calibrated_hb_50_static</text:p>
          </table:table-cell>
          <table:table-cell office:value-type="string" calcext:value-type="string">
            <text:p>median_p_calibrated_hb_50_static</text:p>
          </table:table-cell>
          <table:table-cell office:value-type="string" calcext:value-type="string">
            <text:p>median_healthy_p_calibrated_hb_50_static</text:p>
          </table:table-cell>
          <table:table-cell office:value-type="string" calcext:value-type="string">
            <text:p>median_defect_p_calibrated_hb_50_static</text:p>
          </table:table-cell>
          <table:table-cell office:value-type="string" calcext:value-type="string">
            <text:p>counter_True_Negative_p_calibrated_hb_50_static</text:p>
          </table:table-cell>
          <table:table-cell office:value-type="string" calcext:value-type="string">
            <text:p>counter_True_Positive_p_calibrated_hb_50_static</text:p>
          </table:table-cell>
          <table:table-cell office:value-type="string" calcext:value-type="string">
            <text:p>counter_False_Negative_p_calibrated_hb_50_static</text:p>
          </table:table-cell>
          <table:table-cell office:value-type="string" calcext:value-type="string">
            <text:p>counter_False_Positive_p_calibrated_hb_50_static</text:p>
          </table:table-cell>
          <table:table-cell office:value-type="string" calcext:value-type="string">
            <text:p>minimum_p_calibrated_hb_15_interactive</text:p>
          </table:table-cell>
          <table:table-cell office:value-type="string" calcext:value-type="string">
            <text:p>minimum_healthy_p_calibrated_hb_15_interactive</text:p>
          </table:table-cell>
          <table:table-cell office:value-type="string" calcext:value-type="string">
            <text:p>minimum_defect_p_calibrated_hb_15_interactive</text:p>
          </table:table-cell>
          <table:table-cell office:value-type="string" calcext:value-type="string">
            <text:p>maximum_p_calibrated_hb_15_interactive</text:p>
          </table:table-cell>
          <table:table-cell office:value-type="string" calcext:value-type="string">
            <text:p>maximum_healthy_p_calibrated_hb_15_interactive</text:p>
          </table:table-cell>
          <table:table-cell office:value-type="string" calcext:value-type="string">
            <text:p>maximum_defect_p_calibrated_hb_15_interactive</text:p>
          </table:table-cell>
          <table:table-cell office:value-type="string" calcext:value-type="string">
            <text:p>avg_p_calibrated_hb_15_interactive</text:p>
          </table:table-cell>
          <table:table-cell office:value-type="string" calcext:value-type="string">
            <text:p>avg_healthy_p_calibrated_hb_15_interactive</text:p>
          </table:table-cell>
          <table:table-cell office:value-type="string" calcext:value-type="string">
            <text:p>avg_defect_p_calibrated_hb_15_interactive</text:p>
          </table:table-cell>
          <table:table-cell office:value-type="string" calcext:value-type="string">
            <text:p>median_p_calibrated_hb_15_interactive</text:p>
          </table:table-cell>
          <table:table-cell office:value-type="string" calcext:value-type="string">
            <text:p>median_healthy_p_calibrated_hb_15_interactive</text:p>
          </table:table-cell>
          <table:table-cell office:value-type="string" calcext:value-type="string">
            <text:p>median_defect_p_calibrated_hb_15_interactive</text:p>
          </table:table-cell>
          <table:table-cell office:value-type="string" calcext:value-type="string">
            <text:p>counter_True_Negative_p_calibrated_hb_15_interactive</text:p>
          </table:table-cell>
          <table:table-cell office:value-type="string" calcext:value-type="string">
            <text:p>counter_True_Positive_p_calibrated_hb_15_interactive</text:p>
          </table:table-cell>
          <table:table-cell office:value-type="string" calcext:value-type="string">
            <text:p>counter_False_Negative_p_calibrated_hb_15_interactive</text:p>
          </table:table-cell>
          <table:table-cell office:value-type="string" calcext:value-type="string">
            <text:p>counter_False_Positive_p_calibrated_hb_15_interactive</text:p>
          </table:table-cell>
          <table:table-cell office:value-type="string" calcext:value-type="string">
            <text:p>minimum_p_calibrated_hb_50_interactive</text:p>
          </table:table-cell>
          <table:table-cell office:value-type="string" calcext:value-type="string">
            <text:p>minimum_healthy_p_calibrated_hb_50_interactive</text:p>
          </table:table-cell>
          <table:table-cell office:value-type="string" calcext:value-type="string">
            <text:p>minimum_defect_p_calibrated_hb_50_interactive</text:p>
          </table:table-cell>
          <table:table-cell office:value-type="string" calcext:value-type="string">
            <text:p>maximum_p_calibrated_hb_50_interactive</text:p>
          </table:table-cell>
          <table:table-cell office:value-type="string" calcext:value-type="string">
            <text:p>maximum_healthy_p_calibrated_hb_50_interactive</text:p>
          </table:table-cell>
          <table:table-cell office:value-type="string" calcext:value-type="string">
            <text:p>maximum_defect_p_calibrated_hb_50_interactive</text:p>
          </table:table-cell>
          <table:table-cell office:value-type="string" calcext:value-type="string">
            <text:p>avg_p_calibrated_hb_50_interactive</text:p>
          </table:table-cell>
          <table:table-cell office:value-type="string" calcext:value-type="string">
            <text:p>avg_healthy_p_calibrated_hb_50_interactive</text:p>
          </table:table-cell>
          <table:table-cell office:value-type="string" calcext:value-type="string">
            <text:p>avg_defect_p_calibrated_hb_50_interactive</text:p>
          </table:table-cell>
          <table:table-cell office:value-type="string" calcext:value-type="string">
            <text:p>median_p_calibrated_hb_50_interactive</text:p>
          </table:table-cell>
          <table:table-cell office:value-type="string" calcext:value-type="string">
            <text:p>median_healthy_p_calibrated_hb_50_interactive</text:p>
          </table:table-cell>
          <table:table-cell office:value-type="string" calcext:value-type="string">
            <text:p>median_defect_p_calibrated_hb_50_interactive</text:p>
          </table:table-cell>
          <table:table-cell office:value-type="string" calcext:value-type="string">
            <text:p>counter_True_Negative_p_calibrated_hb_50_interactive</text:p>
          </table:table-cell>
          <table:table-cell office:value-type="string" calcext:value-type="string">
            <text:p>counter_True_Positive_p_calibrated_hb_50_interactive</text:p>
          </table:table-cell>
          <table:table-cell office:value-type="string" calcext:value-type="string">
            <text:p>counter_False_Negative_p_calibrated_hb_50_interactive</text:p>
          </table:table-cell>
          <table:table-cell office:value-type="string" calcext:value-type="string">
            <text:p>counter_False_Positive_p_calibrated_hb_50_interactive</text:p>
          </table:table-cell>
          <table:table-cell office:value-type="string" calcext:value-type="string">
            <text:p>minimum_p_calibrated_nhb_15_static</text:p>
          </table:table-cell>
          <table:table-cell office:value-type="string" calcext:value-type="string">
            <text:p>minimum_healthy_p_calibrated_nhb_15_static</text:p>
          </table:table-cell>
          <table:table-cell office:value-type="string" calcext:value-type="string">
            <text:p>minimum_defect_p_calibrated_nhb_15_static</text:p>
          </table:table-cell>
          <table:table-cell office:value-type="string" calcext:value-type="string">
            <text:p>maximum_p_calibrated_nhb_15_static</text:p>
          </table:table-cell>
          <table:table-cell office:value-type="string" calcext:value-type="string">
            <text:p>maximum_healthy_p_calibrated_nhb_15_static</text:p>
          </table:table-cell>
          <table:table-cell office:value-type="string" calcext:value-type="string">
            <text:p>maximum_defect_p_calibrated_nhb_15_static</text:p>
          </table:table-cell>
          <table:table-cell office:value-type="string" calcext:value-type="string">
            <text:p>avg_p_calibrated_nhb_15_static</text:p>
          </table:table-cell>
          <table:table-cell office:value-type="string" calcext:value-type="string">
            <text:p>avg_healthy_p_calibrated_nhb_15_static</text:p>
          </table:table-cell>
          <table:table-cell office:value-type="string" calcext:value-type="string">
            <text:p>avg_defect_p_calibrated_nhb_15_static</text:p>
          </table:table-cell>
          <table:table-cell office:value-type="string" calcext:value-type="string">
            <text:p>median_p_calibrated_nhb_15_static</text:p>
          </table:table-cell>
          <table:table-cell office:value-type="string" calcext:value-type="string">
            <text:p>median_healthy_p_calibrated_nhb_15_static</text:p>
          </table:table-cell>
          <table:table-cell office:value-type="string" calcext:value-type="string">
            <text:p>median_defect_p_calibrated_nhb_15_static</text:p>
          </table:table-cell>
          <table:table-cell office:value-type="string" calcext:value-type="string">
            <text:p>counter_True_Negative_p_calibrated_nhb_15_static</text:p>
          </table:table-cell>
          <table:table-cell office:value-type="string" calcext:value-type="string">
            <text:p>counter_True_Positive_p_calibrated_nhb_15_static</text:p>
          </table:table-cell>
          <table:table-cell office:value-type="string" calcext:value-type="string">
            <text:p>counter_False_Negative_p_calibrated_nhb_15_static</text:p>
          </table:table-cell>
          <table:table-cell office:value-type="string" calcext:value-type="string">
            <text:p>counter_False_Positive_p_calibrated_nhb_15_static</text:p>
          </table:table-cell>
          <table:table-cell office:value-type="string" calcext:value-type="string">
            <text:p>minimum_p_calibrated_nhb_50_static</text:p>
          </table:table-cell>
          <table:table-cell office:value-type="string" calcext:value-type="string">
            <text:p>minimum_healthy_p_calibrated_nhb_50_static</text:p>
          </table:table-cell>
          <table:table-cell office:value-type="string" calcext:value-type="string">
            <text:p>minimum_defect_p_calibrated_nhb_50_static</text:p>
          </table:table-cell>
          <table:table-cell office:value-type="string" calcext:value-type="string">
            <text:p>maximum_p_calibrated_nhb_50_static</text:p>
          </table:table-cell>
          <table:table-cell office:value-type="string" calcext:value-type="string">
            <text:p>maximum_healthy_p_calibrated_nhb_50_static</text:p>
          </table:table-cell>
          <table:table-cell office:value-type="string" calcext:value-type="string">
            <text:p>maximum_defect_p_calibrated_nhb_50_static</text:p>
          </table:table-cell>
          <table:table-cell office:value-type="string" calcext:value-type="string">
            <text:p>avg_p_calibrated_nhb_50_static</text:p>
          </table:table-cell>
          <table:table-cell office:value-type="string" calcext:value-type="string">
            <text:p>avg_healthy_p_calibrated_nhb_50_static</text:p>
          </table:table-cell>
          <table:table-cell office:value-type="string" calcext:value-type="string">
            <text:p>avg_defect_p_calibrated_nhb_50_static</text:p>
          </table:table-cell>
          <table:table-cell office:value-type="string" calcext:value-type="string">
            <text:p>median_p_calibrated_nhb_50_static</text:p>
          </table:table-cell>
          <table:table-cell office:value-type="string" calcext:value-type="string">
            <text:p>median_healthy_p_calibrated_nhb_50_static</text:p>
          </table:table-cell>
          <table:table-cell office:value-type="string" calcext:value-type="string">
            <text:p>median_defect_p_calibrated_nhb_50_static</text:p>
          </table:table-cell>
          <table:table-cell office:value-type="string" calcext:value-type="string">
            <text:p>counter_True_Negative_p_calibrated_nhb_50_static</text:p>
          </table:table-cell>
          <table:table-cell office:value-type="string" calcext:value-type="string">
            <text:p>counter_True_Positive_p_calibrated_nhb_50_static</text:p>
          </table:table-cell>
          <table:table-cell office:value-type="string" calcext:value-type="string">
            <text:p>counter_False_Negative_p_calibrated_nhb_50_static</text:p>
          </table:table-cell>
          <table:table-cell office:value-type="string" calcext:value-type="string">
            <text:p>counter_False_Positive_p_calibrated_nhb_50_static</text:p>
          </table:table-cell>
          <table:table-cell office:value-type="string" calcext:value-type="string">
            <text:p>minimum_p_calibrated_nhb_15_interactive</text:p>
          </table:table-cell>
          <table:table-cell office:value-type="string" calcext:value-type="string">
            <text:p>minimum_healthy_p_calibrated_nhb_15_interactive</text:p>
          </table:table-cell>
          <table:table-cell office:value-type="string" calcext:value-type="string">
            <text:p>minimum_defect_p_calibrated_nhb_15_interactive</text:p>
          </table:table-cell>
          <table:table-cell office:value-type="string" calcext:value-type="string">
            <text:p>maximum_p_calibrated_nhb_15_interactive</text:p>
          </table:table-cell>
          <table:table-cell office:value-type="string" calcext:value-type="string">
            <text:p>maximum_healthy_p_calibrated_nhb_15_interactive</text:p>
          </table:table-cell>
          <table:table-cell office:value-type="string" calcext:value-type="string">
            <text:p>maximum_defect_p_calibrated_nhb_15_interactive</text:p>
          </table:table-cell>
          <table:table-cell office:value-type="string" calcext:value-type="string">
            <text:p>avg_p_calibrated_nhb_15_interactive</text:p>
          </table:table-cell>
          <table:table-cell office:value-type="string" calcext:value-type="string">
            <text:p>avg_healthy_p_calibrated_nhb_15_interactive</text:p>
          </table:table-cell>
          <table:table-cell office:value-type="string" calcext:value-type="string">
            <text:p>avg_defect_p_calibrated_nhb_15_interactive</text:p>
          </table:table-cell>
          <table:table-cell office:value-type="string" calcext:value-type="string">
            <text:p>median_p_calibrated_nhb_15_interactive</text:p>
          </table:table-cell>
          <table:table-cell office:value-type="string" calcext:value-type="string">
            <text:p>median_healthy_p_calibrated_nhb_15_interactive</text:p>
          </table:table-cell>
          <table:table-cell office:value-type="string" calcext:value-type="string">
            <text:p>median_defect_p_calibrated_nhb_15_interactive</text:p>
          </table:table-cell>
          <table:table-cell office:value-type="string" calcext:value-type="string">
            <text:p>counter_True_Negative_p_calibrated_nhb_15_interactive</text:p>
          </table:table-cell>
          <table:table-cell office:value-type="string" calcext:value-type="string">
            <text:p>counter_True_Positive_p_calibrated_nhb_15_interactive</text:p>
          </table:table-cell>
          <table:table-cell office:value-type="string" calcext:value-type="string">
            <text:p>counter_False_Negative_p_calibrated_nhb_15_interactive</text:p>
          </table:table-cell>
          <table:table-cell office:value-type="string" calcext:value-type="string">
            <text:p>counter_False_Positive_p_calibrated_nhb_15_interactive</text:p>
          </table:table-cell>
          <table:table-cell office:value-type="string" calcext:value-type="string">
            <text:p>minimum_p_calibrated_nhb_50_interactive</text:p>
          </table:table-cell>
          <table:table-cell office:value-type="string" calcext:value-type="string">
            <text:p>minimum_healthy_p_calibrated_nhb_50_interactive</text:p>
          </table:table-cell>
          <table:table-cell office:value-type="string" calcext:value-type="string">
            <text:p>minimum_defect_p_calibrated_nhb_50_interactive</text:p>
          </table:table-cell>
          <table:table-cell office:value-type="string" calcext:value-type="string">
            <text:p>maximum_p_calibrated_nhb_50_interactive</text:p>
          </table:table-cell>
          <table:table-cell office:value-type="string" calcext:value-type="string">
            <text:p>maximum_healthy_p_calibrated_nhb_50_interactive</text:p>
          </table:table-cell>
          <table:table-cell office:value-type="string" calcext:value-type="string">
            <text:p>maximum_defect_p_calibrated_nhb_50_interactive</text:p>
          </table:table-cell>
          <table:table-cell office:value-type="string" calcext:value-type="string">
            <text:p>avg_p_calibrated_nhb_50_interactive</text:p>
          </table:table-cell>
          <table:table-cell office:value-type="string" calcext:value-type="string">
            <text:p>avg_healthy_p_calibrated_nhb_50_interactive</text:p>
          </table:table-cell>
          <table:table-cell office:value-type="string" calcext:value-type="string">
            <text:p>avg_defect_p_calibrated_nhb_50_interactive</text:p>
          </table:table-cell>
          <table:table-cell office:value-type="string" calcext:value-type="string">
            <text:p>median_p_calibrated_nhb_50_interactive</text:p>
          </table:table-cell>
          <table:table-cell office:value-type="string" calcext:value-type="string">
            <text:p>median_healthy_p_calibrated_nhb_50_interactive</text:p>
          </table:table-cell>
          <table:table-cell office:value-type="string" calcext:value-type="string">
            <text:p>median_defect_p_calibrated_nhb_50_interactive</text:p>
          </table:table-cell>
          <table:table-cell office:value-type="string" calcext:value-type="string">
            <text:p>counter_True_Negative_p_calibrated_nhb_50_interactive</text:p>
          </table:table-cell>
          <table:table-cell office:value-type="string" calcext:value-type="string">
            <text:p>counter_True_Positive_p_calibrated_nhb_50_interactive</text:p>
          </table:table-cell>
          <table:table-cell office:value-type="string" calcext:value-type="string">
            <text:p>counter_False_Negative_p_calibrated_nhb_50_interactive</text:p>
          </table:table-cell>
          <table:table-cell office:value-type="string" calcext:value-type="string">
            <text:p>counter_False_Positive_p_calibrated_nhb_50_interactive</text:p>
          </table:table-cell>
        </table:table-row>
        <table:table-row table:style-name="ro1">
          <table:table-cell/>
          <table:table-cell table:number-columns-repeated="2" office:value-type="float" office:value="0.000285461050225422" calcext:value-type="float">
            <text:p>0.000285461050225422</text:p>
          </table:table-cell>
          <table:table-cell office:value-type="float" office:value="0.000356272677890956" calcext:value-type="float">
            <text:p>0.000356272677890956</text:p>
          </table:table-cell>
          <table:table-cell office:value-type="float" office:value="0.997905611991882" calcext:value-type="float">
            <text:p>0.997905611991882</text:p>
          </table:table-cell>
          <table:table-cell office:value-type="float" office:value="0.995020508766174" calcext:value-type="float">
            <text:p>0.995020508766174</text:p>
          </table:table-cell>
          <table:table-cell office:value-type="float" office:value="0.997905611991882" calcext:value-type="float">
            <text:p>0.997905611991882</text:p>
          </table:table-cell>
          <table:table-cell office:value-type="float" office:value="0.0937110310100099" calcext:value-type="float">
            <text:p>0.0937110310100099</text:p>
          </table:table-cell>
          <table:table-cell office:value-type="float" office:value="0.0732068835182697" calcext:value-type="float">
            <text:p>0.0732068835182697</text:p>
          </table:table-cell>
          <table:table-cell office:value-type="float" office:value="0.236626166820702" calcext:value-type="float">
            <text:p>0.236626166820702</text:p>
          </table:table-cell>
          <table:table-cell office:value-type="float" office:value="0.00391003675758839" calcext:value-type="float">
            <text:p>0.00391003675758839</text:p>
          </table:table-cell>
          <table:table-cell office:value-type="float" office:value="0.00295836478471756" calcext:value-type="float">
            <text:p>0.00295836478471756</text:p>
          </table:table-cell>
          <table:table-cell office:value-type="float" office:value="0.0477076955139637" calcext:value-type="float">
            <text:p>0.0477076955139637</text:p>
          </table:table-cell>
          <table:table-cell office:value-type="float" office:value="1088" calcext:value-type="float">
            <text:p>1088</text:p>
          </table:table-cell>
          <table:table-cell office:value-type="float" office:value="33" calcext:value-type="float">
            <text:p>33</text:p>
          </table:table-cell>
          <table:table-cell office:value-type="float" office:value="134" calcext:value-type="float">
            <text:p>134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0.044118468508557" calcext:value-type="float">
            <text:p>0.044118468508557</text:p>
          </table:table-cell>
          <table:table-cell office:value-type="float" office:value="0.0465514539213789" calcext:value-type="float">
            <text:p>0.0465514539213789</text:p>
          </table:table-cell>
          <table:table-cell office:value-type="float" office:value="0.636143636642459" calcext:value-type="float">
            <text:p>0.636143636642459</text:p>
          </table:table-cell>
          <table:table-cell office:value-type="float" office:value="0.583762483615299" calcext:value-type="float">
            <text:p>0.583762483615299</text:p>
          </table:table-cell>
          <table:table-cell office:value-type="float" office:value="0.636143636642459" calcext:value-type="float">
            <text:p>0.636143636642459</text:p>
          </table:table-cell>
          <table:table-cell office:value-type="float" office:value="0.117917851341714" calcext:value-type="float">
            <text:p>0.117917851341714</text:p>
          </table:table-cell>
          <table:table-cell office:value-type="float" office:value="0.107300176842107" calcext:value-type="float">
            <text:p>0.107300176842107</text:p>
          </table:table-cell>
          <table:table-cell office:value-type="float" office:value="0.191923678392868" calcext:value-type="float">
            <text:p>0.191923678392868</text:p>
          </table:table-cell>
          <table:table-cell office:value-type="float" office:value="0.0823424659080661" calcext:value-type="float">
            <text:p>0.0823424659080661</text:p>
          </table:table-cell>
          <table:table-cell office:value-type="float" office:value="0.077134322947995" calcext:value-type="float">
            <text:p>0.077134322947995</text:p>
          </table:table-cell>
          <table:table-cell office:value-type="float" office:value="0.146168858955507" calcext:value-type="float">
            <text:p>0.146168858955507</text:p>
          </table:table-cell>
          <table:table-cell office:value-type="float" office:value="1156" calcext:value-type="float">
            <text:p>1156</text:p>
          </table:table-cell>
          <table:table-cell office:value-type="float" office:value="9" calcext:value-type="float">
            <text:p>9</text:p>
          </table:table-cell>
          <table:table-cell office:value-type="float" office:value="158" calcext:value-type="float">
            <text:p>158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.0440712167260199" calcext:value-type="float">
            <text:p>0.0440712167260199</text:p>
          </table:table-cell>
          <table:table-cell office:value-type="float" office:value="0.0465037922015723" calcext:value-type="float">
            <text:p>0.0465037922015723</text:p>
          </table:table-cell>
          <table:table-cell office:value-type="float" office:value="0.636582186704792" calcext:value-type="float">
            <text:p>0.636582186704792</text:p>
          </table:table-cell>
          <table:table-cell office:value-type="float" office:value="0.584178468093034" calcext:value-type="float">
            <text:p>0.584178468093034</text:p>
          </table:table-cell>
          <table:table-cell office:value-type="float" office:value="0.636582186704792" calcext:value-type="float">
            <text:p>0.636582186704792</text:p>
          </table:table-cell>
          <table:table-cell office:value-type="float" office:value="0.117910320843255" calcext:value-type="float">
            <text:p>0.117910320843255</text:p>
          </table:table-cell>
          <table:table-cell office:value-type="float" office:value="0.107284245084203" calcext:value-type="float">
            <text:p>0.107284245084203</text:p>
          </table:table-cell>
          <table:table-cell office:value-type="float" office:value="0.191974705175807" calcext:value-type="float">
            <text:p>0.191974705175807</text:p>
          </table:table-cell>
          <table:table-cell office:value-type="float" office:value="0.0822994588377727" calcext:value-type="float">
            <text:p>0.0822994588377727</text:p>
          </table:table-cell>
          <table:table-cell office:value-type="float" office:value="0.0770896154994884" calcext:value-type="float">
            <text:p>0.0770896154994884</text:p>
          </table:table-cell>
          <table:table-cell office:value-type="float" office:value="0.146164713974975" calcext:value-type="float">
            <text:p>0.146164713974975</text:p>
          </table:table-cell>
          <table:table-cell office:value-type="float" office:value="1156" calcext:value-type="float">
            <text:p>1156</text:p>
          </table:table-cell>
          <table:table-cell office:value-type="float" office:value="9" calcext:value-type="float">
            <text:p>9</text:p>
          </table:table-cell>
          <table:table-cell office:value-type="float" office:value="158" calcext:value-type="float">
            <text:p>158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.0340101659547486" calcext:value-type="float">
            <text:p>0.0340101659547486</text:p>
          </table:table-cell>
          <table:table-cell office:value-type="float" office:value="0.0371261528517516" calcext:value-type="float">
            <text:p>0.0371261528517516</text:p>
          </table:table-cell>
          <table:table-cell office:value-type="float" office:value="0.926119302139573" calcext:value-type="float">
            <text:p>0.926119302139573</text:p>
          </table:table-cell>
          <table:table-cell office:value-type="float" office:value="0.897727970165722" calcext:value-type="float">
            <text:p>0.897727970165722</text:p>
          </table:table-cell>
          <table:table-cell office:value-type="float" office:value="0.926119302139573" calcext:value-type="float">
            <text:p>0.926119302139573</text:p>
          </table:table-cell>
          <table:table-cell office:value-type="float" office:value="0.168316449759543" calcext:value-type="float">
            <text:p>0.168316449759543</text:p>
          </table:table-cell>
          <table:table-cell office:value-type="float" office:value="0.147994008379742" calcext:value-type="float">
            <text:p>0.147994008379742</text:p>
          </table:table-cell>
          <table:table-cell office:value-type="float" office:value="0.309965083089416" calcext:value-type="float">
            <text:p>0.309965083089416</text:p>
          </table:table-cell>
          <table:table-cell office:value-type="float" office:value="0.0934843344860939" calcext:value-type="float">
            <text:p>0.0934843344860939</text:p>
          </table:table-cell>
          <table:table-cell office:value-type="float" office:value="0.0842016705873488" calcext:value-type="float">
            <text:p>0.0842016705873488</text:p>
          </table:table-cell>
          <table:table-cell office:value-type="float" office:value="0.226600174070619" calcext:value-type="float">
            <text:p>0.226600174070619</text:p>
          </table:table-cell>
          <table:table-cell office:value-type="float" office:value="1088" calcext:value-type="float">
            <text:p>1088</text:p>
          </table:table-cell>
          <table:table-cell office:value-type="float" office:value="33" calcext:value-type="float">
            <text:p>33</text:p>
          </table:table-cell>
          <table:table-cell office:value-type="float" office:value="134" calcext:value-type="float">
            <text:p>134</text:p>
          </table:table-cell>
          <table:table-cell office:value-type="float" office:value="76" calcext:value-type="float">
            <text:p>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0.364034374637092" calcext:value-type="float">
            <text:p>0.364034374637092</text:p>
          </table:table-cell>
          <table:table-cell office:value-type="float" office:value="0.4" calcext:value-type="float">
            <text:p>0.4</text:p>
          </table:table-cell>
          <table:table-cell office:value-type="float" office:value="0.115675695949921" calcext:value-type="float">
            <text:p>0.115675695949921</text:p>
          </table:table-cell>
          <table:table-cell office:value-type="float" office:value="0.103455772785402" calcext:value-type="float">
            <text:p>0.103455772785402</text:p>
          </table:table-cell>
          <table:table-cell office:value-type="float" office:value="0.200849292138544" calcext:value-type="float">
            <text:p>0.200849292138544</text:p>
          </table:table-cell>
          <table:table-cell office:value-type="float" office:value="0.0619469026548673" calcext:value-type="float">
            <text:p>0.0619469026548673</text:p>
          </table:table-cell>
          <table:table-cell office:value-type="float" office:value="0.0598802395209581" calcext:value-type="float">
            <text:p>0.0598802395209581</text:p>
          </table:table-cell>
          <table:table-cell office:value-type="float" office:value="0.195652173913043" calcext:value-type="float">
            <text:p>0.195652173913043</text:p>
          </table:table-cell>
          <table:table-cell office:value-type="float" office:value="1164" calcext:value-type="float">
            <text:p>1164</text:p>
          </table:table-cell>
          <table:table-cell office:value-type="float" office:value="0" calcext:value-type="float">
            <text:p>0</text:p>
          </table:table-cell>
          <table:table-cell office:value-type="float" office:value="167" calcext:value-type="float">
            <text:p>16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0.364034374637092" calcext:value-type="float">
            <text:p>0.364034374637092</text:p>
          </table:table-cell>
          <table:table-cell office:value-type="float" office:value="0.4" calcext:value-type="float">
            <text:p>0.4</text:p>
          </table:table-cell>
          <table:table-cell office:value-type="float" office:value="0.115674811378681" calcext:value-type="float">
            <text:p>0.115674811378681</text:p>
          </table:table-cell>
          <table:table-cell office:value-type="float" office:value="0.103454761304027" calcext:value-type="float">
            <text:p>0.103454761304027</text:p>
          </table:table-cell>
          <table:table-cell office:value-type="float" office:value="0.200849292138544" calcext:value-type="float">
            <text:p>0.200849292138544</text:p>
          </table:table-cell>
          <table:table-cell office:value-type="float" office:value="0.0619469026548673" calcext:value-type="float">
            <text:p>0.0619469026548673</text:p>
          </table:table-cell>
          <table:table-cell office:value-type="float" office:value="0.0598802395209581" calcext:value-type="float">
            <text:p>0.0598802395209581</text:p>
          </table:table-cell>
          <table:table-cell office:value-type="float" office:value="0.195652173913043" calcext:value-type="float">
            <text:p>0.195652173913043</text:p>
          </table:table-cell>
          <table:table-cell office:value-type="float" office:value="1164" calcext:value-type="float">
            <text:p>1164</text:p>
          </table:table-cell>
          <table:table-cell office:value-type="float" office:value="0" calcext:value-type="float">
            <text:p>0</text:p>
          </table:table-cell>
          <table:table-cell office:value-type="float" office:value="167" calcext:value-type="float">
            <text:p>16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0.571428571428571" calcext:value-type="float">
            <text:p>0.571428571428571</text:p>
          </table:table-cell>
          <table:table-cell office:value-type="float" office:value="0.116571576337455" calcext:value-type="float">
            <text:p>0.116571576337455</text:p>
          </table:table-cell>
          <table:table-cell office:value-type="float" office:value="0.108355725455212" calcext:value-type="float">
            <text:p>0.108355725455212</text:p>
          </table:table-cell>
          <table:table-cell office:value-type="float" office:value="0.173836548953805" calcext:value-type="float">
            <text:p>0.173836548953805</text:p>
          </table:table-cell>
          <table:table-cell table:number-columns-repeated="3" office:value-type="float" office:value="0.0773130544993663" calcext:value-type="float">
            <text:p>0.0773130544993663</text:p>
          </table:table-cell>
          <table:table-cell office:value-type="float" office:value="1144" calcext:value-type="float">
            <text:p>1144</text:p>
          </table:table-cell>
          <table:table-cell office:value-type="float" office:value="6" calcext:value-type="float">
            <text:p>6</text:p>
          </table:table-cell>
          <table:table-cell office:value-type="float" office:value="161" calcext:value-type="float">
            <text:p>161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116346915018154" calcext:value-type="float">
            <text:p>0.116346915018154</text:p>
          </table:table-cell>
          <table:table-cell office:value-type="float" office:value="0.107248050051464" calcext:value-type="float">
            <text:p>0.107248050051464</text:p>
          </table:table-cell>
          <table:table-cell office:value-type="float" office:value="0.179766548678199" calcext:value-type="float">
            <text:p>0.179766548678199</text:p>
          </table:table-cell>
          <table:table-cell table:number-columns-repeated="2" office:value-type="float" office:value="0.0649350649350649" calcext:value-type="float">
            <text:p>0.0649350649350649</text:p>
          </table:table-cell>
          <table:table-cell office:value-type="float" office:value="0.111111111111111" calcext:value-type="float">
            <text:p>0.111111111111111</text:p>
          </table:table-cell>
          <table:table-cell office:value-type="float" office:value="1134" calcext:value-type="float">
            <text:p>1134</text:p>
          </table:table-cell>
          <table:table-cell office:value-type="float" office:value="12" calcext:value-type="float">
            <text:p>12</text:p>
          </table:table-cell>
          <table:table-cell office:value-type="float" office:value="155" calcext:value-type="float">
            <text:p>155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0.328358208955224" calcext:value-type="float">
            <text:p>0.328358208955224</text:p>
          </table:table-cell>
          <table:table-cell office:value-type="float" office:value="0.116912534520214" calcext:value-type="float">
            <text:p>0.116912534520214</text:p>
          </table:table-cell>
          <table:table-cell office:value-type="float" office:value="0.104926204653086" calcext:value-type="float">
            <text:p>0.104926204653086</text:p>
          </table:table-cell>
          <table:table-cell office:value-type="float" office:value="0.200457971438399" calcext:value-type="float">
            <text:p>0.200457971438399</text:p>
          </table:table-cell>
          <table:table-cell office:value-type="float" office:value="0.0909090909090909" calcext:value-type="float">
            <text:p>0.0909090909090909</text:p>
          </table:table-cell>
          <table:table-cell office:value-type="float" office:value="0.0757575757575758" calcext:value-type="float">
            <text:p>0.0757575757575758</text:p>
          </table:table-cell>
          <table:table-cell office:value-type="float" office:value="0.194029850746269" calcext:value-type="float">
            <text:p>0.194029850746269</text:p>
          </table:table-cell>
          <table:table-cell office:value-type="float" office:value="1164" calcext:value-type="float">
            <text:p>1164</text:p>
          </table:table-cell>
          <table:table-cell office:value-type="float" office:value="0" calcext:value-type="float">
            <text:p>0</text:p>
          </table:table-cell>
          <table:table-cell office:value-type="float" office:value="167" calcext:value-type="float">
            <text:p>16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0.45" calcext:value-type="float">
            <text:p>0.45</text:p>
          </table:table-cell>
          <table:table-cell office:value-type="float" office:value="0.116378662659654" calcext:value-type="float">
            <text:p>0.116378662659654</text:p>
          </table:table-cell>
          <table:table-cell office:value-type="float" office:value="0.104596219931271" calcext:value-type="float">
            <text:p>0.104596219931271</text:p>
          </table:table-cell>
          <table:table-cell office:value-type="float" office:value="0.198502994011976" calcext:value-type="float">
            <text:p>0.198502994011976</text:p>
          </table:table-cell>
          <table:table-cell office:value-type="float" office:value="0.1" calcext:value-type="float">
            <text:p>0.1</text:p>
          </table:table-cell>
          <table:table-cell office:value-type="float" office:value="0.05" calcext:value-type="float">
            <text:p>0.05</text:p>
          </table:table-cell>
          <table:table-cell office:value-type="float" office:value="0.2" calcext:value-type="float">
            <text:p>0.2</text:p>
          </table:table-cell>
          <table:table-cell office:value-type="float" office:value="1164" calcext:value-type="float">
            <text:p>1164</text:p>
          </table:table-cell>
          <table:table-cell office:value-type="float" office:value="0" calcext:value-type="float">
            <text:p>0</text:p>
          </table:table-cell>
          <table:table-cell office:value-type="float" office:value="167" calcext:value-type="float">
            <text:p>16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0.571428571428571" calcext:value-type="float">
            <text:p>0.571428571428571</text:p>
          </table:table-cell>
          <table:table-cell office:value-type="float" office:value="0.116571576337455" calcext:value-type="float">
            <text:p>0.116571576337455</text:p>
          </table:table-cell>
          <table:table-cell office:value-type="float" office:value="0.108355725455212" calcext:value-type="float">
            <text:p>0.108355725455212</text:p>
          </table:table-cell>
          <table:table-cell office:value-type="float" office:value="0.173836548953805" calcext:value-type="float">
            <text:p>0.173836548953805</text:p>
          </table:table-cell>
          <table:table-cell table:number-columns-repeated="3" office:value-type="float" office:value="0.0773130544993663" calcext:value-type="float">
            <text:p>0.0773130544993663</text:p>
          </table:table-cell>
          <table:table-cell office:value-type="float" office:value="1144" calcext:value-type="float">
            <text:p>1144</text:p>
          </table:table-cell>
          <table:table-cell office:value-type="float" office:value="6" calcext:value-type="float">
            <text:p>6</text:p>
          </table:table-cell>
          <table:table-cell office:value-type="float" office:value="161" calcext:value-type="float">
            <text:p>161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116343680111524" calcext:value-type="float">
            <text:p>0.116343680111524</text:p>
          </table:table-cell>
          <table:table-cell office:value-type="float" office:value="0.107237624441233" calcext:value-type="float">
            <text:p>0.107237624441233</text:p>
          </table:table-cell>
          <table:table-cell office:value-type="float" office:value="0.179813433406248" calcext:value-type="float">
            <text:p>0.179813433406248</text:p>
          </table:table-cell>
          <table:table-cell table:number-columns-repeated="2" office:value-type="float" office:value="0.0649350649350649" calcext:value-type="float">
            <text:p>0.0649350649350649</text:p>
          </table:table-cell>
          <table:table-cell office:value-type="float" office:value="0.111111111111111" calcext:value-type="float">
            <text:p>0.111111111111111</text:p>
          </table:table-cell>
          <table:table-cell office:value-type="float" office:value="1134" calcext:value-type="float">
            <text:p>1134</text:p>
          </table:table-cell>
          <table:table-cell office:value-type="float" office:value="12" calcext:value-type="float">
            <text:p>12</text:p>
          </table:table-cell>
          <table:table-cell office:value-type="float" office:value="155" calcext:value-type="float">
            <text:p>155</text:p>
          </table:table-cell>
          <table:table-cell office:value-type="float" office:value="30" calcext:value-type="float">
            <text:p>30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164" calcext:value-type="float">
            <text:p>1164</text:p>
          </table:table-cell>
          <table:table-cell office:value-type="float" office:value="0" calcext:value-type="float">
            <text:p>0</text:p>
          </table:table-cell>
          <table:table-cell office:value-type="float" office:value="167" calcext:value-type="float">
            <text:p>167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164" calcext:value-type="float">
            <text:p>1164</text:p>
          </table:table-cell>
          <table:table-cell office:value-type="float" office:value="0" calcext:value-type="float">
            <text:p>0</text:p>
          </table:table-cell>
          <table:table-cell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.000440563046140596" calcext:value-type="float">
            <text:p>0.000440563046140596</text:p>
          </table:table-cell>
          <table:table-cell office:value-type="float" office:value="0.000665787316393107" calcext:value-type="float">
            <text:p>0.000665787316393107</text:p>
          </table:table-cell>
          <table:table-cell table:number-columns-repeated="2" office:value-type="float" office:value="0.995363235473633" calcext:value-type="float">
            <text:p>0.995363235473633</text:p>
          </table:table-cell>
          <table:table-cell office:value-type="float" office:value="0.989693582057953" calcext:value-type="float">
            <text:p>0.989693582057953</text:p>
          </table:table-cell>
          <table:table-cell office:value-type="float" office:value="0.0451567150740267" calcext:value-type="float">
            <text:p>0.0451567150740267</text:p>
          </table:table-cell>
          <table:table-cell office:value-type="float" office:value="0.0301194684051825" calcext:value-type="float">
            <text:p>0.0301194684051825</text:p>
          </table:table-cell>
          <table:table-cell office:value-type="float" office:value="0.15521056413163" calcext:value-type="float">
            <text:p>0.15521056413163</text:p>
          </table:table-cell>
          <table:table-cell office:value-type="float" office:value="0.00270193396136165" calcext:value-type="float">
            <text:p>0.00270193396136165</text:p>
          </table:table-cell>
          <table:table-cell office:value-type="float" office:value="0.00222280179150403" calcext:value-type="float">
            <text:p>0.00222280179150403</text:p>
          </table:table-cell>
          <table:table-cell office:value-type="float" office:value="0.0189407672733068" calcext:value-type="float">
            <text:p>0.0189407672733068</text:p>
          </table:table-cell>
          <table:table-cell office:value-type="float" office:value="1150" calcext:value-type="float">
            <text:p>1150</text:p>
          </table:table-cell>
          <table:table-cell office:value-type="float" office:value="21" calcext:value-type="float">
            <text:p>21</text:p>
          </table:table-cell>
          <table:table-cell office:value-type="float" office:value="139" calcext:value-type="float">
            <text:p>139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.0624789181900394" calcext:value-type="float">
            <text:p>0.0624789181900394</text:p>
          </table:table-cell>
          <table:table-cell office:value-type="float" office:value="0.069230867179557" calcext:value-type="float">
            <text:p>0.069230867179557</text:p>
          </table:table-cell>
          <table:table-cell table:number-columns-repeated="2" office:value-type="float" office:value="0.684291293308323" calcext:value-type="float">
            <text:p>0.684291293308323</text:p>
          </table:table-cell>
          <table:table-cell office:value-type="float" office:value="0.636377212538185" calcext:value-type="float">
            <text:p>0.636377212538185</text:p>
          </table:table-cell>
          <table:table-cell office:value-type="float" office:value="0.123577238481287" calcext:value-type="float">
            <text:p>0.123577238481287</text:p>
          </table:table-cell>
          <table:table-cell office:value-type="float" office:value="0.113634834328103" calcext:value-type="float">
            <text:p>0.113634834328103</text:p>
          </table:table-cell>
          <table:table-cell office:value-type="float" office:value="0.196343208877401" calcext:value-type="float">
            <text:p>0.196343208877401</text:p>
          </table:table-cell>
          <table:table-cell office:value-type="float" office:value="0.097475737919281" calcext:value-type="float">
            <text:p>0.097475737919281</text:p>
          </table:table-cell>
          <table:table-cell office:value-type="float" office:value="0.092993578748385" calcext:value-type="float">
            <text:p>0.092993578748385</text:p>
          </table:table-cell>
          <table:table-cell office:value-type="float" office:value="0.154000688429701" calcext:value-type="float">
            <text:p>0.154000688429701</text:p>
          </table:table-cell>
          <table:table-cell office:value-type="float" office:value="1169" calcext:value-type="float">
            <text:p>1169</text:p>
          </table:table-cell>
          <table:table-cell office:value-type="float" office:value="5" calcext:value-type="float">
            <text:p>5</text:p>
          </table:table-cell>
          <table:table-cell office:value-type="float" office:value="155" calcext:value-type="float">
            <text:p>15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06241104309987" calcext:value-type="float">
            <text:p>0.06241104309987</text:p>
          </table:table-cell>
          <table:table-cell office:value-type="float" office:value="0.0691655487601274" calcext:value-type="float">
            <text:p>0.0691655487601274</text:p>
          </table:table-cell>
          <table:table-cell table:number-columns-repeated="2" office:value-type="float" office:value="0.685035027988196" calcext:value-type="float">
            <text:p>0.685035027988196</text:p>
          </table:table-cell>
          <table:table-cell office:value-type="float" office:value="0.637108586505998" calcext:value-type="float">
            <text:p>0.637108586505998</text:p>
          </table:table-cell>
          <table:table-cell office:value-type="float" office:value="0.123574870841173" calcext:value-type="float">
            <text:p>0.123574870841173</text:p>
          </table:table-cell>
          <table:table-cell office:value-type="float" office:value="0.113617997219951" calcext:value-type="float">
            <text:p>0.113617997219951</text:p>
          </table:table-cell>
          <table:table-cell office:value-type="float" office:value="0.196446739656493" calcext:value-type="float">
            <text:p>0.196446739656493</text:p>
          </table:table-cell>
          <table:table-cell office:value-type="float" office:value="0.0974299191572813" calcext:value-type="float">
            <text:p>0.0974299191572813</text:p>
          </table:table-cell>
          <table:table-cell office:value-type="float" office:value="0.0929438499350098" calcext:value-type="float">
            <text:p>0.0929438499350098</text:p>
          </table:table-cell>
          <table:table-cell office:value-type="float" office:value="0.154022756408762" calcext:value-type="float">
            <text:p>0.154022756408762</text:p>
          </table:table-cell>
          <table:table-cell office:value-type="float" office:value="1169" calcext:value-type="float">
            <text:p>1169</text:p>
          </table:table-cell>
          <table:table-cell office:value-type="float" office:value="6" calcext:value-type="float">
            <text:p>6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0521171941006562" calcext:value-type="float">
            <text:p>0.0521171941006562</text:p>
          </table:table-cell>
          <table:table-cell office:value-type="float" office:value="0.0603332643916216" calcext:value-type="float">
            <text:p>0.0603332643916216</text:p>
          </table:table-cell>
          <table:table-cell table:number-columns-repeated="2" office:value-type="float" office:value="0.882421794004017" calcext:value-type="float">
            <text:p>0.882421794004017</text:p>
          </table:table-cell>
          <table:table-cell office:value-type="float" office:value="0.847298737462037" calcext:value-type="float">
            <text:p>0.847298737462037</text:p>
          </table:table-cell>
          <table:table-cell office:value-type="float" office:value="0.141239249448621" calcext:value-type="float">
            <text:p>0.141239249448621</text:p>
          </table:table-cell>
          <table:table-cell office:value-type="float" office:value="0.12568797928541" calcext:value-type="float">
            <text:p>0.12568797928541</text:p>
          </table:table-cell>
          <table:table-cell office:value-type="float" office:value="0.255055107955618" calcext:value-type="float">
            <text:p>0.255055107955618</text:p>
          </table:table-cell>
          <table:table-cell office:value-type="float" office:value="0.0980544806739436" calcext:value-type="float">
            <text:p>0.0980544806739436</text:p>
          </table:table-cell>
          <table:table-cell office:value-type="float" office:value="0.0917469018775613" calcext:value-type="float">
            <text:p>0.0917469018775613</text:p>
          </table:table-cell>
          <table:table-cell office:value-type="float" office:value="0.185132833236391" calcext:value-type="float">
            <text:p>0.185132833236391</text:p>
          </table:table-cell>
          <table:table-cell office:value-type="float" office:value="1150" calcext:value-type="float">
            <text:p>1150</text:p>
          </table:table-cell>
          <table:table-cell office:value-type="float" office:value="21" calcext:value-type="float">
            <text:p>21</text:p>
          </table:table-cell>
          <table:table-cell office:value-type="float" office:value="139" calcext:value-type="float">
            <text:p>139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7037037037037" calcext:value-type="float">
            <text:p>0.037037037037037</text:p>
          </table:table-cell>
          <table:table-cell table:number-columns-repeated="3" office:value-type="float" office:value="0.625" calcext:value-type="float">
            <text:p>0.625</text:p>
          </table:table-cell>
          <table:table-cell office:value-type="float" office:value="0.12385057132574" calcext:value-type="float">
            <text:p>0.12385057132574</text:p>
          </table:table-cell>
          <table:table-cell office:value-type="float" office:value="0.112202874235311" calcext:value-type="float">
            <text:p>0.112202874235311</text:p>
          </table:table-cell>
          <table:table-cell office:value-type="float" office:value="0.209097154406317" calcext:value-type="float">
            <text:p>0.209097154406317</text:p>
          </table:table-cell>
          <table:table-cell table:number-columns-repeated="2" office:value-type="float" office:value="0.09375" calcext:value-type="float">
            <text:p>0.09375</text:p>
          </table:table-cell>
          <table:table-cell office:value-type="float" office:value="0.224489795918367" calcext:value-type="float">
            <text:p>0.224489795918367</text:p>
          </table:table-cell>
          <table:table-cell office:value-type="float" office:value="1169" calcext:value-type="float">
            <text:p>1169</text:p>
          </table:table-cell>
          <table:table-cell office:value-type="float" office:value="7" calcext:value-type="float">
            <text:p>7</text:p>
          </table:table-cell>
          <table:table-cell office:value-type="float" office:value="153" calcext:value-type="float">
            <text:p>15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7037037037037" calcext:value-type="float">
            <text:p>0.037037037037037</text:p>
          </table:table-cell>
          <table:table-cell table:number-columns-repeated="3" office:value-type="float" office:value="0.625" calcext:value-type="float">
            <text:p>0.625</text:p>
          </table:table-cell>
          <table:table-cell office:value-type="float" office:value="0.123850240324202" calcext:value-type="float">
            <text:p>0.123850240324202</text:p>
          </table:table-cell>
          <table:table-cell office:value-type="float" office:value="0.112202498007261" calcext:value-type="float">
            <text:p>0.112202498007261</text:p>
          </table:table-cell>
          <table:table-cell office:value-type="float" office:value="0.209097154406317" calcext:value-type="float">
            <text:p>0.209097154406317</text:p>
          </table:table-cell>
          <table:table-cell table:number-columns-repeated="2" office:value-type="float" office:value="0.09375" calcext:value-type="float">
            <text:p>0.09375</text:p>
          </table:table-cell>
          <table:table-cell office:value-type="float" office:value="0.224489795918367" calcext:value-type="float">
            <text:p>0.224489795918367</text:p>
          </table:table-cell>
          <table:table-cell office:value-type="float" office:value="1169" calcext:value-type="float">
            <text:p>1169</text:p>
          </table:table-cell>
          <table:table-cell office:value-type="float" office:value="7" calcext:value-type="float">
            <text:p>7</text:p>
          </table:table-cell>
          <table:table-cell office:value-type="float" office:value="153" calcext:value-type="float">
            <text:p>15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122157138457329" calcext:value-type="float">
            <text:p>0.122157138457329</text:p>
          </table:table-cell>
          <table:table-cell office:value-type="float" office:value="0.117053287658398" calcext:value-type="float">
            <text:p>0.117053287658398</text:p>
          </table:table-cell>
          <table:table-cell office:value-type="float" office:value="0.159510946492004" calcext:value-type="float">
            <text:p>0.159510946492004</text:p>
          </table:table-cell>
          <table:table-cell table:number-columns-repeated="3" office:value-type="float" office:value="0.105263157894737" calcext:value-type="float">
            <text:p>0.105263157894737</text:p>
          </table:table-cell>
          <table:table-cell office:value-type="float" office:value="1162" calcext:value-type="float">
            <text:p>1162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129669531931121" calcext:value-type="float">
            <text:p>0.129669531931121</text:p>
          </table:table-cell>
          <table:table-cell office:value-type="float" office:value="0.118158381933251" calcext:value-type="float">
            <text:p>0.118158381933251</text:p>
          </table:table-cell>
          <table:table-cell office:value-type="float" office:value="0.213916760978035" calcext:value-type="float">
            <text:p>0.213916760978035</text:p>
          </table:table-cell>
          <table:table-cell table:number-columns-repeated="3" office:value-type="float" office:value="0.0937880633373934" calcext:value-type="float">
            <text:p>0.0937880633373934</text:p>
          </table:table-cell>
          <table:table-cell office:value-type="float" office:value="1150" calcext:value-type="float">
            <text:p>1150</text:p>
          </table:table-cell>
          <table:table-cell office:value-type="float" office:value="18" calcext:value-type="float">
            <text:p>18</text:p>
          </table:table-cell>
          <table:table-cell office:value-type="float" office:value="142" calcext:value-type="float">
            <text:p>142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0.0149253731343284" calcext:value-type="float">
            <text:p>0.0149253731343284</text:p>
          </table:table-cell>
          <table:table-cell table:number-columns-repeated="3" office:value-type="float" office:value="0.328358208955224" calcext:value-type="float">
            <text:p>0.328358208955224</text:p>
          </table:table-cell>
          <table:table-cell office:value-type="float" office:value="0.125784913286175" calcext:value-type="float">
            <text:p>0.125784913286175</text:p>
          </table:table-cell>
          <table:table-cell office:value-type="float" office:value="0.114373401218425" calcext:value-type="float">
            <text:p>0.114373401218425</text:p>
          </table:table-cell>
          <table:table-cell office:value-type="float" office:value="0.209302917232022" calcext:value-type="float">
            <text:p>0.209302917232022</text:p>
          </table:table-cell>
          <table:table-cell table:number-columns-repeated="2" office:value-type="float" office:value="0.104477611940299" calcext:value-type="float">
            <text:p>0.104477611940299</text:p>
          </table:table-cell>
          <table:table-cell office:value-type="float" office:value="0.196969696969697" calcext:value-type="float">
            <text:p>0.196969696969697</text:p>
          </table:table-cell>
          <table:table-cell office:value-type="float" office:value="1171" calcext:value-type="float">
            <text:p>1171</text:p>
          </table:table-cell>
          <table:table-cell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0.45" calcext:value-type="float">
            <text:p>0.45</text:p>
          </table:table-cell>
          <table:table-cell office:value-type="float" office:value="0.124154770848986" calcext:value-type="float">
            <text:p>0.124154770848986</text:p>
          </table:table-cell>
          <table:table-cell office:value-type="float" office:value="0.114175918018787" calcext:value-type="float">
            <text:p>0.114175918018787</text:p>
          </table:table-cell>
          <table:table-cell office:value-type="float" office:value="0.1971875" calcext:value-type="float">
            <text:p>0.1971875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171" calcext:value-type="float">
            <text:p>1171</text:p>
          </table:table-cell>
          <table:table-cell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122157138457329" calcext:value-type="float">
            <text:p>0.122157138457329</text:p>
          </table:table-cell>
          <table:table-cell office:value-type="float" office:value="0.117053287658398" calcext:value-type="float">
            <text:p>0.117053287658398</text:p>
          </table:table-cell>
          <table:table-cell office:value-type="float" office:value="0.159510946492004" calcext:value-type="float">
            <text:p>0.159510946492004</text:p>
          </table:table-cell>
          <table:table-cell table:number-columns-repeated="3" office:value-type="float" office:value="0.105263157894737" calcext:value-type="float">
            <text:p>0.105263157894737</text:p>
          </table:table-cell>
          <table:table-cell office:value-type="float" office:value="1162" calcext:value-type="float">
            <text:p>1162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129675245777911" calcext:value-type="float">
            <text:p>0.129675245777911</text:p>
          </table:table-cell>
          <table:table-cell office:value-type="float" office:value="0.118173902254362" calcext:value-type="float">
            <text:p>0.118173902254362</text:p>
          </table:table-cell>
          <table:table-cell office:value-type="float" office:value="0.213850703690879" calcext:value-type="float">
            <text:p>0.213850703690879</text:p>
          </table:table-cell>
          <table:table-cell table:number-columns-repeated="3" office:value-type="float" office:value="0.0937880633373934" calcext:value-type="float">
            <text:p>0.0937880633373934</text:p>
          </table:table-cell>
          <table:table-cell office:value-type="float" office:value="1150" calcext:value-type="float">
            <text:p>1150</text:p>
          </table:table-cell>
          <table:table-cell office:value-type="float" office:value="18" calcext:value-type="float">
            <text:p>18</text:p>
          </table:table-cell>
          <table:table-cell office:value-type="float" office:value="142" calcext:value-type="float">
            <text:p>142</text:p>
          </table:table-cell>
          <table:table-cell office:value-type="float" office:value="21" calcext:value-type="float">
            <text:p>2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171" calcext:value-type="float">
            <text:p>1171</text:p>
          </table:table-cell>
          <table:table-cell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171" calcext:value-type="float">
            <text:p>1171</text:p>
          </table:table-cell>
          <table:table-cell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.000544978131074458" calcext:value-type="float">
            <text:p>0.000544978131074458</text:p>
          </table:table-cell>
          <table:table-cell office:value-type="float" office:value="0.000623180763795972" calcext:value-type="float">
            <text:p>0.000623180763795972</text:p>
          </table:table-cell>
          <table:table-cell office:value-type="float" office:value="0.999840140342712" calcext:value-type="float">
            <text:p>0.999840140342712</text:p>
          </table:table-cell>
          <table:table-cell office:value-type="float" office:value="0.998479187488556" calcext:value-type="float">
            <text:p>0.998479187488556</text:p>
          </table:table-cell>
          <table:table-cell office:value-type="float" office:value="0.999840140342712" calcext:value-type="float">
            <text:p>0.999840140342712</text:p>
          </table:table-cell>
          <table:table-cell office:value-type="float" office:value="0.169088964697625" calcext:value-type="float">
            <text:p>0.169088964697625</text:p>
          </table:table-cell>
          <table:table-cell office:value-type="float" office:value="0.126202367474239" calcext:value-type="float">
            <text:p>0.126202367474239</text:p>
          </table:table-cell>
          <table:table-cell office:value-type="float" office:value="0.472154251742882" calcext:value-type="float">
            <text:p>0.472154251742882</text:p>
          </table:table-cell>
          <table:table-cell office:value-type="float" office:value="0.0106455227360129" calcext:value-type="float">
            <text:p>0.0106455227360129</text:p>
          </table:table-cell>
          <table:table-cell office:value-type="float" office:value="0.00874285772442818" calcext:value-type="float">
            <text:p>0.00874285772442818</text:p>
          </table:table-cell>
          <table:table-cell office:value-type="float" office:value="0.439367592334747" calcext:value-type="float">
            <text:p>0.439367592334747</text:p>
          </table:table-cell>
          <table:table-cell office:value-type="float" office:value="1039" calcext:value-type="float">
            <text:p>1039</text:p>
          </table:table-cell>
          <table:table-cell office:value-type="float" office:value="79" calcext:value-type="float">
            <text:p>79</text:p>
          </table:table-cell>
          <table:table-cell office:value-type="float" office:value="86" calcext:value-type="float">
            <text:p>86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0.0449407674320584" calcext:value-type="float">
            <text:p>0.0449407674320584</text:p>
          </table:table-cell>
          <table:table-cell office:value-type="float" office:value="0.0462861875359904" calcext:value-type="float">
            <text:p>0.0462861875359904</text:p>
          </table:table-cell>
          <table:table-cell office:value-type="float" office:value="0.665572622184444" calcext:value-type="float">
            <text:p>0.665572622184444</text:p>
          </table:table-cell>
          <table:table-cell office:value-type="float" office:value="0.542141976938217" calcext:value-type="float">
            <text:p>0.542141976938217</text:p>
          </table:table-cell>
          <table:table-cell office:value-type="float" office:value="0.665572622184444" calcext:value-type="float">
            <text:p>0.665572622184444</text:p>
          </table:table-cell>
          <table:table-cell office:value-type="float" office:value="0.128570785751532" calcext:value-type="float">
            <text:p>0.128570785751532</text:p>
          </table:table-cell>
          <table:table-cell office:value-type="float" office:value="0.114699464522681" calcext:value-type="float">
            <text:p>0.114699464522681</text:p>
          </table:table-cell>
          <table:table-cell office:value-type="float" office:value="0.226594789102077" calcext:value-type="float">
            <text:p>0.226594789102077</text:p>
          </table:table-cell>
          <table:table-cell office:value-type="float" office:value="0.0855354971747434" calcext:value-type="float">
            <text:p>0.0855354971747434</text:p>
          </table:table-cell>
          <table:table-cell office:value-type="float" office:value="0.0820202311757537" calcext:value-type="float">
            <text:p>0.0820202311757537</text:p>
          </table:table-cell>
          <table:table-cell office:value-type="float" office:value="0.200759048147937" calcext:value-type="float">
            <text:p>0.200759048147937</text:p>
          </table:table-cell>
          <table:table-cell office:value-type="float" office:value="1162" calcext:value-type="float">
            <text:p>1162</text:p>
          </table:table-cell>
          <table:table-cell office:value-type="float" office:value="7" calcext:value-type="float">
            <text:p>7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.044896193400002" calcext:value-type="float">
            <text:p>0.044896193400002</text:p>
          </table:table-cell>
          <table:table-cell office:value-type="float" office:value="0.0462414183156805" calcext:value-type="float">
            <text:p>0.0462414183156805</text:p>
          </table:table-cell>
          <table:table-cell office:value-type="float" office:value="0.665998330915292" calcext:value-type="float">
            <text:p>0.665998330915292</text:p>
          </table:table-cell>
          <table:table-cell office:value-type="float" office:value="0.542515232459545" calcext:value-type="float">
            <text:p>0.542515232459545</text:p>
          </table:table-cell>
          <table:table-cell office:value-type="float" office:value="0.665998330915292" calcext:value-type="float">
            <text:p>0.665998330915292</text:p>
          </table:table-cell>
          <table:table-cell office:value-type="float" office:value="0.128571680284861" calcext:value-type="float">
            <text:p>0.128571680284861</text:p>
          </table:table-cell>
          <table:table-cell office:value-type="float" office:value="0.114688813309532" calcext:value-type="float">
            <text:p>0.114688813309532</text:p>
          </table:table-cell>
          <table:table-cell office:value-type="float" office:value="0.226677273577186" calcext:value-type="float">
            <text:p>0.226677273577186</text:p>
          </table:table-cell>
          <table:table-cell office:value-type="float" office:value="0.085496600816295" calcext:value-type="float">
            <text:p>0.085496600816295</text:p>
          </table:table-cell>
          <table:table-cell office:value-type="float" office:value="0.0819800724554222" calcext:value-type="float">
            <text:p>0.0819800724554222</text:p>
          </table:table-cell>
          <table:table-cell office:value-type="float" office:value="0.200804206136523" calcext:value-type="float">
            <text:p>0.200804206136523</text:p>
          </table:table-cell>
          <table:table-cell office:value-type="float" office:value="1162" calcext:value-type="float">
            <text:p>1162</text:p>
          </table:table-cell>
          <table:table-cell office:value-type="float" office:value="7" calcext:value-type="float">
            <text:p>7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.0444937579563319" calcext:value-type="float">
            <text:p>0.0444937579563319</text:p>
          </table:table-cell>
          <table:table-cell office:value-type="float" office:value="0.0468807950435196" calcext:value-type="float">
            <text:p>0.0468807950435196</text:p>
          </table:table-cell>
          <table:table-cell office:value-type="float" office:value="0.972551699948943" calcext:value-type="float">
            <text:p>0.972551699948943</text:p>
          </table:table-cell>
          <table:table-cell office:value-type="float" office:value="0.933864948889605" calcext:value-type="float">
            <text:p>0.933864948889605</text:p>
          </table:table-cell>
          <table:table-cell office:value-type="float" office:value="0.972551699948943" calcext:value-type="float">
            <text:p>0.972551699948943</text:p>
          </table:table-cell>
          <table:table-cell office:value-type="float" office:value="0.245300871651492" calcext:value-type="float">
            <text:p>0.245300871651492</text:p>
          </table:table-cell>
          <table:table-cell office:value-type="float" office:value="0.21265552210139" calcext:value-type="float">
            <text:p>0.21265552210139</text:p>
          </table:table-cell>
          <table:table-cell office:value-type="float" office:value="0.47599467513888" calcext:value-type="float">
            <text:p>0.47599467513888</text:p>
          </table:table-cell>
          <table:table-cell office:value-type="float" office:value="0.135910655295288" calcext:value-type="float">
            <text:p>0.135910655295288</text:p>
          </table:table-cell>
          <table:table-cell office:value-type="float" office:value="0.126659017040445" calcext:value-type="float">
            <text:p>0.126659017040445</text:p>
          </table:table-cell>
          <table:table-cell office:value-type="float" office:value="0.475151280788634" calcext:value-type="float">
            <text:p>0.475151280788634</text:p>
          </table:table-cell>
          <table:table-cell office:value-type="float" office:value="1039" calcext:value-type="float">
            <text:p>1039</text:p>
          </table:table-cell>
          <table:table-cell office:value-type="float" office:value="79" calcext:value-type="float">
            <text:p>79</text:p>
          </table:table-cell>
          <table:table-cell office:value-type="float" office:value="86" calcext:value-type="float">
            <text:p>86</text:p>
          </table:table-cell>
          <table:table-cell office:value-type="float" office:value="127" calcext:value-type="float">
            <text:p>1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99840140342712" calcext:value-type="float">
            <text:p>0.999840140342712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0.999840140342712" calcext:value-type="float">
            <text:p>0.999840140342712</text:p>
          </table:table-cell>
          <table:table-cell office:value-type="float" office:value="0.127976274026087" calcext:value-type="float">
            <text:p>0.127976274026087</text:p>
          </table:table-cell>
          <table:table-cell office:value-type="float" office:value="0.113154579422522" calcext:value-type="float">
            <text:p>0.113154579422522</text:p>
          </table:table-cell>
          <table:table-cell office:value-type="float" office:value="0.23271624922461" calcext:value-type="float">
            <text:p>0.23271624922461</text:p>
          </table:table-cell>
          <table:table-cell office:value-type="float" office:value="0.0875" calcext:value-type="float">
            <text:p>0.0875</text:p>
          </table:table-cell>
          <table:table-cell office:value-type="float" office:value="0.0695405316212649" calcext:value-type="float">
            <text:p>0.0695405316212649</text:p>
          </table:table-cell>
          <table:table-cell office:value-type="float" office:value="0.23125" calcext:value-type="float">
            <text:p>0.23125</text:p>
          </table:table-cell>
          <table:table-cell office:value-type="float" office:value="1162" calcext:value-type="float">
            <text:p>1162</text:p>
          </table:table-cell>
          <table:table-cell office:value-type="float" office:value="7" calcext:value-type="float">
            <text:p>7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0.666666666666667" calcext:value-type="float">
            <text:p>0.666666666666667</text:p>
          </table:table-cell>
          <table:table-cell office:value-type="float" office:value="0.127725104437543" calcext:value-type="float">
            <text:p>0.127725104437543</text:p>
          </table:table-cell>
          <table:table-cell office:value-type="float" office:value="0.113153607511136" calcext:value-type="float">
            <text:p>0.113153607511136</text:p>
          </table:table-cell>
          <table:table-cell office:value-type="float" office:value="0.230697016050816" calcext:value-type="float">
            <text:p>0.230697016050816</text:p>
          </table:table-cell>
          <table:table-cell office:value-type="float" office:value="0.0875" calcext:value-type="float">
            <text:p>0.0875</text:p>
          </table:table-cell>
          <table:table-cell office:value-type="float" office:value="0.0695405316212649" calcext:value-type="float">
            <text:p>0.0695405316212649</text:p>
          </table:table-cell>
          <table:table-cell office:value-type="float" office:value="0.23125" calcext:value-type="float">
            <text:p>0.23125</text:p>
          </table:table-cell>
          <table:table-cell office:value-type="float" office:value="1162" calcext:value-type="float">
            <text:p>1162</text:p>
          </table:table-cell>
          <table:table-cell office:value-type="float" office:value="7" calcext:value-type="float">
            <text:p>7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0.4375" calcext:value-type="float">
            <text:p>0.4375</text:p>
          </table:table-cell>
          <table:table-cell office:value-type="float" office:value="0.129878293261554" calcext:value-type="float">
            <text:p>0.129878293261554</text:p>
          </table:table-cell>
          <table:table-cell office:value-type="float" office:value="0.116233492888145" calcext:value-type="float">
            <text:p>0.116233492888145</text:p>
          </table:table-cell>
          <table:table-cell office:value-type="float" office:value="0.226301549233645" calcext:value-type="float">
            <text:p>0.226301549233645</text:p>
          </table:table-cell>
          <table:table-cell table:number-columns-repeated="2" office:value-type="float" office:value="0.0734463276836158" calcext:value-type="float">
            <text:p>0.0734463276836158</text:p>
          </table:table-cell>
          <table:table-cell office:value-type="float" office:value="0.25" calcext:value-type="float">
            <text:p>0.25</text:p>
          </table:table-cell>
          <table:table-cell office:value-type="float" office:value="1166" calcext:value-type="float">
            <text:p>1166</text:p>
          </table:table-cell>
          <table:table-cell office:value-type="float" office:value="0" calcext:value-type="float">
            <text:p>0</text:p>
          </table:table-cell>
          <table:table-cell office:value-type="float" office:value="165" calcext:value-type="float">
            <text:p>16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126126151505921" calcext:value-type="float">
            <text:p>0.126126151505921</text:p>
          </table:table-cell>
          <table:table-cell office:value-type="float" office:value="0.11380594908488" calcext:value-type="float">
            <text:p>0.11380594908488</text:p>
          </table:table-cell>
          <table:table-cell office:value-type="float" office:value="0.213188915281281" calcext:value-type="float">
            <text:p>0.213188915281281</text:p>
          </table:table-cell>
          <table:table-cell table:number-columns-repeated="2" office:value-type="float" office:value="0.0569948186528497" calcext:value-type="float">
            <text:p>0.0569948186528497</text:p>
          </table:table-cell>
          <table:table-cell office:value-type="float" office:value="0.166666666666667" calcext:value-type="float">
            <text:p>0.166666666666667</text:p>
          </table:table-cell>
          <table:table-cell office:value-type="float" office:value="1126" calcext:value-type="float">
            <text:p>1126</text:p>
          </table:table-cell>
          <table:table-cell office:value-type="float" office:value="17" calcext:value-type="float">
            <text:p>17</text:p>
          </table:table-cell>
          <table:table-cell office:value-type="float" office:value="148" calcext:value-type="float">
            <text:p>148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.0298507462686567" calcext:value-type="float">
            <text:p>0.0298507462686567</text:p>
          </table:table-cell>
          <table:table-cell table:number-columns-repeated="3" office:value-type="float" office:value="0.373134328358209" calcext:value-type="float">
            <text:p>0.373134328358209</text:p>
          </table:table-cell>
          <table:table-cell office:value-type="float" office:value="0.128730706144165" calcext:value-type="float">
            <text:p>0.128730706144165</text:p>
          </table:table-cell>
          <table:table-cell office:value-type="float" office:value="0.114898763627675" calcext:value-type="float">
            <text:p>0.114898763627675</text:p>
          </table:table-cell>
          <table:table-cell office:value-type="float" office:value="0.226476433260694" calcext:value-type="float">
            <text:p>0.226476433260694</text:p>
          </table:table-cell>
          <table:table-cell office:value-type="float" office:value="0.0909090909090909" calcext:value-type="float">
            <text:p>0.0909090909090909</text:p>
          </table:table-cell>
          <table:table-cell office:value-type="float" office:value="0.0746268656716418" calcext:value-type="float">
            <text:p>0.0746268656716418</text:p>
          </table:table-cell>
          <table:table-cell office:value-type="float" office:value="0.253731343283582" calcext:value-type="float">
            <text:p>0.253731343283582</text:p>
          </table:table-cell>
          <table:table-cell office:value-type="float" office:value="1166" calcext:value-type="float">
            <text:p>1166</text:p>
          </table:table-cell>
          <table:table-cell office:value-type="float" office:value="0" calcext:value-type="float">
            <text:p>0</text:p>
          </table:table-cell>
          <table:table-cell office:value-type="float" office:value="165" calcext:value-type="float">
            <text:p>16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0.5" calcext:value-type="float">
            <text:p>0.5</text:p>
          </table:table-cell>
          <table:table-cell office:value-type="float" office:value="0.127084898572502" calcext:value-type="float">
            <text:p>0.127084898572502</text:p>
          </table:table-cell>
          <table:table-cell office:value-type="float" office:value="0.114065180102916" calcext:value-type="float">
            <text:p>0.114065180102916</text:p>
          </table:table-cell>
          <table:table-cell office:value-type="float" office:value="0.219090909090909" calcext:value-type="float">
            <text:p>0.219090909090909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.25" calcext:value-type="float">
            <text:p>0.25</text:p>
          </table:table-cell>
          <table:table-cell office:value-type="float" office:value="1155" calcext:value-type="float">
            <text:p>1155</text:p>
          </table:table-cell>
          <table:table-cell office:value-type="float" office:value="6" calcext:value-type="float">
            <text:p>6</text:p>
          </table:table-cell>
          <table:table-cell office:value-type="float" office:value="159" calcext:value-type="float">
            <text:p>159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0.4375" calcext:value-type="float">
            <text:p>0.4375</text:p>
          </table:table-cell>
          <table:table-cell office:value-type="float" office:value="0.129878293261554" calcext:value-type="float">
            <text:p>0.129878293261554</text:p>
          </table:table-cell>
          <table:table-cell office:value-type="float" office:value="0.116233492888145" calcext:value-type="float">
            <text:p>0.116233492888145</text:p>
          </table:table-cell>
          <table:table-cell office:value-type="float" office:value="0.226301549233645" calcext:value-type="float">
            <text:p>0.226301549233645</text:p>
          </table:table-cell>
          <table:table-cell table:number-columns-repeated="2" office:value-type="float" office:value="0.0734463276836158" calcext:value-type="float">
            <text:p>0.0734463276836158</text:p>
          </table:table-cell>
          <table:table-cell office:value-type="float" office:value="0.25" calcext:value-type="float">
            <text:p>0.25</text:p>
          </table:table-cell>
          <table:table-cell office:value-type="float" office:value="1166" calcext:value-type="float">
            <text:p>1166</text:p>
          </table:table-cell>
          <table:table-cell office:value-type="float" office:value="0" calcext:value-type="float">
            <text:p>0</text:p>
          </table:table-cell>
          <table:table-cell office:value-type="float" office:value="165" calcext:value-type="float">
            <text:p>16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126126151505921" calcext:value-type="float">
            <text:p>0.126126151505921</text:p>
          </table:table-cell>
          <table:table-cell office:value-type="float" office:value="0.11380594908488" calcext:value-type="float">
            <text:p>0.11380594908488</text:p>
          </table:table-cell>
          <table:table-cell office:value-type="float" office:value="0.213188915281281" calcext:value-type="float">
            <text:p>0.213188915281281</text:p>
          </table:table-cell>
          <table:table-cell table:number-columns-repeated="2" office:value-type="float" office:value="0.0569948186528497" calcext:value-type="float">
            <text:p>0.0569948186528497</text:p>
          </table:table-cell>
          <table:table-cell office:value-type="float" office:value="0.166666666666667" calcext:value-type="float">
            <text:p>0.166666666666667</text:p>
          </table:table-cell>
          <table:table-cell office:value-type="float" office:value="1126" calcext:value-type="float">
            <text:p>1126</text:p>
          </table:table-cell>
          <table:table-cell office:value-type="float" office:value="17" calcext:value-type="float">
            <text:p>17</text:p>
          </table:table-cell>
          <table:table-cell office:value-type="float" office:value="148" calcext:value-type="float">
            <text:p>148</text:p>
          </table:table-cell>
          <table:table-cell office:value-type="float" office:value="40" calcext:value-type="float">
            <text:p>40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166" calcext:value-type="float">
            <text:p>1166</text:p>
          </table:table-cell>
          <table:table-cell office:value-type="float" office:value="0" calcext:value-type="float">
            <text:p>0</text:p>
          </table:table-cell>
          <table:table-cell office:value-type="float" office:value="165" calcext:value-type="float">
            <text:p>165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166" calcext:value-type="float">
            <text:p>1166</text:p>
          </table:table-cell>
          <table:table-cell office:value-type="float" office:value="0" calcext:value-type="float">
            <text:p>0</text:p>
          </table:table-cell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.000264961883658543" calcext:value-type="float">
            <text:p>0.000264961883658543</text:p>
          </table:table-cell>
          <table:table-cell office:value-type="float" office:value="0.000450963154435158" calcext:value-type="float">
            <text:p>0.000450963154435158</text:p>
          </table:table-cell>
          <table:table-cell office:value-type="float" office:value="0.999634981155396" calcext:value-type="float">
            <text:p>0.999634981155396</text:p>
          </table:table-cell>
          <table:table-cell office:value-type="float" office:value="0.998145580291748" calcext:value-type="float">
            <text:p>0.998145580291748</text:p>
          </table:table-cell>
          <table:table-cell office:value-type="float" office:value="0.999634981155396" calcext:value-type="float">
            <text:p>0.999634981155396</text:p>
          </table:table-cell>
          <table:table-cell office:value-type="float" office:value="0.0688888038998002" calcext:value-type="float">
            <text:p>0.0688888038998002</text:p>
          </table:table-cell>
          <table:table-cell office:value-type="float" office:value="0.0517009779075954" calcext:value-type="float">
            <text:p>0.0517009779075954</text:p>
          </table:table-cell>
          <table:table-cell office:value-type="float" office:value="0.206275277878032" calcext:value-type="float">
            <text:p>0.206275277878032</text:p>
          </table:table-cell>
          <table:table-cell office:value-type="float" office:value="0.00188317964784801" calcext:value-type="float">
            <text:p>0.00188317964784801</text:p>
          </table:table-cell>
          <table:table-cell office:value-type="float" office:value="0.00147839332930744" calcext:value-type="float">
            <text:p>0.00147839332930744</text:p>
          </table:table-cell>
          <table:table-cell office:value-type="float" office:value="0.0162594895809889" calcext:value-type="float">
            <text:p>0.0162594895809889</text:p>
          </table:table-cell>
          <table:table-cell office:value-type="float" office:value="1128" calcext:value-type="float">
            <text:p>1128</text:p>
          </table:table-cell>
          <table:table-cell office:value-type="float" office:value="28" calcext:value-type="float">
            <text:p>28</text:p>
          </table:table-cell>
          <table:table-cell office:value-type="float" office:value="120" calcext:value-type="float">
            <text:p>12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.0491730532962115" calcext:value-type="float">
            <text:p>0.0491730532962115</text:p>
          </table:table-cell>
          <table:table-cell office:value-type="float" office:value="0.0561008491065024" calcext:value-type="float">
            <text:p>0.0561008491065024</text:p>
          </table:table-cell>
          <table:table-cell office:value-type="float" office:value="0.779296846029329" calcext:value-type="float">
            <text:p>0.779296846029329</text:p>
          </table:table-cell>
          <table:table-cell office:value-type="float" office:value="0.69765078368745" calcext:value-type="float">
            <text:p>0.69765078368745</text:p>
          </table:table-cell>
          <table:table-cell office:value-type="float" office:value="0.779296846029329" calcext:value-type="float">
            <text:p>0.779296846029329</text:p>
          </table:table-cell>
          <table:table-cell office:value-type="float" office:value="0.115356940016302" calcext:value-type="float">
            <text:p>0.115356940016302</text:p>
          </table:table-cell>
          <table:table-cell office:value-type="float" office:value="0.105168533425277" calcext:value-type="float">
            <text:p>0.105168533425277</text:p>
          </table:table-cell>
          <table:table-cell office:value-type="float" office:value="0.196795352159423" calcext:value-type="float">
            <text:p>0.196795352159423</text:p>
          </table:table-cell>
          <table:table-cell office:value-type="float" office:value="0.0795326819517411" calcext:value-type="float">
            <text:p>0.0795326819517411</text:p>
          </table:table-cell>
          <table:table-cell office:value-type="float" office:value="0.0750138737110873" calcext:value-type="float">
            <text:p>0.0750138737110873</text:p>
          </table:table-cell>
          <table:table-cell office:value-type="float" office:value="0.132251685803193" calcext:value-type="float">
            <text:p>0.132251685803193</text:p>
          </table:table-cell>
          <table:table-cell office:value-type="float" office:value="1164" calcext:value-type="float">
            <text:p>1164</text:p>
          </table:table-cell>
          <table:table-cell office:value-type="float" office:value="10" calcext:value-type="float">
            <text:p>10</text:p>
          </table:table-cell>
          <table:table-cell office:value-type="float" office:value="138" calcext:value-type="float">
            <text:p>138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0491273016957916" calcext:value-type="float">
            <text:p>0.0491273016957916</text:p>
          </table:table-cell>
          <table:table-cell office:value-type="float" office:value="0.0560553837600181" calcext:value-type="float">
            <text:p>0.0560553837600181</text:p>
          </table:table-cell>
          <table:table-cell office:value-type="float" office:value="0.779755002611995" calcext:value-type="float">
            <text:p>0.779755002611995</text:p>
          </table:table-cell>
          <table:table-cell office:value-type="float" office:value="0.698135428159137" calcext:value-type="float">
            <text:p>0.698135428159137</text:p>
          </table:table-cell>
          <table:table-cell office:value-type="float" office:value="0.779755002611995" calcext:value-type="float">
            <text:p>0.779755002611995</text:p>
          </table:table-cell>
          <table:table-cell office:value-type="float" office:value="0.115354180837737" calcext:value-type="float">
            <text:p>0.115354180837737</text:p>
          </table:table-cell>
          <table:table-cell office:value-type="float" office:value="0.105156786985911" calcext:value-type="float">
            <text:p>0.105156786985911</text:p>
          </table:table-cell>
          <table:table-cell office:value-type="float" office:value="0.196864430342537" calcext:value-type="float">
            <text:p>0.196864430342537</text:p>
          </table:table-cell>
          <table:table-cell office:value-type="float" office:value="0.0794934490626127" calcext:value-type="float">
            <text:p>0.0794934490626127</text:p>
          </table:table-cell>
          <table:table-cell office:value-type="float" office:value="0.0749728943670063" calcext:value-type="float">
            <text:p>0.0749728943670063</text:p>
          </table:table-cell>
          <table:table-cell office:value-type="float" office:value="0.132246373742623" calcext:value-type="float">
            <text:p>0.132246373742623</text:p>
          </table:table-cell>
          <table:table-cell office:value-type="float" office:value="1164" calcext:value-type="float">
            <text:p>1164</text:p>
          </table:table-cell>
          <table:table-cell office:value-type="float" office:value="10" calcext:value-type="float">
            <text:p>10</text:p>
          </table:table-cell>
          <table:table-cell office:value-type="float" office:value="138" calcext:value-type="float">
            <text:p>138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0417230995766141" calcext:value-type="float">
            <text:p>0.0417230995766141</text:p>
          </table:table-cell>
          <table:table-cell office:value-type="float" office:value="0.0506117252217797" calcext:value-type="float">
            <text:p>0.0506117252217797</text:p>
          </table:table-cell>
          <table:table-cell office:value-type="float" office:value="0.953119101638204" calcext:value-type="float">
            <text:p>0.953119101638204</text:p>
          </table:table-cell>
          <table:table-cell office:value-type="float" office:value="0.916293813479667" calcext:value-type="float">
            <text:p>0.916293813479667</text:p>
          </table:table-cell>
          <table:table-cell office:value-type="float" office:value="0.953119101638204" calcext:value-type="float">
            <text:p>0.953119101638204</text:p>
          </table:table-cell>
          <table:table-cell office:value-type="float" office:value="0.146133636729067" calcext:value-type="float">
            <text:p>0.146133636729067</text:p>
          </table:table-cell>
          <table:table-cell office:value-type="float" office:value="0.129429526568666" calcext:value-type="float">
            <text:p>0.129429526568666</text:p>
          </table:table-cell>
          <table:table-cell office:value-type="float" office:value="0.279653652403088" calcext:value-type="float">
            <text:p>0.279653652403088</text:p>
          </table:table-cell>
          <table:table-cell office:value-type="float" office:value="0.0841573264555634" calcext:value-type="float">
            <text:p>0.0841573264555634</text:p>
          </table:table-cell>
          <table:table-cell office:value-type="float" office:value="0.0773145480352723" calcext:value-type="float">
            <text:p>0.0773145480352723</text:p>
          </table:table-cell>
          <table:table-cell office:value-type="float" office:value="0.173461498236481" calcext:value-type="float">
            <text:p>0.173461498236481</text:p>
          </table:table-cell>
          <table:table-cell office:value-type="float" office:value="1128" calcext:value-type="float">
            <text:p>1128</text:p>
          </table:table-cell>
          <table:table-cell office:value-type="float" office:value="28" calcext:value-type="float">
            <text:p>28</text:p>
          </table:table-cell>
          <table:table-cell office:value-type="float" office:value="120" calcext:value-type="float">
            <text:p>12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19047619047619" calcext:value-type="float">
            <text:p>0.0119047619047619</text:p>
          </table:table-cell>
          <table:table-cell office:value-type="float" office:value="0.999634981155396" calcext:value-type="float">
            <text:p>0.999634981155396</text:p>
          </table:table-cell>
          <table:table-cell office:value-type="float" office:value="0.5" calcext:value-type="float">
            <text:p>0.5</text:p>
          </table:table-cell>
          <table:table-cell office:value-type="float" office:value="0.999634981155396" calcext:value-type="float">
            <text:p>0.999634981155396</text:p>
          </table:table-cell>
          <table:table-cell office:value-type="float" office:value="0.115915995905943" calcext:value-type="float">
            <text:p>0.115915995905943</text:p>
          </table:table-cell>
          <table:table-cell office:value-type="float" office:value="0.103036620213081" calcext:value-type="float">
            <text:p>0.103036620213081</text:p>
          </table:table-cell>
          <table:table-cell office:value-type="float" office:value="0.218863978640103" calcext:value-type="float">
            <text:p>0.218863978640103</text:p>
          </table:table-cell>
          <table:table-cell table:number-columns-repeated="2" office:value-type="float" office:value="0.0633333333333333" calcext:value-type="float">
            <text:p>0.0633333333333333</text:p>
          </table:table-cell>
          <table:table-cell office:value-type="float" office:value="0.2" calcext:value-type="float">
            <text:p>0.2</text:p>
          </table:table-cell>
          <table:table-cell office:value-type="float" office:value="1179" calcext:value-type="float">
            <text:p>1179</text:p>
          </table:table-cell>
          <table:table-cell office:value-type="float" office:value="3" calcext:value-type="float">
            <text:p>3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19047619047619" calcext:value-type="float">
            <text:p>0.0119047619047619</text:p>
          </table:table-cell>
          <table:table-cell table:number-columns-repeated="3" office:value-type="float" office:value="0.5" calcext:value-type="float">
            <text:p>0.5</text:p>
          </table:table-cell>
          <table:table-cell office:value-type="float" office:value="0.115540612749553" calcext:value-type="float">
            <text:p>0.115540612749553</text:p>
          </table:table-cell>
          <table:table-cell office:value-type="float" office:value="0.103036620213081" calcext:value-type="float">
            <text:p>0.103036620213081</text:p>
          </table:table-cell>
          <table:table-cell office:value-type="float" office:value="0.21548806660527" calcext:value-type="float">
            <text:p>0.21548806660527</text:p>
          </table:table-cell>
          <table:table-cell table:number-columns-repeated="2" office:value-type="float" office:value="0.0633333333333333" calcext:value-type="float">
            <text:p>0.0633333333333333</text:p>
          </table:table-cell>
          <table:table-cell office:value-type="float" office:value="0.2" calcext:value-type="float">
            <text:p>0.2</text:p>
          </table:table-cell>
          <table:table-cell office:value-type="float" office:value="1179" calcext:value-type="float">
            <text:p>1179</text:p>
          </table:table-cell>
          <table:table-cell office:value-type="float" office:value="3" calcext:value-type="float">
            <text:p>3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.084393063583815" calcext:value-type="float">
            <text:p>0.084393063583815</text:p>
          </table:table-cell>
          <table:table-cell table:number-columns-repeated="3" office:value-type="float" office:value="0.5" calcext:value-type="float">
            <text:p>0.5</text:p>
          </table:table-cell>
          <table:table-cell office:value-type="float" office:value="0.113220301310247" calcext:value-type="float">
            <text:p>0.113220301310247</text:p>
          </table:table-cell>
          <table:table-cell office:value-type="float" office:value="0.10631817068475" calcext:value-type="float">
            <text:p>0.10631817068475</text:p>
          </table:table-cell>
          <table:table-cell office:value-type="float" office:value="0.168390710296489" calcext:value-type="float">
            <text:p>0.168390710296489</text:p>
          </table:table-cell>
          <table:table-cell table:number-columns-repeated="3" office:value-type="float" office:value="0.084393063583815" calcext:value-type="float">
            <text:p>0.084393063583815</text:p>
          </table:table-cell>
          <table:table-cell office:value-type="float" office:value="1175" calcext:value-type="float">
            <text:p>1175</text:p>
          </table:table-cell>
          <table:table-cell office:value-type="float" office:value="2" calcext:value-type="float">
            <text:p>2</text:p>
          </table:table-cell>
          <table:table-cell office:value-type="float" office:value="146" calcext:value-type="float">
            <text:p>146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123480795657489" calcext:value-type="float">
            <text:p>0.123480795657489</text:p>
          </table:table-cell>
          <table:table-cell office:value-type="float" office:value="0.112275892496273" calcext:value-type="float">
            <text:p>0.112275892496273</text:p>
          </table:table-cell>
          <table:table-cell office:value-type="float" office:value="0.213044312142072" calcext:value-type="float">
            <text:p>0.213044312142072</text:p>
          </table:table-cell>
          <table:table-cell table:number-columns-repeated="3" office:value-type="float" office:value="0.0646766169154229" calcext:value-type="float">
            <text:p>0.0646766169154229</text:p>
          </table:table-cell>
          <table:table-cell office:value-type="float" office:value="1142" calcext:value-type="float">
            <text:p>1142</text:p>
          </table:table-cell>
          <table:table-cell office:value-type="float" office:value="24" calcext:value-type="float">
            <text:p>24</text:p>
          </table:table-cell>
          <table:table-cell office:value-type="float" office:value="124" calcext:value-type="float">
            <text:p>124</text:p>
          </table:table-cell>
          <table:table-cell office:value-type="float" office:value="41" calcext:value-type="float">
            <text:p>4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0.343283582089552" calcext:value-type="float">
            <text:p>0.343283582089552</text:p>
          </table:table-cell>
          <table:table-cell office:value-type="float" office:value="0.117187438940806" calcext:value-type="float">
            <text:p>0.117187438940806</text:p>
          </table:table-cell>
          <table:table-cell office:value-type="float" office:value="0.105517903451313" calcext:value-type="float">
            <text:p>0.105517903451313</text:p>
          </table:table-cell>
          <table:table-cell office:value-type="float" office:value="0.210464874643979" calcext:value-type="float">
            <text:p>0.210464874643979</text:p>
          </table:table-cell>
          <table:table-cell office:value-type="float" office:value="0.0606060606060606" calcext:value-type="float">
            <text:p>0.0606060606060606</text:p>
          </table:table-cell>
          <table:table-cell office:value-type="float" office:value="0.0597014925373134" calcext:value-type="float">
            <text:p>0.0597014925373134</text:p>
          </table:table-cell>
          <table:table-cell office:value-type="float" office:value="0.17910447761194" calcext:value-type="float">
            <text:p>0.17910447761194</text:p>
          </table:table-cell>
          <table:table-cell office:value-type="float" office:value="1183" calcext:value-type="float">
            <text:p>1183</text:p>
          </table:table-cell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0.45" calcext:value-type="float">
            <text:p>0.45</text:p>
          </table:table-cell>
          <table:table-cell office:value-type="float" office:value="0.114537941397446" calcext:value-type="float">
            <text:p>0.114537941397446</text:p>
          </table:table-cell>
          <table:table-cell office:value-type="float" office:value="0.103085376162299" calcext:value-type="float">
            <text:p>0.103085376162299</text:p>
          </table:table-cell>
          <table:table-cell office:value-type="float" office:value="0.206081081081081" calcext:value-type="float">
            <text:p>0.206081081081081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.2" calcext:value-type="float">
            <text:p>0.2</text:p>
          </table:table-cell>
          <table:table-cell office:value-type="float" office:value="1183" calcext:value-type="float">
            <text:p>1183</text:p>
          </table:table-cell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084393063583815" calcext:value-type="float">
            <text:p>0.084393063583815</text:p>
          </table:table-cell>
          <table:table-cell table:number-columns-repeated="3" office:value-type="float" office:value="0.5" calcext:value-type="float">
            <text:p>0.5</text:p>
          </table:table-cell>
          <table:table-cell office:value-type="float" office:value="0.113220301310247" calcext:value-type="float">
            <text:p>0.113220301310247</text:p>
          </table:table-cell>
          <table:table-cell office:value-type="float" office:value="0.10631817068475" calcext:value-type="float">
            <text:p>0.10631817068475</text:p>
          </table:table-cell>
          <table:table-cell office:value-type="float" office:value="0.168390710296489" calcext:value-type="float">
            <text:p>0.168390710296489</text:p>
          </table:table-cell>
          <table:table-cell table:number-columns-repeated="3" office:value-type="float" office:value="0.084393063583815" calcext:value-type="float">
            <text:p>0.084393063583815</text:p>
          </table:table-cell>
          <table:table-cell office:value-type="float" office:value="1175" calcext:value-type="float">
            <text:p>1175</text:p>
          </table:table-cell>
          <table:table-cell office:value-type="float" office:value="2" calcext:value-type="float">
            <text:p>2</text:p>
          </table:table-cell>
          <table:table-cell office:value-type="float" office:value="146" calcext:value-type="float">
            <text:p>146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12348854235002" calcext:value-type="float">
            <text:p>0.12348854235002</text:p>
          </table:table-cell>
          <table:table-cell office:value-type="float" office:value="0.112272466266108" calcext:value-type="float">
            <text:p>0.112272466266108</text:p>
          </table:table-cell>
          <table:table-cell office:value-type="float" office:value="0.213141366723456" calcext:value-type="float">
            <text:p>0.213141366723456</text:p>
          </table:table-cell>
          <table:table-cell table:number-columns-repeated="3" office:value-type="float" office:value="0.0646766169154229" calcext:value-type="float">
            <text:p>0.0646766169154229</text:p>
          </table:table-cell>
          <table:table-cell office:value-type="float" office:value="1142" calcext:value-type="float">
            <text:p>1142</text:p>
          </table:table-cell>
          <table:table-cell office:value-type="float" office:value="24" calcext:value-type="float">
            <text:p>24</text:p>
          </table:table-cell>
          <table:table-cell office:value-type="float" office:value="124" calcext:value-type="float">
            <text:p>124</text:p>
          </table:table-cell>
          <table:table-cell office:value-type="float" office:value="41" calcext:value-type="float">
            <text:p>4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183" calcext:value-type="float">
            <text:p>1183</text:p>
          </table:table-cell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183" calcext:value-type="float">
            <text:p>1183</text:p>
          </table:table-cell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.00031797043629922" calcext:value-type="float">
            <text:p>0.00031797043629922</text:p>
          </table:table-cell>
          <table:table-cell office:value-type="float" office:value="0.000328126596286893" calcext:value-type="float">
            <text:p>0.000328126596286893</text:p>
          </table:table-cell>
          <table:table-cell office:value-type="float" office:value="0.999017477035522" calcext:value-type="float">
            <text:p>0.999017477035522</text:p>
          </table:table-cell>
          <table:table-cell office:value-type="float" office:value="0.998002111911774" calcext:value-type="float">
            <text:p>0.998002111911774</text:p>
          </table:table-cell>
          <table:table-cell office:value-type="float" office:value="0.999017477035522" calcext:value-type="float">
            <text:p>0.999017477035522</text:p>
          </table:table-cell>
          <table:table-cell office:value-type="float" office:value="0.0706008274723397" calcext:value-type="float">
            <text:p>0.0706008274723397</text:p>
          </table:table-cell>
          <table:table-cell office:value-type="float" office:value="0.0537907098168679" calcext:value-type="float">
            <text:p>0.0537907098168679</text:p>
          </table:table-cell>
          <table:table-cell office:value-type="float" office:value="0.190219164691459" calcext:value-type="float">
            <text:p>0.190219164691459</text:p>
          </table:table-cell>
          <table:table-cell office:value-type="float" office:value="0.00302673992700875" calcext:value-type="float">
            <text:p>0.00302673992700875</text:p>
          </table:table-cell>
          <table:table-cell office:value-type="float" office:value="0.00256910664029419" calcext:value-type="float">
            <text:p>0.00256910664029419</text:p>
          </table:table-cell>
          <table:table-cell office:value-type="float" office:value="0.0280795786529779" calcext:value-type="float">
            <text:p>0.0280795786529779</text:p>
          </table:table-cell>
          <table:table-cell office:value-type="float" office:value="1118" calcext:value-type="float">
            <text:p>1118</text:p>
          </table:table-cell>
          <table:table-cell office:value-type="float" office:value="26" calcext:value-type="float">
            <text:p>26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.0534643969080289" calcext:value-type="float">
            <text:p>0.0534643969080289</text:p>
          </table:table-cell>
          <table:table-cell office:value-type="float" office:value="0.0538036118602966" calcext:value-type="float">
            <text:p>0.0538036118602966</text:p>
          </table:table-cell>
          <table:table-cell office:value-type="float" office:value="0.576594861880915" calcext:value-type="float">
            <text:p>0.576594861880915</text:p>
          </table:table-cell>
          <table:table-cell office:value-type="float" office:value="0.539364665429624" calcext:value-type="float">
            <text:p>0.539364665429624</text:p>
          </table:table-cell>
          <table:table-cell office:value-type="float" office:value="0.576594861880915" calcext:value-type="float">
            <text:p>0.576594861880915</text:p>
          </table:table-cell>
          <table:table-cell office:value-type="float" office:value="0.108353041551834" calcext:value-type="float">
            <text:p>0.108353041551834</text:p>
          </table:table-cell>
          <table:table-cell office:value-type="float" office:value="0.100920087722497" calcext:value-type="float">
            <text:p>0.100920087722497</text:p>
          </table:table-cell>
          <table:table-cell office:value-type="float" office:value="0.161244853252052" calcext:value-type="float">
            <text:p>0.161244853252052</text:p>
          </table:table-cell>
          <table:table-cell office:value-type="float" office:value="0.0835995526597426" calcext:value-type="float">
            <text:p>0.0835995526597426</text:p>
          </table:table-cell>
          <table:table-cell office:value-type="float" office:value="0.0809621257346131" calcext:value-type="float">
            <text:p>0.0809621257346131</text:p>
          </table:table-cell>
          <table:table-cell office:value-type="float" office:value="0.128150182748106" calcext:value-type="float">
            <text:p>0.128150182748106</text:p>
          </table:table-cell>
          <table:table-cell office:value-type="float" office:value="1164" calcext:value-type="float">
            <text:p>1164</text:p>
          </table:table-cell>
          <table:table-cell office:value-type="float" office:value="1" calcext:value-type="float">
            <text:p>1</text:p>
          </table:table-cell>
          <table:table-cell office:value-type="float" office:value="163" calcext:value-type="float">
            <text:p>16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053419704668866" calcext:value-type="float">
            <text:p>0.053419704668866</text:p>
          </table:table-cell>
          <table:table-cell office:value-type="float" office:value="0.0537589817842235" calcext:value-type="float">
            <text:p>0.0537589817842235</text:p>
          </table:table-cell>
          <table:table-cell office:value-type="float" office:value="0.577132419843857" calcext:value-type="float">
            <text:p>0.577132419843857</text:p>
          </table:table-cell>
          <table:table-cell office:value-type="float" office:value="0.539875399844043" calcext:value-type="float">
            <text:p>0.539875399844043</text:p>
          </table:table-cell>
          <table:table-cell office:value-type="float" office:value="0.577132419843857" calcext:value-type="float">
            <text:p>0.577132419843857</text:p>
          </table:table-cell>
          <table:table-cell office:value-type="float" office:value="0.108351200023516" calcext:value-type="float">
            <text:p>0.108351200023516</text:p>
          </table:table-cell>
          <table:table-cell office:value-type="float" office:value="0.100910301021297" calcext:value-type="float">
            <text:p>0.100910301021297</text:p>
          </table:table-cell>
          <table:table-cell office:value-type="float" office:value="0.161299548411253" calcext:value-type="float">
            <text:p>0.161299548411253</text:p>
          </table:table-cell>
          <table:table-cell office:value-type="float" office:value="0.0835674814507321" calcext:value-type="float">
            <text:p>0.0835674814507321</text:p>
          </table:table-cell>
          <table:table-cell office:value-type="float" office:value="0.0809284578747347" calcext:value-type="float">
            <text:p>0.0809284578747347</text:p>
          </table:table-cell>
          <table:table-cell office:value-type="float" office:value="0.128155112790307" calcext:value-type="float">
            <text:p>0.128155112790307</text:p>
          </table:table-cell>
          <table:table-cell office:value-type="float" office:value="1164" calcext:value-type="float">
            <text:p>1164</text:p>
          </table:table-cell>
          <table:table-cell office:value-type="float" office:value="1" calcext:value-type="float">
            <text:p>1</text:p>
          </table:table-cell>
          <table:table-cell office:value-type="float" office:value="163" calcext:value-type="float">
            <text:p>16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0401759592975244" calcext:value-type="float">
            <text:p>0.0401759592975244</text:p>
          </table:table-cell>
          <table:table-cell office:value-type="float" office:value="0.0406566191635802" calcext:value-type="float">
            <text:p>0.0406566191635802</text:p>
          </table:table-cell>
          <table:table-cell office:value-type="float" office:value="0.938696253760296" calcext:value-type="float">
            <text:p>0.938696253760296</text:p>
          </table:table-cell>
          <table:table-cell office:value-type="float" office:value="0.920457184137464" calcext:value-type="float">
            <text:p>0.920457184137464</text:p>
          </table:table-cell>
          <table:table-cell office:value-type="float" office:value="0.938696253760296" calcext:value-type="float">
            <text:p>0.938696253760296</text:p>
          </table:table-cell>
          <table:table-cell office:value-type="float" office:value="0.15532456041546" calcext:value-type="float">
            <text:p>0.15532456041546</text:p>
          </table:table-cell>
          <table:table-cell office:value-type="float" office:value="0.138234870373074" calcext:value-type="float">
            <text:p>0.138234870373074</text:p>
          </table:table-cell>
          <table:table-cell office:value-type="float" office:value="0.276932293826829" calcext:value-type="float">
            <text:p>0.276932293826829</text:p>
          </table:table-cell>
          <table:table-cell office:value-type="float" office:value="0.0924167851954668" calcext:value-type="float">
            <text:p>0.0924167851954668</text:p>
          </table:table-cell>
          <table:table-cell office:value-type="float" office:value="0.087124976602705" calcext:value-type="float">
            <text:p>0.087124976602705</text:p>
          </table:table-cell>
          <table:table-cell office:value-type="float" office:value="0.197887698288502" calcext:value-type="float">
            <text:p>0.197887698288502</text:p>
          </table:table-cell>
          <table:table-cell office:value-type="float" office:value="1118" calcext:value-type="float">
            <text:p>1118</text:p>
          </table:table-cell>
          <table:table-cell office:value-type="float" office:value="26" calcext:value-type="float">
            <text:p>26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99017477035522" calcext:value-type="float">
            <text:p>0.999017477035522</text:p>
          </table:table-cell>
          <table:table-cell office:value-type="float" office:value="0.706084822363892" calcext:value-type="float">
            <text:p>0.706084822363892</text:p>
          </table:table-cell>
          <table:table-cell office:value-type="float" office:value="0.999017477035522" calcext:value-type="float">
            <text:p>0.999017477035522</text:p>
          </table:table-cell>
          <table:table-cell office:value-type="float" office:value="0.109918039360076" calcext:value-type="float">
            <text:p>0.109918039360076</text:p>
          </table:table-cell>
          <table:table-cell office:value-type="float" office:value="0.100311167358581" calcext:value-type="float">
            <text:p>0.100311167358581</text:p>
          </table:table-cell>
          <table:table-cell office:value-type="float" office:value="0.178279134639007" calcext:value-type="float">
            <text:p>0.178279134639007</text:p>
          </table:table-cell>
          <table:table-cell table:number-columns-repeated="2" office:value-type="float" office:value="0.0705882352941176" calcext:value-type="float">
            <text:p>0.0705882352941176</text:p>
          </table:table-cell>
          <table:table-cell office:value-type="float" office:value="0.202947884915972" calcext:value-type="float">
            <text:p>0.202947884915972</text:p>
          </table:table-cell>
          <table:table-cell office:value-type="float" office:value="1165" calcext:value-type="float">
            <text:p>1165</text:p>
          </table:table-cell>
          <table:table-cell office:value-type="float" office:value="1" calcext:value-type="float">
            <text:p>1</text:p>
          </table:table-cell>
          <table:table-cell office:value-type="float" office:value="163" calcext:value-type="float">
            <text:p>16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06084822363892" calcext:value-type="float">
            <text:p>0.706084822363892</text:p>
          </table:table-cell>
          <table:table-cell office:value-type="float" office:value="1" calcext:value-type="float">
            <text:p>1</text:p>
          </table:table-cell>
          <table:table-cell office:value-type="float" office:value="0.109918777544121" calcext:value-type="float">
            <text:p>0.109918777544121</text:p>
          </table:table-cell>
          <table:table-cell office:value-type="float" office:value="0.100311167358581" calcext:value-type="float">
            <text:p>0.100311167358581</text:p>
          </table:table-cell>
          <table:table-cell office:value-type="float" office:value="0.178285125632692" calcext:value-type="float">
            <text:p>0.178285125632692</text:p>
          </table:table-cell>
          <table:table-cell table:number-columns-repeated="2" office:value-type="float" office:value="0.0705882352941176" calcext:value-type="float">
            <text:p>0.0705882352941176</text:p>
          </table:table-cell>
          <table:table-cell office:value-type="float" office:value="0.202947884915972" calcext:value-type="float">
            <text:p>0.202947884915972</text:p>
          </table:table-cell>
          <table:table-cell office:value-type="float" office:value="1165" calcext:value-type="float">
            <text:p>1165</text:p>
          </table:table-cell>
          <table:table-cell office:value-type="float" office:value="1" calcext:value-type="float">
            <text:p>1</text:p>
          </table:table-cell>
          <table:table-cell office:value-type="float" office:value="163" calcext:value-type="float">
            <text:p>16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0.666666666666667" calcext:value-type="float">
            <text:p>0.666666666666667</text:p>
          </table:table-cell>
          <table:table-cell office:value-type="float" office:value="0.108324689006013" calcext:value-type="float">
            <text:p>0.108324689006013</text:p>
          </table:table-cell>
          <table:table-cell office:value-type="float" office:value="0.102555231265825" calcext:value-type="float">
            <text:p>0.102555231265825</text:p>
          </table:table-cell>
          <table:table-cell office:value-type="float" office:value="0.1493793059743" calcext:value-type="float">
            <text:p>0.1493793059743</text:p>
          </table:table-cell>
          <table:table-cell table:number-columns-repeated="3" office:value-type="float" office:value="0.0850815850815851" calcext:value-type="float">
            <text:p>0.0850815850815851</text:p>
          </table:table-cell>
          <table:table-cell office:value-type="float" office:value="1164" calcext:value-type="float">
            <text:p>1164</text:p>
          </table:table-cell>
          <table:table-cell office:value-type="float" office:value="1" calcext:value-type="float">
            <text:p>1</text:p>
          </table:table-cell>
          <table:table-cell office:value-type="float" office:value="163" calcext:value-type="float">
            <text:p>163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839739978313446" calcext:value-type="float">
            <text:p>0.839739978313446</text:p>
          </table:table-cell>
          <table:table-cell office:value-type="float" office:value="0.635160624980927" calcext:value-type="float">
            <text:p>0.635160624980927</text:p>
          </table:table-cell>
          <table:table-cell office:value-type="float" office:value="0.839739978313446" calcext:value-type="float">
            <text:p>0.839739978313446</text:p>
          </table:table-cell>
          <table:table-cell office:value-type="float" office:value="0.110583878247084" calcext:value-type="float">
            <text:p>0.110583878247084</text:p>
          </table:table-cell>
          <table:table-cell office:value-type="float" office:value="0.102025088971586" calcext:value-type="float">
            <text:p>0.102025088971586</text:p>
          </table:table-cell>
          <table:table-cell office:value-type="float" office:value="0.171486970225778" calcext:value-type="float">
            <text:p>0.171486970225778</text:p>
          </table:table-cell>
          <table:table-cell table:number-columns-repeated="3" office:value-type="float" office:value="0.0745098039215686" calcext:value-type="float">
            <text:p>0.0745098039215686</text:p>
          </table:table-cell>
          <table:table-cell office:value-type="float" office:value="1151" calcext:value-type="float">
            <text:p>1151</text:p>
          </table:table-cell>
          <table:table-cell office:value-type="float" office:value="9" calcext:value-type="float">
            <text:p>9</text:p>
          </table:table-cell>
          <table:table-cell office:value-type="float" office:value="155" calcext:value-type="float">
            <text:p>155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0.26865671641791" calcext:value-type="float">
            <text:p>0.26865671641791</text:p>
          </table:table-cell>
          <table:table-cell office:value-type="float" office:value="0.109477202472033" calcext:value-type="float">
            <text:p>0.109477202472033</text:p>
          </table:table-cell>
          <table:table-cell office:value-type="float" office:value="0.101148847954665" calcext:value-type="float">
            <text:p>0.101148847954665</text:p>
          </table:table-cell>
          <table:table-cell office:value-type="float" office:value="0.168740554434038" calcext:value-type="float">
            <text:p>0.168740554434038</text:p>
          </table:table-cell>
          <table:table-cell table:number-columns-repeated="2" office:value-type="float" office:value="0.0895522388059701" calcext:value-type="float">
            <text:p>0.0895522388059701</text:p>
          </table:table-cell>
          <table:table-cell office:value-type="float" office:value="0.181818181818182" calcext:value-type="float">
            <text:p>0.181818181818182</text:p>
          </table:table-cell>
          <table:table-cell office:value-type="float" office:value="1167" calcext:value-type="float">
            <text:p>1167</text:p>
          </table:table-cell>
          <table:table-cell office:value-type="float" office:value="0" calcext:value-type="float">
            <text:p>0</text:p>
          </table:table-cell>
          <table:table-cell office:value-type="float" office:value="164" calcext:value-type="float">
            <text:p>16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0.5" calcext:value-type="float">
            <text:p>0.5</text:p>
          </table:table-cell>
          <table:table-cell office:value-type="float" office:value="0.107625845229151" calcext:value-type="float">
            <text:p>0.107625845229151</text:p>
          </table:table-cell>
          <table:table-cell office:value-type="float" office:value="0.0993573264781491" calcext:value-type="float">
            <text:p>0.0993573264781491</text:p>
          </table:table-cell>
          <table:table-cell office:value-type="float" office:value="0.166463414634146" calcext:value-type="float">
            <text:p>0.166463414634146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.15" calcext:value-type="float">
            <text:p>0.15</text:p>
          </table:table-cell>
          <table:table-cell office:value-type="float" office:value="1145" calcext:value-type="float">
            <text:p>1145</text:p>
          </table:table-cell>
          <table:table-cell office:value-type="float" office:value="11" calcext:value-type="float">
            <text:p>11</text:p>
          </table:table-cell>
          <table:table-cell office:value-type="float" office:value="153" calcext:value-type="float">
            <text:p>153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0.666666666666667" calcext:value-type="float">
            <text:p>0.666666666666667</text:p>
          </table:table-cell>
          <table:table-cell office:value-type="float" office:value="0.108324689006013" calcext:value-type="float">
            <text:p>0.108324689006013</text:p>
          </table:table-cell>
          <table:table-cell office:value-type="float" office:value="0.102555231265825" calcext:value-type="float">
            <text:p>0.102555231265825</text:p>
          </table:table-cell>
          <table:table-cell office:value-type="float" office:value="0.1493793059743" calcext:value-type="float">
            <text:p>0.1493793059743</text:p>
          </table:table-cell>
          <table:table-cell table:number-columns-repeated="3" office:value-type="float" office:value="0.0850815850815851" calcext:value-type="float">
            <text:p>0.0850815850815851</text:p>
          </table:table-cell>
          <table:table-cell office:value-type="float" office:value="1164" calcext:value-type="float">
            <text:p>1164</text:p>
          </table:table-cell>
          <table:table-cell office:value-type="float" office:value="1" calcext:value-type="float">
            <text:p>1</text:p>
          </table:table-cell>
          <table:table-cell office:value-type="float" office:value="163" calcext:value-type="float">
            <text:p>163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83" calcext:value-type="float">
            <text:p>0.83</text:p>
          </table:table-cell>
          <table:table-cell office:value-type="float" office:value="0.63" calcext:value-type="float">
            <text:p>0.63</text:p>
          </table:table-cell>
          <table:table-cell office:value-type="float" office:value="0.83" calcext:value-type="float">
            <text:p>0.83</text:p>
          </table:table-cell>
          <table:table-cell office:value-type="float" office:value="0.110567961241824" calcext:value-type="float">
            <text:p>0.110567961241824</text:p>
          </table:table-cell>
          <table:table-cell office:value-type="float" office:value="0.101996857349572" calcext:value-type="float">
            <text:p>0.101996857349572</text:p>
          </table:table-cell>
          <table:table-cell office:value-type="float" office:value="0.171558682231207" calcext:value-type="float">
            <text:p>0.171558682231207</text:p>
          </table:table-cell>
          <table:table-cell table:number-columns-repeated="3" office:value-type="float" office:value="0.0745098039215686" calcext:value-type="float">
            <text:p>0.0745098039215686</text:p>
          </table:table-cell>
          <table:table-cell office:value-type="float" office:value="1151" calcext:value-type="float">
            <text:p>1151</text:p>
          </table:table-cell>
          <table:table-cell office:value-type="float" office:value="9" calcext:value-type="float">
            <text:p>9</text:p>
          </table:table-cell>
          <table:table-cell office:value-type="float" office:value="155" calcext:value-type="float">
            <text:p>155</text:p>
          </table:table-cell>
          <table:table-cell office:value-type="float" office:value="16" calcext:value-type="float">
            <text:p>16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167" calcext:value-type="float">
            <text:p>1167</text:p>
          </table:table-cell>
          <table:table-cell office:value-type="float" office:value="0" calcext:value-type="float">
            <text:p>0</text:p>
          </table:table-cell>
          <table:table-cell office:value-type="float" office:value="164" calcext:value-type="float">
            <text:p>164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167" calcext:value-type="float">
            <text:p>1167</text:p>
          </table:table-cell>
          <table:table-cell office:value-type="float" office:value="0" calcext:value-type="float">
            <text:p>0</text:p>
          </table:table-cell>
          <table:table-cell office:value-type="float" office:value="164" calcext:value-type="float">
            <text:p>1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.000205196585739031" calcext:value-type="float">
            <text:p>0.000205196585739031</text:p>
          </table:table-cell>
          <table:table-cell office:value-type="float" office:value="0.000456544104963541" calcext:value-type="float">
            <text:p>0.000456544104963541</text:p>
          </table:table-cell>
          <table:table-cell table:number-columns-repeated="2" office:value-type="float" office:value="0.998306035995483" calcext:value-type="float">
            <text:p>0.998306035995483</text:p>
          </table:table-cell>
          <table:table-cell office:value-type="float" office:value="0.997483670711517" calcext:value-type="float">
            <text:p>0.997483670711517</text:p>
          </table:table-cell>
          <table:table-cell office:value-type="float" office:value="0.0672242988377239" calcext:value-type="float">
            <text:p>0.0672242988377239</text:p>
          </table:table-cell>
          <table:table-cell office:value-type="float" office:value="0.0491872872752348" calcext:value-type="float">
            <text:p>0.0491872872752348</text:p>
          </table:table-cell>
          <table:table-cell office:value-type="float" office:value="0.187957590105715" calcext:value-type="float">
            <text:p>0.187957590105715</text:p>
          </table:table-cell>
          <table:table-cell office:value-type="float" office:value="0.00301817618310451" calcext:value-type="float">
            <text:p>0.00301817618310451</text:p>
          </table:table-cell>
          <table:table-cell office:value-type="float" office:value="0.00225734908599406" calcext:value-type="float">
            <text:p>0.00225734908599406</text:p>
          </table:table-cell>
          <table:table-cell office:value-type="float" office:value="0.0187053717672825" calcext:value-type="float">
            <text:p>0.0187053717672825</text:p>
          </table:table-cell>
          <table:table-cell office:value-type="float" office:value="1108" calcext:value-type="float">
            <text:p>1108</text:p>
          </table:table-cell>
          <table:table-cell office:value-type="float" office:value="29" calcext:value-type="float">
            <text:p>29</text:p>
          </table:table-cell>
          <table:table-cell office:value-type="float" office:value="144" calcext:value-type="float">
            <text:p>144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.0396205893407677" calcext:value-type="float">
            <text:p>0.0396205893407677</text:p>
          </table:table-cell>
          <table:table-cell office:value-type="float" office:value="0.0496168056429204" calcext:value-type="float">
            <text:p>0.0496168056429204</text:p>
          </table:table-cell>
          <table:table-cell table:number-columns-repeated="2" office:value-type="float" office:value="0.766490994613877" calcext:value-type="float">
            <text:p>0.766490994613877</text:p>
          </table:table-cell>
          <table:table-cell office:value-type="float" office:value="0.744956164085541" calcext:value-type="float">
            <text:p>0.744956164085541</text:p>
          </table:table-cell>
          <table:table-cell office:value-type="float" office:value="0.119563550367957" calcext:value-type="float">
            <text:p>0.119563550367957</text:p>
          </table:table-cell>
          <table:table-cell office:value-type="float" office:value="0.106947550130926" calcext:value-type="float">
            <text:p>0.106947550130926</text:p>
          </table:table-cell>
          <table:table-cell office:value-type="float" office:value="0.204010534613519" calcext:value-type="float">
            <text:p>0.204010534613519</text:p>
          </table:table-cell>
          <table:table-cell office:value-type="float" office:value="0.0834860140192328" calcext:value-type="float">
            <text:p>0.0834860140192328</text:p>
          </table:table-cell>
          <table:table-cell office:value-type="float" office:value="0.0771574401503668" calcext:value-type="float">
            <text:p>0.0771574401503668</text:p>
          </table:table-cell>
          <table:table-cell office:value-type="float" office:value="0.135362890014236" calcext:value-type="float">
            <text:p>0.135362890014236</text:p>
          </table:table-cell>
          <table:table-cell office:value-type="float" office:value="1136" calcext:value-type="float">
            <text:p>1136</text:p>
          </table:table-cell>
          <table:table-cell office:value-type="float" office:value="18" calcext:value-type="float">
            <text:p>18</text:p>
          </table:table-cell>
          <table:table-cell office:value-type="float" office:value="155" calcext:value-type="float">
            <text:p>155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.0395674639132686" calcext:value-type="float">
            <text:p>0.0395674639132686</text:p>
          </table:table-cell>
          <table:table-cell office:value-type="float" office:value="0.0495622287673525" calcext:value-type="float">
            <text:p>0.0495622287673525</text:p>
          </table:table-cell>
          <table:table-cell table:number-columns-repeated="2" office:value-type="float" office:value="0.767035903204609" calcext:value-type="float">
            <text:p>0.767035903204609</text:p>
          </table:table-cell>
          <table:table-cell office:value-type="float" office:value="0.745512158602465" calcext:value-type="float">
            <text:p>0.745512158602465</text:p>
          </table:table-cell>
          <table:table-cell office:value-type="float" office:value="0.119563641549476" calcext:value-type="float">
            <text:p>0.119563641549476</text:p>
          </table:table-cell>
          <table:table-cell office:value-type="float" office:value="0.106935111980194" calcext:value-type="float">
            <text:p>0.106935111980194</text:p>
          </table:table-cell>
          <table:table-cell office:value-type="float" office:value="0.204094492654845" calcext:value-type="float">
            <text:p>0.204094492654845</text:p>
          </table:table-cell>
          <table:table-cell office:value-type="float" office:value="0.0834406678102929" calcext:value-type="float">
            <text:p>0.0834406678102929</text:p>
          </table:table-cell>
          <table:table-cell office:value-type="float" office:value="0.0771090483555125" calcext:value-type="float">
            <text:p>0.0771090483555125</text:p>
          </table:table-cell>
          <table:table-cell office:value-type="float" office:value="0.135357870257541" calcext:value-type="float">
            <text:p>0.135357870257541</text:p>
          </table:table-cell>
          <table:table-cell office:value-type="float" office:value="1136" calcext:value-type="float">
            <text:p>1136</text:p>
          </table:table-cell>
          <table:table-cell office:value-type="float" office:value="18" calcext:value-type="float">
            <text:p>18</text:p>
          </table:table-cell>
          <table:table-cell office:value-type="float" office:value="155" calcext:value-type="float">
            <text:p>155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.0315835197315901" calcext:value-type="float">
            <text:p>0.0315835197315901</text:p>
          </table:table-cell>
          <table:table-cell office:value-type="float" office:value="0.0430848348290149" calcext:value-type="float">
            <text:p>0.0430848348290149</text:p>
          </table:table-cell>
          <table:table-cell table:number-columns-repeated="2" office:value-type="float" office:value="0.929004504554291" calcext:value-type="float">
            <text:p>0.929004504554291</text:p>
          </table:table-cell>
          <table:table-cell office:value-type="float" office:value="0.917710492740294" calcext:value-type="float">
            <text:p>0.917710492740294</text:p>
          </table:table-cell>
          <table:table-cell office:value-type="float" office:value="0.145024953709906" calcext:value-type="float">
            <text:p>0.145024953709906</text:p>
          </table:table-cell>
          <table:table-cell office:value-type="float" office:value="0.126445839606078" calcext:value-type="float">
            <text:p>0.126445839606078</text:p>
          </table:table-cell>
          <table:table-cell office:value-type="float" office:value="0.269386885110101" calcext:value-type="float">
            <text:p>0.269386885110101</text:p>
          </table:table-cell>
          <table:table-cell office:value-type="float" office:value="0.0880140973226919" calcext:value-type="float">
            <text:p>0.0880140973226919</text:p>
          </table:table-cell>
          <table:table-cell office:value-type="float" office:value="0.079035364803474" calcext:value-type="float">
            <text:p>0.079035364803474</text:p>
          </table:table-cell>
          <table:table-cell office:value-type="float" office:value="0.168488201480428" calcext:value-type="float">
            <text:p>0.168488201480428</text:p>
          </table:table-cell>
          <table:table-cell office:value-type="float" office:value="1108" calcext:value-type="float">
            <text:p>1108</text:p>
          </table:table-cell>
          <table:table-cell office:value-type="float" office:value="29" calcext:value-type="float">
            <text:p>29</text:p>
          </table:table-cell>
          <table:table-cell office:value-type="float" office:value="144" calcext:value-type="float">
            <text:p>144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22222222222222" calcext:value-type="float">
            <text:p>0.0222222222222222</text:p>
          </table:table-cell>
          <table:table-cell table:number-columns-repeated="3" office:value-type="float" office:value="0.666666666666667" calcext:value-type="float">
            <text:p>0.666666666666667</text:p>
          </table:table-cell>
          <table:table-cell office:value-type="float" office:value="0.120549626228427" calcext:value-type="float">
            <text:p>0.120549626228427</text:p>
          </table:table-cell>
          <table:table-cell office:value-type="float" office:value="0.105215189866965" calcext:value-type="float">
            <text:p>0.105215189866965</text:p>
          </table:table-cell>
          <table:table-cell office:value-type="float" office:value="0.223192847653704" calcext:value-type="float">
            <text:p>0.223192847653704</text:p>
          </table:table-cell>
          <table:table-cell office:value-type="float" office:value="0.0935251798561151" calcext:value-type="float">
            <text:p>0.0935251798561151</text:p>
          </table:table-cell>
          <table:table-cell office:value-type="float" office:value="0.033175355450237" calcext:value-type="float">
            <text:p>0.033175355450237</text:p>
          </table:table-cell>
          <table:table-cell office:value-type="float" office:value="0.226415094339623" calcext:value-type="float">
            <text:p>0.226415094339623</text:p>
          </table:table-cell>
          <table:table-cell office:value-type="float" office:value="1146" calcext:value-type="float">
            <text:p>1146</text:p>
          </table:table-cell>
          <table:table-cell office:value-type="float" office:value="10" calcext:value-type="float">
            <text:p>10</text:p>
          </table:table-cell>
          <table:table-cell office:value-type="float" office:value="163" calcext:value-type="float">
            <text:p>16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22222222222222" calcext:value-type="float">
            <text:p>0.0222222222222222</text:p>
          </table:table-cell>
          <table:table-cell table:number-columns-repeated="3" office:value-type="float" office:value="0.666666666666667" calcext:value-type="float">
            <text:p>0.666666666666667</text:p>
          </table:table-cell>
          <table:table-cell office:value-type="float" office:value="0.120548791705444" calcext:value-type="float">
            <text:p>0.120548791705444</text:p>
          </table:table-cell>
          <table:table-cell office:value-type="float" office:value="0.105214230669995" calcext:value-type="float">
            <text:p>0.105214230669995</text:p>
          </table:table-cell>
          <table:table-cell office:value-type="float" office:value="0.223192847653704" calcext:value-type="float">
            <text:p>0.223192847653704</text:p>
          </table:table-cell>
          <table:table-cell office:value-type="float" office:value="0.0935251798561151" calcext:value-type="float">
            <text:p>0.0935251798561151</text:p>
          </table:table-cell>
          <table:table-cell office:value-type="float" office:value="0.033175355450237" calcext:value-type="float">
            <text:p>0.033175355450237</text:p>
          </table:table-cell>
          <table:table-cell office:value-type="float" office:value="0.226415094339623" calcext:value-type="float">
            <text:p>0.226415094339623</text:p>
          </table:table-cell>
          <table:table-cell office:value-type="float" office:value="1146" calcext:value-type="float">
            <text:p>1146</text:p>
          </table:table-cell>
          <table:table-cell office:value-type="float" office:value="10" calcext:value-type="float">
            <text:p>10</text:p>
          </table:table-cell>
          <table:table-cell office:value-type="float" office:value="163" calcext:value-type="float">
            <text:p>163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0.6" calcext:value-type="float">
            <text:p>0.6</text:p>
          </table:table-cell>
          <table:table-cell office:value-type="float" office:value="0.120218037324294" calcext:value-type="float">
            <text:p>0.120218037324294</text:p>
          </table:table-cell>
          <table:table-cell office:value-type="float" office:value="0.112075984626304" calcext:value-type="float">
            <text:p>0.112075984626304</text:p>
          </table:table-cell>
          <table:table-cell office:value-type="float" office:value="0.174718020123557" calcext:value-type="float">
            <text:p>0.174718020123557</text:p>
          </table:table-cell>
          <table:table-cell table:number-columns-repeated="3" office:value-type="float" office:value="0.0908059023836549" calcext:value-type="float">
            <text:p>0.0908059023836549</text:p>
          </table:table-cell>
          <table:table-cell office:value-type="float" office:value="1146" calcext:value-type="float">
            <text:p>1146</text:p>
          </table:table-cell>
          <table:table-cell office:value-type="float" office:value="5" calcext:value-type="float">
            <text:p>5</text:p>
          </table:table-cell>
          <table:table-cell office:value-type="float" office:value="168" calcext:value-type="float">
            <text:p>168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815160810947418" calcext:value-type="float">
            <text:p>0.815160810947418</text:p>
          </table:table-cell>
          <table:table-cell office:value-type="float" office:value="0.118690017264128" calcext:value-type="float">
            <text:p>0.118690017264128</text:p>
          </table:table-cell>
          <table:table-cell office:value-type="float" office:value="0.10886953552884" calcext:value-type="float">
            <text:p>0.10886953552884</text:p>
          </table:table-cell>
          <table:table-cell office:value-type="float" office:value="0.184424802521142" calcext:value-type="float">
            <text:p>0.184424802521142</text:p>
          </table:table-cell>
          <table:table-cell table:number-columns-repeated="3" office:value-type="float" office:value="0.0681818181818182" calcext:value-type="float">
            <text:p>0.0681818181818182</text:p>
          </table:table-cell>
          <table:table-cell office:value-type="float" office:value="1108" calcext:value-type="float">
            <text:p>1108</text:p>
          </table:table-cell>
          <table:table-cell office:value-type="float" office:value="25" calcext:value-type="float">
            <text:p>25</text:p>
          </table:table-cell>
          <table:table-cell office:value-type="float" office:value="148" calcext:value-type="float">
            <text:p>148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49253731343284" calcext:value-type="float">
            <text:p>0.0149253731343284</text:p>
          </table:table-cell>
          <table:table-cell table:number-columns-repeated="3" office:value-type="float" office:value="0.358208955223881" calcext:value-type="float">
            <text:p>0.358208955223881</text:p>
          </table:table-cell>
          <table:table-cell office:value-type="float" office:value="0.120568865256397" calcext:value-type="float">
            <text:p>0.120568865256397</text:p>
          </table:table-cell>
          <table:table-cell office:value-type="float" office:value="0.106705638083722" calcext:value-type="float">
            <text:p>0.106705638083722</text:p>
          </table:table-cell>
          <table:table-cell office:value-type="float" office:value="0.213364339626094" calcext:value-type="float">
            <text:p>0.213364339626094</text:p>
          </table:table-cell>
          <table:table-cell table:number-columns-repeated="2" office:value-type="float" office:value="0.0757575757575758" calcext:value-type="float">
            <text:p>0.0757575757575758</text:p>
          </table:table-cell>
          <table:table-cell office:value-type="float" office:value="0.208955223880597" calcext:value-type="float">
            <text:p>0.208955223880597</text:p>
          </table:table-cell>
          <table:table-cell office:value-type="float" office:value="1158" calcext:value-type="float">
            <text:p>1158</text:p>
          </table:table-cell>
          <table:table-cell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0.45" calcext:value-type="float">
            <text:p>0.45</text:p>
          </table:table-cell>
          <table:table-cell office:value-type="float" office:value="0.123027798647633" calcext:value-type="float">
            <text:p>0.123027798647633</text:p>
          </table:table-cell>
          <table:table-cell office:value-type="float" office:value="0.108506044905009" calcext:value-type="float">
            <text:p>0.108506044905009</text:p>
          </table:table-cell>
          <table:table-cell office:value-type="float" office:value="0.220231213872832" calcext:value-type="float">
            <text:p>0.220231213872832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.25" calcext:value-type="float">
            <text:p>0.25</text:p>
          </table:table-cell>
          <table:table-cell office:value-type="float" office:value="1158" calcext:value-type="float">
            <text:p>1158</text:p>
          </table:table-cell>
          <table:table-cell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0.6" calcext:value-type="float">
            <text:p>0.6</text:p>
          </table:table-cell>
          <table:table-cell office:value-type="float" office:value="0.120218037324294" calcext:value-type="float">
            <text:p>0.120218037324294</text:p>
          </table:table-cell>
          <table:table-cell office:value-type="float" office:value="0.112075984626304" calcext:value-type="float">
            <text:p>0.112075984626304</text:p>
          </table:table-cell>
          <table:table-cell office:value-type="float" office:value="0.174718020123557" calcext:value-type="float">
            <text:p>0.174718020123557</text:p>
          </table:table-cell>
          <table:table-cell table:number-columns-repeated="3" office:value-type="float" office:value="0.0908059023836549" calcext:value-type="float">
            <text:p>0.0908059023836549</text:p>
          </table:table-cell>
          <table:table-cell office:value-type="float" office:value="1146" calcext:value-type="float">
            <text:p>1146</text:p>
          </table:table-cell>
          <table:table-cell office:value-type="float" office:value="5" calcext:value-type="float">
            <text:p>5</text:p>
          </table:table-cell>
          <table:table-cell office:value-type="float" office:value="168" calcext:value-type="float">
            <text:p>168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81" calcext:value-type="float">
            <text:p>0.81</text:p>
          </table:table-cell>
          <table:table-cell office:value-type="float" office:value="0.118702973434856" calcext:value-type="float">
            <text:p>0.118702973434856</text:p>
          </table:table-cell>
          <table:table-cell office:value-type="float" office:value="0.108885623538956" calcext:value-type="float">
            <text:p>0.108885623538956</text:p>
          </table:table-cell>
          <table:table-cell office:value-type="float" office:value="0.184416795281398" calcext:value-type="float">
            <text:p>0.184416795281398</text:p>
          </table:table-cell>
          <table:table-cell table:number-columns-repeated="3" office:value-type="float" office:value="0.0681818181818182" calcext:value-type="float">
            <text:p>0.0681818181818182</text:p>
          </table:table-cell>
          <table:table-cell office:value-type="float" office:value="1108" calcext:value-type="float">
            <text:p>1108</text:p>
          </table:table-cell>
          <table:table-cell office:value-type="float" office:value="25" calcext:value-type="float">
            <text:p>25</text:p>
          </table:table-cell>
          <table:table-cell office:value-type="float" office:value="148" calcext:value-type="float">
            <text:p>148</text:p>
          </table:table-cell>
          <table:table-cell office:value-type="float" office:value="50" calcext:value-type="float">
            <text:p>50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158" calcext:value-type="float">
            <text:p>1158</text:p>
          </table:table-cell>
          <table:table-cell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158" calcext:value-type="float">
            <text:p>1158</text:p>
          </table:table-cell>
          <table:table-cell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.000212665589060634" calcext:value-type="float">
            <text:p>0.000212665589060634</text:p>
          </table:table-cell>
          <table:table-cell office:value-type="float" office:value="0.000308375107124448" calcext:value-type="float">
            <text:p>0.000308375107124448</text:p>
          </table:table-cell>
          <table:table-cell table:number-columns-repeated="2" office:value-type="float" office:value="0.999602377414703" calcext:value-type="float">
            <text:p>0.999602377414703</text:p>
          </table:table-cell>
          <table:table-cell office:value-type="float" office:value="0.997300326824188" calcext:value-type="float">
            <text:p>0.997300326824188</text:p>
          </table:table-cell>
          <table:table-cell office:value-type="float" office:value="0.0587012689796544" calcext:value-type="float">
            <text:p>0.0587012689796544</text:p>
          </table:table-cell>
          <table:table-cell office:value-type="float" office:value="0.0441781152618868" calcext:value-type="float">
            <text:p>0.0441781152618868</text:p>
          </table:table-cell>
          <table:table-cell office:value-type="float" office:value="0.167301157289585" calcext:value-type="float">
            <text:p>0.167301157289585</text:p>
          </table:table-cell>
          <table:table-cell office:value-type="float" office:value="0.00149639532901347" calcext:value-type="float">
            <text:p>0.00149639532901347</text:p>
          </table:table-cell>
          <table:table-cell office:value-type="float" office:value="0.00120829208754003" calcext:value-type="float">
            <text:p>0.00120829208754003</text:p>
          </table:table-cell>
          <table:table-cell office:value-type="float" office:value="0.0104438979178667" calcext:value-type="float">
            <text:p>0.0104438979178667</text:p>
          </table:table-cell>
          <table:table-cell office:value-type="float" office:value="1129" calcext:value-type="float">
            <text:p>1129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.0475536049246904" calcext:value-type="float">
            <text:p>0.0475536049246904</text:p>
          </table:table-cell>
          <table:table-cell office:value-type="float" office:value="0.0529876222046343" calcext:value-type="float">
            <text:p>0.0529876222046343</text:p>
          </table:table-cell>
          <table:table-cell table:number-columns-repeated="2" office:value-type="float" office:value="0.880185176811743" calcext:value-type="float">
            <text:p>0.880185176811743</text:p>
          </table:table-cell>
          <table:table-cell office:value-type="float" office:value="0.803200533764135" calcext:value-type="float">
            <text:p>0.803200533764135</text:p>
          </table:table-cell>
          <table:table-cell office:value-type="float" office:value="0.126966704300059" calcext:value-type="float">
            <text:p>0.126966704300059</text:p>
          </table:table-cell>
          <table:table-cell office:value-type="float" office:value="0.114816084678152" calcext:value-type="float">
            <text:p>0.114816084678152</text:p>
          </table:table-cell>
          <table:table-cell office:value-type="float" office:value="0.21782547777852" calcext:value-type="float">
            <text:p>0.21782547777852</text:p>
          </table:table-cell>
          <table:table-cell office:value-type="float" office:value="0.0832659196641556" calcext:value-type="float">
            <text:p>0.0832659196641556</text:p>
          </table:table-cell>
          <table:table-cell office:value-type="float" office:value="0.07839096004824" calcext:value-type="float">
            <text:p>0.07839096004824</text:p>
          </table:table-cell>
          <table:table-cell office:value-type="float" office:value="0.14178921841318" calcext:value-type="float">
            <text:p>0.14178921841318</text:p>
          </table:table-cell>
          <table:table-cell office:value-type="float" office:value="1142" calcext:value-type="float">
            <text:p>1142</text:p>
          </table:table-cell>
          <table:table-cell office:value-type="float" office:value="21" calcext:value-type="float">
            <text:p>21</text:p>
          </table:table-cell>
          <table:table-cell office:value-type="float" office:value="136" calcext:value-type="float">
            <text:p>136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.0474948585940311" calcext:value-type="float">
            <text:p>0.0474948585940311</text:p>
          </table:table-cell>
          <table:table-cell office:value-type="float" office:value="0.0529282455874671" calcext:value-type="float">
            <text:p>0.0529282455874671</text:p>
          </table:table-cell>
          <table:table-cell table:number-columns-repeated="2" office:value-type="float" office:value="0.880574098543129" calcext:value-type="float">
            <text:p>0.880574098543129</text:p>
          </table:table-cell>
          <table:table-cell office:value-type="float" office:value="0.803690934134067" calcext:value-type="float">
            <text:p>0.803690934134067</text:p>
          </table:table-cell>
          <table:table-cell office:value-type="float" office:value="0.126960810241291" calcext:value-type="float">
            <text:p>0.126960810241291</text:p>
          </table:table-cell>
          <table:table-cell office:value-type="float" office:value="0.114798921488361" calcext:value-type="float">
            <text:p>0.114798921488361</text:p>
          </table:table-cell>
          <table:table-cell office:value-type="float" office:value="0.217903850979757" calcext:value-type="float">
            <text:p>0.217903850979757</text:p>
          </table:table-cell>
          <table:table-cell office:value-type="float" office:value="0.0832125426850883" calcext:value-type="float">
            <text:p>0.0832125426850883</text:p>
          </table:table-cell>
          <table:table-cell office:value-type="float" office:value="0.0783357026774234" calcext:value-type="float">
            <text:p>0.0783357026774234</text:p>
          </table:table-cell>
          <table:table-cell office:value-type="float" office:value="0.141776897163733" calcext:value-type="float">
            <text:p>0.141776897163733</text:p>
          </table:table-cell>
          <table:table-cell office:value-type="float" office:value="1142" calcext:value-type="float">
            <text:p>1142</text:p>
          </table:table-cell>
          <table:table-cell office:value-type="float" office:value="21" calcext:value-type="float">
            <text:p>21</text:p>
          </table:table-cell>
          <table:table-cell office:value-type="float" office:value="136" calcext:value-type="float">
            <text:p>136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.0424887415251452" calcext:value-type="float">
            <text:p>0.0424887415251452</text:p>
          </table:table-cell>
          <table:table-cell office:value-type="float" office:value="0.0484221427075445" calcext:value-type="float">
            <text:p>0.0484221427075445</text:p>
          </table:table-cell>
          <table:table-cell table:number-columns-repeated="2" office:value-type="float" office:value="0.947074236786596" calcext:value-type="float">
            <text:p>0.947074236786596</text:p>
          </table:table-cell>
          <table:table-cell office:value-type="float" office:value="0.898256104007539" calcext:value-type="float">
            <text:p>0.898256104007539</text:p>
          </table:table-cell>
          <table:table-cell office:value-type="float" office:value="0.13904582397486" calcext:value-type="float">
            <text:p>0.13904582397486</text:p>
          </table:table-cell>
          <table:table-cell office:value-type="float" office:value="0.12390408166354" calcext:value-type="float">
            <text:p>0.12390408166354</text:p>
          </table:table-cell>
          <table:table-cell office:value-type="float" office:value="0.252271336544853" calcext:value-type="float">
            <text:p>0.252271336544853</text:p>
          </table:table-cell>
          <table:table-cell office:value-type="float" office:value="0.0834914278751425" calcext:value-type="float">
            <text:p>0.0834914278751425</text:p>
          </table:table-cell>
          <table:table-cell office:value-type="float" office:value="0.0776495513635486" calcext:value-type="float">
            <text:p>0.0776495513635486</text:p>
          </table:table-cell>
          <table:table-cell office:value-type="float" office:value="0.157531526617034" calcext:value-type="float">
            <text:p>0.157531526617034</text:p>
          </table:table-cell>
          <table:table-cell office:value-type="float" office:value="1129" calcext:value-type="float">
            <text:p>1129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25988700564972" calcext:value-type="float">
            <text:p>0.0225988700564972</text:p>
          </table:table-cell>
          <table:table-cell office:value-type="float" office:value="1" calcext:value-type="float">
            <text:p>1</text:p>
          </table:table-cell>
          <table:table-cell office:value-type="float" office:value="0.999602377414703" calcext:value-type="float">
            <text:p>0.999602377414703</text:p>
          </table:table-cell>
          <table:table-cell office:value-type="float" office:value="1" calcext:value-type="float">
            <text:p>1</text:p>
          </table:table-cell>
          <table:table-cell office:value-type="float" office:value="0.123737475783717" calcext:value-type="float">
            <text:p>0.123737475783717</text:p>
          </table:table-cell>
          <table:table-cell office:value-type="float" office:value="0.110430167835354" calcext:value-type="float">
            <text:p>0.110430167835354</text:p>
          </table:table-cell>
          <table:table-cell office:value-type="float" office:value="0.22324562566511" calcext:value-type="float">
            <text:p>0.22324562566511</text:p>
          </table:table-cell>
          <table:table-cell table:number-columns-repeated="2" office:value-type="float" office:value="0.0955882352941176" calcext:value-type="float">
            <text:p>0.0955882352941176</text:p>
          </table:table-cell>
          <table:table-cell office:value-type="float" office:value="0.159564441193236" calcext:value-type="float">
            <text:p>0.159564441193236</text:p>
          </table:table-cell>
          <table:table-cell office:value-type="float" office:value="1156" calcext:value-type="float">
            <text:p>1156</text:p>
          </table:table-cell>
          <table:table-cell office:value-type="float" office:value="6" calcext:value-type="float">
            <text:p>6</text:p>
          </table:table-cell>
          <table:table-cell office:value-type="float" office:value="151" calcext:value-type="float">
            <text:p>151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25988700564972" calcext:value-type="float">
            <text:p>0.022598870056497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123740290009631" calcext:value-type="float">
            <text:p>0.123740290009631</text:p>
          </table:table-cell>
          <table:table-cell office:value-type="float" office:value="0.110433358410049" calcext:value-type="float">
            <text:p>0.110433358410049</text:p>
          </table:table-cell>
          <table:table-cell office:value-type="float" office:value="0.22324562566511" calcext:value-type="float">
            <text:p>0.22324562566511</text:p>
          </table:table-cell>
          <table:table-cell table:number-columns-repeated="2" office:value-type="float" office:value="0.0955882352941176" calcext:value-type="float">
            <text:p>0.0955882352941176</text:p>
          </table:table-cell>
          <table:table-cell office:value-type="float" office:value="0.159564441193236" calcext:value-type="float">
            <text:p>0.159564441193236</text:p>
          </table:table-cell>
          <table:table-cell office:value-type="float" office:value="1156" calcext:value-type="float">
            <text:p>1156</text:p>
          </table:table-cell>
          <table:table-cell office:value-type="float" office:value="6" calcext:value-type="float">
            <text:p>6</text:p>
          </table:table-cell>
          <table:table-cell office:value-type="float" office:value="151" calcext:value-type="float">
            <text:p>151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20454545454545" calcext:value-type="float">
            <text:p>0.092045454545454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office:value-type="float" office:value="0.127261845847001" calcext:value-type="float">
            <text:p>0.127261845847001</text:p>
          </table:table-cell>
          <table:table-cell office:value-type="float" office:value="0.119540066093684" calcext:value-type="float">
            <text:p>0.119540066093684</text:p>
          </table:table-cell>
          <table:table-cell office:value-type="float" office:value="0.185003052410025" calcext:value-type="float">
            <text:p>0.185003052410025</text:p>
          </table:table-cell>
          <table:table-cell table:number-columns-repeated="3" office:value-type="float" office:value="0.0920454545454545" calcext:value-type="float">
            <text:p>0.0920454545454545</text:p>
          </table:table-cell>
          <table:table-cell office:value-type="float" office:value="1127" calcext:value-type="float">
            <text:p>1127</text:p>
          </table:table-cell>
          <table:table-cell office:value-type="float" office:value="21" calcext:value-type="float">
            <text:p>21</text:p>
          </table:table-cell>
          <table:table-cell office:value-type="float" office:value="136" calcext:value-type="float">
            <text:p>136</text:p>
          </table:table-cell>
          <table:table-cell office:value-type="float" office:value="47" calcext:value-type="float">
            <text:p>4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126545554549545" calcext:value-type="float">
            <text:p>0.126545554549545</text:p>
          </table:table-cell>
          <table:table-cell office:value-type="float" office:value="0.116907581705559" calcext:value-type="float">
            <text:p>0.116907581705559</text:p>
          </table:table-cell>
          <table:table-cell office:value-type="float" office:value="0.198615491612217" calcext:value-type="float">
            <text:p>0.198615491612217</text:p>
          </table:table-cell>
          <table:table-cell table:number-columns-repeated="3" office:value-type="float" office:value="0.0802919708029197" calcext:value-type="float">
            <text:p>0.0802919708029197</text:p>
          </table:table-cell>
          <table:table-cell office:value-type="float" office:value="1115" calcext:value-type="float">
            <text:p>111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59" calcext:value-type="float">
            <text:p>5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0.492537313432836" calcext:value-type="float">
            <text:p>0.492537313432836</text:p>
          </table:table-cell>
          <table:table-cell office:value-type="float" office:value="0.122985237734557" calcext:value-type="float">
            <text:p>0.122985237734557</text:p>
          </table:table-cell>
          <table:table-cell office:value-type="float" office:value="0.111079841615833" calcext:value-type="float">
            <text:p>0.111079841615833</text:p>
          </table:table-cell>
          <table:table-cell office:value-type="float" office:value="0.21201030170514" calcext:value-type="float">
            <text:p>0.21201030170514</text:p>
          </table:table-cell>
          <table:table-cell table:number-columns-repeated="2" office:value-type="float" office:value="0.0746268656716418" calcext:value-type="float">
            <text:p>0.0746268656716418</text:p>
          </table:table-cell>
          <table:table-cell office:value-type="float" office:value="0.194029850746269" calcext:value-type="float">
            <text:p>0.194029850746269</text:p>
          </table:table-cell>
          <table:table-cell office:value-type="float" office:value="1174" calcext:value-type="float">
            <text:p>1174</text:p>
          </table:table-cell>
          <table:table-cell office:value-type="float" office:value="0" calcext:value-type="float">
            <text:p>0</text:p>
          </table:table-cell>
          <table:table-cell office:value-type="float" office:value="157" calcext:value-type="float">
            <text:p>15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0.55" calcext:value-type="float">
            <text:p>0.55</text:p>
          </table:table-cell>
          <table:table-cell office:value-type="float" office:value="0.122426746806912" calcext:value-type="float">
            <text:p>0.122426746806912</text:p>
          </table:table-cell>
          <table:table-cell office:value-type="float" office:value="0.108730834752981" calcext:value-type="float">
            <text:p>0.108730834752981</text:p>
          </table:table-cell>
          <table:table-cell office:value-type="float" office:value="0.22484076433121" calcext:value-type="float">
            <text:p>0.22484076433121</text:p>
          </table:table-cell>
          <table:table-cell office:value-type="float" office:value="0.1" calcext:value-type="float">
            <text:p>0.1</text:p>
          </table:table-cell>
          <table:table-cell office:value-type="float" office:value="0.05" calcext:value-type="float">
            <text:p>0.05</text:p>
          </table:table-cell>
          <table:table-cell office:value-type="float" office:value="0.2" calcext:value-type="float">
            <text:p>0.2</text:p>
          </table:table-cell>
          <table:table-cell office:value-type="float" office:value="1127" calcext:value-type="float">
            <text:p>1127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20454545454545" calcext:value-type="float">
            <text:p>0.092045454545454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office:value-type="float" office:value="0.127261845847001" calcext:value-type="float">
            <text:p>0.127261845847001</text:p>
          </table:table-cell>
          <table:table-cell office:value-type="float" office:value="0.119540066093684" calcext:value-type="float">
            <text:p>0.119540066093684</text:p>
          </table:table-cell>
          <table:table-cell office:value-type="float" office:value="0.185003052410025" calcext:value-type="float">
            <text:p>0.185003052410025</text:p>
          </table:table-cell>
          <table:table-cell table:number-columns-repeated="3" office:value-type="float" office:value="0.0920454545454545" calcext:value-type="float">
            <text:p>0.0920454545454545</text:p>
          </table:table-cell>
          <table:table-cell office:value-type="float" office:value="1127" calcext:value-type="float">
            <text:p>1127</text:p>
          </table:table-cell>
          <table:table-cell office:value-type="float" office:value="21" calcext:value-type="float">
            <text:p>21</text:p>
          </table:table-cell>
          <table:table-cell office:value-type="float" office:value="136" calcext:value-type="float">
            <text:p>136</text:p>
          </table:table-cell>
          <table:table-cell office:value-type="float" office:value="47" calcext:value-type="float">
            <text:p>4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12653843859238" calcext:value-type="float">
            <text:p>0.12653843859238</text:p>
          </table:table-cell>
          <table:table-cell office:value-type="float" office:value="0.116902960401077" calcext:value-type="float">
            <text:p>0.116902960401077</text:p>
          </table:table-cell>
          <table:table-cell office:value-type="float" office:value="0.198589721373207" calcext:value-type="float">
            <text:p>0.198589721373207</text:p>
          </table:table-cell>
          <table:table-cell table:number-columns-repeated="3" office:value-type="float" office:value="0.0802919708029197" calcext:value-type="float">
            <text:p>0.0802919708029197</text:p>
          </table:table-cell>
          <table:table-cell office:value-type="float" office:value="1115" calcext:value-type="float">
            <text:p>111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59" calcext:value-type="float">
            <text:p>59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174" calcext:value-type="float">
            <text:p>1174</text:p>
          </table:table-cell>
          <table:table-cell office:value-type="float" office:value="0" calcext:value-type="float">
            <text:p>0</text:p>
          </table:table-cell>
          <table:table-cell office:value-type="float" office:value="157" calcext:value-type="float">
            <text:p>157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174" calcext:value-type="float">
            <text:p>1174</text:p>
          </table:table-cell>
          <table:table-cell office:value-type="float" office:value="0" calcext:value-type="float">
            <text:p>0</text:p>
          </table:table-cell>
          <table:table-cell office:value-type="float" office:value="157" calcext:value-type="float">
            <text:p>1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.000461676710983738" calcext:value-type="float">
            <text:p>0.000461676710983738</text:p>
          </table:table-cell>
          <table:table-cell office:value-type="float" office:value="0.000662575825117528" calcext:value-type="float">
            <text:p>0.000662575825117528</text:p>
          </table:table-cell>
          <table:table-cell table:number-columns-repeated="2" office:value-type="float" office:value="0.998981773853302" calcext:value-type="float">
            <text:p>0.998981773853302</text:p>
          </table:table-cell>
          <table:table-cell office:value-type="float" office:value="0.998839914798737" calcext:value-type="float">
            <text:p>0.998839914798737</text:p>
          </table:table-cell>
          <table:table-cell office:value-type="float" office:value="0.127569998689491" calcext:value-type="float">
            <text:p>0.127569998689491</text:p>
          </table:table-cell>
          <table:table-cell office:value-type="float" office:value="0.099074291842199" calcext:value-type="float">
            <text:p>0.099074291842199</text:p>
          </table:table-cell>
          <table:table-cell office:value-type="float" office:value="0.337613825261982" calcext:value-type="float">
            <text:p>0.337613825261982</text:p>
          </table:table-cell>
          <table:table-cell office:value-type="float" office:value="0.00609593838453293" calcext:value-type="float">
            <text:p>0.00609593838453293</text:p>
          </table:table-cell>
          <table:table-cell office:value-type="float" office:value="0.00478142243809998" calcext:value-type="float">
            <text:p>0.00478142243809998</text:p>
          </table:table-cell>
          <table:table-cell office:value-type="float" office:value="0.061335563659668" calcext:value-type="float">
            <text:p>0.061335563659668</text:p>
          </table:table-cell>
          <table:table-cell office:value-type="float" office:value="1073" calcext:value-type="float">
            <text:p>1073</text:p>
          </table:table-cell>
          <table:table-cell office:value-type="float" office:value="54" calcext:value-type="float">
            <text:p>54</text:p>
          </table:table-cell>
          <table:table-cell office:value-type="float" office:value="105" calcext:value-type="float">
            <text:p>105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0.0374847606797191" calcext:value-type="float">
            <text:p>0.0374847606797191</text:p>
          </table:table-cell>
          <table:table-cell office:value-type="float" office:value="0.0408968696816916" calcext:value-type="float">
            <text:p>0.0408968696816916</text:p>
          </table:table-cell>
          <table:table-cell table:number-columns-repeated="2" office:value-type="float" office:value="0.60079861940612" calcext:value-type="float">
            <text:p>0.60079861940612</text:p>
          </table:table-cell>
          <table:table-cell office:value-type="float" office:value="0.592917922542429" calcext:value-type="float">
            <text:p>0.592917922542429</text:p>
          </table:table-cell>
          <table:table-cell office:value-type="float" office:value="0.108518392542084" calcext:value-type="float">
            <text:p>0.108518392542084</text:p>
          </table:table-cell>
          <table:table-cell office:value-type="float" office:value="0.0975840012794382" calcext:value-type="float">
            <text:p>0.0975840012794382</text:p>
          </table:table-cell>
          <table:table-cell office:value-type="float" office:value="0.189116547006365" calcext:value-type="float">
            <text:p>0.189116547006365</text:p>
          </table:table-cell>
          <table:table-cell office:value-type="float" office:value="0.0693376013463711" calcext:value-type="float">
            <text:p>0.0693376013463711</text:p>
          </table:table-cell>
          <table:table-cell office:value-type="float" office:value="0.065487527682187" calcext:value-type="float">
            <text:p>0.065487527682187</text:p>
          </table:table-cell>
          <table:table-cell office:value-type="float" office:value="0.118841279955772" calcext:value-type="float">
            <text:p>0.118841279955772</text:p>
          </table:table-cell>
          <table:table-cell office:value-type="float" office:value="1157" calcext:value-type="float">
            <text:p>1157</text:p>
          </table:table-cell>
          <table:table-cell office:value-type="float" office:value="8" calcext:value-type="float">
            <text:p>8</text:p>
          </table:table-cell>
          <table:table-cell office:value-type="float" office:value="151" calcext:value-type="float">
            <text:p>15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.0374489654250989" calcext:value-type="float">
            <text:p>0.0374489654250989</text:p>
          </table:table-cell>
          <table:table-cell office:value-type="float" office:value="0.0408603356201742" calcext:value-type="float">
            <text:p>0.0408603356201742</text:p>
          </table:table-cell>
          <table:table-cell table:number-columns-repeated="2" office:value-type="float" office:value="0.60114785968581" calcext:value-type="float">
            <text:p>0.60114785968581</text:p>
          </table:table-cell>
          <table:table-cell office:value-type="float" office:value="0.593264093624031" calcext:value-type="float">
            <text:p>0.593264093624031</text:p>
          </table:table-cell>
          <table:table-cell office:value-type="float" office:value="0.108513302477363" calcext:value-type="float">
            <text:p>0.108513302477363</text:p>
          </table:table-cell>
          <table:table-cell office:value-type="float" office:value="0.0975718143988276" calcext:value-type="float">
            <text:p>0.0975718143988276</text:p>
          </table:table-cell>
          <table:table-cell office:value-type="float" office:value="0.189163768062543" calcext:value-type="float">
            <text:p>0.189163768062543</text:p>
          </table:table-cell>
          <table:table-cell office:value-type="float" office:value="0.0693016116160067" calcext:value-type="float">
            <text:p>0.0693016116160067</text:p>
          </table:table-cell>
          <table:table-cell office:value-type="float" office:value="0.0654508848687832" calcext:value-type="float">
            <text:p>0.0654508848687832</text:p>
          </table:table-cell>
          <table:table-cell office:value-type="float" office:value="0.118824509289556" calcext:value-type="float">
            <text:p>0.118824509289556</text:p>
          </table:table-cell>
          <table:table-cell office:value-type="float" office:value="1157" calcext:value-type="float">
            <text:p>1157</text:p>
          </table:table-cell>
          <table:table-cell office:value-type="float" office:value="8" calcext:value-type="float">
            <text:p>8</text:p>
          </table:table-cell>
          <table:table-cell office:value-type="float" office:value="151" calcext:value-type="float">
            <text:p>15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.0424461503641508" calcext:value-type="float">
            <text:p>0.0424461503641508</text:p>
          </table:table-cell>
          <table:table-cell office:value-type="float" office:value="0.0488237264478638" calcext:value-type="float">
            <text:p>0.0488237264478638</text:p>
          </table:table-cell>
          <table:table-cell table:number-columns-repeated="2" office:value-type="float" office:value="0.942405032513042" calcext:value-type="float">
            <text:p>0.942405032513042</text:p>
          </table:table-cell>
          <table:table-cell office:value-type="float" office:value="0.939461158236393" calcext:value-type="float">
            <text:p>0.939461158236393</text:p>
          </table:table-cell>
          <table:table-cell office:value-type="float" office:value="0.202962429266489" calcext:value-type="float">
            <text:p>0.202962429266489</text:p>
          </table:table-cell>
          <table:table-cell office:value-type="float" office:value="0.178900190331034" calcext:value-type="float">
            <text:p>0.178900190331034</text:p>
          </table:table-cell>
          <table:table-cell office:value-type="float" office:value="0.380326857142925" calcext:value-type="float">
            <text:p>0.380326857142925</text:p>
          </table:table-cell>
          <table:table-cell office:value-type="float" office:value="0.112361935743511" calcext:value-type="float">
            <text:p>0.112361935743511</text:p>
          </table:table-cell>
          <table:table-cell office:value-type="float" office:value="0.102852645850548" calcext:value-type="float">
            <text:p>0.102852645850548</text:p>
          </table:table-cell>
          <table:table-cell office:value-type="float" office:value="0.248450343461189" calcext:value-type="float">
            <text:p>0.248450343461189</text:p>
          </table:table-cell>
          <table:table-cell office:value-type="float" office:value="1073" calcext:value-type="float">
            <text:p>1073</text:p>
          </table:table-cell>
          <table:table-cell office:value-type="float" office:value="54" calcext:value-type="float">
            <text:p>54</text:p>
          </table:table-cell>
          <table:table-cell office:value-type="float" office:value="105" calcext:value-type="float">
            <text:p>105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0.000461676710983738" calcext:value-type="float">
            <text:p>0.000461676710983738</text:p>
          </table:table-cell>
          <table:table-cell office:value-type="float" office:value="0.00684931506849315" calcext:value-type="float">
            <text:p>0.00684931506849315</text:p>
          </table:table-cell>
          <table:table-cell table:number-columns-repeated="2" office:value-type="float" office:value="0.753652940466127" calcext:value-type="float">
            <text:p>0.753652940466127</text:p>
          </table:table-cell>
          <table:table-cell office:value-type="float" office:value="0.538461538461538" calcext:value-type="float">
            <text:p>0.538461538461538</text:p>
          </table:table-cell>
          <table:table-cell office:value-type="float" office:value="0.110328810029449" calcext:value-type="float">
            <text:p>0.110328810029449</text:p>
          </table:table-cell>
          <table:table-cell office:value-type="float" office:value="0.0974109834769444" calcext:value-type="float">
            <text:p>0.0974109834769444</text:p>
          </table:table-cell>
          <table:table-cell office:value-type="float" office:value="0.205547003234073" calcext:value-type="float">
            <text:p>0.205547003234073</text:p>
          </table:table-cell>
          <table:table-cell table:number-columns-repeated="2" office:value-type="float" office:value="0.0542372881355932" calcext:value-type="float">
            <text:p>0.0542372881355932</text:p>
          </table:table-cell>
          <table:table-cell office:value-type="float" office:value="0.208955223880597" calcext:value-type="float">
            <text:p>0.208955223880597</text:p>
          </table:table-cell>
          <table:table-cell office:value-type="float" office:value="1163" calcext:value-type="float">
            <text:p>1163</text:p>
          </table:table-cell>
          <table:table-cell office:value-type="float" office:value="5" calcext:value-type="float">
            <text:p>5</text:p>
          </table:table-cell>
          <table:table-cell office:value-type="float" office:value="154" calcext:value-type="float">
            <text:p>154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.00684931506849315" calcext:value-type="float">
            <text:p>0.00684931506849315</text:p>
          </table:table-cell>
          <table:table-cell table:number-columns-repeated="2" office:value-type="float" office:value="0.753652940466127" calcext:value-type="float">
            <text:p>0.753652940466127</text:p>
          </table:table-cell>
          <table:table-cell office:value-type="float" office:value="0.538461538461538" calcext:value-type="float">
            <text:p>0.538461538461538</text:p>
          </table:table-cell>
          <table:table-cell office:value-type="float" office:value="0.11033360915669" calcext:value-type="float">
            <text:p>0.11033360915669</text:p>
          </table:table-cell>
          <table:table-cell office:value-type="float" office:value="0.0974164336803211" calcext:value-type="float">
            <text:p>0.0974164336803211</text:p>
          </table:table-cell>
          <table:table-cell office:value-type="float" office:value="0.205547003234073" calcext:value-type="float">
            <text:p>0.205547003234073</text:p>
          </table:table-cell>
          <table:table-cell table:number-columns-repeated="2" office:value-type="float" office:value="0.0542372881355932" calcext:value-type="float">
            <text:p>0.0542372881355932</text:p>
          </table:table-cell>
          <table:table-cell office:value-type="float" office:value="0.208955223880597" calcext:value-type="float">
            <text:p>0.208955223880597</text:p>
          </table:table-cell>
          <table:table-cell office:value-type="float" office:value="1163" calcext:value-type="float">
            <text:p>1163</text:p>
          </table:table-cell>
          <table:table-cell office:value-type="float" office:value="5" calcext:value-type="float">
            <text:p>5</text:p>
          </table:table-cell>
          <table:table-cell office:value-type="float" office:value="154" calcext:value-type="float">
            <text:p>154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0.555555555555556" calcext:value-type="float">
            <text:p>0.555555555555556</text:p>
          </table:table-cell>
          <table:table-cell office:value-type="float" office:value="0.110836825381104" calcext:value-type="float">
            <text:p>0.110836825381104</text:p>
          </table:table-cell>
          <table:table-cell office:value-type="float" office:value="0.100919871528598" calcext:value-type="float">
            <text:p>0.100919871528598</text:p>
          </table:table-cell>
          <table:table-cell office:value-type="float" office:value="0.183935378306497" calcext:value-type="float">
            <text:p>0.183935378306497</text:p>
          </table:table-cell>
          <table:table-cell table:number-columns-repeated="3" office:value-type="float" office:value="0.0625" calcext:value-type="float">
            <text:p>0.0625</text:p>
          </table:table-cell>
          <table:table-cell office:value-type="float" office:value="1163" calcext:value-type="float">
            <text:p>1163</text:p>
          </table:table-cell>
          <table:table-cell office:value-type="float" office:value="6" calcext:value-type="float">
            <text:p>6</text:p>
          </table:table-cell>
          <table:table-cell office:value-type="float" office:value="153" calcext:value-type="float">
            <text:p>153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75119686126709" calcext:value-type="float">
            <text:p>0.75119686126709</text:p>
          </table:table-cell>
          <table:table-cell office:value-type="float" office:value="0.75" calcext:value-type="float">
            <text:p>0.75</text:p>
          </table:table-cell>
          <table:table-cell office:value-type="float" office:value="0.113018817707952" calcext:value-type="float">
            <text:p>0.113018817707952</text:p>
          </table:table-cell>
          <table:table-cell office:value-type="float" office:value="0.101163353852178" calcext:value-type="float">
            <text:p>0.101163353852178</text:p>
          </table:table-cell>
          <table:table-cell office:value-type="float" office:value="0.200406261978185" calcext:value-type="float">
            <text:p>0.200406261978185</text:p>
          </table:table-cell>
          <table:table-cell table:number-columns-repeated="2" office:value-type="float" office:value="0.0379362670713202" calcext:value-type="float">
            <text:p>0.0379362670713202</text:p>
          </table:table-cell>
          <table:table-cell office:value-type="float" office:value="0.191176470588235" calcext:value-type="float">
            <text:p>0.191176470588235</text:p>
          </table:table-cell>
          <table:table-cell office:value-type="float" office:value="1129" calcext:value-type="float">
            <text:p>1129</text:p>
          </table:table-cell>
          <table:table-cell office:value-type="float" office:value="17" calcext:value-type="float">
            <text:p>17</text:p>
          </table:table-cell>
          <table:table-cell office:value-type="float" office:value="142" calcext:value-type="float">
            <text:p>142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0.343283582089552" calcext:value-type="float">
            <text:p>0.343283582089552</text:p>
          </table:table-cell>
          <table:table-cell office:value-type="float" office:value="0.110460775828528" calcext:value-type="float">
            <text:p>0.110460775828528</text:p>
          </table:table-cell>
          <table:table-cell office:value-type="float" office:value="0.0982465503694682" calcext:value-type="float">
            <text:p>0.0982465503694682</text:p>
          </table:table-cell>
          <table:table-cell office:value-type="float" office:value="0.200492676696563" calcext:value-type="float">
            <text:p>0.200492676696563</text:p>
          </table:table-cell>
          <table:table-cell table:number-columns-repeated="2" office:value-type="float" office:value="0.0597014925373134" calcext:value-type="float">
            <text:p>0.0597014925373134</text:p>
          </table:table-cell>
          <table:table-cell office:value-type="float" office:value="0.238805970149254" calcext:value-type="float">
            <text:p>0.238805970149254</text:p>
          </table:table-cell>
          <table:table-cell office:value-type="float" office:value="1172" calcext:value-type="float">
            <text:p>1172</text:p>
          </table:table-cell>
          <table:table-cell office:value-type="float" office:value="0" calcext:value-type="float">
            <text:p>0</text:p>
          </table:table-cell>
          <table:table-cell office:value-type="float" office:value="159" calcext:value-type="float">
            <text:p>15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0.45" calcext:value-type="float">
            <text:p>0.45</text:p>
          </table:table-cell>
          <table:table-cell office:value-type="float" office:value="0.111382419233659" calcext:value-type="float">
            <text:p>0.111382419233659</text:p>
          </table:table-cell>
          <table:table-cell office:value-type="float" office:value="0.0981655290102389" calcext:value-type="float">
            <text:p>0.0981655290102389</text:p>
          </table:table-cell>
          <table:table-cell office:value-type="float" office:value="0.208805031446541" calcext:value-type="float">
            <text:p>0.208805031446541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.2" calcext:value-type="float">
            <text:p>0.2</text:p>
          </table:table-cell>
          <table:table-cell office:value-type="float" office:value="1172" calcext:value-type="float">
            <text:p>1172</text:p>
          </table:table-cell>
          <table:table-cell office:value-type="float" office:value="0" calcext:value-type="float">
            <text:p>0</text:p>
          </table:table-cell>
          <table:table-cell office:value-type="float" office:value="159" calcext:value-type="float">
            <text:p>15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0.555555555555556" calcext:value-type="float">
            <text:p>0.555555555555556</text:p>
          </table:table-cell>
          <table:table-cell office:value-type="float" office:value="0.110836825381104" calcext:value-type="float">
            <text:p>0.110836825381104</text:p>
          </table:table-cell>
          <table:table-cell office:value-type="float" office:value="0.100919871528598" calcext:value-type="float">
            <text:p>0.100919871528598</text:p>
          </table:table-cell>
          <table:table-cell office:value-type="float" office:value="0.183935378306497" calcext:value-type="float">
            <text:p>0.183935378306497</text:p>
          </table:table-cell>
          <table:table-cell table:number-columns-repeated="3" office:value-type="float" office:value="0.0625" calcext:value-type="float">
            <text:p>0.0625</text:p>
          </table:table-cell>
          <table:table-cell office:value-type="float" office:value="1163" calcext:value-type="float">
            <text:p>1163</text:p>
          </table:table-cell>
          <table:table-cell office:value-type="float" office:value="6" calcext:value-type="float">
            <text:p>6</text:p>
          </table:table-cell>
          <table:table-cell office:value-type="float" office:value="153" calcext:value-type="float">
            <text:p>153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0.75" calcext:value-type="float">
            <text:p>0.75</text:p>
          </table:table-cell>
          <table:table-cell office:value-type="float" office:value="0.11304315437756" calcext:value-type="float">
            <text:p>0.11304315437756</text:p>
          </table:table-cell>
          <table:table-cell office:value-type="float" office:value="0.101183617505948" calcext:value-type="float">
            <text:p>0.101183617505948</text:p>
          </table:table-cell>
          <table:table-cell office:value-type="float" office:value="0.200460621129317" calcext:value-type="float">
            <text:p>0.200460621129317</text:p>
          </table:table-cell>
          <table:table-cell table:number-columns-repeated="2" office:value-type="float" office:value="0.0379362670713202" calcext:value-type="float">
            <text:p>0.0379362670713202</text:p>
          </table:table-cell>
          <table:table-cell office:value-type="float" office:value="0.191176470588235" calcext:value-type="float">
            <text:p>0.191176470588235</text:p>
          </table:table-cell>
          <table:table-cell office:value-type="float" office:value="1129" calcext:value-type="float">
            <text:p>1129</text:p>
          </table:table-cell>
          <table:table-cell office:value-type="float" office:value="17" calcext:value-type="float">
            <text:p>17</text:p>
          </table:table-cell>
          <table:table-cell office:value-type="float" office:value="142" calcext:value-type="float">
            <text:p>142</text:p>
          </table:table-cell>
          <table:table-cell office:value-type="float" office:value="43" calcext:value-type="float">
            <text:p>43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172" calcext:value-type="float">
            <text:p>1172</text:p>
          </table:table-cell>
          <table:table-cell office:value-type="float" office:value="0" calcext:value-type="float">
            <text:p>0</text:p>
          </table:table-cell>
          <table:table-cell office:value-type="float" office:value="159" calcext:value-type="float">
            <text:p>159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172" calcext:value-type="float">
            <text:p>1172</text:p>
          </table:table-cell>
          <table:table-cell office:value-type="float" office:value="0" calcext:value-type="float">
            <text:p>0</text:p>
          </table:table-cell>
          <table:table-cell office:value-type="float" office:value="159" calcext:value-type="float">
            <text:p>1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.00015478536079172" calcext:value-type="float">
            <text:p>0.00015478536079172</text:p>
          </table:table-cell>
          <table:table-cell office:value-type="float" office:value="0.000229035402298905" calcext:value-type="float">
            <text:p>0.000229035402298905</text:p>
          </table:table-cell>
          <table:table-cell table:number-columns-repeated="2" office:value-type="float" office:value="0.997331023216248" calcext:value-type="float">
            <text:p>0.997331023216248</text:p>
          </table:table-cell>
          <table:table-cell office:value-type="float" office:value="0.996170222759247" calcext:value-type="float">
            <text:p>0.996170222759247</text:p>
          </table:table-cell>
          <table:table-cell office:value-type="float" office:value="0.0370024628521132" calcext:value-type="float">
            <text:p>0.0370024628521132</text:p>
          </table:table-cell>
          <table:table-cell office:value-type="float" office:value="0.0279843180470208" calcext:value-type="float">
            <text:p>0.0279843180470208</text:p>
          </table:table-cell>
          <table:table-cell office:value-type="float" office:value="0.109086687882007" calcext:value-type="float">
            <text:p>0.109086687882007</text:p>
          </table:table-cell>
          <table:table-cell office:value-type="float" office:value="0.00206732843071222" calcext:value-type="float">
            <text:p>0.00206732843071222</text:p>
          </table:table-cell>
          <table:table-cell office:value-type="float" office:value="0.00166743621230125" calcext:value-type="float">
            <text:p>0.00166743621230125</text:p>
          </table:table-cell>
          <table:table-cell office:value-type="float" office:value="0.0165498424321413" calcext:value-type="float">
            <text:p>0.0165498424321413</text:p>
          </table:table-cell>
          <table:table-cell office:value-type="float" office:value="1159" calcext:value-type="float">
            <text:p>1159</text:p>
          </table:table-cell>
          <table:table-cell office:value-type="float" office:value="14" calcext:value-type="float">
            <text:p>14</text:p>
          </table:table-cell>
          <table:table-cell office:value-type="float" office:value="134" calcext:value-type="float">
            <text:p>134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.0472643356122932" calcext:value-type="float">
            <text:p>0.0472643356122932</text:p>
          </table:table-cell>
          <table:table-cell office:value-type="float" office:value="0.0524130966618808" calcext:value-type="float">
            <text:p>0.0524130966618808</text:p>
          </table:table-cell>
          <table:table-cell table:number-columns-repeated="2" office:value-type="float" office:value="0.745954289810888" calcext:value-type="float">
            <text:p>0.745954289810888</text:p>
          </table:table-cell>
          <table:table-cell office:value-type="float" office:value="0.726425000796316" calcext:value-type="float">
            <text:p>0.726425000796316</text:p>
          </table:table-cell>
          <table:table-cell office:value-type="float" office:value="0.117054210195489" calcext:value-type="float">
            <text:p>0.117054210195489</text:p>
          </table:table-cell>
          <table:table-cell office:value-type="float" office:value="0.108935578916648" calcext:value-type="float">
            <text:p>0.108935578916648</text:p>
          </table:table-cell>
          <table:table-cell office:value-type="float" office:value="0.181948404809473" calcext:value-type="float">
            <text:p>0.181948404809473</text:p>
          </table:table-cell>
          <table:table-cell office:value-type="float" office:value="0.0925109304552897" calcext:value-type="float">
            <text:p>0.0925109304552897</text:p>
          </table:table-cell>
          <table:table-cell office:value-type="float" office:value="0.0876113766217909" calcext:value-type="float">
            <text:p>0.0876113766217909</text:p>
          </table:table-cell>
          <table:table-cell office:value-type="float" office:value="0.154235475836745" calcext:value-type="float">
            <text:p>0.154235475836745</text:p>
          </table:table-cell>
          <table:table-cell office:value-type="float" office:value="1171" calcext:value-type="float">
            <text:p>1171</text:p>
          </table:table-cell>
          <table:table-cell office:value-type="float" office:value="3" calcext:value-type="float">
            <text:p>3</text:p>
          </table:table-cell>
          <table:table-cell office:value-type="float" office:value="145" calcext:value-type="float">
            <text:p>14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.0471920536196789" calcext:value-type="float">
            <text:p>0.0471920536196789</text:p>
          </table:table-cell>
          <table:table-cell office:value-type="float" office:value="0.0523413593580505" calcext:value-type="float">
            <text:p>0.0523413593580505</text:p>
          </table:table-cell>
          <table:table-cell table:number-columns-repeated="2" office:value-type="float" office:value="0.74679324162635" calcext:value-type="float">
            <text:p>0.74679324162635</text:p>
          </table:table-cell>
          <table:table-cell office:value-type="float" office:value="0.727275347703493" calcext:value-type="float">
            <text:p>0.727275347703493</text:p>
          </table:table-cell>
          <table:table-cell office:value-type="float" office:value="0.117058802374596" calcext:value-type="float">
            <text:p>0.117058802374596</text:p>
          </table:table-cell>
          <table:table-cell office:value-type="float" office:value="0.108927389741495" calcext:value-type="float">
            <text:p>0.108927389741495</text:p>
          </table:table-cell>
          <table:table-cell office:value-type="float" office:value="0.182055161462159" calcext:value-type="float">
            <text:p>0.182055161462159</text:p>
          </table:table-cell>
          <table:table-cell office:value-type="float" office:value="0.092465552541161" calcext:value-type="float">
            <text:p>0.092465552541161</text:p>
          </table:table-cell>
          <table:table-cell office:value-type="float" office:value="0.087561100320617" calcext:value-type="float">
            <text:p>0.087561100320617</text:p>
          </table:table-cell>
          <table:table-cell office:value-type="float" office:value="0.154277217537792" calcext:value-type="float">
            <text:p>0.154277217537792</text:p>
          </table:table-cell>
          <table:table-cell office:value-type="float" office:value="1171" calcext:value-type="float">
            <text:p>1171</text:p>
          </table:table-cell>
          <table:table-cell office:value-type="float" office:value="4" calcext:value-type="float">
            <text:p>4</text:p>
          </table:table-cell>
          <table:table-cell office:value-type="float" office:value="144" calcext:value-type="float">
            <text:p>144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.0377117486857353" calcext:value-type="float">
            <text:p>0.0377117486857353</text:p>
          </table:table-cell>
          <table:table-cell office:value-type="float" office:value="0.0433289666257707" calcext:value-type="float">
            <text:p>0.0433289666257707</text:p>
          </table:table-cell>
          <table:table-cell table:number-columns-repeated="2" office:value-type="float" office:value="0.89908260873272" calcext:value-type="float">
            <text:p>0.89908260873272</text:p>
          </table:table-cell>
          <table:table-cell office:value-type="float" office:value="0.886281715952645" calcext:value-type="float">
            <text:p>0.886281715952645</text:p>
          </table:table-cell>
          <table:table-cell office:value-type="float" office:value="0.130519940275071" calcext:value-type="float">
            <text:p>0.130519940275071</text:p>
          </table:table-cell>
          <table:table-cell office:value-type="float" office:value="0.118881641229233" calcext:value-type="float">
            <text:p>0.118881641229233</text:p>
          </table:table-cell>
          <table:table-cell office:value-type="float" office:value="0.223547695486064" calcext:value-type="float">
            <text:p>0.223547695486064</text:p>
          </table:table-cell>
          <table:table-cell office:value-type="float" office:value="0.0926575214154804" calcext:value-type="float">
            <text:p>0.0926575214154804</text:p>
          </table:table-cell>
          <table:table-cell office:value-type="float" office:value="0.0861851259603755" calcext:value-type="float">
            <text:p>0.0861851259603755</text:p>
          </table:table-cell>
          <table:table-cell office:value-type="float" office:value="0.181202252149573" calcext:value-type="float">
            <text:p>0.181202252149573</text:p>
          </table:table-cell>
          <table:table-cell office:value-type="float" office:value="1159" calcext:value-type="float">
            <text:p>1159</text:p>
          </table:table-cell>
          <table:table-cell office:value-type="float" office:value="14" calcext:value-type="float">
            <text:p>14</text:p>
          </table:table-cell>
          <table:table-cell office:value-type="float" office:value="134" calcext:value-type="float">
            <text:p>134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53846153846154" calcext:value-type="float">
            <text:p>0.0153846153846154</text:p>
          </table:table-cell>
          <table:table-cell table:number-columns-repeated="3" office:value-type="float" office:value="0.5" calcext:value-type="float">
            <text:p>0.5</text:p>
          </table:table-cell>
          <table:table-cell office:value-type="float" office:value="0.118282545840864" calcext:value-type="float">
            <text:p>0.118282545840864</text:p>
          </table:table-cell>
          <table:table-cell office:value-type="float" office:value="0.107748499562033" calcext:value-type="float">
            <text:p>0.107748499562033</text:p>
          </table:table-cell>
          <table:table-cell office:value-type="float" office:value="0.202483740083141" calcext:value-type="float">
            <text:p>0.202483740083141</text:p>
          </table:table-cell>
          <table:table-cell table:number-columns-repeated="2" office:value-type="float" office:value="0.0692520775623269" calcext:value-type="float">
            <text:p>0.0692520775623269</text:p>
          </table:table-cell>
          <table:table-cell office:value-type="float" office:value="0.2125" calcext:value-type="float">
            <text:p>0.2125</text:p>
          </table:table-cell>
          <table:table-cell office:value-type="float" office:value="1182" calcext:value-type="float">
            <text:p>1182</text:p>
          </table:table-cell>
          <table:table-cell office:value-type="float" office:value="1" calcext:value-type="float">
            <text:p>1</text:p>
          </table:table-cell>
          <table:table-cell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53846153846154" calcext:value-type="float">
            <text:p>0.0153846153846154</text:p>
          </table:table-cell>
          <table:table-cell table:number-columns-repeated="3" office:value-type="float" office:value="0.5" calcext:value-type="float">
            <text:p>0.5</text:p>
          </table:table-cell>
          <table:table-cell office:value-type="float" office:value="0.118282545840864" calcext:value-type="float">
            <text:p>0.118282545840864</text:p>
          </table:table-cell>
          <table:table-cell office:value-type="float" office:value="0.107748499562033" calcext:value-type="float">
            <text:p>0.107748499562033</text:p>
          </table:table-cell>
          <table:table-cell office:value-type="float" office:value="0.202483740083141" calcext:value-type="float">
            <text:p>0.202483740083141</text:p>
          </table:table-cell>
          <table:table-cell table:number-columns-repeated="2" office:value-type="float" office:value="0.0692520775623269" calcext:value-type="float">
            <text:p>0.0692520775623269</text:p>
          </table:table-cell>
          <table:table-cell office:value-type="float" office:value="0.2125" calcext:value-type="float">
            <text:p>0.2125</text:p>
          </table:table-cell>
          <table:table-cell office:value-type="float" office:value="1182" calcext:value-type="float">
            <text:p>1182</text:p>
          </table:table-cell>
          <table:table-cell office:value-type="float" office:value="1" calcext:value-type="float">
            <text:p>1</text:p>
          </table:table-cell>
          <table:table-cell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11878740134158" calcext:value-type="float">
            <text:p>0.11878740134158</text:p>
          </table:table-cell>
          <table:table-cell office:value-type="float" office:value="0.112997736109333" calcext:value-type="float">
            <text:p>0.112997736109333</text:p>
          </table:table-cell>
          <table:table-cell office:value-type="float" office:value="0.165065603839876" calcext:value-type="float">
            <text:p>0.165065603839876</text:p>
          </table:table-cell>
          <table:table-cell table:number-columns-repeated="3" office:value-type="float" office:value="0.0992448759439051" calcext:value-type="float">
            <text:p>0.0992448759439051</text:p>
          </table:table-cell>
          <table:table-cell office:value-type="float" office:value="1164" calcext:value-type="float">
            <text:p>1164</text:p>
          </table:table-cell>
          <table:table-cell office:value-type="float" office:value="13" calcext:value-type="float">
            <text:p>13</text:p>
          </table:table-cell>
          <table:table-cell office:value-type="float" office:value="135" calcext:value-type="float">
            <text:p>135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123428807009703" calcext:value-type="float">
            <text:p>0.123428807009703</text:p>
          </table:table-cell>
          <table:table-cell office:value-type="float" office:value="0.114697008876712" calcext:value-type="float">
            <text:p>0.114697008876712</text:p>
          </table:table-cell>
          <table:table-cell office:value-type="float" office:value="0.193224193437595" calcext:value-type="float">
            <text:p>0.193224193437595</text:p>
          </table:table-cell>
          <table:table-cell table:number-columns-repeated="3" office:value-type="float" office:value="0.0872093023255814" calcext:value-type="float">
            <text:p>0.0872093023255814</text:p>
          </table:table-cell>
          <table:table-cell office:value-type="float" office:value="1160" calcext:value-type="float">
            <text:p>1160</text:p>
          </table:table-cell>
          <table:table-cell office:value-type="float" office:value="15" calcext:value-type="float">
            <text:p>15</text:p>
          </table:table-cell>
          <table:table-cell office:value-type="float" office:value="133" calcext:value-type="float">
            <text:p>133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0.0149253731343284" calcext:value-type="float">
            <text:p>0.0149253731343284</text:p>
          </table:table-cell>
          <table:table-cell table:number-columns-repeated="3" office:value-type="float" office:value="0.328358208955224" calcext:value-type="float">
            <text:p>0.328358208955224</text:p>
          </table:table-cell>
          <table:table-cell office:value-type="float" office:value="0.12001344958834" calcext:value-type="float">
            <text:p>0.12001344958834</text:p>
          </table:table-cell>
          <table:table-cell office:value-type="float" office:value="0.110110708273739" calcext:value-type="float">
            <text:p>0.110110708273739</text:p>
          </table:table-cell>
          <table:table-cell office:value-type="float" office:value="0.199168469690858" calcext:value-type="float">
            <text:p>0.199168469690858</text:p>
          </table:table-cell>
          <table:table-cell table:number-columns-repeated="2" office:value-type="float" office:value="0.0895522388059701" calcext:value-type="float">
            <text:p>0.0895522388059701</text:p>
          </table:table-cell>
          <table:table-cell office:value-type="float" office:value="0.227272727272727" calcext:value-type="float">
            <text:p>0.227272727272727</text:p>
          </table:table-cell>
          <table:table-cell office:value-type="float" office:value="1183" calcext:value-type="float">
            <text:p>1183</text:p>
          </table:table-cell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0.45" calcext:value-type="float">
            <text:p>0.45</text:p>
          </table:table-cell>
          <table:table-cell office:value-type="float" office:value="0.116190833959429" calcext:value-type="float">
            <text:p>0.116190833959429</text:p>
          </table:table-cell>
          <table:table-cell office:value-type="float" office:value="0.107185122569738" calcext:value-type="float">
            <text:p>0.107185122569738</text:p>
          </table:table-cell>
          <table:table-cell office:value-type="float" office:value="0.188175675675676" calcext:value-type="float">
            <text:p>0.188175675675676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.15" calcext:value-type="float">
            <text:p>0.15</text:p>
          </table:table-cell>
          <table:table-cell office:value-type="float" office:value="1183" calcext:value-type="float">
            <text:p>1183</text:p>
          </table:table-cell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11878740134158" calcext:value-type="float">
            <text:p>0.11878740134158</text:p>
          </table:table-cell>
          <table:table-cell office:value-type="float" office:value="0.112997736109333" calcext:value-type="float">
            <text:p>0.112997736109333</text:p>
          </table:table-cell>
          <table:table-cell office:value-type="float" office:value="0.165065603839876" calcext:value-type="float">
            <text:p>0.165065603839876</text:p>
          </table:table-cell>
          <table:table-cell table:number-columns-repeated="3" office:value-type="float" office:value="0.0992448759439051" calcext:value-type="float">
            <text:p>0.0992448759439051</text:p>
          </table:table-cell>
          <table:table-cell office:value-type="float" office:value="1164" calcext:value-type="float">
            <text:p>1164</text:p>
          </table:table-cell>
          <table:table-cell office:value-type="float" office:value="13" calcext:value-type="float">
            <text:p>13</text:p>
          </table:table-cell>
          <table:table-cell office:value-type="float" office:value="135" calcext:value-type="float">
            <text:p>135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123464028185596" calcext:value-type="float">
            <text:p>0.123464028185596</text:p>
          </table:table-cell>
          <table:table-cell office:value-type="float" office:value="0.114736955916694" calcext:value-type="float">
            <text:p>0.114736955916694</text:p>
          </table:table-cell>
          <table:table-cell office:value-type="float" office:value="0.193221639632288" calcext:value-type="float">
            <text:p>0.193221639632288</text:p>
          </table:table-cell>
          <table:table-cell table:number-columns-repeated="3" office:value-type="float" office:value="0.0872093023255814" calcext:value-type="float">
            <text:p>0.0872093023255814</text:p>
          </table:table-cell>
          <table:table-cell office:value-type="float" office:value="1160" calcext:value-type="float">
            <text:p>1160</text:p>
          </table:table-cell>
          <table:table-cell office:value-type="float" office:value="15" calcext:value-type="float">
            <text:p>15</text:p>
          </table:table-cell>
          <table:table-cell office:value-type="float" office:value="133" calcext:value-type="float">
            <text:p>133</text:p>
          </table:table-cell>
          <table:table-cell office:value-type="float" office:value="23" calcext:value-type="float">
            <text:p>23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183" calcext:value-type="float">
            <text:p>1183</text:p>
          </table:table-cell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183" calcext:value-type="float">
            <text:p>1183</text:p>
          </table:table-cell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.000389102991903201" calcext:value-type="float">
            <text:p>0.000389102991903201</text:p>
          </table:table-cell>
          <table:table-cell office:value-type="float" office:value="0.0008605508483015" calcext:value-type="float">
            <text:p>0.0008605508483015</text:p>
          </table:table-cell>
          <table:table-cell table:number-columns-repeated="2" office:value-type="float" office:value="0.999554216861725" calcext:value-type="float">
            <text:p>0.999554216861725</text:p>
          </table:table-cell>
          <table:table-cell office:value-type="float" office:value="0.999441802501678" calcext:value-type="float">
            <text:p>0.999441802501678</text:p>
          </table:table-cell>
          <table:table-cell office:value-type="float" office:value="0.176443638477551" calcext:value-type="float">
            <text:p>0.176443638477551</text:p>
          </table:table-cell>
          <table:table-cell office:value-type="float" office:value="0.136394279122407" calcext:value-type="float">
            <text:p>0.136394279122407</text:p>
          </table:table-cell>
          <table:table-cell office:value-type="float" office:value="0.478097466953794" calcext:value-type="float">
            <text:p>0.478097466953794</text:p>
          </table:table-cell>
          <table:table-cell office:value-type="float" office:value="0.00745890289545059" calcext:value-type="float">
            <text:p>0.00745890289545059</text:p>
          </table:table-cell>
          <table:table-cell office:value-type="float" office:value="0.00502979522570968" calcext:value-type="float">
            <text:p>0.00502979522570968</text:p>
          </table:table-cell>
          <table:table-cell office:value-type="float" office:value="0.385494887828827" calcext:value-type="float">
            <text:p>0.385494887828827</text:p>
          </table:table-cell>
          <table:table-cell office:value-type="float" office:value="1029" calcext:value-type="float">
            <text:p>1029</text:p>
          </table:table-cell>
          <table:table-cell office:value-type="float" office:value="74" calcext:value-type="float">
            <text:p>74</text:p>
          </table:table-cell>
          <table:table-cell office:value-type="float" office:value="82" calcext:value-type="float">
            <text:p>82</text:p>
          </table:table-cell>
          <table:table-cell office:value-type="float" office:value="146" calcext:value-type="float">
            <text:p>146</text:p>
          </table:table-cell>
          <table:table-cell table:number-columns-repeated="2" office:value-type="float" office:value="0.0378634734461598" calcext:value-type="float">
            <text:p>0.0378634734461598</text:p>
          </table:table-cell>
          <table:table-cell office:value-type="float" office:value="0.0442381086137174" calcext:value-type="float">
            <text:p>0.0442381086137174</text:p>
          </table:table-cell>
          <table:table-cell table:number-columns-repeated="2" office:value-type="float" office:value="0.486231995062455" calcext:value-type="float">
            <text:p>0.486231995062455</text:p>
          </table:table-cell>
          <table:table-cell office:value-type="float" office:value="0.474759042943137" calcext:value-type="float">
            <text:p>0.474759042943137</text:p>
          </table:table-cell>
          <table:table-cell office:value-type="float" office:value="0.103124066334689" calcext:value-type="float">
            <text:p>0.103124066334689</text:p>
          </table:table-cell>
          <table:table-cell office:value-type="float" office:value="0.0921778076395051" calcext:value-type="float">
            <text:p>0.0921778076395051</text:p>
          </table:table-cell>
          <table:table-cell office:value-type="float" office:value="0.185571848173416" calcext:value-type="float">
            <text:p>0.185571848173416</text:p>
          </table:table-cell>
          <table:table-cell office:value-type="float" office:value="0.0672082736472821" calcext:value-type="float">
            <text:p>0.0672082736472821</text:p>
          </table:table-cell>
          <table:table-cell office:value-type="float" office:value="0.0623051097307976" calcext:value-type="float">
            <text:p>0.0623051097307976</text:p>
          </table:table-cell>
          <table:table-cell office:value-type="float" office:value="0.151036705122087" calcext:value-type="float">
            <text:p>0.151036705122087</text:p>
          </table:table-cell>
          <table:table-cell office:value-type="float" office:value="1175" calcext:value-type="float">
            <text:p>1175</text:p>
          </table:table-cell>
          <table:table-cell office:value-type="float" office:value="0" calcext:value-type="float">
            <text:p>0</text:p>
          </table:table-cell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37835059673255" calcext:value-type="float">
            <text:p>0.037835059673255</text:p>
          </table:table-cell>
          <table:table-cell office:value-type="float" office:value="0.0442091296824225" calcext:value-type="float">
            <text:p>0.0442091296824225</text:p>
          </table:table-cell>
          <table:table-cell table:number-columns-repeated="2" office:value-type="float" office:value="0.486500470094974" calcext:value-type="float">
            <text:p>0.486500470094974</text:p>
          </table:table-cell>
          <table:table-cell office:value-type="float" office:value="0.475020354362013" calcext:value-type="float">
            <text:p>0.475020354362013</text:p>
          </table:table-cell>
          <table:table-cell office:value-type="float" office:value="0.103122245283299" calcext:value-type="float">
            <text:p>0.103122245283299</text:p>
          </table:table-cell>
          <table:table-cell office:value-type="float" office:value="0.0921694604570264" calcext:value-type="float">
            <text:p>0.0921694604570264</text:p>
          </table:table-cell>
          <table:table-cell office:value-type="float" office:value="0.18561918227606" calcext:value-type="float">
            <text:p>0.18561918227606</text:p>
          </table:table-cell>
          <table:table-cell office:value-type="float" office:value="0.0671814799194515" calcext:value-type="float">
            <text:p>0.0671814799194515</text:p>
          </table:table-cell>
          <table:table-cell office:value-type="float" office:value="0.0622773811279283" calcext:value-type="float">
            <text:p>0.0622773811279283</text:p>
          </table:table-cell>
          <table:table-cell office:value-type="float" office:value="0.151049498825623" calcext:value-type="float">
            <text:p>0.151049498825623</text:p>
          </table:table-cell>
          <table:table-cell office:value-type="float" office:value="1175" calcext:value-type="float">
            <text:p>1175</text:p>
          </table:table-cell>
          <table:table-cell office:value-type="float" office:value="0" calcext:value-type="float">
            <text:p>0</text:p>
          </table:table-cell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557347645642076" calcext:value-type="float">
            <text:p>0.0557347645642076</text:p>
          </table:table-cell>
          <table:table-cell office:value-type="float" office:value="0.0728608173465575" calcext:value-type="float">
            <text:p>0.0728608173465575</text:p>
          </table:table-cell>
          <table:table-cell table:number-columns-repeated="2" office:value-type="float" office:value="0.941627715415761" calcext:value-type="float">
            <text:p>0.941627715415761</text:p>
          </table:table-cell>
          <table:table-cell office:value-type="float" office:value="0.937007499725694" calcext:value-type="float">
            <text:p>0.937007499725694</text:p>
          </table:table-cell>
          <table:table-cell office:value-type="float" office:value="0.254763776483127" calcext:value-type="float">
            <text:p>0.254763776483127</text:p>
          </table:table-cell>
          <table:table-cell office:value-type="float" office:value="0.223706596219704" calcext:value-type="float">
            <text:p>0.223706596219704</text:p>
          </table:table-cell>
          <table:table-cell office:value-type="float" office:value="0.488688050903139" calcext:value-type="float">
            <text:p>0.488688050903139</text:p>
          </table:table-cell>
          <table:table-cell office:value-type="float" office:value="0.146440978849066" calcext:value-type="float">
            <text:p>0.146440978849066</text:p>
          </table:table-cell>
          <table:table-cell office:value-type="float" office:value="0.129465666135122" calcext:value-type="float">
            <text:p>0.129465666135122</text:p>
          </table:table-cell>
          <table:table-cell office:value-type="float" office:value="0.458079498126054" calcext:value-type="float">
            <text:p>0.458079498126054</text:p>
          </table:table-cell>
          <table:table-cell office:value-type="float" office:value="1029" calcext:value-type="float">
            <text:p>1029</text:p>
          </table:table-cell>
          <table:table-cell office:value-type="float" office:value="74" calcext:value-type="float">
            <text:p>74</text:p>
          </table:table-cell>
          <table:table-cell office:value-type="float" office:value="82" calcext:value-type="float">
            <text:p>82</text:p>
          </table:table-cell>
          <table:table-cell office:value-type="float" office:value="146" calcext:value-type="float">
            <text:p>1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38871473354232" calcext:value-type="float">
            <text:p>0.0438871473354232</text:p>
          </table:table-cell>
          <table:table-cell table:number-columns-repeated="2" office:value-type="float" office:value="0.999554216861725" calcext:value-type="float">
            <text:p>0.999554216861725</text:p>
          </table:table-cell>
          <table:table-cell office:value-type="float" office:value="0.697657743785851" calcext:value-type="float">
            <text:p>0.697657743785851</text:p>
          </table:table-cell>
          <table:table-cell office:value-type="float" office:value="0.103028451972954" calcext:value-type="float">
            <text:p>0.103028451972954</text:p>
          </table:table-cell>
          <table:table-cell office:value-type="float" office:value="0.0909444977759251" calcext:value-type="float">
            <text:p>0.0909444977759251</text:p>
          </table:table-cell>
          <table:table-cell office:value-type="float" office:value="0.194045414674936" calcext:value-type="float">
            <text:p>0.194045414674936</text:p>
          </table:table-cell>
          <table:table-cell office:value-type="float" office:value="0.0684931506849315" calcext:value-type="float">
            <text:p>0.0684931506849315</text:p>
          </table:table-cell>
          <table:table-cell office:value-type="float" office:value="0.0487804878048781" calcext:value-type="float">
            <text:p>0.0487804878048781</text:p>
          </table:table-cell>
          <table:table-cell office:value-type="float" office:value="0.181034482758621" calcext:value-type="float">
            <text:p>0.181034482758621</text:p>
          </table:table-cell>
          <table:table-cell office:value-type="float" office:value="1172" calcext:value-type="float">
            <text:p>1172</text:p>
          </table:table-cell>
          <table:table-cell office:value-type="float" office:value="2" calcext:value-type="float">
            <text:p>2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38871473354232" calcext:value-type="float">
            <text:p>0.043887147335423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697657743785851" calcext:value-type="float">
            <text:p>0.697657743785851</text:p>
          </table:table-cell>
          <table:table-cell office:value-type="float" office:value="0.103029130731482" calcext:value-type="float">
            <text:p>0.103029130731482</text:p>
          </table:table-cell>
          <table:table-cell office:value-type="float" office:value="0.0909452666504791" calcext:value-type="float">
            <text:p>0.0909452666504791</text:p>
          </table:table-cell>
          <table:table-cell office:value-type="float" office:value="0.194045414674936" calcext:value-type="float">
            <text:p>0.194045414674936</text:p>
          </table:table-cell>
          <table:table-cell office:value-type="float" office:value="0.0684931506849315" calcext:value-type="float">
            <text:p>0.0684931506849315</text:p>
          </table:table-cell>
          <table:table-cell office:value-type="float" office:value="0.0487804878048781" calcext:value-type="float">
            <text:p>0.0487804878048781</text:p>
          </table:table-cell>
          <table:table-cell office:value-type="float" office:value="0.181034482758621" calcext:value-type="float">
            <text:p>0.181034482758621</text:p>
          </table:table-cell>
          <table:table-cell office:value-type="float" office:value="1172" calcext:value-type="float">
            <text:p>1172</text:p>
          </table:table-cell>
          <table:table-cell office:value-type="float" office:value="2" calcext:value-type="float">
            <text:p>2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0.571428571428571" calcext:value-type="float">
            <text:p>0.571428571428571</text:p>
          </table:table-cell>
          <table:table-cell office:value-type="float" office:value="0.0994444722324796" calcext:value-type="float">
            <text:p>0.0994444722324796</text:p>
          </table:table-cell>
          <table:table-cell office:value-type="float" office:value="0.0906046831781807" calcext:value-type="float">
            <text:p>0.0906046831781807</text:p>
          </table:table-cell>
          <table:table-cell office:value-type="float" office:value="0.166026216711974" calcext:value-type="float">
            <text:p>0.166026216711974</text:p>
          </table:table-cell>
          <table:table-cell table:number-columns-repeated="2" office:value-type="float" office:value="0.0563380281690141" calcext:value-type="float">
            <text:p>0.0563380281690141</text:p>
          </table:table-cell>
          <table:table-cell office:value-type="float" office:value="0.128965517241379" calcext:value-type="float">
            <text:p>0.128965517241379</text:p>
          </table:table-cell>
          <table:table-cell office:value-type="float" office:value="1166" calcext:value-type="float">
            <text:p>1166</text:p>
          </table:table-cell>
          <table:table-cell office:value-type="float" office:value="1" calcext:value-type="float">
            <text:p>1</text:p>
          </table:table-cell>
          <table:table-cell office:value-type="float" office:value="155" calcext:value-type="float">
            <text:p>155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992182412860171" calcext:value-type="float">
            <text:p>0.0992182412860171</text:p>
          </table:table-cell>
          <table:table-cell office:value-type="float" office:value="0.0919245118084027" calcext:value-type="float">
            <text:p>0.0919245118084027</text:p>
          </table:table-cell>
          <table:table-cell office:value-type="float" office:value="0.154154985748818" calcext:value-type="float">
            <text:p>0.154154985748818</text:p>
          </table:table-cell>
          <table:table-cell table:number-columns-repeated="2" office:value-type="float" office:value="0.0457516339869281" calcext:value-type="float">
            <text:p>0.0457516339869281</text:p>
          </table:table-cell>
          <table:table-cell office:value-type="float" office:value="0.116666666666667" calcext:value-type="float">
            <text:p>0.116666666666667</text:p>
          </table:table-cell>
          <table:table-cell office:value-type="float" office:value="1147" calcext:value-type="float">
            <text:p>1147</text:p>
          </table:table-cell>
          <table:table-cell office:value-type="float" office:value="2" calcext:value-type="float">
            <text:p>2</text:p>
          </table:table-cell>
          <table:table-cell office:value-type="float" office:value="154" calcext:value-type="float">
            <text:p>154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0.388059701492537" calcext:value-type="float">
            <text:p>0.388059701492537</text:p>
          </table:table-cell>
          <table:table-cell office:value-type="float" office:value="0.103928652618337" calcext:value-type="float">
            <text:p>0.103928652618337</text:p>
          </table:table-cell>
          <table:table-cell office:value-type="float" office:value="0.0920923429275287" calcext:value-type="float">
            <text:p>0.0920923429275287</text:p>
          </table:table-cell>
          <table:table-cell office:value-type="float" office:value="0.193080344199747" calcext:value-type="float">
            <text:p>0.193080344199747</text:p>
          </table:table-cell>
          <table:table-cell table:number-columns-repeated="2" office:value-type="float" office:value="0.0746268656716418" calcext:value-type="float">
            <text:p>0.0746268656716418</text:p>
          </table:table-cell>
          <table:table-cell office:value-type="float" office:value="0.164179104477612" calcext:value-type="float">
            <text:p>0.164179104477612</text:p>
          </table:table-cell>
          <table:table-cell office:value-type="float" office:value="1175" calcext:value-type="float">
            <text:p>1175</text:p>
          </table:table-cell>
          <table:table-cell office:value-type="float" office:value="0" calcext:value-type="float">
            <text:p>0</text:p>
          </table:table-cell>
          <table:table-cell office:value-type="float" office:value="156" calcext:value-type="float">
            <text:p>15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0.55" calcext:value-type="float">
            <text:p>0.55</text:p>
          </table:table-cell>
          <table:table-cell office:value-type="float" office:value="0.0995492111194591" calcext:value-type="float">
            <text:p>0.0995492111194591</text:p>
          </table:table-cell>
          <table:table-cell office:value-type="float" office:value="0.0889787234042553" calcext:value-type="float">
            <text:p>0.0889787234042553</text:p>
          </table:table-cell>
          <table:table-cell office:value-type="float" office:value="0.179166666666667" calcext:value-type="float">
            <text:p>0.179166666666667</text:p>
          </table:table-cell>
          <table:table-cell office:value-type="float" office:value="0.1" calcext:value-type="float">
            <text:p>0.1</text:p>
          </table:table-cell>
          <table:table-cell office:value-type="float" office:value="0.05" calcext:value-type="float">
            <text:p>0.05</text:p>
          </table:table-cell>
          <table:table-cell office:value-type="float" office:value="0.15" calcext:value-type="float">
            <text:p>0.15</text:p>
          </table:table-cell>
          <table:table-cell office:value-type="float" office:value="1171" calcext:value-type="float">
            <text:p>1171</text:p>
          </table:table-cell>
          <table:table-cell office:value-type="float" office:value="6" calcext:value-type="float">
            <text:p>6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0.571428571428571" calcext:value-type="float">
            <text:p>0.571428571428571</text:p>
          </table:table-cell>
          <table:table-cell office:value-type="float" office:value="0.0994444722324796" calcext:value-type="float">
            <text:p>0.0994444722324796</text:p>
          </table:table-cell>
          <table:table-cell office:value-type="float" office:value="0.0906046831781807" calcext:value-type="float">
            <text:p>0.0906046831781807</text:p>
          </table:table-cell>
          <table:table-cell office:value-type="float" office:value="0.166026216711974" calcext:value-type="float">
            <text:p>0.166026216711974</text:p>
          </table:table-cell>
          <table:table-cell table:number-columns-repeated="2" office:value-type="float" office:value="0.0563380281690141" calcext:value-type="float">
            <text:p>0.0563380281690141</text:p>
          </table:table-cell>
          <table:table-cell office:value-type="float" office:value="0.128965517241379" calcext:value-type="float">
            <text:p>0.128965517241379</text:p>
          </table:table-cell>
          <table:table-cell office:value-type="float" office:value="1166" calcext:value-type="float">
            <text:p>1166</text:p>
          </table:table-cell>
          <table:table-cell office:value-type="float" office:value="1" calcext:value-type="float">
            <text:p>1</text:p>
          </table:table-cell>
          <table:table-cell office:value-type="float" office:value="155" calcext:value-type="float">
            <text:p>155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992182608950943" calcext:value-type="float">
            <text:p>0.0992182608950943</text:p>
          </table:table-cell>
          <table:table-cell office:value-type="float" office:value="0.0919245340208979" calcext:value-type="float">
            <text:p>0.0919245340208979</text:p>
          </table:table-cell>
          <table:table-cell office:value-type="float" office:value="0.154154985748818" calcext:value-type="float">
            <text:p>0.154154985748818</text:p>
          </table:table-cell>
          <table:table-cell table:number-columns-repeated="2" office:value-type="float" office:value="0.0457516339869281" calcext:value-type="float">
            <text:p>0.0457516339869281</text:p>
          </table:table-cell>
          <table:table-cell office:value-type="float" office:value="0.116666666666667" calcext:value-type="float">
            <text:p>0.116666666666667</text:p>
          </table:table-cell>
          <table:table-cell office:value-type="float" office:value="1147" calcext:value-type="float">
            <text:p>1147</text:p>
          </table:table-cell>
          <table:table-cell office:value-type="float" office:value="2" calcext:value-type="float">
            <text:p>2</text:p>
          </table:table-cell>
          <table:table-cell office:value-type="float" office:value="154" calcext:value-type="float">
            <text:p>154</text:p>
          </table:table-cell>
          <table:table-cell office:value-type="float" office:value="28" calcext:value-type="float">
            <text:p>28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175" calcext:value-type="float">
            <text:p>1175</text:p>
          </table:table-cell>
          <table:table-cell office:value-type="float" office:value="0" calcext:value-type="float">
            <text:p>0</text:p>
          </table:table-cell>
          <table:table-cell office:value-type="float" office:value="156" calcext:value-type="float">
            <text:p>156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175" calcext:value-type="float">
            <text:p>1175</text:p>
          </table:table-cell>
          <table:table-cell office:value-type="float" office:value="0" calcext:value-type="float">
            <text:p>0</text:p>
          </table:table-cell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.00026199541753158" calcext:value-type="float">
            <text:p>0.00026199541753158</text:p>
          </table:table-cell>
          <table:table-cell office:value-type="float" office:value="0.000287321017822251" calcext:value-type="float">
            <text:p>0.000287321017822251</text:p>
          </table:table-cell>
          <table:table-cell table:number-columns-repeated="2" office:value-type="float" office:value="0.996190667152405" calcext:value-type="float">
            <text:p>0.996190667152405</text:p>
          </table:table-cell>
          <table:table-cell office:value-type="float" office:value="0.994810581207275" calcext:value-type="float">
            <text:p>0.994810581207275</text:p>
          </table:table-cell>
          <table:table-cell office:value-type="float" office:value="0.0384523782021612" calcext:value-type="float">
            <text:p>0.0384523782021612</text:p>
          </table:table-cell>
          <table:table-cell office:value-type="float" office:value="0.0293175214885633" calcext:value-type="float">
            <text:p>0.0293175214885633</text:p>
          </table:table-cell>
          <table:table-cell office:value-type="float" office:value="0.104369955351519" calcext:value-type="float">
            <text:p>0.104369955351519</text:p>
          </table:table-cell>
          <table:table-cell office:value-type="float" office:value="0.00132736412342638" calcext:value-type="float">
            <text:p>0.00132736412342638</text:p>
          </table:table-cell>
          <table:table-cell office:value-type="float" office:value="0.00109623232856393" calcext:value-type="float">
            <text:p>0.00109623232856393</text:p>
          </table:table-cell>
          <table:table-cell office:value-type="float" office:value="0.00801817118190229" calcext:value-type="float">
            <text:p>0.00801817118190229</text:p>
          </table:table-cell>
          <table:table-cell office:value-type="float" office:value="1142" calcext:value-type="float">
            <text:p>1142</text:p>
          </table:table-cell>
          <table:table-cell office:value-type="float" office:value="15" calcext:value-type="float">
            <text:p>15</text:p>
          </table:table-cell>
          <table:table-cell office:value-type="float" office:value="147" calcext:value-type="float">
            <text:p>147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.0551988206321007" calcext:value-type="float">
            <text:p>0.0551988206321007</text:p>
          </table:table-cell>
          <table:table-cell office:value-type="float" office:value="0.0566185110435709" calcext:value-type="float">
            <text:p>0.0566185110435709</text:p>
          </table:table-cell>
          <table:table-cell table:number-columns-repeated="2" office:value-type="float" office:value="0.765944563297966" calcext:value-type="float">
            <text:p>0.765944563297966</text:p>
          </table:table-cell>
          <table:table-cell office:value-type="float" office:value="0.749331161105862" calcext:value-type="float">
            <text:p>0.749331161105862</text:p>
          </table:table-cell>
          <table:table-cell office:value-type="float" office:value="0.116482992636355" calcext:value-type="float">
            <text:p>0.116482992636355</text:p>
          </table:table-cell>
          <table:table-cell office:value-type="float" office:value="0.107574171941534" calcext:value-type="float">
            <text:p>0.107574171941534</text:p>
          </table:table-cell>
          <table:table-cell office:value-type="float" office:value="0.180769482711946" calcext:value-type="float">
            <text:p>0.180769482711946</text:p>
          </table:table-cell>
          <table:table-cell office:value-type="float" office:value="0.0857359127985349" calcext:value-type="float">
            <text:p>0.0857359127985349</text:p>
          </table:table-cell>
          <table:table-cell office:value-type="float" office:value="0.0814602844803937" calcext:value-type="float">
            <text:p>0.0814602844803937</text:p>
          </table:table-cell>
          <table:table-cell office:value-type="float" office:value="0.136936296979048" calcext:value-type="float">
            <text:p>0.136936296979048</text:p>
          </table:table-cell>
          <table:table-cell office:value-type="float" office:value="1155" calcext:value-type="float">
            <text:p>1155</text:p>
          </table:table-cell>
          <table:table-cell office:value-type="float" office:value="7" calcext:value-type="float">
            <text:p>7</text:p>
          </table:table-cell>
          <table:table-cell office:value-type="float" office:value="155" calcext:value-type="float">
            <text:p>155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.0551419738714592" calcext:value-type="float">
            <text:p>0.0551419738714592</text:p>
          </table:table-cell>
          <table:table-cell office:value-type="float" office:value="0.0565617362295069" calcext:value-type="float">
            <text:p>0.0565617362295069</text:p>
          </table:table-cell>
          <table:table-cell table:number-columns-repeated="2" office:value-type="float" office:value="0.766475927917544" calcext:value-type="float">
            <text:p>0.766475927917544</text:p>
          </table:table-cell>
          <table:table-cell office:value-type="float" office:value="0.749870819491038" calcext:value-type="float">
            <text:p>0.749870819491038</text:p>
          </table:table-cell>
          <table:table-cell office:value-type="float" office:value="0.1164702728762" calcext:value-type="float">
            <text:p>0.1164702728762</text:p>
          </table:table-cell>
          <table:table-cell office:value-type="float" office:value="0.107552712475045" calcext:value-type="float">
            <text:p>0.107552712475045</text:p>
          </table:table-cell>
          <table:table-cell office:value-type="float" office:value="0.180819829104288" calcext:value-type="float">
            <text:p>0.180819829104288</text:p>
          </table:table-cell>
          <table:table-cell office:value-type="float" office:value="0.0856878209665841" calcext:value-type="float">
            <text:p>0.0856878209665841</text:p>
          </table:table-cell>
          <table:table-cell office:value-type="float" office:value="0.0814101703520423" calcext:value-type="float">
            <text:p>0.0814101703520423</text:p>
          </table:table-cell>
          <table:table-cell office:value-type="float" office:value="0.136926409669092" calcext:value-type="float">
            <text:p>0.136926409669092</text:p>
          </table:table-cell>
          <table:table-cell office:value-type="float" office:value="1155" calcext:value-type="float">
            <text:p>1155</text:p>
          </table:table-cell>
          <table:table-cell office:value-type="float" office:value="7" calcext:value-type="float">
            <text:p>7</text:p>
          </table:table-cell>
          <table:table-cell office:value-type="float" office:value="155" calcext:value-type="float">
            <text:p>155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.0496143134657252" calcext:value-type="float">
            <text:p>0.0496143134657252</text:p>
          </table:table-cell>
          <table:table-cell office:value-type="float" office:value="0.051195868682197" calcext:value-type="float">
            <text:p>0.051195868682197</text:p>
          </table:table-cell>
          <table:table-cell table:number-columns-repeated="2" office:value-type="float" office:value="0.880052788359286" calcext:value-type="float">
            <text:p>0.880052788359286</text:p>
          </table:table-cell>
          <table:table-cell office:value-type="float" office:value="0.867811392469707" calcext:value-type="float">
            <text:p>0.867811392469707</text:p>
          </table:table-cell>
          <table:table-cell office:value-type="float" office:value="0.126398346154438" calcext:value-type="float">
            <text:p>0.126398346154438</text:p>
          </table:table-cell>
          <table:table-cell office:value-type="float" office:value="0.114817579475696" calcext:value-type="float">
            <text:p>0.114817579475696</text:p>
          </table:table-cell>
          <table:table-cell office:value-type="float" office:value="0.20996573039795" calcext:value-type="float">
            <text:p>0.20996573039795</text:p>
          </table:table-cell>
          <table:table-cell office:value-type="float" office:value="0.0853898932712152" calcext:value-type="float">
            <text:p>0.0853898932712152</text:p>
          </table:table-cell>
          <table:table-cell office:value-type="float" office:value="0.0801840850337539" calcext:value-type="float">
            <text:p>0.0801840850337539</text:p>
          </table:table-cell>
          <table:table-cell office:value-type="float" office:value="0.15120156026088" calcext:value-type="float">
            <text:p>0.15120156026088</text:p>
          </table:table-cell>
          <table:table-cell office:value-type="float" office:value="1142" calcext:value-type="float">
            <text:p>1142</text:p>
          </table:table-cell>
          <table:table-cell office:value-type="float" office:value="15" calcext:value-type="float">
            <text:p>15</text:p>
          </table:table-cell>
          <table:table-cell office:value-type="float" office:value="147" calcext:value-type="float">
            <text:p>147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996190667152405" calcext:value-type="float">
            <text:p>0.996190667152405</text:p>
          </table:table-cell>
          <table:table-cell office:value-type="float" office:value="0.994810581207275" calcext:value-type="float">
            <text:p>0.994810581207275</text:p>
          </table:table-cell>
          <table:table-cell office:value-type="float" office:value="0.117631732233934" calcext:value-type="float">
            <text:p>0.117631732233934</text:p>
          </table:table-cell>
          <table:table-cell office:value-type="float" office:value="0.104342020896075" calcext:value-type="float">
            <text:p>0.104342020896075</text:p>
          </table:table-cell>
          <table:table-cell office:value-type="float" office:value="0.213530945529972" calcext:value-type="float">
            <text:p>0.213530945529972</text:p>
          </table:table-cell>
          <table:table-cell table:number-columns-repeated="2" office:value-type="float" office:value="0.0823045267489712" calcext:value-type="float">
            <text:p>0.0823045267489712</text:p>
          </table:table-cell>
          <table:table-cell office:value-type="float" office:value="0.270799548860987" calcext:value-type="float">
            <text:p>0.270799548860987</text:p>
          </table:table-cell>
          <table:table-cell office:value-type="float" office:value="1167" calcext:value-type="float">
            <text:p>1167</text:p>
          </table:table-cell>
          <table:table-cell office:value-type="float" office:value="1" calcext:value-type="float">
            <text:p>1</text:p>
          </table:table-cell>
          <table:table-cell office:value-type="float" office:value="161" calcext:value-type="float">
            <text:p>16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0.428571428571429" calcext:value-type="float">
            <text:p>0.428571428571429</text:p>
          </table:table-cell>
          <table:table-cell office:value-type="float" office:value="0.116353907469243" calcext:value-type="float">
            <text:p>0.116353907469243</text:p>
          </table:table-cell>
          <table:table-cell office:value-type="float" office:value="0.103371494284297" calcext:value-type="float">
            <text:p>0.103371494284297</text:p>
          </table:table-cell>
          <table:table-cell office:value-type="float" office:value="0.21003564211864" calcext:value-type="float">
            <text:p>0.21003564211864</text:p>
          </table:table-cell>
          <table:table-cell table:number-columns-repeated="2" office:value-type="float" office:value="0.0823045267489712" calcext:value-type="float">
            <text:p>0.0823045267489712</text:p>
          </table:table-cell>
          <table:table-cell office:value-type="float" office:value="0.270799548860987" calcext:value-type="float">
            <text:p>0.270799548860987</text:p>
          </table:table-cell>
          <table:table-cell office:value-type="float" office:value="1169" calcext:value-type="float">
            <text:p>1169</text:p>
          </table:table-cell>
          <table:table-cell office:value-type="float" office:value="0" calcext:value-type="float">
            <text:p>0</text:p>
          </table:table-cell>
          <table:table-cell office:value-type="float" office:value="162" calcext:value-type="float">
            <text:p>16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0977777777777778" calcext:value-type="float">
            <text:p>0.097777777777777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117200452759202" calcext:value-type="float">
            <text:p>0.117200452759202</text:p>
          </table:table-cell>
          <table:table-cell office:value-type="float" office:value="0.11224408916565" calcext:value-type="float">
            <text:p>0.11224408916565</text:p>
          </table:table-cell>
          <table:table-cell office:value-type="float" office:value="0.152965817208973" calcext:value-type="float">
            <text:p>0.152965817208973</text:p>
          </table:table-cell>
          <table:table-cell table:number-columns-repeated="3" office:value-type="float" office:value="0.0977777777777778" calcext:value-type="float">
            <text:p>0.0977777777777778</text:p>
          </table:table-cell>
          <table:table-cell office:value-type="float" office:value="1156" calcext:value-type="float">
            <text:p>1156</text:p>
          </table:table-cell>
          <table:table-cell office:value-type="float" office:value="6" calcext:value-type="float">
            <text:p>6</text:p>
          </table:table-cell>
          <table:table-cell office:value-type="float" office:value="156" calcext:value-type="float">
            <text:p>156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112690832551961" calcext:value-type="float">
            <text:p>0.112690832551961</text:p>
          </table:table-cell>
          <table:table-cell office:value-type="float" office:value="0.106675274861324" calcext:value-type="float">
            <text:p>0.106675274861324</text:p>
          </table:table-cell>
          <table:table-cell office:value-type="float" office:value="0.156099393912175" calcext:value-type="float">
            <text:p>0.156099393912175</text:p>
          </table:table-cell>
          <table:table-cell table:number-columns-repeated="3" office:value-type="float" office:value="0.0876168224299065" calcext:value-type="float">
            <text:p>0.0876168224299065</text:p>
          </table:table-cell>
          <table:table-cell office:value-type="float" office:value="1145" calcext:value-type="float">
            <text:p>1145</text:p>
          </table:table-cell>
          <table:table-cell office:value-type="float" office:value="8" calcext:value-type="float">
            <text:p>8</text:p>
          </table:table-cell>
          <table:table-cell office:value-type="float" office:value="154" calcext:value-type="float">
            <text:p>154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0.402985074626866" calcext:value-type="float">
            <text:p>0.402985074626866</text:p>
          </table:table-cell>
          <table:table-cell office:value-type="float" office:value="0.117717708839859" calcext:value-type="float">
            <text:p>0.117717708839859</text:p>
          </table:table-cell>
          <table:table-cell office:value-type="float" office:value="0.105177704292907" calcext:value-type="float">
            <text:p>0.105177704292907</text:p>
          </table:table-cell>
          <table:table-cell office:value-type="float" office:value="0.208207000910152" calcext:value-type="float">
            <text:p>0.208207000910152</text:p>
          </table:table-cell>
          <table:table-cell table:number-columns-repeated="2" office:value-type="float" office:value="0.0757575757575758" calcext:value-type="float">
            <text:p>0.0757575757575758</text:p>
          </table:table-cell>
          <table:table-cell office:value-type="float" office:value="0.223880597014925" calcext:value-type="float">
            <text:p>0.223880597014925</text:p>
          </table:table-cell>
          <table:table-cell office:value-type="float" office:value="1169" calcext:value-type="float">
            <text:p>1169</text:p>
          </table:table-cell>
          <table:table-cell office:value-type="float" office:value="0" calcext:value-type="float">
            <text:p>0</text:p>
          </table:table-cell>
          <table:table-cell office:value-type="float" office:value="162" calcext:value-type="float">
            <text:p>16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0.45" calcext:value-type="float">
            <text:p>0.45</text:p>
          </table:table-cell>
          <table:table-cell office:value-type="float" office:value="0.12160030052592" calcext:value-type="float">
            <text:p>0.12160030052592</text:p>
          </table:table-cell>
          <table:table-cell office:value-type="float" office:value="0.108083832335329" calcext:value-type="float">
            <text:p>0.108083832335329</text:p>
          </table:table-cell>
          <table:table-cell office:value-type="float" office:value="0.219135802469136" calcext:value-type="float">
            <text:p>0.219135802469136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.25" calcext:value-type="float">
            <text:p>0.25</text:p>
          </table:table-cell>
          <table:table-cell office:value-type="float" office:value="1169" calcext:value-type="float">
            <text:p>1169</text:p>
          </table:table-cell>
          <table:table-cell office:value-type="float" office:value="0" calcext:value-type="float">
            <text:p>0</text:p>
          </table:table-cell>
          <table:table-cell office:value-type="float" office:value="162" calcext:value-type="float">
            <text:p>16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0977777777777778" calcext:value-type="float">
            <text:p>0.097777777777777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117200452759202" calcext:value-type="float">
            <text:p>0.117200452759202</text:p>
          </table:table-cell>
          <table:table-cell office:value-type="float" office:value="0.11224408916565" calcext:value-type="float">
            <text:p>0.11224408916565</text:p>
          </table:table-cell>
          <table:table-cell office:value-type="float" office:value="0.152965817208973" calcext:value-type="float">
            <text:p>0.152965817208973</text:p>
          </table:table-cell>
          <table:table-cell table:number-columns-repeated="3" office:value-type="float" office:value="0.0977777777777778" calcext:value-type="float">
            <text:p>0.0977777777777778</text:p>
          </table:table-cell>
          <table:table-cell office:value-type="float" office:value="1156" calcext:value-type="float">
            <text:p>1156</text:p>
          </table:table-cell>
          <table:table-cell office:value-type="float" office:value="6" calcext:value-type="float">
            <text:p>6</text:p>
          </table:table-cell>
          <table:table-cell office:value-type="float" office:value="156" calcext:value-type="float">
            <text:p>156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112690356669552" calcext:value-type="float">
            <text:p>0.112690356669552</text:p>
          </table:table-cell>
          <table:table-cell office:value-type="float" office:value="0.106676479611411" calcext:value-type="float">
            <text:p>0.106676479611411</text:p>
          </table:table-cell>
          <table:table-cell office:value-type="float" office:value="0.156086790502678" calcext:value-type="float">
            <text:p>0.156086790502678</text:p>
          </table:table-cell>
          <table:table-cell table:number-columns-repeated="3" office:value-type="float" office:value="0.0876168224299065" calcext:value-type="float">
            <text:p>0.0876168224299065</text:p>
          </table:table-cell>
          <table:table-cell office:value-type="float" office:value="1145" calcext:value-type="float">
            <text:p>1145</text:p>
          </table:table-cell>
          <table:table-cell office:value-type="float" office:value="8" calcext:value-type="float">
            <text:p>8</text:p>
          </table:table-cell>
          <table:table-cell office:value-type="float" office:value="154" calcext:value-type="float">
            <text:p>154</text:p>
          </table:table-cell>
          <table:table-cell office:value-type="float" office:value="24" calcext:value-type="float">
            <text:p>24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169" calcext:value-type="float">
            <text:p>1169</text:p>
          </table:table-cell>
          <table:table-cell office:value-type="float" office:value="0" calcext:value-type="float">
            <text:p>0</text:p>
          </table:table-cell>
          <table:table-cell office:value-type="float" office:value="162" calcext:value-type="float">
            <text:p>162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169" calcext:value-type="float">
            <text:p>1169</text:p>
          </table:table-cell>
          <table:table-cell office:value-type="float" office:value="0" calcext:value-type="float">
            <text:p>0</text:p>
          </table:table-cell>
          <table:table-cell office:value-type="float" office:value="162" calcext:value-type="float">
            <text:p>1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.000217027729377151" calcext:value-type="float">
            <text:p>0.000217027729377151</text:p>
          </table:table-cell>
          <table:table-cell office:value-type="float" office:value="0.000312676624162123" calcext:value-type="float">
            <text:p>0.000312676624162123</text:p>
          </table:table-cell>
          <table:table-cell office:value-type="float" office:value="0.997849464416504" calcext:value-type="float">
            <text:p>0.997849464416504</text:p>
          </table:table-cell>
          <table:table-cell office:value-type="float" office:value="0.995146095752716" calcext:value-type="float">
            <text:p>0.995146095752716</text:p>
          </table:table-cell>
          <table:table-cell office:value-type="float" office:value="0.997849464416504" calcext:value-type="float">
            <text:p>0.997849464416504</text:p>
          </table:table-cell>
          <table:table-cell office:value-type="float" office:value="0.0696428166994412" calcext:value-type="float">
            <text:p>0.0696428166994412</text:p>
          </table:table-cell>
          <table:table-cell office:value-type="float" office:value="0.0500427664824703" calcext:value-type="float">
            <text:p>0.0500427664824703</text:p>
          </table:table-cell>
          <table:table-cell office:value-type="float" office:value="0.188072749756482" calcext:value-type="float">
            <text:p>0.188072749756482</text:p>
          </table:table-cell>
          <table:table-cell office:value-type="float" office:value="0.00241682678461075" calcext:value-type="float">
            <text:p>0.00241682678461075</text:p>
          </table:table-cell>
          <table:table-cell office:value-type="float" office:value="0.00182783411582932" calcext:value-type="float">
            <text:p>0.00182783411582932</text:p>
          </table:table-cell>
          <table:table-cell office:value-type="float" office:value="0.0174488686025143" calcext:value-type="float">
            <text:p>0.0174488686025143</text:p>
          </table:table-cell>
          <table:table-cell office:value-type="float" office:value="1096" calcext:value-type="float">
            <text:p>1096</text:p>
          </table:table-cell>
          <table:table-cell office:value-type="float" office:value="34" calcext:value-type="float">
            <text:p>34</text:p>
          </table:table-cell>
          <table:table-cell office:value-type="float" office:value="155" calcext:value-type="float">
            <text:p>155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0.0454092385157768" calcext:value-type="float">
            <text:p>0.0454092385157768</text:p>
          </table:table-cell>
          <table:table-cell office:value-type="float" office:value="0.0501433532770836" calcext:value-type="float">
            <text:p>0.0501433532770836</text:p>
          </table:table-cell>
          <table:table-cell office:value-type="float" office:value="0.752183605582673" calcext:value-type="float">
            <text:p>0.752183605582673</text:p>
          </table:table-cell>
          <table:table-cell office:value-type="float" office:value="0.706283451211871" calcext:value-type="float">
            <text:p>0.706283451211871</text:p>
          </table:table-cell>
          <table:table-cell office:value-type="float" office:value="0.752183605582673" calcext:value-type="float">
            <text:p>0.752183605582673</text:p>
          </table:table-cell>
          <table:table-cell office:value-type="float" office:value="0.12611572420902" calcext:value-type="float">
            <text:p>0.12611572420902</text:p>
          </table:table-cell>
          <table:table-cell office:value-type="float" office:value="0.112720783865373" calcext:value-type="float">
            <text:p>0.112720783865373</text:p>
          </table:table-cell>
          <table:table-cell office:value-type="float" office:value="0.207052347872754" calcext:value-type="float">
            <text:p>0.207052347872754</text:p>
          </table:table-cell>
          <table:table-cell office:value-type="float" office:value="0.086454470599723" calcext:value-type="float">
            <text:p>0.086454470599723</text:p>
          </table:table-cell>
          <table:table-cell office:value-type="float" office:value="0.0803551720781123" calcext:value-type="float">
            <text:p>0.0803551720781123</text:p>
          </table:table-cell>
          <table:table-cell office:value-type="float" office:value="0.143105909522995" calcext:value-type="float">
            <text:p>0.143105909522995</text:p>
          </table:table-cell>
          <table:table-cell office:value-type="float" office:value="1120" calcext:value-type="float">
            <text:p>1120</text:p>
          </table:table-cell>
          <table:table-cell office:value-type="float" office:value="13" calcext:value-type="float">
            <text:p>13</text:p>
          </table:table-cell>
          <table:table-cell office:value-type="float" office:value="176" calcext:value-type="float">
            <text:p>176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.0453594273354309" calcext:value-type="float">
            <text:p>0.0453594273354309</text:p>
          </table:table-cell>
          <table:table-cell office:value-type="float" office:value="0.0500929701545611" calcext:value-type="float">
            <text:p>0.0500929701545611</text:p>
          </table:table-cell>
          <table:table-cell office:value-type="float" office:value="0.752648828387583" calcext:value-type="float">
            <text:p>0.752648828387583</text:p>
          </table:table-cell>
          <table:table-cell office:value-type="float" office:value="0.706758897944261" calcext:value-type="float">
            <text:p>0.706758897944261</text:p>
          </table:table-cell>
          <table:table-cell office:value-type="float" office:value="0.752648828387583" calcext:value-type="float">
            <text:p>0.752648828387583</text:p>
          </table:table-cell>
          <table:table-cell office:value-type="float" office:value="0.12611439547844" calcext:value-type="float">
            <text:p>0.12611439547844</text:p>
          </table:table-cell>
          <table:table-cell office:value-type="float" office:value="0.112708105475953" calcext:value-type="float">
            <text:p>0.112708105475953</text:p>
          </table:table-cell>
          <table:table-cell office:value-type="float" office:value="0.207119597504053" calcext:value-type="float">
            <text:p>0.207119597504053</text:p>
          </table:table-cell>
          <table:table-cell office:value-type="float" office:value="0.0864113509575045" calcext:value-type="float">
            <text:p>0.0864113509575045</text:p>
          </table:table-cell>
          <table:table-cell office:value-type="float" office:value="0.0803096534924196" calcext:value-type="float">
            <text:p>0.0803096534924196</text:p>
          </table:table-cell>
          <table:table-cell office:value-type="float" office:value="0.143100069058134" calcext:value-type="float">
            <text:p>0.143100069058134</text:p>
          </table:table-cell>
          <table:table-cell office:value-type="float" office:value="1120" calcext:value-type="float">
            <text:p>1120</text:p>
          </table:table-cell>
          <table:table-cell office:value-type="float" office:value="13" calcext:value-type="float">
            <text:p>13</text:p>
          </table:table-cell>
          <table:table-cell office:value-type="float" office:value="176" calcext:value-type="float">
            <text:p>176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.0382193184417969" calcext:value-type="float">
            <text:p>0.0382193184417969</text:p>
          </table:table-cell>
          <table:table-cell office:value-type="float" office:value="0.0436973803284528" calcext:value-type="float">
            <text:p>0.0436973803284528</text:p>
          </table:table-cell>
          <table:table-cell office:value-type="float" office:value="0.912754877119886" calcext:value-type="float">
            <text:p>0.912754877119886</text:p>
          </table:table-cell>
          <table:table-cell office:value-type="float" office:value="0.884466977152204" calcext:value-type="float">
            <text:p>0.884466977152204</text:p>
          </table:table-cell>
          <table:table-cell office:value-type="float" office:value="0.912754877119886" calcext:value-type="float">
            <text:p>0.912754877119886</text:p>
          </table:table-cell>
          <table:table-cell office:value-type="float" office:value="0.152153754040469" calcext:value-type="float">
            <text:p>0.152153754040469</text:p>
          </table:table-cell>
          <table:table-cell office:value-type="float" office:value="0.132606011168571" calcext:value-type="float">
            <text:p>0.132606011168571</text:p>
          </table:table-cell>
          <table:table-cell office:value-type="float" office:value="0.270267628959553" calcext:value-type="float">
            <text:p>0.270267628959553</text:p>
          </table:table-cell>
          <table:table-cell office:value-type="float" office:value="0.0908743422541711" calcext:value-type="float">
            <text:p>0.0908743422541711</text:p>
          </table:table-cell>
          <table:table-cell office:value-type="float" office:value="0.0824101656289717" calcext:value-type="float">
            <text:p>0.0824101656289717</text:p>
          </table:table-cell>
          <table:table-cell office:value-type="float" office:value="0.176344717264742" calcext:value-type="float">
            <text:p>0.176344717264742</text:p>
          </table:table-cell>
          <table:table-cell office:value-type="float" office:value="1096" calcext:value-type="float">
            <text:p>1096</text:p>
          </table:table-cell>
          <table:table-cell office:value-type="float" office:value="34" calcext:value-type="float">
            <text:p>34</text:p>
          </table:table-cell>
          <table:table-cell office:value-type="float" office:value="155" calcext:value-type="float">
            <text:p>155</text:p>
          </table:table-cell>
          <table:table-cell office:value-type="float" office:value="46" calcext:value-type="float">
            <text:p>4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0.456521739130435" calcext:value-type="float">
            <text:p>0.456521739130435</text:p>
          </table:table-cell>
          <table:table-cell office:value-type="float" office:value="0.129451702372021" calcext:value-type="float">
            <text:p>0.129451702372021</text:p>
          </table:table-cell>
          <table:table-cell office:value-type="float" office:value="0.112589703649559" calcext:value-type="float">
            <text:p>0.112589703649559</text:p>
          </table:table-cell>
          <table:table-cell office:value-type="float" office:value="0.231337430102456" calcext:value-type="float">
            <text:p>0.231337430102456</text:p>
          </table:table-cell>
          <table:table-cell office:value-type="float" office:value="0.0681818181818182" calcext:value-type="float">
            <text:p>0.0681818181818182</text:p>
          </table:table-cell>
          <table:table-cell office:value-type="float" office:value="0.0347394540942928" calcext:value-type="float">
            <text:p>0.0347394540942928</text:p>
          </table:table-cell>
          <table:table-cell office:value-type="float" office:value="0.2" calcext:value-type="float">
            <text:p>0.2</text:p>
          </table:table-cell>
          <table:table-cell office:value-type="float" office:value="1142" calcext:value-type="float">
            <text:p>1142</text:p>
          </table:table-cell>
          <table:table-cell office:value-type="float" office:value="0" calcext:value-type="float">
            <text:p>0</text:p>
          </table:table-cell>
          <table:table-cell office:value-type="float" office:value="189" calcext:value-type="float">
            <text:p>18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0.456521739130435" calcext:value-type="float">
            <text:p>0.456521739130435</text:p>
          </table:table-cell>
          <table:table-cell office:value-type="float" office:value="0.129451375034418" calcext:value-type="float">
            <text:p>0.129451375034418</text:p>
          </table:table-cell>
          <table:table-cell office:value-type="float" office:value="0.112589322137869" calcext:value-type="float">
            <text:p>0.112589322137869</text:p>
          </table:table-cell>
          <table:table-cell office:value-type="float" office:value="0.231337430102456" calcext:value-type="float">
            <text:p>0.231337430102456</text:p>
          </table:table-cell>
          <table:table-cell office:value-type="float" office:value="0.0681818181818182" calcext:value-type="float">
            <text:p>0.0681818181818182</text:p>
          </table:table-cell>
          <table:table-cell office:value-type="float" office:value="0.0347394540942928" calcext:value-type="float">
            <text:p>0.0347394540942928</text:p>
          </table:table-cell>
          <table:table-cell office:value-type="float" office:value="0.2" calcext:value-type="float">
            <text:p>0.2</text:p>
          </table:table-cell>
          <table:table-cell office:value-type="float" office:value="1142" calcext:value-type="float">
            <text:p>1142</text:p>
          </table:table-cell>
          <table:table-cell office:value-type="float" office:value="0" calcext:value-type="float">
            <text:p>0</text:p>
          </table:table-cell>
          <table:table-cell office:value-type="float" office:value="189" calcext:value-type="float">
            <text:p>18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0.692307692307692" calcext:value-type="float">
            <text:p>0.692307692307692</text:p>
          </table:table-cell>
          <table:table-cell office:value-type="float" office:value="0.126904405850584" calcext:value-type="float">
            <text:p>0.126904405850584</text:p>
          </table:table-cell>
          <table:table-cell office:value-type="float" office:value="0.115206163911177" calcext:value-type="float">
            <text:p>0.115206163911177</text:p>
          </table:table-cell>
          <table:table-cell office:value-type="float" office:value="0.197589021166997" calcext:value-type="float">
            <text:p>0.197589021166997</text:p>
          </table:table-cell>
          <table:table-cell table:number-columns-repeated="3" office:value-type="float" office:value="0.0853517877739331" calcext:value-type="float">
            <text:p>0.0853517877739331</text:p>
          </table:table-cell>
          <table:table-cell office:value-type="float" office:value="1120" calcext:value-type="float">
            <text:p>1120</text:p>
          </table:table-cell>
          <table:table-cell office:value-type="float" office:value="14" calcext:value-type="float">
            <text:p>14</text:p>
          </table:table-cell>
          <table:table-cell office:value-type="float" office:value="175" calcext:value-type="float">
            <text:p>175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131652494849075" calcext:value-type="float">
            <text:p>0.131652494849075</text:p>
          </table:table-cell>
          <table:table-cell office:value-type="float" office:value="0.118239056079657" calcext:value-type="float">
            <text:p>0.118239056079657</text:p>
          </table:table-cell>
          <table:table-cell office:value-type="float" office:value="0.212700892069582" calcext:value-type="float">
            <text:p>0.212700892069582</text:p>
          </table:table-cell>
          <table:table-cell table:number-columns-repeated="3" office:value-type="float" office:value="0.0655526992287918" calcext:value-type="float">
            <text:p>0.0655526992287918</text:p>
          </table:table-cell>
          <table:table-cell office:value-type="float" office:value="1087" calcext:value-type="float">
            <text:p>1087</text:p>
          </table:table-cell>
          <table:table-cell office:value-type="float" office:value="27" calcext:value-type="float">
            <text:p>27</text:p>
          </table:table-cell>
          <table:table-cell office:value-type="float" office:value="162" calcext:value-type="float">
            <text:p>162</text:p>
          </table:table-cell>
          <table:table-cell office:value-type="float" office:value="55" calcext:value-type="float">
            <text:p>5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0.402985074626866" calcext:value-type="float">
            <text:p>0.402985074626866</text:p>
          </table:table-cell>
          <table:table-cell office:value-type="float" office:value="0.130525230551022" calcext:value-type="float">
            <text:p>0.130525230551022</text:p>
          </table:table-cell>
          <table:table-cell office:value-type="float" office:value="0.113981121300043" calcext:value-type="float">
            <text:p>0.113981121300043</text:p>
          </table:table-cell>
          <table:table-cell office:value-type="float" office:value="0.230490165813549" calcext:value-type="float">
            <text:p>0.230490165813549</text:p>
          </table:table-cell>
          <table:table-cell table:number-columns-repeated="2" office:value-type="float" office:value="0.0606060606060606" calcext:value-type="float">
            <text:p>0.0606060606060606</text:p>
          </table:table-cell>
          <table:table-cell office:value-type="float" office:value="0.194029850746269" calcext:value-type="float">
            <text:p>0.194029850746269</text:p>
          </table:table-cell>
          <table:table-cell office:value-type="float" office:value="1142" calcext:value-type="float">
            <text:p>1142</text:p>
          </table:table-cell>
          <table:table-cell office:value-type="float" office:value="0" calcext:value-type="float">
            <text:p>0</text:p>
          </table:table-cell>
          <table:table-cell office:value-type="float" office:value="189" calcext:value-type="float">
            <text:p>18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0.6" calcext:value-type="float">
            <text:p>0.6</text:p>
          </table:table-cell>
          <table:table-cell office:value-type="float" office:value="0.132344102178813" calcext:value-type="float">
            <text:p>0.132344102178813</text:p>
          </table:table-cell>
          <table:table-cell office:value-type="float" office:value="0.116024518388792" calcext:value-type="float">
            <text:p>0.116024518388792</text:p>
          </table:table-cell>
          <table:table-cell office:value-type="float" office:value="0.230952380952381" calcext:value-type="float">
            <text:p>0.230952380952381</text:p>
          </table:table-cell>
          <table:table-cell office:value-type="float" office:value="0.1" calcext:value-type="float">
            <text:p>0.1</text:p>
          </table:table-cell>
          <table:table-cell office:value-type="float" office:value="0.05" calcext:value-type="float">
            <text:p>0.05</text:p>
          </table:table-cell>
          <table:table-cell office:value-type="float" office:value="0.2" calcext:value-type="float">
            <text:p>0.2</text:p>
          </table:table-cell>
          <table:table-cell office:value-type="float" office:value="1104" calcext:value-type="float">
            <text:p>1104</text:p>
          </table:table-cell>
          <table:table-cell office:value-type="float" office:value="22" calcext:value-type="float">
            <text:p>22</text:p>
          </table:table-cell>
          <table:table-cell office:value-type="float" office:value="167" calcext:value-type="float">
            <text:p>167</text:p>
          </table:table-cell>
          <table:table-cell office:value-type="float" office:value="38" calcext:value-type="float">
            <text:p>3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0.692307692307692" calcext:value-type="float">
            <text:p>0.692307692307692</text:p>
          </table:table-cell>
          <table:table-cell office:value-type="float" office:value="0.126904405850584" calcext:value-type="float">
            <text:p>0.126904405850584</text:p>
          </table:table-cell>
          <table:table-cell office:value-type="float" office:value="0.115206163911177" calcext:value-type="float">
            <text:p>0.115206163911177</text:p>
          </table:table-cell>
          <table:table-cell office:value-type="float" office:value="0.197589021166997" calcext:value-type="float">
            <text:p>0.197589021166997</text:p>
          </table:table-cell>
          <table:table-cell table:number-columns-repeated="3" office:value-type="float" office:value="0.0853517877739331" calcext:value-type="float">
            <text:p>0.0853517877739331</text:p>
          </table:table-cell>
          <table:table-cell office:value-type="float" office:value="1120" calcext:value-type="float">
            <text:p>1120</text:p>
          </table:table-cell>
          <table:table-cell office:value-type="float" office:value="14" calcext:value-type="float">
            <text:p>14</text:p>
          </table:table-cell>
          <table:table-cell office:value-type="float" office:value="175" calcext:value-type="float">
            <text:p>175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131668345846781" calcext:value-type="float">
            <text:p>0.131668345846781</text:p>
          </table:table-cell>
          <table:table-cell office:value-type="float" office:value="0.118246754235609" calcext:value-type="float">
            <text:p>0.118246754235609</text:p>
          </table:table-cell>
          <table:table-cell office:value-type="float" office:value="0.212766005211636" calcext:value-type="float">
            <text:p>0.212766005211636</text:p>
          </table:table-cell>
          <table:table-cell table:number-columns-repeated="3" office:value-type="float" office:value="0.0655526992287918" calcext:value-type="float">
            <text:p>0.0655526992287918</text:p>
          </table:table-cell>
          <table:table-cell office:value-type="float" office:value="1087" calcext:value-type="float">
            <text:p>1087</text:p>
          </table:table-cell>
          <table:table-cell office:value-type="float" office:value="27" calcext:value-type="float">
            <text:p>27</text:p>
          </table:table-cell>
          <table:table-cell office:value-type="float" office:value="162" calcext:value-type="float">
            <text:p>162</text:p>
          </table:table-cell>
          <table:table-cell office:value-type="float" office:value="55" calcext:value-type="float">
            <text:p>55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142" calcext:value-type="float">
            <text:p>1142</text:p>
          </table:table-cell>
          <table:table-cell office:value-type="float" office:value="0" calcext:value-type="float">
            <text:p>0</text:p>
          </table:table-cell>
          <table:table-cell office:value-type="float" office:value="189" calcext:value-type="float">
            <text:p>189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142" calcext:value-type="float">
            <text:p>1142</text:p>
          </table:table-cell>
          <table:table-cell office:value-type="float" office:value="0" calcext:value-type="float">
            <text:p>0</text:p>
          </table:table-cell>
          <table:table-cell office:value-type="float" office:value="189" calcext:value-type="float">
            <text:p>1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.000390663248253986" calcext:value-type="float">
            <text:p>0.000390663248253986</text:p>
          </table:table-cell>
          <table:table-cell office:value-type="float" office:value="0.000434796034824103" calcext:value-type="float">
            <text:p>0.000434796034824103</text:p>
          </table:table-cell>
          <table:table-cell table:number-columns-repeated="2" office:value-type="float" office:value="0.994215548038483" calcext:value-type="float">
            <text:p>0.994215548038483</text:p>
          </table:table-cell>
          <table:table-cell office:value-type="float" office:value="0.992006480693817" calcext:value-type="float">
            <text:p>0.992006480693817</text:p>
          </table:table-cell>
          <table:table-cell office:value-type="float" office:value="0.0463119136042686" calcext:value-type="float">
            <text:p>0.0463119136042686</text:p>
          </table:table-cell>
          <table:table-cell office:value-type="float" office:value="0.0335679554986013" calcext:value-type="float">
            <text:p>0.0335679554986013</text:p>
          </table:table-cell>
          <table:table-cell office:value-type="float" office:value="0.150548701972002" calcext:value-type="float">
            <text:p>0.150548701972002</text:p>
          </table:table-cell>
          <table:table-cell office:value-type="float" office:value="0.00147282960824668" calcext:value-type="float">
            <text:p>0.00147282960824668</text:p>
          </table:table-cell>
          <table:table-cell office:value-type="float" office:value="0.00128718762425706" calcext:value-type="float">
            <text:p>0.00128718762425706</text:p>
          </table:table-cell>
          <table:table-cell office:value-type="float" office:value="0.00818764697760344" calcext:value-type="float">
            <text:p>0.00818764697760344</text:p>
          </table:table-cell>
          <table:table-cell office:value-type="float" office:value="1152" calcext:value-type="float">
            <text:p>1152</text:p>
          </table:table-cell>
          <table:table-cell office:value-type="float" office:value="21" calcext:value-type="float">
            <text:p>21</text:p>
          </table:table-cell>
          <table:table-cell office:value-type="float" office:value="124" calcext:value-type="float">
            <text:p>124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.0574145206677316" calcext:value-type="float">
            <text:p>0.0574145206677316</text:p>
          </table:table-cell>
          <table:table-cell office:value-type="float" office:value="0.0592921156034721" calcext:value-type="float">
            <text:p>0.0592921156034721</text:p>
          </table:table-cell>
          <table:table-cell table:number-columns-repeated="2" office:value-type="float" office:value="0.793920311314583" calcext:value-type="float">
            <text:p>0.793920311314583</text:p>
          </table:table-cell>
          <table:table-cell office:value-type="float" office:value="0.776394747720742" calcext:value-type="float">
            <text:p>0.776394747720742</text:p>
          </table:table-cell>
          <table:table-cell office:value-type="float" office:value="0.124274149302312" calcext:value-type="float">
            <text:p>0.124274149302312</text:p>
          </table:table-cell>
          <table:table-cell office:value-type="float" office:value="0.113570975618324" calcext:value-type="float">
            <text:p>0.113570975618324</text:p>
          </table:table-cell>
          <table:table-cell office:value-type="float" office:value="0.211818728538242" calcext:value-type="float">
            <text:p>0.211818728538242</text:p>
          </table:table-cell>
          <table:table-cell office:value-type="float" office:value="0.0851425258581595" calcext:value-type="float">
            <text:p>0.0851425258581595</text:p>
          </table:table-cell>
          <table:table-cell office:value-type="float" office:value="0.0818480196226053" calcext:value-type="float">
            <text:p>0.0818480196226053</text:p>
          </table:table-cell>
          <table:table-cell office:value-type="float" office:value="0.138858240629666" calcext:value-type="float">
            <text:p>0.138858240629666</text:p>
          </table:table-cell>
          <table:table-cell office:value-type="float" office:value="1157" calcext:value-type="float">
            <text:p>1157</text:p>
          </table:table-cell>
          <table:table-cell office:value-type="float" office:value="18" calcext:value-type="float">
            <text:p>18</text:p>
          </table:table-cell>
          <table:table-cell office:value-type="float" office:value="127" calcext:value-type="float">
            <text:p>127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.0573426738846114" calcext:value-type="float">
            <text:p>0.0573426738846114</text:p>
          </table:table-cell>
          <table:table-cell office:value-type="float" office:value="0.0592205762309843" calcext:value-type="float">
            <text:p>0.0592205762309843</text:p>
          </table:table-cell>
          <table:table-cell table:number-columns-repeated="2" office:value-type="float" office:value="0.794596444126679" calcext:value-type="float">
            <text:p>0.794596444126679</text:p>
          </table:table-cell>
          <table:table-cell office:value-type="float" office:value="0.777088507611978" calcext:value-type="float">
            <text:p>0.777088507611978</text:p>
          </table:table-cell>
          <table:table-cell office:value-type="float" office:value="0.124270870471981" calcext:value-type="float">
            <text:p>0.124270870471981</text:p>
          </table:table-cell>
          <table:table-cell office:value-type="float" office:value="0.113553523976041" calcext:value-type="float">
            <text:p>0.113553523976041</text:p>
          </table:table-cell>
          <table:table-cell office:value-type="float" office:value="0.211931373535331" calcext:value-type="float">
            <text:p>0.211931373535331</text:p>
          </table:table-cell>
          <table:table-cell office:value-type="float" office:value="0.0850825926516192" calcext:value-type="float">
            <text:p>0.0850825926516192</text:p>
          </table:table-cell>
          <table:table-cell office:value-type="float" office:value="0.0817859362179247" calcext:value-type="float">
            <text:p>0.0817859362179247</text:p>
          </table:table-cell>
          <table:table-cell office:value-type="float" office:value="0.138852832115475" calcext:value-type="float">
            <text:p>0.138852832115475</text:p>
          </table:table-cell>
          <table:table-cell office:value-type="float" office:value="1157" calcext:value-type="float">
            <text:p>1157</text:p>
          </table:table-cell>
          <table:table-cell office:value-type="float" office:value="19" calcext:value-type="float">
            <text:p>19</text:p>
          </table:table-cell>
          <table:table-cell office:value-type="float" office:value="126" calcext:value-type="float">
            <text:p>126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.0535588839569132" calcext:value-type="float">
            <text:p>0.0535588839569132</text:p>
          </table:table-cell>
          <table:table-cell office:value-type="float" office:value="0.0555804009485932" calcext:value-type="float">
            <text:p>0.0555804009485932</text:p>
          </table:table-cell>
          <table:table-cell table:number-columns-repeated="2" office:value-type="float" office:value="0.868024855267309" calcext:value-type="float">
            <text:p>0.868024855267309</text:p>
          </table:table-cell>
          <table:table-cell office:value-type="float" office:value="0.853761675722645" calcext:value-type="float">
            <text:p>0.853761675722645</text:p>
          </table:table-cell>
          <table:table-cell office:value-type="float" office:value="0.130916344072798" calcext:value-type="float">
            <text:p>0.130916344072798</text:p>
          </table:table-cell>
          <table:table-cell office:value-type="float" office:value="0.118347190314329" calcext:value-type="float">
            <text:p>0.118347190314329</text:p>
          </table:table-cell>
          <table:table-cell office:value-type="float" office:value="0.233723353435171" calcext:value-type="float">
            <text:p>0.233723353435171</text:p>
          </table:table-cell>
          <table:table-cell office:value-type="float" office:value="0.0842585836358042" calcext:value-type="float">
            <text:p>0.0842585836358042</text:p>
          </table:table-cell>
          <table:table-cell office:value-type="float" office:value="0.0805262418736375" calcext:value-type="float">
            <text:p>0.0805262418736375</text:p>
          </table:table-cell>
          <table:table-cell office:value-type="float" office:value="0.147347162605199" calcext:value-type="float">
            <text:p>0.147347162605199</text:p>
          </table:table-cell>
          <table:table-cell office:value-type="float" office:value="1152" calcext:value-type="float">
            <text:p>1152</text:p>
          </table:table-cell>
          <table:table-cell office:value-type="float" office:value="21" calcext:value-type="float">
            <text:p>21</text:p>
          </table:table-cell>
          <table:table-cell office:value-type="float" office:value="124" calcext:value-type="float">
            <text:p>124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78571428571429" calcext:value-type="float">
            <text:p>0.0178571428571429</text:p>
          </table:table-cell>
          <table:table-cell table:number-columns-repeated="3" office:value-type="float" office:value="0.526315789473684" calcext:value-type="float">
            <text:p>0.526315789473684</text:p>
          </table:table-cell>
          <table:table-cell office:value-type="float" office:value="0.120542531497844" calcext:value-type="float">
            <text:p>0.120542531497844</text:p>
          </table:table-cell>
          <table:table-cell office:value-type="float" office:value="0.107999595235782" calcext:value-type="float">
            <text:p>0.107999595235782</text:p>
          </table:table-cell>
          <table:table-cell office:value-type="float" office:value="0.223135099820637" calcext:value-type="float">
            <text:p>0.223135099820637</text:p>
          </table:table-cell>
          <table:table-cell office:value-type="float" office:value="0.0566037735849057" calcext:value-type="float">
            <text:p>0.0566037735849057</text:p>
          </table:table-cell>
          <table:table-cell office:value-type="float" office:value="0.0266666666666667" calcext:value-type="float">
            <text:p>0.0266666666666667</text:p>
          </table:table-cell>
          <table:table-cell office:value-type="float" office:value="0.288659793814433" calcext:value-type="float">
            <text:p>0.288659793814433</text:p>
          </table:table-cell>
          <table:table-cell office:value-type="float" office:value="1151" calcext:value-type="float">
            <text:p>1151</text:p>
          </table:table-cell>
          <table:table-cell office:value-type="float" office:value="21" calcext:value-type="float">
            <text:p>21</text:p>
          </table:table-cell>
          <table:table-cell office:value-type="float" office:value="124" calcext:value-type="float">
            <text:p>124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78571428571429" calcext:value-type="float">
            <text:p>0.0178571428571429</text:p>
          </table:table-cell>
          <table:table-cell table:number-columns-repeated="3" office:value-type="float" office:value="0.526315789473684" calcext:value-type="float">
            <text:p>0.526315789473684</text:p>
          </table:table-cell>
          <table:table-cell office:value-type="float" office:value="0.12054075233044" calcext:value-type="float">
            <text:p>0.12054075233044</text:p>
          </table:table-cell>
          <table:table-cell office:value-type="float" office:value="0.107997598547911" calcext:value-type="float">
            <text:p>0.107997598547911</text:p>
          </table:table-cell>
          <table:table-cell office:value-type="float" office:value="0.223135099820637" calcext:value-type="float">
            <text:p>0.223135099820637</text:p>
          </table:table-cell>
          <table:table-cell office:value-type="float" office:value="0.0566037735849057" calcext:value-type="float">
            <text:p>0.0566037735849057</text:p>
          </table:table-cell>
          <table:table-cell office:value-type="float" office:value="0.0266666666666667" calcext:value-type="float">
            <text:p>0.0266666666666667</text:p>
          </table:table-cell>
          <table:table-cell office:value-type="float" office:value="0.288659793814433" calcext:value-type="float">
            <text:p>0.288659793814433</text:p>
          </table:table-cell>
          <table:table-cell office:value-type="float" office:value="1151" calcext:value-type="float">
            <text:p>1151</text:p>
          </table:table-cell>
          <table:table-cell office:value-type="float" office:value="21" calcext:value-type="float">
            <text:p>21</text:p>
          </table:table-cell>
          <table:table-cell office:value-type="float" office:value="124" calcext:value-type="float">
            <text:p>124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120424280387207" calcext:value-type="float">
            <text:p>0.120424280387207</text:p>
          </table:table-cell>
          <table:table-cell office:value-type="float" office:value="0.116260800819726" calcext:value-type="float">
            <text:p>0.116260800819726</text:p>
          </table:table-cell>
          <table:table-cell office:value-type="float" office:value="0.154478671883986" calcext:value-type="float">
            <text:p>0.154478671883986</text:p>
          </table:table-cell>
          <table:table-cell table:number-columns-repeated="3" office:value-type="float" office:value="0.103825136612022" calcext:value-type="float">
            <text:p>0.103825136612022</text:p>
          </table:table-cell>
          <table:table-cell office:value-type="float" office:value="1177" calcext:value-type="float">
            <text:p>1177</text:p>
          </table:table-cell>
          <table:table-cell office:value-type="float" office:value="4" calcext:value-type="float">
            <text:p>4</text:p>
          </table:table-cell>
          <table:table-cell office:value-type="float" office:value="141" calcext:value-type="float">
            <text:p>141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12027228936333" calcext:value-type="float">
            <text:p>0.12027228936333</text:p>
          </table:table-cell>
          <table:table-cell office:value-type="float" office:value="0.112574863475191" calcext:value-type="float">
            <text:p>0.112574863475191</text:p>
          </table:table-cell>
          <table:table-cell office:value-type="float" office:value="0.183231924558729" calcext:value-type="float">
            <text:p>0.183231924558729</text:p>
          </table:table-cell>
          <table:table-cell table:number-columns-repeated="3" office:value-type="float" office:value="0.0897435897435897" calcext:value-type="float">
            <text:p>0.0897435897435897</text:p>
          </table:table-cell>
          <table:table-cell office:value-type="float" office:value="1166" calcext:value-type="float">
            <text:p>1166</text:p>
          </table:table-cell>
          <table:table-cell office:value-type="float" office:value="13" calcext:value-type="float">
            <text:p>13</text:p>
          </table:table-cell>
          <table:table-cell office:value-type="float" office:value="132" calcext:value-type="float">
            <text:p>132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0.373134328358209" calcext:value-type="float">
            <text:p>0.373134328358209</text:p>
          </table:table-cell>
          <table:table-cell office:value-type="float" office:value="0.119473495170143" calcext:value-type="float">
            <text:p>0.119473495170143</text:p>
          </table:table-cell>
          <table:table-cell office:value-type="float" office:value="0.108381517218446" calcext:value-type="float">
            <text:p>0.108381517218446</text:p>
          </table:table-cell>
          <table:table-cell office:value-type="float" office:value="0.210198225175065" calcext:value-type="float">
            <text:p>0.210198225175065</text:p>
          </table:table-cell>
          <table:table-cell office:value-type="float" office:value="0.0746268656716418" calcext:value-type="float">
            <text:p>0.0746268656716418</text:p>
          </table:table-cell>
          <table:table-cell office:value-type="float" office:value="0.0447761194029851" calcext:value-type="float">
            <text:p>0.0447761194029851</text:p>
          </table:table-cell>
          <table:table-cell office:value-type="float" office:value="0.223880597014925" calcext:value-type="float">
            <text:p>0.223880597014925</text:p>
          </table:table-cell>
          <table:table-cell office:value-type="float" office:value="1186" calcext:value-type="float">
            <text:p>1186</text:p>
          </table:table-cell>
          <table:table-cell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0.65" calcext:value-type="float">
            <text:p>0.65</text:p>
          </table:table-cell>
          <table:table-cell office:value-type="float" office:value="0.113936889556724" calcext:value-type="float">
            <text:p>0.113936889556724</text:p>
          </table:table-cell>
          <table:table-cell office:value-type="float" office:value="0.103920741989882" calcext:value-type="float">
            <text:p>0.103920741989882</text:p>
          </table:table-cell>
          <table:table-cell office:value-type="float" office:value="0.195862068965517" calcext:value-type="float">
            <text:p>0.195862068965517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.15" calcext:value-type="float">
            <text:p>0.15</text:p>
          </table:table-cell>
          <table:table-cell office:value-type="float" office:value="1171" calcext:value-type="float">
            <text:p>1171</text:p>
          </table:table-cell>
          <table:table-cell office:value-type="float" office:value="8" calcext:value-type="float">
            <text:p>8</text:p>
          </table:table-cell>
          <table:table-cell office:value-type="float" office:value="137" calcext:value-type="float">
            <text:p>137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120424280387207" calcext:value-type="float">
            <text:p>0.120424280387207</text:p>
          </table:table-cell>
          <table:table-cell office:value-type="float" office:value="0.116260800819726" calcext:value-type="float">
            <text:p>0.116260800819726</text:p>
          </table:table-cell>
          <table:table-cell office:value-type="float" office:value="0.154478671883986" calcext:value-type="float">
            <text:p>0.154478671883986</text:p>
          </table:table-cell>
          <table:table-cell table:number-columns-repeated="3" office:value-type="float" office:value="0.103825136612022" calcext:value-type="float">
            <text:p>0.103825136612022</text:p>
          </table:table-cell>
          <table:table-cell office:value-type="float" office:value="1177" calcext:value-type="float">
            <text:p>1177</text:p>
          </table:table-cell>
          <table:table-cell office:value-type="float" office:value="4" calcext:value-type="float">
            <text:p>4</text:p>
          </table:table-cell>
          <table:table-cell office:value-type="float" office:value="141" calcext:value-type="float">
            <text:p>141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120250797232472" calcext:value-type="float">
            <text:p>0.120250797232472</text:p>
          </table:table-cell>
          <table:table-cell office:value-type="float" office:value="0.112564530930613" calcext:value-type="float">
            <text:p>0.112564530930613</text:p>
          </table:table-cell>
          <table:table-cell office:value-type="float" office:value="0.18311915470836" calcext:value-type="float">
            <text:p>0.18311915470836</text:p>
          </table:table-cell>
          <table:table-cell table:number-columns-repeated="3" office:value-type="float" office:value="0.0897435897435897" calcext:value-type="float">
            <text:p>0.0897435897435897</text:p>
          </table:table-cell>
          <table:table-cell office:value-type="float" office:value="1166" calcext:value-type="float">
            <text:p>1166</text:p>
          </table:table-cell>
          <table:table-cell office:value-type="float" office:value="13" calcext:value-type="float">
            <text:p>13</text:p>
          </table:table-cell>
          <table:table-cell office:value-type="float" office:value="132" calcext:value-type="float">
            <text:p>132</text:p>
          </table:table-cell>
          <table:table-cell office:value-type="float" office:value="20" calcext:value-type="float">
            <text:p>20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186" calcext:value-type="float">
            <text:p>1186</text:p>
          </table:table-cell>
          <table:table-cell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186" calcext:value-type="float">
            <text:p>1186</text:p>
          </table:table-cell>
          <table:table-cell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.000109722233901266" calcext:value-type="float">
            <text:p>0.000109722233901266</text:p>
          </table:table-cell>
          <table:table-cell office:value-type="float" office:value="0.000137053604703397" calcext:value-type="float">
            <text:p>0.000137053604703397</text:p>
          </table:table-cell>
          <table:table-cell office:value-type="float" office:value="0.999534606933594" calcext:value-type="float">
            <text:p>0.999534606933594</text:p>
          </table:table-cell>
          <table:table-cell office:value-type="float" office:value="0.999234795570374" calcext:value-type="float">
            <text:p>0.999234795570374</text:p>
          </table:table-cell>
          <table:table-cell office:value-type="float" office:value="0.999534606933594" calcext:value-type="float">
            <text:p>0.999534606933594</text:p>
          </table:table-cell>
          <table:table-cell office:value-type="float" office:value="0.0742257900852267" calcext:value-type="float">
            <text:p>0.0742257900852267</text:p>
          </table:table-cell>
          <table:table-cell office:value-type="float" office:value="0.0517010847321402" calcext:value-type="float">
            <text:p>0.0517010847321402</text:p>
          </table:table-cell>
          <table:table-cell office:value-type="float" office:value="0.226005636040036" calcext:value-type="float">
            <text:p>0.226005636040036</text:p>
          </table:table-cell>
          <table:table-cell office:value-type="float" office:value="0.00142916757613421" calcext:value-type="float">
            <text:p>0.00142916757613421</text:p>
          </table:table-cell>
          <table:table-cell office:value-type="float" office:value="0.00110236962791532" calcext:value-type="float">
            <text:p>0.00110236962791532</text:p>
          </table:table-cell>
          <table:table-cell office:value-type="float" office:value="0.0282592615112662" calcext:value-type="float">
            <text:p>0.0282592615112662</text:p>
          </table:table-cell>
          <table:table-cell office:value-type="float" office:value="1107" calcext:value-type="float">
            <text:p>1107</text:p>
          </table:table-cell>
          <table:table-cell office:value-type="float" office:value="39" calcext:value-type="float">
            <text:p>39</text:p>
          </table:table-cell>
          <table:table-cell office:value-type="float" office:value="133" calcext:value-type="float">
            <text:p>133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0.0366513856842238" calcext:value-type="float">
            <text:p>0.0366513856842238</text:p>
          </table:table-cell>
          <table:table-cell office:value-type="float" office:value="0.0388986599369663" calcext:value-type="float">
            <text:p>0.0388986599369663</text:p>
          </table:table-cell>
          <table:table-cell office:value-type="float" office:value="0.801997435291053" calcext:value-type="float">
            <text:p>0.801997435291053</text:p>
          </table:table-cell>
          <table:table-cell office:value-type="float" office:value="0.779111365159496" calcext:value-type="float">
            <text:p>0.779111365159496</text:p>
          </table:table-cell>
          <table:table-cell office:value-type="float" office:value="0.801997435291053" calcext:value-type="float">
            <text:p>0.801997435291053</text:p>
          </table:table-cell>
          <table:table-cell office:value-type="float" office:value="0.114188160784452" calcext:value-type="float">
            <text:p>0.114188160784452</text:p>
          </table:table-cell>
          <table:table-cell office:value-type="float" office:value="0.100666505765738" calcext:value-type="float">
            <text:p>0.100666505765738</text:p>
          </table:table-cell>
          <table:table-cell office:value-type="float" office:value="0.205302103614046" calcext:value-type="float">
            <text:p>0.205302103614046</text:p>
          </table:table-cell>
          <table:table-cell office:value-type="float" office:value="0.0720941311597194" calcext:value-type="float">
            <text:p>0.0720941311597194</text:p>
          </table:table-cell>
          <table:table-cell office:value-type="float" office:value="0.0674063669803308" calcext:value-type="float">
            <text:p>0.0674063669803308</text:p>
          </table:table-cell>
          <table:table-cell office:value-type="float" office:value="0.152160007035861" calcext:value-type="float">
            <text:p>0.152160007035861</text:p>
          </table:table-cell>
          <table:table-cell office:value-type="float" office:value="1138" calcext:value-type="float">
            <text:p>1138</text:p>
          </table:table-cell>
          <table:table-cell office:value-type="float" office:value="13" calcext:value-type="float">
            <text:p>13</text:p>
          </table:table-cell>
          <table:table-cell office:value-type="float" office:value="159" calcext:value-type="float">
            <text:p>159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.0366098424654523" calcext:value-type="float">
            <text:p>0.0366098424654523</text:p>
          </table:table-cell>
          <table:table-cell office:value-type="float" office:value="0.038856539393411" calcext:value-type="float">
            <text:p>0.038856539393411</text:p>
          </table:table-cell>
          <table:table-cell office:value-type="float" office:value="0.802409402083474" calcext:value-type="float">
            <text:p>0.802409402083474</text:p>
          </table:table-cell>
          <table:table-cell office:value-type="float" office:value="0.779538642464333" calcext:value-type="float">
            <text:p>0.779538642464333</text:p>
          </table:table-cell>
          <table:table-cell office:value-type="float" office:value="0.802409402083474" calcext:value-type="float">
            <text:p>0.802409402083474</text:p>
          </table:table-cell>
          <table:table-cell office:value-type="float" office:value="0.114188499118992" calcext:value-type="float">
            <text:p>0.114188499118992</text:p>
          </table:table-cell>
          <table:table-cell office:value-type="float" office:value="0.100655706287102" calcext:value-type="float">
            <text:p>0.100655706287102</text:p>
          </table:table-cell>
          <table:table-cell office:value-type="float" office:value="0.205377492678066" calcext:value-type="float">
            <text:p>0.205377492678066</text:p>
          </table:table-cell>
          <table:table-cell office:value-type="float" office:value="0.0720540025907216" calcext:value-type="float">
            <text:p>0.0720540025907216</text:p>
          </table:table-cell>
          <table:table-cell office:value-type="float" office:value="0.0673649873689158" calcext:value-type="float">
            <text:p>0.0673649873689158</text:p>
          </table:table-cell>
          <table:table-cell office:value-type="float" office:value="0.152169916602241" calcext:value-type="float">
            <text:p>0.152169916602241</text:p>
          </table:table-cell>
          <table:table-cell office:value-type="float" office:value="1138" calcext:value-type="float">
            <text:p>1138</text:p>
          </table:table-cell>
          <table:table-cell office:value-type="float" office:value="13" calcext:value-type="float">
            <text:p>13</text:p>
          </table:table-cell>
          <table:table-cell office:value-type="float" office:value="159" calcext:value-type="float">
            <text:p>159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.0303173538405895" calcext:value-type="float">
            <text:p>0.0303173538405895</text:p>
          </table:table-cell>
          <table:table-cell office:value-type="float" office:value="0.0329040023032808" calcext:value-type="float">
            <text:p>0.0329040023032808</text:p>
          </table:table-cell>
          <table:table-cell office:value-type="float" office:value="0.948628898013446" calcext:value-type="float">
            <text:p>0.948628898013446</text:p>
          </table:table-cell>
          <table:table-cell office:value-type="float" office:value="0.93859167372217" calcext:value-type="float">
            <text:p>0.93859167372217</text:p>
          </table:table-cell>
          <table:table-cell office:value-type="float" office:value="0.948628898013446" calcext:value-type="float">
            <text:p>0.948628898013446</text:p>
          </table:table-cell>
          <table:table-cell office:value-type="float" office:value="0.144732876212319" calcext:value-type="float">
            <text:p>0.144732876212319</text:p>
          </table:table-cell>
          <table:table-cell office:value-type="float" office:value="0.123620044006511" calcext:value-type="float">
            <text:p>0.123620044006511</text:p>
          </table:table-cell>
          <table:table-cell office:value-type="float" office:value="0.286998995552617" calcext:value-type="float">
            <text:p>0.286998995552617</text:p>
          </table:table-cell>
          <table:table-cell office:value-type="float" office:value="0.0766221410787891" calcext:value-type="float">
            <text:p>0.0766221410787891</text:p>
          </table:table-cell>
          <table:table-cell office:value-type="float" office:value="0.0699177257422895" calcext:value-type="float">
            <text:p>0.0699177257422895</text:p>
          </table:table-cell>
          <table:table-cell office:value-type="float" office:value="0.206747895538022" calcext:value-type="float">
            <text:p>0.206747895538022</text:p>
          </table:table-cell>
          <table:table-cell office:value-type="float" office:value="1107" calcext:value-type="float">
            <text:p>1107</text:p>
          </table:table-cell>
          <table:table-cell office:value-type="float" office:value="39" calcext:value-type="float">
            <text:p>39</text:p>
          </table:table-cell>
          <table:table-cell office:value-type="float" office:value="133" calcext:value-type="float">
            <text:p>133</text:p>
          </table:table-cell>
          <table:table-cell office:value-type="float" office:value="52" calcext:value-type="float">
            <text:p>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99534606933594" calcext:value-type="float">
            <text:p>0.999534606933594</text:p>
          </table:table-cell>
          <table:table-cell office:value-type="float" office:value="0.999234795570374" calcext:value-type="float">
            <text:p>0.999234795570374</text:p>
          </table:table-cell>
          <table:table-cell office:value-type="float" office:value="0.999534606933594" calcext:value-type="float">
            <text:p>0.999534606933594</text:p>
          </table:table-cell>
          <table:table-cell office:value-type="float" office:value="0.115782341918524" calcext:value-type="float">
            <text:p>0.115782341918524</text:p>
          </table:table-cell>
          <table:table-cell office:value-type="float" office:value="0.100367235175399" calcext:value-type="float">
            <text:p>0.100367235175399</text:p>
          </table:table-cell>
          <table:table-cell office:value-type="float" office:value="0.219655067007371" calcext:value-type="float">
            <text:p>0.219655067007371</text:p>
          </table:table-cell>
          <table:table-cell table:number-columns-repeated="2" office:value-type="float" office:value="0.051948051948052" calcext:value-type="float">
            <text:p>0.051948051948052</text:p>
          </table:table-cell>
          <table:table-cell office:value-type="float" office:value="0.264705882352941" calcext:value-type="float">
            <text:p>0.264705882352941</text:p>
          </table:table-cell>
          <table:table-cell office:value-type="float" office:value="1135" calcext:value-type="float">
            <text:p>1135</text:p>
          </table:table-cell>
          <table:table-cell office:value-type="float" office:value="14" calcext:value-type="float">
            <text:p>14</text:p>
          </table:table-cell>
          <table:table-cell office:value-type="float" office:value="158" calcext:value-type="float">
            <text:p>158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115783797097168" calcext:value-type="float">
            <text:p>0.115783797097168</text:p>
          </table:table-cell>
          <table:table-cell office:value-type="float" office:value="0.100368504760997" calcext:value-type="float">
            <text:p>0.100368504760997</text:p>
          </table:table-cell>
          <table:table-cell office:value-type="float" office:value="0.219657772781013" calcext:value-type="float">
            <text:p>0.219657772781013</text:p>
          </table:table-cell>
          <table:table-cell table:number-columns-repeated="2" office:value-type="float" office:value="0.051948051948052" calcext:value-type="float">
            <text:p>0.051948051948052</text:p>
          </table:table-cell>
          <table:table-cell office:value-type="float" office:value="0.264705882352941" calcext:value-type="float">
            <text:p>0.264705882352941</text:p>
          </table:table-cell>
          <table:table-cell office:value-type="float" office:value="1135" calcext:value-type="float">
            <text:p>1135</text:p>
          </table:table-cell>
          <table:table-cell office:value-type="float" office:value="14" calcext:value-type="float">
            <text:p>14</text:p>
          </table:table-cell>
          <table:table-cell office:value-type="float" office:value="158" calcext:value-type="float">
            <text:p>158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0.6" calcext:value-type="float">
            <text:p>0.6</text:p>
          </table:table-cell>
          <table:table-cell office:value-type="float" office:value="0.116420526379564" calcext:value-type="float">
            <text:p>0.116420526379564</text:p>
          </table:table-cell>
          <table:table-cell office:value-type="float" office:value="0.105698122876962" calcext:value-type="float">
            <text:p>0.105698122876962</text:p>
          </table:table-cell>
          <table:table-cell office:value-type="float" office:value="0.188672070911638" calcext:value-type="float">
            <text:p>0.188672070911638</text:p>
          </table:table-cell>
          <table:table-cell table:number-columns-repeated="3" office:value-type="float" office:value="0.0753424657534247" calcext:value-type="float">
            <text:p>0.0753424657534247</text:p>
          </table:table-cell>
          <table:table-cell office:value-type="float" office:value="1145" calcext:value-type="float">
            <text:p>1145</text:p>
          </table:table-cell>
          <table:table-cell office:value-type="float" office:value="11" calcext:value-type="float">
            <text:p>11</text:p>
          </table:table-cell>
          <table:table-cell office:value-type="float" office:value="161" calcext:value-type="float">
            <text:p>161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114330741274734" calcext:value-type="float">
            <text:p>0.114330741274734</text:p>
          </table:table-cell>
          <table:table-cell office:value-type="float" office:value="0.100469183955654" calcext:value-type="float">
            <text:p>0.100469183955654</text:p>
          </table:table-cell>
          <table:table-cell office:value-type="float" office:value="0.207735072279467" calcext:value-type="float">
            <text:p>0.207735072279467</text:p>
          </table:table-cell>
          <table:table-cell table:number-columns-repeated="3" office:value-type="float" office:value="0.0595533498759305" calcext:value-type="float">
            <text:p>0.0595533498759305</text:p>
          </table:table-cell>
          <table:table-cell office:value-type="float" office:value="1116" calcext:value-type="float">
            <text:p>1116</text:p>
          </table:table-cell>
          <table:table-cell office:value-type="float" office:value="26" calcext:value-type="float">
            <text:p>26</text:p>
          </table:table-cell>
          <table:table-cell office:value-type="float" office:value="146" calcext:value-type="float">
            <text:p>146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0.388059701492537" calcext:value-type="float">
            <text:p>0.388059701492537</text:p>
          </table:table-cell>
          <table:table-cell office:value-type="float" office:value="0.11791088951119" calcext:value-type="float">
            <text:p>0.11791088951119</text:p>
          </table:table-cell>
          <table:table-cell office:value-type="float" office:value="0.102252288639164" calcext:value-type="float">
            <text:p>0.102252288639164</text:p>
          </table:table-cell>
          <table:table-cell office:value-type="float" office:value="0.223424368643043" calcext:value-type="float">
            <text:p>0.223424368643043</text:p>
          </table:table-cell>
          <table:table-cell table:number-columns-repeated="2" office:value-type="float" office:value="0.0746268656716418" calcext:value-type="float">
            <text:p>0.0746268656716418</text:p>
          </table:table-cell>
          <table:table-cell office:value-type="float" office:value="0.272727272727273" calcext:value-type="float">
            <text:p>0.272727272727273</text:p>
          </table:table-cell>
          <table:table-cell office:value-type="float" office:value="1159" calcext:value-type="float">
            <text:p>1159</text:p>
          </table:table-cell>
          <table:table-cell office:value-type="float" office:value="0" calcext:value-type="float">
            <text:p>0</text:p>
          </table:table-cell>
          <table:table-cell office:value-type="float" office:value="172" calcext:value-type="float">
            <text:p>17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0.5" calcext:value-type="float">
            <text:p>0.5</text:p>
          </table:table-cell>
          <table:table-cell office:value-type="float" office:value="0.118031555221638" calcext:value-type="float">
            <text:p>0.118031555221638</text:p>
          </table:table-cell>
          <table:table-cell office:value-type="float" office:value="0.103149266609146" calcext:value-type="float">
            <text:p>0.103149266609146</text:p>
          </table:table-cell>
          <table:table-cell office:value-type="float" office:value="0.218313953488372" calcext:value-type="float">
            <text:p>0.218313953488372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.25" calcext:value-type="float">
            <text:p>0.25</text:p>
          </table:table-cell>
          <table:table-cell office:value-type="float" office:value="1153" calcext:value-type="float">
            <text:p>1153</text:p>
          </table:table-cell>
          <table:table-cell office:value-type="float" office:value="13" calcext:value-type="float">
            <text:p>13</text:p>
          </table:table-cell>
          <table:table-cell office:value-type="float" office:value="159" calcext:value-type="float">
            <text:p>159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0.6" calcext:value-type="float">
            <text:p>0.6</text:p>
          </table:table-cell>
          <table:table-cell office:value-type="float" office:value="0.116420526379564" calcext:value-type="float">
            <text:p>0.116420526379564</text:p>
          </table:table-cell>
          <table:table-cell office:value-type="float" office:value="0.105698122876962" calcext:value-type="float">
            <text:p>0.105698122876962</text:p>
          </table:table-cell>
          <table:table-cell office:value-type="float" office:value="0.188672070911638" calcext:value-type="float">
            <text:p>0.188672070911638</text:p>
          </table:table-cell>
          <table:table-cell table:number-columns-repeated="3" office:value-type="float" office:value="0.0753424657534247" calcext:value-type="float">
            <text:p>0.0753424657534247</text:p>
          </table:table-cell>
          <table:table-cell office:value-type="float" office:value="1145" calcext:value-type="float">
            <text:p>1145</text:p>
          </table:table-cell>
          <table:table-cell office:value-type="float" office:value="11" calcext:value-type="float">
            <text:p>11</text:p>
          </table:table-cell>
          <table:table-cell office:value-type="float" office:value="161" calcext:value-type="float">
            <text:p>161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114347060039481" calcext:value-type="float">
            <text:p>0.114347060039481</text:p>
          </table:table-cell>
          <table:table-cell office:value-type="float" office:value="0.100481491242019" calcext:value-type="float">
            <text:p>0.100481491242019</text:p>
          </table:table-cell>
          <table:table-cell office:value-type="float" office:value="0.207778421878197" calcext:value-type="float">
            <text:p>0.207778421878197</text:p>
          </table:table-cell>
          <table:table-cell table:number-columns-repeated="3" office:value-type="float" office:value="0.0595533498759305" calcext:value-type="float">
            <text:p>0.0595533498759305</text:p>
          </table:table-cell>
          <table:table-cell office:value-type="float" office:value="1116" calcext:value-type="float">
            <text:p>1116</text:p>
          </table:table-cell>
          <table:table-cell office:value-type="float" office:value="26" calcext:value-type="float">
            <text:p>26</text:p>
          </table:table-cell>
          <table:table-cell office:value-type="float" office:value="146" calcext:value-type="float">
            <text:p>146</text:p>
          </table:table-cell>
          <table:table-cell office:value-type="float" office:value="43" calcext:value-type="float">
            <text:p>43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159" calcext:value-type="float">
            <text:p>1159</text:p>
          </table:table-cell>
          <table:table-cell office:value-type="float" office:value="0" calcext:value-type="float">
            <text:p>0</text:p>
          </table:table-cell>
          <table:table-cell office:value-type="float" office:value="172" calcext:value-type="float">
            <text:p>172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159" calcext:value-type="float">
            <text:p>1159</text:p>
          </table:table-cell>
          <table:table-cell office:value-type="float" office:value="0" calcext:value-type="float">
            <text:p>0</text:p>
          </table:table-cell>
          <table:table-cell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.000272532925009727" calcext:value-type="float">
            <text:p>0.000272532925009727</text:p>
          </table:table-cell>
          <table:table-cell office:value-type="float" office:value="0.000388362008379772" calcext:value-type="float">
            <text:p>0.000388362008379772</text:p>
          </table:table-cell>
          <table:table-cell table:number-columns-repeated="2" office:value-type="float" office:value="0.99738997220993" calcext:value-type="float">
            <text:p>0.99738997220993</text:p>
          </table:table-cell>
          <table:table-cell office:value-type="float" office:value="0.996973633766174" calcext:value-type="float">
            <text:p>0.996973633766174</text:p>
          </table:table-cell>
          <table:table-cell office:value-type="float" office:value="0.0813378182073954" calcext:value-type="float">
            <text:p>0.0813378182073954</text:p>
          </table:table-cell>
          <table:table-cell office:value-type="float" office:value="0.0582142500307994" calcext:value-type="float">
            <text:p>0.0582142500307994</text:p>
          </table:table-cell>
          <table:table-cell office:value-type="float" office:value="0.247033079742758" calcext:value-type="float">
            <text:p>0.247033079742758</text:p>
          </table:table-cell>
          <table:table-cell office:value-type="float" office:value="0.00306285615079105" calcext:value-type="float">
            <text:p>0.00306285615079105</text:p>
          </table:table-cell>
          <table:table-cell office:value-type="float" office:value="0.00237998063676059" calcext:value-type="float">
            <text:p>0.00237998063676059</text:p>
          </table:table-cell>
          <table:table-cell office:value-type="float" office:value="0.0351729020476341" calcext:value-type="float">
            <text:p>0.0351729020476341</text:p>
          </table:table-cell>
          <table:table-cell office:value-type="float" office:value="1112" calcext:value-type="float">
            <text:p>1112</text:p>
          </table:table-cell>
          <table:table-cell office:value-type="float" office:value="38" calcext:value-type="float">
            <text:p>38</text:p>
          </table:table-cell>
          <table:table-cell office:value-type="float" office:value="125" calcext:value-type="float">
            <text:p>125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0.0538517204306559" calcext:value-type="float">
            <text:p>0.0538517204306559</text:p>
          </table:table-cell>
          <table:table-cell office:value-type="float" office:value="0.0584303360533756" calcext:value-type="float">
            <text:p>0.0584303360533756</text:p>
          </table:table-cell>
          <table:table-cell table:number-columns-repeated="2" office:value-type="float" office:value="0.642766080230211" calcext:value-type="float">
            <text:p>0.642766080230211</text:p>
          </table:table-cell>
          <table:table-cell office:value-type="float" office:value="0.63440794347503" calcext:value-type="float">
            <text:p>0.63440794347503</text:p>
          </table:table-cell>
          <table:table-cell office:value-type="float" office:value="0.127809748627591" calcext:value-type="float">
            <text:p>0.127809748627591</text:p>
          </table:table-cell>
          <table:table-cell office:value-type="float" office:value="0.116073657088784" calcext:value-type="float">
            <text:p>0.116073657088784</text:p>
          </table:table-cell>
          <table:table-cell office:value-type="float" office:value="0.21190640456211" calcext:value-type="float">
            <text:p>0.21190640456211</text:p>
          </table:table-cell>
          <table:table-cell office:value-type="float" office:value="0.0932032468665213" calcext:value-type="float">
            <text:p>0.0932032468665213</text:p>
          </table:table-cell>
          <table:table-cell office:value-type="float" office:value="0.0881161848542308" calcext:value-type="float">
            <text:p>0.0881161848542308</text:p>
          </table:table-cell>
          <table:table-cell office:value-type="float" office:value="0.158219877791886" calcext:value-type="float">
            <text:p>0.158219877791886</text:p>
          </table:table-cell>
          <table:table-cell office:value-type="float" office:value="1162" calcext:value-type="float">
            <text:p>1162</text:p>
          </table:table-cell>
          <table:table-cell office:value-type="float" office:value="13" calcext:value-type="float">
            <text:p>13</text:p>
          </table:table-cell>
          <table:table-cell office:value-type="float" office:value="150" calcext:value-type="float">
            <text:p>15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.0538032677831656" calcext:value-type="float">
            <text:p>0.0538032677831656</text:p>
          </table:table-cell>
          <table:table-cell office:value-type="float" office:value="0.0583821222939807" calcext:value-type="float">
            <text:p>0.0583821222939807</text:p>
          </table:table-cell>
          <table:table-cell table:number-columns-repeated="2" office:value-type="float" office:value="0.643232345163105" calcext:value-type="float">
            <text:p>0.643232345163105</text:p>
          </table:table-cell>
          <table:table-cell office:value-type="float" office:value="0.634871670396443" calcext:value-type="float">
            <text:p>0.634871670396443</text:p>
          </table:table-cell>
          <table:table-cell office:value-type="float" office:value="0.127809393268579" calcext:value-type="float">
            <text:p>0.127809393268579</text:p>
          </table:table-cell>
          <table:table-cell office:value-type="float" office:value="0.116062484626938" calcext:value-type="float">
            <text:p>0.116062484626938</text:p>
          </table:table-cell>
          <table:table-cell office:value-type="float" office:value="0.211983560712981" calcext:value-type="float">
            <text:p>0.211983560712981</text:p>
          </table:table-cell>
          <table:table-cell office:value-type="float" office:value="0.0931659876048694" calcext:value-type="float">
            <text:p>0.0931659876048694</text:p>
          </table:table-cell>
          <table:table-cell office:value-type="float" office:value="0.08807648033936" calcext:value-type="float">
            <text:p>0.08807648033936</text:p>
          </table:table-cell>
          <table:table-cell office:value-type="float" office:value="0.158230579826687" calcext:value-type="float">
            <text:p>0.158230579826687</text:p>
          </table:table-cell>
          <table:table-cell office:value-type="float" office:value="1162" calcext:value-type="float">
            <text:p>1162</text:p>
          </table:table-cell>
          <table:table-cell office:value-type="float" office:value="13" calcext:value-type="float">
            <text:p>13</text:p>
          </table:table-cell>
          <table:table-cell office:value-type="float" office:value="150" calcext:value-type="float">
            <text:p>15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.0433008667832926" calcext:value-type="float">
            <text:p>0.0433008667832926</text:p>
          </table:table-cell>
          <table:table-cell office:value-type="float" office:value="0.0491864417508489" calcext:value-type="float">
            <text:p>0.0491864417508489</text:p>
          </table:table-cell>
          <table:table-cell table:number-columns-repeated="2" office:value-type="float" office:value="0.903988967514712" calcext:value-type="float">
            <text:p>0.903988967514712</text:p>
          </table:table-cell>
          <table:table-cell office:value-type="float" office:value="0.899019758571905" calcext:value-type="float">
            <text:p>0.899019758571905</text:p>
          </table:table-cell>
          <table:table-cell office:value-type="float" office:value="0.16762432330906" calcext:value-type="float">
            <text:p>0.16762432330906</text:p>
          </table:table-cell>
          <table:table-cell office:value-type="float" office:value="0.147059975483596" calcext:value-type="float">
            <text:p>0.147059975483596</text:p>
          </table:table-cell>
          <table:table-cell office:value-type="float" office:value="0.31498112245104" calcext:value-type="float">
            <text:p>0.31498112245104</text:p>
          </table:table-cell>
          <table:table-cell office:value-type="float" office:value="0.101392582938353" calcext:value-type="float">
            <text:p>0.101392582938353</text:p>
          </table:table-cell>
          <table:table-cell office:value-type="float" office:value="0.0930256424918973" calcext:value-type="float">
            <text:p>0.0930256424918973</text:p>
          </table:table-cell>
          <table:table-cell office:value-type="float" office:value="0.222883113594427" calcext:value-type="float">
            <text:p>0.222883113594427</text:p>
          </table:table-cell>
          <table:table-cell office:value-type="float" office:value="1112" calcext:value-type="float">
            <text:p>1112</text:p>
          </table:table-cell>
          <table:table-cell office:value-type="float" office:value="38" calcext:value-type="float">
            <text:p>38</text:p>
          </table:table-cell>
          <table:table-cell office:value-type="float" office:value="125" calcext:value-type="float">
            <text:p>125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3291078370362" calcext:value-type="float">
            <text:p>0.0023291078370362</text:p>
          </table:table-cell>
          <table:table-cell table:number-columns-repeated="3" office:value-type="float" office:value="0.75" calcext:value-type="float">
            <text:p>0.75</text:p>
          </table:table-cell>
          <table:table-cell office:value-type="float" office:value="0.130189726065787" calcext:value-type="float">
            <text:p>0.130189726065787</text:p>
          </table:table-cell>
          <table:table-cell office:value-type="float" office:value="0.117235441448656" calcext:value-type="float">
            <text:p>0.117235441448656</text:p>
          </table:table-cell>
          <table:table-cell office:value-type="float" office:value="0.2230155201321" calcext:value-type="float">
            <text:p>0.2230155201321</text:p>
          </table:table-cell>
          <table:table-cell table:number-columns-repeated="2" office:value-type="float" office:value="0.104477611940299" calcext:value-type="float">
            <text:p>0.104477611940299</text:p>
          </table:table-cell>
          <table:table-cell office:value-type="float" office:value="0.1875" calcext:value-type="float">
            <text:p>0.1875</text:p>
          </table:table-cell>
          <table:table-cell office:value-type="float" office:value="1162" calcext:value-type="float">
            <text:p>1162</text:p>
          </table:table-cell>
          <table:table-cell office:value-type="float" office:value="5" calcext:value-type="float">
            <text:p>5</text:p>
          </table:table-cell>
          <table:table-cell office:value-type="float" office:value="158" calcext:value-type="float">
            <text:p>15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3291078370362" calcext:value-type="float">
            <text:p>0.0023291078370362</text:p>
          </table:table-cell>
          <table:table-cell table:number-columns-repeated="3" office:value-type="float" office:value="0.75" calcext:value-type="float">
            <text:p>0.75</text:p>
          </table:table-cell>
          <table:table-cell office:value-type="float" office:value="0.130189726065787" calcext:value-type="float">
            <text:p>0.130189726065787</text:p>
          </table:table-cell>
          <table:table-cell office:value-type="float" office:value="0.117235441448656" calcext:value-type="float">
            <text:p>0.117235441448656</text:p>
          </table:table-cell>
          <table:table-cell office:value-type="float" office:value="0.2230155201321" calcext:value-type="float">
            <text:p>0.2230155201321</text:p>
          </table:table-cell>
          <table:table-cell table:number-columns-repeated="2" office:value-type="float" office:value="0.104477611940299" calcext:value-type="float">
            <text:p>0.104477611940299</text:p>
          </table:table-cell>
          <table:table-cell office:value-type="float" office:value="0.1875" calcext:value-type="float">
            <text:p>0.1875</text:p>
          </table:table-cell>
          <table:table-cell office:value-type="float" office:value="1162" calcext:value-type="float">
            <text:p>1162</text:p>
          </table:table-cell>
          <table:table-cell office:value-type="float" office:value="5" calcext:value-type="float">
            <text:p>5</text:p>
          </table:table-cell>
          <table:table-cell office:value-type="float" office:value="158" calcext:value-type="float">
            <text:p>158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0.5" calcext:value-type="float">
            <text:p>0.5</text:p>
          </table:table-cell>
          <table:table-cell office:value-type="float" office:value="0.128140179881202" calcext:value-type="float">
            <text:p>0.128140179881202</text:p>
          </table:table-cell>
          <table:table-cell office:value-type="float" office:value="0.118510422847114" calcext:value-type="float">
            <text:p>0.118510422847114</text:p>
          </table:table-cell>
          <table:table-cell office:value-type="float" office:value="0.19714359224816" calcext:value-type="float">
            <text:p>0.19714359224816</text:p>
          </table:table-cell>
          <table:table-cell table:number-columns-repeated="3" office:value-type="float" office:value="0.0931603773584906" calcext:value-type="float">
            <text:p>0.0931603773584906</text:p>
          </table:table-cell>
          <table:table-cell office:value-type="float" office:value="1153" calcext:value-type="float">
            <text:p>1153</text:p>
          </table:table-cell>
          <table:table-cell office:value-type="float" office:value="10" calcext:value-type="float">
            <text:p>10</text:p>
          </table:table-cell>
          <table:table-cell office:value-type="float" office:value="153" calcext:value-type="float">
            <text:p>153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132337348672223" calcext:value-type="float">
            <text:p>0.132337348672223</text:p>
          </table:table-cell>
          <table:table-cell office:value-type="float" office:value="0.121839923652899" calcext:value-type="float">
            <text:p>0.121839923652899</text:p>
          </table:table-cell>
          <table:table-cell office:value-type="float" office:value="0.20755816108063" calcext:value-type="float">
            <text:p>0.20755816108063</text:p>
          </table:table-cell>
          <table:table-cell table:number-columns-repeated="3" office:value-type="float" office:value="0.0825806451612903" calcext:value-type="float">
            <text:p>0.0825806451612903</text:p>
          </table:table-cell>
          <table:table-cell office:value-type="float" office:value="1129" calcext:value-type="float">
            <text:p>1129</text:p>
          </table:table-cell>
          <table:table-cell office:value-type="float" office:value="22" calcext:value-type="float">
            <text:p>22</text:p>
          </table:table-cell>
          <table:table-cell office:value-type="float" office:value="141" calcext:value-type="float">
            <text:p>141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0.0149253731343284" calcext:value-type="float">
            <text:p>0.0149253731343284</text:p>
          </table:table-cell>
          <table:table-cell table:number-columns-repeated="3" office:value-type="float" office:value="0.358208955223881" calcext:value-type="float">
            <text:p>0.358208955223881</text:p>
          </table:table-cell>
          <table:table-cell office:value-type="float" office:value="0.129623211039944" calcext:value-type="float">
            <text:p>0.129623211039944</text:p>
          </table:table-cell>
          <table:table-cell office:value-type="float" office:value="0.117850582083357" calcext:value-type="float">
            <text:p>0.117850582083357</text:p>
          </table:table-cell>
          <table:table-cell office:value-type="float" office:value="0.213981681109234" calcext:value-type="float">
            <text:p>0.213981681109234</text:p>
          </table:table-cell>
          <table:table-cell office:value-type="float" office:value="0.0895522388059701" calcext:value-type="float">
            <text:p>0.0895522388059701</text:p>
          </table:table-cell>
          <table:table-cell office:value-type="float" office:value="0.0746268656716418" calcext:value-type="float">
            <text:p>0.0746268656716418</text:p>
          </table:table-cell>
          <table:table-cell office:value-type="float" office:value="0.242424242424242" calcext:value-type="float">
            <text:p>0.242424242424242</text:p>
          </table:table-cell>
          <table:table-cell office:value-type="float" office:value="1168" calcext:value-type="float">
            <text:p>1168</text:p>
          </table:table-cell>
          <table:table-cell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0.45" calcext:value-type="float">
            <text:p>0.45</text:p>
          </table:table-cell>
          <table:table-cell office:value-type="float" office:value="0.129113448534936" calcext:value-type="float">
            <text:p>0.129113448534936</text:p>
          </table:table-cell>
          <table:table-cell office:value-type="float" office:value="0.116181506849315" calcext:value-type="float">
            <text:p>0.116181506849315</text:p>
          </table:table-cell>
          <table:table-cell office:value-type="float" office:value="0.221779141104294" calcext:value-type="float">
            <text:p>0.221779141104294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.25" calcext:value-type="float">
            <text:p>0.25</text:p>
          </table:table-cell>
          <table:table-cell office:value-type="float" office:value="1168" calcext:value-type="float">
            <text:p>1168</text:p>
          </table:table-cell>
          <table:table-cell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0.5" calcext:value-type="float">
            <text:p>0.5</text:p>
          </table:table-cell>
          <table:table-cell office:value-type="float" office:value="0.128140179881202" calcext:value-type="float">
            <text:p>0.128140179881202</text:p>
          </table:table-cell>
          <table:table-cell office:value-type="float" office:value="0.118510422847114" calcext:value-type="float">
            <text:p>0.118510422847114</text:p>
          </table:table-cell>
          <table:table-cell office:value-type="float" office:value="0.19714359224816" calcext:value-type="float">
            <text:p>0.19714359224816</text:p>
          </table:table-cell>
          <table:table-cell table:number-columns-repeated="3" office:value-type="float" office:value="0.0931603773584906" calcext:value-type="float">
            <text:p>0.0931603773584906</text:p>
          </table:table-cell>
          <table:table-cell office:value-type="float" office:value="1153" calcext:value-type="float">
            <text:p>1153</text:p>
          </table:table-cell>
          <table:table-cell office:value-type="float" office:value="10" calcext:value-type="float">
            <text:p>10</text:p>
          </table:table-cell>
          <table:table-cell office:value-type="float" office:value="153" calcext:value-type="float">
            <text:p>153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132328515116087" calcext:value-type="float">
            <text:p>0.132328515116087</text:p>
          </table:table-cell>
          <table:table-cell office:value-type="float" office:value="0.121837344239443" calcext:value-type="float">
            <text:p>0.121837344239443</text:p>
          </table:table-cell>
          <table:table-cell office:value-type="float" office:value="0.207504512563454" calcext:value-type="float">
            <text:p>0.207504512563454</text:p>
          </table:table-cell>
          <table:table-cell table:number-columns-repeated="3" office:value-type="float" office:value="0.0825806451612903" calcext:value-type="float">
            <text:p>0.0825806451612903</text:p>
          </table:table-cell>
          <table:table-cell office:value-type="float" office:value="1129" calcext:value-type="float">
            <text:p>1129</text:p>
          </table:table-cell>
          <table:table-cell office:value-type="float" office:value="22" calcext:value-type="float">
            <text:p>22</text:p>
          </table:table-cell>
          <table:table-cell office:value-type="float" office:value="141" calcext:value-type="float">
            <text:p>141</text:p>
          </table:table-cell>
          <table:table-cell office:value-type="float" office:value="39" calcext:value-type="float">
            <text:p>39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168" calcext:value-type="float">
            <text:p>1168</text:p>
          </table:table-cell>
          <table:table-cell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168" calcext:value-type="float">
            <text:p>1168</text:p>
          </table:table-cell>
          <table:table-cell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.00033388173324056" calcext:value-type="float">
            <text:p>0.00033388173324056</text:p>
          </table:table-cell>
          <table:table-cell office:value-type="float" office:value="0.00040185492252931" calcext:value-type="float">
            <text:p>0.00040185492252931</text:p>
          </table:table-cell>
          <table:table-cell table:number-columns-repeated="2" office:value-type="float" office:value="0.993511855602264" calcext:value-type="float">
            <text:p>0.993511855602264</text:p>
          </table:table-cell>
          <table:table-cell office:value-type="float" office:value="0.993453502655029" calcext:value-type="float">
            <text:p>0.993453502655029</text:p>
          </table:table-cell>
          <table:table-cell office:value-type="float" office:value="0.0710253914427026" calcext:value-type="float">
            <text:p>0.0710253914427026</text:p>
          </table:table-cell>
          <table:table-cell office:value-type="float" office:value="0.0522104890177964" calcext:value-type="float">
            <text:p>0.0522104890177964</text:p>
          </table:table-cell>
          <table:table-cell office:value-type="float" office:value="0.221417483122865" calcext:value-type="float">
            <text:p>0.221417483122865</text:p>
          </table:table-cell>
          <table:table-cell office:value-type="float" office:value="0.00192707392852753" calcext:value-type="float">
            <text:p>0.00192707392852753</text:p>
          </table:table-cell>
          <table:table-cell office:value-type="float" office:value="0.00163734634406865" calcext:value-type="float">
            <text:p>0.00163734634406865</text:p>
          </table:table-cell>
          <table:table-cell office:value-type="float" office:value="0.0155493449419737" calcext:value-type="float">
            <text:p>0.0155493449419737</text:p>
          </table:table-cell>
          <table:table-cell office:value-type="float" office:value="1129" calcext:value-type="float">
            <text:p>1129</text:p>
          </table:table-cell>
          <table:table-cell office:value-type="float" office:value="30" calcext:value-type="float">
            <text:p>30</text:p>
          </table:table-cell>
          <table:table-cell office:value-type="float" office:value="118" calcext:value-type="float">
            <text:p>118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0.0558163990400379" calcext:value-type="float">
            <text:p>0.0558163990400379</text:p>
          </table:table-cell>
          <table:table-cell office:value-type="float" office:value="0.0579179804599235" calcext:value-type="float">
            <text:p>0.0579179804599235</text:p>
          </table:table-cell>
          <table:table-cell table:number-columns-repeated="2" office:value-type="float" office:value="0.481892646669488" calcext:value-type="float">
            <text:p>0.481892646669488</text:p>
          </table:table-cell>
          <table:table-cell office:value-type="float" office:value="0.481416977913836" calcext:value-type="float">
            <text:p>0.481416977913836</text:p>
          </table:table-cell>
          <table:table-cell office:value-type="float" office:value="0.105291054030569" calcext:value-type="float">
            <text:p>0.105291054030569</text:p>
          </table:table-cell>
          <table:table-cell office:value-type="float" office:value="0.0974831240484679" calcext:value-type="float">
            <text:p>0.0974831240484679</text:p>
          </table:table-cell>
          <table:table-cell office:value-type="float" office:value="0.167701737603718" calcext:value-type="float">
            <text:p>0.167701737603718</text:p>
          </table:table-cell>
          <table:table-cell office:value-type="float" office:value="0.078904138570294" calcext:value-type="float">
            <text:p>0.078904138570294</text:p>
          </table:table-cell>
          <table:table-cell office:value-type="float" office:value="0.0764325629335859" calcext:value-type="float">
            <text:p>0.0764325629335859</text:p>
          </table:table-cell>
          <table:table-cell office:value-type="float" office:value="0.117840335835928" calcext:value-type="float">
            <text:p>0.117840335835928</text:p>
          </table:table-cell>
          <table:table-cell office:value-type="float" office:value="1183" calcext:value-type="float">
            <text:p>1183</text:p>
          </table:table-cell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557721289240814" calcext:value-type="float">
            <text:p>0.0557721289240814</text:p>
          </table:table-cell>
          <table:table-cell office:value-type="float" office:value="0.0578744788654977" calcext:value-type="float">
            <text:p>0.0578744788654977</text:p>
          </table:table-cell>
          <table:table-cell table:number-columns-repeated="2" office:value-type="float" office:value="0.482434174210511" calcext:value-type="float">
            <text:p>0.482434174210511</text:p>
          </table:table-cell>
          <table:table-cell office:value-type="float" office:value="0.481957948726521" calcext:value-type="float">
            <text:p>0.481957948726521</text:p>
          </table:table-cell>
          <table:table-cell office:value-type="float" office:value="0.105296267946516" calcext:value-type="float">
            <text:p>0.105296267946516</text:p>
          </table:table-cell>
          <table:table-cell office:value-type="float" office:value="0.0974783445786377" calcext:value-type="float">
            <text:p>0.0974783445786377</text:p>
          </table:table-cell>
          <table:table-cell office:value-type="float" office:value="0.167786831083003" calcext:value-type="float">
            <text:p>0.167786831083003</text:p>
          </table:table-cell>
          <table:table-cell office:value-type="float" office:value="0.0788725069989929" calcext:value-type="float">
            <text:p>0.0788725069989929</text:p>
          </table:table-cell>
          <table:table-cell office:value-type="float" office:value="0.0763991813392713" calcext:value-type="float">
            <text:p>0.0763991813392713</text:p>
          </table:table-cell>
          <table:table-cell office:value-type="float" office:value="0.117845517394332" calcext:value-type="float">
            <text:p>0.117845517394332</text:p>
          </table:table-cell>
          <table:table-cell office:value-type="float" office:value="1183" calcext:value-type="float">
            <text:p>1183</text:p>
          </table:table-cell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440124125956587" calcext:value-type="float">
            <text:p>0.0440124125956587</text:p>
          </table:table-cell>
          <table:table-cell office:value-type="float" office:value="0.0471113535698757" calcext:value-type="float">
            <text:p>0.0471113535698757</text:p>
          </table:table-cell>
          <table:table-cell table:number-columns-repeated="2" office:value-type="float" office:value="0.873789795162283" calcext:value-type="float">
            <text:p>0.873789795162283</text:p>
          </table:table-cell>
          <table:table-cell office:value-type="float" office:value="0.873407076873255" calcext:value-type="float">
            <text:p>0.873407076873255</text:p>
          </table:table-cell>
          <table:table-cell office:value-type="float" office:value="0.14767565434773" calcext:value-type="float">
            <text:p>0.14767565434773</text:p>
          </table:table-cell>
          <table:table-cell office:value-type="float" office:value="0.129830515349127" calcext:value-type="float">
            <text:p>0.129830515349127</text:p>
          </table:table-cell>
          <table:table-cell office:value-type="float" office:value="0.290316191073053" calcext:value-type="float">
            <text:p>0.290316191073053</text:p>
          </table:table-cell>
          <table:table-cell office:value-type="float" office:value="0.0829051119264095" calcext:value-type="float">
            <text:p>0.0829051119264095</text:p>
          </table:table-cell>
          <table:table-cell office:value-type="float" office:value="0.0782559465426023" calcext:value-type="float">
            <text:p>0.0782559465426023</text:p>
          </table:table-cell>
          <table:table-cell office:value-type="float" office:value="0.168641426831571" calcext:value-type="float">
            <text:p>0.168641426831571</text:p>
          </table:table-cell>
          <table:table-cell office:value-type="float" office:value="1129" calcext:value-type="float">
            <text:p>1129</text:p>
          </table:table-cell>
          <table:table-cell office:value-type="float" office:value="30" calcext:value-type="float">
            <text:p>30</text:p>
          </table:table-cell>
          <table:table-cell office:value-type="float" office:value="118" calcext:value-type="float">
            <text:p>118</text:p>
          </table:table-cell>
          <table:table-cell office:value-type="float" office:value="54" calcext:value-type="float">
            <text:p>5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0.5" calcext:value-type="float">
            <text:p>0.5</text:p>
          </table:table-cell>
          <table:table-cell office:value-type="float" office:value="0.102439811685239" calcext:value-type="float">
            <text:p>0.102439811685239</text:p>
          </table:table-cell>
          <table:table-cell office:value-type="float" office:value="0.0934747747387928" calcext:value-type="float">
            <text:p>0.0934747747387928</text:p>
          </table:table-cell>
          <table:table-cell office:value-type="float" office:value="0.174099532682845" calcext:value-type="float">
            <text:p>0.174099532682845</text:p>
          </table:table-cell>
          <table:table-cell table:number-columns-repeated="2" office:value-type="float" office:value="0.0722433460076046" calcext:value-type="float">
            <text:p>0.0722433460076046</text:p>
          </table:table-cell>
          <table:table-cell office:value-type="float" office:value="0.166666666666667" calcext:value-type="float">
            <text:p>0.166666666666667</text:p>
          </table:table-cell>
          <table:table-cell office:value-type="float" office:value="1179" calcext:value-type="float">
            <text:p>1179</text:p>
          </table:table-cell>
          <table:table-cell office:value-type="float" office:value="4" calcext:value-type="float">
            <text:p>4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0.5" calcext:value-type="float">
            <text:p>0.5</text:p>
          </table:table-cell>
          <table:table-cell office:value-type="float" office:value="0.102439811685239" calcext:value-type="float">
            <text:p>0.102439811685239</text:p>
          </table:table-cell>
          <table:table-cell office:value-type="float" office:value="0.0934747747387928" calcext:value-type="float">
            <text:p>0.0934747747387928</text:p>
          </table:table-cell>
          <table:table-cell office:value-type="float" office:value="0.174099532682845" calcext:value-type="float">
            <text:p>0.174099532682845</text:p>
          </table:table-cell>
          <table:table-cell table:number-columns-repeated="2" office:value-type="float" office:value="0.0722433460076046" calcext:value-type="float">
            <text:p>0.0722433460076046</text:p>
          </table:table-cell>
          <table:table-cell office:value-type="float" office:value="0.166666666666667" calcext:value-type="float">
            <text:p>0.166666666666667</text:p>
          </table:table-cell>
          <table:table-cell office:value-type="float" office:value="1179" calcext:value-type="float">
            <text:p>1179</text:p>
          </table:table-cell>
          <table:table-cell office:value-type="float" office:value="4" calcext:value-type="float">
            <text:p>4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0.5" calcext:value-type="float">
            <text:p>0.5</text:p>
          </table:table-cell>
          <table:table-cell office:value-type="float" office:value="0.102869896464938" calcext:value-type="float">
            <text:p>0.102869896464938</text:p>
          </table:table-cell>
          <table:table-cell office:value-type="float" office:value="0.0984065293870873" calcext:value-type="float">
            <text:p>0.0984065293870873</text:p>
          </table:table-cell>
          <table:table-cell office:value-type="float" office:value="0.138546675202081" calcext:value-type="float">
            <text:p>0.138546675202081</text:p>
          </table:table-cell>
          <table:table-cell table:number-columns-repeated="3" office:value-type="float" office:value="0.0867117117117117" calcext:value-type="float">
            <text:p>0.0867117117117117</text:p>
          </table:table-cell>
          <table:table-cell office:value-type="float" office:value="1182" calcext:value-type="float">
            <text:p>1182</text:p>
          </table:table-cell>
          <table:table-cell office:value-type="float" office:value="3" calcext:value-type="float">
            <text:p>3</text:p>
          </table:table-cell>
          <table:table-cell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109921816417903" calcext:value-type="float">
            <text:p>0.109921816417903</text:p>
          </table:table-cell>
          <table:table-cell office:value-type="float" office:value="0.101912423402009" calcext:value-type="float">
            <text:p>0.101912423402009</text:p>
          </table:table-cell>
          <table:table-cell office:value-type="float" office:value="0.173942843024682" calcext:value-type="float">
            <text:p>0.173942843024682</text:p>
          </table:table-cell>
          <table:table-cell table:number-columns-repeated="3" office:value-type="float" office:value="0.0790419161676647" calcext:value-type="float">
            <text:p>0.0790419161676647</text:p>
          </table:table-cell>
          <table:table-cell office:value-type="float" office:value="1162" calcext:value-type="float">
            <text:p>1162</text:p>
          </table:table-cell>
          <table:table-cell office:value-type="float" office:value="8" calcext:value-type="float">
            <text:p>8</text:p>
          </table:table-cell>
          <table:table-cell office:value-type="float" office:value="140" calcext:value-type="float">
            <text:p>140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0.26865671641791" calcext:value-type="float">
            <text:p>0.26865671641791</text:p>
          </table:table-cell>
          <table:table-cell office:value-type="float" office:value="0.1012842691807" calcext:value-type="float">
            <text:p>0.1012842691807</text:p>
          </table:table-cell>
          <table:table-cell office:value-type="float" office:value="0.0931085753129381" calcext:value-type="float">
            <text:p>0.0931085753129381</text:p>
          </table:table-cell>
          <table:table-cell office:value-type="float" office:value="0.166634578948012" calcext:value-type="float">
            <text:p>0.166634578948012</text:p>
          </table:table-cell>
          <table:table-cell office:value-type="float" office:value="0.0757575757575758" calcext:value-type="float">
            <text:p>0.0757575757575758</text:p>
          </table:table-cell>
          <table:table-cell office:value-type="float" office:value="0.0746268656716418" calcext:value-type="float">
            <text:p>0.0746268656716418</text:p>
          </table:table-cell>
          <table:table-cell office:value-type="float" office:value="0.166666666666667" calcext:value-type="float">
            <text:p>0.166666666666667</text:p>
          </table:table-cell>
          <table:table-cell office:value-type="float" office:value="1183" calcext:value-type="float">
            <text:p>1183</text:p>
          </table:table-cell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0.3" calcext:value-type="float">
            <text:p>0.3</text:p>
          </table:table-cell>
          <table:table-cell office:value-type="float" office:value="0.10007513148009" calcext:value-type="float">
            <text:p>0.10007513148009</text:p>
          </table:table-cell>
          <table:table-cell office:value-type="float" office:value="0.0918005071851226" calcext:value-type="float">
            <text:p>0.0918005071851226</text:p>
          </table:table-cell>
          <table:table-cell office:value-type="float" office:value="0.166216216216216" calcext:value-type="float">
            <text:p>0.166216216216216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.175" calcext:value-type="float">
            <text:p>0.175</text:p>
          </table:table-cell>
          <table:table-cell office:value-type="float" office:value="1183" calcext:value-type="float">
            <text:p>1183</text:p>
          </table:table-cell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0.5" calcext:value-type="float">
            <text:p>0.5</text:p>
          </table:table-cell>
          <table:table-cell office:value-type="float" office:value="0.102869896464938" calcext:value-type="float">
            <text:p>0.102869896464938</text:p>
          </table:table-cell>
          <table:table-cell office:value-type="float" office:value="0.0984065293870873" calcext:value-type="float">
            <text:p>0.0984065293870873</text:p>
          </table:table-cell>
          <table:table-cell office:value-type="float" office:value="0.138546675202081" calcext:value-type="float">
            <text:p>0.138546675202081</text:p>
          </table:table-cell>
          <table:table-cell table:number-columns-repeated="3" office:value-type="float" office:value="0.0867117117117117" calcext:value-type="float">
            <text:p>0.0867117117117117</text:p>
          </table:table-cell>
          <table:table-cell office:value-type="float" office:value="1182" calcext:value-type="float">
            <text:p>1182</text:p>
          </table:table-cell>
          <table:table-cell office:value-type="float" office:value="3" calcext:value-type="float">
            <text:p>3</text:p>
          </table:table-cell>
          <table:table-cell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109937303784733" calcext:value-type="float">
            <text:p>0.109937303784733</text:p>
          </table:table-cell>
          <table:table-cell office:value-type="float" office:value="0.101920397562301" calcext:value-type="float">
            <text:p>0.101920397562301</text:p>
          </table:table-cell>
          <table:table-cell office:value-type="float" office:value="0.174018385278905" calcext:value-type="float">
            <text:p>0.174018385278905</text:p>
          </table:table-cell>
          <table:table-cell table:number-columns-repeated="3" office:value-type="float" office:value="0.0790419161676647" calcext:value-type="float">
            <text:p>0.0790419161676647</text:p>
          </table:table-cell>
          <table:table-cell office:value-type="float" office:value="1162" calcext:value-type="float">
            <text:p>1162</text:p>
          </table:table-cell>
          <table:table-cell office:value-type="float" office:value="8" calcext:value-type="float">
            <text:p>8</text:p>
          </table:table-cell>
          <table:table-cell office:value-type="float" office:value="140" calcext:value-type="float">
            <text:p>140</text:p>
          </table:table-cell>
          <table:table-cell office:value-type="float" office:value="21" calcext:value-type="float">
            <text:p>2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183" calcext:value-type="float">
            <text:p>1183</text:p>
          </table:table-cell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183" calcext:value-type="float">
            <text:p>1183</text:p>
          </table:table-cell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.000167590565979481" calcext:value-type="float">
            <text:p>0.000167590565979481</text:p>
          </table:table-cell>
          <table:table-cell office:value-type="float" office:value="0.000197498884517699" calcext:value-type="float">
            <text:p>0.000197498884517699</text:p>
          </table:table-cell>
          <table:table-cell table:number-columns-repeated="2" office:value-type="float" office:value="0.999177634716034" calcext:value-type="float">
            <text:p>0.999177634716034</text:p>
          </table:table-cell>
          <table:table-cell office:value-type="float" office:value="0.998771250247955" calcext:value-type="float">
            <text:p>0.998771250247955</text:p>
          </table:table-cell>
          <table:table-cell office:value-type="float" office:value="0.0859919181094339" calcext:value-type="float">
            <text:p>0.0859919181094339</text:p>
          </table:table-cell>
          <table:table-cell office:value-type="float" office:value="0.0622691451041998" calcext:value-type="float">
            <text:p>0.0622691451041998</text:p>
          </table:table-cell>
          <table:table-cell office:value-type="float" office:value="0.259612963041491" calcext:value-type="float">
            <text:p>0.259612963041491</text:p>
          </table:table-cell>
          <table:table-cell office:value-type="float" office:value="0.00186970492359251" calcext:value-type="float">
            <text:p>0.00186970492359251</text:p>
          </table:table-cell>
          <table:table-cell office:value-type="float" office:value="0.00153404509183019" calcext:value-type="float">
            <text:p>0.00153404509183019</text:p>
          </table:table-cell>
          <table:table-cell office:value-type="float" office:value="0.0439493339508772" calcext:value-type="float">
            <text:p>0.0439493339508772</text:p>
          </table:table-cell>
          <table:table-cell office:value-type="float" office:value="1108" calcext:value-type="float">
            <text:p>1108</text:p>
          </table:table-cell>
          <table:table-cell office:value-type="float" office:value="37" calcext:value-type="float">
            <text:p>37</text:p>
          </table:table-cell>
          <table:table-cell office:value-type="float" office:value="123" calcext:value-type="float">
            <text:p>123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0.031944575408044" calcext:value-type="float">
            <text:p>0.031944575408044</text:p>
          </table:table-cell>
          <table:table-cell office:value-type="float" office:value="0.0335476193025491" calcext:value-type="float">
            <text:p>0.0335476193025491</text:p>
          </table:table-cell>
          <table:table-cell table:number-columns-repeated="2" office:value-type="float" office:value="0.811129979088735" calcext:value-type="float">
            <text:p>0.811129979088735</text:p>
          </table:table-cell>
          <table:table-cell office:value-type="float" office:value="0.791414833002487" calcext:value-type="float">
            <text:p>0.791414833002487</text:p>
          </table:table-cell>
          <table:table-cell office:value-type="float" office:value="0.114513938476419" calcext:value-type="float">
            <text:p>0.114513938476419</text:p>
          </table:table-cell>
          <table:table-cell office:value-type="float" office:value="0.0995201084432479" calcext:value-type="float">
            <text:p>0.0995201084432479</text:p>
          </table:table-cell>
          <table:table-cell office:value-type="float" office:value="0.224250032031693" calcext:value-type="float">
            <text:p>0.224250032031693</text:p>
          </table:table-cell>
          <table:table-cell office:value-type="float" office:value="0.0649279959807134" calcext:value-type="float">
            <text:p>0.0649279959807134</text:p>
          </table:table-cell>
          <table:table-cell office:value-type="float" office:value="0.0613161507001887" calcext:value-type="float">
            <text:p>0.0613161507001887</text:p>
          </table:table-cell>
          <table:table-cell office:value-type="float" office:value="0.156951403839049" calcext:value-type="float">
            <text:p>0.156951403839049</text:p>
          </table:table-cell>
          <table:table-cell office:value-type="float" office:value="1148" calcext:value-type="float">
            <text:p>1148</text:p>
          </table:table-cell>
          <table:table-cell office:value-type="float" office:value="20" calcext:value-type="float">
            <text:p>20</text:p>
          </table:table-cell>
          <table:table-cell office:value-type="float" office:value="140" calcext:value-type="float">
            <text:p>140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.0318961406721029" calcext:value-type="float">
            <text:p>0.0318961406721029</text:p>
          </table:table-cell>
          <table:table-cell office:value-type="float" office:value="0.0334984459376349" calcext:value-type="float">
            <text:p>0.0334984459376349</text:p>
          </table:table-cell>
          <table:table-cell table:number-columns-repeated="2" office:value-type="float" office:value="0.811621102096383" calcext:value-type="float">
            <text:p>0.811621102096383</text:p>
          </table:table-cell>
          <table:table-cell office:value-type="float" office:value="0.79192404421627" calcext:value-type="float">
            <text:p>0.79192404421627</text:p>
          </table:table-cell>
          <table:table-cell office:value-type="float" office:value="0.114518610688094" calcext:value-type="float">
            <text:p>0.114518610688094</text:p>
          </table:table-cell>
          <table:table-cell office:value-type="float" office:value="0.0995103712354909" calcext:value-type="float">
            <text:p>0.0995103712354909</text:p>
          </table:table-cell>
          <table:table-cell office:value-type="float" office:value="0.224360163181832" calcext:value-type="float">
            <text:p>0.224360163181832</text:p>
          </table:table-cell>
          <table:table-cell office:value-type="float" office:value="0.0648771649616872" calcext:value-type="float">
            <text:p>0.0648771649616872</text:p>
          </table:table-cell>
          <table:table-cell office:value-type="float" office:value="0.0612645151390574" calcext:value-type="float">
            <text:p>0.0612645151390574</text:p>
          </table:table-cell>
          <table:table-cell office:value-type="float" office:value="0.156968613343482" calcext:value-type="float">
            <text:p>0.156968613343482</text:p>
          </table:table-cell>
          <table:table-cell office:value-type="float" office:value="1148" calcext:value-type="float">
            <text:p>1148</text:p>
          </table:table-cell>
          <table:table-cell office:value-type="float" office:value="20" calcext:value-type="float">
            <text:p>20</text:p>
          </table:table-cell>
          <table:table-cell office:value-type="float" office:value="140" calcext:value-type="float">
            <text:p>140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.0254469704020133" calcext:value-type="float">
            <text:p>0.0254469704020133</text:p>
          </table:table-cell>
          <table:table-cell office:value-type="float" office:value="0.0272118010224106" calcext:value-type="float">
            <text:p>0.0272118010224106</text:p>
          </table:table-cell>
          <table:table-cell table:number-columns-repeated="2" office:value-type="float" office:value="0.951576359124486" calcext:value-type="float">
            <text:p>0.951576359124486</text:p>
          </table:table-cell>
          <table:table-cell office:value-type="float" office:value="0.943191366946628" calcext:value-type="float">
            <text:p>0.943191366946628</text:p>
          </table:table-cell>
          <table:table-cell office:value-type="float" office:value="0.145411721939283" calcext:value-type="float">
            <text:p>0.145411721939283</text:p>
          </table:table-cell>
          <table:table-cell office:value-type="float" office:value="0.123074221743373" calcext:value-type="float">
            <text:p>0.123074221743373</text:p>
          </table:table-cell>
          <table:table-cell office:value-type="float" office:value="0.308894301498097" calcext:value-type="float">
            <text:p>0.308894301498097</text:p>
          </table:table-cell>
          <table:table-cell office:value-type="float" office:value="0.0670262058231684" calcext:value-type="float">
            <text:p>0.0670262058231684</text:p>
          </table:table-cell>
          <table:table-cell office:value-type="float" office:value="0.0620123148870638" calcext:value-type="float">
            <text:p>0.0620123148870638</text:p>
          </table:table-cell>
          <table:table-cell office:value-type="float" office:value="0.215591558459419" calcext:value-type="float">
            <text:p>0.215591558459419</text:p>
          </table:table-cell>
          <table:table-cell office:value-type="float" office:value="1108" calcext:value-type="float">
            <text:p>1108</text:p>
          </table:table-cell>
          <table:table-cell office:value-type="float" office:value="37" calcext:value-type="float">
            <text:p>37</text:p>
          </table:table-cell>
          <table:table-cell office:value-type="float" office:value="123" calcext:value-type="float">
            <text:p>123</text:p>
          </table:table-cell>
          <table:table-cell office:value-type="float" office:value="63" calcext:value-type="float">
            <text:p>6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999177634716034" calcext:value-type="float">
            <text:p>0.999177634716034</text:p>
          </table:table-cell>
          <table:table-cell office:value-type="float" office:value="0.998771250247955" calcext:value-type="float">
            <text:p>0.998771250247955</text:p>
          </table:table-cell>
          <table:table-cell office:value-type="float" office:value="0.111987250110225" calcext:value-type="float">
            <text:p>0.111987250110225</text:p>
          </table:table-cell>
          <table:table-cell office:value-type="float" office:value="0.0959799528265585" calcext:value-type="float">
            <text:p>0.0959799528265585</text:p>
          </table:table-cell>
          <table:table-cell office:value-type="float" office:value="0.22914065710506" calcext:value-type="float">
            <text:p>0.22914065710506</text:p>
          </table:table-cell>
          <table:table-cell table:number-columns-repeated="2" office:value-type="float" office:value="0.0595238095238095" calcext:value-type="float">
            <text:p>0.0595238095238095</text:p>
          </table:table-cell>
          <table:table-cell office:value-type="float" office:value="0.194444444444444" calcext:value-type="float">
            <text:p>0.194444444444444</text:p>
          </table:table-cell>
          <table:table-cell office:value-type="float" office:value="1161" calcext:value-type="float">
            <text:p>1161</text:p>
          </table:table-cell>
          <table:table-cell office:value-type="float" office:value="8" calcext:value-type="float">
            <text:p>8</text:p>
          </table:table-cell>
          <table:table-cell office:value-type="float" office:value="152" calcext:value-type="float">
            <text:p>152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0.666666666666667" calcext:value-type="float">
            <text:p>0.666666666666667</text:p>
          </table:table-cell>
          <table:table-cell office:value-type="float" office:value="0.111487914609376" calcext:value-type="float">
            <text:p>0.111487914609376</text:p>
          </table:table-cell>
          <table:table-cell office:value-type="float" office:value="0.0956959981143045" calcext:value-type="float">
            <text:p>0.0956959981143045</text:p>
          </table:table-cell>
          <table:table-cell office:value-type="float" office:value="0.227065003457677" calcext:value-type="float">
            <text:p>0.227065003457677</text:p>
          </table:table-cell>
          <table:table-cell table:number-columns-repeated="2" office:value-type="float" office:value="0.0595238095238095" calcext:value-type="float">
            <text:p>0.0595238095238095</text:p>
          </table:table-cell>
          <table:table-cell office:value-type="float" office:value="0.194444444444444" calcext:value-type="float">
            <text:p>0.194444444444444</text:p>
          </table:table-cell>
          <table:table-cell office:value-type="float" office:value="1161" calcext:value-type="float">
            <text:p>1161</text:p>
          </table:table-cell>
          <table:table-cell office:value-type="float" office:value="8" calcext:value-type="float">
            <text:p>8</text:p>
          </table:table-cell>
          <table:table-cell office:value-type="float" office:value="152" calcext:value-type="float">
            <text:p>152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.0671378091872792" calcext:value-type="float">
            <text:p>0.0671378091872792</text:p>
          </table:table-cell>
          <table:table-cell table:number-columns-repeated="3" office:value-type="float" office:value="0.666666666666667" calcext:value-type="float">
            <text:p>0.666666666666667</text:p>
          </table:table-cell>
          <table:table-cell office:value-type="float" office:value="0.110706126396626" calcext:value-type="float">
            <text:p>0.110706126396626</text:p>
          </table:table-cell>
          <table:table-cell office:value-type="float" office:value="0.0989807429327501" calcext:value-type="float">
            <text:p>0.0989807429327501</text:p>
          </table:table-cell>
          <table:table-cell office:value-type="float" office:value="0.196521276622867" calcext:value-type="float">
            <text:p>0.196521276622867</text:p>
          </table:table-cell>
          <table:table-cell table:number-columns-repeated="3" office:value-type="float" office:value="0.0671378091872792" calcext:value-type="float">
            <text:p>0.0671378091872792</text:p>
          </table:table-cell>
          <table:table-cell office:value-type="float" office:value="1166" calcext:value-type="float">
            <text:p>1166</text:p>
          </table:table-cell>
          <table:table-cell office:value-type="float" office:value="2" calcext:value-type="float">
            <text:p>2</text:p>
          </table:table-cell>
          <table:table-cell office:value-type="float" office:value="158" calcext:value-type="float">
            <text:p>158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111601842481421" calcext:value-type="float">
            <text:p>0.111601842481421</text:p>
          </table:table-cell>
          <table:table-cell office:value-type="float" office:value="0.100525271485881" calcext:value-type="float">
            <text:p>0.100525271485881</text:p>
          </table:table-cell>
          <table:table-cell office:value-type="float" office:value="0.19266849645503" calcext:value-type="float">
            <text:p>0.19266849645503</text:p>
          </table:table-cell>
          <table:table-cell table:number-columns-repeated="3" office:value-type="float" office:value="0.060179257362356" calcext:value-type="float">
            <text:p>0.060179257362356</text:p>
          </table:table-cell>
          <table:table-cell office:value-type="float" office:value="1122" calcext:value-type="float">
            <text:p>1122</text:p>
          </table:table-cell>
          <table:table-cell office:value-type="float" office:value="22" calcext:value-type="float">
            <text:p>22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0.388059701492537" calcext:value-type="float">
            <text:p>0.388059701492537</text:p>
          </table:table-cell>
          <table:table-cell office:value-type="float" office:value="0.111600320914382" calcext:value-type="float">
            <text:p>0.111600320914382</text:p>
          </table:table-cell>
          <table:table-cell office:value-type="float" office:value="0.0972194380940573" calcext:value-type="float">
            <text:p>0.0972194380940573</text:p>
          </table:table-cell>
          <table:table-cell office:value-type="float" office:value="0.216850407055631" calcext:value-type="float">
            <text:p>0.216850407055631</text:p>
          </table:table-cell>
          <table:table-cell office:value-type="float" office:value="0.0597014925373134" calcext:value-type="float">
            <text:p>0.0597014925373134</text:p>
          </table:table-cell>
          <table:table-cell office:value-type="float" office:value="0.0454545454545455" calcext:value-type="float">
            <text:p>0.0454545454545455</text:p>
          </table:table-cell>
          <table:table-cell office:value-type="float" office:value="0.227272727272727" calcext:value-type="float">
            <text:p>0.227272727272727</text:p>
          </table:table-cell>
          <table:table-cell office:value-type="float" office:value="1171" calcext:value-type="float">
            <text:p>1171</text:p>
          </table:table-cell>
          <table:table-cell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0.5" calcext:value-type="float">
            <text:p>0.5</text:p>
          </table:table-cell>
          <table:table-cell office:value-type="float" office:value="0.112321562734786" calcext:value-type="float">
            <text:p>0.112321562734786</text:p>
          </table:table-cell>
          <table:table-cell office:value-type="float" office:value="0.0979077711357814" calcext:value-type="float">
            <text:p>0.0979077711357814</text:p>
          </table:table-cell>
          <table:table-cell office:value-type="float" office:value="0.2178125" calcext:value-type="float">
            <text:p>0.2178125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.25" calcext:value-type="float">
            <text:p>0.25</text:p>
          </table:table-cell>
          <table:table-cell office:value-type="float" office:value="1135" calcext:value-type="float">
            <text:p>1135</text:p>
          </table:table-cell>
          <table:table-cell office:value-type="float" office:value="22" calcext:value-type="float">
            <text:p>22</text:p>
          </table:table-cell>
          <table:table-cell office:value-type="float" office:value="138" calcext:value-type="float">
            <text:p>138</text:p>
          </table:table-cell>
          <table:table-cell office:value-type="float" office:value="36" calcext:value-type="float">
            <text:p>36</text:p>
          </table:table-cell>
          <table:table-cell table:number-columns-repeated="3" office:value-type="float" office:value="0.0671378091872792" calcext:value-type="float">
            <text:p>0.0671378091872792</text:p>
          </table:table-cell>
          <table:table-cell table:number-columns-repeated="3" office:value-type="float" office:value="0.666666666666667" calcext:value-type="float">
            <text:p>0.666666666666667</text:p>
          </table:table-cell>
          <table:table-cell office:value-type="float" office:value="0.110706126396626" calcext:value-type="float">
            <text:p>0.110706126396626</text:p>
          </table:table-cell>
          <table:table-cell office:value-type="float" office:value="0.0989807429327501" calcext:value-type="float">
            <text:p>0.0989807429327501</text:p>
          </table:table-cell>
          <table:table-cell office:value-type="float" office:value="0.196521276622867" calcext:value-type="float">
            <text:p>0.196521276622867</text:p>
          </table:table-cell>
          <table:table-cell table:number-columns-repeated="3" office:value-type="float" office:value="0.0671378091872792" calcext:value-type="float">
            <text:p>0.0671378091872792</text:p>
          </table:table-cell>
          <table:table-cell office:value-type="float" office:value="1166" calcext:value-type="float">
            <text:p>1166</text:p>
          </table:table-cell>
          <table:table-cell office:value-type="float" office:value="2" calcext:value-type="float">
            <text:p>2</text:p>
          </table:table-cell>
          <table:table-cell office:value-type="float" office:value="158" calcext:value-type="float">
            <text:p>158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111599973754448" calcext:value-type="float">
            <text:p>0.111599973754448</text:p>
          </table:table-cell>
          <table:table-cell office:value-type="float" office:value="0.100525081411708" calcext:value-type="float">
            <text:p>0.100525081411708</text:p>
          </table:table-cell>
          <table:table-cell office:value-type="float" office:value="0.192654342087881" calcext:value-type="float">
            <text:p>0.192654342087881</text:p>
          </table:table-cell>
          <table:table-cell table:number-columns-repeated="3" office:value-type="float" office:value="0.060179257362356" calcext:value-type="float">
            <text:p>0.060179257362356</text:p>
          </table:table-cell>
          <table:table-cell office:value-type="float" office:value="1122" calcext:value-type="float">
            <text:p>1122</text:p>
          </table:table-cell>
          <table:table-cell office:value-type="float" office:value="22" calcext:value-type="float">
            <text:p>22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171" calcext:value-type="float">
            <text:p>1171</text:p>
          </table:table-cell>
          <table:table-cell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171" calcext:value-type="float">
            <text:p>1171</text:p>
          </table:table-cell>
          <table:table-cell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.000148217455716804" calcext:value-type="float">
            <text:p>0.000148217455716804</text:p>
          </table:table-cell>
          <table:table-cell office:value-type="float" office:value="0.000185421711648814" calcext:value-type="float">
            <text:p>0.000185421711648814</text:p>
          </table:table-cell>
          <table:table-cell table:number-columns-repeated="2" office:value-type="float" office:value="0.997589230537415" calcext:value-type="float">
            <text:p>0.997589230537415</text:p>
          </table:table-cell>
          <table:table-cell office:value-type="float" office:value="0.994999647140503" calcext:value-type="float">
            <text:p>0.994999647140503</text:p>
          </table:table-cell>
          <table:table-cell office:value-type="float" office:value="0.0502226751832208" calcext:value-type="float">
            <text:p>0.0502226751832208</text:p>
          </table:table-cell>
          <table:table-cell office:value-type="float" office:value="0.038241268273504" calcext:value-type="float">
            <text:p>0.038241268273504</text:p>
          </table:table-cell>
          <table:table-cell office:value-type="float" office:value="0.128850658028238" calcext:value-type="float">
            <text:p>0.128850658028238</text:p>
          </table:table-cell>
          <table:table-cell office:value-type="float" office:value="0.0011114003136754" calcext:value-type="float">
            <text:p>0.0011114003136754</text:p>
          </table:table-cell>
          <table:table-cell office:value-type="float" office:value="0.000854672864079475" calcext:value-type="float">
            <text:p>0.000854672864079475</text:p>
          </table:table-cell>
          <table:table-cell office:value-type="float" office:value="0.00672043254598975" calcext:value-type="float">
            <text:p>0.00672043254598975</text:p>
          </table:table-cell>
          <table:table-cell office:value-type="float" office:value="1117" calcext:value-type="float">
            <text:p>1117</text:p>
          </table:table-cell>
          <table:table-cell office:value-type="float" office:value="21" calcext:value-type="float">
            <text:p>21</text:p>
          </table:table-cell>
          <table:table-cell office:value-type="float" office:value="155" calcext:value-type="float">
            <text:p>155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.0512010893672346" calcext:value-type="float">
            <text:p>0.0512010893672346</text:p>
          </table:table-cell>
          <table:table-cell office:value-type="float" office:value="0.054476653718141" calcext:value-type="float">
            <text:p>0.054476653718141</text:p>
          </table:table-cell>
          <table:table-cell table:number-columns-repeated="2" office:value-type="float" office:value="0.805141530065245" calcext:value-type="float">
            <text:p>0.805141530065245</text:p>
          </table:table-cell>
          <table:table-cell office:value-type="float" office:value="0.769367200783941" calcext:value-type="float">
            <text:p>0.769367200783941</text:p>
          </table:table-cell>
          <table:table-cell office:value-type="float" office:value="0.12819614411484" calcext:value-type="float">
            <text:p>0.12819614411484</text:p>
          </table:table-cell>
          <table:table-cell office:value-type="float" office:value="0.116986846164938" calcext:value-type="float">
            <text:p>0.116986846164938</text:p>
          </table:table-cell>
          <table:table-cell office:value-type="float" office:value="0.201757161911074" calcext:value-type="float">
            <text:p>0.201757161911074</text:p>
          </table:table-cell>
          <table:table-cell office:value-type="float" office:value="0.0886460089992952" calcext:value-type="float">
            <text:p>0.0886460089992952</text:p>
          </table:table-cell>
          <table:table-cell office:value-type="float" office:value="0.0826308082038625" calcext:value-type="float">
            <text:p>0.0826308082038625</text:p>
          </table:table-cell>
          <table:table-cell office:value-type="float" office:value="0.141527978951452" calcext:value-type="float">
            <text:p>0.141527978951452</text:p>
          </table:table-cell>
          <table:table-cell office:value-type="float" office:value="1126" calcext:value-type="float">
            <text:p>1126</text:p>
          </table:table-cell>
          <table:table-cell office:value-type="float" office:value="15" calcext:value-type="float">
            <text:p>15</text:p>
          </table:table-cell>
          <table:table-cell office:value-type="float" office:value="161" calcext:value-type="float">
            <text:p>161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.0511444823236225" calcext:value-type="float">
            <text:p>0.0511444823236225</text:p>
          </table:table-cell>
          <table:table-cell office:value-type="float" office:value="0.054420102673186" calcext:value-type="float">
            <text:p>0.054420102673186</text:p>
          </table:table-cell>
          <table:table-cell table:number-columns-repeated="2" office:value-type="float" office:value="0.805659080777585" calcext:value-type="float">
            <text:p>0.805659080777585</text:p>
          </table:table-cell>
          <table:table-cell office:value-type="float" office:value="0.769913578310478" calcext:value-type="float">
            <text:p>0.769913578310478</text:p>
          </table:table-cell>
          <table:table-cell office:value-type="float" office:value="0.128199173621126" calcext:value-type="float">
            <text:p>0.128199173621126</text:p>
          </table:table-cell>
          <table:table-cell office:value-type="float" office:value="0.116978553616072" calcext:value-type="float">
            <text:p>0.116978553616072</text:p>
          </table:table-cell>
          <table:table-cell office:value-type="float" office:value="0.201834492404297" calcext:value-type="float">
            <text:p>0.201834492404297</text:p>
          </table:table-cell>
          <table:table-cell office:value-type="float" office:value="0.0886008536779041" calcext:value-type="float">
            <text:p>0.0886008536779041</text:p>
          </table:table-cell>
          <table:table-cell office:value-type="float" office:value="0.0825824427053696" calcext:value-type="float">
            <text:p>0.0825824427053696</text:p>
          </table:table-cell>
          <table:table-cell office:value-type="float" office:value="0.141526077755947" calcext:value-type="float">
            <text:p>0.141526077755947</text:p>
          </table:table-cell>
          <table:table-cell office:value-type="float" office:value="1126" calcext:value-type="float">
            <text:p>1126</text:p>
          </table:table-cell>
          <table:table-cell office:value-type="float" office:value="15" calcext:value-type="float">
            <text:p>15</text:p>
          </table:table-cell>
          <table:table-cell office:value-type="float" office:value="161" calcext:value-type="float">
            <text:p>161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.0467627639915958" calcext:value-type="float">
            <text:p>0.0467627639915958</text:p>
          </table:table-cell>
          <table:table-cell office:value-type="float" office:value="0.0502978730606633" calcext:value-type="float">
            <text:p>0.0502978730606633</text:p>
          </table:table-cell>
          <table:table-cell table:number-columns-repeated="2" office:value-type="float" office:value="0.886986655820261" calcext:value-type="float">
            <text:p>0.886986655820261</text:p>
          </table:table-cell>
          <table:table-cell office:value-type="float" office:value="0.859358082338695" calcext:value-type="float">
            <text:p>0.859358082338695</text:p>
          </table:table-cell>
          <table:table-cell office:value-type="float" office:value="0.138194134779883" calcext:value-type="float">
            <text:p>0.138194134779883</text:p>
          </table:table-cell>
          <table:table-cell office:value-type="float" office:value="0.124599303193577" calcext:value-type="float">
            <text:p>0.124599303193577</text:p>
          </table:table-cell>
          <table:table-cell office:value-type="float" office:value="0.227410217065022" calcext:value-type="float">
            <text:p>0.227410217065022</text:p>
          </table:table-cell>
          <table:table-cell office:value-type="float" office:value="0.0890295662598134" calcext:value-type="float">
            <text:p>0.0890295662598134</text:p>
          </table:table-cell>
          <table:table-cell office:value-type="float" office:value="0.0820026583197665" calcext:value-type="float">
            <text:p>0.0820026583197665</text:p>
          </table:table-cell>
          <table:table-cell office:value-type="float" office:value="0.15338546931711" calcext:value-type="float">
            <text:p>0.15338546931711</text:p>
          </table:table-cell>
          <table:table-cell office:value-type="float" office:value="1117" calcext:value-type="float">
            <text:p>1117</text:p>
          </table:table-cell>
          <table:table-cell office:value-type="float" office:value="21" calcext:value-type="float">
            <text:p>21</text:p>
          </table:table-cell>
          <table:table-cell office:value-type="float" office:value="155" calcext:value-type="float">
            <text:p>155</text:p>
          </table:table-cell>
          <table:table-cell office:value-type="float" office:value="38" calcext:value-type="float">
            <text:p>3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6" calcext:value-type="float">
            <text:p>0.6</text:p>
          </table:table-cell>
          <table:table-cell office:value-type="float" office:value="0.59705462317771" calcext:value-type="float">
            <text:p>0.59705462317771</text:p>
          </table:table-cell>
          <table:table-cell office:value-type="float" office:value="0.129846061864025" calcext:value-type="float">
            <text:p>0.129846061864025</text:p>
          </table:table-cell>
          <table:table-cell office:value-type="float" office:value="0.115519104688868" calcext:value-type="float">
            <text:p>0.115519104688868</text:p>
          </table:table-cell>
          <table:table-cell office:value-type="float" office:value="0.223866718325989" calcext:value-type="float">
            <text:p>0.223866718325989</text:p>
          </table:table-cell>
          <table:table-cell table:number-columns-repeated="2" office:value-type="float" office:value="0.103896103896104" calcext:value-type="float">
            <text:p>0.103896103896104</text:p>
          </table:table-cell>
          <table:table-cell office:value-type="float" office:value="0.194805194805195" calcext:value-type="float">
            <text:p>0.194805194805195</text:p>
          </table:table-cell>
          <table:table-cell office:value-type="float" office:value="1143" calcext:value-type="float">
            <text:p>1143</text:p>
          </table:table-cell>
          <table:table-cell office:value-type="float" office:value="9" calcext:value-type="float">
            <text:p>9</text:p>
          </table:table-cell>
          <table:table-cell office:value-type="float" office:value="167" calcext:value-type="float">
            <text:p>167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6" calcext:value-type="float">
            <text:p>0.6</text:p>
          </table:table-cell>
          <table:table-cell office:value-type="float" office:value="0.59705462317771" calcext:value-type="float">
            <text:p>0.59705462317771</text:p>
          </table:table-cell>
          <table:table-cell office:value-type="float" office:value="0.129846061864025" calcext:value-type="float">
            <text:p>0.129846061864025</text:p>
          </table:table-cell>
          <table:table-cell office:value-type="float" office:value="0.115519104688868" calcext:value-type="float">
            <text:p>0.115519104688868</text:p>
          </table:table-cell>
          <table:table-cell office:value-type="float" office:value="0.223866718325989" calcext:value-type="float">
            <text:p>0.223866718325989</text:p>
          </table:table-cell>
          <table:table-cell table:number-columns-repeated="2" office:value-type="float" office:value="0.103896103896104" calcext:value-type="float">
            <text:p>0.103896103896104</text:p>
          </table:table-cell>
          <table:table-cell office:value-type="float" office:value="0.194805194805195" calcext:value-type="float">
            <text:p>0.194805194805195</text:p>
          </table:table-cell>
          <table:table-cell office:value-type="float" office:value="1143" calcext:value-type="float">
            <text:p>1143</text:p>
          </table:table-cell>
          <table:table-cell office:value-type="float" office:value="9" calcext:value-type="float">
            <text:p>9</text:p>
          </table:table-cell>
          <table:table-cell office:value-type="float" office:value="167" calcext:value-type="float">
            <text:p>167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126733524454977" calcext:value-type="float">
            <text:p>0.126733524454977</text:p>
          </table:table-cell>
          <table:table-cell office:value-type="float" office:value="0.118646150426016" calcext:value-type="float">
            <text:p>0.118646150426016</text:p>
          </table:table-cell>
          <table:table-cell office:value-type="float" office:value="0.179806916520033" calcext:value-type="float">
            <text:p>0.179806916520033</text:p>
          </table:table-cell>
          <table:table-cell table:number-columns-repeated="3" office:value-type="float" office:value="0.0989130434782609" calcext:value-type="float">
            <text:p>0.0989130434782609</text:p>
          </table:table-cell>
          <table:table-cell office:value-type="float" office:value="1133" calcext:value-type="float">
            <text:p>1133</text:p>
          </table:table-cell>
          <table:table-cell office:value-type="float" office:value="13" calcext:value-type="float">
            <text:p>13</text:p>
          </table:table-cell>
          <table:table-cell office:value-type="float" office:value="163" calcext:value-type="float">
            <text:p>163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133406281480089" calcext:value-type="float">
            <text:p>0.133406281480089</text:p>
          </table:table-cell>
          <table:table-cell office:value-type="float" office:value="0.120343221375019" calcext:value-type="float">
            <text:p>0.120343221375019</text:p>
          </table:table-cell>
          <table:table-cell office:value-type="float" office:value="0.219132613419615" calcext:value-type="float">
            <text:p>0.219132613419615</text:p>
          </table:table-cell>
          <table:table-cell table:number-columns-repeated="3" office:value-type="float" office:value="0.0898617511520737" calcext:value-type="float">
            <text:p>0.0898617511520737</text:p>
          </table:table-cell>
          <table:table-cell office:value-type="float" office:value="1120" calcext:value-type="float">
            <text:p>1120</text:p>
          </table:table-cell>
          <table:table-cell office:value-type="float" office:value="27" calcext:value-type="float">
            <text:p>27</text:p>
          </table:table-cell>
          <table:table-cell office:value-type="float" office:value="149" calcext:value-type="float">
            <text:p>149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0.432835820895522" calcext:value-type="float">
            <text:p>0.432835820895522</text:p>
          </table:table-cell>
          <table:table-cell office:value-type="float" office:value="0.130284816610887" calcext:value-type="float">
            <text:p>0.130284816610887</text:p>
          </table:table-cell>
          <table:table-cell office:value-type="float" office:value="0.116440622546457" calcext:value-type="float">
            <text:p>0.116440622546457</text:p>
          </table:table-cell>
          <table:table-cell office:value-type="float" office:value="0.221137340158711" calcext:value-type="float">
            <text:p>0.221137340158711</text:p>
          </table:table-cell>
          <table:table-cell office:value-type="float" office:value="0.134328358208955" calcext:value-type="float">
            <text:p>0.134328358208955</text:p>
          </table:table-cell>
          <table:table-cell office:value-type="float" office:value="0.106060606060606" calcext:value-type="float">
            <text:p>0.106060606060606</text:p>
          </table:table-cell>
          <table:table-cell office:value-type="float" office:value="0.17910447761194" calcext:value-type="float">
            <text:p>0.17910447761194</text:p>
          </table:table-cell>
          <table:table-cell office:value-type="float" office:value="1155" calcext:value-type="float">
            <text:p>1155</text:p>
          </table:table-cell>
          <table:table-cell office:value-type="float" office:value="0" calcext:value-type="float">
            <text:p>0</text:p>
          </table:table-cell>
          <table:table-cell office:value-type="float" office:value="176" calcext:value-type="float">
            <text:p>17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0.5" calcext:value-type="float">
            <text:p>0.5</text:p>
          </table:table-cell>
          <table:table-cell office:value-type="float" office:value="0.130803906836965" calcext:value-type="float">
            <text:p>0.130803906836965</text:p>
          </table:table-cell>
          <table:table-cell office:value-type="float" office:value="0.116450216450216" calcext:value-type="float">
            <text:p>0.116450216450216</text:p>
          </table:table-cell>
          <table:table-cell office:value-type="float" office:value="0.225" calcext:value-type="float">
            <text:p>0.225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.25" calcext:value-type="float">
            <text:p>0.25</text:p>
          </table:table-cell>
          <table:table-cell office:value-type="float" office:value="1141" calcext:value-type="float">
            <text:p>1141</text:p>
          </table:table-cell>
          <table:table-cell office:value-type="float" office:value="9" calcext:value-type="float">
            <text:p>9</text:p>
          </table:table-cell>
          <table:table-cell office:value-type="float" office:value="167" calcext:value-type="float">
            <text:p>167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126704721923257" calcext:value-type="float">
            <text:p>0.126704721923257</text:p>
          </table:table-cell>
          <table:table-cell office:value-type="float" office:value="0.118660417734387" calcext:value-type="float">
            <text:p>0.118660417734387</text:p>
          </table:table-cell>
          <table:table-cell office:value-type="float" office:value="0.179495468162711" calcext:value-type="float">
            <text:p>0.179495468162711</text:p>
          </table:table-cell>
          <table:table-cell table:number-columns-repeated="3" office:value-type="float" office:value="0.0989130434782609" calcext:value-type="float">
            <text:p>0.0989130434782609</text:p>
          </table:table-cell>
          <table:table-cell office:value-type="float" office:value="1133" calcext:value-type="float">
            <text:p>1133</text:p>
          </table:table-cell>
          <table:table-cell office:value-type="float" office:value="13" calcext:value-type="float">
            <text:p>13</text:p>
          </table:table-cell>
          <table:table-cell office:value-type="float" office:value="163" calcext:value-type="float">
            <text:p>163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133388273344164" calcext:value-type="float">
            <text:p>0.133388273344164</text:p>
          </table:table-cell>
          <table:table-cell office:value-type="float" office:value="0.120338496675321" calcext:value-type="float">
            <text:p>0.120338496675321</text:p>
          </table:table-cell>
          <table:table-cell office:value-type="float" office:value="0.219027432733444" calcext:value-type="float">
            <text:p>0.219027432733444</text:p>
          </table:table-cell>
          <table:table-cell table:number-columns-repeated="3" office:value-type="float" office:value="0.0898617511520737" calcext:value-type="float">
            <text:p>0.0898617511520737</text:p>
          </table:table-cell>
          <table:table-cell office:value-type="float" office:value="1120" calcext:value-type="float">
            <text:p>1120</text:p>
          </table:table-cell>
          <table:table-cell office:value-type="float" office:value="27" calcext:value-type="float">
            <text:p>27</text:p>
          </table:table-cell>
          <table:table-cell office:value-type="float" office:value="149" calcext:value-type="float">
            <text:p>149</text:p>
          </table:table-cell>
          <table:table-cell office:value-type="float" office:value="35" calcext:value-type="float">
            <text:p>35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155" calcext:value-type="float">
            <text:p>1155</text:p>
          </table:table-cell>
          <table:table-cell office:value-type="float" office:value="0" calcext:value-type="float">
            <text:p>0</text:p>
          </table:table-cell>
          <table:table-cell office:value-type="float" office:value="176" calcext:value-type="float">
            <text:p>176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155" calcext:value-type="float">
            <text:p>1155</text:p>
          </table:table-cell>
          <table:table-cell office:value-type="float" office:value="0" calcext:value-type="float">
            <text:p>0</text:p>
          </table:table-cell>
          <table:table-cell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.000166240279213525" calcext:value-type="float">
            <text:p>0.000166240279213525</text:p>
          </table:table-cell>
          <table:table-cell office:value-type="float" office:value="0.000261898763710633" calcext:value-type="float">
            <text:p>0.000261898763710633</text:p>
          </table:table-cell>
          <table:table-cell office:value-type="float" office:value="0.994790077209473" calcext:value-type="float">
            <text:p>0.994790077209473</text:p>
          </table:table-cell>
          <table:table-cell office:value-type="float" office:value="0.988691687583923" calcext:value-type="float">
            <text:p>0.988691687583923</text:p>
          </table:table-cell>
          <table:table-cell office:value-type="float" office:value="0.994790077209473" calcext:value-type="float">
            <text:p>0.994790077209473</text:p>
          </table:table-cell>
          <table:table-cell office:value-type="float" office:value="0.0314376850139366" calcext:value-type="float">
            <text:p>0.0314376850139366</text:p>
          </table:table-cell>
          <table:table-cell office:value-type="float" office:value="0.0243772405613085" calcext:value-type="float">
            <text:p>0.0243772405613085</text:p>
          </table:table-cell>
          <table:table-cell office:value-type="float" office:value="0.082386200848024" calcext:value-type="float">
            <text:p>0.082386200848024</text:p>
          </table:table-cell>
          <table:table-cell office:value-type="float" office:value="0.000955672177951783" calcext:value-type="float">
            <text:p>0.000955672177951783</text:p>
          </table:table-cell>
          <table:table-cell office:value-type="float" office:value="0.000744712771847844" calcext:value-type="float">
            <text:p>0.000744712771847844</text:p>
          </table:table-cell>
          <table:table-cell office:value-type="float" office:value="0.00565868569537997" calcext:value-type="float">
            <text:p>0.00565868569537997</text:p>
          </table:table-cell>
          <table:table-cell office:value-type="float" office:value="1145" calcext:value-type="float">
            <text:p>1145</text:p>
          </table:table-cell>
          <table:table-cell office:value-type="float" office:value="13" calcext:value-type="float">
            <text:p>13</text:p>
          </table:table-cell>
          <table:table-cell office:value-type="float" office:value="149" calcext:value-type="float">
            <text:p>149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.0480379707383169" calcext:value-type="float">
            <text:p>0.0480379707383169</text:p>
          </table:table-cell>
          <table:table-cell office:value-type="float" office:value="0.0553678183452808" calcext:value-type="float">
            <text:p>0.0553678183452808</text:p>
          </table:table-cell>
          <table:table-cell office:value-type="float" office:value="0.833328334789863" calcext:value-type="float">
            <text:p>0.833328334789863</text:p>
          </table:table-cell>
          <table:table-cell office:value-type="float" office:value="0.79447709475949" calcext:value-type="float">
            <text:p>0.79447709475949</text:p>
          </table:table-cell>
          <table:table-cell office:value-type="float" office:value="0.833328334789863" calcext:value-type="float">
            <text:p>0.833328334789863</text:p>
          </table:table-cell>
          <table:table-cell office:value-type="float" office:value="0.11622242965964" calcext:value-type="float">
            <text:p>0.11622242965964</text:p>
          </table:table-cell>
          <table:table-cell office:value-type="float" office:value="0.106506470279233" calcext:value-type="float">
            <text:p>0.106506470279233</text:p>
          </table:table-cell>
          <table:table-cell office:value-type="float" office:value="0.186333272349126" calcext:value-type="float">
            <text:p>0.186333272349126</text:p>
          </table:table-cell>
          <table:table-cell office:value-type="float" office:value="0.0823968263426993" calcext:value-type="float">
            <text:p>0.0823968263426993</text:p>
          </table:table-cell>
          <table:table-cell office:value-type="float" office:value="0.0763900811394826" calcext:value-type="float">
            <text:p>0.0763900811394826</text:p>
          </table:table-cell>
          <table:table-cell office:value-type="float" office:value="0.139050643904807" calcext:value-type="float">
            <text:p>0.139050643904807</text:p>
          </table:table-cell>
          <table:table-cell office:value-type="float" office:value="1146" calcext:value-type="float">
            <text:p>1146</text:p>
          </table:table-cell>
          <table:table-cell office:value-type="float" office:value="11" calcext:value-type="float">
            <text:p>11</text:p>
          </table:table-cell>
          <table:table-cell office:value-type="float" office:value="151" calcext:value-type="float">
            <text:p>151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.0479658179141398" calcext:value-type="float">
            <text:p>0.0479658179141398</text:p>
          </table:table-cell>
          <table:table-cell office:value-type="float" office:value="0.0552959028233599" calcext:value-type="float">
            <text:p>0.0552959028233599</text:p>
          </table:table-cell>
          <table:table-cell office:value-type="float" office:value="0.833973760845408" calcext:value-type="float">
            <text:p>0.833973760845408</text:p>
          </table:table-cell>
          <table:table-cell office:value-type="float" office:value="0.79517917912879" calcext:value-type="float">
            <text:p>0.79517917912879</text:p>
          </table:table-cell>
          <table:table-cell office:value-type="float" office:value="0.833973760845408" calcext:value-type="float">
            <text:p>0.833973760845408</text:p>
          </table:table-cell>
          <table:table-cell office:value-type="float" office:value="0.116214946400362" calcext:value-type="float">
            <text:p>0.116214946400362</text:p>
          </table:table-cell>
          <table:table-cell office:value-type="float" office:value="0.106486513364146" calcext:value-type="float">
            <text:p>0.106486513364146</text:p>
          </table:table-cell>
          <table:table-cell office:value-type="float" office:value="0.186415799606139" calcext:value-type="float">
            <text:p>0.186415799606139</text:p>
          </table:table-cell>
          <table:table-cell office:value-type="float" office:value="0.0823365639756666" calcext:value-type="float">
            <text:p>0.0823365639756666</text:p>
          </table:table-cell>
          <table:table-cell office:value-type="float" office:value="0.0763259848248044" calcext:value-type="float">
            <text:p>0.0763259848248044</text:p>
          </table:table-cell>
          <table:table-cell office:value-type="float" office:value="0.139050519361801" calcext:value-type="float">
            <text:p>0.139050519361801</text:p>
          </table:table-cell>
          <table:table-cell office:value-type="float" office:value="1146" calcext:value-type="float">
            <text:p>1146</text:p>
          </table:table-cell>
          <table:table-cell office:value-type="float" office:value="11" calcext:value-type="float">
            <text:p>11</text:p>
          </table:table-cell>
          <table:table-cell office:value-type="float" office:value="151" calcext:value-type="float">
            <text:p>151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.046332703876932" calcext:value-type="float">
            <text:p>0.046332703876932</text:p>
          </table:table-cell>
          <table:table-cell office:value-type="float" office:value="0.0538368095193849" calcext:value-type="float">
            <text:p>0.0538368095193849</text:p>
          </table:table-cell>
          <table:table-cell office:value-type="float" office:value="0.861211893027256" calcext:value-type="float">
            <text:p>0.861211893027256</text:p>
          </table:table-cell>
          <table:table-cell office:value-type="float" office:value="0.825476673650896" calcext:value-type="float">
            <text:p>0.825476673650896</text:p>
          </table:table-cell>
          <table:table-cell office:value-type="float" office:value="0.861211893027256" calcext:value-type="float">
            <text:p>0.861211893027256</text:p>
          </table:table-cell>
          <table:table-cell office:value-type="float" office:value="0.118335171083998" calcext:value-type="float">
            <text:p>0.118335171083998</text:p>
          </table:table-cell>
          <table:table-cell office:value-type="float" office:value="0.107967794648595" calcext:value-type="float">
            <text:p>0.107967794648595</text:p>
          </table:table-cell>
          <table:table-cell office:value-type="float" office:value="0.19314667141107" calcext:value-type="float">
            <text:p>0.19314667141107</text:p>
          </table:table-cell>
          <table:table-cell office:value-type="float" office:value="0.081937379485877" calcext:value-type="float">
            <text:p>0.081937379485877</text:p>
          </table:table-cell>
          <table:table-cell office:value-type="float" office:value="0.0756431209714779" calcext:value-type="float">
            <text:p>0.0756431209714779</text:p>
          </table:table-cell>
          <table:table-cell office:value-type="float" office:value="0.142234692948789" calcext:value-type="float">
            <text:p>0.142234692948789</text:p>
          </table:table-cell>
          <table:table-cell office:value-type="float" office:value="1145" calcext:value-type="float">
            <text:p>1145</text:p>
          </table:table-cell>
          <table:table-cell office:value-type="float" office:value="13" calcext:value-type="float">
            <text:p>13</text:p>
          </table:table-cell>
          <table:table-cell office:value-type="float" office:value="149" calcext:value-type="float">
            <text:p>149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714285714285714" calcext:value-type="float">
            <text:p>0.00714285714285714</text:p>
          </table:table-cell>
          <table:table-cell table:number-columns-repeated="3" office:value-type="float" office:value="0.5" calcext:value-type="float">
            <text:p>0.5</text:p>
          </table:table-cell>
          <table:table-cell office:value-type="float" office:value="0.115855527709367" calcext:value-type="float">
            <text:p>0.115855527709367</text:p>
          </table:table-cell>
          <table:table-cell office:value-type="float" office:value="0.10250708952904" calcext:value-type="float">
            <text:p>0.10250708952904</text:p>
          </table:table-cell>
          <table:table-cell office:value-type="float" office:value="0.212178516800743" calcext:value-type="float">
            <text:p>0.212178516800743</text:p>
          </table:table-cell>
          <table:table-cell table:number-columns-repeated="2" office:value-type="float" office:value="0.0566037735849057" calcext:value-type="float">
            <text:p>0.0566037735849057</text:p>
          </table:table-cell>
          <table:table-cell office:value-type="float" office:value="0.183673469387755" calcext:value-type="float">
            <text:p>0.183673469387755</text:p>
          </table:table-cell>
          <table:table-cell office:value-type="float" office:value="1165" calcext:value-type="float">
            <text:p>1165</text:p>
          </table:table-cell>
          <table:table-cell office:value-type="float" office:value="1" calcext:value-type="float">
            <text:p>1</text:p>
          </table:table-cell>
          <table:table-cell office:value-type="float" office:value="161" calcext:value-type="float">
            <text:p>16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714285714285714" calcext:value-type="float">
            <text:p>0.00714285714285714</text:p>
          </table:table-cell>
          <table:table-cell table:number-columns-repeated="3" office:value-type="float" office:value="0.5" calcext:value-type="float">
            <text:p>0.5</text:p>
          </table:table-cell>
          <table:table-cell office:value-type="float" office:value="0.115855277829717" calcext:value-type="float">
            <text:p>0.115855277829717</text:p>
          </table:table-cell>
          <table:table-cell office:value-type="float" office:value="0.102506805021072" calcext:value-type="float">
            <text:p>0.102506805021072</text:p>
          </table:table-cell>
          <table:table-cell office:value-type="float" office:value="0.212178516800743" calcext:value-type="float">
            <text:p>0.212178516800743</text:p>
          </table:table-cell>
          <table:table-cell table:number-columns-repeated="2" office:value-type="float" office:value="0.0566037735849057" calcext:value-type="float">
            <text:p>0.0566037735849057</text:p>
          </table:table-cell>
          <table:table-cell office:value-type="float" office:value="0.183673469387755" calcext:value-type="float">
            <text:p>0.183673469387755</text:p>
          </table:table-cell>
          <table:table-cell office:value-type="float" office:value="1165" calcext:value-type="float">
            <text:p>1165</text:p>
          </table:table-cell>
          <table:table-cell office:value-type="float" office:value="1" calcext:value-type="float">
            <text:p>1</text:p>
          </table:table-cell>
          <table:table-cell office:value-type="float" office:value="161" calcext:value-type="float">
            <text:p>16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114698287460106" calcext:value-type="float">
            <text:p>0.114698287460106</text:p>
          </table:table-cell>
          <table:table-cell office:value-type="float" office:value="0.111192707438984" calcext:value-type="float">
            <text:p>0.111192707438984</text:p>
          </table:table-cell>
          <table:table-cell office:value-type="float" office:value="0.139994726007588" calcext:value-type="float">
            <text:p>0.139994726007588</text:p>
          </table:table-cell>
          <table:table-cell table:number-columns-repeated="3" office:value-type="float" office:value="0.0986066452304394" calcext:value-type="float">
            <text:p>0.0986066452304394</text:p>
          </table:table-cell>
          <table:table-cell office:value-type="float" office:value="1150" calcext:value-type="float">
            <text:p>1150</text:p>
          </table:table-cell>
          <table:table-cell office:value-type="float" office:value="6" calcext:value-type="float">
            <text:p>6</text:p>
          </table:table-cell>
          <table:table-cell office:value-type="float" office:value="156" calcext:value-type="float">
            <text:p>156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120321100790361" calcext:value-type="float">
            <text:p>0.120321100790361</text:p>
          </table:table-cell>
          <table:table-cell office:value-type="float" office:value="0.112489193330171" calcext:value-type="float">
            <text:p>0.112489193330171</text:p>
          </table:table-cell>
          <table:table-cell office:value-type="float" office:value="0.176836531783948" calcext:value-type="float">
            <text:p>0.176836531783948</text:p>
          </table:table-cell>
          <table:table-cell table:number-columns-repeated="3" office:value-type="float" office:value="0.0891647855530474" calcext:value-type="float">
            <text:p>0.0891647855530474</text:p>
          </table:table-cell>
          <table:table-cell office:value-type="float" office:value="1139" calcext:value-type="float">
            <text:p>1139</text:p>
          </table:table-cell>
          <table:table-cell office:value-type="float" office:value="16" calcext:value-type="float">
            <text:p>16</text:p>
          </table:table-cell>
          <table:table-cell office:value-type="float" office:value="146" calcext:value-type="float">
            <text:p>146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0.417910447761194" calcext:value-type="float">
            <text:p>0.417910447761194</text:p>
          </table:table-cell>
          <table:table-cell office:value-type="float" office:value="0.11589073279868" calcext:value-type="float">
            <text:p>0.11589073279868</text:p>
          </table:table-cell>
          <table:table-cell office:value-type="float" office:value="0.103626435827705" calcext:value-type="float">
            <text:p>0.103626435827705</text:p>
          </table:table-cell>
          <table:table-cell office:value-type="float" office:value="0.20439050538553" calcext:value-type="float">
            <text:p>0.20439050538553</text:p>
          </table:table-cell>
          <table:table-cell office:value-type="float" office:value="0.119402985074627" calcext:value-type="float">
            <text:p>0.119402985074627</text:p>
          </table:table-cell>
          <table:table-cell office:value-type="float" office:value="0.0606060606060606" calcext:value-type="float">
            <text:p>0.0606060606060606</text:p>
          </table:table-cell>
          <table:table-cell office:value-type="float" office:value="0.164179104477612" calcext:value-type="float">
            <text:p>0.164179104477612</text:p>
          </table:table-cell>
          <table:table-cell office:value-type="float" office:value="1169" calcext:value-type="float">
            <text:p>1169</text:p>
          </table:table-cell>
          <table:table-cell office:value-type="float" office:value="0" calcext:value-type="float">
            <text:p>0</text:p>
          </table:table-cell>
          <table:table-cell office:value-type="float" office:value="162" calcext:value-type="float">
            <text:p>16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0.45" calcext:value-type="float">
            <text:p>0.45</text:p>
          </table:table-cell>
          <table:table-cell office:value-type="float" office:value="0.114162283996995" calcext:value-type="float">
            <text:p>0.114162283996995</text:p>
          </table:table-cell>
          <table:table-cell office:value-type="float" office:value="0.103036783575706" calcext:value-type="float">
            <text:p>0.103036783575706</text:p>
          </table:table-cell>
          <table:table-cell office:value-type="float" office:value="0.194444444444444" calcext:value-type="float">
            <text:p>0.194444444444444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.2" calcext:value-type="float">
            <text:p>0.2</text:p>
          </table:table-cell>
          <table:table-cell office:value-type="float" office:value="1169" calcext:value-type="float">
            <text:p>1169</text:p>
          </table:table-cell>
          <table:table-cell office:value-type="float" office:value="0" calcext:value-type="float">
            <text:p>0</text:p>
          </table:table-cell>
          <table:table-cell office:value-type="float" office:value="162" calcext:value-type="float">
            <text:p>16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114698287460106" calcext:value-type="float">
            <text:p>0.114698287460106</text:p>
          </table:table-cell>
          <table:table-cell office:value-type="float" office:value="0.111192707438984" calcext:value-type="float">
            <text:p>0.111192707438984</text:p>
          </table:table-cell>
          <table:table-cell office:value-type="float" office:value="0.139994726007588" calcext:value-type="float">
            <text:p>0.139994726007588</text:p>
          </table:table-cell>
          <table:table-cell table:number-columns-repeated="3" office:value-type="float" office:value="0.0986066452304394" calcext:value-type="float">
            <text:p>0.0986066452304394</text:p>
          </table:table-cell>
          <table:table-cell office:value-type="float" office:value="1150" calcext:value-type="float">
            <text:p>1150</text:p>
          </table:table-cell>
          <table:table-cell office:value-type="float" office:value="6" calcext:value-type="float">
            <text:p>6</text:p>
          </table:table-cell>
          <table:table-cell office:value-type="float" office:value="156" calcext:value-type="float">
            <text:p>156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120314864746428" calcext:value-type="float">
            <text:p>0.120314864746428</text:p>
          </table:table-cell>
          <table:table-cell office:value-type="float" office:value="0.112496707691307" calcext:value-type="float">
            <text:p>0.112496707691307</text:p>
          </table:table-cell>
          <table:table-cell office:value-type="float" office:value="0.176731072138006" calcext:value-type="float">
            <text:p>0.176731072138006</text:p>
          </table:table-cell>
          <table:table-cell table:number-columns-repeated="3" office:value-type="float" office:value="0.0891647855530474" calcext:value-type="float">
            <text:p>0.0891647855530474</text:p>
          </table:table-cell>
          <table:table-cell office:value-type="float" office:value="1139" calcext:value-type="float">
            <text:p>1139</text:p>
          </table:table-cell>
          <table:table-cell office:value-type="float" office:value="16" calcext:value-type="float">
            <text:p>16</text:p>
          </table:table-cell>
          <table:table-cell office:value-type="float" office:value="146" calcext:value-type="float">
            <text:p>146</text:p>
          </table:table-cell>
          <table:table-cell office:value-type="float" office:value="30" calcext:value-type="float">
            <text:p>30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169" calcext:value-type="float">
            <text:p>1169</text:p>
          </table:table-cell>
          <table:table-cell office:value-type="float" office:value="0" calcext:value-type="float">
            <text:p>0</text:p>
          </table:table-cell>
          <table:table-cell office:value-type="float" office:value="162" calcext:value-type="float">
            <text:p>162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169" calcext:value-type="float">
            <text:p>1169</text:p>
          </table:table-cell>
          <table:table-cell office:value-type="float" office:value="0" calcext:value-type="float">
            <text:p>0</text:p>
          </table:table-cell>
          <table:table-cell office:value-type="float" office:value="162" calcext:value-type="float">
            <text:p>1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.000318273727316409" calcext:value-type="float">
            <text:p>0.000318273727316409</text:p>
          </table:table-cell>
          <table:table-cell office:value-type="float" office:value="0.000384084618417546" calcext:value-type="float">
            <text:p>0.000384084618417546</text:p>
          </table:table-cell>
          <table:table-cell office:value-type="float" office:value="0.997624933719635" calcext:value-type="float">
            <text:p>0.997624933719635</text:p>
          </table:table-cell>
          <table:table-cell office:value-type="float" office:value="0.993151187896729" calcext:value-type="float">
            <text:p>0.993151187896729</text:p>
          </table:table-cell>
          <table:table-cell office:value-type="float" office:value="0.997624933719635" calcext:value-type="float">
            <text:p>0.997624933719635</text:p>
          </table:table-cell>
          <table:table-cell office:value-type="float" office:value="0.0515709605126264" calcext:value-type="float">
            <text:p>0.0515709605126264</text:p>
          </table:table-cell>
          <table:table-cell office:value-type="float" office:value="0.0356678669414714" calcext:value-type="float">
            <text:p>0.0356678669414714</text:p>
          </table:table-cell>
          <table:table-cell office:value-type="float" office:value="0.178688255746926" calcext:value-type="float">
            <text:p>0.178688255746926</text:p>
          </table:table-cell>
          <table:table-cell office:value-type="float" office:value="0.00203552399761975" calcext:value-type="float">
            <text:p>0.00203552399761975</text:p>
          </table:table-cell>
          <table:table-cell office:value-type="float" office:value="0.0017500085523352" calcext:value-type="float">
            <text:p>0.0017500085523352</text:p>
          </table:table-cell>
          <table:table-cell office:value-type="float" office:value="0.0131732458248734" calcext:value-type="float">
            <text:p>0.0131732458248734</text:p>
          </table:table-cell>
          <table:table-cell office:value-type="float" office:value="1150" calcext:value-type="float">
            <text:p>1150</text:p>
          </table:table-cell>
          <table:table-cell office:value-type="float" office:value="23" calcext:value-type="float">
            <text:p>23</text:p>
          </table:table-cell>
          <table:table-cell office:value-type="float" office:value="125" calcext:value-type="float">
            <text:p>125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.0481952432702711" calcext:value-type="float">
            <text:p>0.0481952432702711</text:p>
          </table:table-cell>
          <table:table-cell office:value-type="float" office:value="0.0512602201970379" calcext:value-type="float">
            <text:p>0.0512602201970379</text:p>
          </table:table-cell>
          <table:table-cell office:value-type="float" office:value="0.86760241439422" calcext:value-type="float">
            <text:p>0.86760241439422</text:p>
          </table:table-cell>
          <table:table-cell office:value-type="float" office:value="0.819493686009897" calcext:value-type="float">
            <text:p>0.819493686009897</text:p>
          </table:table-cell>
          <table:table-cell office:value-type="float" office:value="0.86760241439422" calcext:value-type="float">
            <text:p>0.86760241439422</text:p>
          </table:table-cell>
          <table:table-cell office:value-type="float" office:value="0.130965368890275" calcext:value-type="float">
            <text:p>0.130965368890275</text:p>
          </table:table-cell>
          <table:table-cell office:value-type="float" office:value="0.116589253088503" calcext:value-type="float">
            <text:p>0.116589253088503</text:p>
          </table:table-cell>
          <table:table-cell office:value-type="float" office:value="0.24587715938687" calcext:value-type="float">
            <text:p>0.24587715938687</text:p>
          </table:table-cell>
          <table:table-cell office:value-type="float" office:value="0.0876889476184503" calcext:value-type="float">
            <text:p>0.0876889476184503</text:p>
          </table:table-cell>
          <table:table-cell office:value-type="float" office:value="0.0835979631138512" calcext:value-type="float">
            <text:p>0.0835979631138512</text:p>
          </table:table-cell>
          <table:table-cell office:value-type="float" office:value="0.155261511982794" calcext:value-type="float">
            <text:p>0.155261511982794</text:p>
          </table:table-cell>
          <table:table-cell office:value-type="float" office:value="1154" calcext:value-type="float">
            <text:p>1154</text:p>
          </table:table-cell>
          <table:table-cell office:value-type="float" office:value="20" calcext:value-type="float">
            <text:p>20</text:p>
          </table:table-cell>
          <table:table-cell office:value-type="float" office:value="128" calcext:value-type="float">
            <text:p>128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.0481252013495669" calcext:value-type="float">
            <text:p>0.0481252013495669</text:p>
          </table:table-cell>
          <table:table-cell office:value-type="float" office:value="0.0511898107074047" calcext:value-type="float">
            <text:p>0.0511898107074047</text:p>
          </table:table-cell>
          <table:table-cell office:value-type="float" office:value="0.868108096806814" calcext:value-type="float">
            <text:p>0.868108096806814</text:p>
          </table:table-cell>
          <table:table-cell office:value-type="float" office:value="0.820078920299645" calcext:value-type="float">
            <text:p>0.820078920299645</text:p>
          </table:table-cell>
          <table:table-cell office:value-type="float" office:value="0.868108096806814" calcext:value-type="float">
            <text:p>0.868108096806814</text:p>
          </table:table-cell>
          <table:table-cell office:value-type="float" office:value="0.130964143613874" calcext:value-type="float">
            <text:p>0.130964143613874</text:p>
          </table:table-cell>
          <table:table-cell office:value-type="float" office:value="0.116571734740137" calcext:value-type="float">
            <text:p>0.116571734740137</text:p>
          </table:table-cell>
          <table:table-cell office:value-type="float" office:value="0.246006168597871" calcext:value-type="float">
            <text:p>0.246006168597871</text:p>
          </table:table-cell>
          <table:table-cell office:value-type="float" office:value="0.0876293315254424" calcext:value-type="float">
            <text:p>0.0876293315254424</text:p>
          </table:table-cell>
          <table:table-cell office:value-type="float" office:value="0.083535989569391" calcext:value-type="float">
            <text:p>0.083535989569391</text:p>
          </table:table-cell>
          <table:table-cell office:value-type="float" office:value="0.155267552216058" calcext:value-type="float">
            <text:p>0.155267552216058</text:p>
          </table:table-cell>
          <table:table-cell office:value-type="float" office:value="1154" calcext:value-type="float">
            <text:p>1154</text:p>
          </table:table-cell>
          <table:table-cell office:value-type="float" office:value="20" calcext:value-type="float">
            <text:p>20</text:p>
          </table:table-cell>
          <table:table-cell office:value-type="float" office:value="128" calcext:value-type="float">
            <text:p>128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.0455686457421056" calcext:value-type="float">
            <text:p>0.0455686457421056</text:p>
          </table:table-cell>
          <table:table-cell office:value-type="float" office:value="0.0487594008522789" calcext:value-type="float">
            <text:p>0.0487594008522789</text:p>
          </table:table-cell>
          <table:table-cell office:value-type="float" office:value="0.907362934293121" calcext:value-type="float">
            <text:p>0.907362934293121</text:p>
          </table:table-cell>
          <table:table-cell office:value-type="float" office:value="0.867620303109567" calcext:value-type="float">
            <text:p>0.867620303109567</text:p>
          </table:table-cell>
          <table:table-cell office:value-type="float" office:value="0.907362934293121" calcext:value-type="float">
            <text:p>0.907362934293121</text:p>
          </table:table-cell>
          <table:table-cell office:value-type="float" office:value="0.136606864532517" calcext:value-type="float">
            <text:p>0.136606864532517</text:p>
          </table:table-cell>
          <table:table-cell office:value-type="float" office:value="0.120651476776034" calcext:value-type="float">
            <text:p>0.120651476776034</text:p>
          </table:table-cell>
          <table:table-cell office:value-type="float" office:value="0.26414215991035" calcext:value-type="float">
            <text:p>0.26414215991035</text:p>
          </table:table-cell>
          <table:table-cell office:value-type="float" office:value="0.0878430141059128" calcext:value-type="float">
            <text:p>0.0878430141059128</text:p>
          </table:table-cell>
          <table:table-cell office:value-type="float" office:value="0.0833664381074376" calcext:value-type="float">
            <text:p>0.0833664381074376</text:p>
          </table:table-cell>
          <table:table-cell office:value-type="float" office:value="0.163751695149121" calcext:value-type="float">
            <text:p>0.163751695149121</text:p>
          </table:table-cell>
          <table:table-cell office:value-type="float" office:value="1150" calcext:value-type="float">
            <text:p>1150</text:p>
          </table:table-cell>
          <table:table-cell office:value-type="float" office:value="23" calcext:value-type="float">
            <text:p>23</text:p>
          </table:table-cell>
          <table:table-cell office:value-type="float" office:value="125" calcext:value-type="float">
            <text:p>125</text:p>
          </table:table-cell>
          <table:table-cell office:value-type="float" office:value="33" calcext:value-type="float">
            <text:p>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878486843635856" calcext:value-type="float">
            <text:p>0.878486843635856</text:p>
          </table:table-cell>
          <table:table-cell office:value-type="float" office:value="0.571428571428571" calcext:value-type="float">
            <text:p>0.571428571428571</text:p>
          </table:table-cell>
          <table:table-cell office:value-type="float" office:value="0.878486843635856" calcext:value-type="float">
            <text:p>0.878486843635856</text:p>
          </table:table-cell>
          <table:table-cell office:value-type="float" office:value="0.12970718152087" calcext:value-type="float">
            <text:p>0.12970718152087</text:p>
          </table:table-cell>
          <table:table-cell office:value-type="float" office:value="0.113010084494291" calcext:value-type="float">
            <text:p>0.113010084494291</text:p>
          </table:table-cell>
          <table:table-cell office:value-type="float" office:value="0.263171139510343" calcext:value-type="float">
            <text:p>0.263171139510343</text:p>
          </table:table-cell>
          <table:table-cell table:number-columns-repeated="2" office:value-type="float" office:value="0.0681818181818182" calcext:value-type="float">
            <text:p>0.0681818181818182</text:p>
          </table:table-cell>
          <table:table-cell office:value-type="float" office:value="0.279411764705882" calcext:value-type="float">
            <text:p>0.279411764705882</text:p>
          </table:table-cell>
          <table:table-cell office:value-type="float" office:value="1163" calcext:value-type="float">
            <text:p>1163</text:p>
          </table:table-cell>
          <table:table-cell office:value-type="float" office:value="14" calcext:value-type="float">
            <text:p>14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878486843635856" calcext:value-type="float">
            <text:p>0.878486843635856</text:p>
          </table:table-cell>
          <table:table-cell office:value-type="float" office:value="0.571428571428571" calcext:value-type="float">
            <text:p>0.571428571428571</text:p>
          </table:table-cell>
          <table:table-cell office:value-type="float" office:value="0.878486843635856" calcext:value-type="float">
            <text:p>0.878486843635856</text:p>
          </table:table-cell>
          <table:table-cell office:value-type="float" office:value="0.12970718152087" calcext:value-type="float">
            <text:p>0.12970718152087</text:p>
          </table:table-cell>
          <table:table-cell office:value-type="float" office:value="0.113010084494291" calcext:value-type="float">
            <text:p>0.113010084494291</text:p>
          </table:table-cell>
          <table:table-cell office:value-type="float" office:value="0.263171139510343" calcext:value-type="float">
            <text:p>0.263171139510343</text:p>
          </table:table-cell>
          <table:table-cell table:number-columns-repeated="2" office:value-type="float" office:value="0.0681818181818182" calcext:value-type="float">
            <text:p>0.0681818181818182</text:p>
          </table:table-cell>
          <table:table-cell office:value-type="float" office:value="0.279411764705882" calcext:value-type="float">
            <text:p>0.279411764705882</text:p>
          </table:table-cell>
          <table:table-cell office:value-type="float" office:value="1163" calcext:value-type="float">
            <text:p>1163</text:p>
          </table:table-cell>
          <table:table-cell office:value-type="float" office:value="14" calcext:value-type="float">
            <text:p>14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0.8" calcext:value-type="float">
            <text:p>0.8</text:p>
          </table:table-cell>
          <table:table-cell office:value-type="float" office:value="0.129502455795301" calcext:value-type="float">
            <text:p>0.129502455795301</text:p>
          </table:table-cell>
          <table:table-cell office:value-type="float" office:value="0.120310369541725" calcext:value-type="float">
            <text:p>0.120310369541725</text:p>
          </table:table-cell>
          <table:table-cell office:value-type="float" office:value="0.202977037133011" calcext:value-type="float">
            <text:p>0.202977037133011</text:p>
          </table:table-cell>
          <table:table-cell table:number-columns-repeated="3" office:value-type="float" office:value="0.101861993428258" calcext:value-type="float">
            <text:p>0.101861993428258</text:p>
          </table:table-cell>
          <table:table-cell office:value-type="float" office:value="1139" calcext:value-type="float">
            <text:p>1139</text:p>
          </table:table-cell>
          <table:table-cell office:value-type="float" office:value="30" calcext:value-type="float">
            <text:p>30</text:p>
          </table:table-cell>
          <table:table-cell office:value-type="float" office:value="118" calcext:value-type="float">
            <text:p>118</text:p>
          </table:table-cell>
          <table:table-cell office:value-type="float" office:value="44" calcext:value-type="float">
            <text:p>4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130369954216032" calcext:value-type="float">
            <text:p>0.130369954216032</text:p>
          </table:table-cell>
          <table:table-cell office:value-type="float" office:value="0.118910521058478" calcext:value-type="float">
            <text:p>0.118910521058478</text:p>
          </table:table-cell>
          <table:table-cell office:value-type="float" office:value="0.221967990874054" calcext:value-type="float">
            <text:p>0.221967990874054</text:p>
          </table:table-cell>
          <table:table-cell table:number-columns-repeated="3" office:value-type="float" office:value="0.089622641509434" calcext:value-type="float">
            <text:p>0.089622641509434</text:p>
          </table:table-cell>
          <table:table-cell office:value-type="float" office:value="1157" calcext:value-type="float">
            <text:p>1157</text:p>
          </table:table-cell>
          <table:table-cell office:value-type="float" office:value="14" calcext:value-type="float">
            <text:p>14</text:p>
          </table:table-cell>
          <table:table-cell office:value-type="float" office:value="134" calcext:value-type="float">
            <text:p>134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0.477611940298507" calcext:value-type="float">
            <text:p>0.477611940298507</text:p>
          </table:table-cell>
          <table:table-cell office:value-type="float" office:value="0.129646657770501" calcext:value-type="float">
            <text:p>0.129646657770501</text:p>
          </table:table-cell>
          <table:table-cell office:value-type="float" office:value="0.113965062874363" calcext:value-type="float">
            <text:p>0.113965062874363</text:p>
          </table:table-cell>
          <table:table-cell office:value-type="float" office:value="0.254993460217341" calcext:value-type="float">
            <text:p>0.254993460217341</text:p>
          </table:table-cell>
          <table:table-cell office:value-type="float" office:value="0.0757575757575758" calcext:value-type="float">
            <text:p>0.0757575757575758</text:p>
          </table:table-cell>
          <table:table-cell office:value-type="float" office:value="0.0606060606060606" calcext:value-type="float">
            <text:p>0.0606060606060606</text:p>
          </table:table-cell>
          <table:table-cell office:value-type="float" office:value="0.253731343283582" calcext:value-type="float">
            <text:p>0.253731343283582</text:p>
          </table:table-cell>
          <table:table-cell office:value-type="float" office:value="1183" calcext:value-type="float">
            <text:p>1183</text:p>
          </table:table-cell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0.5" calcext:value-type="float">
            <text:p>0.5</text:p>
          </table:table-cell>
          <table:table-cell office:value-type="float" office:value="0.130353117956424" calcext:value-type="float">
            <text:p>0.130353117956424</text:p>
          </table:table-cell>
          <table:table-cell office:value-type="float" office:value="0.115300084530854" calcext:value-type="float">
            <text:p>0.115300084530854</text:p>
          </table:table-cell>
          <table:table-cell office:value-type="float" office:value="0.250675675675676" calcext:value-type="float">
            <text:p>0.250675675675676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.25" calcext:value-type="float">
            <text:p>0.25</text:p>
          </table:table-cell>
          <table:table-cell office:value-type="float" office:value="1150" calcext:value-type="float">
            <text:p>1150</text:p>
          </table:table-cell>
          <table:table-cell office:value-type="float" office:value="22" calcext:value-type="float">
            <text:p>22</text:p>
          </table:table-cell>
          <table:table-cell office:value-type="float" office:value="126" calcext:value-type="float">
            <text:p>126</text:p>
          </table:table-cell>
          <table:table-cell office:value-type="float" office:value="33" calcext:value-type="float">
            <text:p>3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0.8" calcext:value-type="float">
            <text:p>0.8</text:p>
          </table:table-cell>
          <table:table-cell office:value-type="float" office:value="0.129502455795301" calcext:value-type="float">
            <text:p>0.129502455795301</text:p>
          </table:table-cell>
          <table:table-cell office:value-type="float" office:value="0.120310369541725" calcext:value-type="float">
            <text:p>0.120310369541725</text:p>
          </table:table-cell>
          <table:table-cell office:value-type="float" office:value="0.202977037133011" calcext:value-type="float">
            <text:p>0.202977037133011</text:p>
          </table:table-cell>
          <table:table-cell table:number-columns-repeated="3" office:value-type="float" office:value="0.101861993428258" calcext:value-type="float">
            <text:p>0.101861993428258</text:p>
          </table:table-cell>
          <table:table-cell office:value-type="float" office:value="1139" calcext:value-type="float">
            <text:p>1139</text:p>
          </table:table-cell>
          <table:table-cell office:value-type="float" office:value="30" calcext:value-type="float">
            <text:p>30</text:p>
          </table:table-cell>
          <table:table-cell office:value-type="float" office:value="118" calcext:value-type="float">
            <text:p>118</text:p>
          </table:table-cell>
          <table:table-cell office:value-type="float" office:value="44" calcext:value-type="float">
            <text:p>4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130376337270724" calcext:value-type="float">
            <text:p>0.130376337270724</text:p>
          </table:table-cell>
          <table:table-cell office:value-type="float" office:value="0.118915106275013" calcext:value-type="float">
            <text:p>0.118915106275013</text:p>
          </table:table-cell>
          <table:table-cell office:value-type="float" office:value="0.221988744486443" calcext:value-type="float">
            <text:p>0.221988744486443</text:p>
          </table:table-cell>
          <table:table-cell table:number-columns-repeated="3" office:value-type="float" office:value="0.089622641509434" calcext:value-type="float">
            <text:p>0.089622641509434</text:p>
          </table:table-cell>
          <table:table-cell office:value-type="float" office:value="1157" calcext:value-type="float">
            <text:p>1157</text:p>
          </table:table-cell>
          <table:table-cell office:value-type="float" office:value="14" calcext:value-type="float">
            <text:p>14</text:p>
          </table:table-cell>
          <table:table-cell office:value-type="float" office:value="134" calcext:value-type="float">
            <text:p>134</text:p>
          </table:table-cell>
          <table:table-cell office:value-type="float" office:value="26" calcext:value-type="float">
            <text:p>26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183" calcext:value-type="float">
            <text:p>1183</text:p>
          </table:table-cell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183" calcext:value-type="float">
            <text:p>1183</text:p>
          </table:table-cell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.000421193079091609" calcext:value-type="float">
            <text:p>0.000421193079091609</text:p>
          </table:table-cell>
          <table:table-cell office:value-type="float" office:value="0.000489031313918531" calcext:value-type="float">
            <text:p>0.000489031313918531</text:p>
          </table:table-cell>
          <table:table-cell table:number-columns-repeated="2" office:value-type="float" office:value="0.998692810535431" calcext:value-type="float">
            <text:p>0.998692810535431</text:p>
          </table:table-cell>
          <table:table-cell office:value-type="float" office:value="0.997564792633057" calcext:value-type="float">
            <text:p>0.997564792633057</text:p>
          </table:table-cell>
          <table:table-cell office:value-type="float" office:value="0.091582663867373" calcext:value-type="float">
            <text:p>0.091582663867373</text:p>
          </table:table-cell>
          <table:table-cell office:value-type="float" office:value="0.0711564936234551" calcext:value-type="float">
            <text:p>0.0711564936234551</text:p>
          </table:table-cell>
          <table:table-cell office:value-type="float" office:value="0.242145377866566" calcext:value-type="float">
            <text:p>0.242145377866566</text:p>
          </table:table-cell>
          <table:table-cell office:value-type="float" office:value="0.00278964242897928" calcext:value-type="float">
            <text:p>0.00278964242897928</text:p>
          </table:table-cell>
          <table:table-cell office:value-type="float" office:value="0.00231619668193161" calcext:value-type="float">
            <text:p>0.00231619668193161</text:p>
          </table:table-cell>
          <table:table-cell office:value-type="float" office:value="0.0245500952005386" calcext:value-type="float">
            <text:p>0.0245500952005386</text:p>
          </table:table-cell>
          <table:table-cell office:value-type="float" office:value="1100" calcext:value-type="float">
            <text:p>1100</text:p>
          </table:table-cell>
          <table:table-cell office:value-type="float" office:value="37" calcext:value-type="float">
            <text:p>37</text:p>
          </table:table-cell>
          <table:table-cell office:value-type="float" office:value="122" calcext:value-type="float">
            <text:p>122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0.0554116253082475" calcext:value-type="float">
            <text:p>0.0554116253082475</text:p>
          </table:table-cell>
          <table:table-cell office:value-type="float" office:value="0.0575707254621023" calcext:value-type="float">
            <text:p>0.0575707254621023</text:p>
          </table:table-cell>
          <table:table-cell table:number-columns-repeated="2" office:value-type="float" office:value="0.744921688417689" calcext:value-type="float">
            <text:p>0.744921688417689</text:p>
          </table:table-cell>
          <table:table-cell office:value-type="float" office:value="0.711502984774159" calcext:value-type="float">
            <text:p>0.711502984774159</text:p>
          </table:table-cell>
          <table:table-cell office:value-type="float" office:value="0.136599358000296" calcext:value-type="float">
            <text:p>0.136599358000296</text:p>
          </table:table-cell>
          <table:table-cell office:value-type="float" office:value="0.124907355392281" calcext:value-type="float">
            <text:p>0.124907355392281</text:p>
          </table:table-cell>
          <table:table-cell office:value-type="float" office:value="0.222781918104653" calcext:value-type="float">
            <text:p>0.222781918104653</text:p>
          </table:table-cell>
          <table:table-cell office:value-type="float" office:value="0.0892640179396798" calcext:value-type="float">
            <text:p>0.0892640179396798</text:p>
          </table:table-cell>
          <table:table-cell office:value-type="float" office:value="0.0852379776043674" calcext:value-type="float">
            <text:p>0.0852379776043674</text:p>
          </table:table-cell>
          <table:table-cell office:value-type="float" office:value="0.150979732326901" calcext:value-type="float">
            <text:p>0.150979732326901</text:p>
          </table:table-cell>
          <table:table-cell office:value-type="float" office:value="1145" calcext:value-type="float">
            <text:p>1145</text:p>
          </table:table-cell>
          <table:table-cell office:value-type="float" office:value="16" calcext:value-type="float">
            <text:p>16</text:p>
          </table:table-cell>
          <table:table-cell office:value-type="float" office:value="143" calcext:value-type="float">
            <text:p>143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.0553605022139622" calcext:value-type="float">
            <text:p>0.0553605022139622</text:p>
          </table:table-cell>
          <table:table-cell office:value-type="float" office:value="0.0575196626147185" calcext:value-type="float">
            <text:p>0.0575196626147185</text:p>
          </table:table-cell>
          <table:table-cell table:number-columns-repeated="2" office:value-type="float" office:value="0.745388557016069" calcext:value-type="float">
            <text:p>0.745388557016069</text:p>
          </table:table-cell>
          <table:table-cell office:value-type="float" office:value="0.711976900644791" calcext:value-type="float">
            <text:p>0.711976900644791</text:p>
          </table:table-cell>
          <table:table-cell office:value-type="float" office:value="0.136604609630513" calcext:value-type="float">
            <text:p>0.136604609630513</text:p>
          </table:table-cell>
          <table:table-cell office:value-type="float" office:value="0.124902035161347" calcext:value-type="float">
            <text:p>0.124902035161347</text:p>
          </table:table-cell>
          <table:table-cell office:value-type="float" office:value="0.22286509565481" calcext:value-type="float">
            <text:p>0.22286509565481</text:p>
          </table:table-cell>
          <table:table-cell office:value-type="float" office:value="0.0892212777772987" calcext:value-type="float">
            <text:p>0.0892212777772987</text:p>
          </table:table-cell>
          <table:table-cell office:value-type="float" office:value="0.0851935201232021" calcext:value-type="float">
            <text:p>0.0851935201232021</text:p>
          </table:table-cell>
          <table:table-cell office:value-type="float" office:value="0.1509794646541" calcext:value-type="float">
            <text:p>0.1509794646541</text:p>
          </table:table-cell>
          <table:table-cell office:value-type="float" office:value="1144" calcext:value-type="float">
            <text:p>1144</text:p>
          </table:table-cell>
          <table:table-cell office:value-type="float" office:value="16" calcext:value-type="float">
            <text:p>16</text:p>
          </table:table-cell>
          <table:table-cell office:value-type="float" office:value="143" calcext:value-type="float">
            <text:p>143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.0478513393393765" calcext:value-type="float">
            <text:p>0.0478513393393765</text:p>
          </table:table-cell>
          <table:table-cell office:value-type="float" office:value="0.0505397936218625" calcext:value-type="float">
            <text:p>0.0505397936218625</text:p>
          </table:table-cell>
          <table:table-cell table:number-columns-repeated="2" office:value-type="float" office:value="0.927874204133892" calcext:value-type="float">
            <text:p>0.927874204133892</text:p>
          </table:table-cell>
          <table:table-cell office:value-type="float" office:value="0.910082990653884" calcext:value-type="float">
            <text:p>0.910082990653884</text:p>
          </table:table-cell>
          <table:table-cell office:value-type="float" office:value="0.171557997737973" calcext:value-type="float">
            <text:p>0.171557997737973</text:p>
          </table:table-cell>
          <table:table-cell office:value-type="float" office:value="0.153413459783315" calcext:value-type="float">
            <text:p>0.153413459783315</text:p>
          </table:table-cell>
          <table:table-cell office:value-type="float" office:value="0.305302642284265" calcext:value-type="float">
            <text:p>0.305302642284265</text:p>
          </table:table-cell>
          <table:table-cell office:value-type="float" office:value="0.0943001254686811" calcext:value-type="float">
            <text:p>0.0943001254686811</text:p>
          </table:table-cell>
          <table:table-cell office:value-type="float" office:value="0.0883479847285636" calcext:value-type="float">
            <text:p>0.0883479847285636</text:p>
          </table:table-cell>
          <table:table-cell office:value-type="float" office:value="0.195150570088999" calcext:value-type="float">
            <text:p>0.195150570088999</text:p>
          </table:table-cell>
          <table:table-cell office:value-type="float" office:value="1100" calcext:value-type="float">
            <text:p>1100</text:p>
          </table:table-cell>
          <table:table-cell office:value-type="float" office:value="37" calcext:value-type="float">
            <text:p>37</text:p>
          </table:table-cell>
          <table:table-cell office:value-type="float" office:value="122" calcext:value-type="float">
            <text:p>122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92307692307692" calcext:value-type="float">
            <text:p>0.0192307692307692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431034482758621" calcext:value-type="float">
            <text:p>0.431034482758621</text:p>
          </table:table-cell>
          <table:table-cell office:value-type="float" office:value="0.134339087077" calcext:value-type="float">
            <text:p>0.134339087077</text:p>
          </table:table-cell>
          <table:table-cell office:value-type="float" office:value="0.121199599680197" calcext:value-type="float">
            <text:p>0.121199599680197</text:p>
          </table:table-cell>
          <table:table-cell office:value-type="float" office:value="0.231191157699971" calcext:value-type="float">
            <text:p>0.231191157699971</text:p>
          </table:table-cell>
          <table:table-cell table:number-columns-repeated="2" office:value-type="float" office:value="0.0803571428571429" calcext:value-type="float">
            <text:p>0.0803571428571429</text:p>
          </table:table-cell>
          <table:table-cell office:value-type="float" office:value="0.273584905660377" calcext:value-type="float">
            <text:p>0.273584905660377</text:p>
          </table:table-cell>
          <table:table-cell office:value-type="float" office:value="1171" calcext:value-type="float">
            <text:p>1171</text:p>
          </table:table-cell>
          <table:table-cell office:value-type="float" office:value="0" calcext:value-type="float">
            <text:p>0</text:p>
          </table:table-cell>
          <table:table-cell office:value-type="float" office:value="159" calcext:value-type="float">
            <text:p>15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92307692307692" calcext:value-type="float">
            <text:p>0.0192307692307692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431034482758621" calcext:value-type="float">
            <text:p>0.431034482758621</text:p>
          </table:table-cell>
          <table:table-cell office:value-type="float" office:value="0.134339087077" calcext:value-type="float">
            <text:p>0.134339087077</text:p>
          </table:table-cell>
          <table:table-cell office:value-type="float" office:value="0.121199599680197" calcext:value-type="float">
            <text:p>0.121199599680197</text:p>
          </table:table-cell>
          <table:table-cell office:value-type="float" office:value="0.231191157699971" calcext:value-type="float">
            <text:p>0.231191157699971</text:p>
          </table:table-cell>
          <table:table-cell table:number-columns-repeated="2" office:value-type="float" office:value="0.0803571428571429" calcext:value-type="float">
            <text:p>0.0803571428571429</text:p>
          </table:table-cell>
          <table:table-cell office:value-type="float" office:value="0.273584905660377" calcext:value-type="float">
            <text:p>0.273584905660377</text:p>
          </table:table-cell>
          <table:table-cell office:value-type="float" office:value="1171" calcext:value-type="float">
            <text:p>1171</text:p>
          </table:table-cell>
          <table:table-cell office:value-type="float" office:value="0" calcext:value-type="float">
            <text:p>0</text:p>
          </table:table-cell>
          <table:table-cell office:value-type="float" office:value="159" calcext:value-type="float">
            <text:p>15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140171818158689" calcext:value-type="float">
            <text:p>0.140171818158689</text:p>
          </table:table-cell>
          <table:table-cell office:value-type="float" office:value="0.130550242224947" calcext:value-type="float">
            <text:p>0.130550242224947</text:p>
          </table:table-cell>
          <table:table-cell office:value-type="float" office:value="0.211093120009924" calcext:value-type="float">
            <text:p>0.211093120009924</text:p>
          </table:table-cell>
          <table:table-cell table:number-columns-repeated="3" office:value-type="float" office:value="0.0905882352941176" calcext:value-type="float">
            <text:p>0.0905882352941176</text:p>
          </table:table-cell>
          <table:table-cell office:value-type="float" office:value="1140" calcext:value-type="float">
            <text:p>1140</text:p>
          </table:table-cell>
          <table:table-cell office:value-type="float" office:value="17" calcext:value-type="float">
            <text:p>17</text:p>
          </table:table-cell>
          <table:table-cell office:value-type="float" office:value="142" calcext:value-type="float">
            <text:p>142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139931561080611" calcext:value-type="float">
            <text:p>0.139931561080611</text:p>
          </table:table-cell>
          <table:table-cell office:value-type="float" office:value="0.127869841406951" calcext:value-type="float">
            <text:p>0.127869841406951</text:p>
          </table:table-cell>
          <table:table-cell office:value-type="float" office:value="0.228839331253749" calcext:value-type="float">
            <text:p>0.228839331253749</text:p>
          </table:table-cell>
          <table:table-cell table:number-columns-repeated="3" office:value-type="float" office:value="0.073738680465718" calcext:value-type="float">
            <text:p>0.073738680465718</text:p>
          </table:table-cell>
          <table:table-cell office:value-type="float" office:value="1131" calcext:value-type="float">
            <text:p>1131</text:p>
          </table:table-cell>
          <table:table-cell office:value-type="float" office:value="22" calcext:value-type="float">
            <text:p>22</text:p>
          </table:table-cell>
          <table:table-cell office:value-type="float" office:value="137" calcext:value-type="float">
            <text:p>137</text:p>
          </table:table-cell>
          <table:table-cell office:value-type="float" office:value="41" calcext:value-type="float">
            <text:p>41</text:p>
          </table:table-cell>
          <table:table-cell table:number-columns-repeated="3" office:value-type="float" office:value="0.0149253731343284" calcext:value-type="float">
            <text:p>0.0149253731343284</text:p>
          </table:table-cell>
          <table:table-cell table:number-columns-repeated="3" office:value-type="float" office:value="0.417910447761194" calcext:value-type="float">
            <text:p>0.417910447761194</text:p>
          </table:table-cell>
          <table:table-cell office:value-type="float" office:value="0.132974054663504" calcext:value-type="float">
            <text:p>0.132974054663504</text:p>
          </table:table-cell>
          <table:table-cell office:value-type="float" office:value="0.119979917353969" calcext:value-type="float">
            <text:p>0.119979917353969</text:p>
          </table:table-cell>
          <table:table-cell office:value-type="float" office:value="0.228754739737561" calcext:value-type="float">
            <text:p>0.228754739737561</text:p>
          </table:table-cell>
          <table:table-cell office:value-type="float" office:value="0.0757575757575758" calcext:value-type="float">
            <text:p>0.0757575757575758</text:p>
          </table:table-cell>
          <table:table-cell office:value-type="float" office:value="0.0606060606060606" calcext:value-type="float">
            <text:p>0.0606060606060606</text:p>
          </table:table-cell>
          <table:table-cell office:value-type="float" office:value="0.242424242424242" calcext:value-type="float">
            <text:p>0.242424242424242</text:p>
          </table:table-cell>
          <table:table-cell office:value-type="float" office:value="1172" calcext:value-type="float">
            <text:p>1172</text:p>
          </table:table-cell>
          <table:table-cell office:value-type="float" office:value="0" calcext:value-type="float">
            <text:p>0</text:p>
          </table:table-cell>
          <table:table-cell office:value-type="float" office:value="159" calcext:value-type="float">
            <text:p>15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0.6" calcext:value-type="float">
            <text:p>0.6</text:p>
          </table:table-cell>
          <table:table-cell office:value-type="float" office:value="0.131062065381335" calcext:value-type="float">
            <text:p>0.131062065381335</text:p>
          </table:table-cell>
          <table:table-cell office:value-type="float" office:value="0.1190953065257" calcext:value-type="float">
            <text:p>0.1190953065257</text:p>
          </table:table-cell>
          <table:table-cell office:value-type="float" office:value="0.219269872795196" calcext:value-type="float">
            <text:p>0.219269872795196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.2" calcext:value-type="float">
            <text:p>0.2</text:p>
          </table:table-cell>
          <table:table-cell office:value-type="float" office:value="1130" calcext:value-type="float">
            <text:p>1130</text:p>
          </table:table-cell>
          <table:table-cell office:value-type="float" office:value="17" calcext:value-type="float">
            <text:p>17</text:p>
          </table:table-cell>
          <table:table-cell office:value-type="float" office:value="142" calcext:value-type="float">
            <text:p>142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140171818158689" calcext:value-type="float">
            <text:p>0.140171818158689</text:p>
          </table:table-cell>
          <table:table-cell office:value-type="float" office:value="0.130550242224947" calcext:value-type="float">
            <text:p>0.130550242224947</text:p>
          </table:table-cell>
          <table:table-cell office:value-type="float" office:value="0.211093120009924" calcext:value-type="float">
            <text:p>0.211093120009924</text:p>
          </table:table-cell>
          <table:table-cell table:number-columns-repeated="3" office:value-type="float" office:value="0.0905882352941176" calcext:value-type="float">
            <text:p>0.0905882352941176</text:p>
          </table:table-cell>
          <table:table-cell office:value-type="float" office:value="1140" calcext:value-type="float">
            <text:p>1140</text:p>
          </table:table-cell>
          <table:table-cell office:value-type="float" office:value="17" calcext:value-type="float">
            <text:p>17</text:p>
          </table:table-cell>
          <table:table-cell office:value-type="float" office:value="142" calcext:value-type="float">
            <text:p>142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139942509405961" calcext:value-type="float">
            <text:p>0.139942509405961</text:p>
          </table:table-cell>
          <table:table-cell office:value-type="float" office:value="0.127878029865588" calcext:value-type="float">
            <text:p>0.127878029865588</text:p>
          </table:table-cell>
          <table:table-cell office:value-type="float" office:value="0.228870622747578" calcext:value-type="float">
            <text:p>0.228870622747578</text:p>
          </table:table-cell>
          <table:table-cell table:number-columns-repeated="3" office:value-type="float" office:value="0.073738680465718" calcext:value-type="float">
            <text:p>0.073738680465718</text:p>
          </table:table-cell>
          <table:table-cell office:value-type="float" office:value="1131" calcext:value-type="float">
            <text:p>1131</text:p>
          </table:table-cell>
          <table:table-cell office:value-type="float" office:value="22" calcext:value-type="float">
            <text:p>22</text:p>
          </table:table-cell>
          <table:table-cell office:value-type="float" office:value="137" calcext:value-type="float">
            <text:p>137</text:p>
          </table:table-cell>
          <table:table-cell office:value-type="float" office:value="41" calcext:value-type="float">
            <text:p>4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172" calcext:value-type="float">
            <text:p>1172</text:p>
          </table:table-cell>
          <table:table-cell office:value-type="float" office:value="0" calcext:value-type="float">
            <text:p>0</text:p>
          </table:table-cell>
          <table:table-cell office:value-type="float" office:value="159" calcext:value-type="float">
            <text:p>159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172" calcext:value-type="float">
            <text:p>1172</text:p>
          </table:table-cell>
          <table:table-cell office:value-type="float" office:value="0" calcext:value-type="float">
            <text:p>0</text:p>
          </table:table-cell>
          <table:table-cell office:value-type="float" office:value="159" calcext:value-type="float">
            <text:p>1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.000270855409326032" calcext:value-type="float">
            <text:p>0.000270855409326032</text:p>
          </table:table-cell>
          <table:table-cell office:value-type="float" office:value="0.000499333662446588" calcext:value-type="float">
            <text:p>0.000499333662446588</text:p>
          </table:table-cell>
          <table:table-cell table:number-columns-repeated="2" office:value-type="float" office:value="0.998106956481934" calcext:value-type="float">
            <text:p>0.998106956481934</text:p>
          </table:table-cell>
          <table:table-cell office:value-type="float" office:value="0.996590495109558" calcext:value-type="float">
            <text:p>0.996590495109558</text:p>
          </table:table-cell>
          <table:table-cell office:value-type="float" office:value="0.133618654990124" calcext:value-type="float">
            <text:p>0.133618654990124</text:p>
          </table:table-cell>
          <table:table-cell office:value-type="float" office:value="0.100084038905379" calcext:value-type="float">
            <text:p>0.100084038905379</text:p>
          </table:table-cell>
          <table:table-cell office:value-type="float" office:value="0.372246075544376" calcext:value-type="float">
            <text:p>0.372246075544376</text:p>
          </table:table-cell>
          <table:table-cell office:value-type="float" office:value="0.00642723171040416" calcext:value-type="float">
            <text:p>0.00642723171040416</text:p>
          </table:table-cell>
          <table:table-cell office:value-type="float" office:value="0.00462574930861592" calcext:value-type="float">
            <text:p>0.00462574930861592</text:p>
          </table:table-cell>
          <table:table-cell office:value-type="float" office:value="0.147422067821026" calcext:value-type="float">
            <text:p>0.147422067821026</text:p>
          </table:table-cell>
          <table:table-cell office:value-type="float" office:value="1065" calcext:value-type="float">
            <text:p>1065</text:p>
          </table:table-cell>
          <table:table-cell office:value-type="float" office:value="58" calcext:value-type="float">
            <text:p>58</text:p>
          </table:table-cell>
          <table:table-cell office:value-type="float" office:value="106" calcext:value-type="float">
            <text:p>106</text:p>
          </table:table-cell>
          <table:table-cell office:value-type="float" office:value="102" calcext:value-type="float">
            <text:p>102</text:p>
          </table:table-cell>
          <table:table-cell table:number-columns-repeated="2" office:value-type="float" office:value="0.0336895662787324" calcext:value-type="float">
            <text:p>0.0336895662787324</text:p>
          </table:table-cell>
          <table:table-cell office:value-type="float" office:value="0.0388462821567869" calcext:value-type="float">
            <text:p>0.0388462821567869</text:p>
          </table:table-cell>
          <table:table-cell table:number-columns-repeated="2" office:value-type="float" office:value="0.53515890762644" calcext:value-type="float">
            <text:p>0.53515890762644</text:p>
          </table:table-cell>
          <table:table-cell office:value-type="float" office:value="0.499602485799315" calcext:value-type="float">
            <text:p>0.499602485799315</text:p>
          </table:table-cell>
          <table:table-cell office:value-type="float" office:value="0.103369719955554" calcext:value-type="float">
            <text:p>0.103369719955554</text:p>
          </table:table-cell>
          <table:table-cell office:value-type="float" office:value="0.0918472968647633" calcext:value-type="float">
            <text:p>0.0918472968647633</text:p>
          </table:table-cell>
          <table:table-cell office:value-type="float" office:value="0.185361596461365" calcext:value-type="float">
            <text:p>0.185361596461365</text:p>
          </table:table-cell>
          <table:table-cell office:value-type="float" office:value="0.0697808635367473" calcext:value-type="float">
            <text:p>0.0697808635367473</text:p>
          </table:table-cell>
          <table:table-cell office:value-type="float" office:value="0.064771402008143" calcext:value-type="float">
            <text:p>0.064771402008143</text:p>
          </table:table-cell>
          <table:table-cell office:value-type="float" office:value="0.142270305503226" calcext:value-type="float">
            <text:p>0.142270305503226</text:p>
          </table:table-cell>
          <table:table-cell office:value-type="float" office:value="1166" calcext:value-type="float">
            <text:p>1166</text:p>
          </table:table-cell>
          <table:table-cell office:value-type="float" office:value="0" calcext:value-type="float">
            <text:p>0</text:p>
          </table:table-cell>
          <table:table-cell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336487102647564" calcext:value-type="float">
            <text:p>0.0336487102647564</text:p>
          </table:table-cell>
          <table:table-cell office:value-type="float" office:value="0.0388042283935151" calcext:value-type="float">
            <text:p>0.0388042283935151</text:p>
          </table:table-cell>
          <table:table-cell table:number-columns-repeated="2" office:value-type="float" office:value="0.535604923861492" calcext:value-type="float">
            <text:p>0.535604923861492</text:p>
          </table:table-cell>
          <table:table-cell office:value-type="float" office:value="0.500019698398539" calcext:value-type="float">
            <text:p>0.500019698398539</text:p>
          </table:table-cell>
          <table:table-cell office:value-type="float" office:value="0.103368942172978" calcext:value-type="float">
            <text:p>0.103368942172978</text:p>
          </table:table-cell>
          <table:table-cell office:value-type="float" office:value="0.0918361919398963" calcext:value-type="float">
            <text:p>0.0918361919398963</text:p>
          </table:table-cell>
          <table:table-cell office:value-type="float" office:value="0.18543430511204" calcext:value-type="float">
            <text:p>0.18543430511204</text:p>
          </table:table-cell>
          <table:table-cell office:value-type="float" office:value="0.0697427220167256" calcext:value-type="float">
            <text:p>0.0697427220167256</text:p>
          </table:table-cell>
          <table:table-cell office:value-type="float" office:value="0.0647315926478201" calcext:value-type="float">
            <text:p>0.0647315926478201</text:p>
          </table:table-cell>
          <table:table-cell office:value-type="float" office:value="0.142282999700333" calcext:value-type="float">
            <text:p>0.142282999700333</text:p>
          </table:table-cell>
          <table:table-cell office:value-type="float" office:value="1166" calcext:value-type="float">
            <text:p>1166</text:p>
          </table:table-cell>
          <table:table-cell office:value-type="float" office:value="1" calcext:value-type="float">
            <text:p>1</text:p>
          </table:table-cell>
          <table:table-cell office:value-type="float" office:value="163" calcext:value-type="float">
            <text:p>16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270394313752754" calcext:value-type="float">
            <text:p>0.0270394313752754</text:p>
          </table:table-cell>
          <table:table-cell office:value-type="float" office:value="0.0350226376434287" calcext:value-type="float">
            <text:p>0.0350226376434287</text:p>
          </table:table-cell>
          <table:table-cell table:number-columns-repeated="2" office:value-type="float" office:value="0.939012012771905" calcext:value-type="float">
            <text:p>0.939012012771905</text:p>
          </table:table-cell>
          <table:table-cell office:value-type="float" office:value="0.922500625255762" calcext:value-type="float">
            <text:p>0.922500625255762</text:p>
          </table:table-cell>
          <table:table-cell office:value-type="float" office:value="0.195478757915355" calcext:value-type="float">
            <text:p>0.195478757915355</text:p>
          </table:table-cell>
          <table:table-cell office:value-type="float" office:value="0.166399721920645" calcext:value-type="float">
            <text:p>0.166399721920645</text:p>
          </table:table-cell>
          <table:table-cell office:value-type="float" office:value="0.402400922585026" calcext:value-type="float">
            <text:p>0.402400922585026</text:p>
          </table:table-cell>
          <table:table-cell office:value-type="float" office:value="0.0998461521519011" calcext:value-type="float">
            <text:p>0.0998461521519011</text:p>
          </table:table-cell>
          <table:table-cell office:value-type="float" office:value="0.0876074682238554" calcext:value-type="float">
            <text:p>0.0876074682238554</text:p>
          </table:table-cell>
          <table:table-cell office:value-type="float" office:value="0.317437142209047" calcext:value-type="float">
            <text:p>0.317437142209047</text:p>
          </table:table-cell>
          <table:table-cell office:value-type="float" office:value="1065" calcext:value-type="float">
            <text:p>1065</text:p>
          </table:table-cell>
          <table:table-cell office:value-type="float" office:value="58" calcext:value-type="float">
            <text:p>58</text:p>
          </table:table-cell>
          <table:table-cell office:value-type="float" office:value="106" calcext:value-type="float">
            <text:p>106</text:p>
          </table:table-cell>
          <table:table-cell office:value-type="float" office:value="102" calcext:value-type="float">
            <text:p>1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2258064516129" calcext:value-type="float">
            <text:p>0.032258064516129</text:p>
          </table:table-cell>
          <table:table-cell table:number-columns-repeated="3" office:value-type="float" office:value="0.392857142857143" calcext:value-type="float">
            <text:p>0.392857142857143</text:p>
          </table:table-cell>
          <table:table-cell office:value-type="float" office:value="0.104094080915644" calcext:value-type="float">
            <text:p>0.104094080915644</text:p>
          </table:table-cell>
          <table:table-cell office:value-type="float" office:value="0.0908825111157425" calcext:value-type="float">
            <text:p>0.0908825111157425</text:p>
          </table:table-cell>
          <table:table-cell office:value-type="float" office:value="0.198105678211284" calcext:value-type="float">
            <text:p>0.198105678211284</text:p>
          </table:table-cell>
          <table:table-cell table:number-columns-repeated="2" office:value-type="float" office:value="0.0561797752808989" calcext:value-type="float">
            <text:p>0.0561797752808989</text:p>
          </table:table-cell>
          <table:table-cell office:value-type="float" office:value="0.193548387096774" calcext:value-type="float">
            <text:p>0.193548387096774</text:p>
          </table:table-cell>
          <table:table-cell office:value-type="float" office:value="1167" calcext:value-type="float">
            <text:p>1167</text:p>
          </table:table-cell>
          <table:table-cell office:value-type="float" office:value="0" calcext:value-type="float">
            <text:p>0</text:p>
          </table:table-cell>
          <table:table-cell office:value-type="float" office:value="164" calcext:value-type="float">
            <text:p>1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2258064516129" calcext:value-type="float">
            <text:p>0.032258064516129</text:p>
          </table:table-cell>
          <table:table-cell table:number-columns-repeated="3" office:value-type="float" office:value="0.392857142857143" calcext:value-type="float">
            <text:p>0.392857142857143</text:p>
          </table:table-cell>
          <table:table-cell office:value-type="float" office:value="0.104094080915644" calcext:value-type="float">
            <text:p>0.104094080915644</text:p>
          </table:table-cell>
          <table:table-cell office:value-type="float" office:value="0.0908825111157425" calcext:value-type="float">
            <text:p>0.0908825111157425</text:p>
          </table:table-cell>
          <table:table-cell office:value-type="float" office:value="0.198105678211284" calcext:value-type="float">
            <text:p>0.198105678211284</text:p>
          </table:table-cell>
          <table:table-cell table:number-columns-repeated="2" office:value-type="float" office:value="0.0561797752808989" calcext:value-type="float">
            <text:p>0.0561797752808989</text:p>
          </table:table-cell>
          <table:table-cell office:value-type="float" office:value="0.193548387096774" calcext:value-type="float">
            <text:p>0.193548387096774</text:p>
          </table:table-cell>
          <table:table-cell office:value-type="float" office:value="1167" calcext:value-type="float">
            <text:p>1167</text:p>
          </table:table-cell>
          <table:table-cell office:value-type="float" office:value="0" calcext:value-type="float">
            <text:p>0</text:p>
          </table:table-cell>
          <table:table-cell office:value-type="float" office:value="164" calcext:value-type="float">
            <text:p>16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0637450199203187" calcext:value-type="float">
            <text:p>0.0637450199203187</text:p>
          </table:table-cell>
          <table:table-cell table:number-columns-repeated="3" office:value-type="float" office:value="0.625" calcext:value-type="float">
            <text:p>0.625</text:p>
          </table:table-cell>
          <table:table-cell office:value-type="float" office:value="0.108464621833546" calcext:value-type="float">
            <text:p>0.108464621833546</text:p>
          </table:table-cell>
          <table:table-cell office:value-type="float" office:value="0.0972434254133901" calcext:value-type="float">
            <text:p>0.0972434254133901</text:p>
          </table:table-cell>
          <table:table-cell office:value-type="float" office:value="0.188313013433073" calcext:value-type="float">
            <text:p>0.188313013433073</text:p>
          </table:table-cell>
          <table:table-cell table:number-columns-repeated="2" office:value-type="float" office:value="0.0637450199203187" calcext:value-type="float">
            <text:p>0.0637450199203187</text:p>
          </table:table-cell>
          <table:table-cell office:value-type="float" office:value="0.111111111111111" calcext:value-type="float">
            <text:p>0.111111111111111</text:p>
          </table:table-cell>
          <table:table-cell office:value-type="float" office:value="1156" calcext:value-type="float">
            <text:p>1156</text:p>
          </table:table-cell>
          <table:table-cell office:value-type="float" office:value="7" calcext:value-type="float">
            <text:p>7</text:p>
          </table:table-cell>
          <table:table-cell office:value-type="float" office:value="157" calcext:value-type="float">
            <text:p>157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106255524299139" calcext:value-type="float">
            <text:p>0.106255524299139</text:p>
          </table:table-cell>
          <table:table-cell office:value-type="float" office:value="0.0928191575918152" calcext:value-type="float">
            <text:p>0.0928191575918152</text:p>
          </table:table-cell>
          <table:table-cell office:value-type="float" office:value="0.201866743490886" calcext:value-type="float">
            <text:p>0.201866743490886</text:p>
          </table:table-cell>
          <table:table-cell table:number-columns-repeated="2" office:value-type="float" office:value="0.0453808752025932" calcext:value-type="float">
            <text:p>0.0453808752025932</text:p>
          </table:table-cell>
          <table:table-cell office:value-type="float" office:value="0.1375" calcext:value-type="float">
            <text:p>0.1375</text:p>
          </table:table-cell>
          <table:table-cell office:value-type="float" office:value="1134" calcext:value-type="float">
            <text:p>1134</text:p>
          </table:table-cell>
          <table:table-cell office:value-type="float" office:value="19" calcext:value-type="float">
            <text:p>19</text:p>
          </table:table-cell>
          <table:table-cell office:value-type="float" office:value="145" calcext:value-type="float">
            <text:p>145</text:p>
          </table:table-cell>
          <table:table-cell office:value-type="float" office:value="33" calcext:value-type="float">
            <text:p>33</text:p>
          </table:table-cell>
          <table:table-cell table:number-columns-repeated="3" office:value-type="float" office:value="0.0149253731343284" calcext:value-type="float">
            <text:p>0.0149253731343284</text:p>
          </table:table-cell>
          <table:table-cell table:number-columns-repeated="3" office:value-type="float" office:value="0.373134328358209" calcext:value-type="float">
            <text:p>0.373134328358209</text:p>
          </table:table-cell>
          <table:table-cell office:value-type="float" office:value="0.103956856656544" calcext:value-type="float">
            <text:p>0.103956856656544</text:p>
          </table:table-cell>
          <table:table-cell office:value-type="float" office:value="0.0914983778621886" calcext:value-type="float">
            <text:p>0.0914983778621886</text:p>
          </table:table-cell>
          <table:table-cell office:value-type="float" office:value="0.192609568565156" calcext:value-type="float">
            <text:p>0.192609568565156</text:p>
          </table:table-cell>
          <table:table-cell table:number-columns-repeated="2" office:value-type="float" office:value="0.0746268656716418" calcext:value-type="float">
            <text:p>0.0746268656716418</text:p>
          </table:table-cell>
          <table:table-cell office:value-type="float" office:value="0.17910447761194" calcext:value-type="float">
            <text:p>0.17910447761194</text:p>
          </table:table-cell>
          <table:table-cell office:value-type="float" office:value="1167" calcext:value-type="float">
            <text:p>1167</text:p>
          </table:table-cell>
          <table:table-cell office:value-type="float" office:value="0" calcext:value-type="float">
            <text:p>0</text:p>
          </table:table-cell>
          <table:table-cell office:value-type="float" office:value="164" calcext:value-type="float">
            <text:p>16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0.45" calcext:value-type="float">
            <text:p>0.45</text:p>
          </table:table-cell>
          <table:table-cell office:value-type="float" office:value="0.104432757325319" calcext:value-type="float">
            <text:p>0.104432757325319</text:p>
          </table:table-cell>
          <table:table-cell office:value-type="float" office:value="0.0917309340188518" calcext:value-type="float">
            <text:p>0.0917309340188518</text:p>
          </table:table-cell>
          <table:table-cell office:value-type="float" office:value="0.194817073170732" calcext:value-type="float">
            <text:p>0.194817073170732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.15" calcext:value-type="float">
            <text:p>0.15</text:p>
          </table:table-cell>
          <table:table-cell office:value-type="float" office:value="1167" calcext:value-type="float">
            <text:p>1167</text:p>
          </table:table-cell>
          <table:table-cell office:value-type="float" office:value="0" calcext:value-type="float">
            <text:p>0</text:p>
          </table:table-cell>
          <table:table-cell office:value-type="float" office:value="164" calcext:value-type="float">
            <text:p>16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0637450199203187" calcext:value-type="float">
            <text:p>0.0637450199203187</text:p>
          </table:table-cell>
          <table:table-cell table:number-columns-repeated="3" office:value-type="float" office:value="0.625" calcext:value-type="float">
            <text:p>0.625</text:p>
          </table:table-cell>
          <table:table-cell office:value-type="float" office:value="0.108464621833546" calcext:value-type="float">
            <text:p>0.108464621833546</text:p>
          </table:table-cell>
          <table:table-cell office:value-type="float" office:value="0.0972434254133901" calcext:value-type="float">
            <text:p>0.0972434254133901</text:p>
          </table:table-cell>
          <table:table-cell office:value-type="float" office:value="0.188313013433073" calcext:value-type="float">
            <text:p>0.188313013433073</text:p>
          </table:table-cell>
          <table:table-cell table:number-columns-repeated="2" office:value-type="float" office:value="0.0637450199203187" calcext:value-type="float">
            <text:p>0.0637450199203187</text:p>
          </table:table-cell>
          <table:table-cell office:value-type="float" office:value="0.111111111111111" calcext:value-type="float">
            <text:p>0.111111111111111</text:p>
          </table:table-cell>
          <table:table-cell office:value-type="float" office:value="1156" calcext:value-type="float">
            <text:p>1156</text:p>
          </table:table-cell>
          <table:table-cell office:value-type="float" office:value="7" calcext:value-type="float">
            <text:p>7</text:p>
          </table:table-cell>
          <table:table-cell office:value-type="float" office:value="157" calcext:value-type="float">
            <text:p>157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106256829249018" calcext:value-type="float">
            <text:p>0.106256829249018</text:p>
          </table:table-cell>
          <table:table-cell office:value-type="float" office:value="0.0928196479459993" calcext:value-type="float">
            <text:p>0.0928196479459993</text:p>
          </table:table-cell>
          <table:table-cell office:value-type="float" office:value="0.201873844984524" calcext:value-type="float">
            <text:p>0.201873844984524</text:p>
          </table:table-cell>
          <table:table-cell table:number-columns-repeated="2" office:value-type="float" office:value="0.0453808752025932" calcext:value-type="float">
            <text:p>0.0453808752025932</text:p>
          </table:table-cell>
          <table:table-cell office:value-type="float" office:value="0.1375" calcext:value-type="float">
            <text:p>0.1375</text:p>
          </table:table-cell>
          <table:table-cell office:value-type="float" office:value="1134" calcext:value-type="float">
            <text:p>1134</text:p>
          </table:table-cell>
          <table:table-cell office:value-type="float" office:value="19" calcext:value-type="float">
            <text:p>19</text:p>
          </table:table-cell>
          <table:table-cell office:value-type="float" office:value="145" calcext:value-type="float">
            <text:p>145</text:p>
          </table:table-cell>
          <table:table-cell office:value-type="float" office:value="33" calcext:value-type="float">
            <text:p>33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167" calcext:value-type="float">
            <text:p>1167</text:p>
          </table:table-cell>
          <table:table-cell office:value-type="float" office:value="0" calcext:value-type="float">
            <text:p>0</text:p>
          </table:table-cell>
          <table:table-cell office:value-type="float" office:value="164" calcext:value-type="float">
            <text:p>164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167" calcext:value-type="float">
            <text:p>1167</text:p>
          </table:table-cell>
          <table:table-cell office:value-type="float" office:value="0" calcext:value-type="float">
            <text:p>0</text:p>
          </table:table-cell>
          <table:table-cell office:value-type="float" office:value="164" calcext:value-type="float">
            <text:p>1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.000252236728556454" calcext:value-type="float">
            <text:p>0.000252236728556454</text:p>
          </table:table-cell>
          <table:table-cell office:value-type="float" office:value="0.00041932996828109" calcext:value-type="float">
            <text:p>0.00041932996828109</text:p>
          </table:table-cell>
          <table:table-cell office:value-type="float" office:value="0.997657537460327" calcext:value-type="float">
            <text:p>0.997657537460327</text:p>
          </table:table-cell>
          <table:table-cell office:value-type="float" office:value="0.996160626411438" calcext:value-type="float">
            <text:p>0.996160626411438</text:p>
          </table:table-cell>
          <table:table-cell office:value-type="float" office:value="0.997657537460327" calcext:value-type="float">
            <text:p>0.997657537460327</text:p>
          </table:table-cell>
          <table:table-cell office:value-type="float" office:value="0.0895391704502946" calcext:value-type="float">
            <text:p>0.0895391704502946</text:p>
          </table:table-cell>
          <table:table-cell office:value-type="float" office:value="0.0655068114881796" calcext:value-type="float">
            <text:p>0.0655068114881796</text:p>
          </table:table-cell>
          <table:table-cell office:value-type="float" office:value="0.259367840449241" calcext:value-type="float">
            <text:p>0.259367840449241</text:p>
          </table:table-cell>
          <table:table-cell office:value-type="float" office:value="0.00442222878336906" calcext:value-type="float">
            <text:p>0.00442222878336906</text:p>
          </table:table-cell>
          <table:table-cell office:value-type="float" office:value="0.0031047691591084" calcext:value-type="float">
            <text:p>0.0031047691591084</text:p>
          </table:table-cell>
          <table:table-cell office:value-type="float" office:value="0.027215413749218" calcext:value-type="float">
            <text:p>0.027215413749218</text:p>
          </table:table-cell>
          <table:table-cell office:value-type="float" office:value="1105" calcext:value-type="float">
            <text:p>1105</text:p>
          </table:table-cell>
          <table:table-cell office:value-type="float" office:value="41" calcext:value-type="float">
            <text:p>41</text:p>
          </table:table-cell>
          <table:table-cell office:value-type="float" office:value="124" calcext:value-type="float">
            <text:p>124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0.0384641286110328" calcext:value-type="float">
            <text:p>0.0384641286110328</text:p>
          </table:table-cell>
          <table:table-cell office:value-type="float" office:value="0.0440018945296763" calcext:value-type="float">
            <text:p>0.0440018945296763</text:p>
          </table:table-cell>
          <table:table-cell office:value-type="float" office:value="0.676411430989174" calcext:value-type="float">
            <text:p>0.676411430989174</text:p>
          </table:table-cell>
          <table:table-cell office:value-type="float" office:value="0.645791547249006" calcext:value-type="float">
            <text:p>0.645791547249006</text:p>
          </table:table-cell>
          <table:table-cell office:value-type="float" office:value="0.676411430989174" calcext:value-type="float">
            <text:p>0.676411430989174</text:p>
          </table:table-cell>
          <table:table-cell office:value-type="float" office:value="0.115607528218321" calcext:value-type="float">
            <text:p>0.115607528218321</text:p>
          </table:table-cell>
          <table:table-cell office:value-type="float" office:value="0.103204071984989" calcext:value-type="float">
            <text:p>0.103204071984989</text:p>
          </table:table-cell>
          <table:table-cell office:value-type="float" office:value="0.203258618933862" calcext:value-type="float">
            <text:p>0.203258618933862</text:p>
          </table:table-cell>
          <table:table-cell office:value-type="float" office:value="0.0811017439733227" calcext:value-type="float">
            <text:p>0.0811017439733227</text:p>
          </table:table-cell>
          <table:table-cell office:value-type="float" office:value="0.0740942850611471" calcext:value-type="float">
            <text:p>0.0740942850611471</text:p>
          </table:table-cell>
          <table:table-cell office:value-type="float" office:value="0.127891120506534" calcext:value-type="float">
            <text:p>0.127891120506534</text:p>
          </table:table-cell>
          <table:table-cell office:value-type="float" office:value="1151" calcext:value-type="float">
            <text:p>1151</text:p>
          </table:table-cell>
          <table:table-cell office:value-type="float" office:value="13" calcext:value-type="float">
            <text:p>13</text:p>
          </table:table-cell>
          <table:table-cell office:value-type="float" office:value="152" calcext:value-type="float">
            <text:p>15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.0384170670723003" calcext:value-type="float">
            <text:p>0.0384170670723003</text:p>
          </table:table-cell>
          <table:table-cell office:value-type="float" office:value="0.0439533858102805" calcext:value-type="float">
            <text:p>0.0439533858102805</text:p>
          </table:table-cell>
          <table:table-cell office:value-type="float" office:value="0.676869830999103" calcext:value-type="float">
            <text:p>0.676869830999103</text:p>
          </table:table-cell>
          <table:table-cell office:value-type="float" office:value="0.646244025485499" calcext:value-type="float">
            <text:p>0.646244025485499</text:p>
          </table:table-cell>
          <table:table-cell office:value-type="float" office:value="0.676869830999103" calcext:value-type="float">
            <text:p>0.676869830999103</text:p>
          </table:table-cell>
          <table:table-cell office:value-type="float" office:value="0.115600418129535" calcext:value-type="float">
            <text:p>0.115600418129535</text:p>
          </table:table-cell>
          <table:table-cell office:value-type="float" office:value="0.103186630219778" calcext:value-type="float">
            <text:p>0.103186630219778</text:p>
          </table:table-cell>
          <table:table-cell office:value-type="float" office:value="0.203324519358486" calcext:value-type="float">
            <text:p>0.203324519358486</text:p>
          </table:table-cell>
          <table:table-cell office:value-type="float" office:value="0.0810570809359816" calcext:value-type="float">
            <text:p>0.0810570809359816</text:p>
          </table:table-cell>
          <table:table-cell office:value-type="float" office:value="0.0740474513634318" calcext:value-type="float">
            <text:p>0.0740474513634318</text:p>
          </table:table-cell>
          <table:table-cell office:value-type="float" office:value="0.127872476603712" calcext:value-type="float">
            <text:p>0.127872476603712</text:p>
          </table:table-cell>
          <table:table-cell office:value-type="float" office:value="1151" calcext:value-type="float">
            <text:p>1151</text:p>
          </table:table-cell>
          <table:table-cell office:value-type="float" office:value="14" calcext:value-type="float">
            <text:p>14</text:p>
          </table:table-cell>
          <table:table-cell office:value-type="float" office:value="151" calcext:value-type="float">
            <text:p>15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.0298912805111539" calcext:value-type="float">
            <text:p>0.0298912805111539</text:p>
          </table:table-cell>
          <table:table-cell office:value-type="float" office:value="0.0367463528011392" calcext:value-type="float">
            <text:p>0.0367463528011392</text:p>
          </table:table-cell>
          <table:table-cell office:value-type="float" office:value="0.927095353013441" calcext:value-type="float">
            <text:p>0.927095353013441</text:p>
          </table:table-cell>
          <table:table-cell office:value-type="float" office:value="0.911713408725558" calcext:value-type="float">
            <text:p>0.911713408725558</text:p>
          </table:table-cell>
          <table:table-cell office:value-type="float" office:value="0.927095353013441" calcext:value-type="float">
            <text:p>0.927095353013441</text:p>
          </table:table-cell>
          <table:table-cell office:value-type="float" office:value="0.160349295550152" calcext:value-type="float">
            <text:p>0.160349295550152</text:p>
          </table:table-cell>
          <table:table-cell office:value-type="float" office:value="0.138782836972011" calcext:value-type="float">
            <text:p>0.138782836972011</text:p>
          </table:table-cell>
          <table:table-cell office:value-type="float" office:value="0.312752269502344" calcext:value-type="float">
            <text:p>0.312752269502344</text:p>
          </table:table-cell>
          <table:table-cell office:value-type="float" office:value="0.0932039128402715" calcext:value-type="float">
            <text:p>0.0932039128402715</text:p>
          </table:table-cell>
          <table:table-cell office:value-type="float" office:value="0.0813411867292095" calcext:value-type="float">
            <text:p>0.0813411867292095</text:p>
          </table:table-cell>
          <table:table-cell office:value-type="float" office:value="0.182103564556015" calcext:value-type="float">
            <text:p>0.182103564556015</text:p>
          </table:table-cell>
          <table:table-cell office:value-type="float" office:value="1105" calcext:value-type="float">
            <text:p>1105</text:p>
          </table:table-cell>
          <table:table-cell office:value-type="float" office:value="41" calcext:value-type="float">
            <text:p>41</text:p>
          </table:table-cell>
          <table:table-cell office:value-type="float" office:value="124" calcext:value-type="float">
            <text:p>124</text:p>
          </table:table-cell>
          <table:table-cell office:value-type="float" office:value="61" calcext:value-type="float">
            <text:p>6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0.666666666666667" calcext:value-type="float">
            <text:p>0.666666666666667</text:p>
          </table:table-cell>
          <table:table-cell office:value-type="float" office:value="0.11444925029251" calcext:value-type="float">
            <text:p>0.11444925029251</text:p>
          </table:table-cell>
          <table:table-cell office:value-type="float" office:value="0.100964259060627" calcext:value-type="float">
            <text:p>0.100964259060627</text:p>
          </table:table-cell>
          <table:table-cell office:value-type="float" office:value="0.209743188331151" calcext:value-type="float">
            <text:p>0.209743188331151</text:p>
          </table:table-cell>
          <table:table-cell table:number-columns-repeated="2" office:value-type="float" office:value="0.101010101010101" calcext:value-type="float">
            <text:p>0.101010101010101</text:p>
          </table:table-cell>
          <table:table-cell office:value-type="float" office:value="0.259259259259259" calcext:value-type="float">
            <text:p>0.259259259259259</text:p>
          </table:table-cell>
          <table:table-cell office:value-type="float" office:value="1164" calcext:value-type="float">
            <text:p>1164</text:p>
          </table:table-cell>
          <table:table-cell office:value-type="float" office:value="3" calcext:value-type="float">
            <text:p>3</text:p>
          </table:table-cell>
          <table:table-cell office:value-type="float" office:value="162" calcext:value-type="float">
            <text:p>162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0.666666666666667" calcext:value-type="float">
            <text:p>0.666666666666667</text:p>
          </table:table-cell>
          <table:table-cell office:value-type="float" office:value="0.11444925029251" calcext:value-type="float">
            <text:p>0.11444925029251</text:p>
          </table:table-cell>
          <table:table-cell office:value-type="float" office:value="0.100964259060627" calcext:value-type="float">
            <text:p>0.100964259060627</text:p>
          </table:table-cell>
          <table:table-cell office:value-type="float" office:value="0.209743188331151" calcext:value-type="float">
            <text:p>0.209743188331151</text:p>
          </table:table-cell>
          <table:table-cell table:number-columns-repeated="2" office:value-type="float" office:value="0.101010101010101" calcext:value-type="float">
            <text:p>0.101010101010101</text:p>
          </table:table-cell>
          <table:table-cell office:value-type="float" office:value="0.259259259259259" calcext:value-type="float">
            <text:p>0.259259259259259</text:p>
          </table:table-cell>
          <table:table-cell office:value-type="float" office:value="1164" calcext:value-type="float">
            <text:p>1164</text:p>
          </table:table-cell>
          <table:table-cell office:value-type="float" office:value="3" calcext:value-type="float">
            <text:p>3</text:p>
          </table:table-cell>
          <table:table-cell office:value-type="float" office:value="162" calcext:value-type="float">
            <text:p>162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0.5" calcext:value-type="float">
            <text:p>0.5</text:p>
          </table:table-cell>
          <table:table-cell office:value-type="float" office:value="0.116836334589306" calcext:value-type="float">
            <text:p>0.116836334589306</text:p>
          </table:table-cell>
          <table:table-cell office:value-type="float" office:value="0.109129996175104" calcext:value-type="float">
            <text:p>0.109129996175104</text:p>
          </table:table-cell>
          <table:table-cell office:value-type="float" office:value="0.171294459383004" calcext:value-type="float">
            <text:p>0.171294459383004</text:p>
          </table:table-cell>
          <table:table-cell table:number-columns-repeated="3" office:value-type="float" office:value="0.0824108241082411" calcext:value-type="float">
            <text:p>0.0824108241082411</text:p>
          </table:table-cell>
          <table:table-cell office:value-type="float" office:value="1158" calcext:value-type="float">
            <text:p>1158</text:p>
          </table:table-cell>
          <table:table-cell office:value-type="float" office:value="7" calcext:value-type="float">
            <text:p>7</text:p>
          </table:table-cell>
          <table:table-cell office:value-type="float" office:value="158" calcext:value-type="float">
            <text:p>158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115022381590499" calcext:value-type="float">
            <text:p>0.115022381590499</text:p>
          </table:table-cell>
          <table:table-cell office:value-type="float" office:value="0.104341045661934" calcext:value-type="float">
            <text:p>0.104341045661934</text:p>
          </table:table-cell>
          <table:table-cell office:value-type="float" office:value="0.190503822152358" calcext:value-type="float">
            <text:p>0.190503822152358</text:p>
          </table:table-cell>
          <table:table-cell table:number-columns-repeated="3" office:value-type="float" office:value="0.057909604519774" calcext:value-type="float">
            <text:p>0.057909604519774</text:p>
          </table:table-cell>
          <table:table-cell office:value-type="float" office:value="1123" calcext:value-type="float">
            <text:p>1123</text:p>
          </table:table-cell>
          <table:table-cell office:value-type="float" office:value="22" calcext:value-type="float">
            <text:p>22</text:p>
          </table:table-cell>
          <table:table-cell office:value-type="float" office:value="143" calcext:value-type="float">
            <text:p>143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0.388059701492537" calcext:value-type="float">
            <text:p>0.388059701492537</text:p>
          </table:table-cell>
          <table:table-cell office:value-type="float" office:value="0.11619791894975" calcext:value-type="float">
            <text:p>0.11619791894975</text:p>
          </table:table-cell>
          <table:table-cell office:value-type="float" office:value="0.102828094053357" calcext:value-type="float">
            <text:p>0.102828094053357</text:p>
          </table:table-cell>
          <table:table-cell office:value-type="float" office:value="0.210678014884256" calcext:value-type="float">
            <text:p>0.210678014884256</text:p>
          </table:table-cell>
          <table:table-cell office:value-type="float" office:value="0.0895522388059701" calcext:value-type="float">
            <text:p>0.0895522388059701</text:p>
          </table:table-cell>
          <table:table-cell office:value-type="float" office:value="0.0757575757575758" calcext:value-type="float">
            <text:p>0.0757575757575758</text:p>
          </table:table-cell>
          <table:table-cell office:value-type="float" office:value="0.208955223880597" calcext:value-type="float">
            <text:p>0.208955223880597</text:p>
          </table:table-cell>
          <table:table-cell office:value-type="float" office:value="1166" calcext:value-type="float">
            <text:p>1166</text:p>
          </table:table-cell>
          <table:table-cell office:value-type="float" office:value="0" calcext:value-type="float">
            <text:p>0</text:p>
          </table:table-cell>
          <table:table-cell office:value-type="float" office:value="165" calcext:value-type="float">
            <text:p>16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0.45" calcext:value-type="float">
            <text:p>0.45</text:p>
          </table:table-cell>
          <table:table-cell office:value-type="float" office:value="0.114387678437265" calcext:value-type="float">
            <text:p>0.114387678437265</text:p>
          </table:table-cell>
          <table:table-cell office:value-type="float" office:value="0.101629502572899" calcext:value-type="float">
            <text:p>0.101629502572899</text:p>
          </table:table-cell>
          <table:table-cell office:value-type="float" office:value="0.204545454545455" calcext:value-type="float">
            <text:p>0.204545454545455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166" calcext:value-type="float">
            <text:p>1166</text:p>
          </table:table-cell>
          <table:table-cell office:value-type="float" office:value="0" calcext:value-type="float">
            <text:p>0</text:p>
          </table:table-cell>
          <table:table-cell office:value-type="float" office:value="165" calcext:value-type="float">
            <text:p>16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0.5" calcext:value-type="float">
            <text:p>0.5</text:p>
          </table:table-cell>
          <table:table-cell office:value-type="float" office:value="0.116836334589306" calcext:value-type="float">
            <text:p>0.116836334589306</text:p>
          </table:table-cell>
          <table:table-cell office:value-type="float" office:value="0.109129996175104" calcext:value-type="float">
            <text:p>0.109129996175104</text:p>
          </table:table-cell>
          <table:table-cell office:value-type="float" office:value="0.171294459383004" calcext:value-type="float">
            <text:p>0.171294459383004</text:p>
          </table:table-cell>
          <table:table-cell table:number-columns-repeated="3" office:value-type="float" office:value="0.0824108241082411" calcext:value-type="float">
            <text:p>0.0824108241082411</text:p>
          </table:table-cell>
          <table:table-cell office:value-type="float" office:value="1158" calcext:value-type="float">
            <text:p>1158</text:p>
          </table:table-cell>
          <table:table-cell office:value-type="float" office:value="7" calcext:value-type="float">
            <text:p>7</text:p>
          </table:table-cell>
          <table:table-cell office:value-type="float" office:value="158" calcext:value-type="float">
            <text:p>158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115017684713144" calcext:value-type="float">
            <text:p>0.115017684713144</text:p>
          </table:table-cell>
          <table:table-cell office:value-type="float" office:value="0.104356728678622" calcext:value-type="float">
            <text:p>0.104356728678622</text:p>
          </table:table-cell>
          <table:table-cell office:value-type="float" office:value="0.190355107357101" calcext:value-type="float">
            <text:p>0.190355107357101</text:p>
          </table:table-cell>
          <table:table-cell table:number-columns-repeated="3" office:value-type="float" office:value="0.057909604519774" calcext:value-type="float">
            <text:p>0.057909604519774</text:p>
          </table:table-cell>
          <table:table-cell office:value-type="float" office:value="1123" calcext:value-type="float">
            <text:p>1123</text:p>
          </table:table-cell>
          <table:table-cell office:value-type="float" office:value="22" calcext:value-type="float">
            <text:p>22</text:p>
          </table:table-cell>
          <table:table-cell office:value-type="float" office:value="143" calcext:value-type="float">
            <text:p>143</text:p>
          </table:table-cell>
          <table:table-cell office:value-type="float" office:value="43" calcext:value-type="float">
            <text:p>43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166" calcext:value-type="float">
            <text:p>1166</text:p>
          </table:table-cell>
          <table:table-cell office:value-type="float" office:value="0" calcext:value-type="float">
            <text:p>0</text:p>
          </table:table-cell>
          <table:table-cell office:value-type="float" office:value="165" calcext:value-type="float">
            <text:p>165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166" calcext:value-type="float">
            <text:p>1166</text:p>
          </table:table-cell>
          <table:table-cell office:value-type="float" office:value="0" calcext:value-type="float">
            <text:p>0</text:p>
          </table:table-cell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.00044685896136798" calcext:value-type="float">
            <text:p>0.00044685896136798</text:p>
          </table:table-cell>
          <table:table-cell office:value-type="float" office:value="0.000528749194927514" calcext:value-type="float">
            <text:p>0.000528749194927514</text:p>
          </table:table-cell>
          <table:table-cell office:value-type="float" office:value="0.997751414775848" calcext:value-type="float">
            <text:p>0.997751414775848</text:p>
          </table:table-cell>
          <table:table-cell office:value-type="float" office:value="0.986292839050293" calcext:value-type="float">
            <text:p>0.986292839050293</text:p>
          </table:table-cell>
          <table:table-cell office:value-type="float" office:value="0.997751414775848" calcext:value-type="float">
            <text:p>0.997751414775848</text:p>
          </table:table-cell>
          <table:table-cell office:value-type="float" office:value="0.0743795678925744" calcext:value-type="float">
            <text:p>0.0743795678925744</text:p>
          </table:table-cell>
          <table:table-cell office:value-type="float" office:value="0.0532048167128168" calcext:value-type="float">
            <text:p>0.0532048167128168</text:p>
          </table:table-cell>
          <table:table-cell office:value-type="float" office:value="0.237411312270054" calcext:value-type="float">
            <text:p>0.237411312270054</text:p>
          </table:table-cell>
          <table:table-cell office:value-type="float" office:value="0.00302769825793803" calcext:value-type="float">
            <text:p>0.00302769825793803</text:p>
          </table:table-cell>
          <table:table-cell office:value-type="float" office:value="0.00242988823447376" calcext:value-type="float">
            <text:p>0.00242988823447376</text:p>
          </table:table-cell>
          <table:table-cell office:value-type="float" office:value="0.0316916592419147" calcext:value-type="float">
            <text:p>0.0316916592419147</text:p>
          </table:table-cell>
          <table:table-cell office:value-type="float" office:value="1126" calcext:value-type="float">
            <text:p>1126</text:p>
          </table:table-cell>
          <table:table-cell office:value-type="float" office:value="33" calcext:value-type="float">
            <text:p>33</text:p>
          </table:table-cell>
          <table:table-cell office:value-type="float" office:value="120" calcext:value-type="float">
            <text:p>120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0.0434061066899663" calcext:value-type="float">
            <text:p>0.0434061066899663</text:p>
          </table:table-cell>
          <table:table-cell office:value-type="float" office:value="0.0454460727452417" calcext:value-type="float">
            <text:p>0.0454460727452417</text:p>
          </table:table-cell>
          <table:table-cell office:value-type="float" office:value="0.700379458844382" calcext:value-type="float">
            <text:p>0.700379458844382</text:p>
          </table:table-cell>
          <table:table-cell office:value-type="float" office:value="0.581704231927544" calcext:value-type="float">
            <text:p>0.581704231927544</text:p>
          </table:table-cell>
          <table:table-cell office:value-type="float" office:value="0.700379458844382" calcext:value-type="float">
            <text:p>0.700379458844382</text:p>
          </table:table-cell>
          <table:table-cell office:value-type="float" office:value="0.107624773370446" calcext:value-type="float">
            <text:p>0.107624773370446</text:p>
          </table:table-cell>
          <table:table-cell office:value-type="float" office:value="0.0962215949776313" calcext:value-type="float">
            <text:p>0.0962215949776313</text:p>
          </table:table-cell>
          <table:table-cell office:value-type="float" office:value="0.195421793937349" calcext:value-type="float">
            <text:p>0.195421793937349</text:p>
          </table:table-cell>
          <table:table-cell office:value-type="float" office:value="0.0727070081581123" calcext:value-type="float">
            <text:p>0.0727070081581123</text:p>
          </table:table-cell>
          <table:table-cell office:value-type="float" office:value="0.0685744412431387" calcext:value-type="float">
            <text:p>0.0685744412431387</text:p>
          </table:table-cell>
          <table:table-cell office:value-type="float" office:value="0.13387412921431" calcext:value-type="float">
            <text:p>0.13387412921431</text:p>
          </table:table-cell>
          <table:table-cell office:value-type="float" office:value="1175" calcext:value-type="float">
            <text:p>1175</text:p>
          </table:table-cell>
          <table:table-cell office:value-type="float" office:value="10" calcext:value-type="float">
            <text:p>10</text:p>
          </table:table-cell>
          <table:table-cell office:value-type="float" office:value="143" calcext:value-type="float">
            <text:p>14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0433497227969528" calcext:value-type="float">
            <text:p>0.0433497227969528</text:p>
          </table:table-cell>
          <table:table-cell office:value-type="float" office:value="0.0453895863549513" calcext:value-type="float">
            <text:p>0.0453895863549513</text:p>
          </table:table-cell>
          <table:table-cell office:value-type="float" office:value="0.701055846259655" calcext:value-type="float">
            <text:p>0.701055846259655</text:p>
          </table:table-cell>
          <table:table-cell office:value-type="float" office:value="0.582341938462331" calcext:value-type="float">
            <text:p>0.582341938462331</text:p>
          </table:table-cell>
          <table:table-cell office:value-type="float" office:value="0.701055846259655" calcext:value-type="float">
            <text:p>0.701055846259655</text:p>
          </table:table-cell>
          <table:table-cell office:value-type="float" office:value="0.107626171350931" calcext:value-type="float">
            <text:p>0.107626171350931</text:p>
          </table:table-cell>
          <table:table-cell office:value-type="float" office:value="0.0962086135029625" calcext:value-type="float">
            <text:p>0.0962086135029625</text:p>
          </table:table-cell>
          <table:table-cell office:value-type="float" office:value="0.195533904324175" calcext:value-type="float">
            <text:p>0.195533904324175</text:p>
          </table:table-cell>
          <table:table-cell office:value-type="float" office:value="0.0726582971288661" calcext:value-type="float">
            <text:p>0.0726582971288661</text:p>
          </table:table-cell>
          <table:table-cell office:value-type="float" office:value="0.0685236204821685" calcext:value-type="float">
            <text:p>0.0685236204821685</text:p>
          </table:table-cell>
          <table:table-cell office:value-type="float" office:value="0.133881846710149" calcext:value-type="float">
            <text:p>0.133881846710149</text:p>
          </table:table-cell>
          <table:table-cell office:value-type="float" office:value="1175" calcext:value-type="float">
            <text:p>1175</text:p>
          </table:table-cell>
          <table:table-cell office:value-type="float" office:value="10" calcext:value-type="float">
            <text:p>10</text:p>
          </table:table-cell>
          <table:table-cell office:value-type="float" office:value="143" calcext:value-type="float">
            <text:p>14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0343337255648528" calcext:value-type="float">
            <text:p>0.0343337255648528</text:p>
          </table:table-cell>
          <table:table-cell office:value-type="float" office:value="0.0368321030257507" calcext:value-type="float">
            <text:p>0.0368321030257507</text:p>
          </table:table-cell>
          <table:table-cell office:value-type="float" office:value="0.933197900468162" calcext:value-type="float">
            <text:p>0.933197900468162</text:p>
          </table:table-cell>
          <table:table-cell office:value-type="float" office:value="0.864113183134193" calcext:value-type="float">
            <text:p>0.864113183134193</text:p>
          </table:table-cell>
          <table:table-cell office:value-type="float" office:value="0.933197900468162" calcext:value-type="float">
            <text:p>0.933197900468162</text:p>
          </table:table-cell>
          <table:table-cell office:value-type="float" office:value="0.141603555953593" calcext:value-type="float">
            <text:p>0.141603555953593</text:p>
          </table:table-cell>
          <table:table-cell office:value-type="float" office:value="0.122048613906853" calcext:value-type="float">
            <text:p>0.122048613906853</text:p>
          </table:table-cell>
          <table:table-cell office:value-type="float" office:value="0.292163828705621" calcext:value-type="float">
            <text:p>0.292163828705621</text:p>
          </table:table-cell>
          <table:table-cell office:value-type="float" office:value="0.0753103270804719" calcext:value-type="float">
            <text:p>0.0753103270804719</text:p>
          </table:table-cell>
          <table:table-cell office:value-type="float" office:value="0.0689290361053175" calcext:value-type="float">
            <text:p>0.0689290361053175</text:p>
          </table:table-cell>
          <table:table-cell office:value-type="float" office:value="0.185528731745783" calcext:value-type="float">
            <text:p>0.185528731745783</text:p>
          </table:table-cell>
          <table:table-cell office:value-type="float" office:value="1126" calcext:value-type="float">
            <text:p>1126</text:p>
          </table:table-cell>
          <table:table-cell office:value-type="float" office:value="33" calcext:value-type="float">
            <text:p>33</text:p>
          </table:table-cell>
          <table:table-cell office:value-type="float" office:value="120" calcext:value-type="float">
            <text:p>120</text:p>
          </table:table-cell>
          <table:table-cell office:value-type="float" office:value="52" calcext:value-type="float">
            <text:p>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97751414775848" calcext:value-type="float">
            <text:p>0.997751414775848</text:p>
          </table:table-cell>
          <table:table-cell office:value-type="float" office:value="0.523809523809524" calcext:value-type="float">
            <text:p>0.523809523809524</text:p>
          </table:table-cell>
          <table:table-cell office:value-type="float" office:value="0.997751414775848" calcext:value-type="float">
            <text:p>0.997751414775848</text:p>
          </table:table-cell>
          <table:table-cell office:value-type="float" office:value="0.107841615217188" calcext:value-type="float">
            <text:p>0.107841615217188</text:p>
          </table:table-cell>
          <table:table-cell office:value-type="float" office:value="0.0955476353741276" calcext:value-type="float">
            <text:p>0.0955476353741276</text:p>
          </table:table-cell>
          <table:table-cell office:value-type="float" office:value="0.20249722472781" calcext:value-type="float">
            <text:p>0.20249722472781</text:p>
          </table:table-cell>
          <table:table-cell table:number-columns-repeated="2" office:value-type="float" office:value="0.0594059405940594" calcext:value-type="float">
            <text:p>0.0594059405940594</text:p>
          </table:table-cell>
          <table:table-cell office:value-type="float" office:value="0.195945945945946" calcext:value-type="float">
            <text:p>0.195945945945946</text:p>
          </table:table-cell>
          <table:table-cell office:value-type="float" office:value="1167" calcext:value-type="float">
            <text:p>1167</text:p>
          </table:table-cell>
          <table:table-cell office:value-type="float" office:value="18" calcext:value-type="float">
            <text:p>18</text:p>
          </table:table-cell>
          <table:table-cell office:value-type="float" office:value="135" calcext:value-type="float">
            <text:p>135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0.523809523809524" calcext:value-type="float">
            <text:p>0.523809523809524</text:p>
          </table:table-cell>
          <table:table-cell office:value-type="float" office:value="0.107484173360885" calcext:value-type="float">
            <text:p>0.107484173360885</text:p>
          </table:table-cell>
          <table:table-cell office:value-type="float" office:value="0.0955460961383272" calcext:value-type="float">
            <text:p>0.0955460961383272</text:p>
          </table:table-cell>
          <table:table-cell office:value-type="float" office:value="0.199399565309729" calcext:value-type="float">
            <text:p>0.199399565309729</text:p>
          </table:table-cell>
          <table:table-cell table:number-columns-repeated="2" office:value-type="float" office:value="0.0594059405940594" calcext:value-type="float">
            <text:p>0.0594059405940594</text:p>
          </table:table-cell>
          <table:table-cell office:value-type="float" office:value="0.195945945945946" calcext:value-type="float">
            <text:p>0.195945945945946</text:p>
          </table:table-cell>
          <table:table-cell office:value-type="float" office:value="1167" calcext:value-type="float">
            <text:p>1167</text:p>
          </table:table-cell>
          <table:table-cell office:value-type="float" office:value="18" calcext:value-type="float">
            <text:p>18</text:p>
          </table:table-cell>
          <table:table-cell office:value-type="float" office:value="135" calcext:value-type="float">
            <text:p>135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0.666666666666667" calcext:value-type="float">
            <text:p>0.666666666666667</text:p>
          </table:table-cell>
          <table:table-cell office:value-type="float" office:value="0.107464375296107" calcext:value-type="float">
            <text:p>0.107464375296107</text:p>
          </table:table-cell>
          <table:table-cell office:value-type="float" office:value="0.0996446623772881" calcext:value-type="float">
            <text:p>0.0996446623772881</text:p>
          </table:table-cell>
          <table:table-cell office:value-type="float" office:value="0.167671053847539" calcext:value-type="float">
            <text:p>0.167671053847539</text:p>
          </table:table-cell>
          <table:table-cell table:number-columns-repeated="3" office:value-type="float" office:value="0.0772833723653396" calcext:value-type="float">
            <text:p>0.0772833723653396</text:p>
          </table:table-cell>
          <table:table-cell office:value-type="float" office:value="1172" calcext:value-type="float">
            <text:p>1172</text:p>
          </table:table-cell>
          <table:table-cell office:value-type="float" office:value="2" calcext:value-type="float">
            <text:p>2</text:p>
          </table:table-cell>
          <table:table-cell office:value-type="float" office:value="151" calcext:value-type="float">
            <text:p>151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107834854944769" calcext:value-type="float">
            <text:p>0.107834854944769</text:p>
          </table:table-cell>
          <table:table-cell office:value-type="float" office:value="0.0991151321719366" calcext:value-type="float">
            <text:p>0.0991151321719366</text:p>
          </table:table-cell>
          <table:table-cell office:value-type="float" office:value="0.174971021130363" calcext:value-type="float">
            <text:p>0.174971021130363</text:p>
          </table:table-cell>
          <table:table-cell table:number-columns-repeated="3" office:value-type="float" office:value="0.0638020833333333" calcext:value-type="float">
            <text:p>0.0638020833333333</text:p>
          </table:table-cell>
          <table:table-cell office:value-type="float" office:value="1135" calcext:value-type="float">
            <text:p>1135</text:p>
          </table:table-cell>
          <table:table-cell office:value-type="float" office:value="14" calcext:value-type="float">
            <text:p>14</text:p>
          </table:table-cell>
          <table:table-cell office:value-type="float" office:value="139" calcext:value-type="float">
            <text:p>139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.0149253731343284" calcext:value-type="float">
            <text:p>0.0149253731343284</text:p>
          </table:table-cell>
          <table:table-cell table:number-columns-repeated="3" office:value-type="float" office:value="0.358208955223881" calcext:value-type="float">
            <text:p>0.358208955223881</text:p>
          </table:table-cell>
          <table:table-cell office:value-type="float" office:value="0.109386643722851" calcext:value-type="float">
            <text:p>0.109386643722851</text:p>
          </table:table-cell>
          <table:table-cell office:value-type="float" office:value="0.0994080377553504" calcext:value-type="float">
            <text:p>0.0994080377553504</text:p>
          </table:table-cell>
          <table:table-cell office:value-type="float" office:value="0.186215387707925" calcext:value-type="float">
            <text:p>0.186215387707925</text:p>
          </table:table-cell>
          <table:table-cell table:number-columns-repeated="2" office:value-type="float" office:value="0.0597014925373134" calcext:value-type="float">
            <text:p>0.0597014925373134</text:p>
          </table:table-cell>
          <table:table-cell office:value-type="float" office:value="0.136363636363636" calcext:value-type="float">
            <text:p>0.136363636363636</text:p>
          </table:table-cell>
          <table:table-cell office:value-type="float" office:value="1178" calcext:value-type="float">
            <text:p>1178</text:p>
          </table:table-cell>
          <table:table-cell office:value-type="float" office:value="0" calcext:value-type="float">
            <text:p>0</text:p>
          </table:table-cell>
          <table:table-cell office:value-type="float" office:value="153" calcext:value-type="float">
            <text:p>15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0.5" calcext:value-type="float">
            <text:p>0.5</text:p>
          </table:table-cell>
          <table:table-cell office:value-type="float" office:value="0.110555972952667" calcext:value-type="float">
            <text:p>0.110555972952667</text:p>
          </table:table-cell>
          <table:table-cell office:value-type="float" office:value="0.100339558573854" calcext:value-type="float">
            <text:p>0.100339558573854</text:p>
          </table:table-cell>
          <table:table-cell office:value-type="float" office:value="0.18921568627451" calcext:value-type="float">
            <text:p>0.18921568627451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.15" calcext:value-type="float">
            <text:p>0.15</text:p>
          </table:table-cell>
          <table:table-cell office:value-type="float" office:value="1169" calcext:value-type="float">
            <text:p>1169</text:p>
          </table:table-cell>
          <table:table-cell office:value-type="float" office:value="16" calcext:value-type="float">
            <text:p>16</text:p>
          </table:table-cell>
          <table:table-cell office:value-type="float" office:value="137" calcext:value-type="float">
            <text:p>137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0.666666666666667" calcext:value-type="float">
            <text:p>0.666666666666667</text:p>
          </table:table-cell>
          <table:table-cell office:value-type="float" office:value="0.107464375296107" calcext:value-type="float">
            <text:p>0.107464375296107</text:p>
          </table:table-cell>
          <table:table-cell office:value-type="float" office:value="0.0996446623772881" calcext:value-type="float">
            <text:p>0.0996446623772881</text:p>
          </table:table-cell>
          <table:table-cell office:value-type="float" office:value="0.167671053847539" calcext:value-type="float">
            <text:p>0.167671053847539</text:p>
          </table:table-cell>
          <table:table-cell table:number-columns-repeated="3" office:value-type="float" office:value="0.0772833723653396" calcext:value-type="float">
            <text:p>0.0772833723653396</text:p>
          </table:table-cell>
          <table:table-cell office:value-type="float" office:value="1172" calcext:value-type="float">
            <text:p>1172</text:p>
          </table:table-cell>
          <table:table-cell office:value-type="float" office:value="2" calcext:value-type="float">
            <text:p>2</text:p>
          </table:table-cell>
          <table:table-cell office:value-type="float" office:value="151" calcext:value-type="float">
            <text:p>151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10782300485712" calcext:value-type="float">
            <text:p>0.10782300485712</text:p>
          </table:table-cell>
          <table:table-cell office:value-type="float" office:value="0.0991017429812239" calcext:value-type="float">
            <text:p>0.0991017429812239</text:p>
          </table:table-cell>
          <table:table-cell office:value-type="float" office:value="0.174971021130363" calcext:value-type="float">
            <text:p>0.174971021130363</text:p>
          </table:table-cell>
          <table:table-cell table:number-columns-repeated="3" office:value-type="float" office:value="0.0638020833333333" calcext:value-type="float">
            <text:p>0.0638020833333333</text:p>
          </table:table-cell>
          <table:table-cell office:value-type="float" office:value="1135" calcext:value-type="float">
            <text:p>1135</text:p>
          </table:table-cell>
          <table:table-cell office:value-type="float" office:value="14" calcext:value-type="float">
            <text:p>14</text:p>
          </table:table-cell>
          <table:table-cell office:value-type="float" office:value="139" calcext:value-type="float">
            <text:p>139</text:p>
          </table:table-cell>
          <table:table-cell office:value-type="float" office:value="43" calcext:value-type="float">
            <text:p>43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178" calcext:value-type="float">
            <text:p>1178</text:p>
          </table:table-cell>
          <table:table-cell office:value-type="float" office:value="0" calcext:value-type="float">
            <text:p>0</text:p>
          </table:table-cell>
          <table:table-cell office:value-type="float" office:value="153" calcext:value-type="float">
            <text:p>153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178" calcext:value-type="float">
            <text:p>1178</text:p>
          </table:table-cell>
          <table:table-cell office:value-type="float" office:value="0" calcext:value-type="float">
            <text:p>0</text:p>
          </table:table-cell>
          <table:table-cell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.000158844646648504" calcext:value-type="float">
            <text:p>0.000158844646648504</text:p>
          </table:table-cell>
          <table:table-cell office:value-type="float" office:value="0.000225767158553936" calcext:value-type="float">
            <text:p>0.000225767158553936</text:p>
          </table:table-cell>
          <table:table-cell office:value-type="float" office:value="0.998728096485138" calcext:value-type="float">
            <text:p>0.998728096485138</text:p>
          </table:table-cell>
          <table:table-cell office:value-type="float" office:value="0.996479570865631" calcext:value-type="float">
            <text:p>0.996479570865631</text:p>
          </table:table-cell>
          <table:table-cell office:value-type="float" office:value="0.998728096485138" calcext:value-type="float">
            <text:p>0.998728096485138</text:p>
          </table:table-cell>
          <table:table-cell office:value-type="float" office:value="0.0735707361652403" calcext:value-type="float">
            <text:p>0.0735707361652403</text:p>
          </table:table-cell>
          <table:table-cell office:value-type="float" office:value="0.0543565479853073" calcext:value-type="float">
            <text:p>0.0543565479853073</text:p>
          </table:table-cell>
          <table:table-cell office:value-type="float" office:value="0.186181725652786" calcext:value-type="float">
            <text:p>0.186181725652786</text:p>
          </table:table-cell>
          <table:table-cell office:value-type="float" office:value="0.00187341659329832" calcext:value-type="float">
            <text:p>0.00187341659329832</text:p>
          </table:table-cell>
          <table:table-cell office:value-type="float" office:value="0.00145686184987426" calcext:value-type="float">
            <text:p>0.00145686184987426</text:p>
          </table:table-cell>
          <table:table-cell office:value-type="float" office:value="0.0193495042622089" calcext:value-type="float">
            <text:p>0.0193495042622089</text:p>
          </table:table-cell>
          <table:table-cell office:value-type="float" office:value="1087" calcext:value-type="float">
            <text:p>1087</text:p>
          </table:table-cell>
          <table:table-cell office:value-type="float" office:value="35" calcext:value-type="float">
            <text:p>35</text:p>
          </table:table-cell>
          <table:table-cell office:value-type="float" office:value="159" calcext:value-type="float">
            <text:p>159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.0450837822229517" calcext:value-type="float">
            <text:p>0.0450837822229517</text:p>
          </table:table-cell>
          <table:table-cell office:value-type="float" office:value="0.0494840861269396" calcext:value-type="float">
            <text:p>0.0494840861269396</text:p>
          </table:table-cell>
          <table:table-cell office:value-type="float" office:value="0.774061300554949" calcext:value-type="float">
            <text:p>0.774061300554949</text:p>
          </table:table-cell>
          <table:table-cell office:value-type="float" office:value="0.720665793794275" calcext:value-type="float">
            <text:p>0.720665793794275</text:p>
          </table:table-cell>
          <table:table-cell office:value-type="float" office:value="0.774061300554949" calcext:value-type="float">
            <text:p>0.774061300554949</text:p>
          </table:table-cell>
          <table:table-cell office:value-type="float" office:value="0.130003149815175" calcext:value-type="float">
            <text:p>0.130003149815175</text:p>
          </table:table-cell>
          <table:table-cell office:value-type="float" office:value="0.116407768438905" calcext:value-type="float">
            <text:p>0.116407768438905</text:p>
          </table:table-cell>
          <table:table-cell office:value-type="float" office:value="0.209683297365793" calcext:value-type="float">
            <text:p>0.209683297365793</text:p>
          </table:table-cell>
          <table:table-cell office:value-type="float" office:value="0.0857472650422321" calcext:value-type="float">
            <text:p>0.0857472650422321</text:p>
          </table:table-cell>
          <table:table-cell office:value-type="float" office:value="0.0804149124309971" calcext:value-type="float">
            <text:p>0.0804149124309971</text:p>
          </table:table-cell>
          <table:table-cell office:value-type="float" office:value="0.15280037911529" calcext:value-type="float">
            <text:p>0.15280037911529</text:p>
          </table:table-cell>
          <table:table-cell office:value-type="float" office:value="1115" calcext:value-type="float">
            <text:p>1115</text:p>
          </table:table-cell>
          <table:table-cell office:value-type="float" office:value="16" calcext:value-type="float">
            <text:p>16</text:p>
          </table:table-cell>
          <table:table-cell office:value-type="float" office:value="178" calcext:value-type="float">
            <text:p>178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.0450377769051639" calcext:value-type="float">
            <text:p>0.0450377769051639</text:p>
          </table:table-cell>
          <table:table-cell office:value-type="float" office:value="0.0494373838823987" calcext:value-type="float">
            <text:p>0.0494373838823987</text:p>
          </table:table-cell>
          <table:table-cell office:value-type="float" office:value="0.77445496745305" calcext:value-type="float">
            <text:p>0.77445496745305</text:p>
          </table:table-cell>
          <table:table-cell office:value-type="float" office:value="0.721074756643333" calcext:value-type="float">
            <text:p>0.721074756643333</text:p>
          </table:table-cell>
          <table:table-cell office:value-type="float" office:value="0.77445496745305" calcext:value-type="float">
            <text:p>0.77445496745305</text:p>
          </table:table-cell>
          <table:table-cell office:value-type="float" office:value="0.13000052492286" calcext:value-type="float">
            <text:p>0.13000052492286</text:p>
          </table:table-cell>
          <table:table-cell office:value-type="float" office:value="0.116395338660314" calcext:value-type="float">
            <text:p>0.116395338660314</text:p>
          </table:table-cell>
          <table:table-cell office:value-type="float" office:value="0.20973813719355" calcext:value-type="float">
            <text:p>0.20973813719355</text:p>
          </table:table-cell>
          <table:table-cell office:value-type="float" office:value="0.085705174790153" calcext:value-type="float">
            <text:p>0.085705174790153</text:p>
          </table:table-cell>
          <table:table-cell office:value-type="float" office:value="0.0803711973902119" calcext:value-type="float">
            <text:p>0.0803711973902119</text:p>
          </table:table-cell>
          <table:table-cell office:value-type="float" office:value="0.152796483935979" calcext:value-type="float">
            <text:p>0.152796483935979</text:p>
          </table:table-cell>
          <table:table-cell office:value-type="float" office:value="1115" calcext:value-type="float">
            <text:p>1115</text:p>
          </table:table-cell>
          <table:table-cell office:value-type="float" office:value="16" calcext:value-type="float">
            <text:p>16</text:p>
          </table:table-cell>
          <table:table-cell office:value-type="float" office:value="178" calcext:value-type="float">
            <text:p>178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.0386400362306765" calcext:value-type="float">
            <text:p>0.0386400362306765</text:p>
          </table:table-cell>
          <table:table-cell office:value-type="float" office:value="0.0437362915258202" calcext:value-type="float">
            <text:p>0.0437362915258202</text:p>
          </table:table-cell>
          <table:table-cell office:value-type="float" office:value="0.920508176416923" calcext:value-type="float">
            <text:p>0.920508176416923</text:p>
          </table:table-cell>
          <table:table-cell office:value-type="float" office:value="0.888387549750037" calcext:value-type="float">
            <text:p>0.888387549750037</text:p>
          </table:table-cell>
          <table:table-cell office:value-type="float" office:value="0.920508176416923" calcext:value-type="float">
            <text:p>0.920508176416923</text:p>
          </table:table-cell>
          <table:table-cell office:value-type="float" office:value="0.157727199461455" calcext:value-type="float">
            <text:p>0.157727199461455</text:p>
          </table:table-cell>
          <table:table-cell office:value-type="float" office:value="0.138323078437288" calcext:value-type="float">
            <text:p>0.138323078437288</text:p>
          </table:table-cell>
          <table:table-cell office:value-type="float" office:value="0.271451352061861" calcext:value-type="float">
            <text:p>0.271451352061861</text:p>
          </table:table-cell>
          <table:table-cell office:value-type="float" office:value="0.0905643445998643" calcext:value-type="float">
            <text:p>0.0905643445998643</text:p>
          </table:table-cell>
          <table:table-cell office:value-type="float" office:value="0.0832247357820643" calcext:value-type="float">
            <text:p>0.0832247357820643</text:p>
          </table:table-cell>
          <table:table-cell office:value-type="float" office:value="0.191170441250174" calcext:value-type="float">
            <text:p>0.191170441250174</text:p>
          </table:table-cell>
          <table:table-cell office:value-type="float" office:value="1087" calcext:value-type="float">
            <text:p>1087</text:p>
          </table:table-cell>
          <table:table-cell office:value-type="float" office:value="35" calcext:value-type="float">
            <text:p>35</text:p>
          </table:table-cell>
          <table:table-cell office:value-type="float" office:value="159" calcext:value-type="float">
            <text:p>159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34821428571429" calcext:value-type="float">
            <text:p>0.0334821428571429</text:p>
          </table:table-cell>
          <table:table-cell office:value-type="float" office:value="0.998728096485138" calcext:value-type="float">
            <text:p>0.998728096485138</text:p>
          </table:table-cell>
          <table:table-cell office:value-type="float" office:value="0.528301886792453" calcext:value-type="float">
            <text:p>0.528301886792453</text:p>
          </table:table-cell>
          <table:table-cell office:value-type="float" office:value="0.998728096485138" calcext:value-type="float">
            <text:p>0.998728096485138</text:p>
          </table:table-cell>
          <table:table-cell office:value-type="float" office:value="0.132005811588873" calcext:value-type="float">
            <text:p>0.132005811588873</text:p>
          </table:table-cell>
          <table:table-cell office:value-type="float" office:value="0.116482571137504" calcext:value-type="float">
            <text:p>0.116482571137504</text:p>
          </table:table-cell>
          <table:table-cell office:value-type="float" office:value="0.222984803306431" calcext:value-type="float">
            <text:p>0.222984803306431</text:p>
          </table:table-cell>
          <table:table-cell office:value-type="float" office:value="0.09375" calcext:value-type="float">
            <text:p>0.09375</text:p>
          </table:table-cell>
          <table:table-cell office:value-type="float" office:value="0.0334821428571429" calcext:value-type="float">
            <text:p>0.0334821428571429</text:p>
          </table:table-cell>
          <table:table-cell office:value-type="float" office:value="0.195876288659794" calcext:value-type="float">
            <text:p>0.195876288659794</text:p>
          </table:table-cell>
          <table:table-cell office:value-type="float" office:value="1104" calcext:value-type="float">
            <text:p>1104</text:p>
          </table:table-cell>
          <table:table-cell office:value-type="float" office:value="21" calcext:value-type="float">
            <text:p>21</text:p>
          </table:table-cell>
          <table:table-cell office:value-type="float" office:value="173" calcext:value-type="float">
            <text:p>173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34821428571429" calcext:value-type="float">
            <text:p>0.0334821428571429</text:p>
          </table:table-cell>
          <table:table-cell table:number-columns-repeated="3" office:value-type="float" office:value="0.528301886792453" calcext:value-type="float">
            <text:p>0.528301886792453</text:p>
          </table:table-cell>
          <table:table-cell office:value-type="float" office:value="0.131652254072465" calcext:value-type="float">
            <text:p>0.131652254072465</text:p>
          </table:table-cell>
          <table:table-cell office:value-type="float" office:value="0.11648243143245" calcext:value-type="float">
            <text:p>0.11648243143245</text:p>
          </table:table-cell>
          <table:table-cell office:value-type="float" office:value="0.220559925936881" calcext:value-type="float">
            <text:p>0.220559925936881</text:p>
          </table:table-cell>
          <table:table-cell office:value-type="float" office:value="0.09375" calcext:value-type="float">
            <text:p>0.09375</text:p>
          </table:table-cell>
          <table:table-cell office:value-type="float" office:value="0.0334821428571429" calcext:value-type="float">
            <text:p>0.0334821428571429</text:p>
          </table:table-cell>
          <table:table-cell office:value-type="float" office:value="0.195876288659794" calcext:value-type="float">
            <text:p>0.195876288659794</text:p>
          </table:table-cell>
          <table:table-cell office:value-type="float" office:value="1104" calcext:value-type="float">
            <text:p>1104</text:p>
          </table:table-cell>
          <table:table-cell office:value-type="float" office:value="21" calcext:value-type="float">
            <text:p>21</text:p>
          </table:table-cell>
          <table:table-cell office:value-type="float" office:value="173" calcext:value-type="float">
            <text:p>173</text:p>
          </table:table-cell>
          <table:table-cell office:value-type="float" office:value="33" calcext:value-type="float">
            <text:p>3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0.833333333333333" calcext:value-type="float">
            <text:p>0.833333333333333</text:p>
          </table:table-cell>
          <table:table-cell office:value-type="float" office:value="0.128894166520636" calcext:value-type="float">
            <text:p>0.128894166520636</text:p>
          </table:table-cell>
          <table:table-cell office:value-type="float" office:value="0.119636141662781" calcext:value-type="float">
            <text:p>0.119636141662781</text:p>
          </table:table-cell>
          <table:table-cell office:value-type="float" office:value="0.183153827672083" calcext:value-type="float">
            <text:p>0.183153827672083</text:p>
          </table:table-cell>
          <table:table-cell table:number-columns-repeated="3" office:value-type="float" office:value="0.085480093676815" calcext:value-type="float">
            <text:p>0.085480093676815</text:p>
          </table:table-cell>
          <table:table-cell office:value-type="float" office:value="1122" calcext:value-type="float">
            <text:p>1122</text:p>
          </table:table-cell>
          <table:table-cell office:value-type="float" office:value="7" calcext:value-type="float">
            <text:p>7</text:p>
          </table:table-cell>
          <table:table-cell office:value-type="float" office:value="187" calcext:value-type="float">
            <text:p>187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133392251412436" calcext:value-type="float">
            <text:p>0.133392251412436</text:p>
          </table:table-cell>
          <table:table-cell office:value-type="float" office:value="0.122076762294748" calcext:value-type="float">
            <text:p>0.122076762294748</text:p>
          </table:table-cell>
          <table:table-cell office:value-type="float" office:value="0.199710350004251" calcext:value-type="float">
            <text:p>0.199710350004251</text:p>
          </table:table-cell>
          <table:table-cell table:number-columns-repeated="3" office:value-type="float" office:value="0.0809102402022756" calcext:value-type="float">
            <text:p>0.0809102402022756</text:p>
          </table:table-cell>
          <table:table-cell office:value-type="float" office:value="1089" calcext:value-type="float">
            <text:p>1089</text:p>
          </table:table-cell>
          <table:table-cell office:value-type="float" office:value="21" calcext:value-type="float">
            <text:p>21</text:p>
          </table:table-cell>
          <table:table-cell office:value-type="float" office:value="173" calcext:value-type="float">
            <text:p>173</text:p>
          </table:table-cell>
          <table:table-cell office:value-type="float" office:value="48" calcext:value-type="float">
            <text:p>4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0.507462686567164" calcext:value-type="float">
            <text:p>0.507462686567164</text:p>
          </table:table-cell>
          <table:table-cell office:value-type="float" office:value="0.129957751709997" calcext:value-type="float">
            <text:p>0.129957751709997</text:p>
          </table:table-cell>
          <table:table-cell office:value-type="float" office:value="0.115913396955416" calcext:value-type="float">
            <text:p>0.115913396955416</text:p>
          </table:table-cell>
          <table:table-cell office:value-type="float" office:value="0.212269253544834" calcext:value-type="float">
            <text:p>0.212269253544834</text:p>
          </table:table-cell>
          <table:table-cell office:value-type="float" office:value="0.0909090909090909" calcext:value-type="float">
            <text:p>0.0909090909090909</text:p>
          </table:table-cell>
          <table:table-cell office:value-type="float" office:value="0.0597014925373134" calcext:value-type="float">
            <text:p>0.0597014925373134</text:p>
          </table:table-cell>
          <table:table-cell office:value-type="float" office:value="0.181818181818182" calcext:value-type="float">
            <text:p>0.181818181818182</text:p>
          </table:table-cell>
          <table:table-cell office:value-type="float" office:value="1095" calcext:value-type="float">
            <text:p>1095</text:p>
          </table:table-cell>
          <table:table-cell office:value-type="float" office:value="25" calcext:value-type="float">
            <text:p>25</text:p>
          </table:table-cell>
          <table:table-cell office:value-type="float" office:value="169" calcext:value-type="float">
            <text:p>169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0.6" calcext:value-type="float">
            <text:p>0.6</text:p>
          </table:table-cell>
          <table:table-cell office:value-type="float" office:value="0.133170548459805" calcext:value-type="float">
            <text:p>0.133170548459805</text:p>
          </table:table-cell>
          <table:table-cell office:value-type="float" office:value="0.120052770448549" calcext:value-type="float">
            <text:p>0.120052770448549</text:p>
          </table:table-cell>
          <table:table-cell office:value-type="float" office:value="0.210051546391753" calcext:value-type="float">
            <text:p>0.210051546391753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107" calcext:value-type="float">
            <text:p>1107</text:p>
          </table:table-cell>
          <table:table-cell office:value-type="float" office:value="11" calcext:value-type="float">
            <text:p>11</text:p>
          </table:table-cell>
          <table:table-cell office:value-type="float" office:value="183" calcext:value-type="float">
            <text:p>183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0.833333333333333" calcext:value-type="float">
            <text:p>0.833333333333333</text:p>
          </table:table-cell>
          <table:table-cell office:value-type="float" office:value="0.128894166520636" calcext:value-type="float">
            <text:p>0.128894166520636</text:p>
          </table:table-cell>
          <table:table-cell office:value-type="float" office:value="0.119636141662781" calcext:value-type="float">
            <text:p>0.119636141662781</text:p>
          </table:table-cell>
          <table:table-cell office:value-type="float" office:value="0.183153827672083" calcext:value-type="float">
            <text:p>0.183153827672083</text:p>
          </table:table-cell>
          <table:table-cell table:number-columns-repeated="3" office:value-type="float" office:value="0.085480093676815" calcext:value-type="float">
            <text:p>0.085480093676815</text:p>
          </table:table-cell>
          <table:table-cell office:value-type="float" office:value="1122" calcext:value-type="float">
            <text:p>1122</text:p>
          </table:table-cell>
          <table:table-cell office:value-type="float" office:value="7" calcext:value-type="float">
            <text:p>7</text:p>
          </table:table-cell>
          <table:table-cell office:value-type="float" office:value="187" calcext:value-type="float">
            <text:p>187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133384987562309" calcext:value-type="float">
            <text:p>0.133384987562309</text:p>
          </table:table-cell>
          <table:table-cell office:value-type="float" office:value="0.122088740095026" calcext:value-type="float">
            <text:p>0.122088740095026</text:p>
          </table:table-cell>
          <table:table-cell office:value-type="float" office:value="0.199590314213345" calcext:value-type="float">
            <text:p>0.199590314213345</text:p>
          </table:table-cell>
          <table:table-cell table:number-columns-repeated="3" office:value-type="float" office:value="0.0809102402022756" calcext:value-type="float">
            <text:p>0.0809102402022756</text:p>
          </table:table-cell>
          <table:table-cell office:value-type="float" office:value="1089" calcext:value-type="float">
            <text:p>1089</text:p>
          </table:table-cell>
          <table:table-cell office:value-type="float" office:value="21" calcext:value-type="float">
            <text:p>21</text:p>
          </table:table-cell>
          <table:table-cell office:value-type="float" office:value="173" calcext:value-type="float">
            <text:p>173</text:p>
          </table:table-cell>
          <table:table-cell office:value-type="float" office:value="48" calcext:value-type="float">
            <text:p>48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137" calcext:value-type="float">
            <text:p>1137</text:p>
          </table:table-cell>
          <table:table-cell office:value-type="float" office:value="0" calcext:value-type="float">
            <text:p>0</text:p>
          </table:table-cell>
          <table:table-cell office:value-type="float" office:value="194" calcext:value-type="float">
            <text:p>194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137" calcext:value-type="float">
            <text:p>1137</text:p>
          </table:table-cell>
          <table:table-cell office:value-type="float" office:value="0" calcext:value-type="float">
            <text:p>0</text:p>
          </table:table-cell>
          <table:table-cell office:value-type="float" office:value="194" calcext:value-type="float">
            <text:p>1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.00210581533610821" calcext:value-type="float">
            <text:p>0.00210581533610821</text:p>
          </table:table-cell>
          <table:table-cell office:value-type="float" office:value="0.00253846542909741" calcext:value-type="float">
            <text:p>0.00253846542909741</text:p>
          </table:table-cell>
          <table:table-cell table:number-columns-repeated="2" office:value-type="float" office:value="0.998127639293671" calcext:value-type="float">
            <text:p>0.998127639293671</text:p>
          </table:table-cell>
          <table:table-cell office:value-type="float" office:value="0.99641078710556" calcext:value-type="float">
            <text:p>0.99641078710556</text:p>
          </table:table-cell>
          <table:table-cell office:value-type="float" office:value="0.105022450333677" calcext:value-type="float">
            <text:p>0.105022450333677</text:p>
          </table:table-cell>
          <table:table-cell office:value-type="float" office:value="0.0777879181801908" calcext:value-type="float">
            <text:p>0.0777879181801908</text:p>
          </table:table-cell>
          <table:table-cell office:value-type="float" office:value="0.307212996004809" calcext:value-type="float">
            <text:p>0.307212996004809</text:p>
          </table:table-cell>
          <table:table-cell office:value-type="float" office:value="0.00935791805386543" calcext:value-type="float">
            <text:p>0.00935791805386543</text:p>
          </table:table-cell>
          <table:table-cell office:value-type="float" office:value="0.00780146569013596" calcext:value-type="float">
            <text:p>0.00780146569013596</text:p>
          </table:table-cell>
          <table:table-cell office:value-type="float" office:value="0.0798735693097115" calcext:value-type="float">
            <text:p>0.0798735693097115</text:p>
          </table:table-cell>
          <table:table-cell office:value-type="float" office:value="1093" calcext:value-type="float">
            <text:p>1093</text:p>
          </table:table-cell>
          <table:table-cell office:value-type="float" office:value="45" calcext:value-type="float">
            <text:p>45</text:p>
          </table:table-cell>
          <table:table-cell office:value-type="float" office:value="113" calcext:value-type="float">
            <text:p>113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.0657168769059687" calcext:value-type="float">
            <text:p>0.0657168769059687</text:p>
          </table:table-cell>
          <table:table-cell office:value-type="float" office:value="0.0686100086428597" calcext:value-type="float">
            <text:p>0.0686100086428597</text:p>
          </table:table-cell>
          <table:table-cell table:number-columns-repeated="2" office:value-type="float" office:value="0.601823552253549" calcext:value-type="float">
            <text:p>0.601823552253549</text:p>
          </table:table-cell>
          <table:table-cell office:value-type="float" office:value="0.562713006927064" calcext:value-type="float">
            <text:p>0.562713006927064</text:p>
          </table:table-cell>
          <table:table-cell office:value-type="float" office:value="0.123991856539068" calcext:value-type="float">
            <text:p>0.123991856539068</text:p>
          </table:table-cell>
          <table:table-cell office:value-type="float" office:value="0.113292857028911" calcext:value-type="float">
            <text:p>0.113292857028911</text:p>
          </table:table-cell>
          <table:table-cell office:value-type="float" office:value="0.203421770623965" calcext:value-type="float">
            <text:p>0.203421770623965</text:p>
          </table:table-cell>
          <table:table-cell office:value-type="float" office:value="0.0923871066403031" calcext:value-type="float">
            <text:p>0.0923871066403031</text:p>
          </table:table-cell>
          <table:table-cell office:value-type="float" office:value="0.0886625849837235" calcext:value-type="float">
            <text:p>0.0886625849837235</text:p>
          </table:table-cell>
          <table:table-cell office:value-type="float" office:value="0.149571632798024" calcext:value-type="float">
            <text:p>0.149571632798024</text:p>
          </table:table-cell>
          <table:table-cell office:value-type="float" office:value="1170" calcext:value-type="float">
            <text:p>1170</text:p>
          </table:table-cell>
          <table:table-cell office:value-type="float" office:value="6" calcext:value-type="float">
            <text:p>6</text:p>
          </table:table-cell>
          <table:table-cell office:value-type="float" office:value="152" calcext:value-type="float">
            <text:p>15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0656676450351148" calcext:value-type="float">
            <text:p>0.0656676450351148</text:p>
          </table:table-cell>
          <table:table-cell office:value-type="float" office:value="0.0685614470221022" calcext:value-type="float">
            <text:p>0.0685614470221022</text:p>
          </table:table-cell>
          <table:table-cell table:number-columns-repeated="2" office:value-type="float" office:value="0.602298842260319" calcext:value-type="float">
            <text:p>0.602298842260319</text:p>
          </table:table-cell>
          <table:table-cell office:value-type="float" office:value="0.563165151183569" calcext:value-type="float">
            <text:p>0.563165151183569</text:p>
          </table:table-cell>
          <table:table-cell office:value-type="float" office:value="0.123986609532355" calcext:value-type="float">
            <text:p>0.123986609532355</text:p>
          </table:table-cell>
          <table:table-cell office:value-type="float" office:value="0.113277028803567" calcext:value-type="float">
            <text:p>0.113277028803567</text:p>
          </table:table-cell>
          <table:table-cell office:value-type="float" office:value="0.203495079120125" calcext:value-type="float">
            <text:p>0.203495079120125</text:p>
          </table:table-cell>
          <table:table-cell office:value-type="float" office:value="0.0923480010053644" calcext:value-type="float">
            <text:p>0.0923480010053644</text:p>
          </table:table-cell>
          <table:table-cell office:value-type="float" office:value="0.0886215829650294" calcext:value-type="float">
            <text:p>0.0886215829650294</text:p>
          </table:table-cell>
          <table:table-cell office:value-type="float" office:value="0.149575478980555" calcext:value-type="float">
            <text:p>0.149575478980555</text:p>
          </table:table-cell>
          <table:table-cell office:value-type="float" office:value="1170" calcext:value-type="float">
            <text:p>1170</text:p>
          </table:table-cell>
          <table:table-cell office:value-type="float" office:value="6" calcext:value-type="float">
            <text:p>6</text:p>
          </table:table-cell>
          <table:table-cell office:value-type="float" office:value="152" calcext:value-type="float">
            <text:p>15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0637389511789627" calcext:value-type="float">
            <text:p>0.0637389511789627</text:p>
          </table:table-cell>
          <table:table-cell office:value-type="float" office:value="0.0687909512987161" calcext:value-type="float">
            <text:p>0.0687909512987161</text:p>
          </table:table-cell>
          <table:table-cell table:number-columns-repeated="2" office:value-type="float" office:value="0.939257688087888" calcext:value-type="float">
            <text:p>0.939257688087888</text:p>
          </table:table-cell>
          <table:table-cell office:value-type="float" office:value="0.92084480363478" calcext:value-type="float">
            <text:p>0.92084480363478</text:p>
          </table:table-cell>
          <table:table-cell office:value-type="float" office:value="0.18967572581718" calcext:value-type="float">
            <text:p>0.18967572581718</text:p>
          </table:table-cell>
          <table:table-cell office:value-type="float" office:value="0.166452274132374" calcext:value-type="float">
            <text:p>0.166452274132374</text:p>
          </table:table-cell>
          <table:table-cell office:value-type="float" office:value="0.362087806996145" calcext:value-type="float">
            <text:p>0.362087806996145</text:p>
          </table:table-cell>
          <table:table-cell office:value-type="float" office:value="0.115741506924147" calcext:value-type="float">
            <text:p>0.115741506924147</text:p>
          </table:table-cell>
          <table:table-cell office:value-type="float" office:value="0.107799728383938" calcext:value-type="float">
            <text:p>0.107799728383938</text:p>
          </table:table-cell>
          <table:table-cell office:value-type="float" office:value="0.256140455512818" calcext:value-type="float">
            <text:p>0.256140455512818</text:p>
          </table:table-cell>
          <table:table-cell office:value-type="float" office:value="1093" calcext:value-type="float">
            <text:p>1093</text:p>
          </table:table-cell>
          <table:table-cell office:value-type="float" office:value="45" calcext:value-type="float">
            <text:p>45</text:p>
          </table:table-cell>
          <table:table-cell office:value-type="float" office:value="113" calcext:value-type="float">
            <text:p>113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0.0211267605633803" calcext:value-type="float">
            <text:p>0.0211267605633803</text:p>
          </table:table-cell>
          <table:table-cell table:number-columns-repeated="2" office:value-type="float" office:value="0.998127639293671" calcext:value-type="float">
            <text:p>0.998127639293671</text:p>
          </table:table-cell>
          <table:table-cell office:value-type="float" office:value="0.625" calcext:value-type="float">
            <text:p>0.625</text:p>
          </table:table-cell>
          <table:table-cell office:value-type="float" office:value="0.122257398451163" calcext:value-type="float">
            <text:p>0.122257398451163</text:p>
          </table:table-cell>
          <table:table-cell office:value-type="float" office:value="0.108634462685735" calcext:value-type="float">
            <text:p>0.108634462685735</text:p>
          </table:table-cell>
          <table:table-cell office:value-type="float" office:value="0.223394763342601" calcext:value-type="float">
            <text:p>0.223394763342601</text:p>
          </table:table-cell>
          <table:table-cell table:number-columns-repeated="2" office:value-type="float" office:value="0.0566037735849057" calcext:value-type="float">
            <text:p>0.0566037735849057</text:p>
          </table:table-cell>
          <table:table-cell office:value-type="float" office:value="0.235294117647059" calcext:value-type="float">
            <text:p>0.235294117647059</text:p>
          </table:table-cell>
          <table:table-cell office:value-type="float" office:value="1170" calcext:value-type="float">
            <text:p>1170</text:p>
          </table:table-cell>
          <table:table-cell office:value-type="float" office:value="6" calcext:value-type="float">
            <text:p>6</text:p>
          </table:table-cell>
          <table:table-cell office:value-type="float" office:value="152" calcext:value-type="float">
            <text:p>15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.0211267605633803" calcext:value-type="float">
            <text:p>0.021126760563380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625" calcext:value-type="float">
            <text:p>0.625</text:p>
          </table:table-cell>
          <table:table-cell office:value-type="float" office:value="0.122258805183474" calcext:value-type="float">
            <text:p>0.122258805183474</text:p>
          </table:table-cell>
          <table:table-cell office:value-type="float" office:value="0.108636058901171" calcext:value-type="float">
            <text:p>0.108636058901171</text:p>
          </table:table-cell>
          <table:table-cell office:value-type="float" office:value="0.223394763342601" calcext:value-type="float">
            <text:p>0.223394763342601</text:p>
          </table:table-cell>
          <table:table-cell table:number-columns-repeated="2" office:value-type="float" office:value="0.0566037735849057" calcext:value-type="float">
            <text:p>0.0566037735849057</text:p>
          </table:table-cell>
          <table:table-cell office:value-type="float" office:value="0.235294117647059" calcext:value-type="float">
            <text:p>0.235294117647059</text:p>
          </table:table-cell>
          <table:table-cell office:value-type="float" office:value="1170" calcext:value-type="float">
            <text:p>1170</text:p>
          </table:table-cell>
          <table:table-cell office:value-type="float" office:value="6" calcext:value-type="float">
            <text:p>6</text:p>
          </table:table-cell>
          <table:table-cell office:value-type="float" office:value="152" calcext:value-type="float">
            <text:p>15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.090458488228005" calcext:value-type="float">
            <text:p>0.090458488228005</text:p>
          </table:table-cell>
          <table:table-cell table:number-columns-repeated="3" office:value-type="float" office:value="0.714285714285714" calcext:value-type="float">
            <text:p>0.714285714285714</text:p>
          </table:table-cell>
          <table:table-cell office:value-type="float" office:value="0.130207498149961" calcext:value-type="float">
            <text:p>0.130207498149961</text:p>
          </table:table-cell>
          <table:table-cell office:value-type="float" office:value="0.11974108947234" calcext:value-type="float">
            <text:p>0.11974108947234</text:p>
          </table:table-cell>
          <table:table-cell office:value-type="float" office:value="0.207910646117362" calcext:value-type="float">
            <text:p>0.207910646117362</text:p>
          </table:table-cell>
          <table:table-cell table:number-columns-repeated="2" office:value-type="float" office:value="0.090458488228005" calcext:value-type="float">
            <text:p>0.090458488228005</text:p>
          </table:table-cell>
          <table:table-cell office:value-type="float" office:value="0.142857142857143" calcext:value-type="float">
            <text:p>0.142857142857143</text:p>
          </table:table-cell>
          <table:table-cell office:value-type="float" office:value="1156" calcext:value-type="float">
            <text:p>1156</text:p>
          </table:table-cell>
          <table:table-cell office:value-type="float" office:value="6" calcext:value-type="float">
            <text:p>6</text:p>
          </table:table-cell>
          <table:table-cell office:value-type="float" office:value="152" calcext:value-type="float">
            <text:p>152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12487233111298" calcext:value-type="float">
            <text:p>0.12487233111298</text:p>
          </table:table-cell>
          <table:table-cell office:value-type="float" office:value="0.114375134556484" calcext:value-type="float">
            <text:p>0.114375134556484</text:p>
          </table:table-cell>
          <table:table-cell office:value-type="float" office:value="0.202804049852028" calcext:value-type="float">
            <text:p>0.202804049852028</text:p>
          </table:table-cell>
          <table:table-cell table:number-columns-repeated="2" office:value-type="float" office:value="0.0578386605783866" calcext:value-type="float">
            <text:p>0.0578386605783866</text:p>
          </table:table-cell>
          <table:table-cell office:value-type="float" office:value="0.166666666666667" calcext:value-type="float">
            <text:p>0.166666666666667</text:p>
          </table:table-cell>
          <table:table-cell office:value-type="float" office:value="1143" calcext:value-type="float">
            <text:p>1143</text:p>
          </table:table-cell>
          <table:table-cell office:value-type="float" office:value="9" calcext:value-type="float">
            <text:p>9</text:p>
          </table:table-cell>
          <table:table-cell office:value-type="float" office:value="149" calcext:value-type="float">
            <text:p>149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0.358208955223881" calcext:value-type="float">
            <text:p>0.358208955223881</text:p>
          </table:table-cell>
          <table:table-cell office:value-type="float" office:value="0.123466915134049" calcext:value-type="float">
            <text:p>0.123466915134049</text:p>
          </table:table-cell>
          <table:table-cell office:value-type="float" office:value="0.110601954190915" calcext:value-type="float">
            <text:p>0.110601954190915</text:p>
          </table:table-cell>
          <table:table-cell office:value-type="float" office:value="0.218977036566305" calcext:value-type="float">
            <text:p>0.218977036566305</text:p>
          </table:table-cell>
          <table:table-cell table:number-columns-repeated="2" office:value-type="float" office:value="0.0454545454545455" calcext:value-type="float">
            <text:p>0.0454545454545455</text:p>
          </table:table-cell>
          <table:table-cell office:value-type="float" office:value="0.227272727272727" calcext:value-type="float">
            <text:p>0.227272727272727</text:p>
          </table:table-cell>
          <table:table-cell office:value-type="float" office:value="1173" calcext:value-type="float">
            <text:p>1173</text:p>
          </table:table-cell>
          <table:table-cell office:value-type="float" office:value="0" calcext:value-type="float">
            <text:p>0</text:p>
          </table:table-cell>
          <table:table-cell office:value-type="float" office:value="158" calcext:value-type="float">
            <text:p>15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0.5" calcext:value-type="float">
            <text:p>0.5</text:p>
          </table:table-cell>
          <table:table-cell office:value-type="float" office:value="0.12389181066867" calcext:value-type="float">
            <text:p>0.12389181066867</text:p>
          </table:table-cell>
          <table:table-cell office:value-type="float" office:value="0.110826939471441" calcext:value-type="float">
            <text:p>0.110826939471441</text:p>
          </table:table-cell>
          <table:table-cell office:value-type="float" office:value="0.220886075949367" calcext:value-type="float">
            <text:p>0.220886075949367</text:p>
          </table:table-cell>
          <table:table-cell office:value-type="float" office:value="0.1" calcext:value-type="float">
            <text:p>0.1</text:p>
          </table:table-cell>
          <table:table-cell office:value-type="float" office:value="0.05" calcext:value-type="float">
            <text:p>0.05</text:p>
          </table:table-cell>
          <table:table-cell office:value-type="float" office:value="0.2" calcext:value-type="float">
            <text:p>0.2</text:p>
          </table:table-cell>
          <table:table-cell office:value-type="float" office:value="1149" calcext:value-type="float">
            <text:p>1149</text:p>
          </table:table-cell>
          <table:table-cell office:value-type="float" office:value="11" calcext:value-type="float">
            <text:p>11</text:p>
          </table:table-cell>
          <table:table-cell office:value-type="float" office:value="147" calcext:value-type="float">
            <text:p>147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float" office:value="0.090458488228005" calcext:value-type="float">
            <text:p>0.090458488228005</text:p>
          </table:table-cell>
          <table:table-cell table:number-columns-repeated="3" office:value-type="float" office:value="0.714285714285714" calcext:value-type="float">
            <text:p>0.714285714285714</text:p>
          </table:table-cell>
          <table:table-cell office:value-type="float" office:value="0.130207498149961" calcext:value-type="float">
            <text:p>0.130207498149961</text:p>
          </table:table-cell>
          <table:table-cell office:value-type="float" office:value="0.11974108947234" calcext:value-type="float">
            <text:p>0.11974108947234</text:p>
          </table:table-cell>
          <table:table-cell office:value-type="float" office:value="0.207910646117362" calcext:value-type="float">
            <text:p>0.207910646117362</text:p>
          </table:table-cell>
          <table:table-cell table:number-columns-repeated="2" office:value-type="float" office:value="0.090458488228005" calcext:value-type="float">
            <text:p>0.090458488228005</text:p>
          </table:table-cell>
          <table:table-cell office:value-type="float" office:value="0.142857142857143" calcext:value-type="float">
            <text:p>0.142857142857143</text:p>
          </table:table-cell>
          <table:table-cell office:value-type="float" office:value="1156" calcext:value-type="float">
            <text:p>1156</text:p>
          </table:table-cell>
          <table:table-cell office:value-type="float" office:value="6" calcext:value-type="float">
            <text:p>6</text:p>
          </table:table-cell>
          <table:table-cell office:value-type="float" office:value="152" calcext:value-type="float">
            <text:p>152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124861774142503" calcext:value-type="float">
            <text:p>0.124861774142503</text:p>
          </table:table-cell>
          <table:table-cell office:value-type="float" office:value="0.114385322200662" calcext:value-type="float">
            <text:p>0.114385322200662</text:p>
          </table:table-cell>
          <table:table-cell office:value-type="float" office:value="0.202639483811989" calcext:value-type="float">
            <text:p>0.202639483811989</text:p>
          </table:table-cell>
          <table:table-cell table:number-columns-repeated="2" office:value-type="float" office:value="0.0578386605783866" calcext:value-type="float">
            <text:p>0.0578386605783866</text:p>
          </table:table-cell>
          <table:table-cell office:value-type="float" office:value="0.166666666666667" calcext:value-type="float">
            <text:p>0.166666666666667</text:p>
          </table:table-cell>
          <table:table-cell office:value-type="float" office:value="1143" calcext:value-type="float">
            <text:p>1143</text:p>
          </table:table-cell>
          <table:table-cell office:value-type="float" office:value="9" calcext:value-type="float">
            <text:p>9</text:p>
          </table:table-cell>
          <table:table-cell office:value-type="float" office:value="149" calcext:value-type="float">
            <text:p>149</text:p>
          </table:table-cell>
          <table:table-cell office:value-type="float" office:value="30" calcext:value-type="float">
            <text:p>30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173" calcext:value-type="float">
            <text:p>1173</text:p>
          </table:table-cell>
          <table:table-cell office:value-type="float" office:value="0" calcext:value-type="float">
            <text:p>0</text:p>
          </table:table-cell>
          <table:table-cell office:value-type="float" office:value="158" calcext:value-type="float">
            <text:p>158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173" calcext:value-type="float">
            <text:p>1173</text:p>
          </table:table-cell>
          <table:table-cell office:value-type="float" office:value="0" calcext:value-type="float">
            <text:p>0</text:p>
          </table:table-cell>
          <table:table-cell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.000695498136337847" calcext:value-type="float">
            <text:p>0.000695498136337847</text:p>
          </table:table-cell>
          <table:table-cell office:value-type="float" office:value="0.000807791482657194" calcext:value-type="float">
            <text:p>0.000807791482657194</text:p>
          </table:table-cell>
          <table:table-cell table:number-columns-repeated="2" office:value-type="float" office:value="0.998003661632538" calcext:value-type="float">
            <text:p>0.998003661632538</text:p>
          </table:table-cell>
          <table:table-cell office:value-type="float" office:value="0.997228562831879" calcext:value-type="float">
            <text:p>0.997228562831879</text:p>
          </table:table-cell>
          <table:table-cell office:value-type="float" office:value="0.0484880087738871" calcext:value-type="float">
            <text:p>0.0484880087738871</text:p>
          </table:table-cell>
          <table:table-cell office:value-type="float" office:value="0.0381229231981843" calcext:value-type="float">
            <text:p>0.0381229231981843</text:p>
          </table:table-cell>
          <table:table-cell office:value-type="float" office:value="0.124889771633784" calcext:value-type="float">
            <text:p>0.124889771633784</text:p>
          </table:table-cell>
          <table:table-cell office:value-type="float" office:value="0.0026727847289294" calcext:value-type="float">
            <text:p>0.0026727847289294</text:p>
          </table:table-cell>
          <table:table-cell office:value-type="float" office:value="0.00227146840188652" calcext:value-type="float">
            <text:p>0.00227146840188652</text:p>
          </table:table-cell>
          <table:table-cell office:value-type="float" office:value="0.0118978898972273" calcext:value-type="float">
            <text:p>0.0118978898972273</text:p>
          </table:table-cell>
          <table:table-cell office:value-type="float" office:value="1136" calcext:value-type="float">
            <text:p>1136</text:p>
          </table:table-cell>
          <table:table-cell office:value-type="float" office:value="18" calcext:value-type="float">
            <text:p>18</text:p>
          </table:table-cell>
          <table:table-cell office:value-type="float" office:value="141" calcext:value-type="float">
            <text:p>141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.0547772764891211" calcext:value-type="float">
            <text:p>0.0547772764891211</text:p>
          </table:table-cell>
          <table:table-cell office:value-type="float" office:value="0.0574557026346813" calcext:value-type="float">
            <text:p>0.0574557026346813</text:p>
          </table:table-cell>
          <table:table-cell table:number-columns-repeated="2" office:value-type="float" office:value="0.846185409418461" calcext:value-type="float">
            <text:p>0.846185409418461</text:p>
          </table:table-cell>
          <table:table-cell office:value-type="float" office:value="0.831172583584253" calcext:value-type="float">
            <text:p>0.831172583584253</text:p>
          </table:table-cell>
          <table:table-cell office:value-type="float" office:value="0.120444314387755" calcext:value-type="float">
            <text:p>0.120444314387755</text:p>
          </table:table-cell>
          <table:table-cell office:value-type="float" office:value="0.110646872856256" calcext:value-type="float">
            <text:p>0.110646872856256</text:p>
          </table:table-cell>
          <table:table-cell office:value-type="float" office:value="0.192661933726852" calcext:value-type="float">
            <text:p>0.192661933726852</text:p>
          </table:table-cell>
          <table:table-cell office:value-type="float" office:value="0.0837148896757869" calcext:value-type="float">
            <text:p>0.0837148896757869</text:p>
          </table:table-cell>
          <table:table-cell office:value-type="float" office:value="0.0795862543975276" calcext:value-type="float">
            <text:p>0.0795862543975276</text:p>
          </table:table-cell>
          <table:table-cell office:value-type="float" office:value="0.131749854806853" calcext:value-type="float">
            <text:p>0.131749854806853</text:p>
          </table:table-cell>
          <table:table-cell office:value-type="float" office:value="1146" calcext:value-type="float">
            <text:p>1146</text:p>
          </table:table-cell>
          <table:table-cell office:value-type="float" office:value="13" calcext:value-type="float">
            <text:p>13</text:p>
          </table:table-cell>
          <table:table-cell office:value-type="float" office:value="146" calcext:value-type="float">
            <text:p>146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.0547044631703448" calcext:value-type="float">
            <text:p>0.0547044631703448</text:p>
          </table:table-cell>
          <table:table-cell office:value-type="float" office:value="0.0573834415762741" calcext:value-type="float">
            <text:p>0.0573834415762741</text:p>
          </table:table-cell>
          <table:table-cell table:number-columns-repeated="2" office:value-type="float" office:value="0.846845183681782" calcext:value-type="float">
            <text:p>0.846845183681782</text:p>
          </table:table-cell>
          <table:table-cell office:value-type="float" office:value="0.831861841954386" calcext:value-type="float">
            <text:p>0.831861841954386</text:p>
          </table:table-cell>
          <table:table-cell office:value-type="float" office:value="0.120444885450523" calcext:value-type="float">
            <text:p>0.120444885450523</text:p>
          </table:table-cell>
          <table:table-cell office:value-type="float" office:value="0.110633873565549" calcext:value-type="float">
            <text:p>0.110633873565549</text:p>
          </table:table-cell>
          <table:table-cell office:value-type="float" office:value="0.192762532803922" calcext:value-type="float">
            <text:p>0.192762532803922</text:p>
          </table:table-cell>
          <table:table-cell office:value-type="float" office:value="0.0836567055448837" calcext:value-type="float">
            <text:p>0.0836567055448837</text:p>
          </table:table-cell>
          <table:table-cell office:value-type="float" office:value="0.079524948697791" calcext:value-type="float">
            <text:p>0.079524948697791</text:p>
          </table:table-cell>
          <table:table-cell office:value-type="float" office:value="0.131745719837554" calcext:value-type="float">
            <text:p>0.131745719837554</text:p>
          </table:table-cell>
          <table:table-cell office:value-type="float" office:value="1146" calcext:value-type="float">
            <text:p>1146</text:p>
          </table:table-cell>
          <table:table-cell office:value-type="float" office:value="13" calcext:value-type="float">
            <text:p>13</text:p>
          </table:table-cell>
          <table:table-cell office:value-type="float" office:value="146" calcext:value-type="float">
            <text:p>146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.0504644120053599" calcext:value-type="float">
            <text:p>0.0504644120053599</text:p>
          </table:table-cell>
          <table:table-cell office:value-type="float" office:value="0.0534417228088335" calcext:value-type="float">
            <text:p>0.0534417228088335</text:p>
          </table:table-cell>
          <table:table-cell table:number-columns-repeated="2" office:value-type="float" office:value="0.924738330811637" calcext:value-type="float">
            <text:p>0.924738330811637</text:p>
          </table:table-cell>
          <table:table-cell office:value-type="float" office:value="0.914963536442155" calcext:value-type="float">
            <text:p>0.914963536442155</text:p>
          </table:table-cell>
          <table:table-cell office:value-type="float" office:value="0.13023608263212" calcext:value-type="float">
            <text:p>0.13023608263212</text:p>
          </table:table-cell>
          <table:table-cell office:value-type="float" office:value="0.11808698913117" calcext:value-type="float">
            <text:p>0.11808698913117</text:p>
          </table:table-cell>
          <table:table-cell office:value-type="float" office:value="0.219787891330948" calcext:value-type="float">
            <text:p>0.219787891330948</text:p>
          </table:table-cell>
          <table:table-cell office:value-type="float" office:value="0.0839019298166655" calcext:value-type="float">
            <text:p>0.0839019298166655</text:p>
          </table:table-cell>
          <table:table-cell office:value-type="float" office:value="0.078978191312793" calcext:value-type="float">
            <text:p>0.078978191312793</text:p>
          </table:table-cell>
          <table:table-cell office:value-type="float" office:value="0.143815095375027" calcext:value-type="float">
            <text:p>0.143815095375027</text:p>
          </table:table-cell>
          <table:table-cell office:value-type="float" office:value="1136" calcext:value-type="float">
            <text:p>1136</text:p>
          </table:table-cell>
          <table:table-cell office:value-type="float" office:value="18" calcext:value-type="float">
            <text:p>18</text:p>
          </table:table-cell>
          <table:table-cell office:value-type="float" office:value="141" calcext:value-type="float">
            <text:p>141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72463768115942" calcext:value-type="float">
            <text:p>0.0072463768115942</text:p>
          </table:table-cell>
          <table:table-cell table:number-columns-repeated="2" office:value-type="float" office:value="0.877262538396967" calcext:value-type="float">
            <text:p>0.877262538396967</text:p>
          </table:table-cell>
          <table:table-cell office:value-type="float" office:value="0.446153846153846" calcext:value-type="float">
            <text:p>0.446153846153846</text:p>
          </table:table-cell>
          <table:table-cell office:value-type="float" office:value="0.117902064133141" calcext:value-type="float">
            <text:p>0.117902064133141</text:p>
          </table:table-cell>
          <table:table-cell office:value-type="float" office:value="0.102666079253542" calcext:value-type="float">
            <text:p>0.102666079253542</text:p>
          </table:table-cell>
          <table:table-cell office:value-type="float" office:value="0.230207562742511" calcext:value-type="float">
            <text:p>0.230207562742511</text:p>
          </table:table-cell>
          <table:table-cell table:number-columns-repeated="2" office:value-type="float" office:value="0.0431654676258993" calcext:value-type="float">
            <text:p>0.0431654676258993</text:p>
          </table:table-cell>
          <table:table-cell office:value-type="float" office:value="0.25" calcext:value-type="float">
            <text:p>0.25</text:p>
          </table:table-cell>
          <table:table-cell office:value-type="float" office:value="1171" calcext:value-type="float">
            <text:p>1171</text:p>
          </table:table-cell>
          <table:table-cell office:value-type="float" office:value="0" calcext:value-type="float">
            <text:p>0</text:p>
          </table:table-cell>
          <table:table-cell office:value-type="float" office:value="159" calcext:value-type="float">
            <text:p>15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72463768115942" calcext:value-type="float">
            <text:p>0.0072463768115942</text:p>
          </table:table-cell>
          <table:table-cell table:number-columns-repeated="2" office:value-type="float" office:value="0.877262538396967" calcext:value-type="float">
            <text:p>0.877262538396967</text:p>
          </table:table-cell>
          <table:table-cell office:value-type="float" office:value="0.446153846153846" calcext:value-type="float">
            <text:p>0.446153846153846</text:p>
          </table:table-cell>
          <table:table-cell office:value-type="float" office:value="0.117902064133141" calcext:value-type="float">
            <text:p>0.117902064133141</text:p>
          </table:table-cell>
          <table:table-cell office:value-type="float" office:value="0.102666079253542" calcext:value-type="float">
            <text:p>0.102666079253542</text:p>
          </table:table-cell>
          <table:table-cell office:value-type="float" office:value="0.230207562742511" calcext:value-type="float">
            <text:p>0.230207562742511</text:p>
          </table:table-cell>
          <table:table-cell table:number-columns-repeated="2" office:value-type="float" office:value="0.0431654676258993" calcext:value-type="float">
            <text:p>0.0431654676258993</text:p>
          </table:table-cell>
          <table:table-cell office:value-type="float" office:value="0.25" calcext:value-type="float">
            <text:p>0.25</text:p>
          </table:table-cell>
          <table:table-cell office:value-type="float" office:value="1171" calcext:value-type="float">
            <text:p>1171</text:p>
          </table:table-cell>
          <table:table-cell office:value-type="float" office:value="0" calcext:value-type="float">
            <text:p>0</text:p>
          </table:table-cell>
          <table:table-cell office:value-type="float" office:value="159" calcext:value-type="float">
            <text:p>15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124020228659984" calcext:value-type="float">
            <text:p>0.124020228659984</text:p>
          </table:table-cell>
          <table:table-cell office:value-type="float" office:value="0.118117126841237" calcext:value-type="float">
            <text:p>0.118117126841237</text:p>
          </table:table-cell>
          <table:table-cell office:value-type="float" office:value="0.167532400556665" calcext:value-type="float">
            <text:p>0.167532400556665</text:p>
          </table:table-cell>
          <table:table-cell table:number-columns-repeated="3" office:value-type="float" office:value="0.0967391304347826" calcext:value-type="float">
            <text:p>0.0967391304347826</text:p>
          </table:table-cell>
          <table:table-cell office:value-type="float" office:value="1151" calcext:value-type="float">
            <text:p>1151</text:p>
          </table:table-cell>
          <table:table-cell office:value-type="float" office:value="11" calcext:value-type="float">
            <text:p>11</text:p>
          </table:table-cell>
          <table:table-cell office:value-type="float" office:value="148" calcext:value-type="float">
            <text:p>148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119475418522997" calcext:value-type="float">
            <text:p>0.119475418522997</text:p>
          </table:table-cell>
          <table:table-cell office:value-type="float" office:value="0.11086274302638" calcext:value-type="float">
            <text:p>0.11086274302638</text:p>
          </table:table-cell>
          <table:table-cell office:value-type="float" office:value="0.182960045454042" calcext:value-type="float">
            <text:p>0.182960045454042</text:p>
          </table:table-cell>
          <table:table-cell table:number-columns-repeated="3" office:value-type="float" office:value="0.0764635603345281" calcext:value-type="float">
            <text:p>0.0764635603345281</text:p>
          </table:table-cell>
          <table:table-cell office:value-type="float" office:value="1139" calcext:value-type="float">
            <text:p>1139</text:p>
          </table:table-cell>
          <table:table-cell office:value-type="float" office:value="17" calcext:value-type="float">
            <text:p>17</text:p>
          </table:table-cell>
          <table:table-cell office:value-type="float" office:value="142" calcext:value-type="float">
            <text:p>142</text:p>
          </table:table-cell>
          <table:table-cell office:value-type="float" office:value="33" calcext:value-type="float">
            <text:p>3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0.462686567164179" calcext:value-type="float">
            <text:p>0.462686567164179</text:p>
          </table:table-cell>
          <table:table-cell office:value-type="float" office:value="0.116319400198652" calcext:value-type="float">
            <text:p>0.116319400198652</text:p>
          </table:table-cell>
          <table:table-cell office:value-type="float" office:value="0.101109600924944" calcext:value-type="float">
            <text:p>0.101109600924944</text:p>
          </table:table-cell>
          <table:table-cell office:value-type="float" office:value="0.228431882895414" calcext:value-type="float">
            <text:p>0.228431882895414</text:p>
          </table:table-cell>
          <table:table-cell office:value-type="float" office:value="0.0606060606060606" calcext:value-type="float">
            <text:p>0.0606060606060606</text:p>
          </table:table-cell>
          <table:table-cell office:value-type="float" office:value="0.0454545454545455" calcext:value-type="float">
            <text:p>0.0454545454545455</text:p>
          </table:table-cell>
          <table:table-cell office:value-type="float" office:value="0.253731343283582" calcext:value-type="float">
            <text:p>0.253731343283582</text:p>
          </table:table-cell>
          <table:table-cell office:value-type="float" office:value="1172" calcext:value-type="float">
            <text:p>1172</text:p>
          </table:table-cell>
          <table:table-cell office:value-type="float" office:value="0" calcext:value-type="float">
            <text:p>0</text:p>
          </table:table-cell>
          <table:table-cell office:value-type="float" office:value="159" calcext:value-type="float">
            <text:p>15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0.5" calcext:value-type="float">
            <text:p>0.5</text:p>
          </table:table-cell>
          <table:table-cell office:value-type="float" office:value="0.120773854244929" calcext:value-type="float">
            <text:p>0.120773854244929</text:p>
          </table:table-cell>
          <table:table-cell office:value-type="float" office:value="0.105887372013652" calcext:value-type="float">
            <text:p>0.105887372013652</text:p>
          </table:table-cell>
          <table:table-cell office:value-type="float" office:value="0.230503144654088" calcext:value-type="float">
            <text:p>0.230503144654088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.25" calcext:value-type="float">
            <text:p>0.25</text:p>
          </table:table-cell>
          <table:table-cell office:value-type="float" office:value="1156" calcext:value-type="float">
            <text:p>1156</text:p>
          </table:table-cell>
          <table:table-cell office:value-type="float" office:value="8" calcext:value-type="float">
            <text:p>8</text:p>
          </table:table-cell>
          <table:table-cell office:value-type="float" office:value="151" calcext:value-type="float">
            <text:p>151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124020228659984" calcext:value-type="float">
            <text:p>0.124020228659984</text:p>
          </table:table-cell>
          <table:table-cell office:value-type="float" office:value="0.118117126841237" calcext:value-type="float">
            <text:p>0.118117126841237</text:p>
          </table:table-cell>
          <table:table-cell office:value-type="float" office:value="0.167532400556665" calcext:value-type="float">
            <text:p>0.167532400556665</text:p>
          </table:table-cell>
          <table:table-cell table:number-columns-repeated="3" office:value-type="float" office:value="0.0967391304347826" calcext:value-type="float">
            <text:p>0.0967391304347826</text:p>
          </table:table-cell>
          <table:table-cell office:value-type="float" office:value="1151" calcext:value-type="float">
            <text:p>1151</text:p>
          </table:table-cell>
          <table:table-cell office:value-type="float" office:value="11" calcext:value-type="float">
            <text:p>11</text:p>
          </table:table-cell>
          <table:table-cell office:value-type="float" office:value="148" calcext:value-type="float">
            <text:p>148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1194781799014" calcext:value-type="float">
            <text:p>0.1194781799014</text:p>
          </table:table-cell>
          <table:table-cell office:value-type="float" office:value="0.110856422865671" calcext:value-type="float">
            <text:p>0.110856422865671</text:p>
          </table:table-cell>
          <table:table-cell office:value-type="float" office:value="0.183029747485519" calcext:value-type="float">
            <text:p>0.183029747485519</text:p>
          </table:table-cell>
          <table:table-cell table:number-columns-repeated="3" office:value-type="float" office:value="0.0764635603345281" calcext:value-type="float">
            <text:p>0.0764635603345281</text:p>
          </table:table-cell>
          <table:table-cell office:value-type="float" office:value="1139" calcext:value-type="float">
            <text:p>1139</text:p>
          </table:table-cell>
          <table:table-cell office:value-type="float" office:value="17" calcext:value-type="float">
            <text:p>17</text:p>
          </table:table-cell>
          <table:table-cell office:value-type="float" office:value="142" calcext:value-type="float">
            <text:p>142</text:p>
          </table:table-cell>
          <table:table-cell office:value-type="float" office:value="33" calcext:value-type="float">
            <text:p>33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172" calcext:value-type="float">
            <text:p>1172</text:p>
          </table:table-cell>
          <table:table-cell office:value-type="float" office:value="0" calcext:value-type="float">
            <text:p>0</text:p>
          </table:table-cell>
          <table:table-cell office:value-type="float" office:value="159" calcext:value-type="float">
            <text:p>159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172" calcext:value-type="float">
            <text:p>1172</text:p>
          </table:table-cell>
          <table:table-cell office:value-type="float" office:value="0" calcext:value-type="float">
            <text:p>0</text:p>
          </table:table-cell>
          <table:table-cell office:value-type="float" office:value="159" calcext:value-type="float">
            <text:p>1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.00017557357205078" calcext:value-type="float">
            <text:p>0.00017557357205078</text:p>
          </table:table-cell>
          <table:table-cell office:value-type="float" office:value="0.000182904535904527" calcext:value-type="float">
            <text:p>0.000182904535904527</text:p>
          </table:table-cell>
          <table:table-cell office:value-type="float" office:value="0.998374700546265" calcext:value-type="float">
            <text:p>0.998374700546265</text:p>
          </table:table-cell>
          <table:table-cell office:value-type="float" office:value="0.997228562831879" calcext:value-type="float">
            <text:p>0.997228562831879</text:p>
          </table:table-cell>
          <table:table-cell office:value-type="float" office:value="0.998374700546265" calcext:value-type="float">
            <text:p>0.998374700546265</text:p>
          </table:table-cell>
          <table:table-cell office:value-type="float" office:value="0.0666001900937019" calcext:value-type="float">
            <text:p>0.0666001900937019</text:p>
          </table:table-cell>
          <table:table-cell office:value-type="float" office:value="0.0484831133730965" calcext:value-type="float">
            <text:p>0.0484831133730965</text:p>
          </table:table-cell>
          <table:table-cell office:value-type="float" office:value="0.208177345923598" calcext:value-type="float">
            <text:p>0.208177345923598</text:p>
          </table:table-cell>
          <table:table-cell office:value-type="float" office:value="0.00162035459652543" calcext:value-type="float">
            <text:p>0.00162035459652543</text:p>
          </table:table-cell>
          <table:table-cell office:value-type="float" office:value="0.00131524150492623" calcext:value-type="float">
            <text:p>0.00131524150492623</text:p>
          </table:table-cell>
          <table:table-cell office:value-type="float" office:value="0.0201682895421982" calcext:value-type="float">
            <text:p>0.0201682895421982</text:p>
          </table:table-cell>
          <table:table-cell office:value-type="float" office:value="1134" calcext:value-type="float">
            <text:p>1134</text:p>
          </table:table-cell>
          <table:table-cell office:value-type="float" office:value="28" calcext:value-type="float">
            <text:p>28</text:p>
          </table:table-cell>
          <table:table-cell office:value-type="float" office:value="123" calcext:value-type="float">
            <text:p>123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0.0529587471931326" calcext:value-type="float">
            <text:p>0.0529587471931326</text:p>
          </table:table-cell>
          <table:table-cell office:value-type="float" office:value="0.0534485116132384" calcext:value-type="float">
            <text:p>0.0534485116132384</text:p>
          </table:table-cell>
          <table:table-cell office:value-type="float" office:value="0.667502507296274" calcext:value-type="float">
            <text:p>0.667502507296274</text:p>
          </table:table-cell>
          <table:table-cell office:value-type="float" office:value="0.6387202210885" calcext:value-type="float">
            <text:p>0.6387202210885</text:p>
          </table:table-cell>
          <table:table-cell office:value-type="float" office:value="0.667502507296274" calcext:value-type="float">
            <text:p>0.667502507296274</text:p>
          </table:table-cell>
          <table:table-cell office:value-type="float" office:value="0.12017790632957" calcext:value-type="float">
            <text:p>0.12017790632957</text:p>
          </table:table-cell>
          <table:table-cell office:value-type="float" office:value="0.109664883503119" calcext:value-type="float">
            <text:p>0.109664883503119</text:p>
          </table:table-cell>
          <table:table-cell office:value-type="float" office:value="0.202332654244879" calcext:value-type="float">
            <text:p>0.202332654244879</text:p>
          </table:table-cell>
          <table:table-cell office:value-type="float" office:value="0.086640580812537" calcext:value-type="float">
            <text:p>0.086640580812537</text:p>
          </table:table-cell>
          <table:table-cell office:value-type="float" office:value="0.0827913015501598" calcext:value-type="float">
            <text:p>0.0827913015501598</text:p>
          </table:table-cell>
          <table:table-cell office:value-type="float" office:value="0.14783350907218" calcext:value-type="float">
            <text:p>0.14783350907218</text:p>
          </table:table-cell>
          <table:table-cell office:value-type="float" office:value="1164" calcext:value-type="float">
            <text:p>1164</text:p>
          </table:table-cell>
          <table:table-cell office:value-type="float" office:value="9" calcext:value-type="float">
            <text:p>9</text:p>
          </table:table-cell>
          <table:table-cell office:value-type="float" office:value="142" calcext:value-type="float">
            <text:p>14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.0529111376085952" calcext:value-type="float">
            <text:p>0.0529111376085952</text:p>
          </table:table-cell>
          <table:table-cell office:value-type="float" office:value="0.0534009333999535" calcext:value-type="float">
            <text:p>0.0534009333999535</text:p>
          </table:table-cell>
          <table:table-cell office:value-type="float" office:value="0.668014074574709" calcext:value-type="float">
            <text:p>0.668014074574709</text:p>
          </table:table-cell>
          <table:table-cell office:value-type="float" office:value="0.639225491015235" calcext:value-type="float">
            <text:p>0.639225491015235</text:p>
          </table:table-cell>
          <table:table-cell office:value-type="float" office:value="0.668014074574709" calcext:value-type="float">
            <text:p>0.668014074574709</text:p>
          </table:table-cell>
          <table:table-cell office:value-type="float" office:value="0.120178118799532" calcext:value-type="float">
            <text:p>0.120178118799532</text:p>
          </table:table-cell>
          <table:table-cell office:value-type="float" office:value="0.109654913356506" calcext:value-type="float">
            <text:p>0.109654913356506</text:p>
          </table:table-cell>
          <table:table-cell office:value-type="float" office:value="0.202412439480136" calcext:value-type="float">
            <text:p>0.202412439480136</text:p>
          </table:table-cell>
          <table:table-cell office:value-type="float" office:value="0.0866034583376131" calcext:value-type="float">
            <text:p>0.0866034583376131</text:p>
          </table:table-cell>
          <table:table-cell office:value-type="float" office:value="0.0827522524468615" calcext:value-type="float">
            <text:p>0.0827522524468615</text:p>
          </table:table-cell>
          <table:table-cell office:value-type="float" office:value="0.147843541833818" calcext:value-type="float">
            <text:p>0.147843541833818</text:p>
          </table:table-cell>
          <table:table-cell office:value-type="float" office:value="1164" calcext:value-type="float">
            <text:p>1164</text:p>
          </table:table-cell>
          <table:table-cell office:value-type="float" office:value="9" calcext:value-type="float">
            <text:p>9</text:p>
          </table:table-cell>
          <table:table-cell office:value-type="float" office:value="142" calcext:value-type="float">
            <text:p>14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.0416112231928873" calcext:value-type="float">
            <text:p>0.0416112231928873</text:p>
          </table:table-cell>
          <table:table-cell office:value-type="float" office:value="0.0422071525469018" calcext:value-type="float">
            <text:p>0.0422071525469018</text:p>
          </table:table-cell>
          <table:table-cell office:value-type="float" office:value="0.911256618213059" calcext:value-type="float">
            <text:p>0.911256618213059</text:p>
          </table:table-cell>
          <table:table-cell office:value-type="float" office:value="0.89426475537869" calcext:value-type="float">
            <text:p>0.89426475537869</text:p>
          </table:table-cell>
          <table:table-cell office:value-type="float" office:value="0.911256618213059" calcext:value-type="float">
            <text:p>0.911256618213059</text:p>
          </table:table-cell>
          <table:table-cell office:value-type="float" office:value="0.149869639034467" calcext:value-type="float">
            <text:p>0.149869639034467</text:p>
          </table:table-cell>
          <table:table-cell office:value-type="float" office:value="0.13191530195935" calcext:value-type="float">
            <text:p>0.13191530195935</text:p>
          </table:table-cell>
          <table:table-cell office:value-type="float" office:value="0.290175054588362" calcext:value-type="float">
            <text:p>0.290175054588362</text:p>
          </table:table-cell>
          <table:table-cell office:value-type="float" office:value="0.0886538895867235" calcext:value-type="float">
            <text:p>0.0886538895867235</text:p>
          </table:table-cell>
          <table:table-cell office:value-type="float" office:value="0.0827182572543939" calcext:value-type="float">
            <text:p>0.0827182572543939</text:p>
          </table:table-cell>
          <table:table-cell office:value-type="float" office:value="0.196440187235158" calcext:value-type="float">
            <text:p>0.196440187235158</text:p>
          </table:table-cell>
          <table:table-cell office:value-type="float" office:value="1134" calcext:value-type="float">
            <text:p>1134</text:p>
          </table:table-cell>
          <table:table-cell office:value-type="float" office:value="28" calcext:value-type="float">
            <text:p>28</text:p>
          </table:table-cell>
          <table:table-cell office:value-type="float" office:value="123" calcext:value-type="float">
            <text:p>123</text:p>
          </table:table-cell>
          <table:table-cell office:value-type="float" office:value="46" calcext:value-type="float">
            <text:p>4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0.5" calcext:value-type="float">
            <text:p>0.5</text:p>
          </table:table-cell>
          <table:table-cell office:value-type="float" office:value="0.116161323766581" calcext:value-type="float">
            <text:p>0.116161323766581</text:p>
          </table:table-cell>
          <table:table-cell office:value-type="float" office:value="0.104506269892526" calcext:value-type="float">
            <text:p>0.104506269892526</text:p>
          </table:table-cell>
          <table:table-cell office:value-type="float" office:value="0.207240552716148" calcext:value-type="float">
            <text:p>0.207240552716148</text:p>
          </table:table-cell>
          <table:table-cell office:value-type="float" office:value="0.0714285714285714" calcext:value-type="float">
            <text:p>0.0714285714285714</text:p>
          </table:table-cell>
          <table:table-cell office:value-type="float" office:value="0.0681818181818182" calcext:value-type="float">
            <text:p>0.0681818181818182</text:p>
          </table:table-cell>
          <table:table-cell office:value-type="float" office:value="0.185185185185185" calcext:value-type="float">
            <text:p>0.185185185185185</text:p>
          </table:table-cell>
          <table:table-cell office:value-type="float" office:value="1178" calcext:value-type="float">
            <text:p>1178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0.5" calcext:value-type="float">
            <text:p>0.5</text:p>
          </table:table-cell>
          <table:table-cell office:value-type="float" office:value="0.116161323766581" calcext:value-type="float">
            <text:p>0.116161323766581</text:p>
          </table:table-cell>
          <table:table-cell office:value-type="float" office:value="0.104506269892526" calcext:value-type="float">
            <text:p>0.104506269892526</text:p>
          </table:table-cell>
          <table:table-cell office:value-type="float" office:value="0.207240552716148" calcext:value-type="float">
            <text:p>0.207240552716148</text:p>
          </table:table-cell>
          <table:table-cell office:value-type="float" office:value="0.0714285714285714" calcext:value-type="float">
            <text:p>0.0714285714285714</text:p>
          </table:table-cell>
          <table:table-cell office:value-type="float" office:value="0.0681818181818182" calcext:value-type="float">
            <text:p>0.0681818181818182</text:p>
          </table:table-cell>
          <table:table-cell office:value-type="float" office:value="0.185185185185185" calcext:value-type="float">
            <text:p>0.185185185185185</text:p>
          </table:table-cell>
          <table:table-cell office:value-type="float" office:value="1178" calcext:value-type="float">
            <text:p>1178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0.666666666666667" calcext:value-type="float">
            <text:p>0.666666666666667</text:p>
          </table:table-cell>
          <table:table-cell office:value-type="float" office:value="0.125973904593522" calcext:value-type="float">
            <text:p>0.125973904593522</text:p>
          </table:table-cell>
          <table:table-cell office:value-type="float" office:value="0.117062865892313" calcext:value-type="float">
            <text:p>0.117062865892313</text:p>
          </table:table-cell>
          <table:table-cell office:value-type="float" office:value="0.195609836165885" calcext:value-type="float">
            <text:p>0.195609836165885</text:p>
          </table:table-cell>
          <table:table-cell table:number-columns-repeated="3" office:value-type="float" office:value="0.0959367945823928" calcext:value-type="float">
            <text:p>0.0959367945823928</text:p>
          </table:table-cell>
          <table:table-cell office:value-type="float" office:value="1163" calcext:value-type="float">
            <text:p>1163</text:p>
          </table:table-cell>
          <table:table-cell office:value-type="float" office:value="8" calcext:value-type="float">
            <text:p>8</text:p>
          </table:table-cell>
          <table:table-cell office:value-type="float" office:value="143" calcext:value-type="float">
            <text:p>143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125037627433398" calcext:value-type="float">
            <text:p>0.125037627433398</text:p>
          </table:table-cell>
          <table:table-cell office:value-type="float" office:value="0.114874944017977" calcext:value-type="float">
            <text:p>0.114874944017977</text:p>
          </table:table-cell>
          <table:table-cell office:value-type="float" office:value="0.204454623659865" calcext:value-type="float">
            <text:p>0.204454623659865</text:p>
          </table:table-cell>
          <table:table-cell table:number-columns-repeated="3" office:value-type="float" office:value="0.0948275862068966" calcext:value-type="float">
            <text:p>0.0948275862068966</text:p>
          </table:table-cell>
          <table:table-cell office:value-type="float" office:value="1160" calcext:value-type="float">
            <text:p>1160</text:p>
          </table:table-cell>
          <table:table-cell office:value-type="float" office:value="18" calcext:value-type="float">
            <text:p>18</text:p>
          </table:table-cell>
          <table:table-cell office:value-type="float" office:value="133" calcext:value-type="float">
            <text:p>133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0.343283582089552" calcext:value-type="float">
            <text:p>0.343283582089552</text:p>
          </table:table-cell>
          <table:table-cell office:value-type="float" office:value="0.116365783948232" calcext:value-type="float">
            <text:p>0.116365783948232</text:p>
          </table:table-cell>
          <table:table-cell office:value-type="float" office:value="0.105912272228994" calcext:value-type="float">
            <text:p>0.105912272228994</text:p>
          </table:table-cell>
          <table:table-cell office:value-type="float" office:value="0.198055478178044" calcext:value-type="float">
            <text:p>0.198055478178044</text:p>
          </table:table-cell>
          <table:table-cell table:number-columns-repeated="2" office:value-type="float" office:value="0.0909090909090909" calcext:value-type="float">
            <text:p>0.0909090909090909</text:p>
          </table:table-cell>
          <table:table-cell office:value-type="float" office:value="0.223880597014925" calcext:value-type="float">
            <text:p>0.223880597014925</text:p>
          </table:table-cell>
          <table:table-cell office:value-type="float" office:value="1180" calcext:value-type="float">
            <text:p>1180</text:p>
          </table:table-cell>
          <table:table-cell office:value-type="float" office:value="0" calcext:value-type="float">
            <text:p>0</text:p>
          </table:table-cell>
          <table:table-cell office:value-type="float" office:value="151" calcext:value-type="float">
            <text:p>15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0.4" calcext:value-type="float">
            <text:p>0.4</text:p>
          </table:table-cell>
          <table:table-cell office:value-type="float" office:value="0.115063861758077" calcext:value-type="float">
            <text:p>0.115063861758077</text:p>
          </table:table-cell>
          <table:table-cell office:value-type="float" office:value="0.103686440677966" calcext:value-type="float">
            <text:p>0.103686440677966</text:p>
          </table:table-cell>
          <table:table-cell office:value-type="float" office:value="0.203973509933775" calcext:value-type="float">
            <text:p>0.203973509933775</text:p>
          </table:table-cell>
          <table:table-cell office:value-type="float" office:value="0.1" calcext:value-type="float">
            <text:p>0.1</text:p>
          </table:table-cell>
          <table:table-cell office:value-type="float" office:value="0.05" calcext:value-type="float">
            <text:p>0.05</text:p>
          </table:table-cell>
          <table:table-cell office:value-type="float" office:value="0.15" calcext:value-type="float">
            <text:p>0.15</text:p>
          </table:table-cell>
          <table:table-cell office:value-type="float" office:value="1180" calcext:value-type="float">
            <text:p>1180</text:p>
          </table:table-cell>
          <table:table-cell office:value-type="float" office:value="0" calcext:value-type="float">
            <text:p>0</text:p>
          </table:table-cell>
          <table:table-cell office:value-type="float" office:value="151" calcext:value-type="float">
            <text:p>15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0.666666666666667" calcext:value-type="float">
            <text:p>0.666666666666667</text:p>
          </table:table-cell>
          <table:table-cell office:value-type="float" office:value="0.125973904593522" calcext:value-type="float">
            <text:p>0.125973904593522</text:p>
          </table:table-cell>
          <table:table-cell office:value-type="float" office:value="0.117062865892313" calcext:value-type="float">
            <text:p>0.117062865892313</text:p>
          </table:table-cell>
          <table:table-cell office:value-type="float" office:value="0.195609836165885" calcext:value-type="float">
            <text:p>0.195609836165885</text:p>
          </table:table-cell>
          <table:table-cell table:number-columns-repeated="3" office:value-type="float" office:value="0.0959367945823928" calcext:value-type="float">
            <text:p>0.0959367945823928</text:p>
          </table:table-cell>
          <table:table-cell office:value-type="float" office:value="1163" calcext:value-type="float">
            <text:p>1163</text:p>
          </table:table-cell>
          <table:table-cell office:value-type="float" office:value="8" calcext:value-type="float">
            <text:p>8</text:p>
          </table:table-cell>
          <table:table-cell office:value-type="float" office:value="143" calcext:value-type="float">
            <text:p>143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125016700931362" calcext:value-type="float">
            <text:p>0.125016700931362</text:p>
          </table:table-cell>
          <table:table-cell office:value-type="float" office:value="0.114858531883079" calcext:value-type="float">
            <text:p>0.114858531883079</text:p>
          </table:table-cell>
          <table:table-cell office:value-type="float" office:value="0.204398419321918" calcext:value-type="float">
            <text:p>0.204398419321918</text:p>
          </table:table-cell>
          <table:table-cell table:number-columns-repeated="3" office:value-type="float" office:value="0.0948275862068966" calcext:value-type="float">
            <text:p>0.0948275862068966</text:p>
          </table:table-cell>
          <table:table-cell office:value-type="float" office:value="1160" calcext:value-type="float">
            <text:p>1160</text:p>
          </table:table-cell>
          <table:table-cell office:value-type="float" office:value="18" calcext:value-type="float">
            <text:p>18</text:p>
          </table:table-cell>
          <table:table-cell office:value-type="float" office:value="133" calcext:value-type="float">
            <text:p>133</text:p>
          </table:table-cell>
          <table:table-cell office:value-type="float" office:value="20" calcext:value-type="float">
            <text:p>20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180" calcext:value-type="float">
            <text:p>1180</text:p>
          </table:table-cell>
          <table:table-cell office:value-type="float" office:value="0" calcext:value-type="float">
            <text:p>0</text:p>
          </table:table-cell>
          <table:table-cell office:value-type="float" office:value="151" calcext:value-type="float">
            <text:p>15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180" calcext:value-type="float">
            <text:p>1180</text:p>
          </table:table-cell>
          <table:table-cell office:value-type="float" office:value="0" calcext:value-type="float">
            <text:p>0</text:p>
          </table:table-cell>
          <table:table-cell office:value-type="float" office:value="151" calcext:value-type="float">
            <text:p>1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.000184473843546584" calcext:value-type="float">
            <text:p>0.000184473843546584</text:p>
          </table:table-cell>
          <table:table-cell office:value-type="float" office:value="0.000211063888855278" calcext:value-type="float">
            <text:p>0.000211063888855278</text:p>
          </table:table-cell>
          <table:table-cell table:number-columns-repeated="2" office:value-type="float" office:value="0.990360498428345" calcext:value-type="float">
            <text:p>0.990360498428345</text:p>
          </table:table-cell>
          <table:table-cell office:value-type="float" office:value="0.98420262336731" calcext:value-type="float">
            <text:p>0.98420262336731</text:p>
          </table:table-cell>
          <table:table-cell office:value-type="float" office:value="0.0270989678182519" calcext:value-type="float">
            <text:p>0.0270989678182519</text:p>
          </table:table-cell>
          <table:table-cell office:value-type="float" office:value="0.0172069463957913" calcext:value-type="float">
            <text:p>0.0172069463957913</text:p>
          </table:table-cell>
          <table:table-cell office:value-type="float" office:value="0.0933126141026992" calcext:value-type="float">
            <text:p>0.0933126141026992</text:p>
          </table:table-cell>
          <table:table-cell office:value-type="float" office:value="0.000812047743238509" calcext:value-type="float">
            <text:p>0.000812047743238509</text:p>
          </table:table-cell>
          <table:table-cell office:value-type="float" office:value="0.000676115683745593" calcext:value-type="float">
            <text:p>0.000676115683745593</text:p>
          </table:table-cell>
          <table:table-cell office:value-type="float" office:value="0.00531221739947796" calcext:value-type="float">
            <text:p>0.00531221739947796</text:p>
          </table:table-cell>
          <table:table-cell office:value-type="float" office:value="1141" calcext:value-type="float">
            <text:p>1141</text:p>
          </table:table-cell>
          <table:table-cell office:value-type="float" office:value="13" calcext:value-type="float">
            <text:p>13</text:p>
          </table:table-cell>
          <table:table-cell office:value-type="float" office:value="160" calcext:value-type="float">
            <text:p>16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.0671468423149396" calcext:value-type="float">
            <text:p>0.0671468423149396</text:p>
          </table:table-cell>
          <table:table-cell office:value-type="float" office:value="0.0695869049609818" calcext:value-type="float">
            <text:p>0.0695869049609818</text:p>
          </table:table-cell>
          <table:table-cell table:number-columns-repeated="2" office:value-type="float" office:value="0.756263500677705" calcext:value-type="float">
            <text:p>0.756263500677705</text:p>
          </table:table-cell>
          <table:table-cell office:value-type="float" office:value="0.72908835605206" calcext:value-type="float">
            <text:p>0.72908835605206</text:p>
          </table:table-cell>
          <table:table-cell office:value-type="float" office:value="0.129230514965669" calcext:value-type="float">
            <text:p>0.129230514965669</text:p>
          </table:table-cell>
          <table:table-cell office:value-type="float" office:value="0.117567475249309" calcext:value-type="float">
            <text:p>0.117567475249309</text:p>
          </table:table-cell>
          <table:table-cell office:value-type="float" office:value="0.207298723009282" calcext:value-type="float">
            <text:p>0.207298723009282</text:p>
          </table:table-cell>
          <table:table-cell office:value-type="float" office:value="0.0988940182661282" calcext:value-type="float">
            <text:p>0.0988940182661282</text:p>
          </table:table-cell>
          <table:table-cell office:value-type="float" office:value="0.0943426200804986" calcext:value-type="float">
            <text:p>0.0943426200804986</text:p>
          </table:table-cell>
          <table:table-cell office:value-type="float" office:value="0.157894375748786" calcext:value-type="float">
            <text:p>0.157894375748786</text:p>
          </table:table-cell>
          <table:table-cell office:value-type="float" office:value="1145" calcext:value-type="float">
            <text:p>1145</text:p>
          </table:table-cell>
          <table:table-cell office:value-type="float" office:value="9" calcext:value-type="float">
            <text:p>9</text:p>
          </table:table-cell>
          <table:table-cell office:value-type="float" office:value="164" calcext:value-type="float">
            <text:p>164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.0670758127223737" calcext:value-type="float">
            <text:p>0.0670758127223737</text:p>
          </table:table-cell>
          <table:table-cell office:value-type="float" office:value="0.0695168298151217" calcext:value-type="float">
            <text:p>0.0695168298151217</text:p>
          </table:table-cell>
          <table:table-cell table:number-columns-repeated="2" office:value-type="float" office:value="0.756989549587293" calcext:value-type="float">
            <text:p>0.756989549587293</text:p>
          </table:table-cell>
          <table:table-cell office:value-type="float" office:value="0.729828589310847" calcext:value-type="float">
            <text:p>0.729828589310847</text:p>
          </table:table-cell>
          <table:table-cell office:value-type="float" office:value="0.129228844258855" calcext:value-type="float">
            <text:p>0.129228844258855</text:p>
          </table:table-cell>
          <table:table-cell office:value-type="float" office:value="0.117549018152533" calcext:value-type="float">
            <text:p>0.117549018152533</text:p>
          </table:table-cell>
          <table:table-cell office:value-type="float" office:value="0.207409414380946" calcext:value-type="float">
            <text:p>0.207409414380946</text:p>
          </table:table-cell>
          <table:table-cell office:value-type="float" office:value="0.0988436352849385" calcext:value-type="float">
            <text:p>0.0988436352849385</text:p>
          </table:table-cell>
          <table:table-cell office:value-type="float" office:value="0.0942883045992812" calcext:value-type="float">
            <text:p>0.0942883045992812</text:p>
          </table:table-cell>
          <table:table-cell office:value-type="float" office:value="0.157915257552117" calcext:value-type="float">
            <text:p>0.157915257552117</text:p>
          </table:table-cell>
          <table:table-cell office:value-type="float" office:value="1145" calcext:value-type="float">
            <text:p>1145</text:p>
          </table:table-cell>
          <table:table-cell office:value-type="float" office:value="9" calcext:value-type="float">
            <text:p>9</text:p>
          </table:table-cell>
          <table:table-cell office:value-type="float" office:value="164" calcext:value-type="float">
            <text:p>164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.0642081075044752" calcext:value-type="float">
            <text:p>0.0642081075044752</text:p>
          </table:table-cell>
          <table:table-cell office:value-type="float" office:value="0.0667764357217412" calcext:value-type="float">
            <text:p>0.0667764357217412</text:p>
          </table:table-cell>
          <table:table-cell table:number-columns-repeated="2" office:value-type="float" office:value="0.808994859108498" calcext:value-type="float">
            <text:p>0.808994859108498</text:p>
          </table:table-cell>
          <table:table-cell office:value-type="float" office:value="0.78374332777184" calcext:value-type="float">
            <text:p>0.78374332777184</text:p>
          </table:table-cell>
          <table:table-cell office:value-type="float" office:value="0.132514906473876" calcext:value-type="float">
            <text:p>0.132514906473876</text:p>
          </table:table-cell>
          <table:table-cell office:value-type="float" office:value="0.119465764456" calcext:value-type="float">
            <text:p>0.119465764456</text:p>
          </table:table-cell>
          <table:table-cell office:value-type="float" office:value="0.219861186570414" calcext:value-type="float">
            <text:p>0.219861186570414</text:p>
          </table:table-cell>
          <table:table-cell office:value-type="float" office:value="0.0982139428890644" calcext:value-type="float">
            <text:p>0.0982139428890644</text:p>
          </table:table-cell>
          <table:table-cell office:value-type="float" office:value="0.09326892170537" calcext:value-type="float">
            <text:p>0.09326892170537</text:p>
          </table:table-cell>
          <table:table-cell office:value-type="float" office:value="0.163757281927534" calcext:value-type="float">
            <text:p>0.163757281927534</text:p>
          </table:table-cell>
          <table:table-cell office:value-type="float" office:value="1141" calcext:value-type="float">
            <text:p>1141</text:p>
          </table:table-cell>
          <table:table-cell office:value-type="float" office:value="13" calcext:value-type="float">
            <text:p>13</text:p>
          </table:table-cell>
          <table:table-cell office:value-type="float" office:value="160" calcext:value-type="float">
            <text:p>160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990360498428345" calcext:value-type="float">
            <text:p>0.990360498428345</text:p>
          </table:table-cell>
          <table:table-cell office:value-type="float" office:value="0.414634146341463" calcext:value-type="float">
            <text:p>0.414634146341463</text:p>
          </table:table-cell>
          <table:table-cell office:value-type="float" office:value="0.129996646079847" calcext:value-type="float">
            <text:p>0.129996646079847</text:p>
          </table:table-cell>
          <table:table-cell office:value-type="float" office:value="0.115296368426035" calcext:value-type="float">
            <text:p>0.115296368426035</text:p>
          </table:table-cell>
          <table:table-cell office:value-type="float" office:value="0.228395036386861" calcext:value-type="float">
            <text:p>0.228395036386861</text:p>
          </table:table-cell>
          <table:table-cell table:number-columns-repeated="2" office:value-type="float" office:value="0.0987124463519313" calcext:value-type="float">
            <text:p>0.0987124463519313</text:p>
          </table:table-cell>
          <table:table-cell office:value-type="float" office:value="0.212121212121212" calcext:value-type="float">
            <text:p>0.212121212121212</text:p>
          </table:table-cell>
          <table:table-cell office:value-type="float" office:value="1157" calcext:value-type="float">
            <text:p>1157</text:p>
          </table:table-cell>
          <table:table-cell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0.414634146341463" calcext:value-type="float">
            <text:p>0.414634146341463</text:p>
          </table:table-cell>
          <table:table-cell office:value-type="float" office:value="0.129563955752326" calcext:value-type="float">
            <text:p>0.129563955752326</text:p>
          </table:table-cell>
          <table:table-cell office:value-type="float" office:value="0.114799036106579" calcext:value-type="float">
            <text:p>0.114799036106579</text:p>
          </table:table-cell>
          <table:table-cell office:value-type="float" office:value="0.228395036386861" calcext:value-type="float">
            <text:p>0.228395036386861</text:p>
          </table:table-cell>
          <table:table-cell table:number-columns-repeated="2" office:value-type="float" office:value="0.0987124463519313" calcext:value-type="float">
            <text:p>0.0987124463519313</text:p>
          </table:table-cell>
          <table:table-cell office:value-type="float" office:value="0.212121212121212" calcext:value-type="float">
            <text:p>0.212121212121212</text:p>
          </table:table-cell>
          <table:table-cell office:value-type="float" office:value="1158" calcext:value-type="float">
            <text:p>1158</text:p>
          </table:table-cell>
          <table:table-cell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127935329558813" calcext:value-type="float">
            <text:p>0.127935329558813</text:p>
          </table:table-cell>
          <table:table-cell office:value-type="float" office:value="0.123826896921072" calcext:value-type="float">
            <text:p>0.123826896921072</text:p>
          </table:table-cell>
          <table:table-cell office:value-type="float" office:value="0.15543570524959" calcext:value-type="float">
            <text:p>0.15543570524959</text:p>
          </table:table-cell>
          <table:table-cell table:number-columns-repeated="3" office:value-type="float" office:value="0.114164904862579" calcext:value-type="float">
            <text:p>0.114164904862579</text:p>
          </table:table-cell>
          <table:table-cell office:value-type="float" office:value="1144" calcext:value-type="float">
            <text:p>1144</text:p>
          </table:table-cell>
          <table:table-cell office:value-type="float" office:value="6" calcext:value-type="float">
            <text:p>6</text:p>
          </table:table-cell>
          <table:table-cell office:value-type="float" office:value="167" calcext:value-type="float">
            <text:p>167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134639715143783" calcext:value-type="float">
            <text:p>0.134639715143783</text:p>
          </table:table-cell>
          <table:table-cell office:value-type="float" office:value="0.124644809192263" calcext:value-type="float">
            <text:p>0.124644809192263</text:p>
          </table:table-cell>
          <table:table-cell office:value-type="float" office:value="0.201542033593839" calcext:value-type="float">
            <text:p>0.201542033593839</text:p>
          </table:table-cell>
          <table:table-cell table:number-columns-repeated="3" office:value-type="float" office:value="0.107456140350877" calcext:value-type="float">
            <text:p>0.107456140350877</text:p>
          </table:table-cell>
          <table:table-cell office:value-type="float" office:value="1137" calcext:value-type="float">
            <text:p>1137</text:p>
          </table:table-cell>
          <table:table-cell office:value-type="float" office:value="17" calcext:value-type="float">
            <text:p>17</text:p>
          </table:table-cell>
          <table:table-cell office:value-type="float" office:value="156" calcext:value-type="float">
            <text:p>156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0.373134328358209" calcext:value-type="float">
            <text:p>0.373134328358209</text:p>
          </table:table-cell>
          <table:table-cell office:value-type="float" office:value="0.128203834322004" calcext:value-type="float">
            <text:p>0.128203834322004</text:p>
          </table:table-cell>
          <table:table-cell office:value-type="float" office:value="0.114292136428862" calcext:value-type="float">
            <text:p>0.114292136428862</text:p>
          </table:table-cell>
          <table:table-cell office:value-type="float" office:value="0.221323754323495" calcext:value-type="float">
            <text:p>0.221323754323495</text:p>
          </table:table-cell>
          <table:table-cell office:value-type="float" office:value="0.106060606060606" calcext:value-type="float">
            <text:p>0.106060606060606</text:p>
          </table:table-cell>
          <table:table-cell office:value-type="float" office:value="0.0757575757575758" calcext:value-type="float">
            <text:p>0.0757575757575758</text:p>
          </table:table-cell>
          <table:table-cell office:value-type="float" office:value="0.227272727272727" calcext:value-type="float">
            <text:p>0.227272727272727</text:p>
          </table:table-cell>
          <table:table-cell office:value-type="float" office:value="1158" calcext:value-type="float">
            <text:p>1158</text:p>
          </table:table-cell>
          <table:table-cell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0.5" calcext:value-type="float">
            <text:p>0.5</text:p>
          </table:table-cell>
          <table:table-cell office:value-type="float" office:value="0.130052592036063" calcext:value-type="float">
            <text:p>0.130052592036063</text:p>
          </table:table-cell>
          <table:table-cell office:value-type="float" office:value="0.116105354058722" calcext:value-type="float">
            <text:p>0.116105354058722</text:p>
          </table:table-cell>
          <table:table-cell office:value-type="float" office:value="0.223410404624277" calcext:value-type="float">
            <text:p>0.223410404624277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.25" calcext:value-type="float">
            <text:p>0.25</text:p>
          </table:table-cell>
          <table:table-cell office:value-type="float" office:value="1150" calcext:value-type="float">
            <text:p>1150</text:p>
          </table:table-cell>
          <table:table-cell office:value-type="float" office:value="14" calcext:value-type="float">
            <text:p>14</text:p>
          </table:table-cell>
          <table:table-cell office:value-type="float" office:value="159" calcext:value-type="float">
            <text:p>159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127937294302853" calcext:value-type="float">
            <text:p>0.127937294302853</text:p>
          </table:table-cell>
          <table:table-cell office:value-type="float" office:value="0.123808563475993" calcext:value-type="float">
            <text:p>0.123808563475993</text:p>
          </table:table-cell>
          <table:table-cell office:value-type="float" office:value="0.15557353879709" calcext:value-type="float">
            <text:p>0.15557353879709</text:p>
          </table:table-cell>
          <table:table-cell table:number-columns-repeated="3" office:value-type="float" office:value="0.114164904862579" calcext:value-type="float">
            <text:p>0.114164904862579</text:p>
          </table:table-cell>
          <table:table-cell office:value-type="float" office:value="1144" calcext:value-type="float">
            <text:p>1144</text:p>
          </table:table-cell>
          <table:table-cell office:value-type="float" office:value="6" calcext:value-type="float">
            <text:p>6</text:p>
          </table:table-cell>
          <table:table-cell office:value-type="float" office:value="167" calcext:value-type="float">
            <text:p>167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134664360336392" calcext:value-type="float">
            <text:p>0.134664360336392</text:p>
          </table:table-cell>
          <table:table-cell office:value-type="float" office:value="0.124654425355271" calcext:value-type="float">
            <text:p>0.124654425355271</text:p>
          </table:table-cell>
          <table:table-cell office:value-type="float" office:value="0.201667277724473" calcext:value-type="float">
            <text:p>0.201667277724473</text:p>
          </table:table-cell>
          <table:table-cell table:number-columns-repeated="3" office:value-type="float" office:value="0.107456140350877" calcext:value-type="float">
            <text:p>0.107456140350877</text:p>
          </table:table-cell>
          <table:table-cell office:value-type="float" office:value="1137" calcext:value-type="float">
            <text:p>1137</text:p>
          </table:table-cell>
          <table:table-cell office:value-type="float" office:value="17" calcext:value-type="float">
            <text:p>17</text:p>
          </table:table-cell>
          <table:table-cell office:value-type="float" office:value="156" calcext:value-type="float">
            <text:p>156</text:p>
          </table:table-cell>
          <table:table-cell office:value-type="float" office:value="21" calcext:value-type="float">
            <text:p>2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158" calcext:value-type="float">
            <text:p>1158</text:p>
          </table:table-cell>
          <table:table-cell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158" calcext:value-type="float">
            <text:p>1158</text:p>
          </table:table-cell>
          <table:table-cell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.000375511968741193" calcext:value-type="float">
            <text:p>0.000375511968741193</text:p>
          </table:table-cell>
          <table:table-cell office:value-type="float" office:value="0.000568176037631929" calcext:value-type="float">
            <text:p>0.000568176037631929</text:p>
          </table:table-cell>
          <table:table-cell office:value-type="float" office:value="0.997886478900909" calcext:value-type="float">
            <text:p>0.997886478900909</text:p>
          </table:table-cell>
          <table:table-cell office:value-type="float" office:value="0.995553553104401" calcext:value-type="float">
            <text:p>0.995553553104401</text:p>
          </table:table-cell>
          <table:table-cell office:value-type="float" office:value="0.997886478900909" calcext:value-type="float">
            <text:p>0.997886478900909</text:p>
          </table:table-cell>
          <table:table-cell office:value-type="float" office:value="0.0352171180281268" calcext:value-type="float">
            <text:p>0.0352171180281268</text:p>
          </table:table-cell>
          <table:table-cell office:value-type="float" office:value="0.0229451546889638" calcext:value-type="float">
            <text:p>0.0229451546889638</text:p>
          </table:table-cell>
          <table:table-cell office:value-type="float" office:value="0.12900998069173" calcext:value-type="float">
            <text:p>0.12900998069173</text:p>
          </table:table-cell>
          <table:table-cell office:value-type="float" office:value="0.00158366013783962" calcext:value-type="float">
            <text:p>0.00158366013783962</text:p>
          </table:table-cell>
          <table:table-cell office:value-type="float" office:value="0.0013875940348953" calcext:value-type="float">
            <text:p>0.0013875940348953</text:p>
          </table:table-cell>
          <table:table-cell office:value-type="float" office:value="0.00621534464880824" calcext:value-type="float">
            <text:p>0.00621534464880824</text:p>
          </table:table-cell>
          <table:table-cell office:value-type="float" office:value="1157" calcext:value-type="float">
            <text:p>1157</text:p>
          </table:table-cell>
          <table:table-cell office:value-type="float" office:value="17" calcext:value-type="float">
            <text:p>17</text:p>
          </table:table-cell>
          <table:table-cell office:value-type="float" office:value="137" calcext:value-type="float">
            <text:p>137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.0654798770566096" calcext:value-type="float">
            <text:p>0.0654798770566096</text:p>
          </table:table-cell>
          <table:table-cell office:value-type="float" office:value="0.0727297359527675" calcext:value-type="float">
            <text:p>0.0727297359527675</text:p>
          </table:table-cell>
          <table:table-cell office:value-type="float" office:value="0.76223875993715" calcext:value-type="float">
            <text:p>0.76223875993715</text:p>
          </table:table-cell>
          <table:table-cell office:value-type="float" office:value="0.723498447181089" calcext:value-type="float">
            <text:p>0.723498447181089</text:p>
          </table:table-cell>
          <table:table-cell office:value-type="float" office:value="0.76223875993715" calcext:value-type="float">
            <text:p>0.76223875993715</text:p>
          </table:table-cell>
          <table:table-cell office:value-type="float" office:value="0.120920412595538" calcext:value-type="float">
            <text:p>0.120920412595538</text:p>
          </table:table-cell>
          <table:table-cell office:value-type="float" office:value="0.111575465881082" calcext:value-type="float">
            <text:p>0.111575465881082</text:p>
          </table:table-cell>
          <table:table-cell office:value-type="float" office:value="0.192342505341737" calcext:value-type="float">
            <text:p>0.192342505341737</text:p>
          </table:table-cell>
          <table:table-cell office:value-type="float" office:value="0.0939644915537437" calcext:value-type="float">
            <text:p>0.0939644915537437</text:p>
          </table:table-cell>
          <table:table-cell office:value-type="float" office:value="0.0909413032495403" calcext:value-type="float">
            <text:p>0.0909413032495403</text:p>
          </table:table-cell>
          <table:table-cell office:value-type="float" office:value="0.130930959981241" calcext:value-type="float">
            <text:p>0.130930959981241</text:p>
          </table:table-cell>
          <table:table-cell office:value-type="float" office:value="1162" calcext:value-type="float">
            <text:p>1162</text:p>
          </table:table-cell>
          <table:table-cell office:value-type="float" office:value="11" calcext:value-type="float">
            <text:p>11</text:p>
          </table:table-cell>
          <table:table-cell office:value-type="float" office:value="143" calcext:value-type="float">
            <text:p>14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.0654146629942066" calcext:value-type="float">
            <text:p>0.0654146629942066</text:p>
          </table:table-cell>
          <table:table-cell office:value-type="float" office:value="0.0726683102580494" calcext:value-type="float">
            <text:p>0.0726683102580494</text:p>
          </table:table-cell>
          <table:table-cell office:value-type="float" office:value="0.762997126489013" calcext:value-type="float">
            <text:p>0.762997126489013</text:p>
          </table:table-cell>
          <table:table-cell office:value-type="float" office:value="0.724279942190641" calcext:value-type="float">
            <text:p>0.724279942190641</text:p>
          </table:table-cell>
          <table:table-cell office:value-type="float" office:value="0.762997126489013" calcext:value-type="float">
            <text:p>0.762997126489013</text:p>
          </table:table-cell>
          <table:table-cell office:value-type="float" office:value="0.120919351589733" calcext:value-type="float">
            <text:p>0.120919351589733</text:p>
          </table:table-cell>
          <table:table-cell office:value-type="float" office:value="0.1115607190387" calcext:value-type="float">
            <text:p>0.1115607190387</text:p>
          </table:table-cell>
          <table:table-cell office:value-type="float" office:value="0.192446043229769" calcext:value-type="float">
            <text:p>0.192446043229769</text:p>
          </table:table-cell>
          <table:table-cell office:value-type="float" office:value="0.0939196169634417" calcext:value-type="float">
            <text:p>0.0939196169634417</text:p>
          </table:table-cell>
          <table:table-cell office:value-type="float" office:value="0.0908936346756823" calcext:value-type="float">
            <text:p>0.0908936346756823</text:p>
          </table:table-cell>
          <table:table-cell office:value-type="float" office:value="0.130929377375718" calcext:value-type="float">
            <text:p>0.130929377375718</text:p>
          </table:table-cell>
          <table:table-cell office:value-type="float" office:value="1162" calcext:value-type="float">
            <text:p>1162</text:p>
          </table:table-cell>
          <table:table-cell office:value-type="float" office:value="11" calcext:value-type="float">
            <text:p>11</text:p>
          </table:table-cell>
          <table:table-cell office:value-type="float" office:value="143" calcext:value-type="float">
            <text:p>14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.0586513015102189" calcext:value-type="float">
            <text:p>0.0586513015102189</text:p>
          </table:table-cell>
          <table:table-cell office:value-type="float" office:value="0.0672397974534193" calcext:value-type="float">
            <text:p>0.0672397974534193</text:p>
          </table:table-cell>
          <table:table-cell office:value-type="float" office:value="0.897246772082871" calcext:value-type="float">
            <text:p>0.897246772082871</text:p>
          </table:table-cell>
          <table:table-cell office:value-type="float" office:value="0.870391055428901" calcext:value-type="float">
            <text:p>0.870391055428901</text:p>
          </table:table-cell>
          <table:table-cell office:value-type="float" office:value="0.897246772082871" calcext:value-type="float">
            <text:p>0.897246772082871</text:p>
          </table:table-cell>
          <table:table-cell office:value-type="float" office:value="0.131566939234574" calcext:value-type="float">
            <text:p>0.131566939234574</text:p>
          </table:table-cell>
          <table:table-cell office:value-type="float" office:value="0.118931861398326" calcext:value-type="float">
            <text:p>0.118931861398326</text:p>
          </table:table-cell>
          <table:table-cell office:value-type="float" office:value="0.228135034125893" calcext:value-type="float">
            <text:p>0.228135034125893</text:p>
          </table:table-cell>
          <table:table-cell office:value-type="float" office:value="0.0937432064724487" calcext:value-type="float">
            <text:p>0.0937432064724487</text:p>
          </table:table-cell>
          <table:table-cell office:value-type="float" office:value="0.0898598203713374" calcext:value-type="float">
            <text:p>0.0898598203713374</text:p>
          </table:table-cell>
          <table:table-cell office:value-type="float" office:value="0.143561698605662" calcext:value-type="float">
            <text:p>0.143561698605662</text:p>
          </table:table-cell>
          <table:table-cell office:value-type="float" office:value="1157" calcext:value-type="float">
            <text:p>1157</text:p>
          </table:table-cell>
          <table:table-cell office:value-type="float" office:value="17" calcext:value-type="float">
            <text:p>17</text:p>
          </table:table-cell>
          <table:table-cell office:value-type="float" office:value="137" calcext:value-type="float">
            <text:p>137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3" office:value-type="float" office:value="0.714285714285714" calcext:value-type="float">
            <text:p>0.714285714285714</text:p>
          </table:table-cell>
          <table:table-cell office:value-type="float" office:value="0.121448948730684" calcext:value-type="float">
            <text:p>0.121448948730684</text:p>
          </table:table-cell>
          <table:table-cell office:value-type="float" office:value="0.109364585824903" calcext:value-type="float">
            <text:p>0.109364585824903</text:p>
          </table:table-cell>
          <table:table-cell office:value-type="float" office:value="0.213808008082016" calcext:value-type="float">
            <text:p>0.213808008082016</text:p>
          </table:table-cell>
          <table:table-cell table:number-columns-repeated="2" office:value-type="float" office:value="0.0769230769230769" calcext:value-type="float">
            <text:p>0.0769230769230769</text:p>
          </table:table-cell>
          <table:table-cell office:value-type="float" office:value="0.171428571428571" calcext:value-type="float">
            <text:p>0.171428571428571</text:p>
          </table:table-cell>
          <table:table-cell office:value-type="float" office:value="1170" calcext:value-type="float">
            <text:p>1170</text:p>
          </table:table-cell>
          <table:table-cell office:value-type="float" office:value="6" calcext:value-type="float">
            <text:p>6</text:p>
          </table:table-cell>
          <table:table-cell office:value-type="float" office:value="148" calcext:value-type="float">
            <text:p>14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3" office:value-type="float" office:value="0.714285714285714" calcext:value-type="float">
            <text:p>0.714285714285714</text:p>
          </table:table-cell>
          <table:table-cell office:value-type="float" office:value="0.121448948730684" calcext:value-type="float">
            <text:p>0.121448948730684</text:p>
          </table:table-cell>
          <table:table-cell office:value-type="float" office:value="0.109364585824903" calcext:value-type="float">
            <text:p>0.109364585824903</text:p>
          </table:table-cell>
          <table:table-cell office:value-type="float" office:value="0.213808008082016" calcext:value-type="float">
            <text:p>0.213808008082016</text:p>
          </table:table-cell>
          <table:table-cell table:number-columns-repeated="2" office:value-type="float" office:value="0.0769230769230769" calcext:value-type="float">
            <text:p>0.0769230769230769</text:p>
          </table:table-cell>
          <table:table-cell office:value-type="float" office:value="0.171428571428571" calcext:value-type="float">
            <text:p>0.171428571428571</text:p>
          </table:table-cell>
          <table:table-cell office:value-type="float" office:value="1170" calcext:value-type="float">
            <text:p>1170</text:p>
          </table:table-cell>
          <table:table-cell office:value-type="float" office:value="6" calcext:value-type="float">
            <text:p>6</text:p>
          </table:table-cell>
          <table:table-cell office:value-type="float" office:value="148" calcext:value-type="float">
            <text:p>148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0.666666666666667" calcext:value-type="float">
            <text:p>0.666666666666667</text:p>
          </table:table-cell>
          <table:table-cell office:value-type="float" office:value="0.126473089008221" calcext:value-type="float">
            <text:p>0.126473089008221</text:p>
          </table:table-cell>
          <table:table-cell office:value-type="float" office:value="0.121006328603791" calcext:value-type="float">
            <text:p>0.121006328603791</text:p>
          </table:table-cell>
          <table:table-cell office:value-type="float" office:value="0.168254757813507" calcext:value-type="float">
            <text:p>0.168254757813507</text:p>
          </table:table-cell>
          <table:table-cell table:number-columns-repeated="3" office:value-type="float" office:value="0.107446808510638" calcext:value-type="float">
            <text:p>0.107446808510638</text:p>
          </table:table-cell>
          <table:table-cell office:value-type="float" office:value="1164" calcext:value-type="float">
            <text:p>1164</text:p>
          </table:table-cell>
          <table:table-cell office:value-type="float" office:value="6" calcext:value-type="float">
            <text:p>6</text:p>
          </table:table-cell>
          <table:table-cell office:value-type="float" office:value="148" calcext:value-type="float">
            <text:p>148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125578856641784" calcext:value-type="float">
            <text:p>0.125578856641784</text:p>
          </table:table-cell>
          <table:table-cell office:value-type="float" office:value="0.120037541063706" calcext:value-type="float">
            <text:p>0.120037541063706</text:p>
          </table:table-cell>
          <table:table-cell office:value-type="float" office:value="0.16793033998852" calcext:value-type="float">
            <text:p>0.16793033998852</text:p>
          </table:table-cell>
          <table:table-cell table:number-columns-repeated="3" office:value-type="float" office:value="0.100446428571429" calcext:value-type="float">
            <text:p>0.100446428571429</text:p>
          </table:table-cell>
          <table:table-cell office:value-type="float" office:value="1150" calcext:value-type="float">
            <text:p>1150</text:p>
          </table:table-cell>
          <table:table-cell office:value-type="float" office:value="13" calcext:value-type="float">
            <text:p>13</text:p>
          </table:table-cell>
          <table:table-cell office:value-type="float" office:value="141" calcext:value-type="float">
            <text:p>141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51515151515152" calcext:value-type="float">
            <text:p>0.0151515151515152</text:p>
          </table:table-cell>
          <table:table-cell table:number-columns-repeated="3" office:value-type="float" office:value="0.358208955223881" calcext:value-type="float">
            <text:p>0.358208955223881</text:p>
          </table:table-cell>
          <table:table-cell office:value-type="float" office:value="0.123337278500605" calcext:value-type="float">
            <text:p>0.123337278500605</text:p>
          </table:table-cell>
          <table:table-cell office:value-type="float" office:value="0.112683858071195" calcext:value-type="float">
            <text:p>0.112683858071195</text:p>
          </table:table-cell>
          <table:table-cell office:value-type="float" office:value="0.204759848925385" calcext:value-type="float">
            <text:p>0.204759848925385</text:p>
          </table:table-cell>
          <table:table-cell office:value-type="float" office:value="0.0909090909090909" calcext:value-type="float">
            <text:p>0.0909090909090909</text:p>
          </table:table-cell>
          <table:table-cell office:value-type="float" office:value="0.0746268656716418" calcext:value-type="float">
            <text:p>0.0746268656716418</text:p>
          </table:table-cell>
          <table:table-cell office:value-type="float" office:value="0.195499773857983" calcext:value-type="float">
            <text:p>0.195499773857983</text:p>
          </table:table-cell>
          <table:table-cell office:value-type="float" office:value="1177" calcext:value-type="float">
            <text:p>1177</text:p>
          </table:table-cell>
          <table:table-cell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0.5" calcext:value-type="float">
            <text:p>0.5</text:p>
          </table:table-cell>
          <table:table-cell office:value-type="float" office:value="0.12618332081142" calcext:value-type="float">
            <text:p>0.12618332081142</text:p>
          </table:table-cell>
          <table:table-cell office:value-type="float" office:value="0.113891248937978" calcext:value-type="float">
            <text:p>0.113891248937978</text:p>
          </table:table-cell>
          <table:table-cell office:value-type="float" office:value="0.22012987012987" calcext:value-type="float">
            <text:p>0.22012987012987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162" calcext:value-type="float">
            <text:p>1162</text:p>
          </table:table-cell>
          <table:table-cell office:value-type="float" office:value="11" calcext:value-type="float">
            <text:p>11</text:p>
          </table:table-cell>
          <table:table-cell office:value-type="float" office:value="143" calcext:value-type="float">
            <text:p>143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0.666666666666667" calcext:value-type="float">
            <text:p>0.666666666666667</text:p>
          </table:table-cell>
          <table:table-cell office:value-type="float" office:value="0.126434856117104" calcext:value-type="float">
            <text:p>0.126434856117104</text:p>
          </table:table-cell>
          <table:table-cell office:value-type="float" office:value="0.120990554250587" calcext:value-type="float">
            <text:p>0.120990554250587</text:p>
          </table:table-cell>
          <table:table-cell office:value-type="float" office:value="0.168044877525478" calcext:value-type="float">
            <text:p>0.168044877525478</text:p>
          </table:table-cell>
          <table:table-cell table:number-columns-repeated="3" office:value-type="float" office:value="0.107446808510638" calcext:value-type="float">
            <text:p>0.107446808510638</text:p>
          </table:table-cell>
          <table:table-cell office:value-type="float" office:value="1164" calcext:value-type="float">
            <text:p>1164</text:p>
          </table:table-cell>
          <table:table-cell office:value-type="float" office:value="6" calcext:value-type="float">
            <text:p>6</text:p>
          </table:table-cell>
          <table:table-cell office:value-type="float" office:value="148" calcext:value-type="float">
            <text:p>148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125577528532074" calcext:value-type="float">
            <text:p>0.125577528532074</text:p>
          </table:table-cell>
          <table:table-cell office:value-type="float" office:value="0.120032223098812" calcext:value-type="float">
            <text:p>0.120032223098812</text:p>
          </table:table-cell>
          <table:table-cell office:value-type="float" office:value="0.167959505772006" calcext:value-type="float">
            <text:p>0.167959505772006</text:p>
          </table:table-cell>
          <table:table-cell table:number-columns-repeated="3" office:value-type="float" office:value="0.100446428571429" calcext:value-type="float">
            <text:p>0.100446428571429</text:p>
          </table:table-cell>
          <table:table-cell office:value-type="float" office:value="1150" calcext:value-type="float">
            <text:p>1150</text:p>
          </table:table-cell>
          <table:table-cell office:value-type="float" office:value="13" calcext:value-type="float">
            <text:p>13</text:p>
          </table:table-cell>
          <table:table-cell office:value-type="float" office:value="141" calcext:value-type="float">
            <text:p>141</text:p>
          </table:table-cell>
          <table:table-cell office:value-type="float" office:value="27" calcext:value-type="float">
            <text:p>27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177" calcext:value-type="float">
            <text:p>1177</text:p>
          </table:table-cell>
          <table:table-cell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177" calcext:value-type="float">
            <text:p>1177</text:p>
          </table:table-cell>
          <table:table-cell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.000193196596228518" calcext:value-type="float">
            <text:p>0.000193196596228518</text:p>
          </table:table-cell>
          <table:table-cell office:value-type="float" office:value="0.000226816613576375" calcext:value-type="float">
            <text:p>0.000226816613576375</text:p>
          </table:table-cell>
          <table:table-cell table:number-columns-repeated="2" office:value-type="float" office:value="0.999042928218842" calcext:value-type="float">
            <text:p>0.999042928218842</text:p>
          </table:table-cell>
          <table:table-cell office:value-type="float" office:value="0.997974216938019" calcext:value-type="float">
            <text:p>0.997974216938019</text:p>
          </table:table-cell>
          <table:table-cell office:value-type="float" office:value="0.0548701745452787" calcext:value-type="float">
            <text:p>0.0548701745452787</text:p>
          </table:table-cell>
          <table:table-cell office:value-type="float" office:value="0.0446593480550335" calcext:value-type="float">
            <text:p>0.0446593480550335</text:p>
          </table:table-cell>
          <table:table-cell office:value-type="float" office:value="0.122319976960841" calcext:value-type="float">
            <text:p>0.122319976960841</text:p>
          </table:table-cell>
          <table:table-cell office:value-type="float" office:value="0.00104115484282374" calcext:value-type="float">
            <text:p>0.00104115484282374</text:p>
          </table:table-cell>
          <table:table-cell office:value-type="float" office:value="0.000842597219161689" calcext:value-type="float">
            <text:p>0.000842597219161689</text:p>
          </table:table-cell>
          <table:table-cell office:value-type="float" office:value="0.00368611374869943" calcext:value-type="float">
            <text:p>0.00368611374869943</text:p>
          </table:table-cell>
          <table:table-cell office:value-type="float" office:value="1107" calcext:value-type="float">
            <text:p>1107</text:p>
          </table:table-cell>
          <table:table-cell office:value-type="float" office:value="16" calcext:value-type="float">
            <text:p>16</text:p>
          </table:table-cell>
          <table:table-cell office:value-type="float" office:value="159" calcext:value-type="float">
            <text:p>159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.0745217229586215" calcext:value-type="float">
            <text:p>0.0745217229586215</text:p>
          </table:table-cell>
          <table:table-cell office:value-type="float" office:value="0.0767736101443701" calcext:value-type="float">
            <text:p>0.0767736101443701</text:p>
          </table:table-cell>
          <table:table-cell table:number-columns-repeated="2" office:value-type="float" office:value="0.643860128431246" calcext:value-type="float">
            <text:p>0.643860128431246</text:p>
          </table:table-cell>
          <table:table-cell office:value-type="float" office:value="0.60860406595674" calcext:value-type="float">
            <text:p>0.60860406595674</text:p>
          </table:table-cell>
          <table:table-cell office:value-type="float" office:value="0.129001615888273" calcext:value-type="float">
            <text:p>0.129001615888273</text:p>
          </table:table-cell>
          <table:table-cell office:value-type="float" office:value="0.122494144963516" calcext:value-type="float">
            <text:p>0.122494144963516</text:p>
          </table:table-cell>
          <table:table-cell office:value-type="float" office:value="0.17198810953981" calcext:value-type="float">
            <text:p>0.17198810953981</text:p>
          </table:table-cell>
          <table:table-cell office:value-type="float" office:value="0.101470851104473" calcext:value-type="float">
            <text:p>0.101470851104473</text:p>
          </table:table-cell>
          <table:table-cell office:value-type="float" office:value="0.0976602710084157" calcext:value-type="float">
            <text:p>0.0976602710084157</text:p>
          </table:table-cell>
          <table:table-cell office:value-type="float" office:value="0.127114473733914" calcext:value-type="float">
            <text:p>0.127114473733914</text:p>
          </table:table-cell>
          <table:table-cell office:value-type="float" office:value="1151" calcext:value-type="float">
            <text:p>1151</text:p>
          </table:table-cell>
          <table:table-cell office:value-type="float" office:value="5" calcext:value-type="float">
            <text:p>5</text:p>
          </table:table-cell>
          <table:table-cell office:value-type="float" office:value="170" calcext:value-type="float">
            <text:p>17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.0744817520692182" calcext:value-type="float">
            <text:p>0.0744817520692182</text:p>
          </table:table-cell>
          <table:table-cell office:value-type="float" office:value="0.0767342932259539" calcext:value-type="float">
            <text:p>0.0767342932259539</text:p>
          </table:table-cell>
          <table:table-cell table:number-columns-repeated="2" office:value-type="float" office:value="0.64427794087774" calcext:value-type="float">
            <text:p>0.64427794087774</text:p>
          </table:table-cell>
          <table:table-cell office:value-type="float" office:value="0.609010417235646" calcext:value-type="float">
            <text:p>0.609010417235646</text:p>
          </table:table-cell>
          <table:table-cell office:value-type="float" office:value="0.12899803403071" calcext:value-type="float">
            <text:p>0.12899803403071</text:p>
          </table:table-cell>
          <table:table-cell office:value-type="float" office:value="0.122485261838402" calcext:value-type="float">
            <text:p>0.122485261838402</text:p>
          </table:table-cell>
          <table:table-cell office:value-type="float" office:value="0.172019546341039" calcext:value-type="float">
            <text:p>0.172019546341039</text:p>
          </table:table-cell>
          <table:table-cell office:value-type="float" office:value="0.101441810953699" calcext:value-type="float">
            <text:p>0.101441810953699</text:p>
          </table:table-cell>
          <table:table-cell office:value-type="float" office:value="0.0976293114675814" calcext:value-type="float">
            <text:p>0.0976293114675814</text:p>
          </table:table-cell>
          <table:table-cell office:value-type="float" office:value="0.127100911943615" calcext:value-type="float">
            <text:p>0.127100911943615</text:p>
          </table:table-cell>
          <table:table-cell office:value-type="float" office:value="1151" calcext:value-type="float">
            <text:p>1151</text:p>
          </table:table-cell>
          <table:table-cell office:value-type="float" office:value="6" calcext:value-type="float">
            <text:p>6</text:p>
          </table:table-cell>
          <table:table-cell office:value-type="float" office:value="169" calcext:value-type="float">
            <text:p>16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.0643370485232309" calcext:value-type="float">
            <text:p>0.0643370485232309</text:p>
          </table:table-cell>
          <table:table-cell office:value-type="float" office:value="0.0674280811356143" calcext:value-type="float">
            <text:p>0.0674280811356143</text:p>
          </table:table-cell>
          <table:table-cell table:number-columns-repeated="2" office:value-type="float" office:value="0.898068008111665" calcext:value-type="float">
            <text:p>0.898068008111665</text:p>
          </table:table-cell>
          <table:table-cell office:value-type="float" office:value="0.874447277200796" calcext:value-type="float">
            <text:p>0.874447277200796</text:p>
          </table:table-cell>
          <table:table-cell office:value-type="float" office:value="0.155574830138732" calcext:value-type="float">
            <text:p>0.155574830138732</text:p>
          </table:table-cell>
          <table:table-cell office:value-type="float" office:value="0.144268627533661" calcext:value-type="float">
            <text:p>0.144268627533661</text:p>
          </table:table-cell>
          <table:table-cell office:value-type="float" office:value="0.230260374204231" calcext:value-type="float">
            <text:p>0.230260374204231</text:p>
          </table:table-cell>
          <table:table-cell office:value-type="float" office:value="0.104373085353911" calcext:value-type="float">
            <text:p>0.104373085353911</text:p>
          </table:table-cell>
          <table:table-cell office:value-type="float" office:value="0.0983356103264252" calcext:value-type="float">
            <text:p>0.0983356103264252</text:p>
          </table:table-cell>
          <table:table-cell office:value-type="float" office:value="0.147676080276278" calcext:value-type="float">
            <text:p>0.147676080276278</text:p>
          </table:table-cell>
          <table:table-cell office:value-type="float" office:value="1107" calcext:value-type="float">
            <text:p>1107</text:p>
          </table:table-cell>
          <table:table-cell office:value-type="float" office:value="16" calcext:value-type="float">
            <text:p>16</text:p>
          </table:table-cell>
          <table:table-cell office:value-type="float" office:value="159" calcext:value-type="float">
            <text:p>159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999042928218842" calcext:value-type="float">
            <text:p>0.999042928218842</text:p>
          </table:table-cell>
          <table:table-cell office:value-type="float" office:value="0.997974216938019" calcext:value-type="float">
            <text:p>0.997974216938019</text:p>
          </table:table-cell>
          <table:table-cell office:value-type="float" office:value="0.128017349534976" calcext:value-type="float">
            <text:p>0.128017349534976</text:p>
          </table:table-cell>
          <table:table-cell office:value-type="float" office:value="0.11831427499611" calcext:value-type="float">
            <text:p>0.11831427499611</text:p>
          </table:table-cell>
          <table:table-cell office:value-type="float" office:value="0.192113087631718" calcext:value-type="float">
            <text:p>0.192113087631718</text:p>
          </table:table-cell>
          <table:table-cell table:number-columns-repeated="2" office:value-type="float" office:value="0.0754716981132075" calcext:value-type="float">
            <text:p>0.0754716981132075</text:p>
          </table:table-cell>
          <table:table-cell office:value-type="float" office:value="0.156521739130435" calcext:value-type="float">
            <text:p>0.156521739130435</text:p>
          </table:table-cell>
          <table:table-cell office:value-type="float" office:value="1141" calcext:value-type="float">
            <text:p>1141</text:p>
          </table:table-cell>
          <table:table-cell office:value-type="float" office:value="11" calcext:value-type="float">
            <text:p>11</text:p>
          </table:table-cell>
          <table:table-cell office:value-type="float" office:value="164" calcext:value-type="float">
            <text:p>164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0.52" calcext:value-type="float">
            <text:p>0.52</text:p>
          </table:table-cell>
          <table:table-cell office:value-type="float" office:value="0.127298031711937" calcext:value-type="float">
            <text:p>0.127298031711937</text:p>
          </table:table-cell>
          <table:table-cell office:value-type="float" office:value="0.117899536410014" calcext:value-type="float">
            <text:p>0.117899536410014</text:p>
          </table:table-cell>
          <table:table-cell office:value-type="float" office:value="0.189381806392072" calcext:value-type="float">
            <text:p>0.189381806392072</text:p>
          </table:table-cell>
          <table:table-cell table:number-columns-repeated="2" office:value-type="float" office:value="0.0754716981132075" calcext:value-type="float">
            <text:p>0.0754716981132075</text:p>
          </table:table-cell>
          <table:table-cell office:value-type="float" office:value="0.156521739130435" calcext:value-type="float">
            <text:p>0.156521739130435</text:p>
          </table:table-cell>
          <table:table-cell office:value-type="float" office:value="1141" calcext:value-type="float">
            <text:p>1141</text:p>
          </table:table-cell>
          <table:table-cell office:value-type="float" office:value="11" calcext:value-type="float">
            <text:p>11</text:p>
          </table:table-cell>
          <table:table-cell office:value-type="float" office:value="164" calcext:value-type="float">
            <text:p>164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571428571428571" calcext:value-type="float">
            <text:p>0.571428571428571</text:p>
          </table:table-cell>
          <table:table-cell office:value-type="float" office:value="0.5" calcext:value-type="float">
            <text:p>0.5</text:p>
          </table:table-cell>
          <table:table-cell office:value-type="float" office:value="0.126981055230492" calcext:value-type="float">
            <text:p>0.126981055230492</text:p>
          </table:table-cell>
          <table:table-cell office:value-type="float" office:value="0.124044760506698" calcext:value-type="float">
            <text:p>0.124044760506698</text:p>
          </table:table-cell>
          <table:table-cell office:value-type="float" office:value="0.146377379234522" calcext:value-type="float">
            <text:p>0.146377379234522</text:p>
          </table:table-cell>
          <table:table-cell table:number-columns-repeated="3" office:value-type="float" office:value="0.114478114478114" calcext:value-type="float">
            <text:p>0.114478114478114</text:p>
          </table:table-cell>
          <table:table-cell office:value-type="float" office:value="1148" calcext:value-type="float">
            <text:p>1148</text:p>
          </table:table-cell>
          <table:table-cell office:value-type="float" office:value="2" calcext:value-type="float">
            <text:p>2</text:p>
          </table:table-cell>
          <table:table-cell office:value-type="float" office:value="173" calcext:value-type="float">
            <text:p>173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office:value-type="float" office:value="0.131736119138225" calcext:value-type="float">
            <text:p>0.131736119138225</text:p>
          </table:table-cell>
          <table:table-cell office:value-type="float" office:value="0.12983715944765" calcext:value-type="float">
            <text:p>0.12983715944765</text:p>
          </table:table-cell>
          <table:table-cell office:value-type="float" office:value="0.144280104294254" calcext:value-type="float">
            <text:p>0.144280104294254</text:p>
          </table:table-cell>
          <table:table-cell table:number-columns-repeated="3" office:value-type="float" office:value="0.108235294117647" calcext:value-type="float">
            <text:p>0.108235294117647</text:p>
          </table:table-cell>
          <table:table-cell office:value-type="float" office:value="1118" calcext:value-type="float">
            <text:p>1118</text:p>
          </table:table-cell>
          <table:table-cell office:value-type="float" office:value="9" calcext:value-type="float">
            <text:p>9</text:p>
          </table:table-cell>
          <table:table-cell office:value-type="float" office:value="166" calcext:value-type="float">
            <text:p>166</text:p>
          </table:table-cell>
          <table:table-cell office:value-type="float" office:value="38" calcext:value-type="float">
            <text:p>38</text:p>
          </table:table-cell>
          <table:table-cell table:number-columns-repeated="3" office:value-type="float" office:value="0.0149253731343284" calcext:value-type="float">
            <text:p>0.0149253731343284</text:p>
          </table:table-cell>
          <table:table-cell table:number-columns-repeated="3" office:value-type="float" office:value="0.328358208955224" calcext:value-type="float">
            <text:p>0.328358208955224</text:p>
          </table:table-cell>
          <table:table-cell office:value-type="float" office:value="0.126453994626281" calcext:value-type="float">
            <text:p>0.126453994626281</text:p>
          </table:table-cell>
          <table:table-cell office:value-type="float" office:value="0.118309052410173" calcext:value-type="float">
            <text:p>0.118309052410173</text:p>
          </table:table-cell>
          <table:table-cell office:value-type="float" office:value="0.180257155779544" calcext:value-type="float">
            <text:p>0.180257155779544</text:p>
          </table:table-cell>
          <table:table-cell office:value-type="float" office:value="0.136363636363636" calcext:value-type="float">
            <text:p>0.136363636363636</text:p>
          </table:table-cell>
          <table:table-cell office:value-type="float" office:value="0.0909090909090909" calcext:value-type="float">
            <text:p>0.0909090909090909</text:p>
          </table:table-cell>
          <table:table-cell office:value-type="float" office:value="0.151515151515152" calcext:value-type="float">
            <text:p>0.151515151515152</text:p>
          </table:table-cell>
          <table:table-cell office:value-type="float" office:value="1156" calcext:value-type="float">
            <text:p>1156</text:p>
          </table:table-cell>
          <table:table-cell office:value-type="float" office:value="0" calcext:value-type="float">
            <text:p>0</text:p>
          </table:table-cell>
          <table:table-cell office:value-type="float" office:value="175" calcext:value-type="float">
            <text:p>17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0.4" calcext:value-type="float">
            <text:p>0.4</text:p>
          </table:table-cell>
          <table:table-cell office:value-type="float" office:value="0.128812922614575" calcext:value-type="float">
            <text:p>0.128812922614575</text:p>
          </table:table-cell>
          <table:table-cell office:value-type="float" office:value="0.120242214532872" calcext:value-type="float">
            <text:p>0.120242214532872</text:p>
          </table:table-cell>
          <table:table-cell office:value-type="float" office:value="0.185428571428571" calcext:value-type="float">
            <text:p>0.185428571428571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.15" calcext:value-type="float">
            <text:p>0.15</text:p>
          </table:table-cell>
          <table:table-cell office:value-type="float" office:value="1156" calcext:value-type="float">
            <text:p>1156</text:p>
          </table:table-cell>
          <table:table-cell office:value-type="float" office:value="0" calcext:value-type="float">
            <text:p>0</text:p>
          </table:table-cell>
          <table:table-cell office:value-type="float" office:value="175" calcext:value-type="float">
            <text:p>17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0.571428571428571" calcext:value-type="float">
            <text:p>0.571428571428571</text:p>
          </table:table-cell>
          <table:table-cell office:value-type="float" office:value="0.5" calcext:value-type="float">
            <text:p>0.5</text:p>
          </table:table-cell>
          <table:table-cell office:value-type="float" office:value="0.126981055230492" calcext:value-type="float">
            <text:p>0.126981055230492</text:p>
          </table:table-cell>
          <table:table-cell office:value-type="float" office:value="0.124044760506698" calcext:value-type="float">
            <text:p>0.124044760506698</text:p>
          </table:table-cell>
          <table:table-cell office:value-type="float" office:value="0.146377379234522" calcext:value-type="float">
            <text:p>0.146377379234522</text:p>
          </table:table-cell>
          <table:table-cell table:number-columns-repeated="3" office:value-type="float" office:value="0.114478114478114" calcext:value-type="float">
            <text:p>0.114478114478114</text:p>
          </table:table-cell>
          <table:table-cell office:value-type="float" office:value="1148" calcext:value-type="float">
            <text:p>1148</text:p>
          </table:table-cell>
          <table:table-cell office:value-type="float" office:value="2" calcext:value-type="float">
            <text:p>2</text:p>
          </table:table-cell>
          <table:table-cell office:value-type="float" office:value="173" calcext:value-type="float">
            <text:p>173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office:value-type="float" office:value="0.131749174500754" calcext:value-type="float">
            <text:p>0.131749174500754</text:p>
          </table:table-cell>
          <table:table-cell office:value-type="float" office:value="0.129848518060405" calcext:value-type="float">
            <text:p>0.129848518060405</text:p>
          </table:table-cell>
          <table:table-cell office:value-type="float" office:value="0.144304367901007" calcext:value-type="float">
            <text:p>0.144304367901007</text:p>
          </table:table-cell>
          <table:table-cell table:number-columns-repeated="3" office:value-type="float" office:value="0.108235294117647" calcext:value-type="float">
            <text:p>0.108235294117647</text:p>
          </table:table-cell>
          <table:table-cell office:value-type="float" office:value="1118" calcext:value-type="float">
            <text:p>1118</text:p>
          </table:table-cell>
          <table:table-cell office:value-type="float" office:value="9" calcext:value-type="float">
            <text:p>9</text:p>
          </table:table-cell>
          <table:table-cell office:value-type="float" office:value="166" calcext:value-type="float">
            <text:p>166</text:p>
          </table:table-cell>
          <table:table-cell office:value-type="float" office:value="38" calcext:value-type="float">
            <text:p>38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156" calcext:value-type="float">
            <text:p>1156</text:p>
          </table:table-cell>
          <table:table-cell office:value-type="float" office:value="0" calcext:value-type="float">
            <text:p>0</text:p>
          </table:table-cell>
          <table:table-cell office:value-type="float" office:value="175" calcext:value-type="float">
            <text:p>175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156" calcext:value-type="float">
            <text:p>1156</text:p>
          </table:table-cell>
          <table:table-cell office:value-type="float" office:value="0" calcext:value-type="float">
            <text:p>0</text:p>
          </table:table-cell>
          <table:table-cell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.00032078567892313" calcext:value-type="float">
            <text:p>0.00032078567892313</text:p>
          </table:table-cell>
          <table:table-cell office:value-type="float" office:value="0.00044326955685392" calcext:value-type="float">
            <text:p>0.00044326955685392</text:p>
          </table:table-cell>
          <table:table-cell office:value-type="float" office:value="0.999318599700928" calcext:value-type="float">
            <text:p>0.999318599700928</text:p>
          </table:table-cell>
          <table:table-cell office:value-type="float" office:value="0.999276101589203" calcext:value-type="float">
            <text:p>0.999276101589203</text:p>
          </table:table-cell>
          <table:table-cell office:value-type="float" office:value="0.999318599700928" calcext:value-type="float">
            <text:p>0.999318599700928</text:p>
          </table:table-cell>
          <table:table-cell office:value-type="float" office:value="0.0889669291736185" calcext:value-type="float">
            <text:p>0.0889669291736185</text:p>
          </table:table-cell>
          <table:table-cell office:value-type="float" office:value="0.0595775043916206" calcext:value-type="float">
            <text:p>0.0595775043916206</text:p>
          </table:table-cell>
          <table:table-cell office:value-type="float" office:value="0.311947339132518" calcext:value-type="float">
            <text:p>0.311947339132518</text:p>
          </table:table-cell>
          <table:table-cell office:value-type="float" office:value="0.00308876810595393" calcext:value-type="float">
            <text:p>0.00308876810595393</text:p>
          </table:table-cell>
          <table:table-cell office:value-type="float" office:value="0.00247544969897717" calcext:value-type="float">
            <text:p>0.00247544969897717</text:p>
          </table:table-cell>
          <table:table-cell office:value-type="float" office:value="0.10991982370615" calcext:value-type="float">
            <text:p>0.10991982370615</text:p>
          </table:table-cell>
          <table:table-cell office:value-type="float" office:value="1125" calcext:value-type="float">
            <text:p>1125</text:p>
          </table:table-cell>
          <table:table-cell office:value-type="float" office:value="45" calcext:value-type="float">
            <text:p>45</text:p>
          </table:table-cell>
          <table:table-cell office:value-type="float" office:value="110" calcext:value-type="float">
            <text:p>110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0.0380460366009471" calcext:value-type="float">
            <text:p>0.0380460366009471</text:p>
          </table:table-cell>
          <table:table-cell office:value-type="float" office:value="0.0415240624329249" calcext:value-type="float">
            <text:p>0.0415240624329249</text:p>
          </table:table-cell>
          <table:table-cell office:value-type="float" office:value="0.747978725549384" calcext:value-type="float">
            <text:p>0.747978725549384</text:p>
          </table:table-cell>
          <table:table-cell office:value-type="float" office:value="0.744751542547978" calcext:value-type="float">
            <text:p>0.744751542547978</text:p>
          </table:table-cell>
          <table:table-cell office:value-type="float" office:value="0.747978725549384" calcext:value-type="float">
            <text:p>0.747978725549384</text:p>
          </table:table-cell>
          <table:table-cell office:value-type="float" office:value="0.110752729649029" calcext:value-type="float">
            <text:p>0.110752729649029</text:p>
          </table:table-cell>
          <table:table-cell office:value-type="float" office:value="0.0964172760522846" calcext:value-type="float">
            <text:p>0.0964172760522846</text:p>
          </table:table-cell>
          <table:table-cell office:value-type="float" office:value="0.219517203389494" calcext:value-type="float">
            <text:p>0.219517203389494</text:p>
          </table:table-cell>
          <table:table-cell office:value-type="float" office:value="0.0696755995169222" calcext:value-type="float">
            <text:p>0.0696755995169222</text:p>
          </table:table-cell>
          <table:table-cell office:value-type="float" office:value="0.0657316118408583" calcext:value-type="float">
            <text:p>0.0657316118408583</text:p>
          </table:table-cell>
          <table:table-cell office:value-type="float" office:value="0.174512992843781" calcext:value-type="float">
            <text:p>0.174512992843781</text:p>
          </table:table-cell>
          <table:table-cell office:value-type="float" office:value="1163" calcext:value-type="float">
            <text:p>1163</text:p>
          </table:table-cell>
          <table:table-cell office:value-type="float" office:value="14" calcext:value-type="float">
            <text:p>14</text:p>
          </table:table-cell>
          <table:table-cell office:value-type="float" office:value="141" calcext:value-type="float">
            <text:p>141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.0380007113203886" calcext:value-type="float">
            <text:p>0.0380007113203886</text:p>
          </table:table-cell>
          <table:table-cell office:value-type="float" office:value="0.0414777216560873" calcext:value-type="float">
            <text:p>0.0414777216560873</text:p>
          </table:table-cell>
          <table:table-cell office:value-type="float" office:value="0.748407754911547" calcext:value-type="float">
            <text:p>0.748407754911547</text:p>
          </table:table-cell>
          <table:table-cell office:value-type="float" office:value="0.745181557983058" calcext:value-type="float">
            <text:p>0.745181557983058</text:p>
          </table:table-cell>
          <table:table-cell office:value-type="float" office:value="0.748407754911547" calcext:value-type="float">
            <text:p>0.748407754911547</text:p>
          </table:table-cell>
          <table:table-cell office:value-type="float" office:value="0.110742413269763" calcext:value-type="float">
            <text:p>0.110742413269763</text:p>
          </table:table-cell>
          <table:table-cell office:value-type="float" office:value="0.0963955822632374" calcext:value-type="float">
            <text:p>0.0963955822632374</text:p>
          </table:table-cell>
          <table:table-cell office:value-type="float" office:value="0.219593208519271" calcext:value-type="float">
            <text:p>0.219593208519271</text:p>
          </table:table-cell>
          <table:table-cell office:value-type="float" office:value="0.0696289944765103" calcext:value-type="float">
            <text:p>0.0696289944765103</text:p>
          </table:table-cell>
          <table:table-cell office:value-type="float" office:value="0.065684334983806" calcext:value-type="float">
            <text:p>0.065684334983806</text:p>
          </table:table-cell>
          <table:table-cell office:value-type="float" office:value="0.174531123582959" calcext:value-type="float">
            <text:p>0.174531123582959</text:p>
          </table:table-cell>
          <table:table-cell office:value-type="float" office:value="1163" calcext:value-type="float">
            <text:p>1163</text:p>
          </table:table-cell>
          <table:table-cell office:value-type="float" office:value="14" calcext:value-type="float">
            <text:p>14</text:p>
          </table:table-cell>
          <table:table-cell office:value-type="float" office:value="141" calcext:value-type="float">
            <text:p>141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.0320851639214886" calcext:value-type="float">
            <text:p>0.0320851639214886</text:p>
          </table:table-cell>
          <table:table-cell office:value-type="float" office:value="0.0366240380813614" calcext:value-type="float">
            <text:p>0.0366240380813614</text:p>
          </table:table-cell>
          <table:table-cell office:value-type="float" office:value="0.95637618649511" calcext:value-type="float">
            <text:p>0.95637618649511</text:p>
          </table:table-cell>
          <table:table-cell office:value-type="float" office:value="0.955293869482439" calcext:value-type="float">
            <text:p>0.955293869482439</text:p>
          </table:table-cell>
          <table:table-cell office:value-type="float" office:value="0.95637618649511" calcext:value-type="float">
            <text:p>0.95637618649511</text:p>
          </table:table-cell>
          <table:table-cell office:value-type="float" office:value="0.159125768525053" calcext:value-type="float">
            <text:p>0.159125768525053</text:p>
          </table:table-cell>
          <table:table-cell office:value-type="float" office:value="0.133331034399974" calcext:value-type="float">
            <text:p>0.133331034399974</text:p>
          </table:table-cell>
          <table:table-cell office:value-type="float" office:value="0.354832912596618" calcext:value-type="float">
            <text:p>0.354832912596618</text:p>
          </table:table-cell>
          <table:table-cell office:value-type="float" office:value="0.0796971073440573" calcext:value-type="float">
            <text:p>0.0796971073440573</text:p>
          </table:table-cell>
          <table:table-cell office:value-type="float" office:value="0.0730693199500666" calcext:value-type="float">
            <text:p>0.0730693199500666</text:p>
          </table:table-cell>
          <table:table-cell office:value-type="float" office:value="0.291985549551972" calcext:value-type="float">
            <text:p>0.291985549551972</text:p>
          </table:table-cell>
          <table:table-cell office:value-type="float" office:value="1125" calcext:value-type="float">
            <text:p>1125</text:p>
          </table:table-cell>
          <table:table-cell office:value-type="float" office:value="45" calcext:value-type="float">
            <text:p>45</text:p>
          </table:table-cell>
          <table:table-cell office:value-type="float" office:value="110" calcext:value-type="float">
            <text:p>110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813008130081301" calcext:value-type="float">
            <text:p>0.0081300813008130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111725242500294" calcext:value-type="float">
            <text:p>0.111725242500294</text:p>
          </table:table-cell>
          <table:table-cell office:value-type="float" office:value="0.0961717691149785" calcext:value-type="float">
            <text:p>0.0961717691149785</text:p>
          </table:table-cell>
          <table:table-cell office:value-type="float" office:value="0.229730950249524" calcext:value-type="float">
            <text:p>0.229730950249524</text:p>
          </table:table-cell>
          <table:table-cell table:number-columns-repeated="2" office:value-type="float" office:value="0.0355029585798817" calcext:value-type="float">
            <text:p>0.0355029585798817</text:p>
          </table:table-cell>
          <table:table-cell office:value-type="float" office:value="0.291666666666667" calcext:value-type="float">
            <text:p>0.291666666666667</text:p>
          </table:table-cell>
          <table:table-cell office:value-type="float" office:value="1172" calcext:value-type="float">
            <text:p>1172</text:p>
          </table:table-cell>
          <table:table-cell office:value-type="float" office:value="2" calcext:value-type="float">
            <text:p>2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813008130081301" calcext:value-type="float">
            <text:p>0.0081300813008130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111726298322014" calcext:value-type="float">
            <text:p>0.111726298322014</text:p>
          </table:table-cell>
          <table:table-cell office:value-type="float" office:value="0.0961723846748516" calcext:value-type="float">
            <text:p>0.0961723846748516</text:p>
          </table:table-cell>
          <table:table-cell office:value-type="float" office:value="0.229735346380486" calcext:value-type="float">
            <text:p>0.229735346380486</text:p>
          </table:table-cell>
          <table:table-cell table:number-columns-repeated="2" office:value-type="float" office:value="0.0355029585798817" calcext:value-type="float">
            <text:p>0.0355029585798817</text:p>
          </table:table-cell>
          <table:table-cell office:value-type="float" office:value="0.291666666666667" calcext:value-type="float">
            <text:p>0.291666666666667</text:p>
          </table:table-cell>
          <table:table-cell office:value-type="float" office:value="1172" calcext:value-type="float">
            <text:p>1172</text:p>
          </table:table-cell>
          <table:table-cell office:value-type="float" office:value="2" calcext:value-type="float">
            <text:p>2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.0729559748427673" calcext:value-type="float">
            <text:p>0.0729559748427673</text:p>
          </table:table-cell>
          <table:table-cell table:number-columns-repeated="3" office:value-type="float" office:value="0.5" calcext:value-type="float">
            <text:p>0.5</text:p>
          </table:table-cell>
          <table:table-cell office:value-type="float" office:value="0.117721074474225" calcext:value-type="float">
            <text:p>0.117721074474225</text:p>
          </table:table-cell>
          <table:table-cell office:value-type="float" office:value="0.10634369320654" calcext:value-type="float">
            <text:p>0.10634369320654</text:p>
          </table:table-cell>
          <table:table-cell office:value-type="float" office:value="0.20404236718905" calcext:value-type="float">
            <text:p>0.20404236718905</text:p>
          </table:table-cell>
          <table:table-cell table:number-columns-repeated="2" office:value-type="float" office:value="0.0729559748427673" calcext:value-type="float">
            <text:p>0.0729559748427673</text:p>
          </table:table-cell>
          <table:table-cell office:value-type="float" office:value="0.181818181818182" calcext:value-type="float">
            <text:p>0.181818181818182</text:p>
          </table:table-cell>
          <table:table-cell office:value-type="float" office:value="1168" calcext:value-type="float">
            <text:p>1168</text:p>
          </table:table-cell>
          <table:table-cell office:value-type="float" office:value="3" calcext:value-type="float">
            <text:p>3</text:p>
          </table:table-cell>
          <table:table-cell office:value-type="float" office:value="152" calcext:value-type="float">
            <text:p>152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121027713571723" calcext:value-type="float">
            <text:p>0.121027713571723</text:p>
          </table:table-cell>
          <table:table-cell office:value-type="float" office:value="0.106010730555019" calcext:value-type="float">
            <text:p>0.106010730555019</text:p>
          </table:table-cell>
          <table:table-cell office:value-type="float" office:value="0.234963016975875" calcext:value-type="float">
            <text:p>0.234963016975875</text:p>
          </table:table-cell>
          <table:table-cell table:number-columns-repeated="2" office:value-type="float" office:value="0.053314121037464" calcext:value-type="float">
            <text:p>0.053314121037464</text:p>
          </table:table-cell>
          <table:table-cell office:value-type="float" office:value="0.2" calcext:value-type="float">
            <text:p>0.2</text:p>
          </table:table-cell>
          <table:table-cell office:value-type="float" office:value="1141" calcext:value-type="float">
            <text:p>1141</text:p>
          </table:table-cell>
          <table:table-cell office:value-type="float" office:value="22" calcext:value-type="float">
            <text:p>22</text:p>
          </table:table-cell>
          <table:table-cell office:value-type="float" office:value="133" calcext:value-type="float">
            <text:p>133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0.402985074626866" calcext:value-type="float">
            <text:p>0.402985074626866</text:p>
          </table:table-cell>
          <table:table-cell office:value-type="float" office:value="0.113038217151385" calcext:value-type="float">
            <text:p>0.113038217151385</text:p>
          </table:table-cell>
          <table:table-cell office:value-type="float" office:value="0.0981087143134051" calcext:value-type="float">
            <text:p>0.0981087143134051</text:p>
          </table:table-cell>
          <table:table-cell office:value-type="float" office:value="0.226309799973738" calcext:value-type="float">
            <text:p>0.226309799973738</text:p>
          </table:table-cell>
          <table:table-cell table:number-columns-repeated="2" office:value-type="float" office:value="0.0454545454545455" calcext:value-type="float">
            <text:p>0.0454545454545455</text:p>
          </table:table-cell>
          <table:table-cell office:value-type="float" office:value="0.253731343283582" calcext:value-type="float">
            <text:p>0.253731343283582</text:p>
          </table:table-cell>
          <table:table-cell office:value-type="float" office:value="1176" calcext:value-type="float">
            <text:p>1176</text:p>
          </table:table-cell>
          <table:table-cell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0.55" calcext:value-type="float">
            <text:p>0.55</text:p>
          </table:table-cell>
          <table:table-cell office:value-type="float" office:value="0.115702479338843" calcext:value-type="float">
            <text:p>0.115702479338843</text:p>
          </table:table-cell>
          <table:table-cell office:value-type="float" office:value="0.101955782312925" calcext:value-type="float">
            <text:p>0.101955782312925</text:p>
          </table:table-cell>
          <table:table-cell office:value-type="float" office:value="0.22" calcext:value-type="float">
            <text:p>0.22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.25" calcext:value-type="float">
            <text:p>0.25</text:p>
          </table:table-cell>
          <table:table-cell office:value-type="float" office:value="1171" calcext:value-type="float">
            <text:p>1171</text:p>
          </table:table-cell>
          <table:table-cell office:value-type="float" office:value="5" calcext:value-type="float">
            <text:p>5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.0729559748427673" calcext:value-type="float">
            <text:p>0.0729559748427673</text:p>
          </table:table-cell>
          <table:table-cell table:number-columns-repeated="3" office:value-type="float" office:value="0.5" calcext:value-type="float">
            <text:p>0.5</text:p>
          </table:table-cell>
          <table:table-cell office:value-type="float" office:value="0.117721074474225" calcext:value-type="float">
            <text:p>0.117721074474225</text:p>
          </table:table-cell>
          <table:table-cell office:value-type="float" office:value="0.10634369320654" calcext:value-type="float">
            <text:p>0.10634369320654</text:p>
          </table:table-cell>
          <table:table-cell office:value-type="float" office:value="0.20404236718905" calcext:value-type="float">
            <text:p>0.20404236718905</text:p>
          </table:table-cell>
          <table:table-cell table:number-columns-repeated="2" office:value-type="float" office:value="0.0729559748427673" calcext:value-type="float">
            <text:p>0.0729559748427673</text:p>
          </table:table-cell>
          <table:table-cell office:value-type="float" office:value="0.181818181818182" calcext:value-type="float">
            <text:p>0.181818181818182</text:p>
          </table:table-cell>
          <table:table-cell office:value-type="float" office:value="1168" calcext:value-type="float">
            <text:p>1168</text:p>
          </table:table-cell>
          <table:table-cell office:value-type="float" office:value="3" calcext:value-type="float">
            <text:p>3</text:p>
          </table:table-cell>
          <table:table-cell office:value-type="float" office:value="152" calcext:value-type="float">
            <text:p>152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121020160557118" calcext:value-type="float">
            <text:p>0.121020160557118</text:p>
          </table:table-cell>
          <table:table-cell office:value-type="float" office:value="0.106007796783993" calcext:value-type="float">
            <text:p>0.106007796783993</text:p>
          </table:table-cell>
          <table:table-cell office:value-type="float" office:value="0.234920417313218" calcext:value-type="float">
            <text:p>0.234920417313218</text:p>
          </table:table-cell>
          <table:table-cell table:number-columns-repeated="2" office:value-type="float" office:value="0.053314121037464" calcext:value-type="float">
            <text:p>0.053314121037464</text:p>
          </table:table-cell>
          <table:table-cell office:value-type="float" office:value="0.2" calcext:value-type="float">
            <text:p>0.2</text:p>
          </table:table-cell>
          <table:table-cell office:value-type="float" office:value="1141" calcext:value-type="float">
            <text:p>1141</text:p>
          </table:table-cell>
          <table:table-cell office:value-type="float" office:value="22" calcext:value-type="float">
            <text:p>22</text:p>
          </table:table-cell>
          <table:table-cell office:value-type="float" office:value="133" calcext:value-type="float">
            <text:p>133</text:p>
          </table:table-cell>
          <table:table-cell office:value-type="float" office:value="35" calcext:value-type="float">
            <text:p>35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176" calcext:value-type="float">
            <text:p>1176</text:p>
          </table:table-cell>
          <table:table-cell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176" calcext:value-type="float">
            <text:p>1176</text:p>
          </table:table-cell>
          <table:table-cell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.00012860081915278" calcext:value-type="float">
            <text:p>0.00012860081915278</text:p>
          </table:table-cell>
          <table:table-cell office:value-type="float" office:value="0.00023727621010039" calcext:value-type="float">
            <text:p>0.00023727621010039</text:p>
          </table:table-cell>
          <table:table-cell table:number-columns-repeated="2" office:value-type="float" office:value="0.999218225479126" calcext:value-type="float">
            <text:p>0.999218225479126</text:p>
          </table:table-cell>
          <table:table-cell office:value-type="float" office:value="0.997605681419373" calcext:value-type="float">
            <text:p>0.997605681419373</text:p>
          </table:table-cell>
          <table:table-cell office:value-type="float" office:value="0.0667591516133415" calcext:value-type="float">
            <text:p>0.0667591516133415</text:p>
          </table:table-cell>
          <table:table-cell office:value-type="float" office:value="0.0498483218196481" calcext:value-type="float">
            <text:p>0.0498483218196481</text:p>
          </table:table-cell>
          <table:table-cell office:value-type="float" office:value="0.195063253790009" calcext:value-type="float">
            <text:p>0.195063253790009</text:p>
          </table:table-cell>
          <table:table-cell office:value-type="float" office:value="0.00109105336014181" calcext:value-type="float">
            <text:p>0.00109105336014181</text:p>
          </table:table-cell>
          <table:table-cell office:value-type="float" office:value="0.000848074007080868" calcext:value-type="float">
            <text:p>0.000848074007080868</text:p>
          </table:table-cell>
          <table:table-cell office:value-type="float" office:value="0.0140361487865448" calcext:value-type="float">
            <text:p>0.0140361487865448</text:p>
          </table:table-cell>
          <table:table-cell office:value-type="float" office:value="1126" calcext:value-type="float">
            <text:p>1126</text:p>
          </table:table-cell>
          <table:table-cell office:value-type="float" office:value="27" calcext:value-type="float">
            <text:p>27</text:p>
          </table:table-cell>
          <table:table-cell office:value-type="float" office:value="128" calcext:value-type="float">
            <text:p>128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.0482000630617922" calcext:value-type="float">
            <text:p>0.0482000630617922</text:p>
          </table:table-cell>
          <table:table-cell office:value-type="float" office:value="0.0558119396528681" calcext:value-type="float">
            <text:p>0.0558119396528681</text:p>
          </table:table-cell>
          <table:table-cell table:number-columns-repeated="2" office:value-type="float" office:value="0.747337546111473" calcext:value-type="float">
            <text:p>0.747337546111473</text:p>
          </table:table-cell>
          <table:table-cell office:value-type="float" office:value="0.690292876497806" calcext:value-type="float">
            <text:p>0.690292876497806</text:p>
          </table:table-cell>
          <table:table-cell office:value-type="float" office:value="0.120174132587139" calcext:value-type="float">
            <text:p>0.120174132587139</text:p>
          </table:table-cell>
          <table:table-cell office:value-type="float" office:value="0.108988079375977" calcext:value-type="float">
            <text:p>0.108988079375977</text:p>
          </table:table-cell>
          <table:table-cell office:value-type="float" office:value="0.205043800821504" calcext:value-type="float">
            <text:p>0.205043800821504</text:p>
          </table:table-cell>
          <table:table-cell office:value-type="float" office:value="0.0799546720129308" calcext:value-type="float">
            <text:p>0.0799546720129308</text:p>
          </table:table-cell>
          <table:table-cell office:value-type="float" office:value="0.0753949847917454" calcext:value-type="float">
            <text:p>0.0753949847917454</text:p>
          </table:table-cell>
          <table:table-cell office:value-type="float" office:value="0.142487135333406" calcext:value-type="float">
            <text:p>0.142487135333406</text:p>
          </table:table-cell>
          <table:table-cell office:value-type="float" office:value="1151" calcext:value-type="float">
            <text:p>1151</text:p>
          </table:table-cell>
          <table:table-cell office:value-type="float" office:value="11" calcext:value-type="float">
            <text:p>11</text:p>
          </table:table-cell>
          <table:table-cell office:value-type="float" office:value="144" calcext:value-type="float">
            <text:p>144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.0481556320881886" calcext:value-type="float">
            <text:p>0.0481556320881886</text:p>
          </table:table-cell>
          <table:table-cell office:value-type="float" office:value="0.0557677343396492" calcext:value-type="float">
            <text:p>0.0557677343396492</text:p>
          </table:table-cell>
          <table:table-cell table:number-columns-repeated="2" office:value-type="float" office:value="0.747798592976617" calcext:value-type="float">
            <text:p>0.747798592976617</text:p>
          </table:table-cell>
          <table:table-cell office:value-type="float" office:value="0.690764247528276" calcext:value-type="float">
            <text:p>0.690764247528276</text:p>
          </table:table-cell>
          <table:table-cell office:value-type="float" office:value="0.120175604015201" calcext:value-type="float">
            <text:p>0.120175604015201</text:p>
          </table:table-cell>
          <table:table-cell office:value-type="float" office:value="0.108979994224268" calcext:value-type="float">
            <text:p>0.108979994224268</text:p>
          </table:table-cell>
          <table:table-cell office:value-type="float" office:value="0.205117778945114" calcext:value-type="float">
            <text:p>0.205117778945114</text:p>
          </table:table-cell>
          <table:table-cell office:value-type="float" office:value="0.0799167301319224" calcext:value-type="float">
            <text:p>0.0799167301319224</text:p>
          </table:table-cell>
          <table:table-cell office:value-type="float" office:value="0.075355308308564" calcext:value-type="float">
            <text:p>0.075355308308564</text:p>
          </table:table-cell>
          <table:table-cell office:value-type="float" office:value="0.14249053732338" calcext:value-type="float">
            <text:p>0.14249053732338</text:p>
          </table:table-cell>
          <table:table-cell office:value-type="float" office:value="1151" calcext:value-type="float">
            <text:p>1151</text:p>
          </table:table-cell>
          <table:table-cell office:value-type="float" office:value="11" calcext:value-type="float">
            <text:p>11</text:p>
          </table:table-cell>
          <table:table-cell office:value-type="float" office:value="144" calcext:value-type="float">
            <text:p>144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.0399192190822388" calcext:value-type="float">
            <text:p>0.0399192190822388</text:p>
          </table:table-cell>
          <table:table-cell office:value-type="float" office:value="0.0491401262477162" calcext:value-type="float">
            <text:p>0.0491401262477162</text:p>
          </table:table-cell>
          <table:table-cell table:number-columns-repeated="2" office:value-type="float" office:value="0.92684721321779" calcext:value-type="float">
            <text:p>0.92684721321779</text:p>
          </table:table-cell>
          <table:table-cell office:value-type="float" office:value="0.894856666507072" calcext:value-type="float">
            <text:p>0.894856666507072</text:p>
          </table:table-cell>
          <table:table-cell office:value-type="float" office:value="0.146658699845218" calcext:value-type="float">
            <text:p>0.146658699845218</text:p>
          </table:table-cell>
          <table:table-cell office:value-type="float" office:value="0.129301607280353" calcext:value-type="float">
            <text:p>0.129301607280353</text:p>
          </table:table-cell>
          <table:table-cell office:value-type="float" office:value="0.278348640853486" calcext:value-type="float">
            <text:p>0.278348640853486</text:p>
          </table:table-cell>
          <table:table-cell office:value-type="float" office:value="0.0816001459319176" calcext:value-type="float">
            <text:p>0.0816001459319176</text:p>
          </table:table-cell>
          <table:table-cell office:value-type="float" office:value="0.0751378528744072" calcext:value-type="float">
            <text:p>0.0751378528744072</text:p>
          </table:table-cell>
          <table:table-cell office:value-type="float" office:value="0.181031508741163" calcext:value-type="float">
            <text:p>0.181031508741163</text:p>
          </table:table-cell>
          <table:table-cell office:value-type="float" office:value="1126" calcext:value-type="float">
            <text:p>1126</text:p>
          </table:table-cell>
          <table:table-cell office:value-type="float" office:value="27" calcext:value-type="float">
            <text:p>27</text:p>
          </table:table-cell>
          <table:table-cell office:value-type="float" office:value="128" calcext:value-type="float">
            <text:p>128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05820105820106" calcext:value-type="float">
            <text:p>0.0105820105820106</text:p>
          </table:table-cell>
          <table:table-cell table:number-columns-repeated="2" office:value-type="float" office:value="0.999218225479126" calcext:value-type="float">
            <text:p>0.999218225479126</text:p>
          </table:table-cell>
          <table:table-cell office:value-type="float" office:value="0.5" calcext:value-type="float">
            <text:p>0.5</text:p>
          </table:table-cell>
          <table:table-cell office:value-type="float" office:value="0.119069271974222" calcext:value-type="float">
            <text:p>0.119069271974222</text:p>
          </table:table-cell>
          <table:table-cell office:value-type="float" office:value="0.104814721480993" calcext:value-type="float">
            <text:p>0.104814721480993</text:p>
          </table:table-cell>
          <table:table-cell office:value-type="float" office:value="0.227219926038982" calcext:value-type="float">
            <text:p>0.227219926038982</text:p>
          </table:table-cell>
          <table:table-cell office:value-type="float" office:value="0.103448275862069" calcext:value-type="float">
            <text:p>0.103448275862069</text:p>
          </table:table-cell>
          <table:table-cell office:value-type="float" office:value="0.0377358490566038" calcext:value-type="float">
            <text:p>0.0377358490566038</text:p>
          </table:table-cell>
          <table:table-cell office:value-type="float" office:value="0.3" calcext:value-type="float">
            <text:p>0.3</text:p>
          </table:table-cell>
          <table:table-cell office:value-type="float" office:value="1171" calcext:value-type="float">
            <text:p>1171</text:p>
          </table:table-cell>
          <table:table-cell office:value-type="float" office:value="3" calcext:value-type="float">
            <text:p>3</text:p>
          </table:table-cell>
          <table:table-cell office:value-type="float" office:value="152" calcext:value-type="float">
            <text:p>15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05820105820106" calcext:value-type="float">
            <text:p>0.0105820105820106</text:p>
          </table:table-cell>
          <table:table-cell table:number-columns-repeated="3" office:value-type="float" office:value="0.5" calcext:value-type="float">
            <text:p>0.5</text:p>
          </table:table-cell>
          <table:table-cell office:value-type="float" office:value="0.11869420193254" calcext:value-type="float">
            <text:p>0.11869420193254</text:p>
          </table:table-cell>
          <table:table-cell office:value-type="float" office:value="0.104390216187218" calcext:value-type="float">
            <text:p>0.104390216187218</text:p>
          </table:table-cell>
          <table:table-cell office:value-type="float" office:value="0.227219926038982" calcext:value-type="float">
            <text:p>0.227219926038982</text:p>
          </table:table-cell>
          <table:table-cell office:value-type="float" office:value="0.103448275862069" calcext:value-type="float">
            <text:p>0.103448275862069</text:p>
          </table:table-cell>
          <table:table-cell office:value-type="float" office:value="0.0377358490566038" calcext:value-type="float">
            <text:p>0.0377358490566038</text:p>
          </table:table-cell>
          <table:table-cell office:value-type="float" office:value="0.3" calcext:value-type="float">
            <text:p>0.3</text:p>
          </table:table-cell>
          <table:table-cell office:value-type="float" office:value="1171" calcext:value-type="float">
            <text:p>1171</text:p>
          </table:table-cell>
          <table:table-cell office:value-type="float" office:value="3" calcext:value-type="float">
            <text:p>3</text:p>
          </table:table-cell>
          <table:table-cell office:value-type="float" office:value="152" calcext:value-type="float">
            <text:p>15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0.666666666666667" calcext:value-type="float">
            <text:p>0.666666666666667</text:p>
          </table:table-cell>
          <table:table-cell office:value-type="float" office:value="0.119444657402154" calcext:value-type="float">
            <text:p>0.119444657402154</text:p>
          </table:table-cell>
          <table:table-cell office:value-type="float" office:value="0.113966415327743" calcext:value-type="float">
            <text:p>0.113966415327743</text:p>
          </table:table-cell>
          <table:table-cell office:value-type="float" office:value="0.161008610173171" calcext:value-type="float">
            <text:p>0.161008610173171</text:p>
          </table:table-cell>
          <table:table-cell table:number-columns-repeated="3" office:value-type="float" office:value="0.0929705215419501" calcext:value-type="float">
            <text:p>0.0929705215419501</text:p>
          </table:table-cell>
          <table:table-cell office:value-type="float" office:value="1158" calcext:value-type="float">
            <text:p>1158</text:p>
          </table:table-cell>
          <table:table-cell office:value-type="float" office:value="9" calcext:value-type="float">
            <text:p>9</text:p>
          </table:table-cell>
          <table:table-cell office:value-type="float" office:value="146" calcext:value-type="float">
            <text:p>146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119430067223389" calcext:value-type="float">
            <text:p>0.119430067223389</text:p>
          </table:table-cell>
          <table:table-cell office:value-type="float" office:value="0.110174281299844" calcext:value-type="float">
            <text:p>0.110174281299844</text:p>
          </table:table-cell>
          <table:table-cell office:value-type="float" office:value="0.189654610746543" calcext:value-type="float">
            <text:p>0.189654610746543</text:p>
          </table:table-cell>
          <table:table-cell table:number-columns-repeated="3" office:value-type="float" office:value="0.0752157829839704" calcext:value-type="float">
            <text:p>0.0752157829839704</text:p>
          </table:table-cell>
          <table:table-cell office:value-type="float" office:value="1141" calcext:value-type="float">
            <text:p>1141</text:p>
          </table:table-cell>
          <table:table-cell office:value-type="float" office:value="15" calcext:value-type="float">
            <text:p>15</text:p>
          </table:table-cell>
          <table:table-cell office:value-type="float" office:value="140" calcext:value-type="float">
            <text:p>140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0.313432835820896" calcext:value-type="float">
            <text:p>0.313432835820896</text:p>
          </table:table-cell>
          <table:table-cell office:value-type="float" office:value="0.118846380079658" calcext:value-type="float">
            <text:p>0.118846380079658</text:p>
          </table:table-cell>
          <table:table-cell office:value-type="float" office:value="0.105948688837815" calcext:value-type="float">
            <text:p>0.105948688837815</text:p>
          </table:table-cell>
          <table:table-cell office:value-type="float" office:value="0.21670241169519" calcext:value-type="float">
            <text:p>0.21670241169519</text:p>
          </table:table-cell>
          <table:table-cell table:number-columns-repeated="2" office:value-type="float" office:value="0.0895522388059701" calcext:value-type="float">
            <text:p>0.0895522388059701</text:p>
          </table:table-cell>
          <table:table-cell office:value-type="float" office:value="0.253731343283582" calcext:value-type="float">
            <text:p>0.253731343283582</text:p>
          </table:table-cell>
          <table:table-cell office:value-type="float" office:value="1176" calcext:value-type="float">
            <text:p>1176</text:p>
          </table:table-cell>
          <table:table-cell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0.45" calcext:value-type="float">
            <text:p>0.45</text:p>
          </table:table-cell>
          <table:table-cell office:value-type="float" office:value="0.117618332081142" calcext:value-type="float">
            <text:p>0.117618332081142</text:p>
          </table:table-cell>
          <table:table-cell office:value-type="float" office:value="0.102891156462585" calcext:value-type="float">
            <text:p>0.102891156462585</text:p>
          </table:table-cell>
          <table:table-cell office:value-type="float" office:value="0.229354838709677" calcext:value-type="float">
            <text:p>0.229354838709677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.2" calcext:value-type="float">
            <text:p>0.2</text:p>
          </table:table-cell>
          <table:table-cell office:value-type="float" office:value="1176" calcext:value-type="float">
            <text:p>1176</text:p>
          </table:table-cell>
          <table:table-cell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0.666666666666667" calcext:value-type="float">
            <text:p>0.666666666666667</text:p>
          </table:table-cell>
          <table:table-cell office:value-type="float" office:value="0.119444657402154" calcext:value-type="float">
            <text:p>0.119444657402154</text:p>
          </table:table-cell>
          <table:table-cell office:value-type="float" office:value="0.113966415327743" calcext:value-type="float">
            <text:p>0.113966415327743</text:p>
          </table:table-cell>
          <table:table-cell office:value-type="float" office:value="0.161008610173171" calcext:value-type="float">
            <text:p>0.161008610173171</text:p>
          </table:table-cell>
          <table:table-cell table:number-columns-repeated="3" office:value-type="float" office:value="0.0929705215419501" calcext:value-type="float">
            <text:p>0.0929705215419501</text:p>
          </table:table-cell>
          <table:table-cell office:value-type="float" office:value="1158" calcext:value-type="float">
            <text:p>1158</text:p>
          </table:table-cell>
          <table:table-cell office:value-type="float" office:value="9" calcext:value-type="float">
            <text:p>9</text:p>
          </table:table-cell>
          <table:table-cell office:value-type="float" office:value="146" calcext:value-type="float">
            <text:p>146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119411726242768" calcext:value-type="float">
            <text:p>0.119411726242768</text:p>
          </table:table-cell>
          <table:table-cell office:value-type="float" office:value="0.11015581898819" calcext:value-type="float">
            <text:p>0.11015581898819</text:p>
          </table:table-cell>
          <table:table-cell office:value-type="float" office:value="0.189637190316206" calcext:value-type="float">
            <text:p>0.189637190316206</text:p>
          </table:table-cell>
          <table:table-cell table:number-columns-repeated="3" office:value-type="float" office:value="0.0752157829839704" calcext:value-type="float">
            <text:p>0.0752157829839704</text:p>
          </table:table-cell>
          <table:table-cell office:value-type="float" office:value="1141" calcext:value-type="float">
            <text:p>1141</text:p>
          </table:table-cell>
          <table:table-cell office:value-type="float" office:value="15" calcext:value-type="float">
            <text:p>15</text:p>
          </table:table-cell>
          <table:table-cell office:value-type="float" office:value="140" calcext:value-type="float">
            <text:p>140</text:p>
          </table:table-cell>
          <table:table-cell office:value-type="float" office:value="35" calcext:value-type="float">
            <text:p>35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176" calcext:value-type="float">
            <text:p>1176</text:p>
          </table:table-cell>
          <table:table-cell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176" calcext:value-type="float">
            <text:p>1176</text:p>
          </table:table-cell>
          <table:table-cell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.000203845411306247" calcext:value-type="float">
            <text:p>0.000203845411306247</text:p>
          </table:table-cell>
          <table:table-cell office:value-type="float" office:value="0.000231147831073031" calcext:value-type="float">
            <text:p>0.000231147831073031</text:p>
          </table:table-cell>
          <table:table-cell table:number-columns-repeated="2" office:value-type="float" office:value="0.997962474822998" calcext:value-type="float">
            <text:p>0.997962474822998</text:p>
          </table:table-cell>
          <table:table-cell office:value-type="float" office:value="0.996865093708038" calcext:value-type="float">
            <text:p>0.996865093708038</text:p>
          </table:table-cell>
          <table:table-cell office:value-type="float" office:value="0.0792988316351082" calcext:value-type="float">
            <text:p>0.0792988316351082</text:p>
          </table:table-cell>
          <table:table-cell office:value-type="float" office:value="0.0534739242586474" calcext:value-type="float">
            <text:p>0.0534739242586474</text:p>
          </table:table-cell>
          <table:table-cell office:value-type="float" office:value="0.259299982450679" calcext:value-type="float">
            <text:p>0.259299982450679</text:p>
          </table:table-cell>
          <table:table-cell office:value-type="float" office:value="0.00194451992865652" calcext:value-type="float">
            <text:p>0.00194451992865652</text:p>
          </table:table-cell>
          <table:table-cell office:value-type="float" office:value="0.00151293847011402" calcext:value-type="float">
            <text:p>0.00151293847011402</text:p>
          </table:table-cell>
          <table:table-cell office:value-type="float" office:value="0.0271077640354633" calcext:value-type="float">
            <text:p>0.0271077640354633</text:p>
          </table:table-cell>
          <table:table-cell office:value-type="float" office:value="1108" calcext:value-type="float">
            <text:p>1108</text:p>
          </table:table-cell>
          <table:table-cell office:value-type="float" office:value="44" calcext:value-type="float">
            <text:p>44</text:p>
          </table:table-cell>
          <table:table-cell office:value-type="float" office:value="123" calcext:value-type="float">
            <text:p>123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0.0451577201491522" calcext:value-type="float">
            <text:p>0.0451577201491522</text:p>
          </table:table-cell>
          <table:table-cell office:value-type="float" office:value="0.0464689826104259" calcext:value-type="float">
            <text:p>0.0464689826104259</text:p>
          </table:table-cell>
          <table:table-cell table:number-columns-repeated="2" office:value-type="float" office:value="0.611630610518527" calcext:value-type="float">
            <text:p>0.611630610518527</text:p>
          </table:table-cell>
          <table:table-cell office:value-type="float" office:value="0.586885083121017" calcext:value-type="float">
            <text:p>0.586885083121017</text:p>
          </table:table-cell>
          <table:table-cell office:value-type="float" office:value="0.109048191567427" calcext:value-type="float">
            <text:p>0.109048191567427</text:p>
          </table:table-cell>
          <table:table-cell office:value-type="float" office:value="0.0965102003211936" calcext:value-type="float">
            <text:p>0.0965102003211936</text:p>
          </table:table-cell>
          <table:table-cell office:value-type="float" office:value="0.196438741331589" calcext:value-type="float">
            <text:p>0.196438741331589</text:p>
          </table:table-cell>
          <table:table-cell office:value-type="float" office:value="0.0749643954045892" calcext:value-type="float">
            <text:p>0.0749643954045892</text:p>
          </table:table-cell>
          <table:table-cell office:value-type="float" office:value="0.0709094203016247" calcext:value-type="float">
            <text:p>0.0709094203016247</text:p>
          </table:table-cell>
          <table:table-cell office:value-type="float" office:value="0.13261298988033" calcext:value-type="float">
            <text:p>0.13261298988033</text:p>
          </table:table-cell>
          <table:table-cell office:value-type="float" office:value="1156" calcext:value-type="float">
            <text:p>1156</text:p>
          </table:table-cell>
          <table:table-cell office:value-type="float" office:value="10" calcext:value-type="float">
            <text:p>10</text:p>
          </table:table-cell>
          <table:table-cell office:value-type="float" office:value="157" calcext:value-type="float">
            <text:p>15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.0451186108367995" calcext:value-type="float">
            <text:p>0.0451186108367995</text:p>
          </table:table-cell>
          <table:table-cell office:value-type="float" office:value="0.0464298290069294" calcext:value-type="float">
            <text:p>0.0464298290069294</text:p>
          </table:table-cell>
          <table:table-cell table:number-columns-repeated="2" office:value-type="float" office:value="0.612064608151148" calcext:value-type="float">
            <text:p>0.612064608151148</text:p>
          </table:table-cell>
          <table:table-cell office:value-type="float" office:value="0.587308587096886" calcext:value-type="float">
            <text:p>0.587308587096886</text:p>
          </table:table-cell>
          <table:table-cell office:value-type="float" office:value="0.10904655841546" calcext:value-type="float">
            <text:p>0.10904655841546</text:p>
          </table:table-cell>
          <table:table-cell office:value-type="float" office:value="0.0964980337903624" calcext:value-type="float">
            <text:p>0.0964980337903624</text:p>
          </table:table-cell>
          <table:table-cell office:value-type="float" office:value="0.196510526461053" calcext:value-type="float">
            <text:p>0.196510526461053</text:p>
          </table:table-cell>
          <table:table-cell office:value-type="float" office:value="0.074930615127531" calcext:value-type="float">
            <text:p>0.074930615127531</text:p>
          </table:table-cell>
          <table:table-cell office:value-type="float" office:value="0.0708742456403525" calcext:value-type="float">
            <text:p>0.0708742456403525</text:p>
          </table:table-cell>
          <table:table-cell office:value-type="float" office:value="0.132613906968657" calcext:value-type="float">
            <text:p>0.132613906968657</text:p>
          </table:table-cell>
          <table:table-cell office:value-type="float" office:value="1156" calcext:value-type="float">
            <text:p>1156</text:p>
          </table:table-cell>
          <table:table-cell office:value-type="float" office:value="10" calcext:value-type="float">
            <text:p>10</text:p>
          </table:table-cell>
          <table:table-cell office:value-type="float" office:value="157" calcext:value-type="float">
            <text:p>15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.0371731204166485" calcext:value-type="float">
            <text:p>0.0371731204166485</text:p>
          </table:table-cell>
          <table:table-cell office:value-type="float" office:value="0.0389352367392425" calcext:value-type="float">
            <text:p>0.0389352367392425</text:p>
          </table:table-cell>
          <table:table-cell table:number-columns-repeated="2" office:value-type="float" office:value="0.914665871622869" calcext:value-type="float">
            <text:p>0.914665871622869</text:p>
          </table:table-cell>
          <table:table-cell office:value-type="float" office:value="0.900837406058885" calcext:value-type="float">
            <text:p>0.900837406058885</text:p>
          </table:table-cell>
          <table:table-cell office:value-type="float" office:value="0.153937596665839" calcext:value-type="float">
            <text:p>0.153937596665839</text:p>
          </table:table-cell>
          <table:table-cell office:value-type="float" office:value="0.1301705431726" calcext:value-type="float">
            <text:p>0.1301705431726</text:p>
          </table:table-cell>
          <table:table-cell office:value-type="float" office:value="0.319595382690567" calcext:value-type="float">
            <text:p>0.319595382690567</text:p>
          </table:table-cell>
          <table:table-cell office:value-type="float" office:value="0.0839452160525295" calcext:value-type="float">
            <text:p>0.0839452160525295</text:p>
          </table:table-cell>
          <table:table-cell office:value-type="float" office:value="0.0768324629795268" calcext:value-type="float">
            <text:p>0.0768324629795268</text:p>
          </table:table-cell>
          <table:table-cell office:value-type="float" office:value="0.202436625486019" calcext:value-type="float">
            <text:p>0.202436625486019</text:p>
          </table:table-cell>
          <table:table-cell office:value-type="float" office:value="1108" calcext:value-type="float">
            <text:p>1108</text:p>
          </table:table-cell>
          <table:table-cell office:value-type="float" office:value="44" calcext:value-type="float">
            <text:p>44</text:p>
          </table:table-cell>
          <table:table-cell office:value-type="float" office:value="123" calcext:value-type="float">
            <text:p>123</text:p>
          </table:table-cell>
          <table:table-cell office:value-type="float" office:value="56" calcext:value-type="float">
            <text:p>5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111249793040325" calcext:value-type="float">
            <text:p>0.111249793040325</text:p>
          </table:table-cell>
          <table:table-cell office:value-type="float" office:value="0.0967064465143318" calcext:value-type="float">
            <text:p>0.0967064465143318</text:p>
          </table:table-cell>
          <table:table-cell office:value-type="float" office:value="0.212617789185572" calcext:value-type="float">
            <text:p>0.212617789185572</text:p>
          </table:table-cell>
          <table:table-cell table:number-columns-repeated="2" office:value-type="float" office:value="0.0680272108843537" calcext:value-type="float">
            <text:p>0.0680272108843537</text:p>
          </table:table-cell>
          <table:table-cell office:value-type="float" office:value="0.167498781567001" calcext:value-type="float">
            <text:p>0.167498781567001</text:p>
          </table:table-cell>
          <table:table-cell office:value-type="float" office:value="1157" calcext:value-type="float">
            <text:p>1157</text:p>
          </table:table-cell>
          <table:table-cell office:value-type="float" office:value="8" calcext:value-type="float">
            <text:p>8</text:p>
          </table:table-cell>
          <table:table-cell office:value-type="float" office:value="159" calcext:value-type="float">
            <text:p>159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111251170711073" calcext:value-type="float">
            <text:p>0.111251170711073</text:p>
          </table:table-cell>
          <table:table-cell office:value-type="float" office:value="0.0967080218405909" calcext:value-type="float">
            <text:p>0.0967080218405909</text:p>
          </table:table-cell>
          <table:table-cell office:value-type="float" office:value="0.212617789185572" calcext:value-type="float">
            <text:p>0.212617789185572</text:p>
          </table:table-cell>
          <table:table-cell table:number-columns-repeated="2" office:value-type="float" office:value="0.0680272108843537" calcext:value-type="float">
            <text:p>0.0680272108843537</text:p>
          </table:table-cell>
          <table:table-cell office:value-type="float" office:value="0.167498781567001" calcext:value-type="float">
            <text:p>0.167498781567001</text:p>
          </table:table-cell>
          <table:table-cell office:value-type="float" office:value="1157" calcext:value-type="float">
            <text:p>1157</text:p>
          </table:table-cell>
          <table:table-cell office:value-type="float" office:value="8" calcext:value-type="float">
            <text:p>8</text:p>
          </table:table-cell>
          <table:table-cell office:value-type="float" office:value="159" calcext:value-type="float">
            <text:p>159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0.428571428571429" calcext:value-type="float">
            <text:p>0.428571428571429</text:p>
          </table:table-cell>
          <table:table-cell office:value-type="float" office:value="0.104403007885206" calcext:value-type="float">
            <text:p>0.104403007885206</text:p>
          </table:table-cell>
          <table:table-cell office:value-type="float" office:value="0.0979427801342303" calcext:value-type="float">
            <text:p>0.0979427801342303</text:p>
          </table:table-cell>
          <table:table-cell office:value-type="float" office:value="0.149431182149491" calcext:value-type="float">
            <text:p>0.149431182149491</text:p>
          </table:table-cell>
          <table:table-cell table:number-columns-repeated="3" office:value-type="float" office:value="0.0812720848056537" calcext:value-type="float">
            <text:p>0.0812720848056537</text:p>
          </table:table-cell>
          <table:table-cell office:value-type="float" office:value="1164" calcext:value-type="float">
            <text:p>1164</text:p>
          </table:table-cell>
          <table:table-cell office:value-type="float" office:value="0" calcext:value-type="float">
            <text:p>0</text:p>
          </table:table-cell>
          <table:table-cell office:value-type="float" office:value="167" calcext:value-type="float">
            <text:p>16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111279920711679" calcext:value-type="float">
            <text:p>0.111279920711679</text:p>
          </table:table-cell>
          <table:table-cell office:value-type="float" office:value="0.102093044223264" calcext:value-type="float">
            <text:p>0.102093044223264</text:p>
          </table:table-cell>
          <table:table-cell office:value-type="float" office:value="0.175312999948294" calcext:value-type="float">
            <text:p>0.175312999948294</text:p>
          </table:table-cell>
          <table:table-cell table:number-columns-repeated="3" office:value-type="float" office:value="0.0707964601769911" calcext:value-type="float">
            <text:p>0.0707964601769911</text:p>
          </table:table-cell>
          <table:table-cell office:value-type="float" office:value="1128" calcext:value-type="float">
            <text:p>1128</text:p>
          </table:table-cell>
          <table:table-cell office:value-type="float" office:value="25" calcext:value-type="float">
            <text:p>25</text:p>
          </table:table-cell>
          <table:table-cell office:value-type="float" office:value="142" calcext:value-type="float">
            <text:p>142</text:p>
          </table:table-cell>
          <table:table-cell office:value-type="float" office:value="36" calcext:value-type="float">
            <text:p>3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0.328358208955224" calcext:value-type="float">
            <text:p>0.328358208955224</text:p>
          </table:table-cell>
          <table:table-cell office:value-type="float" office:value="0.108898679881108" calcext:value-type="float">
            <text:p>0.108898679881108</text:p>
          </table:table-cell>
          <table:table-cell office:value-type="float" office:value="0.0967788750716893" calcext:value-type="float">
            <text:p>0.0967788750716893</text:p>
          </table:table-cell>
          <table:table-cell office:value-type="float" office:value="0.193374445139572" calcext:value-type="float">
            <text:p>0.193374445139572</text:p>
          </table:table-cell>
          <table:table-cell office:value-type="float" office:value="0.0757575757575758" calcext:value-type="float">
            <text:p>0.0757575757575758</text:p>
          </table:table-cell>
          <table:table-cell office:value-type="float" office:value="0.0746268656716418" calcext:value-type="float">
            <text:p>0.0746268656716418</text:p>
          </table:table-cell>
          <table:table-cell office:value-type="float" office:value="0.196969696969697" calcext:value-type="float">
            <text:p>0.196969696969697</text:p>
          </table:table-cell>
          <table:table-cell office:value-type="float" office:value="1164" calcext:value-type="float">
            <text:p>1164</text:p>
          </table:table-cell>
          <table:table-cell office:value-type="float" office:value="0" calcext:value-type="float">
            <text:p>0</text:p>
          </table:table-cell>
          <table:table-cell office:value-type="float" office:value="167" calcext:value-type="float">
            <text:p>16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0.45" calcext:value-type="float">
            <text:p>0.45</text:p>
          </table:table-cell>
          <table:table-cell office:value-type="float" office:value="0.115251690458302" calcext:value-type="float">
            <text:p>0.115251690458302</text:p>
          </table:table-cell>
          <table:table-cell office:value-type="float" office:value="0.10176116838488" calcext:value-type="float">
            <text:p>0.10176116838488</text:p>
          </table:table-cell>
          <table:table-cell office:value-type="float" office:value="0.209281437125748" calcext:value-type="float">
            <text:p>0.209281437125748</text:p>
          </table:table-cell>
          <table:table-cell office:value-type="float" office:value="0.1" calcext:value-type="float">
            <text:p>0.1</text:p>
          </table:table-cell>
          <table:table-cell office:value-type="float" office:value="0.05" calcext:value-type="float">
            <text:p>0.05</text:p>
          </table:table-cell>
          <table:table-cell office:value-type="float" office:value="0.2" calcext:value-type="float">
            <text:p>0.2</text:p>
          </table:table-cell>
          <table:table-cell office:value-type="float" office:value="1164" calcext:value-type="float">
            <text:p>1164</text:p>
          </table:table-cell>
          <table:table-cell office:value-type="float" office:value="0" calcext:value-type="float">
            <text:p>0</text:p>
          </table:table-cell>
          <table:table-cell office:value-type="float" office:value="167" calcext:value-type="float">
            <text:p>16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0.428571428571429" calcext:value-type="float">
            <text:p>0.428571428571429</text:p>
          </table:table-cell>
          <table:table-cell office:value-type="float" office:value="0.104403007885206" calcext:value-type="float">
            <text:p>0.104403007885206</text:p>
          </table:table-cell>
          <table:table-cell office:value-type="float" office:value="0.0979427801342303" calcext:value-type="float">
            <text:p>0.0979427801342303</text:p>
          </table:table-cell>
          <table:table-cell office:value-type="float" office:value="0.149431182149491" calcext:value-type="float">
            <text:p>0.149431182149491</text:p>
          </table:table-cell>
          <table:table-cell table:number-columns-repeated="3" office:value-type="float" office:value="0.0812720848056537" calcext:value-type="float">
            <text:p>0.0812720848056537</text:p>
          </table:table-cell>
          <table:table-cell office:value-type="float" office:value="1164" calcext:value-type="float">
            <text:p>1164</text:p>
          </table:table-cell>
          <table:table-cell office:value-type="float" office:value="0" calcext:value-type="float">
            <text:p>0</text:p>
          </table:table-cell>
          <table:table-cell office:value-type="float" office:value="167" calcext:value-type="float">
            <text:p>16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111304787400477" calcext:value-type="float">
            <text:p>0.111304787400477</text:p>
          </table:table-cell>
          <table:table-cell office:value-type="float" office:value="0.102109295829075" calcext:value-type="float">
            <text:p>0.102109295829075</text:p>
          </table:table-cell>
          <table:table-cell office:value-type="float" office:value="0.175397914281386" calcext:value-type="float">
            <text:p>0.175397914281386</text:p>
          </table:table-cell>
          <table:table-cell table:number-columns-repeated="3" office:value-type="float" office:value="0.0707964601769911" calcext:value-type="float">
            <text:p>0.0707964601769911</text:p>
          </table:table-cell>
          <table:table-cell office:value-type="float" office:value="1128" calcext:value-type="float">
            <text:p>1128</text:p>
          </table:table-cell>
          <table:table-cell office:value-type="float" office:value="25" calcext:value-type="float">
            <text:p>25</text:p>
          </table:table-cell>
          <table:table-cell office:value-type="float" office:value="142" calcext:value-type="float">
            <text:p>142</text:p>
          </table:table-cell>
          <table:table-cell office:value-type="float" office:value="36" calcext:value-type="float">
            <text:p>36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164" calcext:value-type="float">
            <text:p>1164</text:p>
          </table:table-cell>
          <table:table-cell office:value-type="float" office:value="0" calcext:value-type="float">
            <text:p>0</text:p>
          </table:table-cell>
          <table:table-cell office:value-type="float" office:value="167" calcext:value-type="float">
            <text:p>167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164" calcext:value-type="float">
            <text:p>1164</text:p>
          </table:table-cell>
          <table:table-cell office:value-type="float" office:value="0" calcext:value-type="float">
            <text:p>0</text:p>
          </table:table-cell>
          <table:table-cell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.000120520395284984" calcext:value-type="float">
            <text:p>0.000120520395284984</text:p>
          </table:table-cell>
          <table:table-cell office:value-type="float" office:value="0.000151173342601396" calcext:value-type="float">
            <text:p>0.000151173342601396</text:p>
          </table:table-cell>
          <table:table-cell office:value-type="float" office:value="0.997816562652588" calcext:value-type="float">
            <text:p>0.997816562652588</text:p>
          </table:table-cell>
          <table:table-cell office:value-type="float" office:value="0.994082987308502" calcext:value-type="float">
            <text:p>0.994082987308502</text:p>
          </table:table-cell>
          <table:table-cell office:value-type="float" office:value="0.997816562652588" calcext:value-type="float">
            <text:p>0.997816562652588</text:p>
          </table:table-cell>
          <table:table-cell office:value-type="float" office:value="0.0495365154835052" calcext:value-type="float">
            <text:p>0.0495365154835052</text:p>
          </table:table-cell>
          <table:table-cell office:value-type="float" office:value="0.0327508145630569" calcext:value-type="float">
            <text:p>0.0327508145630569</text:p>
          </table:table-cell>
          <table:table-cell office:value-type="float" office:value="0.158975492106089" calcext:value-type="float">
            <text:p>0.158975492106089</text:p>
          </table:table-cell>
          <table:table-cell office:value-type="float" office:value="0.000726737489458174" calcext:value-type="float">
            <text:p>0.000726737489458174</text:p>
          </table:table-cell>
          <table:table-cell office:value-type="float" office:value="0.000595645804423839" calcext:value-type="float">
            <text:p>0.000595645804423839</text:p>
          </table:table-cell>
          <table:table-cell office:value-type="float" office:value="0.00462899496778846" calcext:value-type="float">
            <text:p>0.00462899496778846</text:p>
          </table:table-cell>
          <table:table-cell office:value-type="float" office:value="1125" calcext:value-type="float">
            <text:p>1125</text:p>
          </table:table-cell>
          <table:table-cell office:value-type="float" office:value="28" calcext:value-type="float">
            <text:p>28</text:p>
          </table:table-cell>
          <table:table-cell office:value-type="float" office:value="149" calcext:value-type="float">
            <text:p>149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.0606281687788443" calcext:value-type="float">
            <text:p>0.0606281687788443</text:p>
          </table:table-cell>
          <table:table-cell office:value-type="float" office:value="0.0637767303497526" calcext:value-type="float">
            <text:p>0.0637767303497526</text:p>
          </table:table-cell>
          <table:table-cell office:value-type="float" office:value="0.704311410451517" calcext:value-type="float">
            <text:p>0.704311410451517</text:p>
          </table:table-cell>
          <table:table-cell office:value-type="float" office:value="0.652387000654039" calcext:value-type="float">
            <text:p>0.652387000654039</text:p>
          </table:table-cell>
          <table:table-cell office:value-type="float" office:value="0.704311410451517" calcext:value-type="float">
            <text:p>0.704311410451517</text:p>
          </table:table-cell>
          <table:table-cell office:value-type="float" office:value="0.124512557135907" calcext:value-type="float">
            <text:p>0.124512557135907</text:p>
          </table:table-cell>
          <table:table-cell office:value-type="float" office:value="0.113211861515145" calcext:value-type="float">
            <text:p>0.113211861515145</text:p>
          </table:table-cell>
          <table:table-cell office:value-type="float" office:value="0.198190538753756" calcext:value-type="float">
            <text:p>0.198190538753756</text:p>
          </table:table-cell>
          <table:table-cell office:value-type="float" office:value="0.0901080920885986" calcext:value-type="float">
            <text:p>0.0901080920885986</text:p>
          </table:table-cell>
          <table:table-cell office:value-type="float" office:value="0.0862954171913225" calcext:value-type="float">
            <text:p>0.0862954171913225</text:p>
          </table:table-cell>
          <table:table-cell office:value-type="float" office:value="0.133502070183263" calcext:value-type="float">
            <text:p>0.133502070183263</text:p>
          </table:table-cell>
          <table:table-cell office:value-type="float" office:value="1139" calcext:value-type="float">
            <text:p>1139</text:p>
          </table:table-cell>
          <table:table-cell office:value-type="float" office:value="15" calcext:value-type="float">
            <text:p>15</text:p>
          </table:table-cell>
          <table:table-cell office:value-type="float" office:value="162" calcext:value-type="float">
            <text:p>16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.0605831274967126" calcext:value-type="float">
            <text:p>0.0605831274967126</text:p>
          </table:table-cell>
          <table:table-cell office:value-type="float" office:value="0.0637323682769134" calcext:value-type="float">
            <text:p>0.0637323682769134</text:p>
          </table:table-cell>
          <table:table-cell office:value-type="float" office:value="0.704813493275052" calcext:value-type="float">
            <text:p>0.704813493275052</text:p>
          </table:table-cell>
          <table:table-cell office:value-type="float" office:value="0.652885852006873" calcext:value-type="float">
            <text:p>0.652885852006873</text:p>
          </table:table-cell>
          <table:table-cell office:value-type="float" office:value="0.704813493275052" calcext:value-type="float">
            <text:p>0.704813493275052</text:p>
          </table:table-cell>
          <table:table-cell office:value-type="float" office:value="0.124515274076077" calcext:value-type="float">
            <text:p>0.124515274076077</text:p>
          </table:table-cell>
          <table:table-cell office:value-type="float" office:value="0.113203946470682" calcext:value-type="float">
            <text:p>0.113203946470682</text:p>
          </table:table-cell>
          <table:table-cell office:value-type="float" office:value="0.198262573831024" calcext:value-type="float">
            <text:p>0.198262573831024</text:p>
          </table:table-cell>
          <table:table-cell office:value-type="float" office:value="0.0900743946952812" calcext:value-type="float">
            <text:p>0.0900743946952812</text:p>
          </table:table-cell>
          <table:table-cell office:value-type="float" office:value="0.0862596928131571" calcext:value-type="float">
            <text:p>0.0862596928131571</text:p>
          </table:table-cell>
          <table:table-cell office:value-type="float" office:value="0.133499904298573" calcext:value-type="float">
            <text:p>0.133499904298573</text:p>
          </table:table-cell>
          <table:table-cell office:value-type="float" office:value="1139" calcext:value-type="float">
            <text:p>1139</text:p>
          </table:table-cell>
          <table:table-cell office:value-type="float" office:value="15" calcext:value-type="float">
            <text:p>15</text:p>
          </table:table-cell>
          <table:table-cell office:value-type="float" office:value="162" calcext:value-type="float">
            <text:p>16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.0533361842811972" calcext:value-type="float">
            <text:p>0.0533361842811972</text:p>
          </table:table-cell>
          <table:table-cell office:value-type="float" office:value="0.0571037601026633" calcext:value-type="float">
            <text:p>0.0571037601026633</text:p>
          </table:table-cell>
          <table:table-cell office:value-type="float" office:value="0.875695356685311" calcext:value-type="float">
            <text:p>0.875695356685311</text:p>
          </table:table-cell>
          <table:table-cell office:value-type="float" office:value="0.836622412996015" calcext:value-type="float">
            <text:p>0.836622412996015</text:p>
          </table:table-cell>
          <table:table-cell office:value-type="float" office:value="0.875695356685311" calcext:value-type="float">
            <text:p>0.875695356685311</text:p>
          </table:table-cell>
          <table:table-cell office:value-type="float" office:value="0.142251423188198" calcext:value-type="float">
            <text:p>0.142251423188198</text:p>
          </table:table-cell>
          <table:table-cell office:value-type="float" office:value="0.126280484819984" calcext:value-type="float">
            <text:p>0.126280484819984</text:p>
          </table:table-cell>
          <table:table-cell office:value-type="float" office:value="0.24637833209735" calcext:value-type="float">
            <text:p>0.24637833209735</text:p>
          </table:table-cell>
          <table:table-cell office:value-type="float" office:value="0.0908409611626523" calcext:value-type="float">
            <text:p>0.0908409611626523</text:p>
          </table:table-cell>
          <table:table-cell office:value-type="float" office:value="0.0857350206279607" calcext:value-type="float">
            <text:p>0.0857350206279607</text:p>
          </table:table-cell>
          <table:table-cell office:value-type="float" office:value="0.152907863532172" calcext:value-type="float">
            <text:p>0.152907863532172</text:p>
          </table:table-cell>
          <table:table-cell office:value-type="float" office:value="1125" calcext:value-type="float">
            <text:p>1125</text:p>
          </table:table-cell>
          <table:table-cell office:value-type="float" office:value="28" calcext:value-type="float">
            <text:p>28</text:p>
          </table:table-cell>
          <table:table-cell office:value-type="float" office:value="149" calcext:value-type="float">
            <text:p>149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38888888888889" calcext:value-type="float">
            <text:p>0.0138888888888889</text:p>
          </table:table-cell>
          <table:table-cell office:value-type="float" office:value="0.997816562652588" calcext:value-type="float">
            <text:p>0.997816562652588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0.997816562652588" calcext:value-type="float">
            <text:p>0.997816562652588</text:p>
          </table:table-cell>
          <table:table-cell office:value-type="float" office:value="0.126862810327998" calcext:value-type="float">
            <text:p>0.126862810327998</text:p>
          </table:table-cell>
          <table:table-cell office:value-type="float" office:value="0.112048299234797" calcext:value-type="float">
            <text:p>0.112048299234797</text:p>
          </table:table-cell>
          <table:table-cell office:value-type="float" office:value="0.223450074743553" calcext:value-type="float">
            <text:p>0.223450074743553</text:p>
          </table:table-cell>
          <table:table-cell office:value-type="float" office:value="0.087719298245614" calcext:value-type="float">
            <text:p>0.087719298245614</text:p>
          </table:table-cell>
          <table:table-cell office:value-type="float" office:value="0.0545454545454545" calcext:value-type="float">
            <text:p>0.0545454545454545</text:p>
          </table:table-cell>
          <table:table-cell office:value-type="float" office:value="0.269230769230769" calcext:value-type="float">
            <text:p>0.269230769230769</text:p>
          </table:table-cell>
          <table:table-cell office:value-type="float" office:value="1151" calcext:value-type="float">
            <text:p>1151</text:p>
          </table:table-cell>
          <table:table-cell office:value-type="float" office:value="8" calcext:value-type="float">
            <text:p>8</text:p>
          </table:table-cell>
          <table:table-cell office:value-type="float" office:value="169" calcext:value-type="float">
            <text:p>16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38888888888889" calcext:value-type="float">
            <text:p>0.0138888888888889</text:p>
          </table:table-cell>
          <table:table-cell office:value-type="float" office:value="1" calcext:value-type="float">
            <text:p>1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1" calcext:value-type="float">
            <text:p>1</text:p>
          </table:table-cell>
          <table:table-cell office:value-type="float" office:value="0.126870376445772" calcext:value-type="float">
            <text:p>0.126870376445772</text:p>
          </table:table-cell>
          <table:table-cell office:value-type="float" office:value="0.112048299234797" calcext:value-type="float">
            <text:p>0.112048299234797</text:p>
          </table:table-cell>
          <table:table-cell office:value-type="float" office:value="0.223506970239361" calcext:value-type="float">
            <text:p>0.223506970239361</text:p>
          </table:table-cell>
          <table:table-cell office:value-type="float" office:value="0.087719298245614" calcext:value-type="float">
            <text:p>0.087719298245614</text:p>
          </table:table-cell>
          <table:table-cell office:value-type="float" office:value="0.0545454545454545" calcext:value-type="float">
            <text:p>0.0545454545454545</text:p>
          </table:table-cell>
          <table:table-cell office:value-type="float" office:value="0.269230769230769" calcext:value-type="float">
            <text:p>0.269230769230769</text:p>
          </table:table-cell>
          <table:table-cell office:value-type="float" office:value="1151" calcext:value-type="float">
            <text:p>1151</text:p>
          </table:table-cell>
          <table:table-cell office:value-type="float" office:value="8" calcext:value-type="float">
            <text:p>8</text:p>
          </table:table-cell>
          <table:table-cell office:value-type="float" office:value="169" calcext:value-type="float">
            <text:p>169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07648587226868" calcext:value-type="float">
            <text:p>0.507648587226868</text:p>
          </table:table-cell>
          <table:table-cell office:value-type="float" office:value="0.5" calcext:value-type="float">
            <text:p>0.5</text:p>
          </table:table-cell>
          <table:table-cell office:value-type="float" office:value="0.507648587226868" calcext:value-type="float">
            <text:p>0.507648587226868</text:p>
          </table:table-cell>
          <table:table-cell office:value-type="float" office:value="0.122185876329506" calcext:value-type="float">
            <text:p>0.122185876329506</text:p>
          </table:table-cell>
          <table:table-cell office:value-type="float" office:value="0.117837366649355" calcext:value-type="float">
            <text:p>0.117837366649355</text:p>
          </table:table-cell>
          <table:table-cell office:value-type="float" office:value="0.150537176730034" calcext:value-type="float">
            <text:p>0.150537176730034</text:p>
          </table:table-cell>
          <table:table-cell table:number-columns-repeated="3" office:value-type="float" office:value="0.106010928961749" calcext:value-type="float">
            <text:p>0.106010928961749</text:p>
          </table:table-cell>
          <table:table-cell office:value-type="float" office:value="1147" calcext:value-type="float">
            <text:p>1147</text:p>
          </table:table-cell>
          <table:table-cell office:value-type="float" office:value="4" calcext:value-type="float">
            <text:p>4</text:p>
          </table:table-cell>
          <table:table-cell office:value-type="float" office:value="173" calcext:value-type="float">
            <text:p>173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132718061522338" calcext:value-type="float">
            <text:p>0.132718061522338</text:p>
          </table:table-cell>
          <table:table-cell office:value-type="float" office:value="0.126303738436824" calcext:value-type="float">
            <text:p>0.126303738436824</text:p>
          </table:table-cell>
          <table:table-cell office:value-type="float" office:value="0.174537998475349" calcext:value-type="float">
            <text:p>0.174537998475349</text:p>
          </table:table-cell>
          <table:table-cell table:number-columns-repeated="3" office:value-type="float" office:value="0.101925254813137" calcext:value-type="float">
            <text:p>0.101925254813137</text:p>
          </table:table-cell>
          <table:table-cell office:value-type="float" office:value="1117" calcext:value-type="float">
            <text:p>1117</text:p>
          </table:table-cell>
          <table:table-cell office:value-type="float" office:value="18" calcext:value-type="float">
            <text:p>18</text:p>
          </table:table-cell>
          <table:table-cell office:value-type="float" office:value="159" calcext:value-type="float">
            <text:p>159</text:p>
          </table:table-cell>
          <table:table-cell office:value-type="float" office:value="37" calcext:value-type="float">
            <text:p>37</text:p>
          </table:table-cell>
          <table:table-cell table:number-columns-repeated="3" office:value-type="float" office:value="0.0149253731343284" calcext:value-type="float">
            <text:p>0.0149253731343284</text:p>
          </table:table-cell>
          <table:table-cell table:number-columns-repeated="3" office:value-type="float" office:value="0.333333333333333" calcext:value-type="float">
            <text:p>0.333333333333333</text:p>
          </table:table-cell>
          <table:table-cell office:value-type="float" office:value="0.124458304067396" calcext:value-type="float">
            <text:p>0.124458304067396</text:p>
          </table:table-cell>
          <table:table-cell office:value-type="float" office:value="0.113120195461953" calcext:value-type="float">
            <text:p>0.113120195461953</text:p>
          </table:table-cell>
          <table:table-cell office:value-type="float" office:value="0.198380209890455" calcext:value-type="float">
            <text:p>0.198380209890455</text:p>
          </table:table-cell>
          <table:table-cell table:number-columns-repeated="2" office:value-type="float" office:value="0.0606060606060606" calcext:value-type="float">
            <text:p>0.0606060606060606</text:p>
          </table:table-cell>
          <table:table-cell office:value-type="float" office:value="0.208955223880597" calcext:value-type="float">
            <text:p>0.208955223880597</text:p>
          </table:table-cell>
          <table:table-cell office:value-type="float" office:value="1154" calcext:value-type="float">
            <text:p>1154</text:p>
          </table:table-cell>
          <table:table-cell office:value-type="float" office:value="0" calcext:value-type="float">
            <text:p>0</text:p>
          </table:table-cell>
          <table:table-cell office:value-type="float" office:value="177" calcext:value-type="float">
            <text:p>17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0.45" calcext:value-type="float">
            <text:p>0.45</text:p>
          </table:table-cell>
          <table:table-cell office:value-type="float" office:value="0.125244177310293" calcext:value-type="float">
            <text:p>0.125244177310293</text:p>
          </table:table-cell>
          <table:table-cell office:value-type="float" office:value="0.112305025996534" calcext:value-type="float">
            <text:p>0.112305025996534</text:p>
          </table:table-cell>
          <table:table-cell office:value-type="float" office:value="0.209604519774011" calcext:value-type="float">
            <text:p>0.209604519774011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154" calcext:value-type="float">
            <text:p>1154</text:p>
          </table:table-cell>
          <table:table-cell office:value-type="float" office:value="0" calcext:value-type="float">
            <text:p>0</text:p>
          </table:table-cell>
          <table:table-cell office:value-type="float" office:value="177" calcext:value-type="float">
            <text:p>17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0.5" calcext:value-type="float">
            <text:p>0.5</text:p>
          </table:table-cell>
          <table:table-cell office:value-type="float" office:value="0.122197887090855" calcext:value-type="float">
            <text:p>0.122197887090855</text:p>
          </table:table-cell>
          <table:table-cell office:value-type="float" office:value="0.117857847507747" calcext:value-type="float">
            <text:p>0.117857847507747</text:p>
          </table:table-cell>
          <table:table-cell office:value-type="float" office:value="0.15049396437282" calcext:value-type="float">
            <text:p>0.15049396437282</text:p>
          </table:table-cell>
          <table:table-cell table:number-columns-repeated="3" office:value-type="float" office:value="0.106010928961749" calcext:value-type="float">
            <text:p>0.106010928961749</text:p>
          </table:table-cell>
          <table:table-cell office:value-type="float" office:value="1144" calcext:value-type="float">
            <text:p>1144</text:p>
          </table:table-cell>
          <table:table-cell office:value-type="float" office:value="4" calcext:value-type="float">
            <text:p>4</text:p>
          </table:table-cell>
          <table:table-cell office:value-type="float" office:value="173" calcext:value-type="float">
            <text:p>173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132692346495544" calcext:value-type="float">
            <text:p>0.132692346495544</text:p>
          </table:table-cell>
          <table:table-cell office:value-type="float" office:value="0.126282100081024" calcext:value-type="float">
            <text:p>0.126282100081024</text:p>
          </table:table-cell>
          <table:table-cell office:value-type="float" office:value="0.174485704474955" calcext:value-type="float">
            <text:p>0.174485704474955</text:p>
          </table:table-cell>
          <table:table-cell table:number-columns-repeated="3" office:value-type="float" office:value="0.101925254813137" calcext:value-type="float">
            <text:p>0.101925254813137</text:p>
          </table:table-cell>
          <table:table-cell office:value-type="float" office:value="1117" calcext:value-type="float">
            <text:p>1117</text:p>
          </table:table-cell>
          <table:table-cell office:value-type="float" office:value="18" calcext:value-type="float">
            <text:p>18</text:p>
          </table:table-cell>
          <table:table-cell office:value-type="float" office:value="159" calcext:value-type="float">
            <text:p>159</text:p>
          </table:table-cell>
          <table:table-cell office:value-type="float" office:value="37" calcext:value-type="float">
            <text:p>37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154" calcext:value-type="float">
            <text:p>1154</text:p>
          </table:table-cell>
          <table:table-cell office:value-type="float" office:value="0" calcext:value-type="float">
            <text:p>0</text:p>
          </table:table-cell>
          <table:table-cell office:value-type="float" office:value="177" calcext:value-type="float">
            <text:p>177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154" calcext:value-type="float">
            <text:p>1154</text:p>
          </table:table-cell>
          <table:table-cell office:value-type="float" office:value="0" calcext:value-type="float">
            <text:p>0</text:p>
          </table:table-cell>
          <table:table-cell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.000197142726392485" calcext:value-type="float">
            <text:p>0.000197142726392485</text:p>
          </table:table-cell>
          <table:table-cell office:value-type="float" office:value="0.000309221795760095" calcext:value-type="float">
            <text:p>0.000309221795760095</text:p>
          </table:table-cell>
          <table:table-cell table:number-columns-repeated="2" office:value-type="float" office:value="0.994584739208221" calcext:value-type="float">
            <text:p>0.994584739208221</text:p>
          </table:table-cell>
          <table:table-cell office:value-type="float" office:value="0.993981897830963" calcext:value-type="float">
            <text:p>0.993981897830963</text:p>
          </table:table-cell>
          <table:table-cell office:value-type="float" office:value="0.0384680265259103" calcext:value-type="float">
            <text:p>0.0384680265259103</text:p>
          </table:table-cell>
          <table:table-cell office:value-type="float" office:value="0.0323855252427907" calcext:value-type="float">
            <text:p>0.0323855252427907</text:p>
          </table:table-cell>
          <table:table-cell office:value-type="float" office:value="0.0852993109148967" calcext:value-type="float">
            <text:p>0.0852993109148967</text:p>
          </table:table-cell>
          <table:table-cell office:value-type="float" office:value="0.00136612891219556" calcext:value-type="float">
            <text:p>0.00136612891219556</text:p>
          </table:table-cell>
          <table:table-cell office:value-type="float" office:value="0.00119365734281018" calcext:value-type="float">
            <text:p>0.00119365734281018</text:p>
          </table:table-cell>
          <table:table-cell office:value-type="float" office:value="0.0064685195684433" calcext:value-type="float">
            <text:p>0.0064685195684433</text:p>
          </table:table-cell>
          <table:table-cell office:value-type="float" office:value="1148" calcext:value-type="float">
            <text:p>1148</text:p>
          </table:table-cell>
          <table:table-cell office:value-type="float" office:value="10" calcext:value-type="float">
            <text:p>10</text:p>
          </table:table-cell>
          <table:table-cell office:value-type="float" office:value="143" calcext:value-type="float">
            <text:p>143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.0411888210390292" calcext:value-type="float">
            <text:p>0.0411888210390292</text:p>
          </table:table-cell>
          <table:table-cell office:value-type="float" office:value="0.0486297846879948" calcext:value-type="float">
            <text:p>0.0486297846879948</text:p>
          </table:table-cell>
          <table:table-cell table:number-columns-repeated="2" office:value-type="float" office:value="0.896587800628397" calcext:value-type="float">
            <text:p>0.896587800628397</text:p>
          </table:table-cell>
          <table:table-cell office:value-type="float" office:value="0.892724807339741" calcext:value-type="float">
            <text:p>0.892724807339741</text:p>
          </table:table-cell>
          <table:table-cell office:value-type="float" office:value="0.12982295721978" calcext:value-type="float">
            <text:p>0.12982295721978</text:p>
          </table:table-cell>
          <table:table-cell office:value-type="float" office:value="0.120415900615033" calcext:value-type="float">
            <text:p>0.120415900615033</text:p>
          </table:table-cell>
          <table:table-cell office:value-type="float" office:value="0.202251144673329" calcext:value-type="float">
            <text:p>0.202251144673329</text:p>
          </table:table-cell>
          <table:table-cell office:value-type="float" office:value="0.0832056522746334" calcext:value-type="float">
            <text:p>0.0832056522746334</text:p>
          </table:table-cell>
          <table:table-cell office:value-type="float" office:value="0.0793105578898716" calcext:value-type="float">
            <text:p>0.0793105578898716</text:p>
          </table:table-cell>
          <table:table-cell office:value-type="float" office:value="0.142199133594345" calcext:value-type="float">
            <text:p>0.142199133594345</text:p>
          </table:table-cell>
          <table:table-cell office:value-type="float" office:value="1144" calcext:value-type="float">
            <text:p>1144</text:p>
          </table:table-cell>
          <table:table-cell office:value-type="float" office:value="11" calcext:value-type="float">
            <text:p>11</text:p>
          </table:table-cell>
          <table:table-cell office:value-type="float" office:value="142" calcext:value-type="float">
            <text:p>142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.0411018109669579" calcext:value-type="float">
            <text:p>0.0411018109669579</text:p>
          </table:table-cell>
          <table:table-cell office:value-type="float" office:value="0.0485401587146939" calcext:value-type="float">
            <text:p>0.0485401587146939</text:p>
          </table:table-cell>
          <table:table-cell table:number-columns-repeated="2" office:value-type="float" office:value="0.897136370217338" calcext:value-type="float">
            <text:p>0.897136370217338</text:p>
          </table:table-cell>
          <table:table-cell office:value-type="float" office:value="0.893285439980879" calcext:value-type="float">
            <text:p>0.893285439980879</text:p>
          </table:table-cell>
          <table:table-cell office:value-type="float" office:value="0.129816063201951" calcext:value-type="float">
            <text:p>0.129816063201951</text:p>
          </table:table-cell>
          <table:table-cell office:value-type="float" office:value="0.120396656746085" calcext:value-type="float">
            <text:p>0.120396656746085</text:p>
          </table:table-cell>
          <table:table-cell office:value-type="float" office:value="0.202339336437309" calcext:value-type="float">
            <text:p>0.202339336437309</text:p>
          </table:table-cell>
          <table:table-cell office:value-type="float" office:value="0.0831249145544922" calcext:value-type="float">
            <text:p>0.0831249145544922</text:p>
          </table:table-cell>
          <table:table-cell office:value-type="float" office:value="0.0792274374490411" calcext:value-type="float">
            <text:p>0.0792274374490411</text:p>
          </table:table-cell>
          <table:table-cell office:value-type="float" office:value="0.14218261930978" calcext:value-type="float">
            <text:p>0.14218261930978</text:p>
          </table:table-cell>
          <table:table-cell office:value-type="float" office:value="1144" calcext:value-type="float">
            <text:p>1144</text:p>
          </table:table-cell>
          <table:table-cell office:value-type="float" office:value="11" calcext:value-type="float">
            <text:p>11</text:p>
          </table:table-cell>
          <table:table-cell office:value-type="float" office:value="142" calcext:value-type="float">
            <text:p>142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.0433293496919377" calcext:value-type="float">
            <text:p>0.0433293496919377</text:p>
          </table:table-cell>
          <table:table-cell office:value-type="float" office:value="0.0506273118768359" calcext:value-type="float">
            <text:p>0.0506273118768359</text:p>
          </table:table-cell>
          <table:table-cell table:number-columns-repeated="2" office:value-type="float" office:value="0.86886648373642" calcext:value-type="float">
            <text:p>0.86886648373642</text:p>
          </table:table-cell>
          <table:table-cell office:value-type="float" office:value="0.864416444962561" calcext:value-type="float">
            <text:p>0.864416444962561</text:p>
          </table:table-cell>
          <table:table-cell office:value-type="float" office:value="0.126833672112063" calcext:value-type="float">
            <text:p>0.126833672112063</text:p>
          </table:table-cell>
          <table:table-cell office:value-type="float" office:value="0.118073536858893" calcext:value-type="float">
            <text:p>0.118073536858893</text:p>
          </table:table-cell>
          <table:table-cell office:value-type="float" office:value="0.194280987982868" calcext:value-type="float">
            <text:p>0.194280987982868</text:p>
          </table:table-cell>
          <table:table-cell office:value-type="float" office:value="0.0837832520367878" calcext:value-type="float">
            <text:p>0.0837832520367878</text:p>
          </table:table-cell>
          <table:table-cell office:value-type="float" office:value="0.080096284611782" calcext:value-type="float">
            <text:p>0.080096284611782</text:p>
          </table:table-cell>
          <table:table-cell office:value-type="float" office:value="0.138700942049301" calcext:value-type="float">
            <text:p>0.138700942049301</text:p>
          </table:table-cell>
          <table:table-cell office:value-type="float" office:value="1148" calcext:value-type="float">
            <text:p>1148</text:p>
          </table:table-cell>
          <table:table-cell office:value-type="float" office:value="10" calcext:value-type="float">
            <text:p>10</text:p>
          </table:table-cell>
          <table:table-cell office:value-type="float" office:value="143" calcext:value-type="float">
            <text:p>143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134574062018139" calcext:value-type="float">
            <text:p>0.134574062018139</text:p>
          </table:table-cell>
          <table:table-cell office:value-type="float" office:value="0.122403560328356" calcext:value-type="float">
            <text:p>0.122403560328356</text:p>
          </table:table-cell>
          <table:table-cell office:value-type="float" office:value="0.228278970453204" calcext:value-type="float">
            <text:p>0.228278970453204</text:p>
          </table:table-cell>
          <table:table-cell table:number-columns-repeated="2" office:value-type="float" office:value="0.121212121212121" calcext:value-type="float">
            <text:p>0.121212121212121</text:p>
          </table:table-cell>
          <table:table-cell office:value-type="float" office:value="0.186666666666667" calcext:value-type="float">
            <text:p>0.186666666666667</text:p>
          </table:table-cell>
          <table:table-cell office:value-type="float" office:value="1153" calcext:value-type="float">
            <text:p>1153</text:p>
          </table:table-cell>
          <table:table-cell office:value-type="float" office:value="9" calcext:value-type="float">
            <text:p>9</text:p>
          </table:table-cell>
          <table:table-cell office:value-type="float" office:value="144" calcext:value-type="float">
            <text:p>144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134582652072956" calcext:value-type="float">
            <text:p>0.134582652072956</text:p>
          </table:table-cell>
          <table:table-cell office:value-type="float" office:value="0.122408157323935" calcext:value-type="float">
            <text:p>0.122408157323935</text:p>
          </table:table-cell>
          <table:table-cell office:value-type="float" office:value="0.228318304454309" calcext:value-type="float">
            <text:p>0.228318304454309</text:p>
          </table:table-cell>
          <table:table-cell table:number-columns-repeated="2" office:value-type="float" office:value="0.121212121212121" calcext:value-type="float">
            <text:p>0.121212121212121</text:p>
          </table:table-cell>
          <table:table-cell office:value-type="float" office:value="0.186666666666667" calcext:value-type="float">
            <text:p>0.186666666666667</text:p>
          </table:table-cell>
          <table:table-cell office:value-type="float" office:value="1153" calcext:value-type="float">
            <text:p>1153</text:p>
          </table:table-cell>
          <table:table-cell office:value-type="float" office:value="9" calcext:value-type="float">
            <text:p>9</text:p>
          </table:table-cell>
          <table:table-cell office:value-type="float" office:value="144" calcext:value-type="float">
            <text:p>144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134296365406133" calcext:value-type="float">
            <text:p>0.134296365406133</text:p>
          </table:table-cell>
          <table:table-cell office:value-type="float" office:value="0.128734143618374" calcext:value-type="float">
            <text:p>0.128734143618374</text:p>
          </table:table-cell>
          <table:table-cell office:value-type="float" office:value="0.177121837732796" calcext:value-type="float">
            <text:p>0.177121837732796</text:p>
          </table:table-cell>
          <table:table-cell table:number-columns-repeated="3" office:value-type="float" office:value="0.105549510337323" calcext:value-type="float">
            <text:p>0.105549510337323</text:p>
          </table:table-cell>
          <table:table-cell office:value-type="float" office:value="1147" calcext:value-type="float">
            <text:p>1147</text:p>
          </table:table-cell>
          <table:table-cell office:value-type="float" office:value="10" calcext:value-type="float">
            <text:p>10</text:p>
          </table:table-cell>
          <table:table-cell office:value-type="float" office:value="143" calcext:value-type="float">
            <text:p>143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130118098396472" calcext:value-type="float">
            <text:p>0.130118098396472</text:p>
          </table:table-cell>
          <table:table-cell office:value-type="float" office:value="0.123515401200567" calcext:value-type="float">
            <text:p>0.123515401200567</text:p>
          </table:table-cell>
          <table:table-cell office:value-type="float" office:value="0.180954551316578" calcext:value-type="float">
            <text:p>0.180954551316578</text:p>
          </table:table-cell>
          <table:table-cell table:number-columns-repeated="3" office:value-type="float" office:value="0.0923976608187135" calcext:value-type="float">
            <text:p>0.0923976608187135</text:p>
          </table:table-cell>
          <table:table-cell office:value-type="float" office:value="1152" calcext:value-type="float">
            <text:p>1152</text:p>
          </table:table-cell>
          <table:table-cell office:value-type="float" office:value="12" calcext:value-type="float">
            <text:p>12</text:p>
          </table:table-cell>
          <table:table-cell office:value-type="float" office:value="141" calcext:value-type="float">
            <text:p>141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0.432835820895522" calcext:value-type="float">
            <text:p>0.432835820895522</text:p>
          </table:table-cell>
          <table:table-cell office:value-type="float" office:value="0.131234749006147" calcext:value-type="float">
            <text:p>0.131234749006147</text:p>
          </table:table-cell>
          <table:table-cell office:value-type="float" office:value="0.119657730793478" calcext:value-type="float">
            <text:p>0.119657730793478</text:p>
          </table:table-cell>
          <table:table-cell office:value-type="float" office:value="0.22037022256513" calcext:value-type="float">
            <text:p>0.22037022256513</text:p>
          </table:table-cell>
          <table:table-cell table:number-columns-repeated="2" office:value-type="float" office:value="0.0909090909090909" calcext:value-type="float">
            <text:p>0.0909090909090909</text:p>
          </table:table-cell>
          <table:table-cell office:value-type="float" office:value="0.194029850746269" calcext:value-type="float">
            <text:p>0.194029850746269</text:p>
          </table:table-cell>
          <table:table-cell office:value-type="float" office:value="1178" calcext:value-type="float">
            <text:p>1178</text:p>
          </table:table-cell>
          <table:table-cell office:value-type="float" office:value="0" calcext:value-type="float">
            <text:p>0</text:p>
          </table:table-cell>
          <table:table-cell office:value-type="float" office:value="153" calcext:value-type="float">
            <text:p>15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0.65" calcext:value-type="float">
            <text:p>0.65</text:p>
          </table:table-cell>
          <table:table-cell office:value-type="float" office:value="0.132794891059354" calcext:value-type="float">
            <text:p>0.132794891059354</text:p>
          </table:table-cell>
          <table:table-cell office:value-type="float" office:value="0.12088285229202" calcext:value-type="float">
            <text:p>0.12088285229202</text:p>
          </table:table-cell>
          <table:table-cell office:value-type="float" office:value="0.224509803921569" calcext:value-type="float">
            <text:p>0.224509803921569</text:p>
          </table:table-cell>
          <table:table-cell office:value-type="float" office:value="0.1" calcext:value-type="float">
            <text:p>0.1</text:p>
          </table:table-cell>
          <table:table-cell office:value-type="float" office:value="0.05" calcext:value-type="float">
            <text:p>0.05</text:p>
          </table:table-cell>
          <table:table-cell office:value-type="float" office:value="0.2" calcext:value-type="float">
            <text:p>0.2</text:p>
          </table:table-cell>
          <table:table-cell office:value-type="float" office:value="1153" calcext:value-type="float">
            <text:p>1153</text:p>
          </table:table-cell>
          <table:table-cell office:value-type="float" office:value="9" calcext:value-type="float">
            <text:p>9</text:p>
          </table:table-cell>
          <table:table-cell office:value-type="float" office:value="144" calcext:value-type="float">
            <text:p>144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134296365406133" calcext:value-type="float">
            <text:p>0.134296365406133</text:p>
          </table:table-cell>
          <table:table-cell office:value-type="float" office:value="0.128734143618374" calcext:value-type="float">
            <text:p>0.128734143618374</text:p>
          </table:table-cell>
          <table:table-cell office:value-type="float" office:value="0.177121837732796" calcext:value-type="float">
            <text:p>0.177121837732796</text:p>
          </table:table-cell>
          <table:table-cell table:number-columns-repeated="3" office:value-type="float" office:value="0.105549510337323" calcext:value-type="float">
            <text:p>0.105549510337323</text:p>
          </table:table-cell>
          <table:table-cell office:value-type="float" office:value="1147" calcext:value-type="float">
            <text:p>1147</text:p>
          </table:table-cell>
          <table:table-cell office:value-type="float" office:value="10" calcext:value-type="float">
            <text:p>10</text:p>
          </table:table-cell>
          <table:table-cell office:value-type="float" office:value="143" calcext:value-type="float">
            <text:p>143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13011540245555" calcext:value-type="float">
            <text:p>0.13011540245555</text:p>
          </table:table-cell>
          <table:table-cell office:value-type="float" office:value="0.123508679735558" calcext:value-type="float">
            <text:p>0.123508679735558</text:p>
          </table:table-cell>
          <table:table-cell office:value-type="float" office:value="0.180982849280063" calcext:value-type="float">
            <text:p>0.180982849280063</text:p>
          </table:table-cell>
          <table:table-cell table:number-columns-repeated="3" office:value-type="float" office:value="0.0923976608187135" calcext:value-type="float">
            <text:p>0.0923976608187135</text:p>
          </table:table-cell>
          <table:table-cell office:value-type="float" office:value="1152" calcext:value-type="float">
            <text:p>1152</text:p>
          </table:table-cell>
          <table:table-cell office:value-type="float" office:value="12" calcext:value-type="float">
            <text:p>12</text:p>
          </table:table-cell>
          <table:table-cell office:value-type="float" office:value="141" calcext:value-type="float">
            <text:p>141</text:p>
          </table:table-cell>
          <table:table-cell office:value-type="float" office:value="26" calcext:value-type="float">
            <text:p>26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178" calcext:value-type="float">
            <text:p>1178</text:p>
          </table:table-cell>
          <table:table-cell office:value-type="float" office:value="0" calcext:value-type="float">
            <text:p>0</text:p>
          </table:table-cell>
          <table:table-cell office:value-type="float" office:value="153" calcext:value-type="float">
            <text:p>153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178" calcext:value-type="float">
            <text:p>1178</text:p>
          </table:table-cell>
          <table:table-cell office:value-type="float" office:value="0" calcext:value-type="float">
            <text:p>0</text:p>
          </table:table-cell>
          <table:table-cell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.000370391528122127" calcext:value-type="float">
            <text:p>0.000370391528122127</text:p>
          </table:table-cell>
          <table:table-cell office:value-type="float" office:value="0.000413186091464013" calcext:value-type="float">
            <text:p>0.000413186091464013</text:p>
          </table:table-cell>
          <table:table-cell table:number-columns-repeated="2" office:value-type="float" office:value="0.999521255493164" calcext:value-type="float">
            <text:p>0.999521255493164</text:p>
          </table:table-cell>
          <table:table-cell office:value-type="float" office:value="0.999068915843964" calcext:value-type="float">
            <text:p>0.999068915843964</text:p>
          </table:table-cell>
          <table:table-cell office:value-type="float" office:value="0.0861388480903547" calcext:value-type="float">
            <text:p>0.0861388480903547</text:p>
          </table:table-cell>
          <table:table-cell office:value-type="float" office:value="0.0668095822728786" calcext:value-type="float">
            <text:p>0.0668095822728786</text:p>
          </table:table-cell>
          <table:table-cell office:value-type="float" office:value="0.227604912292009" calcext:value-type="float">
            <text:p>0.227604912292009</text:p>
          </table:table-cell>
          <table:table-cell office:value-type="float" office:value="0.00326656410470605" calcext:value-type="float">
            <text:p>0.00326656410470605</text:p>
          </table:table-cell>
          <table:table-cell office:value-type="float" office:value="0.00282246782444417" calcext:value-type="float">
            <text:p>0.00282246782444417</text:p>
          </table:table-cell>
          <table:table-cell office:value-type="float" office:value="0.0140973231755197" calcext:value-type="float">
            <text:p>0.0140973231755197</text:p>
          </table:table-cell>
          <table:table-cell office:value-type="float" office:value="1103" calcext:value-type="float">
            <text:p>1103</text:p>
          </table:table-cell>
          <table:table-cell office:value-type="float" office:value="37" calcext:value-type="float">
            <text:p>37</text:p>
          </table:table-cell>
          <table:table-cell office:value-type="float" office:value="123" calcext:value-type="float">
            <text:p>123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0.0643755069190031" calcext:value-type="float">
            <text:p>0.0643755069190031</text:p>
          </table:table-cell>
          <table:table-cell office:value-type="float" office:value="0.0656207440668875" calcext:value-type="float">
            <text:p>0.0656207440668875</text:p>
          </table:table-cell>
          <table:table-cell table:number-columns-repeated="2" office:value-type="float" office:value="0.558602580623864" calcext:value-type="float">
            <text:p>0.558602580623864</text:p>
          </table:table-cell>
          <table:table-cell office:value-type="float" office:value="0.527671138991729" calcext:value-type="float">
            <text:p>0.527671138991729</text:p>
          </table:table-cell>
          <table:table-cell office:value-type="float" office:value="0.119083089210336" calcext:value-type="float">
            <text:p>0.119083089210336</text:p>
          </table:table-cell>
          <table:table-cell office:value-type="float" office:value="0.11230817036691" calcext:value-type="float">
            <text:p>0.11230817036691</text:p>
          </table:table-cell>
          <table:table-cell office:value-type="float" office:value="0.168667026495664" calcext:value-type="float">
            <text:p>0.168667026495664</text:p>
          </table:table-cell>
          <table:table-cell office:value-type="float" office:value="0.0937972172460205" calcext:value-type="float">
            <text:p>0.0937972172460205</text:p>
          </table:table-cell>
          <table:table-cell office:value-type="float" office:value="0.0914892154153969" calcext:value-type="float">
            <text:p>0.0914892154153969</text:p>
          </table:table-cell>
          <table:table-cell office:value-type="float" office:value="0.120017582688167" calcext:value-type="float">
            <text:p>0.120017582688167</text:p>
          </table:table-cell>
          <table:table-cell office:value-type="float" office:value="1167" calcext:value-type="float">
            <text:p>1167</text:p>
          </table:table-cell>
          <table:table-cell office:value-type="float" office:value="2" calcext:value-type="float">
            <text:p>2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.0643415397403584" calcext:value-type="float">
            <text:p>0.0643415397403584</text:p>
          </table:table-cell>
          <table:table-cell office:value-type="float" office:value="0.0655869616255455" calcext:value-type="float">
            <text:p>0.0655869616255455</text:p>
          </table:table-cell>
          <table:table-cell table:number-columns-repeated="2" office:value-type="float" office:value="0.55891843422753" calcext:value-type="float">
            <text:p>0.55891843422753</text:p>
          </table:table-cell>
          <table:table-cell office:value-type="float" office:value="0.527970732136348" calcext:value-type="float">
            <text:p>0.527970732136348</text:p>
          </table:table-cell>
          <table:table-cell office:value-type="float" office:value="0.119076511299884" calcext:value-type="float">
            <text:p>0.119076511299884</text:p>
          </table:table-cell>
          <table:table-cell office:value-type="float" office:value="0.112297025048555" calcext:value-type="float">
            <text:p>0.112297025048555</text:p>
          </table:table-cell>
          <table:table-cell office:value-type="float" office:value="0.168693876301798" calcext:value-type="float">
            <text:p>0.168693876301798</text:p>
          </table:table-cell>
          <table:table-cell office:value-type="float" office:value="0.093771267759442" calcext:value-type="float">
            <text:p>0.093771267759442</text:p>
          </table:table-cell>
          <table:table-cell office:value-type="float" office:value="0.0914623942051117" calcext:value-type="float">
            <text:p>0.0914623942051117</text:p>
          </table:table-cell>
          <table:table-cell office:value-type="float" office:value="0.120003799484855" calcext:value-type="float">
            <text:p>0.120003799484855</text:p>
          </table:table-cell>
          <table:table-cell office:value-type="float" office:value="1167" calcext:value-type="float">
            <text:p>1167</text:p>
          </table:table-cell>
          <table:table-cell office:value-type="float" office:value="2" calcext:value-type="float">
            <text:p>2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.0566706552581661" calcext:value-type="float">
            <text:p>0.0566706552581661</text:p>
          </table:table-cell>
          <table:table-cell office:value-type="float" office:value="0.0587882706429133" calcext:value-type="float">
            <text:p>0.0587882706429133</text:p>
          </table:table-cell>
          <table:table-cell table:number-columns-repeated="2" office:value-type="float" office:value="0.938241919210852" calcext:value-type="float">
            <text:p>0.938241919210852</text:p>
          </table:table-cell>
          <table:table-cell office:value-type="float" office:value="0.923002183311689" calcext:value-type="float">
            <text:p>0.923002183311689</text:p>
          </table:table-cell>
          <table:table-cell office:value-type="float" office:value="0.180513308772548" calcext:value-type="float">
            <text:p>0.180513308772548</text:p>
          </table:table-cell>
          <table:table-cell office:value-type="float" office:value="0.164108613316483" calcext:value-type="float">
            <text:p>0.164108613316483</text:p>
          </table:table-cell>
          <table:table-cell office:value-type="float" office:value="0.300575173641622" calcext:value-type="float">
            <text:p>0.300575173641622</text:p>
          </table:table-cell>
          <table:table-cell office:value-type="float" office:value="0.115447990839174" calcext:value-type="float">
            <text:p>0.115447990839174</text:p>
          </table:table-cell>
          <table:table-cell office:value-type="float" office:value="0.110226195307726" calcext:value-type="float">
            <text:p>0.110226195307726</text:p>
          </table:table-cell>
          <table:table-cell office:value-type="float" office:value="0.180630763028641" calcext:value-type="float">
            <text:p>0.180630763028641</text:p>
          </table:table-cell>
          <table:table-cell office:value-type="float" office:value="1103" calcext:value-type="float">
            <text:p>1103</text:p>
          </table:table-cell>
          <table:table-cell office:value-type="float" office:value="37" calcext:value-type="float">
            <text:p>37</text:p>
          </table:table-cell>
          <table:table-cell office:value-type="float" office:value="123" calcext:value-type="float">
            <text:p>123</text:p>
          </table:table-cell>
          <table:table-cell office:value-type="float" office:value="68" calcext:value-type="float">
            <text:p>6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0.6" calcext:value-type="float">
            <text:p>0.6</text:p>
          </table:table-cell>
          <table:table-cell office:value-type="float" office:value="0.118349144960129" calcext:value-type="float">
            <text:p>0.118349144960129</text:p>
          </table:table-cell>
          <table:table-cell office:value-type="float" office:value="0.109789912312712" calcext:value-type="float">
            <text:p>0.109789912312712</text:p>
          </table:table-cell>
          <table:table-cell office:value-type="float" office:value="0.180992028898415" calcext:value-type="float">
            <text:p>0.180992028898415</text:p>
          </table:table-cell>
          <table:table-cell office:value-type="float" office:value="0.0769230769230769" calcext:value-type="float">
            <text:p>0.0769230769230769</text:p>
          </table:table-cell>
          <table:table-cell office:value-type="float" office:value="0.0763888888888889" calcext:value-type="float">
            <text:p>0.0763888888888889</text:p>
          </table:table-cell>
          <table:table-cell office:value-type="float" office:value="0.170731707317073" calcext:value-type="float">
            <text:p>0.170731707317073</text:p>
          </table:table-cell>
          <table:table-cell office:value-type="float" office:value="1165" calcext:value-type="float">
            <text:p>1165</text:p>
          </table:table-cell>
          <table:table-cell office:value-type="float" office:value="2" calcext:value-type="float">
            <text:p>2</text:p>
          </table:table-cell>
          <table:table-cell office:value-type="float" office:value="158" calcext:value-type="float">
            <text:p>158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0.6" calcext:value-type="float">
            <text:p>0.6</text:p>
          </table:table-cell>
          <table:table-cell office:value-type="float" office:value="0.118347697481428" calcext:value-type="float">
            <text:p>0.118347697481428</text:p>
          </table:table-cell>
          <table:table-cell office:value-type="float" office:value="0.109788267057245" calcext:value-type="float">
            <text:p>0.109788267057245</text:p>
          </table:table-cell>
          <table:table-cell office:value-type="float" office:value="0.180992028898415" calcext:value-type="float">
            <text:p>0.180992028898415</text:p>
          </table:table-cell>
          <table:table-cell office:value-type="float" office:value="0.0769230769230769" calcext:value-type="float">
            <text:p>0.0769230769230769</text:p>
          </table:table-cell>
          <table:table-cell office:value-type="float" office:value="0.0763888888888889" calcext:value-type="float">
            <text:p>0.0763888888888889</text:p>
          </table:table-cell>
          <table:table-cell office:value-type="float" office:value="0.170731707317073" calcext:value-type="float">
            <text:p>0.170731707317073</text:p>
          </table:table-cell>
          <table:table-cell office:value-type="float" office:value="1165" calcext:value-type="float">
            <text:p>1165</text:p>
          </table:table-cell>
          <table:table-cell office:value-type="float" office:value="2" calcext:value-type="float">
            <text:p>2</text:p>
          </table:table-cell>
          <table:table-cell office:value-type="float" office:value="158" calcext:value-type="float">
            <text:p>158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0.5" calcext:value-type="float">
            <text:p>0.5</text:p>
          </table:table-cell>
          <table:table-cell office:value-type="float" office:value="0.12082597452813" calcext:value-type="float">
            <text:p>0.12082597452813</text:p>
          </table:table-cell>
          <table:table-cell office:value-type="float" office:value="0.115749572483707" calcext:value-type="float">
            <text:p>0.115749572483707</text:p>
          </table:table-cell>
          <table:table-cell office:value-type="float" office:value="0.15797889199075" calcext:value-type="float">
            <text:p>0.15797889199075</text:p>
          </table:table-cell>
          <table:table-cell table:number-columns-repeated="3" office:value-type="float" office:value="0.101534828807556" calcext:value-type="float">
            <text:p>0.101534828807556</text:p>
          </table:table-cell>
          <table:table-cell office:value-type="float" office:value="1170" calcext:value-type="float">
            <text:p>1170</text:p>
          </table:table-cell>
          <table:table-cell office:value-type="float" office:value="2" calcext:value-type="float">
            <text:p>2</text:p>
          </table:table-cell>
          <table:table-cell office:value-type="float" office:value="158" calcext:value-type="float">
            <text:p>15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124639151208876" calcext:value-type="float">
            <text:p>0.124639151208876</text:p>
          </table:table-cell>
          <table:table-cell office:value-type="float" office:value="0.115776980675261" calcext:value-type="float">
            <text:p>0.115776980675261</text:p>
          </table:table-cell>
          <table:table-cell office:value-type="float" office:value="0.189499161801772" calcext:value-type="float">
            <text:p>0.189499161801772</text:p>
          </table:table-cell>
          <table:table-cell table:number-columns-repeated="3" office:value-type="float" office:value="0.0801576872536137" calcext:value-type="float">
            <text:p>0.0801576872536137</text:p>
          </table:table-cell>
          <table:table-cell office:value-type="float" office:value="1148" calcext:value-type="float">
            <text:p>1148</text:p>
          </table:table-cell>
          <table:table-cell office:value-type="float" office:value="14" calcext:value-type="float">
            <text:p>14</text:p>
          </table:table-cell>
          <table:table-cell office:value-type="float" office:value="146" calcext:value-type="float">
            <text:p>146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0.298507462686567" calcext:value-type="float">
            <text:p>0.298507462686567</text:p>
          </table:table-cell>
          <table:table-cell office:value-type="float" office:value="0.117969166529894" calcext:value-type="float">
            <text:p>0.117969166529894</text:p>
          </table:table-cell>
          <table:table-cell office:value-type="float" office:value="0.109501015997568" calcext:value-type="float">
            <text:p>0.109501015997568</text:p>
          </table:table-cell>
          <table:table-cell office:value-type="float" office:value="0.179945443238354" calcext:value-type="float">
            <text:p>0.179945443238354</text:p>
          </table:table-cell>
          <table:table-cell office:value-type="float" office:value="0.119402985074627" calcext:value-type="float">
            <text:p>0.119402985074627</text:p>
          </table:table-cell>
          <table:table-cell office:value-type="float" office:value="0.106060606060606" calcext:value-type="float">
            <text:p>0.106060606060606</text:p>
          </table:table-cell>
          <table:table-cell office:value-type="float" office:value="0.17910447761194" calcext:value-type="float">
            <text:p>0.17910447761194</text:p>
          </table:table-cell>
          <table:table-cell office:value-type="float" office:value="1171" calcext:value-type="float">
            <text:p>1171</text:p>
          </table:table-cell>
          <table:table-cell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0.4" calcext:value-type="float">
            <text:p>0.4</text:p>
          </table:table-cell>
          <table:table-cell office:value-type="float" office:value="0.120435762584523" calcext:value-type="float">
            <text:p>0.120435762584523</text:p>
          </table:table-cell>
          <table:table-cell office:value-type="float" office:value="0.112211784799317" calcext:value-type="float">
            <text:p>0.112211784799317</text:p>
          </table:table-cell>
          <table:table-cell office:value-type="float" office:value="0.180625" calcext:value-type="float">
            <text:p>0.180625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171" calcext:value-type="float">
            <text:p>1171</text:p>
          </table:table-cell>
          <table:table-cell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0.5" calcext:value-type="float">
            <text:p>0.5</text:p>
          </table:table-cell>
          <table:table-cell office:value-type="float" office:value="0.12082597452813" calcext:value-type="float">
            <text:p>0.12082597452813</text:p>
          </table:table-cell>
          <table:table-cell office:value-type="float" office:value="0.115749572483707" calcext:value-type="float">
            <text:p>0.115749572483707</text:p>
          </table:table-cell>
          <table:table-cell office:value-type="float" office:value="0.15797889199075" calcext:value-type="float">
            <text:p>0.15797889199075</text:p>
          </table:table-cell>
          <table:table-cell table:number-columns-repeated="3" office:value-type="float" office:value="0.101534828807556" calcext:value-type="float">
            <text:p>0.101534828807556</text:p>
          </table:table-cell>
          <table:table-cell office:value-type="float" office:value="1170" calcext:value-type="float">
            <text:p>1170</text:p>
          </table:table-cell>
          <table:table-cell office:value-type="float" office:value="2" calcext:value-type="float">
            <text:p>2</text:p>
          </table:table-cell>
          <table:table-cell office:value-type="float" office:value="158" calcext:value-type="float">
            <text:p>15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124649899739994" calcext:value-type="float">
            <text:p>0.124649899739994</text:p>
          </table:table-cell>
          <table:table-cell office:value-type="float" office:value="0.115785566504959" calcext:value-type="float">
            <text:p>0.115785566504959</text:p>
          </table:table-cell>
          <table:table-cell office:value-type="float" office:value="0.189525738603907" calcext:value-type="float">
            <text:p>0.189525738603907</text:p>
          </table:table-cell>
          <table:table-cell table:number-columns-repeated="3" office:value-type="float" office:value="0.0801576872536137" calcext:value-type="float">
            <text:p>0.0801576872536137</text:p>
          </table:table-cell>
          <table:table-cell office:value-type="float" office:value="1148" calcext:value-type="float">
            <text:p>1148</text:p>
          </table:table-cell>
          <table:table-cell office:value-type="float" office:value="14" calcext:value-type="float">
            <text:p>14</text:p>
          </table:table-cell>
          <table:table-cell office:value-type="float" office:value="146" calcext:value-type="float">
            <text:p>146</text:p>
          </table:table-cell>
          <table:table-cell office:value-type="float" office:value="23" calcext:value-type="float">
            <text:p>23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171" calcext:value-type="float">
            <text:p>1171</text:p>
          </table:table-cell>
          <table:table-cell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171" calcext:value-type="float">
            <text:p>1171</text:p>
          </table:table-cell>
          <table:table-cell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.0000880459629115649" calcext:value-type="float">
            <text:p>8.80459629115649E-05</text:p>
          </table:table-cell>
          <table:table-cell office:value-type="float" office:value="0.000103150108770933" calcext:value-type="float">
            <text:p>0.000103150108770933</text:p>
          </table:table-cell>
          <table:table-cell table:number-columns-repeated="2" office:value-type="float" office:value="0.999507665634155" calcext:value-type="float">
            <text:p>0.999507665634155</text:p>
          </table:table-cell>
          <table:table-cell office:value-type="float" office:value="0.999486923217773" calcext:value-type="float">
            <text:p>0.999486923217773</text:p>
          </table:table-cell>
          <table:table-cell office:value-type="float" office:value="0.168002831707597" calcext:value-type="float">
            <text:p>0.168002831707597</text:p>
          </table:table-cell>
          <table:table-cell office:value-type="float" office:value="0.132622354374991" calcext:value-type="float">
            <text:p>0.132622354374991</text:p>
          </table:table-cell>
          <table:table-cell office:value-type="float" office:value="0.44448603205511" calcext:value-type="float">
            <text:p>0.44448603205511</text:p>
          </table:table-cell>
          <table:table-cell office:value-type="float" office:value="0.00225951918400824" calcext:value-type="float">
            <text:p>0.00225951918400824</text:p>
          </table:table-cell>
          <table:table-cell office:value-type="float" office:value="0.0016948493430391" calcext:value-type="float">
            <text:p>0.0016948493430391</text:p>
          </table:table-cell>
          <table:table-cell office:value-type="float" office:value="0.17119188606739" calcext:value-type="float">
            <text:p>0.17119188606739</text:p>
          </table:table-cell>
          <table:table-cell office:value-type="float" office:value="1026" calcext:value-type="float">
            <text:p>1026</text:p>
          </table:table-cell>
          <table:table-cell office:value-type="float" office:value="67" calcext:value-type="float">
            <text:p>67</text:p>
          </table:table-cell>
          <table:table-cell office:value-type="float" office:value="84" calcext:value-type="float">
            <text:p>84</text:p>
          </table:table-cell>
          <table:table-cell office:value-type="float" office:value="154" calcext:value-type="float">
            <text:p>154</text:p>
          </table:table-cell>
          <table:table-cell table:number-columns-repeated="2" office:value-type="float" office:value="0.032572512551871" calcext:value-type="float">
            <text:p>0.032572512551871</text:p>
          </table:table-cell>
          <table:table-cell office:value-type="float" office:value="0.0335803158605963" calcext:value-type="float">
            <text:p>0.0335803158605963</text:p>
          </table:table-cell>
          <table:table-cell table:number-columns-repeated="2" office:value-type="float" office:value="0.495737291150187" calcext:value-type="float">
            <text:p>0.495737291150187</text:p>
          </table:table-cell>
          <table:table-cell office:value-type="float" office:value="0.493683200625901" calcext:value-type="float">
            <text:p>0.493683200625901</text:p>
          </table:table-cell>
          <table:table-cell office:value-type="float" office:value="0.103413818507661" calcext:value-type="float">
            <text:p>0.103413818507661</text:p>
          </table:table-cell>
          <table:table-cell office:value-type="float" office:value="0.0918558818358261" calcext:value-type="float">
            <text:p>0.0918558818358261</text:p>
          </table:table-cell>
          <table:table-cell office:value-type="float" office:value="0.193734118327297" calcext:value-type="float">
            <text:p>0.193734118327297</text:p>
          </table:table-cell>
          <table:table-cell office:value-type="float" office:value="0.060375330522846" calcext:value-type="float">
            <text:p>0.060375330522846</text:p>
          </table:table-cell>
          <table:table-cell office:value-type="float" office:value="0.0572030747727006" calcext:value-type="float">
            <text:p>0.0572030747727006</text:p>
          </table:table-cell>
          <table:table-cell office:value-type="float" office:value="0.136262945977632" calcext:value-type="float">
            <text:p>0.136262945977632</text:p>
          </table:table-cell>
          <table:table-cell office:value-type="float" office:value="1180" calcext:value-type="float">
            <text:p>1180</text:p>
          </table:table-cell>
          <table:table-cell office:value-type="float" office:value="0" calcext:value-type="float">
            <text:p>0</text:p>
          </table:table-cell>
          <table:table-cell office:value-type="float" office:value="151" calcext:value-type="float">
            <text:p>15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325515919400037" calcext:value-type="float">
            <text:p>0.0325515919400037</text:p>
          </table:table-cell>
          <table:table-cell office:value-type="float" office:value="0.0335591807707245" calcext:value-type="float">
            <text:p>0.0335591807707245</text:p>
          </table:table-cell>
          <table:table-cell table:number-columns-repeated="2" office:value-type="float" office:value="0.495909926022872" calcext:value-type="float">
            <text:p>0.495909926022872</text:p>
          </table:table-cell>
          <table:table-cell office:value-type="float" office:value="0.493854996057398" calcext:value-type="float">
            <text:p>0.493854996057398</text:p>
          </table:table-cell>
          <table:table-cell office:value-type="float" office:value="0.10340961679158" calcext:value-type="float">
            <text:p>0.10340961679158</text:p>
          </table:table-cell>
          <table:table-cell office:value-type="float" office:value="0.0918471918666187" calcext:value-type="float">
            <text:p>0.0918471918666187</text:p>
          </table:table-cell>
          <table:table-cell office:value-type="float" office:value="0.193764990377372" calcext:value-type="float">
            <text:p>0.193764990377372</text:p>
          </table:table-cell>
          <table:table-cell office:value-type="float" office:value="0.0603523796876487" calcext:value-type="float">
            <text:p>0.0603523796876487</text:p>
          </table:table-cell>
          <table:table-cell office:value-type="float" office:value="0.0571800152408246" calcext:value-type="float">
            <text:p>0.0571800152408246</text:p>
          </table:table-cell>
          <table:table-cell office:value-type="float" office:value="0.136257767196181" calcext:value-type="float">
            <text:p>0.136257767196181</text:p>
          </table:table-cell>
          <table:table-cell office:value-type="float" office:value="1180" calcext:value-type="float">
            <text:p>1180</text:p>
          </table:table-cell>
          <table:table-cell office:value-type="float" office:value="0" calcext:value-type="float">
            <text:p>0</text:p>
          </table:table-cell>
          <table:table-cell office:value-type="float" office:value="151" calcext:value-type="float">
            <text:p>15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544250909369495" calcext:value-type="float">
            <text:p>0.0544250909369495</text:p>
          </table:table-cell>
          <table:table-cell office:value-type="float" office:value="0.0569709921889838" calcext:value-type="float">
            <text:p>0.0569709921889838</text:p>
          </table:table-cell>
          <table:table-cell table:number-columns-repeated="2" office:value-type="float" office:value="0.911214546312271" calcext:value-type="float">
            <text:p>0.911214546312271</text:p>
          </table:table-cell>
          <table:table-cell office:value-type="float" office:value="0.910187924975767" calcext:value-type="float">
            <text:p>0.910187924975767</text:p>
          </table:table-cell>
          <table:table-cell office:value-type="float" office:value="0.243545257725043" calcext:value-type="float">
            <text:p>0.243545257725043</text:p>
          </table:table-cell>
          <table:table-cell office:value-type="float" office:value="0.216556020207867" calcext:value-type="float">
            <text:p>0.216556020207867</text:p>
          </table:table-cell>
          <table:table-cell office:value-type="float" office:value="0.454454531038079" calcext:value-type="float">
            <text:p>0.454454531038079</text:p>
          </table:table-cell>
          <table:table-cell office:value-type="float" office:value="0.134455338257885" calcext:value-type="float">
            <text:p>0.134455338257885</text:p>
          </table:table-cell>
          <table:table-cell office:value-type="float" office:value="0.12452925051814" calcext:value-type="float">
            <text:p>0.12452925051814</text:p>
          </table:table-cell>
          <table:table-cell office:value-type="float" office:value="0.381725371571134" calcext:value-type="float">
            <text:p>0.381725371571134</text:p>
          </table:table-cell>
          <table:table-cell office:value-type="float" office:value="1026" calcext:value-type="float">
            <text:p>1026</text:p>
          </table:table-cell>
          <table:table-cell office:value-type="float" office:value="67" calcext:value-type="float">
            <text:p>67</text:p>
          </table:table-cell>
          <table:table-cell office:value-type="float" office:value="84" calcext:value-type="float">
            <text:p>84</text:p>
          </table:table-cell>
          <table:table-cell office:value-type="float" office:value="154" calcext:value-type="float">
            <text:p>15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0.565217391304348" calcext:value-type="float">
            <text:p>0.565217391304348</text:p>
          </table:table-cell>
          <table:table-cell office:value-type="float" office:value="0.101365913249431" calcext:value-type="float">
            <text:p>0.101365913249431</text:p>
          </table:table-cell>
          <table:table-cell office:value-type="float" office:value="0.0897326493769513" calcext:value-type="float">
            <text:p>0.0897326493769513</text:p>
          </table:table-cell>
          <table:table-cell office:value-type="float" office:value="0.192274862716492" calcext:value-type="float">
            <text:p>0.192274862716492</text:p>
          </table:table-cell>
          <table:table-cell office:value-type="float" office:value="0.0896551724137931" calcext:value-type="float">
            <text:p>0.0896551724137931</text:p>
          </table:table-cell>
          <table:table-cell office:value-type="float" office:value="0.046875" calcext:value-type="float">
            <text:p>0.046875</text:p>
          </table:table-cell>
          <table:table-cell office:value-type="float" office:value="0.175824175824176" calcext:value-type="float">
            <text:p>0.175824175824176</text:p>
          </table:table-cell>
          <table:table-cell office:value-type="float" office:value="1177" calcext:value-type="float">
            <text:p>1177</text:p>
          </table:table-cell>
          <table:table-cell office:value-type="float" office:value="7" calcext:value-type="float">
            <text:p>7</text:p>
          </table:table-cell>
          <table:table-cell office:value-type="float" office:value="144" calcext:value-type="float">
            <text:p>14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0.565217391304348" calcext:value-type="float">
            <text:p>0.565217391304348</text:p>
          </table:table-cell>
          <table:table-cell office:value-type="float" office:value="0.101365847099196" calcext:value-type="float">
            <text:p>0.101365847099196</text:p>
          </table:table-cell>
          <table:table-cell office:value-type="float" office:value="0.0897325747617285" calcext:value-type="float">
            <text:p>0.0897325747617285</text:p>
          </table:table-cell>
          <table:table-cell office:value-type="float" office:value="0.192274862716492" calcext:value-type="float">
            <text:p>0.192274862716492</text:p>
          </table:table-cell>
          <table:table-cell office:value-type="float" office:value="0.0896551724137931" calcext:value-type="float">
            <text:p>0.0896551724137931</text:p>
          </table:table-cell>
          <table:table-cell office:value-type="float" office:value="0.046875" calcext:value-type="float">
            <text:p>0.046875</text:p>
          </table:table-cell>
          <table:table-cell office:value-type="float" office:value="0.175824175824176" calcext:value-type="float">
            <text:p>0.175824175824176</text:p>
          </table:table-cell>
          <table:table-cell office:value-type="float" office:value="1177" calcext:value-type="float">
            <text:p>1177</text:p>
          </table:table-cell>
          <table:table-cell office:value-type="float" office:value="7" calcext:value-type="float">
            <text:p>7</text:p>
          </table:table-cell>
          <table:table-cell office:value-type="float" office:value="144" calcext:value-type="float">
            <text:p>14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375" calcext:value-type="float">
            <text:p>0.375</text:p>
          </table:table-cell>
          <table:table-cell office:value-type="float" office:value="0.105764885026287" calcext:value-type="float">
            <text:p>0.105764885026287</text:p>
          </table:table-cell>
          <table:table-cell office:value-type="float" office:value="0.096563515576519" calcext:value-type="float">
            <text:p>0.096563515576519</text:p>
          </table:table-cell>
          <table:table-cell office:value-type="float" office:value="0.177669626421828" calcext:value-type="float">
            <text:p>0.177669626421828</text:p>
          </table:table-cell>
          <table:table-cell table:number-columns-repeated="3" office:value-type="float" office:value="0.058029689608637" calcext:value-type="float">
            <text:p>0.058029689608637</text:p>
          </table:table-cell>
          <table:table-cell office:value-type="float" office:value="1169" calcext:value-type="float">
            <text:p>1169</text:p>
          </table:table-cell>
          <table:table-cell office:value-type="float" office:value="0" calcext:value-type="float">
            <text:p>0</text:p>
          </table:table-cell>
          <table:table-cell office:value-type="float" office:value="151" calcext:value-type="float">
            <text:p>151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659731149673462" calcext:value-type="float">
            <text:p>0.659731149673462</text:p>
          </table:table-cell>
          <table:table-cell office:value-type="float" office:value="0.105651590444285" calcext:value-type="float">
            <text:p>0.105651590444285</text:p>
          </table:table-cell>
          <table:table-cell office:value-type="float" office:value="0.0986384705256548" calcext:value-type="float">
            <text:p>0.0986384705256548</text:p>
          </table:table-cell>
          <table:table-cell office:value-type="float" office:value="0.1604561037157" calcext:value-type="float">
            <text:p>0.1604561037157</text:p>
          </table:table-cell>
          <table:table-cell table:number-columns-repeated="3" office:value-type="float" office:value="0.04644412191582" calcext:value-type="float">
            <text:p>0.04644412191582</text:p>
          </table:table-cell>
          <table:table-cell office:value-type="float" office:value="1128" calcext:value-type="float">
            <text:p>1128</text:p>
          </table:table-cell>
          <table:table-cell office:value-type="float" office:value="7" calcext:value-type="float">
            <text:p>7</text:p>
          </table:table-cell>
          <table:table-cell office:value-type="float" office:value="144" calcext:value-type="float">
            <text:p>144</text:p>
          </table:table-cell>
          <table:table-cell office:value-type="float" office:value="52" calcext:value-type="float">
            <text:p>5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0.402985074626866" calcext:value-type="float">
            <text:p>0.402985074626866</text:p>
          </table:table-cell>
          <table:table-cell office:value-type="float" office:value="0.105983979426683" calcext:value-type="float">
            <text:p>0.105983979426683</text:p>
          </table:table-cell>
          <table:table-cell office:value-type="float" office:value="0.0944294321918911" calcext:value-type="float">
            <text:p>0.0944294321918911</text:p>
          </table:table-cell>
          <table:table-cell office:value-type="float" office:value="0.196277792254861" calcext:value-type="float">
            <text:p>0.196277792254861</text:p>
          </table:table-cell>
          <table:table-cell office:value-type="float" office:value="0.0746268656716418" calcext:value-type="float">
            <text:p>0.0746268656716418</text:p>
          </table:table-cell>
          <table:table-cell office:value-type="float" office:value="0.0597014925373134" calcext:value-type="float">
            <text:p>0.0597014925373134</text:p>
          </table:table-cell>
          <table:table-cell office:value-type="float" office:value="0.194029850746269" calcext:value-type="float">
            <text:p>0.194029850746269</text:p>
          </table:table-cell>
          <table:table-cell office:value-type="float" office:value="1180" calcext:value-type="float">
            <text:p>1180</text:p>
          </table:table-cell>
          <table:table-cell office:value-type="float" office:value="0" calcext:value-type="float">
            <text:p>0</text:p>
          </table:table-cell>
          <table:table-cell office:value-type="float" office:value="151" calcext:value-type="float">
            <text:p>15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0.55" calcext:value-type="float">
            <text:p>0.55</text:p>
          </table:table-cell>
          <table:table-cell office:value-type="float" office:value="0.101540195341848" calcext:value-type="float">
            <text:p>0.101540195341848</text:p>
          </table:table-cell>
          <table:table-cell office:value-type="float" office:value="0.0917372881355932" calcext:value-type="float">
            <text:p>0.0917372881355932</text:p>
          </table:table-cell>
          <table:table-cell office:value-type="float" office:value="0.178145695364238" calcext:value-type="float">
            <text:p>0.178145695364238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.15" calcext:value-type="float">
            <text:p>0.15</text:p>
          </table:table-cell>
          <table:table-cell office:value-type="float" office:value="1177" calcext:value-type="float">
            <text:p>1177</text:p>
          </table:table-cell>
          <table:table-cell office:value-type="float" office:value="3" calcext:value-type="float">
            <text:p>3</text:p>
          </table:table-cell>
          <table:table-cell office:value-type="float" office:value="148" calcext:value-type="float">
            <text:p>148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375" calcext:value-type="float">
            <text:p>0.375</text:p>
          </table:table-cell>
          <table:table-cell office:value-type="float" office:value="0.105764885026287" calcext:value-type="float">
            <text:p>0.105764885026287</text:p>
          </table:table-cell>
          <table:table-cell office:value-type="float" office:value="0.096563515576519" calcext:value-type="float">
            <text:p>0.096563515576519</text:p>
          </table:table-cell>
          <table:table-cell office:value-type="float" office:value="0.177669626421828" calcext:value-type="float">
            <text:p>0.177669626421828</text:p>
          </table:table-cell>
          <table:table-cell table:number-columns-repeated="3" office:value-type="float" office:value="0.058029689608637" calcext:value-type="float">
            <text:p>0.058029689608637</text:p>
          </table:table-cell>
          <table:table-cell office:value-type="float" office:value="1169" calcext:value-type="float">
            <text:p>1169</text:p>
          </table:table-cell>
          <table:table-cell office:value-type="float" office:value="0" calcext:value-type="float">
            <text:p>0</text:p>
          </table:table-cell>
          <table:table-cell office:value-type="float" office:value="151" calcext:value-type="float">
            <text:p>151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65" calcext:value-type="float">
            <text:p>0.65</text:p>
          </table:table-cell>
          <table:table-cell office:value-type="float" office:value="0.105667066531014" calcext:value-type="float">
            <text:p>0.105667066531014</text:p>
          </table:table-cell>
          <table:table-cell office:value-type="float" office:value="0.0986641737638834" calcext:value-type="float">
            <text:p>0.0986641737638834</text:p>
          </table:table-cell>
          <table:table-cell office:value-type="float" office:value="0.160391659015875" calcext:value-type="float">
            <text:p>0.160391659015875</text:p>
          </table:table-cell>
          <table:table-cell table:number-columns-repeated="3" office:value-type="float" office:value="0.04644412191582" calcext:value-type="float">
            <text:p>0.04644412191582</text:p>
          </table:table-cell>
          <table:table-cell office:value-type="float" office:value="1128" calcext:value-type="float">
            <text:p>1128</text:p>
          </table:table-cell>
          <table:table-cell office:value-type="float" office:value="7" calcext:value-type="float">
            <text:p>7</text:p>
          </table:table-cell>
          <table:table-cell office:value-type="float" office:value="144" calcext:value-type="float">
            <text:p>144</text:p>
          </table:table-cell>
          <table:table-cell office:value-type="float" office:value="52" calcext:value-type="float">
            <text:p>5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180" calcext:value-type="float">
            <text:p>1180</text:p>
          </table:table-cell>
          <table:table-cell office:value-type="float" office:value="0" calcext:value-type="float">
            <text:p>0</text:p>
          </table:table-cell>
          <table:table-cell office:value-type="float" office:value="151" calcext:value-type="float">
            <text:p>15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180" calcext:value-type="float">
            <text:p>1180</text:p>
          </table:table-cell>
          <table:table-cell office:value-type="float" office:value="0" calcext:value-type="float">
            <text:p>0</text:p>
          </table:table-cell>
          <table:table-cell office:value-type="float" office:value="151" calcext:value-type="float">
            <text:p>1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.000228101154789329" calcext:value-type="float">
            <text:p>0.000228101154789329</text:p>
          </table:table-cell>
          <table:table-cell office:value-type="float" office:value="0.000292812852421775" calcext:value-type="float">
            <text:p>0.000292812852421775</text:p>
          </table:table-cell>
          <table:table-cell table:number-columns-repeated="2" office:value-type="float" office:value="0.998894035816193" calcext:value-type="float">
            <text:p>0.998894035816193</text:p>
          </table:table-cell>
          <table:table-cell office:value-type="float" office:value="0.997364103794098" calcext:value-type="float">
            <text:p>0.997364103794098</text:p>
          </table:table-cell>
          <table:table-cell office:value-type="float" office:value="0.0272472424198864" calcext:value-type="float">
            <text:p>0.0272472424198864</text:p>
          </table:table-cell>
          <table:table-cell office:value-type="float" office:value="0.021112897008437" calcext:value-type="float">
            <text:p>0.021112897008437</text:p>
          </table:table-cell>
          <table:table-cell office:value-type="float" office:value="0.075184511198101" calcext:value-type="float">
            <text:p>0.075184511198101</text:p>
          </table:table-cell>
          <table:table-cell office:value-type="float" office:value="0.000948539527598769" calcext:value-type="float">
            <text:p>0.000948539527598769</text:p>
          </table:table-cell>
          <table:table-cell office:value-type="float" office:value="0.000866790942382067" calcext:value-type="float">
            <text:p>0.000866790942382067</text:p>
          </table:table-cell>
          <table:table-cell office:value-type="float" office:value="0.00456098048016429" calcext:value-type="float">
            <text:p>0.00456098048016429</text:p>
          </table:table-cell>
          <table:table-cell office:value-type="float" office:value="1158" calcext:value-type="float">
            <text:p>1158</text:p>
          </table:table-cell>
          <table:table-cell office:value-type="float" office:value="8" calcext:value-type="float">
            <text:p>8</text:p>
          </table:table-cell>
          <table:table-cell office:value-type="float" office:value="143" calcext:value-type="float">
            <text:p>143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.05778290526116" calcext:value-type="float">
            <text:p>0.05778290526116</text:p>
          </table:table-cell>
          <table:table-cell office:value-type="float" office:value="0.0620939304625109" calcext:value-type="float">
            <text:p>0.0620939304625109</text:p>
          </table:table-cell>
          <table:table-cell table:number-columns-repeated="2" office:value-type="float" office:value="0.865656400786707" calcext:value-type="float">
            <text:p>0.865656400786707</text:p>
          </table:table-cell>
          <table:table-cell office:value-type="float" office:value="0.831529882890933" calcext:value-type="float">
            <text:p>0.831529882890933</text:p>
          </table:table-cell>
          <table:table-cell office:value-type="float" office:value="0.116723917399588" calcext:value-type="float">
            <text:p>0.116723917399588</text:p>
          </table:table-cell>
          <table:table-cell office:value-type="float" office:value="0.108417357877388" calcext:value-type="float">
            <text:p>0.108417357877388</text:p>
          </table:table-cell>
          <table:table-cell office:value-type="float" office:value="0.181636104394266" calcext:value-type="float">
            <text:p>0.181636104394266</text:p>
          </table:table-cell>
          <table:table-cell office:value-type="float" office:value="0.0866958597517484" calcext:value-type="float">
            <text:p>0.0866958597517484</text:p>
          </table:table-cell>
          <table:table-cell office:value-type="float" office:value="0.0845322253601161" calcext:value-type="float">
            <text:p>0.0845322253601161</text:p>
          </table:table-cell>
          <table:table-cell office:value-type="float" office:value="0.133264956622277" calcext:value-type="float">
            <text:p>0.133264956622277</text:p>
          </table:table-cell>
          <table:table-cell office:value-type="float" office:value="1166" calcext:value-type="float">
            <text:p>1166</text:p>
          </table:table-cell>
          <table:table-cell office:value-type="float" office:value="6" calcext:value-type="float">
            <text:p>6</text:p>
          </table:table-cell>
          <table:table-cell office:value-type="float" office:value="145" calcext:value-type="float">
            <text:p>145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.0577148647556902" calcext:value-type="float">
            <text:p>0.0577148647556902</text:p>
          </table:table-cell>
          <table:table-cell office:value-type="float" office:value="0.0620266418964177" calcext:value-type="float">
            <text:p>0.0620266418964177</text:p>
          </table:table-cell>
          <table:table-cell table:number-columns-repeated="2" office:value-type="float" office:value="0.86617800543526" calcext:value-type="float">
            <text:p>0.86617800543526</text:p>
          </table:table-cell>
          <table:table-cell office:value-type="float" office:value="0.832112353215842" calcext:value-type="float">
            <text:p>0.832112353215842</text:p>
          </table:table-cell>
          <table:table-cell office:value-type="float" office:value="0.116708314676568" calcext:value-type="float">
            <text:p>0.116708314676568</text:p>
          </table:table-cell>
          <table:table-cell office:value-type="float" office:value="0.108392329427353" calcext:value-type="float">
            <text:p>0.108392329427353</text:p>
          </table:table-cell>
          <table:table-cell office:value-type="float" office:value="0.181694159670433" calcext:value-type="float">
            <text:p>0.181694159670433</text:p>
          </table:table-cell>
          <table:table-cell office:value-type="float" office:value="0.0866395484015456" calcext:value-type="float">
            <text:p>0.0866395484015456</text:p>
          </table:table-cell>
          <table:table-cell office:value-type="float" office:value="0.0844745519140745" calcext:value-type="float">
            <text:p>0.0844745519140745</text:p>
          </table:table-cell>
          <table:table-cell office:value-type="float" office:value="0.133251516851493" calcext:value-type="float">
            <text:p>0.133251516851493</text:p>
          </table:table-cell>
          <table:table-cell office:value-type="float" office:value="1166" calcext:value-type="float">
            <text:p>1166</text:p>
          </table:table-cell>
          <table:table-cell office:value-type="float" office:value="6" calcext:value-type="float">
            <text:p>6</text:p>
          </table:table-cell>
          <table:table-cell office:value-type="float" office:value="145" calcext:value-type="float">
            <text:p>145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.0547241700639529" calcext:value-type="float">
            <text:p>0.0547241700639529</text:p>
          </table:table-cell>
          <table:table-cell office:value-type="float" office:value="0.0592845118899199" calcext:value-type="float">
            <text:p>0.0592845118899199</text:p>
          </table:table-cell>
          <table:table-cell table:number-columns-repeated="2" office:value-type="float" office:value="0.909905154653335" calcext:value-type="float">
            <text:p>0.909905154653335</text:p>
          </table:table-cell>
          <table:table-cell office:value-type="float" office:value="0.882556047923726" calcext:value-type="float">
            <text:p>0.882556047923726</text:p>
          </table:table-cell>
          <table:table-cell office:value-type="float" office:value="0.120339840366801" calcext:value-type="float">
            <text:p>0.120339840366801</text:p>
          </table:table-cell>
          <table:table-cell office:value-type="float" office:value="0.110982254033968" calcext:value-type="float">
            <text:p>0.110982254033968</text:p>
          </table:table-cell>
          <table:table-cell office:value-type="float" office:value="0.193465349457818" calcext:value-type="float">
            <text:p>0.193465349457818</text:p>
          </table:table-cell>
          <table:table-cell office:value-type="float" office:value="0.0859041725266166" calcext:value-type="float">
            <text:p>0.0859041725266166</text:p>
          </table:table-cell>
          <table:table-cell office:value-type="float" office:value="0.083527722556243" calcext:value-type="float">
            <text:p>0.083527722556243</text:p>
          </table:table-cell>
          <table:table-cell office:value-type="float" office:value="0.138249979125318" calcext:value-type="float">
            <text:p>0.138249979125318</text:p>
          </table:table-cell>
          <table:table-cell office:value-type="float" office:value="1158" calcext:value-type="float">
            <text:p>1158</text:p>
          </table:table-cell>
          <table:table-cell office:value-type="float" office:value="8" calcext:value-type="float">
            <text:p>8</text:p>
          </table:table-cell>
          <table:table-cell office:value-type="float" office:value="143" calcext:value-type="float">
            <text:p>143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998894035816193" calcext:value-type="float">
            <text:p>0.998894035816193</text:p>
          </table:table-cell>
          <table:table-cell office:value-type="float" office:value="0.997364103794098" calcext:value-type="float">
            <text:p>0.997364103794098</text:p>
          </table:table-cell>
          <table:table-cell office:value-type="float" office:value="0.117902534970203" calcext:value-type="float">
            <text:p>0.117902534970203</text:p>
          </table:table-cell>
          <table:table-cell office:value-type="float" office:value="0.105855106616084" calcext:value-type="float">
            <text:p>0.105855106616084</text:p>
          </table:table-cell>
          <table:table-cell office:value-type="float" office:value="0.212048001578551" calcext:value-type="float">
            <text:p>0.212048001578551</text:p>
          </table:table-cell>
          <table:table-cell table:number-columns-repeated="2" office:value-type="float" office:value="0.0985915492957746" calcext:value-type="float">
            <text:p>0.0985915492957746</text:p>
          </table:table-cell>
          <table:table-cell office:value-type="float" office:value="0.214285714285714" calcext:value-type="float">
            <text:p>0.214285714285714</text:p>
          </table:table-cell>
          <table:table-cell office:value-type="float" office:value="1151" calcext:value-type="float">
            <text:p>1151</text:p>
          </table:table-cell>
          <table:table-cell office:value-type="float" office:value="12" calcext:value-type="float">
            <text:p>12</text:p>
          </table:table-cell>
          <table:table-cell office:value-type="float" office:value="139" calcext:value-type="float">
            <text:p>139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0.533333333333333" calcext:value-type="float">
            <text:p>0.533333333333333</text:p>
          </table:table-cell>
          <table:table-cell office:value-type="float" office:value="0.116855808198028" calcext:value-type="float">
            <text:p>0.116855808198028</text:p>
          </table:table-cell>
          <table:table-cell office:value-type="float" office:value="0.105459972799646" calcext:value-type="float">
            <text:p>0.105459972799646</text:p>
          </table:table-cell>
          <table:table-cell office:value-type="float" office:value="0.205909356344327" calcext:value-type="float">
            <text:p>0.205909356344327</text:p>
          </table:table-cell>
          <table:table-cell table:number-columns-repeated="2" office:value-type="float" office:value="0.0985915492957746" calcext:value-type="float">
            <text:p>0.0985915492957746</text:p>
          </table:table-cell>
          <table:table-cell office:value-type="float" office:value="0.214285714285714" calcext:value-type="float">
            <text:p>0.214285714285714</text:p>
          </table:table-cell>
          <table:table-cell office:value-type="float" office:value="1151" calcext:value-type="float">
            <text:p>1151</text:p>
          </table:table-cell>
          <table:table-cell office:value-type="float" office:value="12" calcext:value-type="float">
            <text:p>12</text:p>
          </table:table-cell>
          <table:table-cell office:value-type="float" office:value="139" calcext:value-type="float">
            <text:p>139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121818788817653" calcext:value-type="float">
            <text:p>0.121818788817653</text:p>
          </table:table-cell>
          <table:table-cell office:value-type="float" office:value="0.118672573607772" calcext:value-type="float">
            <text:p>0.118672573607772</text:p>
          </table:table-cell>
          <table:table-cell office:value-type="float" office:value="0.146405106351824" calcext:value-type="float">
            <text:p>0.146405106351824</text:p>
          </table:table-cell>
          <table:table-cell table:number-columns-repeated="3" office:value-type="float" office:value="0.104234527687296" calcext:value-type="float">
            <text:p>0.104234527687296</text:p>
          </table:table-cell>
          <table:table-cell office:value-type="float" office:value="1163" calcext:value-type="float">
            <text:p>1163</text:p>
          </table:table-cell>
          <table:table-cell office:value-type="float" office:value="7" calcext:value-type="float">
            <text:p>7</text:p>
          </table:table-cell>
          <table:table-cell office:value-type="float" office:value="144" calcext:value-type="float">
            <text:p>144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121421253529912" calcext:value-type="float">
            <text:p>0.121421253529912</text:p>
          </table:table-cell>
          <table:table-cell office:value-type="float" office:value="0.117730928225072" calcext:value-type="float">
            <text:p>0.117730928225072</text:p>
          </table:table-cell>
          <table:table-cell office:value-type="float" office:value="0.150259557236612" calcext:value-type="float">
            <text:p>0.150259557236612</text:p>
          </table:table-cell>
          <table:table-cell table:number-columns-repeated="3" office:value-type="float" office:value="0.0993227990970655" calcext:value-type="float">
            <text:p>0.0993227990970655</text:p>
          </table:table-cell>
          <table:table-cell office:value-type="float" office:value="1157" calcext:value-type="float">
            <text:p>1157</text:p>
          </table:table-cell>
          <table:table-cell office:value-type="float" office:value="6" calcext:value-type="float">
            <text:p>6</text:p>
          </table:table-cell>
          <table:table-cell office:value-type="float" office:value="145" calcext:value-type="float">
            <text:p>145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0.417910447761194" calcext:value-type="float">
            <text:p>0.417910447761194</text:p>
          </table:table-cell>
          <table:table-cell office:value-type="float" office:value="0.117016345769275" calcext:value-type="float">
            <text:p>0.117016345769275</text:p>
          </table:table-cell>
          <table:table-cell office:value-type="float" office:value="0.105693029459789" calcext:value-type="float">
            <text:p>0.105693029459789</text:p>
          </table:table-cell>
          <table:table-cell office:value-type="float" office:value="0.205503188452679" calcext:value-type="float">
            <text:p>0.205503188452679</text:p>
          </table:table-cell>
          <table:table-cell office:value-type="float" office:value="0.0909090909090909" calcext:value-type="float">
            <text:p>0.0909090909090909</text:p>
          </table:table-cell>
          <table:table-cell office:value-type="float" office:value="0.0895522388059701" calcext:value-type="float">
            <text:p>0.0895522388059701</text:p>
          </table:table-cell>
          <table:table-cell office:value-type="float" office:value="0.181818181818182" calcext:value-type="float">
            <text:p>0.181818181818182</text:p>
          </table:table-cell>
          <table:table-cell office:value-type="float" office:value="1180" calcext:value-type="float">
            <text:p>1180</text:p>
          </table:table-cell>
          <table:table-cell office:value-type="float" office:value="0" calcext:value-type="float">
            <text:p>0</text:p>
          </table:table-cell>
          <table:table-cell office:value-type="float" office:value="151" calcext:value-type="float">
            <text:p>15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0.6" calcext:value-type="float">
            <text:p>0.6</text:p>
          </table:table-cell>
          <table:table-cell office:value-type="float" office:value="0.116942148760331" calcext:value-type="float">
            <text:p>0.116942148760331</text:p>
          </table:table-cell>
          <table:table-cell office:value-type="float" office:value="0.106567796610169" calcext:value-type="float">
            <text:p>0.106567796610169</text:p>
          </table:table-cell>
          <table:table-cell office:value-type="float" office:value="0.198013245033113" calcext:value-type="float">
            <text:p>0.198013245033113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.15" calcext:value-type="float">
            <text:p>0.15</text:p>
          </table:table-cell>
          <table:table-cell office:value-type="float" office:value="1164" calcext:value-type="float">
            <text:p>1164</text:p>
          </table:table-cell>
          <table:table-cell office:value-type="float" office:value="5" calcext:value-type="float">
            <text:p>5</text:p>
          </table:table-cell>
          <table:table-cell office:value-type="float" office:value="146" calcext:value-type="float">
            <text:p>146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121818788817653" calcext:value-type="float">
            <text:p>0.121818788817653</text:p>
          </table:table-cell>
          <table:table-cell office:value-type="float" office:value="0.118672573607772" calcext:value-type="float">
            <text:p>0.118672573607772</text:p>
          </table:table-cell>
          <table:table-cell office:value-type="float" office:value="0.146405106351824" calcext:value-type="float">
            <text:p>0.146405106351824</text:p>
          </table:table-cell>
          <table:table-cell table:number-columns-repeated="3" office:value-type="float" office:value="0.104234527687296" calcext:value-type="float">
            <text:p>0.104234527687296</text:p>
          </table:table-cell>
          <table:table-cell office:value-type="float" office:value="1163" calcext:value-type="float">
            <text:p>1163</text:p>
          </table:table-cell>
          <table:table-cell office:value-type="float" office:value="7" calcext:value-type="float">
            <text:p>7</text:p>
          </table:table-cell>
          <table:table-cell office:value-type="float" office:value="144" calcext:value-type="float">
            <text:p>144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121415484595624" calcext:value-type="float">
            <text:p>0.121415484595624</text:p>
          </table:table-cell>
          <table:table-cell office:value-type="float" office:value="0.117721692656096" calcext:value-type="float">
            <text:p>0.117721692656096</text:p>
          </table:table-cell>
          <table:table-cell office:value-type="float" office:value="0.150280878560145" calcext:value-type="float">
            <text:p>0.150280878560145</text:p>
          </table:table-cell>
          <table:table-cell table:number-columns-repeated="3" office:value-type="float" office:value="0.0993227990970655" calcext:value-type="float">
            <text:p>0.0993227990970655</text:p>
          </table:table-cell>
          <table:table-cell office:value-type="float" office:value="1157" calcext:value-type="float">
            <text:p>1157</text:p>
          </table:table-cell>
          <table:table-cell office:value-type="float" office:value="6" calcext:value-type="float">
            <text:p>6</text:p>
          </table:table-cell>
          <table:table-cell office:value-type="float" office:value="145" calcext:value-type="float">
            <text:p>145</text:p>
          </table:table-cell>
          <table:table-cell office:value-type="float" office:value="23" calcext:value-type="float">
            <text:p>23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180" calcext:value-type="float">
            <text:p>1180</text:p>
          </table:table-cell>
          <table:table-cell office:value-type="float" office:value="0" calcext:value-type="float">
            <text:p>0</text:p>
          </table:table-cell>
          <table:table-cell office:value-type="float" office:value="151" calcext:value-type="float">
            <text:p>15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180" calcext:value-type="float">
            <text:p>1180</text:p>
          </table:table-cell>
          <table:table-cell office:value-type="float" office:value="0" calcext:value-type="float">
            <text:p>0</text:p>
          </table:table-cell>
          <table:table-cell office:value-type="float" office:value="151" calcext:value-type="float">
            <text:p>1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.000404287973651663" calcext:value-type="float">
            <text:p>0.000404287973651663</text:p>
          </table:table-cell>
          <table:table-cell office:value-type="float" office:value="0.000664517923723906" calcext:value-type="float">
            <text:p>0.000664517923723906</text:p>
          </table:table-cell>
          <table:table-cell table:number-columns-repeated="2" office:value-type="float" office:value="0.997745037078857" calcext:value-type="float">
            <text:p>0.997745037078857</text:p>
          </table:table-cell>
          <table:table-cell office:value-type="float" office:value="0.997632145881653" calcext:value-type="float">
            <text:p>0.997632145881653</text:p>
          </table:table-cell>
          <table:table-cell office:value-type="float" office:value="0.059216368246907" calcext:value-type="float">
            <text:p>0.059216368246907</text:p>
          </table:table-cell>
          <table:table-cell office:value-type="float" office:value="0.0422691473267224" calcext:value-type="float">
            <text:p>0.0422691473267224</text:p>
          </table:table-cell>
          <table:table-cell office:value-type="float" office:value="0.155619655089364" calcext:value-type="float">
            <text:p>0.155619655089364</text:p>
          </table:table-cell>
          <table:table-cell office:value-type="float" office:value="0.00348487263545394" calcext:value-type="float">
            <text:p>0.00348487263545394</text:p>
          </table:table-cell>
          <table:table-cell office:value-type="float" office:value="0.00276079692412168" calcext:value-type="float">
            <text:p>0.00276079692412168</text:p>
          </table:table-cell>
          <table:table-cell office:value-type="float" office:value="0.0157143343240023" calcext:value-type="float">
            <text:p>0.0157143343240023</text:p>
          </table:table-cell>
          <table:table-cell office:value-type="float" office:value="1097" calcext:value-type="float">
            <text:p>1097</text:p>
          </table:table-cell>
          <table:table-cell office:value-type="float" office:value="24" calcext:value-type="float">
            <text:p>24</text:p>
          </table:table-cell>
          <table:table-cell office:value-type="float" office:value="175" calcext:value-type="float">
            <text:p>17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.0532000902973492" calcext:value-type="float">
            <text:p>0.0532000902973492</text:p>
          </table:table-cell>
          <table:table-cell office:value-type="float" office:value="0.060196593734756" calcext:value-type="float">
            <text:p>0.060196593734756</text:p>
          </table:table-cell>
          <table:table-cell table:number-columns-repeated="2" office:value-type="float" office:value="0.686534063563865" calcext:value-type="float">
            <text:p>0.686534063563865</text:p>
          </table:table-cell>
          <table:table-cell office:value-type="float" office:value="0.683751651547955" calcext:value-type="float">
            <text:p>0.683751651547955</text:p>
          </table:table-cell>
          <table:table-cell office:value-type="float" office:value="0.118858787168195" calcext:value-type="float">
            <text:p>0.118858787168195</text:p>
          </table:table-cell>
          <table:table-cell office:value-type="float" office:value="0.108576395494763" calcext:value-type="float">
            <text:p>0.108576395494763</text:p>
          </table:table-cell>
          <table:table-cell office:value-type="float" office:value="0.177349577993948" calcext:value-type="float">
            <text:p>0.177349577993948</text:p>
          </table:table-cell>
          <table:table-cell office:value-type="float" office:value="0.0902336856915612" calcext:value-type="float">
            <text:p>0.0902336856915612</text:p>
          </table:table-cell>
          <table:table-cell office:value-type="float" office:value="0.085306965718815" calcext:value-type="float">
            <text:p>0.085306965718815</text:p>
          </table:table-cell>
          <table:table-cell office:value-type="float" office:value="0.128893343458073" calcext:value-type="float">
            <text:p>0.128893343458073</text:p>
          </table:table-cell>
          <table:table-cell office:value-type="float" office:value="1124" calcext:value-type="float">
            <text:p>1124</text:p>
          </table:table-cell>
          <table:table-cell office:value-type="float" office:value="8" calcext:value-type="float">
            <text:p>8</text:p>
          </table:table-cell>
          <table:table-cell office:value-type="float" office:value="191" calcext:value-type="float">
            <text:p>19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.0531278091833815" calcext:value-type="float">
            <text:p>0.0531278091833815</text:p>
          </table:table-cell>
          <table:table-cell office:value-type="float" office:value="0.0601263456437862" calcext:value-type="float">
            <text:p>0.0601263456437862</text:p>
          </table:table-cell>
          <table:table-cell table:number-columns-repeated="2" office:value-type="float" office:value="0.68738918843049" calcext:value-type="float">
            <text:p>0.68738918843049</text:p>
          </table:table-cell>
          <table:table-cell office:value-type="float" office:value="0.684606764738745" calcext:value-type="float">
            <text:p>0.684606764738745</text:p>
          </table:table-cell>
          <table:table-cell office:value-type="float" office:value="0.1188635356923" calcext:value-type="float">
            <text:p>0.1188635356923</text:p>
          </table:table-cell>
          <table:table-cell office:value-type="float" office:value="0.108564776782236" calcext:value-type="float">
            <text:p>0.108564776782236</text:p>
          </table:table-cell>
          <table:table-cell office:value-type="float" office:value="0.17744743059779" calcext:value-type="float">
            <text:p>0.17744743059779</text:p>
          </table:table-cell>
          <table:table-cell office:value-type="float" office:value="0.0901847467306862" calcext:value-type="float">
            <text:p>0.0901847467306862</text:p>
          </table:table-cell>
          <table:table-cell office:value-type="float" office:value="0.0852533560330223" calcext:value-type="float">
            <text:p>0.0852533560330223</text:p>
          </table:table-cell>
          <table:table-cell office:value-type="float" office:value="0.128892753951773" calcext:value-type="float">
            <text:p>0.128892753951773</text:p>
          </table:table-cell>
          <table:table-cell office:value-type="float" office:value="1124" calcext:value-type="float">
            <text:p>1124</text:p>
          </table:table-cell>
          <table:table-cell office:value-type="float" office:value="8" calcext:value-type="float">
            <text:p>8</text:p>
          </table:table-cell>
          <table:table-cell office:value-type="float" office:value="191" calcext:value-type="float">
            <text:p>19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.0391746239474738" calcext:value-type="float">
            <text:p>0.0391746239474738</text:p>
          </table:table-cell>
          <table:table-cell office:value-type="float" office:value="0.0476005583705444" calcext:value-type="float">
            <text:p>0.0476005583705444</text:p>
          </table:table-cell>
          <table:table-cell table:number-columns-repeated="2" office:value-type="float" office:value="0.923797249098068" calcext:value-type="float">
            <text:p>0.923797249098068</text:p>
          </table:table-cell>
          <table:table-cell office:value-type="float" office:value="0.922373560712698" calcext:value-type="float">
            <text:p>0.922373560712698</text:p>
          </table:table-cell>
          <table:table-cell office:value-type="float" office:value="0.143047851057611" calcext:value-type="float">
            <text:p>0.143047851057611</text:p>
          </table:table-cell>
          <table:table-cell office:value-type="float" office:value="0.125502637416153" calcext:value-type="float">
            <text:p>0.125502637416153</text:p>
          </table:table-cell>
          <table:table-cell office:value-type="float" office:value="0.242852784937664" calcext:value-type="float">
            <text:p>0.242852784937664</text:p>
          </table:table-cell>
          <table:table-cell office:value-type="float" office:value="0.0897806648440837" calcext:value-type="float">
            <text:p>0.0897806648440837</text:p>
          </table:table-cell>
          <table:table-cell office:value-type="float" office:value="0.0822619410042115" calcext:value-type="float">
            <text:p>0.0822619410042115</text:p>
          </table:table-cell>
          <table:table-cell office:value-type="float" office:value="0.155194592614317" calcext:value-type="float">
            <text:p>0.155194592614317</text:p>
          </table:table-cell>
          <table:table-cell office:value-type="float" office:value="1097" calcext:value-type="float">
            <text:p>1097</text:p>
          </table:table-cell>
          <table:table-cell office:value-type="float" office:value="24" calcext:value-type="float">
            <text:p>24</text:p>
          </table:table-cell>
          <table:table-cell office:value-type="float" office:value="175" calcext:value-type="float">
            <text:p>17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55440414507772" calcext:value-type="float">
            <text:p>0.0155440414507772</text:p>
          </table:table-cell>
          <table:table-cell table:number-columns-repeated="2" office:value-type="float" office:value="0.77814923291733" calcext:value-type="float">
            <text:p>0.77814923291733</text:p>
          </table:table-cell>
          <table:table-cell office:value-type="float" office:value="0.755267059369731" calcext:value-type="float">
            <text:p>0.755267059369731</text:p>
          </table:table-cell>
          <table:table-cell office:value-type="float" office:value="0.115462161714428" calcext:value-type="float">
            <text:p>0.115462161714428</text:p>
          </table:table-cell>
          <table:table-cell office:value-type="float" office:value="0.103488232406332" calcext:value-type="float">
            <text:p>0.103488232406332</text:p>
          </table:table-cell>
          <table:table-cell office:value-type="float" office:value="0.183575166622794" calcext:value-type="float">
            <text:p>0.183575166622794</text:p>
          </table:table-cell>
          <table:table-cell office:value-type="float" office:value="0.113636363636364" calcext:value-type="float">
            <text:p>0.113636363636364</text:p>
          </table:table-cell>
          <table:table-cell office:value-type="float" office:value="0.0930232558139535" calcext:value-type="float">
            <text:p>0.0930232558139535</text:p>
          </table:table-cell>
          <table:table-cell office:value-type="float" office:value="0.151219512195122" calcext:value-type="float">
            <text:p>0.151219512195122</text:p>
          </table:table-cell>
          <table:table-cell office:value-type="float" office:value="1131" calcext:value-type="float">
            <text:p>1131</text:p>
          </table:table-cell>
          <table:table-cell office:value-type="float" office:value="2" calcext:value-type="float">
            <text:p>2</text:p>
          </table:table-cell>
          <table:table-cell office:value-type="float" office:value="197" calcext:value-type="float">
            <text:p>19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55440414507772" calcext:value-type="float">
            <text:p>0.0155440414507772</text:p>
          </table:table-cell>
          <table:table-cell table:number-columns-repeated="2" office:value-type="float" office:value="0.77814923291733" calcext:value-type="float">
            <text:p>0.77814923291733</text:p>
          </table:table-cell>
          <table:table-cell office:value-type="float" office:value="0.755267059369731" calcext:value-type="float">
            <text:p>0.755267059369731</text:p>
          </table:table-cell>
          <table:table-cell office:value-type="float" office:value="0.115462161714428" calcext:value-type="float">
            <text:p>0.115462161714428</text:p>
          </table:table-cell>
          <table:table-cell office:value-type="float" office:value="0.103488232406332" calcext:value-type="float">
            <text:p>0.103488232406332</text:p>
          </table:table-cell>
          <table:table-cell office:value-type="float" office:value="0.183575166622794" calcext:value-type="float">
            <text:p>0.183575166622794</text:p>
          </table:table-cell>
          <table:table-cell office:value-type="float" office:value="0.113636363636364" calcext:value-type="float">
            <text:p>0.113636363636364</text:p>
          </table:table-cell>
          <table:table-cell office:value-type="float" office:value="0.0930232558139535" calcext:value-type="float">
            <text:p>0.0930232558139535</text:p>
          </table:table-cell>
          <table:table-cell office:value-type="float" office:value="0.151219512195122" calcext:value-type="float">
            <text:p>0.151219512195122</text:p>
          </table:table-cell>
          <table:table-cell office:value-type="float" office:value="1131" calcext:value-type="float">
            <text:p>1131</text:p>
          </table:table-cell>
          <table:table-cell office:value-type="float" office:value="2" calcext:value-type="float">
            <text:p>2</text:p>
          </table:table-cell>
          <table:table-cell office:value-type="float" office:value="197" calcext:value-type="float">
            <text:p>19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119611341202393" calcext:value-type="float">
            <text:p>0.119611341202393</text:p>
          </table:table-cell>
          <table:table-cell office:value-type="float" office:value="0.11547525912706" calcext:value-type="float">
            <text:p>0.11547525912706</text:p>
          </table:table-cell>
          <table:table-cell office:value-type="float" office:value="0.143139205068105" calcext:value-type="float">
            <text:p>0.143139205068105</text:p>
          </table:table-cell>
          <table:table-cell table:number-columns-repeated="3" office:value-type="float" office:value="0.0971751412429379" calcext:value-type="float">
            <text:p>0.0971751412429379</text:p>
          </table:table-cell>
          <table:table-cell office:value-type="float" office:value="1122" calcext:value-type="float">
            <text:p>1122</text:p>
          </table:table-cell>
          <table:table-cell office:value-type="float" office:value="5" calcext:value-type="float">
            <text:p>5</text:p>
          </table:table-cell>
          <table:table-cell office:value-type="float" office:value="194" calcext:value-type="float">
            <text:p>194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121109267065049" calcext:value-type="float">
            <text:p>0.121109267065049</text:p>
          </table:table-cell>
          <table:table-cell office:value-type="float" office:value="0.11374531913322" calcext:value-type="float">
            <text:p>0.11374531913322</text:p>
          </table:table-cell>
          <table:table-cell office:value-type="float" office:value="0.162998659320476" calcext:value-type="float">
            <text:p>0.162998659320476</text:p>
          </table:table-cell>
          <table:table-cell table:number-columns-repeated="3" office:value-type="float" office:value="0.0845070422535211" calcext:value-type="float">
            <text:p>0.0845070422535211</text:p>
          </table:table-cell>
          <table:table-cell office:value-type="float" office:value="1101" calcext:value-type="float">
            <text:p>1101</text:p>
          </table:table-cell>
          <table:table-cell office:value-type="float" office:value="12" calcext:value-type="float">
            <text:p>12</text:p>
          </table:table-cell>
          <table:table-cell office:value-type="float" office:value="187" calcext:value-type="float">
            <text:p>187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0.26865671641791" calcext:value-type="float">
            <text:p>0.26865671641791</text:p>
          </table:table-cell>
          <table:table-cell office:value-type="float" office:value="0.113738390895057" calcext:value-type="float">
            <text:p>0.113738390895057</text:p>
          </table:table-cell>
          <table:table-cell office:value-type="float" office:value="0.102778949774098" calcext:value-type="float">
            <text:p>0.102778949774098</text:p>
          </table:table-cell>
          <table:table-cell office:value-type="float" office:value="0.176080538377096" calcext:value-type="float">
            <text:p>0.176080538377096</text:p>
          </table:table-cell>
          <table:table-cell table:number-columns-repeated="2" office:value-type="float" office:value="0.104477611940299" calcext:value-type="float">
            <text:p>0.104477611940299</text:p>
          </table:table-cell>
          <table:table-cell office:value-type="float" office:value="0.196969696969697" calcext:value-type="float">
            <text:p>0.196969696969697</text:p>
          </table:table-cell>
          <table:table-cell office:value-type="float" office:value="1132" calcext:value-type="float">
            <text:p>1132</text:p>
          </table:table-cell>
          <table:table-cell office:value-type="float" office:value="0" calcext:value-type="float">
            <text:p>0</text:p>
          </table:table-cell>
          <table:table-cell office:value-type="float" office:value="199" calcext:value-type="float">
            <text:p>19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0.4" calcext:value-type="float">
            <text:p>0.4</text:p>
          </table:table-cell>
          <table:table-cell office:value-type="float" office:value="0.115627347858753" calcext:value-type="float">
            <text:p>0.115627347858753</text:p>
          </table:table-cell>
          <table:table-cell office:value-type="float" office:value="0.104593639575972" calcext:value-type="float">
            <text:p>0.104593639575972</text:p>
          </table:table-cell>
          <table:table-cell office:value-type="float" office:value="0.178391959798995" calcext:value-type="float">
            <text:p>0.178391959798995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.15" calcext:value-type="float">
            <text:p>0.15</text:p>
          </table:table-cell>
          <table:table-cell office:value-type="float" office:value="1132" calcext:value-type="float">
            <text:p>1132</text:p>
          </table:table-cell>
          <table:table-cell office:value-type="float" office:value="0" calcext:value-type="float">
            <text:p>0</text:p>
          </table:table-cell>
          <table:table-cell office:value-type="float" office:value="199" calcext:value-type="float">
            <text:p>19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119611341202393" calcext:value-type="float">
            <text:p>0.119611341202393</text:p>
          </table:table-cell>
          <table:table-cell office:value-type="float" office:value="0.11547525912706" calcext:value-type="float">
            <text:p>0.11547525912706</text:p>
          </table:table-cell>
          <table:table-cell office:value-type="float" office:value="0.143139205068105" calcext:value-type="float">
            <text:p>0.143139205068105</text:p>
          </table:table-cell>
          <table:table-cell table:number-columns-repeated="3" office:value-type="float" office:value="0.0971751412429379" calcext:value-type="float">
            <text:p>0.0971751412429379</text:p>
          </table:table-cell>
          <table:table-cell office:value-type="float" office:value="1122" calcext:value-type="float">
            <text:p>1122</text:p>
          </table:table-cell>
          <table:table-cell office:value-type="float" office:value="5" calcext:value-type="float">
            <text:p>5</text:p>
          </table:table-cell>
          <table:table-cell office:value-type="float" office:value="194" calcext:value-type="float">
            <text:p>194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121122691170303" calcext:value-type="float">
            <text:p>0.121122691170303</text:p>
          </table:table-cell>
          <table:table-cell office:value-type="float" office:value="0.113739326034673" calcext:value-type="float">
            <text:p>0.113739326034673</text:p>
          </table:table-cell>
          <table:table-cell office:value-type="float" office:value="0.163122537067451" calcext:value-type="float">
            <text:p>0.163122537067451</text:p>
          </table:table-cell>
          <table:table-cell table:number-columns-repeated="3" office:value-type="float" office:value="0.0845070422535211" calcext:value-type="float">
            <text:p>0.0845070422535211</text:p>
          </table:table-cell>
          <table:table-cell office:value-type="float" office:value="1101" calcext:value-type="float">
            <text:p>1101</text:p>
          </table:table-cell>
          <table:table-cell office:value-type="float" office:value="12" calcext:value-type="float">
            <text:p>12</text:p>
          </table:table-cell>
          <table:table-cell office:value-type="float" office:value="187" calcext:value-type="float">
            <text:p>187</text:p>
          </table:table-cell>
          <table:table-cell office:value-type="float" office:value="31" calcext:value-type="float">
            <text:p>3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132" calcext:value-type="float">
            <text:p>1132</text:p>
          </table:table-cell>
          <table:table-cell office:value-type="float" office:value="0" calcext:value-type="float">
            <text:p>0</text:p>
          </table:table-cell>
          <table:table-cell office:value-type="float" office:value="199" calcext:value-type="float">
            <text:p>199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132" calcext:value-type="float">
            <text:p>1132</text:p>
          </table:table-cell>
          <table:table-cell office:value-type="float" office:value="0" calcext:value-type="float">
            <text:p>0</text:p>
          </table:table-cell>
          <table:table-cell office:value-type="float" office:value="199" calcext:value-type="float">
            <text:p>1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.000227848562644795" calcext:value-type="float">
            <text:p>0.000227848562644795</text:p>
          </table:table-cell>
          <table:table-cell office:value-type="float" office:value="0.000257323699770495" calcext:value-type="float">
            <text:p>0.000257323699770495</text:p>
          </table:table-cell>
          <table:table-cell office:value-type="float" office:value="0.998422145843506" calcext:value-type="float">
            <text:p>0.998422145843506</text:p>
          </table:table-cell>
          <table:table-cell office:value-type="float" office:value="0.998407423496246" calcext:value-type="float">
            <text:p>0.998407423496246</text:p>
          </table:table-cell>
          <table:table-cell office:value-type="float" office:value="0.998422145843506" calcext:value-type="float">
            <text:p>0.998422145843506</text:p>
          </table:table-cell>
          <table:table-cell office:value-type="float" office:value="0.0310146416890755" calcext:value-type="float">
            <text:p>0.0310146416890755</text:p>
          </table:table-cell>
          <table:table-cell office:value-type="float" office:value="0.0231999994150362" calcext:value-type="float">
            <text:p>0.0231999994150362</text:p>
          </table:table-cell>
          <table:table-cell office:value-type="float" office:value="0.0944417039817917" calcext:value-type="float">
            <text:p>0.0944417039817917</text:p>
          </table:table-cell>
          <table:table-cell office:value-type="float" office:value="0.000912550720386207" calcext:value-type="float">
            <text:p>0.000912550720386207</text:p>
          </table:table-cell>
          <table:table-cell office:value-type="float" office:value="0.000792107603047043" calcext:value-type="float">
            <text:p>0.000792107603047043</text:p>
          </table:table-cell>
          <table:table-cell office:value-type="float" office:value="0.00422765989787877" calcext:value-type="float">
            <text:p>0.00422765989787877</text:p>
          </table:table-cell>
          <table:table-cell office:value-type="float" office:value="1161" calcext:value-type="float">
            <text:p>1161</text:p>
          </table:table-cell>
          <table:table-cell office:value-type="float" office:value="12" calcext:value-type="float">
            <text:p>12</text:p>
          </table:table-cell>
          <table:table-cell office:value-type="float" office:value="134" calcext:value-type="float">
            <text:p>134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.0543732406090317" calcext:value-type="float">
            <text:p>0.0543732406090317</text:p>
          </table:table-cell>
          <table:table-cell office:value-type="float" office:value="0.0559841500374925" calcext:value-type="float">
            <text:p>0.0559841500374925</text:p>
          </table:table-cell>
          <table:table-cell office:value-type="float" office:value="0.713371059397976" calcext:value-type="float">
            <text:p>0.713371059397976</text:p>
          </table:table-cell>
          <table:table-cell office:value-type="float" office:value="0.712887795778986" calcext:value-type="float">
            <text:p>0.712887795778986</text:p>
          </table:table-cell>
          <table:table-cell office:value-type="float" office:value="0.713371059397976" calcext:value-type="float">
            <text:p>0.713371059397976</text:p>
          </table:table-cell>
          <table:table-cell office:value-type="float" office:value="0.0977100755981893" calcext:value-type="float">
            <text:p>0.0977100755981893</text:p>
          </table:table-cell>
          <table:table-cell office:value-type="float" office:value="0.0913795851737007" calcext:value-type="float">
            <text:p>0.0913795851737007</text:p>
          </table:table-cell>
          <table:table-cell office:value-type="float" office:value="0.14909111089284" calcext:value-type="float">
            <text:p>0.14909111089284</text:p>
          </table:table-cell>
          <table:table-cell office:value-type="float" office:value="0.0756180891343045" calcext:value-type="float">
            <text:p>0.0756180891343045</text:p>
          </table:table-cell>
          <table:table-cell office:value-type="float" office:value="0.0731414203099657" calcext:value-type="float">
            <text:p>0.0731414203099657</text:p>
          </table:table-cell>
          <table:table-cell office:value-type="float" office:value="0.107813221891964" calcext:value-type="float">
            <text:p>0.107813221891964</text:p>
          </table:table-cell>
          <table:table-cell office:value-type="float" office:value="1177" calcext:value-type="float">
            <text:p>1177</text:p>
          </table:table-cell>
          <table:table-cell office:value-type="float" office:value="6" calcext:value-type="float">
            <text:p>6</text:p>
          </table:table-cell>
          <table:table-cell office:value-type="float" office:value="140" calcext:value-type="float">
            <text:p>14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.0543199769710882" calcext:value-type="float">
            <text:p>0.0543199769710882</text:p>
          </table:table-cell>
          <table:table-cell office:value-type="float" office:value="0.0559315845705289" calcext:value-type="float">
            <text:p>0.0559315845705289</text:p>
          </table:table-cell>
          <table:table-cell office:value-type="float" office:value="0.714189112193104" calcext:value-type="float">
            <text:p>0.714189112193104</text:p>
          </table:table-cell>
          <table:table-cell office:value-type="float" office:value="0.713706028561678" calcext:value-type="float">
            <text:p>0.713706028561678</text:p>
          </table:table-cell>
          <table:table-cell office:value-type="float" office:value="0.714189112193104" calcext:value-type="float">
            <text:p>0.714189112193104</text:p>
          </table:table-cell>
          <table:table-cell office:value-type="float" office:value="0.0977071341532433" calcext:value-type="float">
            <text:p>0.0977071341532433</text:p>
          </table:table-cell>
          <table:table-cell office:value-type="float" office:value="0.0913674618645178" calcext:value-type="float">
            <text:p>0.0913674618645178</text:p>
          </table:table-cell>
          <table:table-cell office:value-type="float" office:value="0.149162693482967" calcext:value-type="float">
            <text:p>0.149162693482967</text:p>
          </table:table-cell>
          <table:table-cell office:value-type="float" office:value="0.0755786221790337" calcext:value-type="float">
            <text:p>0.0755786221790337</text:p>
          </table:table-cell>
          <table:table-cell office:value-type="float" office:value="0.0730998825991433" calcext:value-type="float">
            <text:p>0.0730998825991433</text:p>
          </table:table-cell>
          <table:table-cell office:value-type="float" office:value="0.107809106203775" calcext:value-type="float">
            <text:p>0.107809106203775</text:p>
          </table:table-cell>
          <table:table-cell office:value-type="float" office:value="1177" calcext:value-type="float">
            <text:p>1177</text:p>
          </table:table-cell>
          <table:table-cell office:value-type="float" office:value="6" calcext:value-type="float">
            <text:p>6</text:p>
          </table:table-cell>
          <table:table-cell office:value-type="float" office:value="140" calcext:value-type="float">
            <text:p>14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.0468547369425618" calcext:value-type="float">
            <text:p>0.0468547369425618</text:p>
          </table:table-cell>
          <table:table-cell office:value-type="float" office:value="0.0488460209908343" calcext:value-type="float">
            <text:p>0.0488460209908343</text:p>
          </table:table-cell>
          <table:table-cell office:value-type="float" office:value="0.910280965194938" calcext:value-type="float">
            <text:p>0.910280965194938</text:p>
          </table:table-cell>
          <table:table-cell office:value-type="float" office:value="0.910007684815575" calcext:value-type="float">
            <text:p>0.910007684815575</text:p>
          </table:table-cell>
          <table:table-cell office:value-type="float" office:value="0.910280965194938" calcext:value-type="float">
            <text:p>0.910280965194938</text:p>
          </table:table-cell>
          <table:table-cell office:value-type="float" office:value="0.110731096398017" calcext:value-type="float">
            <text:p>0.110731096398017</text:p>
          </table:table-cell>
          <table:table-cell office:value-type="float" office:value="0.101051055628934" calcext:value-type="float">
            <text:p>0.101051055628934</text:p>
          </table:table-cell>
          <table:table-cell office:value-type="float" office:value="0.189298550585435" calcext:value-type="float">
            <text:p>0.189298550585435</text:p>
          </table:table-cell>
          <table:table-cell office:value-type="float" office:value="0.0748814537064552" calcext:value-type="float">
            <text:p>0.0748814537064552</text:p>
          </table:table-cell>
          <table:table-cell office:value-type="float" office:value="0.0714314070802332" calcext:value-type="float">
            <text:p>0.0714314070802332</text:p>
          </table:table-cell>
          <table:table-cell office:value-type="float" office:value="0.123238695161184" calcext:value-type="float">
            <text:p>0.123238695161184</text:p>
          </table:table-cell>
          <table:table-cell office:value-type="float" office:value="1161" calcext:value-type="float">
            <text:p>1161</text:p>
          </table:table-cell>
          <table:table-cell office:value-type="float" office:value="12" calcext:value-type="float">
            <text:p>12</text:p>
          </table:table-cell>
          <table:table-cell office:value-type="float" office:value="134" calcext:value-type="float">
            <text:p>134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98422145843506" calcext:value-type="float">
            <text:p>0.998422145843506</text:p>
          </table:table-cell>
          <table:table-cell office:value-type="float" office:value="0.998407423496246" calcext:value-type="float">
            <text:p>0.998407423496246</text:p>
          </table:table-cell>
          <table:table-cell office:value-type="float" office:value="0.998422145843506" calcext:value-type="float">
            <text:p>0.998422145843506</text:p>
          </table:table-cell>
          <table:table-cell office:value-type="float" office:value="0.0982696759026753" calcext:value-type="float">
            <text:p>0.0982696759026753</text:p>
          </table:table-cell>
          <table:table-cell office:value-type="float" office:value="0.0878010328083085" calcext:value-type="float">
            <text:p>0.0878010328083085</text:p>
          </table:table-cell>
          <table:table-cell office:value-type="float" office:value="0.183237772250789" calcext:value-type="float">
            <text:p>0.183237772250789</text:p>
          </table:table-cell>
          <table:table-cell table:number-columns-repeated="2" office:value-type="float" office:value="0.0471464019851117" calcext:value-type="float">
            <text:p>0.0471464019851117</text:p>
          </table:table-cell>
          <table:table-cell office:value-type="float" office:value="0.195652173913043" calcext:value-type="float">
            <text:p>0.195652173913043</text:p>
          </table:table-cell>
          <table:table-cell office:value-type="float" office:value="1179" calcext:value-type="float">
            <text:p>1179</text:p>
          </table:table-cell>
          <table:table-cell office:value-type="float" office:value="3" calcext:value-type="float">
            <text:p>3</text:p>
          </table:table-cell>
          <table:table-cell office:value-type="float" office:value="143" calcext:value-type="float">
            <text:p>143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0.5" calcext:value-type="float">
            <text:p>0.5</text:p>
          </table:table-cell>
          <table:table-cell office:value-type="float" office:value="0.0967720892772513" calcext:value-type="float">
            <text:p>0.0967720892772513</text:p>
          </table:table-cell>
          <table:table-cell office:value-type="float" office:value="0.0869599812446462" calcext:value-type="float">
            <text:p>0.0869599812446462</text:p>
          </table:table-cell>
          <table:table-cell office:value-type="float" office:value="0.176411459267917" calcext:value-type="float">
            <text:p>0.176411459267917</text:p>
          </table:table-cell>
          <table:table-cell table:number-columns-repeated="2" office:value-type="float" office:value="0.0471464019851117" calcext:value-type="float">
            <text:p>0.0471464019851117</text:p>
          </table:table-cell>
          <table:table-cell office:value-type="float" office:value="0.195652173913043" calcext:value-type="float">
            <text:p>0.195652173913043</text:p>
          </table:table-cell>
          <table:table-cell office:value-type="float" office:value="1179" calcext:value-type="float">
            <text:p>1179</text:p>
          </table:table-cell>
          <table:table-cell office:value-type="float" office:value="3" calcext:value-type="float">
            <text:p>3</text:p>
          </table:table-cell>
          <table:table-cell office:value-type="float" office:value="143" calcext:value-type="float">
            <text:p>143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63728529214859" calcext:value-type="float">
            <text:p>0.63728529214859</text:p>
          </table:table-cell>
          <table:table-cell office:value-type="float" office:value="0.63599956035614" calcext:value-type="float">
            <text:p>0.63599956035614</text:p>
          </table:table-cell>
          <table:table-cell office:value-type="float" office:value="0.63728529214859" calcext:value-type="float">
            <text:p>0.63728529214859</text:p>
          </table:table-cell>
          <table:table-cell office:value-type="float" office:value="0.0999930012215059" calcext:value-type="float">
            <text:p>0.0999930012215059</text:p>
          </table:table-cell>
          <table:table-cell office:value-type="float" office:value="0.0971275321789275" calcext:value-type="float">
            <text:p>0.0971275321789275</text:p>
          </table:table-cell>
          <table:table-cell office:value-type="float" office:value="0.123250404067091" calcext:value-type="float">
            <text:p>0.123250404067091</text:p>
          </table:table-cell>
          <table:table-cell table:number-columns-repeated="3" office:value-type="float" office:value="0.0889603429796356" calcext:value-type="float">
            <text:p>0.0889603429796356</text:p>
          </table:table-cell>
          <table:table-cell office:value-type="float" office:value="1178" calcext:value-type="float">
            <text:p>1178</text:p>
          </table:table-cell>
          <table:table-cell office:value-type="float" office:value="1" calcext:value-type="float">
            <text:p>1</text:p>
          </table:table-cell>
          <table:table-cell office:value-type="float" office:value="145" calcext:value-type="float">
            <text:p>145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101433138920202" calcext:value-type="float">
            <text:p>0.101433138920202</text:p>
          </table:table-cell>
          <table:table-cell office:value-type="float" office:value="0.0977722089749213" calcext:value-type="float">
            <text:p>0.0977722089749213</text:p>
          </table:table-cell>
          <table:table-cell office:value-type="float" office:value="0.131146851147313" calcext:value-type="float">
            <text:p>0.131146851147313</text:p>
          </table:table-cell>
          <table:table-cell table:number-columns-repeated="3" office:value-type="float" office:value="0.081587651598677" calcext:value-type="float">
            <text:p>0.081587651598677</text:p>
          </table:table-cell>
          <table:table-cell office:value-type="float" office:value="1172" calcext:value-type="float">
            <text:p>1172</text:p>
          </table:table-cell>
          <table:table-cell office:value-type="float" office:value="3" calcext:value-type="float">
            <text:p>3</text:p>
          </table:table-cell>
          <table:table-cell office:value-type="float" office:value="143" calcext:value-type="float">
            <text:p>143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0.328358208955224" calcext:value-type="float">
            <text:p>0.328358208955224</text:p>
          </table:table-cell>
          <table:table-cell office:value-type="float" office:value="0.0977142495975827" calcext:value-type="float">
            <text:p>0.0977142495975827</text:p>
          </table:table-cell>
          <table:table-cell office:value-type="float" office:value="0.0886600751516678" calcext:value-type="float">
            <text:p>0.0886600751516678</text:p>
          </table:table-cell>
          <table:table-cell office:value-type="float" office:value="0.17120189835381" calcext:value-type="float">
            <text:p>0.17120189835381</text:p>
          </table:table-cell>
          <table:table-cell table:number-columns-repeated="2" office:value-type="float" office:value="0.0597014925373134" calcext:value-type="float">
            <text:p>0.0597014925373134</text:p>
          </table:table-cell>
          <table:table-cell office:value-type="float" office:value="0.149253731343284" calcext:value-type="float">
            <text:p>0.149253731343284</text:p>
          </table:table-cell>
          <table:table-cell office:value-type="float" office:value="1185" calcext:value-type="float">
            <text:p>1185</text:p>
          </table:table-cell>
          <table:table-cell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0.35" calcext:value-type="float">
            <text:p>0.35</text:p>
          </table:table-cell>
          <table:table-cell office:value-type="float" office:value="0.0998497370398197" calcext:value-type="float">
            <text:p>0.0998497370398197</text:p>
          </table:table-cell>
          <table:table-cell office:value-type="float" office:value="0.0915611814345992" calcext:value-type="float">
            <text:p>0.0915611814345992</text:p>
          </table:table-cell>
          <table:table-cell office:value-type="float" office:value="0.167123287671233" calcext:value-type="float">
            <text:p>0.167123287671233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.15" calcext:value-type="float">
            <text:p>0.15</text:p>
          </table:table-cell>
          <table:table-cell office:value-type="float" office:value="1185" calcext:value-type="float">
            <text:p>1185</text:p>
          </table:table-cell>
          <table:table-cell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0.633333333333333" calcext:value-type="float">
            <text:p>0.633333333333333</text:p>
          </table:table-cell>
          <table:table-cell office:value-type="float" office:value="0.10001690696222" calcext:value-type="float">
            <text:p>0.10001690696222</text:p>
          </table:table-cell>
          <table:table-cell office:value-type="float" office:value="0.097157718254629" calcext:value-type="float">
            <text:p>0.097157718254629</text:p>
          </table:table-cell>
          <table:table-cell office:value-type="float" office:value="0.123223335856028" calcext:value-type="float">
            <text:p>0.123223335856028</text:p>
          </table:table-cell>
          <table:table-cell table:number-columns-repeated="3" office:value-type="float" office:value="0.0889603429796356" calcext:value-type="float">
            <text:p>0.0889603429796356</text:p>
          </table:table-cell>
          <table:table-cell office:value-type="float" office:value="1178" calcext:value-type="float">
            <text:p>1178</text:p>
          </table:table-cell>
          <table:table-cell office:value-type="float" office:value="1" calcext:value-type="float">
            <text:p>1</text:p>
          </table:table-cell>
          <table:table-cell office:value-type="float" office:value="145" calcext:value-type="float">
            <text:p>145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101426505283285" calcext:value-type="float">
            <text:p>0.101426505283285</text:p>
          </table:table-cell>
          <table:table-cell office:value-type="float" office:value="0.0977591494191916" calcext:value-type="float">
            <text:p>0.0977591494191916</text:p>
          </table:table-cell>
          <table:table-cell office:value-type="float" office:value="0.131192373084317" calcext:value-type="float">
            <text:p>0.131192373084317</text:p>
          </table:table-cell>
          <table:table-cell table:number-columns-repeated="3" office:value-type="float" office:value="0.081587651598677" calcext:value-type="float">
            <text:p>0.081587651598677</text:p>
          </table:table-cell>
          <table:table-cell office:value-type="float" office:value="1172" calcext:value-type="float">
            <text:p>1172</text:p>
          </table:table-cell>
          <table:table-cell office:value-type="float" office:value="3" calcext:value-type="float">
            <text:p>3</text:p>
          </table:table-cell>
          <table:table-cell office:value-type="float" office:value="143" calcext:value-type="float">
            <text:p>143</text:p>
          </table:table-cell>
          <table:table-cell office:value-type="float" office:value="13" calcext:value-type="float">
            <text:p>13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185" calcext:value-type="float">
            <text:p>1185</text:p>
          </table:table-cell>
          <table:table-cell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185" calcext:value-type="float">
            <text:p>1185</text:p>
          </table:table-cell>
          <table:table-cell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.000301282270811498" calcext:value-type="float">
            <text:p>0.000301282270811498</text:p>
          </table:table-cell>
          <table:table-cell office:value-type="float" office:value="0.00040089018875733" calcext:value-type="float">
            <text:p>0.00040089018875733</text:p>
          </table:table-cell>
          <table:table-cell table:number-columns-repeated="2" office:value-type="float" office:value="0.997190058231354" calcext:value-type="float">
            <text:p>0.997190058231354</text:p>
          </table:table-cell>
          <table:table-cell office:value-type="float" office:value="0.993835985660553" calcext:value-type="float">
            <text:p>0.993835985660553</text:p>
          </table:table-cell>
          <table:table-cell office:value-type="float" office:value="0.0450483546759571" calcext:value-type="float">
            <text:p>0.0450483546759571</text:p>
          </table:table-cell>
          <table:table-cell office:value-type="float" office:value="0.0351330760406809" calcext:value-type="float">
            <text:p>0.0351330760406809</text:p>
          </table:table-cell>
          <table:table-cell office:value-type="float" office:value="0.11276387523805" calcext:value-type="float">
            <text:p>0.11276387523805</text:p>
          </table:table-cell>
          <table:table-cell office:value-type="float" office:value="0.001760478829965" calcext:value-type="float">
            <text:p>0.001760478829965</text:p>
          </table:table-cell>
          <table:table-cell office:value-type="float" office:value="0.00143745553214103" calcext:value-type="float">
            <text:p>0.00143745553214103</text:p>
          </table:table-cell>
          <table:table-cell office:value-type="float" office:value="0.0106406873092055" calcext:value-type="float">
            <text:p>0.0106406873092055</text:p>
          </table:table-cell>
          <table:table-cell office:value-type="float" office:value="1130" calcext:value-type="float">
            <text:p>1130</text:p>
          </table:table-cell>
          <table:table-cell office:value-type="float" office:value="16" calcext:value-type="float">
            <text:p>16</text:p>
          </table:table-cell>
          <table:table-cell office:value-type="float" office:value="154" calcext:value-type="float">
            <text:p>154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.047568853894081" calcext:value-type="float">
            <text:p>0.047568853894081</text:p>
          </table:table-cell>
          <table:table-cell office:value-type="float" office:value="0.0523263380001808" calcext:value-type="float">
            <text:p>0.0523263380001808</text:p>
          </table:table-cell>
          <table:table-cell table:number-columns-repeated="2" office:value-type="float" office:value="0.87118338374151" calcext:value-type="float">
            <text:p>0.87118338374151</text:p>
          </table:table-cell>
          <table:table-cell office:value-type="float" office:value="0.836778513596405" calcext:value-type="float">
            <text:p>0.836778513596405</text:p>
          </table:table-cell>
          <table:table-cell office:value-type="float" office:value="0.127000127755268" calcext:value-type="float">
            <text:p>0.127000127755268</text:p>
          </table:table-cell>
          <table:table-cell office:value-type="float" office:value="0.115686319639513" calcext:value-type="float">
            <text:p>0.115686319639513</text:p>
          </table:table-cell>
          <table:table-cell office:value-type="float" office:value="0.204266782004631" calcext:value-type="float">
            <text:p>0.204266782004631</text:p>
          </table:table-cell>
          <table:table-cell office:value-type="float" office:value="0.084982744434891" calcext:value-type="float">
            <text:p>0.084982744434891</text:p>
          </table:table-cell>
          <table:table-cell office:value-type="float" office:value="0.0796007134017345" calcext:value-type="float">
            <text:p>0.0796007134017345</text:p>
          </table:table-cell>
          <table:table-cell office:value-type="float" office:value="0.149101958930777" calcext:value-type="float">
            <text:p>0.149101958930777</text:p>
          </table:table-cell>
          <table:table-cell office:value-type="float" office:value="1135" calcext:value-type="float">
            <text:p>1135</text:p>
          </table:table-cell>
          <table:table-cell office:value-type="float" office:value="15" calcext:value-type="float">
            <text:p>15</text:p>
          </table:table-cell>
          <table:table-cell office:value-type="float" office:value="155" calcext:value-type="float">
            <text:p>155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.0474971583514349" calcext:value-type="float">
            <text:p>0.0474971583514349</text:p>
          </table:table-cell>
          <table:table-cell office:value-type="float" office:value="0.0522540432997553" calcext:value-type="float">
            <text:p>0.0522540432997553</text:p>
          </table:table-cell>
          <table:table-cell table:number-columns-repeated="2" office:value-type="float" office:value="0.871689739742791" calcext:value-type="float">
            <text:p>0.871689739742791</text:p>
          </table:table-cell>
          <table:table-cell office:value-type="float" office:value="0.837347959518014" calcext:value-type="float">
            <text:p>0.837347959518014</text:p>
          </table:table-cell>
          <table:table-cell office:value-type="float" office:value="0.12699426097743" calcext:value-type="float">
            <text:p>0.12699426097743</text:p>
          </table:table-cell>
          <table:table-cell office:value-type="float" office:value="0.115668121603404" calcext:value-type="float">
            <text:p>0.115668121603404</text:p>
          </table:table-cell>
          <table:table-cell office:value-type="float" office:value="0.204345130467103" calcext:value-type="float">
            <text:p>0.204345130467103</text:p>
          </table:table-cell>
          <table:table-cell office:value-type="float" office:value="0.084919605670578" calcext:value-type="float">
            <text:p>0.084919605670578</text:p>
          </table:table-cell>
          <table:table-cell office:value-type="float" office:value="0.0795347357879732" calcext:value-type="float">
            <text:p>0.0795347357879732</text:p>
          </table:table-cell>
          <table:table-cell office:value-type="float" office:value="0.149099060032128" calcext:value-type="float">
            <text:p>0.149099060032128</text:p>
          </table:table-cell>
          <table:table-cell office:value-type="float" office:value="1135" calcext:value-type="float">
            <text:p>1135</text:p>
          </table:table-cell>
          <table:table-cell office:value-type="float" office:value="15" calcext:value-type="float">
            <text:p>15</text:p>
          </table:table-cell>
          <table:table-cell office:value-type="float" office:value="155" calcext:value-type="float">
            <text:p>155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.0455192254739182" calcext:value-type="float">
            <text:p>0.0455192254739182</text:p>
          </table:table-cell>
          <table:table-cell office:value-type="float" office:value="0.0504129062282571" calcext:value-type="float">
            <text:p>0.0504129062282571</text:p>
          </table:table-cell>
          <table:table-cell table:number-columns-repeated="2" office:value-type="float" office:value="0.900606230018598" calcext:value-type="float">
            <text:p>0.900606230018598</text:p>
          </table:table-cell>
          <table:table-cell office:value-type="float" office:value="0.870777582525567" calcext:value-type="float">
            <text:p>0.870777582525567</text:p>
          </table:table-cell>
          <table:table-cell office:value-type="float" office:value="0.130620218712283" calcext:value-type="float">
            <text:p>0.130620218712283</text:p>
          </table:table-cell>
          <table:table-cell office:value-type="float" office:value="0.118409167918384" calcext:value-type="float">
            <text:p>0.118409167918384</text:p>
          </table:table-cell>
          <table:table-cell office:value-type="float" office:value="0.214014512663559" calcext:value-type="float">
            <text:p>0.214014512663559</text:p>
          </table:table-cell>
          <table:table-cell office:value-type="float" office:value="0.084719913929058" calcext:value-type="float">
            <text:p>0.084719913929058</text:p>
          </table:table-cell>
          <table:table-cell office:value-type="float" office:value="0.0789944258816693" calcext:value-type="float">
            <text:p>0.0789944258816693</text:p>
          </table:table-cell>
          <table:table-cell office:value-type="float" office:value="0.154303590125734" calcext:value-type="float">
            <text:p>0.154303590125734</text:p>
          </table:table-cell>
          <table:table-cell office:value-type="float" office:value="1130" calcext:value-type="float">
            <text:p>1130</text:p>
          </table:table-cell>
          <table:table-cell office:value-type="float" office:value="16" calcext:value-type="float">
            <text:p>16</text:p>
          </table:table-cell>
          <table:table-cell office:value-type="float" office:value="154" calcext:value-type="float">
            <text:p>154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699300699300699" calcext:value-type="float">
            <text:p>0.0069930069930069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12911950132252" calcext:value-type="float">
            <text:p>0.12911950132252</text:p>
          </table:table-cell>
          <table:table-cell office:value-type="float" office:value="0.114230535178768" calcext:value-type="float">
            <text:p>0.114230535178768</text:p>
          </table:table-cell>
          <table:table-cell office:value-type="float" office:value="0.230802381868967" calcext:value-type="float">
            <text:p>0.230802381868967</text:p>
          </table:table-cell>
          <table:table-cell table:number-columns-repeated="2" office:value-type="float" office:value="0.101449275362319" calcext:value-type="float">
            <text:p>0.101449275362319</text:p>
          </table:table-cell>
          <table:table-cell office:value-type="float" office:value="0.259615384615385" calcext:value-type="float">
            <text:p>0.259615384615385</text:p>
          </table:table-cell>
          <table:table-cell office:value-type="float" office:value="1138" calcext:value-type="float">
            <text:p>1138</text:p>
          </table:table-cell>
          <table:table-cell office:value-type="float" office:value="12" calcext:value-type="float">
            <text:p>12</text:p>
          </table:table-cell>
          <table:table-cell office:value-type="float" office:value="158" calcext:value-type="float">
            <text:p>158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699300699300699" calcext:value-type="float">
            <text:p>0.0069930069930069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129121386115531" calcext:value-type="float">
            <text:p>0.129121386115531</text:p>
          </table:table-cell>
          <table:table-cell office:value-type="float" office:value="0.114232695953529" calcext:value-type="float">
            <text:p>0.114232695953529</text:p>
          </table:table-cell>
          <table:table-cell office:value-type="float" office:value="0.230802381868967" calcext:value-type="float">
            <text:p>0.230802381868967</text:p>
          </table:table-cell>
          <table:table-cell table:number-columns-repeated="2" office:value-type="float" office:value="0.101449275362319" calcext:value-type="float">
            <text:p>0.101449275362319</text:p>
          </table:table-cell>
          <table:table-cell office:value-type="float" office:value="0.259615384615385" calcext:value-type="float">
            <text:p>0.259615384615385</text:p>
          </table:table-cell>
          <table:table-cell office:value-type="float" office:value="1138" calcext:value-type="float">
            <text:p>1138</text:p>
          </table:table-cell>
          <table:table-cell office:value-type="float" office:value="12" calcext:value-type="float">
            <text:p>12</text:p>
          </table:table-cell>
          <table:table-cell office:value-type="float" office:value="158" calcext:value-type="float">
            <text:p>158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0.666666666666667" calcext:value-type="float">
            <text:p>0.666666666666667</text:p>
          </table:table-cell>
          <table:table-cell office:value-type="float" office:value="0.12217875899398" calcext:value-type="float">
            <text:p>0.12217875899398</text:p>
          </table:table-cell>
          <table:table-cell office:value-type="float" office:value="0.116897779314199" calcext:value-type="float">
            <text:p>0.116897779314199</text:p>
          </table:table-cell>
          <table:table-cell office:value-type="float" office:value="0.158244743748252" calcext:value-type="float">
            <text:p>0.158244743748252</text:p>
          </table:table-cell>
          <table:table-cell table:number-columns-repeated="3" office:value-type="float" office:value="0.103373231773667" calcext:value-type="float">
            <text:p>0.103373231773667</text:p>
          </table:table-cell>
          <table:table-cell office:value-type="float" office:value="1136" calcext:value-type="float">
            <text:p>1136</text:p>
          </table:table-cell>
          <table:table-cell office:value-type="float" office:value="13" calcext:value-type="float">
            <text:p>13</text:p>
          </table:table-cell>
          <table:table-cell office:value-type="float" office:value="157" calcext:value-type="float">
            <text:p>157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126446473123301" calcext:value-type="float">
            <text:p>0.126446473123301</text:p>
          </table:table-cell>
          <table:table-cell office:value-type="float" office:value="0.119265504644588" calcext:value-type="float">
            <text:p>0.119265504644588</text:p>
          </table:table-cell>
          <table:table-cell office:value-type="float" office:value="0.175488263733808" calcext:value-type="float">
            <text:p>0.175488263733808</text:p>
          </table:table-cell>
          <table:table-cell table:number-columns-repeated="3" office:value-type="float" office:value="0.0922722029988466" calcext:value-type="float">
            <text:p>0.0922722029988466</text:p>
          </table:table-cell>
          <table:table-cell office:value-type="float" office:value="1137" calcext:value-type="float">
            <text:p>1137</text:p>
          </table:table-cell>
          <table:table-cell office:value-type="float" office:value="15" calcext:value-type="float">
            <text:p>15</text:p>
          </table:table-cell>
          <table:table-cell office:value-type="float" office:value="155" calcext:value-type="float">
            <text:p>155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0.388059701492537" calcext:value-type="float">
            <text:p>0.388059701492537</text:p>
          </table:table-cell>
          <table:table-cell office:value-type="float" office:value="0.126553218471538" calcext:value-type="float">
            <text:p>0.126553218471538</text:p>
          </table:table-cell>
          <table:table-cell office:value-type="float" office:value="0.114171917018151" calcext:value-type="float">
            <text:p>0.114171917018151</text:p>
          </table:table-cell>
          <table:table-cell office:value-type="float" office:value="0.211110224279671" calcext:value-type="float">
            <text:p>0.211110224279671</text:p>
          </table:table-cell>
          <table:table-cell office:value-type="float" office:value="0.119402985074627" calcext:value-type="float">
            <text:p>0.119402985074627</text:p>
          </table:table-cell>
          <table:table-cell office:value-type="float" office:value="0.0909090909090909" calcext:value-type="float">
            <text:p>0.0909090909090909</text:p>
          </table:table-cell>
          <table:table-cell office:value-type="float" office:value="0.242424242424242" calcext:value-type="float">
            <text:p>0.242424242424242</text:p>
          </table:table-cell>
          <table:table-cell office:value-type="float" office:value="1161" calcext:value-type="float">
            <text:p>1161</text:p>
          </table:table-cell>
          <table:table-cell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0.6" calcext:value-type="float">
            <text:p>0.6</text:p>
          </table:table-cell>
          <table:table-cell office:value-type="float" office:value="0.126821938392186" calcext:value-type="float">
            <text:p>0.126821938392186</text:p>
          </table:table-cell>
          <table:table-cell office:value-type="float" office:value="0.113910422049957" calcext:value-type="float">
            <text:p>0.113910422049957</text:p>
          </table:table-cell>
          <table:table-cell office:value-type="float" office:value="0.215" calcext:value-type="float">
            <text:p>0.215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139" calcext:value-type="float">
            <text:p>1139</text:p>
          </table:table-cell>
          <table:table-cell office:value-type="float" office:value="11" calcext:value-type="float">
            <text:p>11</text:p>
          </table:table-cell>
          <table:table-cell office:value-type="float" office:value="159" calcext:value-type="float">
            <text:p>159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0.666666666666667" calcext:value-type="float">
            <text:p>0.666666666666667</text:p>
          </table:table-cell>
          <table:table-cell office:value-type="float" office:value="0.12217875899398" calcext:value-type="float">
            <text:p>0.12217875899398</text:p>
          </table:table-cell>
          <table:table-cell office:value-type="float" office:value="0.116897779314199" calcext:value-type="float">
            <text:p>0.116897779314199</text:p>
          </table:table-cell>
          <table:table-cell office:value-type="float" office:value="0.158244743748252" calcext:value-type="float">
            <text:p>0.158244743748252</text:p>
          </table:table-cell>
          <table:table-cell table:number-columns-repeated="3" office:value-type="float" office:value="0.103373231773667" calcext:value-type="float">
            <text:p>0.103373231773667</text:p>
          </table:table-cell>
          <table:table-cell office:value-type="float" office:value="1136" calcext:value-type="float">
            <text:p>1136</text:p>
          </table:table-cell>
          <table:table-cell office:value-type="float" office:value="13" calcext:value-type="float">
            <text:p>13</text:p>
          </table:table-cell>
          <table:table-cell office:value-type="float" office:value="157" calcext:value-type="float">
            <text:p>157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126439359586147" calcext:value-type="float">
            <text:p>0.126439359586147</text:p>
          </table:table-cell>
          <table:table-cell office:value-type="float" office:value="0.11925197154912" calcext:value-type="float">
            <text:p>0.11925197154912</text:p>
          </table:table-cell>
          <table:table-cell office:value-type="float" office:value="0.175524992003722" calcext:value-type="float">
            <text:p>0.175524992003722</text:p>
          </table:table-cell>
          <table:table-cell table:number-columns-repeated="3" office:value-type="float" office:value="0.0922722029988466" calcext:value-type="float">
            <text:p>0.0922722029988466</text:p>
          </table:table-cell>
          <table:table-cell office:value-type="float" office:value="1137" calcext:value-type="float">
            <text:p>1137</text:p>
          </table:table-cell>
          <table:table-cell office:value-type="float" office:value="15" calcext:value-type="float">
            <text:p>15</text:p>
          </table:table-cell>
          <table:table-cell office:value-type="float" office:value="155" calcext:value-type="float">
            <text:p>155</text:p>
          </table:table-cell>
          <table:table-cell office:value-type="float" office:value="24" calcext:value-type="float">
            <text:p>24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161" calcext:value-type="float">
            <text:p>1161</text:p>
          </table:table-cell>
          <table:table-cell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161" calcext:value-type="float">
            <text:p>1161</text:p>
          </table:table-cell>
          <table:table-cell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.000688231841195375" calcext:value-type="float">
            <text:p>0.000688231841195375</text:p>
          </table:table-cell>
          <table:table-cell office:value-type="float" office:value="0.00125055422540754" calcext:value-type="float">
            <text:p>0.00125055422540754</text:p>
          </table:table-cell>
          <table:table-cell office:value-type="float" office:value="0.998572707176209" calcext:value-type="float">
            <text:p>0.998572707176209</text:p>
          </table:table-cell>
          <table:table-cell office:value-type="float" office:value="0.996155083179474" calcext:value-type="float">
            <text:p>0.996155083179474</text:p>
          </table:table-cell>
          <table:table-cell office:value-type="float" office:value="0.998572707176209" calcext:value-type="float">
            <text:p>0.998572707176209</text:p>
          </table:table-cell>
          <table:table-cell office:value-type="float" office:value="0.0930533293343134" calcext:value-type="float">
            <text:p>0.0930533293343134</text:p>
          </table:table-cell>
          <table:table-cell office:value-type="float" office:value="0.0705936925676273" calcext:value-type="float">
            <text:p>0.0705936925676273</text:p>
          </table:table-cell>
          <table:table-cell office:value-type="float" office:value="0.256269323228864" calcext:value-type="float">
            <text:p>0.256269323228864</text:p>
          </table:table-cell>
          <table:table-cell office:value-type="float" office:value="0.00443904241546989" calcext:value-type="float">
            <text:p>0.00443904241546989</text:p>
          </table:table-cell>
          <table:table-cell office:value-type="float" office:value="0.00342860515229404" calcext:value-type="float">
            <text:p>0.00342860515229404</text:p>
          </table:table-cell>
          <table:table-cell office:value-type="float" office:value="0.0410878732800484" calcext:value-type="float">
            <text:p>0.0410878732800484</text:p>
          </table:table-cell>
          <table:table-cell office:value-type="float" office:value="1101" calcext:value-type="float">
            <text:p>1101</text:p>
          </table:table-cell>
          <table:table-cell office:value-type="float" office:value="37" calcext:value-type="float">
            <text:p>37</text:p>
          </table:table-cell>
          <table:table-cell office:value-type="float" office:value="124" calcext:value-type="float">
            <text:p>124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0.0532642057206474" calcext:value-type="float">
            <text:p>0.0532642057206474</text:p>
          </table:table-cell>
          <table:table-cell office:value-type="float" office:value="0.0612112208745156" calcext:value-type="float">
            <text:p>0.0612112208745156</text:p>
          </table:table-cell>
          <table:table-cell office:value-type="float" office:value="0.630637717913628" calcext:value-type="float">
            <text:p>0.630637717913628</text:p>
          </table:table-cell>
          <table:table-cell office:value-type="float" office:value="0.571957896391385" calcext:value-type="float">
            <text:p>0.571957896391385</text:p>
          </table:table-cell>
          <table:table-cell office:value-type="float" office:value="0.630637717913628" calcext:value-type="float">
            <text:p>0.630637717913628</text:p>
          </table:table-cell>
          <table:table-cell office:value-type="float" office:value="0.116058505589161" calcext:value-type="float">
            <text:p>0.116058505589161</text:p>
          </table:table-cell>
          <table:table-cell office:value-type="float" office:value="0.105406206006776" calcext:value-type="float">
            <text:p>0.105406206006776</text:p>
          </table:table-cell>
          <table:table-cell office:value-type="float" office:value="0.193469626777923" calcext:value-type="float">
            <text:p>0.193469626777923</text:p>
          </table:table-cell>
          <table:table-cell office:value-type="float" office:value="0.0818938520000772" calcext:value-type="float">
            <text:p>0.0818938520000772</text:p>
          </table:table-cell>
          <table:table-cell office:value-type="float" office:value="0.0772098916885163" calcext:value-type="float">
            <text:p>0.0772098916885163</text:p>
          </table:table-cell>
          <table:table-cell office:value-type="float" office:value="0.134869536745509" calcext:value-type="float">
            <text:p>0.134869536745509</text:p>
          </table:table-cell>
          <table:table-cell office:value-type="float" office:value="1159" calcext:value-type="float">
            <text:p>1159</text:p>
          </table:table-cell>
          <table:table-cell office:value-type="float" office:value="10" calcext:value-type="float">
            <text:p>10</text:p>
          </table:table-cell>
          <table:table-cell office:value-type="float" office:value="151" calcext:value-type="float">
            <text:p>15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.0532198971949792" calcext:value-type="float">
            <text:p>0.0532198971949792</text:p>
          </table:table-cell>
          <table:table-cell office:value-type="float" office:value="0.0611681387878502" calcext:value-type="float">
            <text:p>0.0611681387878502</text:p>
          </table:table-cell>
          <table:table-cell office:value-type="float" office:value="0.631128326915097" calcext:value-type="float">
            <text:p>0.631128326915097</text:p>
          </table:table-cell>
          <table:table-cell office:value-type="float" office:value="0.572421121841919" calcext:value-type="float">
            <text:p>0.572421121841919</text:p>
          </table:table-cell>
          <table:table-cell office:value-type="float" office:value="0.631128326915097" calcext:value-type="float">
            <text:p>0.631128326915097</text:p>
          </table:table-cell>
          <table:table-cell office:value-type="float" office:value="0.116059692652481" calcext:value-type="float">
            <text:p>0.116059692652481</text:p>
          </table:table-cell>
          <table:table-cell office:value-type="float" office:value="0.10539753963242" calcext:value-type="float">
            <text:p>0.10539753963242</text:p>
          </table:table-cell>
          <table:table-cell office:value-type="float" office:value="0.19354241956845" calcext:value-type="float">
            <text:p>0.19354241956845</text:p>
          </table:table-cell>
          <table:table-cell office:value-type="float" office:value="0.0818580854891776" calcext:value-type="float">
            <text:p>0.0818580854891776</text:p>
          </table:table-cell>
          <table:table-cell office:value-type="float" office:value="0.0771720121343095" calcext:value-type="float">
            <text:p>0.0771720121343095</text:p>
          </table:table-cell>
          <table:table-cell office:value-type="float" office:value="0.134871016479046" calcext:value-type="float">
            <text:p>0.134871016479046</text:p>
          </table:table-cell>
          <table:table-cell office:value-type="float" office:value="1159" calcext:value-type="float">
            <text:p>1159</text:p>
          </table:table-cell>
          <table:table-cell office:value-type="float" office:value="10" calcext:value-type="float">
            <text:p>10</text:p>
          </table:table-cell>
          <table:table-cell office:value-type="float" office:value="151" calcext:value-type="float">
            <text:p>15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.0474193272452008" calcext:value-type="float">
            <text:p>0.0474193272452008</text:p>
          </table:table-cell>
          <table:table-cell office:value-type="float" office:value="0.0598713306816391" calcext:value-type="float">
            <text:p>0.0598713306816391</text:p>
          </table:table-cell>
          <table:table-cell office:value-type="float" office:value="0.936983768436629" calcext:value-type="float">
            <text:p>0.936983768436629</text:p>
          </table:table-cell>
          <table:table-cell office:value-type="float" office:value="0.908039298330897" calcext:value-type="float">
            <text:p>0.908039298330897</text:p>
          </table:table-cell>
          <table:table-cell office:value-type="float" office:value="0.936983768436629" calcext:value-type="float">
            <text:p>0.936983768436629</text:p>
          </table:table-cell>
          <table:table-cell office:value-type="float" office:value="0.170714327146098" calcext:value-type="float">
            <text:p>0.170714327146098</text:p>
          </table:table-cell>
          <table:table-cell office:value-type="float" office:value="0.149512815533013" calcext:value-type="float">
            <text:p>0.149512815533013</text:p>
          </table:table-cell>
          <table:table-cell office:value-type="float" office:value="0.324787423961682" calcext:value-type="float">
            <text:p>0.324787423961682</text:p>
          </table:table-cell>
          <table:table-cell office:value-type="float" office:value="0.0970472953664906" calcext:value-type="float">
            <text:p>0.0970472953664906</text:p>
          </table:table-cell>
          <table:table-cell office:value-type="float" office:value="0.0880782193099437" calcext:value-type="float">
            <text:p>0.0880782193099437</text:p>
          </table:table-cell>
          <table:table-cell office:value-type="float" office:value="0.214493200133886" calcext:value-type="float">
            <text:p>0.214493200133886</text:p>
          </table:table-cell>
          <table:table-cell office:value-type="float" office:value="1101" calcext:value-type="float">
            <text:p>1101</text:p>
          </table:table-cell>
          <table:table-cell office:value-type="float" office:value="37" calcext:value-type="float">
            <text:p>37</text:p>
          </table:table-cell>
          <table:table-cell office:value-type="float" office:value="124" calcext:value-type="float">
            <text:p>124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8" calcext:value-type="float">
            <text:p>0.028</text:p>
          </table:table-cell>
          <table:table-cell office:value-type="float" office:value="1" calcext:value-type="float">
            <text:p>1</text:p>
          </table:table-cell>
          <table:table-cell office:value-type="float" office:value="0.365079365079365" calcext:value-type="float">
            <text:p>0.365079365079365</text:p>
          </table:table-cell>
          <table:table-cell office:value-type="float" office:value="1" calcext:value-type="float">
            <text:p>1</text:p>
          </table:table-cell>
          <table:table-cell office:value-type="float" office:value="0.115716385899329" calcext:value-type="float">
            <text:p>0.115716385899329</text:p>
          </table:table-cell>
          <table:table-cell office:value-type="float" office:value="0.101324918584519" calcext:value-type="float">
            <text:p>0.101324918584519</text:p>
          </table:table-cell>
          <table:table-cell office:value-type="float" office:value="0.220300340920002" calcext:value-type="float">
            <text:p>0.220300340920002</text:p>
          </table:table-cell>
          <table:table-cell office:value-type="float" office:value="0.105263157894737" calcext:value-type="float">
            <text:p>0.105263157894737</text:p>
          </table:table-cell>
          <table:table-cell office:value-type="float" office:value="0.0444444444444444" calcext:value-type="float">
            <text:p>0.0444444444444444</text:p>
          </table:table-cell>
          <table:table-cell office:value-type="float" office:value="0.224299065420561" calcext:value-type="float">
            <text:p>0.224299065420561</text:p>
          </table:table-cell>
          <table:table-cell office:value-type="float" office:value="1170" calcext:value-type="float">
            <text:p>1170</text:p>
          </table:table-cell>
          <table:table-cell office:value-type="float" office:value="4" calcext:value-type="float">
            <text:p>4</text:p>
          </table:table-cell>
          <table:table-cell office:value-type="float" office:value="157" calcext:value-type="float">
            <text:p>1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8" calcext:value-type="float">
            <text:p>0.028</text:p>
          </table:table-cell>
          <table:table-cell office:value-type="float" office:value="1" calcext:value-type="float">
            <text:p>1</text:p>
          </table:table-cell>
          <table:table-cell office:value-type="float" office:value="0.365079365079365" calcext:value-type="float">
            <text:p>0.365079365079365</text:p>
          </table:table-cell>
          <table:table-cell office:value-type="float" office:value="1" calcext:value-type="float">
            <text:p>1</text:p>
          </table:table-cell>
          <table:table-cell office:value-type="float" office:value="0.115716385899329" calcext:value-type="float">
            <text:p>0.115716385899329</text:p>
          </table:table-cell>
          <table:table-cell office:value-type="float" office:value="0.101324918584519" calcext:value-type="float">
            <text:p>0.101324918584519</text:p>
          </table:table-cell>
          <table:table-cell office:value-type="float" office:value="0.220300340920002" calcext:value-type="float">
            <text:p>0.220300340920002</text:p>
          </table:table-cell>
          <table:table-cell office:value-type="float" office:value="0.105263157894737" calcext:value-type="float">
            <text:p>0.105263157894737</text:p>
          </table:table-cell>
          <table:table-cell office:value-type="float" office:value="0.0444444444444444" calcext:value-type="float">
            <text:p>0.0444444444444444</text:p>
          </table:table-cell>
          <table:table-cell office:value-type="float" office:value="0.224299065420561" calcext:value-type="float">
            <text:p>0.224299065420561</text:p>
          </table:table-cell>
          <table:table-cell office:value-type="float" office:value="1170" calcext:value-type="float">
            <text:p>1170</text:p>
          </table:table-cell>
          <table:table-cell office:value-type="float" office:value="4" calcext:value-type="float">
            <text:p>4</text:p>
          </table:table-cell>
          <table:table-cell office:value-type="float" office:value="157" calcext:value-type="float">
            <text:p>15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115321130159597" calcext:value-type="float">
            <text:p>0.115321130159597</text:p>
          </table:table-cell>
          <table:table-cell office:value-type="float" office:value="0.107429854096521" calcext:value-type="float">
            <text:p>0.107429854096521</text:p>
          </table:table-cell>
          <table:table-cell office:value-type="float" office:value="0.172667670493757" calcext:value-type="float">
            <text:p>0.172667670493757</text:p>
          </table:table-cell>
          <table:table-cell table:number-columns-repeated="3" office:value-type="float" office:value="0.0868055555555556" calcext:value-type="float">
            <text:p>0.0868055555555556</text:p>
          </table:table-cell>
          <table:table-cell office:value-type="float" office:value="1158" calcext:value-type="float">
            <text:p>1158</text:p>
          </table:table-cell>
          <table:table-cell office:value-type="float" office:value="8" calcext:value-type="float">
            <text:p>8</text:p>
          </table:table-cell>
          <table:table-cell office:value-type="float" office:value="153" calcext:value-type="float">
            <text:p>153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120079115809064" calcext:value-type="float">
            <text:p>0.120079115809064</text:p>
          </table:table-cell>
          <table:table-cell office:value-type="float" office:value="0.109125656043604" calcext:value-type="float">
            <text:p>0.109125656043604</text:p>
          </table:table-cell>
          <table:table-cell office:value-type="float" office:value="0.199678792365512" calcext:value-type="float">
            <text:p>0.199678792365512</text:p>
          </table:table-cell>
          <table:table-cell table:number-columns-repeated="3" office:value-type="float" office:value="0.0724450194049159" calcext:value-type="float">
            <text:p>0.0724450194049159</text:p>
          </table:table-cell>
          <table:table-cell office:value-type="float" office:value="1147" calcext:value-type="float">
            <text:p>1147</text:p>
          </table:table-cell>
          <table:table-cell office:value-type="float" office:value="14" calcext:value-type="float">
            <text:p>14</text:p>
          </table:table-cell>
          <table:table-cell office:value-type="float" office:value="147" calcext:value-type="float">
            <text:p>147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0.0149253731343284" calcext:value-type="float">
            <text:p>0.0149253731343284</text:p>
          </table:table-cell>
          <table:table-cell table:number-columns-repeated="3" office:value-type="float" office:value="0.388059701492537" calcext:value-type="float">
            <text:p>0.388059701492537</text:p>
          </table:table-cell>
          <table:table-cell office:value-type="float" office:value="0.113583098781076" calcext:value-type="float">
            <text:p>0.113583098781076</text:p>
          </table:table-cell>
          <table:table-cell office:value-type="float" office:value="0.101451561153054" calcext:value-type="float">
            <text:p>0.101451561153054</text:p>
          </table:table-cell>
          <table:table-cell office:value-type="float" office:value="0.201743962289063" calcext:value-type="float">
            <text:p>0.201743962289063</text:p>
          </table:table-cell>
          <table:table-cell office:value-type="float" office:value="0.0606060606060606" calcext:value-type="float">
            <text:p>0.0606060606060606</text:p>
          </table:table-cell>
          <table:table-cell office:value-type="float" office:value="0.0454545454545455" calcext:value-type="float">
            <text:p>0.0454545454545455</text:p>
          </table:table-cell>
          <table:table-cell office:value-type="float" office:value="0.17910447761194" calcext:value-type="float">
            <text:p>0.17910447761194</text:p>
          </table:table-cell>
          <table:table-cell office:value-type="float" office:value="1170" calcext:value-type="float">
            <text:p>1170</text:p>
          </table:table-cell>
          <table:table-cell office:value-type="float" office:value="0" calcext:value-type="float">
            <text:p>0</text:p>
          </table:table-cell>
          <table:table-cell office:value-type="float" office:value="161" calcext:value-type="float">
            <text:p>16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0.4" calcext:value-type="float">
            <text:p>0.4</text:p>
          </table:table-cell>
          <table:table-cell office:value-type="float" office:value="0.115852742299023" calcext:value-type="float">
            <text:p>0.115852742299023</text:p>
          </table:table-cell>
          <table:table-cell office:value-type="float" office:value="0.104145299145299" calcext:value-type="float">
            <text:p>0.104145299145299</text:p>
          </table:table-cell>
          <table:table-cell office:value-type="float" office:value="0.200931677018634" calcext:value-type="float">
            <text:p>0.200931677018634</text:p>
          </table:table-cell>
          <table:table-cell office:value-type="float" office:value="0.1" calcext:value-type="float">
            <text:p>0.1</text:p>
          </table:table-cell>
          <table:table-cell office:value-type="float" office:value="0.05" calcext:value-type="float">
            <text:p>0.05</text:p>
          </table:table-cell>
          <table:table-cell office:value-type="float" office:value="0.2" calcext:value-type="float">
            <text:p>0.2</text:p>
          </table:table-cell>
          <table:table-cell office:value-type="float" office:value="1170" calcext:value-type="float">
            <text:p>1170</text:p>
          </table:table-cell>
          <table:table-cell office:value-type="float" office:value="0" calcext:value-type="float">
            <text:p>0</text:p>
          </table:table-cell>
          <table:table-cell office:value-type="float" office:value="161" calcext:value-type="float">
            <text:p>16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115321130159597" calcext:value-type="float">
            <text:p>0.115321130159597</text:p>
          </table:table-cell>
          <table:table-cell office:value-type="float" office:value="0.107429854096521" calcext:value-type="float">
            <text:p>0.107429854096521</text:p>
          </table:table-cell>
          <table:table-cell office:value-type="float" office:value="0.172667670493757" calcext:value-type="float">
            <text:p>0.172667670493757</text:p>
          </table:table-cell>
          <table:table-cell table:number-columns-repeated="3" office:value-type="float" office:value="0.0868055555555556" calcext:value-type="float">
            <text:p>0.0868055555555556</text:p>
          </table:table-cell>
          <table:table-cell office:value-type="float" office:value="1158" calcext:value-type="float">
            <text:p>1158</text:p>
          </table:table-cell>
          <table:table-cell office:value-type="float" office:value="8" calcext:value-type="float">
            <text:p>8</text:p>
          </table:table-cell>
          <table:table-cell office:value-type="float" office:value="153" calcext:value-type="float">
            <text:p>153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120064964906446" calcext:value-type="float">
            <text:p>0.120064964906446</text:p>
          </table:table-cell>
          <table:table-cell office:value-type="float" office:value="0.109104272495719" calcext:value-type="float">
            <text:p>0.109104272495719</text:p>
          </table:table-cell>
          <table:table-cell office:value-type="float" office:value="0.199717201680052" calcext:value-type="float">
            <text:p>0.199717201680052</text:p>
          </table:table-cell>
          <table:table-cell table:number-columns-repeated="3" office:value-type="float" office:value="0.0724450194049159" calcext:value-type="float">
            <text:p>0.0724450194049159</text:p>
          </table:table-cell>
          <table:table-cell office:value-type="float" office:value="1147" calcext:value-type="float">
            <text:p>1147</text:p>
          </table:table-cell>
          <table:table-cell office:value-type="float" office:value="14" calcext:value-type="float">
            <text:p>14</text:p>
          </table:table-cell>
          <table:table-cell office:value-type="float" office:value="147" calcext:value-type="float">
            <text:p>147</text:p>
          </table:table-cell>
          <table:table-cell office:value-type="float" office:value="23" calcext:value-type="float">
            <text:p>23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170" calcext:value-type="float">
            <text:p>1170</text:p>
          </table:table-cell>
          <table:table-cell office:value-type="float" office:value="0" calcext:value-type="float">
            <text:p>0</text:p>
          </table:table-cell>
          <table:table-cell office:value-type="float" office:value="161" calcext:value-type="float">
            <text:p>16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170" calcext:value-type="float">
            <text:p>1170</text:p>
          </table:table-cell>
          <table:table-cell office:value-type="float" office:value="0" calcext:value-type="float">
            <text:p>0</text:p>
          </table:table-cell>
          <table:table-cell office:value-type="float" office:value="161" calcext:value-type="float">
            <text:p>1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.000240575900534168" calcext:value-type="float">
            <text:p>0.000240575900534168</text:p>
          </table:table-cell>
          <table:table-cell office:value-type="float" office:value="0.000260997883742675" calcext:value-type="float">
            <text:p>0.000260997883742675</text:p>
          </table:table-cell>
          <table:table-cell office:value-type="float" office:value="0.982895851135254" calcext:value-type="float">
            <text:p>0.982895851135254</text:p>
          </table:table-cell>
          <table:table-cell office:value-type="float" office:value="0.96720290184021" calcext:value-type="float">
            <text:p>0.96720290184021</text:p>
          </table:table-cell>
          <table:table-cell office:value-type="float" office:value="0.982895851135254" calcext:value-type="float">
            <text:p>0.982895851135254</text:p>
          </table:table-cell>
          <table:table-cell office:value-type="float" office:value="0.0345362363957532" calcext:value-type="float">
            <text:p>0.0345362363957532</text:p>
          </table:table-cell>
          <table:table-cell office:value-type="float" office:value="0.021320688142578" calcext:value-type="float">
            <text:p>0.021320688142578</text:p>
          </table:table-cell>
          <table:table-cell office:value-type="float" office:value="0.130574692645535" calcext:value-type="float">
            <text:p>0.130574692645535</text:p>
          </table:table-cell>
          <table:table-cell office:value-type="float" office:value="0.00122150185052305" calcext:value-type="float">
            <text:p>0.00122150185052305</text:p>
          </table:table-cell>
          <table:table-cell office:value-type="float" office:value="0.00104122521588579" calcext:value-type="float">
            <text:p>0.00104122521588579</text:p>
          </table:table-cell>
          <table:table-cell office:value-type="float" office:value="0.0131864557042718" calcext:value-type="float">
            <text:p>0.0131864557042718</text:p>
          </table:table-cell>
          <table:table-cell office:value-type="float" office:value="1154" calcext:value-type="float">
            <text:p>1154</text:p>
          </table:table-cell>
          <table:table-cell office:value-type="float" office:value="15" calcext:value-type="float">
            <text:p>15</text:p>
          </table:table-cell>
          <table:table-cell office:value-type="float" office:value="146" calcext:value-type="float">
            <text:p>146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.0577554246394898" calcext:value-type="float">
            <text:p>0.0577554246394898</text:p>
          </table:table-cell>
          <table:table-cell office:value-type="float" office:value="0.0591772025604694" calcext:value-type="float">
            <text:p>0.0591772025604694</text:p>
          </table:table-cell>
          <table:table-cell office:value-type="float" office:value="0.756331805213377" calcext:value-type="float">
            <text:p>0.756331805213377</text:p>
          </table:table-cell>
          <table:table-cell office:value-type="float" office:value="0.71529509648601" calcext:value-type="float">
            <text:p>0.71529509648601</text:p>
          </table:table-cell>
          <table:table-cell office:value-type="float" office:value="0.756331805213377" calcext:value-type="float">
            <text:p>0.756331805213377</text:p>
          </table:table-cell>
          <table:table-cell office:value-type="float" office:value="0.130630291160062" calcext:value-type="float">
            <text:p>0.130630291160062</text:p>
          </table:table-cell>
          <table:table-cell office:value-type="float" office:value="0.116502703252585" calcext:value-type="float">
            <text:p>0.116502703252585</text:p>
          </table:table-cell>
          <table:table-cell office:value-type="float" office:value="0.233296613220605" calcext:value-type="float">
            <text:p>0.233296613220605</text:p>
          </table:table-cell>
          <table:table-cell office:value-type="float" office:value="0.0930641585618508" calcext:value-type="float">
            <text:p>0.0930641585618508</text:p>
          </table:table-cell>
          <table:table-cell office:value-type="float" office:value="0.0888750399434638" calcext:value-type="float">
            <text:p>0.0888750399434638</text:p>
          </table:table-cell>
          <table:table-cell office:value-type="float" office:value="0.179617163201582" calcext:value-type="float">
            <text:p>0.179617163201582</text:p>
          </table:table-cell>
          <table:table-cell office:value-type="float" office:value="1158" calcext:value-type="float">
            <text:p>1158</text:p>
          </table:table-cell>
          <table:table-cell office:value-type="float" office:value="14" calcext:value-type="float">
            <text:p>14</text:p>
          </table:table-cell>
          <table:table-cell office:value-type="float" office:value="147" calcext:value-type="float">
            <text:p>147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.0576822235414143" calcext:value-type="float">
            <text:p>0.0576822235414143</text:p>
          </table:table-cell>
          <table:table-cell office:value-type="float" office:value="0.0591040931008942" calcext:value-type="float">
            <text:p>0.0591040931008942</text:p>
          </table:table-cell>
          <table:table-cell office:value-type="float" office:value="0.756979832223774" calcext:value-type="float">
            <text:p>0.756979832223774</text:p>
          </table:table-cell>
          <table:table-cell office:value-type="float" office:value="0.715957981569592" calcext:value-type="float">
            <text:p>0.715957981569592</text:p>
          </table:table-cell>
          <table:table-cell office:value-type="float" office:value="0.756979832223774" calcext:value-type="float">
            <text:p>0.756979832223774</text:p>
          </table:table-cell>
          <table:table-cell office:value-type="float" office:value="0.130624805482715" calcext:value-type="float">
            <text:p>0.130624805482715</text:p>
          </table:table-cell>
          <table:table-cell office:value-type="float" office:value="0.116479253353425" calcext:value-type="float">
            <text:p>0.116479253353425</text:p>
          </table:table-cell>
          <table:table-cell office:value-type="float" office:value="0.233421674993699" calcext:value-type="float">
            <text:p>0.233421674993699</text:p>
          </table:table-cell>
          <table:table-cell office:value-type="float" office:value="0.0930044889977729" calcext:value-type="float">
            <text:p>0.0930044889977729</text:p>
          </table:table-cell>
          <table:table-cell office:value-type="float" office:value="0.0888127102829069" calcext:value-type="float">
            <text:p>0.0888127102829069</text:p>
          </table:table-cell>
          <table:table-cell office:value-type="float" office:value="0.179651397738505" calcext:value-type="float">
            <text:p>0.179651397738505</text:p>
          </table:table-cell>
          <table:table-cell office:value-type="float" office:value="1158" calcext:value-type="float">
            <text:p>1158</text:p>
          </table:table-cell>
          <table:table-cell office:value-type="float" office:value="14" calcext:value-type="float">
            <text:p>14</text:p>
          </table:table-cell>
          <table:table-cell office:value-type="float" office:value="147" calcext:value-type="float">
            <text:p>147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.0554171904856417" calcext:value-type="float">
            <text:p>0.0554171904856417</text:p>
          </table:table-cell>
          <table:table-cell office:value-type="float" office:value="0.0568871642820023" calcext:value-type="float">
            <text:p>0.0568871642820023</text:p>
          </table:table-cell>
          <table:table-cell office:value-type="float" office:value="0.798799639784831" calcext:value-type="float">
            <text:p>0.798799639784831</text:p>
          </table:table-cell>
          <table:table-cell office:value-type="float" office:value="0.759831971233253" calcext:value-type="float">
            <text:p>0.759831971233253</text:p>
          </table:table-cell>
          <table:table-cell office:value-type="float" office:value="0.798799639784831" calcext:value-type="float">
            <text:p>0.798799639784831</text:p>
          </table:table-cell>
          <table:table-cell office:value-type="float" office:value="0.134094377410462" calcext:value-type="float">
            <text:p>0.134094377410462</text:p>
          </table:table-cell>
          <table:table-cell office:value-type="float" office:value="0.118640054939236" calcext:value-type="float">
            <text:p>0.118640054939236</text:p>
          </table:table-cell>
          <table:table-cell office:value-type="float" office:value="0.246402186673408" calcext:value-type="float">
            <text:p>0.246402186673408</text:p>
          </table:table-cell>
          <table:table-cell office:value-type="float" office:value="0.0925807917333329" calcext:value-type="float">
            <text:p>0.0925807917333329</text:p>
          </table:table-cell>
          <table:table-cell office:value-type="float" office:value="0.0881101078880046" calcext:value-type="float">
            <text:p>0.0881101078880046</text:p>
          </table:table-cell>
          <table:table-cell office:value-type="float" office:value="0.187140647689181" calcext:value-type="float">
            <text:p>0.187140647689181</text:p>
          </table:table-cell>
          <table:table-cell office:value-type="float" office:value="1154" calcext:value-type="float">
            <text:p>1154</text:p>
          </table:table-cell>
          <table:table-cell office:value-type="float" office:value="15" calcext:value-type="float">
            <text:p>15</text:p>
          </table:table-cell>
          <table:table-cell office:value-type="float" office:value="146" calcext:value-type="float">
            <text:p>146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0.8" calcext:value-type="float">
            <text:p>0.8</text:p>
          </table:table-cell>
          <table:table-cell office:value-type="float" office:value="0.132503469235028" calcext:value-type="float">
            <text:p>0.132503469235028</text:p>
          </table:table-cell>
          <table:table-cell office:value-type="float" office:value="0.117177628965781" calcext:value-type="float">
            <text:p>0.117177628965781</text:p>
          </table:table-cell>
          <table:table-cell office:value-type="float" office:value="0.243877587961856" calcext:value-type="float">
            <text:p>0.243877587961856</text:p>
          </table:table-cell>
          <table:table-cell table:number-columns-repeated="2" office:value-type="float" office:value="0.0875" calcext:value-type="float">
            <text:p>0.0875</text:p>
          </table:table-cell>
          <table:table-cell office:value-type="float" office:value="0.257575757575758" calcext:value-type="float">
            <text:p>0.257575757575758</text:p>
          </table:table-cell>
          <table:table-cell office:value-type="float" office:value="1161" calcext:value-type="float">
            <text:p>1161</text:p>
          </table:table-cell>
          <table:table-cell office:value-type="float" office:value="12" calcext:value-type="float">
            <text:p>12</text:p>
          </table:table-cell>
          <table:table-cell office:value-type="float" office:value="149" calcext:value-type="float">
            <text:p>149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0.8" calcext:value-type="float">
            <text:p>0.8</text:p>
          </table:table-cell>
          <table:table-cell office:value-type="float" office:value="0.132503469235028" calcext:value-type="float">
            <text:p>0.132503469235028</text:p>
          </table:table-cell>
          <table:table-cell office:value-type="float" office:value="0.117177628965781" calcext:value-type="float">
            <text:p>0.117177628965781</text:p>
          </table:table-cell>
          <table:table-cell office:value-type="float" office:value="0.243877587961856" calcext:value-type="float">
            <text:p>0.243877587961856</text:p>
          </table:table-cell>
          <table:table-cell table:number-columns-repeated="2" office:value-type="float" office:value="0.0875" calcext:value-type="float">
            <text:p>0.0875</text:p>
          </table:table-cell>
          <table:table-cell office:value-type="float" office:value="0.257575757575758" calcext:value-type="float">
            <text:p>0.257575757575758</text:p>
          </table:table-cell>
          <table:table-cell office:value-type="float" office:value="1161" calcext:value-type="float">
            <text:p>1161</text:p>
          </table:table-cell>
          <table:table-cell office:value-type="float" office:value="12" calcext:value-type="float">
            <text:p>12</text:p>
          </table:table-cell>
          <table:table-cell office:value-type="float" office:value="149" calcext:value-type="float">
            <text:p>149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128291740539693" calcext:value-type="float">
            <text:p>0.128291740539693</text:p>
          </table:table-cell>
          <table:table-cell office:value-type="float" office:value="0.118015839618684" calcext:value-type="float">
            <text:p>0.118015839618684</text:p>
          </table:table-cell>
          <table:table-cell office:value-type="float" office:value="0.20296754226379" calcext:value-type="float">
            <text:p>0.20296754226379</text:p>
          </table:table-cell>
          <table:table-cell table:number-columns-repeated="3" office:value-type="float" office:value="0.108315098468271" calcext:value-type="float">
            <text:p>0.108315098468271</text:p>
          </table:table-cell>
          <table:table-cell office:value-type="float" office:value="1157" calcext:value-type="float">
            <text:p>1157</text:p>
          </table:table-cell>
          <table:table-cell office:value-type="float" office:value="18" calcext:value-type="float">
            <text:p>18</text:p>
          </table:table-cell>
          <table:table-cell office:value-type="float" office:value="143" calcext:value-type="float">
            <text:p>143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132918130094667" calcext:value-type="float">
            <text:p>0.132918130094667</text:p>
          </table:table-cell>
          <table:table-cell office:value-type="float" office:value="0.120350991527589" calcext:value-type="float">
            <text:p>0.120350991527589</text:p>
          </table:table-cell>
          <table:table-cell office:value-type="float" office:value="0.224244540799517" calcext:value-type="float">
            <text:p>0.224244540799517</text:p>
          </table:table-cell>
          <table:table-cell table:number-columns-repeated="3" office:value-type="float" office:value="0.100820633059789" calcext:value-type="float">
            <text:p>0.100820633059789</text:p>
          </table:table-cell>
          <table:table-cell office:value-type="float" office:value="1145" calcext:value-type="float">
            <text:p>1145</text:p>
          </table:table-cell>
          <table:table-cell office:value-type="float" office:value="26" calcext:value-type="float">
            <text:p>26</text:p>
          </table:table-cell>
          <table:table-cell office:value-type="float" office:value="135" calcext:value-type="float">
            <text:p>135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.0298507462686567" calcext:value-type="float">
            <text:p>0.0298507462686567</text:p>
          </table:table-cell>
          <table:table-cell table:number-columns-repeated="3" office:value-type="float" office:value="0.417910447761194" calcext:value-type="float">
            <text:p>0.417910447761194</text:p>
          </table:table-cell>
          <table:table-cell office:value-type="float" office:value="0.134572510033672" calcext:value-type="float">
            <text:p>0.134572510033672</text:p>
          </table:table-cell>
          <table:table-cell office:value-type="float" office:value="0.120364185289558" calcext:value-type="float">
            <text:p>0.120364185289558</text:p>
          </table:table-cell>
          <table:table-cell office:value-type="float" office:value="0.237825553205177" calcext:value-type="float">
            <text:p>0.237825553205177</text:p>
          </table:table-cell>
          <table:table-cell table:number-columns-repeated="2" office:value-type="float" office:value="0.106060606060606" calcext:value-type="float">
            <text:p>0.106060606060606</text:p>
          </table:table-cell>
          <table:table-cell office:value-type="float" office:value="0.253731343283582" calcext:value-type="float">
            <text:p>0.253731343283582</text:p>
          </table:table-cell>
          <table:table-cell office:value-type="float" office:value="1170" calcext:value-type="float">
            <text:p>1170</text:p>
          </table:table-cell>
          <table:table-cell office:value-type="float" office:value="0" calcext:value-type="float">
            <text:p>0</text:p>
          </table:table-cell>
          <table:table-cell office:value-type="float" office:value="161" calcext:value-type="float">
            <text:p>16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0.6" calcext:value-type="float">
            <text:p>0.6</text:p>
          </table:table-cell>
          <table:table-cell office:value-type="float" office:value="0.133583771600301" calcext:value-type="float">
            <text:p>0.133583771600301</text:p>
          </table:table-cell>
          <table:table-cell office:value-type="float" office:value="0.119102564102564" calcext:value-type="float">
            <text:p>0.119102564102564</text:p>
          </table:table-cell>
          <table:table-cell office:value-type="float" office:value="0.238819875776398" calcext:value-type="float">
            <text:p>0.238819875776398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.25" calcext:value-type="float">
            <text:p>0.25</text:p>
          </table:table-cell>
          <table:table-cell office:value-type="float" office:value="1161" calcext:value-type="float">
            <text:p>1161</text:p>
          </table:table-cell>
          <table:table-cell office:value-type="float" office:value="12" calcext:value-type="float">
            <text:p>12</text:p>
          </table:table-cell>
          <table:table-cell office:value-type="float" office:value="149" calcext:value-type="float">
            <text:p>149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128291740539693" calcext:value-type="float">
            <text:p>0.128291740539693</text:p>
          </table:table-cell>
          <table:table-cell office:value-type="float" office:value="0.118015839618684" calcext:value-type="float">
            <text:p>0.118015839618684</text:p>
          </table:table-cell>
          <table:table-cell office:value-type="float" office:value="0.20296754226379" calcext:value-type="float">
            <text:p>0.20296754226379</text:p>
          </table:table-cell>
          <table:table-cell table:number-columns-repeated="3" office:value-type="float" office:value="0.108315098468271" calcext:value-type="float">
            <text:p>0.108315098468271</text:p>
          </table:table-cell>
          <table:table-cell office:value-type="float" office:value="1157" calcext:value-type="float">
            <text:p>1157</text:p>
          </table:table-cell>
          <table:table-cell office:value-type="float" office:value="18" calcext:value-type="float">
            <text:p>18</text:p>
          </table:table-cell>
          <table:table-cell office:value-type="float" office:value="143" calcext:value-type="float">
            <text:p>143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132911043916537" calcext:value-type="float">
            <text:p>0.132911043916537</text:p>
          </table:table-cell>
          <table:table-cell office:value-type="float" office:value="0.120341770122544" calcext:value-type="float">
            <text:p>0.120341770122544</text:p>
          </table:table-cell>
          <table:table-cell office:value-type="float" office:value="0.224252971487795" calcext:value-type="float">
            <text:p>0.224252971487795</text:p>
          </table:table-cell>
          <table:table-cell table:number-columns-repeated="3" office:value-type="float" office:value="0.100820633059789" calcext:value-type="float">
            <text:p>0.100820633059789</text:p>
          </table:table-cell>
          <table:table-cell office:value-type="float" office:value="1145" calcext:value-type="float">
            <text:p>1145</text:p>
          </table:table-cell>
          <table:table-cell office:value-type="float" office:value="26" calcext:value-type="float">
            <text:p>26</text:p>
          </table:table-cell>
          <table:table-cell office:value-type="float" office:value="135" calcext:value-type="float">
            <text:p>135</text:p>
          </table:table-cell>
          <table:table-cell office:value-type="float" office:value="25" calcext:value-type="float">
            <text:p>25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170" calcext:value-type="float">
            <text:p>1170</text:p>
          </table:table-cell>
          <table:table-cell office:value-type="float" office:value="0" calcext:value-type="float">
            <text:p>0</text:p>
          </table:table-cell>
          <table:table-cell office:value-type="float" office:value="161" calcext:value-type="float">
            <text:p>16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170" calcext:value-type="float">
            <text:p>1170</text:p>
          </table:table-cell>
          <table:table-cell office:value-type="float" office:value="0" calcext:value-type="float">
            <text:p>0</text:p>
          </table:table-cell>
          <table:table-cell office:value-type="float" office:value="161" calcext:value-type="float">
            <text:p>1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.000182477757334709" calcext:value-type="float">
            <text:p>0.000182477757334709</text:p>
          </table:table-cell>
          <table:table-cell office:value-type="float" office:value="0.000213202991290018" calcext:value-type="float">
            <text:p>0.000213202991290018</text:p>
          </table:table-cell>
          <table:table-cell table:number-columns-repeated="2" office:value-type="float" office:value="0.999396800994873" calcext:value-type="float">
            <text:p>0.999396800994873</text:p>
          </table:table-cell>
          <table:table-cell office:value-type="float" office:value="0.999065935611725" calcext:value-type="float">
            <text:p>0.999065935611725</text:p>
          </table:table-cell>
          <table:table-cell office:value-type="float" office:value="0.0691897109066964" calcext:value-type="float">
            <text:p>0.0691897109066964</text:p>
          </table:table-cell>
          <table:table-cell office:value-type="float" office:value="0.0525768105028563" calcext:value-type="float">
            <text:p>0.0525768105028563</text:p>
          </table:table-cell>
          <table:table-cell office:value-type="float" office:value="0.186587540427166" calcext:value-type="float">
            <text:p>0.186587540427166</text:p>
          </table:table-cell>
          <table:table-cell office:value-type="float" office:value="0.00231235986575484" calcext:value-type="float">
            <text:p>0.00231235986575484</text:p>
          </table:table-cell>
          <table:table-cell office:value-type="float" office:value="0.00169729883782566" calcext:value-type="float">
            <text:p>0.00169729883782566</text:p>
          </table:table-cell>
          <table:table-cell office:value-type="float" office:value="0.0179202314466238" calcext:value-type="float">
            <text:p>0.0179202314466238</text:p>
          </table:table-cell>
          <table:table-cell office:value-type="float" office:value="1118" calcext:value-type="float">
            <text:p>1118</text:p>
          </table:table-cell>
          <table:table-cell office:value-type="float" office:value="29" calcext:value-type="float">
            <text:p>29</text:p>
          </table:table-cell>
          <table:table-cell office:value-type="float" office:value="136" calcext:value-type="float">
            <text:p>136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.0424813411030795" calcext:value-type="float">
            <text:p>0.0424813411030795</text:p>
          </table:table-cell>
          <table:table-cell office:value-type="float" office:value="0.0442029292881476" calcext:value-type="float">
            <text:p>0.0442029292881476</text:p>
          </table:table-cell>
          <table:table-cell table:number-columns-repeated="2" office:value-type="float" office:value="0.761172658112676" calcext:value-type="float">
            <text:p>0.761172658112676</text:p>
          </table:table-cell>
          <table:table-cell office:value-type="float" office:value="0.739305604072277" calcext:value-type="float">
            <text:p>0.739305604072277</text:p>
          </table:table-cell>
          <table:table-cell office:value-type="float" office:value="0.115361154484205" calcext:value-type="float">
            <text:p>0.115361154484205</text:p>
          </table:table-cell>
          <table:table-cell office:value-type="float" office:value="0.104694118137053" calcext:value-type="float">
            <text:p>0.104694118137053</text:p>
          </table:table-cell>
          <table:table-cell office:value-type="float" office:value="0.190741544670745" calcext:value-type="float">
            <text:p>0.190741544670745</text:p>
          </table:table-cell>
          <table:table-cell office:value-type="float" office:value="0.0803784373771418" calcext:value-type="float">
            <text:p>0.0803784373771418</text:p>
          </table:table-cell>
          <table:table-cell office:value-type="float" office:value="0.0744759973460894" calcext:value-type="float">
            <text:p>0.0744759973460894</text:p>
          </table:table-cell>
          <table:table-cell office:value-type="float" office:value="0.131620495091647" calcext:value-type="float">
            <text:p>0.131620495091647</text:p>
          </table:table-cell>
          <table:table-cell office:value-type="float" office:value="1141" calcext:value-type="float">
            <text:p>1141</text:p>
          </table:table-cell>
          <table:table-cell office:value-type="float" office:value="11" calcext:value-type="float">
            <text:p>11</text:p>
          </table:table-cell>
          <table:table-cell office:value-type="float" office:value="154" calcext:value-type="float">
            <text:p>154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.0424383724588707" calcext:value-type="float">
            <text:p>0.0424383724588707</text:p>
          </table:table-cell>
          <table:table-cell office:value-type="float" office:value="0.0441596860891451" calcext:value-type="float">
            <text:p>0.0441596860891451</text:p>
          </table:table-cell>
          <table:table-cell table:number-columns-repeated="2" office:value-type="float" office:value="0.761594933809182" calcext:value-type="float">
            <text:p>0.761594933809182</text:p>
          </table:table-cell>
          <table:table-cell office:value-type="float" office:value="0.739735543270436" calcext:value-type="float">
            <text:p>0.739735543270436</text:p>
          </table:table-cell>
          <table:table-cell office:value-type="float" office:value="0.115356531970007" calcext:value-type="float">
            <text:p>0.115356531970007</text:p>
          </table:table-cell>
          <table:table-cell office:value-type="float" office:value="0.104681529042704" calcext:value-type="float">
            <text:p>0.104681529042704</text:p>
          </table:table-cell>
          <table:table-cell office:value-type="float" office:value="0.190793219322948" calcext:value-type="float">
            <text:p>0.190793219322948</text:p>
          </table:table-cell>
          <table:table-cell office:value-type="float" office:value="0.080339972261732" calcext:value-type="float">
            <text:p>0.080339972261732</text:p>
          </table:table-cell>
          <table:table-cell office:value-type="float" office:value="0.0744356229538467" calcext:value-type="float">
            <text:p>0.0744356229538467</text:p>
          </table:table-cell>
          <table:table-cell office:value-type="float" office:value="0.131610777522396" calcext:value-type="float">
            <text:p>0.131610777522396</text:p>
          </table:table-cell>
          <table:table-cell office:value-type="float" office:value="1141" calcext:value-type="float">
            <text:p>1141</text:p>
          </table:table-cell>
          <table:table-cell office:value-type="float" office:value="11" calcext:value-type="float">
            <text:p>11</text:p>
          </table:table-cell>
          <table:table-cell office:value-type="float" office:value="154" calcext:value-type="float">
            <text:p>154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.0354020228636617" calcext:value-type="float">
            <text:p>0.0354020228636617</text:p>
          </table:table-cell>
          <table:table-cell office:value-type="float" office:value="0.0375001719197198" calcext:value-type="float">
            <text:p>0.0375001719197198</text:p>
          </table:table-cell>
          <table:table-cell table:number-columns-repeated="2" office:value-type="float" office:value="0.94509982832787" calcext:value-type="float">
            <text:p>0.94509982832787</text:p>
          </table:table-cell>
          <table:table-cell office:value-type="float" office:value="0.935701788261941" calcext:value-type="float">
            <text:p>0.935701788261941</text:p>
          </table:table-cell>
          <table:table-cell office:value-type="float" office:value="0.149225497634487" calcext:value-type="float">
            <text:p>0.149225497634487</text:p>
          </table:table-cell>
          <table:table-cell office:value-type="float" office:value="0.131746056623215" calcext:value-type="float">
            <text:p>0.131746056623215</text:p>
          </table:table-cell>
          <table:table-cell office:value-type="float" office:value="0.272746880780808" calcext:value-type="float">
            <text:p>0.272746880780808</text:p>
          </table:table-cell>
          <table:table-cell office:value-type="float" office:value="0.0887307973128056" calcext:value-type="float">
            <text:p>0.0887307973128056</text:p>
          </table:table-cell>
          <table:table-cell office:value-type="float" office:value="0.0795713141188706" calcext:value-type="float">
            <text:p>0.0795713141188706</text:p>
          </table:table-cell>
          <table:table-cell office:value-type="float" office:value="0.176962233028593" calcext:value-type="float">
            <text:p>0.176962233028593</text:p>
          </table:table-cell>
          <table:table-cell office:value-type="float" office:value="1118" calcext:value-type="float">
            <text:p>1118</text:p>
          </table:table-cell>
          <table:table-cell office:value-type="float" office:value="29" calcext:value-type="float">
            <text:p>29</text:p>
          </table:table-cell>
          <table:table-cell office:value-type="float" office:value="136" calcext:value-type="float">
            <text:p>136</text:p>
          </table:table-cell>
          <table:table-cell office:value-type="float" office:value="48" calcext:value-type="float">
            <text:p>4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946852252558096" calcext:value-type="float">
            <text:p>0.946852252558096</text:p>
          </table:table-cell>
          <table:table-cell office:value-type="float" office:value="0.809632184627858" calcext:value-type="float">
            <text:p>0.809632184627858</text:p>
          </table:table-cell>
          <table:table-cell office:value-type="float" office:value="0.116539616445783" calcext:value-type="float">
            <text:p>0.116539616445783</text:p>
          </table:table-cell>
          <table:table-cell office:value-type="float" office:value="0.102503908360348" calcext:value-type="float">
            <text:p>0.102503908360348</text:p>
          </table:table-cell>
          <table:table-cell office:value-type="float" office:value="0.215725286916188" calcext:value-type="float">
            <text:p>0.215725286916188</text:p>
          </table:table-cell>
          <table:table-cell table:number-columns-repeated="2" office:value-type="float" office:value="0.078125" calcext:value-type="float">
            <text:p>0.078125</text:p>
          </table:table-cell>
          <table:table-cell office:value-type="float" office:value="0.186567164179104" calcext:value-type="float">
            <text:p>0.186567164179104</text:p>
          </table:table-cell>
          <table:table-cell office:value-type="float" office:value="1164" calcext:value-type="float">
            <text:p>1164</text:p>
          </table:table-cell>
          <table:table-cell office:value-type="float" office:value="2" calcext:value-type="float">
            <text:p>2</text:p>
          </table:table-cell>
          <table:table-cell office:value-type="float" office:value="163" calcext:value-type="float">
            <text:p>16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946852252558096" calcext:value-type="float">
            <text:p>0.946852252558096</text:p>
          </table:table-cell>
          <table:table-cell office:value-type="float" office:value="0.809632184627858" calcext:value-type="float">
            <text:p>0.809632184627858</text:p>
          </table:table-cell>
          <table:table-cell office:value-type="float" office:value="0.116539616445783" calcext:value-type="float">
            <text:p>0.116539616445783</text:p>
          </table:table-cell>
          <table:table-cell office:value-type="float" office:value="0.102503908360348" calcext:value-type="float">
            <text:p>0.102503908360348</text:p>
          </table:table-cell>
          <table:table-cell office:value-type="float" office:value="0.215725286916188" calcext:value-type="float">
            <text:p>0.215725286916188</text:p>
          </table:table-cell>
          <table:table-cell table:number-columns-repeated="2" office:value-type="float" office:value="0.078125" calcext:value-type="float">
            <text:p>0.078125</text:p>
          </table:table-cell>
          <table:table-cell office:value-type="float" office:value="0.186567164179104" calcext:value-type="float">
            <text:p>0.186567164179104</text:p>
          </table:table-cell>
          <table:table-cell office:value-type="float" office:value="1164" calcext:value-type="float">
            <text:p>1164</text:p>
          </table:table-cell>
          <table:table-cell office:value-type="float" office:value="2" calcext:value-type="float">
            <text:p>2</text:p>
          </table:table-cell>
          <table:table-cell office:value-type="float" office:value="163" calcext:value-type="float">
            <text:p>16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.0779976717112922" calcext:value-type="float">
            <text:p>0.0779976717112922</text:p>
          </table:table-cell>
          <table:table-cell table:number-columns-repeated="3" office:value-type="float" office:value="0.875" calcext:value-type="float">
            <text:p>0.875</text:p>
          </table:table-cell>
          <table:table-cell office:value-type="float" office:value="0.115145720668912" calcext:value-type="float">
            <text:p>0.115145720668912</text:p>
          </table:table-cell>
          <table:table-cell office:value-type="float" office:value="0.104202912462297" calcext:value-type="float">
            <text:p>0.104202912462297</text:p>
          </table:table-cell>
          <table:table-cell office:value-type="float" office:value="0.192474898662326" calcext:value-type="float">
            <text:p>0.192474898662326</text:p>
          </table:table-cell>
          <table:table-cell table:number-columns-repeated="3" office:value-type="float" office:value="0.0779976717112922" calcext:value-type="float">
            <text:p>0.0779976717112922</text:p>
          </table:table-cell>
          <table:table-cell office:value-type="float" office:value="1153" calcext:value-type="float">
            <text:p>1153</text:p>
          </table:table-cell>
          <table:table-cell office:value-type="float" office:value="15" calcext:value-type="float">
            <text:p>15</text:p>
          </table:table-cell>
          <table:table-cell office:value-type="float" office:value="150" calcext:value-type="float">
            <text:p>150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11586631824565" calcext:value-type="float">
            <text:p>0.11586631824565</text:p>
          </table:table-cell>
          <table:table-cell office:value-type="float" office:value="0.102707186438966" calcext:value-type="float">
            <text:p>0.102707186438966</text:p>
          </table:table-cell>
          <table:table-cell office:value-type="float" office:value="0.208857516346218" calcext:value-type="float">
            <text:p>0.208857516346218</text:p>
          </table:table-cell>
          <table:table-cell table:number-columns-repeated="3" office:value-type="float" office:value="0.070242656449553" calcext:value-type="float">
            <text:p>0.070242656449553</text:p>
          </table:table-cell>
          <table:table-cell office:value-type="float" office:value="1154" calcext:value-type="float">
            <text:p>1154</text:p>
          </table:table-cell>
          <table:table-cell office:value-type="float" office:value="15" calcext:value-type="float">
            <text:p>15</text:p>
          </table:table-cell>
          <table:table-cell office:value-type="float" office:value="150" calcext:value-type="float">
            <text:p>150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0.402985074626866" calcext:value-type="float">
            <text:p>0.402985074626866</text:p>
          </table:table-cell>
          <table:table-cell office:value-type="float" office:value="0.1176816892248" calcext:value-type="float">
            <text:p>0.1176816892248</text:p>
          </table:table-cell>
          <table:table-cell office:value-type="float" office:value="0.104922525994695" calcext:value-type="float">
            <text:p>0.104922525994695</text:p>
          </table:table-cell>
          <table:table-cell office:value-type="float" office:value="0.207846442717542" calcext:value-type="float">
            <text:p>0.207846442717542</text:p>
          </table:table-cell>
          <table:table-cell table:number-columns-repeated="2" office:value-type="float" office:value="0.0597014925373134" calcext:value-type="float">
            <text:p>0.0597014925373134</text:p>
          </table:table-cell>
          <table:table-cell office:value-type="float" office:value="0.166666666666667" calcext:value-type="float">
            <text:p>0.166666666666667</text:p>
          </table:table-cell>
          <table:table-cell office:value-type="float" office:value="1166" calcext:value-type="float">
            <text:p>1166</text:p>
          </table:table-cell>
          <table:table-cell office:value-type="float" office:value="0" calcext:value-type="float">
            <text:p>0</text:p>
          </table:table-cell>
          <table:table-cell office:value-type="float" office:value="165" calcext:value-type="float">
            <text:p>16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0.7" calcext:value-type="float">
            <text:p>0.7</text:p>
          </table:table-cell>
          <table:table-cell office:value-type="float" office:value="0.115176558978212" calcext:value-type="float">
            <text:p>0.115176558978212</text:p>
          </table:table-cell>
          <table:table-cell office:value-type="float" office:value="0.100428816466552" calcext:value-type="float">
            <text:p>0.100428816466552</text:p>
          </table:table-cell>
          <table:table-cell office:value-type="float" office:value="0.219393939393939" calcext:value-type="float">
            <text:p>0.219393939393939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.2" calcext:value-type="float">
            <text:p>0.2</text:p>
          </table:table-cell>
          <table:table-cell office:value-type="float" office:value="1159" calcext:value-type="float">
            <text:p>1159</text:p>
          </table:table-cell>
          <table:table-cell office:value-type="float" office:value="8" calcext:value-type="float">
            <text:p>8</text:p>
          </table:table-cell>
          <table:table-cell office:value-type="float" office:value="157" calcext:value-type="float">
            <text:p>157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.0779976717112922" calcext:value-type="float">
            <text:p>0.0779976717112922</text:p>
          </table:table-cell>
          <table:table-cell table:number-columns-repeated="3" office:value-type="float" office:value="0.875" calcext:value-type="float">
            <text:p>0.875</text:p>
          </table:table-cell>
          <table:table-cell office:value-type="float" office:value="0.115145720668912" calcext:value-type="float">
            <text:p>0.115145720668912</text:p>
          </table:table-cell>
          <table:table-cell office:value-type="float" office:value="0.104202912462297" calcext:value-type="float">
            <text:p>0.104202912462297</text:p>
          </table:table-cell>
          <table:table-cell office:value-type="float" office:value="0.192474898662326" calcext:value-type="float">
            <text:p>0.192474898662326</text:p>
          </table:table-cell>
          <table:table-cell table:number-columns-repeated="3" office:value-type="float" office:value="0.0779976717112922" calcext:value-type="float">
            <text:p>0.0779976717112922</text:p>
          </table:table-cell>
          <table:table-cell office:value-type="float" office:value="1153" calcext:value-type="float">
            <text:p>1153</text:p>
          </table:table-cell>
          <table:table-cell office:value-type="float" office:value="15" calcext:value-type="float">
            <text:p>15</text:p>
          </table:table-cell>
          <table:table-cell office:value-type="float" office:value="150" calcext:value-type="float">
            <text:p>150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115856469401639" calcext:value-type="float">
            <text:p>0.115856469401639</text:p>
          </table:table-cell>
          <table:table-cell office:value-type="float" office:value="0.10270078327658" calcext:value-type="float">
            <text:p>0.10270078327658</text:p>
          </table:table-cell>
          <table:table-cell office:value-type="float" office:value="0.20882331801872" calcext:value-type="float">
            <text:p>0.20882331801872</text:p>
          </table:table-cell>
          <table:table-cell table:number-columns-repeated="3" office:value-type="float" office:value="0.070242656449553" calcext:value-type="float">
            <text:p>0.070242656449553</text:p>
          </table:table-cell>
          <table:table-cell office:value-type="float" office:value="1154" calcext:value-type="float">
            <text:p>1154</text:p>
          </table:table-cell>
          <table:table-cell office:value-type="float" office:value="15" calcext:value-type="float">
            <text:p>15</text:p>
          </table:table-cell>
          <table:table-cell office:value-type="float" office:value="150" calcext:value-type="float">
            <text:p>150</text:p>
          </table:table-cell>
          <table:table-cell office:value-type="float" office:value="12" calcext:value-type="float">
            <text:p>1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166" calcext:value-type="float">
            <text:p>1166</text:p>
          </table:table-cell>
          <table:table-cell office:value-type="float" office:value="0" calcext:value-type="float">
            <text:p>0</text:p>
          </table:table-cell>
          <table:table-cell office:value-type="float" office:value="165" calcext:value-type="float">
            <text:p>165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166" calcext:value-type="float">
            <text:p>1166</text:p>
          </table:table-cell>
          <table:table-cell office:value-type="float" office:value="0" calcext:value-type="float">
            <text:p>0</text:p>
          </table:table-cell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.000299062696285546" calcext:value-type="float">
            <text:p>0.000299062696285546</text:p>
          </table:table-cell>
          <table:table-cell office:value-type="float" office:value="0.000345687294611707" calcext:value-type="float">
            <text:p>0.000345687294611707</text:p>
          </table:table-cell>
          <table:table-cell table:number-columns-repeated="2" office:value-type="float" office:value="0.996936202049255" calcext:value-type="float">
            <text:p>0.996936202049255</text:p>
          </table:table-cell>
          <table:table-cell office:value-type="float" office:value="0.995674550533295" calcext:value-type="float">
            <text:p>0.995674550533295</text:p>
          </table:table-cell>
          <table:table-cell office:value-type="float" office:value="0.0575053877230486" calcext:value-type="float">
            <text:p>0.0575053877230486</text:p>
          </table:table-cell>
          <table:table-cell office:value-type="float" office:value="0.0424559624880766" calcext:value-type="float">
            <text:p>0.0424559624880766</text:p>
          </table:table-cell>
          <table:table-cell office:value-type="float" office:value="0.161686825510385" calcext:value-type="float">
            <text:p>0.161686825510385</text:p>
          </table:table-cell>
          <table:table-cell office:value-type="float" office:value="0.00205560610629618" calcext:value-type="float">
            <text:p>0.00205560610629618</text:p>
          </table:table-cell>
          <table:table-cell office:value-type="float" office:value="0.00166944868396968" calcext:value-type="float">
            <text:p>0.00166944868396968</text:p>
          </table:table-cell>
          <table:table-cell office:value-type="float" office:value="0.00960855092853308" calcext:value-type="float">
            <text:p>0.00960855092853308</text:p>
          </table:table-cell>
          <table:table-cell office:value-type="float" office:value="1121" calcext:value-type="float">
            <text:p>1121</text:p>
          </table:table-cell>
          <table:table-cell office:value-type="float" office:value="24" calcext:value-type="float">
            <text:p>24</text:p>
          </table:table-cell>
          <table:table-cell office:value-type="float" office:value="144" calcext:value-type="float">
            <text:p>144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.0519042979189704" calcext:value-type="float">
            <text:p>0.0519042979189704</text:p>
          </table:table-cell>
          <table:table-cell office:value-type="float" office:value="0.0538091837572538" calcext:value-type="float">
            <text:p>0.0538091837572538</text:p>
          </table:table-cell>
          <table:table-cell table:number-columns-repeated="2" office:value-type="float" office:value="0.677992587270035" calcext:value-type="float">
            <text:p>0.677992587270035</text:p>
          </table:table-cell>
          <table:table-cell office:value-type="float" office:value="0.657839080428016" calcext:value-type="float">
            <text:p>0.657839080428016</text:p>
          </table:table-cell>
          <table:table-cell office:value-type="float" office:value="0.114296404668719" calcext:value-type="float">
            <text:p>0.114296404668719</text:p>
          </table:table-cell>
          <table:table-cell office:value-type="float" office:value="0.104840374185846" calcext:value-type="float">
            <text:p>0.104840374185846</text:p>
          </table:table-cell>
          <table:table-cell office:value-type="float" office:value="0.17975690140432" calcext:value-type="float">
            <text:p>0.17975690140432</text:p>
          </table:table-cell>
          <table:table-cell office:value-type="float" office:value="0.08329150298556" calcext:value-type="float">
            <text:p>0.08329150298556</text:p>
          </table:table-cell>
          <table:table-cell office:value-type="float" office:value="0.0792063534886165" calcext:value-type="float">
            <text:p>0.0792063534886165</text:p>
          </table:table-cell>
          <table:table-cell office:value-type="float" office:value="0.120093044582287" calcext:value-type="float">
            <text:p>0.120093044582287</text:p>
          </table:table-cell>
          <table:table-cell office:value-type="float" office:value="1146" calcext:value-type="float">
            <text:p>1146</text:p>
          </table:table-cell>
          <table:table-cell office:value-type="float" office:value="10" calcext:value-type="float">
            <text:p>10</text:p>
          </table:table-cell>
          <table:table-cell office:value-type="float" office:value="158" calcext:value-type="float">
            <text:p>158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.0518566040663749" calcext:value-type="float">
            <text:p>0.0518566040663749</text:p>
          </table:table-cell>
          <table:table-cell office:value-type="float" office:value="0.0537616058929895" calcext:value-type="float">
            <text:p>0.0537616058929895</text:p>
          </table:table-cell>
          <table:table-cell table:number-columns-repeated="2" office:value-type="float" office:value="0.678508024039007" calcext:value-type="float">
            <text:p>0.678508024039007</text:p>
          </table:table-cell>
          <table:table-cell office:value-type="float" office:value="0.658351861828272" calcext:value-type="float">
            <text:p>0.658351861828272</text:p>
          </table:table-cell>
          <table:table-cell office:value-type="float" office:value="0.114291893881273" calcext:value-type="float">
            <text:p>0.114291893881273</text:p>
          </table:table-cell>
          <table:table-cell office:value-type="float" office:value="0.104826901003935" calcext:value-type="float">
            <text:p>0.104826901003935</text:p>
          </table:table-cell>
          <table:table-cell office:value-type="float" office:value="0.179814433859507" calcext:value-type="float">
            <text:p>0.179814433859507</text:p>
          </table:table-cell>
          <table:table-cell office:value-type="float" office:value="0.0832527883147674" calcext:value-type="float">
            <text:p>0.0832527883147674</text:p>
          </table:table-cell>
          <table:table-cell office:value-type="float" office:value="0.0791657311254417" calcext:value-type="float">
            <text:p>0.0791657311254417</text:p>
          </table:table-cell>
          <table:table-cell office:value-type="float" office:value="0.120078704117011" calcext:value-type="float">
            <text:p>0.120078704117011</text:p>
          </table:table-cell>
          <table:table-cell office:value-type="float" office:value="1146" calcext:value-type="float">
            <text:p>1146</text:p>
          </table:table-cell>
          <table:table-cell office:value-type="float" office:value="10" calcext:value-type="float">
            <text:p>10</text:p>
          </table:table-cell>
          <table:table-cell office:value-type="float" office:value="158" calcext:value-type="float">
            <text:p>158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.0444096636018775" calcext:value-type="float">
            <text:p>0.0444096636018775</text:p>
          </table:table-cell>
          <table:table-cell office:value-type="float" office:value="0.0467946534772338" calcext:value-type="float">
            <text:p>0.0467946534772338</text:p>
          </table:table-cell>
          <table:table-cell table:number-columns-repeated="2" office:value-type="float" office:value="0.899154080944519" calcext:value-type="float">
            <text:p>0.899154080944519</text:p>
          </table:table-cell>
          <table:table-cell office:value-type="float" office:value="0.886648764111505" calcext:value-type="float">
            <text:p>0.886648764111505</text:p>
          </table:table-cell>
          <table:table-cell office:value-type="float" office:value="0.140757090524432" calcext:value-type="float">
            <text:p>0.140757090524432</text:p>
          </table:table-cell>
          <table:table-cell office:value-type="float" office:value="0.125408334478994" calcext:value-type="float">
            <text:p>0.125408334478994</text:p>
          </table:table-cell>
          <table:table-cell office:value-type="float" office:value="0.247010681481842" calcext:value-type="float">
            <text:p>0.247010681481842</text:p>
          </table:table-cell>
          <table:table-cell office:value-type="float" office:value="0.0879301343915826" calcext:value-type="float">
            <text:p>0.0879301343915826</text:p>
          </table:table-cell>
          <table:table-cell office:value-type="float" office:value="0.0818093283838616" calcext:value-type="float">
            <text:p>0.0818093283838616</text:p>
          </table:table-cell>
          <table:table-cell office:value-type="float" office:value="0.147656240382947" calcext:value-type="float">
            <text:p>0.147656240382947</text:p>
          </table:table-cell>
          <table:table-cell office:value-type="float" office:value="1121" calcext:value-type="float">
            <text:p>1121</text:p>
          </table:table-cell>
          <table:table-cell office:value-type="float" office:value="24" calcext:value-type="float">
            <text:p>24</text:p>
          </table:table-cell>
          <table:table-cell office:value-type="float" office:value="144" calcext:value-type="float">
            <text:p>144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984442856357539" calcext:value-type="float">
            <text:p>0.984442856357539</text:p>
          </table:table-cell>
          <table:table-cell office:value-type="float" office:value="0.790509959137302" calcext:value-type="float">
            <text:p>0.790509959137302</text:p>
          </table:table-cell>
          <table:table-cell office:value-type="float" office:value="0.11760270780459" calcext:value-type="float">
            <text:p>0.11760270780459</text:p>
          </table:table-cell>
          <table:table-cell office:value-type="float" office:value="0.104888510604419" calcext:value-type="float">
            <text:p>0.104888510604419</text:p>
          </table:table-cell>
          <table:table-cell office:value-type="float" office:value="0.205618251517682" calcext:value-type="float">
            <text:p>0.205618251517682</text:p>
          </table:table-cell>
          <table:table-cell table:number-columns-repeated="2" office:value-type="float" office:value="0.055045871559633" calcext:value-type="float">
            <text:p>0.055045871559633</text:p>
          </table:table-cell>
          <table:table-cell office:value-type="float" office:value="0.246305418719212" calcext:value-type="float">
            <text:p>0.246305418719212</text:p>
          </table:table-cell>
          <table:table-cell office:value-type="float" office:value="1155" calcext:value-type="float">
            <text:p>1155</text:p>
          </table:table-cell>
          <table:table-cell office:value-type="float" office:value="4" calcext:value-type="float">
            <text:p>4</text:p>
          </table:table-cell>
          <table:table-cell office:value-type="float" office:value="164" calcext:value-type="float">
            <text:p>164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984442856357539" calcext:value-type="float">
            <text:p>0.984442856357539</text:p>
          </table:table-cell>
          <table:table-cell office:value-type="float" office:value="0.790509959137302" calcext:value-type="float">
            <text:p>0.790509959137302</text:p>
          </table:table-cell>
          <table:table-cell office:value-type="float" office:value="0.11760270780459" calcext:value-type="float">
            <text:p>0.11760270780459</text:p>
          </table:table-cell>
          <table:table-cell office:value-type="float" office:value="0.104888510604419" calcext:value-type="float">
            <text:p>0.104888510604419</text:p>
          </table:table-cell>
          <table:table-cell office:value-type="float" office:value="0.205618251517682" calcext:value-type="float">
            <text:p>0.205618251517682</text:p>
          </table:table-cell>
          <table:table-cell table:number-columns-repeated="2" office:value-type="float" office:value="0.055045871559633" calcext:value-type="float">
            <text:p>0.055045871559633</text:p>
          </table:table-cell>
          <table:table-cell office:value-type="float" office:value="0.246305418719212" calcext:value-type="float">
            <text:p>0.246305418719212</text:p>
          </table:table-cell>
          <table:table-cell office:value-type="float" office:value="1155" calcext:value-type="float">
            <text:p>1155</text:p>
          </table:table-cell>
          <table:table-cell office:value-type="float" office:value="4" calcext:value-type="float">
            <text:p>4</text:p>
          </table:table-cell>
          <table:table-cell office:value-type="float" office:value="164" calcext:value-type="float">
            <text:p>164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0.461538461538462" calcext:value-type="float">
            <text:p>0.461538461538462</text:p>
          </table:table-cell>
          <table:table-cell office:value-type="float" office:value="0.115725346529253" calcext:value-type="float">
            <text:p>0.115725346529253</text:p>
          </table:table-cell>
          <table:table-cell office:value-type="float" office:value="0.110005571957421" calcext:value-type="float">
            <text:p>0.110005571957421</text:p>
          </table:table-cell>
          <table:table-cell office:value-type="float" office:value="0.15532116692831" calcext:value-type="float">
            <text:p>0.15532116692831</text:p>
          </table:table-cell>
          <table:table-cell table:number-columns-repeated="3" office:value-type="float" office:value="0.0954545454545455" calcext:value-type="float">
            <text:p>0.0954545454545455</text:p>
          </table:table-cell>
          <table:table-cell office:value-type="float" office:value="1163" calcext:value-type="float">
            <text:p>1163</text:p>
          </table:table-cell>
          <table:table-cell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124537851798178" calcext:value-type="float">
            <text:p>0.124537851798178</text:p>
          </table:table-cell>
          <table:table-cell office:value-type="float" office:value="0.115389987158793" calcext:value-type="float">
            <text:p>0.115389987158793</text:p>
          </table:table-cell>
          <table:table-cell office:value-type="float" office:value="0.187865033795829" calcext:value-type="float">
            <text:p>0.187865033795829</text:p>
          </table:table-cell>
          <table:table-cell table:number-columns-repeated="3" office:value-type="float" office:value="0.0858524788391778" calcext:value-type="float">
            <text:p>0.0858524788391778</text:p>
          </table:table-cell>
          <table:table-cell office:value-type="float" office:value="1130" calcext:value-type="float">
            <text:p>1130</text:p>
          </table:table-cell>
          <table:table-cell office:value-type="float" office:value="19" calcext:value-type="float">
            <text:p>19</text:p>
          </table:table-cell>
          <table:table-cell office:value-type="float" office:value="149" calcext:value-type="float">
            <text:p>149</text:p>
          </table:table-cell>
          <table:table-cell office:value-type="float" office:value="33" calcext:value-type="float">
            <text:p>3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0.328358208955224" calcext:value-type="float">
            <text:p>0.328358208955224</text:p>
          </table:table-cell>
          <table:table-cell office:value-type="float" office:value="0.117222099325108" calcext:value-type="float">
            <text:p>0.117222099325108</text:p>
          </table:table-cell>
          <table:table-cell office:value-type="float" office:value="0.105530543172514" calcext:value-type="float">
            <text:p>0.105530543172514</text:p>
          </table:table-cell>
          <table:table-cell office:value-type="float" office:value="0.198158288643363" calcext:value-type="float">
            <text:p>0.198158288643363</text:p>
          </table:table-cell>
          <table:table-cell office:value-type="float" office:value="0.0746268656716418" calcext:value-type="float">
            <text:p>0.0746268656716418</text:p>
          </table:table-cell>
          <table:table-cell office:value-type="float" office:value="0.0606060606060606" calcext:value-type="float">
            <text:p>0.0606060606060606</text:p>
          </table:table-cell>
          <table:table-cell office:value-type="float" office:value="0.227272727272727" calcext:value-type="float">
            <text:p>0.227272727272727</text:p>
          </table:table-cell>
          <table:table-cell office:value-type="float" office:value="1163" calcext:value-type="float">
            <text:p>1163</text:p>
          </table:table-cell>
          <table:table-cell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0.5" calcext:value-type="float">
            <text:p>0.5</text:p>
          </table:table-cell>
          <table:table-cell office:value-type="float" office:value="0.117956423741548" calcext:value-type="float">
            <text:p>0.117956423741548</text:p>
          </table:table-cell>
          <table:table-cell office:value-type="float" office:value="0.106061908856406" calcext:value-type="float">
            <text:p>0.106061908856406</text:p>
          </table:table-cell>
          <table:table-cell office:value-type="float" office:value="0.200297619047619" calcext:value-type="float">
            <text:p>0.200297619047619</text:p>
          </table:table-cell>
          <table:table-cell office:value-type="float" office:value="0.1" calcext:value-type="float">
            <text:p>0.1</text:p>
          </table:table-cell>
          <table:table-cell office:value-type="float" office:value="0.05" calcext:value-type="float">
            <text:p>0.05</text:p>
          </table:table-cell>
          <table:table-cell office:value-type="float" office:value="0.2" calcext:value-type="float">
            <text:p>0.2</text:p>
          </table:table-cell>
          <table:table-cell office:value-type="float" office:value="1147" calcext:value-type="float">
            <text:p>1147</text:p>
          </table:table-cell>
          <table:table-cell office:value-type="float" office:value="10" calcext:value-type="float">
            <text:p>10</text:p>
          </table:table-cell>
          <table:table-cell office:value-type="float" office:value="158" calcext:value-type="float">
            <text:p>158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0.461538461538462" calcext:value-type="float">
            <text:p>0.461538461538462</text:p>
          </table:table-cell>
          <table:table-cell office:value-type="float" office:value="0.115725346529253" calcext:value-type="float">
            <text:p>0.115725346529253</text:p>
          </table:table-cell>
          <table:table-cell office:value-type="float" office:value="0.110005571957421" calcext:value-type="float">
            <text:p>0.110005571957421</text:p>
          </table:table-cell>
          <table:table-cell office:value-type="float" office:value="0.15532116692831" calcext:value-type="float">
            <text:p>0.15532116692831</text:p>
          </table:table-cell>
          <table:table-cell table:number-columns-repeated="3" office:value-type="float" office:value="0.0954545454545455" calcext:value-type="float">
            <text:p>0.0954545454545455</text:p>
          </table:table-cell>
          <table:table-cell office:value-type="float" office:value="1163" calcext:value-type="float">
            <text:p>1163</text:p>
          </table:table-cell>
          <table:table-cell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124524707695483" calcext:value-type="float">
            <text:p>0.124524707695483</text:p>
          </table:table-cell>
          <table:table-cell office:value-type="float" office:value="0.115378325381403" calcext:value-type="float">
            <text:p>0.115378325381403</text:p>
          </table:table-cell>
          <table:table-cell office:value-type="float" office:value="0.187841628119742" calcext:value-type="float">
            <text:p>0.187841628119742</text:p>
          </table:table-cell>
          <table:table-cell table:number-columns-repeated="3" office:value-type="float" office:value="0.0858524788391778" calcext:value-type="float">
            <text:p>0.0858524788391778</text:p>
          </table:table-cell>
          <table:table-cell office:value-type="float" office:value="1130" calcext:value-type="float">
            <text:p>1130</text:p>
          </table:table-cell>
          <table:table-cell office:value-type="float" office:value="19" calcext:value-type="float">
            <text:p>19</text:p>
          </table:table-cell>
          <table:table-cell office:value-type="float" office:value="149" calcext:value-type="float">
            <text:p>149</text:p>
          </table:table-cell>
          <table:table-cell office:value-type="float" office:value="33" calcext:value-type="float">
            <text:p>33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163" calcext:value-type="float">
            <text:p>1163</text:p>
          </table:table-cell>
          <table:table-cell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163" calcext:value-type="float">
            <text:p>1163</text:p>
          </table:table-cell>
          <table:table-cell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.000392585759982467" calcext:value-type="float">
            <text:p>0.000392585759982467</text:p>
          </table:table-cell>
          <table:table-cell office:value-type="float" office:value="0.000642593018710613" calcext:value-type="float">
            <text:p>0.000642593018710613</text:p>
          </table:table-cell>
          <table:table-cell table:number-columns-repeated="2" office:value-type="float" office:value="0.998866200447083" calcext:value-type="float">
            <text:p>0.998866200447083</text:p>
          </table:table-cell>
          <table:table-cell office:value-type="float" office:value="0.997398138046265" calcext:value-type="float">
            <text:p>0.997398138046265</text:p>
          </table:table-cell>
          <table:table-cell office:value-type="float" office:value="0.140771009839498" calcext:value-type="float">
            <text:p>0.140771009839498</text:p>
          </table:table-cell>
          <table:table-cell office:value-type="float" office:value="0.119547411072494" calcext:value-type="float">
            <text:p>0.119547411072494</text:p>
          </table:table-cell>
          <table:table-cell office:value-type="float" office:value="0.324247483238308" calcext:value-type="float">
            <text:p>0.324247483238308</text:p>
          </table:table-cell>
          <table:table-cell office:value-type="float" office:value="0.0065490766428411" calcext:value-type="float">
            <text:p>0.0065490766428411</text:p>
          </table:table-cell>
          <table:table-cell office:value-type="float" office:value="0.00523186568170786" calcext:value-type="float">
            <text:p>0.00523186568170786</text:p>
          </table:table-cell>
          <table:table-cell office:value-type="float" office:value="0.0668967179954052" calcext:value-type="float">
            <text:p>0.0668967179954052</text:p>
          </table:table-cell>
          <table:table-cell office:value-type="float" office:value="1063" calcext:value-type="float">
            <text:p>1063</text:p>
          </table:table-cell>
          <table:table-cell office:value-type="float" office:value="44" calcext:value-type="float">
            <text:p>44</text:p>
          </table:table-cell>
          <table:table-cell office:value-type="float" office:value="94" calcext:value-type="float">
            <text:p>94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0.0386331999734784" calcext:value-type="float">
            <text:p>0.0386331999734784</text:p>
          </table:table-cell>
          <table:table-cell office:value-type="float" office:value="0.0433302019294164" calcext:value-type="float">
            <text:p>0.0433302019294164</text:p>
          </table:table-cell>
          <table:table-cell table:number-columns-repeated="2" office:value-type="float" office:value="0.582817374690904" calcext:value-type="float">
            <text:p>0.582817374690904</text:p>
          </table:table-cell>
          <table:table-cell office:value-type="float" office:value="0.53305727523778" calcext:value-type="float">
            <text:p>0.53305727523778</text:p>
          </table:table-cell>
          <table:table-cell office:value-type="float" office:value="0.114528861082535" calcext:value-type="float">
            <text:p>0.114528861082535</text:p>
          </table:table-cell>
          <table:table-cell office:value-type="float" office:value="0.106228354927149" calcext:value-type="float">
            <text:p>0.106228354927149</text:p>
          </table:table-cell>
          <table:table-cell office:value-type="float" office:value="0.186286135309889" calcext:value-type="float">
            <text:p>0.186286135309889</text:p>
          </table:table-cell>
          <table:table-cell office:value-type="float" office:value="0.0737949044041361" calcext:value-type="float">
            <text:p>0.0737949044041361</text:p>
          </table:table-cell>
          <table:table-cell office:value-type="float" office:value="0.0701348651954085" calcext:value-type="float">
            <text:p>0.0701348651954085</text:p>
          </table:table-cell>
          <table:table-cell office:value-type="float" office:value="0.124462526200495" calcext:value-type="float">
            <text:p>0.124462526200495</text:p>
          </table:table-cell>
          <table:table-cell office:value-type="float" office:value="1182" calcext:value-type="float">
            <text:p>1182</text:p>
          </table:table-cell>
          <table:table-cell office:value-type="float" office:value="7" calcext:value-type="float">
            <text:p>7</text:p>
          </table:table-cell>
          <table:table-cell office:value-type="float" office:value="131" calcext:value-type="float">
            <text:p>13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.0385935419514383" calcext:value-type="float">
            <text:p>0.0385935419514383</text:p>
          </table:table-cell>
          <table:table-cell office:value-type="float" office:value="0.0432897201280183" calcext:value-type="float">
            <text:p>0.0432897201280183</text:p>
          </table:table-cell>
          <table:table-cell table:number-columns-repeated="2" office:value-type="float" office:value="0.583215960357174" calcext:value-type="float">
            <text:p>0.583215960357174</text:p>
          </table:table-cell>
          <table:table-cell office:value-type="float" office:value="0.533426997262267" calcext:value-type="float">
            <text:p>0.533426997262267</text:p>
          </table:table-cell>
          <table:table-cell office:value-type="float" office:value="0.114529094009897" calcext:value-type="float">
            <text:p>0.114529094009897</text:p>
          </table:table-cell>
          <table:table-cell office:value-type="float" office:value="0.106222078900724" calcext:value-type="float">
            <text:p>0.106222078900724</text:p>
          </table:table-cell>
          <table:table-cell office:value-type="float" office:value="0.186342637671082" calcext:value-type="float">
            <text:p>0.186342637671082</text:p>
          </table:table-cell>
          <table:table-cell office:value-type="float" office:value="0.0737575925584562" calcext:value-type="float">
            <text:p>0.0737575925584562</text:p>
          </table:table-cell>
          <table:table-cell office:value-type="float" office:value="0.0700965374135684" calcext:value-type="float">
            <text:p>0.0700965374135684</text:p>
          </table:table-cell>
          <table:table-cell office:value-type="float" office:value="0.124451172216631" calcext:value-type="float">
            <text:p>0.124451172216631</text:p>
          </table:table-cell>
          <table:table-cell office:value-type="float" office:value="1182" calcext:value-type="float">
            <text:p>1182</text:p>
          </table:table-cell>
          <table:table-cell office:value-type="float" office:value="7" calcext:value-type="float">
            <text:p>7</text:p>
          </table:table-cell>
          <table:table-cell office:value-type="float" office:value="131" calcext:value-type="float">
            <text:p>13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.0359456773074695" calcext:value-type="float">
            <text:p>0.0359456773074695</text:p>
          </table:table-cell>
          <table:table-cell office:value-type="float" office:value="0.0438404226340742" calcext:value-type="float">
            <text:p>0.0438404226340742</text:p>
          </table:table-cell>
          <table:table-cell table:number-columns-repeated="2" office:value-type="float" office:value="0.945008519334748" calcext:value-type="float">
            <text:p>0.945008519334748</text:p>
          </table:table-cell>
          <table:table-cell office:value-type="float" office:value="0.92379178824348" calcext:value-type="float">
            <text:p>0.92379178824348</text:p>
          </table:table-cell>
          <table:table-cell office:value-type="float" office:value="0.208704739663091" calcext:value-type="float">
            <text:p>0.208704739663091</text:p>
          </table:table-cell>
          <table:table-cell office:value-type="float" office:value="0.190117543354159" calcext:value-type="float">
            <text:p>0.190117543354159</text:p>
          </table:table-cell>
          <table:table-cell office:value-type="float" office:value="0.369389704855521" calcext:value-type="float">
            <text:p>0.369389704855521</text:p>
          </table:table-cell>
          <table:table-cell office:value-type="float" office:value="0.108495526550546" calcext:value-type="float">
            <text:p>0.108495526550546</text:p>
          </table:table-cell>
          <table:table-cell office:value-type="float" office:value="0.099666327765416" calcext:value-type="float">
            <text:p>0.099666327765416</text:p>
          </table:table-cell>
          <table:table-cell office:value-type="float" office:value="0.24870464741156" calcext:value-type="float">
            <text:p>0.24870464741156</text:p>
          </table:table-cell>
          <table:table-cell office:value-type="float" office:value="1063" calcext:value-type="float">
            <text:p>1063</text:p>
          </table:table-cell>
          <table:table-cell office:value-type="float" office:value="44" calcext:value-type="float">
            <text:p>44</text:p>
          </table:table-cell>
          <table:table-cell office:value-type="float" office:value="94" calcext:value-type="float">
            <text:p>94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96078431372549" calcext:value-type="float">
            <text:p>0.0196078431372549</text:p>
          </table:table-cell>
          <table:table-cell table:number-columns-repeated="3" office:value-type="float" office:value="0.75" calcext:value-type="float">
            <text:p>0.75</text:p>
          </table:table-cell>
          <table:table-cell office:value-type="float" office:value="0.111404115905432" calcext:value-type="float">
            <text:p>0.111404115905432</text:p>
          </table:table-cell>
          <table:table-cell office:value-type="float" office:value="0.10156270723174" calcext:value-type="float">
            <text:p>0.10156270723174</text:p>
          </table:table-cell>
          <table:table-cell office:value-type="float" office:value="0.196482380743945" calcext:value-type="float">
            <text:p>0.196482380743945</text:p>
          </table:table-cell>
          <table:table-cell table:number-columns-repeated="2" office:value-type="float" office:value="0.0967741935483871" calcext:value-type="float">
            <text:p>0.0967741935483871</text:p>
          </table:table-cell>
          <table:table-cell office:value-type="float" office:value="0.185567010309278" calcext:value-type="float">
            <text:p>0.185567010309278</text:p>
          </table:table-cell>
          <table:table-cell office:value-type="float" office:value="1176" calcext:value-type="float">
            <text:p>1176</text:p>
          </table:table-cell>
          <table:table-cell office:value-type="float" office:value="10" calcext:value-type="float">
            <text:p>10</text:p>
          </table:table-cell>
          <table:table-cell office:value-type="float" office:value="128" calcext:value-type="float">
            <text:p>128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96078431372549" calcext:value-type="float">
            <text:p>0.0196078431372549</text:p>
          </table:table-cell>
          <table:table-cell table:number-columns-repeated="3" office:value-type="float" office:value="0.75" calcext:value-type="float">
            <text:p>0.75</text:p>
          </table:table-cell>
          <table:table-cell office:value-type="float" office:value="0.111402269284817" calcext:value-type="float">
            <text:p>0.111402269284817</text:p>
          </table:table-cell>
          <table:table-cell office:value-type="float" office:value="0.101560647003711" calcext:value-type="float">
            <text:p>0.101560647003711</text:p>
          </table:table-cell>
          <table:table-cell office:value-type="float" office:value="0.196482380743945" calcext:value-type="float">
            <text:p>0.196482380743945</text:p>
          </table:table-cell>
          <table:table-cell table:number-columns-repeated="2" office:value-type="float" office:value="0.0967741935483871" calcext:value-type="float">
            <text:p>0.0967741935483871</text:p>
          </table:table-cell>
          <table:table-cell office:value-type="float" office:value="0.185567010309278" calcext:value-type="float">
            <text:p>0.185567010309278</text:p>
          </table:table-cell>
          <table:table-cell office:value-type="float" office:value="1176" calcext:value-type="float">
            <text:p>1176</text:p>
          </table:table-cell>
          <table:table-cell office:value-type="float" office:value="10" calcext:value-type="float">
            <text:p>10</text:p>
          </table:table-cell>
          <table:table-cell office:value-type="float" office:value="128" calcext:value-type="float">
            <text:p>128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36278447121821" calcext:value-type="float">
            <text:p>0.0736278447121821</text:p>
          </table:table-cell>
          <table:table-cell table:number-columns-repeated="3" office:value-type="float" office:value="0.5" calcext:value-type="float">
            <text:p>0.5</text:p>
          </table:table-cell>
          <table:table-cell office:value-type="float" office:value="0.111078138369968" calcext:value-type="float">
            <text:p>0.111078138369968</text:p>
          </table:table-cell>
          <table:table-cell office:value-type="float" office:value="0.104735526371003" calcext:value-type="float">
            <text:p>0.104735526371003</text:p>
          </table:table-cell>
          <table:table-cell office:value-type="float" office:value="0.165909559491458" calcext:value-type="float">
            <text:p>0.165909559491458</text:p>
          </table:table-cell>
          <table:table-cell table:number-columns-repeated="2" office:value-type="float" office:value="0.0736278447121821" calcext:value-type="float">
            <text:p>0.0736278447121821</text:p>
          </table:table-cell>
          <table:table-cell office:value-type="float" office:value="0.0885380602871255" calcext:value-type="float">
            <text:p>0.0885380602871255</text:p>
          </table:table-cell>
          <table:table-cell office:value-type="float" office:value="1181" calcext:value-type="float">
            <text:p>1181</text:p>
          </table:table-cell>
          <table:table-cell office:value-type="float" office:value="1" calcext:value-type="float">
            <text:p>1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714776456356049" calcext:value-type="float">
            <text:p>0.714776456356049</text:p>
          </table:table-cell>
          <table:table-cell office:value-type="float" office:value="0.712500035762787" calcext:value-type="float">
            <text:p>0.712500035762787</text:p>
          </table:table-cell>
          <table:table-cell office:value-type="float" office:value="0.106930433401966" calcext:value-type="float">
            <text:p>0.106930433401966</text:p>
          </table:table-cell>
          <table:table-cell office:value-type="float" office:value="0.0991451085288099" calcext:value-type="float">
            <text:p>0.0991451085288099</text:p>
          </table:table-cell>
          <table:table-cell office:value-type="float" office:value="0.174234002776422" calcext:value-type="float">
            <text:p>0.174234002776422</text:p>
          </table:table-cell>
          <table:table-cell table:number-columns-repeated="2" office:value-type="float" office:value="0.0492845786963434" calcext:value-type="float">
            <text:p>0.0492845786963434</text:p>
          </table:table-cell>
          <table:table-cell office:value-type="float" office:value="0.12" calcext:value-type="float">
            <text:p>0.12</text:p>
          </table:table-cell>
          <table:table-cell office:value-type="float" office:value="1180" calcext:value-type="float">
            <text:p>1180</text:p>
          </table:table-cell>
          <table:table-cell office:value-type="float" office:value="5" calcext:value-type="float">
            <text:p>5</text:p>
          </table:table-cell>
          <table:table-cell office:value-type="float" office:value="133" calcext:value-type="float">
            <text:p>133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0.358208955223881" calcext:value-type="float">
            <text:p>0.358208955223881</text:p>
          </table:table-cell>
          <table:table-cell office:value-type="float" office:value="0.109937132179414" calcext:value-type="float">
            <text:p>0.109937132179414</text:p>
          </table:table-cell>
          <table:table-cell office:value-type="float" office:value="0.101483362733691" calcext:value-type="float">
            <text:p>0.101483362733691</text:p>
          </table:table-cell>
          <table:table-cell office:value-type="float" office:value="0.183019356445703" calcext:value-type="float">
            <text:p>0.183019356445703</text:p>
          </table:table-cell>
          <table:table-cell table:number-columns-repeated="2" office:value-type="float" office:value="0.0895522388059701" calcext:value-type="float">
            <text:p>0.0895522388059701</text:p>
          </table:table-cell>
          <table:table-cell office:value-type="float" office:value="0.166666666666667" calcext:value-type="float">
            <text:p>0.166666666666667</text:p>
          </table:table-cell>
          <table:table-cell office:value-type="float" office:value="1193" calcext:value-type="float">
            <text:p>1193</text:p>
          </table:table-cell>
          <table:table-cell office:value-type="float" office:value="0" calcext:value-type="float">
            <text:p>0</text:p>
          </table:table-cell>
          <table:table-cell office:value-type="float" office:value="138" calcext:value-type="float">
            <text:p>13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0.6" calcext:value-type="float">
            <text:p>0.6</text:p>
          </table:table-cell>
          <table:table-cell office:value-type="float" office:value="0.110631104432757" calcext:value-type="float">
            <text:p>0.110631104432757</text:p>
          </table:table-cell>
          <table:table-cell office:value-type="float" office:value="0.100796311818944" calcext:value-type="float">
            <text:p>0.100796311818944</text:p>
          </table:table-cell>
          <table:table-cell office:value-type="float" office:value="0.195652173913043" calcext:value-type="float">
            <text:p>0.195652173913043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.15" calcext:value-type="float">
            <text:p>0.15</text:p>
          </table:table-cell>
          <table:table-cell office:value-type="float" office:value="1172" calcext:value-type="float">
            <text:p>1172</text:p>
          </table:table-cell>
          <table:table-cell office:value-type="float" office:value="11" calcext:value-type="float">
            <text:p>11</text:p>
          </table:table-cell>
          <table:table-cell office:value-type="float" office:value="127" calcext:value-type="float">
            <text:p>127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36278447121821" calcext:value-type="float">
            <text:p>0.0736278447121821</text:p>
          </table:table-cell>
          <table:table-cell table:number-columns-repeated="3" office:value-type="float" office:value="0.5" calcext:value-type="float">
            <text:p>0.5</text:p>
          </table:table-cell>
          <table:table-cell office:value-type="float" office:value="0.111078138369968" calcext:value-type="float">
            <text:p>0.111078138369968</text:p>
          </table:table-cell>
          <table:table-cell office:value-type="float" office:value="0.104735526371003" calcext:value-type="float">
            <text:p>0.104735526371003</text:p>
          </table:table-cell>
          <table:table-cell office:value-type="float" office:value="0.165909559491458" calcext:value-type="float">
            <text:p>0.165909559491458</text:p>
          </table:table-cell>
          <table:table-cell table:number-columns-repeated="2" office:value-type="float" office:value="0.0736278447121821" calcext:value-type="float">
            <text:p>0.0736278447121821</text:p>
          </table:table-cell>
          <table:table-cell office:value-type="float" office:value="0.0885380602871255" calcext:value-type="float">
            <text:p>0.0885380602871255</text:p>
          </table:table-cell>
          <table:table-cell office:value-type="float" office:value="1181" calcext:value-type="float">
            <text:p>1181</text:p>
          </table:table-cell>
          <table:table-cell office:value-type="float" office:value="1" calcext:value-type="float">
            <text:p>1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0.71" calcext:value-type="float">
            <text:p>0.71</text:p>
          </table:table-cell>
          <table:table-cell office:value-type="float" office:value="0.106923763647589" calcext:value-type="float">
            <text:p>0.106923763647589</text:p>
          </table:table-cell>
          <table:table-cell office:value-type="float" office:value="0.0991283445930653" calcext:value-type="float">
            <text:p>0.0991283445930653</text:p>
          </table:table-cell>
          <table:table-cell office:value-type="float" office:value="0.17431459648851" calcext:value-type="float">
            <text:p>0.17431459648851</text:p>
          </table:table-cell>
          <table:table-cell table:number-columns-repeated="2" office:value-type="float" office:value="0.0492845786963434" calcext:value-type="float">
            <text:p>0.0492845786963434</text:p>
          </table:table-cell>
          <table:table-cell office:value-type="float" office:value="0.12" calcext:value-type="float">
            <text:p>0.12</text:p>
          </table:table-cell>
          <table:table-cell office:value-type="float" office:value="1180" calcext:value-type="float">
            <text:p>1180</text:p>
          </table:table-cell>
          <table:table-cell office:value-type="float" office:value="5" calcext:value-type="float">
            <text:p>5</text:p>
          </table:table-cell>
          <table:table-cell office:value-type="float" office:value="133" calcext:value-type="float">
            <text:p>133</text:p>
          </table:table-cell>
          <table:table-cell office:value-type="float" office:value="13" calcext:value-type="float">
            <text:p>13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193" calcext:value-type="float">
            <text:p>1193</text:p>
          </table:table-cell>
          <table:table-cell office:value-type="float" office:value="0" calcext:value-type="float">
            <text:p>0</text:p>
          </table:table-cell>
          <table:table-cell office:value-type="float" office:value="138" calcext:value-type="float">
            <text:p>138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193" calcext:value-type="float">
            <text:p>1193</text:p>
          </table:table-cell>
          <table:table-cell office:value-type="float" office:value="0" calcext:value-type="float">
            <text:p>0</text:p>
          </table:table-cell>
          <table:table-cell office:value-type="float" office:value="138" calcext:value-type="float">
            <text:p>1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.000252151134191081" calcext:value-type="float">
            <text:p>0.000252151134191081</text:p>
          </table:table-cell>
          <table:table-cell office:value-type="float" office:value="0.000310250936308876" calcext:value-type="float">
            <text:p>0.000310250936308876</text:p>
          </table:table-cell>
          <table:table-cell table:number-columns-repeated="2" office:value-type="float" office:value="0.99866259098053" calcext:value-type="float">
            <text:p>0.99866259098053</text:p>
          </table:table-cell>
          <table:table-cell office:value-type="float" office:value="0.996977210044861" calcext:value-type="float">
            <text:p>0.996977210044861</text:p>
          </table:table-cell>
          <table:table-cell office:value-type="float" office:value="0.0645339350954685" calcext:value-type="float">
            <text:p>0.0645339350954685</text:p>
          </table:table-cell>
          <table:table-cell office:value-type="float" office:value="0.0476066485482" calcext:value-type="float">
            <text:p>0.0476066485482</text:p>
          </table:table-cell>
          <table:table-cell office:value-type="float" office:value="0.197808104510962" calcext:value-type="float">
            <text:p>0.197808104510962</text:p>
          </table:table-cell>
          <table:table-cell office:value-type="float" office:value="0.00258313165977597" calcext:value-type="float">
            <text:p>0.00258313165977597</text:p>
          </table:table-cell>
          <table:table-cell office:value-type="float" office:value="0.00212007598020136" calcext:value-type="float">
            <text:p>0.00212007598020136</text:p>
          </table:table-cell>
          <table:table-cell office:value-type="float" office:value="0.0193218803033233" calcext:value-type="float">
            <text:p>0.0193218803033233</text:p>
          </table:table-cell>
          <table:table-cell office:value-type="float" office:value="1135" calcext:value-type="float">
            <text:p>1135</text:p>
          </table:table-cell>
          <table:table-cell office:value-type="float" office:value="29" calcext:value-type="float">
            <text:p>29</text:p>
          </table:table-cell>
          <table:table-cell office:value-type="float" office:value="121" calcext:value-type="float">
            <text:p>121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0.0449144849889426" calcext:value-type="float">
            <text:p>0.0449144849889426</text:p>
          </table:table-cell>
          <table:table-cell office:value-type="float" office:value="0.0476679965940921" calcext:value-type="float">
            <text:p>0.0476679965940921</text:p>
          </table:table-cell>
          <table:table-cell table:number-columns-repeated="2" office:value-type="float" office:value="0.806121041969306" calcext:value-type="float">
            <text:p>0.806121041969306</text:p>
          </table:table-cell>
          <table:table-cell office:value-type="float" office:value="0.764806463163844" calcext:value-type="float">
            <text:p>0.764806463163844</text:p>
          </table:table-cell>
          <table:table-cell office:value-type="float" office:value="0.127089400816493" calcext:value-type="float">
            <text:p>0.127089400816493</text:p>
          </table:table-cell>
          <table:table-cell office:value-type="float" office:value="0.115669642014416" calcext:value-type="float">
            <text:p>0.115669642014416</text:p>
          </table:table-cell>
          <table:table-cell office:value-type="float" office:value="0.217000968451511" calcext:value-type="float">
            <text:p>0.217000968451511</text:p>
          </table:table-cell>
          <table:table-cell office:value-type="float" office:value="0.0865518985768941" calcext:value-type="float">
            <text:p>0.0865518985768941</text:p>
          </table:table-cell>
          <table:table-cell office:value-type="float" office:value="0.0819574809304786" calcext:value-type="float">
            <text:p>0.0819574809304786</text:p>
          </table:table-cell>
          <table:table-cell office:value-type="float" office:value="0.148535006471766" calcext:value-type="float">
            <text:p>0.148535006471766</text:p>
          </table:table-cell>
          <table:table-cell office:value-type="float" office:value="1163" calcext:value-type="float">
            <text:p>1163</text:p>
          </table:table-cell>
          <table:table-cell office:value-type="float" office:value="13" calcext:value-type="float">
            <text:p>13</text:p>
          </table:table-cell>
          <table:table-cell office:value-type="float" office:value="137" calcext:value-type="float">
            <text:p>137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.0448547347106643" calcext:value-type="float">
            <text:p>0.0448547347106643</text:p>
          </table:table-cell>
          <table:table-cell office:value-type="float" office:value="0.0476078097075807" calcext:value-type="float">
            <text:p>0.0476078097075807</text:p>
          </table:table-cell>
          <table:table-cell table:number-columns-repeated="2" office:value-type="float" office:value="0.806656445097354" calcext:value-type="float">
            <text:p>0.806656445097354</text:p>
          </table:table-cell>
          <table:table-cell office:value-type="float" office:value="0.765375265669762" calcext:value-type="float">
            <text:p>0.765375265669762</text:p>
          </table:table-cell>
          <table:table-cell office:value-type="float" office:value="0.12709136122116" calcext:value-type="float">
            <text:p>0.12709136122116</text:p>
          </table:table-cell>
          <table:table-cell office:value-type="float" office:value="0.115659143138774" calcext:value-type="float">
            <text:p>0.115659143138774</text:p>
          </table:table-cell>
          <table:table-cell office:value-type="float" office:value="0.217101024923153" calcext:value-type="float">
            <text:p>0.217101024923153</text:p>
          </table:table-cell>
          <table:table-cell office:value-type="float" office:value="0.0865013214308789" calcext:value-type="float">
            <text:p>0.0865013214308789</text:p>
          </table:table-cell>
          <table:table-cell office:value-type="float" office:value="0.0819045281751266" calcext:value-type="float">
            <text:p>0.0819045281751266</text:p>
          </table:table-cell>
          <table:table-cell office:value-type="float" office:value="0.148537142596372" calcext:value-type="float">
            <text:p>0.148537142596372</text:p>
          </table:table-cell>
          <table:table-cell office:value-type="float" office:value="1163" calcext:value-type="float">
            <text:p>1163</text:p>
          </table:table-cell>
          <table:table-cell office:value-type="float" office:value="13" calcext:value-type="float">
            <text:p>13</text:p>
          </table:table-cell>
          <table:table-cell office:value-type="float" office:value="137" calcext:value-type="float">
            <text:p>137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.0370709948168876" calcext:value-type="float">
            <text:p>0.0370709948168876</text:p>
          </table:table-cell>
          <table:table-cell office:value-type="float" office:value="0.0400940998629056" calcext:value-type="float">
            <text:p>0.0400940998629056</text:p>
          </table:table-cell>
          <table:table-cell table:number-columns-repeated="2" office:value-type="float" office:value="0.930913138405703" calcext:value-type="float">
            <text:p>0.930913138405703</text:p>
          </table:table-cell>
          <table:table-cell office:value-type="float" office:value="0.9071703185093" calcext:value-type="float">
            <text:p>0.9071703185093</text:p>
          </table:table-cell>
          <table:table-cell office:value-type="float" office:value="0.147474796288139" calcext:value-type="float">
            <text:p>0.147474796288139</text:p>
          </table:table-cell>
          <table:table-cell office:value-type="float" office:value="0.131475645388142" calcext:value-type="float">
            <text:p>0.131475645388142</text:p>
          </table:table-cell>
          <table:table-cell office:value-type="float" office:value="0.273441444374111" calcext:value-type="float">
            <text:p>0.273441444374111</text:p>
          </table:table-cell>
          <table:table-cell office:value-type="float" office:value="0.0877415421323536" calcext:value-type="float">
            <text:p>0.0877415421323536</text:p>
          </table:table-cell>
          <table:table-cell office:value-type="float" office:value="0.0817073073832505" calcext:value-type="float">
            <text:p>0.0817073073832505</text:p>
          </table:table-cell>
          <table:table-cell office:value-type="float" office:value="0.175980936305188" calcext:value-type="float">
            <text:p>0.175980936305188</text:p>
          </table:table-cell>
          <table:table-cell office:value-type="float" office:value="1135" calcext:value-type="float">
            <text:p>1135</text:p>
          </table:table-cell>
          <table:table-cell office:value-type="float" office:value="29" calcext:value-type="float">
            <text:p>29</text:p>
          </table:table-cell>
          <table:table-cell office:value-type="float" office:value="121" calcext:value-type="float">
            <text:p>121</text:p>
          </table:table-cell>
          <table:table-cell office:value-type="float" office:value="46" calcext:value-type="float">
            <text:p>4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99866259098053" calcext:value-type="float">
            <text:p>0.99866259098053</text:p>
          </table:table-cell>
          <table:table-cell office:value-type="float" office:value="0.5" calcext:value-type="float">
            <text:p>0.5</text:p>
          </table:table-cell>
          <table:table-cell office:value-type="float" office:value="0.127209996501578" calcext:value-type="float">
            <text:p>0.127209996501578</text:p>
          </table:table-cell>
          <table:table-cell office:value-type="float" office:value="0.115241001384653" calcext:value-type="float">
            <text:p>0.115241001384653</text:p>
          </table:table-cell>
          <table:table-cell office:value-type="float" office:value="0.221445884722167" calcext:value-type="float">
            <text:p>0.221445884722167</text:p>
          </table:table-cell>
          <table:table-cell table:number-columns-repeated="2" office:value-type="float" office:value="0.125628140703518" calcext:value-type="float">
            <text:p>0.125628140703518</text:p>
          </table:table-cell>
          <table:table-cell office:value-type="float" office:value="0.197674418604651" calcext:value-type="float">
            <text:p>0.197674418604651</text:p>
          </table:table-cell>
          <table:table-cell office:value-type="float" office:value="1165" calcext:value-type="float">
            <text:p>1165</text:p>
          </table:table-cell>
          <table:table-cell office:value-type="float" office:value="10" calcext:value-type="float">
            <text:p>10</text:p>
          </table:table-cell>
          <table:table-cell office:value-type="float" office:value="140" calcext:value-type="float">
            <text:p>140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127211001316769" calcext:value-type="float">
            <text:p>0.127211001316769</text:p>
          </table:table-cell>
          <table:table-cell office:value-type="float" office:value="0.115242133822434" calcext:value-type="float">
            <text:p>0.115242133822434</text:p>
          </table:table-cell>
          <table:table-cell office:value-type="float" office:value="0.221445884722167" calcext:value-type="float">
            <text:p>0.221445884722167</text:p>
          </table:table-cell>
          <table:table-cell table:number-columns-repeated="2" office:value-type="float" office:value="0.125628140703518" calcext:value-type="float">
            <text:p>0.125628140703518</text:p>
          </table:table-cell>
          <table:table-cell office:value-type="float" office:value="0.197674418604651" calcext:value-type="float">
            <text:p>0.197674418604651</text:p>
          </table:table-cell>
          <table:table-cell office:value-type="float" office:value="1165" calcext:value-type="float">
            <text:p>1165</text:p>
          </table:table-cell>
          <table:table-cell office:value-type="float" office:value="10" calcext:value-type="float">
            <text:p>10</text:p>
          </table:table-cell>
          <table:table-cell office:value-type="float" office:value="140" calcext:value-type="float">
            <text:p>140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122696386133739" calcext:value-type="float">
            <text:p>0.122696386133739</text:p>
          </table:table-cell>
          <table:table-cell office:value-type="float" office:value="0.117597217051763" calcext:value-type="float">
            <text:p>0.117597217051763</text:p>
          </table:table-cell>
          <table:table-cell office:value-type="float" office:value="0.162843844039164" calcext:value-type="float">
            <text:p>0.162843844039164</text:p>
          </table:table-cell>
          <table:table-cell table:number-columns-repeated="3" office:value-type="float" office:value="0.0968858131487889" calcext:value-type="float">
            <text:p>0.0968858131487889</text:p>
          </table:table-cell>
          <table:table-cell office:value-type="float" office:value="1169" calcext:value-type="float">
            <text:p>1169</text:p>
          </table:table-cell>
          <table:table-cell office:value-type="float" office:value="7" calcext:value-type="float">
            <text:p>7</text:p>
          </table:table-cell>
          <table:table-cell office:value-type="float" office:value="143" calcext:value-type="float">
            <text:p>143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125496292868571" calcext:value-type="float">
            <text:p>0.125496292868571</text:p>
          </table:table-cell>
          <table:table-cell office:value-type="float" office:value="0.115216914428" calcext:value-type="float">
            <text:p>0.115216914428</text:p>
          </table:table-cell>
          <table:table-cell office:value-type="float" office:value="0.206429265790667" calcext:value-type="float">
            <text:p>0.206429265790667</text:p>
          </table:table-cell>
          <table:table-cell table:number-columns-repeated="3" office:value-type="float" office:value="0.068241469816273" calcext:value-type="float">
            <text:p>0.068241469816273</text:p>
          </table:table-cell>
          <table:table-cell office:value-type="float" office:value="1158" calcext:value-type="float">
            <text:p>1158</text:p>
          </table:table-cell>
          <table:table-cell office:value-type="float" office:value="15" calcext:value-type="float">
            <text:p>15</text:p>
          </table:table-cell>
          <table:table-cell office:value-type="float" office:value="135" calcext:value-type="float">
            <text:p>135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0.358208955223881" calcext:value-type="float">
            <text:p>0.358208955223881</text:p>
          </table:table-cell>
          <table:table-cell office:value-type="float" office:value="0.130004475267267" calcext:value-type="float">
            <text:p>0.130004475267267</text:p>
          </table:table-cell>
          <table:table-cell office:value-type="float" office:value="0.1182175107068" calcext:value-type="float">
            <text:p>0.1182175107068</text:p>
          </table:table-cell>
          <table:table-cell office:value-type="float" office:value="0.222807176240012" calcext:value-type="float">
            <text:p>0.222807176240012</text:p>
          </table:table-cell>
          <table:table-cell table:number-columns-repeated="2" office:value-type="float" office:value="0.119402985074627" calcext:value-type="float">
            <text:p>0.119402985074627</text:p>
          </table:table-cell>
          <table:table-cell office:value-type="float" office:value="0.253731343283582" calcext:value-type="float">
            <text:p>0.253731343283582</text:p>
          </table:table-cell>
          <table:table-cell office:value-type="float" office:value="1181" calcext:value-type="float">
            <text:p>1181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4" calcext:value-type="float">
            <text:p>0.4</text:p>
          </table:table-cell>
          <table:table-cell office:value-type="float" office:value="0.123403456048084" calcext:value-type="float">
            <text:p>0.123403456048084</text:p>
          </table:table-cell>
          <table:table-cell office:value-type="float" office:value="0.113293818797629" calcext:value-type="float">
            <text:p>0.113293818797629</text:p>
          </table:table-cell>
          <table:table-cell office:value-type="float" office:value="0.203" calcext:value-type="float">
            <text:p>0.203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.25" calcext:value-type="float">
            <text:p>0.25</text:p>
          </table:table-cell>
          <table:table-cell office:value-type="float" office:value="1168" calcext:value-type="float">
            <text:p>1168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122696386133739" calcext:value-type="float">
            <text:p>0.122696386133739</text:p>
          </table:table-cell>
          <table:table-cell office:value-type="float" office:value="0.117597217051763" calcext:value-type="float">
            <text:p>0.117597217051763</text:p>
          </table:table-cell>
          <table:table-cell office:value-type="float" office:value="0.162843844039164" calcext:value-type="float">
            <text:p>0.162843844039164</text:p>
          </table:table-cell>
          <table:table-cell table:number-columns-repeated="3" office:value-type="float" office:value="0.0968858131487889" calcext:value-type="float">
            <text:p>0.0968858131487889</text:p>
          </table:table-cell>
          <table:table-cell office:value-type="float" office:value="1169" calcext:value-type="float">
            <text:p>1169</text:p>
          </table:table-cell>
          <table:table-cell office:value-type="float" office:value="7" calcext:value-type="float">
            <text:p>7</text:p>
          </table:table-cell>
          <table:table-cell office:value-type="float" office:value="143" calcext:value-type="float">
            <text:p>143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12550667497756" calcext:value-type="float">
            <text:p>0.12550667497756</text:p>
          </table:table-cell>
          <table:table-cell office:value-type="float" office:value="0.115209904555365" calcext:value-type="float">
            <text:p>0.115209904555365</text:p>
          </table:table-cell>
          <table:table-cell office:value-type="float" office:value="0.206576580768313" calcext:value-type="float">
            <text:p>0.206576580768313</text:p>
          </table:table-cell>
          <table:table-cell table:number-columns-repeated="3" office:value-type="float" office:value="0.068241469816273" calcext:value-type="float">
            <text:p>0.068241469816273</text:p>
          </table:table-cell>
          <table:table-cell office:value-type="float" office:value="1158" calcext:value-type="float">
            <text:p>1158</text:p>
          </table:table-cell>
          <table:table-cell office:value-type="float" office:value="15" calcext:value-type="float">
            <text:p>15</text:p>
          </table:table-cell>
          <table:table-cell office:value-type="float" office:value="135" calcext:value-type="float">
            <text:p>135</text:p>
          </table:table-cell>
          <table:table-cell office:value-type="float" office:value="23" calcext:value-type="float">
            <text:p>23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181" calcext:value-type="float">
            <text:p>1181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181" calcext:value-type="float">
            <text:p>1181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.000282584223896265" calcext:value-type="float">
            <text:p>0.000282584223896265</text:p>
          </table:table-cell>
          <table:table-cell office:value-type="float" office:value="0.000481686263810843" calcext:value-type="float">
            <text:p>0.000481686263810843</text:p>
          </table:table-cell>
          <table:table-cell table:number-columns-repeated="2" office:value-type="float" office:value="0.99814236164093" calcext:value-type="float">
            <text:p>0.99814236164093</text:p>
          </table:table-cell>
          <table:table-cell office:value-type="float" office:value="0.998027741909027" calcext:value-type="float">
            <text:p>0.998027741909027</text:p>
          </table:table-cell>
          <table:table-cell office:value-type="float" office:value="0.123281725220309" calcext:value-type="float">
            <text:p>0.123281725220309</text:p>
          </table:table-cell>
          <table:table-cell office:value-type="float" office:value="0.094429728462637" calcext:value-type="float">
            <text:p>0.094429728462637</text:p>
          </table:table-cell>
          <table:table-cell office:value-type="float" office:value="0.334442276490518" calcext:value-type="float">
            <text:p>0.334442276490518</text:p>
          </table:table-cell>
          <table:table-cell office:value-type="float" office:value="0.00730681652203202" calcext:value-type="float">
            <text:p>0.00730681652203202</text:p>
          </table:table-cell>
          <table:table-cell office:value-type="float" office:value="0.00558348558843136" calcext:value-type="float">
            <text:p>0.00558348558843136</text:p>
          </table:table-cell>
          <table:table-cell office:value-type="float" office:value="0.0599737092852593" calcext:value-type="float">
            <text:p>0.0599737092852593</text:p>
          </table:table-cell>
          <table:table-cell office:value-type="float" office:value="1077" calcext:value-type="float">
            <text:p>1077</text:p>
          </table:table-cell>
          <table:table-cell office:value-type="float" office:value="50" calcext:value-type="float">
            <text:p>50</text:p>
          </table:table-cell>
          <table:table-cell office:value-type="float" office:value="110" calcext:value-type="float">
            <text:p>110</text:p>
          </table:table-cell>
          <table:table-cell office:value-type="float" office:value="94" calcext:value-type="float">
            <text:p>94</text:p>
          </table:table-cell>
          <table:table-cell table:number-columns-repeated="2" office:value-type="float" office:value="0.0418684433316082" calcext:value-type="float">
            <text:p>0.0418684433316082</text:p>
          </table:table-cell>
          <table:table-cell office:value-type="float" office:value="0.0470023431036618" calcext:value-type="float">
            <text:p>0.0470023431036618</text:p>
          </table:table-cell>
          <table:table-cell table:number-columns-repeated="2" office:value-type="float" office:value="0.537323323881282" calcext:value-type="float">
            <text:p>0.537323323881282</text:p>
          </table:table-cell>
          <table:table-cell office:value-type="float" office:value="0.533938273713939" calcext:value-type="float">
            <text:p>0.533938273713939</text:p>
          </table:table-cell>
          <table:table-cell office:value-type="float" office:value="0.115803417938876" calcext:value-type="float">
            <text:p>0.115803417938876</text:p>
          </table:table-cell>
          <table:table-cell office:value-type="float" office:value="0.105154026711841" calcext:value-type="float">
            <text:p>0.105154026711841</text:p>
          </table:table-cell>
          <table:table-cell office:value-type="float" office:value="0.193743649981736" calcext:value-type="float">
            <text:p>0.193743649981736</text:p>
          </table:table-cell>
          <table:table-cell office:value-type="float" office:value="0.0838658211763443" calcext:value-type="float">
            <text:p>0.0838658211763443</text:p>
          </table:table-cell>
          <table:table-cell office:value-type="float" office:value="0.079265811959546" calcext:value-type="float">
            <text:p>0.079265811959546</text:p>
          </table:table-cell>
          <table:table-cell office:value-type="float" office:value="0.129964000180278" calcext:value-type="float">
            <text:p>0.129964000180278</text:p>
          </table:table-cell>
          <table:table-cell office:value-type="float" office:value="1165" calcext:value-type="float">
            <text:p>1165</text:p>
          </table:table-cell>
          <table:table-cell office:value-type="float" office:value="1" calcext:value-type="float">
            <text:p>1</text:p>
          </table:table-cell>
          <table:table-cell office:value-type="float" office:value="159" calcext:value-type="float">
            <text:p>15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.0418302661353037" calcext:value-type="float">
            <text:p>0.0418302661353037</text:p>
          </table:table-cell>
          <table:table-cell office:value-type="float" office:value="0.0469637313922685" calcext:value-type="float">
            <text:p>0.0469637313922685</text:p>
          </table:table-cell>
          <table:table-cell table:number-columns-repeated="2" office:value-type="float" office:value="0.53769132281882" calcext:value-type="float">
            <text:p>0.53769132281882</text:p>
          </table:table-cell>
          <table:table-cell office:value-type="float" office:value="0.534304120312857" calcext:value-type="float">
            <text:p>0.534304120312857</text:p>
          </table:table-cell>
          <table:table-cell office:value-type="float" office:value="0.115803409112388" calcext:value-type="float">
            <text:p>0.115803409112388</text:p>
          </table:table-cell>
          <table:table-cell office:value-type="float" office:value="0.105145467888593" calcext:value-type="float">
            <text:p>0.105145467888593</text:p>
          </table:table-cell>
          <table:table-cell office:value-type="float" office:value="0.193806216444034" calcext:value-type="float">
            <text:p>0.193806216444034</text:p>
          </table:table-cell>
          <table:table-cell office:value-type="float" office:value="0.0838348100845745" calcext:value-type="float">
            <text:p>0.0838348100845745</text:p>
          </table:table-cell>
          <table:table-cell office:value-type="float" office:value="0.079233031665942" calcext:value-type="float">
            <text:p>0.079233031665942</text:p>
          </table:table-cell>
          <table:table-cell office:value-type="float" office:value="0.129959419970924" calcext:value-type="float">
            <text:p>0.129959419970924</text:p>
          </table:table-cell>
          <table:table-cell office:value-type="float" office:value="1165" calcext:value-type="float">
            <text:p>1165</text:p>
          </table:table-cell>
          <table:table-cell office:value-type="float" office:value="1" calcext:value-type="float">
            <text:p>1</text:p>
          </table:table-cell>
          <table:table-cell office:value-type="float" office:value="159" calcext:value-type="float">
            <text:p>15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.0357632550398656" calcext:value-type="float">
            <text:p>0.0357632550398656</text:p>
          </table:table-cell>
          <table:table-cell office:value-type="float" office:value="0.0439684910421308" calcext:value-type="float">
            <text:p>0.0439684910421308</text:p>
          </table:table-cell>
          <table:table-cell table:number-columns-repeated="2" office:value-type="float" office:value="0.926530327559656" calcext:value-type="float">
            <text:p>0.926530327559656</text:p>
          </table:table-cell>
          <table:table-cell office:value-type="float" office:value="0.924866900172184" calcext:value-type="float">
            <text:p>0.924866900172184</text:p>
          </table:table-cell>
          <table:table-cell office:value-type="float" office:value="0.203193129344508" calcext:value-type="float">
            <text:p>0.203193129344508</text:p>
          </table:table-cell>
          <table:table-cell office:value-type="float" office:value="0.178813083706012" calcext:value-type="float">
            <text:p>0.178813083706012</text:p>
          </table:table-cell>
          <table:table-cell office:value-type="float" office:value="0.381624588361251" calcext:value-type="float">
            <text:p>0.381624588361251</text:p>
          </table:table-cell>
          <table:table-cell office:value-type="float" office:value="0.121295077581658" calcext:value-type="float">
            <text:p>0.121295077581658</text:p>
          </table:table-cell>
          <table:table-cell office:value-type="float" office:value="0.110133996761975" calcext:value-type="float">
            <text:p>0.110133996761975</text:p>
          </table:table-cell>
          <table:table-cell office:value-type="float" office:value="0.247870679857771" calcext:value-type="float">
            <text:p>0.247870679857771</text:p>
          </table:table-cell>
          <table:table-cell office:value-type="float" office:value="1077" calcext:value-type="float">
            <text:p>1077</text:p>
          </table:table-cell>
          <table:table-cell office:value-type="float" office:value="50" calcext:value-type="float">
            <text:p>50</text:p>
          </table:table-cell>
          <table:table-cell office:value-type="float" office:value="110" calcext:value-type="float">
            <text:p>110</text:p>
          </table:table-cell>
          <table:table-cell office:value-type="float" office:value="94" calcext:value-type="float">
            <text:p>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0989010989011" calcext:value-type="float">
            <text:p>0.010989010989011</text:p>
          </table:table-cell>
          <table:table-cell table:number-columns-repeated="3" office:value-type="float" office:value="0.5" calcext:value-type="float">
            <text:p>0.5</text:p>
          </table:table-cell>
          <table:table-cell office:value-type="float" office:value="0.118582355255259" calcext:value-type="float">
            <text:p>0.118582355255259</text:p>
          </table:table-cell>
          <table:table-cell office:value-type="float" office:value="0.108001825306486" calcext:value-type="float">
            <text:p>0.108001825306486</text:p>
          </table:table-cell>
          <table:table-cell office:value-type="float" office:value="0.196018608817842" calcext:value-type="float">
            <text:p>0.196018608817842</text:p>
          </table:table-cell>
          <table:table-cell table:number-columns-repeated="2" office:value-type="float" office:value="0.0955414012738854" calcext:value-type="float">
            <text:p>0.0955414012738854</text:p>
          </table:table-cell>
          <table:table-cell office:value-type="float" office:value="0.25" calcext:value-type="float">
            <text:p>0.25</text:p>
          </table:table-cell>
          <table:table-cell office:value-type="float" office:value="1165" calcext:value-type="float">
            <text:p>1165</text:p>
          </table:table-cell>
          <table:table-cell office:value-type="float" office:value="1" calcext:value-type="float">
            <text:p>1</text:p>
          </table:table-cell>
          <table:table-cell office:value-type="float" office:value="159" calcext:value-type="float">
            <text:p>15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0989010989011" calcext:value-type="float">
            <text:p>0.010989010989011</text:p>
          </table:table-cell>
          <table:table-cell table:number-columns-repeated="3" office:value-type="float" office:value="0.5" calcext:value-type="float">
            <text:p>0.5</text:p>
          </table:table-cell>
          <table:table-cell office:value-type="float" office:value="0.118582142945549" calcext:value-type="float">
            <text:p>0.118582142945549</text:p>
          </table:table-cell>
          <table:table-cell office:value-type="float" office:value="0.108001583987763" calcext:value-type="float">
            <text:p>0.108001583987763</text:p>
          </table:table-cell>
          <table:table-cell office:value-type="float" office:value="0.196018608817842" calcext:value-type="float">
            <text:p>0.196018608817842</text:p>
          </table:table-cell>
          <table:table-cell table:number-columns-repeated="2" office:value-type="float" office:value="0.0955414012738854" calcext:value-type="float">
            <text:p>0.0955414012738854</text:p>
          </table:table-cell>
          <table:table-cell office:value-type="float" office:value="0.25" calcext:value-type="float">
            <text:p>0.25</text:p>
          </table:table-cell>
          <table:table-cell office:value-type="float" office:value="1165" calcext:value-type="float">
            <text:p>1165</text:p>
          </table:table-cell>
          <table:table-cell office:value-type="float" office:value="1" calcext:value-type="float">
            <text:p>1</text:p>
          </table:table-cell>
          <table:table-cell office:value-type="float" office:value="159" calcext:value-type="float">
            <text:p>159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.0692695214105794" calcext:value-type="float">
            <text:p>0.0692695214105794</text:p>
          </table:table-cell>
          <table:table-cell table:number-columns-repeated="3" office:value-type="float" office:value="0.571428571428571" calcext:value-type="float">
            <text:p>0.571428571428571</text:p>
          </table:table-cell>
          <table:table-cell office:value-type="float" office:value="0.117421995870676" calcext:value-type="float">
            <text:p>0.117421995870676</text:p>
          </table:table-cell>
          <table:table-cell office:value-type="float" office:value="0.108558696192397" calcext:value-type="float">
            <text:p>0.108558696192397</text:p>
          </table:table-cell>
          <table:table-cell office:value-type="float" office:value="0.182290270391076" calcext:value-type="float">
            <text:p>0.182290270391076</text:p>
          </table:table-cell>
          <table:table-cell table:number-columns-repeated="3" office:value-type="float" office:value="0.0692695214105794" calcext:value-type="float">
            <text:p>0.0692695214105794</text:p>
          </table:table-cell>
          <table:table-cell office:value-type="float" office:value="1160" calcext:value-type="float">
            <text:p>1160</text:p>
          </table:table-cell>
          <table:table-cell office:value-type="float" office:value="3" calcext:value-type="float">
            <text:p>3</text:p>
          </table:table-cell>
          <table:table-cell office:value-type="float" office:value="157" calcext:value-type="float">
            <text:p>157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124556255062508" calcext:value-type="float">
            <text:p>0.124556255062508</text:p>
          </table:table-cell>
          <table:table-cell office:value-type="float" office:value="0.112453145351124" calcext:value-type="float">
            <text:p>0.112453145351124</text:p>
          </table:table-cell>
          <table:table-cell office:value-type="float" office:value="0.213135889262697" calcext:value-type="float">
            <text:p>0.213135889262697</text:p>
          </table:table-cell>
          <table:table-cell table:number-columns-repeated="2" office:value-type="float" office:value="0.0553064275037369" calcext:value-type="float">
            <text:p>0.0553064275037369</text:p>
          </table:table-cell>
          <table:table-cell office:value-type="float" office:value="0.153846153846154" calcext:value-type="float">
            <text:p>0.153846153846154</text:p>
          </table:table-cell>
          <table:table-cell office:value-type="float" office:value="1132" calcext:value-type="float">
            <text:p>1132</text:p>
          </table:table-cell>
          <table:table-cell office:value-type="float" office:value="13" calcext:value-type="float">
            <text:p>13</text:p>
          </table:table-cell>
          <table:table-cell office:value-type="float" office:value="147" calcext:value-type="float">
            <text:p>147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49253731343284" calcext:value-type="float">
            <text:p>0.0149253731343284</text:p>
          </table:table-cell>
          <table:table-cell table:number-columns-repeated="3" office:value-type="float" office:value="0.313432835820896" calcext:value-type="float">
            <text:p>0.313432835820896</text:p>
          </table:table-cell>
          <table:table-cell office:value-type="float" office:value="0.120591632371576" calcext:value-type="float">
            <text:p>0.120591632371576</text:p>
          </table:table-cell>
          <table:table-cell office:value-type="float" office:value="0.109883004819084" calcext:value-type="float">
            <text:p>0.109883004819084</text:p>
          </table:table-cell>
          <table:table-cell office:value-type="float" office:value="0.19896540027137" calcext:value-type="float">
            <text:p>0.19896540027137</text:p>
          </table:table-cell>
          <table:table-cell table:number-columns-repeated="2" office:value-type="float" office:value="0.0757575757575758" calcext:value-type="float">
            <text:p>0.0757575757575758</text:p>
          </table:table-cell>
          <table:table-cell office:value-type="float" office:value="0.164179104477612" calcext:value-type="float">
            <text:p>0.164179104477612</text:p>
          </table:table-cell>
          <table:table-cell office:value-type="float" office:value="1171" calcext:value-type="float">
            <text:p>1171</text:p>
          </table:table-cell>
          <table:table-cell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0.4" calcext:value-type="float">
            <text:p>0.4</text:p>
          </table:table-cell>
          <table:table-cell office:value-type="float" office:value="0.122426746806912" calcext:value-type="float">
            <text:p>0.122426746806912</text:p>
          </table:table-cell>
          <table:table-cell office:value-type="float" office:value="0.111614005123826" calcext:value-type="float">
            <text:p>0.111614005123826</text:p>
          </table:table-cell>
          <table:table-cell office:value-type="float" office:value="0.2015625" calcext:value-type="float">
            <text:p>0.2015625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.25" calcext:value-type="float">
            <text:p>0.25</text:p>
          </table:table-cell>
          <table:table-cell office:value-type="float" office:value="1171" calcext:value-type="float">
            <text:p>1171</text:p>
          </table:table-cell>
          <table:table-cell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0692695214105794" calcext:value-type="float">
            <text:p>0.0692695214105794</text:p>
          </table:table-cell>
          <table:table-cell table:number-columns-repeated="3" office:value-type="float" office:value="0.571428571428571" calcext:value-type="float">
            <text:p>0.571428571428571</text:p>
          </table:table-cell>
          <table:table-cell office:value-type="float" office:value="0.117421995870676" calcext:value-type="float">
            <text:p>0.117421995870676</text:p>
          </table:table-cell>
          <table:table-cell office:value-type="float" office:value="0.108558696192397" calcext:value-type="float">
            <text:p>0.108558696192397</text:p>
          </table:table-cell>
          <table:table-cell office:value-type="float" office:value="0.182290270391076" calcext:value-type="float">
            <text:p>0.182290270391076</text:p>
          </table:table-cell>
          <table:table-cell table:number-columns-repeated="3" office:value-type="float" office:value="0.0692695214105794" calcext:value-type="float">
            <text:p>0.0692695214105794</text:p>
          </table:table-cell>
          <table:table-cell office:value-type="float" office:value="1160" calcext:value-type="float">
            <text:p>1160</text:p>
          </table:table-cell>
          <table:table-cell office:value-type="float" office:value="3" calcext:value-type="float">
            <text:p>3</text:p>
          </table:table-cell>
          <table:table-cell office:value-type="float" office:value="157" calcext:value-type="float">
            <text:p>157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124553741625545" calcext:value-type="float">
            <text:p>0.124553741625545</text:p>
          </table:table-cell>
          <table:table-cell office:value-type="float" office:value="0.112450923123013" calcext:value-type="float">
            <text:p>0.112450923123013</text:p>
          </table:table-cell>
          <table:table-cell office:value-type="float" office:value="0.21313124454095" calcext:value-type="float">
            <text:p>0.21313124454095</text:p>
          </table:table-cell>
          <table:table-cell table:number-columns-repeated="2" office:value-type="float" office:value="0.0553064275037369" calcext:value-type="float">
            <text:p>0.0553064275037369</text:p>
          </table:table-cell>
          <table:table-cell office:value-type="float" office:value="0.153846153846154" calcext:value-type="float">
            <text:p>0.153846153846154</text:p>
          </table:table-cell>
          <table:table-cell office:value-type="float" office:value="1132" calcext:value-type="float">
            <text:p>1132</text:p>
          </table:table-cell>
          <table:table-cell office:value-type="float" office:value="13" calcext:value-type="float">
            <text:p>13</text:p>
          </table:table-cell>
          <table:table-cell office:value-type="float" office:value="147" calcext:value-type="float">
            <text:p>147</text:p>
          </table:table-cell>
          <table:table-cell office:value-type="float" office:value="39" calcext:value-type="float">
            <text:p>39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171" calcext:value-type="float">
            <text:p>1171</text:p>
          </table:table-cell>
          <table:table-cell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171" calcext:value-type="float">
            <text:p>1171</text:p>
          </table:table-cell>
          <table:table-cell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.00015183599316515" calcext:value-type="float">
            <text:p>0.00015183599316515</text:p>
          </table:table-cell>
          <table:table-cell office:value-type="float" office:value="0.00024006882449612" calcext:value-type="float">
            <text:p>0.00024006882449612</text:p>
          </table:table-cell>
          <table:table-cell table:number-columns-repeated="2" office:value-type="float" office:value="0.999013304710388" calcext:value-type="float">
            <text:p>0.999013304710388</text:p>
          </table:table-cell>
          <table:table-cell office:value-type="float" office:value="0.998913526535034" calcext:value-type="float">
            <text:p>0.998913526535034</text:p>
          </table:table-cell>
          <table:table-cell office:value-type="float" office:value="0.146216432110063" calcext:value-type="float">
            <text:p>0.146216432110063</text:p>
          </table:table-cell>
          <table:table-cell office:value-type="float" office:value="0.112116563071307" calcext:value-type="float">
            <text:p>0.112116563071307</text:p>
          </table:table-cell>
          <table:table-cell office:value-type="float" office:value="0.371470424160361" calcext:value-type="float">
            <text:p>0.371470424160361</text:p>
          </table:table-cell>
          <table:table-cell office:value-type="float" office:value="0.00620664609596133" calcext:value-type="float">
            <text:p>0.00620664609596133</text:p>
          </table:table-cell>
          <table:table-cell office:value-type="float" office:value="0.00413876003585756" calcext:value-type="float">
            <text:p>0.00413876003585756</text:p>
          </table:table-cell>
          <table:table-cell office:value-type="float" office:value="0.14373491704464" calcext:value-type="float">
            <text:p>0.14373491704464</text:p>
          </table:table-cell>
          <table:table-cell office:value-type="float" office:value="1042" calcext:value-type="float">
            <text:p>1042</text:p>
          </table:table-cell>
          <table:table-cell office:value-type="float" office:value="59" calcext:value-type="float">
            <text:p>59</text:p>
          </table:table-cell>
          <table:table-cell office:value-type="float" office:value="116" calcext:value-type="float">
            <text:p>116</text:p>
          </table:table-cell>
          <table:table-cell office:value-type="float" office:value="114" calcext:value-type="float">
            <text:p>114</text:p>
          </table:table-cell>
          <table:table-cell table:number-columns-repeated="2" office:value-type="float" office:value="0.0312493690652964" calcext:value-type="float">
            <text:p>0.0312493690652964</text:p>
          </table:table-cell>
          <table:table-cell office:value-type="float" office:value="0.0351997958317098" calcext:value-type="float">
            <text:p>0.0351997958317098</text:p>
          </table:table-cell>
          <table:table-cell table:number-columns-repeated="2" office:value-type="float" office:value="0.687441985694558" calcext:value-type="float">
            <text:p>0.687441985694558</text:p>
          </table:table-cell>
          <table:table-cell office:value-type="float" office:value="0.681847497249114" calcext:value-type="float">
            <text:p>0.681847497249114</text:p>
          </table:table-cell>
          <table:table-cell office:value-type="float" office:value="0.131172000625734" calcext:value-type="float">
            <text:p>0.131172000625734</text:p>
          </table:table-cell>
          <table:table-cell office:value-type="float" office:value="0.11529960943804" calcext:value-type="float">
            <text:p>0.11529960943804</text:p>
          </table:table-cell>
          <table:table-cell office:value-type="float" office:value="0.236020481842735" calcext:value-type="float">
            <text:p>0.236020481842735</text:p>
          </table:table-cell>
          <table:table-cell office:value-type="float" office:value="0.0805201951308773" calcext:value-type="float">
            <text:p>0.0805201951308773</text:p>
          </table:table-cell>
          <table:table-cell office:value-type="float" office:value="0.072780143039845" calcext:value-type="float">
            <text:p>0.072780143039845</text:p>
          </table:table-cell>
          <table:table-cell office:value-type="float" office:value="0.174957959616456" calcext:value-type="float">
            <text:p>0.174957959616456</text:p>
          </table:table-cell>
          <table:table-cell office:value-type="float" office:value="1123" calcext:value-type="float">
            <text:p>1123</text:p>
          </table:table-cell>
          <table:table-cell office:value-type="float" office:value="14" calcext:value-type="float">
            <text:p>14</text:p>
          </table:table-cell>
          <table:table-cell office:value-type="float" office:value="161" calcext:value-type="float">
            <text:p>161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.031213209450336" calcext:value-type="float">
            <text:p>0.031213209450336</text:p>
          </table:table-cell>
          <table:table-cell office:value-type="float" office:value="0.0351618438493853" calcext:value-type="float">
            <text:p>0.0351618438493853</text:p>
          </table:table-cell>
          <table:table-cell table:number-columns-repeated="2" office:value-type="float" office:value="0.687752604262719" calcext:value-type="float">
            <text:p>0.687752604262719</text:p>
          </table:table-cell>
          <table:table-cell office:value-type="float" office:value="0.682157590595836" calcext:value-type="float">
            <text:p>0.682157590595836</text:p>
          </table:table-cell>
          <table:table-cell office:value-type="float" office:value="0.131167177755001" calcext:value-type="float">
            <text:p>0.131167177755001</text:p>
          </table:table-cell>
          <table:table-cell office:value-type="float" office:value="0.115286076496811" calcext:value-type="float">
            <text:p>0.115286076496811</text:p>
          </table:table-cell>
          <table:table-cell office:value-type="float" office:value="0.236073195209098" calcext:value-type="float">
            <text:p>0.236073195209098</text:p>
          </table:table-cell>
          <table:table-cell office:value-type="float" office:value="0.0804779752500977" calcext:value-type="float">
            <text:p>0.0804779752500977</text:p>
          </table:table-cell>
          <table:table-cell office:value-type="float" office:value="0.0727370427238334" calcext:value-type="float">
            <text:p>0.0727370427238334</text:p>
          </table:table-cell>
          <table:table-cell office:value-type="float" office:value="0.174955483176269" calcext:value-type="float">
            <text:p>0.174955483176269</text:p>
          </table:table-cell>
          <table:table-cell office:value-type="float" office:value="1123" calcext:value-type="float">
            <text:p>1123</text:p>
          </table:table-cell>
          <table:table-cell office:value-type="float" office:value="14" calcext:value-type="float">
            <text:p>14</text:p>
          </table:table-cell>
          <table:table-cell office:value-type="float" office:value="161" calcext:value-type="float">
            <text:p>161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.0312834781501184" calcext:value-type="float">
            <text:p>0.0312834781501184</text:p>
          </table:table-cell>
          <table:table-cell office:value-type="float" office:value="0.0371840757373398" calcext:value-type="float">
            <text:p>0.0371840757373398</text:p>
          </table:table-cell>
          <table:table-cell table:number-columns-repeated="2" office:value-type="float" office:value="0.937135232050072" calcext:value-type="float">
            <text:p>0.937135232050072</text:p>
          </table:table-cell>
          <table:table-cell office:value-type="float" office:value="0.93488034514599" calcext:value-type="float">
            <text:p>0.93488034514599</text:p>
          </table:table-cell>
          <table:table-cell office:value-type="float" office:value="0.216621066428129" calcext:value-type="float">
            <text:p>0.216621066428129</text:p>
          </table:table-cell>
          <table:table-cell office:value-type="float" office:value="0.18756233096387" calcext:value-type="float">
            <text:p>0.18756233096387</text:p>
          </table:table-cell>
          <table:table-cell office:value-type="float" office:value="0.408574770409177" calcext:value-type="float">
            <text:p>0.408574770409177</text:p>
          </table:table-cell>
          <table:table-cell office:value-type="float" office:value="0.121128250495387" calcext:value-type="float">
            <text:p>0.121128250495387</text:p>
          </table:table-cell>
          <table:table-cell office:value-type="float" office:value="0.105192842530021" calcext:value-type="float">
            <text:p>0.105192842530021</text:p>
          </table:table-cell>
          <table:table-cell office:value-type="float" office:value="0.332529698934503" calcext:value-type="float">
            <text:p>0.332529698934503</text:p>
          </table:table-cell>
          <table:table-cell office:value-type="float" office:value="1042" calcext:value-type="float">
            <text:p>1042</text:p>
          </table:table-cell>
          <table:table-cell office:value-type="float" office:value="59" calcext:value-type="float">
            <text:p>59</text:p>
          </table:table-cell>
          <table:table-cell office:value-type="float" office:value="116" calcext:value-type="float">
            <text:p>116</text:p>
          </table:table-cell>
          <table:table-cell office:value-type="float" office:value="114" calcext:value-type="float">
            <text:p>11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999013304710388" calcext:value-type="float">
            <text:p>0.999013304710388</text:p>
          </table:table-cell>
          <table:table-cell office:value-type="float" office:value="0.998913526535034" calcext:value-type="float">
            <text:p>0.998913526535034</text:p>
          </table:table-cell>
          <table:table-cell office:value-type="float" office:value="0.133969234198282" calcext:value-type="float">
            <text:p>0.133969234198282</text:p>
          </table:table-cell>
          <table:table-cell office:value-type="float" office:value="0.117210530525927" calcext:value-type="float">
            <text:p>0.117210530525927</text:p>
          </table:table-cell>
          <table:table-cell office:value-type="float" office:value="0.244672442456813" calcext:value-type="float">
            <text:p>0.244672442456813</text:p>
          </table:table-cell>
          <table:table-cell table:number-columns-repeated="2" office:value-type="float" office:value="0.101123595505618" calcext:value-type="float">
            <text:p>0.101123595505618</text:p>
          </table:table-cell>
          <table:table-cell office:value-type="float" office:value="0.269230769230769" calcext:value-type="float">
            <text:p>0.269230769230769</text:p>
          </table:table-cell>
          <table:table-cell office:value-type="float" office:value="1153" calcext:value-type="float">
            <text:p>1153</text:p>
          </table:table-cell>
          <table:table-cell office:value-type="float" office:value="2" calcext:value-type="float">
            <text:p>2</text:p>
          </table:table-cell>
          <table:table-cell office:value-type="float" office:value="173" calcext:value-type="float">
            <text:p>173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133973038287497" calcext:value-type="float">
            <text:p>0.133973038287497</text:p>
          </table:table-cell>
          <table:table-cell office:value-type="float" office:value="0.117212895279221" calcext:value-type="float">
            <text:p>0.117212895279221</text:p>
          </table:table-cell>
          <table:table-cell office:value-type="float" office:value="0.244685754387878" calcext:value-type="float">
            <text:p>0.244685754387878</text:p>
          </table:table-cell>
          <table:table-cell table:number-columns-repeated="2" office:value-type="float" office:value="0.101123595505618" calcext:value-type="float">
            <text:p>0.101123595505618</text:p>
          </table:table-cell>
          <table:table-cell office:value-type="float" office:value="0.269230769230769" calcext:value-type="float">
            <text:p>0.269230769230769</text:p>
          </table:table-cell>
          <table:table-cell office:value-type="float" office:value="1153" calcext:value-type="float">
            <text:p>1153</text:p>
          </table:table-cell>
          <table:table-cell office:value-type="float" office:value="2" calcext:value-type="float">
            <text:p>2</text:p>
          </table:table-cell>
          <table:table-cell office:value-type="float" office:value="173" calcext:value-type="float">
            <text:p>173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.0629370629370629" calcext:value-type="float">
            <text:p>0.0629370629370629</text:p>
          </table:table-cell>
          <table:table-cell table:number-columns-repeated="3" office:value-type="float" office:value="0.5" calcext:value-type="float">
            <text:p>0.5</text:p>
          </table:table-cell>
          <table:table-cell office:value-type="float" office:value="0.131022209258504" calcext:value-type="float">
            <text:p>0.131022209258504</text:p>
          </table:table-cell>
          <table:table-cell office:value-type="float" office:value="0.116270557581473" calcext:value-type="float">
            <text:p>0.116270557581473</text:p>
          </table:table-cell>
          <table:table-cell office:value-type="float" office:value="0.228467405479347" calcext:value-type="float">
            <text:p>0.228467405479347</text:p>
          </table:table-cell>
          <table:table-cell table:number-columns-repeated="2" office:value-type="float" office:value="0.0629370629370629" calcext:value-type="float">
            <text:p>0.0629370629370629</text:p>
          </table:table-cell>
          <table:table-cell office:value-type="float" office:value="0.222222222222222" calcext:value-type="float">
            <text:p>0.222222222222222</text:p>
          </table:table-cell>
          <table:table-cell office:value-type="float" office:value="1146" calcext:value-type="float">
            <text:p>1146</text:p>
          </table:table-cell>
          <table:table-cell office:value-type="float" office:value="3" calcext:value-type="float">
            <text:p>3</text:p>
          </table:table-cell>
          <table:table-cell office:value-type="float" office:value="172" calcext:value-type="float">
            <text:p>172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133718973856586" calcext:value-type="float">
            <text:p>0.133718973856586</text:p>
          </table:table-cell>
          <table:table-cell office:value-type="float" office:value="0.120720509344786" calcext:value-type="float">
            <text:p>0.120720509344786</text:p>
          </table:table-cell>
          <table:table-cell office:value-type="float" office:value="0.219583116574533" calcext:value-type="float">
            <text:p>0.219583116574533</text:p>
          </table:table-cell>
          <table:table-cell table:number-columns-repeated="2" office:value-type="float" office:value="0.0502431118314425" calcext:value-type="float">
            <text:p>0.0502431118314425</text:p>
          </table:table-cell>
          <table:table-cell office:value-type="float" office:value="0.166666666666667" calcext:value-type="float">
            <text:p>0.166666666666667</text:p>
          </table:table-cell>
          <table:table-cell office:value-type="float" office:value="1110" calcext:value-type="float">
            <text:p>1110</text:p>
          </table:table-cell>
          <table:table-cell office:value-type="float" office:value="10" calcext:value-type="float">
            <text:p>10</text:p>
          </table:table-cell>
          <table:table-cell office:value-type="float" office:value="165" calcext:value-type="float">
            <text:p>165</text:p>
          </table:table-cell>
          <table:table-cell office:value-type="float" office:value="46" calcext:value-type="float">
            <text:p>4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0.432835820895522" calcext:value-type="float">
            <text:p>0.432835820895522</text:p>
          </table:table-cell>
          <table:table-cell office:value-type="float" office:value="0.133303838025908" calcext:value-type="float">
            <text:p>0.133303838025908</text:p>
          </table:table-cell>
          <table:table-cell office:value-type="float" office:value="0.116413450207284" calcext:value-type="float">
            <text:p>0.116413450207284</text:p>
          </table:table-cell>
          <table:table-cell office:value-type="float" office:value="0.244876914130645" calcext:value-type="float">
            <text:p>0.244876914130645</text:p>
          </table:table-cell>
          <table:table-cell office:value-type="float" office:value="0.0757575757575758" calcext:value-type="float">
            <text:p>0.0757575757575758</text:p>
          </table:table-cell>
          <table:table-cell office:value-type="float" office:value="0.0606060606060606" calcext:value-type="float">
            <text:p>0.0606060606060606</text:p>
          </table:table-cell>
          <table:table-cell office:value-type="float" office:value="0.223880597014925" calcext:value-type="float">
            <text:p>0.223880597014925</text:p>
          </table:table-cell>
          <table:table-cell office:value-type="float" office:value="1156" calcext:value-type="float">
            <text:p>1156</text:p>
          </table:table-cell>
          <table:table-cell office:value-type="float" office:value="0" calcext:value-type="float">
            <text:p>0</text:p>
          </table:table-cell>
          <table:table-cell office:value-type="float" office:value="175" calcext:value-type="float">
            <text:p>17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0.55" calcext:value-type="float">
            <text:p>0.55</text:p>
          </table:table-cell>
          <table:table-cell office:value-type="float" office:value="0.134785875281743" calcext:value-type="float">
            <text:p>0.134785875281743</text:p>
          </table:table-cell>
          <table:table-cell office:value-type="float" office:value="0.119377162629758" calcext:value-type="float">
            <text:p>0.119377162629758</text:p>
          </table:table-cell>
          <table:table-cell office:value-type="float" office:value="0.236571428571429" calcext:value-type="float">
            <text:p>0.236571428571429</text:p>
          </table:table-cell>
          <table:table-cell office:value-type="float" office:value="0.1" calcext:value-type="float">
            <text:p>0.1</text:p>
          </table:table-cell>
          <table:table-cell office:value-type="float" office:value="0.05" calcext:value-type="float">
            <text:p>0.05</text:p>
          </table:table-cell>
          <table:table-cell office:value-type="float" office:value="0.2" calcext:value-type="float">
            <text:p>0.2</text:p>
          </table:table-cell>
          <table:table-cell office:value-type="float" office:value="1140" calcext:value-type="float">
            <text:p>1140</text:p>
          </table:table-cell>
          <table:table-cell office:value-type="float" office:value="5" calcext:value-type="float">
            <text:p>5</text:p>
          </table:table-cell>
          <table:table-cell office:value-type="float" office:value="170" calcext:value-type="float">
            <text:p>170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.0629370629370629" calcext:value-type="float">
            <text:p>0.0629370629370629</text:p>
          </table:table-cell>
          <table:table-cell table:number-columns-repeated="3" office:value-type="float" office:value="0.5" calcext:value-type="float">
            <text:p>0.5</text:p>
          </table:table-cell>
          <table:table-cell office:value-type="float" office:value="0.131022209258504" calcext:value-type="float">
            <text:p>0.131022209258504</text:p>
          </table:table-cell>
          <table:table-cell office:value-type="float" office:value="0.116270557581473" calcext:value-type="float">
            <text:p>0.116270557581473</text:p>
          </table:table-cell>
          <table:table-cell office:value-type="float" office:value="0.228467405479347" calcext:value-type="float">
            <text:p>0.228467405479347</text:p>
          </table:table-cell>
          <table:table-cell table:number-columns-repeated="2" office:value-type="float" office:value="0.0629370629370629" calcext:value-type="float">
            <text:p>0.0629370629370629</text:p>
          </table:table-cell>
          <table:table-cell office:value-type="float" office:value="0.222222222222222" calcext:value-type="float">
            <text:p>0.222222222222222</text:p>
          </table:table-cell>
          <table:table-cell office:value-type="float" office:value="1146" calcext:value-type="float">
            <text:p>1146</text:p>
          </table:table-cell>
          <table:table-cell office:value-type="float" office:value="3" calcext:value-type="float">
            <text:p>3</text:p>
          </table:table-cell>
          <table:table-cell office:value-type="float" office:value="172" calcext:value-type="float">
            <text:p>172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133723454253096" calcext:value-type="float">
            <text:p>0.133723454253096</text:p>
          </table:table-cell>
          <table:table-cell office:value-type="float" office:value="0.120727621904142" calcext:value-type="float">
            <text:p>0.120727621904142</text:p>
          </table:table-cell>
          <table:table-cell office:value-type="float" office:value="0.219570209655326" calcext:value-type="float">
            <text:p>0.219570209655326</text:p>
          </table:table-cell>
          <table:table-cell table:number-columns-repeated="2" office:value-type="float" office:value="0.0502431118314425" calcext:value-type="float">
            <text:p>0.0502431118314425</text:p>
          </table:table-cell>
          <table:table-cell office:value-type="float" office:value="0.166666666666667" calcext:value-type="float">
            <text:p>0.166666666666667</text:p>
          </table:table-cell>
          <table:table-cell office:value-type="float" office:value="1110" calcext:value-type="float">
            <text:p>1110</text:p>
          </table:table-cell>
          <table:table-cell office:value-type="float" office:value="10" calcext:value-type="float">
            <text:p>10</text:p>
          </table:table-cell>
          <table:table-cell office:value-type="float" office:value="165" calcext:value-type="float">
            <text:p>165</text:p>
          </table:table-cell>
          <table:table-cell office:value-type="float" office:value="46" calcext:value-type="float">
            <text:p>46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156" calcext:value-type="float">
            <text:p>1156</text:p>
          </table:table-cell>
          <table:table-cell office:value-type="float" office:value="0" calcext:value-type="float">
            <text:p>0</text:p>
          </table:table-cell>
          <table:table-cell office:value-type="float" office:value="175" calcext:value-type="float">
            <text:p>175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156" calcext:value-type="float">
            <text:p>1156</text:p>
          </table:table-cell>
          <table:table-cell office:value-type="float" office:value="0" calcext:value-type="float">
            <text:p>0</text:p>
          </table:table-cell>
          <table:table-cell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.000146329242852516" calcext:value-type="float">
            <text:p>0.000146329242852516</text:p>
          </table:table-cell>
          <table:table-cell office:value-type="float" office:value="0.000240581182879396" calcext:value-type="float">
            <text:p>0.000240581182879396</text:p>
          </table:table-cell>
          <table:table-cell office:value-type="float" office:value="0.999401330947876" calcext:value-type="float">
            <text:p>0.999401330947876</text:p>
          </table:table-cell>
          <table:table-cell office:value-type="float" office:value="0.995419263839722" calcext:value-type="float">
            <text:p>0.995419263839722</text:p>
          </table:table-cell>
          <table:table-cell office:value-type="float" office:value="0.999401330947876" calcext:value-type="float">
            <text:p>0.999401330947876</text:p>
          </table:table-cell>
          <table:table-cell office:value-type="float" office:value="0.0571775073443911" calcext:value-type="float">
            <text:p>0.0571775073443911</text:p>
          </table:table-cell>
          <table:table-cell office:value-type="float" office:value="0.0389990900200891" calcext:value-type="float">
            <text:p>0.0389990900200891</text:p>
          </table:table-cell>
          <table:table-cell office:value-type="float" office:value="0.189281533862611" calcext:value-type="float">
            <text:p>0.189281533862611</text:p>
          </table:table-cell>
          <table:table-cell office:value-type="float" office:value="0.0013132740277797" calcext:value-type="float">
            <text:p>0.0013132740277797</text:p>
          </table:table-cell>
          <table:table-cell office:value-type="float" office:value="0.00103503407444805" calcext:value-type="float">
            <text:p>0.00103503407444805</text:p>
          </table:table-cell>
          <table:table-cell office:value-type="float" office:value="0.0123996818438172" calcext:value-type="float">
            <text:p>0.0123996818438172</text:p>
          </table:table-cell>
          <table:table-cell office:value-type="float" office:value="1129" calcext:value-type="float">
            <text:p>1129</text:p>
          </table:table-cell>
          <table:table-cell office:value-type="float" office:value="29" calcext:value-type="float">
            <text:p>29</text:p>
          </table:table-cell>
          <table:table-cell office:value-type="float" office:value="132" calcext:value-type="float">
            <text:p>132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.0545922202783714" calcext:value-type="float">
            <text:p>0.0545922202783714</text:p>
          </table:table-cell>
          <table:table-cell office:value-type="float" office:value="0.0606762045624074" calcext:value-type="float">
            <text:p>0.0606762045624074</text:p>
          </table:table-cell>
          <table:table-cell office:value-type="float" office:value="0.692498580655879" calcext:value-type="float">
            <text:p>0.692498580655879</text:p>
          </table:table-cell>
          <table:table-cell office:value-type="float" office:value="0.58713883849094" calcext:value-type="float">
            <text:p>0.58713883849094</text:p>
          </table:table-cell>
          <table:table-cell office:value-type="float" office:value="0.692498580655879" calcext:value-type="float">
            <text:p>0.692498580655879</text:p>
          </table:table-cell>
          <table:table-cell office:value-type="float" office:value="0.113837323119523" calcext:value-type="float">
            <text:p>0.113837323119523</text:p>
          </table:table-cell>
          <table:table-cell office:value-type="float" office:value="0.103660990398009" calcext:value-type="float">
            <text:p>0.103660990398009</text:p>
          </table:table-cell>
          <table:table-cell office:value-type="float" office:value="0.187789554698227" calcext:value-type="float">
            <text:p>0.187789554698227</text:p>
          </table:table-cell>
          <table:table-cell office:value-type="float" office:value="0.0865329196171705" calcext:value-type="float">
            <text:p>0.0865329196171705</text:p>
          </table:table-cell>
          <table:table-cell office:value-type="float" office:value="0.082378298616932" calcext:value-type="float">
            <text:p>0.082378298616932</text:p>
          </table:table-cell>
          <table:table-cell office:value-type="float" office:value="0.136104412132872" calcext:value-type="float">
            <text:p>0.136104412132872</text:p>
          </table:table-cell>
          <table:table-cell office:value-type="float" office:value="1160" calcext:value-type="float">
            <text:p>1160</text:p>
          </table:table-cell>
          <table:table-cell office:value-type="float" office:value="5" calcext:value-type="float">
            <text:p>5</text:p>
          </table:table-cell>
          <table:table-cell office:value-type="float" office:value="156" calcext:value-type="float">
            <text:p>15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.0545462795246323" calcext:value-type="float">
            <text:p>0.0545462795246323</text:p>
          </table:table-cell>
          <table:table-cell office:value-type="float" office:value="0.0606314082040773" calcext:value-type="float">
            <text:p>0.0606314082040773</text:p>
          </table:table-cell>
          <table:table-cell office:value-type="float" office:value="0.693033925396537" calcext:value-type="float">
            <text:p>0.693033925396537</text:p>
          </table:table-cell>
          <table:table-cell office:value-type="float" office:value="0.587644869374148" calcext:value-type="float">
            <text:p>0.587644869374148</text:p>
          </table:table-cell>
          <table:table-cell office:value-type="float" office:value="0.693033925396537" calcext:value-type="float">
            <text:p>0.693033925396537</text:p>
          </table:table-cell>
          <table:table-cell office:value-type="float" office:value="0.113835401429735" calcext:value-type="float">
            <text:p>0.113835401429735</text:p>
          </table:table-cell>
          <table:table-cell office:value-type="float" office:value="0.103648821002876" calcext:value-type="float">
            <text:p>0.103648821002876</text:p>
          </table:table-cell>
          <table:table-cell office:value-type="float" office:value="0.187862103910641" calcext:value-type="float">
            <text:p>0.187862103910641</text:p>
          </table:table-cell>
          <table:table-cell office:value-type="float" office:value="0.086498911905535" calcext:value-type="float">
            <text:p>0.086498911905535</text:p>
          </table:table-cell>
          <table:table-cell office:value-type="float" office:value="0.0823420014714091" calcext:value-type="float">
            <text:p>0.0823420014714091</text:p>
          </table:table-cell>
          <table:table-cell office:value-type="float" office:value="0.136109418897018" calcext:value-type="float">
            <text:p>0.136109418897018</text:p>
          </table:table-cell>
          <table:table-cell office:value-type="float" office:value="1160" calcext:value-type="float">
            <text:p>1160</text:p>
          </table:table-cell>
          <table:table-cell office:value-type="float" office:value="5" calcext:value-type="float">
            <text:p>5</text:p>
          </table:table-cell>
          <table:table-cell office:value-type="float" office:value="156" calcext:value-type="float">
            <text:p>15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.0428699036769678" calcext:value-type="float">
            <text:p>0.0428699036769678</text:p>
          </table:table-cell>
          <table:table-cell office:value-type="float" office:value="0.0506495773263463" calcext:value-type="float">
            <text:p>0.0506495773263463</text:p>
          </table:table-cell>
          <table:table-cell office:value-type="float" office:value="0.931505501413574" calcext:value-type="float">
            <text:p>0.931505501413574</text:p>
          </table:table-cell>
          <table:table-cell office:value-type="float" office:value="0.869082219156765" calcext:value-type="float">
            <text:p>0.869082219156765</text:p>
          </table:table-cell>
          <table:table-cell office:value-type="float" office:value="0.931505501413574" calcext:value-type="float">
            <text:p>0.931505501413574</text:p>
          </table:table-cell>
          <table:table-cell office:value-type="float" office:value="0.140464220018294" calcext:value-type="float">
            <text:p>0.140464220018294</text:p>
          </table:table-cell>
          <table:table-cell office:value-type="float" office:value="0.122385910424677" calcext:value-type="float">
            <text:p>0.122385910424677</text:p>
          </table:table-cell>
          <table:table-cell office:value-type="float" office:value="0.271840755574394" calcext:value-type="float">
            <text:p>0.271840755574394</text:p>
          </table:table-cell>
          <table:table-cell office:value-type="float" office:value="0.088388361213502" calcext:value-type="float">
            <text:p>0.088388361213502</text:p>
          </table:table-cell>
          <table:table-cell office:value-type="float" office:value="0.081861512798554" calcext:value-type="float">
            <text:p>0.081861512798554</text:p>
          </table:table-cell>
          <table:table-cell office:value-type="float" office:value="0.176561611829881" calcext:value-type="float">
            <text:p>0.176561611829881</text:p>
          </table:table-cell>
          <table:table-cell office:value-type="float" office:value="1129" calcext:value-type="float">
            <text:p>1129</text:p>
          </table:table-cell>
          <table:table-cell office:value-type="float" office:value="29" calcext:value-type="float">
            <text:p>29</text:p>
          </table:table-cell>
          <table:table-cell office:value-type="float" office:value="132" calcext:value-type="float">
            <text:p>132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763358778625954" calcext:value-type="float">
            <text:p>0.00763358778625954</text:p>
          </table:table-cell>
          <table:table-cell office:value-type="float" office:value="0.999401330947876" calcext:value-type="float">
            <text:p>0.999401330947876</text:p>
          </table:table-cell>
          <table:table-cell office:value-type="float" office:value="0.323529411764706" calcext:value-type="float">
            <text:p>0.323529411764706</text:p>
          </table:table-cell>
          <table:table-cell office:value-type="float" office:value="0.999401330947876" calcext:value-type="float">
            <text:p>0.999401330947876</text:p>
          </table:table-cell>
          <table:table-cell office:value-type="float" office:value="0.110818759942811" calcext:value-type="float">
            <text:p>0.110818759942811</text:p>
          </table:table-cell>
          <table:table-cell office:value-type="float" office:value="0.0974926955539385" calcext:value-type="float">
            <text:p>0.0974926955539385</text:p>
          </table:table-cell>
          <table:table-cell office:value-type="float" office:value="0.207660345874366" calcext:value-type="float">
            <text:p>0.207660345874366</text:p>
          </table:table-cell>
          <table:table-cell table:number-columns-repeated="2" office:value-type="float" office:value="0.106145251396648" calcext:value-type="float">
            <text:p>0.106145251396648</text:p>
          </table:table-cell>
          <table:table-cell office:value-type="float" office:value="0.24" calcext:value-type="float">
            <text:p>0.24</text:p>
          </table:table-cell>
          <table:table-cell office:value-type="float" office:value="1170" calcext:value-type="float">
            <text:p>1170</text:p>
          </table:table-cell>
          <table:table-cell office:value-type="float" office:value="2" calcext:value-type="float">
            <text:p>2</text:p>
          </table:table-cell>
          <table:table-cell office:value-type="float" office:value="159" calcext:value-type="float">
            <text:p>1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763358778625954" calcext:value-type="float">
            <text:p>0.00763358778625954</text:p>
          </table:table-cell>
          <table:table-cell office:value-type="float" office:value="0.5" calcext:value-type="float">
            <text:p>0.5</text:p>
          </table:table-cell>
          <table:table-cell office:value-type="float" office:value="0.323529411764706" calcext:value-type="float">
            <text:p>0.323529411764706</text:p>
          </table:table-cell>
          <table:table-cell office:value-type="float" office:value="0.5" calcext:value-type="float">
            <text:p>0.5</text:p>
          </table:table-cell>
          <table:table-cell office:value-type="float" office:value="0.11006858537742" calcext:value-type="float">
            <text:p>0.11006858537742</text:p>
          </table:table-cell>
          <table:table-cell office:value-type="float" office:value="0.0974926955539385" calcext:value-type="float">
            <text:p>0.0974926955539385</text:p>
          </table:table-cell>
          <table:table-cell office:value-type="float" office:value="0.201458592169181" calcext:value-type="float">
            <text:p>0.201458592169181</text:p>
          </table:table-cell>
          <table:table-cell table:number-columns-repeated="2" office:value-type="float" office:value="0.106145251396648" calcext:value-type="float">
            <text:p>0.106145251396648</text:p>
          </table:table-cell>
          <table:table-cell office:value-type="float" office:value="0.24" calcext:value-type="float">
            <text:p>0.24</text:p>
          </table:table-cell>
          <table:table-cell office:value-type="float" office:value="1170" calcext:value-type="float">
            <text:p>1170</text:p>
          </table:table-cell>
          <table:table-cell office:value-type="float" office:value="2" calcext:value-type="float">
            <text:p>2</text:p>
          </table:table-cell>
          <table:table-cell office:value-type="float" office:value="159" calcext:value-type="float">
            <text:p>1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947603121516165" calcext:value-type="float">
            <text:p>0.0947603121516165</text:p>
          </table:table-cell>
          <table:table-cell table:number-columns-repeated="2" office:value-type="float" office:value="0.461046993732452" calcext:value-type="float">
            <text:p>0.461046993732452</text:p>
          </table:table-cell>
          <table:table-cell office:value-type="float" office:value="0.444444444444444" calcext:value-type="float">
            <text:p>0.444444444444444</text:p>
          </table:table-cell>
          <table:table-cell office:value-type="float" office:value="0.115365639298453" calcext:value-type="float">
            <text:p>0.115365639298453</text:p>
          </table:table-cell>
          <table:table-cell office:value-type="float" office:value="0.108160794055335" calcext:value-type="float">
            <text:p>0.108160794055335</text:p>
          </table:table-cell>
          <table:table-cell office:value-type="float" office:value="0.16772383143788" calcext:value-type="float">
            <text:p>0.16772383143788</text:p>
          </table:table-cell>
          <table:table-cell table:number-columns-repeated="3" office:value-type="float" office:value="0.0947603121516165" calcext:value-type="float">
            <text:p>0.0947603121516165</text:p>
          </table:table-cell>
          <table:table-cell office:value-type="float" office:value="1170" calcext:value-type="float">
            <text:p>1170</text:p>
          </table:table-cell>
          <table:table-cell office:value-type="float" office:value="0" calcext:value-type="float">
            <text:p>0</text:p>
          </table:table-cell>
          <table:table-cell office:value-type="float" office:value="161" calcext:value-type="float">
            <text:p>16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116447315136155" calcext:value-type="float">
            <text:p>0.116447315136155</text:p>
          </table:table-cell>
          <table:table-cell office:value-type="float" office:value="0.107591808371369" calcext:value-type="float">
            <text:p>0.107591808371369</text:p>
          </table:table-cell>
          <table:table-cell office:value-type="float" office:value="0.180800997836777" calcext:value-type="float">
            <text:p>0.180800997836777</text:p>
          </table:table-cell>
          <table:table-cell table:number-columns-repeated="3" office:value-type="float" office:value="0.0856453558504222" calcext:value-type="float">
            <text:p>0.0856453558504222</text:p>
          </table:table-cell>
          <table:table-cell office:value-type="float" office:value="1138" calcext:value-type="float">
            <text:p>1138</text:p>
          </table:table-cell>
          <table:table-cell office:value-type="float" office:value="24" calcext:value-type="float">
            <text:p>24</text:p>
          </table:table-cell>
          <table:table-cell office:value-type="float" office:value="137" calcext:value-type="float">
            <text:p>137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0.328358208955224" calcext:value-type="float">
            <text:p>0.328358208955224</text:p>
          </table:table-cell>
          <table:table-cell office:value-type="float" office:value="0.110129463331522" calcext:value-type="float">
            <text:p>0.110129463331522</text:p>
          </table:table-cell>
          <table:table-cell office:value-type="float" office:value="0.0990042019892766" calcext:value-type="float">
            <text:p>0.0990042019892766</text:p>
          </table:table-cell>
          <table:table-cell office:value-type="float" office:value="0.190977635818648" calcext:value-type="float">
            <text:p>0.190977635818648</text:p>
          </table:table-cell>
          <table:table-cell table:number-columns-repeated="2" office:value-type="float" office:value="0.0746268656716418" calcext:value-type="float">
            <text:p>0.0746268656716418</text:p>
          </table:table-cell>
          <table:table-cell office:value-type="float" office:value="0.196969696969697" calcext:value-type="float">
            <text:p>0.196969696969697</text:p>
          </table:table-cell>
          <table:table-cell office:value-type="float" office:value="1170" calcext:value-type="float">
            <text:p>1170</text:p>
          </table:table-cell>
          <table:table-cell office:value-type="float" office:value="0" calcext:value-type="float">
            <text:p>0</text:p>
          </table:table-cell>
          <table:table-cell office:value-type="float" office:value="161" calcext:value-type="float">
            <text:p>16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0.45" calcext:value-type="float">
            <text:p>0.45</text:p>
          </table:table-cell>
          <table:table-cell office:value-type="float" office:value="0.109917355371901" calcext:value-type="float">
            <text:p>0.109917355371901</text:p>
          </table:table-cell>
          <table:table-cell office:value-type="float" office:value="0.0977777777777778" calcext:value-type="float">
            <text:p>0.0977777777777778</text:p>
          </table:table-cell>
          <table:table-cell office:value-type="float" office:value="0.198136645962733" calcext:value-type="float">
            <text:p>0.198136645962733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.2" calcext:value-type="float">
            <text:p>0.2</text:p>
          </table:table-cell>
          <table:table-cell office:value-type="float" office:value="1170" calcext:value-type="float">
            <text:p>1170</text:p>
          </table:table-cell>
          <table:table-cell office:value-type="float" office:value="0" calcext:value-type="float">
            <text:p>0</text:p>
          </table:table-cell>
          <table:table-cell office:value-type="float" office:value="161" calcext:value-type="float">
            <text:p>1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947603121516165" calcext:value-type="float">
            <text:p>0.0947603121516165</text:p>
          </table:table-cell>
          <table:table-cell table:number-columns-repeated="3" office:value-type="float" office:value="0.444444444444444" calcext:value-type="float">
            <text:p>0.444444444444444</text:p>
          </table:table-cell>
          <table:table-cell office:value-type="float" office:value="0.115389425522376" calcext:value-type="float">
            <text:p>0.115389425522376</text:p>
          </table:table-cell>
          <table:table-cell office:value-type="float" office:value="0.108160362697709" calcext:value-type="float">
            <text:p>0.108160362697709</text:p>
          </table:table-cell>
          <table:table-cell office:value-type="float" office:value="0.167923608782372" calcext:value-type="float">
            <text:p>0.167923608782372</text:p>
          </table:table-cell>
          <table:table-cell table:number-columns-repeated="3" office:value-type="float" office:value="0.0947603121516165" calcext:value-type="float">
            <text:p>0.0947603121516165</text:p>
          </table:table-cell>
          <table:table-cell office:value-type="float" office:value="1170" calcext:value-type="float">
            <text:p>1170</text:p>
          </table:table-cell>
          <table:table-cell office:value-type="float" office:value="0" calcext:value-type="float">
            <text:p>0</text:p>
          </table:table-cell>
          <table:table-cell office:value-type="float" office:value="161" calcext:value-type="float">
            <text:p>16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116471883203444" calcext:value-type="float">
            <text:p>0.116471883203444</text:p>
          </table:table-cell>
          <table:table-cell office:value-type="float" office:value="0.107620260466172" calcext:value-type="float">
            <text:p>0.107620260466172</text:p>
          </table:table-cell>
          <table:table-cell office:value-type="float" office:value="0.180797340362496" calcext:value-type="float">
            <text:p>0.180797340362496</text:p>
          </table:table-cell>
          <table:table-cell table:number-columns-repeated="3" office:value-type="float" office:value="0.0856453558504222" calcext:value-type="float">
            <text:p>0.0856453558504222</text:p>
          </table:table-cell>
          <table:table-cell office:value-type="float" office:value="1138" calcext:value-type="float">
            <text:p>1138</text:p>
          </table:table-cell>
          <table:table-cell office:value-type="float" office:value="24" calcext:value-type="float">
            <text:p>24</text:p>
          </table:table-cell>
          <table:table-cell office:value-type="float" office:value="137" calcext:value-type="float">
            <text:p>137</text:p>
          </table:table-cell>
          <table:table-cell office:value-type="float" office:value="32" calcext:value-type="float">
            <text:p>3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170" calcext:value-type="float">
            <text:p>1170</text:p>
          </table:table-cell>
          <table:table-cell office:value-type="float" office:value="0" calcext:value-type="float">
            <text:p>0</text:p>
          </table:table-cell>
          <table:table-cell office:value-type="float" office:value="161" calcext:value-type="float">
            <text:p>16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170" calcext:value-type="float">
            <text:p>1170</text:p>
          </table:table-cell>
          <table:table-cell office:value-type="float" office:value="0" calcext:value-type="float">
            <text:p>0</text:p>
          </table:table-cell>
          <table:table-cell office:value-type="float" office:value="161" calcext:value-type="float">
            <text:p>1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.000197720102733001" calcext:value-type="float">
            <text:p>0.000197720102733001</text:p>
          </table:table-cell>
          <table:table-cell office:value-type="float" office:value="0.00024125051277224" calcext:value-type="float">
            <text:p>0.00024125051277224</text:p>
          </table:table-cell>
          <table:table-cell table:number-columns-repeated="2" office:value-type="float" office:value="0.997461199760437" calcext:value-type="float">
            <text:p>0.997461199760437</text:p>
          </table:table-cell>
          <table:table-cell office:value-type="float" office:value="0.996595919132233" calcext:value-type="float">
            <text:p>0.996595919132233</text:p>
          </table:table-cell>
          <table:table-cell office:value-type="float" office:value="0.077869505708203" calcext:value-type="float">
            <text:p>0.077869505708203</text:p>
          </table:table-cell>
          <table:table-cell office:value-type="float" office:value="0.0574659209186211" calcext:value-type="float">
            <text:p>0.0574659209186211</text:p>
          </table:table-cell>
          <table:table-cell office:value-type="float" office:value="0.20750554166411" calcext:value-type="float">
            <text:p>0.20750554166411</text:p>
          </table:table-cell>
          <table:table-cell office:value-type="float" office:value="0.00134446716401726" calcext:value-type="float">
            <text:p>0.00134446716401726</text:p>
          </table:table-cell>
          <table:table-cell office:value-type="float" office:value="0.00107622775249183" calcext:value-type="float">
            <text:p>0.00107622775249183</text:p>
          </table:table-cell>
          <table:table-cell office:value-type="float" office:value="0.00916471518576145" calcext:value-type="float">
            <text:p>0.00916471518576145</text:p>
          </table:table-cell>
          <table:table-cell office:value-type="float" office:value="1092" calcext:value-type="float">
            <text:p>1092</text:p>
          </table:table-cell>
          <table:table-cell office:value-type="float" office:value="35" calcext:value-type="float">
            <text:p>35</text:p>
          </table:table-cell>
          <table:table-cell office:value-type="float" office:value="146" calcext:value-type="float">
            <text:p>146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0.0640084596737716" calcext:value-type="float">
            <text:p>0.0640084596737716</text:p>
          </table:table-cell>
          <table:table-cell office:value-type="float" office:value="0.0663604154717305" calcext:value-type="float">
            <text:p>0.0663604154717305</text:p>
          </table:table-cell>
          <table:table-cell table:number-columns-repeated="2" office:value-type="float" office:value="0.532473856841299" calcext:value-type="float">
            <text:p>0.532473856841299</text:p>
          </table:table-cell>
          <table:table-cell office:value-type="float" office:value="0.518248815083512" calcext:value-type="float">
            <text:p>0.518248815083512</text:p>
          </table:table-cell>
          <table:table-cell office:value-type="float" office:value="0.120189492157604" calcext:value-type="float">
            <text:p>0.120189492157604</text:p>
          </table:table-cell>
          <table:table-cell office:value-type="float" office:value="0.11098082881436" calcext:value-type="float">
            <text:p>0.11098082881436</text:p>
          </table:table-cell>
          <table:table-cell office:value-type="float" office:value="0.178697574172692" calcext:value-type="float">
            <text:p>0.178697574172692</text:p>
          </table:table-cell>
          <table:table-cell office:value-type="float" office:value="0.0902501546308375" calcext:value-type="float">
            <text:p>0.0902501546308375</text:p>
          </table:table-cell>
          <table:table-cell office:value-type="float" office:value="0.086764408145281" calcext:value-type="float">
            <text:p>0.086764408145281</text:p>
          </table:table-cell>
          <table:table-cell office:value-type="float" office:value="0.126000076860668" calcext:value-type="float">
            <text:p>0.126000076860668</text:p>
          </table:table-cell>
          <table:table-cell office:value-type="float" office:value="1148" calcext:value-type="float">
            <text:p>1148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0639665155877641" calcext:value-type="float">
            <text:p>0.0639665155877641</text:p>
          </table:table-cell>
          <table:table-cell office:value-type="float" office:value="0.0663192715757005" calcext:value-type="float">
            <text:p>0.0663192715757005</text:p>
          </table:table-cell>
          <table:table-cell table:number-columns-repeated="2" office:value-type="float" office:value="0.532953402464306" calcext:value-type="float">
            <text:p>0.532953402464306</text:p>
          </table:table-cell>
          <table:table-cell office:value-type="float" office:value="0.518716462548343" calcext:value-type="float">
            <text:p>0.518716462548343</text:p>
          </table:table-cell>
          <table:table-cell office:value-type="float" office:value="0.120195902971678" calcext:value-type="float">
            <text:p>0.120195902971678</text:p>
          </table:table-cell>
          <table:table-cell office:value-type="float" office:value="0.110977395559127" calcext:value-type="float">
            <text:p>0.110977395559127</text:p>
          </table:table-cell>
          <table:table-cell office:value-type="float" office:value="0.178766530178499" calcext:value-type="float">
            <text:p>0.178766530178499</text:p>
          </table:table-cell>
          <table:table-cell office:value-type="float" office:value="0.0902211839639472" calcext:value-type="float">
            <text:p>0.0902211839639472</text:p>
          </table:table-cell>
          <table:table-cell office:value-type="float" office:value="0.0867332530169007" calcext:value-type="float">
            <text:p>0.0867332530169007</text:p>
          </table:table-cell>
          <table:table-cell office:value-type="float" office:value="0.125999656033275" calcext:value-type="float">
            <text:p>0.125999656033275</text:p>
          </table:table-cell>
          <table:table-cell office:value-type="float" office:value="1148" calcext:value-type="float">
            <text:p>1148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0508755612388914" calcext:value-type="float">
            <text:p>0.0508755612388914</text:p>
          </table:table-cell>
          <table:table-cell office:value-type="float" office:value="0.0542759253020741" calcext:value-type="float">
            <text:p>0.0542759253020741</text:p>
          </table:table-cell>
          <table:table-cell table:number-columns-repeated="2" office:value-type="float" office:value="0.885901637470297" calcext:value-type="float">
            <text:p>0.885901637470297</text:p>
          </table:table-cell>
          <table:table-cell office:value-type="float" office:value="0.875296119143303" calcext:value-type="float">
            <text:p>0.875296119143303</text:p>
          </table:table-cell>
          <table:table-cell office:value-type="float" office:value="0.160211470224212" calcext:value-type="float">
            <text:p>0.160211470224212</text:p>
          </table:table-cell>
          <table:table-cell office:value-type="float" office:value="0.140965079933874" calcext:value-type="float">
            <text:p>0.140965079933874</text:p>
          </table:table-cell>
          <table:table-cell office:value-type="float" office:value="0.282495165439065" calcext:value-type="float">
            <text:p>0.282495165439065</text:p>
          </table:table-cell>
          <table:table-cell office:value-type="float" office:value="0.0938025374706431" calcext:value-type="float">
            <text:p>0.0938025374706431</text:p>
          </table:table-cell>
          <table:table-cell office:value-type="float" office:value="0.0875030919905977" calcext:value-type="float">
            <text:p>0.0875030919905977</text:p>
          </table:table-cell>
          <table:table-cell office:value-type="float" office:value="0.167029893376439" calcext:value-type="float">
            <text:p>0.167029893376439</text:p>
          </table:table-cell>
          <table:table-cell office:value-type="float" office:value="1092" calcext:value-type="float">
            <text:p>1092</text:p>
          </table:table-cell>
          <table:table-cell office:value-type="float" office:value="35" calcext:value-type="float">
            <text:p>35</text:p>
          </table:table-cell>
          <table:table-cell office:value-type="float" office:value="146" calcext:value-type="float">
            <text:p>146</text:p>
          </table:table-cell>
          <table:table-cell office:value-type="float" office:value="58" calcext:value-type="float">
            <text:p>5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997461199760437" calcext:value-type="float">
            <text:p>0.997461199760437</text:p>
          </table:table-cell>
          <table:table-cell office:value-type="float" office:value="0.996595919132233" calcext:value-type="float">
            <text:p>0.996595919132233</text:p>
          </table:table-cell>
          <table:table-cell office:value-type="float" office:value="0.121340929899957" calcext:value-type="float">
            <text:p>0.121340929899957</text:p>
          </table:table-cell>
          <table:table-cell office:value-type="float" office:value="0.10928647227725" calcext:value-type="float">
            <text:p>0.10928647227725</text:p>
          </table:table-cell>
          <table:table-cell office:value-type="float" office:value="0.197930025292846" calcext:value-type="float">
            <text:p>0.197930025292846</text:p>
          </table:table-cell>
          <table:table-cell table:number-columns-repeated="2" office:value-type="float" office:value="0.0689655172413793" calcext:value-type="float">
            <text:p>0.0689655172413793</text:p>
          </table:table-cell>
          <table:table-cell office:value-type="float" office:value="0.2" calcext:value-type="float">
            <text:p>0.2</text:p>
          </table:table-cell>
          <table:table-cell office:value-type="float" office:value="1148" calcext:value-type="float">
            <text:p>1148</text:p>
          </table:table-cell>
          <table:table-cell office:value-type="float" office:value="2" calcext:value-type="float">
            <text:p>2</text:p>
          </table:table-cell>
          <table:table-cell office:value-type="float" office:value="179" calcext:value-type="float">
            <text:p>179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0.413793103448276" calcext:value-type="float">
            <text:p>0.413793103448276</text:p>
          </table:table-cell>
          <table:table-cell office:value-type="float" office:value="0.119590214530987" calcext:value-type="float">
            <text:p>0.119590214530987</text:p>
          </table:table-cell>
          <table:table-cell office:value-type="float" office:value="0.108272371059717" calcext:value-type="float">
            <text:p>0.108272371059717</text:p>
          </table:table-cell>
          <table:table-cell office:value-type="float" office:value="0.191499164762808" calcext:value-type="float">
            <text:p>0.191499164762808</text:p>
          </table:table-cell>
          <table:table-cell table:number-columns-repeated="2" office:value-type="float" office:value="0.0689655172413793" calcext:value-type="float">
            <text:p>0.0689655172413793</text:p>
          </table:table-cell>
          <table:table-cell office:value-type="float" office:value="0.2" calcext:value-type="float">
            <text:p>0.2</text:p>
          </table:table-cell>
          <table:table-cell office:value-type="float" office:value="1150" calcext:value-type="float">
            <text:p>1150</text:p>
          </table:table-cell>
          <table:table-cell office:value-type="float" office:value="0" calcext:value-type="float">
            <text:p>0</text:p>
          </table:table-cell>
          <table:table-cell office:value-type="float" office:value="181" calcext:value-type="float">
            <text:p>18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0.75" calcext:value-type="float">
            <text:p>0.75</text:p>
          </table:table-cell>
          <table:table-cell office:value-type="float" office:value="0.121595981191417" calcext:value-type="float">
            <text:p>0.121595981191417</text:p>
          </table:table-cell>
          <table:table-cell office:value-type="float" office:value="0.115858901805285" calcext:value-type="float">
            <text:p>0.115858901805285</text:p>
          </table:table-cell>
          <table:table-cell office:value-type="float" office:value="0.158047038064628" calcext:value-type="float">
            <text:p>0.158047038064628</text:p>
          </table:table-cell>
          <table:table-cell table:number-columns-repeated="3" office:value-type="float" office:value="0.0986547085201794" calcext:value-type="float">
            <text:p>0.0986547085201794</text:p>
          </table:table-cell>
          <table:table-cell office:value-type="float" office:value="1134" calcext:value-type="float">
            <text:p>1134</text:p>
          </table:table-cell>
          <table:table-cell office:value-type="float" office:value="7" calcext:value-type="float">
            <text:p>7</text:p>
          </table:table-cell>
          <table:table-cell office:value-type="float" office:value="174" calcext:value-type="float">
            <text:p>174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29656147956848" calcext:value-type="float">
            <text:p>0.929656147956848</text:p>
          </table:table-cell>
          <table:table-cell office:value-type="float" office:value="0.124125924415966" calcext:value-type="float">
            <text:p>0.124125924415966</text:p>
          </table:table-cell>
          <table:table-cell office:value-type="float" office:value="0.116274049510785" calcext:value-type="float">
            <text:p>0.116274049510785</text:p>
          </table:table-cell>
          <table:table-cell office:value-type="float" office:value="0.174013527404683" calcext:value-type="float">
            <text:p>0.174013527404683</text:p>
          </table:table-cell>
          <table:table-cell table:number-columns-repeated="3" office:value-type="float" office:value="0.0930787589498807" calcext:value-type="float">
            <text:p>0.0930787589498807</text:p>
          </table:table-cell>
          <table:table-cell office:value-type="float" office:value="1122" calcext:value-type="float">
            <text:p>1122</text:p>
          </table:table-cell>
          <table:table-cell office:value-type="float" office:value="16" calcext:value-type="float">
            <text:p>16</text:p>
          </table:table-cell>
          <table:table-cell office:value-type="float" office:value="165" calcext:value-type="float">
            <text:p>165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0.0149253731343284" calcext:value-type="float">
            <text:p>0.0149253731343284</text:p>
          </table:table-cell>
          <table:table-cell table:number-columns-repeated="3" office:value-type="float" office:value="0.283582089552239" calcext:value-type="float">
            <text:p>0.283582089552239</text:p>
          </table:table-cell>
          <table:table-cell office:value-type="float" office:value="0.115549395974842" calcext:value-type="float">
            <text:p>0.115549395974842</text:p>
          </table:table-cell>
          <table:table-cell office:value-type="float" office:value="0.105051226083024" calcext:value-type="float">
            <text:p>0.105051226083024</text:p>
          </table:table-cell>
          <table:table-cell office:value-type="float" office:value="0.182250475397997" calcext:value-type="float">
            <text:p>0.182250475397997</text:p>
          </table:table-cell>
          <table:table-cell office:value-type="float" office:value="0.0895522388059701" calcext:value-type="float">
            <text:p>0.0895522388059701</text:p>
          </table:table-cell>
          <table:table-cell office:value-type="float" office:value="0.0757575757575758" calcext:value-type="float">
            <text:p>0.0757575757575758</text:p>
          </table:table-cell>
          <table:table-cell office:value-type="float" office:value="0.208955223880597" calcext:value-type="float">
            <text:p>0.208955223880597</text:p>
          </table:table-cell>
          <table:table-cell office:value-type="float" office:value="1150" calcext:value-type="float">
            <text:p>1150</text:p>
          </table:table-cell>
          <table:table-cell office:value-type="float" office:value="0" calcext:value-type="float">
            <text:p>0</text:p>
          </table:table-cell>
          <table:table-cell office:value-type="float" office:value="181" calcext:value-type="float">
            <text:p>18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0.45" calcext:value-type="float">
            <text:p>0.45</text:p>
          </table:table-cell>
          <table:table-cell office:value-type="float" office:value="0.113410969196093" calcext:value-type="float">
            <text:p>0.113410969196093</text:p>
          </table:table-cell>
          <table:table-cell office:value-type="float" office:value="0.103521739130435" calcext:value-type="float">
            <text:p>0.103521739130435</text:p>
          </table:table-cell>
          <table:table-cell office:value-type="float" office:value="0.176243093922652" calcext:value-type="float">
            <text:p>0.176243093922652</text:p>
          </table:table-cell>
          <table:table-cell office:value-type="float" office:value="0.1" calcext:value-type="float">
            <text:p>0.1</text:p>
          </table:table-cell>
          <table:table-cell office:value-type="float" office:value="0.05" calcext:value-type="float">
            <text:p>0.05</text:p>
          </table:table-cell>
          <table:table-cell office:value-type="float" office:value="0.2" calcext:value-type="float">
            <text:p>0.2</text:p>
          </table:table-cell>
          <table:table-cell office:value-type="float" office:value="1150" calcext:value-type="float">
            <text:p>1150</text:p>
          </table:table-cell>
          <table:table-cell office:value-type="float" office:value="0" calcext:value-type="float">
            <text:p>0</text:p>
          </table:table-cell>
          <table:table-cell office:value-type="float" office:value="181" calcext:value-type="float">
            <text:p>18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0.75" calcext:value-type="float">
            <text:p>0.75</text:p>
          </table:table-cell>
          <table:table-cell office:value-type="float" office:value="0.121595981191417" calcext:value-type="float">
            <text:p>0.121595981191417</text:p>
          </table:table-cell>
          <table:table-cell office:value-type="float" office:value="0.115858901805285" calcext:value-type="float">
            <text:p>0.115858901805285</text:p>
          </table:table-cell>
          <table:table-cell office:value-type="float" office:value="0.158047038064628" calcext:value-type="float">
            <text:p>0.158047038064628</text:p>
          </table:table-cell>
          <table:table-cell table:number-columns-repeated="3" office:value-type="float" office:value="0.0986547085201794" calcext:value-type="float">
            <text:p>0.0986547085201794</text:p>
          </table:table-cell>
          <table:table-cell office:value-type="float" office:value="1134" calcext:value-type="float">
            <text:p>1134</text:p>
          </table:table-cell>
          <table:table-cell office:value-type="float" office:value="7" calcext:value-type="float">
            <text:p>7</text:p>
          </table:table-cell>
          <table:table-cell office:value-type="float" office:value="174" calcext:value-type="float">
            <text:p>174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3" calcext:value-type="float">
            <text:p>0.93</text:p>
          </table:table-cell>
          <table:table-cell office:value-type="float" office:value="0.124138947107447" calcext:value-type="float">
            <text:p>0.124138947107447</text:p>
          </table:table-cell>
          <table:table-cell office:value-type="float" office:value="0.116295663633694" calcext:value-type="float">
            <text:p>0.116295663633694</text:p>
          </table:table-cell>
          <table:table-cell office:value-type="float" office:value="0.173971963653394" calcext:value-type="float">
            <text:p>0.173971963653394</text:p>
          </table:table-cell>
          <table:table-cell table:number-columns-repeated="3" office:value-type="float" office:value="0.0930787589498807" calcext:value-type="float">
            <text:p>0.0930787589498807</text:p>
          </table:table-cell>
          <table:table-cell office:value-type="float" office:value="1122" calcext:value-type="float">
            <text:p>1122</text:p>
          </table:table-cell>
          <table:table-cell office:value-type="float" office:value="16" calcext:value-type="float">
            <text:p>16</text:p>
          </table:table-cell>
          <table:table-cell office:value-type="float" office:value="165" calcext:value-type="float">
            <text:p>165</text:p>
          </table:table-cell>
          <table:table-cell office:value-type="float" office:value="28" calcext:value-type="float">
            <text:p>28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150" calcext:value-type="float">
            <text:p>1150</text:p>
          </table:table-cell>
          <table:table-cell office:value-type="float" office:value="0" calcext:value-type="float">
            <text:p>0</text:p>
          </table:table-cell>
          <table:table-cell office:value-type="float" office:value="181" calcext:value-type="float">
            <text:p>18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150" calcext:value-type="float">
            <text:p>1150</text:p>
          </table:table-cell>
          <table:table-cell office:value-type="float" office:value="0" calcext:value-type="float">
            <text:p>0</text:p>
          </table:table-cell>
          <table:table-cell office:value-type="float" office:value="181" calcext:value-type="float">
            <text:p>1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.000136137547087856" calcext:value-type="float">
            <text:p>0.000136137547087856</text:p>
          </table:table-cell>
          <table:table-cell office:value-type="float" office:value="0.000236906606005505" calcext:value-type="float">
            <text:p>0.000236906606005505</text:p>
          </table:table-cell>
          <table:table-cell office:value-type="float" office:value="0.99945992231369" calcext:value-type="float">
            <text:p>0.99945992231369</text:p>
          </table:table-cell>
          <table:table-cell office:value-type="float" office:value="0.997712850570679" calcext:value-type="float">
            <text:p>0.997712850570679</text:p>
          </table:table-cell>
          <table:table-cell office:value-type="float" office:value="0.99945992231369" calcext:value-type="float">
            <text:p>0.99945992231369</text:p>
          </table:table-cell>
          <table:table-cell office:value-type="float" office:value="0.07317969007957" calcext:value-type="float">
            <text:p>0.07317969007957</text:p>
          </table:table-cell>
          <table:table-cell office:value-type="float" office:value="0.0509257752665594" calcext:value-type="float">
            <text:p>0.0509257752665594</text:p>
          </table:table-cell>
          <table:table-cell office:value-type="float" office:value="0.238393880431857" calcext:value-type="float">
            <text:p>0.238393880431857</text:p>
          </table:table-cell>
          <table:table-cell office:value-type="float" office:value="0.00162159861065447" calcext:value-type="float">
            <text:p>0.00162159861065447</text:p>
          </table:table-cell>
          <table:table-cell office:value-type="float" office:value="0.00124939519446343" calcext:value-type="float">
            <text:p>0.00124939519446343</text:p>
          </table:table-cell>
          <table:table-cell office:value-type="float" office:value="0.0207345485687256" calcext:value-type="float">
            <text:p>0.0207345485687256</text:p>
          </table:table-cell>
          <table:table-cell office:value-type="float" office:value="1123" calcext:value-type="float">
            <text:p>1123</text:p>
          </table:table-cell>
          <table:table-cell office:value-type="float" office:value="37" calcext:value-type="float">
            <text:p>37</text:p>
          </table:table-cell>
          <table:table-cell office:value-type="float" office:value="121" calcext:value-type="float">
            <text:p>121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.060698104394343" calcext:value-type="float">
            <text:p>0.060698104394343</text:p>
          </table:table-cell>
          <table:table-cell office:value-type="float" office:value="0.0669096733532609" calcext:value-type="float">
            <text:p>0.0669096733532609</text:p>
          </table:table-cell>
          <table:table-cell office:value-type="float" office:value="0.585539771079749" calcext:value-type="float">
            <text:p>0.585539771079749</text:p>
          </table:table-cell>
          <table:table-cell office:value-type="float" office:value="0.518529623105819" calcext:value-type="float">
            <text:p>0.518529623105819</text:p>
          </table:table-cell>
          <table:table-cell office:value-type="float" office:value="0.585539771079749" calcext:value-type="float">
            <text:p>0.585539771079749</text:p>
          </table:table-cell>
          <table:table-cell office:value-type="float" office:value="0.118475033919174" calcext:value-type="float">
            <text:p>0.118475033919174</text:p>
          </table:table-cell>
          <table:table-cell office:value-type="float" office:value="0.109122915477928" calcext:value-type="float">
            <text:p>0.109122915477928</text:p>
          </table:table-cell>
          <table:table-cell office:value-type="float" office:value="0.18790563475197" calcext:value-type="float">
            <text:p>0.18790563475197</text:p>
          </table:table-cell>
          <table:table-cell office:value-type="float" office:value="0.0933293797864563" calcext:value-type="float">
            <text:p>0.0933293797864563</text:p>
          </table:table-cell>
          <table:table-cell office:value-type="float" office:value="0.0892614292255135" calcext:value-type="float">
            <text:p>0.0892614292255135</text:p>
          </table:table-cell>
          <table:table-cell office:value-type="float" office:value="0.142901197641779" calcext:value-type="float">
            <text:p>0.142901197641779</text:p>
          </table:table-cell>
          <table:table-cell office:value-type="float" office:value="1171" calcext:value-type="float">
            <text:p>1171</text:p>
          </table:table-cell>
          <table:table-cell office:value-type="float" office:value="3" calcext:value-type="float">
            <text:p>3</text:p>
          </table:table-cell>
          <table:table-cell office:value-type="float" office:value="155" calcext:value-type="float">
            <text:p>15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0606620962952131" calcext:value-type="float">
            <text:p>0.0606620962952131</text:p>
          </table:table-cell>
          <table:table-cell office:value-type="float" office:value="0.0668749211306227" calcext:value-type="float">
            <text:p>0.0668749211306227</text:p>
          </table:table-cell>
          <table:table-cell office:value-type="float" office:value="0.585925751401609" calcext:value-type="float">
            <text:p>0.585925751401609</text:p>
          </table:table-cell>
          <table:table-cell office:value-type="float" office:value="0.518877923719958" calcext:value-type="float">
            <text:p>0.518877923719958</text:p>
          </table:table-cell>
          <table:table-cell office:value-type="float" office:value="0.585925751401609" calcext:value-type="float">
            <text:p>0.585925751401609</text:p>
          </table:table-cell>
          <table:table-cell office:value-type="float" office:value="0.118473128741465" calcext:value-type="float">
            <text:p>0.118473128741465</text:p>
          </table:table-cell>
          <table:table-cell office:value-type="float" office:value="0.109113578144262" calcext:value-type="float">
            <text:p>0.109113578144262</text:p>
          </table:table-cell>
          <table:table-cell office:value-type="float" office:value="0.187958906276391" calcext:value-type="float">
            <text:p>0.187958906276391</text:p>
          </table:table-cell>
          <table:table-cell office:value-type="float" office:value="0.0933043088730993" calcext:value-type="float">
            <text:p>0.0933043088730993</text:p>
          </table:table-cell>
          <table:table-cell office:value-type="float" office:value="0.0892344719589514" calcext:value-type="float">
            <text:p>0.0892344719589514</text:p>
          </table:table-cell>
          <table:table-cell office:value-type="float" office:value="0.142907458650694" calcext:value-type="float">
            <text:p>0.142907458650694</text:p>
          </table:table-cell>
          <table:table-cell office:value-type="float" office:value="1171" calcext:value-type="float">
            <text:p>1171</text:p>
          </table:table-cell>
          <table:table-cell office:value-type="float" office:value="3" calcext:value-type="float">
            <text:p>3</text:p>
          </table:table-cell>
          <table:table-cell office:value-type="float" office:value="155" calcext:value-type="float">
            <text:p>15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0473353970148911" calcext:value-type="float">
            <text:p>0.0473353970148911</text:p>
          </table:table-cell>
          <table:table-cell office:value-type="float" office:value="0.0565115019112852" calcext:value-type="float">
            <text:p>0.0565115019112852</text:p>
          </table:table-cell>
          <table:table-cell office:value-type="float" office:value="0.926704586663262" calcext:value-type="float">
            <text:p>0.926704586663262</text:p>
          </table:table-cell>
          <table:table-cell office:value-type="float" office:value="0.885926718651981" calcext:value-type="float">
            <text:p>0.885926718651981</text:p>
          </table:table-cell>
          <table:table-cell office:value-type="float" office:value="0.926704586663262" calcext:value-type="float">
            <text:p>0.926704586663262</text:p>
          </table:table-cell>
          <table:table-cell office:value-type="float" office:value="0.163772633368249" calcext:value-type="float">
            <text:p>0.163772633368249</text:p>
          </table:table-cell>
          <table:table-cell office:value-type="float" office:value="0.143745212381822" calcext:value-type="float">
            <text:p>0.143745212381822</text:p>
          </table:table-cell>
          <table:table-cell office:value-type="float" office:value="0.312457220818111" calcext:value-type="float">
            <text:p>0.312457220818111</text:p>
          </table:table-cell>
          <table:table-cell office:value-type="float" office:value="0.102846211869671" calcext:value-type="float">
            <text:p>0.102846211869671</text:p>
          </table:table-cell>
          <table:table-cell office:value-type="float" office:value="0.0950003238630512" calcext:value-type="float">
            <text:p>0.0950003238630512</text:p>
          </table:table-cell>
          <table:table-cell office:value-type="float" office:value="0.214155358626612" calcext:value-type="float">
            <text:p>0.214155358626612</text:p>
          </table:table-cell>
          <table:table-cell office:value-type="float" office:value="1123" calcext:value-type="float">
            <text:p>1123</text:p>
          </table:table-cell>
          <table:table-cell office:value-type="float" office:value="37" calcext:value-type="float">
            <text:p>37</text:p>
          </table:table-cell>
          <table:table-cell office:value-type="float" office:value="121" calcext:value-type="float">
            <text:p>121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65289256198347" calcext:value-type="float">
            <text:p>0.0165289256198347</text:p>
          </table:table-cell>
          <table:table-cell office:value-type="float" office:value="0.99945992231369" calcext:value-type="float">
            <text:p>0.99945992231369</text:p>
          </table:table-cell>
          <table:table-cell office:value-type="float" office:value="0.324324324324324" calcext:value-type="float">
            <text:p>0.324324324324324</text:p>
          </table:table-cell>
          <table:table-cell office:value-type="float" office:value="0.99945992231369" calcext:value-type="float">
            <text:p>0.99945992231369</text:p>
          </table:table-cell>
          <table:table-cell office:value-type="float" office:value="0.118665292224905" calcext:value-type="float">
            <text:p>0.118665292224905</text:p>
          </table:table-cell>
          <table:table-cell office:value-type="float" office:value="0.10727963258382" calcext:value-type="float">
            <text:p>0.10727963258382</text:p>
          </table:table-cell>
          <table:table-cell office:value-type="float" office:value="0.203193005889413" calcext:value-type="float">
            <text:p>0.203193005889413</text:p>
          </table:table-cell>
          <table:table-cell table:number-columns-repeated="2" office:value-type="float" office:value="0.0833333333333333" calcext:value-type="float">
            <text:p>0.0833333333333333</text:p>
          </table:table-cell>
          <table:table-cell office:value-type="float" office:value="0.228395061728395" calcext:value-type="float">
            <text:p>0.228395061728395</text:p>
          </table:table-cell>
          <table:table-cell office:value-type="float" office:value="1173" calcext:value-type="float">
            <text:p>1173</text:p>
          </table:table-cell>
          <table:table-cell office:value-type="float" office:value="1" calcext:value-type="float">
            <text:p>1</text:p>
          </table:table-cell>
          <table:table-cell office:value-type="float" office:value="157" calcext:value-type="float">
            <text:p>1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65289256198347" calcext:value-type="float">
            <text:p>0.0165289256198347</text:p>
          </table:table-cell>
          <table:table-cell office:value-type="float" office:value="1" calcext:value-type="float">
            <text:p>1</text:p>
          </table:table-cell>
          <table:table-cell office:value-type="float" office:value="0.324324324324324" calcext:value-type="float">
            <text:p>0.324324324324324</text:p>
          </table:table-cell>
          <table:table-cell office:value-type="float" office:value="1" calcext:value-type="float">
            <text:p>1</text:p>
          </table:table-cell>
          <table:table-cell office:value-type="float" office:value="0.11866549158798" calcext:value-type="float">
            <text:p>0.11866549158798</text:p>
          </table:table-cell>
          <table:table-cell office:value-type="float" office:value="0.10727939837629" calcext:value-type="float">
            <text:p>0.10727939837629</text:p>
          </table:table-cell>
          <table:table-cell office:value-type="float" office:value="0.203196424102618" calcext:value-type="float">
            <text:p>0.203196424102618</text:p>
          </table:table-cell>
          <table:table-cell table:number-columns-repeated="2" office:value-type="float" office:value="0.0833333333333333" calcext:value-type="float">
            <text:p>0.0833333333333333</text:p>
          </table:table-cell>
          <table:table-cell office:value-type="float" office:value="0.228395061728395" calcext:value-type="float">
            <text:p>0.228395061728395</text:p>
          </table:table-cell>
          <table:table-cell office:value-type="float" office:value="1173" calcext:value-type="float">
            <text:p>1173</text:p>
          </table:table-cell>
          <table:table-cell office:value-type="float" office:value="1" calcext:value-type="float">
            <text:p>1</text:p>
          </table:table-cell>
          <table:table-cell office:value-type="float" office:value="157" calcext:value-type="float">
            <text:p>15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0.5" calcext:value-type="float">
            <text:p>0.5</text:p>
          </table:table-cell>
          <table:table-cell office:value-type="float" office:value="0.122528721246571" calcext:value-type="float">
            <text:p>0.122528721246571</text:p>
          </table:table-cell>
          <table:table-cell office:value-type="float" office:value="0.116607395900844" calcext:value-type="float">
            <text:p>0.116607395900844</text:p>
          </table:table-cell>
          <table:table-cell office:value-type="float" office:value="0.166488940427187" calcext:value-type="float">
            <text:p>0.166488940427187</text:p>
          </table:table-cell>
          <table:table-cell table:number-columns-repeated="3" office:value-type="float" office:value="0.100467289719626" calcext:value-type="float">
            <text:p>0.100467289719626</text:p>
          </table:table-cell>
          <table:table-cell office:value-type="float" office:value="1160" calcext:value-type="float">
            <text:p>1160</text:p>
          </table:table-cell>
          <table:table-cell office:value-type="float" office:value="6" calcext:value-type="float">
            <text:p>6</text:p>
          </table:table-cell>
          <table:table-cell office:value-type="float" office:value="152" calcext:value-type="float">
            <text:p>152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12209604716804" calcext:value-type="float">
            <text:p>0.12209604716804</text:p>
          </table:table-cell>
          <table:table-cell office:value-type="float" office:value="0.113093431448944" calcext:value-type="float">
            <text:p>0.113093431448944</text:p>
          </table:table-cell>
          <table:table-cell office:value-type="float" office:value="0.188931922095256" calcext:value-type="float">
            <text:p>0.188931922095256</text:p>
          </table:table-cell>
          <table:table-cell table:number-columns-repeated="3" office:value-type="float" office:value="0.0853503184713376" calcext:value-type="float">
            <text:p>0.0853503184713376</text:p>
          </table:table-cell>
          <table:table-cell office:value-type="float" office:value="1146" calcext:value-type="float">
            <text:p>1146</text:p>
          </table:table-cell>
          <table:table-cell office:value-type="float" office:value="12" calcext:value-type="float">
            <text:p>12</text:p>
          </table:table-cell>
          <table:table-cell office:value-type="float" office:value="146" calcext:value-type="float">
            <text:p>146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0.283582089552239" calcext:value-type="float">
            <text:p>0.283582089552239</text:p>
          </table:table-cell>
          <table:table-cell office:value-type="float" office:value="0.117973244222165" calcext:value-type="float">
            <text:p>0.117973244222165</text:p>
          </table:table-cell>
          <table:table-cell office:value-type="float" office:value="0.108153528258884" calcext:value-type="float">
            <text:p>0.108153528258884</text:p>
          </table:table-cell>
          <table:table-cell office:value-type="float" office:value="0.190875312734372" calcext:value-type="float">
            <text:p>0.190875312734372</text:p>
          </table:table-cell>
          <table:table-cell office:value-type="float" office:value="0.121212121212121" calcext:value-type="float">
            <text:p>0.121212121212121</text:p>
          </table:table-cell>
          <table:table-cell office:value-type="float" office:value="0.104477611940299" calcext:value-type="float">
            <text:p>0.104477611940299</text:p>
          </table:table-cell>
          <table:table-cell office:value-type="float" office:value="0.194029850746269" calcext:value-type="float">
            <text:p>0.194029850746269</text:p>
          </table:table-cell>
          <table:table-cell office:value-type="float" office:value="1173" calcext:value-type="float">
            <text:p>1173</text:p>
          </table:table-cell>
          <table:table-cell office:value-type="float" office:value="0" calcext:value-type="float">
            <text:p>0</text:p>
          </table:table-cell>
          <table:table-cell office:value-type="float" office:value="158" calcext:value-type="float">
            <text:p>15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0.45" calcext:value-type="float">
            <text:p>0.45</text:p>
          </table:table-cell>
          <table:table-cell office:value-type="float" office:value="0.121074380165289" calcext:value-type="float">
            <text:p>0.121074380165289</text:p>
          </table:table-cell>
          <table:table-cell office:value-type="float" office:value="0.108056265984655" calcext:value-type="float">
            <text:p>0.108056265984655</text:p>
          </table:table-cell>
          <table:table-cell office:value-type="float" office:value="0.217721518987342" calcext:value-type="float">
            <text:p>0.217721518987342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173" calcext:value-type="float">
            <text:p>1173</text:p>
          </table:table-cell>
          <table:table-cell office:value-type="float" office:value="0" calcext:value-type="float">
            <text:p>0</text:p>
          </table:table-cell>
          <table:table-cell office:value-type="float" office:value="158" calcext:value-type="float">
            <text:p>15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0.5" calcext:value-type="float">
            <text:p>0.5</text:p>
          </table:table-cell>
          <table:table-cell office:value-type="float" office:value="0.122528721246571" calcext:value-type="float">
            <text:p>0.122528721246571</text:p>
          </table:table-cell>
          <table:table-cell office:value-type="float" office:value="0.116607395900844" calcext:value-type="float">
            <text:p>0.116607395900844</text:p>
          </table:table-cell>
          <table:table-cell office:value-type="float" office:value="0.166488940427187" calcext:value-type="float">
            <text:p>0.166488940427187</text:p>
          </table:table-cell>
          <table:table-cell table:number-columns-repeated="3" office:value-type="float" office:value="0.100467289719626" calcext:value-type="float">
            <text:p>0.100467289719626</text:p>
          </table:table-cell>
          <table:table-cell office:value-type="float" office:value="1160" calcext:value-type="float">
            <text:p>1160</text:p>
          </table:table-cell>
          <table:table-cell office:value-type="float" office:value="6" calcext:value-type="float">
            <text:p>6</text:p>
          </table:table-cell>
          <table:table-cell office:value-type="float" office:value="152" calcext:value-type="float">
            <text:p>152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122130466061384" calcext:value-type="float">
            <text:p>0.122130466061384</text:p>
          </table:table-cell>
          <table:table-cell office:value-type="float" office:value="0.113130834894053" calcext:value-type="float">
            <text:p>0.113130834894053</text:p>
          </table:table-cell>
          <table:table-cell office:value-type="float" office:value="0.188944183525175" calcext:value-type="float">
            <text:p>0.188944183525175</text:p>
          </table:table-cell>
          <table:table-cell table:number-columns-repeated="3" office:value-type="float" office:value="0.0853503184713376" calcext:value-type="float">
            <text:p>0.0853503184713376</text:p>
          </table:table-cell>
          <table:table-cell office:value-type="float" office:value="1146" calcext:value-type="float">
            <text:p>1146</text:p>
          </table:table-cell>
          <table:table-cell office:value-type="float" office:value="12" calcext:value-type="float">
            <text:p>12</text:p>
          </table:table-cell>
          <table:table-cell office:value-type="float" office:value="146" calcext:value-type="float">
            <text:p>146</text:p>
          </table:table-cell>
          <table:table-cell office:value-type="float" office:value="27" calcext:value-type="float">
            <text:p>27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173" calcext:value-type="float">
            <text:p>1173</text:p>
          </table:table-cell>
          <table:table-cell office:value-type="float" office:value="0" calcext:value-type="float">
            <text:p>0</text:p>
          </table:table-cell>
          <table:table-cell office:value-type="float" office:value="158" calcext:value-type="float">
            <text:p>158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173" calcext:value-type="float">
            <text:p>1173</text:p>
          </table:table-cell>
          <table:table-cell office:value-type="float" office:value="0" calcext:value-type="float">
            <text:p>0</text:p>
          </table:table-cell>
          <table:table-cell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.000403436337364838" calcext:value-type="float">
            <text:p>0.000403436337364838</text:p>
          </table:table-cell>
          <table:table-cell office:value-type="float" office:value="0.000476363056804985" calcext:value-type="float">
            <text:p>0.000476363056804985</text:p>
          </table:table-cell>
          <table:table-cell office:value-type="float" office:value="0.998869001865387" calcext:value-type="float">
            <text:p>0.998869001865387</text:p>
          </table:table-cell>
          <table:table-cell office:value-type="float" office:value="0.998337745666504" calcext:value-type="float">
            <text:p>0.998337745666504</text:p>
          </table:table-cell>
          <table:table-cell office:value-type="float" office:value="0.998869001865387" calcext:value-type="float">
            <text:p>0.998869001865387</text:p>
          </table:table-cell>
          <table:table-cell office:value-type="float" office:value="0.1310417039559" calcext:value-type="float">
            <text:p>0.1310417039559</text:p>
          </table:table-cell>
          <table:table-cell office:value-type="float" office:value="0.0993250114864038" calcext:value-type="float">
            <text:p>0.0993250114864038</text:p>
          </table:table-cell>
          <table:table-cell office:value-type="float" office:value="0.34911742377575" calcext:value-type="float">
            <text:p>0.34911742377575</text:p>
          </table:table-cell>
          <table:table-cell office:value-type="float" office:value="0.00441959453746676" calcext:value-type="float">
            <text:p>0.00441959453746676</text:p>
          </table:table-cell>
          <table:table-cell office:value-type="float" office:value="0.00328479032032192" calcext:value-type="float">
            <text:p>0.00328479032032192</text:p>
          </table:table-cell>
          <table:table-cell office:value-type="float" office:value="0.0918380841612816" calcext:value-type="float">
            <text:p>0.0918380841612816</text:p>
          </table:table-cell>
          <table:table-cell office:value-type="float" office:value="1056" calcext:value-type="float">
            <text:p>1056</text:p>
          </table:table-cell>
          <table:table-cell office:value-type="float" office:value="57" calcext:value-type="float">
            <text:p>57</text:p>
          </table:table-cell>
          <table:table-cell office:value-type="float" office:value="112" calcext:value-type="float">
            <text:p>112</text:p>
          </table:table-cell>
          <table:table-cell office:value-type="float" office:value="106" calcext:value-type="float">
            <text:p>106</text:p>
          </table:table-cell>
          <table:table-cell table:number-columns-repeated="2" office:value-type="float" office:value="0.0399489098459239" calcext:value-type="float">
            <text:p>0.0399489098459239</text:p>
          </table:table-cell>
          <table:table-cell office:value-type="float" office:value="0.041531907738699" calcext:value-type="float">
            <text:p>0.041531907738699</text:p>
          </table:table-cell>
          <table:table-cell office:value-type="float" office:value="0.5934511354576" calcext:value-type="float">
            <text:p>0.5934511354576</text:p>
          </table:table-cell>
          <table:table-cell office:value-type="float" office:value="0.570595143925799" calcext:value-type="float">
            <text:p>0.570595143925799</text:p>
          </table:table-cell>
          <table:table-cell office:value-type="float" office:value="0.5934511354576" calcext:value-type="float">
            <text:p>0.5934511354576</text:p>
          </table:table-cell>
          <table:table-cell office:value-type="float" office:value="0.110857931077852" calcext:value-type="float">
            <text:p>0.110857931077852</text:p>
          </table:table-cell>
          <table:table-cell office:value-type="float" office:value="0.0986906051464024" calcext:value-type="float">
            <text:p>0.0986906051464024</text:p>
          </table:table-cell>
          <table:table-cell office:value-type="float" office:value="0.194517296357997" calcext:value-type="float">
            <text:p>0.194517296357997</text:p>
          </table:table-cell>
          <table:table-cell office:value-type="float" office:value="0.069457917578949" calcext:value-type="float">
            <text:p>0.069457917578949</text:p>
          </table:table-cell>
          <table:table-cell office:value-type="float" office:value="0.0649100660931437" calcext:value-type="float">
            <text:p>0.0649100660931437</text:p>
          </table:table-cell>
          <table:table-cell office:value-type="float" office:value="0.137848172738463" calcext:value-type="float">
            <text:p>0.137848172738463</text:p>
          </table:table-cell>
          <table:table-cell office:value-type="float" office:value="1156" calcext:value-type="float">
            <text:p>1156</text:p>
          </table:table-cell>
          <table:table-cell office:value-type="float" office:value="8" calcext:value-type="float">
            <text:p>8</text:p>
          </table:table-cell>
          <table:table-cell office:value-type="float" office:value="161" calcext:value-type="float">
            <text:p>16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.0399113805113685" calcext:value-type="float">
            <text:p>0.0399113805113685</text:p>
          </table:table-cell>
          <table:table-cell office:value-type="float" office:value="0.041494117948252" calcext:value-type="float">
            <text:p>0.041494117948252</text:p>
          </table:table-cell>
          <table:table-cell office:value-type="float" office:value="0.59383413556467" calcext:value-type="float">
            <text:p>0.59383413556467</text:p>
          </table:table-cell>
          <table:table-cell office:value-type="float" office:value="0.570967502895946" calcext:value-type="float">
            <text:p>0.570967502895946</text:p>
          </table:table-cell>
          <table:table-cell office:value-type="float" office:value="0.59383413556467" calcext:value-type="float">
            <text:p>0.59383413556467</text:p>
          </table:table-cell>
          <table:table-cell office:value-type="float" office:value="0.110857044549333" calcext:value-type="float">
            <text:p>0.110857044549333</text:p>
          </table:table-cell>
          <table:table-cell office:value-type="float" office:value="0.0986806429475038" calcext:value-type="float">
            <text:p>0.0986806429475038</text:p>
          </table:table-cell>
          <table:table-cell office:value-type="float" office:value="0.194578811776115" calcext:value-type="float">
            <text:p>0.194578811776115</text:p>
          </table:table-cell>
          <table:table-cell office:value-type="float" office:value="0.0694218998925176" calcext:value-type="float">
            <text:p>0.0694218998925176</text:p>
          </table:table-cell>
          <table:table-cell office:value-type="float" office:value="0.0648730650579532" calcext:value-type="float">
            <text:p>0.0648730650579532</text:p>
          </table:table-cell>
          <table:table-cell office:value-type="float" office:value="0.137847243729305" calcext:value-type="float">
            <text:p>0.137847243729305</text:p>
          </table:table-cell>
          <table:table-cell office:value-type="float" office:value="1156" calcext:value-type="float">
            <text:p>1156</text:p>
          </table:table-cell>
          <table:table-cell office:value-type="float" office:value="8" calcext:value-type="float">
            <text:p>8</text:p>
          </table:table-cell>
          <table:table-cell office:value-type="float" office:value="161" calcext:value-type="float">
            <text:p>16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.0400029485013361" calcext:value-type="float">
            <text:p>0.0400029485013361</text:p>
          </table:table-cell>
          <table:table-cell office:value-type="float" office:value="0.0426811811540735" calcext:value-type="float">
            <text:p>0.0426811811540735</text:p>
          </table:table-cell>
          <table:table-cell office:value-type="float" office:value="0.940391316298406" calcext:value-type="float">
            <text:p>0.940391316298406</text:p>
          </table:table-cell>
          <table:table-cell office:value-type="float" office:value="0.930970232914412" calcext:value-type="float">
            <text:p>0.930970232914412</text:p>
          </table:table-cell>
          <table:table-cell office:value-type="float" office:value="0.940391316298406" calcext:value-type="float">
            <text:p>0.940391316298406</text:p>
          </table:table-cell>
          <table:table-cell office:value-type="float" office:value="0.197789410616172" calcext:value-type="float">
            <text:p>0.197789410616172</text:p>
          </table:table-cell>
          <table:table-cell office:value-type="float" office:value="0.171023718850916" calcext:value-type="float">
            <text:p>0.171023718850916</text:p>
          </table:table-cell>
          <table:table-cell office:value-type="float" office:value="0.381823338611598" calcext:value-type="float">
            <text:p>0.381823338611598</text:p>
          </table:table-cell>
          <table:table-cell office:value-type="float" office:value="0.0994889163415593" calcext:value-type="float">
            <text:p>0.0994889163415593</text:p>
          </table:table-cell>
          <table:table-cell office:value-type="float" office:value="0.0891506238706968" calcext:value-type="float">
            <text:p>0.0891506238706968</text:p>
          </table:table-cell>
          <table:table-cell office:value-type="float" office:value="0.282562183310497" calcext:value-type="float">
            <text:p>0.282562183310497</text:p>
          </table:table-cell>
          <table:table-cell office:value-type="float" office:value="1056" calcext:value-type="float">
            <text:p>1056</text:p>
          </table:table-cell>
          <table:table-cell office:value-type="float" office:value="57" calcext:value-type="float">
            <text:p>57</text:p>
          </table:table-cell>
          <table:table-cell office:value-type="float" office:value="112" calcext:value-type="float">
            <text:p>112</text:p>
          </table:table-cell>
          <table:table-cell office:value-type="float" office:value="106" calcext:value-type="float">
            <text:p>10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112184739223321" calcext:value-type="float">
            <text:p>0.112184739223321</text:p>
          </table:table-cell>
          <table:table-cell office:value-type="float" office:value="0.097886096905165" calcext:value-type="float">
            <text:p>0.097886096905165</text:p>
          </table:table-cell>
          <table:table-cell office:value-type="float" office:value="0.210498481079519" calcext:value-type="float">
            <text:p>0.210498481079519</text:p>
          </table:table-cell>
          <table:table-cell table:number-columns-repeated="2" office:value-type="float" office:value="0.0835820895522388" calcext:value-type="float">
            <text:p>0.0835820895522388</text:p>
          </table:table-cell>
          <table:table-cell office:value-type="float" office:value="0.1" calcext:value-type="float">
            <text:p>0.1</text:p>
          </table:table-cell>
          <table:table-cell office:value-type="float" office:value="1149" calcext:value-type="float">
            <text:p>1149</text:p>
          </table:table-cell>
          <table:table-cell office:value-type="float" office:value="12" calcext:value-type="float">
            <text:p>12</text:p>
          </table:table-cell>
          <table:table-cell office:value-type="float" office:value="157" calcext:value-type="float">
            <text:p>157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112184739223321" calcext:value-type="float">
            <text:p>0.112184739223321</text:p>
          </table:table-cell>
          <table:table-cell office:value-type="float" office:value="0.097886096905165" calcext:value-type="float">
            <text:p>0.097886096905165</text:p>
          </table:table-cell>
          <table:table-cell office:value-type="float" office:value="0.210498481079519" calcext:value-type="float">
            <text:p>0.210498481079519</text:p>
          </table:table-cell>
          <table:table-cell table:number-columns-repeated="2" office:value-type="float" office:value="0.0835820895522388" calcext:value-type="float">
            <text:p>0.0835820895522388</text:p>
          </table:table-cell>
          <table:table-cell office:value-type="float" office:value="0.1" calcext:value-type="float">
            <text:p>0.1</text:p>
          </table:table-cell>
          <table:table-cell office:value-type="float" office:value="1149" calcext:value-type="float">
            <text:p>1149</text:p>
          </table:table-cell>
          <table:table-cell office:value-type="float" office:value="12" calcext:value-type="float">
            <text:p>12</text:p>
          </table:table-cell>
          <table:table-cell office:value-type="float" office:value="157" calcext:value-type="float">
            <text:p>157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0.5" calcext:value-type="float">
            <text:p>0.5</text:p>
          </table:table-cell>
          <table:table-cell office:value-type="float" office:value="0.108612045524646" calcext:value-type="float">
            <text:p>0.108612045524646</text:p>
          </table:table-cell>
          <table:table-cell office:value-type="float" office:value="0.098548480686618" calcext:value-type="float">
            <text:p>0.098548480686618</text:p>
          </table:table-cell>
          <table:table-cell office:value-type="float" office:value="0.177806497251202" calcext:value-type="float">
            <text:p>0.177806497251202</text:p>
          </table:table-cell>
          <table:table-cell table:number-columns-repeated="3" office:value-type="float" office:value="0.0644753476611884" calcext:value-type="float">
            <text:p>0.0644753476611884</text:p>
          </table:table-cell>
          <table:table-cell office:value-type="float" office:value="1149" calcext:value-type="float">
            <text:p>1149</text:p>
          </table:table-cell>
          <table:table-cell office:value-type="float" office:value="3" calcext:value-type="float">
            <text:p>3</text:p>
          </table:table-cell>
          <table:table-cell office:value-type="float" office:value="166" calcext:value-type="float">
            <text:p>166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10747941539315" calcext:value-type="float">
            <text:p>0.10747941539315</text:p>
          </table:table-cell>
          <table:table-cell office:value-type="float" office:value="0.0955901321909508" calcext:value-type="float">
            <text:p>0.0955901321909508</text:p>
          </table:table-cell>
          <table:table-cell office:value-type="float" office:value="0.189227031256791" calcext:value-type="float">
            <text:p>0.189227031256791</text:p>
          </table:table-cell>
          <table:table-cell table:number-columns-repeated="3" office:value-type="float" office:value="0.0617977528089888" calcext:value-type="float">
            <text:p>0.0617977528089888</text:p>
          </table:table-cell>
          <table:table-cell office:value-type="float" office:value="1141" calcext:value-type="float">
            <text:p>1141</text:p>
          </table:table-cell>
          <table:table-cell office:value-type="float" office:value="8" calcext:value-type="float">
            <text:p>8</text:p>
          </table:table-cell>
          <table:table-cell office:value-type="float" office:value="161" calcext:value-type="float">
            <text:p>161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0.0149253731343284" calcext:value-type="float">
            <text:p>0.0149253731343284</text:p>
          </table:table-cell>
          <table:table-cell table:number-columns-repeated="3" office:value-type="float" office:value="0.358208955223881" calcext:value-type="float">
            <text:p>0.358208955223881</text:p>
          </table:table-cell>
          <table:table-cell office:value-type="float" office:value="0.109456304299145" calcext:value-type="float">
            <text:p>0.109456304299145</text:p>
          </table:table-cell>
          <table:table-cell office:value-type="float" office:value="0.0979942253993683" calcext:value-type="float">
            <text:p>0.0979942253993683</text:p>
          </table:table-cell>
          <table:table-cell office:value-type="float" office:value="0.188266574604118" calcext:value-type="float">
            <text:p>0.188266574604118</text:p>
          </table:table-cell>
          <table:table-cell table:number-columns-repeated="2" office:value-type="float" office:value="0.0746268656716418" calcext:value-type="float">
            <text:p>0.0746268656716418</text:p>
          </table:table-cell>
          <table:table-cell office:value-type="float" office:value="0.166666666666667" calcext:value-type="float">
            <text:p>0.166666666666667</text:p>
          </table:table-cell>
          <table:table-cell office:value-type="float" office:value="1162" calcext:value-type="float">
            <text:p>1162</text:p>
          </table:table-cell>
          <table:table-cell office:value-type="float" office:value="0" calcext:value-type="float">
            <text:p>0</text:p>
          </table:table-cell>
          <table:table-cell office:value-type="float" office:value="169" calcext:value-type="float">
            <text:p>16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0.5" calcext:value-type="float">
            <text:p>0.5</text:p>
          </table:table-cell>
          <table:table-cell office:value-type="float" office:value="0.110631104432757" calcext:value-type="float">
            <text:p>0.110631104432757</text:p>
          </table:table-cell>
          <table:table-cell office:value-type="float" office:value="0.0980636833046472" calcext:value-type="float">
            <text:p>0.0980636833046472</text:p>
          </table:table-cell>
          <table:table-cell office:value-type="float" office:value="0.197041420118343" calcext:value-type="float">
            <text:p>0.197041420118343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.15" calcext:value-type="float">
            <text:p>0.15</text:p>
          </table:table-cell>
          <table:table-cell office:value-type="float" office:value="1145" calcext:value-type="float">
            <text:p>1145</text:p>
          </table:table-cell>
          <table:table-cell office:value-type="float" office:value="15" calcext:value-type="float">
            <text:p>15</text:p>
          </table:table-cell>
          <table:table-cell office:value-type="float" office:value="154" calcext:value-type="float">
            <text:p>154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0.5" calcext:value-type="float">
            <text:p>0.5</text:p>
          </table:table-cell>
          <table:table-cell office:value-type="float" office:value="0.108612045524646" calcext:value-type="float">
            <text:p>0.108612045524646</text:p>
          </table:table-cell>
          <table:table-cell office:value-type="float" office:value="0.098548480686618" calcext:value-type="float">
            <text:p>0.098548480686618</text:p>
          </table:table-cell>
          <table:table-cell office:value-type="float" office:value="0.177806497251202" calcext:value-type="float">
            <text:p>0.177806497251202</text:p>
          </table:table-cell>
          <table:table-cell table:number-columns-repeated="3" office:value-type="float" office:value="0.0644753476611884" calcext:value-type="float">
            <text:p>0.0644753476611884</text:p>
          </table:table-cell>
          <table:table-cell office:value-type="float" office:value="1149" calcext:value-type="float">
            <text:p>1149</text:p>
          </table:table-cell>
          <table:table-cell office:value-type="float" office:value="3" calcext:value-type="float">
            <text:p>3</text:p>
          </table:table-cell>
          <table:table-cell office:value-type="float" office:value="166" calcext:value-type="float">
            <text:p>166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107482984941124" calcext:value-type="float">
            <text:p>0.107482984941124</text:p>
          </table:table-cell>
          <table:table-cell office:value-type="float" office:value="0.0956001218586282" calcext:value-type="float">
            <text:p>0.0956001218586282</text:p>
          </table:table-cell>
          <table:table-cell office:value-type="float" office:value="0.189186457733197" calcext:value-type="float">
            <text:p>0.189186457733197</text:p>
          </table:table-cell>
          <table:table-cell table:number-columns-repeated="3" office:value-type="float" office:value="0.0617977528089888" calcext:value-type="float">
            <text:p>0.0617977528089888</text:p>
          </table:table-cell>
          <table:table-cell office:value-type="float" office:value="1141" calcext:value-type="float">
            <text:p>1141</text:p>
          </table:table-cell>
          <table:table-cell office:value-type="float" office:value="8" calcext:value-type="float">
            <text:p>8</text:p>
          </table:table-cell>
          <table:table-cell office:value-type="float" office:value="161" calcext:value-type="float">
            <text:p>161</text:p>
          </table:table-cell>
          <table:table-cell office:value-type="float" office:value="21" calcext:value-type="float">
            <text:p>2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162" calcext:value-type="float">
            <text:p>1162</text:p>
          </table:table-cell>
          <table:table-cell office:value-type="float" office:value="0" calcext:value-type="float">
            <text:p>0</text:p>
          </table:table-cell>
          <table:table-cell office:value-type="float" office:value="169" calcext:value-type="float">
            <text:p>169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162" calcext:value-type="float">
            <text:p>1162</text:p>
          </table:table-cell>
          <table:table-cell office:value-type="float" office:value="0" calcext:value-type="float">
            <text:p>0</text:p>
          </table:table-cell>
          <table:table-cell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.000174499902641401" calcext:value-type="float">
            <text:p>0.000174499902641401</text:p>
          </table:table-cell>
          <table:table-cell office:value-type="float" office:value="0.00022985358373262" calcext:value-type="float">
            <text:p>0.00022985358373262</text:p>
          </table:table-cell>
          <table:table-cell office:value-type="float" office:value="0.99912029504776" calcext:value-type="float">
            <text:p>0.99912029504776</text:p>
          </table:table-cell>
          <table:table-cell office:value-type="float" office:value="0.998998701572418" calcext:value-type="float">
            <text:p>0.998998701572418</text:p>
          </table:table-cell>
          <table:table-cell office:value-type="float" office:value="0.99912029504776" calcext:value-type="float">
            <text:p>0.99912029504776</text:p>
          </table:table-cell>
          <table:table-cell office:value-type="float" office:value="0.140360695011399" calcext:value-type="float">
            <text:p>0.140360695011399</text:p>
          </table:table-cell>
          <table:table-cell office:value-type="float" office:value="0.106265835425054" calcext:value-type="float">
            <text:p>0.106265835425054</text:p>
          </table:table-cell>
          <table:table-cell office:value-type="float" office:value="0.384672326893914" calcext:value-type="float">
            <text:p>0.384672326893914</text:p>
          </table:table-cell>
          <table:table-cell office:value-type="float" office:value="0.0052253701724112" calcext:value-type="float">
            <text:p>0.0052253701724112</text:p>
          </table:table-cell>
          <table:table-cell office:value-type="float" office:value="0.00406568311154842" calcext:value-type="float">
            <text:p>0.00406568311154842</text:p>
          </table:table-cell>
          <table:table-cell office:value-type="float" office:value="0.126676008105278" calcext:value-type="float">
            <text:p>0.126676008105278</text:p>
          </table:table-cell>
          <table:table-cell office:value-type="float" office:value="1055" calcext:value-type="float">
            <text:p>1055</text:p>
          </table:table-cell>
          <table:table-cell office:value-type="float" office:value="63" calcext:value-type="float">
            <text:p>63</text:p>
          </table:table-cell>
          <table:table-cell office:value-type="float" office:value="100" calcext:value-type="float">
            <text:p>100</text:p>
          </table:table-cell>
          <table:table-cell office:value-type="float" office:value="113" calcext:value-type="float">
            <text:p>113</text:p>
          </table:table-cell>
          <table:table-cell table:number-columns-repeated="2" office:value-type="float" office:value="0.0492577013012373" calcext:value-type="float">
            <text:p>0.0492577013012373</text:p>
          </table:table-cell>
          <table:table-cell office:value-type="float" office:value="0.0516439164619868" calcext:value-type="float">
            <text:p>0.0516439164619868</text:p>
          </table:table-cell>
          <table:table-cell office:value-type="float" office:value="0.46905586869711" calcext:value-type="float">
            <text:p>0.46905586869711</text:p>
          </table:table-cell>
          <table:table-cell office:value-type="float" office:value="0.463225892683379" calcext:value-type="float">
            <text:p>0.463225892683379</text:p>
          </table:table-cell>
          <table:table-cell office:value-type="float" office:value="0.46905586869711" calcext:value-type="float">
            <text:p>0.46905586869711</text:p>
          </table:table-cell>
          <table:table-cell office:value-type="float" office:value="0.116832808812502" calcext:value-type="float">
            <text:p>0.116832808812502</text:p>
          </table:table-cell>
          <table:table-cell office:value-type="float" office:value="0.106956584160102" calcext:value-type="float">
            <text:p>0.106956584160102</text:p>
          </table:table-cell>
          <table:table-cell office:value-type="float" office:value="0.18760232043215" calcext:value-type="float">
            <text:p>0.18760232043215</text:p>
          </table:table-cell>
          <table:table-cell office:value-type="float" office:value="0.0874873332465615" calcext:value-type="float">
            <text:p>0.0874873332465615</text:p>
          </table:table-cell>
          <table:table-cell office:value-type="float" office:value="0.0839164709591057" calcext:value-type="float">
            <text:p>0.0839164709591057</text:p>
          </table:table-cell>
          <table:table-cell office:value-type="float" office:value="0.148703634818399" calcext:value-type="float">
            <text:p>0.148703634818399</text:p>
          </table:table-cell>
          <table:table-cell office:value-type="float" office:value="1168" calcext:value-type="float">
            <text:p>1168</text:p>
          </table:table-cell>
          <table:table-cell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492243479704432" calcext:value-type="float">
            <text:p>0.0492243479704432</text:p>
          </table:table-cell>
          <table:table-cell office:value-type="float" office:value="0.0516106092481899" calcext:value-type="float">
            <text:p>0.0516106092481899</text:p>
          </table:table-cell>
          <table:table-cell office:value-type="float" office:value="0.46933443301811" calcext:value-type="float">
            <text:p>0.46933443301811</text:p>
          </table:table-cell>
          <table:table-cell office:value-type="float" office:value="0.463500256454451" calcext:value-type="float">
            <text:p>0.463500256454451</text:p>
          </table:table-cell>
          <table:table-cell office:value-type="float" office:value="0.46933443301811" calcext:value-type="float">
            <text:p>0.46933443301811</text:p>
          </table:table-cell>
          <table:table-cell office:value-type="float" office:value="0.116831651724715" calcext:value-type="float">
            <text:p>0.116831651724715</text:p>
          </table:table-cell>
          <table:table-cell office:value-type="float" office:value="0.106948472568589" calcext:value-type="float">
            <text:p>0.106948472568589</text:p>
          </table:table-cell>
          <table:table-cell office:value-type="float" office:value="0.187650996843456" calcext:value-type="float">
            <text:p>0.187650996843456</text:p>
          </table:table-cell>
          <table:table-cell office:value-type="float" office:value="0.0874621799372406" calcext:value-type="float">
            <text:p>0.0874621799372406</text:p>
          </table:table-cell>
          <table:table-cell office:value-type="float" office:value="0.0838899886888542" calcext:value-type="float">
            <text:p>0.0838899886888542</text:p>
          </table:table-cell>
          <table:table-cell office:value-type="float" office:value="0.148712768907551" calcext:value-type="float">
            <text:p>0.148712768907551</text:p>
          </table:table-cell>
          <table:table-cell office:value-type="float" office:value="1168" calcext:value-type="float">
            <text:p>1168</text:p>
          </table:table-cell>
          <table:table-cell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424948523277516" calcext:value-type="float">
            <text:p>0.0424948523277516</text:p>
          </table:table-cell>
          <table:table-cell office:value-type="float" office:value="0.046719367142792" calcext:value-type="float">
            <text:p>0.046719367142792</text:p>
          </table:table-cell>
          <table:table-cell office:value-type="float" office:value="0.92638138322348" calcext:value-type="float">
            <text:p>0.92638138322348</text:p>
          </table:table-cell>
          <table:table-cell office:value-type="float" office:value="0.92313611657057" calcext:value-type="float">
            <text:p>0.92313611657057</text:p>
          </table:table-cell>
          <table:table-cell office:value-type="float" office:value="0.92638138322348" calcext:value-type="float">
            <text:p>0.92638138322348</text:p>
          </table:table-cell>
          <table:table-cell office:value-type="float" office:value="0.222508391933864" calcext:value-type="float">
            <text:p>0.222508391933864</text:p>
          </table:table-cell>
          <table:table-cell office:value-type="float" office:value="0.195261617312184" calcext:value-type="float">
            <text:p>0.195261617312184</text:p>
          </table:table-cell>
          <table:table-cell office:value-type="float" office:value="0.417749083701484" calcext:value-type="float">
            <text:p>0.417749083701484</text:p>
          </table:table-cell>
          <table:table-cell office:value-type="float" office:value="0.131305289124902" calcext:value-type="float">
            <text:p>0.131305289124902</text:p>
          </table:table-cell>
          <table:table-cell office:value-type="float" office:value="0.121295609947195" calcext:value-type="float">
            <text:p>0.121295609947195</text:p>
          </table:table-cell>
          <table:table-cell office:value-type="float" office:value="0.332926140834694" calcext:value-type="float">
            <text:p>0.332926140834694</text:p>
          </table:table-cell>
          <table:table-cell office:value-type="float" office:value="1055" calcext:value-type="float">
            <text:p>1055</text:p>
          </table:table-cell>
          <table:table-cell office:value-type="float" office:value="63" calcext:value-type="float">
            <text:p>63</text:p>
          </table:table-cell>
          <table:table-cell office:value-type="float" office:value="100" calcext:value-type="float">
            <text:p>100</text:p>
          </table:table-cell>
          <table:table-cell office:value-type="float" office:value="113" calcext:value-type="float">
            <text:p>11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0.333333333333333" calcext:value-type="float">
            <text:p>0.333333333333333</text:p>
          </table:table-cell>
          <table:table-cell office:value-type="float" office:value="0.117379480034263" calcext:value-type="float">
            <text:p>0.117379480034263</text:p>
          </table:table-cell>
          <table:table-cell office:value-type="float" office:value="0.106257317110786" calcext:value-type="float">
            <text:p>0.106257317110786</text:p>
          </table:table-cell>
          <table:table-cell office:value-type="float" office:value="0.197076941964454" calcext:value-type="float">
            <text:p>0.197076941964454</text:p>
          </table:table-cell>
          <table:table-cell table:number-columns-repeated="2" office:value-type="float" office:value="0.0865800865800866" calcext:value-type="float">
            <text:p>0.0865800865800866</text:p>
          </table:table-cell>
          <table:table-cell office:value-type="float" office:value="0.201834862385321" calcext:value-type="float">
            <text:p>0.201834862385321</text:p>
          </table:table-cell>
          <table:table-cell office:value-type="float" office:value="1168" calcext:value-type="float">
            <text:p>1168</text:p>
          </table:table-cell>
          <table:table-cell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0.333333333333333" calcext:value-type="float">
            <text:p>0.333333333333333</text:p>
          </table:table-cell>
          <table:table-cell office:value-type="float" office:value="0.117379480034263" calcext:value-type="float">
            <text:p>0.117379480034263</text:p>
          </table:table-cell>
          <table:table-cell office:value-type="float" office:value="0.106257317110786" calcext:value-type="float">
            <text:p>0.106257317110786</text:p>
          </table:table-cell>
          <table:table-cell office:value-type="float" office:value="0.197076941964454" calcext:value-type="float">
            <text:p>0.197076941964454</text:p>
          </table:table-cell>
          <table:table-cell table:number-columns-repeated="2" office:value-type="float" office:value="0.0865800865800866" calcext:value-type="float">
            <text:p>0.0865800865800866</text:p>
          </table:table-cell>
          <table:table-cell office:value-type="float" office:value="0.201834862385321" calcext:value-type="float">
            <text:p>0.201834862385321</text:p>
          </table:table-cell>
          <table:table-cell office:value-type="float" office:value="1168" calcext:value-type="float">
            <text:p>1168</text:p>
          </table:table-cell>
          <table:table-cell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0.555555555555556" calcext:value-type="float">
            <text:p>0.555555555555556</text:p>
          </table:table-cell>
          <table:table-cell office:value-type="float" office:value="0.120411896690584" calcext:value-type="float">
            <text:p>0.120411896690584</text:p>
          </table:table-cell>
          <table:table-cell office:value-type="float" office:value="0.111458323947991" calcext:value-type="float">
            <text:p>0.111458323947991</text:p>
          </table:table-cell>
          <table:table-cell office:value-type="float" office:value="0.184570013030145" calcext:value-type="float">
            <text:p>0.184570013030145</text:p>
          </table:table-cell>
          <table:table-cell table:number-columns-repeated="2" office:value-type="float" office:value="0.0765239948119326" calcext:value-type="float">
            <text:p>0.0765239948119326</text:p>
          </table:table-cell>
          <table:table-cell office:value-type="float" office:value="0.142857142857143" calcext:value-type="float">
            <text:p>0.142857142857143</text:p>
          </table:table-cell>
          <table:table-cell office:value-type="float" office:value="1153" calcext:value-type="float">
            <text:p>1153</text:p>
          </table:table-cell>
          <table:table-cell office:value-type="float" office:value="2" calcext:value-type="float">
            <text:p>2</text:p>
          </table:table-cell>
          <table:table-cell office:value-type="float" office:value="161" calcext:value-type="float">
            <text:p>161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122707721741637" calcext:value-type="float">
            <text:p>0.122707721741637</text:p>
          </table:table-cell>
          <table:table-cell office:value-type="float" office:value="0.114382600317601" calcext:value-type="float">
            <text:p>0.114382600317601</text:p>
          </table:table-cell>
          <table:table-cell office:value-type="float" office:value="0.182362579553135" calcext:value-type="float">
            <text:p>0.182362579553135</text:p>
          </table:table-cell>
          <table:table-cell table:number-columns-repeated="2" office:value-type="float" office:value="0.0643712574850299" calcext:value-type="float">
            <text:p>0.0643712574850299</text:p>
          </table:table-cell>
          <table:table-cell office:value-type="float" office:value="0.154929577464789" calcext:value-type="float">
            <text:p>0.154929577464789</text:p>
          </table:table-cell>
          <table:table-cell office:value-type="float" office:value="1140" calcext:value-type="float">
            <text:p>1140</text:p>
          </table:table-cell>
          <table:table-cell office:value-type="float" office:value="10" calcext:value-type="float">
            <text:p>10</text:p>
          </table:table-cell>
          <table:table-cell office:value-type="float" office:value="153" calcext:value-type="float">
            <text:p>153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0.0149253731343284" calcext:value-type="float">
            <text:p>0.0149253731343284</text:p>
          </table:table-cell>
          <table:table-cell table:number-columns-repeated="3" office:value-type="float" office:value="0.313432835820896" calcext:value-type="float">
            <text:p>0.313432835820896</text:p>
          </table:table-cell>
          <table:table-cell office:value-type="float" office:value="0.118609704024105" calcext:value-type="float">
            <text:p>0.118609704024105</text:p>
          </table:table-cell>
          <table:table-cell office:value-type="float" office:value="0.107946413635434" calcext:value-type="float">
            <text:p>0.107946413635434</text:p>
          </table:table-cell>
          <table:table-cell office:value-type="float" office:value="0.195019048649669" calcext:value-type="float">
            <text:p>0.195019048649669</text:p>
          </table:table-cell>
          <table:table-cell table:number-columns-repeated="2" office:value-type="float" office:value="0.0909090909090909" calcext:value-type="float">
            <text:p>0.0909090909090909</text:p>
          </table:table-cell>
          <table:table-cell office:value-type="float" office:value="0.238805970149254" calcext:value-type="float">
            <text:p>0.238805970149254</text:p>
          </table:table-cell>
          <table:table-cell office:value-type="float" office:value="1168" calcext:value-type="float">
            <text:p>1168</text:p>
          </table:table-cell>
          <table:table-cell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0.5" calcext:value-type="float">
            <text:p>0.5</text:p>
          </table:table-cell>
          <table:table-cell office:value-type="float" office:value="0.119459053343351" calcext:value-type="float">
            <text:p>0.119459053343351</text:p>
          </table:table-cell>
          <table:table-cell office:value-type="float" office:value="0.10958904109589" calcext:value-type="float">
            <text:p>0.10958904109589</text:p>
          </table:table-cell>
          <table:table-cell office:value-type="float" office:value="0.190184049079755" calcext:value-type="float">
            <text:p>0.190184049079755</text:p>
          </table:table-cell>
          <table:table-cell office:value-type="float" office:value="0.1" calcext:value-type="float">
            <text:p>0.1</text:p>
          </table:table-cell>
          <table:table-cell office:value-type="float" office:value="0.05" calcext:value-type="float">
            <text:p>0.05</text:p>
          </table:table-cell>
          <table:table-cell office:value-type="float" office:value="0.2" calcext:value-type="float">
            <text:p>0.2</text:p>
          </table:table-cell>
          <table:table-cell office:value-type="float" office:value="1148" calcext:value-type="float">
            <text:p>1148</text:p>
          </table:table-cell>
          <table:table-cell office:value-type="float" office:value="5" calcext:value-type="float">
            <text:p>5</text:p>
          </table:table-cell>
          <table:table-cell office:value-type="float" office:value="158" calcext:value-type="float">
            <text:p>158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0.555555555555556" calcext:value-type="float">
            <text:p>0.555555555555556</text:p>
          </table:table-cell>
          <table:table-cell office:value-type="float" office:value="0.120411896690584" calcext:value-type="float">
            <text:p>0.120411896690584</text:p>
          </table:table-cell>
          <table:table-cell office:value-type="float" office:value="0.111458323947991" calcext:value-type="float">
            <text:p>0.111458323947991</text:p>
          </table:table-cell>
          <table:table-cell office:value-type="float" office:value="0.184570013030145" calcext:value-type="float">
            <text:p>0.184570013030145</text:p>
          </table:table-cell>
          <table:table-cell table:number-columns-repeated="2" office:value-type="float" office:value="0.0765239948119326" calcext:value-type="float">
            <text:p>0.0765239948119326</text:p>
          </table:table-cell>
          <table:table-cell office:value-type="float" office:value="0.142857142857143" calcext:value-type="float">
            <text:p>0.142857142857143</text:p>
          </table:table-cell>
          <table:table-cell office:value-type="float" office:value="1153" calcext:value-type="float">
            <text:p>1153</text:p>
          </table:table-cell>
          <table:table-cell office:value-type="float" office:value="2" calcext:value-type="float">
            <text:p>2</text:p>
          </table:table-cell>
          <table:table-cell office:value-type="float" office:value="161" calcext:value-type="float">
            <text:p>161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122707721741637" calcext:value-type="float">
            <text:p>0.122707721741637</text:p>
          </table:table-cell>
          <table:table-cell office:value-type="float" office:value="0.114382600317601" calcext:value-type="float">
            <text:p>0.114382600317601</text:p>
          </table:table-cell>
          <table:table-cell office:value-type="float" office:value="0.182362579553135" calcext:value-type="float">
            <text:p>0.182362579553135</text:p>
          </table:table-cell>
          <table:table-cell table:number-columns-repeated="2" office:value-type="float" office:value="0.0643712574850299" calcext:value-type="float">
            <text:p>0.0643712574850299</text:p>
          </table:table-cell>
          <table:table-cell office:value-type="float" office:value="0.154929577464789" calcext:value-type="float">
            <text:p>0.154929577464789</text:p>
          </table:table-cell>
          <table:table-cell office:value-type="float" office:value="1140" calcext:value-type="float">
            <text:p>1140</text:p>
          </table:table-cell>
          <table:table-cell office:value-type="float" office:value="10" calcext:value-type="float">
            <text:p>10</text:p>
          </table:table-cell>
          <table:table-cell office:value-type="float" office:value="153" calcext:value-type="float">
            <text:p>153</text:p>
          </table:table-cell>
          <table:table-cell office:value-type="float" office:value="28" calcext:value-type="float">
            <text:p>28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168" calcext:value-type="float">
            <text:p>1168</text:p>
          </table:table-cell>
          <table:table-cell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168" calcext:value-type="float">
            <text:p>1168</text:p>
          </table:table-cell>
          <table:table-cell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.000531960220541805" calcext:value-type="float">
            <text:p>0.000531960220541805</text:p>
          </table:table-cell>
          <table:table-cell office:value-type="float" office:value="0.000711532367859036" calcext:value-type="float">
            <text:p>0.000711532367859036</text:p>
          </table:table-cell>
          <table:table-cell table:number-columns-repeated="2" office:value-type="float" office:value="0.998533368110657" calcext:value-type="float">
            <text:p>0.998533368110657</text:p>
          </table:table-cell>
          <table:table-cell office:value-type="float" office:value="0.997872948646545" calcext:value-type="float">
            <text:p>0.997872948646545</text:p>
          </table:table-cell>
          <table:table-cell office:value-type="float" office:value="0.103465087168219" calcext:value-type="float">
            <text:p>0.103465087168219</text:p>
          </table:table-cell>
          <table:table-cell office:value-type="float" office:value="0.0834837085708629" calcext:value-type="float">
            <text:p>0.0834837085708629</text:p>
          </table:table-cell>
          <table:table-cell office:value-type="float" office:value="0.26318110663222" calcext:value-type="float">
            <text:p>0.26318110663222</text:p>
          </table:table-cell>
          <table:table-cell office:value-type="float" office:value="0.00385941076092422" calcext:value-type="float">
            <text:p>0.00385941076092422</text:p>
          </table:table-cell>
          <table:table-cell office:value-type="float" office:value="0.00294121517799795" calcext:value-type="float">
            <text:p>0.00294121517799795</text:p>
          </table:table-cell>
          <table:table-cell office:value-type="float" office:value="0.0422500986605883" calcext:value-type="float">
            <text:p>0.0422500986605883</text:p>
          </table:table-cell>
          <table:table-cell office:value-type="float" office:value="1097" calcext:value-type="float">
            <text:p>1097</text:p>
          </table:table-cell>
          <table:table-cell office:value-type="float" office:value="36" calcext:value-type="float">
            <text:p>36</text:p>
          </table:table-cell>
          <table:table-cell office:value-type="float" office:value="112" calcext:value-type="float">
            <text:p>112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0.0394905919248054" calcext:value-type="float">
            <text:p>0.0394905919248054</text:p>
          </table:table-cell>
          <table:table-cell office:value-type="float" office:value="0.0431565158828531" calcext:value-type="float">
            <text:p>0.0431565158828531</text:p>
          </table:table-cell>
          <table:table-cell table:number-columns-repeated="2" office:value-type="float" office:value="0.782872920237094" calcext:value-type="float">
            <text:p>0.782872920237094</text:p>
          </table:table-cell>
          <table:table-cell office:value-type="float" office:value="0.762057884924685" calcext:value-type="float">
            <text:p>0.762057884924685</text:p>
          </table:table-cell>
          <table:table-cell office:value-type="float" office:value="0.125262407284614" calcext:value-type="float">
            <text:p>0.125262407284614</text:p>
          </table:table-cell>
          <table:table-cell office:value-type="float" office:value="0.112510964407709" calcext:value-type="float">
            <text:p>0.112510964407709</text:p>
          </table:table-cell>
          <table:table-cell office:value-type="float" office:value="0.227187791902031" calcext:value-type="float">
            <text:p>0.227187791902031</text:p>
          </table:table-cell>
          <table:table-cell office:value-type="float" office:value="0.0717681340518005" calcext:value-type="float">
            <text:p>0.0717681340518005</text:p>
          </table:table-cell>
          <table:table-cell office:value-type="float" office:value="0.0662003761362049" calcext:value-type="float">
            <text:p>0.0662003761362049</text:p>
          </table:table-cell>
          <table:table-cell office:value-type="float" office:value="0.143569115370063" calcext:value-type="float">
            <text:p>0.143569115370063</text:p>
          </table:table-cell>
          <table:table-cell office:value-type="float" office:value="1140" calcext:value-type="float">
            <text:p>1140</text:p>
          </table:table-cell>
          <table:table-cell office:value-type="float" office:value="20" calcext:value-type="float">
            <text:p>20</text:p>
          </table:table-cell>
          <table:table-cell office:value-type="float" office:value="128" calcext:value-type="float">
            <text:p>128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.0394388354673133" calcext:value-type="float">
            <text:p>0.0394388354673133</text:p>
          </table:table-cell>
          <table:table-cell office:value-type="float" office:value="0.0431037427959454" calcext:value-type="float">
            <text:p>0.0431037427959454</text:p>
          </table:table-cell>
          <table:table-cell table:number-columns-repeated="2" office:value-type="float" office:value="0.78335182082977" calcext:value-type="float">
            <text:p>0.78335182082977</text:p>
          </table:table-cell>
          <table:table-cell office:value-type="float" office:value="0.762548703000915" calcext:value-type="float">
            <text:p>0.762548703000915</text:p>
          </table:table-cell>
          <table:table-cell office:value-type="float" office:value="0.125267001984596" calcext:value-type="float">
            <text:p>0.125267001984596</text:p>
          </table:table-cell>
          <table:table-cell office:value-type="float" office:value="0.112504440805303" calcext:value-type="float">
            <text:p>0.112504440805303</text:p>
          </table:table-cell>
          <table:table-cell office:value-type="float" office:value="0.227281257897459" calcext:value-type="float">
            <text:p>0.227281257897459</text:p>
          </table:table-cell>
          <table:table-cell office:value-type="float" office:value="0.0717165509880624" calcext:value-type="float">
            <text:p>0.0717165509880624</text:p>
          </table:table-cell>
          <table:table-cell office:value-type="float" office:value="0.0661474977601796" calcext:value-type="float">
            <text:p>0.0661474977601796</text:p>
          </table:table-cell>
          <table:table-cell office:value-type="float" office:value="0.143562885289128" calcext:value-type="float">
            <text:p>0.143562885289128</text:p>
          </table:table-cell>
          <table:table-cell office:value-type="float" office:value="1140" calcext:value-type="float">
            <text:p>1140</text:p>
          </table:table-cell>
          <table:table-cell office:value-type="float" office:value="20" calcext:value-type="float">
            <text:p>20</text:p>
          </table:table-cell>
          <table:table-cell office:value-type="float" office:value="128" calcext:value-type="float">
            <text:p>128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.0350167001756304" calcext:value-type="float">
            <text:p>0.0350167001756304</text:p>
          </table:table-cell>
          <table:table-cell office:value-type="float" office:value="0.0396100928413586" calcext:value-type="float">
            <text:p>0.0396100928413586</text:p>
          </table:table-cell>
          <table:table-cell table:number-columns-repeated="2" office:value-type="float" office:value="0.946329562428844" calcext:value-type="float">
            <text:p>0.946329562428844</text:p>
          </table:table-cell>
          <table:table-cell office:value-type="float" office:value="0.937373295354416" calcext:value-type="float">
            <text:p>0.937373295354416</text:p>
          </table:table-cell>
          <table:table-cell office:value-type="float" office:value="0.16613222780063" calcext:value-type="float">
            <text:p>0.16613222780063</text:p>
          </table:table-cell>
          <table:table-cell office:value-type="float" office:value="0.146456247062715" calcext:value-type="float">
            <text:p>0.146456247062715</text:p>
          </table:table-cell>
          <table:table-cell office:value-type="float" office:value="0.323407127888155" calcext:value-type="float">
            <text:p>0.323407127888155</text:p>
          </table:table-cell>
          <table:table-cell office:value-type="float" office:value="0.0799496190619628" calcext:value-type="float">
            <text:p>0.0799496190619628</text:p>
          </table:table-cell>
          <table:table-cell office:value-type="float" office:value="0.0715606802006965" calcext:value-type="float">
            <text:p>0.0715606802006965</text:p>
          </table:table-cell>
          <table:table-cell office:value-type="float" office:value="0.20213761774089" calcext:value-type="float">
            <text:p>0.20213761774089</text:p>
          </table:table-cell>
          <table:table-cell office:value-type="float" office:value="1097" calcext:value-type="float">
            <text:p>1097</text:p>
          </table:table-cell>
          <table:table-cell office:value-type="float" office:value="36" calcext:value-type="float">
            <text:p>36</text:p>
          </table:table-cell>
          <table:table-cell office:value-type="float" office:value="112" calcext:value-type="float">
            <text:p>112</text:p>
          </table:table-cell>
          <table:table-cell office:value-type="float" office:value="86" calcext:value-type="float">
            <text:p>8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126817421622162" calcext:value-type="float">
            <text:p>0.126817421622162</text:p>
          </table:table-cell>
          <table:table-cell office:value-type="float" office:value="0.112737931996594" calcext:value-type="float">
            <text:p>0.112737931996594</text:p>
          </table:table-cell>
          <table:table-cell office:value-type="float" office:value="0.239358206940051" calcext:value-type="float">
            <text:p>0.239358206940051</text:p>
          </table:table-cell>
          <table:table-cell office:value-type="float" office:value="0.0909090909090909" calcext:value-type="float">
            <text:p>0.0909090909090909</text:p>
          </table:table-cell>
          <table:table-cell office:value-type="float" office:value="0.0465116279069768" calcext:value-type="float">
            <text:p>0.0465116279069768</text:p>
          </table:table-cell>
          <table:table-cell office:value-type="float" office:value="0.141592920353982" calcext:value-type="float">
            <text:p>0.141592920353982</text:p>
          </table:table-cell>
          <table:table-cell office:value-type="float" office:value="1150" calcext:value-type="float">
            <text:p>1150</text:p>
          </table:table-cell>
          <table:table-cell office:value-type="float" office:value="18" calcext:value-type="float">
            <text:p>18</text:p>
          </table:table-cell>
          <table:table-cell office:value-type="float" office:value="130" calcext:value-type="float">
            <text:p>130</text:p>
          </table:table-cell>
          <table:table-cell office:value-type="float" office:value="33" calcext:value-type="float">
            <text:p>3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126818123854821" calcext:value-type="float">
            <text:p>0.126818123854821</text:p>
          </table:table-cell>
          <table:table-cell office:value-type="float" office:value="0.112738722082535" calcext:value-type="float">
            <text:p>0.112738722082535</text:p>
          </table:table-cell>
          <table:table-cell office:value-type="float" office:value="0.239358206940051" calcext:value-type="float">
            <text:p>0.239358206940051</text:p>
          </table:table-cell>
          <table:table-cell office:value-type="float" office:value="0.0909090909090909" calcext:value-type="float">
            <text:p>0.0909090909090909</text:p>
          </table:table-cell>
          <table:table-cell office:value-type="float" office:value="0.0465116279069768" calcext:value-type="float">
            <text:p>0.0465116279069768</text:p>
          </table:table-cell>
          <table:table-cell office:value-type="float" office:value="0.141592920353982" calcext:value-type="float">
            <text:p>0.141592920353982</text:p>
          </table:table-cell>
          <table:table-cell office:value-type="float" office:value="1150" calcext:value-type="float">
            <text:p>1150</text:p>
          </table:table-cell>
          <table:table-cell office:value-type="float" office:value="18" calcext:value-type="float">
            <text:p>18</text:p>
          </table:table-cell>
          <table:table-cell office:value-type="float" office:value="130" calcext:value-type="float">
            <text:p>130</text:p>
          </table:table-cell>
          <table:table-cell office:value-type="float" office:value="33" calcext:value-type="float">
            <text:p>3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0.666666666666667" calcext:value-type="float">
            <text:p>0.666666666666667</text:p>
          </table:table-cell>
          <table:table-cell office:value-type="float" office:value="0.123576444427749" calcext:value-type="float">
            <text:p>0.123576444427749</text:p>
          </table:table-cell>
          <table:table-cell office:value-type="float" office:value="0.113839312405485" calcext:value-type="float">
            <text:p>0.113839312405485</text:p>
          </table:table-cell>
          <table:table-cell office:value-type="float" office:value="0.201407709173282" calcext:value-type="float">
            <text:p>0.201407709173282</text:p>
          </table:table-cell>
          <table:table-cell table:number-columns-repeated="3" office:value-type="float" office:value="0.0716845878136201" calcext:value-type="float">
            <text:p>0.0716845878136201</text:p>
          </table:table-cell>
          <table:table-cell office:value-type="float" office:value="1126" calcext:value-type="float">
            <text:p>1126</text:p>
          </table:table-cell>
          <table:table-cell office:value-type="float" office:value="24" calcext:value-type="float">
            <text:p>24</text:p>
          </table:table-cell>
          <table:table-cell office:value-type="float" office:value="124" calcext:value-type="float">
            <text:p>124</text:p>
          </table:table-cell>
          <table:table-cell office:value-type="float" office:value="57" calcext:value-type="float">
            <text:p>5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125575209120532" calcext:value-type="float">
            <text:p>0.125575209120532</text:p>
          </table:table-cell>
          <table:table-cell office:value-type="float" office:value="0.114166236395681" calcext:value-type="float">
            <text:p>0.114166236395681</text:p>
          </table:table-cell>
          <table:table-cell office:value-type="float" office:value="0.216769903265791" calcext:value-type="float">
            <text:p>0.216769903265791</text:p>
          </table:table-cell>
          <table:table-cell table:number-columns-repeated="2" office:value-type="float" office:value="0.0650730411686587" calcext:value-type="float">
            <text:p>0.0650730411686587</text:p>
          </table:table-cell>
          <table:table-cell office:value-type="float" office:value="0.105263157894737" calcext:value-type="float">
            <text:p>0.105263157894737</text:p>
          </table:table-cell>
          <table:table-cell office:value-type="float" office:value="1106" calcext:value-type="float">
            <text:p>1106</text:p>
          </table:table-cell>
          <table:table-cell office:value-type="float" office:value="33" calcext:value-type="float">
            <text:p>33</text:p>
          </table:table-cell>
          <table:table-cell office:value-type="float" office:value="115" calcext:value-type="float">
            <text:p>115</text:p>
          </table:table-cell>
          <table:table-cell office:value-type="float" office:value="77" calcext:value-type="float">
            <text:p>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49253731343284" calcext:value-type="float">
            <text:p>0.0149253731343284</text:p>
          </table:table-cell>
          <table:table-cell table:number-columns-repeated="3" office:value-type="float" office:value="0.432835820895522" calcext:value-type="float">
            <text:p>0.432835820895522</text:p>
          </table:table-cell>
          <table:table-cell office:value-type="float" office:value="0.124539857912813" calcext:value-type="float">
            <text:p>0.124539857912813</text:p>
          </table:table-cell>
          <table:table-cell office:value-type="float" office:value="0.111437739451517" calcext:value-type="float">
            <text:p>0.111437739451517</text:p>
          </table:table-cell>
          <table:table-cell office:value-type="float" office:value="0.22926827777574" calcext:value-type="float">
            <text:p>0.22926827777574</text:p>
          </table:table-cell>
          <table:table-cell office:value-type="float" office:value="0.0757575757575758" calcext:value-type="float">
            <text:p>0.0757575757575758</text:p>
          </table:table-cell>
          <table:table-cell office:value-type="float" office:value="0.0746268656716418" calcext:value-type="float">
            <text:p>0.0746268656716418</text:p>
          </table:table-cell>
          <table:table-cell office:value-type="float" office:value="0.181818181818182" calcext:value-type="float">
            <text:p>0.181818181818182</text:p>
          </table:table-cell>
          <table:table-cell office:value-type="float" office:value="1183" calcext:value-type="float">
            <text:p>1183</text:p>
          </table:table-cell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0.6" calcext:value-type="float">
            <text:p>0.6</text:p>
          </table:table-cell>
          <table:table-cell office:value-type="float" office:value="0.12603305785124" calcext:value-type="float">
            <text:p>0.12603305785124</text:p>
          </table:table-cell>
          <table:table-cell office:value-type="float" office:value="0.113355874894336" calcext:value-type="float">
            <text:p>0.113355874894336</text:p>
          </table:table-cell>
          <table:table-cell office:value-type="float" office:value="0.227364864864865" calcext:value-type="float">
            <text:p>0.227364864864865</text:p>
          </table:table-cell>
          <table:table-cell office:value-type="float" office:value="0.1" calcext:value-type="float">
            <text:p>0.1</text:p>
          </table:table-cell>
          <table:table-cell office:value-type="float" office:value="0.05" calcext:value-type="float">
            <text:p>0.05</text:p>
          </table:table-cell>
          <table:table-cell office:value-type="float" office:value="0.2" calcext:value-type="float">
            <text:p>0.2</text:p>
          </table:table-cell>
          <table:table-cell office:value-type="float" office:value="1142" calcext:value-type="float">
            <text:p>1142</text:p>
          </table:table-cell>
          <table:table-cell office:value-type="float" office:value="18" calcext:value-type="float">
            <text:p>18</text:p>
          </table:table-cell>
          <table:table-cell office:value-type="float" office:value="130" calcext:value-type="float">
            <text:p>130</text:p>
          </table:table-cell>
          <table:table-cell office:value-type="float" office:value="41" calcext:value-type="float">
            <text:p>4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0.666666666666667" calcext:value-type="float">
            <text:p>0.666666666666667</text:p>
          </table:table-cell>
          <table:table-cell office:value-type="float" office:value="0.123576444427749" calcext:value-type="float">
            <text:p>0.123576444427749</text:p>
          </table:table-cell>
          <table:table-cell office:value-type="float" office:value="0.113839312405485" calcext:value-type="float">
            <text:p>0.113839312405485</text:p>
          </table:table-cell>
          <table:table-cell office:value-type="float" office:value="0.201407709173282" calcext:value-type="float">
            <text:p>0.201407709173282</text:p>
          </table:table-cell>
          <table:table-cell table:number-columns-repeated="3" office:value-type="float" office:value="0.0716845878136201" calcext:value-type="float">
            <text:p>0.0716845878136201</text:p>
          </table:table-cell>
          <table:table-cell office:value-type="float" office:value="1126" calcext:value-type="float">
            <text:p>1126</text:p>
          </table:table-cell>
          <table:table-cell office:value-type="float" office:value="24" calcext:value-type="float">
            <text:p>24</text:p>
          </table:table-cell>
          <table:table-cell office:value-type="float" office:value="124" calcext:value-type="float">
            <text:p>124</text:p>
          </table:table-cell>
          <table:table-cell office:value-type="float" office:value="57" calcext:value-type="float">
            <text:p>5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125619952657897" calcext:value-type="float">
            <text:p>0.125619952657897</text:p>
          </table:table-cell>
          <table:table-cell office:value-type="float" office:value="0.114207797695712" calcext:value-type="float">
            <text:p>0.114207797695712</text:p>
          </table:table-cell>
          <table:table-cell office:value-type="float" office:value="0.216840083200228" calcext:value-type="float">
            <text:p>0.216840083200228</text:p>
          </table:table-cell>
          <table:table-cell table:number-columns-repeated="2" office:value-type="float" office:value="0.0650730411686587" calcext:value-type="float">
            <text:p>0.0650730411686587</text:p>
          </table:table-cell>
          <table:table-cell office:value-type="float" office:value="0.105263157894737" calcext:value-type="float">
            <text:p>0.105263157894737</text:p>
          </table:table-cell>
          <table:table-cell office:value-type="float" office:value="1106" calcext:value-type="float">
            <text:p>1106</text:p>
          </table:table-cell>
          <table:table-cell office:value-type="float" office:value="33" calcext:value-type="float">
            <text:p>33</text:p>
          </table:table-cell>
          <table:table-cell office:value-type="float" office:value="115" calcext:value-type="float">
            <text:p>115</text:p>
          </table:table-cell>
          <table:table-cell office:value-type="float" office:value="77" calcext:value-type="float">
            <text:p>77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183" calcext:value-type="float">
            <text:p>1183</text:p>
          </table:table-cell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183" calcext:value-type="float">
            <text:p>1183</text:p>
          </table:table-cell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.000222651244257577" calcext:value-type="float">
            <text:p>0.000222651244257577</text:p>
          </table:table-cell>
          <table:table-cell office:value-type="float" office:value="0.000282559427432716" calcext:value-type="float">
            <text:p>0.000282559427432716</text:p>
          </table:table-cell>
          <table:table-cell table:number-columns-repeated="2" office:value-type="float" office:value="0.99928218126297" calcext:value-type="float">
            <text:p>0.99928218126297</text:p>
          </table:table-cell>
          <table:table-cell office:value-type="float" office:value="0.998018264770508" calcext:value-type="float">
            <text:p>0.998018264770508</text:p>
          </table:table-cell>
          <table:table-cell office:value-type="float" office:value="0.0801918635766025" calcext:value-type="float">
            <text:p>0.0801918635766025</text:p>
          </table:table-cell>
          <table:table-cell office:value-type="float" office:value="0.0629440869566651" calcext:value-type="float">
            <text:p>0.0629440869566651</text:p>
          </table:table-cell>
          <table:table-cell office:value-type="float" office:value="0.202076151690827" calcext:value-type="float">
            <text:p>0.202076151690827</text:p>
          </table:table-cell>
          <table:table-cell office:value-type="float" office:value="0.00202919216826558" calcext:value-type="float">
            <text:p>0.00202919216826558</text:p>
          </table:table-cell>
          <table:table-cell office:value-type="float" office:value="0.0016979809734039" calcext:value-type="float">
            <text:p>0.0016979809734039</text:p>
          </table:table-cell>
          <table:table-cell office:value-type="float" office:value="0.0173150915652514" calcext:value-type="float">
            <text:p>0.0173150915652514</text:p>
          </table:table-cell>
          <table:table-cell office:value-type="float" office:value="1105" calcext:value-type="float">
            <text:p>1105</text:p>
          </table:table-cell>
          <table:table-cell office:value-type="float" office:value="31" calcext:value-type="float">
            <text:p>31</text:p>
          </table:table-cell>
          <table:table-cell office:value-type="float" office:value="134" calcext:value-type="float">
            <text:p>134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0.0454880581667581" calcext:value-type="float">
            <text:p>0.0454880581667581</text:p>
          </table:table-cell>
          <table:table-cell office:value-type="float" office:value="0.0478716278751348" calcext:value-type="float">
            <text:p>0.0478716278751348</text:p>
          </table:table-cell>
          <table:table-cell table:number-columns-repeated="2" office:value-type="float" office:value="0.616233732994067" calcext:value-type="float">
            <text:p>0.616233732994067</text:p>
          </table:table-cell>
          <table:table-cell office:value-type="float" office:value="0.560956846451389" calcext:value-type="float">
            <text:p>0.560956846451389</text:p>
          </table:table-cell>
          <table:table-cell office:value-type="float" office:value="0.10428775396559" calcext:value-type="float">
            <text:p>0.10428775396559</text:p>
          </table:table-cell>
          <table:table-cell office:value-type="float" office:value="0.0963864847787814" calcext:value-type="float">
            <text:p>0.0963864847787814</text:p>
          </table:table-cell>
          <table:table-cell office:value-type="float" office:value="0.160123389552369" calcext:value-type="float">
            <text:p>0.160123389552369</text:p>
          </table:table-cell>
          <table:table-cell office:value-type="float" office:value="0.072652659260276" calcext:value-type="float">
            <text:p>0.072652659260276</text:p>
          </table:table-cell>
          <table:table-cell office:value-type="float" office:value="0.0699949203347138" calcext:value-type="float">
            <text:p>0.0699949203347138</text:p>
          </table:table-cell>
          <table:table-cell office:value-type="float" office:value="0.112919197944194" calcext:value-type="float">
            <text:p>0.112919197944194</text:p>
          </table:table-cell>
          <table:table-cell office:value-type="float" office:value="1161" calcext:value-type="float">
            <text:p>1161</text:p>
          </table:table-cell>
          <table:table-cell office:value-type="float" office:value="5" calcext:value-type="float">
            <text:p>5</text:p>
          </table:table-cell>
          <table:table-cell office:value-type="float" office:value="160" calcext:value-type="float">
            <text:p>16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.0454496628291627" calcext:value-type="float">
            <text:p>0.0454496628291627</text:p>
          </table:table-cell>
          <table:table-cell office:value-type="float" office:value="0.0478334530523696" calcext:value-type="float">
            <text:p>0.0478334530523696</text:p>
          </table:table-cell>
          <table:table-cell table:number-columns-repeated="2" office:value-type="float" office:value="0.616751079265413" calcext:value-type="float">
            <text:p>0.616751079265413</text:p>
          </table:table-cell>
          <table:table-cell office:value-type="float" office:value="0.56144652331308" calcext:value-type="float">
            <text:p>0.56144652331308</text:p>
          </table:table-cell>
          <table:table-cell office:value-type="float" office:value="0.104292009155671" calcext:value-type="float">
            <text:p>0.104292009155671</text:p>
          </table:table-cell>
          <table:table-cell office:value-type="float" office:value="0.0963830910800766" calcext:value-type="float">
            <text:p>0.0963830910800766</text:p>
          </table:table-cell>
          <table:table-cell office:value-type="float" office:value="0.160181696889872" calcext:value-type="float">
            <text:p>0.160181696889872</text:p>
          </table:table-cell>
          <table:table-cell office:value-type="float" office:value="0.0726223218217601" calcext:value-type="float">
            <text:p>0.0726223218217601</text:p>
          </table:table-cell>
          <table:table-cell office:value-type="float" office:value="0.0699633277743832" calcext:value-type="float">
            <text:p>0.0699633277743832</text:p>
          </table:table-cell>
          <table:table-cell office:value-type="float" office:value="0.112916559894427" calcext:value-type="float">
            <text:p>0.112916559894427</text:p>
          </table:table-cell>
          <table:table-cell office:value-type="float" office:value="1161" calcext:value-type="float">
            <text:p>1161</text:p>
          </table:table-cell>
          <table:table-cell office:value-type="float" office:value="5" calcext:value-type="float">
            <text:p>5</text:p>
          </table:table-cell>
          <table:table-cell office:value-type="float" office:value="160" calcext:value-type="float">
            <text:p>16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.0357268480459023" calcext:value-type="float">
            <text:p>0.0357268480459023</text:p>
          </table:table-cell>
          <table:table-cell office:value-type="float" office:value="0.0390877550967208" calcext:value-type="float">
            <text:p>0.0390877550967208</text:p>
          </table:table-cell>
          <table:table-cell table:number-columns-repeated="2" office:value-type="float" office:value="0.944619519552857" calcext:value-type="float">
            <text:p>0.944619519552857</text:p>
          </table:table-cell>
          <table:table-cell office:value-type="float" office:value="0.919687919426317" calcext:value-type="float">
            <text:p>0.919687919426317</text:p>
          </table:table-cell>
          <table:table-cell office:value-type="float" office:value="0.153791940583939" calcext:value-type="float">
            <text:p>0.153791940583939</text:p>
          </table:table-cell>
          <table:table-cell office:value-type="float" office:value="0.136741722042915" calcext:value-type="float">
            <text:p>0.136741722042915</text:p>
          </table:table-cell>
          <table:table-cell office:value-type="float" office:value="0.274280151607177" calcext:value-type="float">
            <text:p>0.274280151607177</text:p>
          </table:table-cell>
          <table:table-cell office:value-type="float" office:value="0.0810010981180222" calcext:value-type="float">
            <text:p>0.0810010981180222</text:p>
          </table:table-cell>
          <table:table-cell office:value-type="float" office:value="0.0759435991642004" calcext:value-type="float">
            <text:p>0.0759435991642004</text:p>
          </table:table-cell>
          <table:table-cell office:value-type="float" office:value="0.170422614540154" calcext:value-type="float">
            <text:p>0.170422614540154</text:p>
          </table:table-cell>
          <table:table-cell office:value-type="float" office:value="1105" calcext:value-type="float">
            <text:p>1105</text:p>
          </table:table-cell>
          <table:table-cell office:value-type="float" office:value="31" calcext:value-type="float">
            <text:p>31</text:p>
          </table:table-cell>
          <table:table-cell office:value-type="float" office:value="134" calcext:value-type="float">
            <text:p>134</text:p>
          </table:table-cell>
          <table:table-cell office:value-type="float" office:value="61" calcext:value-type="float">
            <text:p>6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887513679459988" calcext:value-type="float">
            <text:p>0.887513679459988</text:p>
          </table:table-cell>
          <table:table-cell office:value-type="float" office:value="0.444444444444444" calcext:value-type="float">
            <text:p>0.444444444444444</text:p>
          </table:table-cell>
          <table:table-cell office:value-type="float" office:value="0.102861081581541" calcext:value-type="float">
            <text:p>0.102861081581541</text:p>
          </table:table-cell>
          <table:table-cell office:value-type="float" office:value="0.0928819207408264" calcext:value-type="float">
            <text:p>0.0928819207408264</text:p>
          </table:table-cell>
          <table:table-cell office:value-type="float" office:value="0.173380484855922" calcext:value-type="float">
            <text:p>0.173380484855922</text:p>
          </table:table-cell>
          <table:table-cell table:number-columns-repeated="2" office:value-type="float" office:value="0.0666666666666667" calcext:value-type="float">
            <text:p>0.0666666666666667</text:p>
          </table:table-cell>
          <table:table-cell office:value-type="float" office:value="0.118181818181818" calcext:value-type="float">
            <text:p>0.118181818181818</text:p>
          </table:table-cell>
          <table:table-cell office:value-type="float" office:value="1164" calcext:value-type="float">
            <text:p>1164</text:p>
          </table:table-cell>
          <table:table-cell office:value-type="float" office:value="0" calcext:value-type="float">
            <text:p>0</text:p>
          </table:table-cell>
          <table:table-cell office:value-type="float" office:value="165" calcext:value-type="float">
            <text:p>16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887513679459988" calcext:value-type="float">
            <text:p>0.887513679459988</text:p>
          </table:table-cell>
          <table:table-cell office:value-type="float" office:value="0.444444444444444" calcext:value-type="float">
            <text:p>0.444444444444444</text:p>
          </table:table-cell>
          <table:table-cell office:value-type="float" office:value="0.102860914300366" calcext:value-type="float">
            <text:p>0.102860914300366</text:p>
          </table:table-cell>
          <table:table-cell office:value-type="float" office:value="0.0928817297877868" calcext:value-type="float">
            <text:p>0.0928817297877868</text:p>
          </table:table-cell>
          <table:table-cell office:value-type="float" office:value="0.173380484855922" calcext:value-type="float">
            <text:p>0.173380484855922</text:p>
          </table:table-cell>
          <table:table-cell table:number-columns-repeated="2" office:value-type="float" office:value="0.0666666666666667" calcext:value-type="float">
            <text:p>0.0666666666666667</text:p>
          </table:table-cell>
          <table:table-cell office:value-type="float" office:value="0.118181818181818" calcext:value-type="float">
            <text:p>0.118181818181818</text:p>
          </table:table-cell>
          <table:table-cell office:value-type="float" office:value="1164" calcext:value-type="float">
            <text:p>1164</text:p>
          </table:table-cell>
          <table:table-cell office:value-type="float" office:value="0" calcext:value-type="float">
            <text:p>0</text:p>
          </table:table-cell>
          <table:table-cell office:value-type="float" office:value="165" calcext:value-type="float">
            <text:p>16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0.666666666666667" calcext:value-type="float">
            <text:p>0.666666666666667</text:p>
          </table:table-cell>
          <table:table-cell office:value-type="float" office:value="0.0996934935735638" calcext:value-type="float">
            <text:p>0.0996934935735638</text:p>
          </table:table-cell>
          <table:table-cell office:value-type="float" office:value="0.0946925671603566" calcext:value-type="float">
            <text:p>0.0946925671603566</text:p>
          </table:table-cell>
          <table:table-cell office:value-type="float" office:value="0.135033373560228" calcext:value-type="float">
            <text:p>0.135033373560228</text:p>
          </table:table-cell>
          <table:table-cell table:number-columns-repeated="3" office:value-type="float" office:value="0.0742857142857143" calcext:value-type="float">
            <text:p>0.0742857142857143</text:p>
          </table:table-cell>
          <table:table-cell office:value-type="float" office:value="1162" calcext:value-type="float">
            <text:p>1162</text:p>
          </table:table-cell>
          <table:table-cell office:value-type="float" office:value="5" calcext:value-type="float">
            <text:p>5</text:p>
          </table:table-cell>
          <table:table-cell office:value-type="float" office:value="160" calcext:value-type="float">
            <text:p>16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111437444207153" calcext:value-type="float">
            <text:p>0.111437444207153</text:p>
          </table:table-cell>
          <table:table-cell office:value-type="float" office:value="0.101551108422678" calcext:value-type="float">
            <text:p>0.101551108422678</text:p>
          </table:table-cell>
          <table:table-cell office:value-type="float" office:value="0.181300883750781" calcext:value-type="float">
            <text:p>0.181300883750781</text:p>
          </table:table-cell>
          <table:table-cell table:number-columns-repeated="3" office:value-type="float" office:value="0.061652281134402" calcext:value-type="float">
            <text:p>0.061652281134402</text:p>
          </table:table-cell>
          <table:table-cell office:value-type="float" office:value="1125" calcext:value-type="float">
            <text:p>1125</text:p>
          </table:table-cell>
          <table:table-cell office:value-type="float" office:value="18" calcext:value-type="float">
            <text:p>18</text:p>
          </table:table-cell>
          <table:table-cell office:value-type="float" office:value="147" calcext:value-type="float">
            <text:p>147</text:p>
          </table:table-cell>
          <table:table-cell office:value-type="float" office:value="41" calcext:value-type="float">
            <text:p>4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0.298507462686567" calcext:value-type="float">
            <text:p>0.298507462686567</text:p>
          </table:table-cell>
          <table:table-cell office:value-type="float" office:value="0.102979739646145" calcext:value-type="float">
            <text:p>0.102979739646145</text:p>
          </table:table-cell>
          <table:table-cell office:value-type="float" office:value="0.0937508000307212" calcext:value-type="float">
            <text:p>0.0937508000307212</text:p>
          </table:table-cell>
          <table:table-cell office:value-type="float" office:value="0.168197579595137" calcext:value-type="float">
            <text:p>0.168197579595137</text:p>
          </table:table-cell>
          <table:table-cell table:number-columns-repeated="2" office:value-type="float" office:value="0.0746268656716418" calcext:value-type="float">
            <text:p>0.0746268656716418</text:p>
          </table:table-cell>
          <table:table-cell office:value-type="float" office:value="0.17910447761194" calcext:value-type="float">
            <text:p>0.17910447761194</text:p>
          </table:table-cell>
          <table:table-cell office:value-type="float" office:value="1166" calcext:value-type="float">
            <text:p>1166</text:p>
          </table:table-cell>
          <table:table-cell office:value-type="float" office:value="0" calcext:value-type="float">
            <text:p>0</text:p>
          </table:table-cell>
          <table:table-cell office:value-type="float" office:value="165" calcext:value-type="float">
            <text:p>16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0.4" calcext:value-type="float">
            <text:p>0.4</text:p>
          </table:table-cell>
          <table:table-cell office:value-type="float" office:value="0.0987227648384673" calcext:value-type="float">
            <text:p>0.0987227648384673</text:p>
          </table:table-cell>
          <table:table-cell office:value-type="float" office:value="0.0884219554030875" calcext:value-type="float">
            <text:p>0.0884219554030875</text:p>
          </table:table-cell>
          <table:table-cell office:value-type="float" office:value="0.171515151515152" calcext:value-type="float">
            <text:p>0.171515151515152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.15" calcext:value-type="float">
            <text:p>0.15</text:p>
          </table:table-cell>
          <table:table-cell office:value-type="float" office:value="1166" calcext:value-type="float">
            <text:p>1166</text:p>
          </table:table-cell>
          <table:table-cell office:value-type="float" office:value="0" calcext:value-type="float">
            <text:p>0</text:p>
          </table:table-cell>
          <table:table-cell office:value-type="float" office:value="165" calcext:value-type="float">
            <text:p>16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0.666666666666667" calcext:value-type="float">
            <text:p>0.666666666666667</text:p>
          </table:table-cell>
          <table:table-cell office:value-type="float" office:value="0.0996934935735638" calcext:value-type="float">
            <text:p>0.0996934935735638</text:p>
          </table:table-cell>
          <table:table-cell office:value-type="float" office:value="0.0946925671603566" calcext:value-type="float">
            <text:p>0.0946925671603566</text:p>
          </table:table-cell>
          <table:table-cell office:value-type="float" office:value="0.135033373560228" calcext:value-type="float">
            <text:p>0.135033373560228</text:p>
          </table:table-cell>
          <table:table-cell table:number-columns-repeated="3" office:value-type="float" office:value="0.0742857142857143" calcext:value-type="float">
            <text:p>0.0742857142857143</text:p>
          </table:table-cell>
          <table:table-cell office:value-type="float" office:value="1162" calcext:value-type="float">
            <text:p>1162</text:p>
          </table:table-cell>
          <table:table-cell office:value-type="float" office:value="5" calcext:value-type="float">
            <text:p>5</text:p>
          </table:table-cell>
          <table:table-cell office:value-type="float" office:value="160" calcext:value-type="float">
            <text:p>16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111453360563076" calcext:value-type="float">
            <text:p>0.111453360563076</text:p>
          </table:table-cell>
          <table:table-cell office:value-type="float" office:value="0.101575158640227" calcext:value-type="float">
            <text:p>0.101575158640227</text:p>
          </table:table-cell>
          <table:table-cell office:value-type="float" office:value="0.18125932081787" calcext:value-type="float">
            <text:p>0.18125932081787</text:p>
          </table:table-cell>
          <table:table-cell table:number-columns-repeated="3" office:value-type="float" office:value="0.061652281134402" calcext:value-type="float">
            <text:p>0.061652281134402</text:p>
          </table:table-cell>
          <table:table-cell office:value-type="float" office:value="1125" calcext:value-type="float">
            <text:p>1125</text:p>
          </table:table-cell>
          <table:table-cell office:value-type="float" office:value="18" calcext:value-type="float">
            <text:p>18</text:p>
          </table:table-cell>
          <table:table-cell office:value-type="float" office:value="147" calcext:value-type="float">
            <text:p>147</text:p>
          </table:table-cell>
          <table:table-cell office:value-type="float" office:value="41" calcext:value-type="float">
            <text:p>4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166" calcext:value-type="float">
            <text:p>1166</text:p>
          </table:table-cell>
          <table:table-cell office:value-type="float" office:value="0" calcext:value-type="float">
            <text:p>0</text:p>
          </table:table-cell>
          <table:table-cell office:value-type="float" office:value="165" calcext:value-type="float">
            <text:p>165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166" calcext:value-type="float">
            <text:p>1166</text:p>
          </table:table-cell>
          <table:table-cell office:value-type="float" office:value="0" calcext:value-type="float">
            <text:p>0</text:p>
          </table:table-cell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.000139590149046853" calcext:value-type="float">
            <text:p>0.000139590149046853</text:p>
          </table:table-cell>
          <table:table-cell office:value-type="float" office:value="0.000195945613086224" calcext:value-type="float">
            <text:p>0.000195945613086224</text:p>
          </table:table-cell>
          <table:table-cell office:value-type="float" office:value="0.999200642108917" calcext:value-type="float">
            <text:p>0.999200642108917</text:p>
          </table:table-cell>
          <table:table-cell office:value-type="float" office:value="0.991599559783936" calcext:value-type="float">
            <text:p>0.991599559783936</text:p>
          </table:table-cell>
          <table:table-cell office:value-type="float" office:value="0.999200642108917" calcext:value-type="float">
            <text:p>0.999200642108917</text:p>
          </table:table-cell>
          <table:table-cell office:value-type="float" office:value="0.0403915263110563" calcext:value-type="float">
            <text:p>0.0403915263110563</text:p>
          </table:table-cell>
          <table:table-cell office:value-type="float" office:value="0.0235096605490037" calcext:value-type="float">
            <text:p>0.0235096605490037</text:p>
          </table:table-cell>
          <table:table-cell office:value-type="float" office:value="0.16221190332241" calcext:value-type="float">
            <text:p>0.16221190332241</text:p>
          </table:table-cell>
          <table:table-cell office:value-type="float" office:value="0.00126601383090019" calcext:value-type="float">
            <text:p>0.00126601383090019</text:p>
          </table:table-cell>
          <table:table-cell office:value-type="float" office:value="0.000990847242064774" calcext:value-type="float">
            <text:p>0.000990847242064774</text:p>
          </table:table-cell>
          <table:table-cell office:value-type="float" office:value="0.0160845704376698" calcext:value-type="float">
            <text:p>0.0160845704376698</text:p>
          </table:table-cell>
          <table:table-cell office:value-type="float" office:value="1147" calcext:value-type="float">
            <text:p>1147</text:p>
          </table:table-cell>
          <table:table-cell office:value-type="float" office:value="19" calcext:value-type="float">
            <text:p>19</text:p>
          </table:table-cell>
          <table:table-cell office:value-type="float" office:value="143" calcext:value-type="float">
            <text:p>143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.0568818307822131" calcext:value-type="float">
            <text:p>0.0568818307822131</text:p>
          </table:table-cell>
          <table:table-cell office:value-type="float" office:value="0.0617995537599414" calcext:value-type="float">
            <text:p>0.0617995537599414</text:p>
          </table:table-cell>
          <table:table-cell office:value-type="float" office:value="0.794438550253653" calcext:value-type="float">
            <text:p>0.794438550253653</text:p>
          </table:table-cell>
          <table:table-cell office:value-type="float" office:value="0.67668951721832" calcext:value-type="float">
            <text:p>0.67668951721832</text:p>
          </table:table-cell>
          <table:table-cell office:value-type="float" office:value="0.794438550253653" calcext:value-type="float">
            <text:p>0.794438550253653</text:p>
          </table:table-cell>
          <table:table-cell office:value-type="float" office:value="0.125994892818742" calcext:value-type="float">
            <text:p>0.125994892818742</text:p>
          </table:table-cell>
          <table:table-cell office:value-type="float" office:value="0.112416907428285" calcext:value-type="float">
            <text:p>0.112416907428285</text:p>
          </table:table-cell>
          <table:table-cell office:value-type="float" office:value="0.22397430591408" calcext:value-type="float">
            <text:p>0.22397430591408</text:p>
          </table:table-cell>
          <table:table-cell office:value-type="float" office:value="0.0966599235233979" calcext:value-type="float">
            <text:p>0.0966599235233979</text:p>
          </table:table-cell>
          <table:table-cell office:value-type="float" office:value="0.0912339129806512" calcext:value-type="float">
            <text:p>0.0912339129806512</text:p>
          </table:table-cell>
          <table:table-cell office:value-type="float" office:value="0.172158570706079" calcext:value-type="float">
            <text:p>0.172158570706079</text:p>
          </table:table-cell>
          <table:table-cell office:value-type="float" office:value="1162" calcext:value-type="float">
            <text:p>1162</text:p>
          </table:table-cell>
          <table:table-cell office:value-type="float" office:value="13" calcext:value-type="float">
            <text:p>13</text:p>
          </table:table-cell>
          <table:table-cell office:value-type="float" office:value="149" calcext:value-type="float">
            <text:p>14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.0568277447340638" calcext:value-type="float">
            <text:p>0.0568277447340638</text:p>
          </table:table-cell>
          <table:table-cell office:value-type="float" office:value="0.0617460309050971" calcext:value-type="float">
            <text:p>0.0617460309050971</text:p>
          </table:table-cell>
          <table:table-cell office:value-type="float" office:value="0.794929691575963" calcext:value-type="float">
            <text:p>0.794929691575963</text:p>
          </table:table-cell>
          <table:table-cell office:value-type="float" office:value="0.677218237301918" calcext:value-type="float">
            <text:p>0.677218237301918</text:p>
          </table:table-cell>
          <table:table-cell office:value-type="float" office:value="0.794929691575963" calcext:value-type="float">
            <text:p>0.794929691575963</text:p>
          </table:table-cell>
          <table:table-cell office:value-type="float" office:value="0.125989613396827" calcext:value-type="float">
            <text:p>0.125989613396827</text:p>
          </table:table-cell>
          <table:table-cell office:value-type="float" office:value="0.112398318577543" calcext:value-type="float">
            <text:p>0.112398318577543</text:p>
          </table:table-cell>
          <table:table-cell office:value-type="float" office:value="0.224065067987833" calcext:value-type="float">
            <text:p>0.224065067987833</text:p>
          </table:table-cell>
          <table:table-cell office:value-type="float" office:value="0.0966202186645593" calcext:value-type="float">
            <text:p>0.0966202186645593</text:p>
          </table:table-cell>
          <table:table-cell office:value-type="float" office:value="0.0911911070974468" calcext:value-type="float">
            <text:p>0.0911911070974468</text:p>
          </table:table-cell>
          <table:table-cell office:value-type="float" office:value="0.1721852409384" calcext:value-type="float">
            <text:p>0.1721852409384</text:p>
          </table:table-cell>
          <table:table-cell office:value-type="float" office:value="1162" calcext:value-type="float">
            <text:p>1162</text:p>
          </table:table-cell>
          <table:table-cell office:value-type="float" office:value="13" calcext:value-type="float">
            <text:p>13</text:p>
          </table:table-cell>
          <table:table-cell office:value-type="float" office:value="149" calcext:value-type="float">
            <text:p>14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.0492600374810947" calcext:value-type="float">
            <text:p>0.0492600374810947</text:p>
          </table:table-cell>
          <table:table-cell office:value-type="float" office:value="0.0548356099933991" calcext:value-type="float">
            <text:p>0.0548356099933991</text:p>
          </table:table-cell>
          <table:table-cell office:value-type="float" office:value="0.915131442408472" calcext:value-type="float">
            <text:p>0.915131442408472</text:p>
          </table:table-cell>
          <table:table-cell office:value-type="float" office:value="0.830758424252544" calcext:value-type="float">
            <text:p>0.830758424252544</text:p>
          </table:table-cell>
          <table:table-cell office:value-type="float" office:value="0.915131442408472" calcext:value-type="float">
            <text:p>0.915131442408472</text:p>
          </table:table-cell>
          <table:table-cell office:value-type="float" office:value="0.139310451466886" calcext:value-type="float">
            <text:p>0.139310451466886</text:p>
          </table:table-cell>
          <table:table-cell office:value-type="float" office:value="0.121022441893816" calcext:value-type="float">
            <text:p>0.121022441893816</text:p>
          </table:table-cell>
          <table:table-cell office:value-type="float" office:value="0.271277631657742" calcext:value-type="float">
            <text:p>0.271277631657742</text:p>
          </table:table-cell>
          <table:table-cell office:value-type="float" office:value="0.0975744311511471" calcext:value-type="float">
            <text:p>0.0975744311511471</text:p>
          </table:table-cell>
          <table:table-cell office:value-type="float" office:value="0.0906036744795138" calcext:value-type="float">
            <text:p>0.0906036744795138</text:p>
          </table:table-cell>
          <table:table-cell office:value-type="float" office:value="0.20232662916568" calcext:value-type="float">
            <text:p>0.20232662916568</text:p>
          </table:table-cell>
          <table:table-cell office:value-type="float" office:value="1147" calcext:value-type="float">
            <text:p>1147</text:p>
          </table:table-cell>
          <table:table-cell office:value-type="float" office:value="19" calcext:value-type="float">
            <text:p>19</text:p>
          </table:table-cell>
          <table:table-cell office:value-type="float" office:value="143" calcext:value-type="float">
            <text:p>143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99200642108917" calcext:value-type="float">
            <text:p>0.999200642108917</text:p>
          </table:table-cell>
          <table:table-cell office:value-type="float" office:value="0.434782608695652" calcext:value-type="float">
            <text:p>0.434782608695652</text:p>
          </table:table-cell>
          <table:table-cell office:value-type="float" office:value="0.999200642108917" calcext:value-type="float">
            <text:p>0.999200642108917</text:p>
          </table:table-cell>
          <table:table-cell office:value-type="float" office:value="0.128388355184183" calcext:value-type="float">
            <text:p>0.128388355184183</text:p>
          </table:table-cell>
          <table:table-cell office:value-type="float" office:value="0.111967605183496" calcext:value-type="float">
            <text:p>0.111967605183496</text:p>
          </table:table-cell>
          <table:table-cell office:value-type="float" office:value="0.246881298090373" calcext:value-type="float">
            <text:p>0.246881298090373</text:p>
          </table:table-cell>
          <table:table-cell table:number-columns-repeated="2" office:value-type="float" office:value="0.0952380952380952" calcext:value-type="float">
            <text:p>0.0952380952380952</text:p>
          </table:table-cell>
          <table:table-cell office:value-type="float" office:value="0.228915662650602" calcext:value-type="float">
            <text:p>0.228915662650602</text:p>
          </table:table-cell>
          <table:table-cell office:value-type="float" office:value="1169" calcext:value-type="float">
            <text:p>1169</text:p>
          </table:table-cell>
          <table:table-cell office:value-type="float" office:value="2" calcext:value-type="float">
            <text:p>2</text:p>
          </table:table-cell>
          <table:table-cell office:value-type="float" office:value="160" calcext:value-type="float">
            <text:p>1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434782608695652" calcext:value-type="float">
            <text:p>0.434782608695652</text:p>
          </table:table-cell>
          <table:table-cell office:value-type="float" office:value="1" calcext:value-type="float">
            <text:p>1</text:p>
          </table:table-cell>
          <table:table-cell office:value-type="float" office:value="0.128388742427025" calcext:value-type="float">
            <text:p>0.128388742427025</text:p>
          </table:table-cell>
          <table:table-cell office:value-type="float" office:value="0.111967362294131" calcext:value-type="float">
            <text:p>0.111967362294131</text:p>
          </table:table-cell>
          <table:table-cell office:value-type="float" office:value="0.246886232398343" calcext:value-type="float">
            <text:p>0.246886232398343</text:p>
          </table:table-cell>
          <table:table-cell table:number-columns-repeated="2" office:value-type="float" office:value="0.0952380952380952" calcext:value-type="float">
            <text:p>0.0952380952380952</text:p>
          </table:table-cell>
          <table:table-cell office:value-type="float" office:value="0.228915662650602" calcext:value-type="float">
            <text:p>0.228915662650602</text:p>
          </table:table-cell>
          <table:table-cell office:value-type="float" office:value="1169" calcext:value-type="float">
            <text:p>1169</text:p>
          </table:table-cell>
          <table:table-cell office:value-type="float" office:value="2" calcext:value-type="float">
            <text:p>2</text:p>
          </table:table-cell>
          <table:table-cell office:value-type="float" office:value="160" calcext:value-type="float">
            <text:p>16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0.8" calcext:value-type="float">
            <text:p>0.8</text:p>
          </table:table-cell>
          <table:table-cell office:value-type="float" office:value="0.127537687671149" calcext:value-type="float">
            <text:p>0.127537687671149</text:p>
          </table:table-cell>
          <table:table-cell office:value-type="float" office:value="0.11865244191205" calcext:value-type="float">
            <text:p>0.11865244191205</text:p>
          </table:table-cell>
          <table:table-cell office:value-type="float" office:value="0.191654059846377" calcext:value-type="float">
            <text:p>0.191654059846377</text:p>
          </table:table-cell>
          <table:table-cell table:number-columns-repeated="3" office:value-type="float" office:value="0.108315098468271" calcext:value-type="float">
            <text:p>0.108315098468271</text:p>
          </table:table-cell>
          <table:table-cell office:value-type="float" office:value="1156" calcext:value-type="float">
            <text:p>1156</text:p>
          </table:table-cell>
          <table:table-cell office:value-type="float" office:value="14" calcext:value-type="float">
            <text:p>14</text:p>
          </table:table-cell>
          <table:table-cell office:value-type="float" office:value="148" calcext:value-type="float">
            <text:p>148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128432928054702" calcext:value-type="float">
            <text:p>0.128432928054702</text:p>
          </table:table-cell>
          <table:table-cell office:value-type="float" office:value="0.112993066627837" calcext:value-type="float">
            <text:p>0.112993066627837</text:p>
          </table:table-cell>
          <table:table-cell office:value-type="float" office:value="0.239847730573251" calcext:value-type="float">
            <text:p>0.239847730573251</text:p>
          </table:table-cell>
          <table:table-cell table:number-columns-repeated="3" office:value-type="float" office:value="0.0926143024618992" calcext:value-type="float">
            <text:p>0.0926143024618992</text:p>
          </table:table-cell>
          <table:table-cell office:value-type="float" office:value="1149" calcext:value-type="float">
            <text:p>1149</text:p>
          </table:table-cell>
          <table:table-cell office:value-type="float" office:value="22" calcext:value-type="float">
            <text:p>22</text:p>
          </table:table-cell>
          <table:table-cell office:value-type="float" office:value="140" calcext:value-type="float">
            <text:p>140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0.358208955223881" calcext:value-type="float">
            <text:p>0.358208955223881</text:p>
          </table:table-cell>
          <table:table-cell office:value-type="float" office:value="0.128899250758026" calcext:value-type="float">
            <text:p>0.128899250758026</text:p>
          </table:table-cell>
          <table:table-cell office:value-type="float" office:value="0.114386075687354" calcext:value-type="float">
            <text:p>0.114386075687354</text:p>
          </table:table-cell>
          <table:table-cell office:value-type="float" office:value="0.233627038768001" calcext:value-type="float">
            <text:p>0.233627038768001</text:p>
          </table:table-cell>
          <table:table-cell office:value-type="float" office:value="0.121212121212121" calcext:value-type="float">
            <text:p>0.121212121212121</text:p>
          </table:table-cell>
          <table:table-cell office:value-type="float" office:value="0.0895522388059701" calcext:value-type="float">
            <text:p>0.0895522388059701</text:p>
          </table:table-cell>
          <table:table-cell office:value-type="float" office:value="0.196969696969697" calcext:value-type="float">
            <text:p>0.196969696969697</text:p>
          </table:table-cell>
          <table:table-cell office:value-type="float" office:value="1169" calcext:value-type="float">
            <text:p>1169</text:p>
          </table:table-cell>
          <table:table-cell office:value-type="float" office:value="0" calcext:value-type="float">
            <text:p>0</text:p>
          </table:table-cell>
          <table:table-cell office:value-type="float" office:value="162" calcext:value-type="float">
            <text:p>16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0.4" calcext:value-type="float">
            <text:p>0.4</text:p>
          </table:table-cell>
          <table:table-cell office:value-type="float" office:value="0.123854244928625" calcext:value-type="float">
            <text:p>0.123854244928625</text:p>
          </table:table-cell>
          <table:table-cell office:value-type="float" office:value="0.107998289136014" calcext:value-type="float">
            <text:p>0.107998289136014</text:p>
          </table:table-cell>
          <table:table-cell office:value-type="float" office:value="0.238271604938272" calcext:value-type="float">
            <text:p>0.238271604938272</text:p>
          </table:table-cell>
          <table:table-cell office:value-type="float" office:value="0.1" calcext:value-type="float">
            <text:p>0.1</text:p>
          </table:table-cell>
          <table:table-cell office:value-type="float" office:value="0.05" calcext:value-type="float">
            <text:p>0.05</text:p>
          </table:table-cell>
          <table:table-cell office:value-type="float" office:value="0.25" calcext:value-type="float">
            <text:p>0.25</text:p>
          </table:table-cell>
          <table:table-cell office:value-type="float" office:value="1169" calcext:value-type="float">
            <text:p>1169</text:p>
          </table:table-cell>
          <table:table-cell office:value-type="float" office:value="0" calcext:value-type="float">
            <text:p>0</text:p>
          </table:table-cell>
          <table:table-cell office:value-type="float" office:value="162" calcext:value-type="float">
            <text:p>16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0.8" calcext:value-type="float">
            <text:p>0.8</text:p>
          </table:table-cell>
          <table:table-cell office:value-type="float" office:value="0.127537687671149" calcext:value-type="float">
            <text:p>0.127537687671149</text:p>
          </table:table-cell>
          <table:table-cell office:value-type="float" office:value="0.11865244191205" calcext:value-type="float">
            <text:p>0.11865244191205</text:p>
          </table:table-cell>
          <table:table-cell office:value-type="float" office:value="0.191654059846377" calcext:value-type="float">
            <text:p>0.191654059846377</text:p>
          </table:table-cell>
          <table:table-cell table:number-columns-repeated="3" office:value-type="float" office:value="0.108315098468271" calcext:value-type="float">
            <text:p>0.108315098468271</text:p>
          </table:table-cell>
          <table:table-cell office:value-type="float" office:value="1156" calcext:value-type="float">
            <text:p>1156</text:p>
          </table:table-cell>
          <table:table-cell office:value-type="float" office:value="14" calcext:value-type="float">
            <text:p>14</text:p>
          </table:table-cell>
          <table:table-cell office:value-type="float" office:value="148" calcext:value-type="float">
            <text:p>148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128417841126743" calcext:value-type="float">
            <text:p>0.128417841126743</text:p>
          </table:table-cell>
          <table:table-cell office:value-type="float" office:value="0.112991497068771" calcext:value-type="float">
            <text:p>0.112991497068771</text:p>
          </table:table-cell>
          <table:table-cell office:value-type="float" office:value="0.239735101643842" calcext:value-type="float">
            <text:p>0.239735101643842</text:p>
          </table:table-cell>
          <table:table-cell table:number-columns-repeated="3" office:value-type="float" office:value="0.0926143024618992" calcext:value-type="float">
            <text:p>0.0926143024618992</text:p>
          </table:table-cell>
          <table:table-cell office:value-type="float" office:value="1149" calcext:value-type="float">
            <text:p>1149</text:p>
          </table:table-cell>
          <table:table-cell office:value-type="float" office:value="22" calcext:value-type="float">
            <text:p>22</text:p>
          </table:table-cell>
          <table:table-cell office:value-type="float" office:value="140" calcext:value-type="float">
            <text:p>140</text:p>
          </table:table-cell>
          <table:table-cell office:value-type="float" office:value="20" calcext:value-type="float">
            <text:p>20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169" calcext:value-type="float">
            <text:p>1169</text:p>
          </table:table-cell>
          <table:table-cell office:value-type="float" office:value="0" calcext:value-type="float">
            <text:p>0</text:p>
          </table:table-cell>
          <table:table-cell office:value-type="float" office:value="162" calcext:value-type="float">
            <text:p>162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169" calcext:value-type="float">
            <text:p>1169</text:p>
          </table:table-cell>
          <table:table-cell office:value-type="float" office:value="0" calcext:value-type="float">
            <text:p>0</text:p>
          </table:table-cell>
          <table:table-cell office:value-type="float" office:value="162" calcext:value-type="float">
            <text:p>1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.000195786662516184" calcext:value-type="float">
            <text:p>0.000195786662516184</text:p>
          </table:table-cell>
          <table:table-cell office:value-type="float" office:value="0.000242660928051919" calcext:value-type="float">
            <text:p>0.000242660928051919</text:p>
          </table:table-cell>
          <table:table-cell office:value-type="float" office:value="0.998492002487183" calcext:value-type="float">
            <text:p>0.998492002487183</text:p>
          </table:table-cell>
          <table:table-cell office:value-type="float" office:value="0.998256027698517" calcext:value-type="float">
            <text:p>0.998256027698517</text:p>
          </table:table-cell>
          <table:table-cell office:value-type="float" office:value="0.998492002487183" calcext:value-type="float">
            <text:p>0.998492002487183</text:p>
          </table:table-cell>
          <table:table-cell office:value-type="float" office:value="0.0956486689676518" calcext:value-type="float">
            <text:p>0.0956486689676518</text:p>
          </table:table-cell>
          <table:table-cell office:value-type="float" office:value="0.0669834033256647" calcext:value-type="float">
            <text:p>0.0669834033256647</text:p>
          </table:table-cell>
          <table:table-cell office:value-type="float" office:value="0.276617846015142" calcext:value-type="float">
            <text:p>0.276617846015142</text:p>
          </table:table-cell>
          <table:table-cell office:value-type="float" office:value="0.0030797969084233" calcext:value-type="float">
            <text:p>0.0030797969084233</text:p>
          </table:table-cell>
          <table:table-cell office:value-type="float" office:value="0.00210648006759584" calcext:value-type="float">
            <text:p>0.00210648006759584</text:p>
          </table:table-cell>
          <table:table-cell office:value-type="float" office:value="0.0475783664733171" calcext:value-type="float">
            <text:p>0.0475783664733171</text:p>
          </table:table-cell>
          <table:table-cell office:value-type="float" office:value="1086" calcext:value-type="float">
            <text:p>1086</text:p>
          </table:table-cell>
          <table:table-cell office:value-type="float" office:value="48" calcext:value-type="float">
            <text:p>48</text:p>
          </table:table-cell>
          <table:table-cell office:value-type="float" office:value="134" calcext:value-type="float">
            <text:p>134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0.0494671046953726" calcext:value-type="float">
            <text:p>0.0494671046953726</text:p>
          </table:table-cell>
          <table:table-cell office:value-type="float" office:value="0.0516572858338011" calcext:value-type="float">
            <text:p>0.0516572858338011</text:p>
          </table:table-cell>
          <table:table-cell office:value-type="float" office:value="0.559617473997957" calcext:value-type="float">
            <text:p>0.559617473997957</text:p>
          </table:table-cell>
          <table:table-cell office:value-type="float" office:value="0.551976391667948" calcext:value-type="float">
            <text:p>0.551976391667948</text:p>
          </table:table-cell>
          <table:table-cell office:value-type="float" office:value="0.559617473997957" calcext:value-type="float">
            <text:p>0.559617473997957</text:p>
          </table:table-cell>
          <table:table-cell office:value-type="float" office:value="0.117241772832993" calcext:value-type="float">
            <text:p>0.117241772832993</text:p>
          </table:table-cell>
          <table:table-cell office:value-type="float" office:value="0.10562316510956" calcext:value-type="float">
            <text:p>0.10562316510956</text:p>
          </table:table-cell>
          <table:table-cell office:value-type="float" office:value="0.190592213900162" calcext:value-type="float">
            <text:p>0.190592213900162</text:p>
          </table:table-cell>
          <table:table-cell office:value-type="float" office:value="0.0855346697094569" calcext:value-type="float">
            <text:p>0.0855346697094569</text:p>
          </table:table-cell>
          <table:table-cell office:value-type="float" office:value="0.0794123158140911" calcext:value-type="float">
            <text:p>0.0794123158140911</text:p>
          </table:table-cell>
          <table:table-cell office:value-type="float" office:value="0.144539303530764" calcext:value-type="float">
            <text:p>0.144539303530764</text:p>
          </table:table-cell>
          <table:table-cell office:value-type="float" office:value="1143" calcext:value-type="float">
            <text:p>1143</text:p>
          </table:table-cell>
          <table:table-cell office:value-type="float" office:value="8" calcext:value-type="float">
            <text:p>8</text:p>
          </table:table-cell>
          <table:table-cell office:value-type="float" office:value="174" calcext:value-type="float">
            <text:p>17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.049431510493533" calcext:value-type="float">
            <text:p>0.049431510493533</text:p>
          </table:table-cell>
          <table:table-cell office:value-type="float" office:value="0.0516216322356549" calcext:value-type="float">
            <text:p>0.0516216322356549</text:p>
          </table:table-cell>
          <table:table-cell office:value-type="float" office:value="0.559935263890263" calcext:value-type="float">
            <text:p>0.559935263890263</text:p>
          </table:table-cell>
          <table:table-cell office:value-type="float" office:value="0.552290381942388" calcext:value-type="float">
            <text:p>0.552290381942388</text:p>
          </table:table-cell>
          <table:table-cell office:value-type="float" office:value="0.559935263890263" calcext:value-type="float">
            <text:p>0.559935263890263</text:p>
          </table:table-cell>
          <table:table-cell office:value-type="float" office:value="0.117236635899374" calcext:value-type="float">
            <text:p>0.117236635899374</text:p>
          </table:table-cell>
          <table:table-cell office:value-type="float" office:value="0.105610382222655" calcext:value-type="float">
            <text:p>0.105610382222655</text:p>
          </table:table-cell>
          <table:table-cell office:value-type="float" office:value="0.190635347298007" calcext:value-type="float">
            <text:p>0.190635347298007</text:p>
          </table:table-cell>
          <table:table-cell office:value-type="float" office:value="0.0855048192340152" calcext:value-type="float">
            <text:p>0.0855048192340152</text:p>
          </table:table-cell>
          <table:table-cell office:value-type="float" office:value="0.0793806273139982" calcext:value-type="float">
            <text:p>0.0793806273139982</text:p>
          </table:table-cell>
          <table:table-cell office:value-type="float" office:value="0.144538948609491" calcext:value-type="float">
            <text:p>0.144538948609491</text:p>
          </table:table-cell>
          <table:table-cell office:value-type="float" office:value="1143" calcext:value-type="float">
            <text:p>1143</text:p>
          </table:table-cell>
          <table:table-cell office:value-type="float" office:value="8" calcext:value-type="float">
            <text:p>8</text:p>
          </table:table-cell>
          <table:table-cell office:value-type="float" office:value="174" calcext:value-type="float">
            <text:p>17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.0430529989376327" calcext:value-type="float">
            <text:p>0.0430529989376327</text:p>
          </table:table-cell>
          <table:table-cell office:value-type="float" office:value="0.0463826618125892" calcext:value-type="float">
            <text:p>0.0463826618125892</text:p>
          </table:table-cell>
          <table:table-cell office:value-type="float" office:value="0.913671533067016" calcext:value-type="float">
            <text:p>0.913671533067016</text:p>
          </table:table-cell>
          <table:table-cell office:value-type="float" office:value="0.90940728659164" calcext:value-type="float">
            <text:p>0.90940728659164</text:p>
          </table:table-cell>
          <table:table-cell office:value-type="float" office:value="0.913671533067016" calcext:value-type="float">
            <text:p>0.913671533067016</text:p>
          </table:table-cell>
          <table:table-cell office:value-type="float" office:value="0.183494369050344" calcext:value-type="float">
            <text:p>0.183494369050344</text:p>
          </table:table-cell>
          <table:table-cell office:value-type="float" office:value="0.158377415708125" calcext:value-type="float">
            <text:p>0.158377415708125</text:p>
          </table:table-cell>
          <table:table-cell office:value-type="float" office:value="0.342062387677873" calcext:value-type="float">
            <text:p>0.342062387677873</text:p>
          </table:table-cell>
          <table:table-cell office:value-type="float" office:value="0.109158287968151" calcext:value-type="float">
            <text:p>0.109158287968151</text:p>
          </table:table-cell>
          <table:table-cell office:value-type="float" office:value="0.0964164858013164" calcext:value-type="float">
            <text:p>0.0964164858013164</text:p>
          </table:table-cell>
          <table:table-cell office:value-type="float" office:value="0.251843247808036" calcext:value-type="float">
            <text:p>0.251843247808036</text:p>
          </table:table-cell>
          <table:table-cell office:value-type="float" office:value="1086" calcext:value-type="float">
            <text:p>1086</text:p>
          </table:table-cell>
          <table:table-cell office:value-type="float" office:value="48" calcext:value-type="float">
            <text:p>48</text:p>
          </table:table-cell>
          <table:table-cell office:value-type="float" office:value="134" calcext:value-type="float">
            <text:p>134</text:p>
          </table:table-cell>
          <table:table-cell office:value-type="float" office:value="63" calcext:value-type="float">
            <text:p>6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98492002487183" calcext:value-type="float">
            <text:p>0.998492002487183</text:p>
          </table:table-cell>
          <table:table-cell office:value-type="float" office:value="0.998256027698517" calcext:value-type="float">
            <text:p>0.998256027698517</text:p>
          </table:table-cell>
          <table:table-cell office:value-type="float" office:value="0.998492002487183" calcext:value-type="float">
            <text:p>0.998492002487183</text:p>
          </table:table-cell>
          <table:table-cell office:value-type="float" office:value="0.120695152932443" calcext:value-type="float">
            <text:p>0.120695152932443</text:p>
          </table:table-cell>
          <table:table-cell office:value-type="float" office:value="0.106355017237373" calcext:value-type="float">
            <text:p>0.106355017237373</text:p>
          </table:table-cell>
          <table:table-cell office:value-type="float" office:value="0.211227108501872" calcext:value-type="float">
            <text:p>0.211227108501872</text:p>
          </table:table-cell>
          <table:table-cell table:number-columns-repeated="2" office:value-type="float" office:value="0.0756013745704467" calcext:value-type="float">
            <text:p>0.0756013745704467</text:p>
          </table:table-cell>
          <table:table-cell office:value-type="float" office:value="0.222222222222222" calcext:value-type="float">
            <text:p>0.222222222222222</text:p>
          </table:table-cell>
          <table:table-cell office:value-type="float" office:value="1142" calcext:value-type="float">
            <text:p>1142</text:p>
          </table:table-cell>
          <table:table-cell office:value-type="float" office:value="8" calcext:value-type="float">
            <text:p>8</text:p>
          </table:table-cell>
          <table:table-cell office:value-type="float" office:value="174" calcext:value-type="float">
            <text:p>174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120701629518729" calcext:value-type="float">
            <text:p>0.120701629518729</text:p>
          </table:table-cell>
          <table:table-cell office:value-type="float" office:value="0.106358037944998" calcext:value-type="float">
            <text:p>0.106358037944998</text:p>
          </table:table-cell>
          <table:table-cell office:value-type="float" office:value="0.211255402695748" calcext:value-type="float">
            <text:p>0.211255402695748</text:p>
          </table:table-cell>
          <table:table-cell table:number-columns-repeated="2" office:value-type="float" office:value="0.0756013745704467" calcext:value-type="float">
            <text:p>0.0756013745704467</text:p>
          </table:table-cell>
          <table:table-cell office:value-type="float" office:value="0.222222222222222" calcext:value-type="float">
            <text:p>0.222222222222222</text:p>
          </table:table-cell>
          <table:table-cell office:value-type="float" office:value="1142" calcext:value-type="float">
            <text:p>1142</text:p>
          </table:table-cell>
          <table:table-cell office:value-type="float" office:value="8" calcext:value-type="float">
            <text:p>8</text:p>
          </table:table-cell>
          <table:table-cell office:value-type="float" office:value="174" calcext:value-type="float">
            <text:p>174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0.444444444444444" calcext:value-type="float">
            <text:p>0.444444444444444</text:p>
          </table:table-cell>
          <table:table-cell office:value-type="float" office:value="0.1158848106466" calcext:value-type="float">
            <text:p>0.1158848106466</text:p>
          </table:table-cell>
          <table:table-cell office:value-type="float" office:value="0.106514913211273" calcext:value-type="float">
            <text:p>0.106514913211273</text:p>
          </table:table-cell>
          <table:table-cell office:value-type="float" office:value="0.175038723576215" calcext:value-type="float">
            <text:p>0.175038723576215</text:p>
          </table:table-cell>
          <table:table-cell table:number-columns-repeated="3" office:value-type="float" office:value="0.0879120879120879" calcext:value-type="float">
            <text:p>0.0879120879120879</text:p>
          </table:table-cell>
          <table:table-cell office:value-type="float" office:value="1149" calcext:value-type="float">
            <text:p>1149</text:p>
          </table:table-cell>
          <table:table-cell office:value-type="float" office:value="0" calcext:value-type="float">
            <text:p>0</text:p>
          </table:table-cell>
          <table:table-cell office:value-type="float" office:value="182" calcext:value-type="float">
            <text:p>18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118827694284117" calcext:value-type="float">
            <text:p>0.118827694284117</text:p>
          </table:table-cell>
          <table:table-cell office:value-type="float" office:value="0.104821340359115" calcext:value-type="float">
            <text:p>0.104821340359115</text:p>
          </table:table-cell>
          <table:table-cell office:value-type="float" office:value="0.207252423184261" calcext:value-type="float">
            <text:p>0.207252423184261</text:p>
          </table:table-cell>
          <table:table-cell table:number-columns-repeated="2" office:value-type="float" office:value="0.0766073871409029" calcext:value-type="float">
            <text:p>0.0766073871409029</text:p>
          </table:table-cell>
          <table:table-cell office:value-type="float" office:value="0.0775193798449612" calcext:value-type="float">
            <text:p>0.0775193798449612</text:p>
          </table:table-cell>
          <table:table-cell office:value-type="float" office:value="1126" calcext:value-type="float">
            <text:p>1126</text:p>
          </table:table-cell>
          <table:table-cell office:value-type="float" office:value="19" calcext:value-type="float">
            <text:p>19</text:p>
          </table:table-cell>
          <table:table-cell office:value-type="float" office:value="163" calcext:value-type="float">
            <text:p>163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0.343283582089552" calcext:value-type="float">
            <text:p>0.343283582089552</text:p>
          </table:table-cell>
          <table:table-cell office:value-type="float" office:value="0.115608862320458" calcext:value-type="float">
            <text:p>0.115608862320458</text:p>
          </table:table-cell>
          <table:table-cell office:value-type="float" office:value="0.104059573955525" calcext:value-type="float">
            <text:p>0.104059573955525</text:p>
          </table:table-cell>
          <table:table-cell office:value-type="float" office:value="0.188521677327647" calcext:value-type="float">
            <text:p>0.188521677327647</text:p>
          </table:table-cell>
          <table:table-cell table:number-columns-repeated="2" office:value-type="float" office:value="0.0757575757575758" calcext:value-type="float">
            <text:p>0.0757575757575758</text:p>
          </table:table-cell>
          <table:table-cell office:value-type="float" office:value="0.212121212121212" calcext:value-type="float">
            <text:p>0.212121212121212</text:p>
          </table:table-cell>
          <table:table-cell office:value-type="float" office:value="1149" calcext:value-type="float">
            <text:p>1149</text:p>
          </table:table-cell>
          <table:table-cell office:value-type="float" office:value="0" calcext:value-type="float">
            <text:p>0</text:p>
          </table:table-cell>
          <table:table-cell office:value-type="float" office:value="182" calcext:value-type="float">
            <text:p>18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0.5" calcext:value-type="float">
            <text:p>0.5</text:p>
          </table:table-cell>
          <table:table-cell office:value-type="float" office:value="0.117918858001503" calcext:value-type="float">
            <text:p>0.117918858001503</text:p>
          </table:table-cell>
          <table:table-cell office:value-type="float" office:value="0.105961705831158" calcext:value-type="float">
            <text:p>0.105961705831158</text:p>
          </table:table-cell>
          <table:table-cell office:value-type="float" office:value="0.193406593406593" calcext:value-type="float">
            <text:p>0.193406593406593</text:p>
          </table:table-cell>
          <table:table-cell office:value-type="float" office:value="0.1" calcext:value-type="float">
            <text:p>0.1</text:p>
          </table:table-cell>
          <table:table-cell office:value-type="float" office:value="0.05" calcext:value-type="float">
            <text:p>0.05</text:p>
          </table:table-cell>
          <table:table-cell office:value-type="float" office:value="0.2" calcext:value-type="float">
            <text:p>0.2</text:p>
          </table:table-cell>
          <table:table-cell office:value-type="float" office:value="1134" calcext:value-type="float">
            <text:p>1134</text:p>
          </table:table-cell>
          <table:table-cell office:value-type="float" office:value="12" calcext:value-type="float">
            <text:p>12</text:p>
          </table:table-cell>
          <table:table-cell office:value-type="float" office:value="170" calcext:value-type="float">
            <text:p>170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0.444444444444444" calcext:value-type="float">
            <text:p>0.444444444444444</text:p>
          </table:table-cell>
          <table:table-cell office:value-type="float" office:value="0.1158848106466" calcext:value-type="float">
            <text:p>0.1158848106466</text:p>
          </table:table-cell>
          <table:table-cell office:value-type="float" office:value="0.106514913211273" calcext:value-type="float">
            <text:p>0.106514913211273</text:p>
          </table:table-cell>
          <table:table-cell office:value-type="float" office:value="0.175038723576215" calcext:value-type="float">
            <text:p>0.175038723576215</text:p>
          </table:table-cell>
          <table:table-cell table:number-columns-repeated="3" office:value-type="float" office:value="0.0879120879120879" calcext:value-type="float">
            <text:p>0.0879120879120879</text:p>
          </table:table-cell>
          <table:table-cell office:value-type="float" office:value="1149" calcext:value-type="float">
            <text:p>1149</text:p>
          </table:table-cell>
          <table:table-cell office:value-type="float" office:value="0" calcext:value-type="float">
            <text:p>0</text:p>
          </table:table-cell>
          <table:table-cell office:value-type="float" office:value="182" calcext:value-type="float">
            <text:p>18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118825109746112" calcext:value-type="float">
            <text:p>0.118825109746112</text:p>
          </table:table-cell>
          <table:table-cell office:value-type="float" office:value="0.104820073288868" calcext:value-type="float">
            <text:p>0.104820073288868</text:p>
          </table:table-cell>
          <table:table-cell office:value-type="float" office:value="0.207241521226183" calcext:value-type="float">
            <text:p>0.207241521226183</text:p>
          </table:table-cell>
          <table:table-cell table:number-columns-repeated="2" office:value-type="float" office:value="0.0766073871409029" calcext:value-type="float">
            <text:p>0.0766073871409029</text:p>
          </table:table-cell>
          <table:table-cell office:value-type="float" office:value="0.0775193798449612" calcext:value-type="float">
            <text:p>0.0775193798449612</text:p>
          </table:table-cell>
          <table:table-cell office:value-type="float" office:value="1126" calcext:value-type="float">
            <text:p>1126</text:p>
          </table:table-cell>
          <table:table-cell office:value-type="float" office:value="19" calcext:value-type="float">
            <text:p>19</text:p>
          </table:table-cell>
          <table:table-cell office:value-type="float" office:value="163" calcext:value-type="float">
            <text:p>163</text:p>
          </table:table-cell>
          <table:table-cell office:value-type="float" office:value="23" calcext:value-type="float">
            <text:p>23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149" calcext:value-type="float">
            <text:p>1149</text:p>
          </table:table-cell>
          <table:table-cell office:value-type="float" office:value="0" calcext:value-type="float">
            <text:p>0</text:p>
          </table:table-cell>
          <table:table-cell office:value-type="float" office:value="182" calcext:value-type="float">
            <text:p>182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149" calcext:value-type="float">
            <text:p>1149</text:p>
          </table:table-cell>
          <table:table-cell office:value-type="float" office:value="0" calcext:value-type="float">
            <text:p>0</text:p>
          </table:table-cell>
          <table:table-cell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.000281528191408142" calcext:value-type="float">
            <text:p>0.000281528191408142</text:p>
          </table:table-cell>
          <table:table-cell office:value-type="float" office:value="0.000434663845226169" calcext:value-type="float">
            <text:p>0.000434663845226169</text:p>
          </table:table-cell>
          <table:table-cell office:value-type="float" office:value="0.997919738292694" calcext:value-type="float">
            <text:p>0.997919738292694</text:p>
          </table:table-cell>
          <table:table-cell office:value-type="float" office:value="0.992580413818359" calcext:value-type="float">
            <text:p>0.992580413818359</text:p>
          </table:table-cell>
          <table:table-cell office:value-type="float" office:value="0.997919738292694" calcext:value-type="float">
            <text:p>0.997919738292694</text:p>
          </table:table-cell>
          <table:table-cell office:value-type="float" office:value="0.065209718076535" calcext:value-type="float">
            <text:p>0.065209718076535</text:p>
          </table:table-cell>
          <table:table-cell office:value-type="float" office:value="0.0487334440134824" calcext:value-type="float">
            <text:p>0.0487334440134824</text:p>
          </table:table-cell>
          <table:table-cell office:value-type="float" office:value="0.19021680387105" calcext:value-type="float">
            <text:p>0.19021680387105</text:p>
          </table:table-cell>
          <table:table-cell office:value-type="float" office:value="0.00287707149982452" calcext:value-type="float">
            <text:p>0.00287707149982452</text:p>
          </table:table-cell>
          <table:table-cell office:value-type="float" office:value="0.00238680688198656" calcext:value-type="float">
            <text:p>0.00238680688198656</text:p>
          </table:table-cell>
          <table:table-cell office:value-type="float" office:value="0.0204997155815363" calcext:value-type="float">
            <text:p>0.0204997155815363</text:p>
          </table:table-cell>
          <table:table-cell office:value-type="float" office:value="1128" calcext:value-type="float">
            <text:p>1128</text:p>
          </table:table-cell>
          <table:table-cell office:value-type="float" office:value="26" calcext:value-type="float">
            <text:p>26</text:p>
          </table:table-cell>
          <table:table-cell office:value-type="float" office:value="129" calcext:value-type="float">
            <text:p>129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.0369611542895526" calcext:value-type="float">
            <text:p>0.0369611542895526</text:p>
          </table:table-cell>
          <table:table-cell office:value-type="float" office:value="0.0423497344348145" calcext:value-type="float">
            <text:p>0.0423497344348145</text:p>
          </table:table-cell>
          <table:table-cell office:value-type="float" office:value="0.805226972511615" calcext:value-type="float">
            <text:p>0.805226972511615</text:p>
          </table:table-cell>
          <table:table-cell office:value-type="float" office:value="0.731610734498404" calcext:value-type="float">
            <text:p>0.731610734498404</text:p>
          </table:table-cell>
          <table:table-cell office:value-type="float" office:value="0.805226972511615" calcext:value-type="float">
            <text:p>0.805226972511615</text:p>
          </table:table-cell>
          <table:table-cell office:value-type="float" office:value="0.116356550735912" calcext:value-type="float">
            <text:p>0.116356550735912</text:p>
          </table:table-cell>
          <table:table-cell office:value-type="float" office:value="0.104311079384851" calcext:value-type="float">
            <text:p>0.104311079384851</text:p>
          </table:table-cell>
          <table:table-cell office:value-type="float" office:value="0.207746707567186" calcext:value-type="float">
            <text:p>0.207746707567186</text:p>
          </table:table-cell>
          <table:table-cell office:value-type="float" office:value="0.0757648271736071" calcext:value-type="float">
            <text:p>0.0757648271736071</text:p>
          </table:table-cell>
          <table:table-cell office:value-type="float" office:value="0.0715961481476969" calcext:value-type="float">
            <text:p>0.0715961481476969</text:p>
          </table:table-cell>
          <table:table-cell office:value-type="float" office:value="0.13527571556637" calcext:value-type="float">
            <text:p>0.13527571556637</text:p>
          </table:table-cell>
          <table:table-cell office:value-type="float" office:value="1152" calcext:value-type="float">
            <text:p>1152</text:p>
          </table:table-cell>
          <table:table-cell office:value-type="float" office:value="18" calcext:value-type="float">
            <text:p>18</text:p>
          </table:table-cell>
          <table:table-cell office:value-type="float" office:value="137" calcext:value-type="float">
            <text:p>137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.0368999238240999" calcext:value-type="float">
            <text:p>0.0368999238240999</text:p>
          </table:table-cell>
          <table:table-cell office:value-type="float" office:value="0.0422868421271986" calcext:value-type="float">
            <text:p>0.0422868421271986</text:p>
          </table:table-cell>
          <table:table-cell office:value-type="float" office:value="0.805835275645189" calcext:value-type="float">
            <text:p>0.805835275645189</text:p>
          </table:table-cell>
          <table:table-cell office:value-type="float" office:value="0.732274753932029" calcext:value-type="float">
            <text:p>0.732274753932029</text:p>
          </table:table-cell>
          <table:table-cell office:value-type="float" office:value="0.805835275645189" calcext:value-type="float">
            <text:p>0.805835275645189</text:p>
          </table:table-cell>
          <table:table-cell office:value-type="float" office:value="0.116357517920044" calcext:value-type="float">
            <text:p>0.116357517920044</text:p>
          </table:table-cell>
          <table:table-cell office:value-type="float" office:value="0.104298093312768" calcext:value-type="float">
            <text:p>0.104298093312768</text:p>
          </table:table-cell>
          <table:table-cell office:value-type="float" office:value="0.207853539456539" calcext:value-type="float">
            <text:p>0.207853539456539</text:p>
          </table:table-cell>
          <table:table-cell office:value-type="float" office:value="0.0757079430435959" calcext:value-type="float">
            <text:p>0.0757079430435959</text:p>
          </table:table-cell>
          <table:table-cell office:value-type="float" office:value="0.0715372914901345" calcext:value-type="float">
            <text:p>0.0715372914901345</text:p>
          </table:table-cell>
          <table:table-cell office:value-type="float" office:value="0.135271198601119" calcext:value-type="float">
            <text:p>0.135271198601119</text:p>
          </table:table-cell>
          <table:table-cell office:value-type="float" office:value="1152" calcext:value-type="float">
            <text:p>1152</text:p>
          </table:table-cell>
          <table:table-cell office:value-type="float" office:value="18" calcext:value-type="float">
            <text:p>18</text:p>
          </table:table-cell>
          <table:table-cell office:value-type="float" office:value="137" calcext:value-type="float">
            <text:p>137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.030248210959459" calcext:value-type="float">
            <text:p>0.030248210959459</text:p>
          </table:table-cell>
          <table:table-cell office:value-type="float" office:value="0.0361484511855387" calcext:value-type="float">
            <text:p>0.0361484511855387</text:p>
          </table:table-cell>
          <table:table-cell office:value-type="float" office:value="0.932042039802126" calcext:value-type="float">
            <text:p>0.932042039802126</text:p>
          </table:table-cell>
          <table:table-cell office:value-type="float" office:value="0.888630063371352" calcext:value-type="float">
            <text:p>0.888630063371352</text:p>
          </table:table-cell>
          <table:table-cell office:value-type="float" office:value="0.932042039802126" calcext:value-type="float">
            <text:p>0.932042039802126</text:p>
          </table:table-cell>
          <table:table-cell office:value-type="float" office:value="0.136821789734642" calcext:value-type="float">
            <text:p>0.136821789734642</text:p>
          </table:table-cell>
          <table:table-cell office:value-type="float" office:value="0.120172733089056" calcext:value-type="float">
            <text:p>0.120172733089056</text:p>
          </table:table-cell>
          <table:table-cell office:value-type="float" office:value="0.26313979370373" calcext:value-type="float">
            <text:p>0.26313979370373</text:p>
          </table:table-cell>
          <table:table-cell office:value-type="float" office:value="0.0772294533852615" calcext:value-type="float">
            <text:p>0.0772294533852615</text:p>
          </table:table-cell>
          <table:table-cell office:value-type="float" office:value="0.0717538353640927" calcext:value-type="float">
            <text:p>0.0717538353640927</text:p>
          </table:table-cell>
          <table:table-cell office:value-type="float" office:value="0.162449261183807" calcext:value-type="float">
            <text:p>0.162449261183807</text:p>
          </table:table-cell>
          <table:table-cell office:value-type="float" office:value="1128" calcext:value-type="float">
            <text:p>1128</text:p>
          </table:table-cell>
          <table:table-cell office:value-type="float" office:value="26" calcext:value-type="float">
            <text:p>26</text:p>
          </table:table-cell>
          <table:table-cell office:value-type="float" office:value="129" calcext:value-type="float">
            <text:p>129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36986301369863" calcext:value-type="float">
            <text:p>0.013698630136986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115706843219798" calcext:value-type="float">
            <text:p>0.115706843219798</text:p>
          </table:table-cell>
          <table:table-cell office:value-type="float" office:value="0.102563406951919" calcext:value-type="float">
            <text:p>0.102563406951919</text:p>
          </table:table-cell>
          <table:table-cell office:value-type="float" office:value="0.215427366129642" calcext:value-type="float">
            <text:p>0.215427366129642</text:p>
          </table:table-cell>
          <table:table-cell office:value-type="float" office:value="0.0588235294117647" calcext:value-type="float">
            <text:p>0.0588235294117647</text:p>
          </table:table-cell>
          <table:table-cell office:value-type="float" office:value="0.0542635658914729" calcext:value-type="float">
            <text:p>0.0542635658914729</text:p>
          </table:table-cell>
          <table:table-cell office:value-type="float" office:value="0.194444444444444" calcext:value-type="float">
            <text:p>0.194444444444444</text:p>
          </table:table-cell>
          <table:table-cell office:value-type="float" office:value="1174" calcext:value-type="float">
            <text:p>1174</text:p>
          </table:table-cell>
          <table:table-cell office:value-type="float" office:value="3" calcext:value-type="float">
            <text:p>3</text:p>
          </table:table-cell>
          <table:table-cell office:value-type="float" office:value="152" calcext:value-type="float">
            <text:p>15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36986301369863" calcext:value-type="float">
            <text:p>0.013698630136986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115711133256304" calcext:value-type="float">
            <text:p>0.115711133256304</text:p>
          </table:table-cell>
          <table:table-cell office:value-type="float" office:value="0.102562925074254" calcext:value-type="float">
            <text:p>0.102562925074254</text:p>
          </table:table-cell>
          <table:table-cell office:value-type="float" office:value="0.215467861140756" calcext:value-type="float">
            <text:p>0.215467861140756</text:p>
          </table:table-cell>
          <table:table-cell office:value-type="float" office:value="0.0588235294117647" calcext:value-type="float">
            <text:p>0.0588235294117647</text:p>
          </table:table-cell>
          <table:table-cell office:value-type="float" office:value="0.0542635658914729" calcext:value-type="float">
            <text:p>0.0542635658914729</text:p>
          </table:table-cell>
          <table:table-cell office:value-type="float" office:value="0.194444444444444" calcext:value-type="float">
            <text:p>0.194444444444444</text:p>
          </table:table-cell>
          <table:table-cell office:value-type="float" office:value="1174" calcext:value-type="float">
            <text:p>1174</text:p>
          </table:table-cell>
          <table:table-cell office:value-type="float" office:value="3" calcext:value-type="float">
            <text:p>3</text:p>
          </table:table-cell>
          <table:table-cell office:value-type="float" office:value="152" calcext:value-type="float">
            <text:p>152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0.666666666666667" calcext:value-type="float">
            <text:p>0.666666666666667</text:p>
          </table:table-cell>
          <table:table-cell office:value-type="float" office:value="0.112657939364868" calcext:value-type="float">
            <text:p>0.112657939364868</text:p>
          </table:table-cell>
          <table:table-cell office:value-type="float" office:value="0.104525346662302" calcext:value-type="float">
            <text:p>0.104525346662302</text:p>
          </table:table-cell>
          <table:table-cell office:value-type="float" office:value="0.174360707224334" calcext:value-type="float">
            <text:p>0.174360707224334</text:p>
          </table:table-cell>
          <table:table-cell table:number-columns-repeated="3" office:value-type="float" office:value="0.080091533180778" calcext:value-type="float">
            <text:p>0.080091533180778</text:p>
          </table:table-cell>
          <table:table-cell office:value-type="float" office:value="1148" calcext:value-type="float">
            <text:p>1148</text:p>
          </table:table-cell>
          <table:table-cell office:value-type="float" office:value="14" calcext:value-type="float">
            <text:p>14</text:p>
          </table:table-cell>
          <table:table-cell office:value-type="float" office:value="141" calcext:value-type="float">
            <text:p>141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113844440386122" calcext:value-type="float">
            <text:p>0.113844440386122</text:p>
          </table:table-cell>
          <table:table-cell office:value-type="float" office:value="0.105579455297083" calcext:value-type="float">
            <text:p>0.105579455297083</text:p>
          </table:table-cell>
          <table:table-cell office:value-type="float" office:value="0.176551682093927" calcext:value-type="float">
            <text:p>0.176551682093927</text:p>
          </table:table-cell>
          <table:table-cell table:number-columns-repeated="3" office:value-type="float" office:value="0.0671736375158428" calcext:value-type="float">
            <text:p>0.0671736375158428</text:p>
          </table:table-cell>
          <table:table-cell office:value-type="float" office:value="1128" calcext:value-type="float">
            <text:p>1128</text:p>
          </table:table-cell>
          <table:table-cell office:value-type="float" office:value="23" calcext:value-type="float">
            <text:p>23</text:p>
          </table:table-cell>
          <table:table-cell office:value-type="float" office:value="132" calcext:value-type="float">
            <text:p>132</text:p>
          </table:table-cell>
          <table:table-cell office:value-type="float" office:value="48" calcext:value-type="float">
            <text:p>48</text:p>
          </table:table-cell>
          <table:table-cell table:number-columns-repeated="3" office:value-type="float" office:value="0.0149253731343284" calcext:value-type="float">
            <text:p>0.0149253731343284</text:p>
          </table:table-cell>
          <table:table-cell table:number-columns-repeated="3" office:value-type="float" office:value="0.417910447761194" calcext:value-type="float">
            <text:p>0.417910447761194</text:p>
          </table:table-cell>
          <table:table-cell office:value-type="float" office:value="0.115066869056126" calcext:value-type="float">
            <text:p>0.115066869056126</text:p>
          </table:table-cell>
          <table:table-cell office:value-type="float" office:value="0.103296712171979" calcext:value-type="float">
            <text:p>0.103296712171979</text:p>
          </table:table-cell>
          <table:table-cell office:value-type="float" office:value="0.204368188383595" calcext:value-type="float">
            <text:p>0.204368188383595</text:p>
          </table:table-cell>
          <table:table-cell table:number-columns-repeated="2" office:value-type="float" office:value="0.0746268656716418" calcext:value-type="float">
            <text:p>0.0746268656716418</text:p>
          </table:table-cell>
          <table:table-cell office:value-type="float" office:value="0.164179104477612" calcext:value-type="float">
            <text:p>0.164179104477612</text:p>
          </table:table-cell>
          <table:table-cell office:value-type="float" office:value="1176" calcext:value-type="float">
            <text:p>1176</text:p>
          </table:table-cell>
          <table:table-cell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0.55" calcext:value-type="float">
            <text:p>0.55</text:p>
          </table:table-cell>
          <table:table-cell office:value-type="float" office:value="0.118482344102179" calcext:value-type="float">
            <text:p>0.118482344102179</text:p>
          </table:table-cell>
          <table:table-cell office:value-type="float" office:value="0.106207482993197" calcext:value-type="float">
            <text:p>0.106207482993197</text:p>
          </table:table-cell>
          <table:table-cell office:value-type="float" office:value="0.211612903225806" calcext:value-type="float">
            <text:p>0.211612903225806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.15" calcext:value-type="float">
            <text:p>0.15</text:p>
          </table:table-cell>
          <table:table-cell office:value-type="float" office:value="1153" calcext:value-type="float">
            <text:p>1153</text:p>
          </table:table-cell>
          <table:table-cell office:value-type="float" office:value="16" calcext:value-type="float">
            <text:p>16</text:p>
          </table:table-cell>
          <table:table-cell office:value-type="float" office:value="139" calcext:value-type="float">
            <text:p>139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0.666666666666667" calcext:value-type="float">
            <text:p>0.666666666666667</text:p>
          </table:table-cell>
          <table:table-cell office:value-type="float" office:value="0.112657939364868" calcext:value-type="float">
            <text:p>0.112657939364868</text:p>
          </table:table-cell>
          <table:table-cell office:value-type="float" office:value="0.104525346662302" calcext:value-type="float">
            <text:p>0.104525346662302</text:p>
          </table:table-cell>
          <table:table-cell office:value-type="float" office:value="0.174360707224334" calcext:value-type="float">
            <text:p>0.174360707224334</text:p>
          </table:table-cell>
          <table:table-cell table:number-columns-repeated="3" office:value-type="float" office:value="0.080091533180778" calcext:value-type="float">
            <text:p>0.080091533180778</text:p>
          </table:table-cell>
          <table:table-cell office:value-type="float" office:value="1148" calcext:value-type="float">
            <text:p>1148</text:p>
          </table:table-cell>
          <table:table-cell office:value-type="float" office:value="14" calcext:value-type="float">
            <text:p>14</text:p>
          </table:table-cell>
          <table:table-cell office:value-type="float" office:value="141" calcext:value-type="float">
            <text:p>141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113885347772132" calcext:value-type="float">
            <text:p>0.113885347772132</text:p>
          </table:table-cell>
          <table:table-cell office:value-type="float" office:value="0.105607939681707" calcext:value-type="float">
            <text:p>0.105607939681707</text:p>
          </table:table-cell>
          <table:table-cell office:value-type="float" office:value="0.176686843993678" calcext:value-type="float">
            <text:p>0.176686843993678</text:p>
          </table:table-cell>
          <table:table-cell table:number-columns-repeated="3" office:value-type="float" office:value="0.0671736375158428" calcext:value-type="float">
            <text:p>0.0671736375158428</text:p>
          </table:table-cell>
          <table:table-cell office:value-type="float" office:value="1128" calcext:value-type="float">
            <text:p>1128</text:p>
          </table:table-cell>
          <table:table-cell office:value-type="float" office:value="23" calcext:value-type="float">
            <text:p>23</text:p>
          </table:table-cell>
          <table:table-cell office:value-type="float" office:value="132" calcext:value-type="float">
            <text:p>132</text:p>
          </table:table-cell>
          <table:table-cell office:value-type="float" office:value="48" calcext:value-type="float">
            <text:p>48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176" calcext:value-type="float">
            <text:p>1176</text:p>
          </table:table-cell>
          <table:table-cell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176" calcext:value-type="float">
            <text:p>1176</text:p>
          </table:table-cell>
          <table:table-cell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.000113204572699033" calcext:value-type="float">
            <text:p>0.000113204572699033</text:p>
          </table:table-cell>
          <table:table-cell office:value-type="float" office:value="0.00012580856855493" calcext:value-type="float">
            <text:p>0.00012580856855493</text:p>
          </table:table-cell>
          <table:table-cell table:number-columns-repeated="2" office:value-type="float" office:value="0.995773136615753" calcext:value-type="float">
            <text:p>0.995773136615753</text:p>
          </table:table-cell>
          <table:table-cell office:value-type="float" office:value="0.991885900497437" calcext:value-type="float">
            <text:p>0.991885900497437</text:p>
          </table:table-cell>
          <table:table-cell office:value-type="float" office:value="0.037126161305818" calcext:value-type="float">
            <text:p>0.037126161305818</text:p>
          </table:table-cell>
          <table:table-cell office:value-type="float" office:value="0.0308732196939293" calcext:value-type="float">
            <text:p>0.0308732196939293</text:p>
          </table:table-cell>
          <table:table-cell office:value-type="float" office:value="0.0798300743140691" calcext:value-type="float">
            <text:p>0.0798300743140691</text:p>
          </table:table-cell>
          <table:table-cell office:value-type="float" office:value="0.00076970033114776" calcext:value-type="float">
            <text:p>0.00076970033114776</text:p>
          </table:table-cell>
          <table:table-cell office:value-type="float" office:value="0.000624121632426977" calcext:value-type="float">
            <text:p>0.000624121632426977</text:p>
          </table:table-cell>
          <table:table-cell office:value-type="float" office:value="0.00398936844430864" calcext:value-type="float">
            <text:p>0.00398936844430864</text:p>
          </table:table-cell>
          <table:table-cell office:value-type="float" office:value="1132" calcext:value-type="float">
            <text:p>1132</text:p>
          </table:table-cell>
          <table:table-cell office:value-type="float" office:value="11" calcext:value-type="float">
            <text:p>11</text:p>
          </table:table-cell>
          <table:table-cell office:value-type="float" office:value="159" calcext:value-type="float">
            <text:p>159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.048415273811152" calcext:value-type="float">
            <text:p>0.048415273811152</text:p>
          </table:table-cell>
          <table:table-cell office:value-type="float" office:value="0.0496629497423759" calcext:value-type="float">
            <text:p>0.0496629497423759</text:p>
          </table:table-cell>
          <table:table-cell table:number-columns-repeated="2" office:value-type="float" office:value="0.67008343198246" calcext:value-type="float">
            <text:p>0.67008343198246</text:p>
          </table:table-cell>
          <table:table-cell office:value-type="float" office:value="0.632347900843627" calcext:value-type="float">
            <text:p>0.632347900843627</text:p>
          </table:table-cell>
          <table:table-cell office:value-type="float" office:value="0.102545874449856" calcext:value-type="float">
            <text:p>0.102545874449856</text:p>
          </table:table-cell>
          <table:table-cell office:value-type="float" office:value="0.0960434221875877" calcext:value-type="float">
            <text:p>0.0960434221875877</text:p>
          </table:table-cell>
          <table:table-cell office:value-type="float" office:value="0.146953798429231" calcext:value-type="float">
            <text:p>0.146953798429231</text:p>
          </table:table-cell>
          <table:table-cell office:value-type="float" office:value="0.0763938916467733" calcext:value-type="float">
            <text:p>0.0763938916467733</text:p>
          </table:table-cell>
          <table:table-cell office:value-type="float" office:value="0.0727258955827444" calcext:value-type="float">
            <text:p>0.0727258955827444</text:p>
          </table:table-cell>
          <table:table-cell office:value-type="float" office:value="0.11159168848176" calcext:value-type="float">
            <text:p>0.11159168848176</text:p>
          </table:table-cell>
          <table:table-cell office:value-type="float" office:value="1148" calcext:value-type="float">
            <text:p>1148</text:p>
          </table:table-cell>
          <table:table-cell office:value-type="float" office:value="5" calcext:value-type="float">
            <text:p>5</text:p>
          </table:table-cell>
          <table:table-cell office:value-type="float" office:value="165" calcext:value-type="float">
            <text:p>16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.048367356429232" calcext:value-type="float">
            <text:p>0.048367356429232</text:p>
          </table:table-cell>
          <table:table-cell office:value-type="float" office:value="0.0496152850697858" calcext:value-type="float">
            <text:p>0.0496152850697858</text:p>
          </table:table-cell>
          <table:table-cell table:number-columns-repeated="2" office:value-type="float" office:value="0.670772462559157" calcext:value-type="float">
            <text:p>0.670772462559157</text:p>
          </table:table-cell>
          <table:table-cell office:value-type="float" office:value="0.633029019193414" calcext:value-type="float">
            <text:p>0.633029019193414</text:p>
          </table:table-cell>
          <table:table-cell office:value-type="float" office:value="0.102548701625558" calcext:value-type="float">
            <text:p>0.102548701625558</text:p>
          </table:table-cell>
          <table:table-cell office:value-type="float" office:value="0.0960385730723571" calcext:value-type="float">
            <text:p>0.0960385730723571</text:p>
          </table:table-cell>
          <table:table-cell office:value-type="float" office:value="0.14700905015654" calcext:value-type="float">
            <text:p>0.14700905015654</text:p>
          </table:table-cell>
          <table:table-cell office:value-type="float" office:value="0.0763591558395224" calcext:value-type="float">
            <text:p>0.0763591558395224</text:p>
          </table:table-cell>
          <table:table-cell office:value-type="float" office:value="0.072688653458922" calcext:value-type="float">
            <text:p>0.072688653458922</text:p>
          </table:table-cell>
          <table:table-cell office:value-type="float" office:value="0.11158959600014" calcext:value-type="float">
            <text:p>0.11158959600014</text:p>
          </table:table-cell>
          <table:table-cell office:value-type="float" office:value="1148" calcext:value-type="float">
            <text:p>1148</text:p>
          </table:table-cell>
          <table:table-cell office:value-type="float" office:value="5" calcext:value-type="float">
            <text:p>5</text:p>
          </table:table-cell>
          <table:table-cell office:value-type="float" office:value="165" calcext:value-type="float">
            <text:p>16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.040928200307697" calcext:value-type="float">
            <text:p>0.040928200307697</text:p>
          </table:table-cell>
          <table:table-cell office:value-type="float" office:value="0.0423912678135678" calcext:value-type="float">
            <text:p>0.0423912678135678</text:p>
          </table:table-cell>
          <table:table-cell table:number-columns-repeated="2" office:value-type="float" office:value="0.869446867585635" calcext:value-type="float">
            <text:p>0.869446867585635</text:p>
          </table:table-cell>
          <table:table-cell office:value-type="float" office:value="0.841353959574746" calcext:value-type="float">
            <text:p>0.841353959574746</text:p>
          </table:table-cell>
          <table:table-cell office:value-type="float" office:value="0.118043616198837" calcext:value-type="float">
            <text:p>0.118043616198837</text:p>
          </table:table-cell>
          <table:table-cell office:value-type="float" office:value="0.108240511801904" calcext:value-type="float">
            <text:p>0.108240511801904</text:p>
          </table:table-cell>
          <table:table-cell office:value-type="float" office:value="0.184993052697891" calcext:value-type="float">
            <text:p>0.184993052697891</text:p>
          </table:table-cell>
          <table:table-cell office:value-type="float" office:value="0.0766664128789845" calcext:value-type="float">
            <text:p>0.0766664128789845</text:p>
          </table:table-cell>
          <table:table-cell office:value-type="float" office:value="0.0716672358802865" calcext:value-type="float">
            <text:p>0.0716672358802865</text:p>
          </table:table-cell>
          <table:table-cell office:value-type="float" office:value="0.128282141715314" calcext:value-type="float">
            <text:p>0.128282141715314</text:p>
          </table:table-cell>
          <table:table-cell office:value-type="float" office:value="1132" calcext:value-type="float">
            <text:p>1132</text:p>
          </table:table-cell>
          <table:table-cell office:value-type="float" office:value="11" calcext:value-type="float">
            <text:p>11</text:p>
          </table:table-cell>
          <table:table-cell office:value-type="float" office:value="159" calcext:value-type="float">
            <text:p>159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0.388888888888889" calcext:value-type="float">
            <text:p>0.388888888888889</text:p>
          </table:table-cell>
          <table:table-cell office:value-type="float" office:value="0.103674470798174" calcext:value-type="float">
            <text:p>0.103674470798174</text:p>
          </table:table-cell>
          <table:table-cell office:value-type="float" office:value="0.0926934682745648" calcext:value-type="float">
            <text:p>0.0926934682745648</text:p>
          </table:table-cell>
          <table:table-cell office:value-type="float" office:value="0.178668258621178" calcext:value-type="float">
            <text:p>0.178668258621178</text:p>
          </table:table-cell>
          <table:table-cell table:number-columns-repeated="2" office:value-type="float" office:value="0.08" calcext:value-type="float">
            <text:p>0.08</text:p>
          </table:table-cell>
          <table:table-cell office:value-type="float" office:value="0.118012422360248" calcext:value-type="float">
            <text:p>0.118012422360248</text:p>
          </table:table-cell>
          <table:table-cell office:value-type="float" office:value="1161" calcext:value-type="float">
            <text:p>1161</text:p>
          </table:table-cell>
          <table:table-cell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0.388888888888889" calcext:value-type="float">
            <text:p>0.388888888888889</text:p>
          </table:table-cell>
          <table:table-cell office:value-type="float" office:value="0.103674470798174" calcext:value-type="float">
            <text:p>0.103674470798174</text:p>
          </table:table-cell>
          <table:table-cell office:value-type="float" office:value="0.0926934682745648" calcext:value-type="float">
            <text:p>0.0926934682745648</text:p>
          </table:table-cell>
          <table:table-cell office:value-type="float" office:value="0.178668258621178" calcext:value-type="float">
            <text:p>0.178668258621178</text:p>
          </table:table-cell>
          <table:table-cell table:number-columns-repeated="2" office:value-type="float" office:value="0.08" calcext:value-type="float">
            <text:p>0.08</text:p>
          </table:table-cell>
          <table:table-cell office:value-type="float" office:value="0.118012422360248" calcext:value-type="float">
            <text:p>0.118012422360248</text:p>
          </table:table-cell>
          <table:table-cell office:value-type="float" office:value="1161" calcext:value-type="float">
            <text:p>1161</text:p>
          </table:table-cell>
          <table:table-cell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86864406779661" calcext:value-type="float">
            <text:p>0.08686440677966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110337643756848" calcext:value-type="float">
            <text:p>0.110337643756848</text:p>
          </table:table-cell>
          <table:table-cell office:value-type="float" office:value="0.103812818742258" calcext:value-type="float">
            <text:p>0.103812818742258</text:p>
          </table:table-cell>
          <table:table-cell office:value-type="float" office:value="0.154898360474133" calcext:value-type="float">
            <text:p>0.154898360474133</text:p>
          </table:table-cell>
          <table:table-cell table:number-columns-repeated="3" office:value-type="float" office:value="0.086864406779661" calcext:value-type="float">
            <text:p>0.086864406779661</text:p>
          </table:table-cell>
          <table:table-cell office:value-type="float" office:value="1140" calcext:value-type="float">
            <text:p>1140</text:p>
          </table:table-cell>
          <table:table-cell office:value-type="float" office:value="12" calcext:value-type="float">
            <text:p>12</text:p>
          </table:table-cell>
          <table:table-cell office:value-type="float" office:value="158" calcext:value-type="float">
            <text:p>158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108958955194485" calcext:value-type="float">
            <text:p>0.108958955194485</text:p>
          </table:table-cell>
          <table:table-cell office:value-type="float" office:value="0.102551100347644" calcext:value-type="float">
            <text:p>0.102551100347644</text:p>
          </table:table-cell>
          <table:table-cell office:value-type="float" office:value="0.152720834472029" calcext:value-type="float">
            <text:p>0.152720834472029</text:p>
          </table:table-cell>
          <table:table-cell table:number-columns-repeated="3" office:value-type="float" office:value="0.0796943231441048" calcext:value-type="float">
            <text:p>0.0796943231441048</text:p>
          </table:table-cell>
          <table:table-cell office:value-type="float" office:value="1144" calcext:value-type="float">
            <text:p>1144</text:p>
          </table:table-cell>
          <table:table-cell office:value-type="float" office:value="10" calcext:value-type="float">
            <text:p>10</text:p>
          </table:table-cell>
          <table:table-cell office:value-type="float" office:value="160" calcext:value-type="float">
            <text:p>160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0.328358208955224" calcext:value-type="float">
            <text:p>0.328358208955224</text:p>
          </table:table-cell>
          <table:table-cell office:value-type="float" office:value="0.103381732142511" calcext:value-type="float">
            <text:p>0.103381732142511</text:p>
          </table:table-cell>
          <table:table-cell office:value-type="float" office:value="0.0927221226885695" calcext:value-type="float">
            <text:p>0.0927221226885695</text:p>
          </table:table-cell>
          <table:table-cell office:value-type="float" office:value="0.176180594354431" calcext:value-type="float">
            <text:p>0.176180594354431</text:p>
          </table:table-cell>
          <table:table-cell office:value-type="float" office:value="0.0746268656716418" calcext:value-type="float">
            <text:p>0.0746268656716418</text:p>
          </table:table-cell>
          <table:table-cell office:value-type="float" office:value="0.0606060606060606" calcext:value-type="float">
            <text:p>0.0606060606060606</text:p>
          </table:table-cell>
          <table:table-cell office:value-type="float" office:value="0.121212121212121" calcext:value-type="float">
            <text:p>0.121212121212121</text:p>
          </table:table-cell>
          <table:table-cell office:value-type="float" office:value="1161" calcext:value-type="float">
            <text:p>1161</text:p>
          </table:table-cell>
          <table:table-cell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0.5" calcext:value-type="float">
            <text:p>0.5</text:p>
          </table:table-cell>
          <table:table-cell office:value-type="float" office:value="0.103606311044328" calcext:value-type="float">
            <text:p>0.103606311044328</text:p>
          </table:table-cell>
          <table:table-cell office:value-type="float" office:value="0.0926787252368648" calcext:value-type="float">
            <text:p>0.0926787252368648</text:p>
          </table:table-cell>
          <table:table-cell office:value-type="float" office:value="0.178235294117647" calcext:value-type="float">
            <text:p>0.178235294117647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.15" calcext:value-type="float">
            <text:p>0.15</text:p>
          </table:table-cell>
          <table:table-cell office:value-type="float" office:value="1128" calcext:value-type="float">
            <text:p>1128</text:p>
          </table:table-cell>
          <table:table-cell office:value-type="float" office:value="11" calcext:value-type="float">
            <text:p>11</text:p>
          </table:table-cell>
          <table:table-cell office:value-type="float" office:value="159" calcext:value-type="float">
            <text:p>159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6864406779661" calcext:value-type="float">
            <text:p>0.08686440677966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110347451260044" calcext:value-type="float">
            <text:p>0.110347451260044</text:p>
          </table:table-cell>
          <table:table-cell office:value-type="float" office:value="0.103824062313967" calcext:value-type="float">
            <text:p>0.103824062313967</text:p>
          </table:table-cell>
          <table:table-cell office:value-type="float" office:value="0.154898360474133" calcext:value-type="float">
            <text:p>0.154898360474133</text:p>
          </table:table-cell>
          <table:table-cell table:number-columns-repeated="3" office:value-type="float" office:value="0.086864406779661" calcext:value-type="float">
            <text:p>0.086864406779661</text:p>
          </table:table-cell>
          <table:table-cell office:value-type="float" office:value="1140" calcext:value-type="float">
            <text:p>1140</text:p>
          </table:table-cell>
          <table:table-cell office:value-type="float" office:value="12" calcext:value-type="float">
            <text:p>12</text:p>
          </table:table-cell>
          <table:table-cell office:value-type="float" office:value="158" calcext:value-type="float">
            <text:p>158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108953470601669" calcext:value-type="float">
            <text:p>0.108953470601669</text:p>
          </table:table-cell>
          <table:table-cell office:value-type="float" office:value="0.102549275855628" calcext:value-type="float">
            <text:p>0.102549275855628</text:p>
          </table:table-cell>
          <table:table-cell office:value-type="float" office:value="0.152690353543748" calcext:value-type="float">
            <text:p>0.152690353543748</text:p>
          </table:table-cell>
          <table:table-cell table:number-columns-repeated="3" office:value-type="float" office:value="0.0796943231441048" calcext:value-type="float">
            <text:p>0.0796943231441048</text:p>
          </table:table-cell>
          <table:table-cell office:value-type="float" office:value="1144" calcext:value-type="float">
            <text:p>1144</text:p>
          </table:table-cell>
          <table:table-cell office:value-type="float" office:value="10" calcext:value-type="float">
            <text:p>10</text:p>
          </table:table-cell>
          <table:table-cell office:value-type="float" office:value="160" calcext:value-type="float">
            <text:p>160</text:p>
          </table:table-cell>
          <table:table-cell office:value-type="float" office:value="17" calcext:value-type="float">
            <text:p>17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161" calcext:value-type="float">
            <text:p>1161</text:p>
          </table:table-cell>
          <table:table-cell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161" calcext:value-type="float">
            <text:p>1161</text:p>
          </table:table-cell>
          <table:table-cell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.000178328074980527" calcext:value-type="float">
            <text:p>0.000178328074980527</text:p>
          </table:table-cell>
          <table:table-cell office:value-type="float" office:value="0.00022943910153117" calcext:value-type="float">
            <text:p>0.00022943910153117</text:p>
          </table:table-cell>
          <table:table-cell table:number-columns-repeated="2" office:value-type="float" office:value="0.998955726623535" calcext:value-type="float">
            <text:p>0.998955726623535</text:p>
          </table:table-cell>
          <table:table-cell office:value-type="float" office:value="0.984157383441925" calcext:value-type="float">
            <text:p>0.984157383441925</text:p>
          </table:table-cell>
          <table:table-cell office:value-type="float" office:value="0.0365610419111486" calcext:value-type="float">
            <text:p>0.0365610419111486</text:p>
          </table:table-cell>
          <table:table-cell office:value-type="float" office:value="0.0260448644863028" calcext:value-type="float">
            <text:p>0.0260448644863028</text:p>
          </table:table-cell>
          <table:table-cell office:value-type="float" office:value="0.107422958396011" calcext:value-type="float">
            <text:p>0.107422958396011</text:p>
          </table:table-cell>
          <table:table-cell office:value-type="float" office:value="0.000757924339268357" calcext:value-type="float">
            <text:p>0.000757924339268357</text:p>
          </table:table-cell>
          <table:table-cell office:value-type="float" office:value="0.000649147666990757" calcext:value-type="float">
            <text:p>0.000649147666990757</text:p>
          </table:table-cell>
          <table:table-cell office:value-type="float" office:value="0.00341148604638875" calcext:value-type="float">
            <text:p>0.00341148604638875</text:p>
          </table:table-cell>
          <table:table-cell office:value-type="float" office:value="1136" calcext:value-type="float">
            <text:p>1136</text:p>
          </table:table-cell>
          <table:table-cell office:value-type="float" office:value="17" calcext:value-type="float">
            <text:p>17</text:p>
          </table:table-cell>
          <table:table-cell office:value-type="float" office:value="155" calcext:value-type="float">
            <text:p>155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.0552190799061296" calcext:value-type="float">
            <text:p>0.0552190799061296</text:p>
          </table:table-cell>
          <table:table-cell office:value-type="float" office:value="0.0586319973861459" calcext:value-type="float">
            <text:p>0.0586319973861459</text:p>
          </table:table-cell>
          <table:table-cell table:number-columns-repeated="2" office:value-type="float" office:value="0.744497546367245" calcext:value-type="float">
            <text:p>0.744497546367245</text:p>
          </table:table-cell>
          <table:table-cell office:value-type="float" office:value="0.593791874008653" calcext:value-type="float">
            <text:p>0.593791874008653</text:p>
          </table:table-cell>
          <table:table-cell office:value-type="float" office:value="0.103285626020087" calcext:value-type="float">
            <text:p>0.103285626020087</text:p>
          </table:table-cell>
          <table:table-cell office:value-type="float" office:value="0.0954331035359006" calcext:value-type="float">
            <text:p>0.0954331035359006</text:p>
          </table:table-cell>
          <table:table-cell office:value-type="float" office:value="0.156198844387363" calcext:value-type="float">
            <text:p>0.156198844387363</text:p>
          </table:table-cell>
          <table:table-cell office:value-type="float" office:value="0.077668299388677" calcext:value-type="float">
            <text:p>0.077668299388677</text:p>
          </table:table-cell>
          <table:table-cell office:value-type="float" office:value="0.074912369268919" calcext:value-type="float">
            <text:p>0.074912369268919</text:p>
          </table:table-cell>
          <table:table-cell office:value-type="float" office:value="0.109630503634161" calcext:value-type="float">
            <text:p>0.109630503634161</text:p>
          </table:table-cell>
          <table:table-cell office:value-type="float" office:value="1146" calcext:value-type="float">
            <text:p>1146</text:p>
          </table:table-cell>
          <table:table-cell office:value-type="float" office:value="6" calcext:value-type="float">
            <text:p>6</text:p>
          </table:table-cell>
          <table:table-cell office:value-type="float" office:value="166" calcext:value-type="float">
            <text:p>166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.0551725038286297" calcext:value-type="float">
            <text:p>0.0551725038286297</text:p>
          </table:table-cell>
          <table:table-cell office:value-type="float" office:value="0.0585863960004471" calcext:value-type="float">
            <text:p>0.0585863960004471</text:p>
          </table:table-cell>
          <table:table-cell table:number-columns-repeated="2" office:value-type="float" office:value="0.745106333387183" calcext:value-type="float">
            <text:p>0.745106333387183</text:p>
          </table:table-cell>
          <table:table-cell office:value-type="float" office:value="0.594389948982935" calcext:value-type="float">
            <text:p>0.594389948982935</text:p>
          </table:table-cell>
          <table:table-cell office:value-type="float" office:value="0.103281930153966" calcext:value-type="float">
            <text:p>0.103281930153966</text:p>
          </table:table-cell>
          <table:table-cell office:value-type="float" office:value="0.0954204633527346" calcext:value-type="float">
            <text:p>0.0954204633527346</text:p>
          </table:table-cell>
          <table:table-cell office:value-type="float" office:value="0.156255418657611" calcext:value-type="float">
            <text:p>0.156255418657611</text:p>
          </table:table-cell>
          <table:table-cell office:value-type="float" office:value="0.0776317385200278" calcext:value-type="float">
            <text:p>0.0776317385200278</text:p>
          </table:table-cell>
          <table:table-cell office:value-type="float" office:value="0.07487416158692" calcext:value-type="float">
            <text:p>0.07487416158692</text:p>
          </table:table-cell>
          <table:table-cell office:value-type="float" office:value="0.109619541423034" calcext:value-type="float">
            <text:p>0.109619541423034</text:p>
          </table:table-cell>
          <table:table-cell office:value-type="float" office:value="1145" calcext:value-type="float">
            <text:p>1145</text:p>
          </table:table-cell>
          <table:table-cell office:value-type="float" office:value="6" calcext:value-type="float">
            <text:p>6</text:p>
          </table:table-cell>
          <table:table-cell office:value-type="float" office:value="166" calcext:value-type="float">
            <text:p>166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.0490326476492393" calcext:value-type="float">
            <text:p>0.0490326476492393</text:p>
          </table:table-cell>
          <table:table-cell office:value-type="float" office:value="0.053231241576374" calcext:value-type="float">
            <text:p>0.053231241576374</text:p>
          </table:table-cell>
          <table:table-cell table:number-columns-repeated="2" office:value-type="float" office:value="0.913534505037884" calcext:value-type="float">
            <text:p>0.913534505037884</text:p>
          </table:table-cell>
          <table:table-cell office:value-type="float" office:value="0.80507815662356" calcext:value-type="float">
            <text:p>0.80507815662356</text:p>
          </table:table-cell>
          <table:table-cell office:value-type="float" office:value="0.118269232729737" calcext:value-type="float">
            <text:p>0.118269232729737</text:p>
          </table:table-cell>
          <table:table-cell office:value-type="float" office:value="0.106406723047883" calcext:value-type="float">
            <text:p>0.106406723047883</text:p>
          </table:table-cell>
          <table:table-cell office:value-type="float" office:value="0.198203236923156" calcext:value-type="float">
            <text:p>0.198203236923156</text:p>
          </table:table-cell>
          <table:table-cell office:value-type="float" office:value="0.0781491983667934" calcext:value-type="float">
            <text:p>0.0781491983667934</text:p>
          </table:table-cell>
          <table:table-cell office:value-type="float" office:value="0.0743978685772547" calcext:value-type="float">
            <text:p>0.0743978685772547</text:p>
          </table:table-cell>
          <table:table-cell office:value-type="float" office:value="0.124507040918493" calcext:value-type="float">
            <text:p>0.124507040918493</text:p>
          </table:table-cell>
          <table:table-cell office:value-type="float" office:value="1136" calcext:value-type="float">
            <text:p>1136</text:p>
          </table:table-cell>
          <table:table-cell office:value-type="float" office:value="17" calcext:value-type="float">
            <text:p>17</text:p>
          </table:table-cell>
          <table:table-cell office:value-type="float" office:value="155" calcext:value-type="float">
            <text:p>155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998955726623535" calcext:value-type="float">
            <text:p>0.998955726623535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0.105931835356902" calcext:value-type="float">
            <text:p>0.105931835356902</text:p>
          </table:table-cell>
          <table:table-cell office:value-type="float" office:value="0.0932617799995354" calcext:value-type="float">
            <text:p>0.0932617799995354</text:p>
          </table:table-cell>
          <table:table-cell office:value-type="float" office:value="0.191307382794043" calcext:value-type="float">
            <text:p>0.191307382794043</text:p>
          </table:table-cell>
          <table:table-cell table:number-columns-repeated="2" office:value-type="float" office:value="0.0392156862745098" calcext:value-type="float">
            <text:p>0.0392156862745098</text:p>
          </table:table-cell>
          <table:table-cell office:value-type="float" office:value="0.188714153561517" calcext:value-type="float">
            <text:p>0.188714153561517</text:p>
          </table:table-cell>
          <table:table-cell office:value-type="float" office:value="1158" calcext:value-type="float">
            <text:p>1158</text:p>
          </table:table-cell>
          <table:table-cell office:value-type="float" office:value="0" calcext:value-type="float">
            <text:p>0</text:p>
          </table:table-cell>
          <table:table-cell office:value-type="float" office:value="172" calcext:value-type="float">
            <text:p>17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0.105932216312726" calcext:value-type="float">
            <text:p>0.105932216312726</text:p>
          </table:table-cell>
          <table:table-cell office:value-type="float" office:value="0.0932622174906501" calcext:value-type="float">
            <text:p>0.0932622174906501</text:p>
          </table:table-cell>
          <table:table-cell office:value-type="float" office:value="0.191307382794043" calcext:value-type="float">
            <text:p>0.191307382794043</text:p>
          </table:table-cell>
          <table:table-cell table:number-columns-repeated="2" office:value-type="float" office:value="0.0392156862745098" calcext:value-type="float">
            <text:p>0.0392156862745098</text:p>
          </table:table-cell>
          <table:table-cell office:value-type="float" office:value="0.188714153561517" calcext:value-type="float">
            <text:p>0.188714153561517</text:p>
          </table:table-cell>
          <table:table-cell office:value-type="float" office:value="1158" calcext:value-type="float">
            <text:p>1158</text:p>
          </table:table-cell>
          <table:table-cell office:value-type="float" office:value="0" calcext:value-type="float">
            <text:p>0</text:p>
          </table:table-cell>
          <table:table-cell office:value-type="float" office:value="172" calcext:value-type="float">
            <text:p>17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105636116277062" calcext:value-type="float">
            <text:p>0.105636116277062</text:p>
          </table:table-cell>
          <table:table-cell office:value-type="float" office:value="0.101699576873049" calcext:value-type="float">
            <text:p>0.101699576873049</text:p>
          </table:table-cell>
          <table:table-cell office:value-type="float" office:value="0.132161983540145" calcext:value-type="float">
            <text:p>0.132161983540145</text:p>
          </table:table-cell>
          <table:table-cell table:number-columns-repeated="3" office:value-type="float" office:value="0.0911039657020364" calcext:value-type="float">
            <text:p>0.0911039657020364</text:p>
          </table:table-cell>
          <table:table-cell office:value-type="float" office:value="1150" calcext:value-type="float">
            <text:p>1150</text:p>
          </table:table-cell>
          <table:table-cell office:value-type="float" office:value="5" calcext:value-type="float">
            <text:p>5</text:p>
          </table:table-cell>
          <table:table-cell office:value-type="float" office:value="167" calcext:value-type="float">
            <text:p>167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112259586055117" calcext:value-type="float">
            <text:p>0.112259586055117</text:p>
          </table:table-cell>
          <table:table-cell office:value-type="float" office:value="0.104920419748848" calcext:value-type="float">
            <text:p>0.104920419748848</text:p>
          </table:table-cell>
          <table:table-cell office:value-type="float" office:value="0.161713619479336" calcext:value-type="float">
            <text:p>0.161713619479336</text:p>
          </table:table-cell>
          <table:table-cell table:number-columns-repeated="3" office:value-type="float" office:value="0.0849889624724062" calcext:value-type="float">
            <text:p>0.0849889624724062</text:p>
          </table:table-cell>
          <table:table-cell office:value-type="float" office:value="1138" calcext:value-type="float">
            <text:p>1138</text:p>
          </table:table-cell>
          <table:table-cell office:value-type="float" office:value="17" calcext:value-type="float">
            <text:p>17</text:p>
          </table:table-cell>
          <table:table-cell office:value-type="float" office:value="155" calcext:value-type="float">
            <text:p>155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0.313432835820896" calcext:value-type="float">
            <text:p>0.313432835820896</text:p>
          </table:table-cell>
          <table:table-cell office:value-type="float" office:value="0.108981423053437" calcext:value-type="float">
            <text:p>0.108981423053437</text:p>
          </table:table-cell>
          <table:table-cell office:value-type="float" office:value="0.096373766901628" calcext:value-type="float">
            <text:p>0.096373766901628</text:p>
          </table:table-cell>
          <table:table-cell office:value-type="float" office:value="0.193936501425221" calcext:value-type="float">
            <text:p>0.193936501425221</text:p>
          </table:table-cell>
          <table:table-cell table:number-columns-repeated="2" office:value-type="float" office:value="0.0597014925373134" calcext:value-type="float">
            <text:p>0.0597014925373134</text:p>
          </table:table-cell>
          <table:table-cell office:value-type="float" office:value="0.208955223880597" calcext:value-type="float">
            <text:p>0.208955223880597</text:p>
          </table:table-cell>
          <table:table-cell office:value-type="float" office:value="1159" calcext:value-type="float">
            <text:p>1159</text:p>
          </table:table-cell>
          <table:table-cell office:value-type="float" office:value="0" calcext:value-type="float">
            <text:p>0</text:p>
          </table:table-cell>
          <table:table-cell office:value-type="float" office:value="172" calcext:value-type="float">
            <text:p>17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0.35" calcext:value-type="float">
            <text:p>0.35</text:p>
          </table:table-cell>
          <table:table-cell office:value-type="float" office:value="0.108940646130729" calcext:value-type="float">
            <text:p>0.108940646130729</text:p>
          </table:table-cell>
          <table:table-cell office:value-type="float" office:value="0.0954702329594478" calcext:value-type="float">
            <text:p>0.0954702329594478</text:p>
          </table:table-cell>
          <table:table-cell office:value-type="float" office:value="0.199709302325581" calcext:value-type="float">
            <text:p>0.199709302325581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.2" calcext:value-type="float">
            <text:p>0.2</text:p>
          </table:table-cell>
          <table:table-cell office:value-type="float" office:value="1159" calcext:value-type="float">
            <text:p>1159</text:p>
          </table:table-cell>
          <table:table-cell office:value-type="float" office:value="0" calcext:value-type="float">
            <text:p>0</text:p>
          </table:table-cell>
          <table:table-cell office:value-type="float" office:value="172" calcext:value-type="float">
            <text:p>17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105636116277062" calcext:value-type="float">
            <text:p>0.105636116277062</text:p>
          </table:table-cell>
          <table:table-cell office:value-type="float" office:value="0.101699576873049" calcext:value-type="float">
            <text:p>0.101699576873049</text:p>
          </table:table-cell>
          <table:table-cell office:value-type="float" office:value="0.132161983540145" calcext:value-type="float">
            <text:p>0.132161983540145</text:p>
          </table:table-cell>
          <table:table-cell table:number-columns-repeated="3" office:value-type="float" office:value="0.0911039657020364" calcext:value-type="float">
            <text:p>0.0911039657020364</text:p>
          </table:table-cell>
          <table:table-cell office:value-type="float" office:value="1150" calcext:value-type="float">
            <text:p>1150</text:p>
          </table:table-cell>
          <table:table-cell office:value-type="float" office:value="5" calcext:value-type="float">
            <text:p>5</text:p>
          </table:table-cell>
          <table:table-cell office:value-type="float" office:value="167" calcext:value-type="float">
            <text:p>167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112268370611846" calcext:value-type="float">
            <text:p>0.112268370611846</text:p>
          </table:table-cell>
          <table:table-cell office:value-type="float" office:value="0.10491204521603" calcext:value-type="float">
            <text:p>0.10491204521603</text:p>
          </table:table-cell>
          <table:table-cell office:value-type="float" office:value="0.161838028366213" calcext:value-type="float">
            <text:p>0.161838028366213</text:p>
          </table:table-cell>
          <table:table-cell table:number-columns-repeated="3" office:value-type="float" office:value="0.0849889624724062" calcext:value-type="float">
            <text:p>0.0849889624724062</text:p>
          </table:table-cell>
          <table:table-cell office:value-type="float" office:value="1138" calcext:value-type="float">
            <text:p>1138</text:p>
          </table:table-cell>
          <table:table-cell office:value-type="float" office:value="17" calcext:value-type="float">
            <text:p>17</text:p>
          </table:table-cell>
          <table:table-cell office:value-type="float" office:value="155" calcext:value-type="float">
            <text:p>155</text:p>
          </table:table-cell>
          <table:table-cell office:value-type="float" office:value="21" calcext:value-type="float">
            <text:p>2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159" calcext:value-type="float">
            <text:p>1159</text:p>
          </table:table-cell>
          <table:table-cell office:value-type="float" office:value="0" calcext:value-type="float">
            <text:p>0</text:p>
          </table:table-cell>
          <table:table-cell office:value-type="float" office:value="172" calcext:value-type="float">
            <text:p>172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159" calcext:value-type="float">
            <text:p>1159</text:p>
          </table:table-cell>
          <table:table-cell office:value-type="float" office:value="0" calcext:value-type="float">
            <text:p>0</text:p>
          </table:table-cell>
          <table:table-cell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.000413220754126087" calcext:value-type="float">
            <text:p>0.000413220754126087</text:p>
          </table:table-cell>
          <table:table-cell office:value-type="float" office:value="0.000458857539342716" calcext:value-type="float">
            <text:p>0.000458857539342716</text:p>
          </table:table-cell>
          <table:table-cell table:number-columns-repeated="2" office:value-type="float" office:value="0.998885929584503" calcext:value-type="float">
            <text:p>0.998885929584503</text:p>
          </table:table-cell>
          <table:table-cell office:value-type="float" office:value="0.998830258846283" calcext:value-type="float">
            <text:p>0.998830258846283</text:p>
          </table:table-cell>
          <table:table-cell office:value-type="float" office:value="0.0682347675120123" calcext:value-type="float">
            <text:p>0.0682347675120123</text:p>
          </table:table-cell>
          <table:table-cell office:value-type="float" office:value="0.0509236748506423" calcext:value-type="float">
            <text:p>0.0509236748506423</text:p>
          </table:table-cell>
          <table:table-cell office:value-type="float" office:value="0.185666741121306" calcext:value-type="float">
            <text:p>0.185666741121306</text:p>
          </table:table-cell>
          <table:table-cell office:value-type="float" office:value="0.00239134300500154" calcext:value-type="float">
            <text:p>0.00239134300500154</text:p>
          </table:table-cell>
          <table:table-cell office:value-type="float" office:value="0.00202558026649058" calcext:value-type="float">
            <text:p>0.00202558026649058</text:p>
          </table:table-cell>
          <table:table-cell office:value-type="float" office:value="0.0124667836353183" calcext:value-type="float">
            <text:p>0.0124667836353183</text:p>
          </table:table-cell>
          <table:table-cell office:value-type="float" office:value="1109" calcext:value-type="float">
            <text:p>1109</text:p>
          </table:table-cell>
          <table:table-cell office:value-type="float" office:value="31" calcext:value-type="float">
            <text:p>31</text:p>
          </table:table-cell>
          <table:table-cell office:value-type="float" office:value="140" calcext:value-type="float">
            <text:p>140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0.0490869164985385" calcext:value-type="float">
            <text:p>0.0490869164985385</text:p>
          </table:table-cell>
          <table:table-cell office:value-type="float" office:value="0.0505464763939535" calcext:value-type="float">
            <text:p>0.0505464763939535</text:p>
          </table:table-cell>
          <table:table-cell table:number-columns-repeated="2" office:value-type="float" office:value="0.790670477309157" calcext:value-type="float">
            <text:p>0.790670477309157</text:p>
          </table:table-cell>
          <table:table-cell office:value-type="float" office:value="0.7882831727728" calcext:value-type="float">
            <text:p>0.7882831727728</text:p>
          </table:table-cell>
          <table:table-cell office:value-type="float" office:value="0.119861178095201" calcext:value-type="float">
            <text:p>0.119861178095201</text:p>
          </table:table-cell>
          <table:table-cell office:value-type="float" office:value="0.108621387910639" calcext:value-type="float">
            <text:p>0.108621387910639</text:p>
          </table:table-cell>
          <table:table-cell office:value-type="float" office:value="0.196107708002174" calcext:value-type="float">
            <text:p>0.196107708002174</text:p>
          </table:table-cell>
          <table:table-cell office:value-type="float" office:value="0.0796815975029653" calcext:value-type="float">
            <text:p>0.0796815975029653</text:p>
          </table:table-cell>
          <table:table-cell office:value-type="float" office:value="0.076164994982089" calcext:value-type="float">
            <text:p>0.076164994982089</text:p>
          </table:table-cell>
          <table:table-cell office:value-type="float" office:value="0.123699833709066" calcext:value-type="float">
            <text:p>0.123699833709066</text:p>
          </table:table-cell>
          <table:table-cell office:value-type="float" office:value="1135" calcext:value-type="float">
            <text:p>1135</text:p>
          </table:table-cell>
          <table:table-cell office:value-type="float" office:value="13" calcext:value-type="float">
            <text:p>13</text:p>
          </table:table-cell>
          <table:table-cell office:value-type="float" office:value="158" calcext:value-type="float">
            <text:p>158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.0490326571146707" calcext:value-type="float">
            <text:p>0.0490326571146707</text:p>
          </table:table-cell>
          <table:table-cell office:value-type="float" office:value="0.0504921943494422" calcext:value-type="float">
            <text:p>0.0504921943494422</text:p>
          </table:table-cell>
          <table:table-cell table:number-columns-repeated="2" office:value-type="float" office:value="0.791200801043246" calcext:value-type="float">
            <text:p>0.791200801043246</text:p>
          </table:table-cell>
          <table:table-cell office:value-type="float" office:value="0.788815493249594" calcext:value-type="float">
            <text:p>0.788815493249594</text:p>
          </table:table-cell>
          <table:table-cell office:value-type="float" office:value="0.119861531532455" calcext:value-type="float">
            <text:p>0.119861531532455</text:p>
          </table:table-cell>
          <table:table-cell office:value-type="float" office:value="0.108610198068695" calcext:value-type="float">
            <text:p>0.108610198068695</text:p>
          </table:table-cell>
          <table:table-cell office:value-type="float" office:value="0.196186366725207" calcext:value-type="float">
            <text:p>0.196186366725207</text:p>
          </table:table-cell>
          <table:table-cell office:value-type="float" office:value="0.0796349287201054" calcext:value-type="float">
            <text:p>0.0796349287201054</text:p>
          </table:table-cell>
          <table:table-cell office:value-type="float" office:value="0.0761167110065263" calcext:value-type="float">
            <text:p>0.0761167110065263</text:p>
          </table:table-cell>
          <table:table-cell office:value-type="float" office:value="0.123684775086028" calcext:value-type="float">
            <text:p>0.123684775086028</text:p>
          </table:table-cell>
          <table:table-cell office:value-type="float" office:value="1135" calcext:value-type="float">
            <text:p>1135</text:p>
          </table:table-cell>
          <table:table-cell office:value-type="float" office:value="13" calcext:value-type="float">
            <text:p>13</text:p>
          </table:table-cell>
          <table:table-cell office:value-type="float" office:value="158" calcext:value-type="float">
            <text:p>158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.0426742634335332" calcext:value-type="float">
            <text:p>0.0426742634335332</text:p>
          </table:table-cell>
          <table:table-cell office:value-type="float" office:value="0.0444167325404807" calcext:value-type="float">
            <text:p>0.0444167325404807</text:p>
          </table:table-cell>
          <table:table-cell table:number-columns-repeated="2" office:value-type="float" office:value="0.937865261504434" calcext:value-type="float">
            <text:p>0.937865261504434</text:p>
          </table:table-cell>
          <table:table-cell office:value-type="float" office:value="0.936719750253774" calcext:value-type="float">
            <text:p>0.936719750253774</text:p>
          </table:table-cell>
          <table:table-cell office:value-type="float" office:value="0.14412049403497" calcext:value-type="float">
            <text:p>0.14412049403497</text:p>
          </table:table-cell>
          <table:table-cell office:value-type="float" office:value="0.127560043101276" calcext:value-type="float">
            <text:p>0.127560043101276</text:p>
          </table:table-cell>
          <table:table-cell office:value-type="float" office:value="0.256460395105643" calcext:value-type="float">
            <text:p>0.256460395105643</text:p>
          </table:table-cell>
          <table:table-cell office:value-type="float" office:value="0.0825014909161348" calcext:value-type="float">
            <text:p>0.0825014909161348</text:p>
          </table:table-cell>
          <table:table-cell office:value-type="float" office:value="0.0776112147293658" calcext:value-type="float">
            <text:p>0.0776112147293658</text:p>
          </table:table-cell>
          <table:table-cell office:value-type="float" office:value="0.148609742645264" calcext:value-type="float">
            <text:p>0.148609742645264</text:p>
          </table:table-cell>
          <table:table-cell office:value-type="float" office:value="1109" calcext:value-type="float">
            <text:p>1109</text:p>
          </table:table-cell>
          <table:table-cell office:value-type="float" office:value="31" calcext:value-type="float">
            <text:p>31</text:p>
          </table:table-cell>
          <table:table-cell office:value-type="float" office:value="140" calcext:value-type="float">
            <text:p>140</text:p>
          </table:table-cell>
          <table:table-cell office:value-type="float" office:value="51" calcext:value-type="float">
            <text:p>5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998885929584503" calcext:value-type="float">
            <text:p>0.998885929584503</text:p>
          </table:table-cell>
          <table:table-cell office:value-type="float" office:value="0.998830258846283" calcext:value-type="float">
            <text:p>0.998830258846283</text:p>
          </table:table-cell>
          <table:table-cell office:value-type="float" office:value="0.123767248260788" calcext:value-type="float">
            <text:p>0.123767248260788</text:p>
          </table:table-cell>
          <table:table-cell office:value-type="float" office:value="0.108750787578466" calcext:value-type="float">
            <text:p>0.108750787578466</text:p>
          </table:table-cell>
          <table:table-cell office:value-type="float" office:value="0.225633297333846" calcext:value-type="float">
            <text:p>0.225633297333846</text:p>
          </table:table-cell>
          <table:table-cell table:number-columns-repeated="2" office:value-type="float" office:value="0.106796116504854" calcext:value-type="float">
            <text:p>0.106796116504854</text:p>
          </table:table-cell>
          <table:table-cell office:value-type="float" office:value="0.142857142857143" calcext:value-type="float">
            <text:p>0.142857142857143</text:p>
          </table:table-cell>
          <table:table-cell office:value-type="float" office:value="1156" calcext:value-type="float">
            <text:p>1156</text:p>
          </table:table-cell>
          <table:table-cell office:value-type="float" office:value="3" calcext:value-type="float">
            <text:p>3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0.470588235294118" calcext:value-type="float">
            <text:p>0.470588235294118</text:p>
          </table:table-cell>
          <table:table-cell office:value-type="float" office:value="0.120994900959481" calcext:value-type="float">
            <text:p>0.120994900959481</text:p>
          </table:table-cell>
          <table:table-cell office:value-type="float" office:value="0.106933839094857" calcext:value-type="float">
            <text:p>0.106933839094857</text:p>
          </table:table-cell>
          <table:table-cell office:value-type="float" office:value="0.216379882029446" calcext:value-type="float">
            <text:p>0.216379882029446</text:p>
          </table:table-cell>
          <table:table-cell table:number-columns-repeated="2" office:value-type="float" office:value="0.106796116504854" calcext:value-type="float">
            <text:p>0.106796116504854</text:p>
          </table:table-cell>
          <table:table-cell office:value-type="float" office:value="0.142857142857143" calcext:value-type="float">
            <text:p>0.142857142857143</text:p>
          </table:table-cell>
          <table:table-cell office:value-type="float" office:value="1160" calcext:value-type="float">
            <text:p>1160</text:p>
          </table:table-cell>
          <table:table-cell office:value-type="float" office:value="0" calcext:value-type="float">
            <text:p>0</text:p>
          </table:table-cell>
          <table:table-cell office:value-type="float" office:value="171" calcext:value-type="float">
            <text:p>17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0.5" calcext:value-type="float">
            <text:p>0.5</text:p>
          </table:table-cell>
          <table:table-cell office:value-type="float" office:value="0.120286392103173" calcext:value-type="float">
            <text:p>0.120286392103173</text:p>
          </table:table-cell>
          <table:table-cell office:value-type="float" office:value="0.11261624666651" calcext:value-type="float">
            <text:p>0.11261624666651</text:p>
          </table:table-cell>
          <table:table-cell office:value-type="float" office:value="0.172317788047791" calcext:value-type="float">
            <text:p>0.172317788047791</text:p>
          </table:table-cell>
          <table:table-cell table:number-columns-repeated="3" office:value-type="float" office:value="0.0847457627118644" calcext:value-type="float">
            <text:p>0.0847457627118644</text:p>
          </table:table-cell>
          <table:table-cell office:value-type="float" office:value="1144" calcext:value-type="float">
            <text:p>1144</text:p>
          </table:table-cell>
          <table:table-cell office:value-type="float" office:value="13" calcext:value-type="float">
            <text:p>13</text:p>
          </table:table-cell>
          <table:table-cell office:value-type="float" office:value="158" calcext:value-type="float">
            <text:p>158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126228999761801" calcext:value-type="float">
            <text:p>0.126228999761801</text:p>
          </table:table-cell>
          <table:table-cell office:value-type="float" office:value="0.115150826036328" calcext:value-type="float">
            <text:p>0.115150826036328</text:p>
          </table:table-cell>
          <table:table-cell office:value-type="float" office:value="0.201379184098342" calcext:value-type="float">
            <text:p>0.201379184098342</text:p>
          </table:table-cell>
          <table:table-cell table:number-columns-repeated="3" office:value-type="float" office:value="0.0721271393643032" calcext:value-type="float">
            <text:p>0.0721271393643032</text:p>
          </table:table-cell>
          <table:table-cell office:value-type="float" office:value="1126" calcext:value-type="float">
            <text:p>1126</text:p>
          </table:table-cell>
          <table:table-cell office:value-type="float" office:value="16" calcext:value-type="float">
            <text:p>16</text:p>
          </table:table-cell>
          <table:table-cell office:value-type="float" office:value="155" calcext:value-type="float">
            <text:p>155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0.388059701492537" calcext:value-type="float">
            <text:p>0.388059701492537</text:p>
          </table:table-cell>
          <table:table-cell office:value-type="float" office:value="0.120103158818298" calcext:value-type="float">
            <text:p>0.120103158818298</text:p>
          </table:table-cell>
          <table:table-cell office:value-type="float" office:value="0.106652084405558" calcext:value-type="float">
            <text:p>0.106652084405558</text:p>
          </table:table-cell>
          <table:table-cell office:value-type="float" office:value="0.211350213314078" calcext:value-type="float">
            <text:p>0.211350213314078</text:p>
          </table:table-cell>
          <table:table-cell table:number-columns-repeated="2" office:value-type="float" office:value="0.0895522388059701" calcext:value-type="float">
            <text:p>0.0895522388059701</text:p>
          </table:table-cell>
          <table:table-cell office:value-type="float" office:value="0.194029850746269" calcext:value-type="float">
            <text:p>0.194029850746269</text:p>
          </table:table-cell>
          <table:table-cell office:value-type="float" office:value="1160" calcext:value-type="float">
            <text:p>1160</text:p>
          </table:table-cell>
          <table:table-cell office:value-type="float" office:value="0" calcext:value-type="float">
            <text:p>0</text:p>
          </table:table-cell>
          <table:table-cell office:value-type="float" office:value="171" calcext:value-type="float">
            <text:p>17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0.45" calcext:value-type="float">
            <text:p>0.45</text:p>
          </table:table-cell>
          <table:table-cell office:value-type="float" office:value="0.122201352366642" calcext:value-type="float">
            <text:p>0.122201352366642</text:p>
          </table:table-cell>
          <table:table-cell office:value-type="float" office:value="0.108663793103448" calcext:value-type="float">
            <text:p>0.108663793103448</text:p>
          </table:table-cell>
          <table:table-cell office:value-type="float" office:value="0.214035087719298" calcext:value-type="float">
            <text:p>0.214035087719298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.2" calcext:value-type="float">
            <text:p>0.2</text:p>
          </table:table-cell>
          <table:table-cell office:value-type="float" office:value="1160" calcext:value-type="float">
            <text:p>1160</text:p>
          </table:table-cell>
          <table:table-cell office:value-type="float" office:value="0" calcext:value-type="float">
            <text:p>0</text:p>
          </table:table-cell>
          <table:table-cell office:value-type="float" office:value="171" calcext:value-type="float">
            <text:p>17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0.5" calcext:value-type="float">
            <text:p>0.5</text:p>
          </table:table-cell>
          <table:table-cell office:value-type="float" office:value="0.120286392103173" calcext:value-type="float">
            <text:p>0.120286392103173</text:p>
          </table:table-cell>
          <table:table-cell office:value-type="float" office:value="0.11261624666651" calcext:value-type="float">
            <text:p>0.11261624666651</text:p>
          </table:table-cell>
          <table:table-cell office:value-type="float" office:value="0.172317788047791" calcext:value-type="float">
            <text:p>0.172317788047791</text:p>
          </table:table-cell>
          <table:table-cell table:number-columns-repeated="3" office:value-type="float" office:value="0.0847457627118644" calcext:value-type="float">
            <text:p>0.0847457627118644</text:p>
          </table:table-cell>
          <table:table-cell office:value-type="float" office:value="1144" calcext:value-type="float">
            <text:p>1144</text:p>
          </table:table-cell>
          <table:table-cell office:value-type="float" office:value="13" calcext:value-type="float">
            <text:p>13</text:p>
          </table:table-cell>
          <table:table-cell office:value-type="float" office:value="158" calcext:value-type="float">
            <text:p>158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126241152654479" calcext:value-type="float">
            <text:p>0.126241152654479</text:p>
          </table:table-cell>
          <table:table-cell office:value-type="float" office:value="0.115137664783015" calcext:value-type="float">
            <text:p>0.115137664783015</text:p>
          </table:table-cell>
          <table:table-cell office:value-type="float" office:value="0.20156305868312" calcext:value-type="float">
            <text:p>0.20156305868312</text:p>
          </table:table-cell>
          <table:table-cell table:number-columns-repeated="3" office:value-type="float" office:value="0.0721271393643032" calcext:value-type="float">
            <text:p>0.0721271393643032</text:p>
          </table:table-cell>
          <table:table-cell office:value-type="float" office:value="1126" calcext:value-type="float">
            <text:p>1126</text:p>
          </table:table-cell>
          <table:table-cell office:value-type="float" office:value="16" calcext:value-type="float">
            <text:p>16</text:p>
          </table:table-cell>
          <table:table-cell office:value-type="float" office:value="155" calcext:value-type="float">
            <text:p>155</text:p>
          </table:table-cell>
          <table:table-cell office:value-type="float" office:value="34" calcext:value-type="float">
            <text:p>34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160" calcext:value-type="float">
            <text:p>1160</text:p>
          </table:table-cell>
          <table:table-cell office:value-type="float" office:value="0" calcext:value-type="float">
            <text:p>0</text:p>
          </table:table-cell>
          <table:table-cell office:value-type="float" office:value="171" calcext:value-type="float">
            <text:p>17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160" calcext:value-type="float">
            <text:p>1160</text:p>
          </table:table-cell>
          <table:table-cell office:value-type="float" office:value="0" calcext:value-type="float">
            <text:p>0</text:p>
          </table:table-cell>
          <table:table-cell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.0000909495356609114" calcext:value-type="float">
            <text:p>9.09495356609114E-05</text:p>
          </table:table-cell>
          <table:table-cell office:value-type="float" office:value="0.000137311406433582" calcext:value-type="float">
            <text:p>0.000137311406433582</text:p>
          </table:table-cell>
          <table:table-cell table:number-columns-repeated="2" office:value-type="float" office:value="0.997636198997498" calcext:value-type="float">
            <text:p>0.997636198997498</text:p>
          </table:table-cell>
          <table:table-cell office:value-type="float" office:value="0.996258735656738" calcext:value-type="float">
            <text:p>0.996258735656738</text:p>
          </table:table-cell>
          <table:table-cell office:value-type="float" office:value="0.0461123606147796" calcext:value-type="float">
            <text:p>0.0461123606147796</text:p>
          </table:table-cell>
          <table:table-cell office:value-type="float" office:value="0.0331228099158653" calcext:value-type="float">
            <text:p>0.0331228099158653</text:p>
          </table:table-cell>
          <table:table-cell office:value-type="float" office:value="0.143950322609807" calcext:value-type="float">
            <text:p>0.143950322609807</text:p>
          </table:table-cell>
          <table:table-cell office:value-type="float" office:value="0.000787814205978066" calcext:value-type="float">
            <text:p>0.000787814205978066</text:p>
          </table:table-cell>
          <table:table-cell office:value-type="float" office:value="0.000648728630039841" calcext:value-type="float">
            <text:p>0.000648728630039841</text:p>
          </table:table-cell>
          <table:table-cell office:value-type="float" office:value="0.0053502949886024" calcext:value-type="float">
            <text:p>0.0053502949886024</text:p>
          </table:table-cell>
          <table:table-cell office:value-type="float" office:value="1145" calcext:value-type="float">
            <text:p>1145</text:p>
          </table:table-cell>
          <table:table-cell office:value-type="float" office:value="20" calcext:value-type="float">
            <text:p>20</text:p>
          </table:table-cell>
          <table:table-cell office:value-type="float" office:value="136" calcext:value-type="float">
            <text:p>136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.0599353819902874" calcext:value-type="float">
            <text:p>0.0599353819902874</text:p>
          </table:table-cell>
          <table:table-cell office:value-type="float" office:value="0.0659699605663819" calcext:value-type="float">
            <text:p>0.0659699605663819</text:p>
          </table:table-cell>
          <table:table-cell table:number-columns-repeated="2" office:value-type="float" office:value="0.742988995333249" calcext:value-type="float">
            <text:p>0.742988995333249</text:p>
          </table:table-cell>
          <table:table-cell office:value-type="float" office:value="0.720537269951026" calcext:value-type="float">
            <text:p>0.720537269951026</text:p>
          </table:table-cell>
          <table:table-cell office:value-type="float" office:value="0.133314089451895" calcext:value-type="float">
            <text:p>0.133314089451895</text:p>
          </table:table-cell>
          <table:table-cell office:value-type="float" office:value="0.122541815611476" calcext:value-type="float">
            <text:p>0.122541815611476</text:p>
          </table:table-cell>
          <table:table-cell office:value-type="float" office:value="0.214451408442227" calcext:value-type="float">
            <text:p>0.214451408442227</text:p>
          </table:table-cell>
          <table:table-cell office:value-type="float" office:value="0.0983185962039331" calcext:value-type="float">
            <text:p>0.0983185962039331</text:p>
          </table:table-cell>
          <table:table-cell office:value-type="float" office:value="0.0941188675982873" calcext:value-type="float">
            <text:p>0.0941188675982873</text:p>
          </table:table-cell>
          <table:table-cell office:value-type="float" office:value="0.149451535050468" calcext:value-type="float">
            <text:p>0.149451535050468</text:p>
          </table:table-cell>
          <table:table-cell office:value-type="float" office:value="1150" calcext:value-type="float">
            <text:p>1150</text:p>
          </table:table-cell>
          <table:table-cell office:value-type="float" office:value="16" calcext:value-type="float">
            <text:p>16</text:p>
          </table:table-cell>
          <table:table-cell office:value-type="float" office:value="140" calcext:value-type="float">
            <text:p>14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.0598823312350546" calcext:value-type="float">
            <text:p>0.0598823312350546</text:p>
          </table:table-cell>
          <table:table-cell office:value-type="float" office:value="0.0659175812538664" calcext:value-type="float">
            <text:p>0.0659175812538664</text:p>
          </table:table-cell>
          <table:table-cell table:number-columns-repeated="2" office:value-type="float" office:value="0.743460379609705" calcext:value-type="float">
            <text:p>0.743460379609705</text:p>
          </table:table-cell>
          <table:table-cell office:value-type="float" office:value="0.721013781163601" calcext:value-type="float">
            <text:p>0.721013781163601</text:p>
          </table:table-cell>
          <table:table-cell office:value-type="float" office:value="0.133309033085225" calcext:value-type="float">
            <text:p>0.133309033085225</text:p>
          </table:table-cell>
          <table:table-cell office:value-type="float" office:value="0.12252736309707" calcext:value-type="float">
            <text:p>0.12252736309707</text:p>
          </table:table-cell>
          <table:table-cell office:value-type="float" office:value="0.214517124342161" calcext:value-type="float">
            <text:p>0.214517124342161</text:p>
          </table:table-cell>
          <table:table-cell office:value-type="float" office:value="0.0982776538900129" calcext:value-type="float">
            <text:p>0.0982776538900129</text:p>
          </table:table-cell>
          <table:table-cell office:value-type="float" office:value="0.0940758092350702" calcext:value-type="float">
            <text:p>0.0940758092350702</text:p>
          </table:table-cell>
          <table:table-cell office:value-type="float" office:value="0.149447073498275" calcext:value-type="float">
            <text:p>0.149447073498275</text:p>
          </table:table-cell>
          <table:table-cell office:value-type="float" office:value="1150" calcext:value-type="float">
            <text:p>1150</text:p>
          </table:table-cell>
          <table:table-cell office:value-type="float" office:value="16" calcext:value-type="float">
            <text:p>16</text:p>
          </table:table-cell>
          <table:table-cell office:value-type="float" office:value="140" calcext:value-type="float">
            <text:p>14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.0523252739375953" calcext:value-type="float">
            <text:p>0.0523252739375953</text:p>
          </table:table-cell>
          <table:table-cell office:value-type="float" office:value="0.059062246380045" calcext:value-type="float">
            <text:p>0.059062246380045</text:p>
          </table:table-cell>
          <table:table-cell table:number-columns-repeated="2" office:value-type="float" office:value="0.867811712280354" calcext:value-type="float">
            <text:p>0.867811712280354</text:p>
          </table:table-cell>
          <table:table-cell office:value-type="float" office:value="0.850482517996584" calcext:value-type="float">
            <text:p>0.850482517996584</text:p>
          </table:table-cell>
          <table:table-cell office:value-type="float" office:value="0.144591741850119" calcext:value-type="float">
            <text:p>0.144591741850119</text:p>
          </table:table-cell>
          <table:table-cell office:value-type="float" office:value="0.130683141213113" calcext:value-type="float">
            <text:p>0.130683141213113</text:p>
          </table:table-cell>
          <table:table-cell office:value-type="float" office:value="0.24935203510962" calcext:value-type="float">
            <text:p>0.24935203510962</text:p>
          </table:table-cell>
          <table:table-cell office:value-type="float" office:value="0.0975924388361017" calcext:value-type="float">
            <text:p>0.0975924388361017</text:p>
          </table:table-cell>
          <table:table-cell office:value-type="float" office:value="0.0923916989026183" calcext:value-type="float">
            <text:p>0.0923916989026183</text:p>
          </table:table-cell>
          <table:table-cell office:value-type="float" office:value="0.164305937474546" calcext:value-type="float">
            <text:p>0.164305937474546</text:p>
          </table:table-cell>
          <table:table-cell office:value-type="float" office:value="1145" calcext:value-type="float">
            <text:p>1145</text:p>
          </table:table-cell>
          <table:table-cell office:value-type="float" office:value="20" calcext:value-type="float">
            <text:p>20</text:p>
          </table:table-cell>
          <table:table-cell office:value-type="float" office:value="136" calcext:value-type="float">
            <text:p>136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1958041958042" calcext:value-type="float">
            <text:p>0.041958041958042</text:p>
          </table:table-cell>
          <table:table-cell table:number-columns-repeated="2" office:value-type="float" office:value="0.997636198997498" calcext:value-type="float">
            <text:p>0.997636198997498</text:p>
          </table:table-cell>
          <table:table-cell office:value-type="float" office:value="0.996258735656738" calcext:value-type="float">
            <text:p>0.996258735656738</text:p>
          </table:table-cell>
          <table:table-cell office:value-type="float" office:value="0.132340898268724" calcext:value-type="float">
            <text:p>0.132340898268724</text:p>
          </table:table-cell>
          <table:table-cell office:value-type="float" office:value="0.117411414767983" calcext:value-type="float">
            <text:p>0.117411414767983</text:p>
          </table:table-cell>
          <table:table-cell office:value-type="float" office:value="0.244790533610846" calcext:value-type="float">
            <text:p>0.244790533610846</text:p>
          </table:table-cell>
          <table:table-cell table:number-columns-repeated="2" office:value-type="float" office:value="0.0674157303370787" calcext:value-type="float">
            <text:p>0.0674157303370787</text:p>
          </table:table-cell>
          <table:table-cell office:value-type="float" office:value="0.233082706766917" calcext:value-type="float">
            <text:p>0.233082706766917</text:p>
          </table:table-cell>
          <table:table-cell office:value-type="float" office:value="1165" calcext:value-type="float">
            <text:p>1165</text:p>
          </table:table-cell>
          <table:table-cell office:value-type="float" office:value="9" calcext:value-type="float">
            <text:p>9</text:p>
          </table:table-cell>
          <table:table-cell office:value-type="float" office:value="147" calcext:value-type="float">
            <text:p>14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1958041958042" calcext:value-type="float">
            <text:p>0.041958041958042</text:p>
          </table:table-cell>
          <table:table-cell table:number-columns-repeated="3" office:value-type="float" office:value="0.75" calcext:value-type="float">
            <text:p>0.75</text:p>
          </table:table-cell>
          <table:table-cell office:value-type="float" office:value="0.131783782302279" calcext:value-type="float">
            <text:p>0.131783782302279</text:p>
          </table:table-cell>
          <table:table-cell office:value-type="float" office:value="0.116989914669531" calcext:value-type="float">
            <text:p>0.116989914669531</text:p>
          </table:table-cell>
          <table:table-cell office:value-type="float" office:value="0.243211951972021" calcext:value-type="float">
            <text:p>0.243211951972021</text:p>
          </table:table-cell>
          <table:table-cell table:number-columns-repeated="2" office:value-type="float" office:value="0.0674157303370787" calcext:value-type="float">
            <text:p>0.0674157303370787</text:p>
          </table:table-cell>
          <table:table-cell office:value-type="float" office:value="0.233082706766917" calcext:value-type="float">
            <text:p>0.233082706766917</text:p>
          </table:table-cell>
          <table:table-cell office:value-type="float" office:value="1165" calcext:value-type="float">
            <text:p>1165</text:p>
          </table:table-cell>
          <table:table-cell office:value-type="float" office:value="9" calcext:value-type="float">
            <text:p>9</text:p>
          </table:table-cell>
          <table:table-cell office:value-type="float" office:value="147" calcext:value-type="float">
            <text:p>147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0.138695659577903" calcext:value-type="float">
            <text:p>0.138695659577903</text:p>
          </table:table-cell>
          <table:table-cell office:value-type="float" office:value="0.133560526448924" calcext:value-type="float">
            <text:p>0.133560526448924</text:p>
          </table:table-cell>
          <table:table-cell office:value-type="float" office:value="0.177373745645532" calcext:value-type="float">
            <text:p>0.177373745645532</text:p>
          </table:table-cell>
          <table:table-cell table:number-columns-repeated="3" office:value-type="float" office:value="0.116812227074236" calcext:value-type="float">
            <text:p>0.116812227074236</text:p>
          </table:table-cell>
          <table:table-cell office:value-type="float" office:value="1151" calcext:value-type="float">
            <text:p>1151</text:p>
          </table:table-cell>
          <table:table-cell office:value-type="float" office:value="10" calcext:value-type="float">
            <text:p>1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136538056007989" calcext:value-type="float">
            <text:p>0.136538056007989</text:p>
          </table:table-cell>
          <table:table-cell office:value-type="float" office:value="0.129461695065484" calcext:value-type="float">
            <text:p>0.129461695065484</text:p>
          </table:table-cell>
          <table:table-cell office:value-type="float" office:value="0.189837569517244" calcext:value-type="float">
            <text:p>0.189837569517244</text:p>
          </table:table-cell>
          <table:table-cell table:number-columns-repeated="3" office:value-type="float" office:value="0.104166666666667" calcext:value-type="float">
            <text:p>0.104166666666667</text:p>
          </table:table-cell>
          <table:table-cell office:value-type="float" office:value="1148" calcext:value-type="float">
            <text:p>1148</text:p>
          </table:table-cell>
          <table:table-cell office:value-type="float" office:value="16" calcext:value-type="float">
            <text:p>16</text:p>
          </table:table-cell>
          <table:table-cell office:value-type="float" office:value="140" calcext:value-type="float">
            <text:p>140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0.0298507462686567" calcext:value-type="float">
            <text:p>0.0298507462686567</text:p>
          </table:table-cell>
          <table:table-cell table:number-columns-repeated="3" office:value-type="float" office:value="0.417910447761194" calcext:value-type="float">
            <text:p>0.417910447761194</text:p>
          </table:table-cell>
          <table:table-cell office:value-type="float" office:value="0.129474545175903" calcext:value-type="float">
            <text:p>0.129474545175903</text:p>
          </table:table-cell>
          <table:table-cell office:value-type="float" office:value="0.116665800590856" calcext:value-type="float">
            <text:p>0.116665800590856</text:p>
          </table:table-cell>
          <table:table-cell office:value-type="float" office:value="0.225950666249174" calcext:value-type="float">
            <text:p>0.225950666249174</text:p>
          </table:table-cell>
          <table:table-cell office:value-type="float" office:value="0.0757575757575758" calcext:value-type="float">
            <text:p>0.0757575757575758</text:p>
          </table:table-cell>
          <table:table-cell office:value-type="float" office:value="0.0746268656716418" calcext:value-type="float">
            <text:p>0.0746268656716418</text:p>
          </table:table-cell>
          <table:table-cell office:value-type="float" office:value="0.212121212121212" calcext:value-type="float">
            <text:p>0.212121212121212</text:p>
          </table:table-cell>
          <table:table-cell office:value-type="float" office:value="1175" calcext:value-type="float">
            <text:p>1175</text:p>
          </table:table-cell>
          <table:table-cell office:value-type="float" office:value="0" calcext:value-type="float">
            <text:p>0</text:p>
          </table:table-cell>
          <table:table-cell office:value-type="float" office:value="156" calcext:value-type="float">
            <text:p>15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0.45" calcext:value-type="float">
            <text:p>0.45</text:p>
          </table:table-cell>
          <table:table-cell office:value-type="float" office:value="0.127873779113449" calcext:value-type="float">
            <text:p>0.127873779113449</text:p>
          </table:table-cell>
          <table:table-cell office:value-type="float" office:value="0.11468085106383" calcext:value-type="float">
            <text:p>0.11468085106383</text:p>
          </table:table-cell>
          <table:table-cell office:value-type="float" office:value="0.22724358974359" calcext:value-type="float">
            <text:p>0.22724358974359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.25" calcext:value-type="float">
            <text:p>0.25</text:p>
          </table:table-cell>
          <table:table-cell office:value-type="float" office:value="1175" calcext:value-type="float">
            <text:p>1175</text:p>
          </table:table-cell>
          <table:table-cell office:value-type="float" office:value="0" calcext:value-type="float">
            <text:p>0</text:p>
          </table:table-cell>
          <table:table-cell office:value-type="float" office:value="156" calcext:value-type="float">
            <text:p>15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0.138695659577903" calcext:value-type="float">
            <text:p>0.138695659577903</text:p>
          </table:table-cell>
          <table:table-cell office:value-type="float" office:value="0.133560526448924" calcext:value-type="float">
            <text:p>0.133560526448924</text:p>
          </table:table-cell>
          <table:table-cell office:value-type="float" office:value="0.177373745645532" calcext:value-type="float">
            <text:p>0.177373745645532</text:p>
          </table:table-cell>
          <table:table-cell table:number-columns-repeated="3" office:value-type="float" office:value="0.116812227074236" calcext:value-type="float">
            <text:p>0.116812227074236</text:p>
          </table:table-cell>
          <table:table-cell office:value-type="float" office:value="1151" calcext:value-type="float">
            <text:p>1151</text:p>
          </table:table-cell>
          <table:table-cell office:value-type="float" office:value="10" calcext:value-type="float">
            <text:p>1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136560467304269" calcext:value-type="float">
            <text:p>0.136560467304269</text:p>
          </table:table-cell>
          <table:table-cell office:value-type="float" office:value="0.12949035844355" calcext:value-type="float">
            <text:p>0.12949035844355</text:p>
          </table:table-cell>
          <table:table-cell office:value-type="float" office:value="0.18981288981289" calcext:value-type="float">
            <text:p>0.18981288981289</text:p>
          </table:table-cell>
          <table:table-cell table:number-columns-repeated="3" office:value-type="float" office:value="0.104166666666667" calcext:value-type="float">
            <text:p>0.104166666666667</text:p>
          </table:table-cell>
          <table:table-cell office:value-type="float" office:value="1148" calcext:value-type="float">
            <text:p>1148</text:p>
          </table:table-cell>
          <table:table-cell office:value-type="float" office:value="16" calcext:value-type="float">
            <text:p>16</text:p>
          </table:table-cell>
          <table:table-cell office:value-type="float" office:value="140" calcext:value-type="float">
            <text:p>140</text:p>
          </table:table-cell>
          <table:table-cell office:value-type="float" office:value="27" calcext:value-type="float">
            <text:p>27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175" calcext:value-type="float">
            <text:p>1175</text:p>
          </table:table-cell>
          <table:table-cell office:value-type="float" office:value="0" calcext:value-type="float">
            <text:p>0</text:p>
          </table:table-cell>
          <table:table-cell office:value-type="float" office:value="156" calcext:value-type="float">
            <text:p>156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175" calcext:value-type="float">
            <text:p>1175</text:p>
          </table:table-cell>
          <table:table-cell office:value-type="float" office:value="0" calcext:value-type="float">
            <text:p>0</text:p>
          </table:table-cell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.000257330335443839" calcext:value-type="float">
            <text:p>0.000257330335443839</text:p>
          </table:table-cell>
          <table:table-cell office:value-type="float" office:value="0.000283208064502105" calcext:value-type="float">
            <text:p>0.000283208064502105</text:p>
          </table:table-cell>
          <table:table-cell office:value-type="float" office:value="0.999634504318237" calcext:value-type="float">
            <text:p>0.999634504318237</text:p>
          </table:table-cell>
          <table:table-cell office:value-type="float" office:value="0.998731315135956" calcext:value-type="float">
            <text:p>0.998731315135956</text:p>
          </table:table-cell>
          <table:table-cell office:value-type="float" office:value="0.999634504318237" calcext:value-type="float">
            <text:p>0.999634504318237</text:p>
          </table:table-cell>
          <table:table-cell office:value-type="float" office:value="0.0656005524519009" calcext:value-type="float">
            <text:p>0.0656005524519009</text:p>
          </table:table-cell>
          <table:table-cell office:value-type="float" office:value="0.0494181445359504" calcext:value-type="float">
            <text:p>0.0494181445359504</text:p>
          </table:table-cell>
          <table:table-cell office:value-type="float" office:value="0.176866576110685" calcext:value-type="float">
            <text:p>0.176866576110685</text:p>
          </table:table-cell>
          <table:table-cell office:value-type="float" office:value="0.00146173965185881" calcext:value-type="float">
            <text:p>0.00146173965185881</text:p>
          </table:table-cell>
          <table:table-cell office:value-type="float" office:value="0.00122941710287705" calcext:value-type="float">
            <text:p>0.00122941710287705</text:p>
          </table:table-cell>
          <table:table-cell office:value-type="float" office:value="0.00703236646950245" calcext:value-type="float">
            <text:p>0.00703236646950245</text:p>
          </table:table-cell>
          <table:table-cell office:value-type="float" office:value="1114" calcext:value-type="float">
            <text:p>1114</text:p>
          </table:table-cell>
          <table:table-cell office:value-type="float" office:value="25" calcext:value-type="float">
            <text:p>25</text:p>
          </table:table-cell>
          <table:table-cell office:value-type="float" office:value="144" calcext:value-type="float">
            <text:p>144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.0566774139676607" calcext:value-type="float">
            <text:p>0.0566774139676607</text:p>
          </table:table-cell>
          <table:table-cell office:value-type="float" office:value="0.0579496192772658" calcext:value-type="float">
            <text:p>0.0579496192772658</text:p>
          </table:table-cell>
          <table:table-cell office:value-type="float" office:value="0.761837253790086" calcext:value-type="float">
            <text:p>0.761837253790086</text:p>
          </table:table-cell>
          <table:table-cell office:value-type="float" office:value="0.701994114100424" calcext:value-type="float">
            <text:p>0.701994114100424</text:p>
          </table:table-cell>
          <table:table-cell office:value-type="float" office:value="0.761837253790086" calcext:value-type="float">
            <text:p>0.761837253790086</text:p>
          </table:table-cell>
          <table:table-cell office:value-type="float" office:value="0.120920301368343" calcext:value-type="float">
            <text:p>0.120920301368343</text:p>
          </table:table-cell>
          <table:table-cell office:value-type="float" office:value="0.110524491937604" calcext:value-type="float">
            <text:p>0.110524491937604</text:p>
          </table:table-cell>
          <table:table-cell office:value-type="float" office:value="0.192399180412833" calcext:value-type="float">
            <text:p>0.192399180412833</text:p>
          </table:table-cell>
          <table:table-cell office:value-type="float" office:value="0.0843249333884489" calcext:value-type="float">
            <text:p>0.0843249333884489</text:p>
          </table:table-cell>
          <table:table-cell office:value-type="float" office:value="0.08109469714205" calcext:value-type="float">
            <text:p>0.08109469714205</text:p>
          </table:table-cell>
          <table:table-cell office:value-type="float" office:value="0.119447662960123" calcext:value-type="float">
            <text:p>0.119447662960123</text:p>
          </table:table-cell>
          <table:table-cell office:value-type="float" office:value="1147" calcext:value-type="float">
            <text:p>1147</text:p>
          </table:table-cell>
          <table:table-cell office:value-type="float" office:value="16" calcext:value-type="float">
            <text:p>16</text:p>
          </table:table-cell>
          <table:table-cell office:value-type="float" office:value="153" calcext:value-type="float">
            <text:p>15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.0566374071055088" calcext:value-type="float">
            <text:p>0.0566374071055088</text:p>
          </table:table-cell>
          <table:table-cell office:value-type="float" office:value="0.057909751315316" calcext:value-type="float">
            <text:p>0.057909751315316</text:p>
          </table:table-cell>
          <table:table-cell office:value-type="float" office:value="0.762252351346653" calcext:value-type="float">
            <text:p>0.762252351346653</text:p>
          </table:table-cell>
          <table:table-cell office:value-type="float" office:value="0.702423905493082" calcext:value-type="float">
            <text:p>0.702423905493082</text:p>
          </table:table-cell>
          <table:table-cell office:value-type="float" office:value="0.762252351346653" calcext:value-type="float">
            <text:p>0.762252351346653</text:p>
          </table:table-cell>
          <table:table-cell office:value-type="float" office:value="0.120920203213739" calcext:value-type="float">
            <text:p>0.120920203213739</text:p>
          </table:table-cell>
          <table:table-cell office:value-type="float" office:value="0.110516331025155" calcext:value-type="float">
            <text:p>0.110516331025155</text:p>
          </table:table-cell>
          <table:table-cell office:value-type="float" office:value="0.192454519681998" calcext:value-type="float">
            <text:p>0.192454519681998</text:p>
          </table:table-cell>
          <table:table-cell office:value-type="float" office:value="0.0842923420279641" calcext:value-type="float">
            <text:p>0.0842923420279641</text:p>
          </table:table-cell>
          <table:table-cell office:value-type="float" office:value="0.0810608196382621" calcext:value-type="float">
            <text:p>0.0810608196382621</text:p>
          </table:table-cell>
          <table:table-cell office:value-type="float" office:value="0.11943439336648" calcext:value-type="float">
            <text:p>0.11943439336648</text:p>
          </table:table-cell>
          <table:table-cell office:value-type="float" office:value="1147" calcext:value-type="float">
            <text:p>1147</text:p>
          </table:table-cell>
          <table:table-cell office:value-type="float" office:value="16" calcext:value-type="float">
            <text:p>16</text:p>
          </table:table-cell>
          <table:table-cell office:value-type="float" office:value="153" calcext:value-type="float">
            <text:p>15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.0502235631852582" calcext:value-type="float">
            <text:p>0.0502235631852582</text:p>
          </table:table-cell>
          <table:table-cell office:value-type="float" office:value="0.0518749477209891" calcext:value-type="float">
            <text:p>0.0518749477209891</text:p>
          </table:table-cell>
          <table:table-cell office:value-type="float" office:value="0.943475396853044" calcext:value-type="float">
            <text:p>0.943475396853044</text:p>
          </table:table-cell>
          <table:table-cell office:value-type="float" office:value="0.914661058514833" calcext:value-type="float">
            <text:p>0.914661058514833</text:p>
          </table:table-cell>
          <table:table-cell office:value-type="float" office:value="0.943475396853044" calcext:value-type="float">
            <text:p>0.943475396853044</text:p>
          </table:table-cell>
          <table:table-cell office:value-type="float" office:value="0.151146379266985" calcext:value-type="float">
            <text:p>0.151146379266985</text:p>
          </table:table-cell>
          <table:table-cell office:value-type="float" office:value="0.135047188088618" calcext:value-type="float">
            <text:p>0.135047188088618</text:p>
          </table:table-cell>
          <table:table-cell office:value-type="float" office:value="0.261840226304041" calcext:value-type="float">
            <text:p>0.261840226304041</text:p>
          </table:table-cell>
          <table:table-cell office:value-type="float" office:value="0.0893602303886495" calcext:value-type="float">
            <text:p>0.0893602303886495</text:p>
          </table:table-cell>
          <table:table-cell office:value-type="float" office:value="0.0844689606150588" calcext:value-type="float">
            <text:p>0.0844689606150588</text:p>
          </table:table-cell>
          <table:table-cell office:value-type="float" office:value="0.146699026273481" calcext:value-type="float">
            <text:p>0.146699026273481</text:p>
          </table:table-cell>
          <table:table-cell office:value-type="float" office:value="1114" calcext:value-type="float">
            <text:p>1114</text:p>
          </table:table-cell>
          <table:table-cell office:value-type="float" office:value="25" calcext:value-type="float">
            <text:p>25</text:p>
          </table:table-cell>
          <table:table-cell office:value-type="float" office:value="144" calcext:value-type="float">
            <text:p>144</text:p>
          </table:table-cell>
          <table:table-cell office:value-type="float" office:value="48" calcext:value-type="float">
            <text:p>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99634504318237" calcext:value-type="float">
            <text:p>0.999634504318237</text:p>
          </table:table-cell>
          <table:table-cell office:value-type="float" office:value="0.553191489361702" calcext:value-type="float">
            <text:p>0.553191489361702</text:p>
          </table:table-cell>
          <table:table-cell office:value-type="float" office:value="0.999634504318237" calcext:value-type="float">
            <text:p>0.999634504318237</text:p>
          </table:table-cell>
          <table:table-cell office:value-type="float" office:value="0.122360691168355" calcext:value-type="float">
            <text:p>0.122360691168355</text:p>
          </table:table-cell>
          <table:table-cell office:value-type="float" office:value="0.109166796882657" calcext:value-type="float">
            <text:p>0.109166796882657</text:p>
          </table:table-cell>
          <table:table-cell office:value-type="float" office:value="0.213078473180084" calcext:value-type="float">
            <text:p>0.213078473180084</text:p>
          </table:table-cell>
          <table:table-cell office:value-type="float" office:value="0.115384615384615" calcext:value-type="float">
            <text:p>0.115384615384615</text:p>
          </table:table-cell>
          <table:table-cell office:value-type="float" office:value="0.0697674418604651" calcext:value-type="float">
            <text:p>0.0697674418604651</text:p>
          </table:table-cell>
          <table:table-cell office:value-type="float" office:value="0.136170212765957" calcext:value-type="float">
            <text:p>0.136170212765957</text:p>
          </table:table-cell>
          <table:table-cell office:value-type="float" office:value="1129" calcext:value-type="float">
            <text:p>1129</text:p>
          </table:table-cell>
          <table:table-cell office:value-type="float" office:value="23" calcext:value-type="float">
            <text:p>23</text:p>
          </table:table-cell>
          <table:table-cell office:value-type="float" office:value="146" calcext:value-type="float">
            <text:p>146</text:p>
          </table:table-cell>
          <table:table-cell office:value-type="float" office:value="33" calcext:value-type="float">
            <text:p>3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0.553191489361702" calcext:value-type="float">
            <text:p>0.553191489361702</text:p>
          </table:table-cell>
          <table:table-cell office:value-type="float" office:value="0.12202527192346" calcext:value-type="float">
            <text:p>0.12202527192346</text:p>
          </table:table-cell>
          <table:table-cell office:value-type="float" office:value="0.109166796882657" calcext:value-type="float">
            <text:p>0.109166796882657</text:p>
          </table:table-cell>
          <table:table-cell office:value-type="float" office:value="0.210436798535371" calcext:value-type="float">
            <text:p>0.210436798535371</text:p>
          </table:table-cell>
          <table:table-cell office:value-type="float" office:value="0.115384615384615" calcext:value-type="float">
            <text:p>0.115384615384615</text:p>
          </table:table-cell>
          <table:table-cell office:value-type="float" office:value="0.0697674418604651" calcext:value-type="float">
            <text:p>0.0697674418604651</text:p>
          </table:table-cell>
          <table:table-cell office:value-type="float" office:value="0.136170212765957" calcext:value-type="float">
            <text:p>0.136170212765957</text:p>
          </table:table-cell>
          <table:table-cell office:value-type="float" office:value="1129" calcext:value-type="float">
            <text:p>1129</text:p>
          </table:table-cell>
          <table:table-cell office:value-type="float" office:value="23" calcext:value-type="float">
            <text:p>23</text:p>
          </table:table-cell>
          <table:table-cell office:value-type="float" office:value="146" calcext:value-type="float">
            <text:p>146</text:p>
          </table:table-cell>
          <table:table-cell office:value-type="float" office:value="33" calcext:value-type="float">
            <text:p>3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127142954716208" calcext:value-type="float">
            <text:p>0.127142954716208</text:p>
          </table:table-cell>
          <table:table-cell office:value-type="float" office:value="0.118635953833888" calcext:value-type="float">
            <text:p>0.118635953833888</text:p>
          </table:table-cell>
          <table:table-cell office:value-type="float" office:value="0.18563487794257" calcext:value-type="float">
            <text:p>0.18563487794257</text:p>
          </table:table-cell>
          <table:table-cell table:number-columns-repeated="3" office:value-type="float" office:value="0.0909090909090909" calcext:value-type="float">
            <text:p>0.0909090909090909</text:p>
          </table:table-cell>
          <table:table-cell office:value-type="float" office:value="1134" calcext:value-type="float">
            <text:p>1134</text:p>
          </table:table-cell>
          <table:table-cell office:value-type="float" office:value="14" calcext:value-type="float">
            <text:p>14</text:p>
          </table:table-cell>
          <table:table-cell office:value-type="float" office:value="155" calcext:value-type="float">
            <text:p>155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129595919596078" calcext:value-type="float">
            <text:p>0.129595919596078</text:p>
          </table:table-cell>
          <table:table-cell office:value-type="float" office:value="0.117718668102496" calcext:value-type="float">
            <text:p>0.117718668102496</text:p>
          </table:table-cell>
          <table:table-cell office:value-type="float" office:value="0.211260808563781" calcext:value-type="float">
            <text:p>0.211260808563781</text:p>
          </table:table-cell>
          <table:table-cell table:number-columns-repeated="3" office:value-type="float" office:value="0.0808561236623068" calcext:value-type="float">
            <text:p>0.0808561236623068</text:p>
          </table:table-cell>
          <table:table-cell office:value-type="float" office:value="1125" calcext:value-type="float">
            <text:p>1125</text:p>
          </table:table-cell>
          <table:table-cell office:value-type="float" office:value="17" calcext:value-type="float">
            <text:p>17</text:p>
          </table:table-cell>
          <table:table-cell office:value-type="float" office:value="152" calcext:value-type="float">
            <text:p>152</text:p>
          </table:table-cell>
          <table:table-cell office:value-type="float" office:value="37" calcext:value-type="float">
            <text:p>3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0.462686567164179" calcext:value-type="float">
            <text:p>0.462686567164179</text:p>
          </table:table-cell>
          <table:table-cell office:value-type="float" office:value="0.123178078598198" calcext:value-type="float">
            <text:p>0.123178078598198</text:p>
          </table:table-cell>
          <table:table-cell office:value-type="float" office:value="0.11137377577766" calcext:value-type="float">
            <text:p>0.11137377577766</text:p>
          </table:table-cell>
          <table:table-cell office:value-type="float" office:value="0.204341391482609" calcext:value-type="float">
            <text:p>0.204341391482609</text:p>
          </table:table-cell>
          <table:table-cell table:number-columns-repeated="2" office:value-type="float" office:value="0.104477611940299" calcext:value-type="float">
            <text:p>0.104477611940299</text:p>
          </table:table-cell>
          <table:table-cell office:value-type="float" office:value="0.17910447761194" calcext:value-type="float">
            <text:p>0.17910447761194</text:p>
          </table:table-cell>
          <table:table-cell office:value-type="float" office:value="1162" calcext:value-type="float">
            <text:p>1162</text:p>
          </table:table-cell>
          <table:table-cell office:value-type="float" office:value="0" calcext:value-type="float">
            <text:p>0</text:p>
          </table:table-cell>
          <table:table-cell office:value-type="float" office:value="169" calcext:value-type="float">
            <text:p>16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0.65" calcext:value-type="float">
            <text:p>0.65</text:p>
          </table:table-cell>
          <table:table-cell office:value-type="float" office:value="0.123290758827949" calcext:value-type="float">
            <text:p>0.123290758827949</text:p>
          </table:table-cell>
          <table:table-cell office:value-type="float" office:value="0.111230636833046" calcext:value-type="float">
            <text:p>0.111230636833046</text:p>
          </table:table-cell>
          <table:table-cell office:value-type="float" office:value="0.206213017751479" calcext:value-type="float">
            <text:p>0.206213017751479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.15" calcext:value-type="float">
            <text:p>0.15</text:p>
          </table:table-cell>
          <table:table-cell office:value-type="float" office:value="1137" calcext:value-type="float">
            <text:p>1137</text:p>
          </table:table-cell>
          <table:table-cell office:value-type="float" office:value="10" calcext:value-type="float">
            <text:p>10</text:p>
          </table:table-cell>
          <table:table-cell office:value-type="float" office:value="159" calcext:value-type="float">
            <text:p>159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127142954716208" calcext:value-type="float">
            <text:p>0.127142954716208</text:p>
          </table:table-cell>
          <table:table-cell office:value-type="float" office:value="0.118635953833888" calcext:value-type="float">
            <text:p>0.118635953833888</text:p>
          </table:table-cell>
          <table:table-cell office:value-type="float" office:value="0.18563487794257" calcext:value-type="float">
            <text:p>0.18563487794257</text:p>
          </table:table-cell>
          <table:table-cell table:number-columns-repeated="3" office:value-type="float" office:value="0.0909090909090909" calcext:value-type="float">
            <text:p>0.0909090909090909</text:p>
          </table:table-cell>
          <table:table-cell office:value-type="float" office:value="1134" calcext:value-type="float">
            <text:p>1134</text:p>
          </table:table-cell>
          <table:table-cell office:value-type="float" office:value="14" calcext:value-type="float">
            <text:p>14</text:p>
          </table:table-cell>
          <table:table-cell office:value-type="float" office:value="155" calcext:value-type="float">
            <text:p>155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129600323736707" calcext:value-type="float">
            <text:p>0.129600323736707</text:p>
          </table:table-cell>
          <table:table-cell office:value-type="float" office:value="0.117708603415038" calcext:value-type="float">
            <text:p>0.117708603415038</text:p>
          </table:table-cell>
          <table:table-cell office:value-type="float" office:value="0.211364696599307" calcext:value-type="float">
            <text:p>0.211364696599307</text:p>
          </table:table-cell>
          <table:table-cell table:number-columns-repeated="3" office:value-type="float" office:value="0.0808561236623068" calcext:value-type="float">
            <text:p>0.0808561236623068</text:p>
          </table:table-cell>
          <table:table-cell office:value-type="float" office:value="1125" calcext:value-type="float">
            <text:p>1125</text:p>
          </table:table-cell>
          <table:table-cell office:value-type="float" office:value="17" calcext:value-type="float">
            <text:p>17</text:p>
          </table:table-cell>
          <table:table-cell office:value-type="float" office:value="152" calcext:value-type="float">
            <text:p>152</text:p>
          </table:table-cell>
          <table:table-cell office:value-type="float" office:value="37" calcext:value-type="float">
            <text:p>37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162" calcext:value-type="float">
            <text:p>1162</text:p>
          </table:table-cell>
          <table:table-cell office:value-type="float" office:value="0" calcext:value-type="float">
            <text:p>0</text:p>
          </table:table-cell>
          <table:table-cell office:value-type="float" office:value="169" calcext:value-type="float">
            <text:p>169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162" calcext:value-type="float">
            <text:p>1162</text:p>
          </table:table-cell>
          <table:table-cell office:value-type="float" office:value="0" calcext:value-type="float">
            <text:p>0</text:p>
          </table:table-cell>
          <table:table-cell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.000160485054948367" calcext:value-type="float">
            <text:p>0.000160485054948367</text:p>
          </table:table-cell>
          <table:table-cell office:value-type="float" office:value="0.000195814296603203" calcext:value-type="float">
            <text:p>0.000195814296603203</text:p>
          </table:table-cell>
          <table:table-cell office:value-type="float" office:value="0.99893194437027" calcext:value-type="float">
            <text:p>0.99893194437027</text:p>
          </table:table-cell>
          <table:table-cell office:value-type="float" office:value="0.998776495456696" calcext:value-type="float">
            <text:p>0.998776495456696</text:p>
          </table:table-cell>
          <table:table-cell office:value-type="float" office:value="0.99893194437027" calcext:value-type="float">
            <text:p>0.99893194437027</text:p>
          </table:table-cell>
          <table:table-cell office:value-type="float" office:value="0.105755484300125" calcext:value-type="float">
            <text:p>0.105755484300125</text:p>
          </table:table-cell>
          <table:table-cell office:value-type="float" office:value="0.077027654823684" calcext:value-type="float">
            <text:p>0.077027654823684</text:p>
          </table:table-cell>
          <table:table-cell office:value-type="float" office:value="0.325318181012926" calcext:value-type="float">
            <text:p>0.325318181012926</text:p>
          </table:table-cell>
          <table:table-cell office:value-type="float" office:value="0.00282587995752692" calcext:value-type="float">
            <text:p>0.00282587995752692</text:p>
          </table:table-cell>
          <table:table-cell office:value-type="float" office:value="0.00234493194147944" calcext:value-type="float">
            <text:p>0.00234493194147944</text:p>
          </table:table-cell>
          <table:table-cell office:value-type="float" office:value="0.0406229477375746" calcext:value-type="float">
            <text:p>0.0406229477375746</text:p>
          </table:table-cell>
          <table:table-cell office:value-type="float" office:value="1099" calcext:value-type="float">
            <text:p>1099</text:p>
          </table:table-cell>
          <table:table-cell office:value-type="float" office:value="49" calcext:value-type="float">
            <text:p>49</text:p>
          </table:table-cell>
          <table:table-cell office:value-type="float" office:value="105" calcext:value-type="float">
            <text:p>105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0.0467984392946618" calcext:value-type="float">
            <text:p>0.0467984392946618</text:p>
          </table:table-cell>
          <table:table-cell office:value-type="float" office:value="0.0489269339642459" calcext:value-type="float">
            <text:p>0.0489269339642459</text:p>
          </table:table-cell>
          <table:table-cell office:value-type="float" office:value="0.655388850660665" calcext:value-type="float">
            <text:p>0.655388850660665</text:p>
          </table:table-cell>
          <table:table-cell office:value-type="float" office:value="0.648141305503566" calcext:value-type="float">
            <text:p>0.648141305503566</text:p>
          </table:table-cell>
          <table:table-cell office:value-type="float" office:value="0.655388850660665" calcext:value-type="float">
            <text:p>0.655388850660665</text:p>
          </table:table-cell>
          <table:table-cell office:value-type="float" office:value="0.129685337169571" calcext:value-type="float">
            <text:p>0.129685337169571</text:p>
          </table:table-cell>
          <table:table-cell office:value-type="float" office:value="0.116534255518614" calcext:value-type="float">
            <text:p>0.116534255518614</text:p>
          </table:table-cell>
          <table:table-cell office:value-type="float" office:value="0.230197175501887" calcext:value-type="float">
            <text:p>0.230197175501887</text:p>
          </table:table-cell>
          <table:table-cell office:value-type="float" office:value="0.0878618358232886" calcext:value-type="float">
            <text:p>0.0878618358232886</text:p>
          </table:table-cell>
          <table:table-cell office:value-type="float" office:value="0.0844061080419228" calcext:value-type="float">
            <text:p>0.0844061080419228</text:p>
          </table:table-cell>
          <table:table-cell office:value-type="float" office:value="0.153776376993058" calcext:value-type="float">
            <text:p>0.153776376993058</text:p>
          </table:table-cell>
          <table:table-cell office:value-type="float" office:value="1154" calcext:value-type="float">
            <text:p>1154</text:p>
          </table:table-cell>
          <table:table-cell office:value-type="float" office:value="13" calcext:value-type="float">
            <text:p>13</text:p>
          </table:table-cell>
          <table:table-cell office:value-type="float" office:value="141" calcext:value-type="float">
            <text:p>141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.0467608270842459" calcext:value-type="float">
            <text:p>0.0467608270842459</text:p>
          </table:table-cell>
          <table:table-cell office:value-type="float" office:value="0.0488891543494339" calcext:value-type="float">
            <text:p>0.0488891543494339</text:p>
          </table:table-cell>
          <table:table-cell office:value-type="float" office:value="0.655751696145775" calcext:value-type="float">
            <text:p>0.655751696145775</text:p>
          </table:table-cell>
          <table:table-cell office:value-type="float" office:value="0.648502811713518" calcext:value-type="float">
            <text:p>0.648502811713518</text:p>
          </table:table-cell>
          <table:table-cell office:value-type="float" office:value="0.655751696145775" calcext:value-type="float">
            <text:p>0.655751696145775</text:p>
          </table:table-cell>
          <table:table-cell office:value-type="float" office:value="0.129688302486485" calcext:value-type="float">
            <text:p>0.129688302486485</text:p>
          </table:table-cell>
          <table:table-cell office:value-type="float" office:value="0.116527811712608" calcext:value-type="float">
            <text:p>0.116527811712608</text:p>
          </table:table-cell>
          <table:table-cell office:value-type="float" office:value="0.230272053401115" calcext:value-type="float">
            <text:p>0.230272053401115</text:p>
          </table:table-cell>
          <table:table-cell office:value-type="float" office:value="0.0878304356465575" calcext:value-type="float">
            <text:p>0.0878304356465575</text:p>
          </table:table-cell>
          <table:table-cell office:value-type="float" office:value="0.0843735555833057" calcext:value-type="float">
            <text:p>0.0843735555833057</text:p>
          </table:table-cell>
          <table:table-cell office:value-type="float" office:value="0.153780733710194" calcext:value-type="float">
            <text:p>0.153780733710194</text:p>
          </table:table-cell>
          <table:table-cell office:value-type="float" office:value="1154" calcext:value-type="float">
            <text:p>1154</text:p>
          </table:table-cell>
          <table:table-cell office:value-type="float" office:value="13" calcext:value-type="float">
            <text:p>13</text:p>
          </table:table-cell>
          <table:table-cell office:value-type="float" office:value="141" calcext:value-type="float">
            <text:p>141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.0389011032480276" calcext:value-type="float">
            <text:p>0.0389011032480276</text:p>
          </table:table-cell>
          <table:table-cell office:value-type="float" office:value="0.0417259975015959" calcext:value-type="float">
            <text:p>0.0417259975015959</text:p>
          </table:table-cell>
          <table:table-cell office:value-type="float" office:value="0.924909278633009" calcext:value-type="float">
            <text:p>0.924909278633009</text:p>
          </table:table-cell>
          <table:table-cell office:value-type="float" office:value="0.921366904200968" calcext:value-type="float">
            <text:p>0.921366904200968</text:p>
          </table:table-cell>
          <table:table-cell office:value-type="float" office:value="0.924909278633009" calcext:value-type="float">
            <text:p>0.924909278633009</text:p>
          </table:table-cell>
          <table:table-cell office:value-type="float" office:value="0.185335309489049" calcext:value-type="float">
            <text:p>0.185335309489049</text:p>
          </table:table-cell>
          <table:table-cell office:value-type="float" office:value="0.161553655332079" calcext:value-type="float">
            <text:p>0.161553655332079</text:p>
          </table:table-cell>
          <table:table-cell office:value-type="float" office:value="0.367095094831606" calcext:value-type="float">
            <text:p>0.367095094831606</text:p>
          </table:table-cell>
          <table:table-cell office:value-type="float" office:value="0.104031594367933" calcext:value-type="float">
            <text:p>0.104031594367933</text:p>
          </table:table-cell>
          <table:table-cell office:value-type="float" office:value="0.0978039042010074" calcext:value-type="float">
            <text:p>0.0978039042010074</text:p>
          </table:table-cell>
          <table:table-cell office:value-type="float" office:value="0.238544755028669" calcext:value-type="float">
            <text:p>0.238544755028669</text:p>
          </table:table-cell>
          <table:table-cell office:value-type="float" office:value="1099" calcext:value-type="float">
            <text:p>1099</text:p>
          </table:table-cell>
          <table:table-cell office:value-type="float" office:value="49" calcext:value-type="float">
            <text:p>49</text:p>
          </table:table-cell>
          <table:table-cell office:value-type="float" office:value="105" calcext:value-type="float">
            <text:p>105</text:p>
          </table:table-cell>
          <table:table-cell office:value-type="float" office:value="78" calcext:value-type="float">
            <text:p>7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129767676612252" calcext:value-type="float">
            <text:p>0.129767676612252</text:p>
          </table:table-cell>
          <table:table-cell office:value-type="float" office:value="0.11670006525431" calcext:value-type="float">
            <text:p>0.11670006525431</text:p>
          </table:table-cell>
          <table:table-cell office:value-type="float" office:value="0.229641563419379" calcext:value-type="float">
            <text:p>0.229641563419379</text:p>
          </table:table-cell>
          <table:table-cell table:number-columns-repeated="2" office:value-type="float" office:value="0.0671140939597315" calcext:value-type="float">
            <text:p>0.0671140939597315</text:p>
          </table:table-cell>
          <table:table-cell office:value-type="float" office:value="0.168724279835391" calcext:value-type="float">
            <text:p>0.168724279835391</text:p>
          </table:table-cell>
          <table:table-cell office:value-type="float" office:value="1169" calcext:value-type="float">
            <text:p>1169</text:p>
          </table:table-cell>
          <table:table-cell office:value-type="float" office:value="6" calcext:value-type="float">
            <text:p>6</text:p>
          </table:table-cell>
          <table:table-cell office:value-type="float" office:value="148" calcext:value-type="float">
            <text:p>148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129767676612252" calcext:value-type="float">
            <text:p>0.129767676612252</text:p>
          </table:table-cell>
          <table:table-cell office:value-type="float" office:value="0.11670006525431" calcext:value-type="float">
            <text:p>0.11670006525431</text:p>
          </table:table-cell>
          <table:table-cell office:value-type="float" office:value="0.229641563419379" calcext:value-type="float">
            <text:p>0.229641563419379</text:p>
          </table:table-cell>
          <table:table-cell table:number-columns-repeated="2" office:value-type="float" office:value="0.0671140939597315" calcext:value-type="float">
            <text:p>0.0671140939597315</text:p>
          </table:table-cell>
          <table:table-cell office:value-type="float" office:value="0.168724279835391" calcext:value-type="float">
            <text:p>0.168724279835391</text:p>
          </table:table-cell>
          <table:table-cell office:value-type="float" office:value="1169" calcext:value-type="float">
            <text:p>1169</text:p>
          </table:table-cell>
          <table:table-cell office:value-type="float" office:value="6" calcext:value-type="float">
            <text:p>6</text:p>
          </table:table-cell>
          <table:table-cell office:value-type="float" office:value="148" calcext:value-type="float">
            <text:p>148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0.75" calcext:value-type="float">
            <text:p>0.75</text:p>
          </table:table-cell>
          <table:table-cell office:value-type="float" office:value="0.127319337892756" calcext:value-type="float">
            <text:p>0.127319337892756</text:p>
          </table:table-cell>
          <table:table-cell office:value-type="float" office:value="0.118365514108482" calcext:value-type="float">
            <text:p>0.118365514108482</text:p>
          </table:table-cell>
          <table:table-cell office:value-type="float" office:value="0.195752133958278" calcext:value-type="float">
            <text:p>0.195752133958278</text:p>
          </table:table-cell>
          <table:table-cell table:number-columns-repeated="3" office:value-type="float" office:value="0.0837320574162679" calcext:value-type="float">
            <text:p>0.0837320574162679</text:p>
          </table:table-cell>
          <table:table-cell office:value-type="float" office:value="1154" calcext:value-type="float">
            <text:p>1154</text:p>
          </table:table-cell>
          <table:table-cell office:value-type="float" office:value="3" calcext:value-type="float">
            <text:p>3</text:p>
          </table:table-cell>
          <table:table-cell office:value-type="float" office:value="151" calcext:value-type="float">
            <text:p>151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126616416352141" calcext:value-type="float">
            <text:p>0.126616416352141</text:p>
          </table:table-cell>
          <table:table-cell office:value-type="float" office:value="0.118238634408262" calcext:value-type="float">
            <text:p>0.118238634408262</text:p>
          </table:table-cell>
          <table:table-cell office:value-type="float" office:value="0.190646606923217" calcext:value-type="float">
            <text:p>0.190646606923217</text:p>
          </table:table-cell>
          <table:table-cell table:number-columns-repeated="3" office:value-type="float" office:value="0.0787716955941255" calcext:value-type="float">
            <text:p>0.0787716955941255</text:p>
          </table:table-cell>
          <table:table-cell office:value-type="float" office:value="1136" calcext:value-type="float">
            <text:p>1136</text:p>
          </table:table-cell>
          <table:table-cell office:value-type="float" office:value="12" calcext:value-type="float">
            <text:p>12</text:p>
          </table:table-cell>
          <table:table-cell office:value-type="float" office:value="142" calcext:value-type="float">
            <text:p>142</text:p>
          </table:table-cell>
          <table:table-cell office:value-type="float" office:value="41" calcext:value-type="float">
            <text:p>4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0.402985074626866" calcext:value-type="float">
            <text:p>0.402985074626866</text:p>
          </table:table-cell>
          <table:table-cell office:value-type="float" office:value="0.132847306395419" calcext:value-type="float">
            <text:p>0.132847306395419</text:p>
          </table:table-cell>
          <table:table-cell office:value-type="float" office:value="0.120020888836116" calcext:value-type="float">
            <text:p>0.120020888836116</text:p>
          </table:table-cell>
          <table:table-cell office:value-type="float" office:value="0.230877783455802" calcext:value-type="float">
            <text:p>0.230877783455802</text:p>
          </table:table-cell>
          <table:table-cell table:number-columns-repeated="2" office:value-type="float" office:value="0.0909090909090909" calcext:value-type="float">
            <text:p>0.0909090909090909</text:p>
          </table:table-cell>
          <table:table-cell office:value-type="float" office:value="0.196969696969697" calcext:value-type="float">
            <text:p>0.196969696969697</text:p>
          </table:table-cell>
          <table:table-cell office:value-type="float" office:value="1177" calcext:value-type="float">
            <text:p>1177</text:p>
          </table:table-cell>
          <table:table-cell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0.45" calcext:value-type="float">
            <text:p>0.45</text:p>
          </table:table-cell>
          <table:table-cell office:value-type="float" office:value="0.130691209616829" calcext:value-type="float">
            <text:p>0.130691209616829</text:p>
          </table:table-cell>
          <table:table-cell office:value-type="float" office:value="0.119923534409516" calcext:value-type="float">
            <text:p>0.119923534409516</text:p>
          </table:table-cell>
          <table:table-cell office:value-type="float" office:value="0.212987012987013" calcext:value-type="float">
            <text:p>0.212987012987013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177" calcext:value-type="float">
            <text:p>1177</text:p>
          </table:table-cell>
          <table:table-cell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0.75" calcext:value-type="float">
            <text:p>0.75</text:p>
          </table:table-cell>
          <table:table-cell office:value-type="float" office:value="0.127319337892756" calcext:value-type="float">
            <text:p>0.127319337892756</text:p>
          </table:table-cell>
          <table:table-cell office:value-type="float" office:value="0.118365514108482" calcext:value-type="float">
            <text:p>0.118365514108482</text:p>
          </table:table-cell>
          <table:table-cell office:value-type="float" office:value="0.195752133958278" calcext:value-type="float">
            <text:p>0.195752133958278</text:p>
          </table:table-cell>
          <table:table-cell table:number-columns-repeated="3" office:value-type="float" office:value="0.0837320574162679" calcext:value-type="float">
            <text:p>0.0837320574162679</text:p>
          </table:table-cell>
          <table:table-cell office:value-type="float" office:value="1154" calcext:value-type="float">
            <text:p>1154</text:p>
          </table:table-cell>
          <table:table-cell office:value-type="float" office:value="3" calcext:value-type="float">
            <text:p>3</text:p>
          </table:table-cell>
          <table:table-cell office:value-type="float" office:value="151" calcext:value-type="float">
            <text:p>151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12661994240619" calcext:value-type="float">
            <text:p>0.12661994240619</text:p>
          </table:table-cell>
          <table:table-cell office:value-type="float" office:value="0.118242083964537" calcext:value-type="float">
            <text:p>0.118242083964537</text:p>
          </table:table-cell>
          <table:table-cell office:value-type="float" office:value="0.190650717638823" calcext:value-type="float">
            <text:p>0.190650717638823</text:p>
          </table:table-cell>
          <table:table-cell table:number-columns-repeated="3" office:value-type="float" office:value="0.0787716955941255" calcext:value-type="float">
            <text:p>0.0787716955941255</text:p>
          </table:table-cell>
          <table:table-cell office:value-type="float" office:value="1136" calcext:value-type="float">
            <text:p>1136</text:p>
          </table:table-cell>
          <table:table-cell office:value-type="float" office:value="12" calcext:value-type="float">
            <text:p>12</text:p>
          </table:table-cell>
          <table:table-cell office:value-type="float" office:value="142" calcext:value-type="float">
            <text:p>142</text:p>
          </table:table-cell>
          <table:table-cell office:value-type="float" office:value="41" calcext:value-type="float">
            <text:p>4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177" calcext:value-type="float">
            <text:p>1177</text:p>
          </table:table-cell>
          <table:table-cell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177" calcext:value-type="float">
            <text:p>1177</text:p>
          </table:table-cell>
          <table:table-cell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.000279904983472079" calcext:value-type="float">
            <text:p>0.000279904983472079</text:p>
          </table:table-cell>
          <table:table-cell office:value-type="float" office:value="0.000356668577296659" calcext:value-type="float">
            <text:p>0.000356668577296659</text:p>
          </table:table-cell>
          <table:table-cell office:value-type="float" office:value="0.998879730701447" calcext:value-type="float">
            <text:p>0.998879730701447</text:p>
          </table:table-cell>
          <table:table-cell office:value-type="float" office:value="0.997578322887421" calcext:value-type="float">
            <text:p>0.997578322887421</text:p>
          </table:table-cell>
          <table:table-cell office:value-type="float" office:value="0.998879730701447" calcext:value-type="float">
            <text:p>0.998879730701447</text:p>
          </table:table-cell>
          <table:table-cell office:value-type="float" office:value="0.0407454270589082" calcext:value-type="float">
            <text:p>0.0407454270589082</text:p>
          </table:table-cell>
          <table:table-cell office:value-type="float" office:value="0.0232990287160783" calcext:value-type="float">
            <text:p>0.0232990287160783</text:p>
          </table:table-cell>
          <table:table-cell office:value-type="float" office:value="0.150887799014467" calcext:value-type="float">
            <text:p>0.150887799014467</text:p>
          </table:table-cell>
          <table:table-cell office:value-type="float" office:value="0.00137862376868725" calcext:value-type="float">
            <text:p>0.00137862376868725</text:p>
          </table:table-cell>
          <table:table-cell office:value-type="float" office:value="0.00107823463622481" calcext:value-type="float">
            <text:p>0.00107823463622481</text:p>
          </table:table-cell>
          <table:table-cell office:value-type="float" office:value="0.0100678303278983" calcext:value-type="float">
            <text:p>0.0100678303278983</text:p>
          </table:table-cell>
          <table:table-cell office:value-type="float" office:value="1127" calcext:value-type="float">
            <text:p>1127</text:p>
          </table:table-cell>
          <table:table-cell office:value-type="float" office:value="23" calcext:value-type="float">
            <text:p>23</text:p>
          </table:table-cell>
          <table:table-cell office:value-type="float" office:value="159" calcext:value-type="float">
            <text:p>159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.0500768849531635" calcext:value-type="float">
            <text:p>0.0500768849531635</text:p>
          </table:table-cell>
          <table:table-cell office:value-type="float" office:value="0.0537399359727341" calcext:value-type="float">
            <text:p>0.0537399359727341</text:p>
          </table:table-cell>
          <table:table-cell office:value-type="float" office:value="0.839728757753266" calcext:value-type="float">
            <text:p>0.839728757753266</text:p>
          </table:table-cell>
          <table:table-cell office:value-type="float" office:value="0.805188046575445" calcext:value-type="float">
            <text:p>0.805188046575445</text:p>
          </table:table-cell>
          <table:table-cell office:value-type="float" office:value="0.839728757753266" calcext:value-type="float">
            <text:p>0.839728757753266</text:p>
          </table:table-cell>
          <table:table-cell office:value-type="float" office:value="0.113751584235623" calcext:value-type="float">
            <text:p>0.113751584235623</text:p>
          </table:table-cell>
          <table:table-cell office:value-type="float" office:value="0.0991860767056961" calcext:value-type="float">
            <text:p>0.0991860767056961</text:p>
          </table:table-cell>
          <table:table-cell office:value-type="float" office:value="0.205706354300934" calcext:value-type="float">
            <text:p>0.205706354300934</text:p>
          </table:table-cell>
          <table:table-cell office:value-type="float" office:value="0.0792350360983042" calcext:value-type="float">
            <text:p>0.0792350360983042</text:p>
          </table:table-cell>
          <table:table-cell office:value-type="float" office:value="0.0738937332385489" calcext:value-type="float">
            <text:p>0.0738937332385489</text:p>
          </table:table-cell>
          <table:table-cell office:value-type="float" office:value="0.137118381437296" calcext:value-type="float">
            <text:p>0.137118381437296</text:p>
          </table:table-cell>
          <table:table-cell office:value-type="float" office:value="1137" calcext:value-type="float">
            <text:p>1137</text:p>
          </table:table-cell>
          <table:table-cell office:value-type="float" office:value="15" calcext:value-type="float">
            <text:p>15</text:p>
          </table:table-cell>
          <table:table-cell office:value-type="float" office:value="167" calcext:value-type="float">
            <text:p>167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.050017420107144" calcext:value-type="float">
            <text:p>0.050017420107144</text:p>
          </table:table-cell>
          <table:table-cell office:value-type="float" office:value="0.0536809817157281" calcext:value-type="float">
            <text:p>0.0536809817157281</text:p>
          </table:table-cell>
          <table:table-cell office:value-type="float" office:value="0.84031469136008" calcext:value-type="float">
            <text:p>0.84031469136008</text:p>
          </table:table-cell>
          <table:table-cell office:value-type="float" office:value="0.805825793467518" calcext:value-type="float">
            <text:p>0.805825793467518</text:p>
          </table:table-cell>
          <table:table-cell office:value-type="float" office:value="0.84031469136008" calcext:value-type="float">
            <text:p>0.84031469136008</text:p>
          </table:table-cell>
          <table:table-cell office:value-type="float" office:value="0.11375277840154" calcext:value-type="float">
            <text:p>0.11375277840154</text:p>
          </table:table-cell>
          <table:table-cell office:value-type="float" office:value="0.0991691591715052" calcext:value-type="float">
            <text:p>0.0991691591715052</text:p>
          </table:table-cell>
          <table:table-cell office:value-type="float" office:value="0.205821891013135" calcext:value-type="float">
            <text:p>0.205821891013135</text:p>
          </table:table-cell>
          <table:table-cell office:value-type="float" office:value="0.0791874138716623" calcext:value-type="float">
            <text:p>0.0791874138716623</text:p>
          </table:table-cell>
          <table:table-cell office:value-type="float" office:value="0.0738427578354074" calcext:value-type="float">
            <text:p>0.0738427578354074</text:p>
          </table:table-cell>
          <table:table-cell office:value-type="float" office:value="0.137129666313157" calcext:value-type="float">
            <text:p>0.137129666313157</text:p>
          </table:table-cell>
          <table:table-cell office:value-type="float" office:value="1137" calcext:value-type="float">
            <text:p>1137</text:p>
          </table:table-cell>
          <table:table-cell office:value-type="float" office:value="15" calcext:value-type="float">
            <text:p>15</text:p>
          </table:table-cell>
          <table:table-cell office:value-type="float" office:value="167" calcext:value-type="float">
            <text:p>167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.0455238176318688" calcext:value-type="float">
            <text:p>0.0455238176318688</text:p>
          </table:table-cell>
          <table:table-cell office:value-type="float" office:value="0.0496066372914115" calcext:value-type="float">
            <text:p>0.0496066372914115</text:p>
          </table:table-cell>
          <table:table-cell office:value-type="float" office:value="0.925996073716525" calcext:value-type="float">
            <text:p>0.925996073716525</text:p>
          </table:table-cell>
          <table:table-cell office:value-type="float" office:value="0.903743218584516" calcext:value-type="float">
            <text:p>0.903743218584516</text:p>
          </table:table-cell>
          <table:table-cell office:value-type="float" office:value="0.925996073716525" calcext:value-type="float">
            <text:p>0.925996073716525</text:p>
          </table:table-cell>
          <table:table-cell office:value-type="float" office:value="0.124499641028675" calcext:value-type="float">
            <text:p>0.124499641028675</text:p>
          </table:table-cell>
          <table:table-cell office:value-type="float" office:value="0.106125872092242" calcext:value-type="float">
            <text:p>0.106125872092242</text:p>
          </table:table-cell>
          <table:table-cell office:value-type="float" office:value="0.24049667678671" calcext:value-type="float">
            <text:p>0.24049667678671</text:p>
          </table:table-cell>
          <table:table-cell office:value-type="float" office:value="0.0794774883082387" calcext:value-type="float">
            <text:p>0.0794774883082387</text:p>
          </table:table-cell>
          <table:table-cell office:value-type="float" office:value="0.0730339356505028" calcext:value-type="float">
            <text:p>0.0730339356505028</text:p>
          </table:table-cell>
          <table:table-cell office:value-type="float" office:value="0.153596998411603" calcext:value-type="float">
            <text:p>0.153596998411603</text:p>
          </table:table-cell>
          <table:table-cell office:value-type="float" office:value="1127" calcext:value-type="float">
            <text:p>1127</text:p>
          </table:table-cell>
          <table:table-cell office:value-type="float" office:value="23" calcext:value-type="float">
            <text:p>23</text:p>
          </table:table-cell>
          <table:table-cell office:value-type="float" office:value="159" calcext:value-type="float">
            <text:p>159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12359550561798" calcext:value-type="float">
            <text:p>0.0112359550561798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0.5" calcext:value-type="float">
            <text:p>0.5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0.117618103007928" calcext:value-type="float">
            <text:p>0.117618103007928</text:p>
          </table:table-cell>
          <table:table-cell office:value-type="float" office:value="0.0994226872453969" calcext:value-type="float">
            <text:p>0.0994226872453969</text:p>
          </table:table-cell>
          <table:table-cell office:value-type="float" office:value="0.232489161860389" calcext:value-type="float">
            <text:p>0.232489161860389</text:p>
          </table:table-cell>
          <table:table-cell table:number-columns-repeated="2" office:value-type="float" office:value="0.092485549132948" calcext:value-type="float">
            <text:p>0.092485549132948</text:p>
          </table:table-cell>
          <table:table-cell office:value-type="float" office:value="0.206896551724138" calcext:value-type="float">
            <text:p>0.206896551724138</text:p>
          </table:table-cell>
          <table:table-cell office:value-type="float" office:value="1136" calcext:value-type="float">
            <text:p>1136</text:p>
          </table:table-cell>
          <table:table-cell office:value-type="float" office:value="17" calcext:value-type="float">
            <text:p>17</text:p>
          </table:table-cell>
          <table:table-cell office:value-type="float" office:value="165" calcext:value-type="float">
            <text:p>16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12359550561798" calcext:value-type="float">
            <text:p>0.0112359550561798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0.5" calcext:value-type="float">
            <text:p>0.5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0.117617892711171" calcext:value-type="float">
            <text:p>0.117617892711171</text:p>
          </table:table-cell>
          <table:table-cell office:value-type="float" office:value="0.0994224436379265" calcext:value-type="float">
            <text:p>0.0994224436379265</text:p>
          </table:table-cell>
          <table:table-cell office:value-type="float" office:value="0.232489161860389" calcext:value-type="float">
            <text:p>0.232489161860389</text:p>
          </table:table-cell>
          <table:table-cell table:number-columns-repeated="2" office:value-type="float" office:value="0.092485549132948" calcext:value-type="float">
            <text:p>0.092485549132948</text:p>
          </table:table-cell>
          <table:table-cell office:value-type="float" office:value="0.206896551724138" calcext:value-type="float">
            <text:p>0.206896551724138</text:p>
          </table:table-cell>
          <table:table-cell office:value-type="float" office:value="1136" calcext:value-type="float">
            <text:p>1136</text:p>
          </table:table-cell>
          <table:table-cell office:value-type="float" office:value="17" calcext:value-type="float">
            <text:p>17</text:p>
          </table:table-cell>
          <table:table-cell office:value-type="float" office:value="165" calcext:value-type="float">
            <text:p>165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0.75" calcext:value-type="float">
            <text:p>0.75</text:p>
          </table:table-cell>
          <table:table-cell office:value-type="float" office:value="0.113574962423045" calcext:value-type="float">
            <text:p>0.113574962423045</text:p>
          </table:table-cell>
          <table:table-cell office:value-type="float" office:value="0.104788764079409" calcext:value-type="float">
            <text:p>0.104788764079409</text:p>
          </table:table-cell>
          <table:table-cell office:value-type="float" office:value="0.169043873944136" calcext:value-type="float">
            <text:p>0.169043873944136</text:p>
          </table:table-cell>
          <table:table-cell table:number-columns-repeated="3" office:value-type="float" office:value="0.0912996777658432" calcext:value-type="float">
            <text:p>0.0912996777658432</text:p>
          </table:table-cell>
          <table:table-cell office:value-type="float" office:value="1142" calcext:value-type="float">
            <text:p>1142</text:p>
          </table:table-cell>
          <table:table-cell office:value-type="float" office:value="6" calcext:value-type="float">
            <text:p>6</text:p>
          </table:table-cell>
          <table:table-cell office:value-type="float" office:value="176" calcext:value-type="float">
            <text:p>176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122962261566295" calcext:value-type="float">
            <text:p>0.122962261566295</text:p>
          </table:table-cell>
          <table:table-cell office:value-type="float" office:value="0.107606372215944" calcext:value-type="float">
            <text:p>0.107606372215944</text:p>
          </table:table-cell>
          <table:table-cell office:value-type="float" office:value="0.21990685971769" calcext:value-type="float">
            <text:p>0.21990685971769</text:p>
          </table:table-cell>
          <table:table-cell table:number-columns-repeated="3" office:value-type="float" office:value="0.0780542986425339" calcext:value-type="float">
            <text:p>0.0780542986425339</text:p>
          </table:table-cell>
          <table:table-cell office:value-type="float" office:value="1126" calcext:value-type="float">
            <text:p>1126</text:p>
          </table:table-cell>
          <table:table-cell office:value-type="float" office:value="17" calcext:value-type="float">
            <text:p>17</text:p>
          </table:table-cell>
          <table:table-cell office:value-type="float" office:value="165" calcext:value-type="float">
            <text:p>165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0.0149253731343284" calcext:value-type="float">
            <text:p>0.0149253731343284</text:p>
          </table:table-cell>
          <table:table-cell table:number-columns-repeated="3" office:value-type="float" office:value="0.402985074626866" calcext:value-type="float">
            <text:p>0.402985074626866</text:p>
          </table:table-cell>
          <table:table-cell office:value-type="float" office:value="0.119961119204198" calcext:value-type="float">
            <text:p>0.119961119204198</text:p>
          </table:table-cell>
          <table:table-cell office:value-type="float" office:value="0.102721025775466" calcext:value-type="float">
            <text:p>0.102721025775466</text:p>
          </table:table-cell>
          <table:table-cell office:value-type="float" office:value="0.228801049696572" calcext:value-type="float">
            <text:p>0.228801049696572</text:p>
          </table:table-cell>
          <table:table-cell table:number-columns-repeated="2" office:value-type="float" office:value="0.0597014925373134" calcext:value-type="float">
            <text:p>0.0597014925373134</text:p>
          </table:table-cell>
          <table:table-cell office:value-type="float" office:value="0.194029850746269" calcext:value-type="float">
            <text:p>0.194029850746269</text:p>
          </table:table-cell>
          <table:table-cell office:value-type="float" office:value="1149" calcext:value-type="float">
            <text:p>1149</text:p>
          </table:table-cell>
          <table:table-cell office:value-type="float" office:value="0" calcext:value-type="float">
            <text:p>0</text:p>
          </table:table-cell>
          <table:table-cell office:value-type="float" office:value="182" calcext:value-type="float">
            <text:p>18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0.45" calcext:value-type="float">
            <text:p>0.45</text:p>
          </table:table-cell>
          <table:table-cell office:value-type="float" office:value="0.121900826446281" calcext:value-type="float">
            <text:p>0.121900826446281</text:p>
          </table:table-cell>
          <table:table-cell office:value-type="float" office:value="0.103481288076588" calcext:value-type="float">
            <text:p>0.103481288076588</text:p>
          </table:table-cell>
          <table:table-cell office:value-type="float" office:value="0.238186813186813" calcext:value-type="float">
            <text:p>0.238186813186813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.2" calcext:value-type="float">
            <text:p>0.2</text:p>
          </table:table-cell>
          <table:table-cell office:value-type="float" office:value="1149" calcext:value-type="float">
            <text:p>1149</text:p>
          </table:table-cell>
          <table:table-cell office:value-type="float" office:value="0" calcext:value-type="float">
            <text:p>0</text:p>
          </table:table-cell>
          <table:table-cell office:value-type="float" office:value="182" calcext:value-type="float">
            <text:p>18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0.75" calcext:value-type="float">
            <text:p>0.75</text:p>
          </table:table-cell>
          <table:table-cell office:value-type="float" office:value="0.113629966753572" calcext:value-type="float">
            <text:p>0.113629966753572</text:p>
          </table:table-cell>
          <table:table-cell office:value-type="float" office:value="0.104808194176851" calcext:value-type="float">
            <text:p>0.104808194176851</text:p>
          </table:table-cell>
          <table:table-cell office:value-type="float" office:value="0.169323465053862" calcext:value-type="float">
            <text:p>0.169323465053862</text:p>
          </table:table-cell>
          <table:table-cell table:number-columns-repeated="3" office:value-type="float" office:value="0.0912996777658432" calcext:value-type="float">
            <text:p>0.0912996777658432</text:p>
          </table:table-cell>
          <table:table-cell office:value-type="float" office:value="1141" calcext:value-type="float">
            <text:p>1141</text:p>
          </table:table-cell>
          <table:table-cell office:value-type="float" office:value="10" calcext:value-type="float">
            <text:p>10</text:p>
          </table:table-cell>
          <table:table-cell office:value-type="float" office:value="172" calcext:value-type="float">
            <text:p>172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122953901551374" calcext:value-type="float">
            <text:p>0.122953901551374</text:p>
          </table:table-cell>
          <table:table-cell office:value-type="float" office:value="0.107619793046763" calcext:value-type="float">
            <text:p>0.107619793046763</text:p>
          </table:table-cell>
          <table:table-cell office:value-type="float" office:value="0.219760993154658" calcext:value-type="float">
            <text:p>0.219760993154658</text:p>
          </table:table-cell>
          <table:table-cell table:number-columns-repeated="3" office:value-type="float" office:value="0.0780542986425339" calcext:value-type="float">
            <text:p>0.0780542986425339</text:p>
          </table:table-cell>
          <table:table-cell office:value-type="float" office:value="1126" calcext:value-type="float">
            <text:p>1126</text:p>
          </table:table-cell>
          <table:table-cell office:value-type="float" office:value="17" calcext:value-type="float">
            <text:p>17</text:p>
          </table:table-cell>
          <table:table-cell office:value-type="float" office:value="165" calcext:value-type="float">
            <text:p>165</text:p>
          </table:table-cell>
          <table:table-cell office:value-type="float" office:value="23" calcext:value-type="float">
            <text:p>23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149" calcext:value-type="float">
            <text:p>1149</text:p>
          </table:table-cell>
          <table:table-cell office:value-type="float" office:value="0" calcext:value-type="float">
            <text:p>0</text:p>
          </table:table-cell>
          <table:table-cell office:value-type="float" office:value="182" calcext:value-type="float">
            <text:p>182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149" calcext:value-type="float">
            <text:p>1149</text:p>
          </table:table-cell>
          <table:table-cell office:value-type="float" office:value="0" calcext:value-type="float">
            <text:p>0</text:p>
          </table:table-cell>
          <table:table-cell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.000283834640868008" calcext:value-type="float">
            <text:p>0.000283834640868008</text:p>
          </table:table-cell>
          <table:table-cell office:value-type="float" office:value="0.00050110457232222" calcext:value-type="float">
            <text:p>0.00050110457232222</text:p>
          </table:table-cell>
          <table:table-cell office:value-type="float" office:value="0.998989403247833" calcext:value-type="float">
            <text:p>0.998989403247833</text:p>
          </table:table-cell>
          <table:table-cell office:value-type="float" office:value="0.998249709606171" calcext:value-type="float">
            <text:p>0.998249709606171</text:p>
          </table:table-cell>
          <table:table-cell office:value-type="float" office:value="0.998989403247833" calcext:value-type="float">
            <text:p>0.998989403247833</text:p>
          </table:table-cell>
          <table:table-cell office:value-type="float" office:value="0.109647107854557" calcext:value-type="float">
            <text:p>0.109647107854557</text:p>
          </table:table-cell>
          <table:table-cell office:value-type="float" office:value="0.0806458375216176" calcext:value-type="float">
            <text:p>0.0806458375216176</text:p>
          </table:table-cell>
          <table:table-cell office:value-type="float" office:value="0.336279551515939" calcext:value-type="float">
            <text:p>0.336279551515939</text:p>
          </table:table-cell>
          <table:table-cell office:value-type="float" office:value="0.00324550690129399" calcext:value-type="float">
            <text:p>0.00324550690129399</text:p>
          </table:table-cell>
          <table:table-cell office:value-type="float" office:value="0.00246817152947187" calcext:value-type="float">
            <text:p>0.00246817152947187</text:p>
          </table:table-cell>
          <table:table-cell office:value-type="float" office:value="0.0745954960584641" calcext:value-type="float">
            <text:p>0.0745954960584641</text:p>
          </table:table-cell>
          <table:table-cell office:value-type="float" office:value="1095" calcext:value-type="float">
            <text:p>1095</text:p>
          </table:table-cell>
          <table:table-cell office:value-type="float" office:value="49" calcext:value-type="float">
            <text:p>49</text:p>
          </table:table-cell>
          <table:table-cell office:value-type="float" office:value="102" calcext:value-type="float">
            <text:p>102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.0428264580503341" calcext:value-type="float">
            <text:p>0.0428264580503341</text:p>
          </table:table-cell>
          <table:table-cell office:value-type="float" office:value="0.049198802278519" calcext:value-type="float">
            <text:p>0.049198802278519</text:p>
          </table:table-cell>
          <table:table-cell office:value-type="float" office:value="0.677993716170564" calcext:value-type="float">
            <text:p>0.677993716170564</text:p>
          </table:table-cell>
          <table:table-cell office:value-type="float" office:value="0.646558308302921" calcext:value-type="float">
            <text:p>0.646558308302921</text:p>
          </table:table-cell>
          <table:table-cell office:value-type="float" office:value="0.677993716170564" calcext:value-type="float">
            <text:p>0.677993716170564</text:p>
          </table:table-cell>
          <table:table-cell office:value-type="float" office:value="0.12130316660871" calcext:value-type="float">
            <text:p>0.12130316660871</text:p>
          </table:table-cell>
          <table:table-cell office:value-type="float" office:value="0.107711982139584" calcext:value-type="float">
            <text:p>0.107711982139584</text:p>
          </table:table-cell>
          <table:table-cell office:value-type="float" office:value="0.227512422725058" calcext:value-type="float">
            <text:p>0.227512422725058</text:p>
          </table:table-cell>
          <table:table-cell office:value-type="float" office:value="0.0770544041839272" calcext:value-type="float">
            <text:p>0.0770544041839272</text:p>
          </table:table-cell>
          <table:table-cell office:value-type="float" office:value="0.0722075188645802" calcext:value-type="float">
            <text:p>0.0722075188645802</text:p>
          </table:table-cell>
          <table:table-cell office:value-type="float" office:value="0.159420813708329" calcext:value-type="float">
            <text:p>0.159420813708329</text:p>
          </table:table-cell>
          <table:table-cell office:value-type="float" office:value="1160" calcext:value-type="float">
            <text:p>1160</text:p>
          </table:table-cell>
          <table:table-cell office:value-type="float" office:value="14" calcext:value-type="float">
            <text:p>14</text:p>
          </table:table-cell>
          <table:table-cell office:value-type="float" office:value="137" calcext:value-type="float">
            <text:p>137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.0427878119747369" calcext:value-type="float">
            <text:p>0.0427878119747369</text:p>
          </table:table-cell>
          <table:table-cell office:value-type="float" office:value="0.0491591270649435" calcext:value-type="float">
            <text:p>0.0491591270649435</text:p>
          </table:table-cell>
          <table:table-cell office:value-type="float" office:value="0.678335320160014" calcext:value-type="float">
            <text:p>0.678335320160014</text:p>
          </table:table-cell>
          <table:table-cell office:value-type="float" office:value="0.64689497429772" calcext:value-type="float">
            <text:p>0.64689497429772</text:p>
          </table:table-cell>
          <table:table-cell office:value-type="float" office:value="0.678335320160014" calcext:value-type="float">
            <text:p>0.678335320160014</text:p>
          </table:table-cell>
          <table:table-cell office:value-type="float" office:value="0.121297362221173" calcext:value-type="float">
            <text:p>0.121297362221173</text:p>
          </table:table-cell>
          <table:table-cell office:value-type="float" office:value="0.107697622874938" calcext:value-type="float">
            <text:p>0.107697622874938</text:p>
          </table:table-cell>
          <table:table-cell office:value-type="float" office:value="0.227573471019569" calcext:value-type="float">
            <text:p>0.227573471019569</text:p>
          </table:table-cell>
          <table:table-cell office:value-type="float" office:value="0.0770162283725115" calcext:value-type="float">
            <text:p>0.0770162283725115</text:p>
          </table:table-cell>
          <table:table-cell office:value-type="float" office:value="0.0721684949548834" calcext:value-type="float">
            <text:p>0.0721684949548834</text:p>
          </table:table-cell>
          <table:table-cell office:value-type="float" office:value="0.159420472663588" calcext:value-type="float">
            <text:p>0.159420472663588</text:p>
          </table:table-cell>
          <table:table-cell office:value-type="float" office:value="1160" calcext:value-type="float">
            <text:p>1160</text:p>
          </table:table-cell>
          <table:table-cell office:value-type="float" office:value="14" calcext:value-type="float">
            <text:p>14</text:p>
          </table:table-cell>
          <table:table-cell office:value-type="float" office:value="137" calcext:value-type="float">
            <text:p>137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.0389287699157584" calcext:value-type="float">
            <text:p>0.0389287699157584</text:p>
          </table:table-cell>
          <table:table-cell office:value-type="float" office:value="0.0481967992411931" calcext:value-type="float">
            <text:p>0.0481967992411931</text:p>
          </table:table-cell>
          <table:table-cell office:value-type="float" office:value="0.937465557518912" calcext:value-type="float">
            <text:p>0.937465557518912</text:p>
          </table:table-cell>
          <table:table-cell office:value-type="float" office:value="0.923546523792825" calcext:value-type="float">
            <text:p>0.923546523792825</text:p>
          </table:table-cell>
          <table:table-cell office:value-type="float" office:value="0.937465557518912" calcext:value-type="float">
            <text:p>0.937465557518912</text:p>
          </table:table-cell>
          <table:table-cell office:value-type="float" office:value="0.181667959899818" calcext:value-type="float">
            <text:p>0.181667959899818</text:p>
          </table:table-cell>
          <table:table-cell office:value-type="float" office:value="0.156553175596834" calcext:value-type="float">
            <text:p>0.156553175596834</text:p>
          </table:table-cell>
          <table:table-cell office:value-type="float" office:value="0.37792918822777" calcext:value-type="float">
            <text:p>0.37792918822777</text:p>
          </table:table-cell>
          <table:table-cell office:value-type="float" office:value="0.0954769793482137" calcext:value-type="float">
            <text:p>0.0954769793482137</text:p>
          </table:table-cell>
          <table:table-cell office:value-type="float" office:value="0.0865645802248558" calcext:value-type="float">
            <text:p>0.0865645802248558</text:p>
          </table:table-cell>
          <table:table-cell office:value-type="float" office:value="0.271182601608681" calcext:value-type="float">
            <text:p>0.271182601608681</text:p>
          </table:table-cell>
          <table:table-cell office:value-type="float" office:value="1095" calcext:value-type="float">
            <text:p>1095</text:p>
          </table:table-cell>
          <table:table-cell office:value-type="float" office:value="49" calcext:value-type="float">
            <text:p>49</text:p>
          </table:table-cell>
          <table:table-cell office:value-type="float" office:value="102" calcext:value-type="float">
            <text:p>102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02040816326531" calcext:value-type="float">
            <text:p>0.0102040816326531</text:p>
          </table:table-cell>
          <table:table-cell table:number-columns-repeated="3" office:value-type="float" office:value="0.615384615384615" calcext:value-type="float">
            <text:p>0.615384615384615</text:p>
          </table:table-cell>
          <table:table-cell office:value-type="float" office:value="0.120229242442968" calcext:value-type="float">
            <text:p>0.120229242442968</text:p>
          </table:table-cell>
          <table:table-cell office:value-type="float" office:value="0.104970296220313" calcext:value-type="float">
            <text:p>0.104970296220313</text:p>
          </table:table-cell>
          <table:table-cell office:value-type="float" office:value="0.239471338752456" calcext:value-type="float">
            <text:p>0.239471338752456</text:p>
          </table:table-cell>
          <table:table-cell office:value-type="float" office:value="0.0789473684210526" calcext:value-type="float">
            <text:p>0.0789473684210526</text:p>
          </table:table-cell>
          <table:table-cell office:value-type="float" office:value="0.0752688172043011" calcext:value-type="float">
            <text:p>0.0752688172043011</text:p>
          </table:table-cell>
          <table:table-cell office:value-type="float" office:value="0.219512195121951" calcext:value-type="float">
            <text:p>0.219512195121951</text:p>
          </table:table-cell>
          <table:table-cell office:value-type="float" office:value="1145" calcext:value-type="float">
            <text:p>1145</text:p>
          </table:table-cell>
          <table:table-cell office:value-type="float" office:value="23" calcext:value-type="float">
            <text:p>23</text:p>
          </table:table-cell>
          <table:table-cell office:value-type="float" office:value="128" calcext:value-type="float">
            <text:p>128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02040816326531" calcext:value-type="float">
            <text:p>0.0102040816326531</text:p>
          </table:table-cell>
          <table:table-cell table:number-columns-repeated="3" office:value-type="float" office:value="0.615384615384615" calcext:value-type="float">
            <text:p>0.615384615384615</text:p>
          </table:table-cell>
          <table:table-cell office:value-type="float" office:value="0.120229242442968" calcext:value-type="float">
            <text:p>0.120229242442968</text:p>
          </table:table-cell>
          <table:table-cell office:value-type="float" office:value="0.104970296220313" calcext:value-type="float">
            <text:p>0.104970296220313</text:p>
          </table:table-cell>
          <table:table-cell office:value-type="float" office:value="0.239471338752456" calcext:value-type="float">
            <text:p>0.239471338752456</text:p>
          </table:table-cell>
          <table:table-cell office:value-type="float" office:value="0.0789473684210526" calcext:value-type="float">
            <text:p>0.0789473684210526</text:p>
          </table:table-cell>
          <table:table-cell office:value-type="float" office:value="0.0752688172043011" calcext:value-type="float">
            <text:p>0.0752688172043011</text:p>
          </table:table-cell>
          <table:table-cell office:value-type="float" office:value="0.219512195121951" calcext:value-type="float">
            <text:p>0.219512195121951</text:p>
          </table:table-cell>
          <table:table-cell office:value-type="float" office:value="1145" calcext:value-type="float">
            <text:p>1145</text:p>
          </table:table-cell>
          <table:table-cell office:value-type="float" office:value="23" calcext:value-type="float">
            <text:p>23</text:p>
          </table:table-cell>
          <table:table-cell office:value-type="float" office:value="128" calcext:value-type="float">
            <text:p>128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0.518518518518518" calcext:value-type="float">
            <text:p>0.518518518518518</text:p>
          </table:table-cell>
          <table:table-cell office:value-type="float" office:value="0.123623864737458" calcext:value-type="float">
            <text:p>0.123623864737458</text:p>
          </table:table-cell>
          <table:table-cell office:value-type="float" office:value="0.111414192202421" calcext:value-type="float">
            <text:p>0.111414192202421</text:p>
          </table:table-cell>
          <table:table-cell office:value-type="float" office:value="0.219037199779467" calcext:value-type="float">
            <text:p>0.219037199779467</text:p>
          </table:table-cell>
          <table:table-cell table:number-columns-repeated="3" office:value-type="float" office:value="0.0783055198973042" calcext:value-type="float">
            <text:p>0.0783055198973042</text:p>
          </table:table-cell>
          <table:table-cell office:value-type="float" office:value="1137" calcext:value-type="float">
            <text:p>1137</text:p>
          </table:table-cell>
          <table:table-cell office:value-type="float" office:value="29" calcext:value-type="float">
            <text:p>29</text:p>
          </table:table-cell>
          <table:table-cell office:value-type="float" office:value="122" calcext:value-type="float">
            <text:p>122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122467331965334" calcext:value-type="float">
            <text:p>0.122467331965334</text:p>
          </table:table-cell>
          <table:table-cell office:value-type="float" office:value="0.107658295674988" calcext:value-type="float">
            <text:p>0.107658295674988</text:p>
          </table:table-cell>
          <table:table-cell office:value-type="float" office:value="0.238193575823663" calcext:value-type="float">
            <text:p>0.238193575823663</text:p>
          </table:table-cell>
          <table:table-cell table:number-columns-repeated="2" office:value-type="float" office:value="0.0673499267935578" calcext:value-type="float">
            <text:p>0.0673499267935578</text:p>
          </table:table-cell>
          <table:table-cell office:value-type="float" office:value="0.111111111111111" calcext:value-type="float">
            <text:p>0.111111111111111</text:p>
          </table:table-cell>
          <table:table-cell office:value-type="float" office:value="1123" calcext:value-type="float">
            <text:p>1123</text:p>
          </table:table-cell>
          <table:table-cell office:value-type="float" office:value="36" calcext:value-type="float">
            <text:p>36</text:p>
          </table:table-cell>
          <table:table-cell office:value-type="float" office:value="115" calcext:value-type="float">
            <text:p>115</text:p>
          </table:table-cell>
          <table:table-cell office:value-type="float" office:value="57" calcext:value-type="float">
            <text:p>57</text:p>
          </table:table-cell>
          <table:table-cell table:number-columns-repeated="3" office:value-type="float" office:value="0.0149253731343284" calcext:value-type="float">
            <text:p>0.0149253731343284</text:p>
          </table:table-cell>
          <table:table-cell table:number-columns-repeated="3" office:value-type="float" office:value="0.477611940298507" calcext:value-type="float">
            <text:p>0.477611940298507</text:p>
          </table:table-cell>
          <table:table-cell office:value-type="float" office:value="0.121986542935891" calcext:value-type="float">
            <text:p>0.121986542935891</text:p>
          </table:table-cell>
          <table:table-cell office:value-type="float" office:value="0.106896564941088" calcext:value-type="float">
            <text:p>0.106896564941088</text:p>
          </table:table-cell>
          <table:table-cell office:value-type="float" office:value="0.239908225279383" calcext:value-type="float">
            <text:p>0.239908225279383</text:p>
          </table:table-cell>
          <table:table-cell table:number-columns-repeated="2" office:value-type="float" office:value="0.0746268656716418" calcext:value-type="float">
            <text:p>0.0746268656716418</text:p>
          </table:table-cell>
          <table:table-cell office:value-type="float" office:value="0.223880597014925" calcext:value-type="float">
            <text:p>0.223880597014925</text:p>
          </table:table-cell>
          <table:table-cell office:value-type="float" office:value="1180" calcext:value-type="float">
            <text:p>1180</text:p>
          </table:table-cell>
          <table:table-cell office:value-type="float" office:value="0" calcext:value-type="float">
            <text:p>0</text:p>
          </table:table-cell>
          <table:table-cell office:value-type="float" office:value="151" calcext:value-type="float">
            <text:p>15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0.55" calcext:value-type="float">
            <text:p>0.55</text:p>
          </table:table-cell>
          <table:table-cell office:value-type="float" office:value="0.12129977460556" calcext:value-type="float">
            <text:p>0.12129977460556</text:p>
          </table:table-cell>
          <table:table-cell office:value-type="float" office:value="0.106398305084746" calcext:value-type="float">
            <text:p>0.106398305084746</text:p>
          </table:table-cell>
          <table:table-cell office:value-type="float" office:value="0.237748344370861" calcext:value-type="float">
            <text:p>0.237748344370861</text:p>
          </table:table-cell>
          <table:table-cell office:value-type="float" office:value="0.1" calcext:value-type="float">
            <text:p>0.1</text:p>
          </table:table-cell>
          <table:table-cell office:value-type="float" office:value="0.05" calcext:value-type="float">
            <text:p>0.05</text:p>
          </table:table-cell>
          <table:table-cell office:value-type="float" office:value="0.2" calcext:value-type="float">
            <text:p>0.2</text:p>
          </table:table-cell>
          <table:table-cell office:value-type="float" office:value="1153" calcext:value-type="float">
            <text:p>1153</text:p>
          </table:table-cell>
          <table:table-cell office:value-type="float" office:value="18" calcext:value-type="float">
            <text:p>18</text:p>
          </table:table-cell>
          <table:table-cell office:value-type="float" office:value="133" calcext:value-type="float">
            <text:p>133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0.518518518518518" calcext:value-type="float">
            <text:p>0.518518518518518</text:p>
          </table:table-cell>
          <table:table-cell office:value-type="float" office:value="0.123623864737458" calcext:value-type="float">
            <text:p>0.123623864737458</text:p>
          </table:table-cell>
          <table:table-cell office:value-type="float" office:value="0.111414192202421" calcext:value-type="float">
            <text:p>0.111414192202421</text:p>
          </table:table-cell>
          <table:table-cell office:value-type="float" office:value="0.219037199779467" calcext:value-type="float">
            <text:p>0.219037199779467</text:p>
          </table:table-cell>
          <table:table-cell table:number-columns-repeated="3" office:value-type="float" office:value="0.0783055198973042" calcext:value-type="float">
            <text:p>0.0783055198973042</text:p>
          </table:table-cell>
          <table:table-cell office:value-type="float" office:value="1137" calcext:value-type="float">
            <text:p>1137</text:p>
          </table:table-cell>
          <table:table-cell office:value-type="float" office:value="29" calcext:value-type="float">
            <text:p>29</text:p>
          </table:table-cell>
          <table:table-cell office:value-type="float" office:value="122" calcext:value-type="float">
            <text:p>122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122455705462724" calcext:value-type="float">
            <text:p>0.122455705462724</text:p>
          </table:table-cell>
          <table:table-cell office:value-type="float" office:value="0.107648393072453" calcext:value-type="float">
            <text:p>0.107648393072453</text:p>
          </table:table-cell>
          <table:table-cell office:value-type="float" office:value="0.238168477784048" calcext:value-type="float">
            <text:p>0.238168477784048</text:p>
          </table:table-cell>
          <table:table-cell table:number-columns-repeated="2" office:value-type="float" office:value="0.0673499267935578" calcext:value-type="float">
            <text:p>0.0673499267935578</text:p>
          </table:table-cell>
          <table:table-cell office:value-type="float" office:value="0.111111111111111" calcext:value-type="float">
            <text:p>0.111111111111111</text:p>
          </table:table-cell>
          <table:table-cell office:value-type="float" office:value="1123" calcext:value-type="float">
            <text:p>1123</text:p>
          </table:table-cell>
          <table:table-cell office:value-type="float" office:value="36" calcext:value-type="float">
            <text:p>36</text:p>
          </table:table-cell>
          <table:table-cell office:value-type="float" office:value="115" calcext:value-type="float">
            <text:p>115</text:p>
          </table:table-cell>
          <table:table-cell office:value-type="float" office:value="57" calcext:value-type="float">
            <text:p>57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180" calcext:value-type="float">
            <text:p>1180</text:p>
          </table:table-cell>
          <table:table-cell office:value-type="float" office:value="0" calcext:value-type="float">
            <text:p>0</text:p>
          </table:table-cell>
          <table:table-cell office:value-type="float" office:value="151" calcext:value-type="float">
            <text:p>15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180" calcext:value-type="float">
            <text:p>1180</text:p>
          </table:table-cell>
          <table:table-cell office:value-type="float" office:value="0" calcext:value-type="float">
            <text:p>0</text:p>
          </table:table-cell>
          <table:table-cell office:value-type="float" office:value="151" calcext:value-type="float">
            <text:p>1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.000361258571501821" calcext:value-type="float">
            <text:p>0.000361258571501821</text:p>
          </table:table-cell>
          <table:table-cell office:value-type="float" office:value="0.000565567519515753" calcext:value-type="float">
            <text:p>0.000565567519515753</text:p>
          </table:table-cell>
          <table:table-cell office:value-type="float" office:value="0.99874746799469" calcext:value-type="float">
            <text:p>0.99874746799469</text:p>
          </table:table-cell>
          <table:table-cell office:value-type="float" office:value="0.998443424701691" calcext:value-type="float">
            <text:p>0.998443424701691</text:p>
          </table:table-cell>
          <table:table-cell office:value-type="float" office:value="0.99874746799469" calcext:value-type="float">
            <text:p>0.99874746799469</text:p>
          </table:table-cell>
          <table:table-cell office:value-type="float" office:value="0.0636318956035071" calcext:value-type="float">
            <text:p>0.0636318956035071</text:p>
          </table:table-cell>
          <table:table-cell office:value-type="float" office:value="0.0455017453691351" calcext:value-type="float">
            <text:p>0.0455017453691351</text:p>
          </table:table-cell>
          <table:table-cell office:value-type="float" office:value="0.185799593985119" calcext:value-type="float">
            <text:p>0.185799593985119</text:p>
          </table:table-cell>
          <table:table-cell office:value-type="float" office:value="0.00243514613248408" calcext:value-type="float">
            <text:p>0.00243514613248408</text:p>
          </table:table-cell>
          <table:table-cell office:value-type="float" office:value="0.00194330420345068" calcext:value-type="float">
            <text:p>0.00194330420345068</text:p>
          </table:table-cell>
          <table:table-cell office:value-type="float" office:value="0.0155566190369427" calcext:value-type="float">
            <text:p>0.0155566190369427</text:p>
          </table:table-cell>
          <table:table-cell office:value-type="float" office:value="1116" calcext:value-type="float">
            <text:p>1116</text:p>
          </table:table-cell>
          <table:table-cell office:value-type="float" office:value="29" calcext:value-type="float">
            <text:p>29</text:p>
          </table:table-cell>
          <table:table-cell office:value-type="float" office:value="143" calcext:value-type="float">
            <text:p>143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.0495678216743131" calcext:value-type="float">
            <text:p>0.0495678216743131</text:p>
          </table:table-cell>
          <table:table-cell office:value-type="float" office:value="0.0552712765505463" calcext:value-type="float">
            <text:p>0.0552712765505463</text:p>
          </table:table-cell>
          <table:table-cell office:value-type="float" office:value="0.687835011145989" calcext:value-type="float">
            <text:p>0.687835011145989</text:p>
          </table:table-cell>
          <table:table-cell office:value-type="float" office:value="0.675735465848766" calcext:value-type="float">
            <text:p>0.675735465848766</text:p>
          </table:table-cell>
          <table:table-cell office:value-type="float" office:value="0.687835011145989" calcext:value-type="float">
            <text:p>0.687835011145989</text:p>
          </table:table-cell>
          <table:table-cell office:value-type="float" office:value="0.108185753357448" calcext:value-type="float">
            <text:p>0.108185753357448</text:p>
          </table:table-cell>
          <table:table-cell office:value-type="float" office:value="0.098095342624065" calcext:value-type="float">
            <text:p>0.098095342624065</text:p>
          </table:table-cell>
          <table:table-cell office:value-type="float" office:value="0.176178695450419" calcext:value-type="float">
            <text:p>0.176178695450419</text:p>
          </table:table-cell>
          <table:table-cell office:value-type="float" office:value="0.0784208160911284" calcext:value-type="float">
            <text:p>0.0784208160911284</text:p>
          </table:table-cell>
          <table:table-cell office:value-type="float" office:value="0.0743337333577187" calcext:value-type="float">
            <text:p>0.0743337333577187</text:p>
          </table:table-cell>
          <table:table-cell office:value-type="float" office:value="0.120752321643829" calcext:value-type="float">
            <text:p>0.120752321643829</text:p>
          </table:table-cell>
          <table:table-cell office:value-type="float" office:value="1151" calcext:value-type="float">
            <text:p>1151</text:p>
          </table:table-cell>
          <table:table-cell office:value-type="float" office:value="7" calcext:value-type="float">
            <text:p>7</text:p>
          </table:table-cell>
          <table:table-cell office:value-type="float" office:value="165" calcext:value-type="float">
            <text:p>16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.0495198968297607" calcext:value-type="float">
            <text:p>0.0495198968297607</text:p>
          </table:table-cell>
          <table:table-cell office:value-type="float" office:value="0.0552238092975994" calcext:value-type="float">
            <text:p>0.0552238092975994</text:p>
          </table:table-cell>
          <table:table-cell office:value-type="float" office:value="0.688373864684585" calcext:value-type="float">
            <text:p>0.688373864684585</text:p>
          </table:table-cell>
          <table:table-cell office:value-type="float" office:value="0.676273866777684" calcext:value-type="float">
            <text:p>0.676273866777684</text:p>
          </table:table-cell>
          <table:table-cell office:value-type="float" office:value="0.688373864684585" calcext:value-type="float">
            <text:p>0.688373864684585</text:p>
          </table:table-cell>
          <table:table-cell office:value-type="float" office:value="0.108179707060283" calcext:value-type="float">
            <text:p>0.108179707060283</text:p>
          </table:table-cell>
          <table:table-cell office:value-type="float" office:value="0.0980794403763837" calcext:value-type="float">
            <text:p>0.0980794403763837</text:p>
          </table:table-cell>
          <table:table-cell office:value-type="float" office:value="0.176239062215165" calcext:value-type="float">
            <text:p>0.176239062215165</text:p>
          </table:table-cell>
          <table:table-cell office:value-type="float" office:value="0.078380621459635" calcext:value-type="float">
            <text:p>0.078380621459635</text:p>
          </table:table-cell>
          <table:table-cell office:value-type="float" office:value="0.0742917082226232" calcext:value-type="float">
            <text:p>0.0742917082226232</text:p>
          </table:table-cell>
          <table:table-cell office:value-type="float" office:value="0.120741161194757" calcext:value-type="float">
            <text:p>0.120741161194757</text:p>
          </table:table-cell>
          <table:table-cell office:value-type="float" office:value="1151" calcext:value-type="float">
            <text:p>1151</text:p>
          </table:table-cell>
          <table:table-cell office:value-type="float" office:value="7" calcext:value-type="float">
            <text:p>7</text:p>
          </table:table-cell>
          <table:table-cell office:value-type="float" office:value="165" calcext:value-type="float">
            <text:p>16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.0409908787246707" calcext:value-type="float">
            <text:p>0.0409908787246707</text:p>
          </table:table-cell>
          <table:table-cell office:value-type="float" office:value="0.0486062994234481" calcext:value-type="float">
            <text:p>0.0486062994234481</text:p>
          </table:table-cell>
          <table:table-cell office:value-type="float" office:value="0.934480135979561" calcext:value-type="float">
            <text:p>0.934480135979561</text:p>
          </table:table-cell>
          <table:table-cell office:value-type="float" office:value="0.928976461530804" calcext:value-type="float">
            <text:p>0.928976461530804</text:p>
          </table:table-cell>
          <table:table-cell office:value-type="float" office:value="0.934480135979561" calcext:value-type="float">
            <text:p>0.934480135979561</text:p>
          </table:table-cell>
          <table:table-cell office:value-type="float" office:value="0.141555216626519" calcext:value-type="float">
            <text:p>0.141555216626519</text:p>
          </table:table-cell>
          <table:table-cell office:value-type="float" office:value="0.123418055711168" calcext:value-type="float">
            <text:p>0.123418055711168</text:p>
          </table:table-cell>
          <table:table-cell office:value-type="float" office:value="0.263770155585192" calcext:value-type="float">
            <text:p>0.263770155585192</text:p>
          </table:table-cell>
          <table:table-cell office:value-type="float" office:value="0.0837301174929338" calcext:value-type="float">
            <text:p>0.0837301174929338</text:p>
          </table:table-cell>
          <table:table-cell office:value-type="float" office:value="0.0770833190879381" calcext:value-type="float">
            <text:p>0.0770833190879381</text:p>
          </table:table-cell>
          <table:table-cell office:value-type="float" office:value="0.161137005596915" calcext:value-type="float">
            <text:p>0.161137005596915</text:p>
          </table:table-cell>
          <table:table-cell office:value-type="float" office:value="1116" calcext:value-type="float">
            <text:p>1116</text:p>
          </table:table-cell>
          <table:table-cell office:value-type="float" office:value="29" calcext:value-type="float">
            <text:p>29</text:p>
          </table:table-cell>
          <table:table-cell office:value-type="float" office:value="143" calcext:value-type="float">
            <text:p>143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52100840336134" calcext:value-type="float">
            <text:p>0.0252100840336134</text:p>
          </table:table-cell>
          <table:table-cell office:value-type="float" office:value="0.99874746799469" calcext:value-type="float">
            <text:p>0.99874746799469</text:p>
          </table:table-cell>
          <table:table-cell office:value-type="float" office:value="0.998443424701691" calcext:value-type="float">
            <text:p>0.998443424701691</text:p>
          </table:table-cell>
          <table:table-cell office:value-type="float" office:value="0.99874746799469" calcext:value-type="float">
            <text:p>0.99874746799469</text:p>
          </table:table-cell>
          <table:table-cell office:value-type="float" office:value="0.110454493719212" calcext:value-type="float">
            <text:p>0.110454493719212</text:p>
          </table:table-cell>
          <table:table-cell office:value-type="float" office:value="0.097961173568401" calcext:value-type="float">
            <text:p>0.097961173568401</text:p>
          </table:table-cell>
          <table:table-cell office:value-type="float" office:value="0.194639133572641" calcext:value-type="float">
            <text:p>0.194639133572641</text:p>
          </table:table-cell>
          <table:table-cell table:number-columns-repeated="2" office:value-type="float" office:value="0.0883977900552486" calcext:value-type="float">
            <text:p>0.0883977900552486</text:p>
          </table:table-cell>
          <table:table-cell office:value-type="float" office:value="0.175438596491228" calcext:value-type="float">
            <text:p>0.175438596491228</text:p>
          </table:table-cell>
          <table:table-cell office:value-type="float" office:value="1156" calcext:value-type="float">
            <text:p>1156</text:p>
          </table:table-cell>
          <table:table-cell office:value-type="float" office:value="3" calcext:value-type="float">
            <text:p>3</text:p>
          </table:table-cell>
          <table:table-cell office:value-type="float" office:value="169" calcext:value-type="float">
            <text:p>16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52100840336134" calcext:value-type="float">
            <text:p>0.0252100840336134</text:p>
          </table:table-cell>
          <table:table-cell table:number-columns-repeated="3" office:value-type="float" office:value="0.5" calcext:value-type="float">
            <text:p>0.5</text:p>
          </table:table-cell>
          <table:table-cell office:value-type="float" office:value="0.109705289442205" calcext:value-type="float">
            <text:p>0.109705289442205</text:p>
          </table:table-cell>
          <table:table-cell office:value-type="float" office:value="0.0975311102166308" calcext:value-type="float">
            <text:p>0.0975311102166308</text:p>
          </table:table-cell>
          <table:table-cell office:value-type="float" office:value="0.191739438991277" calcext:value-type="float">
            <text:p>0.191739438991277</text:p>
          </table:table-cell>
          <table:table-cell table:number-columns-repeated="2" office:value-type="float" office:value="0.0883977900552486" calcext:value-type="float">
            <text:p>0.0883977900552486</text:p>
          </table:table-cell>
          <table:table-cell office:value-type="float" office:value="0.175438596491228" calcext:value-type="float">
            <text:p>0.175438596491228</text:p>
          </table:table-cell>
          <table:table-cell office:value-type="float" office:value="1156" calcext:value-type="float">
            <text:p>1156</text:p>
          </table:table-cell>
          <table:table-cell office:value-type="float" office:value="3" calcext:value-type="float">
            <text:p>3</text:p>
          </table:table-cell>
          <table:table-cell office:value-type="float" office:value="169" calcext:value-type="float">
            <text:p>169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.0828471411901984" calcext:value-type="float">
            <text:p>0.0828471411901984</text:p>
          </table:table-cell>
          <table:table-cell table:number-columns-repeated="3" office:value-type="float" office:value="0.6" calcext:value-type="float">
            <text:p>0.6</text:p>
          </table:table-cell>
          <table:table-cell office:value-type="float" office:value="0.105462363253331" calcext:value-type="float">
            <text:p>0.105462363253331</text:p>
          </table:table-cell>
          <table:table-cell office:value-type="float" office:value="0.0982100941925278" calcext:value-type="float">
            <text:p>0.0982100941925278</text:p>
          </table:table-cell>
          <table:table-cell office:value-type="float" office:value="0.154330850703744" calcext:value-type="float">
            <text:p>0.154330850703744</text:p>
          </table:table-cell>
          <table:table-cell table:number-columns-repeated="3" office:value-type="float" office:value="0.0828471411901984" calcext:value-type="float">
            <text:p>0.0828471411901984</text:p>
          </table:table-cell>
          <table:table-cell office:value-type="float" office:value="1147" calcext:value-type="float">
            <text:p>1147</text:p>
          </table:table-cell>
          <table:table-cell office:value-type="float" office:value="6" calcext:value-type="float">
            <text:p>6</text:p>
          </table:table-cell>
          <table:table-cell office:value-type="float" office:value="166" calcext:value-type="float">
            <text:p>166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112865093146453" calcext:value-type="float">
            <text:p>0.112865093146453</text:p>
          </table:table-cell>
          <table:table-cell office:value-type="float" office:value="0.102153092265091" calcext:value-type="float">
            <text:p>0.102153092265091</text:p>
          </table:table-cell>
          <table:table-cell office:value-type="float" office:value="0.185046540945866" calcext:value-type="float">
            <text:p>0.185046540945866</text:p>
          </table:table-cell>
          <table:table-cell table:number-columns-repeated="3" office:value-type="float" office:value="0.071969696969697" calcext:value-type="float">
            <text:p>0.071969696969697</text:p>
          </table:table-cell>
          <table:table-cell office:value-type="float" office:value="1134" calcext:value-type="float">
            <text:p>1134</text:p>
          </table:table-cell>
          <table:table-cell office:value-type="float" office:value="15" calcext:value-type="float">
            <text:p>15</text:p>
          </table:table-cell>
          <table:table-cell office:value-type="float" office:value="157" calcext:value-type="float">
            <text:p>157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51515151515152" calcext:value-type="float">
            <text:p>0.0151515151515152</text:p>
          </table:table-cell>
          <table:table-cell table:number-columns-repeated="3" office:value-type="float" office:value="0.373134328358209" calcext:value-type="float">
            <text:p>0.373134328358209</text:p>
          </table:table-cell>
          <table:table-cell office:value-type="float" office:value="0.109677349200993" calcext:value-type="float">
            <text:p>0.109677349200993</text:p>
          </table:table-cell>
          <table:table-cell office:value-type="float" office:value="0.0984291422329875" calcext:value-type="float">
            <text:p>0.0984291422329875</text:p>
          </table:table-cell>
          <table:table-cell office:value-type="float" office:value="0.185471953130752" calcext:value-type="float">
            <text:p>0.185471953130752</text:p>
          </table:table-cell>
          <table:table-cell table:number-columns-repeated="2" office:value-type="float" office:value="0.0746268656716418" calcext:value-type="float">
            <text:p>0.0746268656716418</text:p>
          </table:table-cell>
          <table:table-cell office:value-type="float" office:value="0.166666666666667" calcext:value-type="float">
            <text:p>0.166666666666667</text:p>
          </table:table-cell>
          <table:table-cell office:value-type="float" office:value="1159" calcext:value-type="float">
            <text:p>1159</text:p>
          </table:table-cell>
          <table:table-cell office:value-type="float" office:value="0" calcext:value-type="float">
            <text:p>0</text:p>
          </table:table-cell>
          <table:table-cell office:value-type="float" office:value="172" calcext:value-type="float">
            <text:p>17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0.4" calcext:value-type="float">
            <text:p>0.4</text:p>
          </table:table-cell>
          <table:table-cell office:value-type="float" office:value="0.111720510894065" calcext:value-type="float">
            <text:p>0.111720510894065</text:p>
          </table:table-cell>
          <table:table-cell office:value-type="float" office:value="0.100043140638481" calcext:value-type="float">
            <text:p>0.100043140638481</text:p>
          </table:table-cell>
          <table:table-cell office:value-type="float" office:value="0.190406976744186" calcext:value-type="float">
            <text:p>0.190406976744186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.2" calcext:value-type="float">
            <text:p>0.2</text:p>
          </table:table-cell>
          <table:table-cell office:value-type="float" office:value="1159" calcext:value-type="float">
            <text:p>1159</text:p>
          </table:table-cell>
          <table:table-cell office:value-type="float" office:value="0" calcext:value-type="float">
            <text:p>0</text:p>
          </table:table-cell>
          <table:table-cell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0828471411901984" calcext:value-type="float">
            <text:p>0.0828471411901984</text:p>
          </table:table-cell>
          <table:table-cell table:number-columns-repeated="3" office:value-type="float" office:value="0.6" calcext:value-type="float">
            <text:p>0.6</text:p>
          </table:table-cell>
          <table:table-cell office:value-type="float" office:value="0.105462363253331" calcext:value-type="float">
            <text:p>0.105462363253331</text:p>
          </table:table-cell>
          <table:table-cell office:value-type="float" office:value="0.0982100941925278" calcext:value-type="float">
            <text:p>0.0982100941925278</text:p>
          </table:table-cell>
          <table:table-cell office:value-type="float" office:value="0.154330850703744" calcext:value-type="float">
            <text:p>0.154330850703744</text:p>
          </table:table-cell>
          <table:table-cell table:number-columns-repeated="3" office:value-type="float" office:value="0.0828471411901984" calcext:value-type="float">
            <text:p>0.0828471411901984</text:p>
          </table:table-cell>
          <table:table-cell office:value-type="float" office:value="1147" calcext:value-type="float">
            <text:p>1147</text:p>
          </table:table-cell>
          <table:table-cell office:value-type="float" office:value="6" calcext:value-type="float">
            <text:p>6</text:p>
          </table:table-cell>
          <table:table-cell office:value-type="float" office:value="166" calcext:value-type="float">
            <text:p>166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112887501929576" calcext:value-type="float">
            <text:p>0.112887501929576</text:p>
          </table:table-cell>
          <table:table-cell office:value-type="float" office:value="0.102167448599718" calcext:value-type="float">
            <text:p>0.102167448599718</text:p>
          </table:table-cell>
          <table:table-cell office:value-type="float" office:value="0.18512321012321" calcext:value-type="float">
            <text:p>0.18512321012321</text:p>
          </table:table-cell>
          <table:table-cell table:number-columns-repeated="3" office:value-type="float" office:value="0.071969696969697" calcext:value-type="float">
            <text:p>0.071969696969697</text:p>
          </table:table-cell>
          <table:table-cell office:value-type="float" office:value="1134" calcext:value-type="float">
            <text:p>1134</text:p>
          </table:table-cell>
          <table:table-cell office:value-type="float" office:value="15" calcext:value-type="float">
            <text:p>15</text:p>
          </table:table-cell>
          <table:table-cell office:value-type="float" office:value="157" calcext:value-type="float">
            <text:p>157</text:p>
          </table:table-cell>
          <table:table-cell office:value-type="float" office:value="25" calcext:value-type="float">
            <text:p>25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159" calcext:value-type="float">
            <text:p>1159</text:p>
          </table:table-cell>
          <table:table-cell office:value-type="float" office:value="0" calcext:value-type="float">
            <text:p>0</text:p>
          </table:table-cell>
          <table:table-cell office:value-type="float" office:value="172" calcext:value-type="float">
            <text:p>172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159" calcext:value-type="float">
            <text:p>1159</text:p>
          </table:table-cell>
          <table:table-cell office:value-type="float" office:value="0" calcext:value-type="float">
            <text:p>0</text:p>
          </table:table-cell>
          <table:table-cell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.000131644192151725" calcext:value-type="float">
            <text:p>0.000131644192151725</text:p>
          </table:table-cell>
          <table:table-cell office:value-type="float" office:value="0.000146628852235153" calcext:value-type="float">
            <text:p>0.000146628852235153</text:p>
          </table:table-cell>
          <table:table-cell table:number-columns-repeated="2" office:value-type="float" office:value="0.997619807720184" calcext:value-type="float">
            <text:p>0.997619807720184</text:p>
          </table:table-cell>
          <table:table-cell office:value-type="float" office:value="0.997216939926147" calcext:value-type="float">
            <text:p>0.997216939926147</text:p>
          </table:table-cell>
          <table:table-cell office:value-type="float" office:value="0.0500356484399511" calcext:value-type="float">
            <text:p>0.0500356484399511</text:p>
          </table:table-cell>
          <table:table-cell office:value-type="float" office:value="0.0389877902215787" calcext:value-type="float">
            <text:p>0.0389877902215787</text:p>
          </table:table-cell>
          <table:table-cell office:value-type="float" office:value="0.124980183722477" calcext:value-type="float">
            <text:p>0.124980183722477</text:p>
          </table:table-cell>
          <table:table-cell office:value-type="float" office:value="0.00109390495344996" calcext:value-type="float">
            <text:p>0.00109390495344996</text:p>
          </table:table-cell>
          <table:table-cell office:value-type="float" office:value="0.00084925681585446" calcext:value-type="float">
            <text:p>0.00084925681585446</text:p>
          </table:table-cell>
          <table:table-cell office:value-type="float" office:value="0.00681931525468826" calcext:value-type="float">
            <text:p>0.00681931525468826</text:p>
          </table:table-cell>
          <table:table-cell office:value-type="float" office:value="1120" calcext:value-type="float">
            <text:p>1120</text:p>
          </table:table-cell>
          <table:table-cell office:value-type="float" office:value="18" calcext:value-type="float">
            <text:p>18</text:p>
          </table:table-cell>
          <table:table-cell office:value-type="float" office:value="153" calcext:value-type="float">
            <text:p>153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.0463252605615056" calcext:value-type="float">
            <text:p>0.0463252605615056</text:p>
          </table:table-cell>
          <table:table-cell office:value-type="float" office:value="0.0477158696543004" calcext:value-type="float">
            <text:p>0.0477158696543004</text:p>
          </table:table-cell>
          <table:table-cell table:number-columns-repeated="2" office:value-type="float" office:value="0.783399551240208" calcext:value-type="float">
            <text:p>0.783399551240208</text:p>
          </table:table-cell>
          <table:table-cell office:value-type="float" office:value="0.775644067996542" calcext:value-type="float">
            <text:p>0.775644067996542</text:p>
          </table:table-cell>
          <table:table-cell office:value-type="float" office:value="0.118820872647268" calcext:value-type="float">
            <text:p>0.118820872647268</text:p>
          </table:table-cell>
          <table:table-cell office:value-type="float" office:value="0.108541846022059" calcext:value-type="float">
            <text:p>0.108541846022059</text:p>
          </table:table-cell>
          <table:table-cell office:value-type="float" office:value="0.188549942151611" calcext:value-type="float">
            <text:p>0.188549942151611</text:p>
          </table:table-cell>
          <table:table-cell office:value-type="float" office:value="0.0820475246798892" calcext:value-type="float">
            <text:p>0.0820475246798892</text:p>
          </table:table-cell>
          <table:table-cell office:value-type="float" office:value="0.0767187280655251" calcext:value-type="float">
            <text:p>0.0767187280655251</text:p>
          </table:table-cell>
          <table:table-cell office:value-type="float" office:value="0.131654144823163" calcext:value-type="float">
            <text:p>0.131654144823163</text:p>
          </table:table-cell>
          <table:table-cell office:value-type="float" office:value="1138" calcext:value-type="float">
            <text:p>1138</text:p>
          </table:table-cell>
          <table:table-cell office:value-type="float" office:value="13" calcext:value-type="float">
            <text:p>13</text:p>
          </table:table-cell>
          <table:table-cell office:value-type="float" office:value="158" calcext:value-type="float">
            <text:p>158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.0462701530849571" calcext:value-type="float">
            <text:p>0.0462701530849571</text:p>
          </table:table-cell>
          <table:table-cell office:value-type="float" office:value="0.0476606016933356" calcext:value-type="float">
            <text:p>0.0476606016933356</text:p>
          </table:table-cell>
          <table:table-cell table:number-columns-repeated="2" office:value-type="float" office:value="0.783919952442386" calcext:value-type="float">
            <text:p>0.783919952442386</text:p>
          </table:table-cell>
          <table:table-cell office:value-type="float" office:value="0.776169925270801" calcext:value-type="float">
            <text:p>0.776169925270801</text:p>
          </table:table-cell>
          <table:table-cell office:value-type="float" office:value="0.118816720492368" calcext:value-type="float">
            <text:p>0.118816720492368</text:p>
          </table:table-cell>
          <table:table-cell office:value-type="float" office:value="0.108528093665201" calcext:value-type="float">
            <text:p>0.108528093665201</text:p>
          </table:table-cell>
          <table:table-cell office:value-type="float" office:value="0.188610914173731" calcext:value-type="float">
            <text:p>0.188610914173731</text:p>
          </table:table-cell>
          <table:table-cell office:value-type="float" office:value="0.0819995436606934" calcext:value-type="float">
            <text:p>0.0819995436606934</text:p>
          </table:table-cell>
          <table:table-cell office:value-type="float" office:value="0.0766684304802552" calcext:value-type="float">
            <text:p>0.0766684304802552</text:p>
          </table:table-cell>
          <table:table-cell office:value-type="float" office:value="0.131641810736488" calcext:value-type="float">
            <text:p>0.131641810736488</text:p>
          </table:table-cell>
          <table:table-cell office:value-type="float" office:value="1138" calcext:value-type="float">
            <text:p>1138</text:p>
          </table:table-cell>
          <table:table-cell office:value-type="float" office:value="13" calcext:value-type="float">
            <text:p>13</text:p>
          </table:table-cell>
          <table:table-cell office:value-type="float" office:value="158" calcext:value-type="float">
            <text:p>158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.0404130126899008" calcext:value-type="float">
            <text:p>0.0404130126899008</text:p>
          </table:table-cell>
          <table:table-cell office:value-type="float" office:value="0.0419214334622339" calcext:value-type="float">
            <text:p>0.0419214334622339</text:p>
          </table:table-cell>
          <table:table-cell table:number-columns-repeated="2" office:value-type="float" office:value="0.894768343206179" calcext:value-type="float">
            <text:p>0.894768343206179</text:p>
          </table:table-cell>
          <table:table-cell office:value-type="float" office:value="0.889419769523601" calcext:value-type="float">
            <text:p>0.889419769523601</text:p>
          </table:table-cell>
          <table:table-cell office:value-type="float" office:value="0.131480728783587" calcext:value-type="float">
            <text:p>0.131480728783587</text:p>
          </table:table-cell>
          <table:table-cell office:value-type="float" office:value="0.118236484183465" calcext:value-type="float">
            <text:p>0.118236484183465</text:p>
          </table:table-cell>
          <table:table-cell office:value-type="float" office:value="0.221324727240552" calcext:value-type="float">
            <text:p>0.221324727240552</text:p>
          </table:table-cell>
          <table:table-cell office:value-type="float" office:value="0.0819277981669193" calcext:value-type="float">
            <text:p>0.0819277981669193</text:p>
          </table:table-cell>
          <table:table-cell office:value-type="float" office:value="0.0754205117276299" calcext:value-type="float">
            <text:p>0.0754205117276299</text:p>
          </table:table-cell>
          <table:table-cell office:value-type="float" office:value="0.146077259240563" calcext:value-type="float">
            <text:p>0.146077259240563</text:p>
          </table:table-cell>
          <table:table-cell office:value-type="float" office:value="1120" calcext:value-type="float">
            <text:p>1120</text:p>
          </table:table-cell>
          <table:table-cell office:value-type="float" office:value="18" calcext:value-type="float">
            <text:p>18</text:p>
          </table:table-cell>
          <table:table-cell office:value-type="float" office:value="153" calcext:value-type="float">
            <text:p>153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903085270460425" calcext:value-type="float">
            <text:p>0.903085270460425</text:p>
          </table:table-cell>
          <table:table-cell office:value-type="float" office:value="0.861553019829053" calcext:value-type="float">
            <text:p>0.861553019829053</text:p>
          </table:table-cell>
          <table:table-cell office:value-type="float" office:value="0.11593087088287" calcext:value-type="float">
            <text:p>0.11593087088287</text:p>
          </table:table-cell>
          <table:table-cell office:value-type="float" office:value="0.101629483932863" calcext:value-type="float">
            <text:p>0.101629483932863</text:p>
          </table:table-cell>
          <table:table-cell office:value-type="float" office:value="0.212946127385841" calcext:value-type="float">
            <text:p>0.212946127385841</text:p>
          </table:table-cell>
          <table:table-cell table:number-columns-repeated="2" office:value-type="float" office:value="0.0638297872340425" calcext:value-type="float">
            <text:p>0.0638297872340425</text:p>
          </table:table-cell>
          <table:table-cell office:value-type="float" office:value="0.235955056179775" calcext:value-type="float">
            <text:p>0.235955056179775</text:p>
          </table:table-cell>
          <table:table-cell office:value-type="float" office:value="1153" calcext:value-type="float">
            <text:p>1153</text:p>
          </table:table-cell>
          <table:table-cell office:value-type="float" office:value="6" calcext:value-type="float">
            <text:p>6</text:p>
          </table:table-cell>
          <table:table-cell office:value-type="float" office:value="165" calcext:value-type="float">
            <text:p>165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903085270460425" calcext:value-type="float">
            <text:p>0.903085270460425</text:p>
          </table:table-cell>
          <table:table-cell office:value-type="float" office:value="0.861553019829053" calcext:value-type="float">
            <text:p>0.861553019829053</text:p>
          </table:table-cell>
          <table:table-cell office:value-type="float" office:value="0.11593087088287" calcext:value-type="float">
            <text:p>0.11593087088287</text:p>
          </table:table-cell>
          <table:table-cell office:value-type="float" office:value="0.101629483932863" calcext:value-type="float">
            <text:p>0.101629483932863</text:p>
          </table:table-cell>
          <table:table-cell office:value-type="float" office:value="0.212946127385841" calcext:value-type="float">
            <text:p>0.212946127385841</text:p>
          </table:table-cell>
          <table:table-cell table:number-columns-repeated="2" office:value-type="float" office:value="0.0638297872340425" calcext:value-type="float">
            <text:p>0.0638297872340425</text:p>
          </table:table-cell>
          <table:table-cell office:value-type="float" office:value="0.235955056179775" calcext:value-type="float">
            <text:p>0.235955056179775</text:p>
          </table:table-cell>
          <table:table-cell office:value-type="float" office:value="1153" calcext:value-type="float">
            <text:p>1153</text:p>
          </table:table-cell>
          <table:table-cell office:value-type="float" office:value="6" calcext:value-type="float">
            <text:p>6</text:p>
          </table:table-cell>
          <table:table-cell office:value-type="float" office:value="165" calcext:value-type="float">
            <text:p>165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0.555555555555556" calcext:value-type="float">
            <text:p>0.555555555555556</text:p>
          </table:table-cell>
          <table:table-cell office:value-type="float" office:value="0.120451966060046" calcext:value-type="float">
            <text:p>0.120451966060046</text:p>
          </table:table-cell>
          <table:table-cell office:value-type="float" office:value="0.11604323228867" calcext:value-type="float">
            <text:p>0.11604323228867</text:p>
          </table:table-cell>
          <table:table-cell office:value-type="float" office:value="0.150359165912658" calcext:value-type="float">
            <text:p>0.150359165912658</text:p>
          </table:table-cell>
          <table:table-cell table:number-columns-repeated="3" office:value-type="float" office:value="0.101433296582139" calcext:value-type="float">
            <text:p>0.101433296582139</text:p>
          </table:table-cell>
          <table:table-cell office:value-type="float" office:value="1136" calcext:value-type="float">
            <text:p>1136</text:p>
          </table:table-cell>
          <table:table-cell office:value-type="float" office:value="10" calcext:value-type="float">
            <text:p>10</text:p>
          </table:table-cell>
          <table:table-cell office:value-type="float" office:value="161" calcext:value-type="float">
            <text:p>161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121697127517421" calcext:value-type="float">
            <text:p>0.121697127517421</text:p>
          </table:table-cell>
          <table:table-cell office:value-type="float" office:value="0.114652986958047" calcext:value-type="float">
            <text:p>0.114652986958047</text:p>
          </table:table-cell>
          <table:table-cell office:value-type="float" office:value="0.169481940668731" calcext:value-type="float">
            <text:p>0.169481940668731</text:p>
          </table:table-cell>
          <table:table-cell table:number-columns-repeated="3" office:value-type="float" office:value="0.0838252656434475" calcext:value-type="float">
            <text:p>0.0838252656434475</text:p>
          </table:table-cell>
          <table:table-cell office:value-type="float" office:value="1122" calcext:value-type="float">
            <text:p>1122</text:p>
          </table:table-cell>
          <table:table-cell office:value-type="float" office:value="19" calcext:value-type="float">
            <text:p>19</text:p>
          </table:table-cell>
          <table:table-cell office:value-type="float" office:value="152" calcext:value-type="float">
            <text:p>152</text:p>
          </table:table-cell>
          <table:table-cell office:value-type="float" office:value="38" calcext:value-type="float">
            <text:p>3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0.328358208955224" calcext:value-type="float">
            <text:p>0.328358208955224</text:p>
          </table:table-cell>
          <table:table-cell office:value-type="float" office:value="0.117942831433978" calcext:value-type="float">
            <text:p>0.117942831433978</text:p>
          </table:table-cell>
          <table:table-cell office:value-type="float" office:value="0.105475756016157" calcext:value-type="float">
            <text:p>0.105475756016157</text:p>
          </table:table-cell>
          <table:table-cell office:value-type="float" office:value="0.202514805028552" calcext:value-type="float">
            <text:p>0.202514805028552</text:p>
          </table:table-cell>
          <table:table-cell office:value-type="float" office:value="0.0746268656716418" calcext:value-type="float">
            <text:p>0.0746268656716418</text:p>
          </table:table-cell>
          <table:table-cell office:value-type="float" office:value="0.0606060606060606" calcext:value-type="float">
            <text:p>0.0606060606060606</text:p>
          </table:table-cell>
          <table:table-cell office:value-type="float" office:value="0.272727272727273" calcext:value-type="float">
            <text:p>0.272727272727273</text:p>
          </table:table-cell>
          <table:table-cell office:value-type="float" office:value="1160" calcext:value-type="float">
            <text:p>1160</text:p>
          </table:table-cell>
          <table:table-cell office:value-type="float" office:value="0" calcext:value-type="float">
            <text:p>0</text:p>
          </table:table-cell>
          <table:table-cell office:value-type="float" office:value="171" calcext:value-type="float">
            <text:p>17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0.5" calcext:value-type="float">
            <text:p>0.5</text:p>
          </table:table-cell>
          <table:table-cell office:value-type="float" office:value="0.116453794139745" calcext:value-type="float">
            <text:p>0.116453794139745</text:p>
          </table:table-cell>
          <table:table-cell office:value-type="float" office:value="0.103965517241379" calcext:value-type="float">
            <text:p>0.103965517241379</text:p>
          </table:table-cell>
          <table:table-cell office:value-type="float" office:value="0.201169590643275" calcext:value-type="float">
            <text:p>0.201169590643275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.2" calcext:value-type="float">
            <text:p>0.2</text:p>
          </table:table-cell>
          <table:table-cell office:value-type="float" office:value="1144" calcext:value-type="float">
            <text:p>1144</text:p>
          </table:table-cell>
          <table:table-cell office:value-type="float" office:value="8" calcext:value-type="float">
            <text:p>8</text:p>
          </table:table-cell>
          <table:table-cell office:value-type="float" office:value="163" calcext:value-type="float">
            <text:p>163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0.555555555555556" calcext:value-type="float">
            <text:p>0.555555555555556</text:p>
          </table:table-cell>
          <table:table-cell office:value-type="float" office:value="0.120451966060046" calcext:value-type="float">
            <text:p>0.120451966060046</text:p>
          </table:table-cell>
          <table:table-cell office:value-type="float" office:value="0.11604323228867" calcext:value-type="float">
            <text:p>0.11604323228867</text:p>
          </table:table-cell>
          <table:table-cell office:value-type="float" office:value="0.150359165912658" calcext:value-type="float">
            <text:p>0.150359165912658</text:p>
          </table:table-cell>
          <table:table-cell table:number-columns-repeated="3" office:value-type="float" office:value="0.101433296582139" calcext:value-type="float">
            <text:p>0.101433296582139</text:p>
          </table:table-cell>
          <table:table-cell office:value-type="float" office:value="1136" calcext:value-type="float">
            <text:p>1136</text:p>
          </table:table-cell>
          <table:table-cell office:value-type="float" office:value="10" calcext:value-type="float">
            <text:p>10</text:p>
          </table:table-cell>
          <table:table-cell office:value-type="float" office:value="161" calcext:value-type="float">
            <text:p>161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121689983520547" calcext:value-type="float">
            <text:p>0.121689983520547</text:p>
          </table:table-cell>
          <table:table-cell office:value-type="float" office:value="0.11463428828114" calcext:value-type="float">
            <text:p>0.11463428828114</text:p>
          </table:table-cell>
          <table:table-cell office:value-type="float" office:value="0.169553179296639" calcext:value-type="float">
            <text:p>0.169553179296639</text:p>
          </table:table-cell>
          <table:table-cell table:number-columns-repeated="3" office:value-type="float" office:value="0.0838252656434475" calcext:value-type="float">
            <text:p>0.0838252656434475</text:p>
          </table:table-cell>
          <table:table-cell office:value-type="float" office:value="1122" calcext:value-type="float">
            <text:p>1122</text:p>
          </table:table-cell>
          <table:table-cell office:value-type="float" office:value="19" calcext:value-type="float">
            <text:p>19</text:p>
          </table:table-cell>
          <table:table-cell office:value-type="float" office:value="152" calcext:value-type="float">
            <text:p>152</text:p>
          </table:table-cell>
          <table:table-cell office:value-type="float" office:value="38" calcext:value-type="float">
            <text:p>38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160" calcext:value-type="float">
            <text:p>1160</text:p>
          </table:table-cell>
          <table:table-cell office:value-type="float" office:value="0" calcext:value-type="float">
            <text:p>0</text:p>
          </table:table-cell>
          <table:table-cell office:value-type="float" office:value="171" calcext:value-type="float">
            <text:p>17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160" calcext:value-type="float">
            <text:p>1160</text:p>
          </table:table-cell>
          <table:table-cell office:value-type="float" office:value="0" calcext:value-type="float">
            <text:p>0</text:p>
          </table:table-cell>
          <table:table-cell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.000135469745146111" calcext:value-type="float">
            <text:p>0.000135469745146111</text:p>
          </table:table-cell>
          <table:table-cell office:value-type="float" office:value="0.000144402292789891" calcext:value-type="float">
            <text:p>0.000144402292789891</text:p>
          </table:table-cell>
          <table:table-cell office:value-type="float" office:value="0.999887228012085" calcext:value-type="float">
            <text:p>0.999887228012085</text:p>
          </table:table-cell>
          <table:table-cell office:value-type="float" office:value="0.999151825904846" calcext:value-type="float">
            <text:p>0.999151825904846</text:p>
          </table:table-cell>
          <table:table-cell office:value-type="float" office:value="0.999887228012085" calcext:value-type="float">
            <text:p>0.999887228012085</text:p>
          </table:table-cell>
          <table:table-cell office:value-type="float" office:value="0.0736321704112859" calcext:value-type="float">
            <text:p>0.0736321704112859</text:p>
          </table:table-cell>
          <table:table-cell office:value-type="float" office:value="0.0581659515026545" calcext:value-type="float">
            <text:p>0.0581659515026545</text:p>
          </table:table-cell>
          <table:table-cell office:value-type="float" office:value="0.183687520815999" calcext:value-type="float">
            <text:p>0.183687520815999</text:p>
          </table:table-cell>
          <table:table-cell office:value-type="float" office:value="0.00121571787167341" calcext:value-type="float">
            <text:p>0.00121571787167341</text:p>
          </table:table-cell>
          <table:table-cell office:value-type="float" office:value="0.000933860836084932" calcext:value-type="float">
            <text:p>0.000933860836084932</text:p>
          </table:table-cell>
          <table:table-cell office:value-type="float" office:value="0.0188091676682234" calcext:value-type="float">
            <text:p>0.0188091676682234</text:p>
          </table:table-cell>
          <table:table-cell office:value-type="float" office:value="1111" calcext:value-type="float">
            <text:p>1111</text:p>
          </table:table-cell>
          <table:table-cell office:value-type="float" office:value="27" calcext:value-type="float">
            <text:p>27</text:p>
          </table:table-cell>
          <table:table-cell office:value-type="float" office:value="137" calcext:value-type="float">
            <text:p>137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0.0355548991974553" calcext:value-type="float">
            <text:p>0.0355548991974553</text:p>
          </table:table-cell>
          <table:table-cell office:value-type="float" office:value="0.0361682604754834" calcext:value-type="float">
            <text:p>0.0361682604754834</text:p>
          </table:table-cell>
          <table:table-cell office:value-type="float" office:value="0.845360557069638" calcext:value-type="float">
            <text:p>0.845360557069638</text:p>
          </table:table-cell>
          <table:table-cell office:value-type="float" office:value="0.757308109870153" calcext:value-type="float">
            <text:p>0.757308109870153</text:p>
          </table:table-cell>
          <table:table-cell office:value-type="float" office:value="0.845360557069638" calcext:value-type="float">
            <text:p>0.845360557069638</text:p>
          </table:table-cell>
          <table:table-cell office:value-type="float" office:value="0.107738614290481" calcext:value-type="float">
            <text:p>0.107738614290481</text:p>
          </table:table-cell>
          <table:table-cell office:value-type="float" office:value="0.0965266952614362" calcext:value-type="float">
            <text:p>0.0965266952614362</text:p>
          </table:table-cell>
          <table:table-cell office:value-type="float" office:value="0.187520989332529" calcext:value-type="float">
            <text:p>0.187520989332529</text:p>
          </table:table-cell>
          <table:table-cell office:value-type="float" office:value="0.0635287240149188" calcext:value-type="float">
            <text:p>0.0635287240149188</text:p>
          </table:table-cell>
          <table:table-cell office:value-type="float" office:value="0.0593023134779076" calcext:value-type="float">
            <text:p>0.0593023134779076</text:p>
          </table:table-cell>
          <table:table-cell office:value-type="float" office:value="0.127298465622341" calcext:value-type="float">
            <text:p>0.127298465622341</text:p>
          </table:table-cell>
          <table:table-cell office:value-type="float" office:value="1145" calcext:value-type="float">
            <text:p>1145</text:p>
          </table:table-cell>
          <table:table-cell office:value-type="float" office:value="12" calcext:value-type="float">
            <text:p>12</text:p>
          </table:table-cell>
          <table:table-cell office:value-type="float" office:value="152" calcext:value-type="float">
            <text:p>152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.0355097496462089" calcext:value-type="float">
            <text:p>0.0355097496462089</text:p>
          </table:table-cell>
          <table:table-cell office:value-type="float" office:value="0.0361229272928067" calcext:value-type="float">
            <text:p>0.0361229272928067</text:p>
          </table:table-cell>
          <table:table-cell office:value-type="float" office:value="0.845786774279015" calcext:value-type="float">
            <text:p>0.845786774279015</text:p>
          </table:table-cell>
          <table:table-cell office:value-type="float" office:value="0.75781322017542" calcext:value-type="float">
            <text:p>0.75781322017542</text:p>
          </table:table-cell>
          <table:table-cell office:value-type="float" office:value="0.845786774279015" calcext:value-type="float">
            <text:p>0.845786774279015</text:p>
          </table:table-cell>
          <table:table-cell office:value-type="float" office:value="0.10773823041043" calcext:value-type="float">
            <text:p>0.10773823041043</text:p>
          </table:table-cell>
          <table:table-cell office:value-type="float" office:value="0.0965171960507854" calcext:value-type="float">
            <text:p>0.0965171960507854</text:p>
          </table:table-cell>
          <table:table-cell office:value-type="float" office:value="0.187585468811074" calcext:value-type="float">
            <text:p>0.187585468811074</text:p>
          </table:table-cell>
          <table:table-cell office:value-type="float" office:value="0.0634836094743558" calcext:value-type="float">
            <text:p>0.0634836094743558</text:p>
          </table:table-cell>
          <table:table-cell office:value-type="float" office:value="0.0592562630979977" calcext:value-type="float">
            <text:p>0.0592562630979977</text:p>
          </table:table-cell>
          <table:table-cell office:value-type="float" office:value="0.127292144612945" calcext:value-type="float">
            <text:p>0.127292144612945</text:p>
          </table:table-cell>
          <table:table-cell office:value-type="float" office:value="1145" calcext:value-type="float">
            <text:p>1145</text:p>
          </table:table-cell>
          <table:table-cell office:value-type="float" office:value="12" calcext:value-type="float">
            <text:p>12</text:p>
          </table:table-cell>
          <table:table-cell office:value-type="float" office:value="152" calcext:value-type="float">
            <text:p>152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.0277004921814694" calcext:value-type="float">
            <text:p>0.0277004921814694</text:p>
          </table:table-cell>
          <table:table-cell office:value-type="float" office:value="0.0283959994514542" calcext:value-type="float">
            <text:p>0.0283959994514542</text:p>
          </table:table-cell>
          <table:table-cell office:value-type="float" office:value="0.974206067745336" calcext:value-type="float">
            <text:p>0.974206067745336</text:p>
          </table:table-cell>
          <table:table-cell office:value-type="float" office:value="0.944017608623717" calcext:value-type="float">
            <text:p>0.944017608623717</text:p>
          </table:table-cell>
          <table:table-cell office:value-type="float" office:value="0.974206067745336" calcext:value-type="float">
            <text:p>0.974206067745336</text:p>
          </table:table-cell>
          <table:table-cell office:value-type="float" office:value="0.138753651549825" calcext:value-type="float">
            <text:p>0.138753651549825</text:p>
          </table:table-cell>
          <table:table-cell office:value-type="float" office:value="0.121284710461821" calcext:value-type="float">
            <text:p>0.121284710461821</text:p>
          </table:table-cell>
          <table:table-cell office:value-type="float" office:value="0.263060079901657" calcext:value-type="float">
            <text:p>0.263060079901657</text:p>
          </table:table-cell>
          <table:table-cell office:value-type="float" office:value="0.0640955570882329" calcext:value-type="float">
            <text:p>0.0640955570882329</text:p>
          </table:table-cell>
          <table:table-cell office:value-type="float" office:value="0.0580512463145798" calcext:value-type="float">
            <text:p>0.0580512463145798</text:p>
          </table:table-cell>
          <table:table-cell office:value-type="float" office:value="0.17078321973552" calcext:value-type="float">
            <text:p>0.17078321973552</text:p>
          </table:table-cell>
          <table:table-cell office:value-type="float" office:value="1111" calcext:value-type="float">
            <text:p>1111</text:p>
          </table:table-cell>
          <table:table-cell office:value-type="float" office:value="27" calcext:value-type="float">
            <text:p>27</text:p>
          </table:table-cell>
          <table:table-cell office:value-type="float" office:value="137" calcext:value-type="float">
            <text:p>137</text:p>
          </table:table-cell>
          <table:table-cell office:value-type="float" office:value="56" calcext:value-type="float">
            <text:p>5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106744972207582" calcext:value-type="float">
            <text:p>0.106744972207582</text:p>
          </table:table-cell>
          <table:table-cell office:value-type="float" office:value="0.0935537259844345" calcext:value-type="float">
            <text:p>0.0935537259844345</text:p>
          </table:table-cell>
          <table:table-cell office:value-type="float" office:value="0.200611949905221" calcext:value-type="float">
            <text:p>0.200611949905221</text:p>
          </table:table-cell>
          <table:table-cell office:value-type="float" office:value="0.0540540540540541" calcext:value-type="float">
            <text:p>0.0540540540540541</text:p>
          </table:table-cell>
          <table:table-cell office:value-type="float" office:value="0.0517241379310345" calcext:value-type="float">
            <text:p>0.0517241379310345</text:p>
          </table:table-cell>
          <table:table-cell office:value-type="float" office:value="0.135258358662614" calcext:value-type="float">
            <text:p>0.135258358662614</text:p>
          </table:table-cell>
          <table:table-cell office:value-type="float" office:value="1162" calcext:value-type="float">
            <text:p>1162</text:p>
          </table:table-cell>
          <table:table-cell office:value-type="float" office:value="5" calcext:value-type="float">
            <text:p>5</text:p>
          </table:table-cell>
          <table:table-cell office:value-type="float" office:value="159" calcext:value-type="float">
            <text:p>159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106745519576157" calcext:value-type="float">
            <text:p>0.106745519576157</text:p>
          </table:table-cell>
          <table:table-cell office:value-type="float" office:value="0.0935537259844345" calcext:value-type="float">
            <text:p>0.0935537259844345</text:p>
          </table:table-cell>
          <table:table-cell office:value-type="float" office:value="0.200616392268472" calcext:value-type="float">
            <text:p>0.200616392268472</text:p>
          </table:table-cell>
          <table:table-cell office:value-type="float" office:value="0.0540540540540541" calcext:value-type="float">
            <text:p>0.0540540540540541</text:p>
          </table:table-cell>
          <table:table-cell office:value-type="float" office:value="0.0517241379310345" calcext:value-type="float">
            <text:p>0.0517241379310345</text:p>
          </table:table-cell>
          <table:table-cell office:value-type="float" office:value="0.135258358662614" calcext:value-type="float">
            <text:p>0.135258358662614</text:p>
          </table:table-cell>
          <table:table-cell office:value-type="float" office:value="1162" calcext:value-type="float">
            <text:p>1162</text:p>
          </table:table-cell>
          <table:table-cell office:value-type="float" office:value="5" calcext:value-type="float">
            <text:p>5</text:p>
          </table:table-cell>
          <table:table-cell office:value-type="float" office:value="159" calcext:value-type="float">
            <text:p>159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0.526315789473684" calcext:value-type="float">
            <text:p>0.526315789473684</text:p>
          </table:table-cell>
          <table:table-cell office:value-type="float" office:value="0.106369113269976" calcext:value-type="float">
            <text:p>0.106369113269976</text:p>
          </table:table-cell>
          <table:table-cell office:value-type="float" office:value="0.101239850130085" calcext:value-type="float">
            <text:p>0.101239850130085</text:p>
          </table:table-cell>
          <table:table-cell office:value-type="float" office:value="0.142868199149562" calcext:value-type="float">
            <text:p>0.142868199149562</text:p>
          </table:table-cell>
          <table:table-cell table:number-columns-repeated="3" office:value-type="float" office:value="0.076741440377804" calcext:value-type="float">
            <text:p>0.076741440377804</text:p>
          </table:table-cell>
          <table:table-cell office:value-type="float" office:value="1137" calcext:value-type="float">
            <text:p>1137</text:p>
          </table:table-cell>
          <table:table-cell office:value-type="float" office:value="14" calcext:value-type="float">
            <text:p>14</text:p>
          </table:table-cell>
          <table:table-cell office:value-type="float" office:value="150" calcext:value-type="float">
            <text:p>150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828077256679535" calcext:value-type="float">
            <text:p>0.828077256679535</text:p>
          </table:table-cell>
          <table:table-cell office:value-type="float" office:value="0.106044576419108" calcext:value-type="float">
            <text:p>0.106044576419108</text:p>
          </table:table-cell>
          <table:table-cell office:value-type="float" office:value="0.0974252271546204" calcext:value-type="float">
            <text:p>0.0974252271546204</text:p>
          </table:table-cell>
          <table:table-cell office:value-type="float" office:value="0.16737860441702" calcext:value-type="float">
            <text:p>0.16737860441702</text:p>
          </table:table-cell>
          <table:table-cell table:number-columns-repeated="3" office:value-type="float" office:value="0.058898847631242" calcext:value-type="float">
            <text:p>0.058898847631242</text:p>
          </table:table-cell>
          <table:table-cell office:value-type="float" office:value="1120" calcext:value-type="float">
            <text:p>1120</text:p>
          </table:table-cell>
          <table:table-cell office:value-type="float" office:value="18" calcext:value-type="float">
            <text:p>18</text:p>
          </table:table-cell>
          <table:table-cell office:value-type="float" office:value="146" calcext:value-type="float">
            <text:p>146</text:p>
          </table:table-cell>
          <table:table-cell office:value-type="float" office:value="47" calcext:value-type="float">
            <text:p>4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0.343283582089552" calcext:value-type="float">
            <text:p>0.343283582089552</text:p>
          </table:table-cell>
          <table:table-cell office:value-type="float" office:value="0.105259339529387" calcext:value-type="float">
            <text:p>0.105259339529387</text:p>
          </table:table-cell>
          <table:table-cell office:value-type="float" office:value="0.0940241148390632" calcext:value-type="float">
            <text:p>0.0940241148390632</text:p>
          </table:table-cell>
          <table:table-cell office:value-type="float" office:value="0.185207554246506" calcext:value-type="float">
            <text:p>0.185207554246506</text:p>
          </table:table-cell>
          <table:table-cell office:value-type="float" office:value="0.0606060606060606" calcext:value-type="float">
            <text:p>0.0606060606060606</text:p>
          </table:table-cell>
          <table:table-cell office:value-type="float" office:value="0.0597014925373134" calcext:value-type="float">
            <text:p>0.0597014925373134</text:p>
          </table:table-cell>
          <table:table-cell office:value-type="float" office:value="0.136363636363636" calcext:value-type="float">
            <text:p>0.136363636363636</text:p>
          </table:table-cell>
          <table:table-cell office:value-type="float" office:value="1167" calcext:value-type="float">
            <text:p>1167</text:p>
          </table:table-cell>
          <table:table-cell office:value-type="float" office:value="0" calcext:value-type="float">
            <text:p>0</text:p>
          </table:table-cell>
          <table:table-cell office:value-type="float" office:value="164" calcext:value-type="float">
            <text:p>16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0.55" calcext:value-type="float">
            <text:p>0.55</text:p>
          </table:table-cell>
          <table:table-cell office:value-type="float" office:value="0.105371900826446" calcext:value-type="float">
            <text:p>0.105371900826446</text:p>
          </table:table-cell>
          <table:table-cell office:value-type="float" office:value="0.0940874035989717" calcext:value-type="float">
            <text:p>0.0940874035989717</text:p>
          </table:table-cell>
          <table:table-cell office:value-type="float" office:value="0.185670731707317" calcext:value-type="float">
            <text:p>0.185670731707317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.15" calcext:value-type="float">
            <text:p>0.15</text:p>
          </table:table-cell>
          <table:table-cell office:value-type="float" office:value="1142" calcext:value-type="float">
            <text:p>1142</text:p>
          </table:table-cell>
          <table:table-cell office:value-type="float" office:value="14" calcext:value-type="float">
            <text:p>14</text:p>
          </table:table-cell>
          <table:table-cell office:value-type="float" office:value="150" calcext:value-type="float">
            <text:p>150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0.526315789473684" calcext:value-type="float">
            <text:p>0.526315789473684</text:p>
          </table:table-cell>
          <table:table-cell office:value-type="float" office:value="0.106369113269976" calcext:value-type="float">
            <text:p>0.106369113269976</text:p>
          </table:table-cell>
          <table:table-cell office:value-type="float" office:value="0.101239850130085" calcext:value-type="float">
            <text:p>0.101239850130085</text:p>
          </table:table-cell>
          <table:table-cell office:value-type="float" office:value="0.142868199149562" calcext:value-type="float">
            <text:p>0.142868199149562</text:p>
          </table:table-cell>
          <table:table-cell table:number-columns-repeated="3" office:value-type="float" office:value="0.076741440377804" calcext:value-type="float">
            <text:p>0.076741440377804</text:p>
          </table:table-cell>
          <table:table-cell office:value-type="float" office:value="1137" calcext:value-type="float">
            <text:p>1137</text:p>
          </table:table-cell>
          <table:table-cell office:value-type="float" office:value="14" calcext:value-type="float">
            <text:p>14</text:p>
          </table:table-cell>
          <table:table-cell office:value-type="float" office:value="150" calcext:value-type="float">
            <text:p>150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83" calcext:value-type="float">
            <text:p>0.83</text:p>
          </table:table-cell>
          <table:table-cell office:value-type="float" office:value="0.106032742256782" calcext:value-type="float">
            <text:p>0.106032742256782</text:p>
          </table:table-cell>
          <table:table-cell office:value-type="float" office:value="0.0974084760470801" calcext:value-type="float">
            <text:p>0.0974084760470801</text:p>
          </table:table-cell>
          <table:table-cell office:value-type="float" office:value="0.167401758517287" calcext:value-type="float">
            <text:p>0.167401758517287</text:p>
          </table:table-cell>
          <table:table-cell table:number-columns-repeated="3" office:value-type="float" office:value="0.058898847631242" calcext:value-type="float">
            <text:p>0.058898847631242</text:p>
          </table:table-cell>
          <table:table-cell office:value-type="float" office:value="1120" calcext:value-type="float">
            <text:p>1120</text:p>
          </table:table-cell>
          <table:table-cell office:value-type="float" office:value="18" calcext:value-type="float">
            <text:p>18</text:p>
          </table:table-cell>
          <table:table-cell office:value-type="float" office:value="146" calcext:value-type="float">
            <text:p>146</text:p>
          </table:table-cell>
          <table:table-cell office:value-type="float" office:value="47" calcext:value-type="float">
            <text:p>47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167" calcext:value-type="float">
            <text:p>1167</text:p>
          </table:table-cell>
          <table:table-cell office:value-type="float" office:value="0" calcext:value-type="float">
            <text:p>0</text:p>
          </table:table-cell>
          <table:table-cell office:value-type="float" office:value="164" calcext:value-type="float">
            <text:p>164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167" calcext:value-type="float">
            <text:p>1167</text:p>
          </table:table-cell>
          <table:table-cell office:value-type="float" office:value="0" calcext:value-type="float">
            <text:p>0</text:p>
          </table:table-cell>
          <table:table-cell office:value-type="float" office:value="164" calcext:value-type="float">
            <text:p>1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.000267955270828679" calcext:value-type="float">
            <text:p>0.000267955270828679</text:p>
          </table:table-cell>
          <table:table-cell office:value-type="float" office:value="0.000402912904974073" calcext:value-type="float">
            <text:p>0.000402912904974073</text:p>
          </table:table-cell>
          <table:table-cell office:value-type="float" office:value="0.998586773872376" calcext:value-type="float">
            <text:p>0.998586773872376</text:p>
          </table:table-cell>
          <table:table-cell office:value-type="float" office:value="0.998319685459137" calcext:value-type="float">
            <text:p>0.998319685459137</text:p>
          </table:table-cell>
          <table:table-cell office:value-type="float" office:value="0.998586773872376" calcext:value-type="float">
            <text:p>0.998586773872376</text:p>
          </table:table-cell>
          <table:table-cell office:value-type="float" office:value="0.0778084654901497" calcext:value-type="float">
            <text:p>0.0778084654901497</text:p>
          </table:table-cell>
          <table:table-cell office:value-type="float" office:value="0.0576916865355476" calcext:value-type="float">
            <text:p>0.0576916865355476</text:p>
          </table:table-cell>
          <table:table-cell office:value-type="float" office:value="0.223998722489432" calcext:value-type="float">
            <text:p>0.223998722489432</text:p>
          </table:table-cell>
          <table:table-cell office:value-type="float" office:value="0.00254572252742946" calcext:value-type="float">
            <text:p>0.00254572252742946</text:p>
          </table:table-cell>
          <table:table-cell office:value-type="float" office:value="0.00207284279167652" calcext:value-type="float">
            <text:p>0.00207284279167652</text:p>
          </table:table-cell>
          <table:table-cell office:value-type="float" office:value="0.0207075346261263" calcext:value-type="float">
            <text:p>0.0207075346261263</text:p>
          </table:table-cell>
          <table:table-cell office:value-type="float" office:value="1110" calcext:value-type="float">
            <text:p>1110</text:p>
          </table:table-cell>
          <table:table-cell office:value-type="float" office:value="35" calcext:value-type="float">
            <text:p>35</text:p>
          </table:table-cell>
          <table:table-cell office:value-type="float" office:value="126" calcext:value-type="float">
            <text:p>126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.0424985572196079" calcext:value-type="float">
            <text:p>0.0424985572196079</text:p>
          </table:table-cell>
          <table:table-cell office:value-type="float" office:value="0.0483794858249807" calcext:value-type="float">
            <text:p>0.0483794858249807</text:p>
          </table:table-cell>
          <table:table-cell office:value-type="float" office:value="0.85870267874454" calcext:value-type="float">
            <text:p>0.85870267874454</text:p>
          </table:table-cell>
          <table:table-cell office:value-type="float" office:value="0.851557511662071" calcext:value-type="float">
            <text:p>0.851557511662071</text:p>
          </table:table-cell>
          <table:table-cell office:value-type="float" office:value="0.85870267874454" calcext:value-type="float">
            <text:p>0.85870267874454</text:p>
          </table:table-cell>
          <table:table-cell office:value-type="float" office:value="0.139600445238328" calcext:value-type="float">
            <text:p>0.139600445238328</text:p>
          </table:table-cell>
          <table:table-cell office:value-type="float" office:value="0.123260430264257" calcext:value-type="float">
            <text:p>0.123260430264257</text:p>
          </table:table-cell>
          <table:table-cell office:value-type="float" office:value="0.258344653434993" calcext:value-type="float">
            <text:p>0.258344653434993</text:p>
          </table:table-cell>
          <table:table-cell office:value-type="float" office:value="0.0858807890880319" calcext:value-type="float">
            <text:p>0.0858807890880319</text:p>
          </table:table-cell>
          <table:table-cell office:value-type="float" office:value="0.0806500848151276" calcext:value-type="float">
            <text:p>0.0806500848151276</text:p>
          </table:table-cell>
          <table:table-cell office:value-type="float" office:value="0.159567248913229" calcext:value-type="float">
            <text:p>0.159567248913229</text:p>
          </table:table-cell>
          <table:table-cell office:value-type="float" office:value="1128" calcext:value-type="float">
            <text:p>1128</text:p>
          </table:table-cell>
          <table:table-cell office:value-type="float" office:value="29" calcext:value-type="float">
            <text:p>29</text:p>
          </table:table-cell>
          <table:table-cell office:value-type="float" office:value="132" calcext:value-type="float">
            <text:p>132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.0424315625161606" calcext:value-type="float">
            <text:p>0.0424315625161606</text:p>
          </table:table-cell>
          <table:table-cell office:value-type="float" office:value="0.0483111645331316" calcext:value-type="float">
            <text:p>0.0483111645331316</text:p>
          </table:table-cell>
          <table:table-cell office:value-type="float" office:value="0.859216943858097" calcext:value-type="float">
            <text:p>0.859216943858097</text:p>
          </table:table-cell>
          <table:table-cell office:value-type="float" office:value="0.852084594291582" calcext:value-type="float">
            <text:p>0.852084594291582</text:p>
          </table:table-cell>
          <table:table-cell office:value-type="float" office:value="0.859216943858097" calcext:value-type="float">
            <text:p>0.859216943858097</text:p>
          </table:table-cell>
          <table:table-cell office:value-type="float" office:value="0.139613405223387" calcext:value-type="float">
            <text:p>0.139613405223387</text:p>
          </table:table-cell>
          <table:table-cell office:value-type="float" office:value="0.123256331320663" calcext:value-type="float">
            <text:p>0.123256331320663</text:p>
          </table:table-cell>
          <table:table-cell office:value-type="float" office:value="0.258481582031999" calcext:value-type="float">
            <text:p>0.258481582031999</text:p>
          </table:table-cell>
          <table:table-cell office:value-type="float" office:value="0.085821973961043" calcext:value-type="float">
            <text:p>0.085821973961043</text:p>
          </table:table-cell>
          <table:table-cell office:value-type="float" office:value="0.0805884528892699" calcext:value-type="float">
            <text:p>0.0805884528892699</text:p>
          </table:table-cell>
          <table:table-cell office:value-type="float" office:value="0.159579761766795" calcext:value-type="float">
            <text:p>0.159579761766795</text:p>
          </table:table-cell>
          <table:table-cell office:value-type="float" office:value="1128" calcext:value-type="float">
            <text:p>1128</text:p>
          </table:table-cell>
          <table:table-cell office:value-type="float" office:value="29" calcext:value-type="float">
            <text:p>29</text:p>
          </table:table-cell>
          <table:table-cell office:value-type="float" office:value="132" calcext:value-type="float">
            <text:p>132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.037364795092302" calcext:value-type="float">
            <text:p>0.037364795092302</text:p>
          </table:table-cell>
          <table:table-cell office:value-type="float" office:value="0.0436151098470862" calcext:value-type="float">
            <text:p>0.0436151098470862</text:p>
          </table:table-cell>
          <table:table-cell office:value-type="float" office:value="0.930320455011574" calcext:value-type="float">
            <text:p>0.930320455011574</text:p>
          </table:table-cell>
          <table:table-cell office:value-type="float" office:value="0.92574773686348" calcext:value-type="float">
            <text:p>0.92574773686348</text:p>
          </table:table-cell>
          <table:table-cell office:value-type="float" office:value="0.930320455011574" calcext:value-type="float">
            <text:p>0.930320455011574</text:p>
          </table:table-cell>
          <table:table-cell office:value-type="float" office:value="0.153393432674732" calcext:value-type="float">
            <text:p>0.153393432674732</text:p>
          </table:table-cell>
          <table:table-cell office:value-type="float" office:value="0.13393798960229" calcext:value-type="float">
            <text:p>0.13393798960229</text:p>
          </table:table-cell>
          <table:table-cell office:value-type="float" office:value="0.294777708418568" calcext:value-type="float">
            <text:p>0.294777708418568</text:p>
          </table:table-cell>
          <table:table-cell office:value-type="float" office:value="0.0863783394966071" calcext:value-type="float">
            <text:p>0.0863783394966071</text:p>
          </table:table-cell>
          <table:table-cell office:value-type="float" office:value="0.0801685111092181" calcext:value-type="float">
            <text:p>0.0801685111092181</text:p>
          </table:table-cell>
          <table:table-cell office:value-type="float" office:value="0.178962650700065" calcext:value-type="float">
            <text:p>0.178962650700065</text:p>
          </table:table-cell>
          <table:table-cell office:value-type="float" office:value="1110" calcext:value-type="float">
            <text:p>1110</text:p>
          </table:table-cell>
          <table:table-cell office:value-type="float" office:value="35" calcext:value-type="float">
            <text:p>35</text:p>
          </table:table-cell>
          <table:table-cell office:value-type="float" office:value="126" calcext:value-type="float">
            <text:p>126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137639128662788" calcext:value-type="float">
            <text:p>0.137639128662788</text:p>
          </table:table-cell>
          <table:table-cell office:value-type="float" office:value="0.120459299086726" calcext:value-type="float">
            <text:p>0.120459299086726</text:p>
          </table:table-cell>
          <table:table-cell office:value-type="float" office:value="0.262486337383234" calcext:value-type="float">
            <text:p>0.262486337383234</text:p>
          </table:table-cell>
          <table:table-cell table:number-columns-repeated="2" office:value-type="float" office:value="0.0985915492957746" calcext:value-type="float">
            <text:p>0.0985915492957746</text:p>
          </table:table-cell>
          <table:table-cell office:value-type="float" office:value="0.200448875007294" calcext:value-type="float">
            <text:p>0.200448875007294</text:p>
          </table:table-cell>
          <table:table-cell office:value-type="float" office:value="1164" calcext:value-type="float">
            <text:p>1164</text:p>
          </table:table-cell>
          <table:table-cell office:value-type="float" office:value="9" calcext:value-type="float">
            <text:p>9</text:p>
          </table:table-cell>
          <table:table-cell office:value-type="float" office:value="152" calcext:value-type="float">
            <text:p>152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137638048307456" calcext:value-type="float">
            <text:p>0.137638048307456</text:p>
          </table:table-cell>
          <table:table-cell office:value-type="float" office:value="0.120456862181535" calcext:value-type="float">
            <text:p>0.120456862181535</text:p>
          </table:table-cell>
          <table:table-cell office:value-type="float" office:value="0.262495115185269" calcext:value-type="float">
            <text:p>0.262495115185269</text:p>
          </table:table-cell>
          <table:table-cell table:number-columns-repeated="2" office:value-type="float" office:value="0.0985915492957746" calcext:value-type="float">
            <text:p>0.0985915492957746</text:p>
          </table:table-cell>
          <table:table-cell office:value-type="float" office:value="0.200448875007294" calcext:value-type="float">
            <text:p>0.200448875007294</text:p>
          </table:table-cell>
          <table:table-cell office:value-type="float" office:value="1164" calcext:value-type="float">
            <text:p>1164</text:p>
          </table:table-cell>
          <table:table-cell office:value-type="float" office:value="9" calcext:value-type="float">
            <text:p>9</text:p>
          </table:table-cell>
          <table:table-cell office:value-type="float" office:value="152" calcext:value-type="float">
            <text:p>15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03954802259887" calcext:value-type="float">
            <text:p>0.090395480225988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137885747073473" calcext:value-type="float">
            <text:p>0.137885747073473</text:p>
          </table:table-cell>
          <table:table-cell office:value-type="float" office:value="0.126102758066866" calcext:value-type="float">
            <text:p>0.126102758066866</text:p>
          </table:table-cell>
          <table:table-cell office:value-type="float" office:value="0.223513679605962" calcext:value-type="float">
            <text:p>0.223513679605962</text:p>
          </table:table-cell>
          <table:table-cell table:number-columns-repeated="3" office:value-type="float" office:value="0.0903954802259887" calcext:value-type="float">
            <text:p>0.0903954802259887</text:p>
          </table:table-cell>
          <table:table-cell office:value-type="float" office:value="1124" calcext:value-type="float">
            <text:p>1124</text:p>
          </table:table-cell>
          <table:table-cell office:value-type="float" office:value="31" calcext:value-type="float">
            <text:p>31</text:p>
          </table:table-cell>
          <table:table-cell office:value-type="float" office:value="130" calcext:value-type="float">
            <text:p>130</text:p>
          </table:table-cell>
          <table:table-cell office:value-type="float" office:value="46" calcext:value-type="float">
            <text:p>4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139047464117257" calcext:value-type="float">
            <text:p>0.139047464117257</text:p>
          </table:table-cell>
          <table:table-cell office:value-type="float" office:value="0.126538927640486" calcext:value-type="float">
            <text:p>0.126538927640486</text:p>
          </table:table-cell>
          <table:table-cell office:value-type="float" office:value="0.229948008700003" calcext:value-type="float">
            <text:p>0.229948008700003</text:p>
          </table:table-cell>
          <table:table-cell table:number-columns-repeated="3" office:value-type="float" office:value="0.0769230769230769" calcext:value-type="float">
            <text:p>0.0769230769230769</text:p>
          </table:table-cell>
          <table:table-cell office:value-type="float" office:value="1096" calcext:value-type="float">
            <text:p>1096</text:p>
          </table:table-cell>
          <table:table-cell office:value-type="float" office:value="35" calcext:value-type="float">
            <text:p>35</text:p>
          </table:table-cell>
          <table:table-cell office:value-type="float" office:value="126" calcext:value-type="float">
            <text:p>126</text:p>
          </table:table-cell>
          <table:table-cell office:value-type="float" office:value="74" calcext:value-type="float">
            <text:p>7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0.477611940298507" calcext:value-type="float">
            <text:p>0.477611940298507</text:p>
          </table:table-cell>
          <table:table-cell office:value-type="float" office:value="0.134500470803553" calcext:value-type="float">
            <text:p>0.134500470803553</text:p>
          </table:table-cell>
          <table:table-cell office:value-type="float" office:value="0.119872664648784" calcext:value-type="float">
            <text:p>0.119872664648784</text:p>
          </table:table-cell>
          <table:table-cell office:value-type="float" office:value="0.240801919257468" calcext:value-type="float">
            <text:p>0.240801919257468</text:p>
          </table:table-cell>
          <table:table-cell office:value-type="float" office:value="0.104477611940299" calcext:value-type="float">
            <text:p>0.104477611940299</text:p>
          </table:table-cell>
          <table:table-cell office:value-type="float" office:value="0.0606060606060606" calcext:value-type="float">
            <text:p>0.0606060606060606</text:p>
          </table:table-cell>
          <table:table-cell office:value-type="float" office:value="0.212121212121212" calcext:value-type="float">
            <text:p>0.212121212121212</text:p>
          </table:table-cell>
          <table:table-cell office:value-type="float" office:value="1170" calcext:value-type="float">
            <text:p>1170</text:p>
          </table:table-cell>
          <table:table-cell office:value-type="float" office:value="0" calcext:value-type="float">
            <text:p>0</text:p>
          </table:table-cell>
          <table:table-cell office:value-type="float" office:value="161" calcext:value-type="float">
            <text:p>16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0.65" calcext:value-type="float">
            <text:p>0.65</text:p>
          </table:table-cell>
          <table:table-cell office:value-type="float" office:value="0.137603305785124" calcext:value-type="float">
            <text:p>0.137603305785124</text:p>
          </table:table-cell>
          <table:table-cell office:value-type="float" office:value="0.122350427350427" calcext:value-type="float">
            <text:p>0.122350427350427</text:p>
          </table:table-cell>
          <table:table-cell office:value-type="float" office:value="0.248447204968944" calcext:value-type="float">
            <text:p>0.248447204968944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.15" calcext:value-type="float">
            <text:p>0.15</text:p>
          </table:table-cell>
          <table:table-cell office:value-type="float" office:value="1105" calcext:value-type="float">
            <text:p>1105</text:p>
          </table:table-cell>
          <table:table-cell office:value-type="float" office:value="41" calcext:value-type="float">
            <text:p>41</text:p>
          </table:table-cell>
          <table:table-cell office:value-type="float" office:value="120" calcext:value-type="float">
            <text:p>120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03954802259887" calcext:value-type="float">
            <text:p>0.090395480225988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137885747073473" calcext:value-type="float">
            <text:p>0.137885747073473</text:p>
          </table:table-cell>
          <table:table-cell office:value-type="float" office:value="0.126102758066866" calcext:value-type="float">
            <text:p>0.126102758066866</text:p>
          </table:table-cell>
          <table:table-cell office:value-type="float" office:value="0.223513679605962" calcext:value-type="float">
            <text:p>0.223513679605962</text:p>
          </table:table-cell>
          <table:table-cell table:number-columns-repeated="3" office:value-type="float" office:value="0.0903954802259887" calcext:value-type="float">
            <text:p>0.0903954802259887</text:p>
          </table:table-cell>
          <table:table-cell office:value-type="float" office:value="1124" calcext:value-type="float">
            <text:p>1124</text:p>
          </table:table-cell>
          <table:table-cell office:value-type="float" office:value="31" calcext:value-type="float">
            <text:p>31</text:p>
          </table:table-cell>
          <table:table-cell office:value-type="float" office:value="130" calcext:value-type="float">
            <text:p>130</text:p>
          </table:table-cell>
          <table:table-cell office:value-type="float" office:value="46" calcext:value-type="float">
            <text:p>4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13899844478181" calcext:value-type="float">
            <text:p>0.13899844478181</text:p>
          </table:table-cell>
          <table:table-cell office:value-type="float" office:value="0.126489357039275" calcext:value-type="float">
            <text:p>0.126489357039275</text:p>
          </table:table-cell>
          <table:table-cell office:value-type="float" office:value="0.229902995457376" calcext:value-type="float">
            <text:p>0.229902995457376</text:p>
          </table:table-cell>
          <table:table-cell table:number-columns-repeated="3" office:value-type="float" office:value="0.0769230769230769" calcext:value-type="float">
            <text:p>0.0769230769230769</text:p>
          </table:table-cell>
          <table:table-cell office:value-type="float" office:value="1096" calcext:value-type="float">
            <text:p>1096</text:p>
          </table:table-cell>
          <table:table-cell office:value-type="float" office:value="35" calcext:value-type="float">
            <text:p>35</text:p>
          </table:table-cell>
          <table:table-cell office:value-type="float" office:value="126" calcext:value-type="float">
            <text:p>126</text:p>
          </table:table-cell>
          <table:table-cell office:value-type="float" office:value="74" calcext:value-type="float">
            <text:p>74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170" calcext:value-type="float">
            <text:p>1170</text:p>
          </table:table-cell>
          <table:table-cell office:value-type="float" office:value="0" calcext:value-type="float">
            <text:p>0</text:p>
          </table:table-cell>
          <table:table-cell office:value-type="float" office:value="161" calcext:value-type="float">
            <text:p>16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170" calcext:value-type="float">
            <text:p>1170</text:p>
          </table:table-cell>
          <table:table-cell office:value-type="float" office:value="0" calcext:value-type="float">
            <text:p>0</text:p>
          </table:table-cell>
          <table:table-cell office:value-type="float" office:value="161" calcext:value-type="float">
            <text:p>1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.000209452671697363" calcext:value-type="float">
            <text:p>0.000209452671697363</text:p>
          </table:table-cell>
          <table:table-cell office:value-type="float" office:value="0.000415356160374358" calcext:value-type="float">
            <text:p>0.000415356160374358</text:p>
          </table:table-cell>
          <table:table-cell office:value-type="float" office:value="0.998132169246674" calcext:value-type="float">
            <text:p>0.998132169246674</text:p>
          </table:table-cell>
          <table:table-cell office:value-type="float" office:value="0.995774686336517" calcext:value-type="float">
            <text:p>0.995774686336517</text:p>
          </table:table-cell>
          <table:table-cell office:value-type="float" office:value="0.998132169246674" calcext:value-type="float">
            <text:p>0.998132169246674</text:p>
          </table:table-cell>
          <table:table-cell office:value-type="float" office:value="0.126466745736432" calcext:value-type="float">
            <text:p>0.126466745736432</text:p>
          </table:table-cell>
          <table:table-cell office:value-type="float" office:value="0.0959699573467044" calcext:value-type="float">
            <text:p>0.0959699573467044</text:p>
          </table:table-cell>
          <table:table-cell office:value-type="float" office:value="0.325298914107879" calcext:value-type="float">
            <text:p>0.325298914107879</text:p>
          </table:table-cell>
          <table:table-cell office:value-type="float" office:value="0.00355148990638554" calcext:value-type="float">
            <text:p>0.00355148990638554</text:p>
          </table:table-cell>
          <table:table-cell office:value-type="float" office:value="0.00230731733608991" calcext:value-type="float">
            <text:p>0.00230731733608991</text:p>
          </table:table-cell>
          <table:table-cell office:value-type="float" office:value="0.112267307937145" calcext:value-type="float">
            <text:p>0.112267307937145</text:p>
          </table:table-cell>
          <table:table-cell office:value-type="float" office:value="1060" calcext:value-type="float">
            <text:p>1060</text:p>
          </table:table-cell>
          <table:table-cell office:value-type="float" office:value="52" calcext:value-type="float">
            <text:p>52</text:p>
          </table:table-cell>
          <table:table-cell office:value-type="float" office:value="125" calcext:value-type="float">
            <text:p>125</text:p>
          </table:table-cell>
          <table:table-cell office:value-type="float" office:value="94" calcext:value-type="float">
            <text:p>94</text:p>
          </table:table-cell>
          <table:table-cell table:number-columns-repeated="2" office:value-type="float" office:value="0.0300240135609174" calcext:value-type="float">
            <text:p>0.0300240135609174</text:p>
          </table:table-cell>
          <table:table-cell office:value-type="float" office:value="0.0361738609054678" calcext:value-type="float">
            <text:p>0.0361738609054678</text:p>
          </table:table-cell>
          <table:table-cell office:value-type="float" office:value="0.662751077214874" calcext:value-type="float">
            <text:p>0.662751077214874</text:p>
          </table:table-cell>
          <table:table-cell office:value-type="float" office:value="0.609502177565235" calcext:value-type="float">
            <text:p>0.609502177565235</text:p>
          </table:table-cell>
          <table:table-cell office:value-type="float" office:value="0.662751077214874" calcext:value-type="float">
            <text:p>0.662751077214874</text:p>
          </table:table-cell>
          <table:table-cell office:value-type="float" office:value="0.114533737616414" calcext:value-type="float">
            <text:p>0.114533737616414</text:p>
          </table:table-cell>
          <table:table-cell office:value-type="float" office:value="0.09896871030786" calcext:value-type="float">
            <text:p>0.09896871030786</text:p>
          </table:table-cell>
          <table:table-cell office:value-type="float" office:value="0.216014198147893" calcext:value-type="float">
            <text:p>0.216014198147893</text:p>
          </table:table-cell>
          <table:table-cell office:value-type="float" office:value="0.0642925980420745" calcext:value-type="float">
            <text:p>0.0642925980420745</text:p>
          </table:table-cell>
          <table:table-cell office:value-type="float" office:value="0.0573476881259126" calcext:value-type="float">
            <text:p>0.0573476881259126</text:p>
          </table:table-cell>
          <table:table-cell office:value-type="float" office:value="0.157943323180517" calcext:value-type="float">
            <text:p>0.157943323180517</text:p>
          </table:table-cell>
          <table:table-cell office:value-type="float" office:value="1139" calcext:value-type="float">
            <text:p>1139</text:p>
          </table:table-cell>
          <table:table-cell office:value-type="float" office:value="21" calcext:value-type="float">
            <text:p>21</text:p>
          </table:table-cell>
          <table:table-cell office:value-type="float" office:value="156" calcext:value-type="float">
            <text:p>15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.0299858555329833" calcext:value-type="float">
            <text:p>0.0299858555329833</text:p>
          </table:table-cell>
          <table:table-cell office:value-type="float" office:value="0.0361331349507619" calcext:value-type="float">
            <text:p>0.0361331349507619</text:p>
          </table:table-cell>
          <table:table-cell office:value-type="float" office:value="0.663143215348919" calcext:value-type="float">
            <text:p>0.663143215348919</text:p>
          </table:table-cell>
          <table:table-cell office:value-type="float" office:value="0.609879306052683" calcext:value-type="float">
            <text:p>0.609879306052683</text:p>
          </table:table-cell>
          <table:table-cell office:value-type="float" office:value="0.663143215348919" calcext:value-type="float">
            <text:p>0.663143215348919</text:p>
          </table:table-cell>
          <table:table-cell office:value-type="float" office:value="0.114532293994107" calcext:value-type="float">
            <text:p>0.114532293994107</text:p>
          </table:table-cell>
          <table:table-cell office:value-type="float" office:value="0.098956785870925" calcext:value-type="float">
            <text:p>0.098956785870925</text:p>
          </table:table-cell>
          <table:table-cell office:value-type="float" office:value="0.216081087068415" calcext:value-type="float">
            <text:p>0.216081087068415</text:p>
          </table:table-cell>
          <table:table-cell office:value-type="float" office:value="0.0642491734239336" calcext:value-type="float">
            <text:p>0.0642491734239336</text:p>
          </table:table-cell>
          <table:table-cell office:value-type="float" office:value="0.0573038105133813" calcext:value-type="float">
            <text:p>0.0573038105133813</text:p>
          </table:table-cell>
          <table:table-cell office:value-type="float" office:value="0.157945946483471" calcext:value-type="float">
            <text:p>0.157945946483471</text:p>
          </table:table-cell>
          <table:table-cell office:value-type="float" office:value="1138" calcext:value-type="float">
            <text:p>1138</text:p>
          </table:table-cell>
          <table:table-cell office:value-type="float" office:value="21" calcext:value-type="float">
            <text:p>21</text:p>
          </table:table-cell>
          <table:table-cell office:value-type="float" office:value="156" calcext:value-type="float">
            <text:p>156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.0273231648062491" calcext:value-type="float">
            <text:p>0.0273231648062491</text:p>
          </table:table-cell>
          <table:table-cell office:value-type="float" office:value="0.0361414693536363" calcext:value-type="float">
            <text:p>0.0361414693536363</text:p>
          </table:table-cell>
          <table:table-cell office:value-type="float" office:value="0.933941689921803" calcext:value-type="float">
            <text:p>0.933941689921803</text:p>
          </table:table-cell>
          <table:table-cell office:value-type="float" office:value="0.9091765091985" calcext:value-type="float">
            <text:p>0.9091765091985</text:p>
          </table:table-cell>
          <table:table-cell office:value-type="float" office:value="0.933941689921803" calcext:value-type="float">
            <text:p>0.933941689921803</text:p>
          </table:table-cell>
          <table:table-cell office:value-type="float" office:value="0.185970769561569" calcext:value-type="float">
            <text:p>0.185970769561569</text:p>
          </table:table-cell>
          <table:table-cell office:value-type="float" office:value="0.15727184798852" calcext:value-type="float">
            <text:p>0.15727184798852</text:p>
          </table:table-cell>
          <table:table-cell office:value-type="float" office:value="0.373081252585853" calcext:value-type="float">
            <text:p>0.373081252585853</text:p>
          </table:table-cell>
          <table:table-cell office:value-type="float" office:value="0.0849301985865469" calcext:value-type="float">
            <text:p>0.0849301985865469</text:p>
          </table:table-cell>
          <table:table-cell office:value-type="float" office:value="0.0717854614951314" calcext:value-type="float">
            <text:p>0.0717854614951314</text:p>
          </table:table-cell>
          <table:table-cell office:value-type="float" office:value="0.294832087119662" calcext:value-type="float">
            <text:p>0.294832087119662</text:p>
          </table:table-cell>
          <table:table-cell office:value-type="float" office:value="1060" calcext:value-type="float">
            <text:p>1060</text:p>
          </table:table-cell>
          <table:table-cell office:value-type="float" office:value="52" calcext:value-type="float">
            <text:p>52</text:p>
          </table:table-cell>
          <table:table-cell office:value-type="float" office:value="125" calcext:value-type="float">
            <text:p>125</text:p>
          </table:table-cell>
          <table:table-cell office:value-type="float" office:value="94" calcext:value-type="float">
            <text:p>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609756097560976" calcext:value-type="float">
            <text:p>0.00609756097560976</text:p>
          </table:table-cell>
          <table:table-cell office:value-type="float" office:value="1" calcext:value-type="float">
            <text:p>1</text:p>
          </table:table-cell>
          <table:table-cell office:value-type="float" office:value="0.571428571428571" calcext:value-type="float">
            <text:p>0.571428571428571</text:p>
          </table:table-cell>
          <table:table-cell office:value-type="float" office:value="1" calcext:value-type="float">
            <text:p>1</text:p>
          </table:table-cell>
          <table:table-cell office:value-type="float" office:value="0.112848227812828" calcext:value-type="float">
            <text:p>0.112848227812828</text:p>
          </table:table-cell>
          <table:table-cell office:value-type="float" office:value="0.0966942128797118" calcext:value-type="float">
            <text:p>0.0966942128797118</text:p>
          </table:table-cell>
          <table:table-cell office:value-type="float" office:value="0.218168754551899" calcext:value-type="float">
            <text:p>0.218168754551899</text:p>
          </table:table-cell>
          <table:table-cell table:number-columns-repeated="2" office:value-type="float" office:value="0.0633802816901408" calcext:value-type="float">
            <text:p>0.0633802816901408</text:p>
          </table:table-cell>
          <table:table-cell office:value-type="float" office:value="0.181286549707602" calcext:value-type="float">
            <text:p>0.181286549707602</text:p>
          </table:table-cell>
          <table:table-cell office:value-type="float" office:value="1146" calcext:value-type="float">
            <text:p>1146</text:p>
          </table:table-cell>
          <table:table-cell office:value-type="float" office:value="9" calcext:value-type="float">
            <text:p>9</text:p>
          </table:table-cell>
          <table:table-cell office:value-type="float" office:value="168" calcext:value-type="float">
            <text:p>168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609756097560976" calcext:value-type="float">
            <text:p>0.00609756097560976</text:p>
          </table:table-cell>
          <table:table-cell office:value-type="float" office:value="1" calcext:value-type="float">
            <text:p>1</text:p>
          </table:table-cell>
          <table:table-cell office:value-type="float" office:value="0.571428571428571" calcext:value-type="float">
            <text:p>0.571428571428571</text:p>
          </table:table-cell>
          <table:table-cell office:value-type="float" office:value="1" calcext:value-type="float">
            <text:p>1</text:p>
          </table:table-cell>
          <table:table-cell office:value-type="float" office:value="0.112847911124285" calcext:value-type="float">
            <text:p>0.112847911124285</text:p>
          </table:table-cell>
          <table:table-cell office:value-type="float" office:value="0.0966938476176234" calcext:value-type="float">
            <text:p>0.0966938476176234</text:p>
          </table:table-cell>
          <table:table-cell office:value-type="float" office:value="0.218168754551899" calcext:value-type="float">
            <text:p>0.218168754551899</text:p>
          </table:table-cell>
          <table:table-cell table:number-columns-repeated="2" office:value-type="float" office:value="0.0633802816901408" calcext:value-type="float">
            <text:p>0.0633802816901408</text:p>
          </table:table-cell>
          <table:table-cell office:value-type="float" office:value="0.181286549707602" calcext:value-type="float">
            <text:p>0.181286549707602</text:p>
          </table:table-cell>
          <table:table-cell office:value-type="float" office:value="1146" calcext:value-type="float">
            <text:p>1146</text:p>
          </table:table-cell>
          <table:table-cell office:value-type="float" office:value="9" calcext:value-type="float">
            <text:p>9</text:p>
          </table:table-cell>
          <table:table-cell office:value-type="float" office:value="168" calcext:value-type="float">
            <text:p>168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0.454545454545455" calcext:value-type="float">
            <text:p>0.454545454545455</text:p>
          </table:table-cell>
          <table:table-cell office:value-type="float" office:value="0.118825479752165" calcext:value-type="float">
            <text:p>0.118825479752165</text:p>
          </table:table-cell>
          <table:table-cell office:value-type="float" office:value="0.106155038441749" calcext:value-type="float">
            <text:p>0.106155038441749</text:p>
          </table:table-cell>
          <table:table-cell office:value-type="float" office:value="0.201433893719508" calcext:value-type="float">
            <text:p>0.201433893719508</text:p>
          </table:table-cell>
          <table:table-cell table:number-columns-repeated="3" office:value-type="float" office:value="0.0652173913043478" calcext:value-type="float">
            <text:p>0.0652173913043478</text:p>
          </table:table-cell>
          <table:table-cell office:value-type="float" office:value="1154" calcext:value-type="float">
            <text:p>1154</text:p>
          </table:table-cell>
          <table:table-cell office:value-type="float" office:value="0" calcext:value-type="float">
            <text:p>0</text:p>
          </table:table-cell>
          <table:table-cell office:value-type="float" office:value="177" calcext:value-type="float">
            <text:p>17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115045091485654" calcext:value-type="float">
            <text:p>0.115045091485654</text:p>
          </table:table-cell>
          <table:table-cell office:value-type="float" office:value="0.0998922907894403" calcext:value-type="float">
            <text:p>0.0998922907894403</text:p>
          </table:table-cell>
          <table:table-cell office:value-type="float" office:value="0.213837927663226" calcext:value-type="float">
            <text:p>0.213837927663226</text:p>
          </table:table-cell>
          <table:table-cell table:number-columns-repeated="2" office:value-type="float" office:value="0.0497803806734993" calcext:value-type="float">
            <text:p>0.0497803806734993</text:p>
          </table:table-cell>
          <table:table-cell office:value-type="float" office:value="0.0909090909090909" calcext:value-type="float">
            <text:p>0.0909090909090909</text:p>
          </table:table-cell>
          <table:table-cell office:value-type="float" office:value="1109" calcext:value-type="float">
            <text:p>1109</text:p>
          </table:table-cell>
          <table:table-cell office:value-type="float" office:value="36" calcext:value-type="float">
            <text:p>36</text:p>
          </table:table-cell>
          <table:table-cell office:value-type="float" office:value="141" calcext:value-type="float">
            <text:p>141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0.447761194029851" calcext:value-type="float">
            <text:p>0.447761194029851</text:p>
          </table:table-cell>
          <table:table-cell office:value-type="float" office:value="0.11462698800241" calcext:value-type="float">
            <text:p>0.11462698800241</text:p>
          </table:table-cell>
          <table:table-cell office:value-type="float" office:value="0.0995158130883318" calcext:value-type="float">
            <text:p>0.0995158130883318</text:p>
          </table:table-cell>
          <table:table-cell office:value-type="float" office:value="0.213148433487417" calcext:value-type="float">
            <text:p>0.213148433487417</text:p>
          </table:table-cell>
          <table:table-cell office:value-type="float" office:value="0.0746268656716418" calcext:value-type="float">
            <text:p>0.0746268656716418</text:p>
          </table:table-cell>
          <table:table-cell office:value-type="float" office:value="0.0606060606060606" calcext:value-type="float">
            <text:p>0.0606060606060606</text:p>
          </table:table-cell>
          <table:table-cell office:value-type="float" office:value="0.164179104477612" calcext:value-type="float">
            <text:p>0.164179104477612</text:p>
          </table:table-cell>
          <table:table-cell office:value-type="float" office:value="1154" calcext:value-type="float">
            <text:p>1154</text:p>
          </table:table-cell>
          <table:table-cell office:value-type="float" office:value="0" calcext:value-type="float">
            <text:p>0</text:p>
          </table:table-cell>
          <table:table-cell office:value-type="float" office:value="177" calcext:value-type="float">
            <text:p>17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0.65" calcext:value-type="float">
            <text:p>0.65</text:p>
          </table:table-cell>
          <table:table-cell office:value-type="float" office:value="0.116378662659654" calcext:value-type="float">
            <text:p>0.116378662659654</text:p>
          </table:table-cell>
          <table:table-cell office:value-type="float" office:value="0.101299826689775" calcext:value-type="float">
            <text:p>0.101299826689775</text:p>
          </table:table-cell>
          <table:table-cell office:value-type="float" office:value="0.214689265536723" calcext:value-type="float">
            <text:p>0.214689265536723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.2" calcext:value-type="float">
            <text:p>0.2</text:p>
          </table:table-cell>
          <table:table-cell office:value-type="float" office:value="1146" calcext:value-type="float">
            <text:p>1146</text:p>
          </table:table-cell>
          <table:table-cell office:value-type="float" office:value="9" calcext:value-type="float">
            <text:p>9</text:p>
          </table:table-cell>
          <table:table-cell office:value-type="float" office:value="168" calcext:value-type="float">
            <text:p>168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0.454545454545455" calcext:value-type="float">
            <text:p>0.454545454545455</text:p>
          </table:table-cell>
          <table:table-cell office:value-type="float" office:value="0.118825479752165" calcext:value-type="float">
            <text:p>0.118825479752165</text:p>
          </table:table-cell>
          <table:table-cell office:value-type="float" office:value="0.106155038441749" calcext:value-type="float">
            <text:p>0.106155038441749</text:p>
          </table:table-cell>
          <table:table-cell office:value-type="float" office:value="0.201433893719508" calcext:value-type="float">
            <text:p>0.201433893719508</text:p>
          </table:table-cell>
          <table:table-cell table:number-columns-repeated="3" office:value-type="float" office:value="0.0652173913043478" calcext:value-type="float">
            <text:p>0.0652173913043478</text:p>
          </table:table-cell>
          <table:table-cell office:value-type="float" office:value="1154" calcext:value-type="float">
            <text:p>1154</text:p>
          </table:table-cell>
          <table:table-cell office:value-type="float" office:value="0" calcext:value-type="float">
            <text:p>0</text:p>
          </table:table-cell>
          <table:table-cell office:value-type="float" office:value="177" calcext:value-type="float">
            <text:p>17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11503370933074" calcext:value-type="float">
            <text:p>0.11503370933074</text:p>
          </table:table-cell>
          <table:table-cell office:value-type="float" office:value="0.0998797980381089" calcext:value-type="float">
            <text:p>0.0998797980381089</text:p>
          </table:table-cell>
          <table:table-cell office:value-type="float" office:value="0.213833786345977" calcext:value-type="float">
            <text:p>0.213833786345977</text:p>
          </table:table-cell>
          <table:table-cell table:number-columns-repeated="2" office:value-type="float" office:value="0.0497803806734993" calcext:value-type="float">
            <text:p>0.0497803806734993</text:p>
          </table:table-cell>
          <table:table-cell office:value-type="float" office:value="0.0909090909090909" calcext:value-type="float">
            <text:p>0.0909090909090909</text:p>
          </table:table-cell>
          <table:table-cell office:value-type="float" office:value="1109" calcext:value-type="float">
            <text:p>1109</text:p>
          </table:table-cell>
          <table:table-cell office:value-type="float" office:value="36" calcext:value-type="float">
            <text:p>36</text:p>
          </table:table-cell>
          <table:table-cell office:value-type="float" office:value="141" calcext:value-type="float">
            <text:p>141</text:p>
          </table:table-cell>
          <table:table-cell office:value-type="float" office:value="45" calcext:value-type="float">
            <text:p>45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154" calcext:value-type="float">
            <text:p>1154</text:p>
          </table:table-cell>
          <table:table-cell office:value-type="float" office:value="0" calcext:value-type="float">
            <text:p>0</text:p>
          </table:table-cell>
          <table:table-cell office:value-type="float" office:value="177" calcext:value-type="float">
            <text:p>177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154" calcext:value-type="float">
            <text:p>1154</text:p>
          </table:table-cell>
          <table:table-cell office:value-type="float" office:value="0" calcext:value-type="float">
            <text:p>0</text:p>
          </table:table-cell>
          <table:table-cell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.00035791945992969" calcext:value-type="float">
            <text:p>0.00035791945992969</text:p>
          </table:table-cell>
          <table:table-cell office:value-type="float" office:value="0.000672637717798352" calcext:value-type="float">
            <text:p>0.000672637717798352</text:p>
          </table:table-cell>
          <table:table-cell office:value-type="float" office:value="0.998137712478638" calcext:value-type="float">
            <text:p>0.998137712478638</text:p>
          </table:table-cell>
          <table:table-cell office:value-type="float" office:value="0.996044278144836" calcext:value-type="float">
            <text:p>0.996044278144836</text:p>
          </table:table-cell>
          <table:table-cell office:value-type="float" office:value="0.998137712478638" calcext:value-type="float">
            <text:p>0.998137712478638</text:p>
          </table:table-cell>
          <table:table-cell office:value-type="float" office:value="0.104335528529601" calcext:value-type="float">
            <text:p>0.104335528529601</text:p>
          </table:table-cell>
          <table:table-cell office:value-type="float" office:value="0.0837617820548904" calcext:value-type="float">
            <text:p>0.0837617820548904</text:p>
          </table:table-cell>
          <table:table-cell office:value-type="float" office:value="0.2477357734192" calcext:value-type="float">
            <text:p>0.2477357734192</text:p>
          </table:table-cell>
          <table:table-cell office:value-type="float" office:value="0.00575929880142212" calcext:value-type="float">
            <text:p>0.00575929880142212</text:p>
          </table:table-cell>
          <table:table-cell office:value-type="float" office:value="0.00458057294599712" calcext:value-type="float">
            <text:p>0.00458057294599712</text:p>
          </table:table-cell>
          <table:table-cell office:value-type="float" office:value="0.0510812476277351" calcext:value-type="float">
            <text:p>0.0510812476277351</text:p>
          </table:table-cell>
          <table:table-cell office:value-type="float" office:value="1087" calcext:value-type="float">
            <text:p>1087</text:p>
          </table:table-cell>
          <table:table-cell office:value-type="float" office:value="34" calcext:value-type="float">
            <text:p>34</text:p>
          </table:table-cell>
          <table:table-cell office:value-type="float" office:value="133" calcext:value-type="float">
            <text:p>133</text:p>
          </table:table-cell>
          <table:table-cell office:value-type="float" office:value="77" calcext:value-type="float">
            <text:p>77</text:p>
          </table:table-cell>
          <table:table-cell table:number-columns-repeated="2" office:value-type="float" office:value="0.0361737954679954" calcext:value-type="float">
            <text:p>0.0361737954679954</text:p>
          </table:table-cell>
          <table:table-cell office:value-type="float" office:value="0.0430132517360761" calcext:value-type="float">
            <text:p>0.0430132517360761</text:p>
          </table:table-cell>
          <table:table-cell office:value-type="float" office:value="0.685421982748708" calcext:value-type="float">
            <text:p>0.685421982748708</text:p>
          </table:table-cell>
          <table:table-cell office:value-type="float" office:value="0.637151024281724" calcext:value-type="float">
            <text:p>0.637151024281724</text:p>
          </table:table-cell>
          <table:table-cell office:value-type="float" office:value="0.685421982748708" calcext:value-type="float">
            <text:p>0.685421982748708</text:p>
          </table:table-cell>
          <table:table-cell office:value-type="float" office:value="0.117096831749383" calcext:value-type="float">
            <text:p>0.117096831749383</text:p>
          </table:table-cell>
          <table:table-cell office:value-type="float" office:value="0.106162213966116" calcext:value-type="float">
            <text:p>0.106162213966116</text:p>
          </table:table-cell>
          <table:table-cell office:value-type="float" office:value="0.193311772466284" calcext:value-type="float">
            <text:p>0.193311772466284</text:p>
          </table:table-cell>
          <table:table-cell office:value-type="float" office:value="0.0767413873825994" calcext:value-type="float">
            <text:p>0.0767413873825994</text:p>
          </table:table-cell>
          <table:table-cell office:value-type="float" office:value="0.0722108564406094" calcext:value-type="float">
            <text:p>0.0722108564406094</text:p>
          </table:table-cell>
          <table:table-cell office:value-type="float" office:value="0.135788231766767" calcext:value-type="float">
            <text:p>0.135788231766767</text:p>
          </table:table-cell>
          <table:table-cell office:value-type="float" office:value="1148" calcext:value-type="float">
            <text:p>1148</text:p>
          </table:table-cell>
          <table:table-cell office:value-type="float" office:value="12" calcext:value-type="float">
            <text:p>12</text:p>
          </table:table-cell>
          <table:table-cell office:value-type="float" office:value="155" calcext:value-type="float">
            <text:p>15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.036123541793109" calcext:value-type="float">
            <text:p>0.036123541793109</text:p>
          </table:table-cell>
          <table:table-cell office:value-type="float" office:value="0.0429610383325882" calcext:value-type="float">
            <text:p>0.0429610383325882</text:p>
          </table:table-cell>
          <table:table-cell office:value-type="float" office:value="0.685951733164363" calcext:value-type="float">
            <text:p>0.685951733164363</text:p>
          </table:table-cell>
          <table:table-cell office:value-type="float" office:value="0.637671220390016" calcext:value-type="float">
            <text:p>0.637671220390016</text:p>
          </table:table-cell>
          <table:table-cell office:value-type="float" office:value="0.685951733164363" calcext:value-type="float">
            <text:p>0.685951733164363</text:p>
          </table:table-cell>
          <table:table-cell office:value-type="float" office:value="0.117095946364264" calcext:value-type="float">
            <text:p>0.117095946364264</text:p>
          </table:table-cell>
          <table:table-cell office:value-type="float" office:value="0.106151184151532" calcext:value-type="float">
            <text:p>0.106151184151532</text:p>
          </table:table-cell>
          <table:table-cell office:value-type="float" office:value="0.193381594361993" calcext:value-type="float">
            <text:p>0.193381594361993</text:p>
          </table:table-cell>
          <table:table-cell office:value-type="float" office:value="0.0766933101399728" calcext:value-type="float">
            <text:p>0.0766933101399728</text:p>
          </table:table-cell>
          <table:table-cell office:value-type="float" office:value="0.0721611681375292" calcext:value-type="float">
            <text:p>0.0721611681375292</text:p>
          </table:table-cell>
          <table:table-cell office:value-type="float" office:value="0.135780339807722" calcext:value-type="float">
            <text:p>0.135780339807722</text:p>
          </table:table-cell>
          <table:table-cell office:value-type="float" office:value="1148" calcext:value-type="float">
            <text:p>1148</text:p>
          </table:table-cell>
          <table:table-cell office:value-type="float" office:value="12" calcext:value-type="float">
            <text:p>12</text:p>
          </table:table-cell>
          <table:table-cell office:value-type="float" office:value="155" calcext:value-type="float">
            <text:p>15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.0274556457661391" calcext:value-type="float">
            <text:p>0.0274556457661391</text:p>
          </table:table-cell>
          <table:table-cell office:value-type="float" office:value="0.0361393977517898" calcext:value-type="float">
            <text:p>0.0361393977517898</text:p>
          </table:table-cell>
          <table:table-cell office:value-type="float" office:value="0.944022301064556" calcext:value-type="float">
            <text:p>0.944022301064556</text:p>
          </table:table-cell>
          <table:table-cell office:value-type="float" office:value="0.92312318598472" calcext:value-type="float">
            <text:p>0.92312318598472</text:p>
          </table:table-cell>
          <table:table-cell office:value-type="float" office:value="0.944022301064556" calcext:value-type="float">
            <text:p>0.944022301064556</text:p>
          </table:table-cell>
          <table:table-cell office:value-type="float" office:value="0.172105786123423" calcext:value-type="float">
            <text:p>0.172105786123423</text:p>
          </table:table-cell>
          <table:table-cell office:value-type="float" office:value="0.15193057596888" calcext:value-type="float">
            <text:p>0.15193057596888</text:p>
          </table:table-cell>
          <table:table-cell office:value-type="float" office:value="0.312728208997002" calcext:value-type="float">
            <text:p>0.312728208997002</text:p>
          </table:table-cell>
          <table:table-cell office:value-type="float" office:value="0.0898181114538465" calcext:value-type="float">
            <text:p>0.0898181114538465</text:p>
          </table:table-cell>
          <table:table-cell office:value-type="float" office:value="0.0817097149994556" calcext:value-type="float">
            <text:p>0.0817097149994556</text:p>
          </table:table-cell>
          <table:table-cell office:value-type="float" office:value="0.211880204311458" calcext:value-type="float">
            <text:p>0.211880204311458</text:p>
          </table:table-cell>
          <table:table-cell office:value-type="float" office:value="1087" calcext:value-type="float">
            <text:p>1087</text:p>
          </table:table-cell>
          <table:table-cell office:value-type="float" office:value="34" calcext:value-type="float">
            <text:p>34</text:p>
          </table:table-cell>
          <table:table-cell office:value-type="float" office:value="133" calcext:value-type="float">
            <text:p>133</text:p>
          </table:table-cell>
          <table:table-cell office:value-type="float" office:value="77" calcext:value-type="float">
            <text:p>7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0.6" calcext:value-type="float">
            <text:p>0.6</text:p>
          </table:table-cell>
          <table:table-cell office:value-type="float" office:value="0.115625032379948" calcext:value-type="float">
            <text:p>0.115625032379948</text:p>
          </table:table-cell>
          <table:table-cell office:value-type="float" office:value="0.101984521770747" calcext:value-type="float">
            <text:p>0.101984521770747</text:p>
          </table:table-cell>
          <table:table-cell office:value-type="float" office:value="0.210700208123118" calcext:value-type="float">
            <text:p>0.210700208123118</text:p>
          </table:table-cell>
          <table:table-cell office:value-type="float" office:value="0.0349287649480436" calcext:value-type="float">
            <text:p>0.0349287649480436</text:p>
          </table:table-cell>
          <table:table-cell office:value-type="float" office:value="0.0348258706467662" calcext:value-type="float">
            <text:p>0.0348258706467662</text:p>
          </table:table-cell>
          <table:table-cell office:value-type="float" office:value="0.254901960784314" calcext:value-type="float">
            <text:p>0.254901960784314</text:p>
          </table:table-cell>
          <table:table-cell office:value-type="float" office:value="1149" calcext:value-type="float">
            <text:p>1149</text:p>
          </table:table-cell>
          <table:table-cell office:value-type="float" office:value="9" calcext:value-type="float">
            <text:p>9</text:p>
          </table:table-cell>
          <table:table-cell office:value-type="float" office:value="158" calcext:value-type="float">
            <text:p>158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0.6" calcext:value-type="float">
            <text:p>0.6</text:p>
          </table:table-cell>
          <table:table-cell office:value-type="float" office:value="0.11562476346976" calcext:value-type="float">
            <text:p>0.11562476346976</text:p>
          </table:table-cell>
          <table:table-cell office:value-type="float" office:value="0.101984214279802" calcext:value-type="float">
            <text:p>0.101984214279802</text:p>
          </table:table-cell>
          <table:table-cell office:value-type="float" office:value="0.210700208123118" calcext:value-type="float">
            <text:p>0.210700208123118</text:p>
          </table:table-cell>
          <table:table-cell office:value-type="float" office:value="0.0349287649480436" calcext:value-type="float">
            <text:p>0.0349287649480436</text:p>
          </table:table-cell>
          <table:table-cell office:value-type="float" office:value="0.0348258706467662" calcext:value-type="float">
            <text:p>0.0348258706467662</text:p>
          </table:table-cell>
          <table:table-cell office:value-type="float" office:value="0.254901960784314" calcext:value-type="float">
            <text:p>0.254901960784314</text:p>
          </table:table-cell>
          <table:table-cell office:value-type="float" office:value="1149" calcext:value-type="float">
            <text:p>1149</text:p>
          </table:table-cell>
          <table:table-cell office:value-type="float" office:value="9" calcext:value-type="float">
            <text:p>9</text:p>
          </table:table-cell>
          <table:table-cell office:value-type="float" office:value="158" calcext:value-type="float">
            <text:p>158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.0761421319796954" calcext:value-type="float">
            <text:p>0.0761421319796954</text:p>
          </table:table-cell>
          <table:table-cell table:number-columns-repeated="3" office:value-type="float" office:value="0.666666666666667" calcext:value-type="float">
            <text:p>0.666666666666667</text:p>
          </table:table-cell>
          <table:table-cell office:value-type="float" office:value="0.119471146497408" calcext:value-type="float">
            <text:p>0.119471146497408</text:p>
          </table:table-cell>
          <table:table-cell office:value-type="float" office:value="0.11161843799508" calcext:value-type="float">
            <text:p>0.11161843799508</text:p>
          </table:table-cell>
          <table:table-cell office:value-type="float" office:value="0.174204994980702" calcext:value-type="float">
            <text:p>0.174204994980702</text:p>
          </table:table-cell>
          <table:table-cell table:number-columns-repeated="3" office:value-type="float" office:value="0.0761421319796954" calcext:value-type="float">
            <text:p>0.0761421319796954</text:p>
          </table:table-cell>
          <table:table-cell office:value-type="float" office:value="1159" calcext:value-type="float">
            <text:p>1159</text:p>
          </table:table-cell>
          <table:table-cell office:value-type="float" office:value="3" calcext:value-type="float">
            <text:p>3</text:p>
          </table:table-cell>
          <table:table-cell office:value-type="float" office:value="164" calcext:value-type="float">
            <text:p>16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122340858223701" calcext:value-type="float">
            <text:p>0.122340858223701</text:p>
          </table:table-cell>
          <table:table-cell office:value-type="float" office:value="0.110666298205386" calcext:value-type="float">
            <text:p>0.110666298205386</text:p>
          </table:table-cell>
          <table:table-cell office:value-type="float" office:value="0.203713240626808" calcext:value-type="float">
            <text:p>0.203713240626808</text:p>
          </table:table-cell>
          <table:table-cell table:number-columns-repeated="2" office:value-type="float" office:value="0.0464767616191904" calcext:value-type="float">
            <text:p>0.0464767616191904</text:p>
          </table:table-cell>
          <table:table-cell office:value-type="float" office:value="0.2" calcext:value-type="float">
            <text:p>0.2</text:p>
          </table:table-cell>
          <table:table-cell office:value-type="float" office:value="1119" calcext:value-type="float">
            <text:p>1119</text:p>
          </table:table-cell>
          <table:table-cell office:value-type="float" office:value="20" calcext:value-type="float">
            <text:p>20</text:p>
          </table:table-cell>
          <table:table-cell office:value-type="float" office:value="147" calcext:value-type="float">
            <text:p>147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0.313432835820896" calcext:value-type="float">
            <text:p>0.313432835820896</text:p>
          </table:table-cell>
          <table:table-cell office:value-type="float" office:value="0.116277094141342" calcext:value-type="float">
            <text:p>0.116277094141342</text:p>
          </table:table-cell>
          <table:table-cell office:value-type="float" office:value="0.10347512670947" calcext:value-type="float">
            <text:p>0.10347512670947</text:p>
          </table:table-cell>
          <table:table-cell office:value-type="float" office:value="0.20550757372636" calcext:value-type="float">
            <text:p>0.20550757372636</text:p>
          </table:table-cell>
          <table:table-cell table:number-columns-repeated="2" office:value-type="float" office:value="0.0454545454545455" calcext:value-type="float">
            <text:p>0.0454545454545455</text:p>
          </table:table-cell>
          <table:table-cell office:value-type="float" office:value="0.212121212121212" calcext:value-type="float">
            <text:p>0.212121212121212</text:p>
          </table:table-cell>
          <table:table-cell office:value-type="float" office:value="1164" calcext:value-type="float">
            <text:p>1164</text:p>
          </table:table-cell>
          <table:table-cell office:value-type="float" office:value="0" calcext:value-type="float">
            <text:p>0</text:p>
          </table:table-cell>
          <table:table-cell office:value-type="float" office:value="167" calcext:value-type="float">
            <text:p>16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0.5" calcext:value-type="float">
            <text:p>0.5</text:p>
          </table:table-cell>
          <table:table-cell office:value-type="float" office:value="0.120473328324568" calcext:value-type="float">
            <text:p>0.120473328324568</text:p>
          </table:table-cell>
          <table:table-cell office:value-type="float" office:value="0.108505154639175" calcext:value-type="float">
            <text:p>0.108505154639175</text:p>
          </table:table-cell>
          <table:table-cell office:value-type="float" office:value="0.203892215568862" calcext:value-type="float">
            <text:p>0.203892215568862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.2" calcext:value-type="float">
            <text:p>0.2</text:p>
          </table:table-cell>
          <table:table-cell office:value-type="float" office:value="1148" calcext:value-type="float">
            <text:p>1148</text:p>
          </table:table-cell>
          <table:table-cell office:value-type="float" office:value="9" calcext:value-type="float">
            <text:p>9</text:p>
          </table:table-cell>
          <table:table-cell office:value-type="float" office:value="158" calcext:value-type="float">
            <text:p>158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.0761421319796954" calcext:value-type="float">
            <text:p>0.0761421319796954</text:p>
          </table:table-cell>
          <table:table-cell table:number-columns-repeated="3" office:value-type="float" office:value="0.666666666666667" calcext:value-type="float">
            <text:p>0.666666666666667</text:p>
          </table:table-cell>
          <table:table-cell office:value-type="float" office:value="0.119471146497408" calcext:value-type="float">
            <text:p>0.119471146497408</text:p>
          </table:table-cell>
          <table:table-cell office:value-type="float" office:value="0.11161843799508" calcext:value-type="float">
            <text:p>0.11161843799508</text:p>
          </table:table-cell>
          <table:table-cell office:value-type="float" office:value="0.174204994980702" calcext:value-type="float">
            <text:p>0.174204994980702</text:p>
          </table:table-cell>
          <table:table-cell table:number-columns-repeated="3" office:value-type="float" office:value="0.0761421319796954" calcext:value-type="float">
            <text:p>0.0761421319796954</text:p>
          </table:table-cell>
          <table:table-cell office:value-type="float" office:value="1159" calcext:value-type="float">
            <text:p>1159</text:p>
          </table:table-cell>
          <table:table-cell office:value-type="float" office:value="3" calcext:value-type="float">
            <text:p>3</text:p>
          </table:table-cell>
          <table:table-cell office:value-type="float" office:value="164" calcext:value-type="float">
            <text:p>16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12235770297548" calcext:value-type="float">
            <text:p>0.12235770297548</text:p>
          </table:table-cell>
          <table:table-cell office:value-type="float" office:value="0.110691072924121" calcext:value-type="float">
            <text:p>0.110691072924121</text:p>
          </table:table-cell>
          <table:table-cell office:value-type="float" office:value="0.203674813034057" calcext:value-type="float">
            <text:p>0.203674813034057</text:p>
          </table:table-cell>
          <table:table-cell table:number-columns-repeated="2" office:value-type="float" office:value="0.0464767616191904" calcext:value-type="float">
            <text:p>0.0464767616191904</text:p>
          </table:table-cell>
          <table:table-cell office:value-type="float" office:value="0.2" calcext:value-type="float">
            <text:p>0.2</text:p>
          </table:table-cell>
          <table:table-cell office:value-type="float" office:value="1119" calcext:value-type="float">
            <text:p>1119</text:p>
          </table:table-cell>
          <table:table-cell office:value-type="float" office:value="20" calcext:value-type="float">
            <text:p>20</text:p>
          </table:table-cell>
          <table:table-cell office:value-type="float" office:value="147" calcext:value-type="float">
            <text:p>147</text:p>
          </table:table-cell>
          <table:table-cell office:value-type="float" office:value="45" calcext:value-type="float">
            <text:p>45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164" calcext:value-type="float">
            <text:p>1164</text:p>
          </table:table-cell>
          <table:table-cell office:value-type="float" office:value="0" calcext:value-type="float">
            <text:p>0</text:p>
          </table:table-cell>
          <table:table-cell office:value-type="float" office:value="167" calcext:value-type="float">
            <text:p>167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164" calcext:value-type="float">
            <text:p>1164</text:p>
          </table:table-cell>
          <table:table-cell office:value-type="float" office:value="0" calcext:value-type="float">
            <text:p>0</text:p>
          </table:table-cell>
          <table:table-cell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.000339211663231254" calcext:value-type="float">
            <text:p>0.000339211663231254</text:p>
          </table:table-cell>
          <table:table-cell office:value-type="float" office:value="0.000466591824078932" calcext:value-type="float">
            <text:p>0.000466591824078932</text:p>
          </table:table-cell>
          <table:table-cell table:number-columns-repeated="2" office:value-type="float" office:value="0.994138836860657" calcext:value-type="float">
            <text:p>0.994138836860657</text:p>
          </table:table-cell>
          <table:table-cell office:value-type="float" office:value="0.988118708133698" calcext:value-type="float">
            <text:p>0.988118708133698</text:p>
          </table:table-cell>
          <table:table-cell office:value-type="float" office:value="0.0431711103877887" calcext:value-type="float">
            <text:p>0.0431711103877887</text:p>
          </table:table-cell>
          <table:table-cell office:value-type="float" office:value="0.0306855170298673" calcext:value-type="float">
            <text:p>0.0306855170298673</text:p>
          </table:table-cell>
          <table:table-cell office:value-type="float" office:value="0.132638429664183" calcext:value-type="float">
            <text:p>0.132638429664183</text:p>
          </table:table-cell>
          <table:table-cell office:value-type="float" office:value="0.00138024892657995" calcext:value-type="float">
            <text:p>0.00138024892657995</text:p>
          </table:table-cell>
          <table:table-cell office:value-type="float" office:value="0.00115770456613973" calcext:value-type="float">
            <text:p>0.00115770456613973</text:p>
          </table:table-cell>
          <table:table-cell office:value-type="float" office:value="0.0104608405381441" calcext:value-type="float">
            <text:p>0.0104608405381441</text:p>
          </table:table-cell>
          <table:table-cell office:value-type="float" office:value="1141" calcext:value-type="float">
            <text:p>1141</text:p>
          </table:table-cell>
          <table:table-cell office:value-type="float" office:value="18" calcext:value-type="float">
            <text:p>18</text:p>
          </table:table-cell>
          <table:table-cell office:value-type="float" office:value="145" calcext:value-type="float">
            <text:p>145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.0573954133977801" calcext:value-type="float">
            <text:p>0.0573954133977801</text:p>
          </table:table-cell>
          <table:table-cell office:value-type="float" office:value="0.0623501796335284" calcext:value-type="float">
            <text:p>0.0623501796335284</text:p>
          </table:table-cell>
          <table:table-cell table:number-columns-repeated="2" office:value-type="float" office:value="0.695224521634241" calcext:value-type="float">
            <text:p>0.695224521634241</text:p>
          </table:table-cell>
          <table:table-cell office:value-type="float" office:value="0.652005697937574" calcext:value-type="float">
            <text:p>0.652005697937574</text:p>
          </table:table-cell>
          <table:table-cell office:value-type="float" office:value="0.114011734378255" calcext:value-type="float">
            <text:p>0.114011734378255</text:p>
          </table:table-cell>
          <table:table-cell office:value-type="float" office:value="0.104316366031358" calcext:value-type="float">
            <text:p>0.104316366031358</text:p>
          </table:table-cell>
          <table:table-cell office:value-type="float" office:value="0.183485294066453" calcext:value-type="float">
            <text:p>0.183485294066453</text:p>
          </table:table-cell>
          <table:table-cell office:value-type="float" office:value="0.0823466871212694" calcext:value-type="float">
            <text:p>0.0823466871212694</text:p>
          </table:table-cell>
          <table:table-cell office:value-type="float" office:value="0.078747008827505" calcext:value-type="float">
            <text:p>0.078747008827505</text:p>
          </table:table-cell>
          <table:table-cell office:value-type="float" office:value="0.135978473978906" calcext:value-type="float">
            <text:p>0.135978473978906</text:p>
          </table:table-cell>
          <table:table-cell office:value-type="float" office:value="1155" calcext:value-type="float">
            <text:p>1155</text:p>
          </table:table-cell>
          <table:table-cell office:value-type="float" office:value="9" calcext:value-type="float">
            <text:p>9</text:p>
          </table:table-cell>
          <table:table-cell office:value-type="float" office:value="154" calcext:value-type="float">
            <text:p>154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.0573358187907326" calcext:value-type="float">
            <text:p>0.0573358187907326</text:p>
          </table:table-cell>
          <table:table-cell office:value-type="float" office:value="0.0622917869453639" calcext:value-type="float">
            <text:p>0.0622917869453639</text:p>
          </table:table-cell>
          <table:table-cell table:number-columns-repeated="2" office:value-type="float" office:value="0.695887043740676" calcext:value-type="float">
            <text:p>0.695887043740676</text:p>
          </table:table-cell>
          <table:table-cell office:value-type="float" office:value="0.652663150487094" calcext:value-type="float">
            <text:p>0.652663150487094</text:p>
          </table:table-cell>
          <table:table-cell office:value-type="float" office:value="0.114005511306828" calcext:value-type="float">
            <text:p>0.114005511306828</text:p>
          </table:table-cell>
          <table:table-cell office:value-type="float" office:value="0.104298240114331" calcext:value-type="float">
            <text:p>0.104298240114331</text:p>
          </table:table-cell>
          <table:table-cell office:value-type="float" office:value="0.183564362551225" calcext:value-type="float">
            <text:p>0.183564362551225</text:p>
          </table:table-cell>
          <table:table-cell office:value-type="float" office:value="0.0822976381975258" calcext:value-type="float">
            <text:p>0.0822976381975258</text:p>
          </table:table-cell>
          <table:table-cell office:value-type="float" office:value="0.0786958046510674" calcext:value-type="float">
            <text:p>0.0786958046510674</text:p>
          </table:table-cell>
          <table:table-cell office:value-type="float" office:value="0.135979260075849" calcext:value-type="float">
            <text:p>0.135979260075849</text:p>
          </table:table-cell>
          <table:table-cell office:value-type="float" office:value="1155" calcext:value-type="float">
            <text:p>1155</text:p>
          </table:table-cell>
          <table:table-cell office:value-type="float" office:value="9" calcext:value-type="float">
            <text:p>9</text:p>
          </table:table-cell>
          <table:table-cell office:value-type="float" office:value="154" calcext:value-type="float">
            <text:p>154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.0499767500284151" calcext:value-type="float">
            <text:p>0.0499767500284151</text:p>
          </table:table-cell>
          <table:table-cell office:value-type="float" office:value="0.0558641787711763" calcext:value-type="float">
            <text:p>0.0558641787711763</text:p>
          </table:table-cell>
          <table:table-cell table:number-columns-repeated="2" office:value-type="float" office:value="0.869033910572204" calcext:value-type="float">
            <text:p>0.869033910572204</text:p>
          </table:table-cell>
          <table:table-cell office:value-type="float" office:value="0.836130534410698" calcext:value-type="float">
            <text:p>0.836130534410698</text:p>
          </table:table-cell>
          <table:table-cell office:value-type="float" office:value="0.128451383072824" calcext:value-type="float">
            <text:p>0.128451383072824</text:p>
          </table:table-cell>
          <table:table-cell office:value-type="float" office:value="0.114409442435806" calcext:value-type="float">
            <text:p>0.114409442435806</text:p>
          </table:table-cell>
          <table:table-cell office:value-type="float" office:value="0.229070933158942" calcext:value-type="float">
            <text:p>0.229070933158942</text:p>
          </table:table-cell>
          <table:table-cell office:value-type="float" office:value="0.0811225637159018" calcext:value-type="float">
            <text:p>0.0811225637159018</text:p>
          </table:table-cell>
          <table:table-cell office:value-type="float" office:value="0.0764143884242522" calcext:value-type="float">
            <text:p>0.0764143884242522</text:p>
          </table:table-cell>
          <table:table-cell office:value-type="float" office:value="0.157468957763781" calcext:value-type="float">
            <text:p>0.157468957763781</text:p>
          </table:table-cell>
          <table:table-cell office:value-type="float" office:value="1141" calcext:value-type="float">
            <text:p>1141</text:p>
          </table:table-cell>
          <table:table-cell office:value-type="float" office:value="18" calcext:value-type="float">
            <text:p>18</text:p>
          </table:table-cell>
          <table:table-cell office:value-type="float" office:value="145" calcext:value-type="float">
            <text:p>145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75438596491228" calcext:value-type="float">
            <text:p>0.0175438596491228</text:p>
          </table:table-cell>
          <table:table-cell table:number-columns-repeated="2" office:value-type="float" office:value="0.882093809956579" calcext:value-type="float">
            <text:p>0.882093809956579</text:p>
          </table:table-cell>
          <table:table-cell office:value-type="float" office:value="0.395833333333333" calcext:value-type="float">
            <text:p>0.395833333333333</text:p>
          </table:table-cell>
          <table:table-cell office:value-type="float" office:value="0.109943011847774" calcext:value-type="float">
            <text:p>0.109943011847774</text:p>
          </table:table-cell>
          <table:table-cell office:value-type="float" office:value="0.0977288875021281" calcext:value-type="float">
            <text:p>0.0977288875021281</text:p>
          </table:table-cell>
          <table:table-cell office:value-type="float" office:value="0.197465080778534" calcext:value-type="float">
            <text:p>0.197465080778534</text:p>
          </table:table-cell>
          <table:table-cell office:value-type="float" office:value="0.10077519379845" calcext:value-type="float">
            <text:p>0.10077519379845</text:p>
          </table:table-cell>
          <table:table-cell office:value-type="float" office:value="0.0408163265306122" calcext:value-type="float">
            <text:p>0.0408163265306122</text:p>
          </table:table-cell>
          <table:table-cell office:value-type="float" office:value="0.248677248677249" calcext:value-type="float">
            <text:p>0.248677248677249</text:p>
          </table:table-cell>
          <table:table-cell office:value-type="float" office:value="1165" calcext:value-type="float">
            <text:p>1165</text:p>
          </table:table-cell>
          <table:table-cell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75438596491228" calcext:value-type="float">
            <text:p>0.0175438596491228</text:p>
          </table:table-cell>
          <table:table-cell table:number-columns-repeated="2" office:value-type="float" office:value="0.882093809956579" calcext:value-type="float">
            <text:p>0.882093809956579</text:p>
          </table:table-cell>
          <table:table-cell office:value-type="float" office:value="0.395833333333333" calcext:value-type="float">
            <text:p>0.395833333333333</text:p>
          </table:table-cell>
          <table:table-cell office:value-type="float" office:value="0.109943011847774" calcext:value-type="float">
            <text:p>0.109943011847774</text:p>
          </table:table-cell>
          <table:table-cell office:value-type="float" office:value="0.0977288875021281" calcext:value-type="float">
            <text:p>0.0977288875021281</text:p>
          </table:table-cell>
          <table:table-cell office:value-type="float" office:value="0.197465080778534" calcext:value-type="float">
            <text:p>0.197465080778534</text:p>
          </table:table-cell>
          <table:table-cell office:value-type="float" office:value="0.10077519379845" calcext:value-type="float">
            <text:p>0.10077519379845</text:p>
          </table:table-cell>
          <table:table-cell office:value-type="float" office:value="0.0408163265306122" calcext:value-type="float">
            <text:p>0.0408163265306122</text:p>
          </table:table-cell>
          <table:table-cell office:value-type="float" office:value="0.248677248677249" calcext:value-type="float">
            <text:p>0.248677248677249</text:p>
          </table:table-cell>
          <table:table-cell office:value-type="float" office:value="1165" calcext:value-type="float">
            <text:p>1165</text:p>
          </table:table-cell>
          <table:table-cell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118456742124359" calcext:value-type="float">
            <text:p>0.118456742124359</text:p>
          </table:table-cell>
          <table:table-cell office:value-type="float" office:value="0.111806055999902" calcext:value-type="float">
            <text:p>0.111806055999902</text:p>
          </table:table-cell>
          <table:table-cell office:value-type="float" office:value="0.166113192390409" calcext:value-type="float">
            <text:p>0.166113192390409</text:p>
          </table:table-cell>
          <table:table-cell table:number-columns-repeated="3" office:value-type="float" office:value="0.0981256890848953" calcext:value-type="float">
            <text:p>0.0981256890848953</text:p>
          </table:table-cell>
          <table:table-cell office:value-type="float" office:value="1149" calcext:value-type="float">
            <text:p>1149</text:p>
          </table:table-cell>
          <table:table-cell office:value-type="float" office:value="14" calcext:value-type="float">
            <text:p>14</text:p>
          </table:table-cell>
          <table:table-cell office:value-type="float" office:value="149" calcext:value-type="float">
            <text:p>149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117442431066108" calcext:value-type="float">
            <text:p>0.117442431066108</text:p>
          </table:table-cell>
          <table:table-cell office:value-type="float" office:value="0.109153387425932" calcext:value-type="float">
            <text:p>0.109153387425932</text:p>
          </table:table-cell>
          <table:table-cell office:value-type="float" office:value="0.176838768315964" calcext:value-type="float">
            <text:p>0.176838768315964</text:p>
          </table:table-cell>
          <table:table-cell table:number-columns-repeated="3" office:value-type="float" office:value="0.0875299760191846" calcext:value-type="float">
            <text:p>0.0875299760191846</text:p>
          </table:table-cell>
          <table:table-cell office:value-type="float" office:value="1146" calcext:value-type="float">
            <text:p>1146</text:p>
          </table:table-cell>
          <table:table-cell office:value-type="float" office:value="15" calcext:value-type="float">
            <text:p>15</text:p>
          </table:table-cell>
          <table:table-cell office:value-type="float" office:value="148" calcext:value-type="float">
            <text:p>148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0.313432835820896" calcext:value-type="float">
            <text:p>0.313432835820896</text:p>
          </table:table-cell>
          <table:table-cell office:value-type="float" office:value="0.111715006009499" calcext:value-type="float">
            <text:p>0.111715006009499</text:p>
          </table:table-cell>
          <table:table-cell office:value-type="float" office:value="0.101087224215163" calcext:value-type="float">
            <text:p>0.101087224215163</text:p>
          </table:table-cell>
          <table:table-cell office:value-type="float" office:value="0.187869908683021" calcext:value-type="float">
            <text:p>0.187869908683021</text:p>
          </table:table-cell>
          <table:table-cell table:number-columns-repeated="2" office:value-type="float" office:value="0.0746268656716418" calcext:value-type="float">
            <text:p>0.0746268656716418</text:p>
          </table:table-cell>
          <table:table-cell office:value-type="float" office:value="0.208955223880597" calcext:value-type="float">
            <text:p>0.208955223880597</text:p>
          </table:table-cell>
          <table:table-cell office:value-type="float" office:value="1168" calcext:value-type="float">
            <text:p>1168</text:p>
          </table:table-cell>
          <table:table-cell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0.4" calcext:value-type="float">
            <text:p>0.4</text:p>
          </table:table-cell>
          <table:table-cell office:value-type="float" office:value="0.108076634109692" calcext:value-type="float">
            <text:p>0.108076634109692</text:p>
          </table:table-cell>
          <table:table-cell office:value-type="float" office:value="0.0967037671232877" calcext:value-type="float">
            <text:p>0.0967037671232877</text:p>
          </table:table-cell>
          <table:table-cell office:value-type="float" office:value="0.189570552147239" calcext:value-type="float">
            <text:p>0.189570552147239</text:p>
          </table:table-cell>
          <table:table-cell office:value-type="float" office:value="0.1" calcext:value-type="float">
            <text:p>0.1</text:p>
          </table:table-cell>
          <table:table-cell office:value-type="float" office:value="0.05" calcext:value-type="float">
            <text:p>0.05</text:p>
          </table:table-cell>
          <table:table-cell office:value-type="float" office:value="0.2" calcext:value-type="float">
            <text:p>0.2</text:p>
          </table:table-cell>
          <table:table-cell office:value-type="float" office:value="1168" calcext:value-type="float">
            <text:p>1168</text:p>
          </table:table-cell>
          <table:table-cell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118456742124359" calcext:value-type="float">
            <text:p>0.118456742124359</text:p>
          </table:table-cell>
          <table:table-cell office:value-type="float" office:value="0.111806055999902" calcext:value-type="float">
            <text:p>0.111806055999902</text:p>
          </table:table-cell>
          <table:table-cell office:value-type="float" office:value="0.166113192390409" calcext:value-type="float">
            <text:p>0.166113192390409</text:p>
          </table:table-cell>
          <table:table-cell table:number-columns-repeated="3" office:value-type="float" office:value="0.0981256890848953" calcext:value-type="float">
            <text:p>0.0981256890848953</text:p>
          </table:table-cell>
          <table:table-cell office:value-type="float" office:value="1149" calcext:value-type="float">
            <text:p>1149</text:p>
          </table:table-cell>
          <table:table-cell office:value-type="float" office:value="14" calcext:value-type="float">
            <text:p>14</text:p>
          </table:table-cell>
          <table:table-cell office:value-type="float" office:value="149" calcext:value-type="float">
            <text:p>149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117426482984483" calcext:value-type="float">
            <text:p>0.117426482984483</text:p>
          </table:table-cell>
          <table:table-cell office:value-type="float" office:value="0.109138089723916" calcext:value-type="float">
            <text:p>0.109138089723916</text:p>
          </table:table-cell>
          <table:table-cell office:value-type="float" office:value="0.17681815984548" calcext:value-type="float">
            <text:p>0.17681815984548</text:p>
          </table:table-cell>
          <table:table-cell table:number-columns-repeated="3" office:value-type="float" office:value="0.0875299760191846" calcext:value-type="float">
            <text:p>0.0875299760191846</text:p>
          </table:table-cell>
          <table:table-cell office:value-type="float" office:value="1146" calcext:value-type="float">
            <text:p>1146</text:p>
          </table:table-cell>
          <table:table-cell office:value-type="float" office:value="15" calcext:value-type="float">
            <text:p>15</text:p>
          </table:table-cell>
          <table:table-cell office:value-type="float" office:value="148" calcext:value-type="float">
            <text:p>148</text:p>
          </table:table-cell>
          <table:table-cell office:value-type="float" office:value="22" calcext:value-type="float">
            <text:p>2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168" calcext:value-type="float">
            <text:p>1168</text:p>
          </table:table-cell>
          <table:table-cell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168" calcext:value-type="float">
            <text:p>1168</text:p>
          </table:table-cell>
          <table:table-cell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.000300702609820291" calcext:value-type="float">
            <text:p>0.000300702609820291</text:p>
          </table:table-cell>
          <table:table-cell office:value-type="float" office:value="0.000375087285647169" calcext:value-type="float">
            <text:p>0.000375087285647169</text:p>
          </table:table-cell>
          <table:table-cell office:value-type="float" office:value="0.998854517936707" calcext:value-type="float">
            <text:p>0.998854517936707</text:p>
          </table:table-cell>
          <table:table-cell office:value-type="float" office:value="0.998721301555634" calcext:value-type="float">
            <text:p>0.998721301555634</text:p>
          </table:table-cell>
          <table:table-cell office:value-type="float" office:value="0.998854517936707" calcext:value-type="float">
            <text:p>0.998854517936707</text:p>
          </table:table-cell>
          <table:table-cell office:value-type="float" office:value="0.110165284930577" calcext:value-type="float">
            <text:p>0.110165284930577</text:p>
          </table:table-cell>
          <table:table-cell office:value-type="float" office:value="0.085251993922272" calcext:value-type="float">
            <text:p>0.085251993922272</text:p>
          </table:table-cell>
          <table:table-cell office:value-type="float" office:value="0.296459575655097" calcext:value-type="float">
            <text:p>0.296459575655097</text:p>
          </table:table-cell>
          <table:table-cell office:value-type="float" office:value="0.00352566386573017" calcext:value-type="float">
            <text:p>0.00352566386573017</text:p>
          </table:table-cell>
          <table:table-cell office:value-type="float" office:value="0.00303849240299314" calcext:value-type="float">
            <text:p>0.00303849240299314</text:p>
          </table:table-cell>
          <table:table-cell office:value-type="float" office:value="0.0252627711743116" calcext:value-type="float">
            <text:p>0.0252627711743116</text:p>
          </table:table-cell>
          <table:table-cell office:value-type="float" office:value="1085" calcext:value-type="float">
            <text:p>1085</text:p>
          </table:table-cell>
          <table:table-cell office:value-type="float" office:value="44" calcext:value-type="float">
            <text:p>44</text:p>
          </table:table-cell>
          <table:table-cell office:value-type="float" office:value="113" calcext:value-type="float">
            <text:p>113</text:p>
          </table:table-cell>
          <table:table-cell office:value-type="float" office:value="89" calcext:value-type="float">
            <text:p>89</text:p>
          </table:table-cell>
          <table:table-cell table:number-columns-repeated="2" office:value-type="float" office:value="0.0469099644551342" calcext:value-type="float">
            <text:p>0.0469099644551342</text:p>
          </table:table-cell>
          <table:table-cell office:value-type="float" office:value="0.0494978844268605" calcext:value-type="float">
            <text:p>0.0494978844268605</text:p>
          </table:table-cell>
          <table:table-cell office:value-type="float" office:value="0.686814797285708" calcext:value-type="float">
            <text:p>0.686814797285708</text:p>
          </table:table-cell>
          <table:table-cell office:value-type="float" office:value="0.68073767750301" calcext:value-type="float">
            <text:p>0.68073767750301</text:p>
          </table:table-cell>
          <table:table-cell office:value-type="float" office:value="0.686814797285708" calcext:value-type="float">
            <text:p>0.686814797285708</text:p>
          </table:table-cell>
          <table:table-cell office:value-type="float" office:value="0.131542084759675" calcext:value-type="float">
            <text:p>0.131542084759675</text:p>
          </table:table-cell>
          <table:table-cell office:value-type="float" office:value="0.118786677264716" calcext:value-type="float">
            <text:p>0.118786677264716</text:p>
          </table:table-cell>
          <table:table-cell office:value-type="float" office:value="0.226923284753825" calcext:value-type="float">
            <text:p>0.226923284753825</text:p>
          </table:table-cell>
          <table:table-cell office:value-type="float" office:value="0.0845148675303426" calcext:value-type="float">
            <text:p>0.0845148675303426</text:p>
          </table:table-cell>
          <table:table-cell office:value-type="float" office:value="0.0816156055852408" calcext:value-type="float">
            <text:p>0.0816156055852408</text:p>
          </table:table-cell>
          <table:table-cell office:value-type="float" office:value="0.133030927499125" calcext:value-type="float">
            <text:p>0.133030927499125</text:p>
          </table:table-cell>
          <table:table-cell office:value-type="float" office:value="1142" calcext:value-type="float">
            <text:p>1142</text:p>
          </table:table-cell>
          <table:table-cell office:value-type="float" office:value="21" calcext:value-type="float">
            <text:p>21</text:p>
          </table:table-cell>
          <table:table-cell office:value-type="float" office:value="136" calcext:value-type="float">
            <text:p>136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.0468697432470561" calcext:value-type="float">
            <text:p>0.0468697432470561</text:p>
          </table:table-cell>
          <table:table-cell office:value-type="float" office:value="0.0494573643617554" calcext:value-type="float">
            <text:p>0.0494573643617554</text:p>
          </table:table-cell>
          <table:table-cell office:value-type="float" office:value="0.687176863082311" calcext:value-type="float">
            <text:p>0.687176863082311</text:p>
          </table:table-cell>
          <table:table-cell office:value-type="float" office:value="0.681099352486648" calcext:value-type="float">
            <text:p>0.681099352486648</text:p>
          </table:table-cell>
          <table:table-cell office:value-type="float" office:value="0.687176863082311" calcext:value-type="float">
            <text:p>0.687176863082311</text:p>
          </table:table-cell>
          <table:table-cell office:value-type="float" office:value="0.131542275573932" calcext:value-type="float">
            <text:p>0.131542275573932</text:p>
          </table:table-cell>
          <table:table-cell office:value-type="float" office:value="0.11877812333046" calcext:value-type="float">
            <text:p>0.11877812333046</text:p>
          </table:table-cell>
          <table:table-cell office:value-type="float" office:value="0.226988866235314" calcext:value-type="float">
            <text:p>0.226988866235314</text:p>
          </table:table-cell>
          <table:table-cell office:value-type="float" office:value="0.0844783575610764" calcext:value-type="float">
            <text:p>0.0844783575610764</text:p>
          </table:table-cell>
          <table:table-cell office:value-type="float" office:value="0.0815782954496488" calcext:value-type="float">
            <text:p>0.0815782954496488</text:p>
          </table:table-cell>
          <table:table-cell office:value-type="float" office:value="0.13301637380951" calcext:value-type="float">
            <text:p>0.13301637380951</text:p>
          </table:table-cell>
          <table:table-cell office:value-type="float" office:value="1142" calcext:value-type="float">
            <text:p>1142</text:p>
          </table:table-cell>
          <table:table-cell office:value-type="float" office:value="21" calcext:value-type="float">
            <text:p>21</text:p>
          </table:table-cell>
          <table:table-cell office:value-type="float" office:value="136" calcext:value-type="float">
            <text:p>136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.0416570771065502" calcext:value-type="float">
            <text:p>0.0416570771065502</text:p>
          </table:table-cell>
          <table:table-cell office:value-type="float" office:value="0.0452074592438221" calcext:value-type="float">
            <text:p>0.0452074592438221</text:p>
          </table:table-cell>
          <table:table-cell office:value-type="float" office:value="0.932025041623094" calcext:value-type="float">
            <text:p>0.932025041623094</text:p>
          </table:table-cell>
          <table:table-cell office:value-type="float" office:value="0.929276326066359" calcext:value-type="float">
            <text:p>0.929276326066359</text:p>
          </table:table-cell>
          <table:table-cell office:value-type="float" office:value="0.932025041623094" calcext:value-type="float">
            <text:p>0.932025041623094</text:p>
          </table:table-cell>
          <table:table-cell office:value-type="float" office:value="0.186385575561435" calcext:value-type="float">
            <text:p>0.186385575561435</text:p>
          </table:table-cell>
          <table:table-cell office:value-type="float" office:value="0.1649368918593" calcext:value-type="float">
            <text:p>0.1649368918593</text:p>
          </table:table-cell>
          <table:table-cell office:value-type="float" office:value="0.346772547958292" calcext:value-type="float">
            <text:p>0.346772547958292</text:p>
          </table:table-cell>
          <table:table-cell office:value-type="float" office:value="0.101327590697066" calcext:value-type="float">
            <text:p>0.101327590697066</text:p>
          </table:table-cell>
          <table:table-cell office:value-type="float" office:value="0.0961935400056647" calcext:value-type="float">
            <text:p>0.0961935400056647</text:p>
          </table:table-cell>
          <table:table-cell office:value-type="float" office:value="0.195835437814302" calcext:value-type="float">
            <text:p>0.195835437814302</text:p>
          </table:table-cell>
          <table:table-cell office:value-type="float" office:value="1085" calcext:value-type="float">
            <text:p>1085</text:p>
          </table:table-cell>
          <table:table-cell office:value-type="float" office:value="44" calcext:value-type="float">
            <text:p>44</text:p>
          </table:table-cell>
          <table:table-cell office:value-type="float" office:value="113" calcext:value-type="float">
            <text:p>113</text:p>
          </table:table-cell>
          <table:table-cell office:value-type="float" office:value="89" calcext:value-type="float">
            <text:p>8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131023166418722" calcext:value-type="float">
            <text:p>0.131023166418722</text:p>
          </table:table-cell>
          <table:table-cell office:value-type="float" office:value="0.11737050378605" calcext:value-type="float">
            <text:p>0.11737050378605</text:p>
          </table:table-cell>
          <table:table-cell office:value-type="float" office:value="0.233113777442651" calcext:value-type="float">
            <text:p>0.233113777442651</text:p>
          </table:table-cell>
          <table:table-cell table:number-columns-repeated="2" office:value-type="float" office:value="0.0842105263157895" calcext:value-type="float">
            <text:p>0.0842105263157895</text:p>
          </table:table-cell>
          <table:table-cell office:value-type="float" office:value="0.236641221374046" calcext:value-type="float">
            <text:p>0.236641221374046</text:p>
          </table:table-cell>
          <table:table-cell office:value-type="float" office:value="1146" calcext:value-type="float">
            <text:p>1146</text:p>
          </table:table-cell>
          <table:table-cell office:value-type="float" office:value="19" calcext:value-type="float">
            <text:p>19</text:p>
          </table:table-cell>
          <table:table-cell office:value-type="float" office:value="138" calcext:value-type="float">
            <text:p>138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13102271456612" calcext:value-type="float">
            <text:p>0.13102271456612</text:p>
          </table:table-cell>
          <table:table-cell office:value-type="float" office:value="0.117369991506822" calcext:value-type="float">
            <text:p>0.117369991506822</text:p>
          </table:table-cell>
          <table:table-cell office:value-type="float" office:value="0.233113777442651" calcext:value-type="float">
            <text:p>0.233113777442651</text:p>
          </table:table-cell>
          <table:table-cell table:number-columns-repeated="2" office:value-type="float" office:value="0.0842105263157895" calcext:value-type="float">
            <text:p>0.0842105263157895</text:p>
          </table:table-cell>
          <table:table-cell office:value-type="float" office:value="0.236641221374046" calcext:value-type="float">
            <text:p>0.236641221374046</text:p>
          </table:table-cell>
          <table:table-cell office:value-type="float" office:value="1146" calcext:value-type="float">
            <text:p>1146</text:p>
          </table:table-cell>
          <table:table-cell office:value-type="float" office:value="19" calcext:value-type="float">
            <text:p>19</text:p>
          </table:table-cell>
          <table:table-cell office:value-type="float" office:value="138" calcext:value-type="float">
            <text:p>138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0.529411764705882" calcext:value-type="float">
            <text:p>0.529411764705882</text:p>
          </table:table-cell>
          <table:table-cell office:value-type="float" office:value="0.130324591675191" calcext:value-type="float">
            <text:p>0.130324591675191</text:p>
          </table:table-cell>
          <table:table-cell office:value-type="float" office:value="0.120847658389496" calcext:value-type="float">
            <text:p>0.120847658389496</text:p>
          </table:table-cell>
          <table:table-cell office:value-type="float" office:value="0.201190322104522" calcext:value-type="float">
            <text:p>0.201190322104522</text:p>
          </table:table-cell>
          <table:table-cell table:number-columns-repeated="3" office:value-type="float" office:value="0.0872727272727273" calcext:value-type="float">
            <text:p>0.0872727272727273</text:p>
          </table:table-cell>
          <table:table-cell office:value-type="float" office:value="1111" calcext:value-type="float">
            <text:p>1111</text:p>
          </table:table-cell>
          <table:table-cell office:value-type="float" office:value="33" calcext:value-type="float">
            <text:p>33</text:p>
          </table:table-cell>
          <table:table-cell office:value-type="float" office:value="124" calcext:value-type="float">
            <text:p>124</text:p>
          </table:table-cell>
          <table:table-cell office:value-type="float" office:value="63" calcext:value-type="float">
            <text:p>6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858985602855682" calcext:value-type="float">
            <text:p>0.858985602855682</text:p>
          </table:table-cell>
          <table:table-cell office:value-type="float" office:value="0.126315560047365" calcext:value-type="float">
            <text:p>0.126315560047365</text:p>
          </table:table-cell>
          <table:table-cell office:value-type="float" office:value="0.114304536236971" calcext:value-type="float">
            <text:p>0.114304536236971</text:p>
          </table:table-cell>
          <table:table-cell office:value-type="float" office:value="0.216130476948017" calcext:value-type="float">
            <text:p>0.216130476948017</text:p>
          </table:table-cell>
          <table:table-cell table:number-columns-repeated="3" office:value-type="float" office:value="0.0697674418604651" calcext:value-type="float">
            <text:p>0.0697674418604651</text:p>
          </table:table-cell>
          <table:table-cell office:value-type="float" office:value="1116" calcext:value-type="float">
            <text:p>1116</text:p>
          </table:table-cell>
          <table:table-cell office:value-type="float" office:value="32" calcext:value-type="float">
            <text:p>32</text:p>
          </table:table-cell>
          <table:table-cell office:value-type="float" office:value="125" calcext:value-type="float">
            <text:p>125</text:p>
          </table:table-cell>
          <table:table-cell office:value-type="float" office:value="58" calcext:value-type="float">
            <text:p>5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0.447761194029851" calcext:value-type="float">
            <text:p>0.447761194029851</text:p>
          </table:table-cell>
          <table:table-cell office:value-type="float" office:value="0.128894323546532" calcext:value-type="float">
            <text:p>0.128894323546532</text:p>
          </table:table-cell>
          <table:table-cell office:value-type="float" office:value="0.117086281462442" calcext:value-type="float">
            <text:p>0.117086281462442</text:p>
          </table:table-cell>
          <table:table-cell office:value-type="float" office:value="0.217191402570241" calcext:value-type="float">
            <text:p>0.217191402570241</text:p>
          </table:table-cell>
          <table:table-cell table:number-columns-repeated="2" office:value-type="float" office:value="0.0757575757575758" calcext:value-type="float">
            <text:p>0.0757575757575758</text:p>
          </table:table-cell>
          <table:table-cell office:value-type="float" office:value="0.227272727272727" calcext:value-type="float">
            <text:p>0.227272727272727</text:p>
          </table:table-cell>
          <table:table-cell office:value-type="float" office:value="1174" calcext:value-type="float">
            <text:p>1174</text:p>
          </table:table-cell>
          <table:table-cell office:value-type="float" office:value="0" calcext:value-type="float">
            <text:p>0</text:p>
          </table:table-cell>
          <table:table-cell office:value-type="float" office:value="157" calcext:value-type="float">
            <text:p>15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0.55" calcext:value-type="float">
            <text:p>0.55</text:p>
          </table:table-cell>
          <table:table-cell office:value-type="float" office:value="0.130277986476334" calcext:value-type="float">
            <text:p>0.130277986476334</text:p>
          </table:table-cell>
          <table:table-cell office:value-type="float" office:value="0.117376490630324" calcext:value-type="float">
            <text:p>0.117376490630324</text:p>
          </table:table-cell>
          <table:table-cell office:value-type="float" office:value="0.226751592356688" calcext:value-type="float">
            <text:p>0.226751592356688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141" calcext:value-type="float">
            <text:p>1141</text:p>
          </table:table-cell>
          <table:table-cell office:value-type="float" office:value="23" calcext:value-type="float">
            <text:p>23</text:p>
          </table:table-cell>
          <table:table-cell office:value-type="float" office:value="134" calcext:value-type="float">
            <text:p>134</text:p>
          </table:table-cell>
          <table:table-cell office:value-type="float" office:value="33" calcext:value-type="float">
            <text:p>3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0.529411764705882" calcext:value-type="float">
            <text:p>0.529411764705882</text:p>
          </table:table-cell>
          <table:table-cell office:value-type="float" office:value="0.130324591675191" calcext:value-type="float">
            <text:p>0.130324591675191</text:p>
          </table:table-cell>
          <table:table-cell office:value-type="float" office:value="0.120847658389496" calcext:value-type="float">
            <text:p>0.120847658389496</text:p>
          </table:table-cell>
          <table:table-cell office:value-type="float" office:value="0.201190322104522" calcext:value-type="float">
            <text:p>0.201190322104522</text:p>
          </table:table-cell>
          <table:table-cell table:number-columns-repeated="3" office:value-type="float" office:value="0.0872727272727273" calcext:value-type="float">
            <text:p>0.0872727272727273</text:p>
          </table:table-cell>
          <table:table-cell office:value-type="float" office:value="1111" calcext:value-type="float">
            <text:p>1111</text:p>
          </table:table-cell>
          <table:table-cell office:value-type="float" office:value="33" calcext:value-type="float">
            <text:p>33</text:p>
          </table:table-cell>
          <table:table-cell office:value-type="float" office:value="124" calcext:value-type="float">
            <text:p>124</text:p>
          </table:table-cell>
          <table:table-cell office:value-type="float" office:value="63" calcext:value-type="float">
            <text:p>6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85" calcext:value-type="float">
            <text:p>0.85</text:p>
          </table:table-cell>
          <table:table-cell office:value-type="float" office:value="0.126279063911103" calcext:value-type="float">
            <text:p>0.126279063911103</text:p>
          </table:table-cell>
          <table:table-cell office:value-type="float" office:value="0.114277147595027" calcext:value-type="float">
            <text:p>0.114277147595027</text:p>
          </table:table-cell>
          <table:table-cell office:value-type="float" office:value="0.216025877637683" calcext:value-type="float">
            <text:p>0.216025877637683</text:p>
          </table:table-cell>
          <table:table-cell table:number-columns-repeated="3" office:value-type="float" office:value="0.0697674418604651" calcext:value-type="float">
            <text:p>0.0697674418604651</text:p>
          </table:table-cell>
          <table:table-cell office:value-type="float" office:value="1116" calcext:value-type="float">
            <text:p>1116</text:p>
          </table:table-cell>
          <table:table-cell office:value-type="float" office:value="32" calcext:value-type="float">
            <text:p>32</text:p>
          </table:table-cell>
          <table:table-cell office:value-type="float" office:value="125" calcext:value-type="float">
            <text:p>125</text:p>
          </table:table-cell>
          <table:table-cell office:value-type="float" office:value="58" calcext:value-type="float">
            <text:p>58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174" calcext:value-type="float">
            <text:p>1174</text:p>
          </table:table-cell>
          <table:table-cell office:value-type="float" office:value="0" calcext:value-type="float">
            <text:p>0</text:p>
          </table:table-cell>
          <table:table-cell office:value-type="float" office:value="157" calcext:value-type="float">
            <text:p>157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174" calcext:value-type="float">
            <text:p>1174</text:p>
          </table:table-cell>
          <table:table-cell office:value-type="float" office:value="0" calcext:value-type="float">
            <text:p>0</text:p>
          </table:table-cell>
          <table:table-cell office:value-type="float" office:value="157" calcext:value-type="float">
            <text:p>1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.0000654211398796178" calcext:value-type="float">
            <text:p>6.54211398796178E-05</text:p>
          </table:table-cell>
          <table:table-cell office:value-type="float" office:value="0.0000879044382600114" calcext:value-type="float">
            <text:p>8.79044382600114E-05</text:p>
          </table:table-cell>
          <table:table-cell table:number-columns-repeated="2" office:value-type="float" office:value="0.99937242269516" calcext:value-type="float">
            <text:p>0.99937242269516</text:p>
          </table:table-cell>
          <table:table-cell office:value-type="float" office:value="0.998906850814819" calcext:value-type="float">
            <text:p>0.998906850814819</text:p>
          </table:table-cell>
          <table:table-cell office:value-type="float" office:value="0.119929309850565" calcext:value-type="float">
            <text:p>0.119929309850565</text:p>
          </table:table-cell>
          <table:table-cell office:value-type="float" office:value="0.0842161530498034" calcext:value-type="float">
            <text:p>0.0842161530498034</text:p>
          </table:table-cell>
          <table:table-cell office:value-type="float" office:value="0.358980382540054" calcext:value-type="float">
            <text:p>0.358980382540054</text:p>
          </table:table-cell>
          <table:table-cell office:value-type="float" office:value="0.00136530806776136" calcext:value-type="float">
            <text:p>0.00136530806776136</text:p>
          </table:table-cell>
          <table:table-cell office:value-type="float" office:value="0.000995668233372271" calcext:value-type="float">
            <text:p>0.000995668233372271</text:p>
          </table:table-cell>
          <table:table-cell office:value-type="float" office:value="0.0458327904343605" calcext:value-type="float">
            <text:p>0.0458327904343605</text:p>
          </table:table-cell>
          <table:table-cell office:value-type="float" office:value="1071" calcext:value-type="float">
            <text:p>1071</text:p>
          </table:table-cell>
          <table:table-cell office:value-type="float" office:value="62" calcext:value-type="float">
            <text:p>62</text:p>
          </table:table-cell>
          <table:table-cell office:value-type="float" office:value="111" calcext:value-type="float">
            <text:p>111</text:p>
          </table:table-cell>
          <table:table-cell office:value-type="float" office:value="87" calcext:value-type="float">
            <text:p>87</text:p>
          </table:table-cell>
          <table:table-cell table:number-columns-repeated="2" office:value-type="float" office:value="0.0459185334247744" calcext:value-type="float">
            <text:p>0.0459185334247744</text:p>
          </table:table-cell>
          <table:table-cell office:value-type="float" office:value="0.0485148125027213" calcext:value-type="float">
            <text:p>0.0485148125027213</text:p>
          </table:table-cell>
          <table:table-cell table:number-columns-repeated="2" office:value-type="float" office:value="0.571834131386491" calcext:value-type="float">
            <text:p>0.571834131386491</text:p>
          </table:table-cell>
          <table:table-cell office:value-type="float" office:value="0.545080268842451" calcext:value-type="float">
            <text:p>0.545080268842451</text:p>
          </table:table-cell>
          <table:table-cell office:value-type="float" office:value="0.12061874159144" calcext:value-type="float">
            <text:p>0.12061874159144</text:p>
          </table:table-cell>
          <table:table-cell office:value-type="float" office:value="0.107098693510937" calcext:value-type="float">
            <text:p>0.107098693510937</text:p>
          </table:table-cell>
          <table:table-cell office:value-type="float" office:value="0.211117098107181" calcext:value-type="float">
            <text:p>0.211117098107181</text:p>
          </table:table-cell>
          <table:table-cell office:value-type="float" office:value="0.0801761094699147" calcext:value-type="float">
            <text:p>0.0801761094699147</text:p>
          </table:table-cell>
          <table:table-cell office:value-type="float" office:value="0.0757377027944762" calcext:value-type="float">
            <text:p>0.0757377027944762</text:p>
          </table:table-cell>
          <table:table-cell office:value-type="float" office:value="0.148741059981595" calcext:value-type="float">
            <text:p>0.148741059981595</text:p>
          </table:table-cell>
          <table:table-cell office:value-type="float" office:value="1151" calcext:value-type="float">
            <text:p>1151</text:p>
          </table:table-cell>
          <table:table-cell office:value-type="float" office:value="7" calcext:value-type="float">
            <text:p>7</text:p>
          </table:table-cell>
          <table:table-cell office:value-type="float" office:value="166" calcext:value-type="float">
            <text:p>16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.0458925064968688" calcext:value-type="float">
            <text:p>0.0458925064968688</text:p>
          </table:table-cell>
          <table:table-cell office:value-type="float" office:value="0.0484887417911536" calcext:value-type="float">
            <text:p>0.0484887417911536</text:p>
          </table:table-cell>
          <table:table-cell table:number-columns-repeated="2" office:value-type="float" office:value="0.572101975595229" calcext:value-type="float">
            <text:p>0.572101975595229</text:p>
          </table:table-cell>
          <table:table-cell office:value-type="float" office:value="0.545337872554485" calcext:value-type="float">
            <text:p>0.545337872554485</text:p>
          </table:table-cell>
          <table:table-cell office:value-type="float" office:value="0.120622757996569" calcext:value-type="float">
            <text:p>0.120622757996569</text:p>
          </table:table-cell>
          <table:table-cell office:value-type="float" office:value="0.107095076214626" calcext:value-type="float">
            <text:p>0.107095076214626</text:p>
          </table:table-cell>
          <table:table-cell office:value-type="float" office:value="0.211172211773971" calcext:value-type="float">
            <text:p>0.211172211773971</text:p>
          </table:table-cell>
          <table:table-cell office:value-type="float" office:value="0.08015453964464" calcext:value-type="float">
            <text:p>0.08015453964464</text:p>
          </table:table-cell>
          <table:table-cell office:value-type="float" office:value="0.0757150328521898" calcext:value-type="float">
            <text:p>0.0757150328521898</text:p>
          </table:table-cell>
          <table:table-cell office:value-type="float" office:value="0.148748757262171" calcext:value-type="float">
            <text:p>0.148748757262171</text:p>
          </table:table-cell>
          <table:table-cell office:value-type="float" office:value="1151" calcext:value-type="float">
            <text:p>1151</text:p>
          </table:table-cell>
          <table:table-cell office:value-type="float" office:value="7" calcext:value-type="float">
            <text:p>7</text:p>
          </table:table-cell>
          <table:table-cell office:value-type="float" office:value="166" calcext:value-type="float">
            <text:p>16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.0409439590994654" calcext:value-type="float">
            <text:p>0.0409439590994654</text:p>
          </table:table-cell>
          <table:table-cell office:value-type="float" office:value="0.0449144471684831" calcext:value-type="float">
            <text:p>0.0449144471684831</text:p>
          </table:table-cell>
          <table:table-cell table:number-columns-repeated="2" office:value-type="float" office:value="0.917847115334754" calcext:value-type="float">
            <text:p>0.917847115334754</text:p>
          </table:table-cell>
          <table:table-cell office:value-type="float" office:value="0.903055137399743" calcext:value-type="float">
            <text:p>0.903055137399743</text:p>
          </table:table-cell>
          <table:table-cell office:value-type="float" office:value="0.195733182744795" calcext:value-type="float">
            <text:p>0.195733182744795</text:p>
          </table:table-cell>
          <table:table-cell office:value-type="float" office:value="0.167250136523134" calcext:value-type="float">
            <text:p>0.167250136523134</text:p>
          </table:table-cell>
          <table:table-cell office:value-type="float" office:value="0.386388486355681" calcext:value-type="float">
            <text:p>0.386388486355681</text:p>
          </table:table-cell>
          <table:table-cell office:value-type="float" office:value="0.103513640978349" calcext:value-type="float">
            <text:p>0.103513640978349</text:p>
          </table:table-cell>
          <table:table-cell office:value-type="float" office:value="0.0942982127576833" calcext:value-type="float">
            <text:p>0.0942982127576833</text:p>
          </table:table-cell>
          <table:table-cell office:value-type="float" office:value="0.270174479468933" calcext:value-type="float">
            <text:p>0.270174479468933</text:p>
          </table:table-cell>
          <table:table-cell office:value-type="float" office:value="1071" calcext:value-type="float">
            <text:p>1071</text:p>
          </table:table-cell>
          <table:table-cell office:value-type="float" office:value="62" calcext:value-type="float">
            <text:p>62</text:p>
          </table:table-cell>
          <table:table-cell office:value-type="float" office:value="111" calcext:value-type="float">
            <text:p>111</text:p>
          </table:table-cell>
          <table:table-cell office:value-type="float" office:value="87" calcext:value-type="float">
            <text:p>8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99937242269516" calcext:value-type="float">
            <text:p>0.99937242269516</text:p>
          </table:table-cell>
          <table:table-cell office:value-type="float" office:value="0.371794871794872" calcext:value-type="float">
            <text:p>0.371794871794872</text:p>
          </table:table-cell>
          <table:table-cell office:value-type="float" office:value="0.12400603714615" calcext:value-type="float">
            <text:p>0.12400603714615</text:p>
          </table:table-cell>
          <table:table-cell office:value-type="float" office:value="0.109435567893038" calcext:value-type="float">
            <text:p>0.109435567893038</text:p>
          </table:table-cell>
          <table:table-cell office:value-type="float" office:value="0.221535536539815" calcext:value-type="float">
            <text:p>0.221535536539815</text:p>
          </table:table-cell>
          <table:table-cell table:number-columns-repeated="2" office:value-type="float" office:value="0.0898876404494382" calcext:value-type="float">
            <text:p>0.0898876404494382</text:p>
          </table:table-cell>
          <table:table-cell office:value-type="float" office:value="0.217391304347826" calcext:value-type="float">
            <text:p>0.217391304347826</text:p>
          </table:table-cell>
          <table:table-cell office:value-type="float" office:value="1157" calcext:value-type="float">
            <text:p>1157</text:p>
          </table:table-cell>
          <table:table-cell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0.371794871794872" calcext:value-type="float">
            <text:p>0.371794871794872</text:p>
          </table:table-cell>
          <table:table-cell office:value-type="float" office:value="0.123534528843445" calcext:value-type="float">
            <text:p>0.123534528843445</text:p>
          </table:table-cell>
          <table:table-cell office:value-type="float" office:value="0.108893618367217" calcext:value-type="float">
            <text:p>0.108893618367217</text:p>
          </table:table-cell>
          <table:table-cell office:value-type="float" office:value="0.221535536539815" calcext:value-type="float">
            <text:p>0.221535536539815</text:p>
          </table:table-cell>
          <table:table-cell table:number-columns-repeated="2" office:value-type="float" office:value="0.0898876404494382" calcext:value-type="float">
            <text:p>0.0898876404494382</text:p>
          </table:table-cell>
          <table:table-cell office:value-type="float" office:value="0.217391304347826" calcext:value-type="float">
            <text:p>0.217391304347826</text:p>
          </table:table-cell>
          <table:table-cell office:value-type="float" office:value="1158" calcext:value-type="float">
            <text:p>1158</text:p>
          </table:table-cell>
          <table:table-cell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0.545454545454545" calcext:value-type="float">
            <text:p>0.545454545454545</text:p>
          </table:table-cell>
          <table:table-cell office:value-type="float" office:value="0.122303497172513" calcext:value-type="float">
            <text:p>0.122303497172513</text:p>
          </table:table-cell>
          <table:table-cell office:value-type="float" office:value="0.111922736400302" calcext:value-type="float">
            <text:p>0.111922736400302</text:p>
          </table:table-cell>
          <table:table-cell office:value-type="float" office:value="0.191788589509041" calcext:value-type="float">
            <text:p>0.191788589509041</text:p>
          </table:table-cell>
          <table:table-cell table:number-columns-repeated="3" office:value-type="float" office:value="0.0797186400937866" calcext:value-type="float">
            <text:p>0.0797186400937866</text:p>
          </table:table-cell>
          <table:table-cell office:value-type="float" office:value="1133" calcext:value-type="float">
            <text:p>1133</text:p>
          </table:table-cell>
          <table:table-cell office:value-type="float" office:value="13" calcext:value-type="float">
            <text:p>13</text:p>
          </table:table-cell>
          <table:table-cell office:value-type="float" office:value="160" calcext:value-type="float">
            <text:p>160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130627936746287" calcext:value-type="float">
            <text:p>0.130627936746287</text:p>
          </table:table-cell>
          <table:table-cell office:value-type="float" office:value="0.115861978944316" calcext:value-type="float">
            <text:p>0.115861978944316</text:p>
          </table:table-cell>
          <table:table-cell office:value-type="float" office:value="0.229465966426529" calcext:value-type="float">
            <text:p>0.229465966426529</text:p>
          </table:table-cell>
          <table:table-cell table:number-columns-repeated="2" office:value-type="float" office:value="0.0708074534161491" calcext:value-type="float">
            <text:p>0.0708074534161491</text:p>
          </table:table-cell>
          <table:table-cell office:value-type="float" office:value="0.153846153846154" calcext:value-type="float">
            <text:p>0.153846153846154</text:p>
          </table:table-cell>
          <table:table-cell office:value-type="float" office:value="1123" calcext:value-type="float">
            <text:p>1123</text:p>
          </table:table-cell>
          <table:table-cell office:value-type="float" office:value="17" calcext:value-type="float">
            <text:p>17</text:p>
          </table:table-cell>
          <table:table-cell office:value-type="float" office:value="156" calcext:value-type="float">
            <text:p>156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.0149253731343284" calcext:value-type="float">
            <text:p>0.0149253731343284</text:p>
          </table:table-cell>
          <table:table-cell table:number-columns-repeated="3" office:value-type="float" office:value="0.343283582089552" calcext:value-type="float">
            <text:p>0.343283582089552</text:p>
          </table:table-cell>
          <table:table-cell office:value-type="float" office:value="0.121966834089915" calcext:value-type="float">
            <text:p>0.121966834089915</text:p>
          </table:table-cell>
          <table:table-cell office:value-type="float" office:value="0.10805370228462" calcext:value-type="float">
            <text:p>0.10805370228462</text:p>
          </table:table-cell>
          <table:table-cell office:value-type="float" office:value="0.215096352185473" calcext:value-type="float">
            <text:p>0.215096352185473</text:p>
          </table:table-cell>
          <table:table-cell office:value-type="float" office:value="0.0746268656716418" calcext:value-type="float">
            <text:p>0.0746268656716418</text:p>
          </table:table-cell>
          <table:table-cell office:value-type="float" office:value="0.0597014925373134" calcext:value-type="float">
            <text:p>0.0597014925373134</text:p>
          </table:table-cell>
          <table:table-cell office:value-type="float" office:value="0.212121212121212" calcext:value-type="float">
            <text:p>0.212121212121212</text:p>
          </table:table-cell>
          <table:table-cell office:value-type="float" office:value="1158" calcext:value-type="float">
            <text:p>1158</text:p>
          </table:table-cell>
          <table:table-cell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0.5" calcext:value-type="float">
            <text:p>0.5</text:p>
          </table:table-cell>
          <table:table-cell office:value-type="float" office:value="0.124567993989482" calcext:value-type="float">
            <text:p>0.124567993989482</text:p>
          </table:table-cell>
          <table:table-cell office:value-type="float" office:value="0.110405872193437" calcext:value-type="float">
            <text:p>0.110405872193437</text:p>
          </table:table-cell>
          <table:table-cell office:value-type="float" office:value="0.219364161849711" calcext:value-type="float">
            <text:p>0.219364161849711</text:p>
          </table:table-cell>
          <table:table-cell office:value-type="float" office:value="0.1" calcext:value-type="float">
            <text:p>0.1</text:p>
          </table:table-cell>
          <table:table-cell office:value-type="float" office:value="0.05" calcext:value-type="float">
            <text:p>0.05</text:p>
          </table:table-cell>
          <table:table-cell office:value-type="float" office:value="0.25" calcext:value-type="float">
            <text:p>0.25</text:p>
          </table:table-cell>
          <table:table-cell office:value-type="float" office:value="1133" calcext:value-type="float">
            <text:p>1133</text:p>
          </table:table-cell>
          <table:table-cell office:value-type="float" office:value="21" calcext:value-type="float">
            <text:p>21</text:p>
          </table:table-cell>
          <table:table-cell office:value-type="float" office:value="152" calcext:value-type="float">
            <text:p>152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0.545454545454545" calcext:value-type="float">
            <text:p>0.545454545454545</text:p>
          </table:table-cell>
          <table:table-cell office:value-type="float" office:value="0.122303497172513" calcext:value-type="float">
            <text:p>0.122303497172513</text:p>
          </table:table-cell>
          <table:table-cell office:value-type="float" office:value="0.111922736400302" calcext:value-type="float">
            <text:p>0.111922736400302</text:p>
          </table:table-cell>
          <table:table-cell office:value-type="float" office:value="0.191788589509041" calcext:value-type="float">
            <text:p>0.191788589509041</text:p>
          </table:table-cell>
          <table:table-cell table:number-columns-repeated="3" office:value-type="float" office:value="0.0797186400937866" calcext:value-type="float">
            <text:p>0.0797186400937866</text:p>
          </table:table-cell>
          <table:table-cell office:value-type="float" office:value="1133" calcext:value-type="float">
            <text:p>1133</text:p>
          </table:table-cell>
          <table:table-cell office:value-type="float" office:value="13" calcext:value-type="float">
            <text:p>13</text:p>
          </table:table-cell>
          <table:table-cell office:value-type="float" office:value="160" calcext:value-type="float">
            <text:p>160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130612554194068" calcext:value-type="float">
            <text:p>0.130612554194068</text:p>
          </table:table-cell>
          <table:table-cell office:value-type="float" office:value="0.115827483623456" calcext:value-type="float">
            <text:p>0.115827483623456</text:p>
          </table:table-cell>
          <table:table-cell office:value-type="float" office:value="0.22957851789793" calcext:value-type="float">
            <text:p>0.22957851789793</text:p>
          </table:table-cell>
          <table:table-cell table:number-columns-repeated="2" office:value-type="float" office:value="0.0708074534161491" calcext:value-type="float">
            <text:p>0.0708074534161491</text:p>
          </table:table-cell>
          <table:table-cell office:value-type="float" office:value="0.153846153846154" calcext:value-type="float">
            <text:p>0.153846153846154</text:p>
          </table:table-cell>
          <table:table-cell office:value-type="float" office:value="1123" calcext:value-type="float">
            <text:p>1123</text:p>
          </table:table-cell>
          <table:table-cell office:value-type="float" office:value="17" calcext:value-type="float">
            <text:p>17</text:p>
          </table:table-cell>
          <table:table-cell office:value-type="float" office:value="156" calcext:value-type="float">
            <text:p>156</text:p>
          </table:table-cell>
          <table:table-cell office:value-type="float" office:value="35" calcext:value-type="float">
            <text:p>35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158" calcext:value-type="float">
            <text:p>1158</text:p>
          </table:table-cell>
          <table:table-cell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158" calcext:value-type="float">
            <text:p>1158</text:p>
          </table:table-cell>
          <table:table-cell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.000330429815221578" calcext:value-type="float">
            <text:p>0.000330429815221578</text:p>
          </table:table-cell>
          <table:table-cell office:value-type="float" office:value="0.000616069009993225" calcext:value-type="float">
            <text:p>0.000616069009993225</text:p>
          </table:table-cell>
          <table:table-cell table:number-columns-repeated="2" office:value-type="float" office:value="0.997707366943359" calcext:value-type="float">
            <text:p>0.997707366943359</text:p>
          </table:table-cell>
          <table:table-cell office:value-type="float" office:value="0.989057958126068" calcext:value-type="float">
            <text:p>0.989057958126068</text:p>
          </table:table-cell>
          <table:table-cell office:value-type="float" office:value="0.0760136038820825" calcext:value-type="float">
            <text:p>0.0760136038820825</text:p>
          </table:table-cell>
          <table:table-cell office:value-type="float" office:value="0.0610216866719865" calcext:value-type="float">
            <text:p>0.0610216866719865</text:p>
          </table:table-cell>
          <table:table-cell office:value-type="float" office:value="0.202541132109134" calcext:value-type="float">
            <text:p>0.202541132109134</text:p>
          </table:table-cell>
          <table:table-cell office:value-type="float" office:value="0.00377359194681048" calcext:value-type="float">
            <text:p>0.00377359194681048</text:p>
          </table:table-cell>
          <table:table-cell office:value-type="float" office:value="0.00305688160005957" calcext:value-type="float">
            <text:p>0.00305688160005957</text:p>
          </table:table-cell>
          <table:table-cell office:value-type="float" office:value="0.0251035094261169" calcext:value-type="float">
            <text:p>0.0251035094261169</text:p>
          </table:table-cell>
          <table:table-cell office:value-type="float" office:value="1129" calcext:value-type="float">
            <text:p>1129</text:p>
          </table:table-cell>
          <table:table-cell office:value-type="float" office:value="26" calcext:value-type="float">
            <text:p>26</text:p>
          </table:table-cell>
          <table:table-cell office:value-type="float" office:value="115" calcext:value-type="float">
            <text:p>115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0.0543052301767889" calcext:value-type="float">
            <text:p>0.0543052301767889</text:p>
          </table:table-cell>
          <table:table-cell office:value-type="float" office:value="0.0634677625156119" calcext:value-type="float">
            <text:p>0.0634677625156119</text:p>
          </table:table-cell>
          <table:table-cell table:number-columns-repeated="2" office:value-type="float" office:value="0.708412176707486" calcext:value-type="float">
            <text:p>0.708412176707486</text:p>
          </table:table-cell>
          <table:table-cell office:value-type="float" office:value="0.61537906317258" calcext:value-type="float">
            <text:p>0.61537906317258</text:p>
          </table:table-cell>
          <table:table-cell office:value-type="float" office:value="0.133894345453998" calcext:value-type="float">
            <text:p>0.133894345453998</text:p>
          </table:table-cell>
          <table:table-cell office:value-type="float" office:value="0.12509221200716" calcext:value-type="float">
            <text:p>0.12509221200716</text:p>
          </table:table-cell>
          <table:table-cell office:value-type="float" office:value="0.20818185468618" calcext:value-type="float">
            <text:p>0.20818185468618</text:p>
          </table:table-cell>
          <table:table-cell office:value-type="float" office:value="0.0989358359052769" calcext:value-type="float">
            <text:p>0.0989358359052769</text:p>
          </table:table-cell>
          <table:table-cell office:value-type="float" office:value="0.0940397334353297" calcext:value-type="float">
            <text:p>0.0940397334353297</text:p>
          </table:table-cell>
          <table:table-cell office:value-type="float" office:value="0.154503817395195" calcext:value-type="float">
            <text:p>0.154503817395195</text:p>
          </table:table-cell>
          <table:table-cell office:value-type="float" office:value="1167" calcext:value-type="float">
            <text:p>1167</text:p>
          </table:table-cell>
          <table:table-cell office:value-type="float" office:value="5" calcext:value-type="float">
            <text:p>5</text:p>
          </table:table-cell>
          <table:table-cell office:value-type="float" office:value="136" calcext:value-type="float">
            <text:p>136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.054252949021993" calcext:value-type="float">
            <text:p>0.054252949021993</text:p>
          </table:table-cell>
          <table:table-cell office:value-type="float" office:value="0.0634156707540385" calcext:value-type="float">
            <text:p>0.0634156707540385</text:p>
          </table:table-cell>
          <table:table-cell table:number-columns-repeated="2" office:value-type="float" office:value="0.708863599073115" calcext:value-type="float">
            <text:p>0.708863599073115</text:p>
          </table:table-cell>
          <table:table-cell office:value-type="float" office:value="0.615811854578688" calcext:value-type="float">
            <text:p>0.615811854578688</text:p>
          </table:table-cell>
          <table:table-cell office:value-type="float" office:value="0.133889690956054" calcext:value-type="float">
            <text:p>0.133889690956054</text:p>
          </table:table-cell>
          <table:table-cell office:value-type="float" office:value="0.125080063502786" calcext:value-type="float">
            <text:p>0.125080063502786</text:p>
          </table:table-cell>
          <table:table-cell office:value-type="float" office:value="0.208240447476541" calcext:value-type="float">
            <text:p>0.208240447476541</text:p>
          </table:table-cell>
          <table:table-cell office:value-type="float" office:value="0.0988944999480342" calcext:value-type="float">
            <text:p>0.0988944999480342</text:p>
          </table:table-cell>
          <table:table-cell office:value-type="float" office:value="0.0939961358198154" calcext:value-type="float">
            <text:p>0.0939961358198154</text:p>
          </table:table-cell>
          <table:table-cell office:value-type="float" office:value="0.154500181135542" calcext:value-type="float">
            <text:p>0.154500181135542</text:p>
          </table:table-cell>
          <table:table-cell office:value-type="float" office:value="1167" calcext:value-type="float">
            <text:p>1167</text:p>
          </table:table-cell>
          <table:table-cell office:value-type="float" office:value="5" calcext:value-type="float">
            <text:p>5</text:p>
          </table:table-cell>
          <table:table-cell office:value-type="float" office:value="136" calcext:value-type="float">
            <text:p>136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.0445809407009275" calcext:value-type="float">
            <text:p>0.0445809407009275</text:p>
          </table:table-cell>
          <table:table-cell office:value-type="float" office:value="0.0559081418089045" calcext:value-type="float">
            <text:p>0.0559081418089045</text:p>
          </table:table-cell>
          <table:table-cell table:number-columns-repeated="2" office:value-type="float" office:value="0.910793502830389" calcext:value-type="float">
            <text:p>0.910793502830389</text:p>
          </table:table-cell>
          <table:table-cell office:value-type="float" office:value="0.848434813314963" calcext:value-type="float">
            <text:p>0.848434813314963</text:p>
          </table:table-cell>
          <table:table-cell office:value-type="float" office:value="0.165602106568136" calcext:value-type="float">
            <text:p>0.165602106568136</text:p>
          </table:table-cell>
          <table:table-cell office:value-type="float" office:value="0.151136212513305" calcext:value-type="float">
            <text:p>0.151136212513305</text:p>
          </table:table-cell>
          <table:table-cell office:value-type="float" office:value="0.287690148591172" calcext:value-type="float">
            <text:p>0.287690148591172</text:p>
          </table:table-cell>
          <table:table-cell office:value-type="float" office:value="0.10600300811141" calcext:value-type="float">
            <text:p>0.10600300811141</text:p>
          </table:table-cell>
          <table:table-cell office:value-type="float" office:value="0.0985842017896076" calcext:value-type="float">
            <text:p>0.0985842017896076</text:p>
          </table:table-cell>
          <table:table-cell office:value-type="float" office:value="0.197923946703197" calcext:value-type="float">
            <text:p>0.197923946703197</text:p>
          </table:table-cell>
          <table:table-cell office:value-type="float" office:value="1129" calcext:value-type="float">
            <text:p>1129</text:p>
          </table:table-cell>
          <table:table-cell office:value-type="float" office:value="26" calcext:value-type="float">
            <text:p>26</text:p>
          </table:table-cell>
          <table:table-cell office:value-type="float" office:value="115" calcext:value-type="float">
            <text:p>115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.666666666666667" calcext:value-type="float">
            <text:p>0.666666666666667</text:p>
          </table:table-cell>
          <table:table-cell office:value-type="float" office:value="0.416666666666667" calcext:value-type="float">
            <text:p>0.416666666666667</text:p>
          </table:table-cell>
          <table:table-cell office:value-type="float" office:value="0.136117443559041" calcext:value-type="float">
            <text:p>0.136117443559041</text:p>
          </table:table-cell>
          <table:table-cell office:value-type="float" office:value="0.124012089269245" calcext:value-type="float">
            <text:p>0.124012089269245</text:p>
          </table:table-cell>
          <table:table-cell office:value-type="float" office:value="0.238283199621861" calcext:value-type="float">
            <text:p>0.238283199621861</text:p>
          </table:table-cell>
          <table:table-cell table:number-columns-repeated="2" office:value-type="float" office:value="0.112554112554113" calcext:value-type="float">
            <text:p>0.112554112554113</text:p>
          </table:table-cell>
          <table:table-cell office:value-type="float" office:value="0.295180722891566" calcext:value-type="float">
            <text:p>0.295180722891566</text:p>
          </table:table-cell>
          <table:table-cell office:value-type="float" office:value="1188" calcext:value-type="float">
            <text:p>1188</text:p>
          </table:table-cell>
          <table:table-cell office:value-type="float" office:value="0" calcext:value-type="float">
            <text:p>0</text:p>
          </table:table-cell>
          <table:table-cell office:value-type="float" office:value="141" calcext:value-type="float">
            <text:p>14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.666666666666667" calcext:value-type="float">
            <text:p>0.666666666666667</text:p>
          </table:table-cell>
          <table:table-cell office:value-type="float" office:value="0.416666666666667" calcext:value-type="float">
            <text:p>0.416666666666667</text:p>
          </table:table-cell>
          <table:table-cell office:value-type="float" office:value="0.136117443559041" calcext:value-type="float">
            <text:p>0.136117443559041</text:p>
          </table:table-cell>
          <table:table-cell office:value-type="float" office:value="0.124012089269245" calcext:value-type="float">
            <text:p>0.124012089269245</text:p>
          </table:table-cell>
          <table:table-cell office:value-type="float" office:value="0.238283199621861" calcext:value-type="float">
            <text:p>0.238283199621861</text:p>
          </table:table-cell>
          <table:table-cell table:number-columns-repeated="2" office:value-type="float" office:value="0.112554112554113" calcext:value-type="float">
            <text:p>0.112554112554113</text:p>
          </table:table-cell>
          <table:table-cell office:value-type="float" office:value="0.295180722891566" calcext:value-type="float">
            <text:p>0.295180722891566</text:p>
          </table:table-cell>
          <table:table-cell office:value-type="float" office:value="1188" calcext:value-type="float">
            <text:p>1188</text:p>
          </table:table-cell>
          <table:table-cell office:value-type="float" office:value="0" calcext:value-type="float">
            <text:p>0</text:p>
          </table:table-cell>
          <table:table-cell office:value-type="float" office:value="141" calcext:value-type="float">
            <text:p>14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0.714285714285714" calcext:value-type="float">
            <text:p>0.714285714285714</text:p>
          </table:table-cell>
          <table:table-cell office:value-type="float" office:value="0.135654737336204" calcext:value-type="float">
            <text:p>0.135654737336204</text:p>
          </table:table-cell>
          <table:table-cell office:value-type="float" office:value="0.127520867139364" calcext:value-type="float">
            <text:p>0.127520867139364</text:p>
          </table:table-cell>
          <table:table-cell office:value-type="float" office:value="0.20430229431663" calcext:value-type="float">
            <text:p>0.20430229431663</text:p>
          </table:table-cell>
          <table:table-cell table:number-columns-repeated="3" office:value-type="float" office:value="0.102836879432624" calcext:value-type="float">
            <text:p>0.102836879432624</text:p>
          </table:table-cell>
          <table:table-cell office:value-type="float" office:value="1174" calcext:value-type="float">
            <text:p>1174</text:p>
          </table:table-cell>
          <table:table-cell office:value-type="float" office:value="10" calcext:value-type="float">
            <text:p>10</text:p>
          </table:table-cell>
          <table:table-cell office:value-type="float" office:value="131" calcext:value-type="float">
            <text:p>131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141186471049605" calcext:value-type="float">
            <text:p>0.141186471049605</text:p>
          </table:table-cell>
          <table:table-cell office:value-type="float" office:value="0.128215199285515" calcext:value-type="float">
            <text:p>0.128215199285515</text:p>
          </table:table-cell>
          <table:table-cell office:value-type="float" office:value="0.250660324945121" calcext:value-type="float">
            <text:p>0.250660324945121</text:p>
          </table:table-cell>
          <table:table-cell table:number-columns-repeated="3" office:value-type="float" office:value="0.0798934753661784" calcext:value-type="float">
            <text:p>0.0798934753661784</text:p>
          </table:table-cell>
          <table:table-cell office:value-type="float" office:value="1147" calcext:value-type="float">
            <text:p>1147</text:p>
          </table:table-cell>
          <table:table-cell office:value-type="float" office:value="22" calcext:value-type="float">
            <text:p>22</text:p>
          </table:table-cell>
          <table:table-cell office:value-type="float" office:value="119" calcext:value-type="float">
            <text:p>119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.0149253731343284" calcext:value-type="float">
            <text:p>0.0149253731343284</text:p>
          </table:table-cell>
          <table:table-cell table:number-columns-repeated="3" office:value-type="float" office:value="0.417910447761194" calcext:value-type="float">
            <text:p>0.417910447761194</text:p>
          </table:table-cell>
          <table:table-cell office:value-type="float" office:value="0.137032207992209" calcext:value-type="float">
            <text:p>0.137032207992209</text:p>
          </table:table-cell>
          <table:table-cell office:value-type="float" office:value="0.125413421813773" calcext:value-type="float">
            <text:p>0.125413421813773</text:p>
          </table:table-cell>
          <table:table-cell office:value-type="float" office:value="0.235091467228654" calcext:value-type="float">
            <text:p>0.235091467228654</text:p>
          </table:table-cell>
          <table:table-cell table:number-columns-repeated="2" office:value-type="float" office:value="0.104477611940299" calcext:value-type="float">
            <text:p>0.104477611940299</text:p>
          </table:table-cell>
          <table:table-cell office:value-type="float" office:value="0.253731343283582" calcext:value-type="float">
            <text:p>0.253731343283582</text:p>
          </table:table-cell>
          <table:table-cell office:value-type="float" office:value="1190" calcext:value-type="float">
            <text:p>1190</text:p>
          </table:table-cell>
          <table:table-cell office:value-type="float" office:value="0" calcext:value-type="float">
            <text:p>0</text:p>
          </table:table-cell>
          <table:table-cell office:value-type="float" office:value="141" calcext:value-type="float">
            <text:p>14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0.55" calcext:value-type="float">
            <text:p>0.55</text:p>
          </table:table-cell>
          <table:table-cell office:value-type="float" office:value="0.131743050338092" calcext:value-type="float">
            <text:p>0.131743050338092</text:p>
          </table:table-cell>
          <table:table-cell office:value-type="float" office:value="0.11936974789916" calcext:value-type="float">
            <text:p>0.11936974789916</text:p>
          </table:table-cell>
          <table:table-cell office:value-type="float" office:value="0.236170212765957" calcext:value-type="float">
            <text:p>0.236170212765957</text:p>
          </table:table-cell>
          <table:table-cell office:value-type="float" office:value="0.1" calcext:value-type="float">
            <text:p>0.1</text:p>
          </table:table-cell>
          <table:table-cell office:value-type="float" office:value="0.05" calcext:value-type="float">
            <text:p>0.05</text:p>
          </table:table-cell>
          <table:table-cell office:value-type="float" office:value="0.2" calcext:value-type="float">
            <text:p>0.2</text:p>
          </table:table-cell>
          <table:table-cell office:value-type="float" office:value="1181" calcext:value-type="float">
            <text:p>1181</text:p>
          </table:table-cell>
          <table:table-cell office:value-type="float" office:value="15" calcext:value-type="float">
            <text:p>15</text:p>
          </table:table-cell>
          <table:table-cell office:value-type="float" office:value="126" calcext:value-type="float">
            <text:p>126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0.714285714285714" calcext:value-type="float">
            <text:p>0.714285714285714</text:p>
          </table:table-cell>
          <table:table-cell office:value-type="float" office:value="0.135654737336204" calcext:value-type="float">
            <text:p>0.135654737336204</text:p>
          </table:table-cell>
          <table:table-cell office:value-type="float" office:value="0.127520867139364" calcext:value-type="float">
            <text:p>0.127520867139364</text:p>
          </table:table-cell>
          <table:table-cell office:value-type="float" office:value="0.20430229431663" calcext:value-type="float">
            <text:p>0.20430229431663</text:p>
          </table:table-cell>
          <table:table-cell table:number-columns-repeated="3" office:value-type="float" office:value="0.102836879432624" calcext:value-type="float">
            <text:p>0.102836879432624</text:p>
          </table:table-cell>
          <table:table-cell office:value-type="float" office:value="1174" calcext:value-type="float">
            <text:p>1174</text:p>
          </table:table-cell>
          <table:table-cell office:value-type="float" office:value="10" calcext:value-type="float">
            <text:p>10</text:p>
          </table:table-cell>
          <table:table-cell office:value-type="float" office:value="131" calcext:value-type="float">
            <text:p>131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141185636586369" calcext:value-type="float">
            <text:p>0.141185636586369</text:p>
          </table:table-cell>
          <table:table-cell office:value-type="float" office:value="0.128211371974103" calcext:value-type="float">
            <text:p>0.128211371974103</text:p>
          </table:table-cell>
          <table:table-cell office:value-type="float" office:value="0.250684749271456" calcext:value-type="float">
            <text:p>0.250684749271456</text:p>
          </table:table-cell>
          <table:table-cell table:number-columns-repeated="3" office:value-type="float" office:value="0.0798934753661784" calcext:value-type="float">
            <text:p>0.0798934753661784</text:p>
          </table:table-cell>
          <table:table-cell office:value-type="float" office:value="1147" calcext:value-type="float">
            <text:p>1147</text:p>
          </table:table-cell>
          <table:table-cell office:value-type="float" office:value="22" calcext:value-type="float">
            <text:p>22</text:p>
          </table:table-cell>
          <table:table-cell office:value-type="float" office:value="119" calcext:value-type="float">
            <text:p>119</text:p>
          </table:table-cell>
          <table:table-cell office:value-type="float" office:value="43" calcext:value-type="float">
            <text:p>43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190" calcext:value-type="float">
            <text:p>1190</text:p>
          </table:table-cell>
          <table:table-cell office:value-type="float" office:value="0" calcext:value-type="float">
            <text:p>0</text:p>
          </table:table-cell>
          <table:table-cell office:value-type="float" office:value="141" calcext:value-type="float">
            <text:p>14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190" calcext:value-type="float">
            <text:p>1190</text:p>
          </table:table-cell>
          <table:table-cell office:value-type="float" office:value="0" calcext:value-type="float">
            <text:p>0</text:p>
          </table:table-cell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.000275724363746122" calcext:value-type="float">
            <text:p>0.000275724363746122</text:p>
          </table:table-cell>
          <table:table-cell office:value-type="float" office:value="0.000457768008345738" calcext:value-type="float">
            <text:p>0.000457768008345738</text:p>
          </table:table-cell>
          <table:table-cell table:number-columns-repeated="2" office:value-type="float" office:value="0.998789966106415" calcext:value-type="float">
            <text:p>0.998789966106415</text:p>
          </table:table-cell>
          <table:table-cell office:value-type="float" office:value="0.998132169246674" calcext:value-type="float">
            <text:p>0.998132169246674</text:p>
          </table:table-cell>
          <table:table-cell office:value-type="float" office:value="0.0995153275899077" calcext:value-type="float">
            <text:p>0.0995153275899077</text:p>
          </table:table-cell>
          <table:table-cell office:value-type="float" office:value="0.0709581204198187" calcext:value-type="float">
            <text:p>0.0709581204198187</text:p>
          </table:table-cell>
          <table:table-cell office:value-type="float" office:value="0.305585544761723" calcext:value-type="float">
            <text:p>0.305585544761723</text:p>
          </table:table-cell>
          <table:table-cell office:value-type="float" office:value="0.00270647485740483" calcext:value-type="float">
            <text:p>0.00270647485740483</text:p>
          </table:table-cell>
          <table:table-cell office:value-type="float" office:value="0.0019951940048486" calcext:value-type="float">
            <text:p>0.0019951940048486</text:p>
          </table:table-cell>
          <table:table-cell office:value-type="float" office:value="0.0529834162443876" calcext:value-type="float">
            <text:p>0.0529834162443876</text:p>
          </table:table-cell>
          <table:table-cell office:value-type="float" office:value="1098" calcext:value-type="float">
            <text:p>1098</text:p>
          </table:table-cell>
          <table:table-cell office:value-type="float" office:value="48" calcext:value-type="float">
            <text:p>48</text:p>
          </table:table-cell>
          <table:table-cell office:value-type="float" office:value="114" calcext:value-type="float">
            <text:p>114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0.0423656392987617" calcext:value-type="float">
            <text:p>0.0423656392987617</text:p>
          </table:table-cell>
          <table:table-cell office:value-type="float" office:value="0.0482115373149085" calcext:value-type="float">
            <text:p>0.0482115373149085</text:p>
          </table:table-cell>
          <table:table-cell table:number-columns-repeated="2" office:value-type="float" office:value="0.703207857408058" calcext:value-type="float">
            <text:p>0.703207857408058</text:p>
          </table:table-cell>
          <table:table-cell office:value-type="float" office:value="0.678426922710865" calcext:value-type="float">
            <text:p>0.678426922710865</text:p>
          </table:table-cell>
          <table:table-cell office:value-type="float" office:value="0.118773047155195" calcext:value-type="float">
            <text:p>0.118773047155195</text:p>
          </table:table-cell>
          <table:table-cell office:value-type="float" office:value="0.104432306111644" calcext:value-type="float">
            <text:p>0.104432306111644</text:p>
          </table:table-cell>
          <table:table-cell office:value-type="float" office:value="0.222256542710203" calcext:value-type="float">
            <text:p>0.222256542710203</text:p>
          </table:table-cell>
          <table:table-cell office:value-type="float" office:value="0.0753163137038263" calcext:value-type="float">
            <text:p>0.0753163137038263</text:p>
          </table:table-cell>
          <table:table-cell office:value-type="float" office:value="0.0698275644336536" calcext:value-type="float">
            <text:p>0.0698275644336536</text:p>
          </table:table-cell>
          <table:table-cell office:value-type="float" office:value="0.154462852354494" calcext:value-type="float">
            <text:p>0.154462852354494</text:p>
          </table:table-cell>
          <table:table-cell office:value-type="float" office:value="1153" calcext:value-type="float">
            <text:p>1153</text:p>
          </table:table-cell>
          <table:table-cell office:value-type="float" office:value="14" calcext:value-type="float">
            <text:p>14</text:p>
          </table:table-cell>
          <table:table-cell office:value-type="float" office:value="148" calcext:value-type="float">
            <text:p>148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.0423234119277649" calcext:value-type="float">
            <text:p>0.0423234119277649</text:p>
          </table:table-cell>
          <table:table-cell office:value-type="float" office:value="0.0481684668178532" calcext:value-type="float">
            <text:p>0.0481684668178532</text:p>
          </table:table-cell>
          <table:table-cell table:number-columns-repeated="2" office:value-type="float" office:value="0.703618220951954" calcext:value-type="float">
            <text:p>0.703618220951954</text:p>
          </table:table-cell>
          <table:table-cell office:value-type="float" office:value="0.67883677904776" calcext:value-type="float">
            <text:p>0.67883677904776</text:p>
          </table:table-cell>
          <table:table-cell office:value-type="float" office:value="0.118771052049933" calcext:value-type="float">
            <text:p>0.118771052049933</text:p>
          </table:table-cell>
          <table:table-cell office:value-type="float" office:value="0.104419363820189" calcext:value-type="float">
            <text:p>0.104419363820189</text:p>
          </table:table-cell>
          <table:table-cell office:value-type="float" office:value="0.222333543041114" calcext:value-type="float">
            <text:p>0.222333543041114</text:p>
          </table:table-cell>
          <table:table-cell office:value-type="float" office:value="0.0752759263922449" calcext:value-type="float">
            <text:p>0.0752759263922449</text:p>
          </table:table-cell>
          <table:table-cell office:value-type="float" office:value="0.0697858956616961" calcext:value-type="float">
            <text:p>0.0697858956616961</text:p>
          </table:table-cell>
          <table:table-cell office:value-type="float" office:value="0.154466820688476" calcext:value-type="float">
            <text:p>0.154466820688476</text:p>
          </table:table-cell>
          <table:table-cell office:value-type="float" office:value="1153" calcext:value-type="float">
            <text:p>1153</text:p>
          </table:table-cell>
          <table:table-cell office:value-type="float" office:value="14" calcext:value-type="float">
            <text:p>14</text:p>
          </table:table-cell>
          <table:table-cell office:value-type="float" office:value="148" calcext:value-type="float">
            <text:p>148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.0369828725429671" calcext:value-type="float">
            <text:p>0.0369828725429671</text:p>
          </table:table-cell>
          <table:table-cell office:value-type="float" office:value="0.0448768897474846" calcext:value-type="float">
            <text:p>0.0448768897474846</text:p>
          </table:table-cell>
          <table:table-cell table:number-columns-repeated="2" office:value-type="float" office:value="0.935294864050198" calcext:value-type="float">
            <text:p>0.935294864050198</text:p>
          </table:table-cell>
          <table:table-cell office:value-type="float" office:value="0.924008440122362" calcext:value-type="float">
            <text:p>0.924008440122362</text:p>
          </table:table-cell>
          <table:table-cell office:value-type="float" office:value="0.168550428158514" calcext:value-type="float">
            <text:p>0.168550428158514</text:p>
          </table:table-cell>
          <table:table-cell office:value-type="float" office:value="0.143446212064992" calcext:value-type="float">
            <text:p>0.143446212064992</text:p>
          </table:table-cell>
          <table:table-cell office:value-type="float" office:value="0.349703691203741" calcext:value-type="float">
            <text:p>0.349703691203741</text:p>
          </table:table-cell>
          <table:table-cell office:value-type="float" office:value="0.0870448007109506" calcext:value-type="float">
            <text:p>0.0870448007109506</text:p>
          </table:table-cell>
          <table:table-cell office:value-type="float" office:value="0.0778579409738238" calcext:value-type="float">
            <text:p>0.0778579409738238</text:p>
          </table:table-cell>
          <table:table-cell office:value-type="float" office:value="0.241061183108736" calcext:value-type="float">
            <text:p>0.241061183108736</text:p>
          </table:table-cell>
          <table:table-cell office:value-type="float" office:value="1098" calcext:value-type="float">
            <text:p>1098</text:p>
          </table:table-cell>
          <table:table-cell office:value-type="float" office:value="48" calcext:value-type="float">
            <text:p>48</text:p>
          </table:table-cell>
          <table:table-cell office:value-type="float" office:value="114" calcext:value-type="float">
            <text:p>114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83091787439613" calcext:value-type="float">
            <text:p>0.00483091787439613</text:p>
          </table:table-cell>
          <table:table-cell table:number-columns-repeated="2" office:value-type="float" office:value="0.998789966106415" calcext:value-type="float">
            <text:p>0.998789966106415</text:p>
          </table:table-cell>
          <table:table-cell office:value-type="float" office:value="0.913633362926541" calcext:value-type="float">
            <text:p>0.913633362926541</text:p>
          </table:table-cell>
          <table:table-cell office:value-type="float" office:value="0.119356625857284" calcext:value-type="float">
            <text:p>0.119356625857284</text:p>
          </table:table-cell>
          <table:table-cell office:value-type="float" office:value="0.103533804989383" calcext:value-type="float">
            <text:p>0.103533804989383</text:p>
          </table:table-cell>
          <table:table-cell office:value-type="float" office:value="0.23353488261393" calcext:value-type="float">
            <text:p>0.23353488261393</text:p>
          </table:table-cell>
          <table:table-cell office:value-type="float" office:value="0.0833333333333333" calcext:value-type="float">
            <text:p>0.0833333333333333</text:p>
          </table:table-cell>
          <table:table-cell office:value-type="float" office:value="0.0682730923694779" calcext:value-type="float">
            <text:p>0.0682730923694779</text:p>
          </table:table-cell>
          <table:table-cell office:value-type="float" office:value="0.236363636363636" calcext:value-type="float">
            <text:p>0.236363636363636</text:p>
          </table:table-cell>
          <table:table-cell office:value-type="float" office:value="1163" calcext:value-type="float">
            <text:p>1163</text:p>
          </table:table-cell>
          <table:table-cell office:value-type="float" office:value="2" calcext:value-type="float">
            <text:p>2</text:p>
          </table:table-cell>
          <table:table-cell office:value-type="float" office:value="160" calcext:value-type="float">
            <text:p>16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83091787439613" calcext:value-type="float">
            <text:p>0.004830917874396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13633362926541" calcext:value-type="float">
            <text:p>0.913633362926541</text:p>
          </table:table-cell>
          <table:table-cell office:value-type="float" office:value="0.119357327817863" calcext:value-type="float">
            <text:p>0.119357327817863</text:p>
          </table:table-cell>
          <table:table-cell office:value-type="float" office:value="0.103534604227646" calcext:value-type="float">
            <text:p>0.103534604227646</text:p>
          </table:table-cell>
          <table:table-cell office:value-type="float" office:value="0.23353488261393" calcext:value-type="float">
            <text:p>0.23353488261393</text:p>
          </table:table-cell>
          <table:table-cell office:value-type="float" office:value="0.0833333333333333" calcext:value-type="float">
            <text:p>0.0833333333333333</text:p>
          </table:table-cell>
          <table:table-cell office:value-type="float" office:value="0.0682730923694779" calcext:value-type="float">
            <text:p>0.0682730923694779</text:p>
          </table:table-cell>
          <table:table-cell office:value-type="float" office:value="0.236363636363636" calcext:value-type="float">
            <text:p>0.236363636363636</text:p>
          </table:table-cell>
          <table:table-cell office:value-type="float" office:value="1163" calcext:value-type="float">
            <text:p>1163</text:p>
          </table:table-cell>
          <table:table-cell office:value-type="float" office:value="2" calcext:value-type="float">
            <text:p>2</text:p>
          </table:table-cell>
          <table:table-cell office:value-type="float" office:value="160" calcext:value-type="float">
            <text:p>16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75" calcext:value-type="float">
            <text:p>0.75</text:p>
          </table:table-cell>
          <table:table-cell office:value-type="float" office:value="0.5" calcext:value-type="float">
            <text:p>0.5</text:p>
          </table:table-cell>
          <table:table-cell office:value-type="float" office:value="0.121763894814123" calcext:value-type="float">
            <text:p>0.121763894814123</text:p>
          </table:table-cell>
          <table:table-cell office:value-type="float" office:value="0.109851683908334" calcext:value-type="float">
            <text:p>0.109851683908334</text:p>
          </table:table-cell>
          <table:table-cell office:value-type="float" office:value="0.20772299696763" calcext:value-type="float">
            <text:p>0.20772299696763</text:p>
          </table:table-cell>
          <table:table-cell table:number-columns-repeated="3" office:value-type="float" office:value="0.0753341433778858" calcext:value-type="float">
            <text:p>0.0753341433778858</text:p>
          </table:table-cell>
          <table:table-cell office:value-type="float" office:value="1154" calcext:value-type="float">
            <text:p>1154</text:p>
          </table:table-cell>
          <table:table-cell office:value-type="float" office:value="8" calcext:value-type="float">
            <text:p>8</text:p>
          </table:table-cell>
          <table:table-cell office:value-type="float" office:value="154" calcext:value-type="float">
            <text:p>154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120660530411726" calcext:value-type="float">
            <text:p>0.120660530411726</text:p>
          </table:table-cell>
          <table:table-cell office:value-type="float" office:value="0.107543513168053" calcext:value-type="float">
            <text:p>0.107543513168053</text:p>
          </table:table-cell>
          <table:table-cell office:value-type="float" office:value="0.215313574596006" calcext:value-type="float">
            <text:p>0.215313574596006</text:p>
          </table:table-cell>
          <table:table-cell table:number-columns-repeated="2" office:value-type="float" office:value="0.0650969529085873" calcext:value-type="float">
            <text:p>0.0650969529085873</text:p>
          </table:table-cell>
          <table:table-cell office:value-type="float" office:value="0.111111111111111" calcext:value-type="float">
            <text:p>0.111111111111111</text:p>
          </table:table-cell>
          <table:table-cell office:value-type="float" office:value="1138" calcext:value-type="float">
            <text:p>1138</text:p>
          </table:table-cell>
          <table:table-cell office:value-type="float" office:value="17" calcext:value-type="float">
            <text:p>17</text:p>
          </table:table-cell>
          <table:table-cell office:value-type="float" office:value="145" calcext:value-type="float">
            <text:p>145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0.432835820895522" calcext:value-type="float">
            <text:p>0.432835820895522</text:p>
          </table:table-cell>
          <table:table-cell office:value-type="float" office:value="0.119926798627585" calcext:value-type="float">
            <text:p>0.119926798627585</text:p>
          </table:table-cell>
          <table:table-cell office:value-type="float" office:value="0.105241735950468" calcext:value-type="float">
            <text:p>0.105241735950468</text:p>
          </table:table-cell>
          <table:table-cell office:value-type="float" office:value="0.225894936093941" calcext:value-type="float">
            <text:p>0.225894936093941</text:p>
          </table:table-cell>
          <table:table-cell table:number-columns-repeated="2" office:value-type="float" office:value="0.0895522388059701" calcext:value-type="float">
            <text:p>0.0895522388059701</text:p>
          </table:table-cell>
          <table:table-cell office:value-type="float" office:value="0.257575757575758" calcext:value-type="float">
            <text:p>0.257575757575758</text:p>
          </table:table-cell>
          <table:table-cell office:value-type="float" office:value="1169" calcext:value-type="float">
            <text:p>1169</text:p>
          </table:table-cell>
          <table:table-cell office:value-type="float" office:value="0" calcext:value-type="float">
            <text:p>0</text:p>
          </table:table-cell>
          <table:table-cell office:value-type="float" office:value="162" calcext:value-type="float">
            <text:p>16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0.5" calcext:value-type="float">
            <text:p>0.5</text:p>
          </table:table-cell>
          <table:table-cell office:value-type="float" office:value="0.120097670924117" calcext:value-type="float">
            <text:p>0.120097670924117</text:p>
          </table:table-cell>
          <table:table-cell office:value-type="float" office:value="0.105474764756202" calcext:value-type="float">
            <text:p>0.105474764756202</text:p>
          </table:table-cell>
          <table:table-cell office:value-type="float" office:value="0.225617283950617" calcext:value-type="float">
            <text:p>0.225617283950617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.25" calcext:value-type="float">
            <text:p>0.25</text:p>
          </table:table-cell>
          <table:table-cell office:value-type="float" office:value="1159" calcext:value-type="float">
            <text:p>1159</text:p>
          </table:table-cell>
          <table:table-cell office:value-type="float" office:value="7" calcext:value-type="float">
            <text:p>7</text:p>
          </table:table-cell>
          <table:table-cell office:value-type="float" office:value="155" calcext:value-type="float">
            <text:p>155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75" calcext:value-type="float">
            <text:p>0.75</text:p>
          </table:table-cell>
          <table:table-cell office:value-type="float" office:value="0.5" calcext:value-type="float">
            <text:p>0.5</text:p>
          </table:table-cell>
          <table:table-cell office:value-type="float" office:value="0.121763894814123" calcext:value-type="float">
            <text:p>0.121763894814123</text:p>
          </table:table-cell>
          <table:table-cell office:value-type="float" office:value="0.109851683908334" calcext:value-type="float">
            <text:p>0.109851683908334</text:p>
          </table:table-cell>
          <table:table-cell office:value-type="float" office:value="0.20772299696763" calcext:value-type="float">
            <text:p>0.20772299696763</text:p>
          </table:table-cell>
          <table:table-cell table:number-columns-repeated="3" office:value-type="float" office:value="0.0753341433778858" calcext:value-type="float">
            <text:p>0.0753341433778858</text:p>
          </table:table-cell>
          <table:table-cell office:value-type="float" office:value="1154" calcext:value-type="float">
            <text:p>1154</text:p>
          </table:table-cell>
          <table:table-cell office:value-type="float" office:value="8" calcext:value-type="float">
            <text:p>8</text:p>
          </table:table-cell>
          <table:table-cell office:value-type="float" office:value="154" calcext:value-type="float">
            <text:p>154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120651280958471" calcext:value-type="float">
            <text:p>0.120651280958471</text:p>
          </table:table-cell>
          <table:table-cell office:value-type="float" office:value="0.107540714435782" calcext:value-type="float">
            <text:p>0.107540714435782</text:p>
          </table:table-cell>
          <table:table-cell office:value-type="float" office:value="0.215257776421584" calcext:value-type="float">
            <text:p>0.215257776421584</text:p>
          </table:table-cell>
          <table:table-cell table:number-columns-repeated="2" office:value-type="float" office:value="0.0650969529085873" calcext:value-type="float">
            <text:p>0.0650969529085873</text:p>
          </table:table-cell>
          <table:table-cell office:value-type="float" office:value="0.111111111111111" calcext:value-type="float">
            <text:p>0.111111111111111</text:p>
          </table:table-cell>
          <table:table-cell office:value-type="float" office:value="1138" calcext:value-type="float">
            <text:p>1138</text:p>
          </table:table-cell>
          <table:table-cell office:value-type="float" office:value="17" calcext:value-type="float">
            <text:p>17</text:p>
          </table:table-cell>
          <table:table-cell office:value-type="float" office:value="145" calcext:value-type="float">
            <text:p>145</text:p>
          </table:table-cell>
          <table:table-cell office:value-type="float" office:value="31" calcext:value-type="float">
            <text:p>3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169" calcext:value-type="float">
            <text:p>1169</text:p>
          </table:table-cell>
          <table:table-cell office:value-type="float" office:value="0" calcext:value-type="float">
            <text:p>0</text:p>
          </table:table-cell>
          <table:table-cell office:value-type="float" office:value="162" calcext:value-type="float">
            <text:p>162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169" calcext:value-type="float">
            <text:p>1169</text:p>
          </table:table-cell>
          <table:table-cell office:value-type="float" office:value="0" calcext:value-type="float">
            <text:p>0</text:p>
          </table:table-cell>
          <table:table-cell office:value-type="float" office:value="162" calcext:value-type="float">
            <text:p>1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.000296579673886299" calcext:value-type="float">
            <text:p>0.000296579673886299</text:p>
          </table:table-cell>
          <table:table-cell office:value-type="float" office:value="0.000538418360520154" calcext:value-type="float">
            <text:p>0.000538418360520154</text:p>
          </table:table-cell>
          <table:table-cell table:number-columns-repeated="2" office:value-type="float" office:value="0.9984410405159" calcext:value-type="float">
            <text:p>0.9984410405159</text:p>
          </table:table-cell>
          <table:table-cell office:value-type="float" office:value="0.997661590576172" calcext:value-type="float">
            <text:p>0.997661590576172</text:p>
          </table:table-cell>
          <table:table-cell office:value-type="float" office:value="0.0866630163055239" calcext:value-type="float">
            <text:p>0.0866630163055239</text:p>
          </table:table-cell>
          <table:table-cell office:value-type="float" office:value="0.0682577135846252" calcext:value-type="float">
            <text:p>0.0682577135846252</text:p>
          </table:table-cell>
          <table:table-cell office:value-type="float" office:value="0.209047701639316" calcext:value-type="float">
            <text:p>0.209047701639316</text:p>
          </table:table-cell>
          <table:table-cell office:value-type="float" office:value="0.00417781993746758" calcext:value-type="float">
            <text:p>0.00417781993746758</text:p>
          </table:table-cell>
          <table:table-cell office:value-type="float" office:value="0.00335657340474427" calcext:value-type="float">
            <text:p>0.00335657340474427</text:p>
          </table:table-cell>
          <table:table-cell office:value-type="float" office:value="0.0227695936337113" calcext:value-type="float">
            <text:p>0.0227695936337113</text:p>
          </table:table-cell>
          <table:table-cell office:value-type="float" office:value="1090" calcext:value-type="float">
            <text:p>1090</text:p>
          </table:table-cell>
          <table:table-cell office:value-type="float" office:value="35" calcext:value-type="float">
            <text:p>35</text:p>
          </table:table-cell>
          <table:table-cell office:value-type="float" office:value="139" calcext:value-type="float">
            <text:p>139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0.0462742509481036" calcext:value-type="float">
            <text:p>0.0462742509481036</text:p>
          </table:table-cell>
          <table:table-cell office:value-type="float" office:value="0.0527746157408607" calcext:value-type="float">
            <text:p>0.0527746157408607</text:p>
          </table:table-cell>
          <table:table-cell table:number-columns-repeated="2" office:value-type="float" office:value="0.587840784750556" calcext:value-type="float">
            <text:p>0.587840784750556</text:p>
          </table:table-cell>
          <table:table-cell office:value-type="float" office:value="0.5648528653338" calcext:value-type="float">
            <text:p>0.5648528653338</text:p>
          </table:table-cell>
          <table:table-cell office:value-type="float" office:value="0.111536877604706" calcext:value-type="float">
            <text:p>0.111536877604706</text:p>
          </table:table-cell>
          <table:table-cell office:value-type="float" office:value="0.10317127801769" calcext:value-type="float">
            <text:p>0.10317127801769</text:p>
          </table:table-cell>
          <table:table-cell office:value-type="float" office:value="0.167163307042503" calcext:value-type="float">
            <text:p>0.167163307042503</text:p>
          </table:table-cell>
          <table:table-cell office:value-type="float" office:value="0.0822832140236119" calcext:value-type="float">
            <text:p>0.0822832140236119</text:p>
          </table:table-cell>
          <table:table-cell office:value-type="float" office:value="0.0785186140864702" calcext:value-type="float">
            <text:p>0.0785186140864702</text:p>
          </table:table-cell>
          <table:table-cell office:value-type="float" office:value="0.117700260767079" calcext:value-type="float">
            <text:p>0.117700260767079</text:p>
          </table:table-cell>
          <table:table-cell office:value-type="float" office:value="1144" calcext:value-type="float">
            <text:p>1144</text:p>
          </table:table-cell>
          <table:table-cell office:value-type="float" office:value="8" calcext:value-type="float">
            <text:p>8</text:p>
          </table:table-cell>
          <table:table-cell office:value-type="float" office:value="166" calcext:value-type="float">
            <text:p>166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.0462350818601374" calcext:value-type="float">
            <text:p>0.0462350818601374</text:p>
          </table:table-cell>
          <table:table-cell office:value-type="float" office:value="0.0527356270643124" calcext:value-type="float">
            <text:p>0.0527356270643124</text:p>
          </table:table-cell>
          <table:table-cell table:number-columns-repeated="2" office:value-type="float" office:value="0.588263396380697" calcext:value-type="float">
            <text:p>0.588263396380697</text:p>
          </table:table-cell>
          <table:table-cell office:value-type="float" office:value="0.565263599088302" calcext:value-type="float">
            <text:p>0.565263599088302</text:p>
          </table:table-cell>
          <table:table-cell office:value-type="float" office:value="0.111535161909149" calcext:value-type="float">
            <text:p>0.111535161909149</text:p>
          </table:table-cell>
          <table:table-cell office:value-type="float" office:value="0.103162726256607" calcext:value-type="float">
            <text:p>0.103162726256607</text:p>
          </table:table-cell>
          <table:table-cell office:value-type="float" office:value="0.167207047253928" calcext:value-type="float">
            <text:p>0.167207047253928</text:p>
          </table:table-cell>
          <table:table-cell office:value-type="float" office:value="0.082252278139534" calcext:value-type="float">
            <text:p>0.082252278139534</text:p>
          </table:table-cell>
          <table:table-cell office:value-type="float" office:value="0.07848610459982" calcext:value-type="float">
            <text:p>0.07848610459982</text:p>
          </table:table-cell>
          <table:table-cell office:value-type="float" office:value="0.117689839436164" calcext:value-type="float">
            <text:p>0.117689839436164</text:p>
          </table:table-cell>
          <table:table-cell office:value-type="float" office:value="1144" calcext:value-type="float">
            <text:p>1144</text:p>
          </table:table-cell>
          <table:table-cell office:value-type="float" office:value="8" calcext:value-type="float">
            <text:p>8</text:p>
          </table:table-cell>
          <table:table-cell office:value-type="float" office:value="166" calcext:value-type="float">
            <text:p>166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.0381167480416653" calcext:value-type="float">
            <text:p>0.0381167480416653</text:p>
          </table:table-cell>
          <table:table-cell office:value-type="float" office:value="0.0478272486565246" calcext:value-type="float">
            <text:p>0.0478272486565246</text:p>
          </table:table-cell>
          <table:table-cell table:number-columns-repeated="2" office:value-type="float" office:value="0.928788568554262" calcext:value-type="float">
            <text:p>0.928788568554262</text:p>
          </table:table-cell>
          <table:table-cell office:value-type="float" office:value="0.917342902836615" calcext:value-type="float">
            <text:p>0.917342902836615</text:p>
          </table:table-cell>
          <table:table-cell office:value-type="float" office:value="0.168184304948286" calcext:value-type="float">
            <text:p>0.168184304948286</text:p>
          </table:table-cell>
          <table:table-cell office:value-type="float" office:value="0.150492718382347" calcext:value-type="float">
            <text:p>0.150492718382347</text:p>
          </table:table-cell>
          <table:table-cell office:value-type="float" office:value="0.285823188033299" calcext:value-type="float">
            <text:p>0.285823188033299</text:p>
          </table:table-cell>
          <table:table-cell office:value-type="float" office:value="0.101980115694814" calcext:value-type="float">
            <text:p>0.101980115694814</text:p>
          </table:table-cell>
          <table:table-cell office:value-type="float" office:value="0.0942573958181327" calcext:value-type="float">
            <text:p>0.0942573958181327</text:p>
          </table:table-cell>
          <table:table-cell office:value-type="float" office:value="0.1832961894781" calcext:value-type="float">
            <text:p>0.1832961894781</text:p>
          </table:table-cell>
          <table:table-cell office:value-type="float" office:value="1090" calcext:value-type="float">
            <text:p>1090</text:p>
          </table:table-cell>
          <table:table-cell office:value-type="float" office:value="35" calcext:value-type="float">
            <text:p>35</text:p>
          </table:table-cell>
          <table:table-cell office:value-type="float" office:value="139" calcext:value-type="float">
            <text:p>139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92207792207792" calcext:value-type="float">
            <text:p>0.0292207792207792</text:p>
          </table:table-cell>
          <table:table-cell table:number-columns-repeated="3" office:value-type="float" office:value="0.4375" calcext:value-type="float">
            <text:p>0.4375</text:p>
          </table:table-cell>
          <table:table-cell office:value-type="float" office:value="0.113136062275346" calcext:value-type="float">
            <text:p>0.113136062275346</text:p>
          </table:table-cell>
          <table:table-cell office:value-type="float" office:value="0.101626140889706" calcext:value-type="float">
            <text:p>0.101626140889706</text:p>
          </table:table-cell>
          <table:table-cell office:value-type="float" office:value="0.18967042459251" calcext:value-type="float">
            <text:p>0.18967042459251</text:p>
          </table:table-cell>
          <table:table-cell table:number-columns-repeated="2" office:value-type="float" office:value="0.0532544378698225" calcext:value-type="float">
            <text:p>0.0532544378698225</text:p>
          </table:table-cell>
          <table:table-cell office:value-type="float" office:value="0.21108998702604" calcext:value-type="float">
            <text:p>0.21108998702604</text:p>
          </table:table-cell>
          <table:table-cell office:value-type="float" office:value="1157" calcext:value-type="float">
            <text:p>1157</text:p>
          </table:table-cell>
          <table:table-cell office:value-type="float" office:value="0" calcext:value-type="float">
            <text:p>0</text:p>
          </table:table-cell>
          <table:table-cell office:value-type="float" office:value="174" calcext:value-type="float">
            <text:p>1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92207792207792" calcext:value-type="float">
            <text:p>0.0292207792207792</text:p>
          </table:table-cell>
          <table:table-cell table:number-columns-repeated="3" office:value-type="float" office:value="0.4375" calcext:value-type="float">
            <text:p>0.4375</text:p>
          </table:table-cell>
          <table:table-cell office:value-type="float" office:value="0.113135600070287" calcext:value-type="float">
            <text:p>0.113135600070287</text:p>
          </table:table-cell>
          <table:table-cell office:value-type="float" office:value="0.101625609174118" calcext:value-type="float">
            <text:p>0.101625609174118</text:p>
          </table:table-cell>
          <table:table-cell office:value-type="float" office:value="0.18967042459251" calcext:value-type="float">
            <text:p>0.18967042459251</text:p>
          </table:table-cell>
          <table:table-cell table:number-columns-repeated="2" office:value-type="float" office:value="0.0532544378698225" calcext:value-type="float">
            <text:p>0.0532544378698225</text:p>
          </table:table-cell>
          <table:table-cell office:value-type="float" office:value="0.21108998702604" calcext:value-type="float">
            <text:p>0.21108998702604</text:p>
          </table:table-cell>
          <table:table-cell office:value-type="float" office:value="1157" calcext:value-type="float">
            <text:p>1157</text:p>
          </table:table-cell>
          <table:table-cell office:value-type="float" office:value="0" calcext:value-type="float">
            <text:p>0</text:p>
          </table:table-cell>
          <table:table-cell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080607476635514" calcext:value-type="float">
            <text:p>0.080607476635514</text:p>
          </table:table-cell>
          <table:table-cell office:value-type="float" office:value="0.719829559326172" calcext:value-type="float">
            <text:p>0.719829559326172</text:p>
          </table:table-cell>
          <table:table-cell office:value-type="float" office:value="0.6761754155159" calcext:value-type="float">
            <text:p>0.6761754155159</text:p>
          </table:table-cell>
          <table:table-cell office:value-type="float" office:value="0.719829559326172" calcext:value-type="float">
            <text:p>0.719829559326172</text:p>
          </table:table-cell>
          <table:table-cell office:value-type="float" office:value="0.113961545784928" calcext:value-type="float">
            <text:p>0.113961545784928</text:p>
          </table:table-cell>
          <table:table-cell office:value-type="float" office:value="0.107726998428709" calcext:value-type="float">
            <text:p>0.107726998428709</text:p>
          </table:table-cell>
          <table:table-cell office:value-type="float" office:value="0.15541770263059" calcext:value-type="float">
            <text:p>0.15541770263059</text:p>
          </table:table-cell>
          <table:table-cell table:number-columns-repeated="3" office:value-type="float" office:value="0.080607476635514" calcext:value-type="float">
            <text:p>0.080607476635514</text:p>
          </table:table-cell>
          <table:table-cell office:value-type="float" office:value="1144" calcext:value-type="float">
            <text:p>1144</text:p>
          </table:table-cell>
          <table:table-cell office:value-type="float" office:value="4" calcext:value-type="float">
            <text:p>4</text:p>
          </table:table-cell>
          <table:table-cell office:value-type="float" office:value="170" calcext:value-type="float">
            <text:p>170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120860549613305" calcext:value-type="float">
            <text:p>0.120860549613305</text:p>
          </table:table-cell>
          <table:table-cell office:value-type="float" office:value="0.108898819159863" calcext:value-type="float">
            <text:p>0.108898819159863</text:p>
          </table:table-cell>
          <table:table-cell office:value-type="float" office:value="0.200399182570965" calcext:value-type="float">
            <text:p>0.200399182570965</text:p>
          </table:table-cell>
          <table:table-cell table:number-columns-repeated="3" office:value-type="float" office:value="0.0602883355176933" calcext:value-type="float">
            <text:p>0.0602883355176933</text:p>
          </table:table-cell>
          <table:table-cell office:value-type="float" office:value="1121" calcext:value-type="float">
            <text:p>1121</text:p>
          </table:table-cell>
          <table:table-cell office:value-type="float" office:value="15" calcext:value-type="float">
            <text:p>15</text:p>
          </table:table-cell>
          <table:table-cell office:value-type="float" office:value="159" calcext:value-type="float">
            <text:p>159</text:p>
          </table:table-cell>
          <table:table-cell office:value-type="float" office:value="36" calcext:value-type="float">
            <text:p>3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0.313432835820896" calcext:value-type="float">
            <text:p>0.313432835820896</text:p>
          </table:table-cell>
          <table:table-cell office:value-type="float" office:value="0.11503203876798" calcext:value-type="float">
            <text:p>0.11503203876798</text:p>
          </table:table-cell>
          <table:table-cell office:value-type="float" office:value="0.104639449096937" calcext:value-type="float">
            <text:p>0.104639449096937</text:p>
          </table:table-cell>
          <table:table-cell office:value-type="float" office:value="0.184136787327729" calcext:value-type="float">
            <text:p>0.184136787327729</text:p>
          </table:table-cell>
          <table:table-cell table:number-columns-repeated="2" office:value-type="float" office:value="0.0746268656716418" calcext:value-type="float">
            <text:p>0.0746268656716418</text:p>
          </table:table-cell>
          <table:table-cell office:value-type="float" office:value="0.194029850746269" calcext:value-type="float">
            <text:p>0.194029850746269</text:p>
          </table:table-cell>
          <table:table-cell office:value-type="float" office:value="1157" calcext:value-type="float">
            <text:p>1157</text:p>
          </table:table-cell>
          <table:table-cell office:value-type="float" office:value="0" calcext:value-type="float">
            <text:p>0</text:p>
          </table:table-cell>
          <table:table-cell office:value-type="float" office:value="174" calcext:value-type="float">
            <text:p>17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0.4" calcext:value-type="float">
            <text:p>0.4</text:p>
          </table:table-cell>
          <table:table-cell office:value-type="float" office:value="0.113786626596544" calcext:value-type="float">
            <text:p>0.113786626596544</text:p>
          </table:table-cell>
          <table:table-cell office:value-type="float" office:value="0.103543647363872" calcext:value-type="float">
            <text:p>0.103543647363872</text:p>
          </table:table-cell>
          <table:table-cell office:value-type="float" office:value="0.181896551724138" calcext:value-type="float">
            <text:p>0.181896551724138</text:p>
          </table:table-cell>
          <table:table-cell office:value-type="float" office:value="0.1" calcext:value-type="float">
            <text:p>0.1</text:p>
          </table:table-cell>
          <table:table-cell office:value-type="float" office:value="0.05" calcext:value-type="float">
            <text:p>0.05</text:p>
          </table:table-cell>
          <table:table-cell office:value-type="float" office:value="0.2" calcext:value-type="float">
            <text:p>0.2</text:p>
          </table:table-cell>
          <table:table-cell office:value-type="float" office:value="1157" calcext:value-type="float">
            <text:p>1157</text:p>
          </table:table-cell>
          <table:table-cell office:value-type="float" office:value="0" calcext:value-type="float">
            <text:p>0</text:p>
          </table:table-cell>
          <table:table-cell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080607476635514" calcext:value-type="float">
            <text:p>0.080607476635514</text:p>
          </table:table-cell>
          <table:table-cell table:number-columns-repeated="3" office:value-type="float" office:value="0.7" calcext:value-type="float">
            <text:p>0.7</text:p>
          </table:table-cell>
          <table:table-cell office:value-type="float" office:value="0.11398310886457" calcext:value-type="float">
            <text:p>0.11398310886457</text:p>
          </table:table-cell>
          <table:table-cell office:value-type="float" office:value="0.107709406697365" calcext:value-type="float">
            <text:p>0.107709406697365</text:p>
          </table:table-cell>
          <table:table-cell office:value-type="float" office:value="0.155699622700526" calcext:value-type="float">
            <text:p>0.155699622700526</text:p>
          </table:table-cell>
          <table:table-cell table:number-columns-repeated="3" office:value-type="float" office:value="0.080607476635514" calcext:value-type="float">
            <text:p>0.080607476635514</text:p>
          </table:table-cell>
          <table:table-cell office:value-type="float" office:value="1143" calcext:value-type="float">
            <text:p>1143</text:p>
          </table:table-cell>
          <table:table-cell office:value-type="float" office:value="5" calcext:value-type="float">
            <text:p>5</text:p>
          </table:table-cell>
          <table:table-cell office:value-type="float" office:value="169" calcext:value-type="float">
            <text:p>169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120845222981529" calcext:value-type="float">
            <text:p>0.120845222981529</text:p>
          </table:table-cell>
          <table:table-cell office:value-type="float" office:value="0.108887304594461" calcext:value-type="float">
            <text:p>0.108887304594461</text:p>
          </table:table-cell>
          <table:table-cell office:value-type="float" office:value="0.200358507888644" calcext:value-type="float">
            <text:p>0.200358507888644</text:p>
          </table:table-cell>
          <table:table-cell table:number-columns-repeated="3" office:value-type="float" office:value="0.0602883355176933" calcext:value-type="float">
            <text:p>0.0602883355176933</text:p>
          </table:table-cell>
          <table:table-cell office:value-type="float" office:value="1121" calcext:value-type="float">
            <text:p>1121</text:p>
          </table:table-cell>
          <table:table-cell office:value-type="float" office:value="15" calcext:value-type="float">
            <text:p>15</text:p>
          </table:table-cell>
          <table:table-cell office:value-type="float" office:value="159" calcext:value-type="float">
            <text:p>159</text:p>
          </table:table-cell>
          <table:table-cell office:value-type="float" office:value="36" calcext:value-type="float">
            <text:p>36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157" calcext:value-type="float">
            <text:p>1157</text:p>
          </table:table-cell>
          <table:table-cell office:value-type="float" office:value="0" calcext:value-type="float">
            <text:p>0</text:p>
          </table:table-cell>
          <table:table-cell office:value-type="float" office:value="174" calcext:value-type="float">
            <text:p>174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157" calcext:value-type="float">
            <text:p>1157</text:p>
          </table:table-cell>
          <table:table-cell office:value-type="float" office:value="0" calcext:value-type="float">
            <text:p>0</text:p>
          </table:table-cell>
          <table:table-cell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.000156130117829889" calcext:value-type="float">
            <text:p>0.000156130117829889</text:p>
          </table:table-cell>
          <table:table-cell office:value-type="float" office:value="0.000245086092036217" calcext:value-type="float">
            <text:p>0.000245086092036217</text:p>
          </table:table-cell>
          <table:table-cell table:number-columns-repeated="2" office:value-type="float" office:value="0.995880126953125" calcext:value-type="float">
            <text:p>0.995880126953125</text:p>
          </table:table-cell>
          <table:table-cell office:value-type="float" office:value="0.980864584445953" calcext:value-type="float">
            <text:p>0.980864584445953</text:p>
          </table:table-cell>
          <table:table-cell office:value-type="float" office:value="0.0630747267048754" calcext:value-type="float">
            <text:p>0.0630747267048754</text:p>
          </table:table-cell>
          <table:table-cell office:value-type="float" office:value="0.0438639529902409" calcext:value-type="float">
            <text:p>0.0438639529902409</text:p>
          </table:table-cell>
          <table:table-cell office:value-type="float" office:value="0.19697496984161" calcext:value-type="float">
            <text:p>0.19697496984161</text:p>
          </table:table-cell>
          <table:table-cell office:value-type="float" office:value="0.00165855302475393" calcext:value-type="float">
            <text:p>0.00165855302475393</text:p>
          </table:table-cell>
          <table:table-cell office:value-type="float" office:value="0.00130702008027583" calcext:value-type="float">
            <text:p>0.00130702008027583</text:p>
          </table:table-cell>
          <table:table-cell office:value-type="float" office:value="0.0173738319426775" calcext:value-type="float">
            <text:p>0.0173738319426775</text:p>
          </table:table-cell>
          <table:table-cell office:value-type="float" office:value="1119" calcext:value-type="float">
            <text:p>1119</text:p>
          </table:table-cell>
          <table:table-cell office:value-type="float" office:value="31" calcext:value-type="float">
            <text:p>31</text:p>
          </table:table-cell>
          <table:table-cell office:value-type="float" office:value="136" calcext:value-type="float">
            <text:p>136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.0429042058913211" calcext:value-type="float">
            <text:p>0.0429042058913211</text:p>
          </table:table-cell>
          <table:table-cell office:value-type="float" office:value="0.0490979645578886" calcext:value-type="float">
            <text:p>0.0490979645578886</text:p>
          </table:table-cell>
          <table:table-cell table:number-columns-repeated="2" office:value-type="float" office:value="0.796019765361077" calcext:value-type="float">
            <text:p>0.796019765361077</text:p>
          </table:table-cell>
          <table:table-cell office:value-type="float" office:value="0.705902549279491" calcext:value-type="float">
            <text:p>0.705902549279491</text:p>
          </table:table-cell>
          <table:table-cell office:value-type="float" office:value="0.130985905085546" calcext:value-type="float">
            <text:p>0.130985905085546</text:p>
          </table:table-cell>
          <table:table-cell office:value-type="float" office:value="0.116327512812452" calcext:value-type="float">
            <text:p>0.116327512812452</text:p>
          </table:table-cell>
          <table:table-cell office:value-type="float" office:value="0.23315577697705" calcext:value-type="float">
            <text:p>0.23315577697705</text:p>
          </table:table-cell>
          <table:table-cell office:value-type="float" office:value="0.0859652008203637" calcext:value-type="float">
            <text:p>0.0859652008203637</text:p>
          </table:table-cell>
          <table:table-cell office:value-type="float" office:value="0.0802699290217354" calcext:value-type="float">
            <text:p>0.0802699290217354</text:p>
          </table:table-cell>
          <table:table-cell office:value-type="float" office:value="0.164818782589823" calcext:value-type="float">
            <text:p>0.164818782589823</text:p>
          </table:table-cell>
          <table:table-cell office:value-type="float" office:value="1135" calcext:value-type="float">
            <text:p>1135</text:p>
          </table:table-cell>
          <table:table-cell office:value-type="float" office:value="19" calcext:value-type="float">
            <text:p>19</text:p>
          </table:table-cell>
          <table:table-cell office:value-type="float" office:value="148" calcext:value-type="float">
            <text:p>148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.042836422706276" calcext:value-type="float">
            <text:p>0.042836422706276</text:p>
          </table:table-cell>
          <table:table-cell office:value-type="float" office:value="0.0490288897889445" calcext:value-type="float">
            <text:p>0.0490288897889445</text:p>
          </table:table-cell>
          <table:table-cell table:number-columns-repeated="2" office:value-type="float" office:value="0.796630520858777" calcext:value-type="float">
            <text:p>0.796630520858777</text:p>
          </table:table-cell>
          <table:table-cell office:value-type="float" office:value="0.706561494034872" calcext:value-type="float">
            <text:p>0.706561494034872</text:p>
          </table:table-cell>
          <table:table-cell office:value-type="float" office:value="0.130992651310892" calcext:value-type="float">
            <text:p>0.130992651310892</text:p>
          </table:table-cell>
          <table:table-cell office:value-type="float" office:value="0.116315565249915" calcext:value-type="float">
            <text:p>0.116315565249915</text:p>
          </table:table-cell>
          <table:table-cell office:value-type="float" office:value="0.233292820023327" calcext:value-type="float">
            <text:p>0.233292820023327</text:p>
          </table:table-cell>
          <table:table-cell office:value-type="float" office:value="0.0859060402439582" calcext:value-type="float">
            <text:p>0.0859060402439582</text:p>
          </table:table-cell>
          <table:table-cell office:value-type="float" office:value="0.0802076540419774" calcext:value-type="float">
            <text:p>0.0802076540419774</text:p>
          </table:table-cell>
          <table:table-cell office:value-type="float" office:value="0.164838850595663" calcext:value-type="float">
            <text:p>0.164838850595663</text:p>
          </table:table-cell>
          <table:table-cell office:value-type="float" office:value="1135" calcext:value-type="float">
            <text:p>1135</text:p>
          </table:table-cell>
          <table:table-cell office:value-type="float" office:value="19" calcext:value-type="float">
            <text:p>19</text:p>
          </table:table-cell>
          <table:table-cell office:value-type="float" office:value="148" calcext:value-type="float">
            <text:p>148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.0372754049368055" calcext:value-type="float">
            <text:p>0.0372754049368055</text:p>
          </table:table-cell>
          <table:table-cell office:value-type="float" office:value="0.0437669527433042" calcext:value-type="float">
            <text:p>0.0437669527433042</text:p>
          </table:table-cell>
          <table:table-cell table:number-columns-repeated="2" office:value-type="float" office:value="0.884506398246753" calcext:value-type="float">
            <text:p>0.884506398246753</text:p>
          </table:table-cell>
          <table:table-cell office:value-type="float" office:value="0.811604871994926" calcext:value-type="float">
            <text:p>0.811604871994926</text:p>
          </table:table-cell>
          <table:table-cell office:value-type="float" office:value="0.142401467391557" calcext:value-type="float">
            <text:p>0.142401467391557</text:p>
          </table:table-cell>
          <table:table-cell office:value-type="float" office:value="0.124136580883751" calcext:value-type="float">
            <text:p>0.124136580883751</text:p>
          </table:table-cell>
          <table:table-cell office:value-type="float" office:value="0.269708820056747" calcext:value-type="float">
            <text:p>0.269708820056747</text:p>
          </table:table-cell>
          <table:table-cell office:value-type="float" office:value="0.0851560570213443" calcext:value-type="float">
            <text:p>0.0851560570213443</text:p>
          </table:table-cell>
          <table:table-cell office:value-type="float" office:value="0.0785101594008825" calcext:value-type="float">
            <text:p>0.0785101594008825</text:p>
          </table:table-cell>
          <table:table-cell office:value-type="float" office:value="0.182878694422853" calcext:value-type="float">
            <text:p>0.182878694422853</text:p>
          </table:table-cell>
          <table:table-cell office:value-type="float" office:value="1119" calcext:value-type="float">
            <text:p>1119</text:p>
          </table:table-cell>
          <table:table-cell office:value-type="float" office:value="31" calcext:value-type="float">
            <text:p>31</text:p>
          </table:table-cell>
          <table:table-cell office:value-type="float" office:value="136" calcext:value-type="float">
            <text:p>136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995880126953125" calcext:value-type="float">
            <text:p>0.995880126953125</text:p>
          </table:table-cell>
          <table:table-cell office:value-type="float" office:value="0.833333333333333" calcext:value-type="float">
            <text:p>0.833333333333333</text:p>
          </table:table-cell>
          <table:table-cell office:value-type="float" office:value="0.128709166276171" calcext:value-type="float">
            <text:p>0.128709166276171</text:p>
          </table:table-cell>
          <table:table-cell office:value-type="float" office:value="0.114374910623801" calcext:value-type="float">
            <text:p>0.114374910623801</text:p>
          </table:table-cell>
          <table:table-cell office:value-type="float" office:value="0.228619786511854" calcext:value-type="float">
            <text:p>0.228619786511854</text:p>
          </table:table-cell>
          <table:table-cell table:number-columns-repeated="2" office:value-type="float" office:value="0.0731707317073171" calcext:value-type="float">
            <text:p>0.0731707317073171</text:p>
          </table:table-cell>
          <table:table-cell office:value-type="float" office:value="0.2" calcext:value-type="float">
            <text:p>0.2</text:p>
          </table:table-cell>
          <table:table-cell office:value-type="float" office:value="1149" calcext:value-type="float">
            <text:p>1149</text:p>
          </table:table-cell>
          <table:table-cell office:value-type="float" office:value="5" calcext:value-type="float">
            <text:p>5</text:p>
          </table:table-cell>
          <table:table-cell office:value-type="float" office:value="162" calcext:value-type="float">
            <text:p>162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833333333333333" calcext:value-type="float">
            <text:p>0.833333333333333</text:p>
          </table:table-cell>
          <table:table-cell office:value-type="float" office:value="0.128712261597769" calcext:value-type="float">
            <text:p>0.128712261597769</text:p>
          </table:table-cell>
          <table:table-cell office:value-type="float" office:value="0.114378450033635" calcext:value-type="float">
            <text:p>0.114378450033635</text:p>
          </table:table-cell>
          <table:table-cell office:value-type="float" office:value="0.228619786511854" calcext:value-type="float">
            <text:p>0.228619786511854</text:p>
          </table:table-cell>
          <table:table-cell table:number-columns-repeated="2" office:value-type="float" office:value="0.0731707317073171" calcext:value-type="float">
            <text:p>0.0731707317073171</text:p>
          </table:table-cell>
          <table:table-cell office:value-type="float" office:value="0.2" calcext:value-type="float">
            <text:p>0.2</text:p>
          </table:table-cell>
          <table:table-cell office:value-type="float" office:value="1149" calcext:value-type="float">
            <text:p>1149</text:p>
          </table:table-cell>
          <table:table-cell office:value-type="float" office:value="5" calcext:value-type="float">
            <text:p>5</text:p>
          </table:table-cell>
          <table:table-cell office:value-type="float" office:value="162" calcext:value-type="float">
            <text:p>162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127456961838478" calcext:value-type="float">
            <text:p>0.127456961838478</text:p>
          </table:table-cell>
          <table:table-cell office:value-type="float" office:value="0.117518892905491" calcext:value-type="float">
            <text:p>0.117518892905491</text:p>
          </table:table-cell>
          <table:table-cell office:value-type="float" office:value="0.196725897395345" calcext:value-type="float">
            <text:p>0.196725897395345</text:p>
          </table:table-cell>
          <table:table-cell table:number-columns-repeated="3" office:value-type="float" office:value="0.0943820224719101" calcext:value-type="float">
            <text:p>0.0943820224719101</text:p>
          </table:table-cell>
          <table:table-cell office:value-type="float" office:value="1133" calcext:value-type="float">
            <text:p>1133</text:p>
          </table:table-cell>
          <table:table-cell office:value-type="float" office:value="24" calcext:value-type="float">
            <text:p>24</text:p>
          </table:table-cell>
          <table:table-cell office:value-type="float" office:value="143" calcext:value-type="float">
            <text:p>143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137894129945691" calcext:value-type="float">
            <text:p>0.137894129945691</text:p>
          </table:table-cell>
          <table:table-cell office:value-type="float" office:value="0.125262193889816" calcext:value-type="float">
            <text:p>0.125262193889816</text:p>
          </table:table-cell>
          <table:table-cell office:value-type="float" office:value="0.225939480658502" calcext:value-type="float">
            <text:p>0.225939480658502</text:p>
          </table:table-cell>
          <table:table-cell table:number-columns-repeated="3" office:value-type="float" office:value="0.0907990314769976" calcext:value-type="float">
            <text:p>0.0907990314769976</text:p>
          </table:table-cell>
          <table:table-cell office:value-type="float" office:value="1113" calcext:value-type="float">
            <text:p>1113</text:p>
          </table:table-cell>
          <table:table-cell office:value-type="float" office:value="28" calcext:value-type="float">
            <text:p>28</text:p>
          </table:table-cell>
          <table:table-cell office:value-type="float" office:value="139" calcext:value-type="float">
            <text:p>139</text:p>
          </table:table-cell>
          <table:table-cell office:value-type="float" office:value="51" calcext:value-type="float">
            <text:p>51</text:p>
          </table:table-cell>
          <table:table-cell table:number-columns-repeated="3" office:value-type="float" office:value="0.0298507462686567" calcext:value-type="float">
            <text:p>0.0298507462686567</text:p>
          </table:table-cell>
          <table:table-cell table:number-columns-repeated="3" office:value-type="float" office:value="0.417910447761194" calcext:value-type="float">
            <text:p>0.417910447761194</text:p>
          </table:table-cell>
          <table:table-cell office:value-type="float" office:value="0.12860395787608" calcext:value-type="float">
            <text:p>0.12860395787608</text:p>
          </table:table-cell>
          <table:table-cell office:value-type="float" office:value="0.115294738429067" calcext:value-type="float">
            <text:p>0.115294738429067</text:p>
          </table:table-cell>
          <table:table-cell office:value-type="float" office:value="0.221370014381007" calcext:value-type="float">
            <text:p>0.221370014381007</text:p>
          </table:table-cell>
          <table:table-cell table:number-columns-repeated="2" office:value-type="float" office:value="0.0909090909090909" calcext:value-type="float">
            <text:p>0.0909090909090909</text:p>
          </table:table-cell>
          <table:table-cell office:value-type="float" office:value="0.181818181818182" calcext:value-type="float">
            <text:p>0.181818181818182</text:p>
          </table:table-cell>
          <table:table-cell office:value-type="float" office:value="1164" calcext:value-type="float">
            <text:p>1164</text:p>
          </table:table-cell>
          <table:table-cell office:value-type="float" office:value="0" calcext:value-type="float">
            <text:p>0</text:p>
          </table:table-cell>
          <table:table-cell office:value-type="float" office:value="167" calcext:value-type="float">
            <text:p>16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0.55" calcext:value-type="float">
            <text:p>0.55</text:p>
          </table:table-cell>
          <table:table-cell office:value-type="float" office:value="0.121637866265965" calcext:value-type="float">
            <text:p>0.121637866265965</text:p>
          </table:table-cell>
          <table:table-cell office:value-type="float" office:value="0.109664948453608" calcext:value-type="float">
            <text:p>0.109664948453608</text:p>
          </table:table-cell>
          <table:table-cell office:value-type="float" office:value="0.205089820359281" calcext:value-type="float">
            <text:p>0.205089820359281</text:p>
          </table:table-cell>
          <table:table-cell office:value-type="float" office:value="0.1" calcext:value-type="float">
            <text:p>0.1</text:p>
          </table:table-cell>
          <table:table-cell office:value-type="float" office:value="0.075" calcext:value-type="float">
            <text:p>0.075</text:p>
          </table:table-cell>
          <table:table-cell office:value-type="float" office:value="0.15" calcext:value-type="float">
            <text:p>0.15</text:p>
          </table:table-cell>
          <table:table-cell office:value-type="float" office:value="1124" calcext:value-type="float">
            <text:p>1124</text:p>
          </table:table-cell>
          <table:table-cell office:value-type="float" office:value="23" calcext:value-type="float">
            <text:p>23</text:p>
          </table:table-cell>
          <table:table-cell office:value-type="float" office:value="144" calcext:value-type="float">
            <text:p>144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127456961838478" calcext:value-type="float">
            <text:p>0.127456961838478</text:p>
          </table:table-cell>
          <table:table-cell office:value-type="float" office:value="0.117518892905491" calcext:value-type="float">
            <text:p>0.117518892905491</text:p>
          </table:table-cell>
          <table:table-cell office:value-type="float" office:value="0.196725897395345" calcext:value-type="float">
            <text:p>0.196725897395345</text:p>
          </table:table-cell>
          <table:table-cell table:number-columns-repeated="3" office:value-type="float" office:value="0.0943820224719101" calcext:value-type="float">
            <text:p>0.0943820224719101</text:p>
          </table:table-cell>
          <table:table-cell office:value-type="float" office:value="1133" calcext:value-type="float">
            <text:p>1133</text:p>
          </table:table-cell>
          <table:table-cell office:value-type="float" office:value="24" calcext:value-type="float">
            <text:p>24</text:p>
          </table:table-cell>
          <table:table-cell office:value-type="float" office:value="143" calcext:value-type="float">
            <text:p>143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137869448373426" calcext:value-type="float">
            <text:p>0.137869448373426</text:p>
          </table:table-cell>
          <table:table-cell office:value-type="float" office:value="0.125250190546686" calcext:value-type="float">
            <text:p>0.125250190546686</text:p>
          </table:table-cell>
          <table:table-cell office:value-type="float" office:value="0.225826431069985" calcext:value-type="float">
            <text:p>0.225826431069985</text:p>
          </table:table-cell>
          <table:table-cell table:number-columns-repeated="3" office:value-type="float" office:value="0.0907990314769976" calcext:value-type="float">
            <text:p>0.0907990314769976</text:p>
          </table:table-cell>
          <table:table-cell office:value-type="float" office:value="1113" calcext:value-type="float">
            <text:p>1113</text:p>
          </table:table-cell>
          <table:table-cell office:value-type="float" office:value="28" calcext:value-type="float">
            <text:p>28</text:p>
          </table:table-cell>
          <table:table-cell office:value-type="float" office:value="139" calcext:value-type="float">
            <text:p>139</text:p>
          </table:table-cell>
          <table:table-cell office:value-type="float" office:value="51" calcext:value-type="float">
            <text:p>5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164" calcext:value-type="float">
            <text:p>1164</text:p>
          </table:table-cell>
          <table:table-cell office:value-type="float" office:value="0" calcext:value-type="float">
            <text:p>0</text:p>
          </table:table-cell>
          <table:table-cell office:value-type="float" office:value="167" calcext:value-type="float">
            <text:p>167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164" calcext:value-type="float">
            <text:p>1164</text:p>
          </table:table-cell>
          <table:table-cell office:value-type="float" office:value="0" calcext:value-type="float">
            <text:p>0</text:p>
          </table:table-cell>
          <table:table-cell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.000220273228478618" calcext:value-type="float">
            <text:p>0.000220273228478618</text:p>
          </table:table-cell>
          <table:table-cell office:value-type="float" office:value="0.000270317774266005" calcext:value-type="float">
            <text:p>0.000270317774266005</text:p>
          </table:table-cell>
          <table:table-cell office:value-type="float" office:value="0.99787175655365" calcext:value-type="float">
            <text:p>0.99787175655365</text:p>
          </table:table-cell>
          <table:table-cell office:value-type="float" office:value="0.997229039669037" calcext:value-type="float">
            <text:p>0.997229039669037</text:p>
          </table:table-cell>
          <table:table-cell office:value-type="float" office:value="0.99787175655365" calcext:value-type="float">
            <text:p>0.99787175655365</text:p>
          </table:table-cell>
          <table:table-cell office:value-type="float" office:value="0.0884194239188437" calcext:value-type="float">
            <text:p>0.0884194239188437</text:p>
          </table:table-cell>
          <table:table-cell office:value-type="float" office:value="0.0663681476942626" calcext:value-type="float">
            <text:p>0.0663681476942626</text:p>
          </table:table-cell>
          <table:table-cell office:value-type="float" office:value="0.260740655342723" calcext:value-type="float">
            <text:p>0.260740655342723</text:p>
          </table:table-cell>
          <table:table-cell office:value-type="float" office:value="0.00218829419463873" calcext:value-type="float">
            <text:p>0.00218829419463873</text:p>
          </table:table-cell>
          <table:table-cell office:value-type="float" office:value="0.00166709121549502" calcext:value-type="float">
            <text:p>0.00166709121549502</text:p>
          </table:table-cell>
          <table:table-cell office:value-type="float" office:value="0.0297423582524061" calcext:value-type="float">
            <text:p>0.0297423582524061</text:p>
          </table:table-cell>
          <table:table-cell office:value-type="float" office:value="1118" calcext:value-type="float">
            <text:p>1118</text:p>
          </table:table-cell>
          <table:table-cell office:value-type="float" office:value="37" calcext:value-type="float">
            <text:p>37</text:p>
          </table:table-cell>
          <table:table-cell office:value-type="float" office:value="114" calcext:value-type="float">
            <text:p>114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.0476936660498293" calcext:value-type="float">
            <text:p>0.0476936660498293</text:p>
          </table:table-cell>
          <table:table-cell office:value-type="float" office:value="0.049979213805502" calcext:value-type="float">
            <text:p>0.049979213805502</text:p>
          </table:table-cell>
          <table:table-cell office:value-type="float" office:value="0.624214140519392" calcext:value-type="float">
            <text:p>0.624214140519392</text:p>
          </table:table-cell>
          <table:table-cell office:value-type="float" office:value="0.609188148965642" calcext:value-type="float">
            <text:p>0.609188148965642</text:p>
          </table:table-cell>
          <table:table-cell office:value-type="float" office:value="0.624214140519392" calcext:value-type="float">
            <text:p>0.624214140519392</text:p>
          </table:table-cell>
          <table:table-cell office:value-type="float" office:value="0.117436382864767" calcext:value-type="float">
            <text:p>0.117436382864767</text:p>
          </table:table-cell>
          <table:table-cell office:value-type="float" office:value="0.10640651091336" calcext:value-type="float">
            <text:p>0.10640651091336</text:p>
          </table:table-cell>
          <table:table-cell office:value-type="float" office:value="0.203630084206885" calcext:value-type="float">
            <text:p>0.203630084206885</text:p>
          </table:table-cell>
          <table:table-cell office:value-type="float" office:value="0.0800365568528385" calcext:value-type="float">
            <text:p>0.0800365568528385</text:p>
          </table:table-cell>
          <table:table-cell office:value-type="float" office:value="0.0753443812705227" calcext:value-type="float">
            <text:p>0.0753443812705227</text:p>
          </table:table-cell>
          <table:table-cell office:value-type="float" office:value="0.140876107035698" calcext:value-type="float">
            <text:p>0.140876107035698</text:p>
          </table:table-cell>
          <table:table-cell office:value-type="float" office:value="1168" calcext:value-type="float">
            <text:p>1168</text:p>
          </table:table-cell>
          <table:table-cell office:value-type="float" office:value="8" calcext:value-type="float">
            <text:p>8</text:p>
          </table:table-cell>
          <table:table-cell office:value-type="float" office:value="143" calcext:value-type="float">
            <text:p>14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.0476537342218195" calcext:value-type="float">
            <text:p>0.0476537342218195</text:p>
          </table:table-cell>
          <table:table-cell office:value-type="float" office:value="0.0499393146677085" calcext:value-type="float">
            <text:p>0.0499393146677085</text:p>
          </table:table-cell>
          <table:table-cell office:value-type="float" office:value="0.624657102968919" calcext:value-type="float">
            <text:p>0.624657102968919</text:p>
          </table:table-cell>
          <table:table-cell office:value-type="float" office:value="0.60962578565306" calcext:value-type="float">
            <text:p>0.60962578565306</text:p>
          </table:table-cell>
          <table:table-cell office:value-type="float" office:value="0.624657102968919" calcext:value-type="float">
            <text:p>0.624657102968919</text:p>
          </table:table-cell>
          <table:table-cell office:value-type="float" office:value="0.1174406881114" calcext:value-type="float">
            <text:p>0.1174406881114</text:p>
          </table:table-cell>
          <table:table-cell office:value-type="float" office:value="0.106401459709497" calcext:value-type="float">
            <text:p>0.106401459709497</text:p>
          </table:table-cell>
          <table:table-cell office:value-type="float" office:value="0.20370750608654" calcext:value-type="float">
            <text:p>0.20370750608654</text:p>
          </table:table-cell>
          <table:table-cell office:value-type="float" office:value="0.0800039495056995" calcext:value-type="float">
            <text:p>0.0800039495056995</text:p>
          </table:table-cell>
          <table:table-cell office:value-type="float" office:value="0.075309922660494" calcext:value-type="float">
            <text:p>0.075309922660494</text:p>
          </table:table-cell>
          <table:table-cell office:value-type="float" office:value="0.140883147732035" calcext:value-type="float">
            <text:p>0.140883147732035</text:p>
          </table:table-cell>
          <table:table-cell office:value-type="float" office:value="1168" calcext:value-type="float">
            <text:p>1168</text:p>
          </table:table-cell>
          <table:table-cell office:value-type="float" office:value="8" calcext:value-type="float">
            <text:p>8</text:p>
          </table:table-cell>
          <table:table-cell office:value-type="float" office:value="143" calcext:value-type="float">
            <text:p>14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.0398813018281211" calcext:value-type="float">
            <text:p>0.0398813018281211</text:p>
          </table:table-cell>
          <table:table-cell office:value-type="float" office:value="0.0429513678854182" calcext:value-type="float">
            <text:p>0.0429513678854182</text:p>
          </table:table-cell>
          <table:table-cell office:value-type="float" office:value="0.910807213266279" calcext:value-type="float">
            <text:p>0.910807213266279</text:p>
          </table:table-cell>
          <table:table-cell office:value-type="float" office:value="0.902347997492975" calcext:value-type="float">
            <text:p>0.902347997492975</text:p>
          </table:table-cell>
          <table:table-cell office:value-type="float" office:value="0.910807213266279" calcext:value-type="float">
            <text:p>0.910807213266279</text:p>
          </table:table-cell>
          <table:table-cell office:value-type="float" office:value="0.165445686959438" calcext:value-type="float">
            <text:p>0.165445686959438</text:p>
          </table:table-cell>
          <table:table-cell office:value-type="float" office:value="0.144950478158165" calcext:value-type="float">
            <text:p>0.144950478158165</text:p>
          </table:table-cell>
          <table:table-cell office:value-type="float" office:value="0.325606921300508" calcext:value-type="float">
            <text:p>0.325606921300508</text:p>
          </table:table-cell>
          <table:table-cell office:value-type="float" office:value="0.0900523249423557" calcext:value-type="float">
            <text:p>0.0900523249423557</text:p>
          </table:table-cell>
          <table:table-cell office:value-type="float" office:value="0.0819630745121446" calcext:value-type="float">
            <text:p>0.0819630745121446</text:p>
          </table:table-cell>
          <table:table-cell office:value-type="float" office:value="0.211385614882465" calcext:value-type="float">
            <text:p>0.211385614882465</text:p>
          </table:table-cell>
          <table:table-cell office:value-type="float" office:value="1118" calcext:value-type="float">
            <text:p>1118</text:p>
          </table:table-cell>
          <table:table-cell office:value-type="float" office:value="37" calcext:value-type="float">
            <text:p>37</text:p>
          </table:table-cell>
          <table:table-cell office:value-type="float" office:value="114" calcext:value-type="float">
            <text:p>114</text:p>
          </table:table-cell>
          <table:table-cell office:value-type="float" office:value="62" calcext:value-type="float">
            <text:p>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0.628886322071422" calcext:value-type="float">
            <text:p>0.628886322071422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0.118168433725281" calcext:value-type="float">
            <text:p>0.118168433725281</text:p>
          </table:table-cell>
          <table:table-cell office:value-type="float" office:value="0.105379394028464" calcext:value-type="float">
            <text:p>0.105379394028464</text:p>
          </table:table-cell>
          <table:table-cell office:value-type="float" office:value="0.218109273740137" calcext:value-type="float">
            <text:p>0.218109273740137</text:p>
          </table:table-cell>
          <table:table-cell table:number-columns-repeated="2" office:value-type="float" office:value="0.0727272727272727" calcext:value-type="float">
            <text:p>0.0727272727272727</text:p>
          </table:table-cell>
          <table:table-cell office:value-type="float" office:value="0.204545454545455" calcext:value-type="float">
            <text:p>0.204545454545455</text:p>
          </table:table-cell>
          <table:table-cell office:value-type="float" office:value="1174" calcext:value-type="float">
            <text:p>1174</text:p>
          </table:table-cell>
          <table:table-cell office:value-type="float" office:value="6" calcext:value-type="float">
            <text:p>6</text:p>
          </table:table-cell>
          <table:table-cell office:value-type="float" office:value="145" calcext:value-type="float">
            <text:p>14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0.628886322071422" calcext:value-type="float">
            <text:p>0.628886322071422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0.118168433725281" calcext:value-type="float">
            <text:p>0.118168433725281</text:p>
          </table:table-cell>
          <table:table-cell office:value-type="float" office:value="0.105379394028464" calcext:value-type="float">
            <text:p>0.105379394028464</text:p>
          </table:table-cell>
          <table:table-cell office:value-type="float" office:value="0.218109273740137" calcext:value-type="float">
            <text:p>0.218109273740137</text:p>
          </table:table-cell>
          <table:table-cell table:number-columns-repeated="2" office:value-type="float" office:value="0.0727272727272727" calcext:value-type="float">
            <text:p>0.0727272727272727</text:p>
          </table:table-cell>
          <table:table-cell office:value-type="float" office:value="0.204545454545455" calcext:value-type="float">
            <text:p>0.204545454545455</text:p>
          </table:table-cell>
          <table:table-cell office:value-type="float" office:value="1174" calcext:value-type="float">
            <text:p>1174</text:p>
          </table:table-cell>
          <table:table-cell office:value-type="float" office:value="6" calcext:value-type="float">
            <text:p>6</text:p>
          </table:table-cell>
          <table:table-cell office:value-type="float" office:value="145" calcext:value-type="float">
            <text:p>14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0.636363636363636" calcext:value-type="float">
            <text:p>0.636363636363636</text:p>
          </table:table-cell>
          <table:table-cell office:value-type="float" office:value="0.112730693481965" calcext:value-type="float">
            <text:p>0.112730693481965</text:p>
          </table:table-cell>
          <table:table-cell office:value-type="float" office:value="0.105342616915341" calcext:value-type="float">
            <text:p>0.105342616915341</text:p>
          </table:table-cell>
          <table:table-cell office:value-type="float" office:value="0.170465331552271" calcext:value-type="float">
            <text:p>0.170465331552271</text:p>
          </table:table-cell>
          <table:table-cell table:number-columns-repeated="3" office:value-type="float" office:value="0.0802325581395349" calcext:value-type="float">
            <text:p>0.0802325581395349</text:p>
          </table:table-cell>
          <table:table-cell office:value-type="float" office:value="1169" calcext:value-type="float">
            <text:p>1169</text:p>
          </table:table-cell>
          <table:table-cell office:value-type="float" office:value="4" calcext:value-type="float">
            <text:p>4</text:p>
          </table:table-cell>
          <table:table-cell office:value-type="float" office:value="147" calcext:value-type="float">
            <text:p>147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11279813446682" calcext:value-type="float">
            <text:p>0.11279813446682</text:p>
          </table:table-cell>
          <table:table-cell office:value-type="float" office:value="0.10315813413584" calcext:value-type="float">
            <text:p>0.10315813413584</text:p>
          </table:table-cell>
          <table:table-cell office:value-type="float" office:value="0.188130587384415" calcext:value-type="float">
            <text:p>0.188130587384415</text:p>
          </table:table-cell>
          <table:table-cell table:number-columns-repeated="3" office:value-type="float" office:value="0.0733830845771144" calcext:value-type="float">
            <text:p>0.0733830845771144</text:p>
          </table:table-cell>
          <table:table-cell office:value-type="float" office:value="1146" calcext:value-type="float">
            <text:p>1146</text:p>
          </table:table-cell>
          <table:table-cell office:value-type="float" office:value="17" calcext:value-type="float">
            <text:p>17</text:p>
          </table:table-cell>
          <table:table-cell office:value-type="float" office:value="134" calcext:value-type="float">
            <text:p>134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0.313432835820896" calcext:value-type="float">
            <text:p>0.313432835820896</text:p>
          </table:table-cell>
          <table:table-cell office:value-type="float" office:value="0.120735880735656" calcext:value-type="float">
            <text:p>0.120735880735656</text:p>
          </table:table-cell>
          <table:table-cell office:value-type="float" office:value="0.109387193462579" calcext:value-type="float">
            <text:p>0.109387193462579</text:p>
          </table:table-cell>
          <table:table-cell office:value-type="float" office:value="0.209420986578247" calcext:value-type="float">
            <text:p>0.209420986578247</text:p>
          </table:table-cell>
          <table:table-cell office:value-type="float" office:value="0.106060606060606" calcext:value-type="float">
            <text:p>0.106060606060606</text:p>
          </table:table-cell>
          <table:table-cell office:value-type="float" office:value="0.0606060606060606" calcext:value-type="float">
            <text:p>0.0606060606060606</text:p>
          </table:table-cell>
          <table:table-cell office:value-type="float" office:value="0.212121212121212" calcext:value-type="float">
            <text:p>0.212121212121212</text:p>
          </table:table-cell>
          <table:table-cell office:value-type="float" office:value="1180" calcext:value-type="float">
            <text:p>1180</text:p>
          </table:table-cell>
          <table:table-cell office:value-type="float" office:value="0" calcext:value-type="float">
            <text:p>0</text:p>
          </table:table-cell>
          <table:table-cell office:value-type="float" office:value="151" calcext:value-type="float">
            <text:p>15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0.45" calcext:value-type="float">
            <text:p>0.45</text:p>
          </table:table-cell>
          <table:table-cell office:value-type="float" office:value="0.116904583020286" calcext:value-type="float">
            <text:p>0.116904583020286</text:p>
          </table:table-cell>
          <table:table-cell office:value-type="float" office:value="0.105381355932203" calcext:value-type="float">
            <text:p>0.105381355932203</text:p>
          </table:table-cell>
          <table:table-cell office:value-type="float" office:value="0.206953642384106" calcext:value-type="float">
            <text:p>0.206953642384106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.2" calcext:value-type="float">
            <text:p>0.2</text:p>
          </table:table-cell>
          <table:table-cell office:value-type="float" office:value="1180" calcext:value-type="float">
            <text:p>1180</text:p>
          </table:table-cell>
          <table:table-cell office:value-type="float" office:value="0" calcext:value-type="float">
            <text:p>0</text:p>
          </table:table-cell>
          <table:table-cell office:value-type="float" office:value="151" calcext:value-type="float">
            <text:p>15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0.636363636363636" calcext:value-type="float">
            <text:p>0.636363636363636</text:p>
          </table:table-cell>
          <table:table-cell office:value-type="float" office:value="0.112730693481965" calcext:value-type="float">
            <text:p>0.112730693481965</text:p>
          </table:table-cell>
          <table:table-cell office:value-type="float" office:value="0.105342616915341" calcext:value-type="float">
            <text:p>0.105342616915341</text:p>
          </table:table-cell>
          <table:table-cell office:value-type="float" office:value="0.170465331552271" calcext:value-type="float">
            <text:p>0.170465331552271</text:p>
          </table:table-cell>
          <table:table-cell table:number-columns-repeated="3" office:value-type="float" office:value="0.0802325581395349" calcext:value-type="float">
            <text:p>0.0802325581395349</text:p>
          </table:table-cell>
          <table:table-cell office:value-type="float" office:value="1169" calcext:value-type="float">
            <text:p>1169</text:p>
          </table:table-cell>
          <table:table-cell office:value-type="float" office:value="4" calcext:value-type="float">
            <text:p>4</text:p>
          </table:table-cell>
          <table:table-cell office:value-type="float" office:value="147" calcext:value-type="float">
            <text:p>147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11278885797921" calcext:value-type="float">
            <text:p>0.11278885797921</text:p>
          </table:table-cell>
          <table:table-cell office:value-type="float" office:value="0.103156954858953" calcext:value-type="float">
            <text:p>0.103156954858953</text:p>
          </table:table-cell>
          <table:table-cell office:value-type="float" office:value="0.188058034680551" calcext:value-type="float">
            <text:p>0.188058034680551</text:p>
          </table:table-cell>
          <table:table-cell table:number-columns-repeated="3" office:value-type="float" office:value="0.0733830845771144" calcext:value-type="float">
            <text:p>0.0733830845771144</text:p>
          </table:table-cell>
          <table:table-cell office:value-type="float" office:value="1146" calcext:value-type="float">
            <text:p>1146</text:p>
          </table:table-cell>
          <table:table-cell office:value-type="float" office:value="17" calcext:value-type="float">
            <text:p>17</text:p>
          </table:table-cell>
          <table:table-cell office:value-type="float" office:value="134" calcext:value-type="float">
            <text:p>134</text:p>
          </table:table-cell>
          <table:table-cell office:value-type="float" office:value="34" calcext:value-type="float">
            <text:p>34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180" calcext:value-type="float">
            <text:p>1180</text:p>
          </table:table-cell>
          <table:table-cell office:value-type="float" office:value="0" calcext:value-type="float">
            <text:p>0</text:p>
          </table:table-cell>
          <table:table-cell office:value-type="float" office:value="151" calcext:value-type="float">
            <text:p>15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180" calcext:value-type="float">
            <text:p>1180</text:p>
          </table:table-cell>
          <table:table-cell office:value-type="float" office:value="0" calcext:value-type="float">
            <text:p>0</text:p>
          </table:table-cell>
          <table:table-cell office:value-type="float" office:value="151" calcext:value-type="float">
            <text:p>1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.00042592131649144" calcext:value-type="float">
            <text:p>0.00042592131649144</text:p>
          </table:table-cell>
          <table:table-cell office:value-type="float" office:value="0.000557500752620399" calcext:value-type="float">
            <text:p>0.000557500752620399</text:p>
          </table:table-cell>
          <table:table-cell office:value-type="float" office:value="0.999209225177765" calcext:value-type="float">
            <text:p>0.999209225177765</text:p>
          </table:table-cell>
          <table:table-cell office:value-type="float" office:value="0.998021245002747" calcext:value-type="float">
            <text:p>0.998021245002747</text:p>
          </table:table-cell>
          <table:table-cell office:value-type="float" office:value="0.999209225177765" calcext:value-type="float">
            <text:p>0.999209225177765</text:p>
          </table:table-cell>
          <table:table-cell office:value-type="float" office:value="0.0723303833004526" calcext:value-type="float">
            <text:p>0.0723303833004526</text:p>
          </table:table-cell>
          <table:table-cell office:value-type="float" office:value="0.0511978869411028" calcext:value-type="float">
            <text:p>0.0511978869411028</text:p>
          </table:table-cell>
          <table:table-cell office:value-type="float" office:value="0.221666690906524" calcext:value-type="float">
            <text:p>0.221666690906524</text:p>
          </table:table-cell>
          <table:table-cell office:value-type="float" office:value="0.00422371085733175" calcext:value-type="float">
            <text:p>0.00422371085733175</text:p>
          </table:table-cell>
          <table:table-cell office:value-type="float" office:value="0.00335607910528779" calcext:value-type="float">
            <text:p>0.00335607910528779</text:p>
          </table:table-cell>
          <table:table-cell office:value-type="float" office:value="0.0614682175219059" calcext:value-type="float">
            <text:p>0.0614682175219059</text:p>
          </table:table-cell>
          <table:table-cell office:value-type="float" office:value="1123" calcext:value-type="float">
            <text:p>1123</text:p>
          </table:table-cell>
          <table:table-cell office:value-type="float" office:value="36" calcext:value-type="float">
            <text:p>36</text:p>
          </table:table-cell>
          <table:table-cell office:value-type="float" office:value="129" calcext:value-type="float">
            <text:p>129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.0384566703333907" calcext:value-type="float">
            <text:p>0.0384566703333907</text:p>
          </table:table-cell>
          <table:table-cell office:value-type="float" office:value="0.0417276500666097" calcext:value-type="float">
            <text:p>0.0417276500666097</text:p>
          </table:table-cell>
          <table:table-cell office:value-type="float" office:value="0.815506303300329" calcext:value-type="float">
            <text:p>0.815506303300329</text:p>
          </table:table-cell>
          <table:table-cell office:value-type="float" office:value="0.767852751244671" calcext:value-type="float">
            <text:p>0.767852751244671</text:p>
          </table:table-cell>
          <table:table-cell office:value-type="float" office:value="0.815506303300329" calcext:value-type="float">
            <text:p>0.815506303300329</text:p>
          </table:table-cell>
          <table:table-cell office:value-type="float" office:value="0.114783941801578" calcext:value-type="float">
            <text:p>0.114783941801578</text:p>
          </table:table-cell>
          <table:table-cell office:value-type="float" office:value="0.101977095748945" calcext:value-type="float">
            <text:p>0.101977095748945</text:p>
          </table:table-cell>
          <table:table-cell office:value-type="float" office:value="0.205285653906846" calcext:value-type="float">
            <text:p>0.205285653906846</text:p>
          </table:table-cell>
          <table:table-cell office:value-type="float" office:value="0.0763186695527648" calcext:value-type="float">
            <text:p>0.0763186695527648</text:p>
          </table:table-cell>
          <table:table-cell office:value-type="float" office:value="0.0713374410863832" calcext:value-type="float">
            <text:p>0.0713374410863832</text:p>
          </table:table-cell>
          <table:table-cell office:value-type="float" office:value="0.163927868436026" calcext:value-type="float">
            <text:p>0.163927868436026</text:p>
          </table:table-cell>
          <table:table-cell office:value-type="float" office:value="1150" calcext:value-type="float">
            <text:p>1150</text:p>
          </table:table-cell>
          <table:table-cell office:value-type="float" office:value="9" calcext:value-type="float">
            <text:p>9</text:p>
          </table:table-cell>
          <table:table-cell office:value-type="float" office:value="156" calcext:value-type="float">
            <text:p>156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.038396593224429" calcext:value-type="float">
            <text:p>0.038396593224429</text:p>
          </table:table-cell>
          <table:table-cell office:value-type="float" office:value="0.0416667673947027" calcext:value-type="float">
            <text:p>0.0416667673947027</text:p>
          </table:table-cell>
          <table:table-cell office:value-type="float" office:value="0.816112153426215" calcext:value-type="float">
            <text:p>0.816112153426215</text:p>
          </table:table-cell>
          <table:table-cell office:value-type="float" office:value="0.768508655462226" calcext:value-type="float">
            <text:p>0.768508655462226</text:p>
          </table:table-cell>
          <table:table-cell office:value-type="float" office:value="0.816112153426215" calcext:value-type="float">
            <text:p>0.816112153426215</text:p>
          </table:table-cell>
          <table:table-cell office:value-type="float" office:value="0.114786556859121" calcext:value-type="float">
            <text:p>0.114786556859121</text:p>
          </table:table-cell>
          <table:table-cell office:value-type="float" office:value="0.101963713521961" calcext:value-type="float">
            <text:p>0.101963713521961</text:p>
          </table:table-cell>
          <table:table-cell office:value-type="float" office:value="0.205401316441715" calcext:value-type="float">
            <text:p>0.205401316441715</text:p>
          </table:table-cell>
          <table:table-cell office:value-type="float" office:value="0.076265572643325" calcext:value-type="float">
            <text:p>0.076265572643325</text:p>
          </table:table-cell>
          <table:table-cell office:value-type="float" office:value="0.0712817410068618" calcext:value-type="float">
            <text:p>0.0712817410068618</text:p>
          </table:table-cell>
          <table:table-cell office:value-type="float" office:value="0.163967024096048" calcext:value-type="float">
            <text:p>0.163967024096048</text:p>
          </table:table-cell>
          <table:table-cell office:value-type="float" office:value="1150" calcext:value-type="float">
            <text:p>1150</text:p>
          </table:table-cell>
          <table:table-cell office:value-type="float" office:value="9" calcext:value-type="float">
            <text:p>9</text:p>
          </table:table-cell>
          <table:table-cell office:value-type="float" office:value="156" calcext:value-type="float">
            <text:p>156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.0296111608274561" calcext:value-type="float">
            <text:p>0.0296111608274561</text:p>
          </table:table-cell>
          <table:table-cell office:value-type="float" office:value="0.0332964768299257" calcext:value-type="float">
            <text:p>0.0332964768299257</text:p>
          </table:table-cell>
          <table:table-cell office:value-type="float" office:value="0.961252297469945" calcext:value-type="float">
            <text:p>0.961252297469945</text:p>
          </table:table-cell>
          <table:table-cell office:value-type="float" office:value="0.942579577737143" calcext:value-type="float">
            <text:p>0.942579577737143</text:p>
          </table:table-cell>
          <table:table-cell office:value-type="float" office:value="0.961252297469945" calcext:value-type="float">
            <text:p>0.961252297469945</text:p>
          </table:table-cell>
          <table:table-cell office:value-type="float" office:value="0.14451813483243" calcext:value-type="float">
            <text:p>0.14451813483243</text:p>
          </table:table-cell>
          <table:table-cell office:value-type="float" office:value="0.123891119371037" calcext:value-type="float">
            <text:p>0.123891119371037</text:p>
          </table:table-cell>
          <table:table-cell office:value-type="float" office:value="0.290282377426275" calcext:value-type="float">
            <text:p>0.290282377426275</text:p>
          </table:table-cell>
          <table:table-cell office:value-type="float" office:value="0.0789810066225513" calcext:value-type="float">
            <text:p>0.0789810066225513</text:p>
          </table:table-cell>
          <table:table-cell office:value-type="float" office:value="0.0717539137114293" calcext:value-type="float">
            <text:p>0.0717539137114293</text:p>
          </table:table-cell>
          <table:table-cell office:value-type="float" office:value="0.226949796057436" calcext:value-type="float">
            <text:p>0.226949796057436</text:p>
          </table:table-cell>
          <table:table-cell office:value-type="float" office:value="1123" calcext:value-type="float">
            <text:p>1123</text:p>
          </table:table-cell>
          <table:table-cell office:value-type="float" office:value="36" calcext:value-type="float">
            <text:p>36</text:p>
          </table:table-cell>
          <table:table-cell office:value-type="float" office:value="129" calcext:value-type="float">
            <text:p>129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99209225177765" calcext:value-type="float">
            <text:p>0.999209225177765</text:p>
          </table:table-cell>
          <table:table-cell office:value-type="float" office:value="0.519230769230769" calcext:value-type="float">
            <text:p>0.519230769230769</text:p>
          </table:table-cell>
          <table:table-cell office:value-type="float" office:value="0.999209225177765" calcext:value-type="float">
            <text:p>0.999209225177765</text:p>
          </table:table-cell>
          <table:table-cell office:value-type="float" office:value="0.118797146166289" calcext:value-type="float">
            <text:p>0.118797146166289</text:p>
          </table:table-cell>
          <table:table-cell office:value-type="float" office:value="0.101867109772697" calcext:value-type="float">
            <text:p>0.101867109772697</text:p>
          </table:table-cell>
          <table:table-cell office:value-type="float" office:value="0.23843607001434" calcext:value-type="float">
            <text:p>0.23843607001434</text:p>
          </table:table-cell>
          <table:table-cell table:number-columns-repeated="2" office:value-type="float" office:value="0.087719298245614" calcext:value-type="float">
            <text:p>0.087719298245614</text:p>
          </table:table-cell>
          <table:table-cell office:value-type="float" office:value="0.164383561643836" calcext:value-type="float">
            <text:p>0.164383561643836</text:p>
          </table:table-cell>
          <table:table-cell office:value-type="float" office:value="1126" calcext:value-type="float">
            <text:p>1126</text:p>
          </table:table-cell>
          <table:table-cell office:value-type="float" office:value="33" calcext:value-type="float">
            <text:p>33</text:p>
          </table:table-cell>
          <table:table-cell office:value-type="float" office:value="132" calcext:value-type="float">
            <text:p>132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0.519230769230769" calcext:value-type="float">
            <text:p>0.519230769230769</text:p>
          </table:table-cell>
          <table:table-cell office:value-type="float" office:value="0.118435201133461" calcext:value-type="float">
            <text:p>0.118435201133461</text:p>
          </table:table-cell>
          <table:table-cell office:value-type="float" office:value="0.101865591434149" calcext:value-type="float">
            <text:p>0.101865591434149</text:p>
          </table:table-cell>
          <table:table-cell office:value-type="float" office:value="0.235527109675268" calcext:value-type="float">
            <text:p>0.235527109675268</text:p>
          </table:table-cell>
          <table:table-cell table:number-columns-repeated="2" office:value-type="float" office:value="0.087719298245614" calcext:value-type="float">
            <text:p>0.087719298245614</text:p>
          </table:table-cell>
          <table:table-cell office:value-type="float" office:value="0.164383561643836" calcext:value-type="float">
            <text:p>0.164383561643836</text:p>
          </table:table-cell>
          <table:table-cell office:value-type="float" office:value="1126" calcext:value-type="float">
            <text:p>1126</text:p>
          </table:table-cell>
          <table:table-cell office:value-type="float" office:value="33" calcext:value-type="float">
            <text:p>33</text:p>
          </table:table-cell>
          <table:table-cell office:value-type="float" office:value="132" calcext:value-type="float">
            <text:p>132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.0784313725490196" calcext:value-type="float">
            <text:p>0.078431372549019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127300828374416" calcext:value-type="float">
            <text:p>0.127300828374416</text:p>
          </table:table-cell>
          <table:table-cell office:value-type="float" office:value="0.111577340631625" calcext:value-type="float">
            <text:p>0.111577340631625</text:p>
          </table:table-cell>
          <table:table-cell office:value-type="float" office:value="0.238413475090141" calcext:value-type="float">
            <text:p>0.238413475090141</text:p>
          </table:table-cell>
          <table:table-cell table:number-columns-repeated="3" office:value-type="float" office:value="0.0784313725490196" calcext:value-type="float">
            <text:p>0.0784313725490196</text:p>
          </table:table-cell>
          <table:table-cell office:value-type="float" office:value="1133" calcext:value-type="float">
            <text:p>1133</text:p>
          </table:table-cell>
          <table:table-cell office:value-type="float" office:value="23" calcext:value-type="float">
            <text:p>23</text:p>
          </table:table-cell>
          <table:table-cell office:value-type="float" office:value="142" calcext:value-type="float">
            <text:p>142</text:p>
          </table:table-cell>
          <table:table-cell office:value-type="float" office:value="33" calcext:value-type="float">
            <text:p>3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117103047221985" calcext:value-type="float">
            <text:p>0.117103047221985</text:p>
          </table:table-cell>
          <table:table-cell office:value-type="float" office:value="0.102708169350098" calcext:value-type="float">
            <text:p>0.102708169350098</text:p>
          </table:table-cell>
          <table:table-cell office:value-type="float" office:value="0.218826850849984" calcext:value-type="float">
            <text:p>0.218826850849984</text:p>
          </table:table-cell>
          <table:table-cell table:number-columns-repeated="2" office:value-type="float" office:value="0.0615595075239398" calcext:value-type="float">
            <text:p>0.0615595075239398</text:p>
          </table:table-cell>
          <table:table-cell office:value-type="float" office:value="0.111111111111111" calcext:value-type="float">
            <text:p>0.111111111111111</text:p>
          </table:table-cell>
          <table:table-cell office:value-type="float" office:value="1121" calcext:value-type="float">
            <text:p>1121</text:p>
          </table:table-cell>
          <table:table-cell office:value-type="float" office:value="28" calcext:value-type="float">
            <text:p>28</text:p>
          </table:table-cell>
          <table:table-cell office:value-type="float" office:value="137" calcext:value-type="float">
            <text:p>137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0.447761194029851" calcext:value-type="float">
            <text:p>0.447761194029851</text:p>
          </table:table-cell>
          <table:table-cell office:value-type="float" office:value="0.119474004881677" calcext:value-type="float">
            <text:p>0.119474004881677</text:p>
          </table:table-cell>
          <table:table-cell office:value-type="float" office:value="0.104314890540282" calcext:value-type="float">
            <text:p>0.104314890540282</text:p>
          </table:table-cell>
          <table:table-cell office:value-type="float" office:value="0.226598412894207" calcext:value-type="float">
            <text:p>0.226598412894207</text:p>
          </table:table-cell>
          <table:table-cell table:number-columns-repeated="2" office:value-type="float" office:value="0.0895522388059701" calcext:value-type="float">
            <text:p>0.0895522388059701</text:p>
          </table:table-cell>
          <table:table-cell office:value-type="float" office:value="0.181818181818182" calcext:value-type="float">
            <text:p>0.181818181818182</text:p>
          </table:table-cell>
          <table:table-cell office:value-type="float" office:value="1166" calcext:value-type="float">
            <text:p>1166</text:p>
          </table:table-cell>
          <table:table-cell office:value-type="float" office:value="0" calcext:value-type="float">
            <text:p>0</text:p>
          </table:table-cell>
          <table:table-cell office:value-type="float" office:value="165" calcext:value-type="float">
            <text:p>16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0.55" calcext:value-type="float">
            <text:p>0.55</text:p>
          </table:table-cell>
          <table:table-cell office:value-type="float" office:value="0.118106686701728" calcext:value-type="float">
            <text:p>0.118106686701728</text:p>
          </table:table-cell>
          <table:table-cell office:value-type="float" office:value="0.102830188679245" calcext:value-type="float">
            <text:p>0.102830188679245</text:p>
          </table:table-cell>
          <table:table-cell office:value-type="float" office:value="0.226060606060606" calcext:value-type="float">
            <text:p>0.226060606060606</text:p>
          </table:table-cell>
          <table:table-cell office:value-type="float" office:value="0.1" calcext:value-type="float">
            <text:p>0.1</text:p>
          </table:table-cell>
          <table:table-cell office:value-type="float" office:value="0.05" calcext:value-type="float">
            <text:p>0.05</text:p>
          </table:table-cell>
          <table:table-cell office:value-type="float" office:value="0.15" calcext:value-type="float">
            <text:p>0.15</text:p>
          </table:table-cell>
          <table:table-cell office:value-type="float" office:value="1122" calcext:value-type="float">
            <text:p>1122</text:p>
          </table:table-cell>
          <table:table-cell office:value-type="float" office:value="32" calcext:value-type="float">
            <text:p>32</text:p>
          </table:table-cell>
          <table:table-cell office:value-type="float" office:value="133" calcext:value-type="float">
            <text:p>133</text:p>
          </table:table-cell>
          <table:table-cell office:value-type="float" office:value="44" calcext:value-type="float">
            <text:p>44</text:p>
          </table:table-cell>
          <table:table-cell table:number-columns-repeated="3" office:value-type="float" office:value="0.0784313725490196" calcext:value-type="float">
            <text:p>0.078431372549019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127300828374416" calcext:value-type="float">
            <text:p>0.127300828374416</text:p>
          </table:table-cell>
          <table:table-cell office:value-type="float" office:value="0.111577340631625" calcext:value-type="float">
            <text:p>0.111577340631625</text:p>
          </table:table-cell>
          <table:table-cell office:value-type="float" office:value="0.238413475090141" calcext:value-type="float">
            <text:p>0.238413475090141</text:p>
          </table:table-cell>
          <table:table-cell table:number-columns-repeated="3" office:value-type="float" office:value="0.0784313725490196" calcext:value-type="float">
            <text:p>0.0784313725490196</text:p>
          </table:table-cell>
          <table:table-cell office:value-type="float" office:value="1133" calcext:value-type="float">
            <text:p>1133</text:p>
          </table:table-cell>
          <table:table-cell office:value-type="float" office:value="23" calcext:value-type="float">
            <text:p>23</text:p>
          </table:table-cell>
          <table:table-cell office:value-type="float" office:value="142" calcext:value-type="float">
            <text:p>142</text:p>
          </table:table-cell>
          <table:table-cell office:value-type="float" office:value="33" calcext:value-type="float">
            <text:p>3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117156081880976" calcext:value-type="float">
            <text:p>0.117156081880976</text:p>
          </table:table-cell>
          <table:table-cell office:value-type="float" office:value="0.102746354626151" calcext:value-type="float">
            <text:p>0.102746354626151</text:p>
          </table:table-cell>
          <table:table-cell office:value-type="float" office:value="0.218984821148404" calcext:value-type="float">
            <text:p>0.218984821148404</text:p>
          </table:table-cell>
          <table:table-cell table:number-columns-repeated="2" office:value-type="float" office:value="0.0615595075239398" calcext:value-type="float">
            <text:p>0.0615595075239398</text:p>
          </table:table-cell>
          <table:table-cell office:value-type="float" office:value="0.111111111111111" calcext:value-type="float">
            <text:p>0.111111111111111</text:p>
          </table:table-cell>
          <table:table-cell office:value-type="float" office:value="1121" calcext:value-type="float">
            <text:p>1121</text:p>
          </table:table-cell>
          <table:table-cell office:value-type="float" office:value="28" calcext:value-type="float">
            <text:p>28</text:p>
          </table:table-cell>
          <table:table-cell office:value-type="float" office:value="137" calcext:value-type="float">
            <text:p>137</text:p>
          </table:table-cell>
          <table:table-cell office:value-type="float" office:value="45" calcext:value-type="float">
            <text:p>45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166" calcext:value-type="float">
            <text:p>1166</text:p>
          </table:table-cell>
          <table:table-cell office:value-type="float" office:value="0" calcext:value-type="float">
            <text:p>0</text:p>
          </table:table-cell>
          <table:table-cell office:value-type="float" office:value="165" calcext:value-type="float">
            <text:p>165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166" calcext:value-type="float">
            <text:p>1166</text:p>
          </table:table-cell>
          <table:table-cell office:value-type="float" office:value="0" calcext:value-type="float">
            <text:p>0</text:p>
          </table:table-cell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.000208930112421513" calcext:value-type="float">
            <text:p>0.000208930112421513</text:p>
          </table:table-cell>
          <table:table-cell office:value-type="float" office:value="0.000229498822591268" calcext:value-type="float">
            <text:p>0.000229498822591268</text:p>
          </table:table-cell>
          <table:table-cell table:number-columns-repeated="2" office:value-type="float" office:value="0.998036324977875" calcext:value-type="float">
            <text:p>0.998036324977875</text:p>
          </table:table-cell>
          <table:table-cell office:value-type="float" office:value="0.996918082237244" calcext:value-type="float">
            <text:p>0.996918082237244</text:p>
          </table:table-cell>
          <table:table-cell office:value-type="float" office:value="0.0664526512157458" calcext:value-type="float">
            <text:p>0.0664526512157458</text:p>
          </table:table-cell>
          <table:table-cell office:value-type="float" office:value="0.0521824936012741" calcext:value-type="float">
            <text:p>0.0521824936012741</text:p>
          </table:table-cell>
          <table:table-cell office:value-type="float" office:value="0.179656183432562" calcext:value-type="float">
            <text:p>0.179656183432562</text:p>
          </table:table-cell>
          <table:table-cell office:value-type="float" office:value="0.00114543200470507" calcext:value-type="float">
            <text:p>0.00114543200470507</text:p>
          </table:table-cell>
          <table:table-cell office:value-type="float" office:value="0.000954773306148127" calcext:value-type="float">
            <text:p>0.000954773306148127</text:p>
          </table:table-cell>
          <table:table-cell office:value-type="float" office:value="0.0117601901292801" calcext:value-type="float">
            <text:p>0.0117601901292801</text:p>
          </table:table-cell>
          <table:table-cell office:value-type="float" office:value="1124" calcext:value-type="float">
            <text:p>1124</text:p>
          </table:table-cell>
          <table:table-cell office:value-type="float" office:value="26" calcext:value-type="float">
            <text:p>26</text:p>
          </table:table-cell>
          <table:table-cell office:value-type="float" office:value="123" calcext:value-type="float">
            <text:p>123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0.0622405270352354" calcext:value-type="float">
            <text:p>0.0622405270352354</text:p>
          </table:table-cell>
          <table:table-cell office:value-type="float" office:value="0.0634373925427164" calcext:value-type="float">
            <text:p>0.0634373925427164</text:p>
          </table:table-cell>
          <table:table-cell table:number-columns-repeated="2" office:value-type="float" office:value="0.615278737870208" calcext:value-type="float">
            <text:p>0.615278737870208</text:p>
          </table:table-cell>
          <table:table-cell office:value-type="float" office:value="0.591887479211875" calcext:value-type="float">
            <text:p>0.591887479211875</text:p>
          </table:table-cell>
          <table:table-cell office:value-type="float" office:value="0.119458809687319" calcext:value-type="float">
            <text:p>0.119458809687319</text:p>
          </table:table-cell>
          <table:table-cell office:value-type="float" office:value="0.111253886974792" calcext:value-type="float">
            <text:p>0.111253886974792</text:p>
          </table:table-cell>
          <table:table-cell office:value-type="float" office:value="0.184547525433672" calcext:value-type="float">
            <text:p>0.184547525433672</text:p>
          </table:table-cell>
          <table:table-cell office:value-type="float" office:value="0.0875385000727238" calcext:value-type="float">
            <text:p>0.0875385000727238</text:p>
          </table:table-cell>
          <table:table-cell office:value-type="float" office:value="0.084439009175486" calcext:value-type="float">
            <text:p>0.084439009175486</text:p>
          </table:table-cell>
          <table:table-cell office:value-type="float" office:value="0.137315618752852" calcext:value-type="float">
            <text:p>0.137315618752852</text:p>
          </table:table-cell>
          <table:table-cell office:value-type="float" office:value="1171" calcext:value-type="float">
            <text:p>1171</text:p>
          </table:table-cell>
          <table:table-cell office:value-type="float" office:value="4" calcext:value-type="float">
            <text:p>4</text:p>
          </table:table-cell>
          <table:table-cell office:value-type="float" office:value="145" calcext:value-type="float">
            <text:p>145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.0622043810458419" calcext:value-type="float">
            <text:p>0.0622043810458419</text:p>
          </table:table-cell>
          <table:table-cell office:value-type="float" office:value="0.063401415497025" calcext:value-type="float">
            <text:p>0.063401415497025</text:p>
          </table:table-cell>
          <table:table-cell table:number-columns-repeated="2" office:value-type="float" office:value="0.615641953640614" calcext:value-type="float">
            <text:p>0.615641953640614</text:p>
          </table:table-cell>
          <table:table-cell office:value-type="float" office:value="0.592242158196584" calcext:value-type="float">
            <text:p>0.592242158196584</text:p>
          </table:table-cell>
          <table:table-cell office:value-type="float" office:value="0.119454606588248" calcext:value-type="float">
            <text:p>0.119454606588248</text:p>
          </table:table-cell>
          <table:table-cell office:value-type="float" office:value="0.111243927837473" calcext:value-type="float">
            <text:p>0.111243927837473</text:p>
          </table:table-cell>
          <table:table-cell office:value-type="float" office:value="0.184588984329297" calcext:value-type="float">
            <text:p>0.184588984329297</text:p>
          </table:table-cell>
          <table:table-cell office:value-type="float" office:value="0.0875089467138042" calcext:value-type="float">
            <text:p>0.0875089467138042</text:p>
          </table:table-cell>
          <table:table-cell office:value-type="float" office:value="0.0844083419191293" calcext:value-type="float">
            <text:p>0.0844083419191293</text:p>
          </table:table-cell>
          <table:table-cell office:value-type="float" office:value="0.137312385162464" calcext:value-type="float">
            <text:p>0.137312385162464</text:p>
          </table:table-cell>
          <table:table-cell office:value-type="float" office:value="1171" calcext:value-type="float">
            <text:p>1171</text:p>
          </table:table-cell>
          <table:table-cell office:value-type="float" office:value="4" calcext:value-type="float">
            <text:p>4</text:p>
          </table:table-cell>
          <table:table-cell office:value-type="float" office:value="145" calcext:value-type="float">
            <text:p>145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.0551110530856649" calcext:value-type="float">
            <text:p>0.0551110530856649</text:p>
          </table:table-cell>
          <table:table-cell office:value-type="float" office:value="0.0567744349761421" calcext:value-type="float">
            <text:p>0.0567744349761421</text:p>
          </table:table-cell>
          <table:table-cell table:number-columns-repeated="2" office:value-type="float" office:value="0.889898044464612" calcext:value-type="float">
            <text:p>0.889898044464612</text:p>
          </table:table-cell>
          <table:table-cell office:value-type="float" office:value="0.874149857645303" calcext:value-type="float">
            <text:p>0.874149857645303</text:p>
          </table:table-cell>
          <table:table-cell office:value-type="float" office:value="0.153800576211404" calcext:value-type="float">
            <text:p>0.153800576211404</text:p>
          </table:table-cell>
          <table:table-cell office:value-type="float" office:value="0.139000765990478" calcext:value-type="float">
            <text:p>0.139000765990478</text:p>
          </table:table-cell>
          <table:table-cell office:value-type="float" office:value="0.27120578212506" calcext:value-type="float">
            <text:p>0.27120578212506</text:p>
          </table:table-cell>
          <table:table-cell office:value-type="float" office:value="0.0935743209290017" calcext:value-type="float">
            <text:p>0.0935743209290017</text:p>
          </table:table-cell>
          <table:table-cell office:value-type="float" office:value="0.0885171709995265" calcext:value-type="float">
            <text:p>0.0885171709995265</text:p>
          </table:table-cell>
          <table:table-cell office:value-type="float" office:value="0.18450678700128" calcext:value-type="float">
            <text:p>0.18450678700128</text:p>
          </table:table-cell>
          <table:table-cell office:value-type="float" office:value="1124" calcext:value-type="float">
            <text:p>1124</text:p>
          </table:table-cell>
          <table:table-cell office:value-type="float" office:value="26" calcext:value-type="float">
            <text:p>26</text:p>
          </table:table-cell>
          <table:table-cell office:value-type="float" office:value="123" calcext:value-type="float">
            <text:p>123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29885057471264" calcext:value-type="float">
            <text:p>0.0229885057471264</text:p>
          </table:table-cell>
          <table:table-cell table:number-columns-repeated="2" office:value-type="float" office:value="0.6" calcext:value-type="float">
            <text:p>0.6</text:p>
          </table:table-cell>
          <table:table-cell office:value-type="float" office:value="0.5" calcext:value-type="float">
            <text:p>0.5</text:p>
          </table:table-cell>
          <table:table-cell office:value-type="float" office:value="0.119864634035269" calcext:value-type="float">
            <text:p>0.119864634035269</text:p>
          </table:table-cell>
          <table:table-cell office:value-type="float" office:value="0.108743070303965" calcext:value-type="float">
            <text:p>0.108743070303965</text:p>
          </table:table-cell>
          <table:table-cell office:value-type="float" office:value="0.208090730212455" calcext:value-type="float">
            <text:p>0.208090730212455</text:p>
          </table:table-cell>
          <table:table-cell office:value-type="float" office:value="0.0754716981132075" calcext:value-type="float">
            <text:p>0.0754716981132075</text:p>
          </table:table-cell>
          <table:table-cell office:value-type="float" office:value="0.0542986425339367" calcext:value-type="float">
            <text:p>0.0542986425339367</text:p>
          </table:table-cell>
          <table:table-cell office:value-type="float" office:value="0.219512195121951" calcext:value-type="float">
            <text:p>0.219512195121951</text:p>
          </table:table-cell>
          <table:table-cell office:value-type="float" office:value="1175" calcext:value-type="float">
            <text:p>1175</text:p>
          </table:table-cell>
          <table:table-cell office:value-type="float" office:value="4" calcext:value-type="float">
            <text:p>4</text:p>
          </table:table-cell>
          <table:table-cell office:value-type="float" office:value="145" calcext:value-type="float">
            <text:p>14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29885057471264" calcext:value-type="float">
            <text:p>0.0229885057471264</text:p>
          </table:table-cell>
          <table:table-cell table:number-columns-repeated="2" office:value-type="float" office:value="0.6" calcext:value-type="float">
            <text:p>0.6</text:p>
          </table:table-cell>
          <table:table-cell office:value-type="float" office:value="0.5" calcext:value-type="float">
            <text:p>0.5</text:p>
          </table:table-cell>
          <table:table-cell office:value-type="float" office:value="0.119864634035269" calcext:value-type="float">
            <text:p>0.119864634035269</text:p>
          </table:table-cell>
          <table:table-cell office:value-type="float" office:value="0.108743070303965" calcext:value-type="float">
            <text:p>0.108743070303965</text:p>
          </table:table-cell>
          <table:table-cell office:value-type="float" office:value="0.208090730212455" calcext:value-type="float">
            <text:p>0.208090730212455</text:p>
          </table:table-cell>
          <table:table-cell office:value-type="float" office:value="0.0754716981132075" calcext:value-type="float">
            <text:p>0.0754716981132075</text:p>
          </table:table-cell>
          <table:table-cell office:value-type="float" office:value="0.0542986425339367" calcext:value-type="float">
            <text:p>0.0542986425339367</text:p>
          </table:table-cell>
          <table:table-cell office:value-type="float" office:value="0.219512195121951" calcext:value-type="float">
            <text:p>0.219512195121951</text:p>
          </table:table-cell>
          <table:table-cell office:value-type="float" office:value="1175" calcext:value-type="float">
            <text:p>1175</text:p>
          </table:table-cell>
          <table:table-cell office:value-type="float" office:value="4" calcext:value-type="float">
            <text:p>4</text:p>
          </table:table-cell>
          <table:table-cell office:value-type="float" office:value="145" calcext:value-type="float">
            <text:p>145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128407759957652" calcext:value-type="float">
            <text:p>0.128407759957652</text:p>
          </table:table-cell>
          <table:table-cell office:value-type="float" office:value="0.121327824667392" calcext:value-type="float">
            <text:p>0.121327824667392</text:p>
          </table:table-cell>
          <table:table-cell office:value-type="float" office:value="0.184572078837433" calcext:value-type="float">
            <text:p>0.184572078837433</text:p>
          </table:table-cell>
          <table:table-cell table:number-columns-repeated="3" office:value-type="float" office:value="0.0961098398169336" calcext:value-type="float">
            <text:p>0.0961098398169336</text:p>
          </table:table-cell>
          <table:table-cell office:value-type="float" office:value="1157" calcext:value-type="float">
            <text:p>1157</text:p>
          </table:table-cell>
          <table:table-cell office:value-type="float" office:value="10" calcext:value-type="float">
            <text:p>10</text:p>
          </table:table-cell>
          <table:table-cell office:value-type="float" office:value="139" calcext:value-type="float">
            <text:p>139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130236122934915" calcext:value-type="float">
            <text:p>0.130236122934915</text:p>
          </table:table-cell>
          <table:table-cell office:value-type="float" office:value="0.12175833395937" calcext:value-type="float">
            <text:p>0.12175833395937</text:p>
          </table:table-cell>
          <table:table-cell office:value-type="float" office:value="0.197489455613397" calcext:value-type="float">
            <text:p>0.197489455613397</text:p>
          </table:table-cell>
          <table:table-cell table:number-columns-repeated="3" office:value-type="float" office:value="0.0929951690821256" calcext:value-type="float">
            <text:p>0.0929951690821256</text:p>
          </table:table-cell>
          <table:table-cell office:value-type="float" office:value="1145" calcext:value-type="float">
            <text:p>1145</text:p>
          </table:table-cell>
          <table:table-cell office:value-type="float" office:value="15" calcext:value-type="float">
            <text:p>15</text:p>
          </table:table-cell>
          <table:table-cell office:value-type="float" office:value="134" calcext:value-type="float">
            <text:p>134</text:p>
          </table:table-cell>
          <table:table-cell office:value-type="float" office:value="37" calcext:value-type="float">
            <text:p>37</text:p>
          </table:table-cell>
          <table:table-cell table:number-columns-repeated="3" office:value-type="float" office:value="0.0298507462686567" calcext:value-type="float">
            <text:p>0.0298507462686567</text:p>
          </table:table-cell>
          <table:table-cell table:number-columns-repeated="3" office:value-type="float" office:value="0.388059701492537" calcext:value-type="float">
            <text:p>0.388059701492537</text:p>
          </table:table-cell>
          <table:table-cell office:value-type="float" office:value="0.119919832569955" calcext:value-type="float">
            <text:p>0.119919832569955</text:p>
          </table:table-cell>
          <table:table-cell office:value-type="float" office:value="0.109369320142864" calcext:value-type="float">
            <text:p>0.109369320142864</text:p>
          </table:table-cell>
          <table:table-cell office:value-type="float" office:value="0.203615843904334" calcext:value-type="float">
            <text:p>0.203615843904334</text:p>
          </table:table-cell>
          <table:table-cell office:value-type="float" office:value="0.0909090909090909" calcext:value-type="float">
            <text:p>0.0909090909090909</text:p>
          </table:table-cell>
          <table:table-cell office:value-type="float" office:value="0.0895522388059701" calcext:value-type="float">
            <text:p>0.0895522388059701</text:p>
          </table:table-cell>
          <table:table-cell office:value-type="float" office:value="0.208955223880597" calcext:value-type="float">
            <text:p>0.208955223880597</text:p>
          </table:table-cell>
          <table:table-cell office:value-type="float" office:value="1182" calcext:value-type="float">
            <text:p>1182</text:p>
          </table:table-cell>
          <table:table-cell office:value-type="float" office:value="0" calcext:value-type="float">
            <text:p>0</text:p>
          </table:table-cell>
          <table:table-cell office:value-type="float" office:value="149" calcext:value-type="float">
            <text:p>14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0.4" calcext:value-type="float">
            <text:p>0.4</text:p>
          </table:table-cell>
          <table:table-cell office:value-type="float" office:value="0.118782870022539" calcext:value-type="float">
            <text:p>0.118782870022539</text:p>
          </table:table-cell>
          <table:table-cell office:value-type="float" office:value="0.108037225042301" calcext:value-type="float">
            <text:p>0.108037225042301</text:p>
          </table:table-cell>
          <table:table-cell office:value-type="float" office:value="0.204026845637584" calcext:value-type="float">
            <text:p>0.204026845637584</text:p>
          </table:table-cell>
          <table:table-cell office:value-type="float" office:value="0.1" calcext:value-type="float">
            <text:p>0.1</text:p>
          </table:table-cell>
          <table:table-cell office:value-type="float" office:value="0.05" calcext:value-type="float">
            <text:p>0.05</text:p>
          </table:table-cell>
          <table:table-cell office:value-type="float" office:value="0.2" calcext:value-type="float">
            <text:p>0.2</text:p>
          </table:table-cell>
          <table:table-cell office:value-type="float" office:value="1182" calcext:value-type="float">
            <text:p>1182</text:p>
          </table:table-cell>
          <table:table-cell office:value-type="float" office:value="0" calcext:value-type="float">
            <text:p>0</text:p>
          </table:table-cell>
          <table:table-cell office:value-type="float" office:value="149" calcext:value-type="float">
            <text:p>14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128407759957652" calcext:value-type="float">
            <text:p>0.128407759957652</text:p>
          </table:table-cell>
          <table:table-cell office:value-type="float" office:value="0.121327824667392" calcext:value-type="float">
            <text:p>0.121327824667392</text:p>
          </table:table-cell>
          <table:table-cell office:value-type="float" office:value="0.184572078837433" calcext:value-type="float">
            <text:p>0.184572078837433</text:p>
          </table:table-cell>
          <table:table-cell table:number-columns-repeated="3" office:value-type="float" office:value="0.0961098398169336" calcext:value-type="float">
            <text:p>0.0961098398169336</text:p>
          </table:table-cell>
          <table:table-cell office:value-type="float" office:value="1157" calcext:value-type="float">
            <text:p>1157</text:p>
          </table:table-cell>
          <table:table-cell office:value-type="float" office:value="10" calcext:value-type="float">
            <text:p>10</text:p>
          </table:table-cell>
          <table:table-cell office:value-type="float" office:value="139" calcext:value-type="float">
            <text:p>139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130245937637242" calcext:value-type="float">
            <text:p>0.130245937637242</text:p>
          </table:table-cell>
          <table:table-cell office:value-type="float" office:value="0.121773767159087" calcext:value-type="float">
            <text:p>0.121773767159087</text:p>
          </table:table-cell>
          <table:table-cell office:value-type="float" office:value="0.197454699416971" calcext:value-type="float">
            <text:p>0.197454699416971</text:p>
          </table:table-cell>
          <table:table-cell table:number-columns-repeated="3" office:value-type="float" office:value="0.0929951690821256" calcext:value-type="float">
            <text:p>0.0929951690821256</text:p>
          </table:table-cell>
          <table:table-cell office:value-type="float" office:value="1145" calcext:value-type="float">
            <text:p>1145</text:p>
          </table:table-cell>
          <table:table-cell office:value-type="float" office:value="15" calcext:value-type="float">
            <text:p>15</text:p>
          </table:table-cell>
          <table:table-cell office:value-type="float" office:value="134" calcext:value-type="float">
            <text:p>134</text:p>
          </table:table-cell>
          <table:table-cell office:value-type="float" office:value="37" calcext:value-type="float">
            <text:p>37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182" calcext:value-type="float">
            <text:p>1182</text:p>
          </table:table-cell>
          <table:table-cell office:value-type="float" office:value="0" calcext:value-type="float">
            <text:p>0</text:p>
          </table:table-cell>
          <table:table-cell office:value-type="float" office:value="149" calcext:value-type="float">
            <text:p>149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182" calcext:value-type="float">
            <text:p>1182</text:p>
          </table:table-cell>
          <table:table-cell office:value-type="float" office:value="0" calcext:value-type="float">
            <text:p>0</text:p>
          </table:table-cell>
          <table:table-cell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.000158761948114261" calcext:value-type="float">
            <text:p>0.000158761948114261</text:p>
          </table:table-cell>
          <table:table-cell office:value-type="float" office:value="0.000200810696696863" calcext:value-type="float">
            <text:p>0.000200810696696863</text:p>
          </table:table-cell>
          <table:table-cell table:number-columns-repeated="2" office:value-type="float" office:value="0.997619450092316" calcext:value-type="float">
            <text:p>0.997619450092316</text:p>
          </table:table-cell>
          <table:table-cell office:value-type="float" office:value="0.995631337165833" calcext:value-type="float">
            <text:p>0.995631337165833</text:p>
          </table:table-cell>
          <table:table-cell office:value-type="float" office:value="0.0446574830837126" calcext:value-type="float">
            <text:p>0.0446574830837126</text:p>
          </table:table-cell>
          <table:table-cell office:value-type="float" office:value="0.033144485675201" calcext:value-type="float">
            <text:p>0.033144485675201</text:p>
          </table:table-cell>
          <table:table-cell office:value-type="float" office:value="0.135303149346728" calcext:value-type="float">
            <text:p>0.135303149346728</text:p>
          </table:table-cell>
          <table:table-cell office:value-type="float" office:value="0.00137494469527155" calcext:value-type="float">
            <text:p>0.00137494469527155</text:p>
          </table:table-cell>
          <table:table-cell office:value-type="float" office:value="0.0010699185077101" calcext:value-type="float">
            <text:p>0.0010699185077101</text:p>
          </table:table-cell>
          <table:table-cell office:value-type="float" office:value="0.0176749406382442" calcext:value-type="float">
            <text:p>0.0176749406382442</text:p>
          </table:table-cell>
          <table:table-cell office:value-type="float" office:value="1149" calcext:value-type="float">
            <text:p>1149</text:p>
          </table:table-cell>
          <table:table-cell office:value-type="float" office:value="17" calcext:value-type="float">
            <text:p>17</text:p>
          </table:table-cell>
          <table:table-cell office:value-type="float" office:value="133" calcext:value-type="float">
            <text:p>133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.0576738884077405" calcext:value-type="float">
            <text:p>0.0576738884077405</text:p>
          </table:table-cell>
          <table:table-cell office:value-type="float" office:value="0.0610218705931779" calcext:value-type="float">
            <text:p>0.0610218705931779</text:p>
          </table:table-cell>
          <table:table-cell table:number-columns-repeated="2" office:value-type="float" office:value="0.727267122953601" calcext:value-type="float">
            <text:p>0.727267122953601</text:p>
          </table:table-cell>
          <table:table-cell office:value-type="float" office:value="0.695363141614373" calcext:value-type="float">
            <text:p>0.695363141614373</text:p>
          </table:table-cell>
          <table:table-cell office:value-type="float" office:value="0.127847551160021" calcext:value-type="float">
            <text:p>0.127847551160021</text:p>
          </table:table-cell>
          <table:table-cell office:value-type="float" office:value="0.118001603302877" calcext:value-type="float">
            <text:p>0.118001603302877</text:p>
          </table:table-cell>
          <table:table-cell office:value-type="float" office:value="0.205367980621934" calcext:value-type="float">
            <text:p>0.205367980621934</text:p>
          </table:table-cell>
          <table:table-cell office:value-type="float" office:value="0.0960262155712214" calcext:value-type="float">
            <text:p>0.0960262155712214</text:p>
          </table:table-cell>
          <table:table-cell office:value-type="float" office:value="0.0906037331755777" calcext:value-type="float">
            <text:p>0.0906037331755777</text:p>
          </table:table-cell>
          <table:table-cell office:value-type="float" office:value="0.169895569939739" calcext:value-type="float">
            <text:p>0.169895569939739</text:p>
          </table:table-cell>
          <table:table-cell office:value-type="float" office:value="1169" calcext:value-type="float">
            <text:p>1169</text:p>
          </table:table-cell>
          <table:table-cell office:value-type="float" office:value="10" calcext:value-type="float">
            <text:p>10</text:p>
          </table:table-cell>
          <table:table-cell office:value-type="float" office:value="140" calcext:value-type="float">
            <text:p>14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.0576179874916309" calcext:value-type="float">
            <text:p>0.0576179874916309</text:p>
          </table:table-cell>
          <table:table-cell office:value-type="float" office:value="0.0609664103509048" calcext:value-type="float">
            <text:p>0.0609664103509048</text:p>
          </table:table-cell>
          <table:table-cell table:number-columns-repeated="2" office:value-type="float" office:value="0.727820383092117" calcext:value-type="float">
            <text:p>0.727820383092117</text:p>
          </table:table-cell>
          <table:table-cell office:value-type="float" office:value="0.695920762755894" calcext:value-type="float">
            <text:p>0.695920762755894</text:p>
          </table:table-cell>
          <table:table-cell office:value-type="float" office:value="0.12784616544595" calcext:value-type="float">
            <text:p>0.12784616544595</text:p>
          </table:table-cell>
          <table:table-cell office:value-type="float" office:value="0.117990005441069" calcext:value-type="float">
            <text:p>0.117990005441069</text:p>
          </table:table-cell>
          <table:table-cell office:value-type="float" office:value="0.205446998551046" calcext:value-type="float">
            <text:p>0.205446998551046</text:p>
          </table:table-cell>
          <table:table-cell office:value-type="float" office:value="0.0959853387738781" calcext:value-type="float">
            <text:p>0.0959853387738781</text:p>
          </table:table-cell>
          <table:table-cell office:value-type="float" office:value="0.0905595894825385" calcext:value-type="float">
            <text:p>0.0905595894825385</text:p>
          </table:table-cell>
          <table:table-cell office:value-type="float" office:value="0.169922766470282" calcext:value-type="float">
            <text:p>0.169922766470282</text:p>
          </table:table-cell>
          <table:table-cell office:value-type="float" office:value="1169" calcext:value-type="float">
            <text:p>1169</text:p>
          </table:table-cell>
          <table:table-cell office:value-type="float" office:value="10" calcext:value-type="float">
            <text:p>10</text:p>
          </table:table-cell>
          <table:table-cell office:value-type="float" office:value="140" calcext:value-type="float">
            <text:p>14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.0486313501769055" calcext:value-type="float">
            <text:p>0.0486313501769055</text:p>
          </table:table-cell>
          <table:table-cell office:value-type="float" office:value="0.0524633095091674" calcext:value-type="float">
            <text:p>0.0524633095091674</text:p>
          </table:table-cell>
          <table:table-cell table:number-columns-repeated="2" office:value-type="float" office:value="0.886197203895837" calcext:value-type="float">
            <text:p>0.886197203895837</text:p>
          </table:table-cell>
          <table:table-cell office:value-type="float" office:value="0.86358823097334" calcext:value-type="float">
            <text:p>0.86358823097334</text:p>
          </table:table-cell>
          <table:table-cell office:value-type="float" office:value="0.1442100365656" calcext:value-type="float">
            <text:p>0.1442100365656</text:p>
          </table:table-cell>
          <table:table-cell office:value-type="float" office:value="0.130204572573532" calcext:value-type="float">
            <text:p>0.130204572573532</text:p>
          </table:table-cell>
          <table:table-cell office:value-type="float" office:value="0.254479723063149" calcext:value-type="float">
            <text:p>0.254479723063149</text:p>
          </table:table-cell>
          <table:table-cell office:value-type="float" office:value="0.0962672883276894" calcext:value-type="float">
            <text:p>0.0962672883276894</text:p>
          </table:table-cell>
          <table:table-cell office:value-type="float" office:value="0.0890920077923513" calcext:value-type="float">
            <text:p>0.0890920077923513</text:p>
          </table:table-cell>
          <table:table-cell office:value-type="float" office:value="0.203254007037326" calcext:value-type="float">
            <text:p>0.203254007037326</text:p>
          </table:table-cell>
          <table:table-cell office:value-type="float" office:value="1149" calcext:value-type="float">
            <text:p>1149</text:p>
          </table:table-cell>
          <table:table-cell office:value-type="float" office:value="17" calcext:value-type="float">
            <text:p>17</text:p>
          </table:table-cell>
          <table:table-cell office:value-type="float" office:value="133" calcext:value-type="float">
            <text:p>133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997619450092316" calcext:value-type="float">
            <text:p>0.997619450092316</text:p>
          </table:table-cell>
          <table:table-cell office:value-type="float" office:value="0.902594674938607" calcext:value-type="float">
            <text:p>0.902594674938607</text:p>
          </table:table-cell>
          <table:table-cell office:value-type="float" office:value="0.128323136094771" calcext:value-type="float">
            <text:p>0.128323136094771</text:p>
          </table:table-cell>
          <table:table-cell office:value-type="float" office:value="0.116601398193066" calcext:value-type="float">
            <text:p>0.116601398193066</text:p>
          </table:table-cell>
          <table:table-cell office:value-type="float" office:value="0.220612285840864" calcext:value-type="float">
            <text:p>0.220612285840864</text:p>
          </table:table-cell>
          <table:table-cell table:number-columns-repeated="2" office:value-type="float" office:value="0.0775193798449612" calcext:value-type="float">
            <text:p>0.0775193798449612</text:p>
          </table:table-cell>
          <table:table-cell office:value-type="float" office:value="0.240740740740741" calcext:value-type="float">
            <text:p>0.240740740740741</text:p>
          </table:table-cell>
          <table:table-cell office:value-type="float" office:value="1177" calcext:value-type="float">
            <text:p>1177</text:p>
          </table:table-cell>
          <table:table-cell office:value-type="float" office:value="4" calcext:value-type="float">
            <text:p>4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02594674938607" calcext:value-type="float">
            <text:p>0.902594674938607</text:p>
          </table:table-cell>
          <table:table-cell office:value-type="float" office:value="0.128324924637151" calcext:value-type="float">
            <text:p>0.128324924637151</text:p>
          </table:table-cell>
          <table:table-cell office:value-type="float" office:value="0.116603413900016" calcext:value-type="float">
            <text:p>0.116603413900016</text:p>
          </table:table-cell>
          <table:table-cell office:value-type="float" office:value="0.220612285840864" calcext:value-type="float">
            <text:p>0.220612285840864</text:p>
          </table:table-cell>
          <table:table-cell table:number-columns-repeated="2" office:value-type="float" office:value="0.0775193798449612" calcext:value-type="float">
            <text:p>0.0775193798449612</text:p>
          </table:table-cell>
          <table:table-cell office:value-type="float" office:value="0.240740740740741" calcext:value-type="float">
            <text:p>0.240740740740741</text:p>
          </table:table-cell>
          <table:table-cell office:value-type="float" office:value="1177" calcext:value-type="float">
            <text:p>1177</text:p>
          </table:table-cell>
          <table:table-cell office:value-type="float" office:value="4" calcext:value-type="float">
            <text:p>4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0.666666666666667" calcext:value-type="float">
            <text:p>0.666666666666667</text:p>
          </table:table-cell>
          <table:table-cell office:value-type="float" office:value="0.128643744974759" calcext:value-type="float">
            <text:p>0.128643744974759</text:p>
          </table:table-cell>
          <table:table-cell office:value-type="float" office:value="0.123356098756629" calcext:value-type="float">
            <text:p>0.123356098756629</text:p>
          </table:table-cell>
          <table:table-cell office:value-type="float" office:value="0.17027514619883" calcext:value-type="float">
            <text:p>0.17027514619883</text:p>
          </table:table-cell>
          <table:table-cell table:number-columns-repeated="3" office:value-type="float" office:value="0.112938596491228" calcext:value-type="float">
            <text:p>0.112938596491228</text:p>
          </table:table-cell>
          <table:table-cell office:value-type="float" office:value="1168" calcext:value-type="float">
            <text:p>1168</text:p>
          </table:table-cell>
          <table:table-cell office:value-type="float" office:value="11" calcext:value-type="float">
            <text:p>11</text:p>
          </table:table-cell>
          <table:table-cell office:value-type="float" office:value="139" calcext:value-type="float">
            <text:p>139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13624230746252" calcext:value-type="float">
            <text:p>0.13624230746252</text:p>
          </table:table-cell>
          <table:table-cell office:value-type="float" office:value="0.125011700951298" calcext:value-type="float">
            <text:p>0.125011700951298</text:p>
          </table:table-cell>
          <table:table-cell office:value-type="float" office:value="0.224664616060879" calcext:value-type="float">
            <text:p>0.224664616060879</text:p>
          </table:table-cell>
          <table:table-cell table:number-columns-repeated="3" office:value-type="float" office:value="0.0959902794653706" calcext:value-type="float">
            <text:p>0.0959902794653706</text:p>
          </table:table-cell>
          <table:table-cell office:value-type="float" office:value="1150" calcext:value-type="float">
            <text:p>1150</text:p>
          </table:table-cell>
          <table:table-cell office:value-type="float" office:value="17" calcext:value-type="float">
            <text:p>17</text:p>
          </table:table-cell>
          <table:table-cell office:value-type="float" office:value="133" calcext:value-type="float">
            <text:p>133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0.313432835820896" calcext:value-type="float">
            <text:p>0.313432835820896</text:p>
          </table:table-cell>
          <table:table-cell office:value-type="float" office:value="0.130371977283176" calcext:value-type="float">
            <text:p>0.130371977283176</text:p>
          </table:table-cell>
          <table:table-cell office:value-type="float" office:value="0.1196773809346" calcext:value-type="float">
            <text:p>0.1196773809346</text:p>
          </table:table-cell>
          <table:table-cell office:value-type="float" office:value="0.214574099200965" calcext:value-type="float">
            <text:p>0.214574099200965</text:p>
          </table:table-cell>
          <table:table-cell table:number-columns-repeated="2" office:value-type="float" office:value="0.0757575757575758" calcext:value-type="float">
            <text:p>0.0757575757575758</text:p>
          </table:table-cell>
          <table:table-cell office:value-type="float" office:value="0.257575757575758" calcext:value-type="float">
            <text:p>0.257575757575758</text:p>
          </table:table-cell>
          <table:table-cell office:value-type="float" office:value="1181" calcext:value-type="float">
            <text:p>1181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0.5" calcext:value-type="float">
            <text:p>0.5</text:p>
          </table:table-cell>
          <table:table-cell office:value-type="float" office:value="0.129263711495116" calcext:value-type="float">
            <text:p>0.129263711495116</text:p>
          </table:table-cell>
          <table:table-cell office:value-type="float" office:value="0.118077900084674" calcext:value-type="float">
            <text:p>0.118077900084674</text:p>
          </table:table-cell>
          <table:table-cell office:value-type="float" office:value="0.217333333333333" calcext:value-type="float">
            <text:p>0.217333333333333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171" calcext:value-type="float">
            <text:p>1171</text:p>
          </table:table-cell>
          <table:table-cell office:value-type="float" office:value="9" calcext:value-type="float">
            <text:p>9</text:p>
          </table:table-cell>
          <table:table-cell office:value-type="float" office:value="141" calcext:value-type="float">
            <text:p>141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0.666666666666667" calcext:value-type="float">
            <text:p>0.666666666666667</text:p>
          </table:table-cell>
          <table:table-cell office:value-type="float" office:value="0.128643744974759" calcext:value-type="float">
            <text:p>0.128643744974759</text:p>
          </table:table-cell>
          <table:table-cell office:value-type="float" office:value="0.123356098756629" calcext:value-type="float">
            <text:p>0.123356098756629</text:p>
          </table:table-cell>
          <table:table-cell office:value-type="float" office:value="0.17027514619883" calcext:value-type="float">
            <text:p>0.17027514619883</text:p>
          </table:table-cell>
          <table:table-cell table:number-columns-repeated="3" office:value-type="float" office:value="0.112938596491228" calcext:value-type="float">
            <text:p>0.112938596491228</text:p>
          </table:table-cell>
          <table:table-cell office:value-type="float" office:value="1168" calcext:value-type="float">
            <text:p>1168</text:p>
          </table:table-cell>
          <table:table-cell office:value-type="float" office:value="11" calcext:value-type="float">
            <text:p>11</text:p>
          </table:table-cell>
          <table:table-cell office:value-type="float" office:value="139" calcext:value-type="float">
            <text:p>139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13625961623937" calcext:value-type="float">
            <text:p>0.13625961623937</text:p>
          </table:table-cell>
          <table:table-cell office:value-type="float" office:value="0.125035430470855" calcext:value-type="float">
            <text:p>0.125035430470855</text:p>
          </table:table-cell>
          <table:table-cell office:value-type="float" office:value="0.224631372190144" calcext:value-type="float">
            <text:p>0.224631372190144</text:p>
          </table:table-cell>
          <table:table-cell table:number-columns-repeated="3" office:value-type="float" office:value="0.0959902794653706" calcext:value-type="float">
            <text:p>0.0959902794653706</text:p>
          </table:table-cell>
          <table:table-cell office:value-type="float" office:value="1150" calcext:value-type="float">
            <text:p>1150</text:p>
          </table:table-cell>
          <table:table-cell office:value-type="float" office:value="17" calcext:value-type="float">
            <text:p>17</text:p>
          </table:table-cell>
          <table:table-cell office:value-type="float" office:value="133" calcext:value-type="float">
            <text:p>133</text:p>
          </table:table-cell>
          <table:table-cell office:value-type="float" office:value="31" calcext:value-type="float">
            <text:p>3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181" calcext:value-type="float">
            <text:p>1181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181" calcext:value-type="float">
            <text:p>1181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.000243449103436433" calcext:value-type="float">
            <text:p>0.000243449103436433</text:p>
          </table:table-cell>
          <table:table-cell office:value-type="float" office:value="0.000381596473744139" calcext:value-type="float">
            <text:p>0.000381596473744139</text:p>
          </table:table-cell>
          <table:table-cell table:number-columns-repeated="2" office:value-type="float" office:value="0.998813986778259" calcext:value-type="float">
            <text:p>0.998813986778259</text:p>
          </table:table-cell>
          <table:table-cell office:value-type="float" office:value="0.998736083507538" calcext:value-type="float">
            <text:p>0.998736083507538</text:p>
          </table:table-cell>
          <table:table-cell office:value-type="float" office:value="0.0942881328826325" calcext:value-type="float">
            <text:p>0.0942881328826325</text:p>
          </table:table-cell>
          <table:table-cell office:value-type="float" office:value="0.0695388461012057" calcext:value-type="float">
            <text:p>0.0695388461012057</text:p>
          </table:table-cell>
          <table:table-cell office:value-type="float" office:value="0.263311203195789" calcext:value-type="float">
            <text:p>0.263311203195789</text:p>
          </table:table-cell>
          <table:table-cell office:value-type="float" office:value="0.00286181434057653" calcext:value-type="float">
            <text:p>0.00286181434057653</text:p>
          </table:table-cell>
          <table:table-cell office:value-type="float" office:value="0.00226324936375022" calcext:value-type="float">
            <text:p>0.00226324936375022</text:p>
          </table:table-cell>
          <table:table-cell office:value-type="float" office:value="0.0244436590000987" calcext:value-type="float">
            <text:p>0.0244436590000987</text:p>
          </table:table-cell>
          <table:table-cell office:value-type="float" office:value="1088" calcext:value-type="float">
            <text:p>1088</text:p>
          </table:table-cell>
          <table:table-cell office:value-type="float" office:value="45" calcext:value-type="float">
            <text:p>45</text:p>
          </table:table-cell>
          <table:table-cell office:value-type="float" office:value="125" calcext:value-type="float">
            <text:p>125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0.0410884383199359" calcext:value-type="float">
            <text:p>0.0410884383199359</text:p>
          </table:table-cell>
          <table:table-cell office:value-type="float" office:value="0.0466914169195611" calcext:value-type="float">
            <text:p>0.0466914169195611</text:p>
          </table:table-cell>
          <table:table-cell table:number-columns-repeated="2" office:value-type="float" office:value="0.790370866117725" calcext:value-type="float">
            <text:p>0.790370866117725</text:p>
          </table:table-cell>
          <table:table-cell office:value-type="float" office:value="0.787215381853373" calcext:value-type="float">
            <text:p>0.787215381853373</text:p>
          </table:table-cell>
          <table:table-cell office:value-type="float" office:value="0.13318677320245" calcext:value-type="float">
            <text:p>0.13318677320245</text:p>
          </table:table-cell>
          <table:table-cell office:value-type="float" office:value="0.117747859561353" calcext:value-type="float">
            <text:p>0.117747859561353</text:p>
          </table:table-cell>
          <table:table-cell office:value-type="float" office:value="0.238625471657238" calcext:value-type="float">
            <text:p>0.238625471657238</text:p>
          </table:table-cell>
          <table:table-cell office:value-type="float" office:value="0.0819236154295949" calcext:value-type="float">
            <text:p>0.0819236154295949</text:p>
          </table:table-cell>
          <table:table-cell office:value-type="float" office:value="0.0768135720803731" calcext:value-type="float">
            <text:p>0.0768135720803731</text:p>
          </table:table-cell>
          <table:table-cell office:value-type="float" office:value="0.145271607375962" calcext:value-type="float">
            <text:p>0.145271607375962</text:p>
          </table:table-cell>
          <table:table-cell office:value-type="float" office:value="1124" calcext:value-type="float">
            <text:p>1124</text:p>
          </table:table-cell>
          <table:table-cell office:value-type="float" office:value="26" calcext:value-type="float">
            <text:p>26</text:p>
          </table:table-cell>
          <table:table-cell office:value-type="float" office:value="144" calcext:value-type="float">
            <text:p>144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0.0410318905753527" calcext:value-type="float">
            <text:p>0.0410318905753527</text:p>
          </table:table-cell>
          <table:table-cell office:value-type="float" office:value="0.0466338551077929" calcext:value-type="float">
            <text:p>0.0466338551077929</text:p>
          </table:table-cell>
          <table:table-cell table:number-columns-repeated="2" office:value-type="float" office:value="0.790921436322918" calcext:value-type="float">
            <text:p>0.790921436322918</text:p>
          </table:table-cell>
          <table:table-cell office:value-type="float" office:value="0.7877686458974" calcext:value-type="float">
            <text:p>0.7877686458974</text:p>
          </table:table-cell>
          <table:table-cell office:value-type="float" office:value="0.133201883566994" calcext:value-type="float">
            <text:p>0.133201883566994</text:p>
          </table:table-cell>
          <table:table-cell office:value-type="float" office:value="0.117746380112808" calcext:value-type="float">
            <text:p>0.117746380112808</text:p>
          </table:table-cell>
          <table:table-cell office:value-type="float" office:value="0.238753880686464" calcext:value-type="float">
            <text:p>0.238753880686464</text:p>
          </table:table-cell>
          <table:table-cell office:value-type="float" office:value="0.0818743000243549" calcext:value-type="float">
            <text:p>0.0818743000243549</text:p>
          </table:table-cell>
          <table:table-cell office:value-type="float" office:value="0.0767618018554957" calcext:value-type="float">
            <text:p>0.0767618018554957</text:p>
          </table:table-cell>
          <table:table-cell office:value-type="float" office:value="0.145275269062723" calcext:value-type="float">
            <text:p>0.145275269062723</text:p>
          </table:table-cell>
          <table:table-cell office:value-type="float" office:value="1124" calcext:value-type="float">
            <text:p>1124</text:p>
          </table:table-cell>
          <table:table-cell office:value-type="float" office:value="26" calcext:value-type="float">
            <text:p>26</text:p>
          </table:table-cell>
          <table:table-cell office:value-type="float" office:value="144" calcext:value-type="float">
            <text:p>144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0.0330040829176092" calcext:value-type="float">
            <text:p>0.0330040829176092</text:p>
          </table:table-cell>
          <table:table-cell office:value-type="float" office:value="0.0393522363343842" calcext:value-type="float">
            <text:p>0.0393522363343842</text:p>
          </table:table-cell>
          <table:table-cell table:number-columns-repeated="2" office:value-type="float" office:value="0.939026089693599" calcext:value-type="float">
            <text:p>0.939026089693599</text:p>
          </table:table-cell>
          <table:table-cell office:value-type="float" office:value="0.93752872546829" calcext:value-type="float">
            <text:p>0.93752872546829</text:p>
          </table:table-cell>
          <table:table-cell office:value-type="float" office:value="0.163119212869635" calcext:value-type="float">
            <text:p>0.163119212869635</text:p>
          </table:table-cell>
          <table:table-cell office:value-type="float" office:value="0.140852722972122" calcext:value-type="float">
            <text:p>0.140852722972122</text:p>
          </table:table-cell>
          <table:table-cell office:value-type="float" office:value="0.315186240934414" calcext:value-type="float">
            <text:p>0.315186240934414</text:p>
          </table:table-cell>
          <table:table-cell office:value-type="float" office:value="0.0850103082650076" calcext:value-type="float">
            <text:p>0.0850103082650076</text:p>
          </table:table-cell>
          <table:table-cell office:value-type="float" office:value="0.0778704389482038" calcext:value-type="float">
            <text:p>0.0778704389482038</text:p>
          </table:table-cell>
          <table:table-cell office:value-type="float" office:value="0.182937305935703" calcext:value-type="float">
            <text:p>0.182937305935703</text:p>
          </table:table-cell>
          <table:table-cell office:value-type="float" office:value="1088" calcext:value-type="float">
            <text:p>1088</text:p>
          </table:table-cell>
          <table:table-cell office:value-type="float" office:value="45" calcext:value-type="float">
            <text:p>45</text:p>
          </table:table-cell>
          <table:table-cell office:value-type="float" office:value="125" calcext:value-type="float">
            <text:p>125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04878048780488" calcext:value-type="float">
            <text:p>0.0304878048780488</text:p>
          </table:table-cell>
          <table:table-cell table:number-columns-repeated="2" office:value-type="float" office:value="0.998813986778259" calcext:value-type="float">
            <text:p>0.998813986778259</text:p>
          </table:table-cell>
          <table:table-cell office:value-type="float" office:value="0.998736083507538" calcext:value-type="float">
            <text:p>0.998736083507538</text:p>
          </table:table-cell>
          <table:table-cell office:value-type="float" office:value="0.125872789049141" calcext:value-type="float">
            <text:p>0.125872789049141</text:p>
          </table:table-cell>
          <table:table-cell office:value-type="float" office:value="0.110455810233654" calcext:value-type="float">
            <text:p>0.110455810233654</text:p>
          </table:table-cell>
          <table:table-cell office:value-type="float" office:value="0.231161685547854" calcext:value-type="float">
            <text:p>0.231161685547854</text:p>
          </table:table-cell>
          <table:table-cell office:value-type="float" office:value="0.0689655172413793" calcext:value-type="float">
            <text:p>0.0689655172413793</text:p>
          </table:table-cell>
          <table:table-cell office:value-type="float" office:value="0.0569105691056911" calcext:value-type="float">
            <text:p>0.0569105691056911</text:p>
          </table:table-cell>
          <table:table-cell office:value-type="float" office:value="0.2" calcext:value-type="float">
            <text:p>0.2</text:p>
          </table:table-cell>
          <table:table-cell office:value-type="float" office:value="1156" calcext:value-type="float">
            <text:p>1156</text:p>
          </table:table-cell>
          <table:table-cell office:value-type="float" office:value="6" calcext:value-type="float">
            <text:p>6</text:p>
          </table:table-cell>
          <table:table-cell office:value-type="float" office:value="164" calcext:value-type="float">
            <text:p>16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04878048780488" calcext:value-type="float">
            <text:p>0.0304878048780488</text:p>
          </table:table-cell>
          <table:table-cell table:number-columns-repeated="3" office:value-type="float" office:value="0.5" calcext:value-type="float">
            <text:p>0.5</text:p>
          </table:table-cell>
          <table:table-cell office:value-type="float" office:value="0.125123132009781" calcext:value-type="float">
            <text:p>0.125123132009781</text:p>
          </table:table-cell>
          <table:table-cell office:value-type="float" office:value="0.110025958867692" calcext:value-type="float">
            <text:p>0.110025958867692</text:p>
          </table:table-cell>
          <table:table-cell office:value-type="float" office:value="0.228227943880162" calcext:value-type="float">
            <text:p>0.228227943880162</text:p>
          </table:table-cell>
          <table:table-cell office:value-type="float" office:value="0.0689655172413793" calcext:value-type="float">
            <text:p>0.0689655172413793</text:p>
          </table:table-cell>
          <table:table-cell office:value-type="float" office:value="0.0569105691056911" calcext:value-type="float">
            <text:p>0.0569105691056911</text:p>
          </table:table-cell>
          <table:table-cell office:value-type="float" office:value="0.2" calcext:value-type="float">
            <text:p>0.2</text:p>
          </table:table-cell>
          <table:table-cell office:value-type="float" office:value="1156" calcext:value-type="float">
            <text:p>1156</text:p>
          </table:table-cell>
          <table:table-cell office:value-type="float" office:value="6" calcext:value-type="float">
            <text:p>6</text:p>
          </table:table-cell>
          <table:table-cell office:value-type="float" office:value="164" calcext:value-type="float">
            <text:p>16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12576878314106" calcext:value-type="float">
            <text:p>0.12576878314106</text:p>
          </table:table-cell>
          <table:table-cell office:value-type="float" office:value="0.114685872195562" calcext:value-type="float">
            <text:p>0.114685872195562</text:p>
          </table:table-cell>
          <table:table-cell office:value-type="float" office:value="0.201458545539428" calcext:value-type="float">
            <text:p>0.201458545539428</text:p>
          </table:table-cell>
          <table:table-cell table:number-columns-repeated="3" office:value-type="float" office:value="0.0798611111111111" calcext:value-type="float">
            <text:p>0.0798611111111111</text:p>
          </table:table-cell>
          <table:table-cell office:value-type="float" office:value="1124" calcext:value-type="float">
            <text:p>1124</text:p>
          </table:table-cell>
          <table:table-cell office:value-type="float" office:value="20" calcext:value-type="float">
            <text:p>20</text:p>
          </table:table-cell>
          <table:table-cell office:value-type="float" office:value="150" calcext:value-type="float">
            <text:p>150</text:p>
          </table:table-cell>
          <table:table-cell office:value-type="float" office:value="37" calcext:value-type="float">
            <text:p>3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121846730799083" calcext:value-type="float">
            <text:p>0.121846730799083</text:p>
          </table:table-cell>
          <table:table-cell office:value-type="float" office:value="0.105141534749274" calcext:value-type="float">
            <text:p>0.105141534749274</text:p>
          </table:table-cell>
          <table:table-cell office:value-type="float" office:value="0.235933393233368" calcext:value-type="float">
            <text:p>0.235933393233368</text:p>
          </table:table-cell>
          <table:table-cell table:number-columns-repeated="2" office:value-type="float" office:value="0.0603337612323492" calcext:value-type="float">
            <text:p>0.0603337612323492</text:p>
          </table:table-cell>
          <table:table-cell office:value-type="float" office:value="0.1" calcext:value-type="float">
            <text:p>0.1</text:p>
          </table:table-cell>
          <table:table-cell office:value-type="float" office:value="1119" calcext:value-type="float">
            <text:p>1119</text:p>
          </table:table-cell>
          <table:table-cell office:value-type="float" office:value="25" calcext:value-type="float">
            <text:p>25</text:p>
          </table:table-cell>
          <table:table-cell office:value-type="float" office:value="145" calcext:value-type="float">
            <text:p>145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0.373134328358209" calcext:value-type="float">
            <text:p>0.373134328358209</text:p>
          </table:table-cell>
          <table:table-cell office:value-type="float" office:value="0.123860752245874" calcext:value-type="float">
            <text:p>0.123860752245874</text:p>
          </table:table-cell>
          <table:table-cell office:value-type="float" office:value="0.110465213670119" calcext:value-type="float">
            <text:p>0.110465213670119</text:p>
          </table:table-cell>
          <table:table-cell office:value-type="float" office:value="0.215344400989704" calcext:value-type="float">
            <text:p>0.215344400989704</text:p>
          </table:table-cell>
          <table:table-cell table:number-columns-repeated="2" office:value-type="float" office:value="0.0746268656716418" calcext:value-type="float">
            <text:p>0.0746268656716418</text:p>
          </table:table-cell>
          <table:table-cell office:value-type="float" office:value="0.164179104477612" calcext:value-type="float">
            <text:p>0.164179104477612</text:p>
          </table:table-cell>
          <table:table-cell office:value-type="float" office:value="1161" calcext:value-type="float">
            <text:p>1161</text:p>
          </table:table-cell>
          <table:table-cell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0.55" calcext:value-type="float">
            <text:p>0.55</text:p>
          </table:table-cell>
          <table:table-cell office:value-type="float" office:value="0.120022539444027" calcext:value-type="float">
            <text:p>0.120022539444027</text:p>
          </table:table-cell>
          <table:table-cell office:value-type="float" office:value="0.106632213608958" calcext:value-type="float">
            <text:p>0.106632213608958</text:p>
          </table:table-cell>
          <table:table-cell office:value-type="float" office:value="0.211470588235294" calcext:value-type="float">
            <text:p>0.211470588235294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.2" calcext:value-type="float">
            <text:p>0.2</text:p>
          </table:table-cell>
          <table:table-cell office:value-type="float" office:value="1148" calcext:value-type="float">
            <text:p>1148</text:p>
          </table:table-cell>
          <table:table-cell office:value-type="float" office:value="3" calcext:value-type="float">
            <text:p>3</text:p>
          </table:table-cell>
          <table:table-cell office:value-type="float" office:value="167" calcext:value-type="float">
            <text:p>167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12576878314106" calcext:value-type="float">
            <text:p>0.12576878314106</text:p>
          </table:table-cell>
          <table:table-cell office:value-type="float" office:value="0.114685872195562" calcext:value-type="float">
            <text:p>0.114685872195562</text:p>
          </table:table-cell>
          <table:table-cell office:value-type="float" office:value="0.201458545539428" calcext:value-type="float">
            <text:p>0.201458545539428</text:p>
          </table:table-cell>
          <table:table-cell table:number-columns-repeated="3" office:value-type="float" office:value="0.0798611111111111" calcext:value-type="float">
            <text:p>0.0798611111111111</text:p>
          </table:table-cell>
          <table:table-cell office:value-type="float" office:value="1124" calcext:value-type="float">
            <text:p>1124</text:p>
          </table:table-cell>
          <table:table-cell office:value-type="float" office:value="20" calcext:value-type="float">
            <text:p>20</text:p>
          </table:table-cell>
          <table:table-cell office:value-type="float" office:value="150" calcext:value-type="float">
            <text:p>150</text:p>
          </table:table-cell>
          <table:table-cell office:value-type="float" office:value="37" calcext:value-type="float">
            <text:p>3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121860251255178" calcext:value-type="float">
            <text:p>0.121860251255178</text:p>
          </table:table-cell>
          <table:table-cell office:value-type="float" office:value="0.105149092671624" calcext:value-type="float">
            <text:p>0.105149092671624</text:p>
          </table:table-cell>
          <table:table-cell office:value-type="float" office:value="0.235987634287566" calcext:value-type="float">
            <text:p>0.235987634287566</text:p>
          </table:table-cell>
          <table:table-cell table:number-columns-repeated="2" office:value-type="float" office:value="0.0603337612323492" calcext:value-type="float">
            <text:p>0.0603337612323492</text:p>
          </table:table-cell>
          <table:table-cell office:value-type="float" office:value="0.1" calcext:value-type="float">
            <text:p>0.1</text:p>
          </table:table-cell>
          <table:table-cell office:value-type="float" office:value="1119" calcext:value-type="float">
            <text:p>1119</text:p>
          </table:table-cell>
          <table:table-cell office:value-type="float" office:value="25" calcext:value-type="float">
            <text:p>25</text:p>
          </table:table-cell>
          <table:table-cell office:value-type="float" office:value="145" calcext:value-type="float">
            <text:p>145</text:p>
          </table:table-cell>
          <table:table-cell office:value-type="float" office:value="42" calcext:value-type="float">
            <text:p>4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161" calcext:value-type="float">
            <text:p>1161</text:p>
          </table:table-cell>
          <table:table-cell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161" calcext:value-type="float">
            <text:p>1161</text:p>
          </table:table-cell>
          <table:table-cell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.000160690397024155" calcext:value-type="float">
            <text:p>0.000160690397024155</text:p>
          </table:table-cell>
          <table:table-cell office:value-type="float" office:value="0.000163302524015307" calcext:value-type="float">
            <text:p>0.000163302524015307</text:p>
          </table:table-cell>
          <table:table-cell office:value-type="float" office:value="0.996896505355835" calcext:value-type="float">
            <text:p>0.996896505355835</text:p>
          </table:table-cell>
          <table:table-cell office:value-type="float" office:value="0.995745241641998" calcext:value-type="float">
            <text:p>0.995745241641998</text:p>
          </table:table-cell>
          <table:table-cell office:value-type="float" office:value="0.996896505355835" calcext:value-type="float">
            <text:p>0.996896505355835</text:p>
          </table:table-cell>
          <table:table-cell office:value-type="float" office:value="0.0347512690400377" calcext:value-type="float">
            <text:p>0.0347512690400377</text:p>
          </table:table-cell>
          <table:table-cell office:value-type="float" office:value="0.0248823985351588" calcext:value-type="float">
            <text:p>0.0248823985351588</text:p>
          </table:table-cell>
          <table:table-cell office:value-type="float" office:value="0.104491287274515" calcext:value-type="float">
            <text:p>0.104491287274515</text:p>
          </table:table-cell>
          <table:table-cell office:value-type="float" office:value="0.000674750073812902" calcext:value-type="float">
            <text:p>0.000674750073812902</text:p>
          </table:table-cell>
          <table:table-cell office:value-type="float" office:value="0.000578356441110373" calcext:value-type="float">
            <text:p>0.000578356441110373</text:p>
          </table:table-cell>
          <table:table-cell office:value-type="float" office:value="0.00389279378578067" calcext:value-type="float">
            <text:p>0.00389279378578067</text:p>
          </table:table-cell>
          <table:table-cell office:value-type="float" office:value="1141" calcext:value-type="float">
            <text:p>1141</text:p>
          </table:table-cell>
          <table:table-cell office:value-type="float" office:value="15" calcext:value-type="float">
            <text:p>15</text:p>
          </table:table-cell>
          <table:table-cell office:value-type="float" office:value="150" calcext:value-type="float">
            <text:p>15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.0608911830274591" calcext:value-type="float">
            <text:p>0.0608911830274591</text:p>
          </table:table-cell>
          <table:table-cell office:value-type="float" office:value="0.0610922345587946" calcext:value-type="float">
            <text:p>0.0610922345587946</text:p>
          </table:table-cell>
          <table:table-cell office:value-type="float" office:value="0.603988986705068" calcext:value-type="float">
            <text:p>0.603988986705068</text:p>
          </table:table-cell>
          <table:table-cell office:value-type="float" office:value="0.587389833071515" calcext:value-type="float">
            <text:p>0.587389833071515</text:p>
          </table:table-cell>
          <table:table-cell office:value-type="float" office:value="0.603988986705068" calcext:value-type="float">
            <text:p>0.603988986705068</text:p>
          </table:table-cell>
          <table:table-cell office:value-type="float" office:value="0.103431372640042" calcext:value-type="float">
            <text:p>0.103431372640042</text:p>
          </table:table-cell>
          <table:table-cell office:value-type="float" office:value="0.0967388480926421" calcext:value-type="float">
            <text:p>0.0967388480926421</text:p>
          </table:table-cell>
          <table:table-cell office:value-type="float" office:value="0.150725212774999" calcext:value-type="float">
            <text:p>0.150725212774999</text:p>
          </table:table-cell>
          <table:table-cell office:value-type="float" office:value="0.0814053365532523" calcext:value-type="float">
            <text:p>0.0814053365532523</text:p>
          </table:table-cell>
          <table:table-cell office:value-type="float" office:value="0.0789296527447484" calcext:value-type="float">
            <text:p>0.0789296527447484</text:p>
          </table:table-cell>
          <table:table-cell office:value-type="float" office:value="0.114941921087302" calcext:value-type="float">
            <text:p>0.114941921087302</text:p>
          </table:table-cell>
          <table:table-cell office:value-type="float" office:value="1160" calcext:value-type="float">
            <text:p>1160</text:p>
          </table:table-cell>
          <table:table-cell office:value-type="float" office:value="4" calcext:value-type="float">
            <text:p>4</text:p>
          </table:table-cell>
          <table:table-cell office:value-type="float" office:value="161" calcext:value-type="float">
            <text:p>16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.0608493445791657" calcext:value-type="float">
            <text:p>0.0608493445791657</text:p>
          </table:table-cell>
          <table:table-cell office:value-type="float" office:value="0.061050471940025" calcext:value-type="float">
            <text:p>0.061050471940025</text:p>
          </table:table-cell>
          <table:table-cell office:value-type="float" office:value="0.604583226443509" calcext:value-type="float">
            <text:p>0.604583226443509</text:p>
          </table:table-cell>
          <table:table-cell office:value-type="float" office:value="0.587974979473881" calcext:value-type="float">
            <text:p>0.587974979473881</text:p>
          </table:table-cell>
          <table:table-cell office:value-type="float" office:value="0.604583226443509" calcext:value-type="float">
            <text:p>0.604583226443509</text:p>
          </table:table-cell>
          <table:table-cell office:value-type="float" office:value="0.103427785106003" calcext:value-type="float">
            <text:p>0.103427785106003</text:p>
          </table:table-cell>
          <table:table-cell office:value-type="float" office:value="0.0967275469083963" calcext:value-type="float">
            <text:p>0.0967275469083963</text:p>
          </table:table-cell>
          <table:table-cell office:value-type="float" office:value="0.150776135035754" calcext:value-type="float">
            <text:p>0.150776135035754</text:p>
          </table:table-cell>
          <table:table-cell office:value-type="float" office:value="0.0813744125831738" calcext:value-type="float">
            <text:p>0.0813744125831738</text:p>
          </table:table-cell>
          <table:table-cell office:value-type="float" office:value="0.0788971028359672" calcext:value-type="float">
            <text:p>0.0788971028359672</text:p>
          </table:table-cell>
          <table:table-cell office:value-type="float" office:value="0.114939449592328" calcext:value-type="float">
            <text:p>0.114939449592328</text:p>
          </table:table-cell>
          <table:table-cell office:value-type="float" office:value="1159" calcext:value-type="float">
            <text:p>1159</text:p>
          </table:table-cell>
          <table:table-cell office:value-type="float" office:value="4" calcext:value-type="float">
            <text:p>4</text:p>
          </table:table-cell>
          <table:table-cell office:value-type="float" office:value="161" calcext:value-type="float">
            <text:p>16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.052280695402273" calcext:value-type="float">
            <text:p>0.052280695402273</text:p>
          </table:table-cell>
          <table:table-cell office:value-type="float" office:value="0.0525463619352649" calcext:value-type="float">
            <text:p>0.0525463619352649</text:p>
          </table:table-cell>
          <table:table-cell office:value-type="float" office:value="0.871517336796667" calcext:value-type="float">
            <text:p>0.871517336796667</text:p>
          </table:table-cell>
          <table:table-cell office:value-type="float" office:value="0.859290965024789" calcext:value-type="float">
            <text:p>0.859290965024789</text:p>
          </table:table-cell>
          <table:table-cell office:value-type="float" office:value="0.871517336796667" calcext:value-type="float">
            <text:p>0.871517336796667</text:p>
          </table:table-cell>
          <table:table-cell office:value-type="float" office:value="0.121373704423934" calcext:value-type="float">
            <text:p>0.121373704423934</text:p>
          </table:table-cell>
          <table:table-cell office:value-type="float" office:value="0.10959487257039" calcext:value-type="float">
            <text:p>0.10959487257039</text:p>
          </table:table-cell>
          <table:table-cell office:value-type="float" office:value="0.204610782855644" calcext:value-type="float">
            <text:p>0.204610782855644</text:p>
          </table:table-cell>
          <table:table-cell office:value-type="float" office:value="0.0815584133389832" calcext:value-type="float">
            <text:p>0.0815584133389832</text:p>
          </table:table-cell>
          <table:table-cell office:value-type="float" office:value="0.0778073323668141" calcext:value-type="float">
            <text:p>0.0778073323668141</text:p>
          </table:table-cell>
          <table:table-cell office:value-type="float" office:value="0.137166872341111" calcext:value-type="float">
            <text:p>0.137166872341111</text:p>
          </table:table-cell>
          <table:table-cell office:value-type="float" office:value="1141" calcext:value-type="float">
            <text:p>1141</text:p>
          </table:table-cell>
          <table:table-cell office:value-type="float" office:value="15" calcext:value-type="float">
            <text:p>15</text:p>
          </table:table-cell>
          <table:table-cell office:value-type="float" office:value="150" calcext:value-type="float">
            <text:p>150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0.5" calcext:value-type="float">
            <text:p>0.5</text:p>
          </table:table-cell>
          <table:table-cell office:value-type="float" office:value="0.104168948121553" calcext:value-type="float">
            <text:p>0.104168948121553</text:p>
          </table:table-cell>
          <table:table-cell office:value-type="float" office:value="0.0932478664113587" calcext:value-type="float">
            <text:p>0.0932478664113587</text:p>
          </table:table-cell>
          <table:table-cell office:value-type="float" office:value="0.181344592206923" calcext:value-type="float">
            <text:p>0.181344592206923</text:p>
          </table:table-cell>
          <table:table-cell office:value-type="float" office:value="0.0816326530612245" calcext:value-type="float">
            <text:p>0.0816326530612245</text:p>
          </table:table-cell>
          <table:table-cell office:value-type="float" office:value="0.032051282051282" calcext:value-type="float">
            <text:p>0.032051282051282</text:p>
          </table:table-cell>
          <table:table-cell office:value-type="float" office:value="0.2" calcext:value-type="float">
            <text:p>0.2</text:p>
          </table:table-cell>
          <table:table-cell office:value-type="float" office:value="1163" calcext:value-type="float">
            <text:p>1163</text:p>
          </table:table-cell>
          <table:table-cell office:value-type="float" office:value="2" calcext:value-type="float">
            <text:p>2</text:p>
          </table:table-cell>
          <table:table-cell office:value-type="float" office:value="163" calcext:value-type="float">
            <text:p>163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0.5" calcext:value-type="float">
            <text:p>0.5</text:p>
          </table:table-cell>
          <table:table-cell office:value-type="float" office:value="0.104168948121553" calcext:value-type="float">
            <text:p>0.104168948121553</text:p>
          </table:table-cell>
          <table:table-cell office:value-type="float" office:value="0.0932478664113587" calcext:value-type="float">
            <text:p>0.0932478664113587</text:p>
          </table:table-cell>
          <table:table-cell office:value-type="float" office:value="0.181344592206923" calcext:value-type="float">
            <text:p>0.181344592206923</text:p>
          </table:table-cell>
          <table:table-cell office:value-type="float" office:value="0.0816326530612245" calcext:value-type="float">
            <text:p>0.0816326530612245</text:p>
          </table:table-cell>
          <table:table-cell office:value-type="float" office:value="0.032051282051282" calcext:value-type="float">
            <text:p>0.032051282051282</text:p>
          </table:table-cell>
          <table:table-cell office:value-type="float" office:value="0.2" calcext:value-type="float">
            <text:p>0.2</text:p>
          </table:table-cell>
          <table:table-cell office:value-type="float" office:value="1163" calcext:value-type="float">
            <text:p>1163</text:p>
          </table:table-cell>
          <table:table-cell office:value-type="float" office:value="2" calcext:value-type="float">
            <text:p>2</text:p>
          </table:table-cell>
          <table:table-cell office:value-type="float" office:value="163" calcext:value-type="float">
            <text:p>163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775302588939667" calcext:value-type="float">
            <text:p>0.775302588939667</text:p>
          </table:table-cell>
          <table:table-cell office:value-type="float" office:value="0.753541111946106" calcext:value-type="float">
            <text:p>0.753541111946106</text:p>
          </table:table-cell>
          <table:table-cell office:value-type="float" office:value="0.775302588939667" calcext:value-type="float">
            <text:p>0.775302588939667</text:p>
          </table:table-cell>
          <table:table-cell office:value-type="float" office:value="0.105808055972797" calcext:value-type="float">
            <text:p>0.105808055972797</text:p>
          </table:table-cell>
          <table:table-cell office:value-type="float" office:value="0.100216111809501" calcext:value-type="float">
            <text:p>0.100216111809501</text:p>
          </table:table-cell>
          <table:table-cell office:value-type="float" office:value="0.145324461393423" calcext:value-type="float">
            <text:p>0.145324461393423</text:p>
          </table:table-cell>
          <table:table-cell table:number-columns-repeated="3" office:value-type="float" office:value="0.0933476394849785" calcext:value-type="float">
            <text:p>0.0933476394849785</text:p>
          </table:table-cell>
          <table:table-cell office:value-type="float" office:value="1159" calcext:value-type="float">
            <text:p>1159</text:p>
          </table:table-cell>
          <table:table-cell office:value-type="float" office:value="12" calcext:value-type="float">
            <text:p>12</text:p>
          </table:table-cell>
          <table:table-cell office:value-type="float" office:value="153" calcext:value-type="float">
            <text:p>153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107257625044791" calcext:value-type="float">
            <text:p>0.107257625044791</text:p>
          </table:table-cell>
          <table:table-cell office:value-type="float" office:value="0.0998532757559972" calcext:value-type="float">
            <text:p>0.0998532757559972</text:p>
          </table:table-cell>
          <table:table-cell office:value-type="float" office:value="0.159581693352269" calcext:value-type="float">
            <text:p>0.159581693352269</text:p>
          </table:table-cell>
          <table:table-cell table:number-columns-repeated="3" office:value-type="float" office:value="0.086283185840708" calcext:value-type="float">
            <text:p>0.086283185840708</text:p>
          </table:table-cell>
          <table:table-cell office:value-type="float" office:value="1150" calcext:value-type="float">
            <text:p>1150</text:p>
          </table:table-cell>
          <table:table-cell office:value-type="float" office:value="17" calcext:value-type="float">
            <text:p>17</text:p>
          </table:table-cell>
          <table:table-cell office:value-type="float" office:value="148" calcext:value-type="float">
            <text:p>148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0.26865671641791" calcext:value-type="float">
            <text:p>0.26865671641791</text:p>
          </table:table-cell>
          <table:table-cell office:value-type="float" office:value="0.103829258869236" calcext:value-type="float">
            <text:p>0.103829258869236</text:p>
          </table:table-cell>
          <table:table-cell office:value-type="float" office:value="0.0941534336736713" calcext:value-type="float">
            <text:p>0.0941534336736713</text:p>
          </table:table-cell>
          <table:table-cell office:value-type="float" office:value="0.172205090251223" calcext:value-type="float">
            <text:p>0.172205090251223</text:p>
          </table:table-cell>
          <table:table-cell office:value-type="float" office:value="0.0757575757575758" calcext:value-type="float">
            <text:p>0.0757575757575758</text:p>
          </table:table-cell>
          <table:table-cell office:value-type="float" office:value="0.0606060606060606" calcext:value-type="float">
            <text:p>0.0606060606060606</text:p>
          </table:table-cell>
          <table:table-cell office:value-type="float" office:value="0.212121212121212" calcext:value-type="float">
            <text:p>0.212121212121212</text:p>
          </table:table-cell>
          <table:table-cell office:value-type="float" office:value="1166" calcext:value-type="float">
            <text:p>1166</text:p>
          </table:table-cell>
          <table:table-cell office:value-type="float" office:value="0" calcext:value-type="float">
            <text:p>0</text:p>
          </table:table-cell>
          <table:table-cell office:value-type="float" office:value="165" calcext:value-type="float">
            <text:p>16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0.4" calcext:value-type="float">
            <text:p>0.4</text:p>
          </table:table-cell>
          <table:table-cell office:value-type="float" office:value="0.101953418482344" calcext:value-type="float">
            <text:p>0.101953418482344</text:p>
          </table:table-cell>
          <table:table-cell office:value-type="float" office:value="0.091295025728988" calcext:value-type="float">
            <text:p>0.091295025728988</text:p>
          </table:table-cell>
          <table:table-cell office:value-type="float" office:value="0.177272727272727" calcext:value-type="float">
            <text:p>0.177272727272727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.2" calcext:value-type="float">
            <text:p>0.2</text:p>
          </table:table-cell>
          <table:table-cell office:value-type="float" office:value="1166" calcext:value-type="float">
            <text:p>1166</text:p>
          </table:table-cell>
          <table:table-cell office:value-type="float" office:value="0" calcext:value-type="float">
            <text:p>0</text:p>
          </table:table-cell>
          <table:table-cell office:value-type="float" office:value="165" calcext:value-type="float">
            <text:p>16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0.766666666666667" calcext:value-type="float">
            <text:p>0.766666666666667</text:p>
          </table:table-cell>
          <table:table-cell office:value-type="float" office:value="0.105831547672451" calcext:value-type="float">
            <text:p>0.105831547672451</text:p>
          </table:table-cell>
          <table:table-cell office:value-type="float" office:value="0.100227368717494" calcext:value-type="float">
            <text:p>0.100227368717494</text:p>
          </table:table-cell>
          <table:table-cell office:value-type="float" office:value="0.14543441228748" calcext:value-type="float">
            <text:p>0.14543441228748</text:p>
          </table:table-cell>
          <table:table-cell table:number-columns-repeated="3" office:value-type="float" office:value="0.0933476394849785" calcext:value-type="float">
            <text:p>0.0933476394849785</text:p>
          </table:table-cell>
          <table:table-cell office:value-type="float" office:value="1159" calcext:value-type="float">
            <text:p>1159</text:p>
          </table:table-cell>
          <table:table-cell office:value-type="float" office:value="12" calcext:value-type="float">
            <text:p>12</text:p>
          </table:table-cell>
          <table:table-cell office:value-type="float" office:value="153" calcext:value-type="float">
            <text:p>153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107268166882585" calcext:value-type="float">
            <text:p>0.107268166882585</text:p>
          </table:table-cell>
          <table:table-cell office:value-type="float" office:value="0.0998486339844762" calcext:value-type="float">
            <text:p>0.0998486339844762</text:p>
          </table:table-cell>
          <table:table-cell office:value-type="float" office:value="0.159699532695889" calcext:value-type="float">
            <text:p>0.159699532695889</text:p>
          </table:table-cell>
          <table:table-cell table:number-columns-repeated="3" office:value-type="float" office:value="0.086283185840708" calcext:value-type="float">
            <text:p>0.086283185840708</text:p>
          </table:table-cell>
          <table:table-cell office:value-type="float" office:value="1150" calcext:value-type="float">
            <text:p>1150</text:p>
          </table:table-cell>
          <table:table-cell office:value-type="float" office:value="17" calcext:value-type="float">
            <text:p>17</text:p>
          </table:table-cell>
          <table:table-cell office:value-type="float" office:value="148" calcext:value-type="float">
            <text:p>148</text:p>
          </table:table-cell>
          <table:table-cell office:value-type="float" office:value="16" calcext:value-type="float">
            <text:p>16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166" calcext:value-type="float">
            <text:p>1166</text:p>
          </table:table-cell>
          <table:table-cell office:value-type="float" office:value="0" calcext:value-type="float">
            <text:p>0</text:p>
          </table:table-cell>
          <table:table-cell office:value-type="float" office:value="165" calcext:value-type="float">
            <text:p>165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166" calcext:value-type="float">
            <text:p>1166</text:p>
          </table:table-cell>
          <table:table-cell office:value-type="float" office:value="0" calcext:value-type="float">
            <text:p>0</text:p>
          </table:table-cell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.000205883683520369" calcext:value-type="float">
            <text:p>0.000205883683520369</text:p>
          </table:table-cell>
          <table:table-cell office:value-type="float" office:value="0.000269044016022235" calcext:value-type="float">
            <text:p>0.000269044016022235</text:p>
          </table:table-cell>
          <table:table-cell table:number-columns-repeated="2" office:value-type="float" office:value="0.998918294906616" calcext:value-type="float">
            <text:p>0.998918294906616</text:p>
          </table:table-cell>
          <table:table-cell office:value-type="float" office:value="0.998691856861115" calcext:value-type="float">
            <text:p>0.998691856861115</text:p>
          </table:table-cell>
          <table:table-cell office:value-type="float" office:value="0.146845782042069" calcext:value-type="float">
            <text:p>0.146845782042069</text:p>
          </table:table-cell>
          <table:table-cell office:value-type="float" office:value="0.117189184870382" calcext:value-type="float">
            <text:p>0.117189184870382</text:p>
          </table:table-cell>
          <table:table-cell office:value-type="float" office:value="0.352147106510356" calcext:value-type="float">
            <text:p>0.352147106510356</text:p>
          </table:table-cell>
          <table:table-cell office:value-type="float" office:value="0.00445306161418557" calcext:value-type="float">
            <text:p>0.00445306161418557</text:p>
          </table:table-cell>
          <table:table-cell office:value-type="float" office:value="0.00326076615601778" calcext:value-type="float">
            <text:p>0.00326076615601778</text:p>
          </table:table-cell>
          <table:table-cell office:value-type="float" office:value="0.0733857713639736" calcext:value-type="float">
            <text:p>0.0733857713639736</text:p>
          </table:table-cell>
          <table:table-cell office:value-type="float" office:value="1038" calcext:value-type="float">
            <text:p>1038</text:p>
          </table:table-cell>
          <table:table-cell office:value-type="float" office:value="59" calcext:value-type="float">
            <text:p>59</text:p>
          </table:table-cell>
          <table:table-cell office:value-type="float" office:value="109" calcext:value-type="float">
            <text:p>109</text:p>
          </table:table-cell>
          <table:table-cell office:value-type="float" office:value="125" calcext:value-type="float">
            <text:p>125</text:p>
          </table:table-cell>
          <table:table-cell table:number-columns-repeated="2" office:value-type="float" office:value="0.0422583031240803" calcext:value-type="float">
            <text:p>0.0422583031240803</text:p>
          </table:table-cell>
          <table:table-cell office:value-type="float" office:value="0.0447533090219306" calcext:value-type="float">
            <text:p>0.0447533090219306</text:p>
          </table:table-cell>
          <table:table-cell table:number-columns-repeated="2" office:value-type="float" office:value="0.577237715979408" calcext:value-type="float">
            <text:p>0.577237715979408</text:p>
          </table:table-cell>
          <table:table-cell office:value-type="float" office:value="0.56679831632963" calcext:value-type="float">
            <text:p>0.56679831632963</text:p>
          </table:table-cell>
          <table:table-cell office:value-type="float" office:value="0.125771094211818" calcext:value-type="float">
            <text:p>0.125771094211818</text:p>
          </table:table-cell>
          <table:table-cell office:value-type="float" office:value="0.113760295916947" calcext:value-type="float">
            <text:p>0.113760295916947</text:p>
          </table:table-cell>
          <table:table-cell office:value-type="float" office:value="0.208917275264996" calcext:value-type="float">
            <text:p>0.208917275264996</text:p>
          </table:table-cell>
          <table:table-cell office:value-type="float" office:value="0.0808423634150519" calcext:value-type="float">
            <text:p>0.0808423634150519</text:p>
          </table:table-cell>
          <table:table-cell office:value-type="float" office:value="0.075784012726431" calcext:value-type="float">
            <text:p>0.075784012726431</text:p>
          </table:table-cell>
          <table:table-cell office:value-type="float" office:value="0.143424389470494" calcext:value-type="float">
            <text:p>0.143424389470494</text:p>
          </table:table-cell>
          <table:table-cell office:value-type="float" office:value="1152" calcext:value-type="float">
            <text:p>1152</text:p>
          </table:table-cell>
          <table:table-cell office:value-type="float" office:value="12" calcext:value-type="float">
            <text:p>12</text:p>
          </table:table-cell>
          <table:table-cell office:value-type="float" office:value="156" calcext:value-type="float">
            <text:p>156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.0422255096442296" calcext:value-type="float">
            <text:p>0.0422255096442296</text:p>
          </table:table-cell>
          <table:table-cell office:value-type="float" office:value="0.0447201167767259" calcext:value-type="float">
            <text:p>0.0447201167767259</text:p>
          </table:table-cell>
          <table:table-cell table:number-columns-repeated="2" office:value-type="float" office:value="0.577512946874194" calcext:value-type="float">
            <text:p>0.577512946874194</text:p>
          </table:table-cell>
          <table:table-cell office:value-type="float" office:value="0.567069333432325" calcext:value-type="float">
            <text:p>0.567069333432325</text:p>
          </table:table-cell>
          <table:table-cell office:value-type="float" office:value="0.125769736029625" calcext:value-type="float">
            <text:p>0.125769736029625</text:p>
          </table:table-cell>
          <table:table-cell office:value-type="float" office:value="0.113752282622608" calcext:value-type="float">
            <text:p>0.113752282622608</text:p>
          </table:table-cell>
          <table:table-cell office:value-type="float" office:value="0.208961987888911" calcext:value-type="float">
            <text:p>0.208961987888911</text:p>
          </table:table-cell>
          <table:table-cell office:value-type="float" office:value="0.0808110888256584" calcext:value-type="float">
            <text:p>0.0808110888256584</text:p>
          </table:table-cell>
          <table:table-cell office:value-type="float" office:value="0.0757517616225006" calcext:value-type="float">
            <text:p>0.0757517616225006</text:p>
          </table:table-cell>
          <table:table-cell office:value-type="float" office:value="0.143417349478567" calcext:value-type="float">
            <text:p>0.143417349478567</text:p>
          </table:table-cell>
          <table:table-cell office:value-type="float" office:value="1152" calcext:value-type="float">
            <text:p>1152</text:p>
          </table:table-cell>
          <table:table-cell office:value-type="float" office:value="12" calcext:value-type="float">
            <text:p>12</text:p>
          </table:table-cell>
          <table:table-cell office:value-type="float" office:value="156" calcext:value-type="float">
            <text:p>156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.0428722118406144" calcext:value-type="float">
            <text:p>0.0428722118406144</text:p>
          </table:table-cell>
          <table:table-cell office:value-type="float" office:value="0.0470751954756377" calcext:value-type="float">
            <text:p>0.0470751954756377</text:p>
          </table:table-cell>
          <table:table-cell table:number-columns-repeated="2" office:value-type="float" office:value="0.924028119120364" calcext:value-type="float">
            <text:p>0.924028119120364</text:p>
          </table:table-cell>
          <table:table-cell office:value-type="float" office:value="0.918993570593037" calcext:value-type="float">
            <text:p>0.918993570593037</text:p>
          </table:table-cell>
          <table:table-cell office:value-type="float" office:value="0.222679442716674" calcext:value-type="float">
            <text:p>0.222679442716674</text:p>
          </table:table-cell>
          <table:table-cell office:value-type="float" office:value="0.197719255123706" calcext:value-type="float">
            <text:p>0.197719255123706</text:p>
          </table:table-cell>
          <table:table-cell office:value-type="float" office:value="0.395469312779894" calcext:value-type="float">
            <text:p>0.395469312779894</text:p>
          </table:table-cell>
          <table:table-cell office:value-type="float" office:value="0.121384783064503" calcext:value-type="float">
            <text:p>0.121384783064503</text:p>
          </table:table-cell>
          <table:table-cell office:value-type="float" office:value="0.109696674836089" calcext:value-type="float">
            <text:p>0.109696674836089</text:p>
          </table:table-cell>
          <table:table-cell office:value-type="float" office:value="0.283298778753837" calcext:value-type="float">
            <text:p>0.283298778753837</text:p>
          </table:table-cell>
          <table:table-cell office:value-type="float" office:value="1038" calcext:value-type="float">
            <text:p>1038</text:p>
          </table:table-cell>
          <table:table-cell office:value-type="float" office:value="59" calcext:value-type="float">
            <text:p>59</text:p>
          </table:table-cell>
          <table:table-cell office:value-type="float" office:value="109" calcext:value-type="float">
            <text:p>109</text:p>
          </table:table-cell>
          <table:table-cell office:value-type="float" office:value="125" calcext:value-type="float">
            <text:p>12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128278936270422" calcext:value-type="float">
            <text:p>0.128278936270422</text:p>
          </table:table-cell>
          <table:table-cell office:value-type="float" office:value="0.115456599998677" calcext:value-type="float">
            <text:p>0.115456599998677</text:p>
          </table:table-cell>
          <table:table-cell office:value-type="float" office:value="0.217043085580184" calcext:value-type="float">
            <text:p>0.217043085580184</text:p>
          </table:table-cell>
          <table:table-cell table:number-columns-repeated="2" office:value-type="float" office:value="0.114864864864865" calcext:value-type="float">
            <text:p>0.114864864864865</text:p>
          </table:table-cell>
          <table:table-cell office:value-type="float" office:value="0.24390243902439" calcext:value-type="float">
            <text:p>0.24390243902439</text:p>
          </table:table-cell>
          <table:table-cell office:value-type="float" office:value="1159" calcext:value-type="float">
            <text:p>1159</text:p>
          </table:table-cell>
          <table:table-cell office:value-type="float" office:value="1" calcext:value-type="float">
            <text:p>1</text:p>
          </table:table-cell>
          <table:table-cell office:value-type="float" office:value="167" calcext:value-type="float">
            <text:p>167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128278936270422" calcext:value-type="float">
            <text:p>0.128278936270422</text:p>
          </table:table-cell>
          <table:table-cell office:value-type="float" office:value="0.115456599998677" calcext:value-type="float">
            <text:p>0.115456599998677</text:p>
          </table:table-cell>
          <table:table-cell office:value-type="float" office:value="0.217043085580184" calcext:value-type="float">
            <text:p>0.217043085580184</text:p>
          </table:table-cell>
          <table:table-cell table:number-columns-repeated="2" office:value-type="float" office:value="0.114864864864865" calcext:value-type="float">
            <text:p>0.114864864864865</text:p>
          </table:table-cell>
          <table:table-cell office:value-type="float" office:value="0.24390243902439" calcext:value-type="float">
            <text:p>0.24390243902439</text:p>
          </table:table-cell>
          <table:table-cell office:value-type="float" office:value="1159" calcext:value-type="float">
            <text:p>1159</text:p>
          </table:table-cell>
          <table:table-cell office:value-type="float" office:value="1" calcext:value-type="float">
            <text:p>1</text:p>
          </table:table-cell>
          <table:table-cell office:value-type="float" office:value="167" calcext:value-type="float">
            <text:p>167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0.6" calcext:value-type="float">
            <text:p>0.6</text:p>
          </table:table-cell>
          <table:table-cell office:value-type="float" office:value="0.125724784474008" calcext:value-type="float">
            <text:p>0.125724784474008</text:p>
          </table:table-cell>
          <table:table-cell office:value-type="float" office:value="0.11607055636835" calcext:value-type="float">
            <text:p>0.11607055636835</text:p>
          </table:table-cell>
          <table:table-cell office:value-type="float" office:value="0.192557327848298" calcext:value-type="float">
            <text:p>0.192557327848298</text:p>
          </table:table-cell>
          <table:table-cell table:number-columns-repeated="3" office:value-type="float" office:value="0.0735873850197109" calcext:value-type="float">
            <text:p>0.0735873850197109</text:p>
          </table:table-cell>
          <table:table-cell office:value-type="float" office:value="1159" calcext:value-type="float">
            <text:p>1159</text:p>
          </table:table-cell>
          <table:table-cell office:value-type="float" office:value="4" calcext:value-type="float">
            <text:p>4</text:p>
          </table:table-cell>
          <table:table-cell office:value-type="float" office:value="164" calcext:value-type="float">
            <text:p>164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124410759118793" calcext:value-type="float">
            <text:p>0.124410759118793</text:p>
          </table:table-cell>
          <table:table-cell office:value-type="float" office:value="0.111995477690886" calcext:value-type="float">
            <text:p>0.111995477690886</text:p>
          </table:table-cell>
          <table:table-cell office:value-type="float" office:value="0.210357022813173" calcext:value-type="float">
            <text:p>0.210357022813173</text:p>
          </table:table-cell>
          <table:table-cell table:number-columns-repeated="2" office:value-type="float" office:value="0.0593471810089021" calcext:value-type="float">
            <text:p>0.0593471810089021</text:p>
          </table:table-cell>
          <table:table-cell office:value-type="float" office:value="0.153846153846154" calcext:value-type="float">
            <text:p>0.153846153846154</text:p>
          </table:table-cell>
          <table:table-cell office:value-type="float" office:value="1141" calcext:value-type="float">
            <text:p>1141</text:p>
          </table:table-cell>
          <table:table-cell office:value-type="float" office:value="11" calcext:value-type="float">
            <text:p>11</text:p>
          </table:table-cell>
          <table:table-cell office:value-type="float" office:value="157" calcext:value-type="float">
            <text:p>157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0.388059701492537" calcext:value-type="float">
            <text:p>0.388059701492537</text:p>
          </table:table-cell>
          <table:table-cell office:value-type="float" office:value="0.128442889031382" calcext:value-type="float">
            <text:p>0.128442889031382</text:p>
          </table:table-cell>
          <table:table-cell office:value-type="float" office:value="0.115446180338828" calcext:value-type="float">
            <text:p>0.115446180338828</text:p>
          </table:table-cell>
          <table:table-cell office:value-type="float" office:value="0.218414152182809" calcext:value-type="float">
            <text:p>0.218414152182809</text:p>
          </table:table-cell>
          <table:table-cell table:number-columns-repeated="2" office:value-type="float" office:value="0.0895522388059701" calcext:value-type="float">
            <text:p>0.0895522388059701</text:p>
          </table:table-cell>
          <table:table-cell office:value-type="float" office:value="0.223880597014925" calcext:value-type="float">
            <text:p>0.223880597014925</text:p>
          </table:table-cell>
          <table:table-cell office:value-type="float" office:value="1163" calcext:value-type="float">
            <text:p>1163</text:p>
          </table:table-cell>
          <table:table-cell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0.45" calcext:value-type="float">
            <text:p>0.45</text:p>
          </table:table-cell>
          <table:table-cell office:value-type="float" office:value="0.129939894815928" calcext:value-type="float">
            <text:p>0.129939894815928</text:p>
          </table:table-cell>
          <table:table-cell office:value-type="float" office:value="0.116294067067928" calcext:value-type="float">
            <text:p>0.116294067067928</text:p>
          </table:table-cell>
          <table:table-cell office:value-type="float" office:value="0.224404761904762" calcext:value-type="float">
            <text:p>0.224404761904762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163" calcext:value-type="float">
            <text:p>1163</text:p>
          </table:table-cell>
          <table:table-cell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0.6" calcext:value-type="float">
            <text:p>0.6</text:p>
          </table:table-cell>
          <table:table-cell office:value-type="float" office:value="0.125724784474008" calcext:value-type="float">
            <text:p>0.125724784474008</text:p>
          </table:table-cell>
          <table:table-cell office:value-type="float" office:value="0.11607055636835" calcext:value-type="float">
            <text:p>0.11607055636835</text:p>
          </table:table-cell>
          <table:table-cell office:value-type="float" office:value="0.192557327848298" calcext:value-type="float">
            <text:p>0.192557327848298</text:p>
          </table:table-cell>
          <table:table-cell table:number-columns-repeated="3" office:value-type="float" office:value="0.0735873850197109" calcext:value-type="float">
            <text:p>0.0735873850197109</text:p>
          </table:table-cell>
          <table:table-cell office:value-type="float" office:value="1159" calcext:value-type="float">
            <text:p>1159</text:p>
          </table:table-cell>
          <table:table-cell office:value-type="float" office:value="4" calcext:value-type="float">
            <text:p>4</text:p>
          </table:table-cell>
          <table:table-cell office:value-type="float" office:value="164" calcext:value-type="float">
            <text:p>164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124419806560219" calcext:value-type="float">
            <text:p>0.124419806560219</text:p>
          </table:table-cell>
          <table:table-cell office:value-type="float" office:value="0.11200812629774" calcext:value-type="float">
            <text:p>0.11200812629774</text:p>
          </table:table-cell>
          <table:table-cell office:value-type="float" office:value="0.210341140758208" calcext:value-type="float">
            <text:p>0.210341140758208</text:p>
          </table:table-cell>
          <table:table-cell table:number-columns-repeated="2" office:value-type="float" office:value="0.0593471810089021" calcext:value-type="float">
            <text:p>0.0593471810089021</text:p>
          </table:table-cell>
          <table:table-cell office:value-type="float" office:value="0.153846153846154" calcext:value-type="float">
            <text:p>0.153846153846154</text:p>
          </table:table-cell>
          <table:table-cell office:value-type="float" office:value="1141" calcext:value-type="float">
            <text:p>1141</text:p>
          </table:table-cell>
          <table:table-cell office:value-type="float" office:value="11" calcext:value-type="float">
            <text:p>11</text:p>
          </table:table-cell>
          <table:table-cell office:value-type="float" office:value="157" calcext:value-type="float">
            <text:p>157</text:p>
          </table:table-cell>
          <table:table-cell office:value-type="float" office:value="22" calcext:value-type="float">
            <text:p>2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163" calcext:value-type="float">
            <text:p>1163</text:p>
          </table:table-cell>
          <table:table-cell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163" calcext:value-type="float">
            <text:p>1163</text:p>
          </table:table-cell>
          <table:table-cell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.000172527797985822" calcext:value-type="float">
            <text:p>0.000172527797985822</text:p>
          </table:table-cell>
          <table:table-cell office:value-type="float" office:value="0.000198192516108975" calcext:value-type="float">
            <text:p>0.000198192516108975</text:p>
          </table:table-cell>
          <table:table-cell table:number-columns-repeated="2" office:value-type="float" office:value="0.998699188232422" calcext:value-type="float">
            <text:p>0.998699188232422</text:p>
          </table:table-cell>
          <table:table-cell office:value-type="float" office:value="0.99379163980484" calcext:value-type="float">
            <text:p>0.99379163980484</text:p>
          </table:table-cell>
          <table:table-cell office:value-type="float" office:value="0.039562088314108" calcext:value-type="float">
            <text:p>0.039562088314108</text:p>
          </table:table-cell>
          <table:table-cell office:value-type="float" office:value="0.0321356555818789" calcext:value-type="float">
            <text:p>0.0321356555818789</text:p>
          </table:table-cell>
          <table:table-cell office:value-type="float" office:value="0.0902802553853904" calcext:value-type="float">
            <text:p>0.0902802553853904</text:p>
          </table:table-cell>
          <table:table-cell office:value-type="float" office:value="0.00095451669767499" calcext:value-type="float">
            <text:p>0.00095451669767499</text:p>
          </table:table-cell>
          <table:table-cell office:value-type="float" office:value="0.000793008308392018" calcext:value-type="float">
            <text:p>0.000793008308392018</text:p>
          </table:table-cell>
          <table:table-cell office:value-type="float" office:value="0.00412489520385861" calcext:value-type="float">
            <text:p>0.00412489520385861</text:p>
          </table:table-cell>
          <table:table-cell office:value-type="float" office:value="1128" calcext:value-type="float">
            <text:p>1128</text:p>
          </table:table-cell>
          <table:table-cell office:value-type="float" office:value="15" calcext:value-type="float">
            <text:p>15</text:p>
          </table:table-cell>
          <table:table-cell office:value-type="float" office:value="155" calcext:value-type="float">
            <text:p>155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.0590959568709674" calcext:value-type="float">
            <text:p>0.0590959568709674</text:p>
          </table:table-cell>
          <table:table-cell office:value-type="float" office:value="0.0609963852337908" calcext:value-type="float">
            <text:p>0.0609963852337908</text:p>
          </table:table-cell>
          <table:table-cell table:number-columns-repeated="2" office:value-type="float" office:value="0.720859590678983" calcext:value-type="float">
            <text:p>0.720859590678983</text:p>
          </table:table-cell>
          <table:table-cell office:value-type="float" office:value="0.638325499099072" calcext:value-type="float">
            <text:p>0.638325499099072</text:p>
          </table:table-cell>
          <table:table-cell office:value-type="float" office:value="0.113649153732101" calcext:value-type="float">
            <text:p>0.113649153732101</text:p>
          </table:table-cell>
          <table:table-cell office:value-type="float" office:value="0.107433689802613" calcext:value-type="float">
            <text:p>0.107433689802613</text:p>
          </table:table-cell>
          <table:table-cell office:value-type="float" office:value="0.156097116215255" calcext:value-type="float">
            <text:p>0.156097116215255</text:p>
          </table:table-cell>
          <table:table-cell office:value-type="float" office:value="0.0868916878895063" calcext:value-type="float">
            <text:p>0.0868916878895063</text:p>
          </table:table-cell>
          <table:table-cell office:value-type="float" office:value="0.0833838376367722" calcext:value-type="float">
            <text:p>0.0833838376367722</text:p>
          </table:table-cell>
          <table:table-cell office:value-type="float" office:value="0.119612779302433" calcext:value-type="float">
            <text:p>0.119612779302433</text:p>
          </table:table-cell>
          <table:table-cell office:value-type="float" office:value="1150" calcext:value-type="float">
            <text:p>1150</text:p>
          </table:table-cell>
          <table:table-cell office:value-type="float" office:value="6" calcext:value-type="float">
            <text:p>6</text:p>
          </table:table-cell>
          <table:table-cell office:value-type="float" office:value="164" calcext:value-type="float">
            <text:p>16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.0590492487501016" calcext:value-type="float">
            <text:p>0.0590492487501016</text:p>
          </table:table-cell>
          <table:table-cell office:value-type="float" office:value="0.0609500280970211" calcext:value-type="float">
            <text:p>0.0609500280970211</text:p>
          </table:table-cell>
          <table:table-cell table:number-columns-repeated="2" office:value-type="float" office:value="0.72137146136516" calcext:value-type="float">
            <text:p>0.72137146136516</text:p>
          </table:table-cell>
          <table:table-cell office:value-type="float" office:value="0.638832906061981" calcext:value-type="float">
            <text:p>0.638832906061981</text:p>
          </table:table-cell>
          <table:table-cell office:value-type="float" office:value="0.113641389974589" calcext:value-type="float">
            <text:p>0.113641389974589</text:p>
          </table:table-cell>
          <table:table-cell office:value-type="float" office:value="0.107420194713964" calcext:value-type="float">
            <text:p>0.107420194713964</text:p>
          </table:table-cell>
          <table:table-cell office:value-type="float" office:value="0.156128494078032" calcext:value-type="float">
            <text:p>0.156128494078032</text:p>
          </table:table-cell>
          <table:table-cell office:value-type="float" office:value="0.0868550526281083" calcext:value-type="float">
            <text:p>0.0868550526281083</text:p>
          </table:table-cell>
          <table:table-cell office:value-type="float" office:value="0.0833454114474955" calcext:value-type="float">
            <text:p>0.0833454114474955</text:p>
          </table:table-cell>
          <table:table-cell office:value-type="float" office:value="0.119598307126105" calcext:value-type="float">
            <text:p>0.119598307126105</text:p>
          </table:table-cell>
          <table:table-cell office:value-type="float" office:value="1150" calcext:value-type="float">
            <text:p>1150</text:p>
          </table:table-cell>
          <table:table-cell office:value-type="float" office:value="6" calcext:value-type="float">
            <text:p>6</text:p>
          </table:table-cell>
          <table:table-cell office:value-type="float" office:value="164" calcext:value-type="float">
            <text:p>16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.0514050806015521" calcext:value-type="float">
            <text:p>0.0514050806015521</text:p>
          </table:table-cell>
          <table:table-cell office:value-type="float" office:value="0.0537289299382531" calcext:value-type="float">
            <text:p>0.0537289299382531</text:p>
          </table:table-cell>
          <table:table-cell table:number-columns-repeated="2" office:value-type="float" office:value="0.903364355231282" calcext:value-type="float">
            <text:p>0.903364355231282</text:p>
          </table:table-cell>
          <table:table-cell office:value-type="float" office:value="0.846535659971259" calcext:value-type="float">
            <text:p>0.846535659971259</text:p>
          </table:table-cell>
          <table:table-cell office:value-type="float" office:value="0.130555661323202" calcext:value-type="float">
            <text:p>0.130555661323202</text:p>
          </table:table-cell>
          <table:table-cell office:value-type="float" office:value="0.121080100756771" calcext:value-type="float">
            <text:p>0.121080100756771</text:p>
          </table:table-cell>
          <table:table-cell office:value-type="float" office:value="0.195268166132775" calcext:value-type="float">
            <text:p>0.195268166132775</text:p>
          </table:table-cell>
          <table:table-cell office:value-type="float" office:value="0.0879089263668524" calcext:value-type="float">
            <text:p>0.0879089263668524</text:p>
          </table:table-cell>
          <table:table-cell office:value-type="float" office:value="0.0830309211817899" calcext:value-type="float">
            <text:p>0.0830309211817899</text:p>
          </table:table-cell>
          <table:table-cell office:value-type="float" office:value="0.136349414420117" calcext:value-type="float">
            <text:p>0.136349414420117</text:p>
          </table:table-cell>
          <table:table-cell office:value-type="float" office:value="1128" calcext:value-type="float">
            <text:p>1128</text:p>
          </table:table-cell>
          <table:table-cell office:value-type="float" office:value="15" calcext:value-type="float">
            <text:p>15</text:p>
          </table:table-cell>
          <table:table-cell office:value-type="float" office:value="155" calcext:value-type="float">
            <text:p>155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49253731343284" calcext:value-type="float">
            <text:p>0.0149253731343284</text:p>
          </table:table-cell>
          <table:table-cell table:number-columns-repeated="2" office:value-type="float" office:value="0.998699188232422" calcext:value-type="float">
            <text:p>0.998699188232422</text:p>
          </table:table-cell>
          <table:table-cell office:value-type="float" office:value="0.454545454545455" calcext:value-type="float">
            <text:p>0.454545454545455</text:p>
          </table:table-cell>
          <table:table-cell office:value-type="float" office:value="0.114437450359388" calcext:value-type="float">
            <text:p>0.114437450359388</text:p>
          </table:table-cell>
          <table:table-cell office:value-type="float" office:value="0.105607437661663" calcext:value-type="float">
            <text:p>0.105607437661663</text:p>
          </table:table-cell>
          <table:table-cell office:value-type="float" office:value="0.174741242959734" calcext:value-type="float">
            <text:p>0.174741242959734</text:p>
          </table:table-cell>
          <table:table-cell office:value-type="float" office:value="0.123287671232877" calcext:value-type="float">
            <text:p>0.123287671232877</text:p>
          </table:table-cell>
          <table:table-cell office:value-type="float" office:value="0.0384615384615385" calcext:value-type="float">
            <text:p>0.0384615384615385</text:p>
          </table:table-cell>
          <table:table-cell office:value-type="float" office:value="0.159235668789809" calcext:value-type="float">
            <text:p>0.159235668789809</text:p>
          </table:table-cell>
          <table:table-cell office:value-type="float" office:value="1160" calcext:value-type="float">
            <text:p>1160</text:p>
          </table:table-cell>
          <table:table-cell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49253731343284" calcext:value-type="float">
            <text:p>0.0149253731343284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454545454545455" calcext:value-type="float">
            <text:p>0.454545454545455</text:p>
          </table:table-cell>
          <table:table-cell office:value-type="float" office:value="0.1140625065886" calcext:value-type="float">
            <text:p>0.1140625065886</text:p>
          </table:table-cell>
          <table:table-cell office:value-type="float" office:value="0.105177592563541" calcext:value-type="float">
            <text:p>0.105177592563541</text:p>
          </table:table-cell>
          <table:table-cell office:value-type="float" office:value="0.174741242959734" calcext:value-type="float">
            <text:p>0.174741242959734</text:p>
          </table:table-cell>
          <table:table-cell office:value-type="float" office:value="0.123287671232877" calcext:value-type="float">
            <text:p>0.123287671232877</text:p>
          </table:table-cell>
          <table:table-cell office:value-type="float" office:value="0.0384615384615385" calcext:value-type="float">
            <text:p>0.0384615384615385</text:p>
          </table:table-cell>
          <table:table-cell office:value-type="float" office:value="0.159235668789809" calcext:value-type="float">
            <text:p>0.159235668789809</text:p>
          </table:table-cell>
          <table:table-cell office:value-type="float" office:value="1160" calcext:value-type="float">
            <text:p>1160</text:p>
          </table:table-cell>
          <table:table-cell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11342346236646" calcext:value-type="float">
            <text:p>0.11342346236646</text:p>
          </table:table-cell>
          <table:table-cell office:value-type="float" office:value="0.111359487133202" calcext:value-type="float">
            <text:p>0.111359487133202</text:p>
          </table:table-cell>
          <table:table-cell office:value-type="float" office:value="0.127519199106536" calcext:value-type="float">
            <text:p>0.127519199106536</text:p>
          </table:table-cell>
          <table:table-cell table:number-columns-repeated="3" office:value-type="float" office:value="0.0992366412213741" calcext:value-type="float">
            <text:p>0.0992366412213741</text:p>
          </table:table-cell>
          <table:table-cell office:value-type="float" office:value="1147" calcext:value-type="float">
            <text:p>1147</text:p>
          </table:table-cell>
          <table:table-cell office:value-type="float" office:value="4" calcext:value-type="float">
            <text:p>4</text:p>
          </table:table-cell>
          <table:table-cell office:value-type="float" office:value="166" calcext:value-type="float">
            <text:p>166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112896630888688" calcext:value-type="float">
            <text:p>0.112896630888688</text:p>
          </table:table-cell>
          <table:table-cell office:value-type="float" office:value="0.108208506880493" calcext:value-type="float">
            <text:p>0.108208506880493</text:p>
          </table:table-cell>
          <table:table-cell office:value-type="float" office:value="0.144913760144654" calcext:value-type="float">
            <text:p>0.144913760144654</text:p>
          </table:table-cell>
          <table:table-cell table:number-columns-repeated="3" office:value-type="float" office:value="0.0888382687927107" calcext:value-type="float">
            <text:p>0.0888382687927107</text:p>
          </table:table-cell>
          <table:table-cell office:value-type="float" office:value="1142" calcext:value-type="float">
            <text:p>1142</text:p>
          </table:table-cell>
          <table:table-cell office:value-type="float" office:value="8" calcext:value-type="float">
            <text:p>8</text:p>
          </table:table-cell>
          <table:table-cell office:value-type="float" office:value="162" calcext:value-type="float">
            <text:p>162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0.0149253731343284" calcext:value-type="float">
            <text:p>0.0149253731343284</text:p>
          </table:table-cell>
          <table:table-cell table:number-columns-repeated="3" office:value-type="float" office:value="0.373134328358209" calcext:value-type="float">
            <text:p>0.373134328358209</text:p>
          </table:table-cell>
          <table:table-cell office:value-type="float" office:value="0.116280152410545" calcext:value-type="float">
            <text:p>0.116280152410545</text:p>
          </table:table-cell>
          <table:table-cell office:value-type="float" office:value="0.107564518648633" calcext:value-type="float">
            <text:p>0.107564518648633</text:p>
          </table:table-cell>
          <table:table-cell office:value-type="float" office:value="0.175802804161013" calcext:value-type="float">
            <text:p>0.175802804161013</text:p>
          </table:table-cell>
          <table:table-cell table:number-columns-repeated="2" office:value-type="float" office:value="0.0895522388059701" calcext:value-type="float">
            <text:p>0.0895522388059701</text:p>
          </table:table-cell>
          <table:table-cell office:value-type="float" office:value="0.17910447761194" calcext:value-type="float">
            <text:p>0.17910447761194</text:p>
          </table:table-cell>
          <table:table-cell office:value-type="float" office:value="1161" calcext:value-type="float">
            <text:p>1161</text:p>
          </table:table-cell>
          <table:table-cell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0.6" calcext:value-type="float">
            <text:p>0.6</text:p>
          </table:table-cell>
          <table:table-cell office:value-type="float" office:value="0.115364387678437" calcext:value-type="float">
            <text:p>0.115364387678437</text:p>
          </table:table-cell>
          <table:table-cell office:value-type="float" office:value="0.107149009474591" calcext:value-type="float">
            <text:p>0.107149009474591</text:p>
          </table:table-cell>
          <table:table-cell office:value-type="float" office:value="0.171470588235294" calcext:value-type="float">
            <text:p>0.171470588235294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.15" calcext:value-type="float">
            <text:p>0.15</text:p>
          </table:table-cell>
          <table:table-cell office:value-type="float" office:value="1142" calcext:value-type="float">
            <text:p>1142</text:p>
          </table:table-cell>
          <table:table-cell office:value-type="float" office:value="9" calcext:value-type="float">
            <text:p>9</text:p>
          </table:table-cell>
          <table:table-cell office:value-type="float" office:value="161" calcext:value-type="float">
            <text:p>161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11342346236646" calcext:value-type="float">
            <text:p>0.11342346236646</text:p>
          </table:table-cell>
          <table:table-cell office:value-type="float" office:value="0.111359487133202" calcext:value-type="float">
            <text:p>0.111359487133202</text:p>
          </table:table-cell>
          <table:table-cell office:value-type="float" office:value="0.127519199106536" calcext:value-type="float">
            <text:p>0.127519199106536</text:p>
          </table:table-cell>
          <table:table-cell table:number-columns-repeated="3" office:value-type="float" office:value="0.0992366412213741" calcext:value-type="float">
            <text:p>0.0992366412213741</text:p>
          </table:table-cell>
          <table:table-cell office:value-type="float" office:value="1147" calcext:value-type="float">
            <text:p>1147</text:p>
          </table:table-cell>
          <table:table-cell office:value-type="float" office:value="4" calcext:value-type="float">
            <text:p>4</text:p>
          </table:table-cell>
          <table:table-cell office:value-type="float" office:value="166" calcext:value-type="float">
            <text:p>166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112891434518587" calcext:value-type="float">
            <text:p>0.112891434518587</text:p>
          </table:table-cell>
          <table:table-cell office:value-type="float" office:value="0.108192631880541" calcext:value-type="float">
            <text:p>0.108192631880541</text:p>
          </table:table-cell>
          <table:table-cell office:value-type="float" office:value="0.144981492534889" calcext:value-type="float">
            <text:p>0.144981492534889</text:p>
          </table:table-cell>
          <table:table-cell table:number-columns-repeated="3" office:value-type="float" office:value="0.0888382687927107" calcext:value-type="float">
            <text:p>0.0888382687927107</text:p>
          </table:table-cell>
          <table:table-cell office:value-type="float" office:value="1142" calcext:value-type="float">
            <text:p>1142</text:p>
          </table:table-cell>
          <table:table-cell office:value-type="float" office:value="8" calcext:value-type="float">
            <text:p>8</text:p>
          </table:table-cell>
          <table:table-cell office:value-type="float" office:value="162" calcext:value-type="float">
            <text:p>162</text:p>
          </table:table-cell>
          <table:table-cell office:value-type="float" office:value="19" calcext:value-type="float">
            <text:p>19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161" calcext:value-type="float">
            <text:p>1161</text:p>
          </table:table-cell>
          <table:table-cell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161" calcext:value-type="float">
            <text:p>1161</text:p>
          </table:table-cell>
          <table:table-cell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.0000560978587600402" calcext:value-type="float">
            <text:p>5.60978587600402E-05</text:p>
          </table:table-cell>
          <table:table-cell office:value-type="float" office:value="0.0000653403403703123" calcext:value-type="float">
            <text:p>6.53403403703123E-05</text:p>
          </table:table-cell>
          <table:table-cell table:number-columns-repeated="2" office:value-type="float" office:value="0.999634265899658" calcext:value-type="float">
            <text:p>0.999634265899658</text:p>
          </table:table-cell>
          <table:table-cell office:value-type="float" office:value="0.998515188694" calcext:value-type="float">
            <text:p>0.998515188694</text:p>
          </table:table-cell>
          <table:table-cell office:value-type="float" office:value="0.0757311518357961" calcext:value-type="float">
            <text:p>0.0757311518357961</text:p>
          </table:table-cell>
          <table:table-cell office:value-type="float" office:value="0.05627306508449" calcext:value-type="float">
            <text:p>0.05627306508449</text:p>
          </table:table-cell>
          <table:table-cell office:value-type="float" office:value="0.222290459097237" calcext:value-type="float">
            <text:p>0.222290459097237</text:p>
          </table:table-cell>
          <table:table-cell office:value-type="float" office:value="0.00102811679244041" calcext:value-type="float">
            <text:p>0.00102811679244041</text:p>
          </table:table-cell>
          <table:table-cell office:value-type="float" office:value="0.000744643213693053" calcext:value-type="float">
            <text:p>0.000744643213693053</text:p>
          </table:table-cell>
          <table:table-cell office:value-type="float" office:value="0.0187617018818855" calcext:value-type="float">
            <text:p>0.0187617018818855</text:p>
          </table:table-cell>
          <table:table-cell office:value-type="float" office:value="1115" calcext:value-type="float">
            <text:p>1115</text:p>
          </table:table-cell>
          <table:table-cell office:value-type="float" office:value="33" calcext:value-type="float">
            <text:p>33</text:p>
          </table:table-cell>
          <table:table-cell office:value-type="float" office:value="123" calcext:value-type="float">
            <text:p>123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.041305119381988" calcext:value-type="float">
            <text:p>0.041305119381988</text:p>
          </table:table-cell>
          <table:table-cell office:value-type="float" office:value="0.0428081851948604" calcext:value-type="float">
            <text:p>0.0428081851948604</text:p>
          </table:table-cell>
          <table:table-cell table:number-columns-repeated="2" office:value-type="float" office:value="0.765994876350806" calcext:value-type="float">
            <text:p>0.765994876350806</text:p>
          </table:table-cell>
          <table:table-cell office:value-type="float" office:value="0.699052980951696" calcext:value-type="float">
            <text:p>0.699052980951696</text:p>
          </table:table-cell>
          <table:table-cell office:value-type="float" office:value="0.120331178767181" calcext:value-type="float">
            <text:p>0.120331178767181</text:p>
          </table:table-cell>
          <table:table-cell office:value-type="float" office:value="0.108464194310012" calcext:value-type="float">
            <text:p>0.108464194310012</text:p>
          </table:table-cell>
          <table:table-cell office:value-type="float" office:value="0.209713914261886" calcext:value-type="float">
            <text:p>0.209713914261886</text:p>
          </table:table-cell>
          <table:table-cell office:value-type="float" office:value="0.0807012444505852" calcext:value-type="float">
            <text:p>0.0807012444505852</text:p>
          </table:table-cell>
          <table:table-cell office:value-type="float" office:value="0.075032277728847" calcext:value-type="float">
            <text:p>0.075032277728847</text:p>
          </table:table-cell>
          <table:table-cell office:value-type="float" office:value="0.152124231618482" calcext:value-type="float">
            <text:p>0.152124231618482</text:p>
          </table:table-cell>
          <table:table-cell office:value-type="float" office:value="1150" calcext:value-type="float">
            <text:p>1150</text:p>
          </table:table-cell>
          <table:table-cell office:value-type="float" office:value="14" calcext:value-type="float">
            <text:p>14</text:p>
          </table:table-cell>
          <table:table-cell office:value-type="float" office:value="142" calcext:value-type="float">
            <text:p>142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.0412683293823688" calcext:value-type="float">
            <text:p>0.0412683293823688</text:p>
          </table:table-cell>
          <table:table-cell office:value-type="float" office:value="0.0427711482940337" calcext:value-type="float">
            <text:p>0.0427711482940337</text:p>
          </table:table-cell>
          <table:table-cell table:number-columns-repeated="2" office:value-type="float" office:value="0.766352539298646" calcext:value-type="float">
            <text:p>0.766352539298646</text:p>
          </table:table-cell>
          <table:table-cell office:value-type="float" office:value="0.699424093621821" calcext:value-type="float">
            <text:p>0.699424093621821</text:p>
          </table:table-cell>
          <table:table-cell office:value-type="float" office:value="0.120330770101454" calcext:value-type="float">
            <text:p>0.120330770101454</text:p>
          </table:table-cell>
          <table:table-cell office:value-type="float" office:value="0.108455716373539" calcext:value-type="float">
            <text:p>0.108455716373539</text:p>
          </table:table-cell>
          <table:table-cell office:value-type="float" office:value="0.209774283757227" calcext:value-type="float">
            <text:p>0.209774283757227</text:p>
          </table:table-cell>
          <table:table-cell office:value-type="float" office:value="0.0806679716876682" calcext:value-type="float">
            <text:p>0.0806679716876682</text:p>
          </table:table-cell>
          <table:table-cell office:value-type="float" office:value="0.0749974493483499" calcext:value-type="float">
            <text:p>0.0749974493483499</text:p>
          </table:table-cell>
          <table:table-cell office:value-type="float" office:value="0.152128668877314" calcext:value-type="float">
            <text:p>0.152128668877314</text:p>
          </table:table-cell>
          <table:table-cell office:value-type="float" office:value="1150" calcext:value-type="float">
            <text:p>1150</text:p>
          </table:table-cell>
          <table:table-cell office:value-type="float" office:value="14" calcext:value-type="float">
            <text:p>14</text:p>
          </table:table-cell>
          <table:table-cell office:value-type="float" office:value="142" calcext:value-type="float">
            <text:p>142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.0336780064828421" calcext:value-type="float">
            <text:p>0.0336780064828421</text:p>
          </table:table-cell>
          <table:table-cell office:value-type="float" office:value="0.0354222911043318" calcext:value-type="float">
            <text:p>0.0354222911043318</text:p>
          </table:table-cell>
          <table:table-cell table:number-columns-repeated="2" office:value-type="float" office:value="0.937826197594284" calcext:value-type="float">
            <text:p>0.937826197594284</text:p>
          </table:table-cell>
          <table:table-cell office:value-type="float" office:value="0.903153474249679" calcext:value-type="float">
            <text:p>0.903153474249679</text:p>
          </table:table-cell>
          <table:table-cell office:value-type="float" office:value="0.152470102629927" calcext:value-type="float">
            <text:p>0.152470102629927</text:p>
          </table:table-cell>
          <table:table-cell office:value-type="float" office:value="0.133630807200697" calcext:value-type="float">
            <text:p>0.133630807200697</text:p>
          </table:table-cell>
          <table:table-cell office:value-type="float" office:value="0.294368641920597" calcext:value-type="float">
            <text:p>0.294368641920597</text:p>
          </table:table-cell>
          <table:table-cell office:value-type="float" office:value="0.0863557264998695" calcext:value-type="float">
            <text:p>0.0863557264998695</text:p>
          </table:table-cell>
          <table:table-cell office:value-type="float" office:value="0.0780110206043541" calcext:value-type="float">
            <text:p>0.0780110206043541</text:p>
          </table:table-cell>
          <table:table-cell office:value-type="float" office:value="0.204736961189285" calcext:value-type="float">
            <text:p>0.204736961189285</text:p>
          </table:table-cell>
          <table:table-cell office:value-type="float" office:value="1115" calcext:value-type="float">
            <text:p>1115</text:p>
          </table:table-cell>
          <table:table-cell office:value-type="float" office:value="33" calcext:value-type="float">
            <text:p>33</text:p>
          </table:table-cell>
          <table:table-cell office:value-type="float" office:value="123" calcext:value-type="float">
            <text:p>123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999634265899658" calcext:value-type="float">
            <text:p>0.999634265899658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0.120467859386995" calcext:value-type="float">
            <text:p>0.120467859386995</text:p>
          </table:table-cell>
          <table:table-cell office:value-type="float" office:value="0.107542107044016" calcext:value-type="float">
            <text:p>0.107542107044016</text:p>
          </table:table-cell>
          <table:table-cell office:value-type="float" office:value="0.217825288893404" calcext:value-type="float">
            <text:p>0.217825288893404</text:p>
          </table:table-cell>
          <table:table-cell table:number-columns-repeated="2" office:value-type="float" office:value="0.0980392156862745" calcext:value-type="float">
            <text:p>0.0980392156862745</text:p>
          </table:table-cell>
          <table:table-cell office:value-type="float" office:value="0.225" calcext:value-type="float">
            <text:p>0.225</text:p>
          </table:table-cell>
          <table:table-cell office:value-type="float" office:value="1159" calcext:value-type="float">
            <text:p>1159</text:p>
          </table:table-cell>
          <table:table-cell office:value-type="float" office:value="6" calcext:value-type="float">
            <text:p>6</text:p>
          </table:table-cell>
          <table:table-cell office:value-type="float" office:value="150" calcext:value-type="float">
            <text:p>150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0.120468134168437" calcext:value-type="float">
            <text:p>0.120468134168437</text:p>
          </table:table-cell>
          <table:table-cell office:value-type="float" office:value="0.10754241830708" calcext:value-type="float">
            <text:p>0.10754241830708</text:p>
          </table:table-cell>
          <table:table-cell office:value-type="float" office:value="0.217825288893404" calcext:value-type="float">
            <text:p>0.217825288893404</text:p>
          </table:table-cell>
          <table:table-cell table:number-columns-repeated="2" office:value-type="float" office:value="0.0980392156862745" calcext:value-type="float">
            <text:p>0.0980392156862745</text:p>
          </table:table-cell>
          <table:table-cell office:value-type="float" office:value="0.225" calcext:value-type="float">
            <text:p>0.225</text:p>
          </table:table-cell>
          <table:table-cell office:value-type="float" office:value="1159" calcext:value-type="float">
            <text:p>1159</text:p>
          </table:table-cell>
          <table:table-cell office:value-type="float" office:value="6" calcext:value-type="float">
            <text:p>6</text:p>
          </table:table-cell>
          <table:table-cell office:value-type="float" office:value="150" calcext:value-type="float">
            <text:p>150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0.666666666666667" calcext:value-type="float">
            <text:p>0.666666666666667</text:p>
          </table:table-cell>
          <table:table-cell office:value-type="float" office:value="0.11585889709693" calcext:value-type="float">
            <text:p>0.11585889709693</text:p>
          </table:table-cell>
          <table:table-cell office:value-type="float" office:value="0.109012700716235" calcext:value-type="float">
            <text:p>0.109012700716235</text:p>
          </table:table-cell>
          <table:table-cell office:value-type="float" office:value="0.167424799323317" calcext:value-type="float">
            <text:p>0.167424799323317</text:p>
          </table:table-cell>
          <table:table-cell table:number-columns-repeated="3" office:value-type="float" office:value="0.0855188141391106" calcext:value-type="float">
            <text:p>0.0855188141391106</text:p>
          </table:table-cell>
          <table:table-cell office:value-type="float" office:value="1161" calcext:value-type="float">
            <text:p>1161</text:p>
          </table:table-cell>
          <table:table-cell office:value-type="float" office:value="5" calcext:value-type="float">
            <text:p>5</text:p>
          </table:table-cell>
          <table:table-cell office:value-type="float" office:value="151" calcext:value-type="float">
            <text:p>151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120755283702856" calcext:value-type="float">
            <text:p>0.120755283702856</text:p>
          </table:table-cell>
          <table:table-cell office:value-type="float" office:value="0.111382991368736" calcext:value-type="float">
            <text:p>0.111382991368736</text:p>
          </table:table-cell>
          <table:table-cell office:value-type="float" office:value="0.191347870193824" calcext:value-type="float">
            <text:p>0.191347870193824</text:p>
          </table:table-cell>
          <table:table-cell table:number-columns-repeated="3" office:value-type="float" office:value="0.0775656324582339" calcext:value-type="float">
            <text:p>0.0775656324582339</text:p>
          </table:table-cell>
          <table:table-cell office:value-type="float" office:value="1129" calcext:value-type="float">
            <text:p>1129</text:p>
          </table:table-cell>
          <table:table-cell office:value-type="float" office:value="19" calcext:value-type="float">
            <text:p>19</text:p>
          </table:table-cell>
          <table:table-cell office:value-type="float" office:value="137" calcext:value-type="float">
            <text:p>137</text:p>
          </table:table-cell>
          <table:table-cell office:value-type="float" office:value="46" calcext:value-type="float">
            <text:p>4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0.373134328358209" calcext:value-type="float">
            <text:p>0.373134328358209</text:p>
          </table:table-cell>
          <table:table-cell office:value-type="float" office:value="0.121292315826781" calcext:value-type="float">
            <text:p>0.121292315826781</text:p>
          </table:table-cell>
          <table:table-cell office:value-type="float" office:value="0.108099733441112" calcext:value-type="float">
            <text:p>0.108099733441112</text:p>
          </table:table-cell>
          <table:table-cell office:value-type="float" office:value="0.220659522898329" calcext:value-type="float">
            <text:p>0.220659522898329</text:p>
          </table:table-cell>
          <table:table-cell table:number-columns-repeated="2" office:value-type="float" office:value="0.104477611940299" calcext:value-type="float">
            <text:p>0.104477611940299</text:p>
          </table:table-cell>
          <table:table-cell office:value-type="float" office:value="0.212121212121212" calcext:value-type="float">
            <text:p>0.212121212121212</text:p>
          </table:table-cell>
          <table:table-cell office:value-type="float" office:value="1175" calcext:value-type="float">
            <text:p>1175</text:p>
          </table:table-cell>
          <table:table-cell office:value-type="float" office:value="0" calcext:value-type="float">
            <text:p>0</text:p>
          </table:table-cell>
          <table:table-cell office:value-type="float" office:value="156" calcext:value-type="float">
            <text:p>15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0.55" calcext:value-type="float">
            <text:p>0.55</text:p>
          </table:table-cell>
          <table:table-cell office:value-type="float" office:value="0.120435762584523" calcext:value-type="float">
            <text:p>0.120435762584523</text:p>
          </table:table-cell>
          <table:table-cell office:value-type="float" office:value="0.108510638297872" calcext:value-type="float">
            <text:p>0.108510638297872</text:p>
          </table:table-cell>
          <table:table-cell office:value-type="float" office:value="0.21025641025641" calcext:value-type="float">
            <text:p>0.21025641025641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157" calcext:value-type="float">
            <text:p>1157</text:p>
          </table:table-cell>
          <table:table-cell office:value-type="float" office:value="6" calcext:value-type="float">
            <text:p>6</text:p>
          </table:table-cell>
          <table:table-cell office:value-type="float" office:value="150" calcext:value-type="float">
            <text:p>150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0.666666666666667" calcext:value-type="float">
            <text:p>0.666666666666667</text:p>
          </table:table-cell>
          <table:table-cell office:value-type="float" office:value="0.11585889709693" calcext:value-type="float">
            <text:p>0.11585889709693</text:p>
          </table:table-cell>
          <table:table-cell office:value-type="float" office:value="0.109012700716235" calcext:value-type="float">
            <text:p>0.109012700716235</text:p>
          </table:table-cell>
          <table:table-cell office:value-type="float" office:value="0.167424799323317" calcext:value-type="float">
            <text:p>0.167424799323317</text:p>
          </table:table-cell>
          <table:table-cell table:number-columns-repeated="3" office:value-type="float" office:value="0.0855188141391106" calcext:value-type="float">
            <text:p>0.0855188141391106</text:p>
          </table:table-cell>
          <table:table-cell office:value-type="float" office:value="1161" calcext:value-type="float">
            <text:p>1161</text:p>
          </table:table-cell>
          <table:table-cell office:value-type="float" office:value="5" calcext:value-type="float">
            <text:p>5</text:p>
          </table:table-cell>
          <table:table-cell office:value-type="float" office:value="151" calcext:value-type="float">
            <text:p>151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120746389287288" calcext:value-type="float">
            <text:p>0.120746389287288</text:p>
          </table:table-cell>
          <table:table-cell office:value-type="float" office:value="0.111382054413142" calcext:value-type="float">
            <text:p>0.111382054413142</text:p>
          </table:table-cell>
          <table:table-cell office:value-type="float" office:value="0.191279039781656" calcext:value-type="float">
            <text:p>0.191279039781656</text:p>
          </table:table-cell>
          <table:table-cell table:number-columns-repeated="3" office:value-type="float" office:value="0.0775656324582339" calcext:value-type="float">
            <text:p>0.0775656324582339</text:p>
          </table:table-cell>
          <table:table-cell office:value-type="float" office:value="1129" calcext:value-type="float">
            <text:p>1129</text:p>
          </table:table-cell>
          <table:table-cell office:value-type="float" office:value="19" calcext:value-type="float">
            <text:p>19</text:p>
          </table:table-cell>
          <table:table-cell office:value-type="float" office:value="137" calcext:value-type="float">
            <text:p>137</text:p>
          </table:table-cell>
          <table:table-cell office:value-type="float" office:value="46" calcext:value-type="float">
            <text:p>46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175" calcext:value-type="float">
            <text:p>1175</text:p>
          </table:table-cell>
          <table:table-cell office:value-type="float" office:value="0" calcext:value-type="float">
            <text:p>0</text:p>
          </table:table-cell>
          <table:table-cell office:value-type="float" office:value="156" calcext:value-type="float">
            <text:p>156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175" calcext:value-type="float">
            <text:p>1175</text:p>
          </table:table-cell>
          <table:table-cell office:value-type="float" office:value="0" calcext:value-type="float">
            <text:p>0</text:p>
          </table:table-cell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.000126229642773978" calcext:value-type="float">
            <text:p>0.000126229642773978</text:p>
          </table:table-cell>
          <table:table-cell office:value-type="float" office:value="0.000155151821672916" calcext:value-type="float">
            <text:p>0.000155151821672916</text:p>
          </table:table-cell>
          <table:table-cell office:value-type="float" office:value="0.998712182044983" calcext:value-type="float">
            <text:p>0.998712182044983</text:p>
          </table:table-cell>
          <table:table-cell office:value-type="float" office:value="0.996687352657318" calcext:value-type="float">
            <text:p>0.996687352657318</text:p>
          </table:table-cell>
          <table:table-cell office:value-type="float" office:value="0.998712182044983" calcext:value-type="float">
            <text:p>0.998712182044983</text:p>
          </table:table-cell>
          <table:table-cell office:value-type="float" office:value="0.0729023060014182" calcext:value-type="float">
            <text:p>0.0729023060014182</text:p>
          </table:table-cell>
          <table:table-cell office:value-type="float" office:value="0.0505134527171753" calcext:value-type="float">
            <text:p>0.0505134527171753</text:p>
          </table:table-cell>
          <table:table-cell office:value-type="float" office:value="0.227891808201266" calcext:value-type="float">
            <text:p>0.227891808201266</text:p>
          </table:table-cell>
          <table:table-cell office:value-type="float" office:value="0.00123573851305991" calcext:value-type="float">
            <text:p>0.00123573851305991</text:p>
          </table:table-cell>
          <table:table-cell office:value-type="float" office:value="0.000980074633844197" calcext:value-type="float">
            <text:p>0.000980074633844197</text:p>
          </table:table-cell>
          <table:table-cell office:value-type="float" office:value="0.0155531074851751" calcext:value-type="float">
            <text:p>0.0155531074851751</text:p>
          </table:table-cell>
          <table:table-cell office:value-type="float" office:value="1111" calcext:value-type="float">
            <text:p>1111</text:p>
          </table:table-cell>
          <table:table-cell office:value-type="float" office:value="37" calcext:value-type="float">
            <text:p>37</text:p>
          </table:table-cell>
          <table:table-cell office:value-type="float" office:value="131" calcext:value-type="float">
            <text:p>131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0.0453229913556515" calcext:value-type="float">
            <text:p>0.0453229913556515</text:p>
          </table:table-cell>
          <table:table-cell office:value-type="float" office:value="0.0476917254740274" calcext:value-type="float">
            <text:p>0.0476917254740274</text:p>
          </table:table-cell>
          <table:table-cell office:value-type="float" office:value="0.731043874266398" calcext:value-type="float">
            <text:p>0.731043874266398</text:p>
          </table:table-cell>
          <table:table-cell office:value-type="float" office:value="0.680213010905373" calcext:value-type="float">
            <text:p>0.680213010905373</text:p>
          </table:table-cell>
          <table:table-cell office:value-type="float" office:value="0.731043874266398" calcext:value-type="float">
            <text:p>0.731043874266398</text:p>
          </table:table-cell>
          <table:table-cell office:value-type="float" office:value="0.120708364053219" calcext:value-type="float">
            <text:p>0.120708364053219</text:p>
          </table:table-cell>
          <table:table-cell office:value-type="float" office:value="0.106865879600133" calcext:value-type="float">
            <text:p>0.106865879600133</text:p>
          </table:table-cell>
          <table:table-cell office:value-type="float" office:value="0.21653461059452" calcext:value-type="float">
            <text:p>0.21653461059452</text:p>
          </table:table-cell>
          <table:table-cell office:value-type="float" office:value="0.0789616576953261" calcext:value-type="float">
            <text:p>0.0789616576953261</text:p>
          </table:table-cell>
          <table:table-cell office:value-type="float" office:value="0.0747007338257383" calcext:value-type="float">
            <text:p>0.0747007338257383</text:p>
          </table:table-cell>
          <table:table-cell office:value-type="float" office:value="0.142209088089583" calcext:value-type="float">
            <text:p>0.142209088089583</text:p>
          </table:table-cell>
          <table:table-cell office:value-type="float" office:value="1139" calcext:value-type="float">
            <text:p>1139</text:p>
          </table:table-cell>
          <table:table-cell office:value-type="float" office:value="19" calcext:value-type="float">
            <text:p>19</text:p>
          </table:table-cell>
          <table:table-cell office:value-type="float" office:value="149" calcext:value-type="float">
            <text:p>149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.045282376850706" calcext:value-type="float">
            <text:p>0.045282376850706</text:p>
          </table:table-cell>
          <table:table-cell office:value-type="float" office:value="0.0476509048396223" calcext:value-type="float">
            <text:p>0.0476509048396223</text:p>
          </table:table-cell>
          <table:table-cell office:value-type="float" office:value="0.731453334689762" calcext:value-type="float">
            <text:p>0.731453334689762</text:p>
          </table:table-cell>
          <table:table-cell office:value-type="float" office:value="0.680626255345662" calcext:value-type="float">
            <text:p>0.680626255345662</text:p>
          </table:table-cell>
          <table:table-cell office:value-type="float" office:value="0.731453334689762" calcext:value-type="float">
            <text:p>0.731453334689762</text:p>
          </table:table-cell>
          <table:table-cell office:value-type="float" office:value="0.120708478194368" calcext:value-type="float">
            <text:p>0.120708478194368</text:p>
          </table:table-cell>
          <table:table-cell office:value-type="float" office:value="0.10685555385072" calcext:value-type="float">
            <text:p>0.10685555385072</text:p>
          </table:table-cell>
          <table:table-cell office:value-type="float" office:value="0.216606996120926" calcext:value-type="float">
            <text:p>0.216606996120926</text:p>
          </table:table-cell>
          <table:table-cell office:value-type="float" office:value="0.0789254694636405" calcext:value-type="float">
            <text:p>0.0789254694636405</text:p>
          </table:table-cell>
          <table:table-cell office:value-type="float" office:value="0.0746632398429652" calcext:value-type="float">
            <text:p>0.0746632398429652</text:p>
          </table:table-cell>
          <table:table-cell office:value-type="float" office:value="0.142208453363956" calcext:value-type="float">
            <text:p>0.142208453363956</text:p>
          </table:table-cell>
          <table:table-cell office:value-type="float" office:value="1139" calcext:value-type="float">
            <text:p>1139</text:p>
          </table:table-cell>
          <table:table-cell office:value-type="float" office:value="20" calcext:value-type="float">
            <text:p>20</text:p>
          </table:table-cell>
          <table:table-cell office:value-type="float" office:value="148" calcext:value-type="float">
            <text:p>148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.0383564470628463" calcext:value-type="float">
            <text:p>0.0383564470628463</text:p>
          </table:table-cell>
          <table:table-cell office:value-type="float" office:value="0.0411830081153354" calcext:value-type="float">
            <text:p>0.0411830081153354</text:p>
          </table:table-cell>
          <table:table-cell office:value-type="float" office:value="0.915890750146172" calcext:value-type="float">
            <text:p>0.915890750146172</text:p>
          </table:table-cell>
          <table:table-cell office:value-type="float" office:value="0.885744134427918" calcext:value-type="float">
            <text:p>0.885744134427918</text:p>
          </table:table-cell>
          <table:table-cell office:value-type="float" office:value="0.915890750146172" calcext:value-type="float">
            <text:p>0.915890750146172</text:p>
          </table:table-cell>
          <table:table-cell office:value-type="float" office:value="0.149666843552117" calcext:value-type="float">
            <text:p>0.149666843552117</text:p>
          </table:table-cell>
          <table:table-cell office:value-type="float" office:value="0.128692435941258" calcext:value-type="float">
            <text:p>0.128692435941258</text:p>
          </table:table-cell>
          <table:table-cell office:value-type="float" office:value="0.294864677191576" calcext:value-type="float">
            <text:p>0.294864677191576</text:p>
          </table:table-cell>
          <table:table-cell office:value-type="float" office:value="0.0829735988097017" calcext:value-type="float">
            <text:p>0.0829735988097017</text:p>
          </table:table-cell>
          <table:table-cell office:value-type="float" office:value="0.0768531987603533" calcext:value-type="float">
            <text:p>0.0768531987603533</text:p>
          </table:table-cell>
          <table:table-cell office:value-type="float" office:value="0.184128255488864" calcext:value-type="float">
            <text:p>0.184128255488864</text:p>
          </table:table-cell>
          <table:table-cell office:value-type="float" office:value="1111" calcext:value-type="float">
            <text:p>1111</text:p>
          </table:table-cell>
          <table:table-cell office:value-type="float" office:value="37" calcext:value-type="float">
            <text:p>37</text:p>
          </table:table-cell>
          <table:table-cell office:value-type="float" office:value="131" calcext:value-type="float">
            <text:p>131</text:p>
          </table:table-cell>
          <table:table-cell office:value-type="float" office:value="52" calcext:value-type="float">
            <text:p>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45454545454545" calcext:value-type="float">
            <text:p>0.545454545454545</text:p>
          </table:table-cell>
          <table:table-cell office:value-type="float" office:value="1" calcext:value-type="float">
            <text:p>1</text:p>
          </table:table-cell>
          <table:table-cell office:value-type="float" office:value="0.121991283854369" calcext:value-type="float">
            <text:p>0.121991283854369</text:p>
          </table:table-cell>
          <table:table-cell office:value-type="float" office:value="0.104839388107844" calcext:value-type="float">
            <text:p>0.104839388107844</text:p>
          </table:table-cell>
          <table:table-cell office:value-type="float" office:value="0.240727324052039" calcext:value-type="float">
            <text:p>0.240727324052039</text:p>
          </table:table-cell>
          <table:table-cell office:value-type="float" office:value="0.0991379310344828" calcext:value-type="float">
            <text:p>0.0991379310344828</text:p>
          </table:table-cell>
          <table:table-cell office:value-type="float" office:value="0.0537634408602151" calcext:value-type="float">
            <text:p>0.0537634408602151</text:p>
          </table:table-cell>
          <table:table-cell office:value-type="float" office:value="0.217391304347826" calcext:value-type="float">
            <text:p>0.217391304347826</text:p>
          </table:table-cell>
          <table:table-cell office:value-type="float" office:value="1153" calcext:value-type="float">
            <text:p>1153</text:p>
          </table:table-cell>
          <table:table-cell office:value-type="float" office:value="10" calcext:value-type="float">
            <text:p>10</text:p>
          </table:table-cell>
          <table:table-cell office:value-type="float" office:value="158" calcext:value-type="float">
            <text:p>158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45454545454545" calcext:value-type="float">
            <text:p>0.545454545454545</text:p>
          </table:table-cell>
          <table:table-cell office:value-type="float" office:value="1" calcext:value-type="float">
            <text:p>1</text:p>
          </table:table-cell>
          <table:table-cell office:value-type="float" office:value="0.121995795760286" calcext:value-type="float">
            <text:p>0.121995795760286</text:p>
          </table:table-cell>
          <table:table-cell office:value-type="float" office:value="0.104839388107844" calcext:value-type="float">
            <text:p>0.104839388107844</text:p>
          </table:table-cell>
          <table:table-cell office:value-type="float" office:value="0.240763070163796" calcext:value-type="float">
            <text:p>0.240763070163796</text:p>
          </table:table-cell>
          <table:table-cell office:value-type="float" office:value="0.0991379310344828" calcext:value-type="float">
            <text:p>0.0991379310344828</text:p>
          </table:table-cell>
          <table:table-cell office:value-type="float" office:value="0.0537634408602151" calcext:value-type="float">
            <text:p>0.0537634408602151</text:p>
          </table:table-cell>
          <table:table-cell office:value-type="float" office:value="0.217391304347826" calcext:value-type="float">
            <text:p>0.217391304347826</text:p>
          </table:table-cell>
          <table:table-cell office:value-type="float" office:value="1153" calcext:value-type="float">
            <text:p>1153</text:p>
          </table:table-cell>
          <table:table-cell office:value-type="float" office:value="10" calcext:value-type="float">
            <text:p>10</text:p>
          </table:table-cell>
          <table:table-cell office:value-type="float" office:value="158" calcext:value-type="float">
            <text:p>158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120911269970441" calcext:value-type="float">
            <text:p>0.120911269970441</text:p>
          </table:table-cell>
          <table:table-cell office:value-type="float" office:value="0.112049683453676" calcext:value-type="float">
            <text:p>0.112049683453676</text:p>
          </table:table-cell>
          <table:table-cell office:value-type="float" office:value="0.182256657583518" calcext:value-type="float">
            <text:p>0.182256657583518</text:p>
          </table:table-cell>
          <table:table-cell table:number-columns-repeated="3" office:value-type="float" office:value="0.0856164383561644" calcext:value-type="float">
            <text:p>0.0856164383561644</text:p>
          </table:table-cell>
          <table:table-cell office:value-type="float" office:value="1149" calcext:value-type="float">
            <text:p>1149</text:p>
          </table:table-cell>
          <table:table-cell office:value-type="float" office:value="8" calcext:value-type="float">
            <text:p>8</text:p>
          </table:table-cell>
          <table:table-cell office:value-type="float" office:value="160" calcext:value-type="float">
            <text:p>160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124238824793916" calcext:value-type="float">
            <text:p>0.124238824793916</text:p>
          </table:table-cell>
          <table:table-cell office:value-type="float" office:value="0.109083135236578" calcext:value-type="float">
            <text:p>0.109083135236578</text:p>
          </table:table-cell>
          <table:table-cell office:value-type="float" office:value="0.229155890003346" calcext:value-type="float">
            <text:p>0.229155890003346</text:p>
          </table:table-cell>
          <table:table-cell table:number-columns-repeated="3" office:value-type="float" office:value="0.0742092457420925" calcext:value-type="float">
            <text:p>0.0742092457420925</text:p>
          </table:table-cell>
          <table:table-cell office:value-type="float" office:value="1125" calcext:value-type="float">
            <text:p>1125</text:p>
          </table:table-cell>
          <table:table-cell office:value-type="float" office:value="28" calcext:value-type="float">
            <text:p>28</text:p>
          </table:table-cell>
          <table:table-cell office:value-type="float" office:value="140" calcext:value-type="float">
            <text:p>140</text:p>
          </table:table-cell>
          <table:table-cell office:value-type="float" office:value="38" calcext:value-type="float">
            <text:p>3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0.432835820895522" calcext:value-type="float">
            <text:p>0.432835820895522</text:p>
          </table:table-cell>
          <table:table-cell office:value-type="float" office:value="0.120696972755239" calcext:value-type="float">
            <text:p>0.120696972755239</text:p>
          </table:table-cell>
          <table:table-cell office:value-type="float" office:value="0.105674239604759" calcext:value-type="float">
            <text:p>0.105674239604759</text:p>
          </table:table-cell>
          <table:table-cell office:value-type="float" office:value="0.224693631410049" calcext:value-type="float">
            <text:p>0.224693631410049</text:p>
          </table:table-cell>
          <table:table-cell office:value-type="float" office:value="0.0757575757575758" calcext:value-type="float">
            <text:p>0.0757575757575758</text:p>
          </table:table-cell>
          <table:table-cell office:value-type="float" office:value="0.0454545454545455" calcext:value-type="float">
            <text:p>0.0454545454545455</text:p>
          </table:table-cell>
          <table:table-cell office:value-type="float" office:value="0.257575757575758" calcext:value-type="float">
            <text:p>0.257575757575758</text:p>
          </table:table-cell>
          <table:table-cell office:value-type="float" office:value="1163" calcext:value-type="float">
            <text:p>1163</text:p>
          </table:table-cell>
          <table:table-cell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0.5" calcext:value-type="float">
            <text:p>0.5</text:p>
          </table:table-cell>
          <table:table-cell office:value-type="float" office:value="0.121675432006011" calcext:value-type="float">
            <text:p>0.121675432006011</text:p>
          </table:table-cell>
          <table:table-cell office:value-type="float" office:value="0.105631986242476" calcext:value-type="float">
            <text:p>0.105631986242476</text:p>
          </table:table-cell>
          <table:table-cell office:value-type="float" office:value="0.232738095238095" calcext:value-type="float">
            <text:p>0.232738095238095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.2" calcext:value-type="float">
            <text:p>0.2</text:p>
          </table:table-cell>
          <table:table-cell office:value-type="float" office:value="1148" calcext:value-type="float">
            <text:p>1148</text:p>
          </table:table-cell>
          <table:table-cell office:value-type="float" office:value="11" calcext:value-type="float">
            <text:p>11</text:p>
          </table:table-cell>
          <table:table-cell office:value-type="float" office:value="157" calcext:value-type="float">
            <text:p>157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120911269970441" calcext:value-type="float">
            <text:p>0.120911269970441</text:p>
          </table:table-cell>
          <table:table-cell office:value-type="float" office:value="0.112049683453676" calcext:value-type="float">
            <text:p>0.112049683453676</text:p>
          </table:table-cell>
          <table:table-cell office:value-type="float" office:value="0.182256657583518" calcext:value-type="float">
            <text:p>0.182256657583518</text:p>
          </table:table-cell>
          <table:table-cell table:number-columns-repeated="3" office:value-type="float" office:value="0.0856164383561644" calcext:value-type="float">
            <text:p>0.0856164383561644</text:p>
          </table:table-cell>
          <table:table-cell office:value-type="float" office:value="1149" calcext:value-type="float">
            <text:p>1149</text:p>
          </table:table-cell>
          <table:table-cell office:value-type="float" office:value="8" calcext:value-type="float">
            <text:p>8</text:p>
          </table:table-cell>
          <table:table-cell office:value-type="float" office:value="160" calcext:value-type="float">
            <text:p>160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124227328293918" calcext:value-type="float">
            <text:p>0.124227328293918</text:p>
          </table:table-cell>
          <table:table-cell office:value-type="float" office:value="0.109085565050929" calcext:value-type="float">
            <text:p>0.109085565050929</text:p>
          </table:table-cell>
          <table:table-cell office:value-type="float" office:value="0.229047986934372" calcext:value-type="float">
            <text:p>0.229047986934372</text:p>
          </table:table-cell>
          <table:table-cell table:number-columns-repeated="3" office:value-type="float" office:value="0.0742092457420925" calcext:value-type="float">
            <text:p>0.0742092457420925</text:p>
          </table:table-cell>
          <table:table-cell office:value-type="float" office:value="1125" calcext:value-type="float">
            <text:p>1125</text:p>
          </table:table-cell>
          <table:table-cell office:value-type="float" office:value="28" calcext:value-type="float">
            <text:p>28</text:p>
          </table:table-cell>
          <table:table-cell office:value-type="float" office:value="140" calcext:value-type="float">
            <text:p>140</text:p>
          </table:table-cell>
          <table:table-cell office:value-type="float" office:value="38" calcext:value-type="float">
            <text:p>38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163" calcext:value-type="float">
            <text:p>1163</text:p>
          </table:table-cell>
          <table:table-cell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163" calcext:value-type="float">
            <text:p>1163</text:p>
          </table:table-cell>
          <table:table-cell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.000212768209166825" calcext:value-type="float">
            <text:p>0.000212768209166825</text:p>
          </table:table-cell>
          <table:table-cell office:value-type="float" office:value="0.000264913134742528" calcext:value-type="float">
            <text:p>0.000264913134742528</text:p>
          </table:table-cell>
          <table:table-cell table:number-columns-repeated="2" office:value-type="float" office:value="0.999673008918762" calcext:value-type="float">
            <text:p>0.999673008918762</text:p>
          </table:table-cell>
          <table:table-cell office:value-type="float" office:value="0.999171614646912" calcext:value-type="float">
            <text:p>0.999171614646912</text:p>
          </table:table-cell>
          <table:table-cell office:value-type="float" office:value="0.0602943739869609" calcext:value-type="float">
            <text:p>0.0602943739869609</text:p>
          </table:table-cell>
          <table:table-cell office:value-type="float" office:value="0.045190713120763" calcext:value-type="float">
            <text:p>0.045190713120763</text:p>
          </table:table-cell>
          <table:table-cell office:value-type="float" office:value="0.173235124667957" calcext:value-type="float">
            <text:p>0.173235124667957</text:p>
          </table:table-cell>
          <table:table-cell office:value-type="float" office:value="0.00133245857432485" calcext:value-type="float">
            <text:p>0.00133245857432485</text:p>
          </table:table-cell>
          <table:table-cell office:value-type="float" office:value="0.00109468307346106" calcext:value-type="float">
            <text:p>0.00109468307346106</text:p>
          </table:table-cell>
          <table:table-cell office:value-type="float" office:value="0.00638766121119261" calcext:value-type="float">
            <text:p>0.00638766121119261</text:p>
          </table:table-cell>
          <table:table-cell office:value-type="float" office:value="1124" calcext:value-type="float">
            <text:p>1124</text:p>
          </table:table-cell>
          <table:table-cell office:value-type="float" office:value="26" calcext:value-type="float">
            <text:p>26</text:p>
          </table:table-cell>
          <table:table-cell office:value-type="float" office:value="131" calcext:value-type="float">
            <text:p>131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.0546840201539906" calcext:value-type="float">
            <text:p>0.0546840201539906</text:p>
          </table:table-cell>
          <table:table-cell office:value-type="float" office:value="0.0578609945080184" calcext:value-type="float">
            <text:p>0.0578609945080184</text:p>
          </table:table-cell>
          <table:table-cell table:number-columns-repeated="2" office:value-type="float" office:value="0.83860725320317" calcext:value-type="float">
            <text:p>0.83860725320317</text:p>
          </table:table-cell>
          <table:table-cell office:value-type="float" office:value="0.801241404415242" calcext:value-type="float">
            <text:p>0.801241404415242</text:p>
          </table:table-cell>
          <table:table-cell office:value-type="float" office:value="0.127866210792184" calcext:value-type="float">
            <text:p>0.127866210792184</text:p>
          </table:table-cell>
          <table:table-cell office:value-type="float" office:value="0.117126279795581" calcext:value-type="float">
            <text:p>0.117126279795581</text:p>
          </table:table-cell>
          <table:table-cell office:value-type="float" office:value="0.208176268053407" calcext:value-type="float">
            <text:p>0.208176268053407</text:p>
          </table:table-cell>
          <table:table-cell office:value-type="float" office:value="0.0871496504625985" calcext:value-type="float">
            <text:p>0.0871496504625985</text:p>
          </table:table-cell>
          <table:table-cell office:value-type="float" office:value="0.0829703750777085" calcext:value-type="float">
            <text:p>0.0829703750777085</text:p>
          </table:table-cell>
          <table:table-cell office:value-type="float" office:value="0.127884106615645" calcext:value-type="float">
            <text:p>0.127884106615645</text:p>
          </table:table-cell>
          <table:table-cell office:value-type="float" office:value="1148" calcext:value-type="float">
            <text:p>1148</text:p>
          </table:table-cell>
          <table:table-cell office:value-type="float" office:value="16" calcext:value-type="float">
            <text:p>16</text:p>
          </table:table-cell>
          <table:table-cell office:value-type="float" office:value="141" calcext:value-type="float">
            <text:p>141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.0546355621069716" calcext:value-type="float">
            <text:p>0.0546355621069716</text:p>
          </table:table-cell>
          <table:table-cell office:value-type="float" office:value="0.0578127849156635" calcext:value-type="float">
            <text:p>0.0578127849156635</text:p>
          </table:table-cell>
          <table:table-cell table:number-columns-repeated="2" office:value-type="float" office:value="0.839019967465535" calcext:value-type="float">
            <text:p>0.839019967465535</text:p>
          </table:table-cell>
          <table:table-cell office:value-type="float" office:value="0.801691280881705" calcext:value-type="float">
            <text:p>0.801691280881705</text:p>
          </table:table-cell>
          <table:table-cell office:value-type="float" office:value="0.127867703264355" calcext:value-type="float">
            <text:p>0.127867703264355</text:p>
          </table:table-cell>
          <table:table-cell office:value-type="float" office:value="0.11711834482193" calcext:value-type="float">
            <text:p>0.11711834482193</text:p>
          </table:table-cell>
          <table:table-cell office:value-type="float" office:value="0.208248256203257" calcext:value-type="float">
            <text:p>0.208248256203257</text:p>
          </table:table-cell>
          <table:table-cell office:value-type="float" office:value="0.0871104117051585" calcext:value-type="float">
            <text:p>0.0871104117051585</text:p>
          </table:table-cell>
          <table:table-cell office:value-type="float" office:value="0.0829292231177011" calcext:value-type="float">
            <text:p>0.0829292231177011</text:p>
          </table:table-cell>
          <table:table-cell office:value-type="float" office:value="0.127871547791702" calcext:value-type="float">
            <text:p>0.127871547791702</text:p>
          </table:table-cell>
          <table:table-cell office:value-type="float" office:value="1148" calcext:value-type="float">
            <text:p>1148</text:p>
          </table:table-cell>
          <table:table-cell office:value-type="float" office:value="16" calcext:value-type="float">
            <text:p>16</text:p>
          </table:table-cell>
          <table:table-cell office:value-type="float" office:value="141" calcext:value-type="float">
            <text:p>141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.048627578958509" calcext:value-type="float">
            <text:p>0.048627578958509</text:p>
          </table:table-cell>
          <table:table-cell office:value-type="float" office:value="0.0523217569145503" calcext:value-type="float">
            <text:p>0.0523217569145503</text:p>
          </table:table-cell>
          <table:table-cell table:number-columns-repeated="2" office:value-type="float" office:value="0.943881533948835" calcext:value-type="float">
            <text:p>0.943881533948835</text:p>
          </table:table-cell>
          <table:table-cell office:value-type="float" office:value="0.923820947118763" calcext:value-type="float">
            <text:p>0.923820947118763</text:p>
          </table:table-cell>
          <table:table-cell office:value-type="float" office:value="0.145688781917174" calcext:value-type="float">
            <text:p>0.145688781917174</text:p>
          </table:table-cell>
          <table:table-cell office:value-type="float" office:value="0.131283856269695" calcext:value-type="float">
            <text:p>0.131283856269695</text:p>
          </table:table-cell>
          <table:table-cell office:value-type="float" office:value="0.253404595357554" calcext:value-type="float">
            <text:p>0.253404595357554</text:p>
          </table:table-cell>
          <table:table-cell office:value-type="float" office:value="0.0888233619862479" calcext:value-type="float">
            <text:p>0.0888233619862479</text:p>
          </table:table-cell>
          <table:table-cell office:value-type="float" office:value="0.0833785994747525" calcext:value-type="float">
            <text:p>0.0833785994747525</text:p>
          </table:table-cell>
          <table:table-cell office:value-type="float" office:value="0.144914550390582" calcext:value-type="float">
            <text:p>0.144914550390582</text:p>
          </table:table-cell>
          <table:table-cell office:value-type="float" office:value="1124" calcext:value-type="float">
            <text:p>1124</text:p>
          </table:table-cell>
          <table:table-cell office:value-type="float" office:value="26" calcext:value-type="float">
            <text:p>26</text:p>
          </table:table-cell>
          <table:table-cell office:value-type="float" office:value="131" calcext:value-type="float">
            <text:p>131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42857142857143" calcext:value-type="float">
            <text:p>0.0142857142857143</text:p>
          </table:table-cell>
          <table:table-cell table:number-columns-repeated="2" office:value-type="float" office:value="0.999673008918762" calcext:value-type="float">
            <text:p>0.999673008918762</text:p>
          </table:table-cell>
          <table:table-cell office:value-type="float" office:value="0.75" calcext:value-type="float">
            <text:p>0.75</text:p>
          </table:table-cell>
          <table:table-cell office:value-type="float" office:value="0.129377360635629" calcext:value-type="float">
            <text:p>0.129377360635629</text:p>
          </table:table-cell>
          <table:table-cell office:value-type="float" office:value="0.116525904037051" calcext:value-type="float">
            <text:p>0.116525904037051</text:p>
          </table:table-cell>
          <table:table-cell office:value-type="float" office:value="0.225476787684872" calcext:value-type="float">
            <text:p>0.225476787684872</text:p>
          </table:table-cell>
          <table:table-cell table:number-columns-repeated="2" office:value-type="float" office:value="0.0574162679425837" calcext:value-type="float">
            <text:p>0.0574162679425837</text:p>
          </table:table-cell>
          <table:table-cell office:value-type="float" office:value="0.146341463414634" calcext:value-type="float">
            <text:p>0.146341463414634</text:p>
          </table:table-cell>
          <table:table-cell office:value-type="float" office:value="1165" calcext:value-type="float">
            <text:p>1165</text:p>
          </table:table-cell>
          <table:table-cell office:value-type="float" office:value="4" calcext:value-type="float">
            <text:p>4</text:p>
          </table:table-cell>
          <table:table-cell office:value-type="float" office:value="153" calcext:value-type="float">
            <text:p>15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42857142857143" calcext:value-type="float">
            <text:p>0.0142857142857143</text:p>
          </table:table-cell>
          <table:table-cell table:number-columns-repeated="3" office:value-type="float" office:value="0.75" calcext:value-type="float">
            <text:p>0.75</text:p>
          </table:table-cell>
          <table:table-cell office:value-type="float" office:value="0.129189777608643" calcext:value-type="float">
            <text:p>0.129189777608643</text:p>
          </table:table-cell>
          <table:table-cell office:value-type="float" office:value="0.11631323537528" calcext:value-type="float">
            <text:p>0.11631323537528</text:p>
          </table:table-cell>
          <table:table-cell office:value-type="float" office:value="0.225476787684872" calcext:value-type="float">
            <text:p>0.225476787684872</text:p>
          </table:table-cell>
          <table:table-cell table:number-columns-repeated="2" office:value-type="float" office:value="0.0574162679425837" calcext:value-type="float">
            <text:p>0.0574162679425837</text:p>
          </table:table-cell>
          <table:table-cell office:value-type="float" office:value="0.146341463414634" calcext:value-type="float">
            <text:p>0.146341463414634</text:p>
          </table:table-cell>
          <table:table-cell office:value-type="float" office:value="1165" calcext:value-type="float">
            <text:p>1165</text:p>
          </table:table-cell>
          <table:table-cell office:value-type="float" office:value="4" calcext:value-type="float">
            <text:p>4</text:p>
          </table:table-cell>
          <table:table-cell office:value-type="float" office:value="153" calcext:value-type="float">
            <text:p>15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56130483689539" calcext:value-type="float">
            <text:p>0.0956130483689539</text:p>
          </table:table-cell>
          <table:table-cell table:number-columns-repeated="3" office:value-type="float" office:value="0.75" calcext:value-type="float">
            <text:p>0.75</text:p>
          </table:table-cell>
          <table:table-cell office:value-type="float" office:value="0.124056748440167" calcext:value-type="float">
            <text:p>0.124056748440167</text:p>
          </table:table-cell>
          <table:table-cell office:value-type="float" office:value="0.116908017869801" calcext:value-type="float">
            <text:p>0.116908017869801</text:p>
          </table:table-cell>
          <table:table-cell office:value-type="float" office:value="0.177512861112841" calcext:value-type="float">
            <text:p>0.177512861112841</text:p>
          </table:table-cell>
          <table:table-cell table:number-columns-repeated="3" office:value-type="float" office:value="0.0956130483689539" calcext:value-type="float">
            <text:p>0.0956130483689539</text:p>
          </table:table-cell>
          <table:table-cell office:value-type="float" office:value="1152" calcext:value-type="float">
            <text:p>1152</text:p>
          </table:table-cell>
          <table:table-cell office:value-type="float" office:value="12" calcext:value-type="float">
            <text:p>12</text:p>
          </table:table-cell>
          <table:table-cell office:value-type="float" office:value="145" calcext:value-type="float">
            <text:p>145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124555894274888" calcext:value-type="float">
            <text:p>0.124555894274888</text:p>
          </table:table-cell>
          <table:table-cell office:value-type="float" office:value="0.116399069949813" calcext:value-type="float">
            <text:p>0.116399069949813</text:p>
          </table:table-cell>
          <table:table-cell office:value-type="float" office:value="0.185550236680228" calcext:value-type="float">
            <text:p>0.185550236680228</text:p>
          </table:table-cell>
          <table:table-cell table:number-columns-repeated="3" office:value-type="float" office:value="0.0824372759856631" calcext:value-type="float">
            <text:p>0.0824372759856631</text:p>
          </table:table-cell>
          <table:table-cell office:value-type="float" office:value="1138" calcext:value-type="float">
            <text:p>1138</text:p>
          </table:table-cell>
          <table:table-cell office:value-type="float" office:value="12" calcext:value-type="float">
            <text:p>12</text:p>
          </table:table-cell>
          <table:table-cell office:value-type="float" office:value="145" calcext:value-type="float">
            <text:p>145</text:p>
          </table:table-cell>
          <table:table-cell office:value-type="float" office:value="36" calcext:value-type="float">
            <text:p>36</text:p>
          </table:table-cell>
          <table:table-cell table:number-columns-repeated="3" office:value-type="float" office:value="0.0149253731343284" calcext:value-type="float">
            <text:p>0.0149253731343284</text:p>
          </table:table-cell>
          <table:table-cell table:number-columns-repeated="3" office:value-type="float" office:value="0.388059701492537" calcext:value-type="float">
            <text:p>0.388059701492537</text:p>
          </table:table-cell>
          <table:table-cell office:value-type="float" office:value="0.127610020385063" calcext:value-type="float">
            <text:p>0.127610020385063</text:p>
          </table:table-cell>
          <table:table-cell office:value-type="float" office:value="0.116303067287074" calcext:value-type="float">
            <text:p>0.116303067287074</text:p>
          </table:table-cell>
          <table:table-cell office:value-type="float" office:value="0.212160102786588" calcext:value-type="float">
            <text:p>0.212160102786588</text:p>
          </table:table-cell>
          <table:table-cell office:value-type="float" office:value="0.0757575757575758" calcext:value-type="float">
            <text:p>0.0757575757575758</text:p>
          </table:table-cell>
          <table:table-cell office:value-type="float" office:value="0.0746268656716418" calcext:value-type="float">
            <text:p>0.0746268656716418</text:p>
          </table:table-cell>
          <table:table-cell office:value-type="float" office:value="0.194029850746269" calcext:value-type="float">
            <text:p>0.194029850746269</text:p>
          </table:table-cell>
          <table:table-cell office:value-type="float" office:value="1174" calcext:value-type="float">
            <text:p>1174</text:p>
          </table:table-cell>
          <table:table-cell office:value-type="float" office:value="0" calcext:value-type="float">
            <text:p>0</text:p>
          </table:table-cell>
          <table:table-cell office:value-type="float" office:value="157" calcext:value-type="float">
            <text:p>15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0.5" calcext:value-type="float">
            <text:p>0.5</text:p>
          </table:table-cell>
          <table:table-cell office:value-type="float" office:value="0.127235161532682" calcext:value-type="float">
            <text:p>0.127235161532682</text:p>
          </table:table-cell>
          <table:table-cell office:value-type="float" office:value="0.116396933560477" calcext:value-type="float">
            <text:p>0.116396933560477</text:p>
          </table:table-cell>
          <table:table-cell office:value-type="float" office:value="0.20828025477707" calcext:value-type="float">
            <text:p>0.20828025477707</text:p>
          </table:table-cell>
          <table:table-cell office:value-type="float" office:value="0.1" calcext:value-type="float">
            <text:p>0.1</text:p>
          </table:table-cell>
          <table:table-cell office:value-type="float" office:value="0.05" calcext:value-type="float">
            <text:p>0.05</text:p>
          </table:table-cell>
          <table:table-cell office:value-type="float" office:value="0.2" calcext:value-type="float">
            <text:p>0.2</text:p>
          </table:table-cell>
          <table:table-cell office:value-type="float" office:value="1160" calcext:value-type="float">
            <text:p>1160</text:p>
          </table:table-cell>
          <table:table-cell office:value-type="float" office:value="4" calcext:value-type="float">
            <text:p>4</text:p>
          </table:table-cell>
          <table:table-cell office:value-type="float" office:value="153" calcext:value-type="float">
            <text:p>15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56130483689539" calcext:value-type="float">
            <text:p>0.0956130483689539</text:p>
          </table:table-cell>
          <table:table-cell table:number-columns-repeated="3" office:value-type="float" office:value="0.75" calcext:value-type="float">
            <text:p>0.75</text:p>
          </table:table-cell>
          <table:table-cell office:value-type="float" office:value="0.124056748440167" calcext:value-type="float">
            <text:p>0.124056748440167</text:p>
          </table:table-cell>
          <table:table-cell office:value-type="float" office:value="0.116908017869801" calcext:value-type="float">
            <text:p>0.116908017869801</text:p>
          </table:table-cell>
          <table:table-cell office:value-type="float" office:value="0.177512861112841" calcext:value-type="float">
            <text:p>0.177512861112841</text:p>
          </table:table-cell>
          <table:table-cell table:number-columns-repeated="3" office:value-type="float" office:value="0.0956130483689539" calcext:value-type="float">
            <text:p>0.0956130483689539</text:p>
          </table:table-cell>
          <table:table-cell office:value-type="float" office:value="1152" calcext:value-type="float">
            <text:p>1152</text:p>
          </table:table-cell>
          <table:table-cell office:value-type="float" office:value="12" calcext:value-type="float">
            <text:p>12</text:p>
          </table:table-cell>
          <table:table-cell office:value-type="float" office:value="145" calcext:value-type="float">
            <text:p>145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124571054040529" calcext:value-type="float">
            <text:p>0.124571054040529</text:p>
          </table:table-cell>
          <table:table-cell office:value-type="float" office:value="0.116406233940718" calcext:value-type="float">
            <text:p>0.116406233940718</text:p>
          </table:table-cell>
          <table:table-cell office:value-type="float" office:value="0.185625186506633" calcext:value-type="float">
            <text:p>0.185625186506633</text:p>
          </table:table-cell>
          <table:table-cell table:number-columns-repeated="3" office:value-type="float" office:value="0.0824372759856631" calcext:value-type="float">
            <text:p>0.0824372759856631</text:p>
          </table:table-cell>
          <table:table-cell office:value-type="float" office:value="1138" calcext:value-type="float">
            <text:p>1138</text:p>
          </table:table-cell>
          <table:table-cell office:value-type="float" office:value="12" calcext:value-type="float">
            <text:p>12</text:p>
          </table:table-cell>
          <table:table-cell office:value-type="float" office:value="145" calcext:value-type="float">
            <text:p>145</text:p>
          </table:table-cell>
          <table:table-cell office:value-type="float" office:value="36" calcext:value-type="float">
            <text:p>36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174" calcext:value-type="float">
            <text:p>1174</text:p>
          </table:table-cell>
          <table:table-cell office:value-type="float" office:value="0" calcext:value-type="float">
            <text:p>0</text:p>
          </table:table-cell>
          <table:table-cell office:value-type="float" office:value="157" calcext:value-type="float">
            <text:p>157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174" calcext:value-type="float">
            <text:p>1174</text:p>
          </table:table-cell>
          <table:table-cell office:value-type="float" office:value="0" calcext:value-type="float">
            <text:p>0</text:p>
          </table:table-cell>
          <table:table-cell office:value-type="float" office:value="157" calcext:value-type="float">
            <text:p>1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.000144414691021666" calcext:value-type="float">
            <text:p>0.000144414691021666</text:p>
          </table:table-cell>
          <table:table-cell office:value-type="float" office:value="0.000182996285730042" calcext:value-type="float">
            <text:p>0.000182996285730042</text:p>
          </table:table-cell>
          <table:table-cell table:number-columns-repeated="2" office:value-type="float" office:value="0.998927891254425" calcext:value-type="float">
            <text:p>0.998927891254425</text:p>
          </table:table-cell>
          <table:table-cell office:value-type="float" office:value="0.997932910919189" calcext:value-type="float">
            <text:p>0.997932910919189</text:p>
          </table:table-cell>
          <table:table-cell office:value-type="float" office:value="0.0571899811268561" calcext:value-type="float">
            <text:p>0.0571899811268561</text:p>
          </table:table-cell>
          <table:table-cell office:value-type="float" office:value="0.0389564356531353" calcext:value-type="float">
            <text:p>0.0389564356531353</text:p>
          </table:table-cell>
          <table:table-cell office:value-type="float" office:value="0.172301759969192" calcext:value-type="float">
            <text:p>0.172301759969192</text:p>
          </table:table-cell>
          <table:table-cell office:value-type="float" office:value="0.00168307707644999" calcext:value-type="float">
            <text:p>0.00168307707644999</text:p>
          </table:table-cell>
          <table:table-cell office:value-type="float" office:value="0.00119733554311097" calcext:value-type="float">
            <text:p>0.00119733554311097</text:p>
          </table:table-cell>
          <table:table-cell office:value-type="float" office:value="0.02607805095613" calcext:value-type="float">
            <text:p>0.02607805095613</text:p>
          </table:table-cell>
          <table:table-cell office:value-type="float" office:value="1112" calcext:value-type="float">
            <text:p>1112</text:p>
          </table:table-cell>
          <table:table-cell office:value-type="float" office:value="30" calcext:value-type="float">
            <text:p>30</text:p>
          </table:table-cell>
          <table:table-cell office:value-type="float" office:value="152" calcext:value-type="float">
            <text:p>152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0.0551126541305069" calcext:value-type="float">
            <text:p>0.0551126541305069</text:p>
          </table:table-cell>
          <table:table-cell office:value-type="float" office:value="0.0578819134818655" calcext:value-type="float">
            <text:p>0.0578819134818655</text:p>
          </table:table-cell>
          <table:table-cell table:number-columns-repeated="2" office:value-type="float" office:value="0.645352149402044" calcext:value-type="float">
            <text:p>0.645352149402044</text:p>
          </table:table-cell>
          <table:table-cell office:value-type="float" office:value="0.611685725567743" calcext:value-type="float">
            <text:p>0.611685725567743</text:p>
          </table:table-cell>
          <table:table-cell office:value-type="float" office:value="0.118180611640913" calcext:value-type="float">
            <text:p>0.118180611640913</text:p>
          </table:table-cell>
          <table:table-cell office:value-type="float" office:value="0.107894508787043" calcext:value-type="float">
            <text:p>0.107894508787043</text:p>
          </table:table-cell>
          <table:table-cell office:value-type="float" office:value="0.183118700537047" calcext:value-type="float">
            <text:p>0.183118700537047</text:p>
          </table:table-cell>
          <table:table-cell office:value-type="float" office:value="0.0909132318782413" calcext:value-type="float">
            <text:p>0.0909132318782413</text:p>
          </table:table-cell>
          <table:table-cell office:value-type="float" office:value="0.0849156551818644" calcext:value-type="float">
            <text:p>0.0849156551818644</text:p>
          </table:table-cell>
          <table:table-cell office:value-type="float" office:value="0.155013488677631" calcext:value-type="float">
            <text:p>0.155013488677631</text:p>
          </table:table-cell>
          <table:table-cell office:value-type="float" office:value="1142" calcext:value-type="float">
            <text:p>1142</text:p>
          </table:table-cell>
          <table:table-cell office:value-type="float" office:value="4" calcext:value-type="float">
            <text:p>4</text:p>
          </table:table-cell>
          <table:table-cell office:value-type="float" office:value="178" calcext:value-type="float">
            <text:p>17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.0550689432487577" calcext:value-type="float">
            <text:p>0.0550689432487577</text:p>
          </table:table-cell>
          <table:table-cell office:value-type="float" office:value="0.0578386230924296" calcext:value-type="float">
            <text:p>0.0578386230924296</text:p>
          </table:table-cell>
          <table:table-cell table:number-columns-repeated="2" office:value-type="float" office:value="0.645850145604305" calcext:value-type="float">
            <text:p>0.645850145604305</text:p>
          </table:table-cell>
          <table:table-cell office:value-type="float" office:value="0.612172559838044" calcext:value-type="float">
            <text:p>0.612172559838044</text:p>
          </table:table-cell>
          <table:table-cell office:value-type="float" office:value="0.118180517956174" calcext:value-type="float">
            <text:p>0.118180517956174</text:p>
          </table:table-cell>
          <table:table-cell office:value-type="float" office:value="0.107884698416578" calcext:value-type="float">
            <text:p>0.107884698416578</text:p>
          </table:table-cell>
          <table:table-cell office:value-type="float" office:value="0.183179950104504" calcext:value-type="float">
            <text:p>0.183179950104504</text:p>
          </table:table-cell>
          <table:table-cell office:value-type="float" office:value="0.0908829041672763" calcext:value-type="float">
            <text:p>0.0908829041672763</text:p>
          </table:table-cell>
          <table:table-cell office:value-type="float" office:value="0.0848820457018103" calcext:value-type="float">
            <text:p>0.0848820457018103</text:p>
          </table:table-cell>
          <table:table-cell office:value-type="float" office:value="0.155035092741189" calcext:value-type="float">
            <text:p>0.155035092741189</text:p>
          </table:table-cell>
          <table:table-cell office:value-type="float" office:value="1142" calcext:value-type="float">
            <text:p>1142</text:p>
          </table:table-cell>
          <table:table-cell office:value-type="float" office:value="4" calcext:value-type="float">
            <text:p>4</text:p>
          </table:table-cell>
          <table:table-cell office:value-type="float" office:value="178" calcext:value-type="float">
            <text:p>17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.0427227398466675" calcext:value-type="float">
            <text:p>0.0427227398466675</text:p>
          </table:table-cell>
          <table:table-cell office:value-type="float" office:value="0.0462610336834274" calcext:value-type="float">
            <text:p>0.0462610336834274</text:p>
          </table:table-cell>
          <table:table-cell table:number-columns-repeated="2" office:value-type="float" office:value="0.917141111082051" calcext:value-type="float">
            <text:p>0.917141111082051</text:p>
          </table:table-cell>
          <table:table-cell office:value-type="float" office:value="0.897791324039815" calcext:value-type="float">
            <text:p>0.897791324039815</text:p>
          </table:table-cell>
          <table:table-cell office:value-type="float" office:value="0.151029349311343" calcext:value-type="float">
            <text:p>0.151029349311343</text:p>
          </table:table-cell>
          <table:table-cell office:value-type="float" office:value="0.131614118876262" calcext:value-type="float">
            <text:p>0.131614118876262</text:p>
          </table:table-cell>
          <table:table-cell office:value-type="float" office:value="0.273601326069078" calcext:value-type="float">
            <text:p>0.273601326069078</text:p>
          </table:table-cell>
          <table:table-cell office:value-type="float" office:value="0.0957536733684169" calcext:value-type="float">
            <text:p>0.0957536733684169</text:p>
          </table:table-cell>
          <table:table-cell office:value-type="float" office:value="0.0858625561905311" calcext:value-type="float">
            <text:p>0.0858625561905311</text:p>
          </table:table-cell>
          <table:table-cell office:value-type="float" office:value="0.218746067327337" calcext:value-type="float">
            <text:p>0.218746067327337</text:p>
          </table:table-cell>
          <table:table-cell office:value-type="float" office:value="1112" calcext:value-type="float">
            <text:p>1112</text:p>
          </table:table-cell>
          <table:table-cell office:value-type="float" office:value="30" calcext:value-type="float">
            <text:p>30</text:p>
          </table:table-cell>
          <table:table-cell office:value-type="float" office:value="152" calcext:value-type="float">
            <text:p>152</text:p>
          </table:table-cell>
          <table:table-cell office:value-type="float" office:value="37" calcext:value-type="float">
            <text:p>3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0.5" calcext:value-type="float">
            <text:p>0.5</text:p>
          </table:table-cell>
          <table:table-cell office:value-type="float" office:value="0.123511961544785" calcext:value-type="float">
            <text:p>0.123511961544785</text:p>
          </table:table-cell>
          <table:table-cell office:value-type="float" office:value="0.108855560610477" calcext:value-type="float">
            <text:p>0.108855560610477</text:p>
          </table:table-cell>
          <table:table-cell office:value-type="float" office:value="0.216040558652035" calcext:value-type="float">
            <text:p>0.216040558652035</text:p>
          </table:table-cell>
          <table:table-cell table:number-columns-repeated="2" office:value-type="float" office:value="0.0880281690140845" calcext:value-type="float">
            <text:p>0.0880281690140845</text:p>
          </table:table-cell>
          <table:table-cell office:value-type="float" office:value="0.293577981651376" calcext:value-type="float">
            <text:p>0.293577981651376</text:p>
          </table:table-cell>
          <table:table-cell office:value-type="float" office:value="1148" calcext:value-type="float">
            <text:p>1148</text:p>
          </table:table-cell>
          <table:table-cell office:value-type="float" office:value="1" calcext:value-type="float">
            <text:p>1</text:p>
          </table:table-cell>
          <table:table-cell office:value-type="float" office:value="181" calcext:value-type="float">
            <text:p>18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0.5" calcext:value-type="float">
            <text:p>0.5</text:p>
          </table:table-cell>
          <table:table-cell office:value-type="float" office:value="0.12351185304389" calcext:value-type="float">
            <text:p>0.12351185304389</text:p>
          </table:table-cell>
          <table:table-cell office:value-type="float" office:value="0.108855434923191" calcext:value-type="float">
            <text:p>0.108855434923191</text:p>
          </table:table-cell>
          <table:table-cell office:value-type="float" office:value="0.216040558652035" calcext:value-type="float">
            <text:p>0.216040558652035</text:p>
          </table:table-cell>
          <table:table-cell table:number-columns-repeated="2" office:value-type="float" office:value="0.0880281690140845" calcext:value-type="float">
            <text:p>0.0880281690140845</text:p>
          </table:table-cell>
          <table:table-cell office:value-type="float" office:value="0.293577981651376" calcext:value-type="float">
            <text:p>0.293577981651376</text:p>
          </table:table-cell>
          <table:table-cell office:value-type="float" office:value="1148" calcext:value-type="float">
            <text:p>1148</text:p>
          </table:table-cell>
          <table:table-cell office:value-type="float" office:value="1" calcext:value-type="float">
            <text:p>1</text:p>
          </table:table-cell>
          <table:table-cell office:value-type="float" office:value="181" calcext:value-type="float">
            <text:p>18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119292090725716" calcext:value-type="float">
            <text:p>0.119292090725716</text:p>
          </table:table-cell>
          <table:table-cell office:value-type="float" office:value="0.112316744566522" calcext:value-type="float">
            <text:p>0.112316744566522</text:p>
          </table:table-cell>
          <table:table-cell office:value-type="float" office:value="0.163328754115357" calcext:value-type="float">
            <text:p>0.163328754115357</text:p>
          </table:table-cell>
          <table:table-cell table:number-columns-repeated="3" office:value-type="float" office:value="0.100111234705228" calcext:value-type="float">
            <text:p>0.100111234705228</text:p>
          </table:table-cell>
          <table:table-cell office:value-type="float" office:value="1142" calcext:value-type="float">
            <text:p>1142</text:p>
          </table:table-cell>
          <table:table-cell office:value-type="float" office:value="14" calcext:value-type="float">
            <text:p>14</text:p>
          </table:table-cell>
          <table:table-cell office:value-type="float" office:value="168" calcext:value-type="float">
            <text:p>168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129933002277235" calcext:value-type="float">
            <text:p>0.129933002277235</text:p>
          </table:table-cell>
          <table:table-cell office:value-type="float" office:value="0.115979646770086" calcext:value-type="float">
            <text:p>0.115979646770086</text:p>
          </table:table-cell>
          <table:table-cell office:value-type="float" office:value="0.218023142264679" calcext:value-type="float">
            <text:p>0.218023142264679</text:p>
          </table:table-cell>
          <table:table-cell table:number-columns-repeated="3" office:value-type="float" office:value="0.0835322195704057" calcext:value-type="float">
            <text:p>0.0835322195704057</text:p>
          </table:table-cell>
          <table:table-cell office:value-type="float" office:value="1130" calcext:value-type="float">
            <text:p>1130</text:p>
          </table:table-cell>
          <table:table-cell office:value-type="float" office:value="18" calcext:value-type="float">
            <text:p>18</text:p>
          </table:table-cell>
          <table:table-cell office:value-type="float" office:value="164" calcext:value-type="float">
            <text:p>164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0.298507462686567" calcext:value-type="float">
            <text:p>0.298507462686567</text:p>
          </table:table-cell>
          <table:table-cell office:value-type="float" office:value="0.122686886583407" calcext:value-type="float">
            <text:p>0.122686886583407</text:p>
          </table:table-cell>
          <table:table-cell office:value-type="float" office:value="0.108841818284163" calcext:value-type="float">
            <text:p>0.108841818284163</text:p>
          </table:table-cell>
          <table:table-cell office:value-type="float" office:value="0.210093389197867" calcext:value-type="float">
            <text:p>0.210093389197867</text:p>
          </table:table-cell>
          <table:table-cell table:number-columns-repeated="2" office:value-type="float" office:value="0.0895522388059701" calcext:value-type="float">
            <text:p>0.0895522388059701</text:p>
          </table:table-cell>
          <table:table-cell office:value-type="float" office:value="0.257575757575758" calcext:value-type="float">
            <text:p>0.257575757575758</text:p>
          </table:table-cell>
          <table:table-cell office:value-type="float" office:value="1149" calcext:value-type="float">
            <text:p>1149</text:p>
          </table:table-cell>
          <table:table-cell office:value-type="float" office:value="0" calcext:value-type="float">
            <text:p>0</text:p>
          </table:table-cell>
          <table:table-cell office:value-type="float" office:value="182" calcext:value-type="float">
            <text:p>18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0.35" calcext:value-type="float">
            <text:p>0.35</text:p>
          </table:table-cell>
          <table:table-cell office:value-type="float" office:value="0.123102930127724" calcext:value-type="float">
            <text:p>0.123102930127724</text:p>
          </table:table-cell>
          <table:table-cell office:value-type="float" office:value="0.107789382071366" calcext:value-type="float">
            <text:p>0.107789382071366</text:p>
          </table:table-cell>
          <table:table-cell office:value-type="float" office:value="0.21978021978022" calcext:value-type="float">
            <text:p>0.21978021978022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.25" calcext:value-type="float">
            <text:p>0.25</text:p>
          </table:table-cell>
          <table:table-cell office:value-type="float" office:value="1149" calcext:value-type="float">
            <text:p>1149</text:p>
          </table:table-cell>
          <table:table-cell office:value-type="float" office:value="0" calcext:value-type="float">
            <text:p>0</text:p>
          </table:table-cell>
          <table:table-cell office:value-type="float" office:value="182" calcext:value-type="float">
            <text:p>18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119313114309433" calcext:value-type="float">
            <text:p>0.119313114309433</text:p>
          </table:table-cell>
          <table:table-cell office:value-type="float" office:value="0.112326310211108" calcext:value-type="float">
            <text:p>0.112326310211108</text:p>
          </table:table-cell>
          <table:table-cell office:value-type="float" office:value="0.163422113809296" calcext:value-type="float">
            <text:p>0.163422113809296</text:p>
          </table:table-cell>
          <table:table-cell table:number-columns-repeated="3" office:value-type="float" office:value="0.100111234705228" calcext:value-type="float">
            <text:p>0.100111234705228</text:p>
          </table:table-cell>
          <table:table-cell office:value-type="float" office:value="1142" calcext:value-type="float">
            <text:p>1142</text:p>
          </table:table-cell>
          <table:table-cell office:value-type="float" office:value="14" calcext:value-type="float">
            <text:p>14</text:p>
          </table:table-cell>
          <table:table-cell office:value-type="float" office:value="168" calcext:value-type="float">
            <text:p>168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129927670309926" calcext:value-type="float">
            <text:p>0.129927670309926</text:p>
          </table:table-cell>
          <table:table-cell office:value-type="float" office:value="0.115980199746082" calcext:value-type="float">
            <text:p>0.115980199746082</text:p>
          </table:table-cell>
          <table:table-cell office:value-type="float" office:value="0.217980657550899" calcext:value-type="float">
            <text:p>0.217980657550899</text:p>
          </table:table-cell>
          <table:table-cell table:number-columns-repeated="3" office:value-type="float" office:value="0.0835322195704057" calcext:value-type="float">
            <text:p>0.0835322195704057</text:p>
          </table:table-cell>
          <table:table-cell office:value-type="float" office:value="1130" calcext:value-type="float">
            <text:p>1130</text:p>
          </table:table-cell>
          <table:table-cell office:value-type="float" office:value="18" calcext:value-type="float">
            <text:p>18</text:p>
          </table:table-cell>
          <table:table-cell office:value-type="float" office:value="164" calcext:value-type="float">
            <text:p>164</text:p>
          </table:table-cell>
          <table:table-cell office:value-type="float" office:value="19" calcext:value-type="float">
            <text:p>19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149" calcext:value-type="float">
            <text:p>1149</text:p>
          </table:table-cell>
          <table:table-cell office:value-type="float" office:value="0" calcext:value-type="float">
            <text:p>0</text:p>
          </table:table-cell>
          <table:table-cell office:value-type="float" office:value="182" calcext:value-type="float">
            <text:p>182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149" calcext:value-type="float">
            <text:p>1149</text:p>
          </table:table-cell>
          <table:table-cell office:value-type="float" office:value="0" calcext:value-type="float">
            <text:p>0</text:p>
          </table:table-cell>
          <table:table-cell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.000133931403979659" calcext:value-type="float">
            <text:p>0.000133931403979659</text:p>
          </table:table-cell>
          <table:table-cell office:value-type="float" office:value="0.000212805549381301" calcext:value-type="float">
            <text:p>0.000212805549381301</text:p>
          </table:table-cell>
          <table:table-cell table:number-columns-repeated="2" office:value-type="float" office:value="0.998185694217682" calcext:value-type="float">
            <text:p>0.998185694217682</text:p>
          </table:table-cell>
          <table:table-cell office:value-type="float" office:value="0.998140811920166" calcext:value-type="float">
            <text:p>0.998140811920166</text:p>
          </table:table-cell>
          <table:table-cell office:value-type="float" office:value="0.0385105233662066" calcext:value-type="float">
            <text:p>0.0385105233662066</text:p>
          </table:table-cell>
          <table:table-cell office:value-type="float" office:value="0.0262377703392395" calcext:value-type="float">
            <text:p>0.0262377703392395</text:p>
          </table:table-cell>
          <table:table-cell office:value-type="float" office:value="0.125841637893467" calcext:value-type="float">
            <text:p>0.125841637893467</text:p>
          </table:table-cell>
          <table:table-cell office:value-type="float" office:value="0.0011990275233984" calcext:value-type="float">
            <text:p>0.0011990275233984</text:p>
          </table:table-cell>
          <table:table-cell office:value-type="float" office:value="0.000990537577308714" calcext:value-type="float">
            <text:p>0.000990537577308714</text:p>
          </table:table-cell>
          <table:table-cell office:value-type="float" office:value="0.0164605285972357" calcext:value-type="float">
            <text:p>0.0164605285972357</text:p>
          </table:table-cell>
          <table:table-cell office:value-type="float" office:value="1142" calcext:value-type="float">
            <text:p>1142</text:p>
          </table:table-cell>
          <table:table-cell office:value-type="float" office:value="18" calcext:value-type="float">
            <text:p>1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.0449710725582515" calcext:value-type="float">
            <text:p>0.0449710725582515</text:p>
          </table:table-cell>
          <table:table-cell office:value-type="float" office:value="0.051229864013456" calcext:value-type="float">
            <text:p>0.051229864013456</text:p>
          </table:table-cell>
          <table:table-cell table:number-columns-repeated="2" office:value-type="float" office:value="0.809228420586046" calcext:value-type="float">
            <text:p>0.809228420586046</text:p>
          </table:table-cell>
          <table:table-cell office:value-type="float" office:value="0.808108897399018" calcext:value-type="float">
            <text:p>0.808108897399018</text:p>
          </table:table-cell>
          <table:table-cell office:value-type="float" office:value="0.116121563494723" calcext:value-type="float">
            <text:p>0.116121563494723</text:p>
          </table:table-cell>
          <table:table-cell office:value-type="float" office:value="0.10408043943943" calcext:value-type="float">
            <text:p>0.10408043943943</text:p>
          </table:table-cell>
          <table:table-cell office:value-type="float" office:value="0.201804440156471" calcext:value-type="float">
            <text:p>0.201804440156471</text:p>
          </table:table-cell>
          <table:table-cell office:value-type="float" office:value="0.0825965972559251" calcext:value-type="float">
            <text:p>0.0825965972559251</text:p>
          </table:table-cell>
          <table:table-cell office:value-type="float" office:value="0.0784138247562089" calcext:value-type="float">
            <text:p>0.0784138247562089</text:p>
          </table:table-cell>
          <table:table-cell office:value-type="float" office:value="0.16396179271866" calcext:value-type="float">
            <text:p>0.16396179271866</text:p>
          </table:table-cell>
          <table:table-cell office:value-type="float" office:value="1152" calcext:value-type="float">
            <text:p>1152</text:p>
          </table:table-cell>
          <table:table-cell office:value-type="float" office:value="11" calcext:value-type="float">
            <text:p>11</text:p>
          </table:table-cell>
          <table:table-cell office:value-type="float" office:value="153" calcext:value-type="float">
            <text:p>15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.04490428411438" calcext:value-type="float">
            <text:p>0.04490428411438</text:p>
          </table:table-cell>
          <table:table-cell office:value-type="float" office:value="0.0511632719948388" calcext:value-type="float">
            <text:p>0.0511632719948388</text:p>
          </table:table-cell>
          <table:table-cell table:number-columns-repeated="2" office:value-type="float" office:value="0.809927701237543" calcext:value-type="float">
            <text:p>0.809927701237543</text:p>
          </table:table-cell>
          <table:table-cell office:value-type="float" office:value="0.808809797636081" calcext:value-type="float">
            <text:p>0.808809797636081</text:p>
          </table:table-cell>
          <table:table-cell office:value-type="float" office:value="0.116124778693671" calcext:value-type="float">
            <text:p>0.116124778693671</text:p>
          </table:table-cell>
          <table:table-cell office:value-type="float" office:value="0.104066692903842" calcext:value-type="float">
            <text:p>0.104066692903842</text:p>
          </table:table-cell>
          <table:table-cell office:value-type="float" office:value="0.201928352576173" calcext:value-type="float">
            <text:p>0.201928352576173</text:p>
          </table:table-cell>
          <table:table-cell office:value-type="float" office:value="0.0825451726408781" calcext:value-type="float">
            <text:p>0.0825451726408781</text:p>
          </table:table-cell>
          <table:table-cell office:value-type="float" office:value="0.0783592567962676" calcext:value-type="float">
            <text:p>0.0783592567962676</text:p>
          </table:table-cell>
          <table:table-cell office:value-type="float" office:value="0.164013210046509" calcext:value-type="float">
            <text:p>0.164013210046509</text:p>
          </table:table-cell>
          <table:table-cell office:value-type="float" office:value="1152" calcext:value-type="float">
            <text:p>1152</text:p>
          </table:table-cell>
          <table:table-cell office:value-type="float" office:value="11" calcext:value-type="float">
            <text:p>11</text:p>
          </table:table-cell>
          <table:table-cell office:value-type="float" office:value="153" calcext:value-type="float">
            <text:p>15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.0388539759745529" calcext:value-type="float">
            <text:p>0.0388539759745529</text:p>
          </table:table-cell>
          <table:table-cell office:value-type="float" office:value="0.045577057503073" calcext:value-type="float">
            <text:p>0.045577057503073</text:p>
          </table:table-cell>
          <table:table-cell table:number-columns-repeated="2" office:value-type="float" office:value="0.906373788960604" calcext:value-type="float">
            <text:p>0.906373788960604</text:p>
          </table:table-cell>
          <table:table-cell office:value-type="float" office:value="0.905623701007746" calcext:value-type="float">
            <text:p>0.905623701007746</text:p>
          </table:table-cell>
          <table:table-cell office:value-type="float" office:value="0.125693536369983" calcext:value-type="float">
            <text:p>0.125693536369983</text:p>
          </table:table-cell>
          <table:table-cell office:value-type="float" office:value="0.110293011031247" calcext:value-type="float">
            <text:p>0.110293011031247</text:p>
          </table:table-cell>
          <table:table-cell office:value-type="float" office:value="0.235281420945018" calcext:value-type="float">
            <text:p>0.235281420945018</text:p>
          </table:table-cell>
          <table:table-cell office:value-type="float" office:value="0.0817074437628661" calcext:value-type="float">
            <text:p>0.0817074437628661</text:p>
          </table:table-cell>
          <table:table-cell office:value-type="float" office:value="0.0766919719858573" calcext:value-type="float">
            <text:p>0.0766919719858573</text:p>
          </table:table-cell>
          <table:table-cell office:value-type="float" office:value="0.186684903733754" calcext:value-type="float">
            <text:p>0.186684903733754</text:p>
          </table:table-cell>
          <table:table-cell office:value-type="float" office:value="1142" calcext:value-type="float">
            <text:p>1142</text:p>
          </table:table-cell>
          <table:table-cell office:value-type="float" office:value="18" calcext:value-type="float">
            <text:p>1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14942528735632" calcext:value-type="float">
            <text:p>0.0114942528735632</text:p>
          </table:table-cell>
          <table:table-cell table:number-columns-repeated="2" office:value-type="float" office:value="0.998185694217682" calcext:value-type="float">
            <text:p>0.998185694217682</text:p>
          </table:table-cell>
          <table:table-cell office:value-type="float" office:value="0.998140811920166" calcext:value-type="float">
            <text:p>0.998140811920166</text:p>
          </table:table-cell>
          <table:table-cell office:value-type="float" office:value="0.118158763663401" calcext:value-type="float">
            <text:p>0.118158763663401</text:p>
          </table:table-cell>
          <table:table-cell office:value-type="float" office:value="0.101247741462648" calcext:value-type="float">
            <text:p>0.101247741462648</text:p>
          </table:table-cell>
          <table:table-cell office:value-type="float" office:value="0.238495122860223" calcext:value-type="float">
            <text:p>0.238495122860223</text:p>
          </table:table-cell>
          <table:table-cell table:number-columns-repeated="2" office:value-type="float" office:value="0.0843373493975904" calcext:value-type="float">
            <text:p>0.0843373493975904</text:p>
          </table:table-cell>
          <table:table-cell office:value-type="float" office:value="0.340425531914894" calcext:value-type="float">
            <text:p>0.340425531914894</text:p>
          </table:table-cell>
          <table:table-cell office:value-type="float" office:value="1166" calcext:value-type="float">
            <text:p>1166</text:p>
          </table:table-cell>
          <table:table-cell office:value-type="float" office:value="1" calcext:value-type="float">
            <text:p>1</text:p>
          </table:table-cell>
          <table:table-cell office:value-type="float" office:value="163" calcext:value-type="float">
            <text:p>16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14942528735632" calcext:value-type="float">
            <text:p>0.0114942528735632</text:p>
          </table:table-cell>
          <table:table-cell table:number-columns-repeated="3" office:value-type="float" office:value="0.347517730496454" calcext:value-type="float">
            <text:p>0.347517730496454</text:p>
          </table:table-cell>
          <table:table-cell office:value-type="float" office:value="0.117181084440903" calcext:value-type="float">
            <text:p>0.117181084440903</text:p>
          </table:table-cell>
          <table:table-cell office:value-type="float" office:value="0.100690185366915" calcext:value-type="float">
            <text:p>0.100690185366915</text:p>
          </table:table-cell>
          <table:table-cell office:value-type="float" office:value="0.234527908949103" calcext:value-type="float">
            <text:p>0.234527908949103</text:p>
          </table:table-cell>
          <table:table-cell table:number-columns-repeated="2" office:value-type="float" office:value="0.0843373493975904" calcext:value-type="float">
            <text:p>0.0843373493975904</text:p>
          </table:table-cell>
          <table:table-cell office:value-type="float" office:value="0.340425531914894" calcext:value-type="float">
            <text:p>0.340425531914894</text:p>
          </table:table-cell>
          <table:table-cell office:value-type="float" office:value="1167" calcext:value-type="float">
            <text:p>1167</text:p>
          </table:table-cell>
          <table:table-cell office:value-type="float" office:value="0" calcext:value-type="float">
            <text:p>0</text:p>
          </table:table-cell>
          <table:table-cell office:value-type="float" office:value="164" calcext:value-type="float">
            <text:p>16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114695356400072" calcext:value-type="float">
            <text:p>0.114695356400072</text:p>
          </table:table-cell>
          <table:table-cell office:value-type="float" office:value="0.110210173600972" calcext:value-type="float">
            <text:p>0.110210173600972</text:p>
          </table:table-cell>
          <table:table-cell office:value-type="float" office:value="0.146611260830253" calcext:value-type="float">
            <text:p>0.146611260830253</text:p>
          </table:table-cell>
          <table:table-cell table:number-columns-repeated="3" office:value-type="float" office:value="0.10010764262648" calcext:value-type="float">
            <text:p>0.10010764262648</text:p>
          </table:table-cell>
          <table:table-cell office:value-type="float" office:value="1157" calcext:value-type="float">
            <text:p>1157</text:p>
          </table:table-cell>
          <table:table-cell office:value-type="float" office:value="7" calcext:value-type="float">
            <text:p>7</text:p>
          </table:table-cell>
          <table:table-cell office:value-type="float" office:value="157" calcext:value-type="float">
            <text:p>157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122608693351683" calcext:value-type="float">
            <text:p>0.122608693351683</text:p>
          </table:table-cell>
          <table:table-cell office:value-type="float" office:value="0.107323982335415" calcext:value-type="float">
            <text:p>0.107323982335415</text:p>
          </table:table-cell>
          <table:table-cell office:value-type="float" office:value="0.231372460156466" calcext:value-type="float">
            <text:p>0.231372460156466</text:p>
          </table:table-cell>
          <table:table-cell table:number-columns-repeated="3" office:value-type="float" office:value="0.0852272727272727" calcext:value-type="float">
            <text:p>0.0852272727272727</text:p>
          </table:table-cell>
          <table:table-cell office:value-type="float" office:value="1144" calcext:value-type="float">
            <text:p>1144</text:p>
          </table:table-cell>
          <table:table-cell office:value-type="float" office:value="29" calcext:value-type="float">
            <text:p>29</text:p>
          </table:table-cell>
          <table:table-cell office:value-type="float" office:value="135" calcext:value-type="float">
            <text:p>135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0.373134328358209" calcext:value-type="float">
            <text:p>0.373134328358209</text:p>
          </table:table-cell>
          <table:table-cell office:value-type="float" office:value="0.116317701160205" calcext:value-type="float">
            <text:p>0.116317701160205</text:p>
          </table:table-cell>
          <table:table-cell office:value-type="float" office:value="0.100768456541008" calcext:value-type="float">
            <text:p>0.100768456541008</text:p>
          </table:table-cell>
          <table:table-cell office:value-type="float" office:value="0.226963850371204" calcext:value-type="float">
            <text:p>0.226963850371204</text:p>
          </table:table-cell>
          <table:table-cell table:number-columns-repeated="2" office:value-type="float" office:value="0.0895522388059701" calcext:value-type="float">
            <text:p>0.0895522388059701</text:p>
          </table:table-cell>
          <table:table-cell office:value-type="float" office:value="0.227272727272727" calcext:value-type="float">
            <text:p>0.227272727272727</text:p>
          </table:table-cell>
          <table:table-cell office:value-type="float" office:value="1167" calcext:value-type="float">
            <text:p>1167</text:p>
          </table:table-cell>
          <table:table-cell office:value-type="float" office:value="0" calcext:value-type="float">
            <text:p>0</text:p>
          </table:table-cell>
          <table:table-cell office:value-type="float" office:value="164" calcext:value-type="float">
            <text:p>16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0.5" calcext:value-type="float">
            <text:p>0.5</text:p>
          </table:table-cell>
          <table:table-cell office:value-type="float" office:value="0.118332081141999" calcext:value-type="float">
            <text:p>0.118332081141999</text:p>
          </table:table-cell>
          <table:table-cell office:value-type="float" office:value="0.104284490145673" calcext:value-type="float">
            <text:p>0.104284490145673</text:p>
          </table:table-cell>
          <table:table-cell office:value-type="float" office:value="0.218292682926829" calcext:value-type="float">
            <text:p>0.218292682926829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.25" calcext:value-type="float">
            <text:p>0.25</text:p>
          </table:table-cell>
          <table:table-cell office:value-type="float" office:value="1148" calcext:value-type="float">
            <text:p>1148</text:p>
          </table:table-cell>
          <table:table-cell office:value-type="float" office:value="7" calcext:value-type="float">
            <text:p>7</text:p>
          </table:table-cell>
          <table:table-cell office:value-type="float" office:value="157" calcext:value-type="float">
            <text:p>157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114727588526031" calcext:value-type="float">
            <text:p>0.114727588526031</text:p>
          </table:table-cell>
          <table:table-cell office:value-type="float" office:value="0.110213689522508" calcext:value-type="float">
            <text:p>0.110213689522508</text:p>
          </table:table-cell>
          <table:table-cell office:value-type="float" office:value="0.146847833264515" calcext:value-type="float">
            <text:p>0.146847833264515</text:p>
          </table:table-cell>
          <table:table-cell table:number-columns-repeated="3" office:value-type="float" office:value="0.10010764262648" calcext:value-type="float">
            <text:p>0.10010764262648</text:p>
          </table:table-cell>
          <table:table-cell office:value-type="float" office:value="1157" calcext:value-type="float">
            <text:p>1157</text:p>
          </table:table-cell>
          <table:table-cell office:value-type="float" office:value="7" calcext:value-type="float">
            <text:p>7</text:p>
          </table:table-cell>
          <table:table-cell office:value-type="float" office:value="157" calcext:value-type="float">
            <text:p>157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122617237091317" calcext:value-type="float">
            <text:p>0.122617237091317</text:p>
          </table:table-cell>
          <table:table-cell office:value-type="float" office:value="0.107326938747247" calcext:value-type="float">
            <text:p>0.107326938747247</text:p>
          </table:table-cell>
          <table:table-cell office:value-type="float" office:value="0.23142076250308" calcext:value-type="float">
            <text:p>0.23142076250308</text:p>
          </table:table-cell>
          <table:table-cell table:number-columns-repeated="3" office:value-type="float" office:value="0.0852272727272727" calcext:value-type="float">
            <text:p>0.0852272727272727</text:p>
          </table:table-cell>
          <table:table-cell office:value-type="float" office:value="1144" calcext:value-type="float">
            <text:p>1144</text:p>
          </table:table-cell>
          <table:table-cell office:value-type="float" office:value="29" calcext:value-type="float">
            <text:p>29</text:p>
          </table:table-cell>
          <table:table-cell office:value-type="float" office:value="135" calcext:value-type="float">
            <text:p>135</text:p>
          </table:table-cell>
          <table:table-cell office:value-type="float" office:value="23" calcext:value-type="float">
            <text:p>23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167" calcext:value-type="float">
            <text:p>1167</text:p>
          </table:table-cell>
          <table:table-cell office:value-type="float" office:value="0" calcext:value-type="float">
            <text:p>0</text:p>
          </table:table-cell>
          <table:table-cell office:value-type="float" office:value="164" calcext:value-type="float">
            <text:p>164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167" calcext:value-type="float">
            <text:p>1167</text:p>
          </table:table-cell>
          <table:table-cell office:value-type="float" office:value="0" calcext:value-type="float">
            <text:p>0</text:p>
          </table:table-cell>
          <table:table-cell office:value-type="float" office:value="164" calcext:value-type="float">
            <text:p>1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.000422511657234281" calcext:value-type="float">
            <text:p>0.000422511657234281</text:p>
          </table:table-cell>
          <table:table-cell office:value-type="float" office:value="0.000540914363227785" calcext:value-type="float">
            <text:p>0.000540914363227785</text:p>
          </table:table-cell>
          <table:table-cell table:number-columns-repeated="2" office:value-type="float" office:value="0.996611297130585" calcext:value-type="float">
            <text:p>0.996611297130585</text:p>
          </table:table-cell>
          <table:table-cell office:value-type="float" office:value="0.995408594608307" calcext:value-type="float">
            <text:p>0.995408594608307</text:p>
          </table:table-cell>
          <table:table-cell office:value-type="float" office:value="0.0895756327234753" calcext:value-type="float">
            <text:p>0.0895756327234753</text:p>
          </table:table-cell>
          <table:table-cell office:value-type="float" office:value="0.0681766059254573" calcext:value-type="float">
            <text:p>0.0681766059254573</text:p>
          </table:table-cell>
          <table:table-cell office:value-type="float" office:value="0.242913444380439" calcext:value-type="float">
            <text:p>0.242913444380439</text:p>
          </table:table-cell>
          <table:table-cell office:value-type="float" office:value="0.00360089167952538" calcext:value-type="float">
            <text:p>0.00360089167952538</text:p>
          </table:table-cell>
          <table:table-cell office:value-type="float" office:value="0.00277410610578954" calcext:value-type="float">
            <text:p>0.00277410610578954</text:p>
          </table:table-cell>
          <table:table-cell office:value-type="float" office:value="0.0452828295528889" calcext:value-type="float">
            <text:p>0.0452828295528889</text:p>
          </table:table-cell>
          <table:table-cell office:value-type="float" office:value="1102" calcext:value-type="float">
            <text:p>1102</text:p>
          </table:table-cell>
          <table:table-cell office:value-type="float" office:value="39" calcext:value-type="float">
            <text:p>39</text:p>
          </table:table-cell>
          <table:table-cell office:value-type="float" office:value="124" calcext:value-type="float">
            <text:p>124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0.0598864640531829" calcext:value-type="float">
            <text:p>0.0598864640531829</text:p>
          </table:table-cell>
          <table:table-cell office:value-type="float" office:value="0.063618018591066" calcext:value-type="float">
            <text:p>0.063618018591066</text:p>
          </table:table-cell>
          <table:table-cell table:number-columns-repeated="2" office:value-type="float" office:value="0.679820341260686" calcext:value-type="float">
            <text:p>0.679820341260686</text:p>
          </table:table-cell>
          <table:table-cell office:value-type="float" office:value="0.662277780031777" calcext:value-type="float">
            <text:p>0.662277780031777</text:p>
          </table:table-cell>
          <table:table-cell office:value-type="float" office:value="0.142950038600794" calcext:value-type="float">
            <text:p>0.142950038600794</text:p>
          </table:table-cell>
          <table:table-cell office:value-type="float" office:value="0.131068710244465" calcext:value-type="float">
            <text:p>0.131068710244465</text:p>
          </table:table-cell>
          <table:table-cell office:value-type="float" office:value="0.228087409890318" calcext:value-type="float">
            <text:p>0.228087409890318</text:p>
          </table:table-cell>
          <table:table-cell office:value-type="float" office:value="0.100271130463434" calcext:value-type="float">
            <text:p>0.100271130463434</text:p>
          </table:table-cell>
          <table:table-cell office:value-type="float" office:value="0.0942831964452783" calcext:value-type="float">
            <text:p>0.0942831964452783</text:p>
          </table:table-cell>
          <table:table-cell office:value-type="float" office:value="0.178994863092067" calcext:value-type="float">
            <text:p>0.178994863092067</text:p>
          </table:table-cell>
          <table:table-cell office:value-type="float" office:value="1142" calcext:value-type="float">
            <text:p>1142</text:p>
          </table:table-cell>
          <table:table-cell office:value-type="float" office:value="10" calcext:value-type="float">
            <text:p>10</text:p>
          </table:table-cell>
          <table:table-cell office:value-type="float" office:value="153" calcext:value-type="float">
            <text:p>153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.0598268896782667" calcext:value-type="float">
            <text:p>0.0598268896782667</text:p>
          </table:table-cell>
          <table:table-cell office:value-type="float" office:value="0.0635587582129411" calcext:value-type="float">
            <text:p>0.0635587582129411</text:p>
          </table:table-cell>
          <table:table-cell table:number-columns-repeated="2" office:value-type="float" office:value="0.680341150236503" calcext:value-type="float">
            <text:p>0.680341150236503</text:p>
          </table:table-cell>
          <table:table-cell office:value-type="float" office:value="0.66279548042276" calcext:value-type="float">
            <text:p>0.66279548042276</text:p>
          </table:table-cell>
          <table:table-cell office:value-type="float" office:value="0.142954392719727" calcext:value-type="float">
            <text:p>0.142954392719727</text:p>
          </table:table-cell>
          <table:table-cell office:value-type="float" office:value="0.131060946110262" calcext:value-type="float">
            <text:p>0.131060946110262</text:p>
          </table:table-cell>
          <table:table-cell office:value-type="float" office:value="0.228178599099209" calcext:value-type="float">
            <text:p>0.228178599099209</text:p>
          </table:table-cell>
          <table:table-cell office:value-type="float" office:value="0.100225314439803" calcext:value-type="float">
            <text:p>0.100225314439803</text:p>
          </table:table-cell>
          <table:table-cell office:value-type="float" office:value="0.0942340976955158" calcext:value-type="float">
            <text:p>0.0942340976955158</text:p>
          </table:table-cell>
          <table:table-cell office:value-type="float" office:value="0.179017310700668" calcext:value-type="float">
            <text:p>0.179017310700668</text:p>
          </table:table-cell>
          <table:table-cell office:value-type="float" office:value="1142" calcext:value-type="float">
            <text:p>1142</text:p>
          </table:table-cell>
          <table:table-cell office:value-type="float" office:value="10" calcext:value-type="float">
            <text:p>10</text:p>
          </table:table-cell>
          <table:table-cell office:value-type="float" office:value="153" calcext:value-type="float">
            <text:p>153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.0485702694162492" calcext:value-type="float">
            <text:p>0.0485702694162492</text:p>
          </table:table-cell>
          <table:table-cell office:value-type="float" office:value="0.0531356541080008" calcext:value-type="float">
            <text:p>0.0531356541080008</text:p>
          </table:table-cell>
          <table:table-cell table:number-columns-repeated="2" office:value-type="float" office:value="0.89812439084168" calcext:value-type="float">
            <text:p>0.89812439084168</text:p>
          </table:table-cell>
          <table:table-cell office:value-type="float" office:value="0.886932317183873" calcext:value-type="float">
            <text:p>0.886932317183873</text:p>
          </table:table-cell>
          <table:table-cell office:value-type="float" office:value="0.176734739951542" calcext:value-type="float">
            <text:p>0.176734739951542</text:p>
          </table:table-cell>
          <table:table-cell office:value-type="float" office:value="0.157140073636035" calcext:value-type="float">
            <text:p>0.157140073636035</text:p>
          </table:table-cell>
          <table:table-cell office:value-type="float" office:value="0.317143146433211" calcext:value-type="float">
            <text:p>0.317143146433211</text:p>
          </table:table-cell>
          <table:table-cell office:value-type="float" office:value="0.104030956721692" calcext:value-type="float">
            <text:p>0.104030956721692</text:p>
          </table:table-cell>
          <table:table-cell office:value-type="float" office:value="0.0950545209519817" calcext:value-type="float">
            <text:p>0.0950545209519817</text:p>
          </table:table-cell>
          <table:table-cell office:value-type="float" office:value="0.237331557877032" calcext:value-type="float">
            <text:p>0.237331557877032</text:p>
          </table:table-cell>
          <table:table-cell office:value-type="float" office:value="1102" calcext:value-type="float">
            <text:p>1102</text:p>
          </table:table-cell>
          <table:table-cell office:value-type="float" office:value="39" calcext:value-type="float">
            <text:p>39</text:p>
          </table:table-cell>
          <table:table-cell office:value-type="float" office:value="124" calcext:value-type="float">
            <text:p>124</text:p>
          </table:table-cell>
          <table:table-cell office:value-type="float" office:value="66" calcext:value-type="float">
            <text:p>6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0.5" calcext:value-type="float">
            <text:p>0.5</text:p>
          </table:table-cell>
          <table:table-cell office:value-type="float" office:value="0.137883022116562" calcext:value-type="float">
            <text:p>0.137883022116562</text:p>
          </table:table-cell>
          <table:table-cell office:value-type="float" office:value="0.124954176892864" calcext:value-type="float">
            <text:p>0.124954176892864</text:p>
          </table:table-cell>
          <table:table-cell office:value-type="float" office:value="0.230526526541585" calcext:value-type="float">
            <text:p>0.230526526541585</text:p>
          </table:table-cell>
          <table:table-cell office:value-type="float" office:value="0.163265306122449" calcext:value-type="float">
            <text:p>0.163265306122449</text:p>
          </table:table-cell>
          <table:table-cell office:value-type="float" office:value="0.0416666666666667" calcext:value-type="float">
            <text:p>0.0416666666666667</text:p>
          </table:table-cell>
          <table:table-cell office:value-type="float" office:value="0.215189873417721" calcext:value-type="float">
            <text:p>0.215189873417721</text:p>
          </table:table-cell>
          <table:table-cell office:value-type="float" office:value="1155" calcext:value-type="float">
            <text:p>1155</text:p>
          </table:table-cell>
          <table:table-cell office:value-type="float" office:value="5" calcext:value-type="float">
            <text:p>5</text:p>
          </table:table-cell>
          <table:table-cell office:value-type="float" office:value="158" calcext:value-type="float">
            <text:p>158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0.5" calcext:value-type="float">
            <text:p>0.5</text:p>
          </table:table-cell>
          <table:table-cell office:value-type="float" office:value="0.137883022116562" calcext:value-type="float">
            <text:p>0.137883022116562</text:p>
          </table:table-cell>
          <table:table-cell office:value-type="float" office:value="0.124954176892864" calcext:value-type="float">
            <text:p>0.124954176892864</text:p>
          </table:table-cell>
          <table:table-cell office:value-type="float" office:value="0.230526526541585" calcext:value-type="float">
            <text:p>0.230526526541585</text:p>
          </table:table-cell>
          <table:table-cell office:value-type="float" office:value="0.163265306122449" calcext:value-type="float">
            <text:p>0.163265306122449</text:p>
          </table:table-cell>
          <table:table-cell office:value-type="float" office:value="0.0416666666666667" calcext:value-type="float">
            <text:p>0.0416666666666667</text:p>
          </table:table-cell>
          <table:table-cell office:value-type="float" office:value="0.215189873417721" calcext:value-type="float">
            <text:p>0.215189873417721</text:p>
          </table:table-cell>
          <table:table-cell office:value-type="float" office:value="1155" calcext:value-type="float">
            <text:p>1155</text:p>
          </table:table-cell>
          <table:table-cell office:value-type="float" office:value="5" calcext:value-type="float">
            <text:p>5</text:p>
          </table:table-cell>
          <table:table-cell office:value-type="float" office:value="158" calcext:value-type="float">
            <text:p>158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0.5" calcext:value-type="float">
            <text:p>0.5</text:p>
          </table:table-cell>
          <table:table-cell office:value-type="float" office:value="0.139393369837007" calcext:value-type="float">
            <text:p>0.139393369837007</text:p>
          </table:table-cell>
          <table:table-cell office:value-type="float" office:value="0.131787847301734" calcext:value-type="float">
            <text:p>0.131787847301734</text:p>
          </table:table-cell>
          <table:table-cell office:value-type="float" office:value="0.193891838065222" calcext:value-type="float">
            <text:p>0.193891838065222</text:p>
          </table:table-cell>
          <table:table-cell table:number-columns-repeated="3" office:value-type="float" office:value="0.106459330143541" calcext:value-type="float">
            <text:p>0.106459330143541</text:p>
          </table:table-cell>
          <table:table-cell office:value-type="float" office:value="1157" calcext:value-type="float">
            <text:p>1157</text:p>
          </table:table-cell>
          <table:table-cell office:value-type="float" office:value="6" calcext:value-type="float">
            <text:p>6</text:p>
          </table:table-cell>
          <table:table-cell office:value-type="float" office:value="157" calcext:value-type="float">
            <text:p>157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13913458032166" calcext:value-type="float">
            <text:p>0.13913458032166</text:p>
          </table:table-cell>
          <table:table-cell office:value-type="float" office:value="0.13025927293843" calcext:value-type="float">
            <text:p>0.13025927293843</text:p>
          </table:table-cell>
          <table:table-cell office:value-type="float" office:value="0.202731874945046" calcext:value-type="float">
            <text:p>0.202731874945046</text:p>
          </table:table-cell>
          <table:table-cell table:number-columns-repeated="3" office:value-type="float" office:value="0.0881118881118881" calcext:value-type="float">
            <text:p>0.0881118881118881</text:p>
          </table:table-cell>
          <table:table-cell office:value-type="float" office:value="1129" calcext:value-type="float">
            <text:p>1129</text:p>
          </table:table-cell>
          <table:table-cell office:value-type="float" office:value="17" calcext:value-type="float">
            <text:p>17</text:p>
          </table:table-cell>
          <table:table-cell office:value-type="float" office:value="146" calcext:value-type="float">
            <text:p>146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0.358208955223881" calcext:value-type="float">
            <text:p>0.358208955223881</text:p>
          </table:table-cell>
          <table:table-cell office:value-type="float" office:value="0.134919793492071" calcext:value-type="float">
            <text:p>0.134919793492071</text:p>
          </table:table-cell>
          <table:table-cell office:value-type="float" office:value="0.123257660948062" calcext:value-type="float">
            <text:p>0.123257660948062</text:p>
          </table:table-cell>
          <table:table-cell office:value-type="float" office:value="0.218486485586568" calcext:value-type="float">
            <text:p>0.218486485586568</text:p>
          </table:table-cell>
          <table:table-cell office:value-type="float" office:value="0.151515151515152" calcext:value-type="float">
            <text:p>0.151515151515152</text:p>
          </table:table-cell>
          <table:table-cell office:value-type="float" office:value="0.0597014925373134" calcext:value-type="float">
            <text:p>0.0597014925373134</text:p>
          </table:table-cell>
          <table:table-cell office:value-type="float" office:value="0.196969696969697" calcext:value-type="float">
            <text:p>0.196969696969697</text:p>
          </table:table-cell>
          <table:table-cell office:value-type="float" office:value="1168" calcext:value-type="float">
            <text:p>1168</text:p>
          </table:table-cell>
          <table:table-cell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0.5" calcext:value-type="float">
            <text:p>0.5</text:p>
          </table:table-cell>
          <table:table-cell office:value-type="float" office:value="0.131555221637866" calcext:value-type="float">
            <text:p>0.131555221637866</text:p>
          </table:table-cell>
          <table:table-cell office:value-type="float" office:value="0.118878424657534" calcext:value-type="float">
            <text:p>0.118878424657534</text:p>
          </table:table-cell>
          <table:table-cell office:value-type="float" office:value="0.22239263803681" calcext:value-type="float">
            <text:p>0.22239263803681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.25" calcext:value-type="float">
            <text:p>0.25</text:p>
          </table:table-cell>
          <table:table-cell office:value-type="float" office:value="1155" calcext:value-type="float">
            <text:p>1155</text:p>
          </table:table-cell>
          <table:table-cell office:value-type="float" office:value="3" calcext:value-type="float">
            <text:p>3</text:p>
          </table:table-cell>
          <table:table-cell office:value-type="float" office:value="160" calcext:value-type="float">
            <text:p>160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0.5" calcext:value-type="float">
            <text:p>0.5</text:p>
          </table:table-cell>
          <table:table-cell office:value-type="float" office:value="0.139393369837007" calcext:value-type="float">
            <text:p>0.139393369837007</text:p>
          </table:table-cell>
          <table:table-cell office:value-type="float" office:value="0.131787847301734" calcext:value-type="float">
            <text:p>0.131787847301734</text:p>
          </table:table-cell>
          <table:table-cell office:value-type="float" office:value="0.193891838065222" calcext:value-type="float">
            <text:p>0.193891838065222</text:p>
          </table:table-cell>
          <table:table-cell table:number-columns-repeated="3" office:value-type="float" office:value="0.106459330143541" calcext:value-type="float">
            <text:p>0.106459330143541</text:p>
          </table:table-cell>
          <table:table-cell office:value-type="float" office:value="1157" calcext:value-type="float">
            <text:p>1157</text:p>
          </table:table-cell>
          <table:table-cell office:value-type="float" office:value="6" calcext:value-type="float">
            <text:p>6</text:p>
          </table:table-cell>
          <table:table-cell office:value-type="float" office:value="157" calcext:value-type="float">
            <text:p>157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139144525172587" calcext:value-type="float">
            <text:p>0.139144525172587</text:p>
          </table:table-cell>
          <table:table-cell office:value-type="float" office:value="0.130270648025603" calcext:value-type="float">
            <text:p>0.130270648025603</text:p>
          </table:table-cell>
          <table:table-cell office:value-type="float" office:value="0.202731571231956" calcext:value-type="float">
            <text:p>0.202731571231956</text:p>
          </table:table-cell>
          <table:table-cell table:number-columns-repeated="3" office:value-type="float" office:value="0.0881118881118881" calcext:value-type="float">
            <text:p>0.0881118881118881</text:p>
          </table:table-cell>
          <table:table-cell office:value-type="float" office:value="1129" calcext:value-type="float">
            <text:p>1129</text:p>
          </table:table-cell>
          <table:table-cell office:value-type="float" office:value="17" calcext:value-type="float">
            <text:p>17</text:p>
          </table:table-cell>
          <table:table-cell office:value-type="float" office:value="146" calcext:value-type="float">
            <text:p>146</text:p>
          </table:table-cell>
          <table:table-cell office:value-type="float" office:value="39" calcext:value-type="float">
            <text:p>39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168" calcext:value-type="float">
            <text:p>1168</text:p>
          </table:table-cell>
          <table:table-cell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168" calcext:value-type="float">
            <text:p>1168</text:p>
          </table:table-cell>
          <table:table-cell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.000156477093696594" calcext:value-type="float">
            <text:p>0.000156477093696594</text:p>
          </table:table-cell>
          <table:table-cell office:value-type="float" office:value="0.000198316149180755" calcext:value-type="float">
            <text:p>0.000198316149180755</text:p>
          </table:table-cell>
          <table:table-cell office:value-type="float" office:value="0.99917870759964" calcext:value-type="float">
            <text:p>0.99917870759964</text:p>
          </table:table-cell>
          <table:table-cell office:value-type="float" office:value="0.997375965118408" calcext:value-type="float">
            <text:p>0.997375965118408</text:p>
          </table:table-cell>
          <table:table-cell office:value-type="float" office:value="0.99917870759964" calcext:value-type="float">
            <text:p>0.99917870759964</text:p>
          </table:table-cell>
          <table:table-cell office:value-type="float" office:value="0.0822221037272826" calcext:value-type="float">
            <text:p>0.0822221037272826</text:p>
          </table:table-cell>
          <table:table-cell office:value-type="float" office:value="0.0677673185884785" calcext:value-type="float">
            <text:p>0.0677673185884785</text:p>
          </table:table-cell>
          <table:table-cell office:value-type="float" office:value="0.18953516048562" calcext:value-type="float">
            <text:p>0.18953516048562</text:p>
          </table:table-cell>
          <table:table-cell office:value-type="float" office:value="0.00270160147920251" calcext:value-type="float">
            <text:p>0.00270160147920251</text:p>
          </table:table-cell>
          <table:table-cell office:value-type="float" office:value="0.00222379947081208" calcext:value-type="float">
            <text:p>0.00222379947081208</text:p>
          </table:table-cell>
          <table:table-cell office:value-type="float" office:value="0.0206084717065096" calcext:value-type="float">
            <text:p>0.0206084717065096</text:p>
          </table:table-cell>
          <table:table-cell office:value-type="float" office:value="1104" calcext:value-type="float">
            <text:p>1104</text:p>
          </table:table-cell>
          <table:table-cell office:value-type="float" office:value="27" calcext:value-type="float">
            <text:p>27</text:p>
          </table:table-cell>
          <table:table-cell office:value-type="float" office:value="131" calcext:value-type="float">
            <text:p>131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0.0469249701866093" calcext:value-type="float">
            <text:p>0.0469249701866093</text:p>
          </table:table-cell>
          <table:table-cell office:value-type="float" office:value="0.0495565475664591" calcext:value-type="float">
            <text:p>0.0495565475664591</text:p>
          </table:table-cell>
          <table:table-cell office:value-type="float" office:value="0.695705320750099" calcext:value-type="float">
            <text:p>0.695705320750099</text:p>
          </table:table-cell>
          <table:table-cell office:value-type="float" office:value="0.6330914849014" calcext:value-type="float">
            <text:p>0.6330914849014</text:p>
          </table:table-cell>
          <table:table-cell office:value-type="float" office:value="0.695705320750099" calcext:value-type="float">
            <text:p>0.695705320750099</text:p>
          </table:table-cell>
          <table:table-cell office:value-type="float" office:value="0.124561475165368" calcext:value-type="float">
            <text:p>0.124561475165368</text:p>
          </table:table-cell>
          <table:table-cell office:value-type="float" office:value="0.116413395409258" calcext:value-type="float">
            <text:p>0.116413395409258</text:p>
          </table:table-cell>
          <table:table-cell office:value-type="float" office:value="0.185053231835724" calcext:value-type="float">
            <text:p>0.185053231835724</text:p>
          </table:table-cell>
          <table:table-cell office:value-type="float" office:value="0.0893640938462296" calcext:value-type="float">
            <text:p>0.0893640938462296</text:p>
          </table:table-cell>
          <table:table-cell office:value-type="float" office:value="0.0855970297826906" calcext:value-type="float">
            <text:p>0.0855970297826906</text:p>
          </table:table-cell>
          <table:table-cell office:value-type="float" office:value="0.138760858867779" calcext:value-type="float">
            <text:p>0.138760858867779</text:p>
          </table:table-cell>
          <table:table-cell office:value-type="float" office:value="1157" calcext:value-type="float">
            <text:p>1157</text:p>
          </table:table-cell>
          <table:table-cell office:value-type="float" office:value="8" calcext:value-type="float">
            <text:p>8</text:p>
          </table:table-cell>
          <table:table-cell office:value-type="float" office:value="150" calcext:value-type="float">
            <text:p>15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.0468777330079277" calcext:value-type="float">
            <text:p>0.0468777330079277</text:p>
          </table:table-cell>
          <table:table-cell office:value-type="float" office:value="0.049509184724852" calcext:value-type="float">
            <text:p>0.049509184724852</text:p>
          </table:table-cell>
          <table:table-cell office:value-type="float" office:value="0.696199956797413" calcext:value-type="float">
            <text:p>0.696199956797413</text:p>
          </table:table-cell>
          <table:table-cell office:value-type="float" office:value="0.633576523437283" calcext:value-type="float">
            <text:p>0.633576523437283</text:p>
          </table:table-cell>
          <table:table-cell office:value-type="float" office:value="0.696199956797413" calcext:value-type="float">
            <text:p>0.696199956797413</text:p>
          </table:table-cell>
          <table:table-cell office:value-type="float" office:value="0.12456439825983" calcext:value-type="float">
            <text:p>0.12456439825983</text:p>
          </table:table-cell>
          <table:table-cell office:value-type="float" office:value="0.116408959606964" calcext:value-type="float">
            <text:p>0.116408959606964</text:p>
          </table:table-cell>
          <table:table-cell office:value-type="float" office:value="0.185110787752311" calcext:value-type="float">
            <text:p>0.185110787752311</text:p>
          </table:table-cell>
          <table:table-cell office:value-type="float" office:value="0.089327744677093" calcext:value-type="float">
            <text:p>0.089327744677093</text:p>
          </table:table-cell>
          <table:table-cell office:value-type="float" office:value="0.0855588032223307" calcext:value-type="float">
            <text:p>0.0855588032223307</text:p>
          </table:table-cell>
          <table:table-cell office:value-type="float" office:value="0.138759871993911" calcext:value-type="float">
            <text:p>0.138759871993911</text:p>
          </table:table-cell>
          <table:table-cell office:value-type="float" office:value="1157" calcext:value-type="float">
            <text:p>1157</text:p>
          </table:table-cell>
          <table:table-cell office:value-type="float" office:value="8" calcext:value-type="float">
            <text:p>8</text:p>
          </table:table-cell>
          <table:table-cell office:value-type="float" office:value="150" calcext:value-type="float">
            <text:p>15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.0352135076576794" calcext:value-type="float">
            <text:p>0.0352135076576794</text:p>
          </table:table-cell>
          <table:table-cell office:value-type="float" office:value="0.0383852809459263" calcext:value-type="float">
            <text:p>0.0383852809459263</text:p>
          </table:table-cell>
          <table:table-cell office:value-type="float" office:value="0.936066320730728" calcext:value-type="float">
            <text:p>0.936066320730728</text:p>
          </table:table-cell>
          <table:table-cell office:value-type="float" office:value="0.904158247821193" calcext:value-type="float">
            <text:p>0.904158247821193</text:p>
          </table:table-cell>
          <table:table-cell office:value-type="float" office:value="0.936066320730728" calcext:value-type="float">
            <text:p>0.936066320730728</text:p>
          </table:table-cell>
          <table:table-cell office:value-type="float" office:value="0.16531395230914" calcext:value-type="float">
            <text:p>0.16531395230914</text:p>
          </table:table-cell>
          <table:table-cell office:value-type="float" office:value="0.150898505936038" calcext:value-type="float">
            <text:p>0.150898505936038</text:p>
          </table:table-cell>
          <table:table-cell office:value-type="float" office:value="0.272334956079068" calcext:value-type="float">
            <text:p>0.272334956079068</text:p>
          </table:table-cell>
          <table:table-cell office:value-type="float" office:value="0.096802309363974" calcext:value-type="float">
            <text:p>0.096802309363974</text:p>
          </table:table-cell>
          <table:table-cell office:value-type="float" office:value="0.0905463290434728" calcext:value-type="float">
            <text:p>0.0905463290434728</text:p>
          </table:table-cell>
          <table:table-cell office:value-type="float" office:value="0.18863387758517" calcext:value-type="float">
            <text:p>0.18863387758517</text:p>
          </table:table-cell>
          <table:table-cell office:value-type="float" office:value="1104" calcext:value-type="float">
            <text:p>1104</text:p>
          </table:table-cell>
          <table:table-cell office:value-type="float" office:value="27" calcext:value-type="float">
            <text:p>27</text:p>
          </table:table-cell>
          <table:table-cell office:value-type="float" office:value="131" calcext:value-type="float">
            <text:p>131</text:p>
          </table:table-cell>
          <table:table-cell office:value-type="float" office:value="69" calcext:value-type="float">
            <text:p>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9917870759964" calcext:value-type="float">
            <text:p>0.99917870759964</text:p>
          </table:table-cell>
          <table:table-cell office:value-type="float" office:value="0.997375965118408" calcext:value-type="float">
            <text:p>0.997375965118408</text:p>
          </table:table-cell>
          <table:table-cell office:value-type="float" office:value="0.99917870759964" calcext:value-type="float">
            <text:p>0.99917870759964</text:p>
          </table:table-cell>
          <table:table-cell office:value-type="float" office:value="0.126989078206462" calcext:value-type="float">
            <text:p>0.126989078206462</text:p>
          </table:table-cell>
          <table:table-cell office:value-type="float" office:value="0.117060869251294" calcext:value-type="float">
            <text:p>0.117060869251294</text:p>
          </table:table-cell>
          <table:table-cell office:value-type="float" office:value="0.200696604183757" calcext:value-type="float">
            <text:p>0.200696604183757</text:p>
          </table:table-cell>
          <table:table-cell table:number-columns-repeated="2" office:value-type="float" office:value="0.0785123966942149" calcext:value-type="float">
            <text:p>0.0785123966942149</text:p>
          </table:table-cell>
          <table:table-cell office:value-type="float" office:value="0.17741935483871" calcext:value-type="float">
            <text:p>0.17741935483871</text:p>
          </table:table-cell>
          <table:table-cell office:value-type="float" office:value="1164" calcext:value-type="float">
            <text:p>1164</text:p>
          </table:table-cell>
          <table:table-cell office:value-type="float" office:value="5" calcext:value-type="float">
            <text:p>5</text:p>
          </table:table-cell>
          <table:table-cell office:value-type="float" office:value="153" calcext:value-type="float">
            <text:p>153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0.6" calcext:value-type="float">
            <text:p>0.6</text:p>
          </table:table-cell>
          <table:table-cell office:value-type="float" office:value="0.125792277580717" calcext:value-type="float">
            <text:p>0.125792277580717</text:p>
          </table:table-cell>
          <table:table-cell office:value-type="float" office:value="0.116721966913517" calcext:value-type="float">
            <text:p>0.116721966913517</text:p>
          </table:table-cell>
          <table:table-cell office:value-type="float" office:value="0.193130723230246" calcext:value-type="float">
            <text:p>0.193130723230246</text:p>
          </table:table-cell>
          <table:table-cell table:number-columns-repeated="2" office:value-type="float" office:value="0.0785123966942149" calcext:value-type="float">
            <text:p>0.0785123966942149</text:p>
          </table:table-cell>
          <table:table-cell office:value-type="float" office:value="0.17741935483871" calcext:value-type="float">
            <text:p>0.17741935483871</text:p>
          </table:table-cell>
          <table:table-cell office:value-type="float" office:value="1164" calcext:value-type="float">
            <text:p>1164</text:p>
          </table:table-cell>
          <table:table-cell office:value-type="float" office:value="5" calcext:value-type="float">
            <text:p>5</text:p>
          </table:table-cell>
          <table:table-cell office:value-type="float" office:value="153" calcext:value-type="float">
            <text:p>153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.0886524822695036" calcext:value-type="float">
            <text:p>0.0886524822695036</text:p>
          </table:table-cell>
          <table:table-cell table:number-columns-repeated="3" office:value-type="float" office:value="0.857142857142857" calcext:value-type="float">
            <text:p>0.857142857142857</text:p>
          </table:table-cell>
          <table:table-cell office:value-type="float" office:value="0.122825389349919" calcext:value-type="float">
            <text:p>0.122825389349919</text:p>
          </table:table-cell>
          <table:table-cell office:value-type="float" office:value="0.115779943072211" calcext:value-type="float">
            <text:p>0.115779943072211</text:p>
          </table:table-cell>
          <table:table-cell office:value-type="float" office:value="0.175131139247083" calcext:value-type="float">
            <text:p>0.175131139247083</text:p>
          </table:table-cell>
          <table:table-cell table:number-columns-repeated="3" office:value-type="float" office:value="0.0886524822695036" calcext:value-type="float">
            <text:p>0.0886524822695036</text:p>
          </table:table-cell>
          <table:table-cell office:value-type="float" office:value="1151" calcext:value-type="float">
            <text:p>1151</text:p>
          </table:table-cell>
          <table:table-cell office:value-type="float" office:value="9" calcext:value-type="float">
            <text:p>9</text:p>
          </table:table-cell>
          <table:table-cell office:value-type="float" office:value="149" calcext:value-type="float">
            <text:p>149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130483531720414" calcext:value-type="float">
            <text:p>0.130483531720414</text:p>
          </table:table-cell>
          <table:table-cell office:value-type="float" office:value="0.12223384508291" calcext:value-type="float">
            <text:p>0.12223384508291</text:p>
          </table:table-cell>
          <table:table-cell office:value-type="float" office:value="0.191729623022895" calcext:value-type="float">
            <text:p>0.191729623022895</text:p>
          </table:table-cell>
          <table:table-cell table:number-columns-repeated="3" office:value-type="float" office:value="0.0822454308093995" calcext:value-type="float">
            <text:p>0.0822454308093995</text:p>
          </table:table-cell>
          <table:table-cell office:value-type="float" office:value="1127" calcext:value-type="float">
            <text:p>1127</text:p>
          </table:table-cell>
          <table:table-cell office:value-type="float" office:value="16" calcext:value-type="float">
            <text:p>16</text:p>
          </table:table-cell>
          <table:table-cell office:value-type="float" office:value="142" calcext:value-type="float">
            <text:p>142</text:p>
          </table:table-cell>
          <table:table-cell office:value-type="float" office:value="46" calcext:value-type="float">
            <text:p>46</text:p>
          </table:table-cell>
          <table:table-cell table:number-columns-repeated="3" office:value-type="float" office:value="0.0149253731343284" calcext:value-type="float">
            <text:p>0.0149253731343284</text:p>
          </table:table-cell>
          <table:table-cell table:number-columns-repeated="3" office:value-type="float" office:value="0.343283582089552" calcext:value-type="float">
            <text:p>0.343283582089552</text:p>
          </table:table-cell>
          <table:table-cell office:value-type="float" office:value="0.124324080030148" calcext:value-type="float">
            <text:p>0.124324080030148</text:p>
          </table:table-cell>
          <table:table-cell office:value-type="float" office:value="0.116684846711186" calcext:value-type="float">
            <text:p>0.116684846711186</text:p>
          </table:table-cell>
          <table:table-cell office:value-type="float" office:value="0.181038134986746" calcext:value-type="float">
            <text:p>0.181038134986746</text:p>
          </table:table-cell>
          <table:table-cell office:value-type="float" office:value="0.106060606060606" calcext:value-type="float">
            <text:p>0.106060606060606</text:p>
          </table:table-cell>
          <table:table-cell office:value-type="float" office:value="0.0895522388059701" calcext:value-type="float">
            <text:p>0.0895522388059701</text:p>
          </table:table-cell>
          <table:table-cell office:value-type="float" office:value="0.166666666666667" calcext:value-type="float">
            <text:p>0.166666666666667</text:p>
          </table:table-cell>
          <table:table-cell office:value-type="float" office:value="1173" calcext:value-type="float">
            <text:p>1173</text:p>
          </table:table-cell>
          <table:table-cell office:value-type="float" office:value="0" calcext:value-type="float">
            <text:p>0</text:p>
          </table:table-cell>
          <table:table-cell office:value-type="float" office:value="158" calcext:value-type="float">
            <text:p>15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0.5" calcext:value-type="float">
            <text:p>0.5</text:p>
          </table:table-cell>
          <table:table-cell office:value-type="float" office:value="0.125131480090158" calcext:value-type="float">
            <text:p>0.125131480090158</text:p>
          </table:table-cell>
          <table:table-cell office:value-type="float" office:value="0.118073316283035" calcext:value-type="float">
            <text:p>0.118073316283035</text:p>
          </table:table-cell>
          <table:table-cell office:value-type="float" office:value="0.17753164556962" calcext:value-type="float">
            <text:p>0.17753164556962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.15" calcext:value-type="float">
            <text:p>0.15</text:p>
          </table:table-cell>
          <table:table-cell office:value-type="float" office:value="1147" calcext:value-type="float">
            <text:p>1147</text:p>
          </table:table-cell>
          <table:table-cell office:value-type="float" office:value="8" calcext:value-type="float">
            <text:p>8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.0886524822695036" calcext:value-type="float">
            <text:p>0.0886524822695036</text:p>
          </table:table-cell>
          <table:table-cell table:number-columns-repeated="3" office:value-type="float" office:value="0.857142857142857" calcext:value-type="float">
            <text:p>0.857142857142857</text:p>
          </table:table-cell>
          <table:table-cell office:value-type="float" office:value="0.122825389349919" calcext:value-type="float">
            <text:p>0.122825389349919</text:p>
          </table:table-cell>
          <table:table-cell office:value-type="float" office:value="0.115779943072211" calcext:value-type="float">
            <text:p>0.115779943072211</text:p>
          </table:table-cell>
          <table:table-cell office:value-type="float" office:value="0.175131139247083" calcext:value-type="float">
            <text:p>0.175131139247083</text:p>
          </table:table-cell>
          <table:table-cell table:number-columns-repeated="3" office:value-type="float" office:value="0.0886524822695036" calcext:value-type="float">
            <text:p>0.0886524822695036</text:p>
          </table:table-cell>
          <table:table-cell office:value-type="float" office:value="1151" calcext:value-type="float">
            <text:p>1151</text:p>
          </table:table-cell>
          <table:table-cell office:value-type="float" office:value="9" calcext:value-type="float">
            <text:p>9</text:p>
          </table:table-cell>
          <table:table-cell office:value-type="float" office:value="149" calcext:value-type="float">
            <text:p>149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130489397934319" calcext:value-type="float">
            <text:p>0.130489397934319</text:p>
          </table:table-cell>
          <table:table-cell office:value-type="float" office:value="0.122232968595846" calcext:value-type="float">
            <text:p>0.122232968595846</text:p>
          </table:table-cell>
          <table:table-cell office:value-type="float" office:value="0.191785547390196" calcext:value-type="float">
            <text:p>0.191785547390196</text:p>
          </table:table-cell>
          <table:table-cell table:number-columns-repeated="3" office:value-type="float" office:value="0.0822454308093995" calcext:value-type="float">
            <text:p>0.0822454308093995</text:p>
          </table:table-cell>
          <table:table-cell office:value-type="float" office:value="1127" calcext:value-type="float">
            <text:p>1127</text:p>
          </table:table-cell>
          <table:table-cell office:value-type="float" office:value="16" calcext:value-type="float">
            <text:p>16</text:p>
          </table:table-cell>
          <table:table-cell office:value-type="float" office:value="142" calcext:value-type="float">
            <text:p>142</text:p>
          </table:table-cell>
          <table:table-cell office:value-type="float" office:value="46" calcext:value-type="float">
            <text:p>46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173" calcext:value-type="float">
            <text:p>1173</text:p>
          </table:table-cell>
          <table:table-cell office:value-type="float" office:value="0" calcext:value-type="float">
            <text:p>0</text:p>
          </table:table-cell>
          <table:table-cell office:value-type="float" office:value="158" calcext:value-type="float">
            <text:p>158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173" calcext:value-type="float">
            <text:p>1173</text:p>
          </table:table-cell>
          <table:table-cell office:value-type="float" office:value="0" calcext:value-type="float">
            <text:p>0</text:p>
          </table:table-cell>
          <table:table-cell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.000175378125277348" calcext:value-type="float">
            <text:p>0.000175378125277348</text:p>
          </table:table-cell>
          <table:table-cell office:value-type="float" office:value="0.00024688895791769" calcext:value-type="float">
            <text:p>0.00024688895791769</text:p>
          </table:table-cell>
          <table:table-cell office:value-type="float" office:value="0.999252617359161" calcext:value-type="float">
            <text:p>0.999252617359161</text:p>
          </table:table-cell>
          <table:table-cell office:value-type="float" office:value="0.999156594276428" calcext:value-type="float">
            <text:p>0.999156594276428</text:p>
          </table:table-cell>
          <table:table-cell office:value-type="float" office:value="0.999252617359161" calcext:value-type="float">
            <text:p>0.999252617359161</text:p>
          </table:table-cell>
          <table:table-cell office:value-type="float" office:value="0.140144894134785" calcext:value-type="float">
            <text:p>0.140144894134785</text:p>
          </table:table-cell>
          <table:table-cell office:value-type="float" office:value="0.111348150796005" calcext:value-type="float">
            <text:p>0.111348150796005</text:p>
          </table:table-cell>
          <table:table-cell office:value-type="float" office:value="0.339493778081219" calcext:value-type="float">
            <text:p>0.339493778081219</text:p>
          </table:table-cell>
          <table:table-cell office:value-type="float" office:value="0.00222950195893645" calcext:value-type="float">
            <text:p>0.00222950195893645</text:p>
          </table:table-cell>
          <table:table-cell office:value-type="float" office:value="0.00177002931013703" calcext:value-type="float">
            <text:p>0.00177002931013703</text:p>
          </table:table-cell>
          <table:table-cell office:value-type="float" office:value="0.0546550359576941" calcext:value-type="float">
            <text:p>0.0546550359576941</text:p>
          </table:table-cell>
          <table:table-cell office:value-type="float" office:value="1043" calcext:value-type="float">
            <text:p>1043</text:p>
          </table:table-cell>
          <table:table-cell office:value-type="float" office:value="55" calcext:value-type="float">
            <text:p>55</text:p>
          </table:table-cell>
          <table:table-cell office:value-type="float" office:value="113" calcext:value-type="float">
            <text:p>113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0.0390504368248756" calcext:value-type="float">
            <text:p>0.0390504368248756</text:p>
          </table:table-cell>
          <table:table-cell office:value-type="float" office:value="0.0422594206419194" calcext:value-type="float">
            <text:p>0.0422594206419194</text:p>
          </table:table-cell>
          <table:table-cell office:value-type="float" office:value="0.648035260494569" calcext:value-type="float">
            <text:p>0.648035260494569</text:p>
          </table:table-cell>
          <table:table-cell office:value-type="float" office:value="0.64136726155177" calcext:value-type="float">
            <text:p>0.64136726155177</text:p>
          </table:table-cell>
          <table:table-cell office:value-type="float" office:value="0.648035260494569" calcext:value-type="float">
            <text:p>0.648035260494569</text:p>
          </table:table-cell>
          <table:table-cell office:value-type="float" office:value="0.12348343436531" calcext:value-type="float">
            <text:p>0.12348343436531</text:p>
          </table:table-cell>
          <table:table-cell office:value-type="float" office:value="0.110464773122142" calcext:value-type="float">
            <text:p>0.110464773122142</text:p>
          </table:table-cell>
          <table:table-cell office:value-type="float" office:value="0.213606666661759" calcext:value-type="float">
            <text:p>0.213606666661759</text:p>
          </table:table-cell>
          <table:table-cell office:value-type="float" office:value="0.0697394648584057" calcext:value-type="float">
            <text:p>0.0697394648584057</text:p>
          </table:table-cell>
          <table:table-cell office:value-type="float" office:value="0.0662145246423521" calcext:value-type="float">
            <text:p>0.0662145246423521</text:p>
          </table:table-cell>
          <table:table-cell office:value-type="float" office:value="0.140892529338927" calcext:value-type="float">
            <text:p>0.140892529338927</text:p>
          </table:table-cell>
          <table:table-cell office:value-type="float" office:value="1138" calcext:value-type="float">
            <text:p>1138</text:p>
          </table:table-cell>
          <table:table-cell office:value-type="float" office:value="16" calcext:value-type="float">
            <text:p>16</text:p>
          </table:table-cell>
          <table:table-cell office:value-type="float" office:value="152" calcext:value-type="float">
            <text:p>152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.0390180311185138" calcext:value-type="float">
            <text:p>0.0390180311185138</text:p>
          </table:table-cell>
          <table:table-cell office:value-type="float" office:value="0.0422262937229482" calcext:value-type="float">
            <text:p>0.0422262937229482</text:p>
          </table:table-cell>
          <table:table-cell office:value-type="float" office:value="0.648314907794435" calcext:value-type="float">
            <text:p>0.648314907794435</text:p>
          </table:table-cell>
          <table:table-cell office:value-type="float" office:value="0.64164560832725" calcext:value-type="float">
            <text:p>0.64164560832725</text:p>
          </table:table-cell>
          <table:table-cell office:value-type="float" office:value="0.648314907794435" calcext:value-type="float">
            <text:p>0.648314907794435</text:p>
          </table:table-cell>
          <table:table-cell office:value-type="float" office:value="0.123480787757942" calcext:value-type="float">
            <text:p>0.123480787757942</text:p>
          </table:table-cell>
          <table:table-cell office:value-type="float" office:value="0.110455292714115" calcext:value-type="float">
            <text:p>0.110455292714115</text:p>
          </table:table-cell>
          <table:table-cell office:value-type="float" office:value="0.213651327853007" calcext:value-type="float">
            <text:p>0.213651327853007</text:p>
          </table:table-cell>
          <table:table-cell office:value-type="float" office:value="0.0697052009894681" calcext:value-type="float">
            <text:p>0.0697052009894681</text:p>
          </table:table-cell>
          <table:table-cell office:value-type="float" office:value="0.0661799843971342" calcext:value-type="float">
            <text:p>0.0661799843971342</text:p>
          </table:table-cell>
          <table:table-cell office:value-type="float" office:value="0.140880523189897" calcext:value-type="float">
            <text:p>0.140880523189897</text:p>
          </table:table-cell>
          <table:table-cell office:value-type="float" office:value="1138" calcext:value-type="float">
            <text:p>1138</text:p>
          </table:table-cell>
          <table:table-cell office:value-type="float" office:value="16" calcext:value-type="float">
            <text:p>16</text:p>
          </table:table-cell>
          <table:table-cell office:value-type="float" office:value="152" calcext:value-type="float">
            <text:p>152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.0399530153753656" calcext:value-type="float">
            <text:p>0.0399530153753656</text:p>
          </table:table-cell>
          <table:table-cell office:value-type="float" office:value="0.0450653371810814" calcext:value-type="float">
            <text:p>0.0450653371810814</text:p>
          </table:table-cell>
          <table:table-cell office:value-type="float" office:value="0.933773975700895" calcext:value-type="float">
            <text:p>0.933773975700895</text:p>
          </table:table-cell>
          <table:table-cell office:value-type="float" office:value="0.930970372187601" calcext:value-type="float">
            <text:p>0.930970372187601</text:p>
          </table:table-cell>
          <table:table-cell office:value-type="float" office:value="0.933773975700895" calcext:value-type="float">
            <text:p>0.933773975700895</text:p>
          </table:table-cell>
          <table:table-cell office:value-type="float" office:value="0.204405628475672" calcext:value-type="float">
            <text:p>0.204405628475672</text:p>
          </table:table-cell>
          <table:table-cell office:value-type="float" office:value="0.180092091554198" calcext:value-type="float">
            <text:p>0.180092091554198</text:p>
          </table:table-cell>
          <table:table-cell office:value-type="float" office:value="0.372718982283258" calcext:value-type="float">
            <text:p>0.372718982283258</text:p>
          </table:table-cell>
          <table:table-cell office:value-type="float" office:value="0.095883165872834" calcext:value-type="float">
            <text:p>0.095883165872834</text:p>
          </table:table-cell>
          <table:table-cell office:value-type="float" office:value="0.0887627365241165" calcext:value-type="float">
            <text:p>0.0887627365241165</text:p>
          </table:table-cell>
          <table:table-cell office:value-type="float" office:value="0.259604160877081" calcext:value-type="float">
            <text:p>0.259604160877081</text:p>
          </table:table-cell>
          <table:table-cell office:value-type="float" office:value="1043" calcext:value-type="float">
            <text:p>1043</text:p>
          </table:table-cell>
          <table:table-cell office:value-type="float" office:value="55" calcext:value-type="float">
            <text:p>55</text:p>
          </table:table-cell>
          <table:table-cell office:value-type="float" office:value="113" calcext:value-type="float">
            <text:p>113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82648401826484" calcext:value-type="float">
            <text:p>0.0182648401826484</text:p>
          </table:table-cell>
          <table:table-cell office:value-type="float" office:value="0.999252617359161" calcext:value-type="float">
            <text:p>0.999252617359161</text:p>
          </table:table-cell>
          <table:table-cell office:value-type="float" office:value="0.999156594276428" calcext:value-type="float">
            <text:p>0.999156594276428</text:p>
          </table:table-cell>
          <table:table-cell office:value-type="float" office:value="0.999252617359161" calcext:value-type="float">
            <text:p>0.999252617359161</text:p>
          </table:table-cell>
          <table:table-cell office:value-type="float" office:value="0.124525582568426" calcext:value-type="float">
            <text:p>0.124525582568426</text:p>
          </table:table-cell>
          <table:table-cell office:value-type="float" office:value="0.109694988492714" calcext:value-type="float">
            <text:p>0.109694988492714</text:p>
          </table:table-cell>
          <table:table-cell office:value-type="float" office:value="0.227192135604452" calcext:value-type="float">
            <text:p>0.227192135604452</text:p>
          </table:table-cell>
          <table:table-cell table:number-columns-repeated="2" office:value-type="float" office:value="0.0633802816901408" calcext:value-type="float">
            <text:p>0.0633802816901408</text:p>
          </table:table-cell>
          <table:table-cell office:value-type="float" office:value="0.174603174603175" calcext:value-type="float">
            <text:p>0.174603174603175</text:p>
          </table:table-cell>
          <table:table-cell office:value-type="float" office:value="1129" calcext:value-type="float">
            <text:p>1129</text:p>
          </table:table-cell>
          <table:table-cell office:value-type="float" office:value="24" calcext:value-type="float">
            <text:p>24</text:p>
          </table:table-cell>
          <table:table-cell office:value-type="float" office:value="144" calcext:value-type="float">
            <text:p>144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82648401826484" calcext:value-type="float">
            <text:p>0.0182648401826484</text:p>
          </table:table-cell>
          <table:table-cell table:number-columns-repeated="3" office:value-type="float" office:value="0.666666666666667" calcext:value-type="float">
            <text:p>0.666666666666667</text:p>
          </table:table-cell>
          <table:table-cell office:value-type="float" office:value="0.123276967019676" calcext:value-type="float">
            <text:p>0.123276967019676</text:p>
          </table:table-cell>
          <table:table-cell office:value-type="float" office:value="0.109123535768741" calcext:value-type="float">
            <text:p>0.109123535768741</text:p>
          </table:table-cell>
          <table:table-cell office:value-type="float" office:value="0.221255779786566" calcext:value-type="float">
            <text:p>0.221255779786566</text:p>
          </table:table-cell>
          <table:table-cell table:number-columns-repeated="2" office:value-type="float" office:value="0.0633802816901408" calcext:value-type="float">
            <text:p>0.0633802816901408</text:p>
          </table:table-cell>
          <table:table-cell office:value-type="float" office:value="0.174603174603175" calcext:value-type="float">
            <text:p>0.174603174603175</text:p>
          </table:table-cell>
          <table:table-cell office:value-type="float" office:value="1129" calcext:value-type="float">
            <text:p>1129</text:p>
          </table:table-cell>
          <table:table-cell office:value-type="float" office:value="24" calcext:value-type="float">
            <text:p>24</text:p>
          </table:table-cell>
          <table:table-cell office:value-type="float" office:value="144" calcext:value-type="float">
            <text:p>144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0.5" calcext:value-type="float">
            <text:p>0.5</text:p>
          </table:table-cell>
          <table:table-cell office:value-type="float" office:value="0.124828934360848" calcext:value-type="float">
            <text:p>0.124828934360848</text:p>
          </table:table-cell>
          <table:table-cell office:value-type="float" office:value="0.114182931220135" calcext:value-type="float">
            <text:p>0.114182931220135</text:p>
          </table:table-cell>
          <table:table-cell office:value-type="float" office:value="0.19852715848376" calcext:value-type="float">
            <text:p>0.19852715848376</text:p>
          </table:table-cell>
          <table:table-cell table:number-columns-repeated="3" office:value-type="float" office:value="0.0683311432325887" calcext:value-type="float">
            <text:p>0.0683311432325887</text:p>
          </table:table-cell>
          <table:table-cell office:value-type="float" office:value="1147" calcext:value-type="float">
            <text:p>1147</text:p>
          </table:table-cell>
          <table:table-cell office:value-type="float" office:value="3" calcext:value-type="float">
            <text:p>3</text:p>
          </table:table-cell>
          <table:table-cell office:value-type="float" office:value="165" calcext:value-type="float">
            <text:p>165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126291381588982" calcext:value-type="float">
            <text:p>0.126291381588982</text:p>
          </table:table-cell>
          <table:table-cell office:value-type="float" office:value="0.112619413157357" calcext:value-type="float">
            <text:p>0.112619413157357</text:p>
          </table:table-cell>
          <table:table-cell office:value-type="float" office:value="0.220937210672201" calcext:value-type="float">
            <text:p>0.220937210672201</text:p>
          </table:table-cell>
          <table:table-cell table:number-columns-repeated="2" office:value-type="float" office:value="0.0587392550143267" calcext:value-type="float">
            <text:p>0.0587392550143267</text:p>
          </table:table-cell>
          <table:table-cell office:value-type="float" office:value="0.170731707317073" calcext:value-type="float">
            <text:p>0.170731707317073</text:p>
          </table:table-cell>
          <table:table-cell office:value-type="float" office:value="1097" calcext:value-type="float">
            <text:p>1097</text:p>
          </table:table-cell>
          <table:table-cell office:value-type="float" office:value="33" calcext:value-type="float">
            <text:p>33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0.462686567164179" calcext:value-type="float">
            <text:p>0.462686567164179</text:p>
          </table:table-cell>
          <table:table-cell office:value-type="float" office:value="0.123339317346741" calcext:value-type="float">
            <text:p>0.123339317346741</text:p>
          </table:table-cell>
          <table:table-cell office:value-type="float" office:value="0.110459194685526" calcext:value-type="float">
            <text:p>0.110459194685526</text:p>
          </table:table-cell>
          <table:table-cell office:value-type="float" office:value="0.212503499816933" calcext:value-type="float">
            <text:p>0.212503499816933</text:p>
          </table:table-cell>
          <table:table-cell office:value-type="float" office:value="0.104477611940299" calcext:value-type="float">
            <text:p>0.104477611940299</text:p>
          </table:table-cell>
          <table:table-cell office:value-type="float" office:value="0.0909090909090909" calcext:value-type="float">
            <text:p>0.0909090909090909</text:p>
          </table:table-cell>
          <table:table-cell office:value-type="float" office:value="0.208955223880597" calcext:value-type="float">
            <text:p>0.208955223880597</text:p>
          </table:table-cell>
          <table:table-cell office:value-type="float" office:value="1163" calcext:value-type="float">
            <text:p>1163</text:p>
          </table:table-cell>
          <table:table-cell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0.55" calcext:value-type="float">
            <text:p>0.55</text:p>
          </table:table-cell>
          <table:table-cell office:value-type="float" office:value="0.128099173553719" calcext:value-type="float">
            <text:p>0.128099173553719</text:p>
          </table:table-cell>
          <table:table-cell office:value-type="float" office:value="0.114273430782459" calcext:value-type="float">
            <text:p>0.114273430782459</text:p>
          </table:table-cell>
          <table:table-cell office:value-type="float" office:value="0.223809523809524" calcext:value-type="float">
            <text:p>0.223809523809524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.2" calcext:value-type="float">
            <text:p>0.2</text:p>
          </table:table-cell>
          <table:table-cell office:value-type="float" office:value="1129" calcext:value-type="float">
            <text:p>1129</text:p>
          </table:table-cell>
          <table:table-cell office:value-type="float" office:value="23" calcext:value-type="float">
            <text:p>23</text:p>
          </table:table-cell>
          <table:table-cell office:value-type="float" office:value="145" calcext:value-type="float">
            <text:p>145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0.5" calcext:value-type="float">
            <text:p>0.5</text:p>
          </table:table-cell>
          <table:table-cell office:value-type="float" office:value="0.124828934360848" calcext:value-type="float">
            <text:p>0.124828934360848</text:p>
          </table:table-cell>
          <table:table-cell office:value-type="float" office:value="0.114182931220135" calcext:value-type="float">
            <text:p>0.114182931220135</text:p>
          </table:table-cell>
          <table:table-cell office:value-type="float" office:value="0.19852715848376" calcext:value-type="float">
            <text:p>0.19852715848376</text:p>
          </table:table-cell>
          <table:table-cell table:number-columns-repeated="3" office:value-type="float" office:value="0.0683311432325887" calcext:value-type="float">
            <text:p>0.0683311432325887</text:p>
          </table:table-cell>
          <table:table-cell office:value-type="float" office:value="1147" calcext:value-type="float">
            <text:p>1147</text:p>
          </table:table-cell>
          <table:table-cell office:value-type="float" office:value="3" calcext:value-type="float">
            <text:p>3</text:p>
          </table:table-cell>
          <table:table-cell office:value-type="float" office:value="165" calcext:value-type="float">
            <text:p>165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126296247940569" calcext:value-type="float">
            <text:p>0.126296247940569</text:p>
          </table:table-cell>
          <table:table-cell office:value-type="float" office:value="0.112619363778265" calcext:value-type="float">
            <text:p>0.112619363778265</text:p>
          </table:table-cell>
          <table:table-cell office:value-type="float" office:value="0.220976106754614" calcext:value-type="float">
            <text:p>0.220976106754614</text:p>
          </table:table-cell>
          <table:table-cell table:number-columns-repeated="2" office:value-type="float" office:value="0.0587392550143267" calcext:value-type="float">
            <text:p>0.0587392550143267</text:p>
          </table:table-cell>
          <table:table-cell office:value-type="float" office:value="0.170731707317073" calcext:value-type="float">
            <text:p>0.170731707317073</text:p>
          </table:table-cell>
          <table:table-cell office:value-type="float" office:value="1097" calcext:value-type="float">
            <text:p>1097</text:p>
          </table:table-cell>
          <table:table-cell office:value-type="float" office:value="33" calcext:value-type="float">
            <text:p>33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163" calcext:value-type="float">
            <text:p>1163</text:p>
          </table:table-cell>
          <table:table-cell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163" calcext:value-type="float">
            <text:p>1163</text:p>
          </table:table-cell>
          <table:table-cell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.000367604632629082" calcext:value-type="float">
            <text:p>0.000367604632629082</text:p>
          </table:table-cell>
          <table:table-cell office:value-type="float" office:value="0.000384893559385091" calcext:value-type="float">
            <text:p>0.000384893559385091</text:p>
          </table:table-cell>
          <table:table-cell table:number-columns-repeated="2" office:value-type="float" office:value="0.996829569339752" calcext:value-type="float">
            <text:p>0.996829569339752</text:p>
          </table:table-cell>
          <table:table-cell office:value-type="float" office:value="0.989112973213196" calcext:value-type="float">
            <text:p>0.989112973213196</text:p>
          </table:table-cell>
          <table:table-cell office:value-type="float" office:value="0.0231523735807192" calcext:value-type="float">
            <text:p>0.0231523735807192</text:p>
          </table:table-cell>
          <table:table-cell office:value-type="float" office:value="0.018833928316549" calcext:value-type="float">
            <text:p>0.018833928316549</text:p>
          </table:table-cell>
          <table:table-cell office:value-type="float" office:value="0.0545348640097817" calcext:value-type="float">
            <text:p>0.0545348640097817</text:p>
          </table:table-cell>
          <table:table-cell office:value-type="float" office:value="0.00127624848391861" calcext:value-type="float">
            <text:p>0.00127624848391861</text:p>
          </table:table-cell>
          <table:table-cell office:value-type="float" office:value="0.00103314372245222" calcext:value-type="float">
            <text:p>0.00103314372245222</text:p>
          </table:table-cell>
          <table:table-cell office:value-type="float" office:value="0.00465454440563917" calcext:value-type="float">
            <text:p>0.00465454440563917</text:p>
          </table:table-cell>
          <table:table-cell office:value-type="float" office:value="1152" calcext:value-type="float">
            <text:p>1152</text:p>
          </table:table-cell>
          <table:table-cell office:value-type="float" office:value="7" calcext:value-type="float">
            <text:p>7</text:p>
          </table:table-cell>
          <table:table-cell office:value-type="float" office:value="154" calcext:value-type="float">
            <text:p>154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.0636678408421512" calcext:value-type="float">
            <text:p>0.0636678408421512</text:p>
          </table:table-cell>
          <table:table-cell office:value-type="float" office:value="0.0646447012768983" calcext:value-type="float">
            <text:p>0.0646447012768983</text:p>
          </table:table-cell>
          <table:table-cell table:number-columns-repeated="2" office:value-type="float" office:value="0.895238882347879" calcext:value-type="float">
            <text:p>0.895238882347879</text:p>
          </table:table-cell>
          <table:table-cell office:value-type="float" office:value="0.846325183002481" calcext:value-type="float">
            <text:p>0.846325183002481</text:p>
          </table:table-cell>
          <table:table-cell office:value-type="float" office:value="0.128299545405314" calcext:value-type="float">
            <text:p>0.128299545405314</text:p>
          </table:table-cell>
          <table:table-cell office:value-type="float" office:value="0.120783464714965" calcext:value-type="float">
            <text:p>0.120783464714965</text:p>
          </table:table-cell>
          <table:table-cell office:value-type="float" office:value="0.182919510670584" calcext:value-type="float">
            <text:p>0.182919510670584</text:p>
          </table:table-cell>
          <table:table-cell office:value-type="float" office:value="0.0955657903407689" calcext:value-type="float">
            <text:p>0.0955657903407689</text:p>
          </table:table-cell>
          <table:table-cell office:value-type="float" office:value="0.0892876554965647" calcext:value-type="float">
            <text:p>0.0892876554965647</text:p>
          </table:table-cell>
          <table:table-cell office:value-type="float" office:value="0.143269805602926" calcext:value-type="float">
            <text:p>0.143269805602926</text:p>
          </table:table-cell>
          <table:table-cell office:value-type="float" office:value="1152" calcext:value-type="float">
            <text:p>1152</text:p>
          </table:table-cell>
          <table:table-cell office:value-type="float" office:value="7" calcext:value-type="float">
            <text:p>7</text:p>
          </table:table-cell>
          <table:table-cell office:value-type="float" office:value="154" calcext:value-type="float">
            <text:p>154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.0635695817818265" calcext:value-type="float">
            <text:p>0.0635695817818265</text:p>
          </table:table-cell>
          <table:table-cell office:value-type="float" office:value="0.0645467693021199" calcext:value-type="float">
            <text:p>0.0645467693021199</text:p>
          </table:table-cell>
          <table:table-cell table:number-columns-repeated="2" office:value-type="float" office:value="0.895881109527093" calcext:value-type="float">
            <text:p>0.895881109527093</text:p>
          </table:table-cell>
          <table:table-cell office:value-type="float" office:value="0.847115879047441" calcext:value-type="float">
            <text:p>0.847115879047441</text:p>
          </table:table-cell>
          <table:table-cell office:value-type="float" office:value="0.128289264570269" calcext:value-type="float">
            <text:p>0.128289264570269</text:p>
          </table:table-cell>
          <table:table-cell office:value-type="float" office:value="0.120760588596005" calcext:value-type="float">
            <text:p>0.120760588596005</text:p>
          </table:table-cell>
          <table:table-cell office:value-type="float" office:value="0.183000760780755" calcext:value-type="float">
            <text:p>0.183000760780755</text:p>
          </table:table-cell>
          <table:table-cell office:value-type="float" office:value="0.0954903733289531" calcext:value-type="float">
            <text:p>0.0954903733289531</text:p>
          </table:table-cell>
          <table:table-cell office:value-type="float" office:value="0.0892059868689071" calcext:value-type="float">
            <text:p>0.0892059868689071</text:p>
          </table:table-cell>
          <table:table-cell office:value-type="float" office:value="0.143261946450889" calcext:value-type="float">
            <text:p>0.143261946450889</text:p>
          </table:table-cell>
          <table:table-cell office:value-type="float" office:value="1152" calcext:value-type="float">
            <text:p>1152</text:p>
          </table:table-cell>
          <table:table-cell office:value-type="float" office:value="7" calcext:value-type="float">
            <text:p>7</text:p>
          </table:table-cell>
          <table:table-cell office:value-type="float" office:value="154" calcext:value-type="float">
            <text:p>154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.0653078758847175" calcext:value-type="float">
            <text:p>0.0653078758847175</text:p>
          </table:table-cell>
          <table:table-cell office:value-type="float" office:value="0.0662586476157463" calcext:value-type="float">
            <text:p>0.0662586476157463</text:p>
          </table:table-cell>
          <table:table-cell table:number-columns-repeated="2" office:value-type="float" office:value="0.873815837839404" calcext:value-type="float">
            <text:p>0.873815837839404</text:p>
          </table:table-cell>
          <table:table-cell office:value-type="float" office:value="0.820150567763495" calcext:value-type="float">
            <text:p>0.820150567763495</text:p>
          </table:table-cell>
          <table:table-cell office:value-type="float" office:value="0.126676462960662" calcext:value-type="float">
            <text:p>0.126676462960662</text:p>
          </table:table-cell>
          <table:table-cell office:value-type="float" office:value="0.119589322658638" calcext:value-type="float">
            <text:p>0.119589322658638</text:p>
          </table:table-cell>
          <table:table-cell office:value-type="float" office:value="0.178179283789037" calcext:value-type="float">
            <text:p>0.178179283789037</text:p>
          </table:table-cell>
          <table:table-cell office:value-type="float" office:value="0.0960449216700991" calcext:value-type="float">
            <text:p>0.0960449216700991</text:p>
          </table:table-cell>
          <table:table-cell office:value-type="float" office:value="0.0900393367560157" calcext:value-type="float">
            <text:p>0.0900393367560157</text:p>
          </table:table-cell>
          <table:table-cell office:value-type="float" office:value="0.141192951427398" calcext:value-type="float">
            <text:p>0.141192951427398</text:p>
          </table:table-cell>
          <table:table-cell office:value-type="float" office:value="1152" calcext:value-type="float">
            <text:p>1152</text:p>
          </table:table-cell>
          <table:table-cell office:value-type="float" office:value="7" calcext:value-type="float">
            <text:p>7</text:p>
          </table:table-cell>
          <table:table-cell office:value-type="float" office:value="154" calcext:value-type="float">
            <text:p>154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996829569339752" calcext:value-type="float">
            <text:p>0.996829569339752</text:p>
          </table:table-cell>
          <table:table-cell office:value-type="float" office:value="0.661275054975124" calcext:value-type="float">
            <text:p>0.661275054975124</text:p>
          </table:table-cell>
          <table:table-cell office:value-type="float" office:value="0.130644343117999" calcext:value-type="float">
            <text:p>0.130644343117999</text:p>
          </table:table-cell>
          <table:table-cell office:value-type="float" office:value="0.118680786901142" calcext:value-type="float">
            <text:p>0.118680786901142</text:p>
          </table:table-cell>
          <table:table-cell office:value-type="float" office:value="0.217584472147337" calcext:value-type="float">
            <text:p>0.217584472147337</text:p>
          </table:table-cell>
          <table:table-cell table:number-columns-repeated="2" office:value-type="float" office:value="0.0612244897959184" calcext:value-type="float">
            <text:p>0.0612244897959184</text:p>
          </table:table-cell>
          <table:table-cell office:value-type="float" office:value="0.137931034482759" calcext:value-type="float">
            <text:p>0.137931034482759</text:p>
          </table:table-cell>
          <table:table-cell office:value-type="float" office:value="1169" calcext:value-type="float">
            <text:p>1169</text:p>
          </table:table-cell>
          <table:table-cell office:value-type="float" office:value="1" calcext:value-type="float">
            <text:p>1</text:p>
          </table:table-cell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661275054975124" calcext:value-type="float">
            <text:p>0.661275054975124</text:p>
          </table:table-cell>
          <table:table-cell office:value-type="float" office:value="0.13064672510948" calcext:value-type="float">
            <text:p>0.13064672510948</text:p>
          </table:table-cell>
          <table:table-cell office:value-type="float" office:value="0.118683496670937" calcext:value-type="float">
            <text:p>0.118683496670937</text:p>
          </table:table-cell>
          <table:table-cell office:value-type="float" office:value="0.217584472147337" calcext:value-type="float">
            <text:p>0.217584472147337</text:p>
          </table:table-cell>
          <table:table-cell table:number-columns-repeated="2" office:value-type="float" office:value="0.0612244897959184" calcext:value-type="float">
            <text:p>0.0612244897959184</text:p>
          </table:table-cell>
          <table:table-cell office:value-type="float" office:value="0.137931034482759" calcext:value-type="float">
            <text:p>0.137931034482759</text:p>
          </table:table-cell>
          <table:table-cell office:value-type="float" office:value="1169" calcext:value-type="float">
            <text:p>1169</text:p>
          </table:table-cell>
          <table:table-cell office:value-type="float" office:value="1" calcext:value-type="float">
            <text:p>1</text:p>
          </table:table-cell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131405116245009" calcext:value-type="float">
            <text:p>0.131405116245009</text:p>
          </table:table-cell>
          <table:table-cell office:value-type="float" office:value="0.129327198897469" calcext:value-type="float">
            <text:p>0.129327198897469</text:p>
          </table:table-cell>
          <table:table-cell office:value-type="float" office:value="0.146505509391732" calcext:value-type="float">
            <text:p>0.146505509391732</text:p>
          </table:table-cell>
          <table:table-cell table:number-columns-repeated="3" office:value-type="float" office:value="0.118769883351007" calcext:value-type="float">
            <text:p>0.118769883351007</text:p>
          </table:table-cell>
          <table:table-cell office:value-type="float" office:value="1158" calcext:value-type="float">
            <text:p>1158</text:p>
          </table:table-cell>
          <table:table-cell office:value-type="float" office:value="3" calcext:value-type="float">
            <text:p>3</text:p>
          </table:table-cell>
          <table:table-cell office:value-type="float" office:value="158" calcext:value-type="float">
            <text:p>158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135179018552826" calcext:value-type="float">
            <text:p>0.135179018552826</text:p>
          </table:table-cell>
          <table:table-cell office:value-type="float" office:value="0.132807811717263" calcext:value-type="float">
            <text:p>0.132807811717263</text:p>
          </table:table-cell>
          <table:table-cell office:value-type="float" office:value="0.152410770090769" calcext:value-type="float">
            <text:p>0.152410770090769</text:p>
          </table:table-cell>
          <table:table-cell table:number-columns-repeated="3" office:value-type="float" office:value="0.110132158590308" calcext:value-type="float">
            <text:p>0.110132158590308</text:p>
          </table:table-cell>
          <table:table-cell office:value-type="float" office:value="1143" calcext:value-type="float">
            <text:p>1143</text:p>
          </table:table-cell>
          <table:table-cell office:value-type="float" office:value="5" calcext:value-type="float">
            <text:p>5</text:p>
          </table:table-cell>
          <table:table-cell office:value-type="float" office:value="156" calcext:value-type="float">
            <text:p>156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0.402985074626866" calcext:value-type="float">
            <text:p>0.402985074626866</text:p>
          </table:table-cell>
          <table:table-cell office:value-type="float" office:value="0.128964323930515" calcext:value-type="float">
            <text:p>0.128964323930515</text:p>
          </table:table-cell>
          <table:table-cell office:value-type="float" office:value="0.117175002995899" calcext:value-type="float">
            <text:p>0.117175002995899</text:p>
          </table:table-cell>
          <table:table-cell office:value-type="float" office:value="0.214638271095117" calcext:value-type="float">
            <text:p>0.214638271095117</text:p>
          </table:table-cell>
          <table:table-cell table:number-columns-repeated="2" office:value-type="float" office:value="0.0895522388059701" calcext:value-type="float">
            <text:p>0.0895522388059701</text:p>
          </table:table-cell>
          <table:table-cell office:value-type="float" office:value="0.26865671641791" calcext:value-type="float">
            <text:p>0.26865671641791</text:p>
          </table:table-cell>
          <table:table-cell office:value-type="float" office:value="1170" calcext:value-type="float">
            <text:p>1170</text:p>
          </table:table-cell>
          <table:table-cell office:value-type="float" office:value="0" calcext:value-type="float">
            <text:p>0</text:p>
          </table:table-cell>
          <table:table-cell office:value-type="float" office:value="161" calcext:value-type="float">
            <text:p>16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0.5" calcext:value-type="float">
            <text:p>0.5</text:p>
          </table:table-cell>
          <table:table-cell office:value-type="float" office:value="0.134673178061608" calcext:value-type="float">
            <text:p>0.134673178061608</text:p>
          </table:table-cell>
          <table:table-cell office:value-type="float" office:value="0.123803418803419" calcext:value-type="float">
            <text:p>0.123803418803419</text:p>
          </table:table-cell>
          <table:table-cell office:value-type="float" office:value="0.213664596273292" calcext:value-type="float">
            <text:p>0.213664596273292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.2" calcext:value-type="float">
            <text:p>0.2</text:p>
          </table:table-cell>
          <table:table-cell office:value-type="float" office:value="1133" calcext:value-type="float">
            <text:p>1133</text:p>
          </table:table-cell>
          <table:table-cell office:value-type="float" office:value="11" calcext:value-type="float">
            <text:p>11</text:p>
          </table:table-cell>
          <table:table-cell office:value-type="float" office:value="150" calcext:value-type="float">
            <text:p>150</text:p>
          </table:table-cell>
          <table:table-cell office:value-type="float" office:value="37" calcext:value-type="float">
            <text:p>3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131425272404256" calcext:value-type="float">
            <text:p>0.131425272404256</text:p>
          </table:table-cell>
          <table:table-cell office:value-type="float" office:value="0.129350128682048" calcext:value-type="float">
            <text:p>0.129350128682048</text:p>
          </table:table-cell>
          <table:table-cell office:value-type="float" office:value="0.146505509391732" calcext:value-type="float">
            <text:p>0.146505509391732</text:p>
          </table:table-cell>
          <table:table-cell table:number-columns-repeated="3" office:value-type="float" office:value="0.118769883351007" calcext:value-type="float">
            <text:p>0.118769883351007</text:p>
          </table:table-cell>
          <table:table-cell office:value-type="float" office:value="1158" calcext:value-type="float">
            <text:p>1158</text:p>
          </table:table-cell>
          <table:table-cell office:value-type="float" office:value="3" calcext:value-type="float">
            <text:p>3</text:p>
          </table:table-cell>
          <table:table-cell office:value-type="float" office:value="158" calcext:value-type="float">
            <text:p>158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135201802589506" calcext:value-type="float">
            <text:p>0.135201802589506</text:p>
          </table:table-cell>
          <table:table-cell office:value-type="float" office:value="0.13283766322469" calcext:value-type="float">
            <text:p>0.13283766322469</text:p>
          </table:table-cell>
          <table:table-cell office:value-type="float" office:value="0.152382194246863" calcext:value-type="float">
            <text:p>0.152382194246863</text:p>
          </table:table-cell>
          <table:table-cell table:number-columns-repeated="3" office:value-type="float" office:value="0.110132158590308" calcext:value-type="float">
            <text:p>0.110132158590308</text:p>
          </table:table-cell>
          <table:table-cell office:value-type="float" office:value="1143" calcext:value-type="float">
            <text:p>1143</text:p>
          </table:table-cell>
          <table:table-cell office:value-type="float" office:value="5" calcext:value-type="float">
            <text:p>5</text:p>
          </table:table-cell>
          <table:table-cell office:value-type="float" office:value="156" calcext:value-type="float">
            <text:p>156</text:p>
          </table:table-cell>
          <table:table-cell office:value-type="float" office:value="27" calcext:value-type="float">
            <text:p>27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170" calcext:value-type="float">
            <text:p>1170</text:p>
          </table:table-cell>
          <table:table-cell office:value-type="float" office:value="0" calcext:value-type="float">
            <text:p>0</text:p>
          </table:table-cell>
          <table:table-cell office:value-type="float" office:value="161" calcext:value-type="float">
            <text:p>16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170" calcext:value-type="float">
            <text:p>1170</text:p>
          </table:table-cell>
          <table:table-cell office:value-type="float" office:value="0" calcext:value-type="float">
            <text:p>0</text:p>
          </table:table-cell>
          <table:table-cell office:value-type="float" office:value="161" calcext:value-type="float">
            <text:p>1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.000219109613681212" calcext:value-type="float">
            <text:p>0.000219109613681212</text:p>
          </table:table-cell>
          <table:table-cell office:value-type="float" office:value="0.000468114070827141" calcext:value-type="float">
            <text:p>0.000468114070827141</text:p>
          </table:table-cell>
          <table:table-cell table:number-columns-repeated="2" office:value-type="float" office:value="0.999423146247864" calcext:value-type="float">
            <text:p>0.999423146247864</text:p>
          </table:table-cell>
          <table:table-cell office:value-type="float" office:value="0.998043894767761" calcext:value-type="float">
            <text:p>0.998043894767761</text:p>
          </table:table-cell>
          <table:table-cell office:value-type="float" office:value="0.0734245558722935" calcext:value-type="float">
            <text:p>0.0734245558722935</text:p>
          </table:table-cell>
          <table:table-cell office:value-type="float" office:value="0.0554780414820413" calcext:value-type="float">
            <text:p>0.0554780414820413</text:p>
          </table:table-cell>
          <table:table-cell office:value-type="float" office:value="0.22021466667808" calcext:value-type="float">
            <text:p>0.22021466667808</text:p>
          </table:table-cell>
          <table:table-cell office:value-type="float" office:value="0.00182508991565555" calcext:value-type="float">
            <text:p>0.00182508991565555</text:p>
          </table:table-cell>
          <table:table-cell office:value-type="float" office:value="0.00144890299998224" calcext:value-type="float">
            <text:p>0.00144890299998224</text:p>
          </table:table-cell>
          <table:table-cell office:value-type="float" office:value="0.0335359834134579" calcext:value-type="float">
            <text:p>0.0335359834134579</text:p>
          </table:table-cell>
          <table:table-cell office:value-type="float" office:value="1129" calcext:value-type="float">
            <text:p>1129</text:p>
          </table:table-cell>
          <table:table-cell office:value-type="float" office:value="28" calcext:value-type="float">
            <text:p>28</text:p>
          </table:table-cell>
          <table:table-cell office:value-type="float" office:value="117" calcext:value-type="float">
            <text:p>117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0.0533191634921568" calcext:value-type="float">
            <text:p>0.0533191634921568</text:p>
          </table:table-cell>
          <table:table-cell office:value-type="float" office:value="0.0636243795151437" calcext:value-type="float">
            <text:p>0.0636243795151437</text:p>
          </table:table-cell>
          <table:table-cell table:number-columns-repeated="2" office:value-type="float" office:value="0.740403010257916" calcext:value-type="float">
            <text:p>0.740403010257916</text:p>
          </table:table-cell>
          <table:table-cell office:value-type="float" office:value="0.67830253405013" calcext:value-type="float">
            <text:p>0.67830253405013</text:p>
          </table:table-cell>
          <table:table-cell office:value-type="float" office:value="0.125183260154568" calcext:value-type="float">
            <text:p>0.125183260154568</text:p>
          </table:table-cell>
          <table:table-cell office:value-type="float" office:value="0.114483533070834" calcext:value-type="float">
            <text:p>0.114483533070834</text:p>
          </table:table-cell>
          <table:table-cell office:value-type="float" office:value="0.212699648577385" calcext:value-type="float">
            <text:p>0.212699648577385</text:p>
          </table:table-cell>
          <table:table-cell office:value-type="float" office:value="0.0868704426055136" calcext:value-type="float">
            <text:p>0.0868704426055136</text:p>
          </table:table-cell>
          <table:table-cell office:value-type="float" office:value="0.0824443192582685" calcext:value-type="float">
            <text:p>0.0824443192582685</text:p>
          </table:table-cell>
          <table:table-cell office:value-type="float" office:value="0.164492797574468" calcext:value-type="float">
            <text:p>0.164492797574468</text:p>
          </table:table-cell>
          <table:table-cell office:value-type="float" office:value="1167" calcext:value-type="float">
            <text:p>1167</text:p>
          </table:table-cell>
          <table:table-cell office:value-type="float" office:value="9" calcext:value-type="float">
            <text:p>9</text:p>
          </table:table-cell>
          <table:table-cell office:value-type="float" office:value="136" calcext:value-type="float">
            <text:p>136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053272031243735" calcext:value-type="float">
            <text:p>0.053272031243735</text:p>
          </table:table-cell>
          <table:table-cell office:value-type="float" office:value="0.0635784095899742" calcext:value-type="float">
            <text:p>0.0635784095899742</text:p>
          </table:table-cell>
          <table:table-cell table:number-columns-repeated="2" office:value-type="float" office:value="0.740875513888662" calcext:value-type="float">
            <text:p>0.740875513888662</text:p>
          </table:table-cell>
          <table:table-cell office:value-type="float" office:value="0.678782086004957" calcext:value-type="float">
            <text:p>0.678782086004957</text:p>
          </table:table-cell>
          <table:table-cell office:value-type="float" office:value="0.125184438874985" calcext:value-type="float">
            <text:p>0.125184438874985</text:p>
          </table:table-cell>
          <table:table-cell office:value-type="float" office:value="0.114475108965584" calcext:value-type="float">
            <text:p>0.114475108965584</text:p>
          </table:table-cell>
          <table:table-cell office:value-type="float" office:value="0.212779371789124" calcext:value-type="float">
            <text:p>0.212779371789124</text:p>
          </table:table-cell>
          <table:table-cell office:value-type="float" office:value="0.0868323085373137" calcext:value-type="float">
            <text:p>0.0868323085373137</text:p>
          </table:table-cell>
          <table:table-cell office:value-type="float" office:value="0.0824042171662711" calcext:value-type="float">
            <text:p>0.0824042171662711</text:p>
          </table:table-cell>
          <table:table-cell office:value-type="float" office:value="0.164513151065817" calcext:value-type="float">
            <text:p>0.164513151065817</text:p>
          </table:table-cell>
          <table:table-cell office:value-type="float" office:value="1167" calcext:value-type="float">
            <text:p>1167</text:p>
          </table:table-cell>
          <table:table-cell office:value-type="float" office:value="9" calcext:value-type="float">
            <text:p>9</text:p>
          </table:table-cell>
          <table:table-cell office:value-type="float" office:value="136" calcext:value-type="float">
            <text:p>136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0434823670747084" calcext:value-type="float">
            <text:p>0.0434823670747084</text:p>
          </table:table-cell>
          <table:table-cell office:value-type="float" office:value="0.0566596561666283" calcext:value-type="float">
            <text:p>0.0566596561666283</text:p>
          </table:table-cell>
          <table:table-cell table:number-columns-repeated="2" office:value-type="float" office:value="0.939100591254824" calcext:value-type="float">
            <text:p>0.939100591254824</text:p>
          </table:table-cell>
          <table:table-cell office:value-type="float" office:value="0.907813771736135" calcext:value-type="float">
            <text:p>0.907813771736135</text:p>
          </table:table-cell>
          <table:table-cell office:value-type="float" office:value="0.157346648095683" calcext:value-type="float">
            <text:p>0.157346648095683</text:p>
          </table:table-cell>
          <table:table-cell office:value-type="float" office:value="0.139372456252521" calcext:value-type="float">
            <text:p>0.139372456252521</text:p>
          </table:table-cell>
          <table:table-cell office:value-type="float" office:value="0.304363141378375" calcext:value-type="float">
            <text:p>0.304363141378375</text:p>
          </table:table-cell>
          <table:table-cell office:value-type="float" office:value="0.0900758878415135" calcext:value-type="float">
            <text:p>0.0900758878415135</text:p>
          </table:table-cell>
          <table:table-cell office:value-type="float" office:value="0.0833617060308703" calcext:value-type="float">
            <text:p>0.0833617060308703</text:p>
          </table:table-cell>
          <table:table-cell office:value-type="float" office:value="0.22566036530049" calcext:value-type="float">
            <text:p>0.22566036530049</text:p>
          </table:table-cell>
          <table:table-cell office:value-type="float" office:value="1129" calcext:value-type="float">
            <text:p>1129</text:p>
          </table:table-cell>
          <table:table-cell office:value-type="float" office:value="28" calcext:value-type="float">
            <text:p>28</text:p>
          </table:table-cell>
          <table:table-cell office:value-type="float" office:value="117" calcext:value-type="float">
            <text:p>117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11640211640212" calcext:value-type="float">
            <text:p>0.0211640211640212</text:p>
          </table:table-cell>
          <table:table-cell table:number-columns-repeated="2" office:value-type="float" office:value="0.999423146247864" calcext:value-type="float">
            <text:p>0.999423146247864</text:p>
          </table:table-cell>
          <table:table-cell office:value-type="float" office:value="0.409090909090909" calcext:value-type="float">
            <text:p>0.409090909090909</text:p>
          </table:table-cell>
          <table:table-cell office:value-type="float" office:value="0.124134262576186" calcext:value-type="float">
            <text:p>0.124134262576186</text:p>
          </table:table-cell>
          <table:table-cell office:value-type="float" office:value="0.110770318197009" calcext:value-type="float">
            <text:p>0.110770318197009</text:p>
          </table:table-cell>
          <table:table-cell office:value-type="float" office:value="0.233442111084484" calcext:value-type="float">
            <text:p>0.233442111084484</text:p>
          </table:table-cell>
          <table:table-cell table:number-columns-repeated="2" office:value-type="float" office:value="0.0828402366863905" calcext:value-type="float">
            <text:p>0.0828402366863905</text:p>
          </table:table-cell>
          <table:table-cell office:value-type="float" office:value="0.285714285714286" calcext:value-type="float">
            <text:p>0.285714285714286</text:p>
          </table:table-cell>
          <table:table-cell office:value-type="float" office:value="1185" calcext:value-type="float">
            <text:p>1185</text:p>
          </table:table-cell>
          <table:table-cell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11640211640212" calcext:value-type="float">
            <text:p>0.0211640211640212</text:p>
          </table:table-cell>
          <table:table-cell table:number-columns-repeated="3" office:value-type="float" office:value="0.409090909090909" calcext:value-type="float">
            <text:p>0.409090909090909</text:p>
          </table:table-cell>
          <table:table-cell office:value-type="float" office:value="0.123690233273472" calcext:value-type="float">
            <text:p>0.123690233273472</text:p>
          </table:table-cell>
          <table:table-cell office:value-type="float" office:value="0.110272002006527" calcext:value-type="float">
            <text:p>0.110272002006527</text:p>
          </table:table-cell>
          <table:table-cell office:value-type="float" office:value="0.233442111084484" calcext:value-type="float">
            <text:p>0.233442111084484</text:p>
          </table:table-cell>
          <table:table-cell table:number-columns-repeated="2" office:value-type="float" office:value="0.0828402366863905" calcext:value-type="float">
            <text:p>0.0828402366863905</text:p>
          </table:table-cell>
          <table:table-cell office:value-type="float" office:value="0.285714285714286" calcext:value-type="float">
            <text:p>0.285714285714286</text:p>
          </table:table-cell>
          <table:table-cell office:value-type="float" office:value="1186" calcext:value-type="float">
            <text:p>1186</text:p>
          </table:table-cell>
          <table:table-cell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127687680510752" calcext:value-type="float">
            <text:p>0.127687680510752</text:p>
          </table:table-cell>
          <table:table-cell office:value-type="float" office:value="0.120178589940143" calcext:value-type="float">
            <text:p>0.120178589940143</text:p>
          </table:table-cell>
          <table:table-cell office:value-type="float" office:value="0.189106862695188" calcext:value-type="float">
            <text:p>0.189106862695188</text:p>
          </table:table-cell>
          <table:table-cell table:number-columns-repeated="3" office:value-type="float" office:value="0.0967007963594994" calcext:value-type="float">
            <text:p>0.0967007963594994</text:p>
          </table:table-cell>
          <table:table-cell office:value-type="float" office:value="1169" calcext:value-type="float">
            <text:p>1169</text:p>
          </table:table-cell>
          <table:table-cell office:value-type="float" office:value="10" calcext:value-type="float">
            <text:p>10</text:p>
          </table:table-cell>
          <table:table-cell office:value-type="float" office:value="135" calcext:value-type="float">
            <text:p>135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128634084705317" calcext:value-type="float">
            <text:p>0.128634084705317</text:p>
          </table:table-cell>
          <table:table-cell office:value-type="float" office:value="0.119007875185046" calcext:value-type="float">
            <text:p>0.119007875185046</text:p>
          </table:table-cell>
          <table:table-cell office:value-type="float" office:value="0.207369839815943" calcext:value-type="float">
            <text:p>0.207369839815943</text:p>
          </table:table-cell>
          <table:table-cell table:number-columns-repeated="3" office:value-type="float" office:value="0.0799492385786802" calcext:value-type="float">
            <text:p>0.0799492385786802</text:p>
          </table:table-cell>
          <table:table-cell office:value-type="float" office:value="1156" calcext:value-type="float">
            <text:p>1156</text:p>
          </table:table-cell>
          <table:table-cell office:value-type="float" office:value="12" calcext:value-type="float">
            <text:p>12</text:p>
          </table:table-cell>
          <table:table-cell office:value-type="float" office:value="133" calcext:value-type="float">
            <text:p>133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0.343283582089552" calcext:value-type="float">
            <text:p>0.343283582089552</text:p>
          </table:table-cell>
          <table:table-cell office:value-type="float" office:value="0.123326744462239" calcext:value-type="float">
            <text:p>0.123326744462239</text:p>
          </table:table-cell>
          <table:table-cell office:value-type="float" office:value="0.110675543026856" calcext:value-type="float">
            <text:p>0.110675543026856</text:p>
          </table:table-cell>
          <table:table-cell office:value-type="float" office:value="0.226804847237168" calcext:value-type="float">
            <text:p>0.226804847237168</text:p>
          </table:table-cell>
          <table:table-cell office:value-type="float" office:value="0.0895522388059701" calcext:value-type="float">
            <text:p>0.0895522388059701</text:p>
          </table:table-cell>
          <table:table-cell office:value-type="float" office:value="0.0746268656716418" calcext:value-type="float">
            <text:p>0.0746268656716418</text:p>
          </table:table-cell>
          <table:table-cell office:value-type="float" office:value="0.253731343283582" calcext:value-type="float">
            <text:p>0.253731343283582</text:p>
          </table:table-cell>
          <table:table-cell office:value-type="float" office:value="1186" calcext:value-type="float">
            <text:p>1186</text:p>
          </table:table-cell>
          <table:table-cell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0.45" calcext:value-type="float">
            <text:p>0.45</text:p>
          </table:table-cell>
          <table:table-cell office:value-type="float" office:value="0.123478587528174" calcext:value-type="float">
            <text:p>0.123478587528174</text:p>
          </table:table-cell>
          <table:table-cell office:value-type="float" office:value="0.110497470489039" calcext:value-type="float">
            <text:p>0.110497470489039</text:p>
          </table:table-cell>
          <table:table-cell office:value-type="float" office:value="0.229655172413793" calcext:value-type="float">
            <text:p>0.229655172413793</text:p>
          </table:table-cell>
          <table:table-cell office:value-type="float" office:value="0.1" calcext:value-type="float">
            <text:p>0.1</text:p>
          </table:table-cell>
          <table:table-cell office:value-type="float" office:value="0.05" calcext:value-type="float">
            <text:p>0.05</text:p>
          </table:table-cell>
          <table:table-cell office:value-type="float" office:value="0.25" calcext:value-type="float">
            <text:p>0.25</text:p>
          </table:table-cell>
          <table:table-cell office:value-type="float" office:value="1186" calcext:value-type="float">
            <text:p>1186</text:p>
          </table:table-cell>
          <table:table-cell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127687680510752" calcext:value-type="float">
            <text:p>0.127687680510752</text:p>
          </table:table-cell>
          <table:table-cell office:value-type="float" office:value="0.120178589940143" calcext:value-type="float">
            <text:p>0.120178589940143</text:p>
          </table:table-cell>
          <table:table-cell office:value-type="float" office:value="0.189106862695188" calcext:value-type="float">
            <text:p>0.189106862695188</text:p>
          </table:table-cell>
          <table:table-cell table:number-columns-repeated="3" office:value-type="float" office:value="0.0967007963594994" calcext:value-type="float">
            <text:p>0.0967007963594994</text:p>
          </table:table-cell>
          <table:table-cell office:value-type="float" office:value="1169" calcext:value-type="float">
            <text:p>1169</text:p>
          </table:table-cell>
          <table:table-cell office:value-type="float" office:value="10" calcext:value-type="float">
            <text:p>10</text:p>
          </table:table-cell>
          <table:table-cell office:value-type="float" office:value="135" calcext:value-type="float">
            <text:p>135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128605434543847" calcext:value-type="float">
            <text:p>0.128605434543847</text:p>
          </table:table-cell>
          <table:table-cell office:value-type="float" office:value="0.118983886278558" calcext:value-type="float">
            <text:p>0.118983886278558</text:p>
          </table:table-cell>
          <table:table-cell office:value-type="float" office:value="0.207303063803391" calcext:value-type="float">
            <text:p>0.207303063803391</text:p>
          </table:table-cell>
          <table:table-cell table:number-columns-repeated="3" office:value-type="float" office:value="0.0799492385786802" calcext:value-type="float">
            <text:p>0.0799492385786802</text:p>
          </table:table-cell>
          <table:table-cell office:value-type="float" office:value="1156" calcext:value-type="float">
            <text:p>1156</text:p>
          </table:table-cell>
          <table:table-cell office:value-type="float" office:value="12" calcext:value-type="float">
            <text:p>12</text:p>
          </table:table-cell>
          <table:table-cell office:value-type="float" office:value="133" calcext:value-type="float">
            <text:p>133</text:p>
          </table:table-cell>
          <table:table-cell office:value-type="float" office:value="30" calcext:value-type="float">
            <text:p>30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186" calcext:value-type="float">
            <text:p>1186</text:p>
          </table:table-cell>
          <table:table-cell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186" calcext:value-type="float">
            <text:p>1186</text:p>
          </table:table-cell>
          <table:table-cell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.000263963884208351" calcext:value-type="float">
            <text:p>0.000263963884208351</text:p>
          </table:table-cell>
          <table:table-cell office:value-type="float" office:value="0.000448188482550904" calcext:value-type="float">
            <text:p>0.000448188482550904</text:p>
          </table:table-cell>
          <table:table-cell office:value-type="float" office:value="0.999165058135986" calcext:value-type="float">
            <text:p>0.999165058135986</text:p>
          </table:table-cell>
          <table:table-cell office:value-type="float" office:value="0.998925030231476" calcext:value-type="float">
            <text:p>0.998925030231476</text:p>
          </table:table-cell>
          <table:table-cell office:value-type="float" office:value="0.999165058135986" calcext:value-type="float">
            <text:p>0.999165058135986</text:p>
          </table:table-cell>
          <table:table-cell office:value-type="float" office:value="0.120245803425101" calcext:value-type="float">
            <text:p>0.120245803425101</text:p>
          </table:table-cell>
          <table:table-cell office:value-type="float" office:value="0.0860689877665673" calcext:value-type="float">
            <text:p>0.0860689877665673</text:p>
          </table:table-cell>
          <table:table-cell office:value-type="float" office:value="0.385340972250177" calcext:value-type="float">
            <text:p>0.385340972250177</text:p>
          </table:table-cell>
          <table:table-cell office:value-type="float" office:value="0.00346061843447387" calcext:value-type="float">
            <text:p>0.00346061843447387</text:p>
          </table:table-cell>
          <table:table-cell office:value-type="float" office:value="0.0027628974057734" calcext:value-type="float">
            <text:p>0.0027628974057734</text:p>
          </table:table-cell>
          <table:table-cell office:value-type="float" office:value="0.0872788168489933" calcext:value-type="float">
            <text:p>0.0872788168489933</text:p>
          </table:table-cell>
          <table:table-cell office:value-type="float" office:value="1090" calcext:value-type="float">
            <text:p>1090</text:p>
          </table:table-cell>
          <table:table-cell office:value-type="float" office:value="58" calcext:value-type="float">
            <text:p>58</text:p>
          </table:table-cell>
          <table:table-cell office:value-type="float" office:value="94" calcext:value-type="float">
            <text:p>94</text:p>
          </table:table-cell>
          <table:table-cell office:value-type="float" office:value="89" calcext:value-type="float">
            <text:p>89</text:p>
          </table:table-cell>
          <table:table-cell table:number-columns-repeated="2" office:value-type="float" office:value="0.0389183187691888" calcext:value-type="float">
            <text:p>0.0389183187691888</text:p>
          </table:table-cell>
          <table:table-cell office:value-type="float" office:value="0.0434812945795629" calcext:value-type="float">
            <text:p>0.0434812945795629</text:p>
          </table:table-cell>
          <table:table-cell office:value-type="float" office:value="0.534869457666348" calcext:value-type="float">
            <text:p>0.534869457666348</text:p>
          </table:table-cell>
          <table:table-cell office:value-type="float" office:value="0.521108225129905" calcext:value-type="float">
            <text:p>0.521108225129905</text:p>
          </table:table-cell>
          <table:table-cell office:value-type="float" office:value="0.534869457666348" calcext:value-type="float">
            <text:p>0.534869457666348</text:p>
          </table:table-cell>
          <table:table-cell office:value-type="float" office:value="0.101576455687317" calcext:value-type="float">
            <text:p>0.101576455687317</text:p>
          </table:table-cell>
          <table:table-cell office:value-type="float" office:value="0.0900599595941511" calcext:value-type="float">
            <text:p>0.0900599595941511</text:p>
          </table:table-cell>
          <table:table-cell office:value-type="float" office:value="0.190905066831019" calcext:value-type="float">
            <text:p>0.190905066831019</text:p>
          </table:table-cell>
          <table:table-cell office:value-type="float" office:value="0.0663569866269371" calcext:value-type="float">
            <text:p>0.0663569866269371</text:p>
          </table:table-cell>
          <table:table-cell office:value-type="float" office:value="0.0633663740871577" calcext:value-type="float">
            <text:p>0.0633663740871577</text:p>
          </table:table-cell>
          <table:table-cell office:value-type="float" office:value="0.12781625185316" calcext:value-type="float">
            <text:p>0.12781625185316</text:p>
          </table:table-cell>
          <table:table-cell office:value-type="float" office:value="1174" calcext:value-type="float">
            <text:p>1174</text:p>
          </table:table-cell>
          <table:table-cell office:value-type="float" office:value="3" calcext:value-type="float">
            <text:p>3</text:p>
          </table:table-cell>
          <table:table-cell office:value-type="float" office:value="149" calcext:value-type="float">
            <text:p>14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.0388881968134862" calcext:value-type="float">
            <text:p>0.0388881968134862</text:p>
          </table:table-cell>
          <table:table-cell office:value-type="float" office:value="0.0434507095996398" calcext:value-type="float">
            <text:p>0.0434507095996398</text:p>
          </table:table-cell>
          <table:table-cell office:value-type="float" office:value="0.535172966101013" calcext:value-type="float">
            <text:p>0.535172966101013</text:p>
          </table:table-cell>
          <table:table-cell office:value-type="float" office:value="0.521404336858812" calcext:value-type="float">
            <text:p>0.521404336858812</text:p>
          </table:table-cell>
          <table:table-cell office:value-type="float" office:value="0.535172966101013" calcext:value-type="float">
            <text:p>0.535172966101013</text:p>
          </table:table-cell>
          <table:table-cell office:value-type="float" office:value="0.101572934195149" calcext:value-type="float">
            <text:p>0.101572934195149</text:p>
          </table:table-cell>
          <table:table-cell office:value-type="float" office:value="0.0900488938163086" calcext:value-type="float">
            <text:p>0.0900488938163086</text:p>
          </table:table-cell>
          <table:table-cell office:value-type="float" office:value="0.190960063186286" calcext:value-type="float">
            <text:p>0.190960063186286</text:p>
          </table:table-cell>
          <table:table-cell office:value-type="float" office:value="0.066328178508065" calcext:value-type="float">
            <text:p>0.066328178508065</text:p>
          </table:table-cell>
          <table:table-cell office:value-type="float" office:value="0.0633370052552361" calcext:value-type="float">
            <text:p>0.0633370052552361</text:p>
          </table:table-cell>
          <table:table-cell office:value-type="float" office:value="0.127813241244566" calcext:value-type="float">
            <text:p>0.127813241244566</text:p>
          </table:table-cell>
          <table:table-cell office:value-type="float" office:value="1174" calcext:value-type="float">
            <text:p>1174</text:p>
          </table:table-cell>
          <table:table-cell office:value-type="float" office:value="3" calcext:value-type="float">
            <text:p>3</text:p>
          </table:table-cell>
          <table:table-cell office:value-type="float" office:value="149" calcext:value-type="float">
            <text:p>14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.0392960303534122" calcext:value-type="float">
            <text:p>0.0392960303534122</text:p>
          </table:table-cell>
          <table:table-cell office:value-type="float" office:value="0.0478301842119542" calcext:value-type="float">
            <text:p>0.0478301842119542</text:p>
          </table:table-cell>
          <table:table-cell office:value-type="float" office:value="0.939889051466184" calcext:value-type="float">
            <text:p>0.939889051466184</text:p>
          </table:table-cell>
          <table:table-cell office:value-type="float" office:value="0.934100029825907" calcext:value-type="float">
            <text:p>0.934100029825907</text:p>
          </table:table-cell>
          <table:table-cell office:value-type="float" office:value="0.939889051466184" calcext:value-type="float">
            <text:p>0.939889051466184</text:p>
          </table:table-cell>
          <table:table-cell office:value-type="float" office:value="0.191600754234676" calcext:value-type="float">
            <text:p>0.191600754234676</text:p>
          </table:table-cell>
          <table:table-cell office:value-type="float" office:value="0.163791618263065" calcext:value-type="float">
            <text:p>0.163791618263065</text:p>
          </table:table-cell>
          <table:table-cell office:value-type="float" office:value="0.407304512856585" calcext:value-type="float">
            <text:p>0.407304512856585</text:p>
          </table:table-cell>
          <table:table-cell office:value-type="float" office:value="0.100025919840003" calcext:value-type="float">
            <text:p>0.100025919840003</text:p>
          </table:table-cell>
          <table:table-cell office:value-type="float" office:value="0.0924095151197818" calcext:value-type="float">
            <text:p>0.0924095151197818</text:p>
          </table:table-cell>
          <table:table-cell office:value-type="float" office:value="0.286777833944329" calcext:value-type="float">
            <text:p>0.286777833944329</text:p>
          </table:table-cell>
          <table:table-cell office:value-type="float" office:value="1090" calcext:value-type="float">
            <text:p>1090</text:p>
          </table:table-cell>
          <table:table-cell office:value-type="float" office:value="58" calcext:value-type="float">
            <text:p>58</text:p>
          </table:table-cell>
          <table:table-cell office:value-type="float" office:value="94" calcext:value-type="float">
            <text:p>94</text:p>
          </table:table-cell>
          <table:table-cell office:value-type="float" office:value="89" calcext:value-type="float">
            <text:p>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42857142857143" calcext:value-type="float">
            <text:p>0.0142857142857143</text:p>
          </table:table-cell>
          <table:table-cell office:value-type="float" office:value="0.999165058135986" calcext:value-type="float">
            <text:p>0.999165058135986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0.999165058135986" calcext:value-type="float">
            <text:p>0.999165058135986</text:p>
          </table:table-cell>
          <table:table-cell office:value-type="float" office:value="0.10188377054837" calcext:value-type="float">
            <text:p>0.10188377054837</text:p>
          </table:table-cell>
          <table:table-cell office:value-type="float" office:value="0.0890549537365728" calcext:value-type="float">
            <text:p>0.0890549537365728</text:p>
          </table:table-cell>
          <table:table-cell office:value-type="float" office:value="0.201391500950398" calcext:value-type="float">
            <text:p>0.201391500950398</text:p>
          </table:table-cell>
          <table:table-cell table:number-columns-repeated="2" office:value-type="float" office:value="0.0810810810810811" calcext:value-type="float">
            <text:p>0.0810810810810811</text:p>
          </table:table-cell>
          <table:table-cell office:value-type="float" office:value="0.128205128205128" calcext:value-type="float">
            <text:p>0.128205128205128</text:p>
          </table:table-cell>
          <table:table-cell office:value-type="float" office:value="1172" calcext:value-type="float">
            <text:p>1172</text:p>
          </table:table-cell>
          <table:table-cell office:value-type="float" office:value="5" calcext:value-type="float">
            <text:p>5</text:p>
          </table:table-cell>
          <table:table-cell office:value-type="float" office:value="147" calcext:value-type="float">
            <text:p>147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42857142857143" calcext:value-type="float">
            <text:p>0.0142857142857143</text:p>
          </table:table-cell>
          <table:table-cell table:number-columns-repeated="3" office:value-type="float" office:value="0.666666666666667" calcext:value-type="float">
            <text:p>0.666666666666667</text:p>
          </table:table-cell>
          <table:table-cell office:value-type="float" office:value="0.10163376126561" calcext:value-type="float">
            <text:p>0.10163376126561</text:p>
          </table:table-cell>
          <table:table-cell office:value-type="float" office:value="0.0890547298486304" calcext:value-type="float">
            <text:p>0.0890547298486304</text:p>
          </table:table-cell>
          <table:table-cell office:value-type="float" office:value="0.199204011532837" calcext:value-type="float">
            <text:p>0.199204011532837</text:p>
          </table:table-cell>
          <table:table-cell table:number-columns-repeated="2" office:value-type="float" office:value="0.0810810810810811" calcext:value-type="float">
            <text:p>0.0810810810810811</text:p>
          </table:table-cell>
          <table:table-cell office:value-type="float" office:value="0.128205128205128" calcext:value-type="float">
            <text:p>0.128205128205128</text:p>
          </table:table-cell>
          <table:table-cell office:value-type="float" office:value="1172" calcext:value-type="float">
            <text:p>1172</text:p>
          </table:table-cell>
          <table:table-cell office:value-type="float" office:value="5" calcext:value-type="float">
            <text:p>5</text:p>
          </table:table-cell>
          <table:table-cell office:value-type="float" office:value="147" calcext:value-type="float">
            <text:p>147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0.75" calcext:value-type="float">
            <text:p>0.75</text:p>
          </table:table-cell>
          <table:table-cell office:value-type="float" office:value="0.106610499878066" calcext:value-type="float">
            <text:p>0.106610499878066</text:p>
          </table:table-cell>
          <table:table-cell office:value-type="float" office:value="0.0952750509642865" calcext:value-type="float">
            <text:p>0.0952750509642865</text:p>
          </table:table-cell>
          <table:table-cell office:value-type="float" office:value="0.194534804281658" calcext:value-type="float">
            <text:p>0.194534804281658</text:p>
          </table:table-cell>
          <table:table-cell table:number-columns-repeated="2" office:value-type="float" office:value="0.0670807453416149" calcext:value-type="float">
            <text:p>0.0670807453416149</text:p>
          </table:table-cell>
          <table:table-cell office:value-type="float" office:value="0.0833333333333333" calcext:value-type="float">
            <text:p>0.0833333333333333</text:p>
          </table:table-cell>
          <table:table-cell office:value-type="float" office:value="1165" calcext:value-type="float">
            <text:p>1165</text:p>
          </table:table-cell>
          <table:table-cell office:value-type="float" office:value="5" calcext:value-type="float">
            <text:p>5</text:p>
          </table:table-cell>
          <table:table-cell office:value-type="float" office:value="147" calcext:value-type="float">
            <text:p>147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113543617701062" calcext:value-type="float">
            <text:p>0.113543617701062</text:p>
          </table:table-cell>
          <table:table-cell office:value-type="float" office:value="0.100676305926468" calcext:value-type="float">
            <text:p>0.100676305926468</text:p>
          </table:table-cell>
          <table:table-cell office:value-type="float" office:value="0.213349937321098" calcext:value-type="float">
            <text:p>0.213349937321098</text:p>
          </table:table-cell>
          <table:table-cell table:number-columns-repeated="2" office:value-type="float" office:value="0.05858310626703" calcext:value-type="float">
            <text:p>0.05858310626703</text:p>
          </table:table-cell>
          <table:table-cell office:value-type="float" office:value="0.0861097349516968" calcext:value-type="float">
            <text:p>0.0861097349516968</text:p>
          </table:table-cell>
          <table:table-cell office:value-type="float" office:value="1138" calcext:value-type="float">
            <text:p>1138</text:p>
          </table:table-cell>
          <table:table-cell office:value-type="float" office:value="18" calcext:value-type="float">
            <text:p>18</text:p>
          </table:table-cell>
          <table:table-cell office:value-type="float" office:value="134" calcext:value-type="float">
            <text:p>134</text:p>
          </table:table-cell>
          <table:table-cell office:value-type="float" office:value="41" calcext:value-type="float">
            <text:p>4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0.343283582089552" calcext:value-type="float">
            <text:p>0.343283582089552</text:p>
          </table:table-cell>
          <table:table-cell office:value-type="float" office:value="0.0992878990064363" calcext:value-type="float">
            <text:p>0.0992878990064363</text:p>
          </table:table-cell>
          <table:table-cell office:value-type="float" office:value="0.0881547233375876" calcext:value-type="float">
            <text:p>0.0881547233375876</text:p>
          </table:table-cell>
          <table:table-cell office:value-type="float" office:value="0.185643255016782" calcext:value-type="float">
            <text:p>0.185643255016782</text:p>
          </table:table-cell>
          <table:table-cell office:value-type="float" office:value="0.0746268656716418" calcext:value-type="float">
            <text:p>0.0746268656716418</text:p>
          </table:table-cell>
          <table:table-cell office:value-type="float" office:value="0.0454545454545455" calcext:value-type="float">
            <text:p>0.0454545454545455</text:p>
          </table:table-cell>
          <table:table-cell office:value-type="float" office:value="0.151515151515152" calcext:value-type="float">
            <text:p>0.151515151515152</text:p>
          </table:table-cell>
          <table:table-cell office:value-type="float" office:value="1179" calcext:value-type="float">
            <text:p>1179</text:p>
          </table:table-cell>
          <table:table-cell office:value-type="float" office:value="0" calcext:value-type="float">
            <text:p>0</text:p>
          </table:table-cell>
          <table:table-cell office:value-type="float" office:value="152" calcext:value-type="float">
            <text:p>15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0.4" calcext:value-type="float">
            <text:p>0.4</text:p>
          </table:table-cell>
          <table:table-cell office:value-type="float" office:value="0.0997746055597295" calcext:value-type="float">
            <text:p>0.0997746055597295</text:p>
          </table:table-cell>
          <table:table-cell office:value-type="float" office:value="0.08774385072095" calcext:value-type="float">
            <text:p>0.08774385072095</text:p>
          </table:table-cell>
          <table:table-cell office:value-type="float" office:value="0.193092105263158" calcext:value-type="float">
            <text:p>0.193092105263158</text:p>
          </table:table-cell>
          <table:table-cell office:value-type="float" office:value="0.1" calcext:value-type="float">
            <text:p>0.1</text:p>
          </table:table-cell>
          <table:table-cell office:value-type="float" office:value="0.05" calcext:value-type="float">
            <text:p>0.05</text:p>
          </table:table-cell>
          <table:table-cell office:value-type="float" office:value="0.15" calcext:value-type="float">
            <text:p>0.15</text:p>
          </table:table-cell>
          <table:table-cell office:value-type="float" office:value="1179" calcext:value-type="float">
            <text:p>1179</text:p>
          </table:table-cell>
          <table:table-cell office:value-type="float" office:value="0" calcext:value-type="float">
            <text:p>0</text:p>
          </table:table-cell>
          <table:table-cell office:value-type="float" office:value="152" calcext:value-type="float">
            <text:p>15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0.75" calcext:value-type="float">
            <text:p>0.75</text:p>
          </table:table-cell>
          <table:table-cell office:value-type="float" office:value="0.106610499878066" calcext:value-type="float">
            <text:p>0.106610499878066</text:p>
          </table:table-cell>
          <table:table-cell office:value-type="float" office:value="0.0952750509642865" calcext:value-type="float">
            <text:p>0.0952750509642865</text:p>
          </table:table-cell>
          <table:table-cell office:value-type="float" office:value="0.194534804281658" calcext:value-type="float">
            <text:p>0.194534804281658</text:p>
          </table:table-cell>
          <table:table-cell table:number-columns-repeated="2" office:value-type="float" office:value="0.0670807453416149" calcext:value-type="float">
            <text:p>0.0670807453416149</text:p>
          </table:table-cell>
          <table:table-cell office:value-type="float" office:value="0.0833333333333333" calcext:value-type="float">
            <text:p>0.0833333333333333</text:p>
          </table:table-cell>
          <table:table-cell office:value-type="float" office:value="1165" calcext:value-type="float">
            <text:p>1165</text:p>
          </table:table-cell>
          <table:table-cell office:value-type="float" office:value="5" calcext:value-type="float">
            <text:p>5</text:p>
          </table:table-cell>
          <table:table-cell office:value-type="float" office:value="147" calcext:value-type="float">
            <text:p>147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113545503591127" calcext:value-type="float">
            <text:p>0.113545503591127</text:p>
          </table:table-cell>
          <table:table-cell office:value-type="float" office:value="0.100680302046319" calcext:value-type="float">
            <text:p>0.100680302046319</text:p>
          </table:table-cell>
          <table:table-cell office:value-type="float" office:value="0.213335455047231" calcext:value-type="float">
            <text:p>0.213335455047231</text:p>
          </table:table-cell>
          <table:table-cell table:number-columns-repeated="2" office:value-type="float" office:value="0.05858310626703" calcext:value-type="float">
            <text:p>0.05858310626703</text:p>
          </table:table-cell>
          <table:table-cell office:value-type="float" office:value="0.0861097349516968" calcext:value-type="float">
            <text:p>0.0861097349516968</text:p>
          </table:table-cell>
          <table:table-cell office:value-type="float" office:value="1138" calcext:value-type="float">
            <text:p>1138</text:p>
          </table:table-cell>
          <table:table-cell office:value-type="float" office:value="18" calcext:value-type="float">
            <text:p>18</text:p>
          </table:table-cell>
          <table:table-cell office:value-type="float" office:value="134" calcext:value-type="float">
            <text:p>134</text:p>
          </table:table-cell>
          <table:table-cell office:value-type="float" office:value="41" calcext:value-type="float">
            <text:p>4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179" calcext:value-type="float">
            <text:p>1179</text:p>
          </table:table-cell>
          <table:table-cell office:value-type="float" office:value="0" calcext:value-type="float">
            <text:p>0</text:p>
          </table:table-cell>
          <table:table-cell office:value-type="float" office:value="152" calcext:value-type="float">
            <text:p>152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179" calcext:value-type="float">
            <text:p>1179</text:p>
          </table:table-cell>
          <table:table-cell office:value-type="float" office:value="0" calcext:value-type="float">
            <text:p>0</text:p>
          </table:table-cell>
          <table:table-cell office:value-type="float" office:value="152" calcext:value-type="float">
            <text:p>1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minimum</text:p>
          </table:table-cell>
          <table:table-cell office:value-type="string" calcext:value-type="string">
            <text:p>minimum_healthy</text:p>
          </table:table-cell>
          <table:table-cell office:value-type="string" calcext:value-type="string">
            <text:p>minimum_defect</text:p>
          </table:table-cell>
          <table:table-cell office:value-type="string" calcext:value-type="string">
            <text:p>maximum</text:p>
          </table:table-cell>
          <table:table-cell office:value-type="string" calcext:value-type="string">
            <text:p>maximum_healthy</text:p>
          </table:table-cell>
          <table:table-cell office:value-type="string" calcext:value-type="string">
            <text:p>maximum_defect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avg_healthy</text:p>
          </table:table-cell>
          <table:table-cell office:value-type="string" calcext:value-type="string">
            <text:p>avg_defect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median_healthy</text:p>
          </table:table-cell>
          <table:table-cell office:value-type="string" calcext:value-type="string">
            <text:p>median_defect</text:p>
          </table:table-cell>
          <table:table-cell office:value-type="string" calcext:value-type="string">
            <text:p>counter_True_Negative</text:p>
          </table:table-cell>
          <table:table-cell office:value-type="string" calcext:value-type="string">
            <text:p>counter_True_Positive</text:p>
          </table:table-cell>
          <table:table-cell office:value-type="string" calcext:value-type="string">
            <text:p>counter_False_Negative</text:p>
          </table:table-cell>
          <table:table-cell office:value-type="string" calcext:value-type="string">
            <text:p>counter_False_Positive</text:p>
          </table:table-cell>
          <table:table-cell office:value-type="string" calcext:value-type="string">
            <text:p>minimum_p_calibrated_inv_ps</text:p>
          </table:table-cell>
          <table:table-cell office:value-type="string" calcext:value-type="string">
            <text:p>minimum_healthy_p_calibrated_inv_ps</text:p>
          </table:table-cell>
          <table:table-cell office:value-type="string" calcext:value-type="string">
            <text:p>minimum_defect_p_calibrated_inv_ps</text:p>
          </table:table-cell>
          <table:table-cell office:value-type="string" calcext:value-type="string">
            <text:p>maximum_p_calibrated_inv_ps</text:p>
          </table:table-cell>
          <table:table-cell office:value-type="string" calcext:value-type="string">
            <text:p>maximum_healthy_p_calibrated_inv_ps</text:p>
          </table:table-cell>
          <table:table-cell office:value-type="string" calcext:value-type="string">
            <text:p>maximum_defect_p_calibrated_inv_ps</text:p>
          </table:table-cell>
          <table:table-cell office:value-type="string" calcext:value-type="string">
            <text:p>avg_p_calibrated_inv_ps</text:p>
          </table:table-cell>
          <table:table-cell office:value-type="string" calcext:value-type="string">
            <text:p>avg_healthy_p_calibrated_inv_ps</text:p>
          </table:table-cell>
          <table:table-cell office:value-type="string" calcext:value-type="string">
            <text:p>avg_defect_p_calibrated_inv_ps</text:p>
          </table:table-cell>
          <table:table-cell office:value-type="string" calcext:value-type="string">
            <text:p>median_p_calibrated_inv_ps</text:p>
          </table:table-cell>
          <table:table-cell office:value-type="string" calcext:value-type="string">
            <text:p>median_healthy_p_calibrated_inv_ps</text:p>
          </table:table-cell>
          <table:table-cell office:value-type="string" calcext:value-type="string">
            <text:p>median_defect_p_calibrated_inv_ps</text:p>
          </table:table-cell>
          <table:table-cell office:value-type="string" calcext:value-type="string">
            <text:p>counter_True_Negative_p_calibrated_inv_ps</text:p>
          </table:table-cell>
          <table:table-cell office:value-type="string" calcext:value-type="string">
            <text:p>counter_True_Positive_p_calibrated_inv_ps</text:p>
          </table:table-cell>
          <table:table-cell office:value-type="string" calcext:value-type="string">
            <text:p>counter_False_Negative_p_calibrated_inv_ps</text:p>
          </table:table-cell>
          <table:table-cell office:value-type="string" calcext:value-type="string">
            <text:p>counter_False_Positive_p_calibrated_inv_ps</text:p>
          </table:table-cell>
          <table:table-cell office:value-type="string" calcext:value-type="string">
            <text:p>minimum_p_calibrated_nps</text:p>
          </table:table-cell>
          <table:table-cell office:value-type="string" calcext:value-type="string">
            <text:p>minimum_healthy_p_calibrated_nps</text:p>
          </table:table-cell>
          <table:table-cell office:value-type="string" calcext:value-type="string">
            <text:p>minimum_defect_p_calibrated_nps</text:p>
          </table:table-cell>
          <table:table-cell office:value-type="string" calcext:value-type="string">
            <text:p>maximum_p_calibrated_nps</text:p>
          </table:table-cell>
          <table:table-cell office:value-type="string" calcext:value-type="string">
            <text:p>maximum_healthy_p_calibrated_nps</text:p>
          </table:table-cell>
          <table:table-cell office:value-type="string" calcext:value-type="string">
            <text:p>maximum_defect_p_calibrated_nps</text:p>
          </table:table-cell>
          <table:table-cell office:value-type="string" calcext:value-type="string">
            <text:p>avg_p_calibrated_nps</text:p>
          </table:table-cell>
          <table:table-cell office:value-type="string" calcext:value-type="string">
            <text:p>avg_healthy_p_calibrated_nps</text:p>
          </table:table-cell>
          <table:table-cell office:value-type="string" calcext:value-type="string">
            <text:p>avg_defect_p_calibrated_nps</text:p>
          </table:table-cell>
          <table:table-cell office:value-type="string" calcext:value-type="string">
            <text:p>median_p_calibrated_nps</text:p>
          </table:table-cell>
          <table:table-cell office:value-type="string" calcext:value-type="string">
            <text:p>median_healthy_p_calibrated_nps</text:p>
          </table:table-cell>
          <table:table-cell office:value-type="string" calcext:value-type="string">
            <text:p>median_defect_p_calibrated_nps</text:p>
          </table:table-cell>
          <table:table-cell office:value-type="string" calcext:value-type="string">
            <text:p>counter_True_Negative_p_calibrated_nps</text:p>
          </table:table-cell>
          <table:table-cell office:value-type="string" calcext:value-type="string">
            <text:p>counter_True_Positive_p_calibrated_nps</text:p>
          </table:table-cell>
          <table:table-cell office:value-type="string" calcext:value-type="string">
            <text:p>counter_False_Negative_p_calibrated_nps</text:p>
          </table:table-cell>
          <table:table-cell office:value-type="string" calcext:value-type="string">
            <text:p>counter_False_Positive_p_calibrated_nps</text:p>
          </table:table-cell>
          <table:table-cell office:value-type="string" calcext:value-type="string">
            <text:p>minimum_p_calibrated_nts</text:p>
          </table:table-cell>
          <table:table-cell office:value-type="string" calcext:value-type="string">
            <text:p>minimum_healthy_p_calibrated_nts</text:p>
          </table:table-cell>
          <table:table-cell office:value-type="string" calcext:value-type="string">
            <text:p>minimum_defect_p_calibrated_nts</text:p>
          </table:table-cell>
          <table:table-cell office:value-type="string" calcext:value-type="string">
            <text:p>maximum_p_calibrated_nts</text:p>
          </table:table-cell>
          <table:table-cell office:value-type="string" calcext:value-type="string">
            <text:p>maximum_healthy_p_calibrated_nts</text:p>
          </table:table-cell>
          <table:table-cell office:value-type="string" calcext:value-type="string">
            <text:p>maximum_defect_p_calibrated_nts</text:p>
          </table:table-cell>
          <table:table-cell office:value-type="string" calcext:value-type="string">
            <text:p>avg_p_calibrated_nts</text:p>
          </table:table-cell>
          <table:table-cell office:value-type="string" calcext:value-type="string">
            <text:p>avg_healthy_p_calibrated_nts</text:p>
          </table:table-cell>
          <table:table-cell office:value-type="string" calcext:value-type="string">
            <text:p>avg_defect_p_calibrated_nts</text:p>
          </table:table-cell>
          <table:table-cell office:value-type="string" calcext:value-type="string">
            <text:p>median_p_calibrated_nts</text:p>
          </table:table-cell>
          <table:table-cell office:value-type="string" calcext:value-type="string">
            <text:p>median_healthy_p_calibrated_nts</text:p>
          </table:table-cell>
          <table:table-cell office:value-type="string" calcext:value-type="string">
            <text:p>median_defect_p_calibrated_nts</text:p>
          </table:table-cell>
          <table:table-cell office:value-type="string" calcext:value-type="string">
            <text:p>counter_True_Negative_p_calibrated_nts</text:p>
          </table:table-cell>
          <table:table-cell office:value-type="string" calcext:value-type="string">
            <text:p>counter_True_Positive_p_calibrated_nts</text:p>
          </table:table-cell>
          <table:table-cell office:value-type="string" calcext:value-type="string">
            <text:p>counter_False_Negative_p_calibrated_nts</text:p>
          </table:table-cell>
          <table:table-cell office:value-type="string" calcext:value-type="string">
            <text:p>counter_False_Positive_p_calibrated_nts</text:p>
          </table:table-cell>
          <table:table-cell office:value-type="string" calcext:value-type="string">
            <text:p>minimum_p_calibrated_ir</text:p>
          </table:table-cell>
          <table:table-cell office:value-type="string" calcext:value-type="string">
            <text:p>minimum_healthy_p_calibrated_ir</text:p>
          </table:table-cell>
          <table:table-cell office:value-type="string" calcext:value-type="string">
            <text:p>minimum_defect_p_calibrated_ir</text:p>
          </table:table-cell>
          <table:table-cell office:value-type="string" calcext:value-type="string">
            <text:p>maximum_p_calibrated_ir</text:p>
          </table:table-cell>
          <table:table-cell office:value-type="string" calcext:value-type="string">
            <text:p>maximum_healthy_p_calibrated_ir</text:p>
          </table:table-cell>
          <table:table-cell office:value-type="string" calcext:value-type="string">
            <text:p>maximum_defect_p_calibrated_ir</text:p>
          </table:table-cell>
          <table:table-cell office:value-type="string" calcext:value-type="string">
            <text:p>avg_p_calibrated_ir</text:p>
          </table:table-cell>
          <table:table-cell office:value-type="string" calcext:value-type="string">
            <text:p>avg_healthy_p_calibrated_ir</text:p>
          </table:table-cell>
          <table:table-cell office:value-type="string" calcext:value-type="string">
            <text:p>avg_defect_p_calibrated_ir</text:p>
          </table:table-cell>
          <table:table-cell office:value-type="string" calcext:value-type="string">
            <text:p>median_p_calibrated_ir</text:p>
          </table:table-cell>
          <table:table-cell office:value-type="string" calcext:value-type="string">
            <text:p>median_healthy_p_calibrated_ir</text:p>
          </table:table-cell>
          <table:table-cell office:value-type="string" calcext:value-type="string">
            <text:p>median_defect_p_calibrated_ir</text:p>
          </table:table-cell>
          <table:table-cell office:value-type="string" calcext:value-type="string">
            <text:p>counter_True_Negative_p_calibrated_ir</text:p>
          </table:table-cell>
          <table:table-cell office:value-type="string" calcext:value-type="string">
            <text:p>counter_True_Positive_p_calibrated_ir</text:p>
          </table:table-cell>
          <table:table-cell office:value-type="string" calcext:value-type="string">
            <text:p>counter_False_Negative_p_calibrated_ir</text:p>
          </table:table-cell>
          <table:table-cell office:value-type="string" calcext:value-type="string">
            <text:p>counter_False_Positive_p_calibrated_ir</text:p>
          </table:table-cell>
          <table:table-cell office:value-type="string" calcext:value-type="string">
            <text:p>minimum_p_calibrated_nir</text:p>
          </table:table-cell>
          <table:table-cell office:value-type="string" calcext:value-type="string">
            <text:p>minimum_healthy_p_calibrated_nir</text:p>
          </table:table-cell>
          <table:table-cell office:value-type="string" calcext:value-type="string">
            <text:p>minimum_defect_p_calibrated_nir</text:p>
          </table:table-cell>
          <table:table-cell office:value-type="string" calcext:value-type="string">
            <text:p>maximum_p_calibrated_nir</text:p>
          </table:table-cell>
          <table:table-cell office:value-type="string" calcext:value-type="string">
            <text:p>maximum_healthy_p_calibrated_nir</text:p>
          </table:table-cell>
          <table:table-cell office:value-type="string" calcext:value-type="string">
            <text:p>maximum_defect_p_calibrated_nir</text:p>
          </table:table-cell>
          <table:table-cell office:value-type="string" calcext:value-type="string">
            <text:p>avg_p_calibrated_nir</text:p>
          </table:table-cell>
          <table:table-cell office:value-type="string" calcext:value-type="string">
            <text:p>avg_healthy_p_calibrated_nir</text:p>
          </table:table-cell>
          <table:table-cell office:value-type="string" calcext:value-type="string">
            <text:p>avg_defect_p_calibrated_nir</text:p>
          </table:table-cell>
          <table:table-cell office:value-type="string" calcext:value-type="string">
            <text:p>median_p_calibrated_nir</text:p>
          </table:table-cell>
          <table:table-cell office:value-type="string" calcext:value-type="string">
            <text:p>median_healthy_p_calibrated_nir</text:p>
          </table:table-cell>
          <table:table-cell office:value-type="string" calcext:value-type="string">
            <text:p>median_defect_p_calibrated_nir</text:p>
          </table:table-cell>
          <table:table-cell office:value-type="string" calcext:value-type="string">
            <text:p>counter_True_Negative_p_calibrated_nir</text:p>
          </table:table-cell>
          <table:table-cell office:value-type="string" calcext:value-type="string">
            <text:p>counter_True_Positive_p_calibrated_nir</text:p>
          </table:table-cell>
          <table:table-cell office:value-type="string" calcext:value-type="string">
            <text:p>counter_False_Negative_p_calibrated_nir</text:p>
          </table:table-cell>
          <table:table-cell office:value-type="string" calcext:value-type="string">
            <text:p>counter_False_Positive_p_calibrated_nir</text:p>
          </table:table-cell>
          <table:table-cell office:value-type="string" calcext:value-type="string">
            <text:p>minimum_p_calibrated_hb_15_static</text:p>
          </table:table-cell>
          <table:table-cell office:value-type="string" calcext:value-type="string">
            <text:p>minimum_healthy_p_calibrated_hb_15_static</text:p>
          </table:table-cell>
          <table:table-cell office:value-type="string" calcext:value-type="string">
            <text:p>minimum_defect_p_calibrated_hb_15_static</text:p>
          </table:table-cell>
          <table:table-cell office:value-type="string" calcext:value-type="string">
            <text:p>maximum_p_calibrated_hb_15_static</text:p>
          </table:table-cell>
          <table:table-cell office:value-type="string" calcext:value-type="string">
            <text:p>maximum_healthy_p_calibrated_hb_15_static</text:p>
          </table:table-cell>
          <table:table-cell office:value-type="string" calcext:value-type="string">
            <text:p>maximum_defect_p_calibrated_hb_15_static</text:p>
          </table:table-cell>
          <table:table-cell office:value-type="string" calcext:value-type="string">
            <text:p>avg_p_calibrated_hb_15_static</text:p>
          </table:table-cell>
          <table:table-cell office:value-type="string" calcext:value-type="string">
            <text:p>avg_healthy_p_calibrated_hb_15_static</text:p>
          </table:table-cell>
          <table:table-cell office:value-type="string" calcext:value-type="string">
            <text:p>avg_defect_p_calibrated_hb_15_static</text:p>
          </table:table-cell>
          <table:table-cell office:value-type="string" calcext:value-type="string">
            <text:p>median_p_calibrated_hb_15_static</text:p>
          </table:table-cell>
          <table:table-cell office:value-type="string" calcext:value-type="string">
            <text:p>median_healthy_p_calibrated_hb_15_static</text:p>
          </table:table-cell>
          <table:table-cell office:value-type="string" calcext:value-type="string">
            <text:p>median_defect_p_calibrated_hb_15_static</text:p>
          </table:table-cell>
          <table:table-cell office:value-type="string" calcext:value-type="string">
            <text:p>counter_True_Negative_p_calibrated_hb_15_static</text:p>
          </table:table-cell>
          <table:table-cell office:value-type="string" calcext:value-type="string">
            <text:p>counter_True_Positive_p_calibrated_hb_15_static</text:p>
          </table:table-cell>
          <table:table-cell office:value-type="string" calcext:value-type="string">
            <text:p>counter_False_Negative_p_calibrated_hb_15_static</text:p>
          </table:table-cell>
          <table:table-cell office:value-type="string" calcext:value-type="string">
            <text:p>counter_False_Positive_p_calibrated_hb_15_static</text:p>
          </table:table-cell>
          <table:table-cell office:value-type="string" calcext:value-type="string">
            <text:p>minimum_p_calibrated_hb_50_static</text:p>
          </table:table-cell>
          <table:table-cell office:value-type="string" calcext:value-type="string">
            <text:p>minimum_healthy_p_calibrated_hb_50_static</text:p>
          </table:table-cell>
          <table:table-cell office:value-type="string" calcext:value-type="string">
            <text:p>minimum_defect_p_calibrated_hb_50_static</text:p>
          </table:table-cell>
          <table:table-cell office:value-type="string" calcext:value-type="string">
            <text:p>maximum_p_calibrated_hb_50_static</text:p>
          </table:table-cell>
          <table:table-cell office:value-type="string" calcext:value-type="string">
            <text:p>maximum_healthy_p_calibrated_hb_50_static</text:p>
          </table:table-cell>
          <table:table-cell office:value-type="string" calcext:value-type="string">
            <text:p>maximum_defect_p_calibrated_hb_50_static</text:p>
          </table:table-cell>
          <table:table-cell office:value-type="string" calcext:value-type="string">
            <text:p>avg_p_calibrated_hb_50_static</text:p>
          </table:table-cell>
          <table:table-cell office:value-type="string" calcext:value-type="string">
            <text:p>avg_healthy_p_calibrated_hb_50_static</text:p>
          </table:table-cell>
          <table:table-cell office:value-type="string" calcext:value-type="string">
            <text:p>avg_defect_p_calibrated_hb_50_static</text:p>
          </table:table-cell>
          <table:table-cell office:value-type="string" calcext:value-type="string">
            <text:p>median_p_calibrated_hb_50_static</text:p>
          </table:table-cell>
          <table:table-cell office:value-type="string" calcext:value-type="string">
            <text:p>median_healthy_p_calibrated_hb_50_static</text:p>
          </table:table-cell>
          <table:table-cell office:value-type="string" calcext:value-type="string">
            <text:p>median_defect_p_calibrated_hb_50_static</text:p>
          </table:table-cell>
          <table:table-cell office:value-type="string" calcext:value-type="string">
            <text:p>counter_True_Negative_p_calibrated_hb_50_static</text:p>
          </table:table-cell>
          <table:table-cell office:value-type="string" calcext:value-type="string">
            <text:p>counter_True_Positive_p_calibrated_hb_50_static</text:p>
          </table:table-cell>
          <table:table-cell office:value-type="string" calcext:value-type="string">
            <text:p>counter_False_Negative_p_calibrated_hb_50_static</text:p>
          </table:table-cell>
          <table:table-cell office:value-type="string" calcext:value-type="string">
            <text:p>counter_False_Positive_p_calibrated_hb_50_static</text:p>
          </table:table-cell>
          <table:table-cell office:value-type="string" calcext:value-type="string">
            <text:p>minimum_p_calibrated_hb_15_interactive</text:p>
          </table:table-cell>
          <table:table-cell office:value-type="string" calcext:value-type="string">
            <text:p>minimum_healthy_p_calibrated_hb_15_interactive</text:p>
          </table:table-cell>
          <table:table-cell office:value-type="string" calcext:value-type="string">
            <text:p>minimum_defect_p_calibrated_hb_15_interactive</text:p>
          </table:table-cell>
          <table:table-cell office:value-type="string" calcext:value-type="string">
            <text:p>maximum_p_calibrated_hb_15_interactive</text:p>
          </table:table-cell>
          <table:table-cell office:value-type="string" calcext:value-type="string">
            <text:p>maximum_healthy_p_calibrated_hb_15_interactive</text:p>
          </table:table-cell>
          <table:table-cell office:value-type="string" calcext:value-type="string">
            <text:p>maximum_defect_p_calibrated_hb_15_interactive</text:p>
          </table:table-cell>
          <table:table-cell office:value-type="string" calcext:value-type="string">
            <text:p>avg_p_calibrated_hb_15_interactive</text:p>
          </table:table-cell>
          <table:table-cell office:value-type="string" calcext:value-type="string">
            <text:p>avg_healthy_p_calibrated_hb_15_interactive</text:p>
          </table:table-cell>
          <table:table-cell office:value-type="string" calcext:value-type="string">
            <text:p>avg_defect_p_calibrated_hb_15_interactive</text:p>
          </table:table-cell>
          <table:table-cell office:value-type="string" calcext:value-type="string">
            <text:p>median_p_calibrated_hb_15_interactive</text:p>
          </table:table-cell>
          <table:table-cell office:value-type="string" calcext:value-type="string">
            <text:p>median_healthy_p_calibrated_hb_15_interactive</text:p>
          </table:table-cell>
          <table:table-cell office:value-type="string" calcext:value-type="string">
            <text:p>median_defect_p_calibrated_hb_15_interactive</text:p>
          </table:table-cell>
          <table:table-cell office:value-type="string" calcext:value-type="string">
            <text:p>counter_True_Negative_p_calibrated_hb_15_interactive</text:p>
          </table:table-cell>
          <table:table-cell office:value-type="string" calcext:value-type="string">
            <text:p>counter_True_Positive_p_calibrated_hb_15_interactive</text:p>
          </table:table-cell>
          <table:table-cell office:value-type="string" calcext:value-type="string">
            <text:p>counter_False_Negative_p_calibrated_hb_15_interactive</text:p>
          </table:table-cell>
          <table:table-cell office:value-type="string" calcext:value-type="string">
            <text:p>counter_False_Positive_p_calibrated_hb_15_interactive</text:p>
          </table:table-cell>
          <table:table-cell office:value-type="string" calcext:value-type="string">
            <text:p>minimum_p_calibrated_hb_50_interactive</text:p>
          </table:table-cell>
          <table:table-cell office:value-type="string" calcext:value-type="string">
            <text:p>minimum_healthy_p_calibrated_hb_50_interactive</text:p>
          </table:table-cell>
          <table:table-cell office:value-type="string" calcext:value-type="string">
            <text:p>minimum_defect_p_calibrated_hb_50_interactive</text:p>
          </table:table-cell>
          <table:table-cell office:value-type="string" calcext:value-type="string">
            <text:p>maximum_p_calibrated_hb_50_interactive</text:p>
          </table:table-cell>
          <table:table-cell office:value-type="string" calcext:value-type="string">
            <text:p>maximum_healthy_p_calibrated_hb_50_interactive</text:p>
          </table:table-cell>
          <table:table-cell office:value-type="string" calcext:value-type="string">
            <text:p>maximum_defect_p_calibrated_hb_50_interactive</text:p>
          </table:table-cell>
          <table:table-cell office:value-type="string" calcext:value-type="string">
            <text:p>avg_p_calibrated_hb_50_interactive</text:p>
          </table:table-cell>
          <table:table-cell office:value-type="string" calcext:value-type="string">
            <text:p>avg_healthy_p_calibrated_hb_50_interactive</text:p>
          </table:table-cell>
          <table:table-cell office:value-type="string" calcext:value-type="string">
            <text:p>avg_defect_p_calibrated_hb_50_interactive</text:p>
          </table:table-cell>
          <table:table-cell office:value-type="string" calcext:value-type="string">
            <text:p>median_p_calibrated_hb_50_interactive</text:p>
          </table:table-cell>
          <table:table-cell office:value-type="string" calcext:value-type="string">
            <text:p>median_healthy_p_calibrated_hb_50_interactive</text:p>
          </table:table-cell>
          <table:table-cell office:value-type="string" calcext:value-type="string">
            <text:p>median_defect_p_calibrated_hb_50_interactive</text:p>
          </table:table-cell>
          <table:table-cell office:value-type="string" calcext:value-type="string">
            <text:p>counter_True_Negative_p_calibrated_hb_50_interactive</text:p>
          </table:table-cell>
          <table:table-cell office:value-type="string" calcext:value-type="string">
            <text:p>counter_True_Positive_p_calibrated_hb_50_interactive</text:p>
          </table:table-cell>
          <table:table-cell office:value-type="string" calcext:value-type="string">
            <text:p>counter_False_Negative_p_calibrated_hb_50_interactive</text:p>
          </table:table-cell>
          <table:table-cell office:value-type="string" calcext:value-type="string">
            <text:p>counter_False_Positive_p_calibrated_hb_50_interactive</text:p>
          </table:table-cell>
          <table:table-cell office:value-type="string" calcext:value-type="string">
            <text:p>minimum_p_calibrated_nhb_15_static</text:p>
          </table:table-cell>
          <table:table-cell office:value-type="string" calcext:value-type="string">
            <text:p>minimum_healthy_p_calibrated_nhb_15_static</text:p>
          </table:table-cell>
          <table:table-cell office:value-type="string" calcext:value-type="string">
            <text:p>minimum_defect_p_calibrated_nhb_15_static</text:p>
          </table:table-cell>
          <table:table-cell office:value-type="string" calcext:value-type="string">
            <text:p>maximum_p_calibrated_nhb_15_static</text:p>
          </table:table-cell>
          <table:table-cell office:value-type="string" calcext:value-type="string">
            <text:p>maximum_healthy_p_calibrated_nhb_15_static</text:p>
          </table:table-cell>
          <table:table-cell office:value-type="string" calcext:value-type="string">
            <text:p>maximum_defect_p_calibrated_nhb_15_static</text:p>
          </table:table-cell>
          <table:table-cell office:value-type="string" calcext:value-type="string">
            <text:p>avg_p_calibrated_nhb_15_static</text:p>
          </table:table-cell>
          <table:table-cell office:value-type="string" calcext:value-type="string">
            <text:p>avg_healthy_p_calibrated_nhb_15_static</text:p>
          </table:table-cell>
          <table:table-cell office:value-type="string" calcext:value-type="string">
            <text:p>avg_defect_p_calibrated_nhb_15_static</text:p>
          </table:table-cell>
          <table:table-cell office:value-type="string" calcext:value-type="string">
            <text:p>median_p_calibrated_nhb_15_static</text:p>
          </table:table-cell>
          <table:table-cell office:value-type="string" calcext:value-type="string">
            <text:p>median_healthy_p_calibrated_nhb_15_static</text:p>
          </table:table-cell>
          <table:table-cell office:value-type="string" calcext:value-type="string">
            <text:p>median_defect_p_calibrated_nhb_15_static</text:p>
          </table:table-cell>
          <table:table-cell office:value-type="string" calcext:value-type="string">
            <text:p>counter_True_Negative_p_calibrated_nhb_15_static</text:p>
          </table:table-cell>
          <table:table-cell office:value-type="string" calcext:value-type="string">
            <text:p>counter_True_Positive_p_calibrated_nhb_15_static</text:p>
          </table:table-cell>
          <table:table-cell office:value-type="string" calcext:value-type="string">
            <text:p>counter_False_Negative_p_calibrated_nhb_15_static</text:p>
          </table:table-cell>
          <table:table-cell office:value-type="string" calcext:value-type="string">
            <text:p>counter_False_Positive_p_calibrated_nhb_15_static</text:p>
          </table:table-cell>
          <table:table-cell office:value-type="string" calcext:value-type="string">
            <text:p>minimum_p_calibrated_nhb_50_static</text:p>
          </table:table-cell>
          <table:table-cell office:value-type="string" calcext:value-type="string">
            <text:p>minimum_healthy_p_calibrated_nhb_50_static</text:p>
          </table:table-cell>
          <table:table-cell office:value-type="string" calcext:value-type="string">
            <text:p>minimum_defect_p_calibrated_nhb_50_static</text:p>
          </table:table-cell>
          <table:table-cell office:value-type="string" calcext:value-type="string">
            <text:p>maximum_p_calibrated_nhb_50_static</text:p>
          </table:table-cell>
          <table:table-cell office:value-type="string" calcext:value-type="string">
            <text:p>maximum_healthy_p_calibrated_nhb_50_static</text:p>
          </table:table-cell>
          <table:table-cell office:value-type="string" calcext:value-type="string">
            <text:p>maximum_defect_p_calibrated_nhb_50_static</text:p>
          </table:table-cell>
          <table:table-cell office:value-type="string" calcext:value-type="string">
            <text:p>avg_p_calibrated_nhb_50_static</text:p>
          </table:table-cell>
          <table:table-cell office:value-type="string" calcext:value-type="string">
            <text:p>avg_healthy_p_calibrated_nhb_50_static</text:p>
          </table:table-cell>
          <table:table-cell office:value-type="string" calcext:value-type="string">
            <text:p>avg_defect_p_calibrated_nhb_50_static</text:p>
          </table:table-cell>
          <table:table-cell office:value-type="string" calcext:value-type="string">
            <text:p>median_p_calibrated_nhb_50_static</text:p>
          </table:table-cell>
          <table:table-cell office:value-type="string" calcext:value-type="string">
            <text:p>median_healthy_p_calibrated_nhb_50_static</text:p>
          </table:table-cell>
          <table:table-cell office:value-type="string" calcext:value-type="string">
            <text:p>median_defect_p_calibrated_nhb_50_static</text:p>
          </table:table-cell>
          <table:table-cell office:value-type="string" calcext:value-type="string">
            <text:p>counter_True_Negative_p_calibrated_nhb_50_static</text:p>
          </table:table-cell>
          <table:table-cell office:value-type="string" calcext:value-type="string">
            <text:p>counter_True_Positive_p_calibrated_nhb_50_static</text:p>
          </table:table-cell>
          <table:table-cell office:value-type="string" calcext:value-type="string">
            <text:p>counter_False_Negative_p_calibrated_nhb_50_static</text:p>
          </table:table-cell>
          <table:table-cell office:value-type="string" calcext:value-type="string">
            <text:p>counter_False_Positive_p_calibrated_nhb_50_static</text:p>
          </table:table-cell>
          <table:table-cell office:value-type="string" calcext:value-type="string">
            <text:p>minimum_p_calibrated_nhb_15_interactive</text:p>
          </table:table-cell>
          <table:table-cell office:value-type="string" calcext:value-type="string">
            <text:p>minimum_healthy_p_calibrated_nhb_15_interactive</text:p>
          </table:table-cell>
          <table:table-cell office:value-type="string" calcext:value-type="string">
            <text:p>minimum_defect_p_calibrated_nhb_15_interactive</text:p>
          </table:table-cell>
          <table:table-cell office:value-type="string" calcext:value-type="string">
            <text:p>maximum_p_calibrated_nhb_15_interactive</text:p>
          </table:table-cell>
          <table:table-cell office:value-type="string" calcext:value-type="string">
            <text:p>maximum_healthy_p_calibrated_nhb_15_interactive</text:p>
          </table:table-cell>
          <table:table-cell office:value-type="string" calcext:value-type="string">
            <text:p>maximum_defect_p_calibrated_nhb_15_interactive</text:p>
          </table:table-cell>
          <table:table-cell office:value-type="string" calcext:value-type="string">
            <text:p>avg_p_calibrated_nhb_15_interactive</text:p>
          </table:table-cell>
          <table:table-cell office:value-type="string" calcext:value-type="string">
            <text:p>avg_healthy_p_calibrated_nhb_15_interactive</text:p>
          </table:table-cell>
          <table:table-cell office:value-type="string" calcext:value-type="string">
            <text:p>avg_defect_p_calibrated_nhb_15_interactive</text:p>
          </table:table-cell>
          <table:table-cell office:value-type="string" calcext:value-type="string">
            <text:p>median_p_calibrated_nhb_15_interactive</text:p>
          </table:table-cell>
          <table:table-cell office:value-type="string" calcext:value-type="string">
            <text:p>median_healthy_p_calibrated_nhb_15_interactive</text:p>
          </table:table-cell>
          <table:table-cell office:value-type="string" calcext:value-type="string">
            <text:p>median_defect_p_calibrated_nhb_15_interactive</text:p>
          </table:table-cell>
          <table:table-cell office:value-type="string" calcext:value-type="string">
            <text:p>counter_True_Negative_p_calibrated_nhb_15_interactive</text:p>
          </table:table-cell>
          <table:table-cell office:value-type="string" calcext:value-type="string">
            <text:p>counter_True_Positive_p_calibrated_nhb_15_interactive</text:p>
          </table:table-cell>
          <table:table-cell office:value-type="string" calcext:value-type="string">
            <text:p>counter_False_Negative_p_calibrated_nhb_15_interactive</text:p>
          </table:table-cell>
          <table:table-cell office:value-type="string" calcext:value-type="string">
            <text:p>counter_False_Positive_p_calibrated_nhb_15_interactive</text:p>
          </table:table-cell>
          <table:table-cell office:value-type="string" calcext:value-type="string">
            <text:p>minimum_p_calibrated_nhb_50_interactive</text:p>
          </table:table-cell>
          <table:table-cell office:value-type="string" calcext:value-type="string">
            <text:p>minimum_healthy_p_calibrated_nhb_50_interactive</text:p>
          </table:table-cell>
          <table:table-cell office:value-type="string" calcext:value-type="string">
            <text:p>minimum_defect_p_calibrated_nhb_50_interactive</text:p>
          </table:table-cell>
          <table:table-cell office:value-type="string" calcext:value-type="string">
            <text:p>maximum_p_calibrated_nhb_50_interactive</text:p>
          </table:table-cell>
          <table:table-cell office:value-type="string" calcext:value-type="string">
            <text:p>maximum_healthy_p_calibrated_nhb_50_interactive</text:p>
          </table:table-cell>
          <table:table-cell office:value-type="string" calcext:value-type="string">
            <text:p>maximum_defect_p_calibrated_nhb_50_interactive</text:p>
          </table:table-cell>
          <table:table-cell office:value-type="string" calcext:value-type="string">
            <text:p>avg_p_calibrated_nhb_50_interactive</text:p>
          </table:table-cell>
          <table:table-cell office:value-type="string" calcext:value-type="string">
            <text:p>avg_healthy_p_calibrated_nhb_50_interactive</text:p>
          </table:table-cell>
          <table:table-cell office:value-type="string" calcext:value-type="string">
            <text:p>avg_defect_p_calibrated_nhb_50_interactive</text:p>
          </table:table-cell>
          <table:table-cell office:value-type="string" calcext:value-type="string">
            <text:p>median_p_calibrated_nhb_50_interactive</text:p>
          </table:table-cell>
          <table:table-cell office:value-type="string" calcext:value-type="string">
            <text:p>median_healthy_p_calibrated_nhb_50_interactive</text:p>
          </table:table-cell>
          <table:table-cell office:value-type="string" calcext:value-type="string">
            <text:p>median_defect_p_calibrated_nhb_50_interactive</text:p>
          </table:table-cell>
          <table:table-cell office:value-type="string" calcext:value-type="string">
            <text:p>counter_True_Negative_p_calibrated_nhb_50_interactive</text:p>
          </table:table-cell>
          <table:table-cell office:value-type="string" calcext:value-type="string">
            <text:p>counter_True_Positive_p_calibrated_nhb_50_interactive</text:p>
          </table:table-cell>
          <table:table-cell office:value-type="string" calcext:value-type="string">
            <text:p>counter_False_Negative_p_calibrated_nhb_50_interactive</text:p>
          </table:table-cell>
          <table:table-cell office:value-type="string" calcext:value-type="string">
            <text:p>counter_False_Positive_p_calibrated_nhb_50_interactive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table:formula="of:=MIN([.B$2:.B$101])" office:value-type="float" office:value="0.0000560978587600402" calcext:value-type="float">
            <text:p>5.60978587600402E-05</text:p>
          </table:table-cell>
          <table:table-cell table:formula="of:=MIN([.C$2:.C$101])" office:value-type="float" office:value="0.0000560978587600402" calcext:value-type="float">
            <text:p>5.60978587600402E-05</text:p>
          </table:table-cell>
          <table:table-cell table:formula="of:=MIN([.D$2:.D$101])" office:value-type="float" office:value="0.0000653403403703123" calcext:value-type="float">
            <text:p>6.53403403703123E-05</text:p>
          </table:table-cell>
          <table:table-cell table:formula="of:=MIN([.E$2:.E$101])" office:value-type="float" office:value="0.982895851135254" calcext:value-type="float">
            <text:p>0.982895851135254</text:p>
          </table:table-cell>
          <table:table-cell table:formula="of:=MIN([.F$2:.F$101])" office:value-type="float" office:value="0.96720290184021" calcext:value-type="float">
            <text:p>0.96720290184021</text:p>
          </table:table-cell>
          <table:table-cell table:formula="of:=MIN([.G$2:.G$101])" office:value-type="float" office:value="0.980864584445953" calcext:value-type="float">
            <text:p>0.980864584445953</text:p>
          </table:table-cell>
          <table:table-cell table:formula="of:=MIN([.H$2:.H$101])" office:value-type="float" office:value="0.0231523735807192" calcext:value-type="float">
            <text:p>0.0231523735807192</text:p>
          </table:table-cell>
          <table:table-cell table:formula="of:=MIN([.I$2:.I$101])" office:value-type="float" office:value="0.0172069463957913" calcext:value-type="float">
            <text:p>0.0172069463957913</text:p>
          </table:table-cell>
          <table:table-cell table:formula="of:=MIN([.J$2:.J$101])" office:value-type="float" office:value="0.0545348640097817" calcext:value-type="float">
            <text:p>0.0545348640097817</text:p>
          </table:table-cell>
          <table:table-cell table:formula="of:=MIN([.K$2:.K$101])" office:value-type="float" office:value="0.000674750073812902" calcext:value-type="float">
            <text:p>0.000674750073812902</text:p>
          </table:table-cell>
          <table:table-cell table:formula="of:=MIN([.L$2:.L$101])" office:value-type="float" office:value="0.000578356441110373" calcext:value-type="float">
            <text:p>0.000578356441110373</text:p>
          </table:table-cell>
          <table:table-cell table:formula="of:=MIN([.M$2:.M$101])" office:value-type="float" office:value="0.00341148604638875" calcext:value-type="float">
            <text:p>0.00341148604638875</text:p>
          </table:table-cell>
          <table:table-cell table:formula="of:=MIN([.N$2:.N$101])" office:value-type="float" office:value="1026" calcext:value-type="float">
            <text:p>1026</text:p>
          </table:table-cell>
          <table:table-cell table:formula="of:=MIN([.O$2:.O$101])" office:value-type="float" office:value="7" calcext:value-type="float">
            <text:p>7</text:p>
          </table:table-cell>
          <table:table-cell table:formula="of:=MIN([.P$2:.P$101])" office:value-type="float" office:value="82" calcext:value-type="float">
            <text:p>82</text:p>
          </table:table-cell>
          <table:table-cell table:formula="of:=MIN([.Q$2:.Q$101])" office:value-type="float" office:value="16" calcext:value-type="float">
            <text:p>16</text:p>
          </table:table-cell>
          <table:table-cell table:formula="of:=MIN([.R$2:.R$101])" office:value-type="float" office:value="0.0300240135609174" calcext:value-type="float">
            <text:p>0.0300240135609174</text:p>
          </table:table-cell>
          <table:table-cell table:formula="of:=MIN([.S$2:.S$101])" office:value-type="float" office:value="0.0300240135609174" calcext:value-type="float">
            <text:p>0.0300240135609174</text:p>
          </table:table-cell>
          <table:table-cell table:formula="of:=MIN([.T$2:.T$101])" office:value-type="float" office:value="0.0335476193025491" calcext:value-type="float">
            <text:p>0.0335476193025491</text:p>
          </table:table-cell>
          <table:table-cell table:formula="of:=MIN([.U$2:.U$101])" office:value-type="float" office:value="0.46905586869711" calcext:value-type="float">
            <text:p>0.46905586869711</text:p>
          </table:table-cell>
          <table:table-cell table:formula="of:=MIN([.V$2:.V$101])" office:value-type="float" office:value="0.463225892683379" calcext:value-type="float">
            <text:p>0.463225892683379</text:p>
          </table:table-cell>
          <table:table-cell table:formula="of:=MIN([.W$2:.W$101])" office:value-type="float" office:value="0.46905586869711" calcext:value-type="float">
            <text:p>0.46905586869711</text:p>
          </table:table-cell>
          <table:table-cell table:formula="of:=MIN([.X$2:.X$101])" office:value-type="float" office:value="0.0977100755981893" calcext:value-type="float">
            <text:p>0.0977100755981893</text:p>
          </table:table-cell>
          <table:table-cell table:formula="of:=MIN([.Y$2:.Y$101])" office:value-type="float" office:value="0.0900599595941511" calcext:value-type="float">
            <text:p>0.0900599595941511</text:p>
          </table:table-cell>
          <table:table-cell table:formula="of:=MIN([.Z$2:.Z$101])" office:value-type="float" office:value="0.146953798429231" calcext:value-type="float">
            <text:p>0.146953798429231</text:p>
          </table:table-cell>
          <table:table-cell table:formula="of:=MIN([.AA$2:.AA$101])" office:value-type="float" office:value="0.060375330522846" calcext:value-type="float">
            <text:p>0.060375330522846</text:p>
          </table:table-cell>
          <table:table-cell table:formula="of:=MIN([.AB$2:.AB$101])" office:value-type="float" office:value="0.0572030747727006" calcext:value-type="float">
            <text:p>0.0572030747727006</text:p>
          </table:table-cell>
          <table:table-cell table:formula="of:=MIN([.AC$2:.AC$101])" office:value-type="float" office:value="0.107813221891964" calcext:value-type="float">
            <text:p>0.107813221891964</text:p>
          </table:table-cell>
          <table:table-cell table:formula="of:=MIN([.AD$2:.AD$101])" office:value-type="float" office:value="1115" calcext:value-type="float">
            <text:p>1115</text:p>
          </table:table-cell>
          <table:table-cell table:formula="of:=MIN([.AE$2:.AE$101])" office:value-type="float" office:value="0" calcext:value-type="float">
            <text:p>0</text:p>
          </table:table-cell>
          <table:table-cell table:formula="of:=MIN([.AF$2:.AF$101])" office:value-type="float" office:value="127" calcext:value-type="float">
            <text:p>127</text:p>
          </table:table-cell>
          <table:table-cell table:formula="of:=MIN([.AG$2:.AG$101])" office:value-type="float" office:value="0" calcext:value-type="float">
            <text:p>0</text:p>
          </table:table-cell>
          <table:table-cell table:formula="of:=MIN([.AH$2:.AH$101])" office:value-type="float" office:value="0.0299858555329833" calcext:value-type="float">
            <text:p>0.0299858555329833</text:p>
          </table:table-cell>
          <table:table-cell table:formula="of:=MIN([.AI$2:.AI$101])" office:value-type="float" office:value="0.0299858555329833" calcext:value-type="float">
            <text:p>0.0299858555329833</text:p>
          </table:table-cell>
          <table:table-cell table:formula="of:=MIN([.AJ$2:.AJ$101])" office:value-type="float" office:value="0.0334984459376349" calcext:value-type="float">
            <text:p>0.0334984459376349</text:p>
          </table:table-cell>
          <table:table-cell table:formula="of:=MIN([.AK$2:.AK$101])" office:value-type="float" office:value="0.46933443301811" calcext:value-type="float">
            <text:p>0.46933443301811</text:p>
          </table:table-cell>
          <table:table-cell table:formula="of:=MIN([.AL$2:.AL$101])" office:value-type="float" office:value="0.463500256454451" calcext:value-type="float">
            <text:p>0.463500256454451</text:p>
          </table:table-cell>
          <table:table-cell table:formula="of:=MIN([.AM$2:.AM$101])" office:value-type="float" office:value="0.46933443301811" calcext:value-type="float">
            <text:p>0.46933443301811</text:p>
          </table:table-cell>
          <table:table-cell table:formula="of:=MIN([.AN$2:.AN$101])" office:value-type="float" office:value="0.0977071341532433" calcext:value-type="float">
            <text:p>0.0977071341532433</text:p>
          </table:table-cell>
          <table:table-cell table:formula="of:=MIN([.AO$2:.AO$101])" office:value-type="float" office:value="0.0900488938163086" calcext:value-type="float">
            <text:p>0.0900488938163086</text:p>
          </table:table-cell>
          <table:table-cell table:formula="of:=MIN([.AP$2:.AP$101])" office:value-type="float" office:value="0.14700905015654" calcext:value-type="float">
            <text:p>0.14700905015654</text:p>
          </table:table-cell>
          <table:table-cell table:formula="of:=MIN([.AQ$2:.AQ$101])" office:value-type="float" office:value="0.0603523796876487" calcext:value-type="float">
            <text:p>0.0603523796876487</text:p>
          </table:table-cell>
          <table:table-cell table:formula="of:=MIN([.AR$2:.AR$101])" office:value-type="float" office:value="0.0571800152408246" calcext:value-type="float">
            <text:p>0.0571800152408246</text:p>
          </table:table-cell>
          <table:table-cell table:formula="of:=MIN([.AS$2:.AS$101])" office:value-type="float" office:value="0.107809106203775" calcext:value-type="float">
            <text:p>0.107809106203775</text:p>
          </table:table-cell>
          <table:table-cell table:formula="of:=MIN([.AT$2:.AT$101])" office:value-type="float" office:value="1115" calcext:value-type="float">
            <text:p>1115</text:p>
          </table:table-cell>
          <table:table-cell table:formula="of:=MIN([.AU$2:.AU$101])" office:value-type="float" office:value="0" calcext:value-type="float">
            <text:p>0</text:p>
          </table:table-cell>
          <table:table-cell table:formula="of:=MIN([.AV$2:.AV$101])" office:value-type="float" office:value="126" calcext:value-type="float">
            <text:p>126</text:p>
          </table:table-cell>
          <table:table-cell table:formula="of:=MIN([.AW$2:.AW$101])" office:value-type="float" office:value="0" calcext:value-type="float">
            <text:p>0</text:p>
          </table:table-cell>
          <table:table-cell table:formula="of:=MIN([.AX$2:.AX$101])" office:value-type="float" office:value="0.0254469704020133" calcext:value-type="float">
            <text:p>0.0254469704020133</text:p>
          </table:table-cell>
          <table:table-cell table:formula="of:=MIN([.AY$2:.AY$101])" office:value-type="float" office:value="0.0254469704020133" calcext:value-type="float">
            <text:p>0.0254469704020133</text:p>
          </table:table-cell>
          <table:table-cell table:formula="of:=MIN([.AZ$2:.AZ$101])" office:value-type="float" office:value="0.0272118010224106" calcext:value-type="float">
            <text:p>0.0272118010224106</text:p>
          </table:table-cell>
          <table:table-cell table:formula="of:=MIN([.BA$2:.BA$101])" office:value-type="float" office:value="0.798799639784831" calcext:value-type="float">
            <text:p>0.798799639784831</text:p>
          </table:table-cell>
          <table:table-cell table:formula="of:=MIN([.BB$2:.BB$101])" office:value-type="float" office:value="0.759831971233253" calcext:value-type="float">
            <text:p>0.759831971233253</text:p>
          </table:table-cell>
          <table:table-cell table:formula="of:=MIN([.BC$2:.BC$101])" office:value-type="float" office:value="0.78374332777184" calcext:value-type="float">
            <text:p>0.78374332777184</text:p>
          </table:table-cell>
          <table:table-cell table:formula="of:=MIN([.BD$2:.BD$101])" office:value-type="float" office:value="0.110731096398017" calcext:value-type="float">
            <text:p>0.110731096398017</text:p>
          </table:table-cell>
          <table:table-cell table:formula="of:=MIN([.BE$2:.BE$101])" office:value-type="float" office:value="0.101051055628934" calcext:value-type="float">
            <text:p>0.101051055628934</text:p>
          </table:table-cell>
          <table:table-cell table:formula="of:=MIN([.BF$2:.BF$101])" office:value-type="float" office:value="0.178179283789037" calcext:value-type="float">
            <text:p>0.178179283789037</text:p>
          </table:table-cell>
          <table:table-cell table:formula="of:=MIN([.BG$2:.BG$101])" office:value-type="float" office:value="0.0640955570882329" calcext:value-type="float">
            <text:p>0.0640955570882329</text:p>
          </table:table-cell>
          <table:table-cell table:formula="of:=MIN([.BH$2:.BH$101])" office:value-type="float" office:value="0.0580512463145798" calcext:value-type="float">
            <text:p>0.0580512463145798</text:p>
          </table:table-cell>
          <table:table-cell table:formula="of:=MIN([.BI$2:.BI$101])" office:value-type="float" office:value="0.123238695161184" calcext:value-type="float">
            <text:p>0.123238695161184</text:p>
          </table:table-cell>
          <table:table-cell table:formula="of:=MIN([.BJ$2:.BJ$101])" office:value-type="float" office:value="1026" calcext:value-type="float">
            <text:p>1026</text:p>
          </table:table-cell>
          <table:table-cell table:formula="of:=MIN([.BK$2:.BK$101])" office:value-type="float" office:value="7" calcext:value-type="float">
            <text:p>7</text:p>
          </table:table-cell>
          <table:table-cell table:formula="of:=MIN([.BL$2:.BL$101])" office:value-type="float" office:value="82" calcext:value-type="float">
            <text:p>82</text:p>
          </table:table-cell>
          <table:table-cell table:formula="of:=MIN([.BM$2:.BM$101])" office:value-type="float" office:value="16" calcext:value-type="float">
            <text:p>16</text:p>
          </table:table-cell>
          <table:table-cell table:formula="of:=MIN([.BN$2:.BN$101])" office:value-type="float" office:value="0" calcext:value-type="float">
            <text:p>0</text:p>
          </table:table-cell>
          <table:table-cell table:formula="of:=MIN([.BO$2:.BO$101])" office:value-type="float" office:value="0" calcext:value-type="float">
            <text:p>0</text:p>
          </table:table-cell>
          <table:table-cell table:formula="of:=MIN([.BP$2:.BP$101])" office:value-type="float" office:value="0" calcext:value-type="float">
            <text:p>0</text:p>
          </table:table-cell>
          <table:table-cell table:formula="of:=MIN([.BQ$2:.BQ$101])" office:value-type="float" office:value="0.333333333333333" calcext:value-type="float">
            <text:p>0.333333333333333</text:p>
          </table:table-cell>
          <table:table-cell table:formula="of:=MIN([.BR$2:.BR$101])" office:value-type="float" office:value="0.323529411764706" calcext:value-type="float">
            <text:p>0.323529411764706</text:p>
          </table:table-cell>
          <table:table-cell table:formula="of:=MIN([.BS$2:.BS$101])" office:value-type="float" office:value="0.333333333333333" calcext:value-type="float">
            <text:p>0.333333333333333</text:p>
          </table:table-cell>
          <table:table-cell table:formula="of:=MIN([.BT$2:.BT$101])" office:value-type="float" office:value="0.0982696759026753" calcext:value-type="float">
            <text:p>0.0982696759026753</text:p>
          </table:table-cell>
          <table:table-cell table:formula="of:=MIN([.BU$2:.BU$101])" office:value-type="float" office:value="0.0878010328083085" calcext:value-type="float">
            <text:p>0.0878010328083085</text:p>
          </table:table-cell>
          <table:table-cell table:formula="of:=MIN([.BV$2:.BV$101])" office:value-type="float" office:value="0.173380484855922" calcext:value-type="float">
            <text:p>0.173380484855922</text:p>
          </table:table-cell>
          <table:table-cell table:formula="of:=MIN([.BW$2:.BW$101])" office:value-type="float" office:value="0.0349287649480436" calcext:value-type="float">
            <text:p>0.0349287649480436</text:p>
          </table:table-cell>
          <table:table-cell table:formula="of:=MIN([.BX$2:.BX$101])" office:value-type="float" office:value="0.0266666666666667" calcext:value-type="float">
            <text:p>0.0266666666666667</text:p>
          </table:table-cell>
          <table:table-cell table:formula="of:=MIN([.BY$2:.BY$101])" office:value-type="float" office:value="0.1" calcext:value-type="float">
            <text:p>0.1</text:p>
          </table:table-cell>
          <table:table-cell table:formula="of:=MIN([.BZ$2:.BZ$101])" office:value-type="float" office:value="1104" calcext:value-type="float">
            <text:p>1104</text:p>
          </table:table-cell>
          <table:table-cell table:formula="of:=MIN([.CA$2:.CA$101])" office:value-type="float" office:value="0" calcext:value-type="float">
            <text:p>0</text:p>
          </table:table-cell>
          <table:table-cell table:formula="of:=MIN([.CB$2:.CB$101])" office:value-type="float" office:value="124" calcext:value-type="float">
            <text:p>124</text:p>
          </table:table-cell>
          <table:table-cell table:formula="of:=MIN([.CC$2:.CC$101])" office:value-type="float" office:value="0" calcext:value-type="float">
            <text:p>0</text:p>
          </table:table-cell>
          <table:table-cell table:formula="of:=MIN([.CD$2:.CD$101])" office:value-type="float" office:value="0" calcext:value-type="float">
            <text:p>0</text:p>
          </table:table-cell>
          <table:table-cell table:formula="of:=MIN([.CE$2:.CE$101])" office:value-type="float" office:value="0" calcext:value-type="float">
            <text:p>0</text:p>
          </table:table-cell>
          <table:table-cell table:formula="of:=MIN([.CF$2:.CF$101])" office:value-type="float" office:value="0" calcext:value-type="float">
            <text:p>0</text:p>
          </table:table-cell>
          <table:table-cell table:formula="of:=MIN([.CG$2:.CG$101])" office:value-type="float" office:value="0.333333333333333" calcext:value-type="float">
            <text:p>0.333333333333333</text:p>
          </table:table-cell>
          <table:table-cell table:formula="of:=MIN([.CH$2:.CH$101])" office:value-type="float" office:value="0.323529411764706" calcext:value-type="float">
            <text:p>0.323529411764706</text:p>
          </table:table-cell>
          <table:table-cell table:formula="of:=MIN([.CI$2:.CI$101])" office:value-type="float" office:value="0.333333333333333" calcext:value-type="float">
            <text:p>0.333333333333333</text:p>
          </table:table-cell>
          <table:table-cell table:formula="of:=MIN([.CJ$2:.CJ$101])" office:value-type="float" office:value="0.0967720892772513" calcext:value-type="float">
            <text:p>0.0967720892772513</text:p>
          </table:table-cell>
          <table:table-cell table:formula="of:=MIN([.CK$2:.CK$101])" office:value-type="float" office:value="0.0869599812446462" calcext:value-type="float">
            <text:p>0.0869599812446462</text:p>
          </table:table-cell>
          <table:table-cell table:formula="of:=MIN([.CL$2:.CL$101])" office:value-type="float" office:value="0.173380484855922" calcext:value-type="float">
            <text:p>0.173380484855922</text:p>
          </table:table-cell>
          <table:table-cell table:formula="of:=MIN([.CM$2:.CM$101])" office:value-type="float" office:value="0.0349287649480436" calcext:value-type="float">
            <text:p>0.0349287649480436</text:p>
          </table:table-cell>
          <table:table-cell table:formula="of:=MIN([.CN$2:.CN$101])" office:value-type="float" office:value="0.0266666666666667" calcext:value-type="float">
            <text:p>0.0266666666666667</text:p>
          </table:table-cell>
          <table:table-cell table:formula="of:=MIN([.CO$2:.CO$101])" office:value-type="float" office:value="0.1" calcext:value-type="float">
            <text:p>0.1</text:p>
          </table:table-cell>
          <table:table-cell table:formula="of:=MIN([.CP$2:.CP$101])" office:value-type="float" office:value="1104" calcext:value-type="float">
            <text:p>1104</text:p>
          </table:table-cell>
          <table:table-cell table:formula="of:=MIN([.CQ$2:.CQ$101])" office:value-type="float" office:value="0" calcext:value-type="float">
            <text:p>0</text:p>
          </table:table-cell>
          <table:table-cell table:formula="of:=MIN([.CR$2:.CR$101])" office:value-type="float" office:value="124" calcext:value-type="float">
            <text:p>124</text:p>
          </table:table-cell>
          <table:table-cell table:formula="of:=MIN([.CS$2:.CS$101])" office:value-type="float" office:value="0" calcext:value-type="float">
            <text:p>0</text:p>
          </table:table-cell>
          <table:table-cell table:formula="of:=MIN([.CT$2:.CT$101])" office:value-type="float" office:value="0" calcext:value-type="float">
            <text:p>0</text:p>
          </table:table-cell>
          <table:table-cell table:formula="of:=MIN([.CU$2:.CU$101])" office:value-type="float" office:value="0" calcext:value-type="float">
            <text:p>0</text:p>
          </table:table-cell>
          <table:table-cell table:formula="of:=MIN([.CV$2:.CV$101])" office:value-type="float" office:value="0" calcext:value-type="float">
            <text:p>0</text:p>
          </table:table-cell>
          <table:table-cell table:formula="of:=MIN([.CW$2:.CW$101])" office:value-type="float" office:value="0.428571428571429" calcext:value-type="float">
            <text:p>0.428571428571429</text:p>
          </table:table-cell>
          <table:table-cell table:formula="of:=MIN([.CX$2:.CX$101])" office:value-type="float" office:value="0.428571428571429" calcext:value-type="float">
            <text:p>0.428571428571429</text:p>
          </table:table-cell>
          <table:table-cell table:formula="of:=MIN([.CY$2:.CY$101])" office:value-type="float" office:value="0.375" calcext:value-type="float">
            <text:p>0.375</text:p>
          </table:table-cell>
          <table:table-cell table:formula="of:=MIN([.CZ$2:.CZ$101])" office:value-type="float" office:value="0.0994444722324796" calcext:value-type="float">
            <text:p>0.0994444722324796</text:p>
          </table:table-cell>
          <table:table-cell table:formula="of:=MIN([.DA$2:.DA$101])" office:value-type="float" office:value="0.0906046831781807" calcext:value-type="float">
            <text:p>0.0906046831781807</text:p>
          </table:table-cell>
          <table:table-cell table:formula="of:=MIN([.DB$2:.DB$101])" office:value-type="float" office:value="0.123250404067091" calcext:value-type="float">
            <text:p>0.123250404067091</text:p>
          </table:table-cell>
          <table:table-cell table:formula="of:=MIN([.DC$2:.DC$101])" office:value-type="float" office:value="0.0563380281690141" calcext:value-type="float">
            <text:p>0.0563380281690141</text:p>
          </table:table-cell>
          <table:table-cell table:formula="of:=MIN([.DD$2:.DD$101])" office:value-type="float" office:value="0.0563380281690141" calcext:value-type="float">
            <text:p>0.0563380281690141</text:p>
          </table:table-cell>
          <table:table-cell table:formula="of:=MIN([.DE$2:.DE$101])" office:value-type="float" office:value="0.058029689608637" calcext:value-type="float">
            <text:p>0.058029689608637</text:p>
          </table:table-cell>
          <table:table-cell table:formula="of:=MIN([.DF$2:.DF$101])" office:value-type="float" office:value="1111" calcext:value-type="float">
            <text:p>1111</text:p>
          </table:table-cell>
          <table:table-cell table:formula="of:=MIN([.DG$2:.DG$101])" office:value-type="float" office:value="0" calcext:value-type="float">
            <text:p>0</text:p>
          </table:table-cell>
          <table:table-cell table:formula="of:=MIN([.DH$2:.DH$101])" office:value-type="float" office:value="118" calcext:value-type="float">
            <text:p>118</text:p>
          </table:table-cell>
          <table:table-cell table:formula="of:=MIN([.DI$2:.DI$101])" office:value-type="float" office:value="0" calcext:value-type="float">
            <text:p>0</text:p>
          </table:table-cell>
          <table:table-cell table:formula="of:=MIN([.DJ$2:.DJ$101])" office:value-type="float" office:value="0" calcext:value-type="float">
            <text:p>0</text:p>
          </table:table-cell>
          <table:table-cell table:formula="of:=MIN([.DK$2:.DK$101])" office:value-type="float" office:value="0" calcext:value-type="float">
            <text:p>0</text:p>
          </table:table-cell>
          <table:table-cell table:formula="of:=MIN([.DL$2:.DL$101])" office:value-type="float" office:value="0" calcext:value-type="float">
            <text:p>0</text:p>
          </table:table-cell>
          <table:table-cell table:formula="of:=MIN([.DM$2:.DM$101])" office:value-type="float" office:value="0.714776456356049" calcext:value-type="float">
            <text:p>0.714776456356049</text:p>
          </table:table-cell>
          <table:table-cell table:formula="of:=MIN([.DN$2:.DN$101])" office:value-type="float" office:value="0.635160624980927" calcext:value-type="float">
            <text:p>0.635160624980927</text:p>
          </table:table-cell>
          <table:table-cell table:formula="of:=MIN([.DO$2:.DO$101])" office:value-type="float" office:value="0.5" calcext:value-type="float">
            <text:p>0.5</text:p>
          </table:table-cell>
          <table:table-cell table:formula="of:=MIN([.DP$2:.DP$101])" office:value-type="float" office:value="0.0992182412860171" calcext:value-type="float">
            <text:p>0.0992182412860171</text:p>
          </table:table-cell>
          <table:table-cell table:formula="of:=MIN([.DQ$2:.DQ$101])" office:value-type="float" office:value="0.0919245118084027" calcext:value-type="float">
            <text:p>0.0919245118084027</text:p>
          </table:table-cell>
          <table:table-cell table:formula="of:=MIN([.DR$2:.DR$101])" office:value-type="float" office:value="0.131146851147313" calcext:value-type="float">
            <text:p>0.131146851147313</text:p>
          </table:table-cell>
          <table:table-cell table:formula="of:=MIN([.DS$2:.DS$101])" office:value-type="float" office:value="0.0379362670713202" calcext:value-type="float">
            <text:p>0.0379362670713202</text:p>
          </table:table-cell>
          <table:table-cell table:formula="of:=MIN([.DT$2:.DT$101])" office:value-type="float" office:value="0.0379362670713202" calcext:value-type="float">
            <text:p>0.0379362670713202</text:p>
          </table:table-cell>
          <table:table-cell table:formula="of:=MIN([.DU$2:.DU$101])" office:value-type="float" office:value="0.04644412191582" calcext:value-type="float">
            <text:p>0.04644412191582</text:p>
          </table:table-cell>
          <table:table-cell table:formula="of:=MIN([.DV$2:.DV$101])" office:value-type="float" office:value="1087" calcext:value-type="float">
            <text:p>1087</text:p>
          </table:table-cell>
          <table:table-cell table:formula="of:=MIN([.DW$2:.DW$101])" office:value-type="float" office:value="2" calcext:value-type="float">
            <text:p>2</text:p>
          </table:table-cell>
          <table:table-cell table:formula="of:=MIN([.DX$2:.DX$101])" office:value-type="float" office:value="115" calcext:value-type="float">
            <text:p>115</text:p>
          </table:table-cell>
          <table:table-cell table:formula="of:=MIN([.DY$2:.DY$101])" office:value-type="float" office:value="12" calcext:value-type="float">
            <text:p>12</text:p>
          </table:table-cell>
          <table:table-cell table:formula="of:=MIN([.DZ$2:.DZ$101])" office:value-type="float" office:value="0" calcext:value-type="float">
            <text:p>0</text:p>
          </table:table-cell>
          <table:table-cell table:formula="of:=MIN([.EA$2:.EA$101])" office:value-type="float" office:value="0" calcext:value-type="float">
            <text:p>0</text:p>
          </table:table-cell>
          <table:table-cell table:formula="of:=MIN([.EB$2:.EB$101])" office:value-type="float" office:value="0" calcext:value-type="float">
            <text:p>0</text:p>
          </table:table-cell>
          <table:table-cell table:formula="of:=MIN([.EC$2:.EC$101])" office:value-type="float" office:value="0.26865671641791" calcext:value-type="float">
            <text:p>0.26865671641791</text:p>
          </table:table-cell>
          <table:table-cell table:formula="of:=MIN([.ED$2:.ED$101])" office:value-type="float" office:value="0.26865671641791" calcext:value-type="float">
            <text:p>0.26865671641791</text:p>
          </table:table-cell>
          <table:table-cell table:formula="of:=MIN([.EE$2:.EE$101])" office:value-type="float" office:value="0.26865671641791" calcext:value-type="float">
            <text:p>0.26865671641791</text:p>
          </table:table-cell>
          <table:table-cell table:formula="of:=MIN([.EF$2:.EF$101])" office:value-type="float" office:value="0.0977142495975827" calcext:value-type="float">
            <text:p>0.0977142495975827</text:p>
          </table:table-cell>
          <table:table-cell table:formula="of:=MIN([.EG$2:.EG$101])" office:value-type="float" office:value="0.0881547233375876" calcext:value-type="float">
            <text:p>0.0881547233375876</text:p>
          </table:table-cell>
          <table:table-cell table:formula="of:=MIN([.EH$2:.EH$101])" office:value-type="float" office:value="0.166634578948012" calcext:value-type="float">
            <text:p>0.166634578948012</text:p>
          </table:table-cell>
          <table:table-cell table:formula="of:=MIN([.EI$2:.EI$101])" office:value-type="float" office:value="0.0454545454545455" calcext:value-type="float">
            <text:p>0.0454545454545455</text:p>
          </table:table-cell>
          <table:table-cell table:formula="of:=MIN([.EJ$2:.EJ$101])" office:value-type="float" office:value="0.0447761194029851" calcext:value-type="float">
            <text:p>0.0447761194029851</text:p>
          </table:table-cell>
          <table:table-cell table:formula="of:=MIN([.EK$2:.EK$101])" office:value-type="float" office:value="0.121212121212121" calcext:value-type="float">
            <text:p>0.121212121212121</text:p>
          </table:table-cell>
          <table:table-cell table:formula="of:=MIN([.EL$2:.EL$101])" office:value-type="float" office:value="1095" calcext:value-type="float">
            <text:p>1095</text:p>
          </table:table-cell>
          <table:table-cell table:formula="of:=MIN([.EM$2:.EM$101])" office:value-type="float" office:value="0" calcext:value-type="float">
            <text:p>0</text:p>
          </table:table-cell>
          <table:table-cell table:formula="of:=MIN([.EN$2:.EN$101])" office:value-type="float" office:value="138" calcext:value-type="float">
            <text:p>138</text:p>
          </table:table-cell>
          <table:table-cell table:formula="of:=MIN([.EO$2:.EO$101])" office:value-type="float" office:value="0" calcext:value-type="float">
            <text:p>0</text:p>
          </table:table-cell>
          <table:table-cell table:formula="of:=MIN([.EP$2:.EP$101])" office:value-type="float" office:value="0" calcext:value-type="float">
            <text:p>0</text:p>
          </table:table-cell>
          <table:table-cell table:formula="of:=MIN([.EQ$2:.EQ$101])" office:value-type="float" office:value="0" calcext:value-type="float">
            <text:p>0</text:p>
          </table:table-cell>
          <table:table-cell table:formula="of:=MIN([.ER$2:.ER$101])" office:value-type="float" office:value="0" calcext:value-type="float">
            <text:p>0</text:p>
          </table:table-cell>
          <table:table-cell table:formula="of:=MIN([.ES$2:.ES$101])" office:value-type="float" office:value="0.3" calcext:value-type="float">
            <text:p>0.3</text:p>
          </table:table-cell>
          <table:table-cell table:formula="of:=MIN([.ET$2:.ET$101])" office:value-type="float" office:value="0.3" calcext:value-type="float">
            <text:p>0.3</text:p>
          </table:table-cell>
          <table:table-cell table:formula="of:=MIN([.EU$2:.EU$101])" office:value-type="float" office:value="0.3" calcext:value-type="float">
            <text:p>0.3</text:p>
          </table:table-cell>
          <table:table-cell table:formula="of:=MIN([.EV$2:.EV$101])" office:value-type="float" office:value="0.0987227648384673" calcext:value-type="float">
            <text:p>0.0987227648384673</text:p>
          </table:table-cell>
          <table:table-cell table:formula="of:=MIN([.EW$2:.EW$101])" office:value-type="float" office:value="0.08774385072095" calcext:value-type="float">
            <text:p>0.08774385072095</text:p>
          </table:table-cell>
          <table:table-cell table:formula="of:=MIN([.EX$2:.EX$101])" office:value-type="float" office:value="0.166216216216216" calcext:value-type="float">
            <text:p>0.166216216216216</text:p>
          </table:table-cell>
          <table:table-cell table:formula="of:=MIN([.EY$2:.EY$101])" office:value-type="float" office:value="0.05" calcext:value-type="float">
            <text:p>0.05</text:p>
          </table:table-cell>
          <table:table-cell table:formula="of:=MIN([.EZ$2:.EZ$101])" office:value-type="float" office:value="0.05" calcext:value-type="float">
            <text:p>0.05</text:p>
          </table:table-cell>
          <table:table-cell table:formula="of:=MIN([.FA$2:.FA$101])" office:value-type="float" office:value="0.15" calcext:value-type="float">
            <text:p>0.15</text:p>
          </table:table-cell>
          <table:table-cell table:formula="of:=MIN([.FB$2:.FB$101])" office:value-type="float" office:value="1104" calcext:value-type="float">
            <text:p>1104</text:p>
          </table:table-cell>
          <table:table-cell table:formula="of:=MIN([.FC$2:.FC$101])" office:value-type="float" office:value="0" calcext:value-type="float">
            <text:p>0</text:p>
          </table:table-cell>
          <table:table-cell table:formula="of:=MIN([.FD$2:.FD$101])" office:value-type="float" office:value="120" calcext:value-type="float">
            <text:p>120</text:p>
          </table:table-cell>
          <table:table-cell table:formula="of:=MIN([.FE$2:.FE$101])" office:value-type="float" office:value="0" calcext:value-type="float">
            <text:p>0</text:p>
          </table:table-cell>
          <table:table-cell table:formula="of:=MIN([.FF$2:.FF$101])" office:value-type="float" office:value="0" calcext:value-type="float">
            <text:p>0</text:p>
          </table:table-cell>
          <table:table-cell table:formula="of:=MIN([.FG$2:.FG$101])" office:value-type="float" office:value="0" calcext:value-type="float">
            <text:p>0</text:p>
          </table:table-cell>
          <table:table-cell table:formula="of:=MIN([.FH$2:.FH$101])" office:value-type="float" office:value="0" calcext:value-type="float">
            <text:p>0</text:p>
          </table:table-cell>
          <table:table-cell table:formula="of:=MIN([.FI$2:.FI$101])" office:value-type="float" office:value="0.428571428571429" calcext:value-type="float">
            <text:p>0.428571428571429</text:p>
          </table:table-cell>
          <table:table-cell table:formula="of:=MIN([.FJ$2:.FJ$101])" office:value-type="float" office:value="0.428571428571429" calcext:value-type="float">
            <text:p>0.428571428571429</text:p>
          </table:table-cell>
          <table:table-cell table:formula="of:=MIN([.FK$2:.FK$101])" office:value-type="float" office:value="0.375" calcext:value-type="float">
            <text:p>0.375</text:p>
          </table:table-cell>
          <table:table-cell table:formula="of:=MIN([.FL$2:.FL$101])" office:value-type="float" office:value="0.0994444722324796" calcext:value-type="float">
            <text:p>0.0994444722324796</text:p>
          </table:table-cell>
          <table:table-cell table:formula="of:=MIN([.FM$2:.FM$101])" office:value-type="float" office:value="0.0906046831781807" calcext:value-type="float">
            <text:p>0.0906046831781807</text:p>
          </table:table-cell>
          <table:table-cell table:formula="of:=MIN([.FN$2:.FN$101])" office:value-type="float" office:value="0.123223335856028" calcext:value-type="float">
            <text:p>0.123223335856028</text:p>
          </table:table-cell>
          <table:table-cell table:formula="of:=MIN([.FO$2:.FO$101])" office:value-type="float" office:value="0.0563380281690141" calcext:value-type="float">
            <text:p>0.0563380281690141</text:p>
          </table:table-cell>
          <table:table-cell table:formula="of:=MIN([.FP$2:.FP$101])" office:value-type="float" office:value="0.0563380281690141" calcext:value-type="float">
            <text:p>0.0563380281690141</text:p>
          </table:table-cell>
          <table:table-cell table:formula="of:=MIN([.FQ$2:.FQ$101])" office:value-type="float" office:value="0.058029689608637" calcext:value-type="float">
            <text:p>0.058029689608637</text:p>
          </table:table-cell>
          <table:table-cell table:formula="of:=MIN([.FR$2:.FR$101])" office:value-type="float" office:value="1111" calcext:value-type="float">
            <text:p>1111</text:p>
          </table:table-cell>
          <table:table-cell table:formula="of:=MIN([.FS$2:.FS$101])" office:value-type="float" office:value="0" calcext:value-type="float">
            <text:p>0</text:p>
          </table:table-cell>
          <table:table-cell table:formula="of:=MIN([.FT$2:.FT$101])" office:value-type="float" office:value="118" calcext:value-type="float">
            <text:p>118</text:p>
          </table:table-cell>
          <table:table-cell table:formula="of:=MIN([.FU$2:.FU$101])" office:value-type="float" office:value="0" calcext:value-type="float">
            <text:p>0</text:p>
          </table:table-cell>
          <table:table-cell table:formula="of:=MIN([.FV$2:.FV$101])" office:value-type="float" office:value="0" calcext:value-type="float">
            <text:p>0</text:p>
          </table:table-cell>
          <table:table-cell table:formula="of:=MIN([.FW$2:.FW$101])" office:value-type="float" office:value="0" calcext:value-type="float">
            <text:p>0</text:p>
          </table:table-cell>
          <table:table-cell table:formula="of:=MIN([.FX$2:.FX$101])" office:value-type="float" office:value="0" calcext:value-type="float">
            <text:p>0</text:p>
          </table:table-cell>
          <table:table-cell table:formula="of:=MIN([.FY$2:.FY$101])" office:value-type="float" office:value="0.71" calcext:value-type="float">
            <text:p>0.71</text:p>
          </table:table-cell>
          <table:table-cell table:formula="of:=MIN([.FZ$2:.FZ$101])" office:value-type="float" office:value="0.63" calcext:value-type="float">
            <text:p>0.63</text:p>
          </table:table-cell>
          <table:table-cell table:formula="of:=MIN([.GA$2:.GA$101])" office:value-type="float" office:value="0.5" calcext:value-type="float">
            <text:p>0.5</text:p>
          </table:table-cell>
          <table:table-cell table:formula="of:=MIN([.GB$2:.GB$101])" office:value-type="float" office:value="0.0992182608950943" calcext:value-type="float">
            <text:p>0.0992182608950943</text:p>
          </table:table-cell>
          <table:table-cell table:formula="of:=MIN([.GC$2:.GC$101])" office:value-type="float" office:value="0.0919245340208979" calcext:value-type="float">
            <text:p>0.0919245340208979</text:p>
          </table:table-cell>
          <table:table-cell table:formula="of:=MIN([.GD$2:.GD$101])" office:value-type="float" office:value="0.131192373084317" calcext:value-type="float">
            <text:p>0.131192373084317</text:p>
          </table:table-cell>
          <table:table-cell table:formula="of:=MIN([.GE$2:.GE$101])" office:value-type="float" office:value="0.0379362670713202" calcext:value-type="float">
            <text:p>0.0379362670713202</text:p>
          </table:table-cell>
          <table:table-cell table:formula="of:=MIN([.GF$2:.GF$101])" office:value-type="float" office:value="0.0379362670713202" calcext:value-type="float">
            <text:p>0.0379362670713202</text:p>
          </table:table-cell>
          <table:table-cell table:formula="of:=MIN([.GG$2:.GG$101])" office:value-type="float" office:value="0.04644412191582" calcext:value-type="float">
            <text:p>0.04644412191582</text:p>
          </table:table-cell>
          <table:table-cell table:formula="of:=MIN([.GH$2:.GH$101])" office:value-type="float" office:value="1087" calcext:value-type="float">
            <text:p>1087</text:p>
          </table:table-cell>
          <table:table-cell table:formula="of:=MIN([.GI$2:.GI$101])" office:value-type="float" office:value="2" calcext:value-type="float">
            <text:p>2</text:p>
          </table:table-cell>
          <table:table-cell table:formula="of:=MIN([.GJ$2:.GJ$101])" office:value-type="float" office:value="115" calcext:value-type="float">
            <text:p>115</text:p>
          </table:table-cell>
          <table:table-cell table:formula="of:=MIN([.GK$2:.GK$101])" office:value-type="float" office:value="12" calcext:value-type="float">
            <text:p>12</text:p>
          </table:table-cell>
          <table:table-cell table:formula="of:=MIN([.GL$2:.GL$101])" office:value-type="float" office:value="0" calcext:value-type="float">
            <text:p>0</text:p>
          </table:table-cell>
          <table:table-cell table:formula="of:=MIN([.GM$2:.GM$101])" office:value-type="float" office:value="0" calcext:value-type="float">
            <text:p>0</text:p>
          </table:table-cell>
          <table:table-cell table:formula="of:=MIN([.GN$2:.GN$101])" office:value-type="float" office:value="0" calcext:value-type="float">
            <text:p>0</text:p>
          </table:table-cell>
          <table:table-cell table:formula="of:=MIN([.GO$2:.GO$101])" office:value-type="float" office:value="0" calcext:value-type="float">
            <text:p>0</text:p>
          </table:table-cell>
          <table:table-cell table:formula="of:=MIN([.GP$2:.GP$101])" office:value-type="float" office:value="0" calcext:value-type="float">
            <text:p>0</text:p>
          </table:table-cell>
          <table:table-cell table:formula="of:=MIN([.GQ$2:.GQ$101])" office:value-type="float" office:value="0" calcext:value-type="float">
            <text:p>0</text:p>
          </table:table-cell>
          <table:table-cell table:formula="of:=MIN([.GR$2:.GR$101])" office:value-type="float" office:value="0" calcext:value-type="float">
            <text:p>0</text:p>
          </table:table-cell>
          <table:table-cell table:formula="of:=MIN([.GS$2:.GS$101])" office:value-type="float" office:value="0" calcext:value-type="float">
            <text:p>0</text:p>
          </table:table-cell>
          <table:table-cell table:formula="of:=MIN([.GT$2:.GT$101])" office:value-type="float" office:value="0" calcext:value-type="float">
            <text:p>0</text:p>
          </table:table-cell>
          <table:table-cell table:formula="of:=MIN([.GU$2:.GU$101])" office:value-type="float" office:value="0" calcext:value-type="float">
            <text:p>0</text:p>
          </table:table-cell>
          <table:table-cell table:formula="of:=MIN([.GV$2:.GV$101])" office:value-type="float" office:value="0" calcext:value-type="float">
            <text:p>0</text:p>
          </table:table-cell>
          <table:table-cell table:formula="of:=MIN([.GW$2:.GW$101])" office:value-type="float" office:value="0" calcext:value-type="float">
            <text:p>0</text:p>
          </table:table-cell>
          <table:table-cell table:formula="of:=MIN([.GX$2:.GX$101])" office:value-type="float" office:value="1132" calcext:value-type="float">
            <text:p>1132</text:p>
          </table:table-cell>
          <table:table-cell table:formula="of:=MIN([.GY$2:.GY$101])" office:value-type="float" office:value="0" calcext:value-type="float">
            <text:p>0</text:p>
          </table:table-cell>
          <table:table-cell table:formula="of:=MIN([.GZ$2:.GZ$101])" office:value-type="float" office:value="138" calcext:value-type="float">
            <text:p>138</text:p>
          </table:table-cell>
          <table:table-cell table:formula="of:=MIN([.HA$2:.HA$101])" office:value-type="float" office:value="0" calcext:value-type="float">
            <text:p>0</text:p>
          </table:table-cell>
          <table:table-cell table:formula="of:=MIN([.HB$2:.HB$101])" office:value-type="float" office:value="0" calcext:value-type="float">
            <text:p>0</text:p>
          </table:table-cell>
          <table:table-cell table:formula="of:=MIN([.HC$2:.HC$101])" office:value-type="float" office:value="0" calcext:value-type="float">
            <text:p>0</text:p>
          </table:table-cell>
          <table:table-cell table:formula="of:=MIN([.HD$2:.HD$101])" office:value-type="float" office:value="0" calcext:value-type="float">
            <text:p>0</text:p>
          </table:table-cell>
          <table:table-cell table:formula="of:=MIN([.HE$2:.HE$101])" office:value-type="float" office:value="0" calcext:value-type="float">
            <text:p>0</text:p>
          </table:table-cell>
          <table:table-cell table:formula="of:=MIN([.HF$2:.HF$101])" office:value-type="float" office:value="0" calcext:value-type="float">
            <text:p>0</text:p>
          </table:table-cell>
          <table:table-cell table:formula="of:=MIN([.HG$2:.HG$101])" office:value-type="float" office:value="0" calcext:value-type="float">
            <text:p>0</text:p>
          </table:table-cell>
          <table:table-cell table:formula="of:=MIN([.HH$2:.HH$101])" office:value-type="float" office:value="0" calcext:value-type="float">
            <text:p>0</text:p>
          </table:table-cell>
          <table:table-cell table:formula="of:=MIN([.HI$2:.HI$101])" office:value-type="float" office:value="0" calcext:value-type="float">
            <text:p>0</text:p>
          </table:table-cell>
          <table:table-cell table:formula="of:=MIN([.HJ$2:.HJ$101])" office:value-type="float" office:value="0" calcext:value-type="float">
            <text:p>0</text:p>
          </table:table-cell>
          <table:table-cell table:formula="of:=MIN([.HK$2:.HK$101])" office:value-type="float" office:value="0" calcext:value-type="float">
            <text:p>0</text:p>
          </table:table-cell>
          <table:table-cell table:formula="of:=MIN([.HL$2:.HL$101])" office:value-type="float" office:value="0" calcext:value-type="float">
            <text:p>0</text:p>
          </table:table-cell>
          <table:table-cell table:formula="of:=MIN([.HM$2:.HM$101])" office:value-type="float" office:value="0" calcext:value-type="float">
            <text:p>0</text:p>
          </table:table-cell>
          <table:table-cell table:formula="of:=MIN([.HN$2:.HN$101])" office:value-type="float" office:value="1132" calcext:value-type="float">
            <text:p>1132</text:p>
          </table:table-cell>
          <table:table-cell table:formula="of:=MIN([.HO$2:.HO$101])" office:value-type="float" office:value="0" calcext:value-type="float">
            <text:p>0</text:p>
          </table:table-cell>
          <table:table-cell table:formula="of:=MIN([.HP$2:.HP$101])" office:value-type="float" office:value="138" calcext:value-type="float">
            <text:p>138</text:p>
          </table:table-cell>
          <table:table-cell table:formula="of:=MIN([.HQ$2:.HQ$10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X</text:p>
          </table:table-cell>
          <table:table-cell table:formula="of:=MAX([.B$2:.B$101])" office:value-type="float" office:value="0.00210581533610821" calcext:value-type="float">
            <text:p>0.00210581533610821</text:p>
          </table:table-cell>
          <table:table-cell table:formula="of:=MAX([.C$2:.C$101])" office:value-type="float" office:value="0.00210581533610821" calcext:value-type="float">
            <text:p>0.00210581533610821</text:p>
          </table:table-cell>
          <table:table-cell table:formula="of:=MAX([.D$2:.D$101])" office:value-type="float" office:value="0.00253846542909741" calcext:value-type="float">
            <text:p>0.00253846542909741</text:p>
          </table:table-cell>
          <table:table-cell table:formula="of:=MAX([.E$2:.E$101])" office:value-type="float" office:value="0.999887228012085" calcext:value-type="float">
            <text:p>0.999887228012085</text:p>
          </table:table-cell>
          <table:table-cell table:formula="of:=MAX([.F$2:.F$101])" office:value-type="float" office:value="0.999673008918762" calcext:value-type="float">
            <text:p>0.999673008918762</text:p>
          </table:table-cell>
          <table:table-cell table:formula="of:=MAX([.G$2:.G$101])" office:value-type="float" office:value="0.999887228012085" calcext:value-type="float">
            <text:p>0.999887228012085</text:p>
          </table:table-cell>
          <table:table-cell table:formula="of:=MAX([.H$2:.H$101])" office:value-type="float" office:value="0.176443638477551" calcext:value-type="float">
            <text:p>0.176443638477551</text:p>
          </table:table-cell>
          <table:table-cell table:formula="of:=MAX([.I$2:.I$101])" office:value-type="float" office:value="0.136394279122407" calcext:value-type="float">
            <text:p>0.136394279122407</text:p>
          </table:table-cell>
          <table:table-cell table:formula="of:=MAX([.J$2:.J$101])" office:value-type="float" office:value="0.478097466953794" calcext:value-type="float">
            <text:p>0.478097466953794</text:p>
          </table:table-cell>
          <table:table-cell table:formula="of:=MAX([.K$2:.K$101])" office:value-type="float" office:value="0.0106455227360129" calcext:value-type="float">
            <text:p>0.0106455227360129</text:p>
          </table:table-cell>
          <table:table-cell table:formula="of:=MAX([.L$2:.L$101])" office:value-type="float" office:value="0.00874285772442818" calcext:value-type="float">
            <text:p>0.00874285772442818</text:p>
          </table:table-cell>
          <table:table-cell table:formula="of:=MAX([.M$2:.M$101])" office:value-type="float" office:value="0.439367592334747" calcext:value-type="float">
            <text:p>0.439367592334747</text:p>
          </table:table-cell>
          <table:table-cell table:formula="of:=MAX([.N$2:.N$101])" office:value-type="float" office:value="1161" calcext:value-type="float">
            <text:p>1161</text:p>
          </table:table-cell>
          <table:table-cell table:formula="of:=MAX([.O$2:.O$101])" office:value-type="float" office:value="79" calcext:value-type="float">
            <text:p>79</text:p>
          </table:table-cell>
          <table:table-cell table:formula="of:=MAX([.P$2:.P$101])" office:value-type="float" office:value="175" calcext:value-type="float">
            <text:p>175</text:p>
          </table:table-cell>
          <table:table-cell table:formula="of:=MAX([.Q$2:.Q$101])" office:value-type="float" office:value="154" calcext:value-type="float">
            <text:p>154</text:p>
          </table:table-cell>
          <table:table-cell table:formula="of:=MAX([.R$2:.R$101])" office:value-type="float" office:value="0.0745217229586215" calcext:value-type="float">
            <text:p>0.0745217229586215</text:p>
          </table:table-cell>
          <table:table-cell table:formula="of:=MAX([.S$2:.S$101])" office:value-type="float" office:value="0.0745217229586215" calcext:value-type="float">
            <text:p>0.0745217229586215</text:p>
          </table:table-cell>
          <table:table-cell table:formula="of:=MAX([.T$2:.T$101])" office:value-type="float" office:value="0.0767736101443701" calcext:value-type="float">
            <text:p>0.0767736101443701</text:p>
          </table:table-cell>
          <table:table-cell table:formula="of:=MAX([.U$2:.U$101])" office:value-type="float" office:value="0.896587800628397" calcext:value-type="float">
            <text:p>0.896587800628397</text:p>
          </table:table-cell>
          <table:table-cell table:formula="of:=MAX([.V$2:.V$101])" office:value-type="float" office:value="0.896587800628397" calcext:value-type="float">
            <text:p>0.896587800628397</text:p>
          </table:table-cell>
          <table:table-cell table:formula="of:=MAX([.W$2:.W$101])" office:value-type="float" office:value="0.892724807339741" calcext:value-type="float">
            <text:p>0.892724807339741</text:p>
          </table:table-cell>
          <table:table-cell table:formula="of:=MAX([.X$2:.X$101])" office:value-type="float" office:value="0.142950038600794" calcext:value-type="float">
            <text:p>0.142950038600794</text:p>
          </table:table-cell>
          <table:table-cell table:formula="of:=MAX([.Y$2:.Y$101])" office:value-type="float" office:value="0.131068710244465" calcext:value-type="float">
            <text:p>0.131068710244465</text:p>
          </table:table-cell>
          <table:table-cell table:formula="of:=MAX([.Z$2:.Z$101])" office:value-type="float" office:value="0.258344653434993" calcext:value-type="float">
            <text:p>0.258344653434993</text:p>
          </table:table-cell>
          <table:table-cell table:formula="of:=MAX([.AA$2:.AA$101])" office:value-type="float" office:value="0.101470851104473" calcext:value-type="float">
            <text:p>0.101470851104473</text:p>
          </table:table-cell>
          <table:table-cell table:formula="of:=MAX([.AB$2:.AB$101])" office:value-type="float" office:value="0.0976602710084157" calcext:value-type="float">
            <text:p>0.0976602710084157</text:p>
          </table:table-cell>
          <table:table-cell table:formula="of:=MAX([.AC$2:.AC$101])" office:value-type="float" office:value="0.200759048147937" calcext:value-type="float">
            <text:p>0.200759048147937</text:p>
          </table:table-cell>
          <table:table-cell table:formula="of:=MAX([.AD$2:.AD$101])" office:value-type="float" office:value="1183" calcext:value-type="float">
            <text:p>1183</text:p>
          </table:table-cell>
          <table:table-cell table:formula="of:=MAX([.AE$2:.AE$101])" office:value-type="float" office:value="29" calcext:value-type="float">
            <text:p>29</text:p>
          </table:table-cell>
          <table:table-cell table:formula="of:=MAX([.AF$2:.AF$101])" office:value-type="float" office:value="191" calcext:value-type="float">
            <text:p>191</text:p>
          </table:table-cell>
          <table:table-cell table:formula="of:=MAX([.AG$2:.AG$101])" office:value-type="float" office:value="43" calcext:value-type="float">
            <text:p>43</text:p>
          </table:table-cell>
          <table:table-cell table:formula="of:=MAX([.AH$2:.AH$101])" office:value-type="float" office:value="0.0744817520692182" calcext:value-type="float">
            <text:p>0.0744817520692182</text:p>
          </table:table-cell>
          <table:table-cell table:formula="of:=MAX([.AI$2:.AI$101])" office:value-type="float" office:value="0.0744817520692182" calcext:value-type="float">
            <text:p>0.0744817520692182</text:p>
          </table:table-cell>
          <table:table-cell table:formula="of:=MAX([.AJ$2:.AJ$101])" office:value-type="float" office:value="0.0767342932259539" calcext:value-type="float">
            <text:p>0.0767342932259539</text:p>
          </table:table-cell>
          <table:table-cell table:formula="of:=MAX([.AK$2:.AK$101])" office:value-type="float" office:value="0.897136370217338" calcext:value-type="float">
            <text:p>0.897136370217338</text:p>
          </table:table-cell>
          <table:table-cell table:formula="of:=MAX([.AL$2:.AL$101])" office:value-type="float" office:value="0.897136370217338" calcext:value-type="float">
            <text:p>0.897136370217338</text:p>
          </table:table-cell>
          <table:table-cell table:formula="of:=MAX([.AM$2:.AM$101])" office:value-type="float" office:value="0.893285439980879" calcext:value-type="float">
            <text:p>0.893285439980879</text:p>
          </table:table-cell>
          <table:table-cell table:formula="of:=MAX([.AN$2:.AN$101])" office:value-type="float" office:value="0.142954392719727" calcext:value-type="float">
            <text:p>0.142954392719727</text:p>
          </table:table-cell>
          <table:table-cell table:formula="of:=MAX([.AO$2:.AO$101])" office:value-type="float" office:value="0.131060946110262" calcext:value-type="float">
            <text:p>0.131060946110262</text:p>
          </table:table-cell>
          <table:table-cell table:formula="of:=MAX([.AP$2:.AP$101])" office:value-type="float" office:value="0.258481582031999" calcext:value-type="float">
            <text:p>0.258481582031999</text:p>
          </table:table-cell>
          <table:table-cell table:formula="of:=MAX([.AQ$2:.AQ$101])" office:value-type="float" office:value="0.101441810953699" calcext:value-type="float">
            <text:p>0.101441810953699</text:p>
          </table:table-cell>
          <table:table-cell table:formula="of:=MAX([.AR$2:.AR$101])" office:value-type="float" office:value="0.0976293114675814" calcext:value-type="float">
            <text:p>0.0976293114675814</text:p>
          </table:table-cell>
          <table:table-cell table:formula="of:=MAX([.AS$2:.AS$101])" office:value-type="float" office:value="0.200804206136523" calcext:value-type="float">
            <text:p>0.200804206136523</text:p>
          </table:table-cell>
          <table:table-cell table:formula="of:=MAX([.AT$2:.AT$101])" office:value-type="float" office:value="1183" calcext:value-type="float">
            <text:p>1183</text:p>
          </table:table-cell>
          <table:table-cell table:formula="of:=MAX([.AU$2:.AU$101])" office:value-type="float" office:value="29" calcext:value-type="float">
            <text:p>29</text:p>
          </table:table-cell>
          <table:table-cell table:formula="of:=MAX([.AV$2:.AV$101])" office:value-type="float" office:value="191" calcext:value-type="float">
            <text:p>191</text:p>
          </table:table-cell>
          <table:table-cell table:formula="of:=MAX([.AW$2:.AW$101])" office:value-type="float" office:value="43" calcext:value-type="float">
            <text:p>43</text:p>
          </table:table-cell>
          <table:table-cell table:formula="of:=MAX([.AX$2:.AX$101])" office:value-type="float" office:value="0.0653078758847175" calcext:value-type="float">
            <text:p>0.0653078758847175</text:p>
          </table:table-cell>
          <table:table-cell table:formula="of:=MAX([.AY$2:.AY$101])" office:value-type="float" office:value="0.0653078758847175" calcext:value-type="float">
            <text:p>0.0653078758847175</text:p>
          </table:table-cell>
          <table:table-cell table:formula="of:=MAX([.AZ$2:.AZ$101])" office:value-type="float" office:value="0.0728608173465575" calcext:value-type="float">
            <text:p>0.0728608173465575</text:p>
          </table:table-cell>
          <table:table-cell table:formula="of:=MAX([.BA$2:.BA$101])" office:value-type="float" office:value="0.974206067745336" calcext:value-type="float">
            <text:p>0.974206067745336</text:p>
          </table:table-cell>
          <table:table-cell table:formula="of:=MAX([.BB$2:.BB$101])" office:value-type="float" office:value="0.955293869482439" calcext:value-type="float">
            <text:p>0.955293869482439</text:p>
          </table:table-cell>
          <table:table-cell table:formula="of:=MAX([.BC$2:.BC$101])" office:value-type="float" office:value="0.974206067745336" calcext:value-type="float">
            <text:p>0.974206067745336</text:p>
          </table:table-cell>
          <table:table-cell table:formula="of:=MAX([.BD$2:.BD$101])" office:value-type="float" office:value="0.254763776483127" calcext:value-type="float">
            <text:p>0.254763776483127</text:p>
          </table:table-cell>
          <table:table-cell table:formula="of:=MAX([.BE$2:.BE$101])" office:value-type="float" office:value="0.223706596219704" calcext:value-type="float">
            <text:p>0.223706596219704</text:p>
          </table:table-cell>
          <table:table-cell table:formula="of:=MAX([.BF$2:.BF$101])" office:value-type="float" office:value="0.488688050903139" calcext:value-type="float">
            <text:p>0.488688050903139</text:p>
          </table:table-cell>
          <table:table-cell table:formula="of:=MAX([.BG$2:.BG$101])" office:value-type="float" office:value="0.146440978849066" calcext:value-type="float">
            <text:p>0.146440978849066</text:p>
          </table:table-cell>
          <table:table-cell table:formula="of:=MAX([.BH$2:.BH$101])" office:value-type="float" office:value="0.129465666135122" calcext:value-type="float">
            <text:p>0.129465666135122</text:p>
          </table:table-cell>
          <table:table-cell table:formula="of:=MAX([.BI$2:.BI$101])" office:value-type="float" office:value="0.475151280788634" calcext:value-type="float">
            <text:p>0.475151280788634</text:p>
          </table:table-cell>
          <table:table-cell table:formula="of:=MAX([.BJ$2:.BJ$101])" office:value-type="float" office:value="1161" calcext:value-type="float">
            <text:p>1161</text:p>
          </table:table-cell>
          <table:table-cell table:formula="of:=MAX([.BK$2:.BK$101])" office:value-type="float" office:value="79" calcext:value-type="float">
            <text:p>79</text:p>
          </table:table-cell>
          <table:table-cell table:formula="of:=MAX([.BL$2:.BL$101])" office:value-type="float" office:value="175" calcext:value-type="float">
            <text:p>175</text:p>
          </table:table-cell>
          <table:table-cell table:formula="of:=MAX([.BM$2:.BM$101])" office:value-type="float" office:value="154" calcext:value-type="float">
            <text:p>154</text:p>
          </table:table-cell>
          <table:table-cell table:formula="of:=MAX([.BN$2:.BN$101])" office:value-type="float" office:value="0.0211267605633803" calcext:value-type="float">
            <text:p>0.0211267605633803</text:p>
          </table:table-cell>
          <table:table-cell table:formula="of:=MAX([.BO$2:.BO$101])" office:value-type="float" office:value="0.0211267605633803" calcext:value-type="float">
            <text:p>0.0211267605633803</text:p>
          </table:table-cell>
          <table:table-cell table:formula="of:=MAX([.BP$2:.BP$101])" office:value-type="float" office:value="0.0438871473354232" calcext:value-type="float">
            <text:p>0.0438871473354232</text:p>
          </table:table-cell>
          <table:table-cell table:formula="of:=MAX([.BQ$2:.BQ$101])" office:value-type="float" office:value="1" calcext:value-type="float">
            <text:p>1</text:p>
          </table:table-cell>
          <table:table-cell table:formula="of:=MAX([.BR$2:.BR$101])" office:value-type="float" office:value="1" calcext:value-type="float">
            <text:p>1</text:p>
          </table:table-cell>
          <table:table-cell table:formula="of:=MAX([.BS$2:.BS$101])" office:value-type="float" office:value="1" calcext:value-type="float">
            <text:p>1</text:p>
          </table:table-cell>
          <table:table-cell table:formula="of:=MAX([.BT$2:.BT$101])" office:value-type="float" office:value="0.137883022116562" calcext:value-type="float">
            <text:p>0.137883022116562</text:p>
          </table:table-cell>
          <table:table-cell table:formula="of:=MAX([.BU$2:.BU$101])" office:value-type="float" office:value="0.124954176892864" calcext:value-type="float">
            <text:p>0.124954176892864</text:p>
          </table:table-cell>
          <table:table-cell table:formula="of:=MAX([.BV$2:.BV$101])" office:value-type="float" office:value="0.263171139510343" calcext:value-type="float">
            <text:p>0.263171139510343</text:p>
          </table:table-cell>
          <table:table-cell table:formula="of:=MAX([.BW$2:.BW$101])" office:value-type="float" office:value="0.163265306122449" calcext:value-type="float">
            <text:p>0.163265306122449</text:p>
          </table:table-cell>
          <table:table-cell table:formula="of:=MAX([.BX$2:.BX$101])" office:value-type="float" office:value="0.125628140703518" calcext:value-type="float">
            <text:p>0.125628140703518</text:p>
          </table:table-cell>
          <table:table-cell table:formula="of:=MAX([.BY$2:.BY$101])" office:value-type="float" office:value="0.340425531914894" calcext:value-type="float">
            <text:p>0.340425531914894</text:p>
          </table:table-cell>
          <table:table-cell table:formula="of:=MAX([.BZ$2:.BZ$101])" office:value-type="float" office:value="1188" calcext:value-type="float">
            <text:p>1188</text:p>
          </table:table-cell>
          <table:table-cell table:formula="of:=MAX([.CA$2:.CA$101])" office:value-type="float" office:value="33" calcext:value-type="float">
            <text:p>33</text:p>
          </table:table-cell>
          <table:table-cell table:formula="of:=MAX([.CB$2:.CB$101])" office:value-type="float" office:value="197" calcext:value-type="float">
            <text:p>197</text:p>
          </table:table-cell>
          <table:table-cell table:formula="of:=MAX([.CC$2:.CC$101])" office:value-type="float" office:value="40" calcext:value-type="float">
            <text:p>40</text:p>
          </table:table-cell>
          <table:table-cell table:formula="of:=MAX([.CD$2:.CD$101])" office:value-type="float" office:value="0.0211267605633803" calcext:value-type="float">
            <text:p>0.0211267605633803</text:p>
          </table:table-cell>
          <table:table-cell table:formula="of:=MAX([.CE$2:.CE$101])" office:value-type="float" office:value="0.0211267605633803" calcext:value-type="float">
            <text:p>0.0211267605633803</text:p>
          </table:table-cell>
          <table:table-cell table:formula="of:=MAX([.CF$2:.CF$101])" office:value-type="float" office:value="0.0438871473354232" calcext:value-type="float">
            <text:p>0.0438871473354232</text:p>
          </table:table-cell>
          <table:table-cell table:formula="of:=MAX([.CG$2:.CG$101])" office:value-type="float" office:value="1" calcext:value-type="float">
            <text:p>1</text:p>
          </table:table-cell>
          <table:table-cell table:formula="of:=MAX([.CH$2:.CH$101])" office:value-type="float" office:value="1" calcext:value-type="float">
            <text:p>1</text:p>
          </table:table-cell>
          <table:table-cell table:formula="of:=MAX([.CI$2:.CI$101])" office:value-type="float" office:value="1" calcext:value-type="float">
            <text:p>1</text:p>
          </table:table-cell>
          <table:table-cell table:formula="of:=MAX([.CJ$2:.CJ$101])" office:value-type="float" office:value="0.137883022116562" calcext:value-type="float">
            <text:p>0.137883022116562</text:p>
          </table:table-cell>
          <table:table-cell table:formula="of:=MAX([.CK$2:.CK$101])" office:value-type="float" office:value="0.124954176892864" calcext:value-type="float">
            <text:p>0.124954176892864</text:p>
          </table:table-cell>
          <table:table-cell table:formula="of:=MAX([.CL$2:.CL$101])" office:value-type="float" office:value="0.263171139510343" calcext:value-type="float">
            <text:p>0.263171139510343</text:p>
          </table:table-cell>
          <table:table-cell table:formula="of:=MAX([.CM$2:.CM$101])" office:value-type="float" office:value="0.163265306122449" calcext:value-type="float">
            <text:p>0.163265306122449</text:p>
          </table:table-cell>
          <table:table-cell table:formula="of:=MAX([.CN$2:.CN$101])" office:value-type="float" office:value="0.125628140703518" calcext:value-type="float">
            <text:p>0.125628140703518</text:p>
          </table:table-cell>
          <table:table-cell table:formula="of:=MAX([.CO$2:.CO$101])" office:value-type="float" office:value="0.340425531914894" calcext:value-type="float">
            <text:p>0.340425531914894</text:p>
          </table:table-cell>
          <table:table-cell table:formula="of:=MAX([.CP$2:.CP$101])" office:value-type="float" office:value="1188" calcext:value-type="float">
            <text:p>1188</text:p>
          </table:table-cell>
          <table:table-cell table:formula="of:=MAX([.CQ$2:.CQ$101])" office:value-type="float" office:value="33" calcext:value-type="float">
            <text:p>33</text:p>
          </table:table-cell>
          <table:table-cell table:formula="of:=MAX([.CR$2:.CR$101])" office:value-type="float" office:value="197" calcext:value-type="float">
            <text:p>197</text:p>
          </table:table-cell>
          <table:table-cell table:formula="of:=MAX([.CS$2:.CS$101])" office:value-type="float" office:value="40" calcext:value-type="float">
            <text:p>40</text:p>
          </table:table-cell>
          <table:table-cell table:formula="of:=MAX([.CT$2:.CT$101])" office:value-type="float" office:value="0.0977777777777778" calcext:value-type="float">
            <text:p>0.0977777777777778</text:p>
          </table:table-cell>
          <table:table-cell table:formula="of:=MAX([.CU$2:.CU$101])" office:value-type="float" office:value="0.0977777777777778" calcext:value-type="float">
            <text:p>0.0977777777777778</text:p>
          </table:table-cell>
          <table:table-cell table:formula="of:=MAX([.CV$2:.CV$101])" office:value-type="float" office:value="0.0977777777777778" calcext:value-type="float">
            <text:p>0.0977777777777778</text:p>
          </table:table-cell>
          <table:table-cell table:formula="of:=MAX([.CW$2:.CW$101])" office:value-type="float" office:value="1" calcext:value-type="float">
            <text:p>1</text:p>
          </table:table-cell>
          <table:table-cell table:formula="of:=MAX([.CX$2:.CX$101])" office:value-type="float" office:value="1" calcext:value-type="float">
            <text:p>1</text:p>
          </table:table-cell>
          <table:table-cell table:formula="of:=MAX([.CY$2:.CY$101])" office:value-type="float" office:value="1" calcext:value-type="float">
            <text:p>1</text:p>
          </table:table-cell>
          <table:table-cell table:formula="of:=MAX([.CZ$2:.CZ$101])" office:value-type="float" office:value="0.140171818158689" calcext:value-type="float">
            <text:p>0.140171818158689</text:p>
          </table:table-cell>
          <table:table-cell table:formula="of:=MAX([.DA$2:.DA$101])" office:value-type="float" office:value="0.133560526448924" calcext:value-type="float">
            <text:p>0.133560526448924</text:p>
          </table:table-cell>
          <table:table-cell table:formula="of:=MAX([.DB$2:.DB$101])" office:value-type="float" office:value="0.238413475090141" calcext:value-type="float">
            <text:p>0.238413475090141</text:p>
          </table:table-cell>
          <table:table-cell table:formula="of:=MAX([.DC$2:.DC$101])" office:value-type="float" office:value="0.118769883351007" calcext:value-type="float">
            <text:p>0.118769883351007</text:p>
          </table:table-cell>
          <table:table-cell table:formula="of:=MAX([.DD$2:.DD$101])" office:value-type="float" office:value="0.118769883351007" calcext:value-type="float">
            <text:p>0.118769883351007</text:p>
          </table:table-cell>
          <table:table-cell table:formula="of:=MAX([.DE$2:.DE$101])" office:value-type="float" office:value="0.25" calcext:value-type="float">
            <text:p>0.25</text:p>
          </table:table-cell>
          <table:table-cell table:formula="of:=MAX([.DF$2:.DF$101])" office:value-type="float" office:value="1182" calcext:value-type="float">
            <text:p>1182</text:p>
          </table:table-cell>
          <table:table-cell table:formula="of:=MAX([.DG$2:.DG$101])" office:value-type="float" office:value="33" calcext:value-type="float">
            <text:p>33</text:p>
          </table:table-cell>
          <table:table-cell table:formula="of:=MAX([.DH$2:.DH$101])" office:value-type="float" office:value="194" calcext:value-type="float">
            <text:p>194</text:p>
          </table:table-cell>
          <table:table-cell table:formula="of:=MAX([.DI$2:.DI$101])" office:value-type="float" office:value="63" calcext:value-type="float">
            <text:p>63</text:p>
          </table:table-cell>
          <table:table-cell table:formula="of:=MAX([.DJ$2:.DJ$101])" office:value-type="float" office:value="0" calcext:value-type="float">
            <text:p>0</text:p>
          </table:table-cell>
          <table:table-cell table:formula="of:=MAX([.DK$2:.DK$101])" office:value-type="float" office:value="0" calcext:value-type="float">
            <text:p>0</text:p>
          </table:table-cell>
          <table:table-cell table:formula="of:=MAX([.DL$2:.DL$101])" office:value-type="float" office:value="0" calcext:value-type="float">
            <text:p>0</text:p>
          </table:table-cell>
          <table:table-cell table:formula="of:=MAX([.DM$2:.DM$101])" office:value-type="float" office:value="1" calcext:value-type="float">
            <text:p>1</text:p>
          </table:table-cell>
          <table:table-cell table:formula="of:=MAX([.DN$2:.DN$101])" office:value-type="float" office:value="1" calcext:value-type="float">
            <text:p>1</text:p>
          </table:table-cell>
          <table:table-cell table:formula="of:=MAX([.DO$2:.DO$101])" office:value-type="float" office:value="1" calcext:value-type="float">
            <text:p>1</text:p>
          </table:table-cell>
          <table:table-cell table:formula="of:=MAX([.DP$2:.DP$101])" office:value-type="float" office:value="0.141186471049605" calcext:value-type="float">
            <text:p>0.141186471049605</text:p>
          </table:table-cell>
          <table:table-cell table:formula="of:=MAX([.DQ$2:.DQ$101])" office:value-type="float" office:value="0.132807811717263" calcext:value-type="float">
            <text:p>0.132807811717263</text:p>
          </table:table-cell>
          <table:table-cell table:formula="of:=MAX([.DR$2:.DR$101])" office:value-type="float" office:value="0.250660324945121" calcext:value-type="float">
            <text:p>0.250660324945121</text:p>
          </table:table-cell>
          <table:table-cell table:formula="of:=MAX([.DS$2:.DS$101])" office:value-type="float" office:value="0.110132158590308" calcext:value-type="float">
            <text:p>0.110132158590308</text:p>
          </table:table-cell>
          <table:table-cell table:formula="of:=MAX([.DT$2:.DT$101])" office:value-type="float" office:value="0.110132158590308" calcext:value-type="float">
            <text:p>0.110132158590308</text:p>
          </table:table-cell>
          <table:table-cell table:formula="of:=MAX([.DU$2:.DU$101])" office:value-type="float" office:value="0.2" calcext:value-type="float">
            <text:p>0.2</text:p>
          </table:table-cell>
          <table:table-cell table:formula="of:=MAX([.DV$2:.DV$101])" office:value-type="float" office:value="1180" calcext:value-type="float">
            <text:p>1180</text:p>
          </table:table-cell>
          <table:table-cell table:formula="of:=MAX([.DW$2:.DW$101])" office:value-type="float" office:value="36" calcext:value-type="float">
            <text:p>36</text:p>
          </table:table-cell>
          <table:table-cell table:formula="of:=MAX([.DX$2:.DX$101])" office:value-type="float" office:value="187" calcext:value-type="float">
            <text:p>187</text:p>
          </table:table-cell>
          <table:table-cell table:formula="of:=MAX([.DY$2:.DY$101])" office:value-type="float" office:value="77" calcext:value-type="float">
            <text:p>77</text:p>
          </table:table-cell>
          <table:table-cell table:formula="of:=MAX([.DZ$2:.DZ$101])" office:value-type="float" office:value="0.0298507462686567" calcext:value-type="float">
            <text:p>0.0298507462686567</text:p>
          </table:table-cell>
          <table:table-cell table:formula="of:=MAX([.EA$2:.EA$101])" office:value-type="float" office:value="0.0298507462686567" calcext:value-type="float">
            <text:p>0.0298507462686567</text:p>
          </table:table-cell>
          <table:table-cell table:formula="of:=MAX([.EB$2:.EB$101])" office:value-type="float" office:value="0.0298507462686567" calcext:value-type="float">
            <text:p>0.0298507462686567</text:p>
          </table:table-cell>
          <table:table-cell table:formula="of:=MAX([.EC$2:.EC$101])" office:value-type="float" office:value="0.507462686567164" calcext:value-type="float">
            <text:p>0.507462686567164</text:p>
          </table:table-cell>
          <table:table-cell table:formula="of:=MAX([.ED$2:.ED$101])" office:value-type="float" office:value="0.507462686567164" calcext:value-type="float">
            <text:p>0.507462686567164</text:p>
          </table:table-cell>
          <table:table-cell table:formula="of:=MAX([.EE$2:.EE$101])" office:value-type="float" office:value="0.507462686567164" calcext:value-type="float">
            <text:p>0.507462686567164</text:p>
          </table:table-cell>
          <table:table-cell table:formula="of:=MAX([.EF$2:.EF$101])" office:value-type="float" office:value="0.137032207992209" calcext:value-type="float">
            <text:p>0.137032207992209</text:p>
          </table:table-cell>
          <table:table-cell table:formula="of:=MAX([.EG$2:.EG$101])" office:value-type="float" office:value="0.125413421813773" calcext:value-type="float">
            <text:p>0.125413421813773</text:p>
          </table:table-cell>
          <table:table-cell table:formula="of:=MAX([.EH$2:.EH$101])" office:value-type="float" office:value="0.254993460217341" calcext:value-type="float">
            <text:p>0.254993460217341</text:p>
          </table:table-cell>
          <table:table-cell table:formula="of:=MAX([.EI$2:.EI$101])" office:value-type="float" office:value="0.151515151515152" calcext:value-type="float">
            <text:p>0.151515151515152</text:p>
          </table:table-cell>
          <table:table-cell table:formula="of:=MAX([.EJ$2:.EJ$101])" office:value-type="float" office:value="0.119402985074627" calcext:value-type="float">
            <text:p>0.119402985074627</text:p>
          </table:table-cell>
          <table:table-cell table:formula="of:=MAX([.EK$2:.EK$101])" office:value-type="float" office:value="0.272727272727273" calcext:value-type="float">
            <text:p>0.272727272727273</text:p>
          </table:table-cell>
          <table:table-cell table:formula="of:=MAX([.EL$2:.EL$101])" office:value-type="float" office:value="1193" calcext:value-type="float">
            <text:p>1193</text:p>
          </table:table-cell>
          <table:table-cell table:formula="of:=MAX([.EM$2:.EM$101])" office:value-type="float" office:value="25" calcext:value-type="float">
            <text:p>25</text:p>
          </table:table-cell>
          <table:table-cell table:formula="of:=MAX([.EN$2:.EN$101])" office:value-type="float" office:value="199" calcext:value-type="float">
            <text:p>199</text:p>
          </table:table-cell>
          <table:table-cell table:formula="of:=MAX([.EO$2:.EO$101])" office:value-type="float" office:value="42" calcext:value-type="float">
            <text:p>42</text:p>
          </table:table-cell>
          <table:table-cell table:formula="of:=MAX([.EP$2:.EP$101])" office:value-type="float" office:value="0" calcext:value-type="float">
            <text:p>0</text:p>
          </table:table-cell>
          <table:table-cell table:formula="of:=MAX([.EQ$2:.EQ$101])" office:value-type="float" office:value="0" calcext:value-type="float">
            <text:p>0</text:p>
          </table:table-cell>
          <table:table-cell table:formula="of:=MAX([.ER$2:.ER$101])" office:value-type="float" office:value="0" calcext:value-type="float">
            <text:p>0</text:p>
          </table:table-cell>
          <table:table-cell table:formula="of:=MAX([.ES$2:.ES$101])" office:value-type="float" office:value="0.7" calcext:value-type="float">
            <text:p>0.7</text:p>
          </table:table-cell>
          <table:table-cell table:formula="of:=MAX([.ET$2:.ET$101])" office:value-type="float" office:value="0.7" calcext:value-type="float">
            <text:p>0.7</text:p>
          </table:table-cell>
          <table:table-cell table:formula="of:=MAX([.EU$2:.EU$101])" office:value-type="float" office:value="0.7" calcext:value-type="float">
            <text:p>0.7</text:p>
          </table:table-cell>
          <table:table-cell table:formula="of:=MAX([.EV$2:.EV$101])" office:value-type="float" office:value="0.137603305785124" calcext:value-type="float">
            <text:p>0.137603305785124</text:p>
          </table:table-cell>
          <table:table-cell table:formula="of:=MAX([.EW$2:.EW$101])" office:value-type="float" office:value="0.123803418803419" calcext:value-type="float">
            <text:p>0.123803418803419</text:p>
          </table:table-cell>
          <table:table-cell table:formula="of:=MAX([.EX$2:.EX$101])" office:value-type="float" office:value="0.250675675675676" calcext:value-type="float">
            <text:p>0.250675675675676</text:p>
          </table:table-cell>
          <table:table-cell table:formula="of:=MAX([.EY$2:.EY$101])" office:value-type="float" office:value="0.1" calcext:value-type="float">
            <text:p>0.1</text:p>
          </table:table-cell>
          <table:table-cell table:formula="of:=MAX([.EZ$2:.EZ$101])" office:value-type="float" office:value="0.1" calcext:value-type="float">
            <text:p>0.1</text:p>
          </table:table-cell>
          <table:table-cell table:formula="of:=MAX([.FA$2:.FA$101])" office:value-type="float" office:value="0.25" calcext:value-type="float">
            <text:p>0.25</text:p>
          </table:table-cell>
          <table:table-cell table:formula="of:=MAX([.FB$2:.FB$101])" office:value-type="float" office:value="1186" calcext:value-type="float">
            <text:p>1186</text:p>
          </table:table-cell>
          <table:table-cell table:formula="of:=MAX([.FC$2:.FC$101])" office:value-type="float" office:value="41" calcext:value-type="float">
            <text:p>41</text:p>
          </table:table-cell>
          <table:table-cell table:formula="of:=MAX([.FD$2:.FD$101])" office:value-type="float" office:value="199" calcext:value-type="float">
            <text:p>199</text:p>
          </table:table-cell>
          <table:table-cell table:formula="of:=MAX([.FE$2:.FE$101])" office:value-type="float" office:value="65" calcext:value-type="float">
            <text:p>65</text:p>
          </table:table-cell>
          <table:table-cell table:formula="of:=MAX([.FF$2:.FF$101])" office:value-type="float" office:value="0.0977777777777778" calcext:value-type="float">
            <text:p>0.0977777777777778</text:p>
          </table:table-cell>
          <table:table-cell table:formula="of:=MAX([.FG$2:.FG$101])" office:value-type="float" office:value="0.0977777777777778" calcext:value-type="float">
            <text:p>0.0977777777777778</text:p>
          </table:table-cell>
          <table:table-cell table:formula="of:=MAX([.FH$2:.FH$101])" office:value-type="float" office:value="0.0977777777777778" calcext:value-type="float">
            <text:p>0.0977777777777778</text:p>
          </table:table-cell>
          <table:table-cell table:formula="of:=MAX([.FI$2:.FI$101])" office:value-type="float" office:value="1" calcext:value-type="float">
            <text:p>1</text:p>
          </table:table-cell>
          <table:table-cell table:formula="of:=MAX([.FJ$2:.FJ$101])" office:value-type="float" office:value="1" calcext:value-type="float">
            <text:p>1</text:p>
          </table:table-cell>
          <table:table-cell table:formula="of:=MAX([.FK$2:.FK$101])" office:value-type="float" office:value="1" calcext:value-type="float">
            <text:p>1</text:p>
          </table:table-cell>
          <table:table-cell table:formula="of:=MAX([.FL$2:.FL$101])" office:value-type="float" office:value="0.140171818158689" calcext:value-type="float">
            <text:p>0.140171818158689</text:p>
          </table:table-cell>
          <table:table-cell table:formula="of:=MAX([.FM$2:.FM$101])" office:value-type="float" office:value="0.133560526448924" calcext:value-type="float">
            <text:p>0.133560526448924</text:p>
          </table:table-cell>
          <table:table-cell table:formula="of:=MAX([.FN$2:.FN$101])" office:value-type="float" office:value="0.238413475090141" calcext:value-type="float">
            <text:p>0.238413475090141</text:p>
          </table:table-cell>
          <table:table-cell table:formula="of:=MAX([.FO$2:.FO$101])" office:value-type="float" office:value="0.118769883351007" calcext:value-type="float">
            <text:p>0.118769883351007</text:p>
          </table:table-cell>
          <table:table-cell table:formula="of:=MAX([.FP$2:.FP$101])" office:value-type="float" office:value="0.118769883351007" calcext:value-type="float">
            <text:p>0.118769883351007</text:p>
          </table:table-cell>
          <table:table-cell table:formula="of:=MAX([.FQ$2:.FQ$101])" office:value-type="float" office:value="0.25" calcext:value-type="float">
            <text:p>0.25</text:p>
          </table:table-cell>
          <table:table-cell table:formula="of:=MAX([.FR$2:.FR$101])" office:value-type="float" office:value="1182" calcext:value-type="float">
            <text:p>1182</text:p>
          </table:table-cell>
          <table:table-cell table:formula="of:=MAX([.FS$2:.FS$101])" office:value-type="float" office:value="33" calcext:value-type="float">
            <text:p>33</text:p>
          </table:table-cell>
          <table:table-cell table:formula="of:=MAX([.FT$2:.FT$101])" office:value-type="float" office:value="194" calcext:value-type="float">
            <text:p>194</text:p>
          </table:table-cell>
          <table:table-cell table:formula="of:=MAX([.FU$2:.FU$101])" office:value-type="float" office:value="63" calcext:value-type="float">
            <text:p>63</text:p>
          </table:table-cell>
          <table:table-cell table:formula="of:=MAX([.FV$2:.FV$101])" office:value-type="float" office:value="0" calcext:value-type="float">
            <text:p>0</text:p>
          </table:table-cell>
          <table:table-cell table:formula="of:=MAX([.FW$2:.FW$101])" office:value-type="float" office:value="0" calcext:value-type="float">
            <text:p>0</text:p>
          </table:table-cell>
          <table:table-cell table:formula="of:=MAX([.FX$2:.FX$101])" office:value-type="float" office:value="0" calcext:value-type="float">
            <text:p>0</text:p>
          </table:table-cell>
          <table:table-cell table:formula="of:=MAX([.FY$2:.FY$101])" office:value-type="float" office:value="1" calcext:value-type="float">
            <text:p>1</text:p>
          </table:table-cell>
          <table:table-cell table:formula="of:=MAX([.FZ$2:.FZ$101])" office:value-type="float" office:value="1" calcext:value-type="float">
            <text:p>1</text:p>
          </table:table-cell>
          <table:table-cell table:formula="of:=MAX([.GA$2:.GA$101])" office:value-type="float" office:value="1" calcext:value-type="float">
            <text:p>1</text:p>
          </table:table-cell>
          <table:table-cell table:formula="of:=MAX([.GB$2:.GB$101])" office:value-type="float" office:value="0.141185636586369" calcext:value-type="float">
            <text:p>0.141185636586369</text:p>
          </table:table-cell>
          <table:table-cell table:formula="of:=MAX([.GC$2:.GC$101])" office:value-type="float" office:value="0.13283766322469" calcext:value-type="float">
            <text:p>0.13283766322469</text:p>
          </table:table-cell>
          <table:table-cell table:formula="of:=MAX([.GD$2:.GD$101])" office:value-type="float" office:value="0.250684749271456" calcext:value-type="float">
            <text:p>0.250684749271456</text:p>
          </table:table-cell>
          <table:table-cell table:formula="of:=MAX([.GE$2:.GE$101])" office:value-type="float" office:value="0.110132158590308" calcext:value-type="float">
            <text:p>0.110132158590308</text:p>
          </table:table-cell>
          <table:table-cell table:formula="of:=MAX([.GF$2:.GF$101])" office:value-type="float" office:value="0.110132158590308" calcext:value-type="float">
            <text:p>0.110132158590308</text:p>
          </table:table-cell>
          <table:table-cell table:formula="of:=MAX([.GG$2:.GG$101])" office:value-type="float" office:value="0.2" calcext:value-type="float">
            <text:p>0.2</text:p>
          </table:table-cell>
          <table:table-cell table:formula="of:=MAX([.GH$2:.GH$101])" office:value-type="float" office:value="1180" calcext:value-type="float">
            <text:p>1180</text:p>
          </table:table-cell>
          <table:table-cell table:formula="of:=MAX([.GI$2:.GI$101])" office:value-type="float" office:value="36" calcext:value-type="float">
            <text:p>36</text:p>
          </table:table-cell>
          <table:table-cell table:formula="of:=MAX([.GJ$2:.GJ$101])" office:value-type="float" office:value="187" calcext:value-type="float">
            <text:p>187</text:p>
          </table:table-cell>
          <table:table-cell table:formula="of:=MAX([.GK$2:.GK$101])" office:value-type="float" office:value="77" calcext:value-type="float">
            <text:p>77</text:p>
          </table:table-cell>
          <table:table-cell table:formula="of:=MAX([.GL$2:.GL$101])" office:value-type="float" office:value="0" calcext:value-type="float">
            <text:p>0</text:p>
          </table:table-cell>
          <table:table-cell table:formula="of:=MAX([.GM$2:.GM$101])" office:value-type="float" office:value="0" calcext:value-type="float">
            <text:p>0</text:p>
          </table:table-cell>
          <table:table-cell table:formula="of:=MAX([.GN$2:.GN$101])" office:value-type="float" office:value="0" calcext:value-type="float">
            <text:p>0</text:p>
          </table:table-cell>
          <table:table-cell table:formula="of:=MAX([.GO$2:.GO$101])" office:value-type="float" office:value="0" calcext:value-type="float">
            <text:p>0</text:p>
          </table:table-cell>
          <table:table-cell table:formula="of:=MAX([.GP$2:.GP$101])" office:value-type="float" office:value="0" calcext:value-type="float">
            <text:p>0</text:p>
          </table:table-cell>
          <table:table-cell table:formula="of:=MAX([.GQ$2:.GQ$101])" office:value-type="float" office:value="0" calcext:value-type="float">
            <text:p>0</text:p>
          </table:table-cell>
          <table:table-cell table:formula="of:=MAX([.GR$2:.GR$101])" office:value-type="float" office:value="0" calcext:value-type="float">
            <text:p>0</text:p>
          </table:table-cell>
          <table:table-cell table:formula="of:=MAX([.GS$2:.GS$101])" office:value-type="float" office:value="0" calcext:value-type="float">
            <text:p>0</text:p>
          </table:table-cell>
          <table:table-cell table:formula="of:=MAX([.GT$2:.GT$101])" office:value-type="float" office:value="0" calcext:value-type="float">
            <text:p>0</text:p>
          </table:table-cell>
          <table:table-cell table:formula="of:=MAX([.GU$2:.GU$101])" office:value-type="float" office:value="0" calcext:value-type="float">
            <text:p>0</text:p>
          </table:table-cell>
          <table:table-cell table:formula="of:=MAX([.GV$2:.GV$101])" office:value-type="float" office:value="0" calcext:value-type="float">
            <text:p>0</text:p>
          </table:table-cell>
          <table:table-cell table:formula="of:=MAX([.GW$2:.GW$101])" office:value-type="float" office:value="0" calcext:value-type="float">
            <text:p>0</text:p>
          </table:table-cell>
          <table:table-cell table:formula="of:=MAX([.GX$2:.GX$101])" office:value-type="float" office:value="1193" calcext:value-type="float">
            <text:p>1193</text:p>
          </table:table-cell>
          <table:table-cell table:formula="of:=MAX([.GY$2:.GY$101])" office:value-type="float" office:value="0" calcext:value-type="float">
            <text:p>0</text:p>
          </table:table-cell>
          <table:table-cell table:formula="of:=MAX([.GZ$2:.GZ$101])" office:value-type="float" office:value="199" calcext:value-type="float">
            <text:p>199</text:p>
          </table:table-cell>
          <table:table-cell table:formula="of:=MAX([.HA$2:.HA$101])" office:value-type="float" office:value="0" calcext:value-type="float">
            <text:p>0</text:p>
          </table:table-cell>
          <table:table-cell table:formula="of:=MAX([.HB$2:.HB$101])" office:value-type="float" office:value="0" calcext:value-type="float">
            <text:p>0</text:p>
          </table:table-cell>
          <table:table-cell table:formula="of:=MAX([.HC$2:.HC$101])" office:value-type="float" office:value="0" calcext:value-type="float">
            <text:p>0</text:p>
          </table:table-cell>
          <table:table-cell table:formula="of:=MAX([.HD$2:.HD$101])" office:value-type="float" office:value="0" calcext:value-type="float">
            <text:p>0</text:p>
          </table:table-cell>
          <table:table-cell table:formula="of:=MAX([.HE$2:.HE$101])" office:value-type="float" office:value="0" calcext:value-type="float">
            <text:p>0</text:p>
          </table:table-cell>
          <table:table-cell table:formula="of:=MAX([.HF$2:.HF$101])" office:value-type="float" office:value="0" calcext:value-type="float">
            <text:p>0</text:p>
          </table:table-cell>
          <table:table-cell table:formula="of:=MAX([.HG$2:.HG$101])" office:value-type="float" office:value="0" calcext:value-type="float">
            <text:p>0</text:p>
          </table:table-cell>
          <table:table-cell table:formula="of:=MAX([.HH$2:.HH$101])" office:value-type="float" office:value="0" calcext:value-type="float">
            <text:p>0</text:p>
          </table:table-cell>
          <table:table-cell table:formula="of:=MAX([.HI$2:.HI$101])" office:value-type="float" office:value="0" calcext:value-type="float">
            <text:p>0</text:p>
          </table:table-cell>
          <table:table-cell table:formula="of:=MAX([.HJ$2:.HJ$101])" office:value-type="float" office:value="0" calcext:value-type="float">
            <text:p>0</text:p>
          </table:table-cell>
          <table:table-cell table:formula="of:=MAX([.HK$2:.HK$101])" office:value-type="float" office:value="0" calcext:value-type="float">
            <text:p>0</text:p>
          </table:table-cell>
          <table:table-cell table:formula="of:=MAX([.HL$2:.HL$101])" office:value-type="float" office:value="0" calcext:value-type="float">
            <text:p>0</text:p>
          </table:table-cell>
          <table:table-cell table:formula="of:=MAX([.HM$2:.HM$101])" office:value-type="float" office:value="0" calcext:value-type="float">
            <text:p>0</text:p>
          </table:table-cell>
          <table:table-cell table:formula="of:=MAX([.HN$2:.HN$101])" office:value-type="float" office:value="1193" calcext:value-type="float">
            <text:p>1193</text:p>
          </table:table-cell>
          <table:table-cell table:formula="of:=MAX([.HO$2:.HO$101])" office:value-type="float" office:value="0" calcext:value-type="float">
            <text:p>0</text:p>
          </table:table-cell>
          <table:table-cell table:formula="of:=MAX([.HP$2:.HP$101])" office:value-type="float" office:value="199" calcext:value-type="float">
            <text:p>199</text:p>
          </table:table-cell>
          <table:table-cell table:formula="of:=MAX([.HQ$2:.HQ$10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table:formula="of:=AVERAGE([.B$2:.B$101])" office:value-type="float" office:value="0.000275336444174172" calcext:value-type="float">
            <text:p>0.000275336444174172</text:p>
          </table:table-cell>
          <table:table-cell table:formula="of:=AVERAGE([.C$2:.C$101])" office:value-type="float" office:value="0.000275336444174172" calcext:value-type="float">
            <text:p>0.000275336444174172</text:p>
          </table:table-cell>
          <table:table-cell table:formula="of:=AVERAGE([.D$2:.D$101])" office:value-type="float" office:value="0.000380325663209078" calcext:value-type="float">
            <text:p>0.000380325663209078</text:p>
          </table:table-cell>
          <table:table-cell table:formula="of:=AVERAGE([.E$2:.E$101])" office:value-type="float" office:value="0.998001902699471" calcext:value-type="float">
            <text:p>0.998001902699471</text:p>
          </table:table-cell>
          <table:table-cell table:formula="of:=AVERAGE([.F$2:.F$101])" office:value-type="float" office:value="0.997035853266716" calcext:value-type="float">
            <text:p>0.997035853266716</text:p>
          </table:table-cell>
          <table:table-cell table:formula="of:=AVERAGE([.G$2:.G$101])" office:value-type="float" office:value="0.996806389689445" calcext:value-type="float">
            <text:p>0.996806389689445</text:p>
          </table:table-cell>
          <table:table-cell table:formula="of:=AVERAGE([.H$2:.H$101])" office:value-type="float" office:value="0.0767284318454521" calcext:value-type="float">
            <text:p>0.0767284318454521</text:p>
          </table:table-cell>
          <table:table-cell table:formula="of:=AVERAGE([.I$2:.I$101])" office:value-type="float" office:value="0.0573660184154441" calcext:value-type="float">
            <text:p>0.0573660184154441</text:p>
          </table:table-cell>
          <table:table-cell table:formula="of:=AVERAGE([.J$2:.J$101])" office:value-type="float" office:value="0.216179909660847" calcext:value-type="float">
            <text:p>0.216179909660847</text:p>
          </table:table-cell>
          <table:table-cell table:formula="of:=AVERAGE([.K$2:.K$101])" office:value-type="float" office:value="0.00264356783241965" calcext:value-type="float">
            <text:p>0.00264356783241965</text:p>
          </table:table-cell>
          <table:table-cell table:formula="of:=AVERAGE([.L$2:.L$101])" office:value-type="float" office:value="0.00207730034599081" calcext:value-type="float">
            <text:p>0.00207730034599081</text:p>
          </table:table-cell>
          <table:table-cell table:formula="of:=AVERAGE([.M$2:.M$101])" office:value-type="float" office:value="0.0389958416111767" calcext:value-type="float">
            <text:p>0.0389958416111767</text:p>
          </table:table-cell>
          <table:table-cell table:formula="of:=AVERAGE([.N$2:.N$101])" office:value-type="float" office:value="1110.93" calcext:value-type="float">
            <text:p>1110.93</text:p>
          </table:table-cell>
          <table:table-cell table:formula="of:=AVERAGE([.O$2:.O$101])" office:value-type="float" office:value="32.73" calcext:value-type="float">
            <text:p>32.73</text:p>
          </table:table-cell>
          <table:table-cell table:formula="of:=AVERAGE([.P$2:.P$101])" office:value-type="float" office:value="129.96" calcext:value-type="float">
            <text:p>129.96</text:p>
          </table:table-cell>
          <table:table-cell table:formula="of:=AVERAGE([.Q$2:.Q$101])" office:value-type="float" office:value="57.38" calcext:value-type="float">
            <text:p>57.38</text:p>
          </table:table-cell>
          <table:table-cell table:formula="of:=AVERAGE([.R$2:.R$101])" office:value-type="float" office:value="0.0488411382404194" calcext:value-type="float">
            <text:p>0.0488411382404194</text:p>
          </table:table-cell>
          <table:table-cell table:formula="of:=AVERAGE([.S$2:.S$101])" office:value-type="float" office:value="0.0488411382404194" calcext:value-type="float">
            <text:p>0.0488411382404194</text:p>
          </table:table-cell>
          <table:table-cell table:formula="of:=AVERAGE([.T$2:.T$101])" office:value-type="float" office:value="0.0526322351153212" calcext:value-type="float">
            <text:p>0.0526322351153212</text:p>
          </table:table-cell>
          <table:table-cell table:formula="of:=AVERAGE([.U$2:.U$101])" office:value-type="float" office:value="0.704714883436917" calcext:value-type="float">
            <text:p>0.704714883436917</text:p>
          </table:table-cell>
          <table:table-cell table:formula="of:=AVERAGE([.V$2:.V$101])" office:value-type="float" office:value="0.686343137102935" calcext:value-type="float">
            <text:p>0.686343137102935</text:p>
          </table:table-cell>
          <table:table-cell table:formula="of:=AVERAGE([.W$2:.W$101])" office:value-type="float" office:value="0.686388334069597" calcext:value-type="float">
            <text:p>0.686388334069597</text:p>
          </table:table-cell>
          <table:table-cell table:formula="of:=AVERAGE([.X$2:.X$101])" office:value-type="float" office:value="0.119382433943233" calcext:value-type="float">
            <text:p>0.119382433943233</text:p>
          </table:table-cell>
          <table:table-cell table:formula="of:=AVERAGE([.Y$2:.Y$101])" office:value-type="float" office:value="0.108343301391281" calcext:value-type="float">
            <text:p>0.108343301391281</text:p>
          </table:table-cell>
          <table:table-cell table:formula="of:=AVERAGE([.Z$2:.Z$101])" office:value-type="float" office:value="0.198808809957037" calcext:value-type="float">
            <text:p>0.198808809957037</text:p>
          </table:table-cell>
          <table:table-cell table:formula="of:=AVERAGE([.AA$2:.AA$101])" office:value-type="float" office:value="0.0828803364104401" calcext:value-type="float">
            <text:p>0.0828803364104401</text:p>
          </table:table-cell>
          <table:table-cell table:formula="of:=AVERAGE([.AB$2:.AB$101])" office:value-type="float" office:value="0.078469023846803" calcext:value-type="float">
            <text:p>0.078469023846803</text:p>
          </table:table-cell>
          <table:table-cell table:formula="of:=AVERAGE([.AC$2:.AC$101])" office:value-type="float" office:value="0.141772885554511" calcext:value-type="float">
            <text:p>0.141772885554511</text:p>
          </table:table-cell>
          <table:table-cell table:formula="of:=AVERAGE([.AD$2:.AD$101])" office:value-type="float" office:value="1152.53" calcext:value-type="float">
            <text:p>1152.53</text:p>
          </table:table-cell>
          <table:table-cell table:formula="of:=AVERAGE([.AE$2:.AE$101])" office:value-type="float" office:value="10.5" calcext:value-type="float">
            <text:p>10.5</text:p>
          </table:table-cell>
          <table:table-cell table:formula="of:=AVERAGE([.AF$2:.AF$101])" office:value-type="float" office:value="152.19" calcext:value-type="float">
            <text:p>152.19</text:p>
          </table:table-cell>
          <table:table-cell table:formula="of:=AVERAGE([.AG$2:.AG$101])" office:value-type="float" office:value="15.78" calcext:value-type="float">
            <text:p>15.78</text:p>
          </table:table-cell>
          <table:table-cell table:formula="of:=AVERAGE([.AH$2:.AH$101])" office:value-type="float" office:value="0.0487913970780322" calcext:value-type="float">
            <text:p>0.0487913970780322</text:p>
          </table:table-cell>
          <table:table-cell table:formula="of:=AVERAGE([.AI$2:.AI$101])" office:value-type="float" office:value="0.0487913970780322" calcext:value-type="float">
            <text:p>0.0487913970780322</text:p>
          </table:table-cell>
          <table:table-cell table:formula="of:=AVERAGE([.AJ$2:.AJ$101])" office:value-type="float" office:value="0.0525824477233578" calcext:value-type="float">
            <text:p>0.0525824477233578</text:p>
          </table:table-cell>
          <table:table-cell table:formula="of:=AVERAGE([.AK$2:.AK$101])" office:value-type="float" office:value="0.705205560966995" calcext:value-type="float">
            <text:p>0.705205560966995</text:p>
          </table:table-cell>
          <table:table-cell table:formula="of:=AVERAGE([.AL$2:.AL$101])" office:value-type="float" office:value="0.686835961045406" calcext:value-type="float">
            <text:p>0.686835961045406</text:p>
          </table:table-cell>
          <table:table-cell table:formula="of:=AVERAGE([.AM$2:.AM$101])" office:value-type="float" office:value="0.68688336663572" calcext:value-type="float">
            <text:p>0.68688336663572</text:p>
          </table:table-cell>
          <table:table-cell table:formula="of:=AVERAGE([.AN$2:.AN$101])" office:value-type="float" office:value="0.119381218221753" calcext:value-type="float">
            <text:p>0.119381218221753</text:p>
          </table:table-cell>
          <table:table-cell table:formula="of:=AVERAGE([.AO$2:.AO$101])" office:value-type="float" office:value="0.108331628814104" calcext:value-type="float">
            <text:p>0.108331628814104</text:p>
          </table:table-cell>
          <table:table-cell table:formula="of:=AVERAGE([.AP$2:.AP$101])" office:value-type="float" office:value="0.198882892179392" calcext:value-type="float">
            <text:p>0.198882892179392</text:p>
          </table:table-cell>
          <table:table-cell table:formula="of:=AVERAGE([.AQ$2:.AQ$101])" office:value-type="float" office:value="0.0828387103365144" calcext:value-type="float">
            <text:p>0.0828387103365144</text:p>
          </table:table-cell>
          <table:table-cell table:formula="of:=AVERAGE([.AR$2:.AR$101])" office:value-type="float" office:value="0.0784254027072934" calcext:value-type="float">
            <text:p>0.0784254027072934</text:p>
          </table:table-cell>
          <table:table-cell table:formula="of:=AVERAGE([.AS$2:.AS$101])" office:value-type="float" office:value="0.141774856070229" calcext:value-type="float">
            <text:p>0.141774856070229</text:p>
          </table:table-cell>
          <table:table-cell table:formula="of:=AVERAGE([.AT$2:.AT$101])" office:value-type="float" office:value="1152.49" calcext:value-type="float">
            <text:p>1152.49</text:p>
          </table:table-cell>
          <table:table-cell table:formula="of:=AVERAGE([.AU$2:.AU$101])" office:value-type="float" office:value="10.57" calcext:value-type="float">
            <text:p>10.57</text:p>
          </table:table-cell>
          <table:table-cell table:formula="of:=AVERAGE([.AV$2:.AV$101])" office:value-type="float" office:value="152.12" calcext:value-type="float">
            <text:p>152.12</text:p>
          </table:table-cell>
          <table:table-cell table:formula="of:=AVERAGE([.AW$2:.AW$101])" office:value-type="float" office:value="15.82" calcext:value-type="float">
            <text:p>15.82</text:p>
          </table:table-cell>
          <table:table-cell table:formula="of:=AVERAGE([.AX$2:.AX$101])" office:value-type="float" office:value="0.0428537093147086" calcext:value-type="float">
            <text:p>0.0428537093147086</text:p>
          </table:table-cell>
          <table:table-cell table:formula="of:=AVERAGE([.AY$2:.AY$101])" office:value-type="float" office:value="0.0428537093147086" calcext:value-type="float">
            <text:p>0.0428537093147086</text:p>
          </table:table-cell>
          <table:table-cell table:formula="of:=AVERAGE([.AZ$2:.AZ$101])" office:value-type="float" office:value="0.0477802708094197" calcext:value-type="float">
            <text:p>0.0477802708094197</text:p>
          </table:table-cell>
          <table:table-cell table:formula="of:=AVERAGE([.BA$2:.BA$101])" office:value-type="float" office:value="0.917110376866081" calcext:value-type="float">
            <text:p>0.917110376866081</text:p>
          </table:table-cell>
          <table:table-cell table:formula="of:=AVERAGE([.BB$2:.BB$101])" office:value-type="float" office:value="0.906911878963258" calcext:value-type="float">
            <text:p>0.906911878963258</text:p>
          </table:table-cell>
          <table:table-cell table:formula="of:=AVERAGE([.BC$2:.BC$101])" office:value-type="float" office:value="0.90537038122408" calcext:value-type="float">
            <text:p>0.90537038122408</text:p>
          </table:table-cell>
          <table:table-cell table:formula="of:=AVERAGE([.BD$2:.BD$101])" office:value-type="float" office:value="0.157840941387145" calcext:value-type="float">
            <text:p>0.157840941387145</text:p>
          </table:table-cell>
          <table:table-cell table:formula="of:=AVERAGE([.BE$2:.BE$101])" office:value-type="float" office:value="0.139374481702772" calcext:value-type="float">
            <text:p>0.139374481702772</text:p>
          </table:table-cell>
          <table:table-cell table:formula="of:=AVERAGE([.BF$2:.BF$101])" office:value-type="float" office:value="0.290745977134264" calcext:value-type="float">
            <text:p>0.290745977134264</text:p>
          </table:table-cell>
          <table:table-cell table:formula="of:=AVERAGE([.BG$2:.BG$101])" office:value-type="float" office:value="0.0929636869539624" calcext:value-type="float">
            <text:p>0.0929636869539624</text:p>
          </table:table-cell>
          <table:table-cell table:formula="of:=AVERAGE([.BH$2:.BH$101])" office:value-type="float" office:value="0.0858616854226718" calcext:value-type="float">
            <text:p>0.0858616854226718</text:p>
          </table:table-cell>
          <table:table-cell table:formula="of:=AVERAGE([.BI$2:.BI$101])" office:value-type="float" office:value="0.201493537914647" calcext:value-type="float">
            <text:p>0.201493537914647</text:p>
          </table:table-cell>
          <table:table-cell table:formula="of:=AVERAGE([.BJ$2:.BJ$101])" office:value-type="float" office:value="1110.93" calcext:value-type="float">
            <text:p>1110.93</text:p>
          </table:table-cell>
          <table:table-cell table:formula="of:=AVERAGE([.BK$2:.BK$101])" office:value-type="float" office:value="32.73" calcext:value-type="float">
            <text:p>32.73</text:p>
          </table:table-cell>
          <table:table-cell table:formula="of:=AVERAGE([.BL$2:.BL$101])" office:value-type="float" office:value="129.96" calcext:value-type="float">
            <text:p>129.96</text:p>
          </table:table-cell>
          <table:table-cell table:formula="of:=AVERAGE([.BM$2:.BM$101])" office:value-type="float" office:value="57.38" calcext:value-type="float">
            <text:p>57.38</text:p>
          </table:table-cell>
          <table:table-cell table:formula="of:=AVERAGE([.BN$2:.BN$101])" office:value-type="float" office:value="0.00021588437274364" calcext:value-type="float">
            <text:p>0.00021588437274364</text:p>
          </table:table-cell>
          <table:table-cell table:formula="of:=AVERAGE([.BO$2:.BO$101])" office:value-type="float" office:value="0.00021588437274364" calcext:value-type="float">
            <text:p>0.00021588437274364</text:p>
          </table:table-cell>
          <table:table-cell table:formula="of:=AVERAGE([.BP$2:.BP$101])" office:value-type="float" office:value="0.00796350724661506" calcext:value-type="float">
            <text:p>0.00796350724661506</text:p>
          </table:table-cell>
          <table:table-cell table:formula="of:=AVERAGE([.BQ$2:.BQ$101])" office:value-type="float" office:value="0.848167658979725" calcext:value-type="float">
            <text:p>0.848167658979725</text:p>
          </table:table-cell>
          <table:table-cell table:formula="of:=AVERAGE([.BR$2:.BR$101])" office:value-type="float" office:value="0.771725020120548" calcext:value-type="float">
            <text:p>0.771725020120548</text:p>
          </table:table-cell>
          <table:table-cell table:formula="of:=AVERAGE([.BS$2:.BS$101])" office:value-type="float" office:value="0.759795112261057" calcext:value-type="float">
            <text:p>0.759795112261057</text:p>
          </table:table-cell>
          <table:table-cell table:formula="of:=AVERAGE([.BT$2:.BT$101])" office:value-type="float" office:value="0.119682501452828" calcext:value-type="float">
            <text:p>0.119682501452828</text:p>
          </table:table-cell>
          <table:table-cell table:formula="of:=AVERAGE([.BU$2:.BU$101])" office:value-type="float" office:value="0.106357824652765" calcext:value-type="float">
            <text:p>0.106357824652765</text:p>
          </table:table-cell>
          <table:table-cell table:formula="of:=AVERAGE([.BV$2:.BV$101])" office:value-type="float" office:value="0.215479267111898" calcext:value-type="float">
            <text:p>0.215479267111898</text:p>
          </table:table-cell>
          <table:table-cell table:formula="of:=AVERAGE([.BW$2:.BW$101])" office:value-type="float" office:value="0.0810652357376646" calcext:value-type="float">
            <text:p>0.0810652357376646</text:p>
          </table:table-cell>
          <table:table-cell table:formula="of:=AVERAGE([.BX$2:.BX$101])" office:value-type="float" office:value="0.0714559471430061" calcext:value-type="float">
            <text:p>0.0714559471430061</text:p>
          </table:table-cell>
          <table:table-cell table:formula="of:=AVERAGE([.BY$2:.BY$101])" office:value-type="float" office:value="0.208941619973432" calcext:value-type="float">
            <text:p>0.208941619973432</text:p>
          </table:table-cell>
          <table:table-cell table:formula="of:=AVERAGE([.BZ$2:.BZ$101])" office:value-type="float" office:value="1159.76" calcext:value-type="float">
            <text:p>1159.76</text:p>
          </table:table-cell>
          <table:table-cell table:formula="of:=AVERAGE([.CA$2:.CA$101])" office:value-type="float" office:value="6.12" calcext:value-type="float">
            <text:p>6.12</text:p>
          </table:table-cell>
          <table:table-cell table:formula="of:=AVERAGE([.CB$2:.CB$101])" office:value-type="float" office:value="156.57" calcext:value-type="float">
            <text:p>156.57</text:p>
          </table:table-cell>
          <table:table-cell table:formula="of:=AVERAGE([.CC$2:.CC$101])" office:value-type="float" office:value="8.55" calcext:value-type="float">
            <text:p>8.55</text:p>
          </table:table-cell>
          <table:table-cell table:formula="of:=AVERAGE([.CD$2:.CD$101])" office:value-type="float" office:value="0.000279760756318734" calcext:value-type="float">
            <text:p>0.000279760756318734</text:p>
          </table:table-cell>
          <table:table-cell table:formula="of:=AVERAGE([.CE$2:.CE$101])" office:value-type="float" office:value="0.000279760756318734" calcext:value-type="float">
            <text:p>0.000279760756318734</text:p>
          </table:table-cell>
          <table:table-cell table:formula="of:=AVERAGE([.CF$2:.CF$101])" office:value-type="float" office:value="0.00796350724661506" calcext:value-type="float">
            <text:p>0.00796350724661506</text:p>
          </table:table-cell>
          <table:table-cell table:formula="of:=AVERAGE([.CG$2:.CG$101])" office:value-type="float" office:value="0.721807014664324" calcext:value-type="float">
            <text:p>0.721807014664324</text:p>
          </table:table-cell>
          <table:table-cell table:formula="of:=AVERAGE([.CH$2:.CH$101])" office:value-type="float" office:value="0.68070580873378" calcext:value-type="float">
            <text:p>0.68070580873378</text:p>
          </table:table-cell>
          <table:table-cell table:formula="of:=AVERAGE([.CI$2:.CI$101])" office:value-type="float" office:value="0.663756330016577" calcext:value-type="float">
            <text:p>0.663756330016577</text:p>
          </table:table-cell>
          <table:table-cell table:formula="of:=AVERAGE([.CJ$2:.CJ$101])" office:value-type="float" office:value="0.119479381621587" calcext:value-type="float">
            <text:p>0.119479381621587</text:p>
          </table:table-cell>
          <table:table-cell table:formula="of:=AVERAGE([.CK$2:.CK$101])" office:value-type="float" office:value="0.106247113152103" calcext:value-type="float">
            <text:p>0.106247113152103</text:p>
          </table:table-cell>
          <table:table-cell table:formula="of:=AVERAGE([.CL$2:.CL$101])" office:value-type="float" office:value="0.214614849524962" calcext:value-type="float">
            <text:p>0.214614849524962</text:p>
          </table:table-cell>
          <table:table-cell table:formula="of:=AVERAGE([.CM$2:.CM$101])" office:value-type="float" office:value="0.0810652357376646" calcext:value-type="float">
            <text:p>0.0810652357376646</text:p>
          </table:table-cell>
          <table:table-cell table:formula="of:=AVERAGE([.CN$2:.CN$101])" office:value-type="float" office:value="0.0714559471430061" calcext:value-type="float">
            <text:p>0.0714559471430061</text:p>
          </table:table-cell>
          <table:table-cell table:formula="of:=AVERAGE([.CO$2:.CO$101])" office:value-type="float" office:value="0.208941619973432" calcext:value-type="float">
            <text:p>0.208941619973432</text:p>
          </table:table-cell>
          <table:table-cell table:formula="of:=AVERAGE([.CP$2:.CP$101])" office:value-type="float" office:value="1159.88" calcext:value-type="float">
            <text:p>1159.88</text:p>
          </table:table-cell>
          <table:table-cell table:formula="of:=AVERAGE([.CQ$2:.CQ$101])" office:value-type="float" office:value="6.05" calcext:value-type="float">
            <text:p>6.05</text:p>
          </table:table-cell>
          <table:table-cell table:formula="of:=AVERAGE([.CR$2:.CR$101])" office:value-type="float" office:value="156.64" calcext:value-type="float">
            <text:p>156.64</text:p>
          </table:table-cell>
          <table:table-cell table:formula="of:=AVERAGE([.CS$2:.CS$101])" office:value-type="float" office:value="8.43" calcext:value-type="float">
            <text:p>8.43</text:p>
          </table:table-cell>
          <table:table-cell table:formula="of:=AVERAGE([.CT$2:.CT$101])" office:value-type="float" office:value="0.0109335299422283" calcext:value-type="float">
            <text:p>0.0109335299422283</text:p>
          </table:table-cell>
          <table:table-cell table:formula="of:=AVERAGE([.CU$2:.CU$101])" office:value-type="float" office:value="0.0109335299422283" calcext:value-type="float">
            <text:p>0.0109335299422283</text:p>
          </table:table-cell>
          <table:table-cell table:formula="of:=AVERAGE([.CV$2:.CV$101])" office:value-type="float" office:value="0.0162665954100669" calcext:value-type="float">
            <text:p>0.0162665954100669</text:p>
          </table:table-cell>
          <table:table-cell table:formula="of:=AVERAGE([.CW$2:.CW$101])" office:value-type="float" office:value="0.735141799953927" calcext:value-type="float">
            <text:p>0.735141799953927</text:p>
          </table:table-cell>
          <table:table-cell table:formula="of:=AVERAGE([.CX$2:.CX$101])" office:value-type="float" office:value="0.734398300555696" calcext:value-type="float">
            <text:p>0.734398300555696</text:p>
          </table:table-cell>
          <table:table-cell table:formula="of:=AVERAGE([.CY$2:.CY$101])" office:value-type="float" office:value="0.723178155413428" calcext:value-type="float">
            <text:p>0.723178155413428</text:p>
          </table:table-cell>
          <table:table-cell table:formula="of:=AVERAGE([.CZ$2:.CZ$101])" office:value-type="float" office:value="0.119969123800758" calcext:value-type="float">
            <text:p>0.119969123800758</text:p>
          </table:table-cell>
          <table:table-cell table:formula="of:=AVERAGE([.DA$2:.DA$101])" office:value-type="float" office:value="0.112255218565524" calcext:value-type="float">
            <text:p>0.112255218565524</text:p>
          </table:table-cell>
          <table:table-cell table:formula="of:=AVERAGE([.DB$2:.DB$101])" office:value-type="float" office:value="0.175490206931084" calcext:value-type="float">
            <text:p>0.175490206931084</text:p>
          </table:table-cell>
          <table:table-cell table:formula="of:=AVERAGE([.DC$2:.DC$101])" office:value-type="float" office:value="0.0885591642608396" calcext:value-type="float">
            <text:p>0.0885591642608396</text:p>
          </table:table-cell>
          <table:table-cell table:formula="of:=AVERAGE([.DD$2:.DD$101])" office:value-type="float" office:value="0.0885591642608396" calcext:value-type="float">
            <text:p>0.0885591642608396</text:p>
          </table:table-cell>
          <table:table-cell table:formula="of:=AVERAGE([.DE$2:.DE$101])" office:value-type="float" office:value="0.0957050565116508" calcext:value-type="float">
            <text:p>0.0957050565116508</text:p>
          </table:table-cell>
          <table:table-cell table:formula="of:=AVERAGE([.DF$2:.DF$101])" office:value-type="float" office:value="1152.19" calcext:value-type="float">
            <text:p>1152.19</text:p>
          </table:table-cell>
          <table:table-cell table:formula="of:=AVERAGE([.DG$2:.DG$101])" office:value-type="float" office:value="8.59" calcext:value-type="float">
            <text:p>8.59</text:p>
          </table:table-cell>
          <table:table-cell table:formula="of:=AVERAGE([.DH$2:.DH$101])" office:value-type="float" office:value="154.1" calcext:value-type="float">
            <text:p>154.1</text:p>
          </table:table-cell>
          <table:table-cell table:formula="of:=AVERAGE([.DI$2:.DI$101])" office:value-type="float" office:value="16.12" calcext:value-type="float">
            <text:p>16.12</text:p>
          </table:table-cell>
          <table:table-cell table:formula="of:=AVERAGE([.DJ$2:.DJ$101])" office:value-type="float" office:value="0" calcext:value-type="float">
            <text:p>0</text:p>
          </table:table-cell>
          <table:table-cell table:formula="of:=AVERAGE([.DK$2:.DK$101])" office:value-type="float" office:value="0" calcext:value-type="float">
            <text:p>0</text:p>
          </table:table-cell>
          <table:table-cell table:formula="of:=AVERAGE([.DL$2:.DL$101])" office:value-type="float" office:value="0" calcext:value-type="float">
            <text:p>0</text:p>
          </table:table-cell>
          <table:table-cell table:formula="of:=AVERAGE([.DM$2:.DM$101])" office:value-type="float" office:value="0.993057132959366" calcext:value-type="float">
            <text:p>0.993057132959366</text:p>
          </table:table-cell>
          <table:table-cell table:formula="of:=AVERAGE([.DN$2:.DN$101])" office:value-type="float" office:value="0.991011339426041" calcext:value-type="float">
            <text:p>0.991011339426041</text:p>
          </table:table-cell>
          <table:table-cell table:formula="of:=AVERAGE([.DO$2:.DO$101])" office:value-type="float" office:value="0.974938509821892" calcext:value-type="float">
            <text:p>0.974938509821892</text:p>
          </table:table-cell>
          <table:table-cell table:formula="of:=AVERAGE([.DP$2:.DP$101])" office:value-type="float" office:value="0.122139469175742" calcext:value-type="float">
            <text:p>0.122139469175742</text:p>
          </table:table-cell>
          <table:table-cell table:formula="of:=AVERAGE([.DQ$2:.DQ$101])" office:value-type="float" office:value="0.111935708389401" calcext:value-type="float">
            <text:p>0.111935708389401</text:p>
          </table:table-cell>
          <table:table-cell table:formula="of:=AVERAGE([.DR$2:.DR$101])" office:value-type="float" office:value="0.195440135707765" calcext:value-type="float">
            <text:p>0.195440135707765</text:p>
          </table:table-cell>
          <table:table-cell table:formula="of:=AVERAGE([.DS$2:.DS$101])" office:value-type="float" office:value="0.0757547221947876" calcext:value-type="float">
            <text:p>0.0757547221947876</text:p>
          </table:table-cell>
          <table:table-cell table:formula="of:=AVERAGE([.DT$2:.DT$101])" office:value-type="float" office:value="0.0757547221947876" calcext:value-type="float">
            <text:p>0.0757547221947876</text:p>
          </table:table-cell>
          <table:table-cell table:formula="of:=AVERAGE([.DU$2:.DU$101])" office:value-type="float" office:value="0.0941114937935066" calcext:value-type="float">
            <text:p>0.0941114937935066</text:p>
          </table:table-cell>
          <table:table-cell table:formula="of:=AVERAGE([.DV$2:.DV$101])" office:value-type="float" office:value="1134.03" calcext:value-type="float">
            <text:p>1134.03</text:p>
          </table:table-cell>
          <table:table-cell table:formula="of:=AVERAGE([.DW$2:.DW$101])" office:value-type="float" office:value="17.54" calcext:value-type="float">
            <text:p>17.54</text:p>
          </table:table-cell>
          <table:table-cell table:formula="of:=AVERAGE([.DX$2:.DX$101])" office:value-type="float" office:value="145.15" calcext:value-type="float">
            <text:p>145.15</text:p>
          </table:table-cell>
          <table:table-cell table:formula="of:=AVERAGE([.DY$2:.DY$101])" office:value-type="float" office:value="34.28" calcext:value-type="float">
            <text:p>34.28</text:p>
          </table:table-cell>
          <table:table-cell table:formula="of:=AVERAGE([.DZ$2:.DZ$101])" office:value-type="float" office:value="0.00447761194029851" calcext:value-type="float">
            <text:p>0.00447761194029851</text:p>
          </table:table-cell>
          <table:table-cell table:formula="of:=AVERAGE([.EA$2:.EA$101])" office:value-type="float" office:value="0.00447761194029851" calcext:value-type="float">
            <text:p>0.00447761194029851</text:p>
          </table:table-cell>
          <table:table-cell table:formula="of:=AVERAGE([.EB$2:.EB$101])" office:value-type="float" office:value="0.00522840343735866" calcext:value-type="float">
            <text:p>0.00522840343735866</text:p>
          </table:table-cell>
          <table:table-cell table:formula="of:=AVERAGE([.EC$2:.EC$101])" office:value-type="float" office:value="0.372139303482587" calcext:value-type="float">
            <text:p>0.372139303482587</text:p>
          </table:table-cell>
          <table:table-cell table:formula="of:=AVERAGE([.ED$2:.ED$101])" office:value-type="float" office:value="0.372139303482587" calcext:value-type="float">
            <text:p>0.372139303482587</text:p>
          </table:table-cell>
          <table:table-cell table:formula="of:=AVERAGE([.EE$2:.EE$101])" office:value-type="float" office:value="0.372139303482587" calcext:value-type="float">
            <text:p>0.372139303482587</text:p>
          </table:table-cell>
          <table:table-cell table:formula="of:=AVERAGE([.EF$2:.EF$101])" office:value-type="float" office:value="0.119448383381909" calcext:value-type="float">
            <text:p>0.119448383381909</text:p>
          </table:table-cell>
          <table:table-cell table:formula="of:=AVERAGE([.EG$2:.EG$101])" office:value-type="float" office:value="0.107233431323905" calcext:value-type="float">
            <text:p>0.107233431323905</text:p>
          </table:table-cell>
          <table:table-cell table:formula="of:=AVERAGE([.EH$2:.EH$101])" office:value-type="float" office:value="0.207283801278403" calcext:value-type="float">
            <text:p>0.207283801278403</text:p>
          </table:table-cell>
          <table:table-cell table:formula="of:=AVERAGE([.EI$2:.EI$101])" office:value-type="float" office:value="0.0842786069651741" calcext:value-type="float">
            <text:p>0.0842786069651741</text:p>
          </table:table-cell>
          <table:table-cell table:formula="of:=AVERAGE([.EJ$2:.EJ$101])" office:value-type="float" office:value="0.0753663500678426" calcext:value-type="float">
            <text:p>0.0753663500678426</text:p>
          </table:table-cell>
          <table:table-cell table:formula="of:=AVERAGE([.EK$2:.EK$101])" office:value-type="float" office:value="0.205053143374039" calcext:value-type="float">
            <text:p>0.205053143374039</text:p>
          </table:table-cell>
          <table:table-cell table:formula="of:=AVERAGE([.EL$2:.EL$101])" office:value-type="float" office:value="1167.89" calcext:value-type="float">
            <text:p>1167.89</text:p>
          </table:table-cell>
          <table:table-cell table:formula="of:=AVERAGE([.EM$2:.EM$101])" office:value-type="float" office:value="0.25" calcext:value-type="float">
            <text:p>0.25</text:p>
          </table:table-cell>
          <table:table-cell table:formula="of:=AVERAGE([.EN$2:.EN$101])" office:value-type="float" office:value="162.44" calcext:value-type="float">
            <text:p>162.44</text:p>
          </table:table-cell>
          <table:table-cell table:formula="of:=AVERAGE([.EO$2:.EO$101])" office:value-type="float" office:value="0.42" calcext:value-type="float">
            <text:p>0.42</text:p>
          </table:table-cell>
          <table:table-cell table:formula="of:=AVERAGE([.EP$2:.EP$101])" office:value-type="float" office:value="0" calcext:value-type="float">
            <text:p>0</text:p>
          </table:table-cell>
          <table:table-cell table:formula="of:=AVERAGE([.EQ$2:.EQ$101])" office:value-type="float" office:value="0" calcext:value-type="float">
            <text:p>0</text:p>
          </table:table-cell>
          <table:table-cell table:formula="of:=AVERAGE([.ER$2:.ER$101])" office:value-type="float" office:value="0" calcext:value-type="float">
            <text:p>0</text:p>
          </table:table-cell>
          <table:table-cell table:formula="of:=AVERAGE([.ES$2:.ES$101])" office:value-type="float" office:value="0.4935" calcext:value-type="float">
            <text:p>0.4935</text:p>
          </table:table-cell>
          <table:table-cell table:formula="of:=AVERAGE([.ET$2:.ET$101])" office:value-type="float" office:value="0.4935" calcext:value-type="float">
            <text:p>0.4935</text:p>
          </table:table-cell>
          <table:table-cell table:formula="of:=AVERAGE([.EU$2:.EU$101])" office:value-type="float" office:value="0.4925" calcext:value-type="float">
            <text:p>0.4925</text:p>
          </table:table-cell>
          <table:table-cell table:formula="of:=AVERAGE([.EV$2:.EV$101])" office:value-type="float" office:value="0.119464640187998" calcext:value-type="float">
            <text:p>0.119464640187998</text:p>
          </table:table-cell>
          <table:table-cell table:formula="of:=AVERAGE([.EW$2:.EW$101])" office:value-type="float" office:value="0.107132393497838" calcext:value-type="float">
            <text:p>0.107132393497838</text:p>
          </table:table-cell>
          <table:table-cell table:formula="of:=AVERAGE([.EX$2:.EX$101])" office:value-type="float" office:value="0.208103265510996" calcext:value-type="float">
            <text:p>0.208103265510996</text:p>
          </table:table-cell>
          <table:table-cell table:formula="of:=AVERAGE([.EY$2:.EY$101])" office:value-type="float" office:value="0.08" calcext:value-type="float">
            <text:p>0.08</text:p>
          </table:table-cell>
          <table:table-cell table:formula="of:=AVERAGE([.EZ$2:.EZ$101])" office:value-type="float" office:value="0.06675" calcext:value-type="float">
            <text:p>0.06675</text:p>
          </table:table-cell>
          <table:table-cell table:formula="of:=AVERAGE([.FA$2:.FA$101])" office:value-type="float" office:value="0.19825" calcext:value-type="float">
            <text:p>0.19825</text:p>
          </table:table-cell>
          <table:table-cell table:formula="of:=AVERAGE([.FB$2:.FB$101])" office:value-type="float" office:value="1155.98" calcext:value-type="float">
            <text:p>1155.98</text:p>
          </table:table-cell>
          <table:table-cell table:formula="of:=AVERAGE([.FC$2:.FC$101])" office:value-type="float" office:value="7.12" calcext:value-type="float">
            <text:p>7.12</text:p>
          </table:table-cell>
          <table:table-cell table:formula="of:=AVERAGE([.FD$2:.FD$101])" office:value-type="float" office:value="155.57" calcext:value-type="float">
            <text:p>155.57</text:p>
          </table:table-cell>
          <table:table-cell table:formula="of:=AVERAGE([.FE$2:.FE$101])" office:value-type="float" office:value="12.33" calcext:value-type="float">
            <text:p>12.33</text:p>
          </table:table-cell>
          <table:table-cell table:formula="of:=AVERAGE([.FF$2:.FF$101])" office:value-type="float" office:value="0.0109335299422283" calcext:value-type="float">
            <text:p>0.0109335299422283</text:p>
          </table:table-cell>
          <table:table-cell table:formula="of:=AVERAGE([.FG$2:.FG$101])" office:value-type="float" office:value="0.0109335299422283" calcext:value-type="float">
            <text:p>0.0109335299422283</text:p>
          </table:table-cell>
          <table:table-cell table:formula="of:=AVERAGE([.FH$2:.FH$101])" office:value-type="float" office:value="0.0162665954100669" calcext:value-type="float">
            <text:p>0.0162665954100669</text:p>
          </table:table-cell>
          <table:table-cell table:formula="of:=AVERAGE([.FI$2:.FI$101])" office:value-type="float" office:value="0.734575114184634" calcext:value-type="float">
            <text:p>0.734575114184634</text:p>
          </table:table-cell>
          <table:table-cell table:formula="of:=AVERAGE([.FJ$2:.FJ$101])" office:value-type="float" office:value="0.734575114184634" calcext:value-type="float">
            <text:p>0.734575114184634</text:p>
          </table:table-cell>
          <table:table-cell table:formula="of:=AVERAGE([.FK$2:.FK$101])" office:value-type="float" office:value="0.722777495137015" calcext:value-type="float">
            <text:p>0.722777495137015</text:p>
          </table:table-cell>
          <table:table-cell table:formula="of:=AVERAGE([.FL$2:.FL$101])" office:value-type="float" office:value="0.11997090290605" calcext:value-type="float">
            <text:p>0.11997090290605</text:p>
          </table:table-cell>
          <table:table-cell table:formula="of:=AVERAGE([.FM$2:.FM$101])" office:value-type="float" office:value="0.112256126018355" calcext:value-type="float">
            <text:p>0.112256126018355</text:p>
          </table:table-cell>
          <table:table-cell table:formula="of:=AVERAGE([.FN$2:.FN$101])" office:value-type="float" office:value="0.175497680889887" calcext:value-type="float">
            <text:p>0.175497680889887</text:p>
          </table:table-cell>
          <table:table-cell table:formula="of:=AVERAGE([.FO$2:.FO$101])" office:value-type="float" office:value="0.0885591642608396" calcext:value-type="float">
            <text:p>0.0885591642608396</text:p>
          </table:table-cell>
          <table:table-cell table:formula="of:=AVERAGE([.FP$2:.FP$101])" office:value-type="float" office:value="0.0885591642608396" calcext:value-type="float">
            <text:p>0.0885591642608396</text:p>
          </table:table-cell>
          <table:table-cell table:formula="of:=AVERAGE([.FQ$2:.FQ$101])" office:value-type="float" office:value="0.0957050565116508" calcext:value-type="float">
            <text:p>0.0957050565116508</text:p>
          </table:table-cell>
          <table:table-cell table:formula="of:=AVERAGE([.FR$2:.FR$101])" office:value-type="float" office:value="1152.14" calcext:value-type="float">
            <text:p>1152.14</text:p>
          </table:table-cell>
          <table:table-cell table:formula="of:=AVERAGE([.FS$2:.FS$101])" office:value-type="float" office:value="8.64" calcext:value-type="float">
            <text:p>8.64</text:p>
          </table:table-cell>
          <table:table-cell table:formula="of:=AVERAGE([.FT$2:.FT$101])" office:value-type="float" office:value="154.05" calcext:value-type="float">
            <text:p>154.05</text:p>
          </table:table-cell>
          <table:table-cell table:formula="of:=AVERAGE([.FU$2:.FU$101])" office:value-type="float" office:value="16.17" calcext:value-type="float">
            <text:p>16.17</text:p>
          </table:table-cell>
          <table:table-cell table:formula="of:=AVERAGE([.FV$2:.FV$101])" office:value-type="float" office:value="0" calcext:value-type="float">
            <text:p>0</text:p>
          </table:table-cell>
          <table:table-cell table:formula="of:=AVERAGE([.FW$2:.FW$101])" office:value-type="float" office:value="0" calcext:value-type="float">
            <text:p>0</text:p>
          </table:table-cell>
          <table:table-cell table:formula="of:=AVERAGE([.FX$2:.FX$101])" office:value-type="float" office:value="0" calcext:value-type="float">
            <text:p>0</text:p>
          </table:table-cell>
          <table:table-cell table:formula="of:=AVERAGE([.FY$2:.FY$101])" office:value-type="float" office:value="0.9929" calcext:value-type="float">
            <text:p>0.9929</text:p>
          </table:table-cell>
          <table:table-cell table:formula="of:=AVERAGE([.FZ$2:.FZ$101])" office:value-type="float" office:value="0.9909" calcext:value-type="float">
            <text:p>0.9909</text:p>
          </table:table-cell>
          <table:table-cell table:formula="of:=AVERAGE([.GA$2:.GA$101])" office:value-type="float" office:value="0.9746" calcext:value-type="float">
            <text:p>0.9746</text:p>
          </table:table-cell>
          <table:table-cell table:formula="of:=AVERAGE([.GB$2:.GB$101])" office:value-type="float" office:value="0.122140927166742" calcext:value-type="float">
            <text:p>0.122140927166742</text:p>
          </table:table-cell>
          <table:table-cell table:formula="of:=AVERAGE([.GC$2:.GC$101])" office:value-type="float" office:value="0.111936904550446" calcext:value-type="float">
            <text:p>0.111936904550446</text:p>
          </table:table-cell>
          <table:table-cell table:formula="of:=AVERAGE([.GD$2:.GD$101])" office:value-type="float" office:value="0.195443421168604" calcext:value-type="float">
            <text:p>0.195443421168604</text:p>
          </table:table-cell>
          <table:table-cell table:formula="of:=AVERAGE([.GE$2:.GE$101])" office:value-type="float" office:value="0.0757547221947876" calcext:value-type="float">
            <text:p>0.0757547221947876</text:p>
          </table:table-cell>
          <table:table-cell table:formula="of:=AVERAGE([.GF$2:.GF$101])" office:value-type="float" office:value="0.0757547221947876" calcext:value-type="float">
            <text:p>0.0757547221947876</text:p>
          </table:table-cell>
          <table:table-cell table:formula="of:=AVERAGE([.GG$2:.GG$101])" office:value-type="float" office:value="0.0941114937935066" calcext:value-type="float">
            <text:p>0.0941114937935066</text:p>
          </table:table-cell>
          <table:table-cell table:formula="of:=AVERAGE([.GH$2:.GH$101])" office:value-type="float" office:value="1134.03" calcext:value-type="float">
            <text:p>1134.03</text:p>
          </table:table-cell>
          <table:table-cell table:formula="of:=AVERAGE([.GI$2:.GI$101])" office:value-type="float" office:value="17.54" calcext:value-type="float">
            <text:p>17.54</text:p>
          </table:table-cell>
          <table:table-cell table:formula="of:=AVERAGE([.GJ$2:.GJ$101])" office:value-type="float" office:value="145.15" calcext:value-type="float">
            <text:p>145.15</text:p>
          </table:table-cell>
          <table:table-cell table:formula="of:=AVERAGE([.GK$2:.GK$101])" office:value-type="float" office:value="34.28" calcext:value-type="float">
            <text:p>34.28</text:p>
          </table:table-cell>
          <table:table-cell table:formula="of:=AVERAGE([.GL$2:.GL$101])" office:value-type="float" office:value="0" calcext:value-type="float">
            <text:p>0</text:p>
          </table:table-cell>
          <table:table-cell table:formula="of:=AVERAGE([.GM$2:.GM$101])" office:value-type="float" office:value="0" calcext:value-type="float">
            <text:p>0</text:p>
          </table:table-cell>
          <table:table-cell table:formula="of:=AVERAGE([.GN$2:.GN$101])" office:value-type="float" office:value="0" calcext:value-type="float">
            <text:p>0</text:p>
          </table:table-cell>
          <table:table-cell table:formula="of:=AVERAGE([.GO$2:.GO$101])" office:value-type="float" office:value="0" calcext:value-type="float">
            <text:p>0</text:p>
          </table:table-cell>
          <table:table-cell table:formula="of:=AVERAGE([.GP$2:.GP$101])" office:value-type="float" office:value="0" calcext:value-type="float">
            <text:p>0</text:p>
          </table:table-cell>
          <table:table-cell table:formula="of:=AVERAGE([.GQ$2:.GQ$101])" office:value-type="float" office:value="0" calcext:value-type="float">
            <text:p>0</text:p>
          </table:table-cell>
          <table:table-cell table:formula="of:=AVERAGE([.GR$2:.GR$101])" office:value-type="float" office:value="0" calcext:value-type="float">
            <text:p>0</text:p>
          </table:table-cell>
          <table:table-cell table:formula="of:=AVERAGE([.GS$2:.GS$101])" office:value-type="float" office:value="0" calcext:value-type="float">
            <text:p>0</text:p>
          </table:table-cell>
          <table:table-cell table:formula="of:=AVERAGE([.GT$2:.GT$101])" office:value-type="float" office:value="0" calcext:value-type="float">
            <text:p>0</text:p>
          </table:table-cell>
          <table:table-cell table:formula="of:=AVERAGE([.GU$2:.GU$101])" office:value-type="float" office:value="0" calcext:value-type="float">
            <text:p>0</text:p>
          </table:table-cell>
          <table:table-cell table:formula="of:=AVERAGE([.GV$2:.GV$101])" office:value-type="float" office:value="0" calcext:value-type="float">
            <text:p>0</text:p>
          </table:table-cell>
          <table:table-cell table:formula="of:=AVERAGE([.GW$2:.GW$101])" office:value-type="float" office:value="0" calcext:value-type="float">
            <text:p>0</text:p>
          </table:table-cell>
          <table:table-cell table:formula="of:=AVERAGE([.GX$2:.GX$101])" office:value-type="float" office:value="1168.31" calcext:value-type="float">
            <text:p>1168.31</text:p>
          </table:table-cell>
          <table:table-cell table:formula="of:=AVERAGE([.GY$2:.GY$101])" office:value-type="float" office:value="0" calcext:value-type="float">
            <text:p>0</text:p>
          </table:table-cell>
          <table:table-cell table:formula="of:=AVERAGE([.GZ$2:.GZ$101])" office:value-type="float" office:value="162.69" calcext:value-type="float">
            <text:p>162.69</text:p>
          </table:table-cell>
          <table:table-cell table:formula="of:=AVERAGE([.HA$2:.HA$101])" office:value-type="float" office:value="0" calcext:value-type="float">
            <text:p>0</text:p>
          </table:table-cell>
          <table:table-cell table:formula="of:=AVERAGE([.HB$2:.HB$101])" office:value-type="float" office:value="0" calcext:value-type="float">
            <text:p>0</text:p>
          </table:table-cell>
          <table:table-cell table:formula="of:=AVERAGE([.HC$2:.HC$101])" office:value-type="float" office:value="0" calcext:value-type="float">
            <text:p>0</text:p>
          </table:table-cell>
          <table:table-cell table:formula="of:=AVERAGE([.HD$2:.HD$101])" office:value-type="float" office:value="0" calcext:value-type="float">
            <text:p>0</text:p>
          </table:table-cell>
          <table:table-cell table:formula="of:=AVERAGE([.HE$2:.HE$101])" office:value-type="float" office:value="0" calcext:value-type="float">
            <text:p>0</text:p>
          </table:table-cell>
          <table:table-cell table:formula="of:=AVERAGE([.HF$2:.HF$101])" office:value-type="float" office:value="0" calcext:value-type="float">
            <text:p>0</text:p>
          </table:table-cell>
          <table:table-cell table:formula="of:=AVERAGE([.HG$2:.HG$101])" office:value-type="float" office:value="0" calcext:value-type="float">
            <text:p>0</text:p>
          </table:table-cell>
          <table:table-cell table:formula="of:=AVERAGE([.HH$2:.HH$101])" office:value-type="float" office:value="0" calcext:value-type="float">
            <text:p>0</text:p>
          </table:table-cell>
          <table:table-cell table:formula="of:=AVERAGE([.HI$2:.HI$101])" office:value-type="float" office:value="0" calcext:value-type="float">
            <text:p>0</text:p>
          </table:table-cell>
          <table:table-cell table:formula="of:=AVERAGE([.HJ$2:.HJ$101])" office:value-type="float" office:value="0" calcext:value-type="float">
            <text:p>0</text:p>
          </table:table-cell>
          <table:table-cell table:formula="of:=AVERAGE([.HK$2:.HK$101])" office:value-type="float" office:value="0" calcext:value-type="float">
            <text:p>0</text:p>
          </table:table-cell>
          <table:table-cell table:formula="of:=AVERAGE([.HL$2:.HL$101])" office:value-type="float" office:value="0" calcext:value-type="float">
            <text:p>0</text:p>
          </table:table-cell>
          <table:table-cell table:formula="of:=AVERAGE([.HM$2:.HM$101])" office:value-type="float" office:value="0" calcext:value-type="float">
            <text:p>0</text:p>
          </table:table-cell>
          <table:table-cell table:formula="of:=AVERAGE([.HN$2:.HN$101])" office:value-type="float" office:value="1168.31" calcext:value-type="float">
            <text:p>1168.31</text:p>
          </table:table-cell>
          <table:table-cell table:formula="of:=AVERAGE([.HO$2:.HO$101])" office:value-type="float" office:value="0" calcext:value-type="float">
            <text:p>0</text:p>
          </table:table-cell>
          <table:table-cell table:formula="of:=AVERAGE([.HP$2:.HP$101])" office:value-type="float" office:value="162.69" calcext:value-type="float">
            <text:p>162.69</text:p>
          </table:table-cell>
          <table:table-cell table:formula="of:=AVERAGE([.HQ$2:.HQ$10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DIAN</text:p>
          </table:table-cell>
          <table:table-cell table:formula="of:=MEDIAN([.B$2:.B$101])" office:value-type="float" office:value="0.000227974858717062" calcext:value-type="float">
            <text:p>0.000227974858717062</text:p>
          </table:table-cell>
          <table:table-cell table:formula="of:=MEDIAN([.C$2:.C$101])" office:value-type="float" office:value="0.000227974858717062" calcext:value-type="float">
            <text:p>0.000227974858717062</text:p>
          </table:table-cell>
          <table:table-cell table:formula="of:=MEDIAN([.D$2:.D$101])" office:value-type="float" office:value="0.000309736366034485" calcext:value-type="float">
            <text:p>0.000309736366034485</text:p>
          </table:table-cell>
          <table:table-cell table:formula="of:=MEDIAN([.E$2:.E$101])" office:value-type="float" office:value="0.998579740524292" calcext:value-type="float">
            <text:p>0.998579740524292</text:p>
          </table:table-cell>
          <table:table-cell table:formula="of:=MEDIAN([.F$2:.F$101])" office:value-type="float" office:value="0.998071640729904" calcext:value-type="float">
            <text:p>0.998071640729904</text:p>
          </table:table-cell>
          <table:table-cell table:formula="of:=MEDIAN([.G$2:.G$101])" office:value-type="float" office:value="0.997926324605942" calcext:value-type="float">
            <text:p>0.997926324605942</text:p>
          </table:table-cell>
          <table:table-cell table:formula="of:=MEDIAN([.H$2:.H$101])" office:value-type="float" office:value="0.0716778873715776" calcext:value-type="float">
            <text:p>0.0716778873715776</text:p>
          </table:table-cell>
          <table:table-cell table:formula="of:=MEDIAN([.I$2:.I$101])" office:value-type="float" office:value="0.0519417891667071" calcext:value-type="float">
            <text:p>0.0519417891667071</text:p>
          </table:table-cell>
          <table:table-cell table:formula="of:=MEDIAN([.J$2:.J$101])" office:value-type="float" office:value="0.199942128100895" calcext:value-type="float">
            <text:p>0.199942128100895</text:p>
          </table:table-cell>
          <table:table-cell table:formula="of:=MEDIAN([.K$2:.K$101])" office:value-type="float" office:value="0.0020614672685042" calcext:value-type="float">
            <text:p>0.0020614672685042</text:p>
          </table:table-cell>
          <table:table-cell table:formula="of:=MEDIAN([.L$2:.L$101])" office:value-type="float" office:value="0.00168214901350439" calcext:value-type="float">
            <text:p>0.00168214901350439</text:p>
          </table:table-cell>
          <table:table-cell table:formula="of:=MEDIAN([.M$2:.M$101])" office:value-type="float" office:value="0.0188749674707651" calcext:value-type="float">
            <text:p>0.0188749674707651</text:p>
          </table:table-cell>
          <table:table-cell table:formula="of:=MEDIAN([.N$2:.N$101])" office:value-type="float" office:value="1115.5" calcext:value-type="float">
            <text:p>1115.5</text:p>
          </table:table-cell>
          <table:table-cell table:formula="of:=MEDIAN([.O$2:.O$101])" office:value-type="float" office:value="30" calcext:value-type="float">
            <text:p>30</text:p>
          </table:table-cell>
          <table:table-cell table:formula="of:=MEDIAN([.P$2:.P$101])" office:value-type="float" office:value="131" calcext:value-type="float">
            <text:p>131</text:p>
          </table:table-cell>
          <table:table-cell table:formula="of:=MEDIAN([.Q$2:.Q$101])" office:value-type="float" office:value="51" calcext:value-type="float">
            <text:p>51</text:p>
          </table:table-cell>
          <table:table-cell table:formula="of:=MEDIAN([.R$2:.R$101])" office:value-type="float" office:value="0.0478658183940731" calcext:value-type="float">
            <text:p>0.0478658183940731</text:p>
          </table:table-cell>
          <table:table-cell table:formula="of:=MEDIAN([.S$2:.S$101])" office:value-type="float" office:value="0.0478658183940731" calcext:value-type="float">
            <text:p>0.0478658183940731</text:p>
          </table:table-cell>
          <table:table-cell table:formula="of:=MEDIAN([.T$2:.T$101])" office:value-type="float" office:value="0.051650601147894" calcext:value-type="float">
            <text:p>0.051650601147894</text:p>
          </table:table-cell>
          <table:table-cell table:formula="of:=MEDIAN([.U$2:.U$101])" office:value-type="float" office:value="0.703759633929788" calcext:value-type="float">
            <text:p>0.703759633929788</text:p>
          </table:table-cell>
          <table:table-cell table:formula="of:=MEDIAN([.V$2:.V$101])" office:value-type="float" office:value="0.686988024629212" calcext:value-type="float">
            <text:p>0.686988024629212</text:p>
          </table:table-cell>
          <table:table-cell table:formula="of:=MEDIAN([.W$2:.W$101])" office:value-type="float" office:value="0.687324904215848" calcext:value-type="float">
            <text:p>0.687324904215848</text:p>
          </table:table-cell>
          <table:table-cell table:formula="of:=MEDIAN([.X$2:.X$101])" office:value-type="float" office:value="0.118970938189265" calcext:value-type="float">
            <text:p>0.118970938189265</text:p>
          </table:table-cell>
          <table:table-cell table:formula="of:=MEDIAN([.Y$2:.Y$101])" office:value-type="float" office:value="0.1084407760937" calcext:value-type="float">
            <text:p>0.1084407760937</text:p>
          </table:table-cell>
          <table:table-cell table:formula="of:=MEDIAN([.Z$2:.Z$101])" office:value-type="float" office:value="0.19749294545659" calcext:value-type="float">
            <text:p>0.19749294545659</text:p>
          </table:table-cell>
          <table:table-cell table:formula="of:=MEDIAN([.AA$2:.AA$101])" office:value-type="float" office:value="0.0832787113248578" calcext:value-type="float">
            <text:p>0.0832787113248578</text:p>
          </table:table-cell>
          <table:table-cell table:formula="of:=MEDIAN([.AB$2:.AB$101])" office:value-type="float" office:value="0.0790680031166824" calcext:value-type="float">
            <text:p>0.0790680031166824</text:p>
          </table:table-cell>
          <table:table-cell table:formula="of:=MEDIAN([.AC$2:.AC$101])" office:value-type="float" office:value="0.141210254145189" calcext:value-type="float">
            <text:p>0.141210254145189</text:p>
          </table:table-cell>
          <table:table-cell table:formula="of:=MEDIAN([.AD$2:.AD$101])" office:value-type="float" office:value="1152" calcext:value-type="float">
            <text:p>1152</text:p>
          </table:table-cell>
          <table:table-cell table:formula="of:=MEDIAN([.AE$2:.AE$101])" office:value-type="float" office:value="10" calcext:value-type="float">
            <text:p>10</text:p>
          </table:table-cell>
          <table:table-cell table:formula="of:=MEDIAN([.AF$2:.AF$101])" office:value-type="float" office:value="152.5" calcext:value-type="float">
            <text:p>152.5</text:p>
          </table:table-cell>
          <table:table-cell table:formula="of:=MEDIAN([.AG$2:.AG$101])" office:value-type="float" office:value="15" calcext:value-type="float">
            <text:p>15</text:p>
          </table:table-cell>
          <table:table-cell table:formula="of:=MEDIAN([.AH$2:.AH$101])" office:value-type="float" office:value="0.0478097760679797" calcext:value-type="float">
            <text:p>0.0478097760679797</text:p>
          </table:table-cell>
          <table:table-cell table:formula="of:=MEDIAN([.AI$2:.AI$101])" office:value-type="float" office:value="0.0478097760679797" calcext:value-type="float">
            <text:p>0.0478097760679797</text:p>
          </table:table-cell>
          <table:table-cell table:formula="of:=MEDIAN([.AJ$2:.AJ$101])" office:value-type="float" office:value="0.0516161207419224" calcext:value-type="float">
            <text:p>0.0516161207419224</text:p>
          </table:table-cell>
          <table:table-cell table:formula="of:=MEDIAN([.AK$2:.AK$101])" office:value-type="float" office:value="0.704215857113503" calcext:value-type="float">
            <text:p>0.704215857113503</text:p>
          </table:table-cell>
          <table:table-cell table:formula="of:=MEDIAN([.AL$2:.AL$101])" office:value-type="float" office:value="0.687570896346604" calcext:value-type="float">
            <text:p>0.687570896346604</text:p>
          </table:table-cell>
          <table:table-cell table:formula="of:=MEDIAN([.AM$2:.AM$101])" office:value-type="float" office:value="0.687775363883448" calcext:value-type="float">
            <text:p>0.687775363883448</text:p>
          </table:table-cell>
          <table:table-cell table:formula="of:=MEDIAN([.AN$2:.AN$101])" office:value-type="float" office:value="0.118970023496092" calcext:value-type="float">
            <text:p>0.118970023496092</text:p>
          </table:table-cell>
          <table:table-cell table:formula="of:=MEDIAN([.AO$2:.AO$101])" office:value-type="float" office:value="0.108424022900446" calcext:value-type="float">
            <text:p>0.108424022900446</text:p>
          </table:table-cell>
          <table:table-cell table:formula="of:=MEDIAN([.AP$2:.AP$101])" office:value-type="float" office:value="0.19756350208678" calcext:value-type="float">
            <text:p>0.19756350208678</text:p>
          </table:table-cell>
          <table:table-cell table:formula="of:=MEDIAN([.AQ$2:.AQ$101])" office:value-type="float" office:value="0.0832326654999279" calcext:value-type="float">
            <text:p>0.0832326654999279</text:p>
          </table:table-cell>
          <table:table-cell table:formula="of:=MEDIAN([.AR$2:.AR$101])" office:value-type="float" office:value="0.0790314169807044" calcext:value-type="float">
            <text:p>0.0790314169807044</text:p>
          </table:table-cell>
          <table:table-cell table:formula="of:=MEDIAN([.AS$2:.AS$101])" office:value-type="float" office:value="0.141204612743991" calcext:value-type="float">
            <text:p>0.141204612743991</text:p>
          </table:table-cell>
          <table:table-cell table:formula="of:=MEDIAN([.AT$2:.AT$101])" office:value-type="float" office:value="1152" calcext:value-type="float">
            <text:p>1152</text:p>
          </table:table-cell>
          <table:table-cell table:formula="of:=MEDIAN([.AU$2:.AU$101])" office:value-type="float" office:value="10" calcext:value-type="float">
            <text:p>10</text:p>
          </table:table-cell>
          <table:table-cell table:formula="of:=MEDIAN([.AV$2:.AV$101])" office:value-type="float" office:value="152.5" calcext:value-type="float">
            <text:p>152.5</text:p>
          </table:table-cell>
          <table:table-cell table:formula="of:=MEDIAN([.AW$2:.AW$101])" office:value-type="float" office:value="15" calcext:value-type="float">
            <text:p>15</text:p>
          </table:table-cell>
          <table:table-cell table:formula="of:=MEDIAN([.AX$2:.AX$101])" office:value-type="float" office:value="0.042467445944648" calcext:value-type="float">
            <text:p>0.042467445944648</text:p>
          </table:table-cell>
          <table:table-cell table:formula="of:=MEDIAN([.AY$2:.AY$101])" office:value-type="float" office:value="0.042467445944648" calcext:value-type="float">
            <text:p>0.042467445944648</text:p>
          </table:table-cell>
          <table:table-cell table:formula="of:=MEDIAN([.AZ$2:.AZ$101])" office:value-type="float" office:value="0.0473559559702101" calcext:value-type="float">
            <text:p>0.0473559559702101</text:p>
          </table:table-cell>
          <table:table-cell table:formula="of:=MEDIAN([.BA$2:.BA$101])" office:value-type="float" office:value="0.926057687928049" calcext:value-type="float">
            <text:p>0.926057687928049</text:p>
          </table:table-cell>
          <table:table-cell table:formula="of:=MEDIAN([.BB$2:.BB$101])" office:value-type="float" office:value="0.911463977518915" calcext:value-type="float">
            <text:p>0.911463977518915</text:p>
          </table:table-cell>
          <table:table-cell table:formula="of:=MEDIAN([.BC$2:.BC$101])" office:value-type="float" office:value="0.915511096277322" calcext:value-type="float">
            <text:p>0.915511096277322</text:p>
          </table:table-cell>
          <table:table-cell table:formula="of:=MEDIAN([.BD$2:.BD$101])" office:value-type="float" office:value="0.150449494172905" calcext:value-type="float">
            <text:p>0.150449494172905</text:p>
          </table:table-cell>
          <table:table-cell table:formula="of:=MEDIAN([.BE$2:.BE$101])" office:value-type="float" office:value="0.131680087749739" calcext:value-type="float">
            <text:p>0.131680087749739</text:p>
          </table:table-cell>
          <table:table-cell table:formula="of:=MEDIAN([.BF$2:.BF$101])" office:value-type="float" office:value="0.277640467340158" calcext:value-type="float">
            <text:p>0.277640467340158</text:p>
          </table:table-cell>
          <table:table-cell table:formula="of:=MEDIAN([.BG$2:.BG$101])" office:value-type="float" office:value="0.0897993881489651" calcext:value-type="float">
            <text:p>0.0897993881489651</text:p>
          </table:table-cell>
          <table:table-cell table:formula="of:=MEDIAN([.BH$2:.BH$101])" office:value-type="float" office:value="0.0831278284819271" calcext:value-type="float">
            <text:p>0.0831278284819271</text:p>
          </table:table-cell>
          <table:table-cell table:formula="of:=MEDIAN([.BI$2:.BI$101])" office:value-type="float" office:value="0.184317521245072" calcext:value-type="float">
            <text:p>0.184317521245072</text:p>
          </table:table-cell>
          <table:table-cell table:formula="of:=MEDIAN([.BJ$2:.BJ$101])" office:value-type="float" office:value="1115.5" calcext:value-type="float">
            <text:p>1115.5</text:p>
          </table:table-cell>
          <table:table-cell table:formula="of:=MEDIAN([.BK$2:.BK$101])" office:value-type="float" office:value="30" calcext:value-type="float">
            <text:p>30</text:p>
          </table:table-cell>
          <table:table-cell table:formula="of:=MEDIAN([.BL$2:.BL$101])" office:value-type="float" office:value="131" calcext:value-type="float">
            <text:p>131</text:p>
          </table:table-cell>
          <table:table-cell table:formula="of:=MEDIAN([.BM$2:.BM$101])" office:value-type="float" office:value="51" calcext:value-type="float">
            <text:p>51</text:p>
          </table:table-cell>
          <table:table-cell table:formula="of:=MEDIAN([.BN$2:.BN$101])" office:value-type="float" office:value="0" calcext:value-type="float">
            <text:p>0</text:p>
          </table:table-cell>
          <table:table-cell table:formula="of:=MEDIAN([.BO$2:.BO$101])" office:value-type="float" office:value="0" calcext:value-type="float">
            <text:p>0</text:p>
          </table:table-cell>
          <table:table-cell table:formula="of:=MEDIAN([.BP$2:.BP$101])" office:value-type="float" office:value="0" calcext:value-type="float">
            <text:p>0</text:p>
          </table:table-cell>
          <table:table-cell table:formula="of:=MEDIAN([.BQ$2:.BQ$101])" office:value-type="float" office:value="0.997972100973129" calcext:value-type="float">
            <text:p>0.997972100973129</text:p>
          </table:table-cell>
          <table:table-cell table:formula="of:=MEDIAN([.BR$2:.BR$101])" office:value-type="float" office:value="0.838631269198483" calcext:value-type="float">
            <text:p>0.838631269198483</text:p>
          </table:table-cell>
          <table:table-cell table:formula="of:=MEDIAN([.BS$2:.BS$101])" office:value-type="float" office:value="0.795254979568651" calcext:value-type="float">
            <text:p>0.795254979568651</text:p>
          </table:table-cell>
          <table:table-cell table:formula="of:=MEDIAN([.BT$2:.BT$101])" office:value-type="float" office:value="0.118933209070256" calcext:value-type="float">
            <text:p>0.118933209070256</text:p>
          </table:table-cell>
          <table:table-cell table:formula="of:=MEDIAN([.BU$2:.BU$101])" office:value-type="float" office:value="0.106056211863435" calcext:value-type="float">
            <text:p>0.106056211863435</text:p>
          </table:table-cell>
          <table:table-cell table:formula="of:=MEDIAN([.BV$2:.BV$101])" office:value-type="float" office:value="0.217704880520371" calcext:value-type="float">
            <text:p>0.217704880520371</text:p>
          </table:table-cell>
          <table:table-cell table:formula="of:=MEDIAN([.BW$2:.BW$101])" office:value-type="float" office:value="0.080719111969112" calcext:value-type="float">
            <text:p>0.080719111969112</text:p>
          </table:table-cell>
          <table:table-cell table:formula="of:=MEDIAN([.BX$2:.BX$101])" office:value-type="float" office:value="0.069653986740865" calcext:value-type="float">
            <text:p>0.069653986740865</text:p>
          </table:table-cell>
          <table:table-cell table:formula="of:=MEDIAN([.BY$2:.BY$101])" office:value-type="float" office:value="0.202391373650646" calcext:value-type="float">
            <text:p>0.202391373650646</text:p>
          </table:table-cell>
          <table:table-cell table:formula="of:=MEDIAN([.BZ$2:.BZ$101])" office:value-type="float" office:value="1163" calcext:value-type="float">
            <text:p>1163</text:p>
          </table:table-cell>
          <table:table-cell table:formula="of:=MEDIAN([.CA$2:.CA$101])" office:value-type="float" office:value="4" calcext:value-type="float">
            <text:p>4</text:p>
          </table:table-cell>
          <table:table-cell table:formula="of:=MEDIAN([.CB$2:.CB$101])" office:value-type="float" office:value="158" calcext:value-type="float">
            <text:p>158</text:p>
          </table:table-cell>
          <table:table-cell table:formula="of:=MEDIAN([.CC$2:.CC$101])" office:value-type="float" office:value="5" calcext:value-type="float">
            <text:p>5</text:p>
          </table:table-cell>
          <table:table-cell table:formula="of:=MEDIAN([.CD$2:.CD$101])" office:value-type="float" office:value="0" calcext:value-type="float">
            <text:p>0</text:p>
          </table:table-cell>
          <table:table-cell table:formula="of:=MEDIAN([.CE$2:.CE$101])" office:value-type="float" office:value="0" calcext:value-type="float">
            <text:p>0</text:p>
          </table:table-cell>
          <table:table-cell table:formula="of:=MEDIAN([.CF$2:.CF$101])" office:value-type="float" office:value="0" calcext:value-type="float">
            <text:p>0</text:p>
          </table:table-cell>
          <table:table-cell table:formula="of:=MEDIAN([.CG$2:.CG$101])" office:value-type="float" office:value="0.666666666666667" calcext:value-type="float">
            <text:p>0.666666666666667</text:p>
          </table:table-cell>
          <table:table-cell table:formula="of:=MEDIAN([.CH$2:.CH$101])" office:value-type="float" office:value="0.620192307692308" calcext:value-type="float">
            <text:p>0.620192307692308</text:p>
          </table:table-cell>
          <table:table-cell table:formula="of:=MEDIAN([.CI$2:.CI$101])" office:value-type="float" office:value="0.607692307692308" calcext:value-type="float">
            <text:p>0.607692307692308</text:p>
          </table:table-cell>
          <table:table-cell table:formula="of:=MEDIAN([.CJ$2:.CJ$101])" office:value-type="float" office:value="0.11867984676026" calcext:value-type="float">
            <text:p>0.11867984676026</text:p>
          </table:table-cell>
          <table:table-cell table:formula="of:=MEDIAN([.CK$2:.CK$101])" office:value-type="float" office:value="0.105858644955216" calcext:value-type="float">
            <text:p>0.105858644955216</text:p>
          </table:table-cell>
          <table:table-cell table:formula="of:=MEDIAN([.CL$2:.CL$101])" office:value-type="float" office:value="0.216711483804815" calcext:value-type="float">
            <text:p>0.216711483804815</text:p>
          </table:table-cell>
          <table:table-cell table:formula="of:=MEDIAN([.CM$2:.CM$101])" office:value-type="float" office:value="0.080719111969112" calcext:value-type="float">
            <text:p>0.080719111969112</text:p>
          </table:table-cell>
          <table:table-cell table:formula="of:=MEDIAN([.CN$2:.CN$101])" office:value-type="float" office:value="0.069653986740865" calcext:value-type="float">
            <text:p>0.069653986740865</text:p>
          </table:table-cell>
          <table:table-cell table:formula="of:=MEDIAN([.CO$2:.CO$101])" office:value-type="float" office:value="0.202391373650646" calcext:value-type="float">
            <text:p>0.202391373650646</text:p>
          </table:table-cell>
          <table:table-cell table:formula="of:=MEDIAN([.CP$2:.CP$101])" office:value-type="float" office:value="1163" calcext:value-type="float">
            <text:p>1163</text:p>
          </table:table-cell>
          <table:table-cell table:formula="of:=MEDIAN([.CQ$2:.CQ$101])" office:value-type="float" office:value="4" calcext:value-type="float">
            <text:p>4</text:p>
          </table:table-cell>
          <table:table-cell table:formula="of:=MEDIAN([.CR$2:.CR$101])" office:value-type="float" office:value="158" calcext:value-type="float">
            <text:p>158</text:p>
          </table:table-cell>
          <table:table-cell table:formula="of:=MEDIAN([.CS$2:.CS$101])" office:value-type="float" office:value="5" calcext:value-type="float">
            <text:p>5</text:p>
          </table:table-cell>
          <table:table-cell table:formula="of:=MEDIAN([.CT$2:.CT$101])" office:value-type="float" office:value="0" calcext:value-type="float">
            <text:p>0</text:p>
          </table:table-cell>
          <table:table-cell table:formula="of:=MEDIAN([.CU$2:.CU$101])" office:value-type="float" office:value="0" calcext:value-type="float">
            <text:p>0</text:p>
          </table:table-cell>
          <table:table-cell table:formula="of:=MEDIAN([.CV$2:.CV$101])" office:value-type="float" office:value="0" calcext:value-type="float">
            <text:p>0</text:p>
          </table:table-cell>
          <table:table-cell table:formula="of:=MEDIAN([.CW$2:.CW$101])" office:value-type="float" office:value="0.666666666666667" calcext:value-type="float">
            <text:p>0.666666666666667</text:p>
          </table:table-cell>
          <table:table-cell table:formula="of:=MEDIAN([.CX$2:.CX$101])" office:value-type="float" office:value="0.666666666666667" calcext:value-type="float">
            <text:p>0.666666666666667</text:p>
          </table:table-cell>
          <table:table-cell table:formula="of:=MEDIAN([.CY$2:.CY$101])" office:value-type="float" office:value="0.666666666666667" calcext:value-type="float">
            <text:p>0.666666666666667</text:p>
          </table:table-cell>
          <table:table-cell table:formula="of:=MEDIAN([.CZ$2:.CZ$101])" office:value-type="float" office:value="0.120438123223627" calcext:value-type="float">
            <text:p>0.120438123223627</text:p>
          </table:table-cell>
          <table:table-cell table:formula="of:=MEDIAN([.DA$2:.DA$101])" office:value-type="float" office:value="0.112466495616516" calcext:value-type="float">
            <text:p>0.112466495616516</text:p>
          </table:table-cell>
          <table:table-cell table:formula="of:=MEDIAN([.DB$2:.DB$101])" office:value-type="float" office:value="0.174282851102518" calcext:value-type="float">
            <text:p>0.174282851102518</text:p>
          </table:table-cell>
          <table:table-cell table:formula="of:=MEDIAN([.DC$2:.DC$101])" office:value-type="float" office:value="0.0896779116028121" calcext:value-type="float">
            <text:p>0.0896779116028121</text:p>
          </table:table-cell>
          <table:table-cell table:formula="of:=MEDIAN([.DD$2:.DD$101])" office:value-type="float" office:value="0.0896779116028121" calcext:value-type="float">
            <text:p>0.0896779116028121</text:p>
          </table:table-cell>
          <table:table-cell table:formula="of:=MEDIAN([.DE$2:.DE$101])" office:value-type="float" office:value="0.0916725661556489" calcext:value-type="float">
            <text:p>0.0916725661556489</text:p>
          </table:table-cell>
          <table:table-cell table:formula="of:=MEDIAN([.DF$2:.DF$101])" office:value-type="float" office:value="1153.5" calcext:value-type="float">
            <text:p>1153.5</text:p>
          </table:table-cell>
          <table:table-cell table:formula="of:=MEDIAN([.DG$2:.DG$101])" office:value-type="float" office:value="7" calcext:value-type="float">
            <text:p>7</text:p>
          </table:table-cell>
          <table:table-cell table:formula="of:=MEDIAN([.DH$2:.DH$101])" office:value-type="float" office:value="153.5" calcext:value-type="float">
            <text:p>153.5</text:p>
          </table:table-cell>
          <table:table-cell table:formula="of:=MEDIAN([.DI$2:.DI$101])" office:value-type="float" office:value="13" calcext:value-type="float">
            <text:p>13</text:p>
          </table:table-cell>
          <table:table-cell table:formula="of:=MEDIAN([.DJ$2:.DJ$101])" office:value-type="float" office:value="0" calcext:value-type="float">
            <text:p>0</text:p>
          </table:table-cell>
          <table:table-cell table:formula="of:=MEDIAN([.DK$2:.DK$101])" office:value-type="float" office:value="0" calcext:value-type="float">
            <text:p>0</text:p>
          </table:table-cell>
          <table:table-cell table:formula="of:=MEDIAN([.DL$2:.DL$101])" office:value-type="float" office:value="0" calcext:value-type="float">
            <text:p>0</text:p>
          </table:table-cell>
          <table:table-cell table:formula="of:=MEDIAN([.DM$2:.DM$101])" office:value-type="float" office:value="1" calcext:value-type="float">
            <text:p>1</text:p>
          </table:table-cell>
          <table:table-cell table:formula="of:=MEDIAN([.DN$2:.DN$101])" office:value-type="float" office:value="1" calcext:value-type="float">
            <text:p>1</text:p>
          </table:table-cell>
          <table:table-cell table:formula="of:=MEDIAN([.DO$2:.DO$101])" office:value-type="float" office:value="1" calcext:value-type="float">
            <text:p>1</text:p>
          </table:table-cell>
          <table:table-cell table:formula="of:=MEDIAN([.DP$2:.DP$101])" office:value-type="float" office:value="0.12265820754666" calcext:value-type="float">
            <text:p>0.12265820754666</text:p>
          </table:table-cell>
          <table:table-cell table:formula="of:=MEDIAN([.DQ$2:.DQ$101])" office:value-type="float" office:value="0.112532028402681" calcext:value-type="float">
            <text:p>0.112532028402681</text:p>
          </table:table-cell>
          <table:table-cell table:formula="of:=MEDIAN([.DR$2:.DR$101])" office:value-type="float" office:value="0.198052473612807" calcext:value-type="float">
            <text:p>0.198052473612807</text:p>
          </table:table-cell>
          <table:table-cell table:formula="of:=MEDIAN([.DS$2:.DS$101])" office:value-type="float" office:value="0.0772443546906554" calcext:value-type="float">
            <text:p>0.0772443546906554</text:p>
          </table:table-cell>
          <table:table-cell table:formula="of:=MEDIAN([.DT$2:.DT$101])" office:value-type="float" office:value="0.0772443546906554" calcext:value-type="float">
            <text:p>0.0772443546906554</text:p>
          </table:table-cell>
          <table:table-cell table:formula="of:=MEDIAN([.DU$2:.DU$101])" office:value-type="float" office:value="0.0857489173448" calcext:value-type="float">
            <text:p>0.0857489173448</text:p>
          </table:table-cell>
          <table:table-cell table:formula="of:=MEDIAN([.DV$2:.DV$101])" office:value-type="float" office:value="1135.5" calcext:value-type="float">
            <text:p>1135.5</text:p>
          </table:table-cell>
          <table:table-cell table:formula="of:=MEDIAN([.DW$2:.DW$101])" office:value-type="float" office:value="17" calcext:value-type="float">
            <text:p>17</text:p>
          </table:table-cell>
          <table:table-cell table:formula="of:=MEDIAN([.DX$2:.DX$101])" office:value-type="float" office:value="145" calcext:value-type="float">
            <text:p>145</text:p>
          </table:table-cell>
          <table:table-cell table:formula="of:=MEDIAN([.DY$2:.DY$101])" office:value-type="float" office:value="33.5" calcext:value-type="float">
            <text:p>33.5</text:p>
          </table:table-cell>
          <table:table-cell table:formula="of:=MEDIAN([.DZ$2:.DZ$101])" office:value-type="float" office:value="0" calcext:value-type="float">
            <text:p>0</text:p>
          </table:table-cell>
          <table:table-cell table:formula="of:=MEDIAN([.EA$2:.EA$101])" office:value-type="float" office:value="0" calcext:value-type="float">
            <text:p>0</text:p>
          </table:table-cell>
          <table:table-cell table:formula="of:=MEDIAN([.EB$2:.EB$101])" office:value-type="float" office:value="0" calcext:value-type="float">
            <text:p>0</text:p>
          </table:table-cell>
          <table:table-cell table:formula="of:=MEDIAN([.EC$2:.EC$101])" office:value-type="float" office:value="0.373134328358209" calcext:value-type="float">
            <text:p>0.373134328358209</text:p>
          </table:table-cell>
          <table:table-cell table:formula="of:=MEDIAN([.ED$2:.ED$101])" office:value-type="float" office:value="0.373134328358209" calcext:value-type="float">
            <text:p>0.373134328358209</text:p>
          </table:table-cell>
          <table:table-cell table:formula="of:=MEDIAN([.EE$2:.EE$101])" office:value-type="float" office:value="0.373134328358209" calcext:value-type="float">
            <text:p>0.373134328358209</text:p>
          </table:table-cell>
          <table:table-cell table:formula="of:=MEDIAN([.EF$2:.EF$101])" office:value-type="float" office:value="0.119696918725816" calcext:value-type="float">
            <text:p>0.119696918725816</text:p>
          </table:table-cell>
          <table:table-cell table:formula="of:=MEDIAN([.EG$2:.EG$101])" office:value-type="float" office:value="0.106801101512405" calcext:value-type="float">
            <text:p>0.106801101512405</text:p>
          </table:table-cell>
          <table:table-cell table:formula="of:=MEDIAN([.EH$2:.EH$101])" office:value-type="float" office:value="0.210145807186466" calcext:value-type="float">
            <text:p>0.210145807186466</text:p>
          </table:table-cell>
          <table:table-cell table:formula="of:=MEDIAN([.EI$2:.EI$101])" office:value-type="float" office:value="0.0757575757575758" calcext:value-type="float">
            <text:p>0.0757575757575758</text:p>
          </table:table-cell>
          <table:table-cell table:formula="of:=MEDIAN([.EJ$2:.EJ$101])" office:value-type="float" office:value="0.0746268656716418" calcext:value-type="float">
            <text:p>0.0746268656716418</text:p>
          </table:table-cell>
          <table:table-cell table:formula="of:=MEDIAN([.EK$2:.EK$101])" office:value-type="float" office:value="0.202962460425147" calcext:value-type="float">
            <text:p>0.202962460425147</text:p>
          </table:table-cell>
          <table:table-cell table:formula="of:=MEDIAN([.EL$2:.EL$101])" office:value-type="float" office:value="1169" calcext:value-type="float">
            <text:p>1169</text:p>
          </table:table-cell>
          <table:table-cell table:formula="of:=MEDIAN([.EM$2:.EM$101])" office:value-type="float" office:value="0" calcext:value-type="float">
            <text:p>0</text:p>
          </table:table-cell>
          <table:table-cell table:formula="of:=MEDIAN([.EN$2:.EN$101])" office:value-type="float" office:value="162" calcext:value-type="float">
            <text:p>162</text:p>
          </table:table-cell>
          <table:table-cell table:formula="of:=MEDIAN([.EO$2:.EO$101])" office:value-type="float" office:value="0" calcext:value-type="float">
            <text:p>0</text:p>
          </table:table-cell>
          <table:table-cell table:formula="of:=MEDIAN([.EP$2:.EP$101])" office:value-type="float" office:value="0" calcext:value-type="float">
            <text:p>0</text:p>
          </table:table-cell>
          <table:table-cell table:formula="of:=MEDIAN([.EQ$2:.EQ$101])" office:value-type="float" office:value="0" calcext:value-type="float">
            <text:p>0</text:p>
          </table:table-cell>
          <table:table-cell table:formula="of:=MEDIAN([.ER$2:.ER$101])" office:value-type="float" office:value="0" calcext:value-type="float">
            <text:p>0</text:p>
          </table:table-cell>
          <table:table-cell table:formula="of:=MEDIAN([.ES$2:.ES$101])" office:value-type="float" office:value="0.5" calcext:value-type="float">
            <text:p>0.5</text:p>
          </table:table-cell>
          <table:table-cell table:formula="of:=MEDIAN([.ET$2:.ET$101])" office:value-type="float" office:value="0.5" calcext:value-type="float">
            <text:p>0.5</text:p>
          </table:table-cell>
          <table:table-cell table:formula="of:=MEDIAN([.EU$2:.EU$101])" office:value-type="float" office:value="0.5" calcext:value-type="float">
            <text:p>0.5</text:p>
          </table:table-cell>
          <table:table-cell table:formula="of:=MEDIAN([.EV$2:.EV$101])" office:value-type="float" office:value="0.12026671675432" calcext:value-type="float">
            <text:p>0.12026671675432</text:p>
          </table:table-cell>
          <table:table-cell table:formula="of:=MEDIAN([.EW$2:.EW$101])" office:value-type="float" office:value="0.106890611541774" calcext:value-type="float">
            <text:p>0.106890611541774</text:p>
          </table:table-cell>
          <table:table-cell table:formula="of:=MEDIAN([.EX$2:.EX$101])" office:value-type="float" office:value="0.209828033082882" calcext:value-type="float">
            <text:p>0.209828033082882</text:p>
          </table:table-cell>
          <table:table-cell table:formula="of:=MEDIAN([.EY$2:.EY$101])" office:value-type="float" office:value="0.1" calcext:value-type="float">
            <text:p>0.1</text:p>
          </table:table-cell>
          <table:table-cell table:formula="of:=MEDIAN([.EZ$2:.EZ$101])" office:value-type="float" office:value="0.05" calcext:value-type="float">
            <text:p>0.05</text:p>
          </table:table-cell>
          <table:table-cell table:formula="of:=MEDIAN([.FA$2:.FA$101])" office:value-type="float" office:value="0.2" calcext:value-type="float">
            <text:p>0.2</text:p>
          </table:table-cell>
          <table:table-cell table:formula="of:=MEDIAN([.FB$2:.FB$101])" office:value-type="float" office:value="1157.5" calcext:value-type="float">
            <text:p>1157.5</text:p>
          </table:table-cell>
          <table:table-cell table:formula="of:=MEDIAN([.FC$2:.FC$101])" office:value-type="float" office:value="5" calcext:value-type="float">
            <text:p>5</text:p>
          </table:table-cell>
          <table:table-cell table:formula="of:=MEDIAN([.FD$2:.FD$101])" office:value-type="float" office:value="157" calcext:value-type="float">
            <text:p>157</text:p>
          </table:table-cell>
          <table:table-cell table:formula="of:=MEDIAN([.FE$2:.FE$101])" office:value-type="float" office:value="9" calcext:value-type="float">
            <text:p>9</text:p>
          </table:table-cell>
          <table:table-cell table:formula="of:=MEDIAN([.FF$2:.FF$101])" office:value-type="float" office:value="0" calcext:value-type="float">
            <text:p>0</text:p>
          </table:table-cell>
          <table:table-cell table:formula="of:=MEDIAN([.FG$2:.FG$101])" office:value-type="float" office:value="0" calcext:value-type="float">
            <text:p>0</text:p>
          </table:table-cell>
          <table:table-cell table:formula="of:=MEDIAN([.FH$2:.FH$101])" office:value-type="float" office:value="0" calcext:value-type="float">
            <text:p>0</text:p>
          </table:table-cell>
          <table:table-cell table:formula="of:=MEDIAN([.FI$2:.FI$101])" office:value-type="float" office:value="0.666666666666667" calcext:value-type="float">
            <text:p>0.666666666666667</text:p>
          </table:table-cell>
          <table:table-cell table:formula="of:=MEDIAN([.FJ$2:.FJ$101])" office:value-type="float" office:value="0.666666666666667" calcext:value-type="float">
            <text:p>0.666666666666667</text:p>
          </table:table-cell>
          <table:table-cell table:formula="of:=MEDIAN([.FK$2:.FK$101])" office:value-type="float" office:value="0.666666666666667" calcext:value-type="float">
            <text:p>0.666666666666667</text:p>
          </table:table-cell>
          <table:table-cell table:formula="of:=MEDIAN([.FL$2:.FL$101])" office:value-type="float" office:value="0.120438123223627" calcext:value-type="float">
            <text:p>0.120438123223627</text:p>
          </table:table-cell>
          <table:table-cell table:formula="of:=MEDIAN([.FM$2:.FM$101])" office:value-type="float" office:value="0.112471278438809" calcext:value-type="float">
            <text:p>0.112471278438809</text:p>
          </table:table-cell>
          <table:table-cell table:formula="of:=MEDIAN([.FN$2:.FN$101])" office:value-type="float" office:value="0.174282851102518" calcext:value-type="float">
            <text:p>0.174282851102518</text:p>
          </table:table-cell>
          <table:table-cell table:formula="of:=MEDIAN([.FO$2:.FO$101])" office:value-type="float" office:value="0.0896779116028121" calcext:value-type="float">
            <text:p>0.0896779116028121</text:p>
          </table:table-cell>
          <table:table-cell table:formula="of:=MEDIAN([.FP$2:.FP$101])" office:value-type="float" office:value="0.0896779116028121" calcext:value-type="float">
            <text:p>0.0896779116028121</text:p>
          </table:table-cell>
          <table:table-cell table:formula="of:=MEDIAN([.FQ$2:.FQ$101])" office:value-type="float" office:value="0.0916725661556489" calcext:value-type="float">
            <text:p>0.0916725661556489</text:p>
          </table:table-cell>
          <table:table-cell table:formula="of:=MEDIAN([.FR$2:.FR$101])" office:value-type="float" office:value="1153.5" calcext:value-type="float">
            <text:p>1153.5</text:p>
          </table:table-cell>
          <table:table-cell table:formula="of:=MEDIAN([.FS$2:.FS$101])" office:value-type="float" office:value="7" calcext:value-type="float">
            <text:p>7</text:p>
          </table:table-cell>
          <table:table-cell table:formula="of:=MEDIAN([.FT$2:.FT$101])" office:value-type="float" office:value="153.5" calcext:value-type="float">
            <text:p>153.5</text:p>
          </table:table-cell>
          <table:table-cell table:formula="of:=MEDIAN([.FU$2:.FU$101])" office:value-type="float" office:value="13.5" calcext:value-type="float">
            <text:p>13.5</text:p>
          </table:table-cell>
          <table:table-cell table:formula="of:=MEDIAN([.FV$2:.FV$101])" office:value-type="float" office:value="0" calcext:value-type="float">
            <text:p>0</text:p>
          </table:table-cell>
          <table:table-cell table:formula="of:=MEDIAN([.FW$2:.FW$101])" office:value-type="float" office:value="0" calcext:value-type="float">
            <text:p>0</text:p>
          </table:table-cell>
          <table:table-cell table:formula="of:=MEDIAN([.FX$2:.FX$101])" office:value-type="float" office:value="0" calcext:value-type="float">
            <text:p>0</text:p>
          </table:table-cell>
          <table:table-cell table:formula="of:=MEDIAN([.FY$2:.FY$101])" office:value-type="float" office:value="1" calcext:value-type="float">
            <text:p>1</text:p>
          </table:table-cell>
          <table:table-cell table:formula="of:=MEDIAN([.FZ$2:.FZ$101])" office:value-type="float" office:value="1" calcext:value-type="float">
            <text:p>1</text:p>
          </table:table-cell>
          <table:table-cell table:formula="of:=MEDIAN([.GA$2:.GA$101])" office:value-type="float" office:value="1" calcext:value-type="float">
            <text:p>1</text:p>
          </table:table-cell>
          <table:table-cell table:formula="of:=MEDIAN([.GB$2:.GB$101])" office:value-type="float" office:value="0.122662479416477" calcext:value-type="float">
            <text:p>0.122662479416477</text:p>
          </table:table-cell>
          <table:table-cell table:formula="of:=MEDIAN([.GC$2:.GC$101])" office:value-type="float" office:value="0.11253061931096" calcext:value-type="float">
            <text:p>0.11253061931096</text:p>
          </table:table-cell>
          <table:table-cell table:formula="of:=MEDIAN([.GD$2:.GD$101])" office:value-type="float" office:value="0.198022210395089" calcext:value-type="float">
            <text:p>0.198022210395089</text:p>
          </table:table-cell>
          <table:table-cell table:formula="of:=MEDIAN([.GE$2:.GE$101])" office:value-type="float" office:value="0.0772443546906554" calcext:value-type="float">
            <text:p>0.0772443546906554</text:p>
          </table:table-cell>
          <table:table-cell table:formula="of:=MEDIAN([.GF$2:.GF$101])" office:value-type="float" office:value="0.0772443546906554" calcext:value-type="float">
            <text:p>0.0772443546906554</text:p>
          </table:table-cell>
          <table:table-cell table:formula="of:=MEDIAN([.GG$2:.GG$101])" office:value-type="float" office:value="0.0857489173448" calcext:value-type="float">
            <text:p>0.0857489173448</text:p>
          </table:table-cell>
          <table:table-cell table:formula="of:=MEDIAN([.GH$2:.GH$101])" office:value-type="float" office:value="1135.5" calcext:value-type="float">
            <text:p>1135.5</text:p>
          </table:table-cell>
          <table:table-cell table:formula="of:=MEDIAN([.GI$2:.GI$101])" office:value-type="float" office:value="17" calcext:value-type="float">
            <text:p>17</text:p>
          </table:table-cell>
          <table:table-cell table:formula="of:=MEDIAN([.GJ$2:.GJ$101])" office:value-type="float" office:value="145" calcext:value-type="float">
            <text:p>145</text:p>
          </table:table-cell>
          <table:table-cell table:formula="of:=MEDIAN([.GK$2:.GK$101])" office:value-type="float" office:value="33.5" calcext:value-type="float">
            <text:p>33.5</text:p>
          </table:table-cell>
          <table:table-cell table:formula="of:=MEDIAN([.GL$2:.GL$101])" office:value-type="float" office:value="0" calcext:value-type="float">
            <text:p>0</text:p>
          </table:table-cell>
          <table:table-cell table:formula="of:=MEDIAN([.GM$2:.GM$101])" office:value-type="float" office:value="0" calcext:value-type="float">
            <text:p>0</text:p>
          </table:table-cell>
          <table:table-cell table:formula="of:=MEDIAN([.GN$2:.GN$101])" office:value-type="float" office:value="0" calcext:value-type="float">
            <text:p>0</text:p>
          </table:table-cell>
          <table:table-cell table:formula="of:=MEDIAN([.GO$2:.GO$101])" office:value-type="float" office:value="0" calcext:value-type="float">
            <text:p>0</text:p>
          </table:table-cell>
          <table:table-cell table:formula="of:=MEDIAN([.GP$2:.GP$101])" office:value-type="float" office:value="0" calcext:value-type="float">
            <text:p>0</text:p>
          </table:table-cell>
          <table:table-cell table:formula="of:=MEDIAN([.GQ$2:.GQ$101])" office:value-type="float" office:value="0" calcext:value-type="float">
            <text:p>0</text:p>
          </table:table-cell>
          <table:table-cell table:formula="of:=MEDIAN([.GR$2:.GR$101])" office:value-type="float" office:value="0" calcext:value-type="float">
            <text:p>0</text:p>
          </table:table-cell>
          <table:table-cell table:formula="of:=MEDIAN([.GS$2:.GS$101])" office:value-type="float" office:value="0" calcext:value-type="float">
            <text:p>0</text:p>
          </table:table-cell>
          <table:table-cell table:formula="of:=MEDIAN([.GT$2:.GT$101])" office:value-type="float" office:value="0" calcext:value-type="float">
            <text:p>0</text:p>
          </table:table-cell>
          <table:table-cell table:formula="of:=MEDIAN([.GU$2:.GU$101])" office:value-type="float" office:value="0" calcext:value-type="float">
            <text:p>0</text:p>
          </table:table-cell>
          <table:table-cell table:formula="of:=MEDIAN([.GV$2:.GV$101])" office:value-type="float" office:value="0" calcext:value-type="float">
            <text:p>0</text:p>
          </table:table-cell>
          <table:table-cell table:formula="of:=MEDIAN([.GW$2:.GW$101])" office:value-type="float" office:value="0" calcext:value-type="float">
            <text:p>0</text:p>
          </table:table-cell>
          <table:table-cell table:formula="of:=MEDIAN([.GX$2:.GX$101])" office:value-type="float" office:value="1169" calcext:value-type="float">
            <text:p>1169</text:p>
          </table:table-cell>
          <table:table-cell table:formula="of:=MEDIAN([.GY$2:.GY$101])" office:value-type="float" office:value="0" calcext:value-type="float">
            <text:p>0</text:p>
          </table:table-cell>
          <table:table-cell table:formula="of:=MEDIAN([.GZ$2:.GZ$101])" office:value-type="float" office:value="162" calcext:value-type="float">
            <text:p>162</text:p>
          </table:table-cell>
          <table:table-cell table:formula="of:=MEDIAN([.HA$2:.HA$101])" office:value-type="float" office:value="0" calcext:value-type="float">
            <text:p>0</text:p>
          </table:table-cell>
          <table:table-cell table:formula="of:=MEDIAN([.HB$2:.HB$101])" office:value-type="float" office:value="0" calcext:value-type="float">
            <text:p>0</text:p>
          </table:table-cell>
          <table:table-cell table:formula="of:=MEDIAN([.HC$2:.HC$101])" office:value-type="float" office:value="0" calcext:value-type="float">
            <text:p>0</text:p>
          </table:table-cell>
          <table:table-cell table:formula="of:=MEDIAN([.HD$2:.HD$101])" office:value-type="float" office:value="0" calcext:value-type="float">
            <text:p>0</text:p>
          </table:table-cell>
          <table:table-cell table:formula="of:=MEDIAN([.HE$2:.HE$101])" office:value-type="float" office:value="0" calcext:value-type="float">
            <text:p>0</text:p>
          </table:table-cell>
          <table:table-cell table:formula="of:=MEDIAN([.HF$2:.HF$101])" office:value-type="float" office:value="0" calcext:value-type="float">
            <text:p>0</text:p>
          </table:table-cell>
          <table:table-cell table:formula="of:=MEDIAN([.HG$2:.HG$101])" office:value-type="float" office:value="0" calcext:value-type="float">
            <text:p>0</text:p>
          </table:table-cell>
          <table:table-cell table:formula="of:=MEDIAN([.HH$2:.HH$101])" office:value-type="float" office:value="0" calcext:value-type="float">
            <text:p>0</text:p>
          </table:table-cell>
          <table:table-cell table:formula="of:=MEDIAN([.HI$2:.HI$101])" office:value-type="float" office:value="0" calcext:value-type="float">
            <text:p>0</text:p>
          </table:table-cell>
          <table:table-cell table:formula="of:=MEDIAN([.HJ$2:.HJ$101])" office:value-type="float" office:value="0" calcext:value-type="float">
            <text:p>0</text:p>
          </table:table-cell>
          <table:table-cell table:formula="of:=MEDIAN([.HK$2:.HK$101])" office:value-type="float" office:value="0" calcext:value-type="float">
            <text:p>0</text:p>
          </table:table-cell>
          <table:table-cell table:formula="of:=MEDIAN([.HL$2:.HL$101])" office:value-type="float" office:value="0" calcext:value-type="float">
            <text:p>0</text:p>
          </table:table-cell>
          <table:table-cell table:formula="of:=MEDIAN([.HM$2:.HM$101])" office:value-type="float" office:value="0" calcext:value-type="float">
            <text:p>0</text:p>
          </table:table-cell>
          <table:table-cell table:formula="of:=MEDIAN([.HN$2:.HN$101])" office:value-type="float" office:value="1169" calcext:value-type="float">
            <text:p>1169</text:p>
          </table:table-cell>
          <table:table-cell table:formula="of:=MEDIAN([.HO$2:.HO$101])" office:value-type="float" office:value="0" calcext:value-type="float">
            <text:p>0</text:p>
          </table:table-cell>
          <table:table-cell table:formula="of:=MEDIAN([.HP$2:.HP$101])" office:value-type="float" office:value="162" calcext:value-type="float">
            <text:p>162</text:p>
          </table:table-cell>
          <table:table-cell table:formula="of:=MEDIAN([.HQ$2:.HQ$101])" office:value-type="float" office:value="0" calcext:value-type="float">
            <text:p>0</text:p>
          </table:table-cell>
        </table:table-row>
        <table:table-row table:style-name="ro1">
          <table:table-cell table:number-columns-repeated="225"/>
        </table:table-row>
        <table:table-row table:style-name="ro1">
          <table:table-cell/>
          <table:table-cell office:value-type="string" calcext:value-type="string">
            <text:p>minimum_p_calibrated_inv_ps</text:p>
          </table:table-cell>
          <table:table-cell office:value-type="string" calcext:value-type="string">
            <text:p>minimum_healthy_p_calibrated_inv_ps</text:p>
          </table:table-cell>
          <table:table-cell office:value-type="string" calcext:value-type="string">
            <text:p>minimum_defect_p_calibrated_inv_ps</text:p>
          </table:table-cell>
          <table:table-cell office:value-type="string" calcext:value-type="string">
            <text:p>maximum_p_calibrated_inv_ps</text:p>
          </table:table-cell>
          <table:table-cell office:value-type="string" calcext:value-type="string">
            <text:p>maximum_healthy_p_calibrated_inv_ps</text:p>
          </table:table-cell>
          <table:table-cell office:value-type="string" calcext:value-type="string">
            <text:p>maximum_defect_p_calibrated_inv_ps</text:p>
          </table:table-cell>
          <table:table-cell office:value-type="string" calcext:value-type="string">
            <text:p>avg_p_calibrated_inv_ps</text:p>
          </table:table-cell>
          <table:table-cell office:value-type="string" calcext:value-type="string">
            <text:p>avg_healthy_p_calibrated_inv_ps</text:p>
          </table:table-cell>
          <table:table-cell office:value-type="string" calcext:value-type="string">
            <text:p>avg_defect_p_calibrated_inv_ps</text:p>
          </table:table-cell>
          <table:table-cell office:value-type="string" calcext:value-type="string">
            <text:p>median_p_calibrated_inv_ps</text:p>
          </table:table-cell>
          <table:table-cell office:value-type="string" calcext:value-type="string">
            <text:p>median_healthy_p_calibrated_inv_ps</text:p>
          </table:table-cell>
          <table:table-cell office:value-type="string" calcext:value-type="string">
            <text:p>median_defect_p_calibrated_inv_ps</text:p>
          </table:table-cell>
          <table:table-cell office:value-type="string" calcext:value-type="string">
            <text:p>counter_True_Negative_p_calibrated_inv_ps</text:p>
          </table:table-cell>
          <table:table-cell office:value-type="string" calcext:value-type="string">
            <text:p>counter_True_Positive_p_calibrated_inv_ps</text:p>
          </table:table-cell>
          <table:table-cell office:value-type="string" calcext:value-type="string">
            <text:p>counter_False_Negative_p_calibrated_inv_ps</text:p>
          </table:table-cell>
          <table:table-cell office:value-type="string" calcext:value-type="string">
            <text:p>counter_False_Positive_p_calibrated_inv_ps</text:p>
          </table:table-cell>
          <table:table-cell table:number-columns-repeated="208"/>
        </table:table-row>
        <table:table-row table:style-name="ro1">
          <table:table-cell office:value-type="string" calcext:value-type="string">
            <text:p>MIN</text:p>
          </table:table-cell>
          <table:table-cell table:number-columns-repeated="2" office:value-type="float" office:value="0.0300240135609174" calcext:value-type="float">
            <text:p>0.0300240135609174</text:p>
          </table:table-cell>
          <table:table-cell office:value-type="float" office:value="0.0335476193025491" calcext:value-type="float">
            <text:p>0.0335476193025491</text:p>
          </table:table-cell>
          <table:table-cell office:value-type="float" office:value="0.46905586869711" calcext:value-type="float">
            <text:p>0.46905586869711</text:p>
          </table:table-cell>
          <table:table-cell office:value-type="float" office:value="0.463225892683379" calcext:value-type="float">
            <text:p>0.463225892683379</text:p>
          </table:table-cell>
          <table:table-cell office:value-type="float" office:value="0.46905586869711" calcext:value-type="float">
            <text:p>0.46905586869711</text:p>
          </table:table-cell>
          <table:table-cell office:value-type="float" office:value="0.0977100755981893" calcext:value-type="float">
            <text:p>0.0977100755981893</text:p>
          </table:table-cell>
          <table:table-cell office:value-type="float" office:value="0.0900599595941511" calcext:value-type="float">
            <text:p>0.0900599595941511</text:p>
          </table:table-cell>
          <table:table-cell office:value-type="float" office:value="0.146953798429231" calcext:value-type="float">
            <text:p>0.146953798429231</text:p>
          </table:table-cell>
          <table:table-cell office:value-type="float" office:value="0.060375330522846" calcext:value-type="float">
            <text:p>0.060375330522846</text:p>
          </table:table-cell>
          <table:table-cell office:value-type="float" office:value="0.0572030747727006" calcext:value-type="float">
            <text:p>0.0572030747727006</text:p>
          </table:table-cell>
          <table:table-cell office:value-type="float" office:value="0.107813221891964" calcext:value-type="float">
            <text:p>0.107813221891964</text:p>
          </table:table-cell>
          <table:table-cell office:value-type="float" office:value="1115" calcext:value-type="float">
            <text:p>1115</text:p>
          </table:table-cell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number-columns-repeated="208"/>
        </table:table-row>
        <table:table-row table:style-name="ro1">
          <table:table-cell office:value-type="string" calcext:value-type="string">
            <text:p>MAX</text:p>
          </table:table-cell>
          <table:table-cell table:number-columns-repeated="2" office:value-type="float" office:value="0.0745217229586215" calcext:value-type="float">
            <text:p>0.0745217229586215</text:p>
          </table:table-cell>
          <table:table-cell office:value-type="float" office:value="0.0767736101443701" calcext:value-type="float">
            <text:p>0.0767736101443701</text:p>
          </table:table-cell>
          <table:table-cell table:number-columns-repeated="2" office:value-type="float" office:value="0.896587800628397" calcext:value-type="float">
            <text:p>0.896587800628397</text:p>
          </table:table-cell>
          <table:table-cell office:value-type="float" office:value="0.892724807339741" calcext:value-type="float">
            <text:p>0.892724807339741</text:p>
          </table:table-cell>
          <table:table-cell office:value-type="float" office:value="0.142950038600794" calcext:value-type="float">
            <text:p>0.142950038600794</text:p>
          </table:table-cell>
          <table:table-cell office:value-type="float" office:value="0.131068710244465" calcext:value-type="float">
            <text:p>0.131068710244465</text:p>
          </table:table-cell>
          <table:table-cell office:value-type="float" office:value="0.258344653434993" calcext:value-type="float">
            <text:p>0.258344653434993</text:p>
          </table:table-cell>
          <table:table-cell office:value-type="float" office:value="0.101470851104473" calcext:value-type="float">
            <text:p>0.101470851104473</text:p>
          </table:table-cell>
          <table:table-cell office:value-type="float" office:value="0.0976602710084157" calcext:value-type="float">
            <text:p>0.0976602710084157</text:p>
          </table:table-cell>
          <table:table-cell office:value-type="float" office:value="0.200759048147937" calcext:value-type="float">
            <text:p>0.200759048147937</text:p>
          </table:table-cell>
          <table:table-cell office:value-type="float" office:value="1183" calcext:value-type="float">
            <text:p>1183</text:p>
          </table:table-cell>
          <table:table-cell office:value-type="float" office:value="29" calcext:value-type="float">
            <text:p>29</text:p>
          </table:table-cell>
          <table:table-cell office:value-type="float" office:value="191" calcext:value-type="float">
            <text:p>191</text:p>
          </table:table-cell>
          <table:table-cell office:value-type="float" office:value="43" calcext:value-type="float">
            <text:p>43</text:p>
          </table:table-cell>
          <table:table-cell table:number-columns-repeated="208"/>
        </table:table-row>
        <table:table-row table:style-name="ro1">
          <table:table-cell office:value-type="string" calcext:value-type="string">
            <text:p>AVG</text:p>
          </table:table-cell>
          <table:table-cell table:number-columns-repeated="2" office:value-type="float" office:value="0.0488411382404194" calcext:value-type="float">
            <text:p>0.0488411382404194</text:p>
          </table:table-cell>
          <table:table-cell office:value-type="float" office:value="0.0526322351153212" calcext:value-type="float">
            <text:p>0.0526322351153212</text:p>
          </table:table-cell>
          <table:table-cell office:value-type="float" office:value="0.704714883436917" calcext:value-type="float">
            <text:p>0.704714883436917</text:p>
          </table:table-cell>
          <table:table-cell office:value-type="float" office:value="0.686343137102935" calcext:value-type="float">
            <text:p>0.686343137102935</text:p>
          </table:table-cell>
          <table:table-cell office:value-type="float" office:value="0.686388334069597" calcext:value-type="float">
            <text:p>0.686388334069597</text:p>
          </table:table-cell>
          <table:table-cell office:value-type="float" office:value="0.119382433943233" calcext:value-type="float">
            <text:p>0.119382433943233</text:p>
          </table:table-cell>
          <table:table-cell office:value-type="float" office:value="0.108343301391281" calcext:value-type="float">
            <text:p>0.108343301391281</text:p>
          </table:table-cell>
          <table:table-cell office:value-type="float" office:value="0.198808809957037" calcext:value-type="float">
            <text:p>0.198808809957037</text:p>
          </table:table-cell>
          <table:table-cell office:value-type="float" office:value="0.0828803364104401" calcext:value-type="float">
            <text:p>0.0828803364104401</text:p>
          </table:table-cell>
          <table:table-cell office:value-type="float" office:value="0.078469023846803" calcext:value-type="float">
            <text:p>0.078469023846803</text:p>
          </table:table-cell>
          <table:table-cell office:value-type="float" office:value="0.141772885554511" calcext:value-type="float">
            <text:p>0.141772885554511</text:p>
          </table:table-cell>
          <table:table-cell office:value-type="float" office:value="1152.53" calcext:value-type="float">
            <text:p>1152.53</text:p>
          </table:table-cell>
          <table:table-cell office:value-type="float" office:value="10.5" calcext:value-type="float">
            <text:p>10.5</text:p>
          </table:table-cell>
          <table:table-cell office:value-type="float" office:value="152.19" calcext:value-type="float">
            <text:p>152.19</text:p>
          </table:table-cell>
          <table:table-cell office:value-type="float" office:value="15.78" calcext:value-type="float">
            <text:p>15.78</text:p>
          </table:table-cell>
          <table:table-cell table:number-columns-repeated="208"/>
        </table:table-row>
        <table:table-row table:style-name="ro1">
          <table:table-cell office:value-type="string" calcext:value-type="string">
            <text:p>MEDIAN</text:p>
          </table:table-cell>
          <table:table-cell table:number-columns-repeated="2" office:value-type="float" office:value="0.0478658183940731" calcext:value-type="float">
            <text:p>0.0478658183940731</text:p>
          </table:table-cell>
          <table:table-cell office:value-type="float" office:value="0.051650601147894" calcext:value-type="float">
            <text:p>0.051650601147894</text:p>
          </table:table-cell>
          <table:table-cell office:value-type="float" office:value="0.703759633929788" calcext:value-type="float">
            <text:p>0.703759633929788</text:p>
          </table:table-cell>
          <table:table-cell office:value-type="float" office:value="0.686988024629212" calcext:value-type="float">
            <text:p>0.686988024629212</text:p>
          </table:table-cell>
          <table:table-cell office:value-type="float" office:value="0.687324904215848" calcext:value-type="float">
            <text:p>0.687324904215848</text:p>
          </table:table-cell>
          <table:table-cell office:value-type="float" office:value="0.118970938189265" calcext:value-type="float">
            <text:p>0.118970938189265</text:p>
          </table:table-cell>
          <table:table-cell office:value-type="float" office:value="0.1084407760937" calcext:value-type="float">
            <text:p>0.1084407760937</text:p>
          </table:table-cell>
          <table:table-cell office:value-type="float" office:value="0.19749294545659" calcext:value-type="float">
            <text:p>0.19749294545659</text:p>
          </table:table-cell>
          <table:table-cell office:value-type="float" office:value="0.0832787113248578" calcext:value-type="float">
            <text:p>0.0832787113248578</text:p>
          </table:table-cell>
          <table:table-cell office:value-type="float" office:value="0.0790680031166824" calcext:value-type="float">
            <text:p>0.0790680031166824</text:p>
          </table:table-cell>
          <table:table-cell office:value-type="float" office:value="0.141210254145189" calcext:value-type="float">
            <text:p>0.141210254145189</text:p>
          </table:table-cell>
          <table:table-cell office:value-type="float" office:value="1152" calcext:value-type="float">
            <text:p>1152</text:p>
          </table:table-cell>
          <table:table-cell office:value-type="float" office:value="10" calcext:value-type="float">
            <text:p>10</text:p>
          </table:table-cell>
          <table:table-cell office:value-type="float" office:value="152.5" calcext:value-type="float">
            <text:p>152.5</text:p>
          </table:table-cell>
          <table:table-cell office:value-type="float" office:value="15" calcext:value-type="float">
            <text:p>15</text:p>
          </table:table-cell>
          <table:table-cell table:number-columns-repeated="208"/>
        </table:table-row>
        <table:table-row table:style-name="ro1">
          <table:table-cell table:number-columns-repeated="225"/>
        </table:table-row>
        <table:table-row table:style-name="ro1">
          <table:table-cell/>
          <table:table-cell office:value-type="string" calcext:value-type="string">
            <text:p>minimum_p_calibrated_nps</text:p>
          </table:table-cell>
          <table:table-cell office:value-type="string" calcext:value-type="string">
            <text:p>minimum_healthy_p_calibrated_nps</text:p>
          </table:table-cell>
          <table:table-cell office:value-type="string" calcext:value-type="string">
            <text:p>minimum_defect_p_calibrated_nps</text:p>
          </table:table-cell>
          <table:table-cell office:value-type="string" calcext:value-type="string">
            <text:p>maximum_p_calibrated_nps</text:p>
          </table:table-cell>
          <table:table-cell office:value-type="string" calcext:value-type="string">
            <text:p>maximum_healthy_p_calibrated_nps</text:p>
          </table:table-cell>
          <table:table-cell office:value-type="string" calcext:value-type="string">
            <text:p>maximum_defect_p_calibrated_nps</text:p>
          </table:table-cell>
          <table:table-cell office:value-type="string" calcext:value-type="string">
            <text:p>avg_p_calibrated_nps</text:p>
          </table:table-cell>
          <table:table-cell office:value-type="string" calcext:value-type="string">
            <text:p>avg_healthy_p_calibrated_nps</text:p>
          </table:table-cell>
          <table:table-cell office:value-type="string" calcext:value-type="string">
            <text:p>avg_defect_p_calibrated_nps</text:p>
          </table:table-cell>
          <table:table-cell office:value-type="string" calcext:value-type="string">
            <text:p>median_p_calibrated_nps</text:p>
          </table:table-cell>
          <table:table-cell office:value-type="string" calcext:value-type="string">
            <text:p>median_healthy_p_calibrated_nps</text:p>
          </table:table-cell>
          <table:table-cell office:value-type="string" calcext:value-type="string">
            <text:p>median_defect_p_calibrated_nps</text:p>
          </table:table-cell>
          <table:table-cell office:value-type="string" calcext:value-type="string">
            <text:p>counter_True_Negative_p_calibrated_nps</text:p>
          </table:table-cell>
          <table:table-cell office:value-type="string" calcext:value-type="string">
            <text:p>counter_True_Positive_p_calibrated_nps</text:p>
          </table:table-cell>
          <table:table-cell office:value-type="string" calcext:value-type="string">
            <text:p>counter_False_Negative_p_calibrated_nps</text:p>
          </table:table-cell>
          <table:table-cell office:value-type="string" calcext:value-type="string">
            <text:p>counter_False_Positive_p_calibrated_nps</text:p>
          </table:table-cell>
          <table:table-cell office:value-type="string" calcext:value-type="string">
            <text:p>minimum_p_calibrated_nts</text:p>
          </table:table-cell>
          <table:table-cell table:number-columns-repeated="207"/>
        </table:table-row>
        <table:table-row table:style-name="ro1">
          <table:table-cell office:value-type="string" calcext:value-type="string">
            <text:p>MIN</text:p>
          </table:table-cell>
          <table:table-cell table:number-columns-repeated="2" office:value-type="float" office:value="0.0299858555329833" calcext:value-type="float">
            <text:p>0.0299858555329833</text:p>
          </table:table-cell>
          <table:table-cell office:value-type="float" office:value="0.0334984459376349" calcext:value-type="float">
            <text:p>0.0334984459376349</text:p>
          </table:table-cell>
          <table:table-cell office:value-type="float" office:value="0.46933443301811" calcext:value-type="float">
            <text:p>0.46933443301811</text:p>
          </table:table-cell>
          <table:table-cell office:value-type="float" office:value="0.463500256454451" calcext:value-type="float">
            <text:p>0.463500256454451</text:p>
          </table:table-cell>
          <table:table-cell office:value-type="float" office:value="0.46933443301811" calcext:value-type="float">
            <text:p>0.46933443301811</text:p>
          </table:table-cell>
          <table:table-cell office:value-type="float" office:value="0.0977071341532433" calcext:value-type="float">
            <text:p>0.0977071341532433</text:p>
          </table:table-cell>
          <table:table-cell office:value-type="float" office:value="0.0900488938163086" calcext:value-type="float">
            <text:p>0.0900488938163086</text:p>
          </table:table-cell>
          <table:table-cell office:value-type="float" office:value="0.14700905015654" calcext:value-type="float">
            <text:p>0.14700905015654</text:p>
          </table:table-cell>
          <table:table-cell office:value-type="float" office:value="0.0603523796876487" calcext:value-type="float">
            <text:p>0.0603523796876487</text:p>
          </table:table-cell>
          <table:table-cell office:value-type="float" office:value="0.0571800152408246" calcext:value-type="float">
            <text:p>0.0571800152408246</text:p>
          </table:table-cell>
          <table:table-cell office:value-type="float" office:value="0.107809106203775" calcext:value-type="float">
            <text:p>0.107809106203775</text:p>
          </table:table-cell>
          <table:table-cell office:value-type="float" office:value="1115" calcext:value-type="float">
            <text:p>1115</text:p>
          </table:table-cell>
          <table:table-cell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float" office:value="0.0254469704020133" calcext:value-type="float">
            <text:p>0.0254469704020133</text:p>
          </table:table-cell>
          <table:table-cell table:number-columns-repeated="207"/>
        </table:table-row>
        <table:table-row table:style-name="ro1">
          <table:table-cell office:value-type="string" calcext:value-type="string">
            <text:p>MAX</text:p>
          </table:table-cell>
          <table:table-cell table:number-columns-repeated="2" office:value-type="float" office:value="0.0744817520692182" calcext:value-type="float">
            <text:p>0.0744817520692182</text:p>
          </table:table-cell>
          <table:table-cell office:value-type="float" office:value="0.0767342932259539" calcext:value-type="float">
            <text:p>0.0767342932259539</text:p>
          </table:table-cell>
          <table:table-cell table:number-columns-repeated="2" office:value-type="float" office:value="0.897136370217338" calcext:value-type="float">
            <text:p>0.897136370217338</text:p>
          </table:table-cell>
          <table:table-cell office:value-type="float" office:value="0.893285439980879" calcext:value-type="float">
            <text:p>0.893285439980879</text:p>
          </table:table-cell>
          <table:table-cell office:value-type="float" office:value="0.142954392719727" calcext:value-type="float">
            <text:p>0.142954392719727</text:p>
          </table:table-cell>
          <table:table-cell office:value-type="float" office:value="0.131060946110262" calcext:value-type="float">
            <text:p>0.131060946110262</text:p>
          </table:table-cell>
          <table:table-cell office:value-type="float" office:value="0.258481582031999" calcext:value-type="float">
            <text:p>0.258481582031999</text:p>
          </table:table-cell>
          <table:table-cell office:value-type="float" office:value="0.101441810953699" calcext:value-type="float">
            <text:p>0.101441810953699</text:p>
          </table:table-cell>
          <table:table-cell office:value-type="float" office:value="0.0976293114675814" calcext:value-type="float">
            <text:p>0.0976293114675814</text:p>
          </table:table-cell>
          <table:table-cell office:value-type="float" office:value="0.200804206136523" calcext:value-type="float">
            <text:p>0.200804206136523</text:p>
          </table:table-cell>
          <table:table-cell office:value-type="float" office:value="1183" calcext:value-type="float">
            <text:p>1183</text:p>
          </table:table-cell>
          <table:table-cell office:value-type="float" office:value="29" calcext:value-type="float">
            <text:p>29</text:p>
          </table:table-cell>
          <table:table-cell office:value-type="float" office:value="191" calcext:value-type="float">
            <text:p>191</text:p>
          </table:table-cell>
          <table:table-cell office:value-type="float" office:value="43" calcext:value-type="float">
            <text:p>43</text:p>
          </table:table-cell>
          <table:table-cell office:value-type="float" office:value="0.0653078758847175" calcext:value-type="float">
            <text:p>0.0653078758847175</text:p>
          </table:table-cell>
          <table:table-cell table:number-columns-repeated="207"/>
        </table:table-row>
        <table:table-row table:style-name="ro1">
          <table:table-cell office:value-type="string" calcext:value-type="string">
            <text:p>AVG</text:p>
          </table:table-cell>
          <table:table-cell table:number-columns-repeated="2" office:value-type="float" office:value="0.0487913970780322" calcext:value-type="float">
            <text:p>0.0487913970780322</text:p>
          </table:table-cell>
          <table:table-cell office:value-type="float" office:value="0.0525824477233578" calcext:value-type="float">
            <text:p>0.0525824477233578</text:p>
          </table:table-cell>
          <table:table-cell office:value-type="float" office:value="0.705205560966995" calcext:value-type="float">
            <text:p>0.705205560966995</text:p>
          </table:table-cell>
          <table:table-cell office:value-type="float" office:value="0.686835961045406" calcext:value-type="float">
            <text:p>0.686835961045406</text:p>
          </table:table-cell>
          <table:table-cell office:value-type="float" office:value="0.68688336663572" calcext:value-type="float">
            <text:p>0.68688336663572</text:p>
          </table:table-cell>
          <table:table-cell office:value-type="float" office:value="0.119381218221753" calcext:value-type="float">
            <text:p>0.119381218221753</text:p>
          </table:table-cell>
          <table:table-cell office:value-type="float" office:value="0.108331628814104" calcext:value-type="float">
            <text:p>0.108331628814104</text:p>
          </table:table-cell>
          <table:table-cell office:value-type="float" office:value="0.198882892179392" calcext:value-type="float">
            <text:p>0.198882892179392</text:p>
          </table:table-cell>
          <table:table-cell office:value-type="float" office:value="0.0828387103365144" calcext:value-type="float">
            <text:p>0.0828387103365144</text:p>
          </table:table-cell>
          <table:table-cell office:value-type="float" office:value="0.0784254027072934" calcext:value-type="float">
            <text:p>0.0784254027072934</text:p>
          </table:table-cell>
          <table:table-cell office:value-type="float" office:value="0.141774856070229" calcext:value-type="float">
            <text:p>0.141774856070229</text:p>
          </table:table-cell>
          <table:table-cell office:value-type="float" office:value="1152.49" calcext:value-type="float">
            <text:p>1152.49</text:p>
          </table:table-cell>
          <table:table-cell office:value-type="float" office:value="10.57" calcext:value-type="float">
            <text:p>10.57</text:p>
          </table:table-cell>
          <table:table-cell office:value-type="float" office:value="152.12" calcext:value-type="float">
            <text:p>152.12</text:p>
          </table:table-cell>
          <table:table-cell office:value-type="float" office:value="15.82" calcext:value-type="float">
            <text:p>15.82</text:p>
          </table:table-cell>
          <table:table-cell office:value-type="float" office:value="0.0428537093147086" calcext:value-type="float">
            <text:p>0.0428537093147086</text:p>
          </table:table-cell>
          <table:table-cell table:number-columns-repeated="207"/>
        </table:table-row>
        <table:table-row table:style-name="ro1">
          <table:table-cell office:value-type="string" calcext:value-type="string">
            <text:p>MEDIAN</text:p>
          </table:table-cell>
          <table:table-cell table:number-columns-repeated="2" office:value-type="float" office:value="0.0478097760679797" calcext:value-type="float">
            <text:p>0.0478097760679797</text:p>
          </table:table-cell>
          <table:table-cell office:value-type="float" office:value="0.0516161207419224" calcext:value-type="float">
            <text:p>0.0516161207419224</text:p>
          </table:table-cell>
          <table:table-cell office:value-type="float" office:value="0.704215857113503" calcext:value-type="float">
            <text:p>0.704215857113503</text:p>
          </table:table-cell>
          <table:table-cell office:value-type="float" office:value="0.687570896346604" calcext:value-type="float">
            <text:p>0.687570896346604</text:p>
          </table:table-cell>
          <table:table-cell office:value-type="float" office:value="0.687775363883448" calcext:value-type="float">
            <text:p>0.687775363883448</text:p>
          </table:table-cell>
          <table:table-cell office:value-type="float" office:value="0.118970023496092" calcext:value-type="float">
            <text:p>0.118970023496092</text:p>
          </table:table-cell>
          <table:table-cell office:value-type="float" office:value="0.108424022900446" calcext:value-type="float">
            <text:p>0.108424022900446</text:p>
          </table:table-cell>
          <table:table-cell office:value-type="float" office:value="0.19756350208678" calcext:value-type="float">
            <text:p>0.19756350208678</text:p>
          </table:table-cell>
          <table:table-cell office:value-type="float" office:value="0.0832326654999279" calcext:value-type="float">
            <text:p>0.0832326654999279</text:p>
          </table:table-cell>
          <table:table-cell office:value-type="float" office:value="0.0790314169807044" calcext:value-type="float">
            <text:p>0.0790314169807044</text:p>
          </table:table-cell>
          <table:table-cell office:value-type="float" office:value="0.141204612743991" calcext:value-type="float">
            <text:p>0.141204612743991</text:p>
          </table:table-cell>
          <table:table-cell office:value-type="float" office:value="1152" calcext:value-type="float">
            <text:p>1152</text:p>
          </table:table-cell>
          <table:table-cell office:value-type="float" office:value="10" calcext:value-type="float">
            <text:p>10</text:p>
          </table:table-cell>
          <table:table-cell office:value-type="float" office:value="152.5" calcext:value-type="float">
            <text:p>152.5</text:p>
          </table:table-cell>
          <table:table-cell office:value-type="float" office:value="15" calcext:value-type="float">
            <text:p>15</text:p>
          </table:table-cell>
          <table:table-cell office:value-type="float" office:value="0.042467445944648" calcext:value-type="float">
            <text:p>0.042467445944648</text:p>
          </table:table-cell>
          <table:table-cell table:number-columns-repeated="207"/>
        </table:table-row>
        <table:table-row table:style-name="ro1">
          <table:table-cell table:number-columns-repeated="225"/>
        </table:table-row>
        <table:table-row table:style-name="ro1">
          <table:table-cell/>
          <table:table-cell office:value-type="string" calcext:value-type="string">
            <text:p>minimum_healthy_p_calibrated_nts</text:p>
          </table:table-cell>
          <table:table-cell office:value-type="string" calcext:value-type="string">
            <text:p>minimum_defect_p_calibrated_nts</text:p>
          </table:table-cell>
          <table:table-cell office:value-type="string" calcext:value-type="string">
            <text:p>maximum_p_calibrated_nts</text:p>
          </table:table-cell>
          <table:table-cell office:value-type="string" calcext:value-type="string">
            <text:p>maximum_healthy_p_calibrated_nts</text:p>
          </table:table-cell>
          <table:table-cell office:value-type="string" calcext:value-type="string">
            <text:p>maximum_defect_p_calibrated_nts</text:p>
          </table:table-cell>
          <table:table-cell office:value-type="string" calcext:value-type="string">
            <text:p>avg_p_calibrated_nts</text:p>
          </table:table-cell>
          <table:table-cell office:value-type="string" calcext:value-type="string">
            <text:p>avg_healthy_p_calibrated_nts</text:p>
          </table:table-cell>
          <table:table-cell office:value-type="string" calcext:value-type="string">
            <text:p>avg_defect_p_calibrated_nts</text:p>
          </table:table-cell>
          <table:table-cell office:value-type="string" calcext:value-type="string">
            <text:p>median_p_calibrated_nts</text:p>
          </table:table-cell>
          <table:table-cell office:value-type="string" calcext:value-type="string">
            <text:p>median_healthy_p_calibrated_nts</text:p>
          </table:table-cell>
          <table:table-cell office:value-type="string" calcext:value-type="string">
            <text:p>median_defect_p_calibrated_nts</text:p>
          </table:table-cell>
          <table:table-cell office:value-type="string" calcext:value-type="string">
            <text:p>counter_True_Negative_p_calibrated_nts</text:p>
          </table:table-cell>
          <table:table-cell office:value-type="string" calcext:value-type="string">
            <text:p>counter_True_Positive_p_calibrated_nts</text:p>
          </table:table-cell>
          <table:table-cell office:value-type="string" calcext:value-type="string">
            <text:p>counter_False_Negative_p_calibrated_nts</text:p>
          </table:table-cell>
          <table:table-cell office:value-type="string" calcext:value-type="string">
            <text:p>counter_False_Positive_p_calibrated_nts</text:p>
          </table:table-cell>
          <table:table-cell table:number-columns-repeated="209"/>
        </table:table-row>
        <table:table-row table:style-name="ro1">
          <table:table-cell office:value-type="string" calcext:value-type="string">
            <text:p>MIN</text:p>
          </table:table-cell>
          <table:table-cell office:value-type="float" office:value="0.0254469704020133" calcext:value-type="float">
            <text:p>0.0254469704020133</text:p>
          </table:table-cell>
          <table:table-cell office:value-type="float" office:value="0.0272118010224106" calcext:value-type="float">
            <text:p>0.0272118010224106</text:p>
          </table:table-cell>
          <table:table-cell office:value-type="float" office:value="0.798799639784831" calcext:value-type="float">
            <text:p>0.798799639784831</text:p>
          </table:table-cell>
          <table:table-cell office:value-type="float" office:value="0.759831971233253" calcext:value-type="float">
            <text:p>0.759831971233253</text:p>
          </table:table-cell>
          <table:table-cell office:value-type="float" office:value="0.78374332777184" calcext:value-type="float">
            <text:p>0.78374332777184</text:p>
          </table:table-cell>
          <table:table-cell office:value-type="float" office:value="0.110731096398017" calcext:value-type="float">
            <text:p>0.110731096398017</text:p>
          </table:table-cell>
          <table:table-cell office:value-type="float" office:value="0.101051055628934" calcext:value-type="float">
            <text:p>0.101051055628934</text:p>
          </table:table-cell>
          <table:table-cell office:value-type="float" office:value="0.178179283789037" calcext:value-type="float">
            <text:p>0.178179283789037</text:p>
          </table:table-cell>
          <table:table-cell office:value-type="float" office:value="0.0640955570882329" calcext:value-type="float">
            <text:p>0.0640955570882329</text:p>
          </table:table-cell>
          <table:table-cell office:value-type="float" office:value="0.0580512463145798" calcext:value-type="float">
            <text:p>0.0580512463145798</text:p>
          </table:table-cell>
          <table:table-cell office:value-type="float" office:value="0.123238695161184" calcext:value-type="float">
            <text:p>0.123238695161184</text:p>
          </table:table-cell>
          <table:table-cell office:value-type="float" office:value="1026" calcext:value-type="float">
            <text:p>1026</text:p>
          </table:table-cell>
          <table:table-cell office:value-type="float" office:value="7" calcext:value-type="float">
            <text:p>7</text:p>
          </table:table-cell>
          <table:table-cell office:value-type="float" office:value="82" calcext:value-type="float">
            <text:p>82</text:p>
          </table:table-cell>
          <table:table-cell office:value-type="float" office:value="16" calcext:value-type="float">
            <text:p>16</text:p>
          </table:table-cell>
          <table:table-cell table:number-columns-repeated="209"/>
        </table:table-row>
        <table:table-row table:style-name="ro1">
          <table:table-cell office:value-type="string" calcext:value-type="string">
            <text:p>MAX</text:p>
          </table:table-cell>
          <table:table-cell office:value-type="float" office:value="0.0653078758847175" calcext:value-type="float">
            <text:p>0.0653078758847175</text:p>
          </table:table-cell>
          <table:table-cell office:value-type="float" office:value="0.0728608173465575" calcext:value-type="float">
            <text:p>0.0728608173465575</text:p>
          </table:table-cell>
          <table:table-cell office:value-type="float" office:value="0.974206067745336" calcext:value-type="float">
            <text:p>0.974206067745336</text:p>
          </table:table-cell>
          <table:table-cell office:value-type="float" office:value="0.955293869482439" calcext:value-type="float">
            <text:p>0.955293869482439</text:p>
          </table:table-cell>
          <table:table-cell office:value-type="float" office:value="0.974206067745336" calcext:value-type="float">
            <text:p>0.974206067745336</text:p>
          </table:table-cell>
          <table:table-cell office:value-type="float" office:value="0.254763776483127" calcext:value-type="float">
            <text:p>0.254763776483127</text:p>
          </table:table-cell>
          <table:table-cell office:value-type="float" office:value="0.223706596219704" calcext:value-type="float">
            <text:p>0.223706596219704</text:p>
          </table:table-cell>
          <table:table-cell office:value-type="float" office:value="0.488688050903139" calcext:value-type="float">
            <text:p>0.488688050903139</text:p>
          </table:table-cell>
          <table:table-cell office:value-type="float" office:value="0.146440978849066" calcext:value-type="float">
            <text:p>0.146440978849066</text:p>
          </table:table-cell>
          <table:table-cell office:value-type="float" office:value="0.129465666135122" calcext:value-type="float">
            <text:p>0.129465666135122</text:p>
          </table:table-cell>
          <table:table-cell office:value-type="float" office:value="0.475151280788634" calcext:value-type="float">
            <text:p>0.475151280788634</text:p>
          </table:table-cell>
          <table:table-cell office:value-type="float" office:value="1161" calcext:value-type="float">
            <text:p>1161</text:p>
          </table:table-cell>
          <table:table-cell office:value-type="float" office:value="79" calcext:value-type="float">
            <text:p>79</text:p>
          </table:table-cell>
          <table:table-cell office:value-type="float" office:value="175" calcext:value-type="float">
            <text:p>175</text:p>
          </table:table-cell>
          <table:table-cell office:value-type="float" office:value="154" calcext:value-type="float">
            <text:p>154</text:p>
          </table:table-cell>
          <table:table-cell table:number-columns-repeated="209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0.0428537093147086" calcext:value-type="float">
            <text:p>0.0428537093147086</text:p>
          </table:table-cell>
          <table:table-cell office:value-type="float" office:value="0.0477802708094197" calcext:value-type="float">
            <text:p>0.0477802708094197</text:p>
          </table:table-cell>
          <table:table-cell office:value-type="float" office:value="0.917110376866081" calcext:value-type="float">
            <text:p>0.917110376866081</text:p>
          </table:table-cell>
          <table:table-cell office:value-type="float" office:value="0.906911878963258" calcext:value-type="float">
            <text:p>0.906911878963258</text:p>
          </table:table-cell>
          <table:table-cell office:value-type="float" office:value="0.90537038122408" calcext:value-type="float">
            <text:p>0.90537038122408</text:p>
          </table:table-cell>
          <table:table-cell office:value-type="float" office:value="0.157840941387145" calcext:value-type="float">
            <text:p>0.157840941387145</text:p>
          </table:table-cell>
          <table:table-cell office:value-type="float" office:value="0.139374481702772" calcext:value-type="float">
            <text:p>0.139374481702772</text:p>
          </table:table-cell>
          <table:table-cell office:value-type="float" office:value="0.290745977134264" calcext:value-type="float">
            <text:p>0.290745977134264</text:p>
          </table:table-cell>
          <table:table-cell office:value-type="float" office:value="0.0929636869539624" calcext:value-type="float">
            <text:p>0.0929636869539624</text:p>
          </table:table-cell>
          <table:table-cell office:value-type="float" office:value="0.0858616854226718" calcext:value-type="float">
            <text:p>0.0858616854226718</text:p>
          </table:table-cell>
          <table:table-cell office:value-type="float" office:value="0.201493537914647" calcext:value-type="float">
            <text:p>0.201493537914647</text:p>
          </table:table-cell>
          <table:table-cell office:value-type="float" office:value="1110.93" calcext:value-type="float">
            <text:p>1110.93</text:p>
          </table:table-cell>
          <table:table-cell office:value-type="float" office:value="32.73" calcext:value-type="float">
            <text:p>32.73</text:p>
          </table:table-cell>
          <table:table-cell office:value-type="float" office:value="129.96" calcext:value-type="float">
            <text:p>129.96</text:p>
          </table:table-cell>
          <table:table-cell office:value-type="float" office:value="57.38" calcext:value-type="float">
            <text:p>57.38</text:p>
          </table:table-cell>
          <table:table-cell table:number-columns-repeated="209"/>
        </table:table-row>
        <table:table-row table:style-name="ro1">
          <table:table-cell office:value-type="string" calcext:value-type="string">
            <text:p>MEDIAN</text:p>
          </table:table-cell>
          <table:table-cell office:value-type="float" office:value="0.042467445944648" calcext:value-type="float">
            <text:p>0.042467445944648</text:p>
          </table:table-cell>
          <table:table-cell office:value-type="float" office:value="0.0473559559702101" calcext:value-type="float">
            <text:p>0.0473559559702101</text:p>
          </table:table-cell>
          <table:table-cell office:value-type="float" office:value="0.926057687928049" calcext:value-type="float">
            <text:p>0.926057687928049</text:p>
          </table:table-cell>
          <table:table-cell office:value-type="float" office:value="0.911463977518915" calcext:value-type="float">
            <text:p>0.911463977518915</text:p>
          </table:table-cell>
          <table:table-cell office:value-type="float" office:value="0.915511096277322" calcext:value-type="float">
            <text:p>0.915511096277322</text:p>
          </table:table-cell>
          <table:table-cell office:value-type="float" office:value="0.150449494172905" calcext:value-type="float">
            <text:p>0.150449494172905</text:p>
          </table:table-cell>
          <table:table-cell office:value-type="float" office:value="0.131680087749739" calcext:value-type="float">
            <text:p>0.131680087749739</text:p>
          </table:table-cell>
          <table:table-cell office:value-type="float" office:value="0.277640467340158" calcext:value-type="float">
            <text:p>0.277640467340158</text:p>
          </table:table-cell>
          <table:table-cell office:value-type="float" office:value="0.0897993881489651" calcext:value-type="float">
            <text:p>0.0897993881489651</text:p>
          </table:table-cell>
          <table:table-cell office:value-type="float" office:value="0.0831278284819271" calcext:value-type="float">
            <text:p>0.0831278284819271</text:p>
          </table:table-cell>
          <table:table-cell office:value-type="float" office:value="0.184317521245072" calcext:value-type="float">
            <text:p>0.184317521245072</text:p>
          </table:table-cell>
          <table:table-cell office:value-type="float" office:value="1115.5" calcext:value-type="float">
            <text:p>1115.5</text:p>
          </table:table-cell>
          <table:table-cell office:value-type="float" office:value="30" calcext:value-type="float">
            <text:p>30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table:number-columns-repeated="20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6-25T13:36:55.812385047</dc:date>
    <meta:editing-duration>PT5M58S</meta:editing-duration>
    <meta:editing-cycles>2</meta:editing-cycles>
    <meta:generator>LibreOffice/7.3.7.2$Linux_X86_64 LibreOffice_project/30$Build-2</meta:generator>
    <meta:document-statistic meta:table-count="1" meta:cell-count="24000" meta:object-count="0"/>
  </office:meta>
</office:document-meta>
</file>